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89/Configurations2/accelerator/current.xml" manifest:media-type=""/>
  <manifest:file-entry manifest:full-path="Object 689/Configurations2/" manifest:media-type="application/vnd.sun.xml.ui.configuration"/>
  <manifest:file-entry manifest:full-path="Object 689/settings.xml" manifest:media-type="text/xml"/>
  <manifest:file-entry manifest:full-path="Object 689/content.xml" manifest:media-type="text/xml"/>
  <manifest:file-entry manifest:full-path="Object 6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6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80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00"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1"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0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03"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04"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0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6"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6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0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70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70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0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10"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1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1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714"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2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21"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2"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2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2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0"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1"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3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34"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35"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0"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41"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2"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43" manifest:media-type="application/x-openoffice-gdimetafile;windows_formatname=&quot;GDIMetaFile&quot;"/>
  <manifest:file-entry manifest:full-path="ObjectReplacements/Object 7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7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5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5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5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5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709" manifest:media-type="application/x-openoffice-gdimetafile;windows_formatname=&quot;GDIMetaFile&quot;"/>
  <manifest:file-entry manifest:full-path="ObjectReplacements/Object 70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706" manifest:media-type="application/x-openoffice-gdimetafile;windows_formatname=&quot;GDIMetaFile&quot;"/>
  <manifest:file-entry manifest:full-path="ObjectReplacements/Object 707"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716" manifest:media-type="application/x-openoffice-gdimetafile;windows_formatname=&quot;GDIMetaFile&quot;"/>
  <manifest:file-entry manifest:full-path="ObjectReplacements/Object 717" manifest:media-type="application/x-openoffice-gdimetafile;windows_formatname=&quot;GDIMetaFile&quot;"/>
  <manifest:file-entry manifest:full-path="ObjectReplacements/Object 718" manifest:media-type="application/x-openoffice-gdimetafile;windows_formatname=&quot;GDIMetaFile&quot;"/>
  <manifest:file-entry manifest:full-path="ObjectReplacements/Object 728" manifest:media-type="application/x-openoffice-gdimetafile;windows_formatname=&quot;GDIMetaFile&quot;"/>
  <manifest:file-entry manifest:full-path="ObjectReplacements/Object 729" manifest:media-type="application/x-openoffice-gdimetafile;windows_formatname=&quot;GDIMetaFile&quot;"/>
  <manifest:file-entry manifest:full-path="ObjectReplacements/Object 719" manifest:media-type="application/x-openoffice-gdimetafile;windows_formatname=&quot;GDIMetaFile&quot;"/>
  <manifest:file-entry manifest:full-path="ObjectReplacements/Object 726" manifest:media-type="application/x-openoffice-gdimetafile;windows_formatname=&quot;GDIMetaFile&quot;"/>
  <manifest:file-entry manifest:full-path="ObjectReplacements/Object 727"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736" manifest:media-type="application/x-openoffice-gdimetafile;windows_formatname=&quot;GDIMetaFile&quot;"/>
  <manifest:file-entry manifest:full-path="ObjectReplacements/Object 737" manifest:media-type="application/x-openoffice-gdimetafile;windows_formatname=&quot;GDIMetaFile&quot;"/>
  <manifest:file-entry manifest:full-path="ObjectReplacements/Object 738" manifest:media-type="application/x-openoffice-gdimetafile;windows_formatname=&quot;GDIMetaFile&quot;"/>
  <manifest:file-entry manifest:full-path="ObjectReplacements/Object 739"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778"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779"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695"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78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777"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746" manifest:media-type="application/x-openoffice-gdimetafile;windows_formatname=&quot;GDIMetaFile&quot;"/>
  <manifest:file-entry manifest:full-path="ObjectReplacements/Object 747" manifest:media-type="application/x-openoffice-gdimetafile;windows_formatname=&quot;GDIMetaFile&quot;"/>
  <manifest:file-entry manifest:full-path="ObjectReplacements/Object 748" manifest:media-type="application/x-openoffice-gdimetafile;windows_formatname=&quot;GDIMetaFile&quot;"/>
  <manifest:file-entry manifest:full-path="ObjectReplacements/Object 749"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791"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792"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793"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79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95"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79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797"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798"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79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
  <manifest:file-entry manifest:full-path="ObjectReplacements/Object 535" manifest:media-type=""/>
  <manifest:file-entry manifest:full-path="ObjectReplacements/Object 536" manifest:media-type=""/>
  <manifest:file-entry manifest:full-path="ObjectReplacements/Object 537" manifest:media-type=""/>
  <manifest:file-entry manifest:full-path="ObjectReplacements/Object 538" manifest:media-type=""/>
  <manifest:file-entry manifest:full-path="ObjectReplacements/Object 539" manifest:media-type=""/>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767" manifest:media-type="application/x-openoffice-gdimetafile;windows_formatname=&quot;GDIMetaFile&quot;"/>
  <manifest:file-entry manifest:full-path="ObjectReplacements/Object 768"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769" manifest:media-type="application/x-openoffice-gdimetafile;windows_formatname=&quot;GDIMetaFile&quot;"/>
  <manifest:file-entry manifest:full-path="ObjectReplacements/Object 756" manifest:media-type="application/x-openoffice-gdimetafile;windows_formatname=&quot;GDIMetaFile&quot;"/>
  <manifest:file-entry manifest:full-path="ObjectReplacements/Object 757"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771" manifest:media-type="application/x-openoffice-gdimetafile;windows_formatname=&quot;GDIMetaFile&quot;"/>
  <manifest:file-entry manifest:full-path="ObjectReplacements/Object 772"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759" manifest:media-type="application/x-openoffice-gdimetafile;windows_formatname=&quot;GDIMetaFile&quot;"/>
  <manifest:file-entry manifest:full-path="ObjectReplacements/Object 770" manifest:media-type="application/x-openoffice-gdimetafile;windows_formatname=&quot;GDIMetaFile&quot;"/>
  <manifest:file-entry manifest:full-path="ObjectReplacements/Object 758"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760" manifest:media-type="application/x-openoffice-gdimetafile;windows_formatname=&quot;GDIMetaFile&quot;"/>
  <manifest:file-entry manifest:full-path="ObjectReplacements/Object 761" manifest:media-type="application/x-openoffice-gdimetafile;windows_formatname=&quot;GDIMetaFile&quot;"/>
  <manifest:file-entry manifest:full-path="ObjectReplacements/Object 762" manifest:media-type="application/x-openoffice-gdimetafile;windows_formatname=&quot;GDIMetaFile&quot;"/>
  <manifest:file-entry manifest:full-path="ObjectReplacements/Object 763" manifest:media-type="application/x-openoffice-gdimetafile;windows_formatname=&quot;GDIMetaFile&quot;"/>
  <manifest:file-entry manifest:full-path="ObjectReplacements/Object 764" manifest:media-type="application/x-openoffice-gdimetafile;windows_formatname=&quot;GDIMetaFile&quot;"/>
  <manifest:file-entry manifest:full-path="ObjectReplacements/Object 765" manifest:media-type="application/x-openoffice-gdimetafile;windows_formatname=&quot;GDIMetaFile&quot;"/>
  <manifest:file-entry manifest:full-path="ObjectReplacements/Object 766"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773" manifest:media-type="application/x-openoffice-gdimetafile;windows_formatname=&quot;GDIMetaFile&quot;"/>
  <manifest:file-entry manifest:full-path="ObjectReplacements/Object 774"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775" manifest:media-type="application/x-openoffice-gdimetafile;windows_formatname=&quot;GDIMetaFile&quot;"/>
  <manifest:file-entry manifest:full-path="ObjectReplacements/Object 776"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781" manifest:media-type="application/x-openoffice-gdimetafile;windows_formatname=&quot;GDIMetaFile&quot;"/>
  <manifest:file-entry manifest:full-path="ObjectReplacements/Object 782" manifest:media-type="application/x-openoffice-gdimetafile;windows_formatname=&quot;GDIMetaFile&quot;"/>
  <manifest:file-entry manifest:full-path="ObjectReplacements/Object 783" manifest:media-type="application/x-openoffice-gdimetafile;windows_formatname=&quot;GDIMetaFile&quot;"/>
  <manifest:file-entry manifest:full-path="ObjectReplacements/Object 789" manifest:media-type="application/x-openoffice-gdimetafile;windows_formatname=&quot;GDIMetaFile&quot;"/>
  <manifest:file-entry manifest:full-path="ObjectReplacements/Object 790"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786" manifest:media-type="application/x-openoffice-gdimetafile;windows_formatname=&quot;GDIMetaFile&quot;"/>
  <manifest:file-entry manifest:full-path="ObjectReplacements/Object 787" manifest:media-type="application/x-openoffice-gdimetafile;windows_formatname=&quot;GDIMetaFile&quot;"/>
  <manifest:file-entry manifest:full-path="ObjectReplacements/Object 788"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784"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785"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808" manifest:media-type="application/x-openoffice-gdimetafile;windows_formatname=&quot;GDIMetaFile&quot;"/>
  <manifest:file-entry manifest:full-path="ObjectReplacements/Object 809" manifest:media-type="application/x-openoffice-gdimetafile;windows_formatname=&quot;GDIMetaFile&quot;"/>
  <manifest:file-entry manifest:full-path="ObjectReplacements/Object 810" manifest:media-type="application/x-openoffice-gdimetafile;windows_formatname=&quot;GDIMetaFile&quot;"/>
  <manifest:file-entry manifest:full-path="ObjectReplacements/Object 811" manifest:media-type="application/x-openoffice-gdimetafile;windows_formatname=&quot;GDIMetaFile&quot;"/>
  <manifest:file-entry manifest:full-path="ObjectReplacements/Object 812" manifest:media-type="application/x-openoffice-gdimetafile;windows_formatname=&quot;GDIMetaFile&quot;"/>
  <manifest:file-entry manifest:full-path="ObjectReplacements/Object 813" manifest:media-type="application/x-openoffice-gdimetafile;windows_formatname=&quot;GDIMetaFile&quot;"/>
  <manifest:file-entry manifest:full-path="ObjectReplacements/Object 814" manifest:media-type="application/x-openoffice-gdimetafile;windows_formatname=&quot;GDIMetaFile&quot;"/>
  <manifest:file-entry manifest:full-path="ObjectReplacements/Object 815" manifest:media-type="application/x-openoffice-gdimetafile;windows_formatname=&quot;GDIMetaFile&quot;"/>
  <manifest:file-entry manifest:full-path="ObjectReplacements/Object 816" manifest:media-type="application/x-openoffice-gdimetafile;windows_formatname=&quot;GDIMetaFile&quot;"/>
  <manifest:file-entry manifest:full-path="ObjectReplacements/Object 817" manifest:media-type="application/x-openoffice-gdimetafile;windows_formatname=&quot;GDIMetaFile&quot;"/>
  <manifest:file-entry manifest:full-path="ObjectReplacements/Object 818" manifest:media-type="application/x-openoffice-gdimetafile;windows_formatname=&quot;GDIMetaFile&quot;"/>
  <manifest:file-entry manifest:full-path="ObjectReplacements/Object 819" manifest:media-type="application/x-openoffice-gdimetafile;windows_formatname=&quot;GDIMetaFile&quot;"/>
  <manifest:file-entry manifest:full-path="ObjectReplacements/Object 820" manifest:media-type="application/x-openoffice-gdimetafile;windows_formatname=&quot;GDIMetaFile&quot;"/>
  <manifest:file-entry manifest:full-path="ObjectReplacements/Object 821" manifest:media-type="application/x-openoffice-gdimetafile;windows_formatname=&quot;GDIMetaFile&quot;"/>
  <manifest:file-entry manifest:full-path="ObjectReplacements/Object 822" manifest:media-type="application/x-openoffice-gdimetafile;windows_formatname=&quot;GDIMetaFile&quot;"/>
  <manifest:file-entry manifest:full-path="ObjectReplacements/Object 823" manifest:media-type="application/x-openoffice-gdimetafile;windows_formatname=&quot;GDIMetaFile&quot;"/>
  <manifest:file-entry manifest:full-path="ObjectReplacements/Object 824" manifest:media-type="application/x-openoffice-gdimetafile;windows_formatname=&quot;GDIMetaFile&quot;"/>
  <manifest:file-entry manifest:full-path="ObjectReplacements/Object 825" manifest:media-type="application/x-openoffice-gdimetafile;windows_formatname=&quot;GDIMetaFile&quot;"/>
  <manifest:file-entry manifest:full-path="ObjectReplacements/Object 826" manifest:media-type="application/x-openoffice-gdimetafile;windows_formatname=&quot;GDIMetaFile&quot;"/>
  <manifest:file-entry manifest:full-path="ObjectReplacements/Object 827" manifest:media-type="application/x-openoffice-gdimetafile;windows_formatname=&quot;GDIMetaFile&quot;"/>
  <manifest:file-entry manifest:full-path="ObjectReplacements/Object 828" manifest:media-type="application/x-openoffice-gdimetafile;windows_formatname=&quot;GDIMetaFile&quot;"/>
  <manifest:file-entry manifest:full-path="ObjectReplacements/Object 829" manifest:media-type="application/x-openoffice-gdimetafile;windows_formatname=&quot;GDIMetaFile&quot;"/>
  <manifest:file-entry manifest:full-path="ObjectReplacements/Object 830" manifest:media-type="application/x-openoffice-gdimetafile;windows_formatname=&quot;GDIMetaFile&quot;"/>
  <manifest:file-entry manifest:full-path="ObjectReplacements/Object 831" manifest:media-type="application/x-openoffice-gdimetafile;windows_formatname=&quot;GDIMetaFile&quot;"/>
  <manifest:file-entry manifest:full-path="ObjectReplacements/Object 832" manifest:media-type="application/x-openoffice-gdimetafile;windows_formatname=&quot;GDIMetaFile&quot;"/>
  <manifest:file-entry manifest:full-path="ObjectReplacements/Object 833" manifest:media-type="application/x-openoffice-gdimetafile;windows_formatname=&quot;GDIMetaFile&quot;"/>
  <manifest:file-entry manifest:full-path="ObjectReplacements/Object 834" manifest:media-type="application/x-openoffice-gdimetafile;windows_formatname=&quot;GDIMetaFile&quot;"/>
  <manifest:file-entry manifest:full-path="ObjectReplacements/Object 835" manifest:media-type="application/x-openoffice-gdimetafile;windows_formatname=&quot;GDIMetaFile&quot;"/>
  <manifest:file-entry manifest:full-path="ObjectReplacements/Object 836" manifest:media-type="application/x-openoffice-gdimetafile;windows_formatname=&quot;GDIMetaFile&quot;"/>
  <manifest:file-entry manifest:full-path="ObjectReplacements/Object 837" manifest:media-type="application/x-openoffice-gdimetafile;windows_formatname=&quot;GDIMetaFile&quot;"/>
  <manifest:file-entry manifest:full-path="ObjectReplacements/Object 838" manifest:media-type="application/x-openoffice-gdimetafile;windows_formatname=&quot;GDIMetaFile&quot;"/>
  <manifest:file-entry manifest:full-path="ObjectReplacements/Object 839" manifest:media-type=""/>
  <manifest:file-entry manifest:full-path="ObjectReplacements/Object 840" manifest:media-type=""/>
  <manifest:file-entry manifest:full-path="ObjectReplacements/Object 841" manifest:media-type="application/x-openoffice-gdimetafile;windows_formatname=&quot;GDIMetaFile&quot;"/>
  <manifest:file-entry manifest:full-path="ObjectReplacements/Object 842" manifest:media-type="application/x-openoffice-gdimetafile;windows_formatname=&quot;GDIMetaFile&quot;"/>
  <manifest:file-entry manifest:full-path="ObjectReplacements/Object 843" manifest:media-type=""/>
  <manifest:file-entry manifest:full-path="ObjectReplacements/Object 844" manifest:media-type=""/>
  <manifest:file-entry manifest:full-path="ObjectReplacements/Object 845" manifest:media-type="application/x-openoffice-gdimetafile;windows_formatname=&quot;GDIMetaFile&quot;"/>
  <manifest:file-entry manifest:full-path="ObjectReplacements/Object 846" manifest:media-type="application/x-openoffice-gdimetafile;windows_formatname=&quot;GDIMetaFile&quot;"/>
  <manifest:file-entry manifest:full-path="ObjectReplacements/Object 847" manifest:media-type=""/>
  <manifest:file-entry manifest:full-path="ObjectReplacements/Object 848" manifest:media-type=""/>
  <manifest:file-entry manifest:full-path="ObjectReplacements/Object 849" manifest:media-type="application/x-openoffice-gdimetafile;windows_formatname=&quot;GDIMetaFile&quot;"/>
  <manifest:file-entry manifest:full-path="ObjectReplacements/Object 850" manifest:media-type="application/x-openoffice-gdimetafile;windows_formatname=&quot;GDIMetaFile&quot;"/>
  <manifest:file-entry manifest:full-path="ObjectReplacements/Object 851" manifest:media-type=""/>
  <manifest:file-entry manifest:full-path="ObjectReplacements/Object 852" manifest:media-type=""/>
  <manifest:file-entry manifest:full-path="ObjectReplacements/Object 853" manifest:media-type="application/x-openoffice-gdimetafile;windows_formatname=&quot;GDIMetaFile&quot;"/>
  <manifest:file-entry manifest:full-path="ObjectReplacements/Object 854"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855" manifest:media-type="application/x-openoffice-gdimetafile;windows_formatname=&quot;GDIMetaFile&quot;"/>
  <manifest:file-entry manifest:full-path="ObjectReplacements/Object 856" manifest:media-type="application/x-openoffice-gdimetafile;windows_formatname=&quot;GDIMetaFile&quot;"/>
  <manifest:file-entry manifest:full-path="ObjectReplacements/Object 857" manifest:media-type="application/x-openoffice-gdimetafile;windows_formatname=&quot;GDIMetaFile&quot;"/>
  <manifest:file-entry manifest:full-path="ObjectReplacements/Object 858" manifest:media-type="application/x-openoffice-gdimetafile;windows_formatname=&quot;GDIMetaFile&quot;"/>
  <manifest:file-entry manifest:full-path="ObjectReplacements/Object 859" manifest:media-type="application/x-openoffice-gdimetafile;windows_formatname=&quot;GDIMetaFile&quot;"/>
  <manifest:file-entry manifest:full-path="ObjectReplacements/Object 860" manifest:media-type="application/x-openoffice-gdimetafile;windows_formatname=&quot;GDIMetaFile&quot;"/>
  <manifest:file-entry manifest:full-path="ObjectReplacements/Object 861" manifest:media-type=""/>
  <manifest:file-entry manifest:full-path="ObjectReplacements/Object 862" manifest:media-type=""/>
  <manifest:file-entry manifest:full-path="ObjectReplacements/Object 863" manifest:media-type="application/x-openoffice-gdimetafile;windows_formatname=&quot;GDIMetaFile&quot;"/>
  <manifest:file-entry manifest:full-path="ObjectReplacements/Object 864" manifest:media-type="application/x-openoffice-gdimetafile;windows_formatname=&quot;GDIMetaFile&quot;"/>
  <manifest:file-entry manifest:full-path="ObjectReplacements/Object 865" manifest:media-type="application/x-openoffice-gdimetafile;windows_formatname=&quot;GDIMetaFile&quot;"/>
  <manifest:file-entry manifest:full-path="ObjectReplacements/Object 866" manifest:media-type="application/x-openoffice-gdimetafile;windows_formatname=&quot;GDIMetaFile&quot;"/>
  <manifest:file-entry manifest:full-path="ObjectReplacements/Object 867" manifest:media-type=""/>
  <manifest:file-entry manifest:full-path="ObjectReplacements/Object 868" manifest:media-type=""/>
  <manifest:file-entry manifest:full-path="ObjectReplacements/Object 869" manifest:media-type="application/x-openoffice-gdimetafile;windows_formatname=&quot;GDIMetaFile&quot;"/>
  <manifest:file-entry manifest:full-path="ObjectReplacements/Object 870" manifest:media-type="application/x-openoffice-gdimetafile;windows_formatname=&quot;GDIMetaFile&quot;"/>
  <manifest:file-entry manifest:full-path="ObjectReplacements/Object 871" manifest:media-type="application/x-openoffice-gdimetafile;windows_formatname=&quot;GDIMetaFile&quot;"/>
  <manifest:file-entry manifest:full-path="ObjectReplacements/Object 872" manifest:media-type="application/x-openoffice-gdimetafile;windows_formatname=&quot;GDIMetaFile&quot;"/>
  <manifest:file-entry manifest:full-path="ObjectReplacements/Object 873" manifest:media-type=""/>
  <manifest:file-entry manifest:full-path="ObjectReplacements/Object 874" manifest:media-type=""/>
  <manifest:file-entry manifest:full-path="ObjectReplacements/Object 875" manifest:media-type="application/x-openoffice-gdimetafile;windows_formatname=&quot;GDIMetaFile&quot;"/>
  <manifest:file-entry manifest:full-path="ObjectReplacements/Object 876" manifest:media-type="application/x-openoffice-gdimetafile;windows_formatname=&quot;GDIMetaFile&quot;"/>
  <manifest:file-entry manifest:full-path="ObjectReplacements/Object 877" manifest:media-type="application/x-openoffice-gdimetafile;windows_formatname=&quot;GDIMetaFile&quot;"/>
  <manifest:file-entry manifest:full-path="ObjectReplacements/Object 878" manifest:media-type="application/x-openoffice-gdimetafile;windows_formatname=&quot;GDIMetaFile&quot;"/>
  <manifest:file-entry manifest:full-path="ObjectReplacements/Object 879" manifest:media-type=""/>
  <manifest:file-entry manifest:full-path="ObjectReplacements/Object 880" manifest:media-type=""/>
  <manifest:file-entry manifest:full-path="ObjectReplacements/Object 881" manifest:media-type="application/x-openoffice-gdimetafile;windows_formatname=&quot;GDIMetaFile&quot;"/>
  <manifest:file-entry manifest:full-path="ObjectReplacements/Object 882" manifest:media-type="application/x-openoffice-gdimetafile;windows_formatname=&quot;GDIMetaFile&quot;"/>
  <manifest:file-entry manifest:full-path="ObjectReplacements/Object 883" manifest:media-type="application/x-openoffice-gdimetafile;windows_formatname=&quot;GDIMetaFile&quot;"/>
  <manifest:file-entry manifest:full-path="ObjectReplacements/Object 884" manifest:media-type="application/x-openoffice-gdimetafile;windows_formatname=&quot;GDIMetaFile&quot;"/>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807/Configurations2/accelerator/current.xml" manifest:media-type=""/>
  <manifest:file-entry manifest:full-path="Object 807/Configurations2/" manifest:media-type="application/vnd.sun.xml.ui.configuration"/>
  <manifest:file-entry manifest:full-path="Object 807/content.xml" manifest:media-type="text/xml"/>
  <manifest:file-entry manifest:full-path="Object 807/settings.xml" manifest:media-type="text/xml"/>
  <manifest:file-entry manifest:full-path="Object 80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800/Configurations2/accelerator/current.xml" manifest:media-type=""/>
  <manifest:file-entry manifest:full-path="Object 800/Configurations2/" manifest:media-type="application/vnd.sun.xml.ui.configuration"/>
  <manifest:file-entry manifest:full-path="Object 800/content.xml" manifest:media-type="text/xml"/>
  <manifest:file-entry manifest:full-path="Object 800/settings.xml" manifest:media-type="text/xml"/>
  <manifest:file-entry manifest:full-path="Object 800/"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01/Configurations2/accelerator/current.xml" manifest:media-type=""/>
  <manifest:file-entry manifest:full-path="Object 801/Configurations2/" manifest:media-type="application/vnd.sun.xml.ui.configuration"/>
  <manifest:file-entry manifest:full-path="Object 801/content.xml" manifest:media-type="text/xml"/>
  <manifest:file-entry manifest:full-path="Object 801/settings.xml" manifest:media-type="text/xml"/>
  <manifest:file-entry manifest:full-path="Object 801/"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02/Configurations2/accelerator/current.xml" manifest:media-type=""/>
  <manifest:file-entry manifest:full-path="Object 802/Configurations2/" manifest:media-type="application/vnd.sun.xml.ui.configuration"/>
  <manifest:file-entry manifest:full-path="Object 802/settings.xml" manifest:media-type="text/xml"/>
  <manifest:file-entry manifest:full-path="Object 802/content.xml" manifest:media-type="text/xml"/>
  <manifest:file-entry manifest:full-path="Object 802/"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7/Configurations2/accelerator/current.xml" manifest:media-type=""/>
  <manifest:file-entry manifest:full-path="Object 357/Configurations2/" manifest:media-type="application/vnd.sun.xml.ui.configuration"/>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03/Configurations2/accelerator/current.xml" manifest:media-type=""/>
  <manifest:file-entry manifest:full-path="Object 803/Configurations2/" manifest:media-type="application/vnd.sun.xml.ui.configuration"/>
  <manifest:file-entry manifest:full-path="Object 803/settings.xml" manifest:media-type="text/xml"/>
  <manifest:file-entry manifest:full-path="Object 803/content.xml" manifest:media-type="text/xml"/>
  <manifest:file-entry manifest:full-path="Object 803/"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804/settings.xml" manifest:media-type="text/xml"/>
  <manifest:file-entry manifest:full-path="Object 804/Configurations2/accelerator/current.xml" manifest:media-type=""/>
  <manifest:file-entry manifest:full-path="Object 804/Configurations2/" manifest:media-type="application/vnd.sun.xml.ui.configuration"/>
  <manifest:file-entry manifest:full-path="Object 804/content.xml" manifest:media-type="text/xml"/>
  <manifest:file-entry manifest:full-path="Object 804/"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05/content.xml" manifest:media-type="text/xml"/>
  <manifest:file-entry manifest:full-path="Object 805/Configurations2/accelerator/current.xml" manifest:media-type=""/>
  <manifest:file-entry manifest:full-path="Object 805/Configurations2/" manifest:media-type="application/vnd.sun.xml.ui.configuration"/>
  <manifest:file-entry manifest:full-path="Object 805/settings.xml" manifest:media-type="text/xml"/>
  <manifest:file-entry manifest:full-path="Object 805/" manifest:version="1.2" manifest:media-type="application/vnd.oasis.opendocument.formula"/>
  <manifest:file-entry manifest:full-path="Object 247/content.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06/Configurations2/accelerator/current.xml" manifest:media-type=""/>
  <manifest:file-entry manifest:full-path="Object 806/Configurations2/" manifest:media-type="application/vnd.sun.xml.ui.configuration"/>
  <manifest:file-entry manifest:full-path="Object 806/settings.xml" manifest:media-type="text/xml"/>
  <manifest:file-entry manifest:full-path="Object 806/content.xml" manifest:media-type="text/xml"/>
  <manifest:file-entry manifest:full-path="Object 806/"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68/Configurations2/accelerator/current.xml" manifest:media-type=""/>
  <manifest:file-entry manifest:full-path="Object 668/Configurations2/" manifest:media-type="application/vnd.sun.xml.ui.configuration"/>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69/Configurations2/accelerator/current.xml" manifest:media-type=""/>
  <manifest:file-entry manifest:full-path="Object 669/Configurations2/" manifest:media-type="application/vnd.sun.xml.ui.configuration"/>
  <manifest:file-entry manifest:full-path="Object 669/settings.xml" manifest:media-type="text/xml"/>
  <manifest:file-entry manifest:full-path="Object 669/content.xml" manifest:media-type="text/xml"/>
  <manifest:file-entry manifest:full-path="Object 669/"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tent.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678/Configurations2/accelerator/current.xml" manifest:media-type=""/>
  <manifest:file-entry manifest:full-path="Object 678/Configurations2/" manifest:media-type="application/vnd.sun.xml.ui.configuration"/>
  <manifest:file-entry manifest:full-path="Object 678/content.xml" manifest:media-type="text/xml"/>
  <manifest:file-entry manifest:full-path="Object 678/settings.xml" manifest:media-type="text/xml"/>
  <manifest:file-entry manifest:full-path="Object 67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679/Configurations2/accelerator/current.xml" manifest:media-type=""/>
  <manifest:file-entry manifest:full-path="Object 679/Configurations2/" manifest:media-type="application/vnd.sun.xml.ui.configuration"/>
  <manifest:file-entry manifest:full-path="Object 679/content.xml" manifest:media-type="text/xml"/>
  <manifest:file-entry manifest:full-path="Object 679/settings.xml" manifest:media-type="text/xml"/>
  <manifest:file-entry manifest:full-path="Object 6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688/settings.xml" manifest:media-type="text/xml"/>
  <manifest:file-entry manifest:full-path="Object 688/Configurations2/accelerator/current.xml" manifest:media-type=""/>
  <manifest:file-entry manifest:full-path="Object 688/Configurations2/" manifest:media-type="application/vnd.sun.xml.ui.configuration"/>
  <manifest:file-entry manifest:full-path="Object 688/content.xml" manifest:media-type="text/xml"/>
  <manifest:file-entry manifest:full-path="Object 6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40/content.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698/Configurations2/accelerator/current.xml" manifest:media-type=""/>
  <manifest:file-entry manifest:full-path="Object 698/Configurations2/" manifest:media-type="application/vnd.sun.xml.ui.configuration"/>
  <manifest:file-entry manifest:full-path="Object 698/settings.xml" manifest:media-type="text/xml"/>
  <manifest:file-entry manifest:full-path="Object 698/content.xml" manifest:media-type="text/xml"/>
  <manifest:file-entry manifest:full-path="Object 6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699/Configurations2/accelerator/current.xml" manifest:media-type=""/>
  <manifest:file-entry manifest:full-path="Object 699/Configurations2/" manifest:media-type="application/vnd.sun.xml.ui.configuration"/>
  <manifest:file-entry manifest:full-path="Object 699/content.xml" manifest:media-type="text/xml"/>
  <manifest:file-entry manifest:full-path="Object 699/settings.xml" manifest:media-type="text/xml"/>
  <manifest:file-entry manifest:full-path="Object 69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8/settings.xml" manifest:media-type="text/xml"/>
  <manifest:file-entry manifest:full-path="Object 408/Configurations2/accelerator/current.xml" manifest:media-type=""/>
  <manifest:file-entry manifest:full-path="Object 408/Configurations2/" manifest:media-type="application/vnd.sun.xml.ui.configuration"/>
  <manifest:file-entry manifest:full-path="Object 408/content.xml" manifest:media-type="text/xml"/>
  <manifest:file-entry manifest:full-path="Object 408/"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figurations2/accelerator/current.xml" manifest:media-type=""/>
  <manifest:file-entry manifest:full-path="Object 409/Configurations2/" manifest:media-type="application/vnd.sun.xml.ui.configuration"/>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700/Configurations2/accelerator/current.xml" manifest:media-type=""/>
  <manifest:file-entry manifest:full-path="Object 700/Configurations2/" manifest:media-type="application/vnd.sun.xml.ui.configuration"/>
  <manifest:file-entry manifest:full-path="Object 700/content.xml" manifest:media-type="text/xml"/>
  <manifest:file-entry manifest:full-path="Object 700/settings.xml" manifest:media-type="text/xml"/>
  <manifest:file-entry manifest:full-path="Object 70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701/Configurations2/accelerator/current.xml" manifest:media-type=""/>
  <manifest:file-entry manifest:full-path="Object 701/Configurations2/" manifest:media-type="application/vnd.sun.xml.ui.configuration"/>
  <manifest:file-entry manifest:full-path="Object 701/content.xml" manifest:media-type="text/xml"/>
  <manifest:file-entry manifest:full-path="Object 701/settings.xml" manifest:media-type="text/xml"/>
  <manifest:file-entry manifest:full-path="Object 70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702/content.xml" manifest:media-type="text/xml"/>
  <manifest:file-entry manifest:full-path="Object 702/Configurations2/accelerator/current.xml" manifest:media-type=""/>
  <manifest:file-entry manifest:full-path="Object 702/Configurations2/" manifest:media-type="application/vnd.sun.xml.ui.configuration"/>
  <manifest:file-entry manifest:full-path="Object 702/settings.xml" manifest:media-type="text/xml"/>
  <manifest:file-entry manifest:full-path="Object 702/"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703/Configurations2/accelerator/current.xml" manifest:media-type=""/>
  <manifest:file-entry manifest:full-path="Object 703/Configurations2/" manifest:media-type="application/vnd.sun.xml.ui.configuration"/>
  <manifest:file-entry manifest:full-path="Object 703/settings.xml" manifest:media-type="text/xml"/>
  <manifest:file-entry manifest:full-path="Object 703/content.xml" manifest:media-type="text/xml"/>
  <manifest:file-entry manifest:full-path="Object 70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704/Configurations2/accelerator/current.xml" manifest:media-type=""/>
  <manifest:file-entry manifest:full-path="Object 704/Configurations2/" manifest:media-type="application/vnd.sun.xml.ui.configuration"/>
  <manifest:file-entry manifest:full-path="Object 704/settings.xml" manifest:media-type="text/xml"/>
  <manifest:file-entry manifest:full-path="Object 704/content.xml" manifest:media-type="text/xml"/>
  <manifest:file-entry manifest:full-path="Object 70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705/Configurations2/accelerator/current.xml" manifest:media-type=""/>
  <manifest:file-entry manifest:full-path="Object 705/Configurations2/" manifest:media-type="application/vnd.sun.xml.ui.configuration"/>
  <manifest:file-entry manifest:full-path="Object 705/settings.xml" manifest:media-type="text/xml"/>
  <manifest:file-entry manifest:full-path="Object 705/content.xml" manifest:media-type="text/xml"/>
  <manifest:file-entry manifest:full-path="Object 705/"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figurations2/accelerator/current.xml" manifest:media-type=""/>
  <manifest:file-entry manifest:full-path="Object 417/Configurations2/" manifest:media-type="application/vnd.sun.xml.ui.configuration"/>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content.xml" manifest:media-type="text/xml"/>
  <manifest:file-entry manifest:full-path="Object 418/Configurations2/accelerator/current.xml" manifest:media-type=""/>
  <manifest:file-entry manifest:full-path="Object 418/Configurations2/" manifest:media-type="application/vnd.sun.xml.ui.configuration"/>
  <manifest:file-entry manifest:full-path="Object 418/settings.xml" manifest:media-type="text/xml"/>
  <manifest:file-entry manifest:full-path="Object 418/"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figurations2/accelerator/current.xml" manifest:media-type=""/>
  <manifest:file-entry manifest:full-path="Object 419/Configurations2/" manifest:media-type="application/vnd.sun.xml.ui.configuration"/>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10/Configurations2/accelerator/current.xml" manifest:media-type=""/>
  <manifest:file-entry manifest:full-path="Object 710/Configurations2/" manifest:media-type="application/vnd.sun.xml.ui.configuration"/>
  <manifest:file-entry manifest:full-path="Object 710/settings.xml" manifest:media-type="text/xml"/>
  <manifest:file-entry manifest:full-path="Object 710/content.xml" manifest:media-type="text/xml"/>
  <manifest:file-entry manifest:full-path="Object 710/"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711/Configurations2/accelerator/current.xml" manifest:media-type=""/>
  <manifest:file-entry manifest:full-path="Object 711/Configurations2/" manifest:media-type="application/vnd.sun.xml.ui.configuration"/>
  <manifest:file-entry manifest:full-path="Object 711/settings.xml" manifest:media-type="text/xml"/>
  <manifest:file-entry manifest:full-path="Object 711/content.xml" manifest:media-type="text/xml"/>
  <manifest:file-entry manifest:full-path="Object 711/"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2/Configurations2/accelerator/current.xml" manifest:media-type=""/>
  <manifest:file-entry manifest:full-path="Object 712/Configurations2/" manifest:media-type="application/vnd.sun.xml.ui.configuration"/>
  <manifest:file-entry manifest:full-path="Object 712/content.xml" manifest:media-type="text/xml"/>
  <manifest:file-entry manifest:full-path="Object 712/settings.xml" manifest:media-type="text/xml"/>
  <manifest:file-entry manifest:full-path="Object 71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713/Configurations2/accelerator/current.xml" manifest:media-type=""/>
  <manifest:file-entry manifest:full-path="Object 713/Configurations2/" manifest:media-type="application/vnd.sun.xml.ui.configuration"/>
  <manifest:file-entry manifest:full-path="Object 713/settings.xml" manifest:media-type="text/xml"/>
  <manifest:file-entry manifest:full-path="Object 713/content.xml" manifest:media-type="text/xml"/>
  <manifest:file-entry manifest:full-path="Object 713/"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714/Configurations2/accelerator/current.xml" manifest:media-type=""/>
  <manifest:file-entry manifest:full-path="Object 714/Configurations2/" manifest:media-type="application/vnd.sun.xml.ui.configuration"/>
  <manifest:file-entry manifest:full-path="Object 714/settings.xml" manifest:media-type="text/xml"/>
  <manifest:file-entry manifest:full-path="Object 714/content.xml" manifest:media-type="text/xml"/>
  <manifest:file-entry manifest:full-path="Object 714/"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715/settings.xml" manifest:media-type="text/xml"/>
  <manifest:file-entry manifest:full-path="Object 715/Configurations2/accelerator/current.xml" manifest:media-type=""/>
  <manifest:file-entry manifest:full-path="Object 715/Configurations2/" manifest:media-type="application/vnd.sun.xml.ui.configuration"/>
  <manifest:file-entry manifest:full-path="Object 715/content.xml" manifest:media-type="text/xml"/>
  <manifest:file-entry manifest:full-path="Object 715/"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27/Configurations2/accelerator/current.xml" manifest:media-type=""/>
  <manifest:file-entry manifest:full-path="Object 427/Configurations2/" manifest:media-type="application/vnd.sun.xml.ui.configuration"/>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20/Configurations2/accelerator/current.xml" manifest:media-type=""/>
  <manifest:file-entry manifest:full-path="Object 720/Configurations2/" manifest:media-type="application/vnd.sun.xml.ui.configuration"/>
  <manifest:file-entry manifest:full-path="Object 720/settings.xml" manifest:media-type="text/xml"/>
  <manifest:file-entry manifest:full-path="Object 720/content.xml" manifest:media-type="text/xml"/>
  <manifest:file-entry manifest:full-path="Object 720/"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721/Configurations2/accelerator/current.xml" manifest:media-type=""/>
  <manifest:file-entry manifest:full-path="Object 721/Configurations2/" manifest:media-type="application/vnd.sun.xml.ui.configuration"/>
  <manifest:file-entry manifest:full-path="Object 721/content.xml" manifest:media-type="text/xml"/>
  <manifest:file-entry manifest:full-path="Object 721/settings.xml" manifest:media-type="text/xml"/>
  <manifest:file-entry manifest:full-path="Object 721/"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22/Configurations2/accelerator/current.xml" manifest:media-type=""/>
  <manifest:file-entry manifest:full-path="Object 722/Configurations2/" manifest:media-type="application/vnd.sun.xml.ui.configuration"/>
  <manifest:file-entry manifest:full-path="Object 722/settings.xml" manifest:media-type="text/xml"/>
  <manifest:file-entry manifest:full-path="Object 722/content.xml" manifest:media-type="text/xml"/>
  <manifest:file-entry manifest:full-path="Object 722/"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723/Configurations2/accelerator/current.xml" manifest:media-type=""/>
  <manifest:file-entry manifest:full-path="Object 723/Configurations2/" manifest:media-type="application/vnd.sun.xml.ui.configuration"/>
  <manifest:file-entry manifest:full-path="Object 723/content.xml" manifest:media-type="text/xml"/>
  <manifest:file-entry manifest:full-path="Object 723/settings.xml" manifest:media-type="text/xml"/>
  <manifest:file-entry manifest:full-path="Object 723/"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24/Configurations2/accelerator/current.xml" manifest:media-type=""/>
  <manifest:file-entry manifest:full-path="Object 724/Configurations2/" manifest:media-type="application/vnd.sun.xml.ui.configuration"/>
  <manifest:file-entry manifest:full-path="Object 724/settings.xml" manifest:media-type="text/xml"/>
  <manifest:file-entry manifest:full-path="Object 724/content.xml" manifest:media-type="text/xml"/>
  <manifest:file-entry manifest:full-path="Object 724/" manifest:version="1.2" manifest:media-type="application/vnd.oasis.opendocument.formula"/>
  <manifest:file-entry manifest:full-path="Object 278/settings.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25/Configurations2/accelerator/current.xml" manifest:media-type=""/>
  <manifest:file-entry manifest:full-path="Object 725/Configurations2/" manifest:media-type="application/vnd.sun.xml.ui.configuration"/>
  <manifest:file-entry manifest:full-path="Object 725/content.xml" manifest:media-type="text/xml"/>
  <manifest:file-entry manifest:full-path="Object 725/settings.xml" manifest:media-type="text/xml"/>
  <manifest:file-entry manifest:full-path="Object 72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437/content.xml" manifest:media-type="text/xml"/>
  <manifest:file-entry manifest:full-path="Object 437/Configurations2/accelerator/current.xml" manifest:media-type=""/>
  <manifest:file-entry manifest:full-path="Object 437/Configurations2/" manifest:media-type="application/vnd.sun.xml.ui.configuration"/>
  <manifest:file-entry manifest:full-path="Object 437/settings.xml" manifest:media-type="text/xml"/>
  <manifest:file-entry manifest:full-path="Object 437/"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8/Configurations2/accelerator/current.xml" manifest:media-type=""/>
  <manifest:file-entry manifest:full-path="Object 438/Configurations2/" manifest:media-type="application/vnd.sun.xml.ui.configuration"/>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0/Configurations2/accelerator/current.xml" manifest:media-type=""/>
  <manifest:file-entry manifest:full-path="Object 730/Configurations2/" manifest:media-type="application/vnd.sun.xml.ui.configuration"/>
  <manifest:file-entry manifest:full-path="Object 730/content.xml" manifest:media-type="text/xml"/>
  <manifest:file-entry manifest:full-path="Object 730/settings.xml" manifest:media-type="text/xml"/>
  <manifest:file-entry manifest:full-path="Object 730/"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31/Configurations2/accelerator/current.xml" manifest:media-type=""/>
  <manifest:file-entry manifest:full-path="Object 731/Configurations2/" manifest:media-type="application/vnd.sun.xml.ui.configuration"/>
  <manifest:file-entry manifest:full-path="Object 731/settings.xml" manifest:media-type="text/xml"/>
  <manifest:file-entry manifest:full-path="Object 731/content.xml" manifest:media-type="text/xml"/>
  <manifest:file-entry manifest:full-path="Object 731/"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32/Configurations2/accelerator/current.xml" manifest:media-type=""/>
  <manifest:file-entry manifest:full-path="Object 732/Configurations2/" manifest:media-type="application/vnd.sun.xml.ui.configuration"/>
  <manifest:file-entry manifest:full-path="Object 732/settings.xml" manifest:media-type="text/xml"/>
  <manifest:file-entry manifest:full-path="Object 732/content.xml" manifest:media-type="text/xml"/>
  <manifest:file-entry manifest:full-path="Object 732/" manifest:version="1.2"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733/Configurations2/accelerator/current.xml" manifest:media-type=""/>
  <manifest:file-entry manifest:full-path="Object 733/Configurations2/" manifest:media-type="application/vnd.sun.xml.ui.configuration"/>
  <manifest:file-entry manifest:full-path="Object 733/content.xml" manifest:media-type="text/xml"/>
  <manifest:file-entry manifest:full-path="Object 733/settings.xml" manifest:media-type="text/xml"/>
  <manifest:file-entry manifest:full-path="Object 733/"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734/Configurations2/accelerator/current.xml" manifest:media-type=""/>
  <manifest:file-entry manifest:full-path="Object 734/Configurations2/" manifest:media-type="application/vnd.sun.xml.ui.configuration"/>
  <manifest:file-entry manifest:full-path="Object 734/settings.xml" manifest:media-type="text/xml"/>
  <manifest:file-entry manifest:full-path="Object 734/content.xml" manifest:media-type="text/xml"/>
  <manifest:file-entry manifest:full-path="Object 734/"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735/content.xml" manifest:media-type="text/xml"/>
  <manifest:file-entry manifest:full-path="Object 735/Configurations2/accelerator/current.xml" manifest:media-type=""/>
  <manifest:file-entry manifest:full-path="Object 735/Configurations2/" manifest:media-type="application/vnd.sun.xml.ui.configuration"/>
  <manifest:file-entry manifest:full-path="Object 735/settings.xml" manifest:media-type="text/xml"/>
  <manifest:file-entry manifest:full-path="Object 735/"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7/Configurations2/accelerator/current.xml" manifest:media-type=""/>
  <manifest:file-entry manifest:full-path="Object 447/Configurations2/" manifest:media-type="application/vnd.sun.xml.ui.configuration"/>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8/Configurations2/accelerator/current.xml" manifest:media-type=""/>
  <manifest:file-entry manifest:full-path="Object 448/Configurations2/" manifest:media-type="application/vnd.sun.xml.ui.configuration"/>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449/Configurations2/accelerator/current.xml" manifest:media-type=""/>
  <manifest:file-entry manifest:full-path="Object 449/Configurations2/" manifest:media-type="application/vnd.sun.xml.ui.configuration"/>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740/Configurations2/accelerator/current.xml" manifest:media-type=""/>
  <manifest:file-entry manifest:full-path="Object 740/Configurations2/" manifest:media-type="application/vnd.sun.xml.ui.configuration"/>
  <manifest:file-entry manifest:full-path="Object 740/content.xml" manifest:media-type="text/xml"/>
  <manifest:file-entry manifest:full-path="Object 740/settings.xml" manifest:media-type="text/xml"/>
  <manifest:file-entry manifest:full-path="Object 740/" manifest:version="1.2" manifest:media-type="application/vnd.oasis.opendocument.formula"/>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741/Configurations2/accelerator/current.xml" manifest:media-type=""/>
  <manifest:file-entry manifest:full-path="Object 741/Configurations2/" manifest:media-type="application/vnd.sun.xml.ui.configuration"/>
  <manifest:file-entry manifest:full-path="Object 741/content.xml" manifest:media-type="text/xml"/>
  <manifest:file-entry manifest:full-path="Object 741/settings.xml" manifest:media-type="text/xml"/>
  <manifest:file-entry manifest:full-path="Object 741/"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42/Configurations2/accelerator/current.xml" manifest:media-type=""/>
  <manifest:file-entry manifest:full-path="Object 742/Configurations2/" manifest:media-type="application/vnd.sun.xml.ui.configuration"/>
  <manifest:file-entry manifest:full-path="Object 742/settings.xml" manifest:media-type="text/xml"/>
  <manifest:file-entry manifest:full-path="Object 742/content.xml" manifest:media-type="text/xml"/>
  <manifest:file-entry manifest:full-path="Object 742/"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43/Configurations2/accelerator/current.xml" manifest:media-type=""/>
  <manifest:file-entry manifest:full-path="Object 743/Configurations2/" manifest:media-type="application/vnd.sun.xml.ui.configuration"/>
  <manifest:file-entry manifest:full-path="Object 743/content.xml" manifest:media-type="text/xml"/>
  <manifest:file-entry manifest:full-path="Object 743/settings.xml" manifest:media-type="text/xml"/>
  <manifest:file-entry manifest:full-path="Object 743/" manifest:version="1.2" manifest:media-type="application/vnd.oasis.opendocument.formula"/>
  <manifest:file-entry manifest:full-path="Object 744/Configurations2/accelerator/current.xml" manifest:media-type=""/>
  <manifest:file-entry manifest:full-path="Object 744/Configurations2/" manifest:media-type="application/vnd.sun.xml.ui.configuration"/>
  <manifest:file-entry manifest:full-path="Object 744/settings.xml" manifest:media-type="text/xml"/>
  <manifest:file-entry manifest:full-path="Object 744/content.xml" manifest:media-type="text/xml"/>
  <manifest:file-entry manifest:full-path="Object 744/"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745/Configurations2/accelerator/current.xml" manifest:media-type=""/>
  <manifest:file-entry manifest:full-path="Object 745/Configurations2/" manifest:media-type="application/vnd.sun.xml.ui.configuration"/>
  <manifest:file-entry manifest:full-path="Object 745/settings.xml" manifest:media-type="text/xml"/>
  <manifest:file-entry manifest:full-path="Object 745/content.xml" manifest:media-type="text/xml"/>
  <manifest:file-entry manifest:full-path="Object 74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8/Configurations2/accelerator/current.xml" manifest:media-type=""/>
  <manifest:file-entry manifest:full-path="Object 458/Configurations2/" manifest:media-type="application/vnd.sun.xml.ui.configuration"/>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750/content.xml" manifest:media-type="text/xml"/>
  <manifest:file-entry manifest:full-path="Object 750/Configurations2/accelerator/current.xml" manifest:media-type=""/>
  <manifest:file-entry manifest:full-path="Object 750/Configurations2/" manifest:media-type="application/vnd.sun.xml.ui.configuration"/>
  <manifest:file-entry manifest:full-path="Object 750/settings.xml" manifest:media-type="text/xml"/>
  <manifest:file-entry manifest:full-path="Object 750/"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51/Configurations2/accelerator/current.xml" manifest:media-type=""/>
  <manifest:file-entry manifest:full-path="Object 751/Configurations2/" manifest:media-type="application/vnd.sun.xml.ui.configuration"/>
  <manifest:file-entry manifest:full-path="Object 751/content.xml" manifest:media-type="text/xml"/>
  <manifest:file-entry manifest:full-path="Object 751/settings.xml" manifest:media-type="text/xml"/>
  <manifest:file-entry manifest:full-path="Object 75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752/Configurations2/accelerator/current.xml" manifest:media-type=""/>
  <manifest:file-entry manifest:full-path="Object 752/Configurations2/" manifest:media-type="application/vnd.sun.xml.ui.configuration"/>
  <manifest:file-entry manifest:full-path="Object 752/content.xml" manifest:media-type="text/xml"/>
  <manifest:file-entry manifest:full-path="Object 752/settings.xml" manifest:media-type="text/xml"/>
  <manifest:file-entry manifest:full-path="Object 75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53/Configurations2/accelerator/current.xml" manifest:media-type=""/>
  <manifest:file-entry manifest:full-path="Object 753/Configurations2/" manifest:media-type="application/vnd.sun.xml.ui.configuration"/>
  <manifest:file-entry manifest:full-path="Object 753/settings.xml" manifest:media-type="text/xml"/>
  <manifest:file-entry manifest:full-path="Object 753/content.xml" manifest:media-type="text/xml"/>
  <manifest:file-entry manifest:full-path="Object 753/"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754/Configurations2/accelerator/current.xml" manifest:media-type=""/>
  <manifest:file-entry manifest:full-path="Object 754/Configurations2/" manifest:media-type="application/vnd.sun.xml.ui.configuration"/>
  <manifest:file-entry manifest:full-path="Object 754/content.xml" manifest:media-type="text/xml"/>
  <manifest:file-entry manifest:full-path="Object 754/settings.xml" manifest:media-type="text/xml"/>
  <manifest:file-entry manifest:full-path="Object 754/"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55/settings.xml" manifest:media-type="text/xml"/>
  <manifest:file-entry manifest:full-path="Object 755/Configurations2/accelerator/current.xml" manifest:media-type=""/>
  <manifest:file-entry manifest:full-path="Object 755/Configurations2/" manifest:media-type="application/vnd.sun.xml.ui.configuration"/>
  <manifest:file-entry manifest:full-path="Object 755/content.xml" manifest:media-type="text/xml"/>
  <manifest:file-entry manifest:full-path="Object 755/"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figurations2/accelerator/current.xml" manifest:media-type=""/>
  <manifest:file-entry manifest:full-path="Object 391/Configurations2/" manifest:media-type="application/vnd.sun.xml.ui.configuration"/>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397/Configurations2/accelerator/current.xml" manifest:media-type=""/>
  <manifest:file-entry manifest:full-path="Object 397/Configurations2/" manifest:media-type="application/vnd.sun.xml.ui.configuration"/>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398/Configurations2/accelerator/current.xml" manifest:media-type=""/>
  <manifest:file-entry manifest:full-path="Object 398/Configurations2/" manifest:media-type="application/vnd.sun.xml.ui.configuration"/>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598/Configurations2/accelerator/current.xml" manifest:media-type=""/>
  <manifest:file-entry manifest:full-path="Object 598/Configurations2/" manifest:media-type="application/vnd.sun.xml.ui.configuration"/>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599/Configurations2/accelerator/current.xml" manifest:media-type=""/>
  <manifest:file-entry manifest:full-path="Object 599/Configurations2/" manifest:media-type="application/vnd.sun.xml.ui.configuration"/>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9/content.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settings.xml" manifest:media-type="text/xml"/>
  <manifest:file-entry manifest:full-path="Object 32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settings.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496/Configurations2/accelerator/current.xml" manifest:media-type=""/>
  <manifest:file-entry manifest:full-path="Object 496/Configurations2/" manifest:media-type="application/vnd.sun.xml.ui.configuration"/>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709/settings.xml" manifest:media-type="text/xml"/>
  <manifest:file-entry manifest:full-path="Object 709/Configurations2/accelerator/current.xml" manifest:media-type=""/>
  <manifest:file-entry manifest:full-path="Object 709/Configurations2/" manifest:media-type="application/vnd.sun.xml.ui.configuration"/>
  <manifest:file-entry manifest:full-path="Object 709/content.xml" manifest:media-type="text/xml"/>
  <manifest:file-entry manifest:full-path="Object 709/" manifest:version="1.2" manifest:media-type="application/vnd.oasis.opendocument.formula"/>
  <manifest:file-entry manifest:full-path="Object 708/Configurations2/accelerator/current.xml" manifest:media-type=""/>
  <manifest:file-entry manifest:full-path="Object 708/Configurations2/" manifest:media-type="application/vnd.sun.xml.ui.configuration"/>
  <manifest:file-entry manifest:full-path="Object 708/settings.xml" manifest:media-type="text/xml"/>
  <manifest:file-entry manifest:full-path="Object 708/content.xml" manifest:media-type="text/xml"/>
  <manifest:file-entry manifest:full-path="Object 708/"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494/Configurations2/accelerator/current.xml" manifest:media-type=""/>
  <manifest:file-entry manifest:full-path="Object 494/Configurations2/" manifest:media-type="application/vnd.sun.xml.ui.configuration"/>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3/content.xml" manifest:media-type="text/xml"/>
  <manifest:file-entry manifest:full-path="Object 203/Configurations2/accelerator/current.xml" manifest:media-type=""/>
  <manifest:file-entry manifest:full-path="Object 203/Configurations2/" manifest:media-type="application/vnd.sun.xml.ui.configuration"/>
  <manifest:file-entry manifest:full-path="Object 203/settings.xml" manifest:media-type="text/xml"/>
  <manifest:file-entry manifest:full-path="Object 203/" manifest:version="1.2" manifest:media-type="application/vnd.oasis.opendocument.formula"/>
  <manifest:file-entry manifest:full-path="Object 495/Configurations2/accelerator/current.xml" manifest:media-type=""/>
  <manifest:file-entry manifest:full-path="Object 495/Configurations2/" manifest:media-type="application/vnd.sun.xml.ui.configuration"/>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204/content.xml" manifest:media-type="text/xml"/>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 manifest:version="1.2" manifest:media-type="application/vnd.oasis.opendocument.formula"/>
  <manifest:file-entry manifest:full-path="Object 491/Configurations2/accelerator/current.xml" manifest:media-type=""/>
  <manifest:file-entry manifest:full-path="Object 491/Configurations2/" manifest:media-type="application/vnd.sun.xml.ui.configuration"/>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2/Configurations2/accelerator/current.xml" manifest:media-type=""/>
  <manifest:file-entry manifest:full-path="Object 492/Configurations2/" manifest:media-type="application/vnd.sun.xml.ui.configuration"/>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3/Configurations2/accelerator/current.xml" manifest:media-type=""/>
  <manifest:file-entry manifest:full-path="Object 493/Configurations2/" manifest:media-type="application/vnd.sun.xml.ui.configuration"/>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706/Configurations2/accelerator/current.xml" manifest:media-type=""/>
  <manifest:file-entry manifest:full-path="Object 706/Configurations2/" manifest:media-type="application/vnd.sun.xml.ui.configuration"/>
  <manifest:file-entry manifest:full-path="Object 706/settings.xml" manifest:media-type="text/xml"/>
  <manifest:file-entry manifest:full-path="Object 706/content.xml" manifest:media-type="text/xml"/>
  <manifest:file-entry manifest:full-path="Object 706/" manifest:version="1.2" manifest:media-type="application/vnd.oasis.opendocument.formula"/>
  <manifest:file-entry manifest:full-path="Object 707/Configurations2/accelerator/current.xml" manifest:media-type=""/>
  <manifest:file-entry manifest:full-path="Object 707/Configurations2/" manifest:media-type="application/vnd.sun.xml.ui.configuration"/>
  <manifest:file-entry manifest:full-path="Object 707/settings.xml" manifest:media-type="text/xml"/>
  <manifest:file-entry manifest:full-path="Object 707/content.xml" manifest:media-type="text/xml"/>
  <manifest:file-entry manifest:full-path="Object 707/" manifest:version="1.2" manifest:media-type="application/vnd.oasis.opendocument.formula"/>
  <manifest:file-entry manifest:full-path="Object 497/Configurations2/accelerator/current.xml" manifest:media-type=""/>
  <manifest:file-entry manifest:full-path="Object 497/Configurations2/" manifest:media-type="application/vnd.sun.xml.ui.configuration"/>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716/content.xml" manifest:media-type="text/xml"/>
  <manifest:file-entry manifest:full-path="Object 716/Configurations2/accelerator/current.xml" manifest:media-type=""/>
  <manifest:file-entry manifest:full-path="Object 716/Configurations2/" manifest:media-type="application/vnd.sun.xml.ui.configuration"/>
  <manifest:file-entry manifest:full-path="Object 716/settings.xml" manifest:media-type="text/xml"/>
  <manifest:file-entry manifest:full-path="Object 716/" manifest:version="1.2" manifest:media-type="application/vnd.oasis.opendocument.formula"/>
  <manifest:file-entry manifest:full-path="Object 717/Configurations2/accelerator/current.xml" manifest:media-type=""/>
  <manifest:file-entry manifest:full-path="Object 717/Configurations2/" manifest:media-type="application/vnd.sun.xml.ui.configuration"/>
  <manifest:file-entry manifest:full-path="Object 717/content.xml" manifest:media-type="text/xml"/>
  <manifest:file-entry manifest:full-path="Object 717/settings.xml" manifest:media-type="text/xml"/>
  <manifest:file-entry manifest:full-path="Object 717/" manifest:version="1.2" manifest:media-type="application/vnd.oasis.opendocument.formula"/>
  <manifest:file-entry manifest:full-path="Object 718/content.xml" manifest:media-type="text/xml"/>
  <manifest:file-entry manifest:full-path="Object 718/Configurations2/accelerator/current.xml" manifest:media-type=""/>
  <manifest:file-entry manifest:full-path="Object 718/Configurations2/" manifest:media-type="application/vnd.sun.xml.ui.configuration"/>
  <manifest:file-entry manifest:full-path="Object 718/settings.xml" manifest:media-type="text/xml"/>
  <manifest:file-entry manifest:full-path="Object 718/" manifest:version="1.2" manifest:media-type="application/vnd.oasis.opendocument.formula"/>
  <manifest:file-entry manifest:full-path="Object 728/Configurations2/accelerator/current.xml" manifest:media-type=""/>
  <manifest:file-entry manifest:full-path="Object 728/Configurations2/" manifest:media-type="application/vnd.sun.xml.ui.configuration"/>
  <manifest:file-entry manifest:full-path="Object 728/content.xml" manifest:media-type="text/xml"/>
  <manifest:file-entry manifest:full-path="Object 728/settings.xml" manifest:media-type="text/xml"/>
  <manifest:file-entry manifest:full-path="Object 728/" manifest:version="1.2" manifest:media-type="application/vnd.oasis.opendocument.formula"/>
  <manifest:file-entry manifest:full-path="Object 729/Configurations2/accelerator/current.xml" manifest:media-type=""/>
  <manifest:file-entry manifest:full-path="Object 729/Configurations2/" manifest:media-type="application/vnd.sun.xml.ui.configuration"/>
  <manifest:file-entry manifest:full-path="Object 729/content.xml" manifest:media-type="text/xml"/>
  <manifest:file-entry manifest:full-path="Object 729/settings.xml" manifest:media-type="text/xml"/>
  <manifest:file-entry manifest:full-path="Object 729/" manifest:version="1.2" manifest:media-type="application/vnd.oasis.opendocument.formula"/>
  <manifest:file-entry manifest:full-path="Object 719/settings.xml" manifest:media-type="text/xml"/>
  <manifest:file-entry manifest:full-path="Object 719/Configurations2/accelerator/current.xml" manifest:media-type=""/>
  <manifest:file-entry manifest:full-path="Object 719/Configurations2/" manifest:media-type="application/vnd.sun.xml.ui.configuration"/>
  <manifest:file-entry manifest:full-path="Object 719/content.xml" manifest:media-type="text/xml"/>
  <manifest:file-entry manifest:full-path="Object 719/" manifest:version="1.2" manifest:media-type="application/vnd.oasis.opendocument.formula"/>
  <manifest:file-entry manifest:full-path="Object 726/Configurations2/accelerator/current.xml" manifest:media-type=""/>
  <manifest:file-entry manifest:full-path="Object 726/Configurations2/" manifest:media-type="application/vnd.sun.xml.ui.configuration"/>
  <manifest:file-entry manifest:full-path="Object 726/content.xml" manifest:media-type="text/xml"/>
  <manifest:file-entry manifest:full-path="Object 726/settings.xml" manifest:media-type="text/xml"/>
  <manifest:file-entry manifest:full-path="Object 726/" manifest:version="1.2" manifest:media-type="application/vnd.oasis.opendocument.formula"/>
  <manifest:file-entry manifest:full-path="Object 727/Configurations2/accelerator/current.xml" manifest:media-type=""/>
  <manifest:file-entry manifest:full-path="Object 727/Configurations2/" manifest:media-type="application/vnd.sun.xml.ui.configuration"/>
  <manifest:file-entry manifest:full-path="Object 727/content.xml" manifest:media-type="text/xml"/>
  <manifest:file-entry manifest:full-path="Object 727/settings.xml" manifest:media-type="text/xml"/>
  <manifest:file-entry manifest:full-path="Object 727/" manifest:version="1.2"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736/Configurations2/accelerator/current.xml" manifest:media-type=""/>
  <manifest:file-entry manifest:full-path="Object 736/Configurations2/" manifest:media-type="application/vnd.sun.xml.ui.configuration"/>
  <manifest:file-entry manifest:full-path="Object 736/content.xml" manifest:media-type="text/xml"/>
  <manifest:file-entry manifest:full-path="Object 736/settings.xml" manifest:media-type="text/xml"/>
  <manifest:file-entry manifest:full-path="Object 736/" manifest:version="1.2" manifest:media-type="application/vnd.oasis.opendocument.formula"/>
  <manifest:file-entry manifest:full-path="Object 737/Configurations2/accelerator/current.xml" manifest:media-type=""/>
  <manifest:file-entry manifest:full-path="Object 737/Configurations2/" manifest:media-type="application/vnd.sun.xml.ui.configuration"/>
  <manifest:file-entry manifest:full-path="Object 737/content.xml" manifest:media-type="text/xml"/>
  <manifest:file-entry manifest:full-path="Object 737/settings.xml" manifest:media-type="text/xml"/>
  <manifest:file-entry manifest:full-path="Object 737/" manifest:version="1.2" manifest:media-type="application/vnd.oasis.opendocument.formula"/>
  <manifest:file-entry manifest:full-path="Object 738/Configurations2/accelerator/current.xml" manifest:media-type=""/>
  <manifest:file-entry manifest:full-path="Object 738/Configurations2/" manifest:media-type="application/vnd.sun.xml.ui.configuration"/>
  <manifest:file-entry manifest:full-path="Object 738/content.xml" manifest:media-type="text/xml"/>
  <manifest:file-entry manifest:full-path="Object 738/settings.xml" manifest:media-type="text/xml"/>
  <manifest:file-entry manifest:full-path="Object 738/" manifest:version="1.2" manifest:media-type="application/vnd.oasis.opendocument.formula"/>
  <manifest:file-entry manifest:full-path="Object 739/Configurations2/accelerator/current.xml" manifest:media-type=""/>
  <manifest:file-entry manifest:full-path="Object 739/Configurations2/" manifest:media-type="application/vnd.sun.xml.ui.configuration"/>
  <manifest:file-entry manifest:full-path="Object 739/content.xml" manifest:media-type="text/xml"/>
  <manifest:file-entry manifest:full-path="Object 739/settings.xml" manifest:media-type="text/xml"/>
  <manifest:file-entry manifest:full-path="Object 739/" manifest:version="1.2" manifest:media-type="application/vnd.oasis.opendocument.formula"/>
  <manifest:file-entry manifest:full-path="Object 591/Configurations2/accelerator/current.xml" manifest:media-type=""/>
  <manifest:file-entry manifest:full-path="Object 591/Configurations2/" manifest:media-type="application/vnd.sun.xml.ui.configuration"/>
  <manifest:file-entry manifest:full-path="Object 591/content.xml" manifest:media-type="text/xml"/>
  <manifest:file-entry manifest:full-path="Object 591/settings.xml" manifest:media-type="text/xml"/>
  <manifest:file-entry manifest:full-path="Object 591/"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592/Configurations2/accelerator/current.xml" manifest:media-type=""/>
  <manifest:file-entry manifest:full-path="Object 592/Configurations2/" manifest:media-type="application/vnd.sun.xml.ui.configuration"/>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593/Configurations2/accelerator/current.xml" manifest:media-type=""/>
  <manifest:file-entry manifest:full-path="Object 593/Configurations2/" manifest:media-type="application/vnd.sun.xml.ui.configuration"/>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4/Configurations2/accelerator/current.xml" manifest:media-type=""/>
  <manifest:file-entry manifest:full-path="Object 594/Configurations2/" manifest:media-type="application/vnd.sun.xml.ui.configuration"/>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595/Configurations2/accelerator/current.xml" manifest:media-type=""/>
  <manifest:file-entry manifest:full-path="Object 595/Configurations2/" manifest:media-type="application/vnd.sun.xml.ui.configuration"/>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596/Configurations2/accelerator/current.xml" manifest:media-type=""/>
  <manifest:file-entry manifest:full-path="Object 596/Configurations2/" manifest:media-type="application/vnd.sun.xml.ui.configuration"/>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597/Configurations2/accelerator/current.xml" manifest:media-type=""/>
  <manifest:file-entry manifest:full-path="Object 597/Configurations2/" manifest:media-type="application/vnd.sun.xml.ui.configuration"/>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content.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778/Configurations2/accelerator/current.xml" manifest:media-type=""/>
  <manifest:file-entry manifest:full-path="Object 778/Configurations2/" manifest:media-type="application/vnd.sun.xml.ui.configuration"/>
  <manifest:file-entry manifest:full-path="Object 778/content.xml" manifest:media-type="text/xml"/>
  <manifest:file-entry manifest:full-path="Object 778/settings.xml" manifest:media-type="text/xml"/>
  <manifest:file-entry manifest:full-path="Object 778/"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779/Configurations2/accelerator/current.xml" manifest:media-type=""/>
  <manifest:file-entry manifest:full-path="Object 779/Configurations2/" manifest:media-type="application/vnd.sun.xml.ui.configuration"/>
  <manifest:file-entry manifest:full-path="Object 779/content.xml" manifest:media-type="text/xml"/>
  <manifest:file-entry manifest:full-path="Object 779/settings.xml" manifest:media-type="text/xml"/>
  <manifest:file-entry manifest:full-path="Object 779/"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60/settings.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 manifest:version="1.2" manifest:media-type="application/vnd.oasis.opendocument.formula"/>
  <manifest:file-entry manifest:full-path="Object 361/Configurations2/accelerator/current.xml" manifest:media-type=""/>
  <manifest:file-entry manifest:full-path="Object 361/Configurations2/" manifest:media-type="application/vnd.sun.xml.ui.configuration"/>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figurations2/accelerator/current.xml" manifest:media-type=""/>
  <manifest:file-entry manifest:full-path="Object 365/Configurations2/" manifest:media-type="application/vnd.sun.xml.ui.configuration"/>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69/Configurations2/accelerator/current.xml" manifest:media-type=""/>
  <manifest:file-entry manifest:full-path="Object 369/Configurations2/" manifest:media-type="application/vnd.sun.xml.ui.configuration"/>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figurations2/accelerator/current.xml" manifest:media-type=""/>
  <manifest:file-entry manifest:full-path="Object 379/Configurations2/" manifest:media-type="application/vnd.sun.xml.ui.configuration"/>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80/Configurations2/accelerator/current.xml" manifest:media-type=""/>
  <manifest:file-entry manifest:full-path="Object 380/Configurations2/" manifest:media-type="application/vnd.sun.xml.ui.configuration"/>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figurations2/accelerator/current.xml" manifest:media-type=""/>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83/Configurations2/accelerator/current.xml" manifest:media-type=""/>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figurations2/accelerator/current.xml" manifest:media-type=""/>
  <manifest:file-entry manifest:full-path="Object 385/Configurations2/" manifest:media-type="application/vnd.sun.xml.ui.configuration"/>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386/Configurations2/accelerator/current.xml" manifest:media-type=""/>
  <manifest:file-entry manifest:full-path="Object 386/Configurations2/" manifest:media-type="application/vnd.sun.xml.ui.configuration"/>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Configurations2/accelerator/current.xml" manifest:media-type=""/>
  <manifest:file-entry manifest:full-path="Object 387/Configurations2/" manifest:media-type="application/vnd.sun.xml.ui.configuration"/>
  <manifest:file-entry manifest:full-path="Object 387/"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691/Configurations2/accelerator/current.xml" manifest:media-type=""/>
  <manifest:file-entry manifest:full-path="Object 691/Configurations2/" manifest:media-type="application/vnd.sun.xml.ui.configuration"/>
  <manifest:file-entry manifest:full-path="Object 691/settings.xml" manifest:media-type="text/xml"/>
  <manifest:file-entry manifest:full-path="Object 691/content.xml" manifest:media-type="text/xml"/>
  <manifest:file-entry manifest:full-path="Object 691/" manifest:version="1.2" manifest:media-type="application/vnd.oasis.opendocument.formula"/>
  <manifest:file-entry manifest:full-path="Object 400/Configurations2/accelerator/current.xml" manifest:media-type=""/>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692/Configurations2/accelerator/current.xml" manifest:media-type=""/>
  <manifest:file-entry manifest:full-path="Object 692/Configurations2/" manifest:media-type="application/vnd.sun.xml.ui.configuration"/>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401/settings.xml" manifest:media-type="text/xml"/>
  <manifest:file-entry manifest:full-path="Object 401/Configurations2/accelerator/current.xml" manifest:media-type=""/>
  <manifest:file-entry manifest:full-path="Object 401/Configurations2/" manifest:media-type="application/vnd.sun.xml.ui.configuration"/>
  <manifest:file-entry manifest:full-path="Object 401/content.xml" manifest:media-type="text/xml"/>
  <manifest:file-entry manifest:full-path="Object 401/" manifest:version="1.2" manifest:media-type="application/vnd.oasis.opendocument.formula"/>
  <manifest:file-entry manifest:full-path="Object 693/Configurations2/accelerator/current.xml" manifest:media-type=""/>
  <manifest:file-entry manifest:full-path="Object 693/Configurations2/" manifest:media-type="application/vnd.sun.xml.ui.configuration"/>
  <manifest:file-entry manifest:full-path="Object 693/settings.xml" manifest:media-type="text/xml"/>
  <manifest:file-entry manifest:full-path="Object 693/content.xml" manifest:media-type="text/xml"/>
  <manifest:file-entry manifest:full-path="Object 693/" manifest:version="1.2" manifest:media-type="application/vnd.oasis.opendocument.formula"/>
  <manifest:file-entry manifest:full-path="Object 402/Configurations2/accelerator/current.xml" manifest:media-type=""/>
  <manifest:file-entry manifest:full-path="Object 402/Configurations2/" manifest:media-type="application/vnd.sun.xml.ui.configuration"/>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694/content.xml" manifest:media-type="text/xml"/>
  <manifest:file-entry manifest:full-path="Object 694/Configurations2/accelerator/current.xml" manifest:media-type=""/>
  <manifest:file-entry manifest:full-path="Object 694/Configurations2/" manifest:media-type="application/vnd.sun.xml.ui.configuration"/>
  <manifest:file-entry manifest:full-path="Object 694/settings.xml" manifest:media-type="text/xml"/>
  <manifest:file-entry manifest:full-path="Object 694/"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695/Configurations2/accelerator/current.xml" manifest:media-type=""/>
  <manifest:file-entry manifest:full-path="Object 695/Configurations2/" manifest:media-type="application/vnd.sun.xml.ui.configuration"/>
  <manifest:file-entry manifest:full-path="Object 695/settings.xml" manifest:media-type="text/xml"/>
  <manifest:file-entry manifest:full-path="Object 695/content.xml" manifest:media-type="text/xml"/>
  <manifest:file-entry manifest:full-path="Object 695/" manifest:version="1.2" manifest:media-type="application/vnd.oasis.opendocument.formula"/>
  <manifest:file-entry manifest:full-path="Object 405/Configurations2/accelerator/current.xml" manifest:media-type=""/>
  <manifest:file-entry manifest:full-path="Object 405/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696/content.xml" manifest:media-type="text/xml"/>
  <manifest:file-entry manifest:full-path="Object 696/Configurations2/accelerator/current.xml" manifest:media-type=""/>
  <manifest:file-entry manifest:full-path="Object 696/Configurations2/" manifest:media-type="application/vnd.sun.xml.ui.configuration"/>
  <manifest:file-entry manifest:full-path="Object 696/settings.xml" manifest:media-type="text/xml"/>
  <manifest:file-entry manifest:full-path="Object 696/" manifest:version="1.2" manifest:media-type="application/vnd.oasis.opendocument.formula"/>
  <manifest:file-entry manifest:full-path="Object 406/Configurations2/accelerator/current.xml" manifest:media-type=""/>
  <manifest:file-entry manifest:full-path="Object 406/Configurations2/" manifest:media-type="application/vnd.sun.xml.ui.configuration"/>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697/Configurations2/accelerator/current.xml" manifest:media-type=""/>
  <manifest:file-entry manifest:full-path="Object 697/Configurations2/" manifest:media-type="application/vnd.sun.xml.ui.configuration"/>
  <manifest:file-entry manifest:full-path="Object 697/content.xml" manifest:media-type="text/xml"/>
  <manifest:file-entry manifest:full-path="Object 697/settings.xml" manifest:media-type="text/xml"/>
  <manifest:file-entry manifest:full-path="Object 697/" manifest:version="1.2" manifest:media-type="application/vnd.oasis.opendocument.formula"/>
  <manifest:file-entry manifest:full-path="Object 410/Configurations2/accelerator/current.xml" manifest:media-type=""/>
  <manifest:file-entry manifest:full-path="Object 410/Configurations2/" manifest:media-type="application/vnd.sun.xml.ui.configuration"/>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780/Configurations2/accelerator/current.xml" manifest:media-type=""/>
  <manifest:file-entry manifest:full-path="Object 780/Configurations2/" manifest:media-type="application/vnd.sun.xml.ui.configuration"/>
  <manifest:file-entry manifest:full-path="Object 780/settings.xml" manifest:media-type="text/xml"/>
  <manifest:file-entry manifest:full-path="Object 780/content.xml" manifest:media-type="text/xml"/>
  <manifest:file-entry manifest:full-path="Object 780/" manifest:version="1.2" manifest:media-type="application/vnd.oasis.opendocument.formula"/>
  <manifest:file-entry manifest:full-path="Object 411/Configurations2/accelerator/current.xml" manifest:media-type=""/>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 manifest:version="1.2" manifest:media-type="application/vnd.oasis.opendocument.formula"/>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content.xml" manifest:media-type="text/xml"/>
  <manifest:file-entry manifest:full-path="Object 414/"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Configurations2/accelerator/current.xml" manifest:media-type=""/>
  <manifest:file-entry manifest:full-path="Object 416/Configurations2/" manifest:media-type="application/vnd.sun.xml.ui.configuration"/>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0/Configurations2/accelerator/current.xml" manifest:media-type=""/>
  <manifest:file-entry manifest:full-path="Object 420/Configurations2/" manifest:media-type="application/vnd.sun.xml.ui.configuration"/>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Configurations2/accelerator/current.xml" manifest:media-type=""/>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Configurations2/accelerator/current.xml" manifest:media-type=""/>
  <manifest:file-entry manifest:full-path="Object 422/Configurations2/" manifest:media-type="application/vnd.sun.xml.ui.configuration"/>
  <manifest:file-entry manifest:full-path="Object 422/" manifest:version="1.2" manifest:media-type="application/vnd.oasis.opendocument.formula"/>
  <manifest:file-entry manifest:full-path="Object 423/Configurations2/accelerator/current.xml" manifest:media-type=""/>
  <manifest:file-entry manifest:full-path="Object 423/Configurations2/" manifest:media-type="application/vnd.sun.xml.ui.configuration"/>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figurations2/accelerator/current.xml" manifest:media-type=""/>
  <manifest:file-entry manifest:full-path="Object 424/Configurations2/" manifest:media-type="application/vnd.sun.xml.ui.configuration"/>
  <manifest:file-entry manifest:full-path="Object 424/content.xml" manifest:media-type="text/xml"/>
  <manifest:file-entry manifest:full-path="Object 424/"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accelerator/current.xml" manifest:media-type=""/>
  <manifest:file-entry manifest:full-path="Object 426/Configurations2/" manifest:media-type="application/vnd.sun.xml.ui.configuration"/>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30/Configurations2/accelerator/current.xml" manifest:media-type=""/>
  <manifest:file-entry manifest:full-path="Object 430/Configurations2/" manifest:media-type="application/vnd.sun.xml.ui.configuration"/>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figurations2/accelerator/current.xml" manifest:media-type=""/>
  <manifest:file-entry manifest:full-path="Object 433/Configurations2/" manifest:media-type="application/vnd.sun.xml.ui.configuration"/>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Configurations2/accelerator/current.xml" manifest:media-type=""/>
  <manifest:file-entry manifest:full-path="Object 434/Configurations2/" manifest:media-type="application/vnd.sun.xml.ui.configuration"/>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tent.xml" manifest:media-type="text/xml"/>
  <manifest:file-entry manifest:full-path="Object 435/Configurations2/accelerator/current.xml" manifest:media-type=""/>
  <manifest:file-entry manifest:full-path="Object 435/Configurations2/" manifest:media-type="application/vnd.sun.xml.ui.configuration"/>
  <manifest:file-entry manifest:full-path="Object 435/settings.xml" manifest:media-type="text/xml"/>
  <manifest:file-entry manifest:full-path="Object 435/" manifest:version="1.2" manifest:media-type="application/vnd.oasis.opendocument.formula"/>
  <manifest:file-entry manifest:full-path="Object 436/Configurations2/accelerator/current.xml" manifest:media-type=""/>
  <manifest:file-entry manifest:full-path="Object 436/Configurations2/" manifest:media-type="application/vnd.sun.xml.ui.configuration"/>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40/Configurations2/accelerator/current.xml" manifest:media-type=""/>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442/Configurations2/accelerator/current.xml" manifest:media-type=""/>
  <manifest:file-entry manifest:full-path="Object 442/Configurations2/" manifest:media-type="application/vnd.sun.xml.ui.configuration"/>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settings.xml" manifest:media-type="text/xml"/>
  <manifest:file-entry manifest:full-path="Object 443/Configurations2/accelerator/current.xml" manifest:media-type=""/>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figurations2/accelerator/current.xml" manifest:media-type=""/>
  <manifest:file-entry manifest:full-path="Object 445/Configurations2/" manifest:media-type="application/vnd.sun.xml.ui.configuration"/>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0/Configurations2/accelerator/current.xml" manifest:media-type=""/>
  <manifest:file-entry manifest:full-path="Object 450/Configurations2/" manifest:media-type="application/vnd.sun.xml.ui.configuration"/>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Configurations2/accelerator/current.xml" manifest:media-type=""/>
  <manifest:file-entry manifest:full-path="Object 451/Configurations2/" manifest:media-type="application/vnd.sun.xml.ui.configuration"/>
  <manifest:file-entry manifest:full-path="Object 451/" manifest:version="1.2" manifest:media-type="application/vnd.oasis.opendocument.formula"/>
  <manifest:file-entry manifest:full-path="Object 452/content.xml" manifest:media-type="text/xml"/>
  <manifest:file-entry manifest:full-path="Object 452/Configurations2/accelerator/current.xml" manifest:media-type=""/>
  <manifest:file-entry manifest:full-path="Object 452/Configurations2/" manifest:media-type="application/vnd.sun.xml.ui.configuration"/>
  <manifest:file-entry manifest:full-path="Object 452/settings.xml" manifest:media-type="text/xml"/>
  <manifest:file-entry manifest:full-path="Object 452/"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figurations2/accelerator/current.xml" manifest:media-type=""/>
  <manifest:file-entry manifest:full-path="Object 454/Configurations2/" manifest:media-type="application/vnd.sun.xml.ui.configuration"/>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content.xml" manifest:media-type="text/xml"/>
  <manifest:file-entry manifest:full-path="Object 455/Configurations2/accelerator/current.xml" manifest:media-type=""/>
  <manifest:file-entry manifest:full-path="Object 455/Configurations2/" manifest:media-type="application/vnd.sun.xml.ui.configuration"/>
  <manifest:file-entry manifest:full-path="Object 455/settings.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60/Configurations2/accelerator/current.xml" manifest:media-type=""/>
  <manifest:file-entry manifest:full-path="Object 460/Configurations2/" manifest:media-type="application/vnd.sun.xml.ui.configuration"/>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Configurations2/accelerator/current.xml" manifest:media-type=""/>
  <manifest:file-entry manifest:full-path="Object 464/Configurations2/" manifest:media-type="application/vnd.sun.xml.ui.configuration"/>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content.xml" manifest:media-type="text/xml"/>
  <manifest:file-entry manifest:full-path="Object 466/Configurations2/accelerator/current.xml" manifest:media-type=""/>
  <manifest:file-entry manifest:full-path="Object 466/Configurations2/" manifest:media-type="application/vnd.sun.xml.ui.configuration"/>
  <manifest:file-entry manifest:full-path="Object 466/settings.xml" manifest:media-type="text/xml"/>
  <manifest:file-entry manifest:full-path="Object 466/" manifest:version="1.2" manifest:media-type="application/vnd.oasis.opendocument.formula"/>
  <manifest:file-entry manifest:full-path="Object 467/Configurations2/accelerator/current.xml" manifest:media-type=""/>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470/Configurations2/accelerator/current.xml" manifest:media-type=""/>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71/Configurations2/accelerator/current.xml" manifest:media-type=""/>
  <manifest:file-entry manifest:full-path="Object 471/Configurations2/" manifest:media-type="application/vnd.sun.xml.ui.configuration"/>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accelerator/current.xml" manifest:media-type=""/>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figurations2/accelerator/current.xml" manifest:media-type=""/>
  <manifest:file-entry manifest:full-path="Object 473/Configurations2/" manifest:media-type="application/vnd.sun.xml.ui.configuration"/>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Configurations2/accelerator/current.xml" manifest:media-type=""/>
  <manifest:file-entry manifest:full-path="Object 474/Configurations2/" manifest:media-type="application/vnd.sun.xml.ui.configuration"/>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569/Configurations2/accelerator/current.xml" manifest:media-type=""/>
  <manifest:file-entry manifest:full-path="Object 569/Configurations2/" manifest:media-type="application/vnd.sun.xml.ui.configuration"/>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777/Configurations2/accelerator/current.xml" manifest:media-type=""/>
  <manifest:file-entry manifest:full-path="Object 777/Configurations2/" manifest:media-type="application/vnd.sun.xml.ui.configuration"/>
  <manifest:file-entry manifest:full-path="Object 777/content.xml" manifest:media-type="text/xml"/>
  <manifest:file-entry manifest:full-path="Object 777/settings.xml" manifest:media-type="text/xml"/>
  <manifest:file-entry manifest:full-path="Object 777/" manifest:version="1.2" manifest:media-type="application/vnd.oasis.opendocument.formula"/>
  <manifest:file-entry manifest:full-path="Object 475/Configurations2/accelerator/current.xml" manifest:media-type=""/>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77/Configurations2/accelerator/current.xml" manifest:media-type=""/>
  <manifest:file-entry manifest:full-path="Object 477/Configurations2/" manifest:media-type="application/vnd.sun.xml.ui.configuration"/>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Configurations2/accelerator/current.xml" manifest:media-type=""/>
  <manifest:file-entry manifest:full-path="Object 481/Configurations2/" manifest:media-type="application/vnd.sun.xml.ui.configuration"/>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content.xml" manifest:media-type="text/xml"/>
  <manifest:file-entry manifest:full-path="Object 483/Configurations2/accelerator/current.xml" manifest:media-type=""/>
  <manifest:file-entry manifest:full-path="Object 483/Configurations2/" manifest:media-type="application/vnd.sun.xml.ui.configuration"/>
  <manifest:file-entry manifest:full-path="Object 483/settings.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Configurations2/accelerator/current.xml" manifest:media-type=""/>
  <manifest:file-entry manifest:full-path="Object 486/Configurations2/" manifest:media-type="application/vnd.sun.xml.ui.configuration"/>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figurations2/accelerator/current.xml" manifest:media-type=""/>
  <manifest:file-entry manifest:full-path="Object 487/Configurations2/" manifest:media-type="application/vnd.sun.xml.ui.configuration"/>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figurations2/accelerator/current.xml" manifest:media-type=""/>
  <manifest:file-entry manifest:full-path="Object 488/Configurations2/" manifest:media-type="application/vnd.sun.xml.ui.configuration"/>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figurations2/accelerator/current.xml" manifest:media-type=""/>
  <manifest:file-entry manifest:full-path="Object 489/Configurations2/" manifest:media-type="application/vnd.sun.xml.ui.configuration"/>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figurations2/accelerator/current.xml" manifest:media-type=""/>
  <manifest:file-entry manifest:full-path="Object 490/Configurations2/" manifest:media-type="application/vnd.sun.xml.ui.configuration"/>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746/Configurations2/accelerator/current.xml" manifest:media-type=""/>
  <manifest:file-entry manifest:full-path="Object 746/Configurations2/" manifest:media-type="application/vnd.sun.xml.ui.configuration"/>
  <manifest:file-entry manifest:full-path="Object 746/settings.xml" manifest:media-type="text/xml"/>
  <manifest:file-entry manifest:full-path="Object 746/content.xml" manifest:media-type="text/xml"/>
  <manifest:file-entry manifest:full-path="Object 746/" manifest:version="1.2" manifest:media-type="application/vnd.oasis.opendocument.formula"/>
  <manifest:file-entry manifest:full-path="Object 747/Configurations2/accelerator/current.xml" manifest:media-type=""/>
  <manifest:file-entry manifest:full-path="Object 747/Configurations2/" manifest:media-type="application/vnd.sun.xml.ui.configuration"/>
  <manifest:file-entry manifest:full-path="Object 747/content.xml" manifest:media-type="text/xml"/>
  <manifest:file-entry manifest:full-path="Object 747/settings.xml" manifest:media-type="text/xml"/>
  <manifest:file-entry manifest:full-path="Object 747/" manifest:version="1.2" manifest:media-type="application/vnd.oasis.opendocument.formula"/>
  <manifest:file-entry manifest:full-path="Object 748/Configurations2/accelerator/current.xml" manifest:media-type=""/>
  <manifest:file-entry manifest:full-path="Object 748/Configurations2/" manifest:media-type="application/vnd.sun.xml.ui.configuration"/>
  <manifest:file-entry manifest:full-path="Object 748/content.xml" manifest:media-type="text/xml"/>
  <manifest:file-entry manifest:full-path="Object 748/settings.xml" manifest:media-type="text/xml"/>
  <manifest:file-entry manifest:full-path="Object 748/" manifest:version="1.2" manifest:media-type="application/vnd.oasis.opendocument.formula"/>
  <manifest:file-entry manifest:full-path="Object 749/Configurations2/accelerator/current.xml" manifest:media-type=""/>
  <manifest:file-entry manifest:full-path="Object 749/Configurations2/" manifest:media-type="application/vnd.sun.xml.ui.configuration"/>
  <manifest:file-entry manifest:full-path="Object 749/content.xml" manifest:media-type="text/xml"/>
  <manifest:file-entry manifest:full-path="Object 749/settings.xml" manifest:media-type="text/xml"/>
  <manifest:file-entry manifest:full-path="Object 749/"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791/Configurations2/accelerator/current.xml" manifest:media-type=""/>
  <manifest:file-entry manifest:full-path="Object 791/Configurations2/" manifest:media-type="application/vnd.sun.xml.ui.configuration"/>
  <manifest:file-entry manifest:full-path="Object 791/settings.xml" manifest:media-type="text/xml"/>
  <manifest:file-entry manifest:full-path="Object 791/content.xml" manifest:media-type="text/xml"/>
  <manifest:file-entry manifest:full-path="Object 791/" manifest:version="1.2" manifest:media-type="application/vnd.oasis.opendocument.formula"/>
  <manifest:file-entry manifest:full-path="Object 501/Configurations2/accelerator/current.xml" manifest:media-type=""/>
  <manifest:file-entry manifest:full-path="Object 501/Configurations2/" manifest:media-type="application/vnd.sun.xml.ui.configuration"/>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792/Configurations2/accelerator/current.xml" manifest:media-type=""/>
  <manifest:file-entry manifest:full-path="Object 792/Configurations2/" manifest:media-type="application/vnd.sun.xml.ui.configuration"/>
  <manifest:file-entry manifest:full-path="Object 792/content.xml" manifest:media-type="text/xml"/>
  <manifest:file-entry manifest:full-path="Object 792/settings.xml" manifest:media-type="text/xml"/>
  <manifest:file-entry manifest:full-path="Object 792/"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793/Configurations2/accelerator/current.xml" manifest:media-type=""/>
  <manifest:file-entry manifest:full-path="Object 793/Configurations2/" manifest:media-type="application/vnd.sun.xml.ui.configuration"/>
  <manifest:file-entry manifest:full-path="Object 793/settings.xml" manifest:media-type="text/xml"/>
  <manifest:file-entry manifest:full-path="Object 793/content.xml" manifest:media-type="text/xml"/>
  <manifest:file-entry manifest:full-path="Object 793/" manifest:version="1.2" manifest:media-type="application/vnd.oasis.opendocument.formula"/>
  <manifest:file-entry manifest:full-path="Object 503/content.xml" manifest:media-type="text/xml"/>
  <manifest:file-entry manifest:full-path="Object 503/Configurations2/accelerator/current.xml" manifest:media-type=""/>
  <manifest:file-entry manifest:full-path="Object 503/Configurations2/" manifest:media-type="application/vnd.sun.xml.ui.configuration"/>
  <manifest:file-entry manifest:full-path="Object 503/settings.xml" manifest:media-type="text/xml"/>
  <manifest:file-entry manifest:full-path="Object 503/" manifest:version="1.2" manifest:media-type="application/vnd.oasis.opendocument.formula"/>
  <manifest:file-entry manifest:full-path="Object 794/Configurations2/accelerator/current.xml" manifest:media-type=""/>
  <manifest:file-entry manifest:full-path="Object 794/Configurations2/" manifest:media-type="application/vnd.sun.xml.ui.configuration"/>
  <manifest:file-entry manifest:full-path="Object 794/content.xml" manifest:media-type="text/xml"/>
  <manifest:file-entry manifest:full-path="Object 794/settings.xml" manifest:media-type="text/xml"/>
  <manifest:file-entry manifest:full-path="Object 794/" manifest:version="1.2" manifest:media-type="application/vnd.oasis.opendocument.formula"/>
  <manifest:file-entry manifest:full-path="Object 504/Configurations2/accelerator/current.xml" manifest:media-type=""/>
  <manifest:file-entry manifest:full-path="Object 504/Configurations2/" manifest:media-type="application/vnd.sun.xml.ui.configuration"/>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795/Configurations2/accelerator/current.xml" manifest:media-type=""/>
  <manifest:file-entry manifest:full-path="Object 795/Configurations2/" manifest:media-type="application/vnd.sun.xml.ui.configuration"/>
  <manifest:file-entry manifest:full-path="Object 795/content.xml" manifest:media-type="text/xml"/>
  <manifest:file-entry manifest:full-path="Object 795/settings.xml" manifest:media-type="text/xml"/>
  <manifest:file-entry manifest:full-path="Object 795/" manifest:version="1.2" manifest:media-type="application/vnd.oasis.opendocument.formula"/>
  <manifest:file-entry manifest:full-path="Object 505/Configurations2/accelerator/current.xml" manifest:media-type=""/>
  <manifest:file-entry manifest:full-path="Object 505/Configurations2/" manifest:media-type="application/vnd.sun.xml.ui.configuration"/>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796/Configurations2/accelerator/current.xml" manifest:media-type=""/>
  <manifest:file-entry manifest:full-path="Object 796/Configurations2/" manifest:media-type="application/vnd.sun.xml.ui.configuration"/>
  <manifest:file-entry manifest:full-path="Object 796/content.xml" manifest:media-type="text/xml"/>
  <manifest:file-entry manifest:full-path="Object 796/settings.xml" manifest:media-type="text/xml"/>
  <manifest:file-entry manifest:full-path="Object 796/"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797/Configurations2/accelerator/current.xml" manifest:media-type=""/>
  <manifest:file-entry manifest:full-path="Object 797/Configurations2/" manifest:media-type="application/vnd.sun.xml.ui.configuration"/>
  <manifest:file-entry manifest:full-path="Object 797/settings.xml" manifest:media-type="text/xml"/>
  <manifest:file-entry manifest:full-path="Object 797/content.xml" manifest:media-type="text/xml"/>
  <manifest:file-entry manifest:full-path="Object 797/"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798/Configurations2/accelerator/current.xml" manifest:media-type=""/>
  <manifest:file-entry manifest:full-path="Object 798/Configurations2/" manifest:media-type="application/vnd.sun.xml.ui.configuration"/>
  <manifest:file-entry manifest:full-path="Object 798/settings.xml" manifest:media-type="text/xml"/>
  <manifest:file-entry manifest:full-path="Object 798/content.xml" manifest:media-type="text/xml"/>
  <manifest:file-entry manifest:full-path="Object 798/" manifest:version="1.2" manifest:media-type="application/vnd.oasis.opendocument.formula"/>
  <manifest:file-entry manifest:full-path="Object 508/Configurations2/accelerator/current.xml" manifest:media-type=""/>
  <manifest:file-entry manifest:full-path="Object 508/Configurations2/" manifest:media-type="application/vnd.sun.xml.ui.configuration"/>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799/Configurations2/accelerator/current.xml" manifest:media-type=""/>
  <manifest:file-entry manifest:full-path="Object 799/Configurations2/" manifest:media-type="application/vnd.sun.xml.ui.configuration"/>
  <manifest:file-entry manifest:full-path="Object 799/content.xml" manifest:media-type="text/xml"/>
  <manifest:file-entry manifest:full-path="Object 799/settings.xml" manifest:media-type="text/xml"/>
  <manifest:file-entry manifest:full-path="Object 799/" manifest:version="1.2" manifest:media-type="application/vnd.oasis.opendocument.formula"/>
  <manifest:file-entry manifest:full-path="Object 509/Configurations2/accelerator/current.xml" manifest:media-type=""/>
  <manifest:file-entry manifest:full-path="Object 509/Configurations2/" manifest:media-type="application/vnd.sun.xml.ui.configuration"/>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510/Configurations2/accelerator/current.xml" manifest:media-type=""/>
  <manifest:file-entry manifest:full-path="Object 510/Configurations2/" manifest:media-type="application/vnd.sun.xml.ui.configuration"/>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512/Configurations2/accelerator/current.xml" manifest:media-type=""/>
  <manifest:file-entry manifest:full-path="Object 512/Configurations2/" manifest:media-type="application/vnd.sun.xml.ui.configuration"/>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figurations2/accelerator/current.xml" manifest:media-type=""/>
  <manifest:file-entry manifest:full-path="Object 515/Configurations2/" manifest:media-type="application/vnd.sun.xml.ui.configuration"/>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17/content.xml" manifest:media-type="text/xml"/>
  <manifest:file-entry manifest:full-path="Object 517/Configurations2/accelerator/current.xml" manifest:media-type=""/>
  <manifest:file-entry manifest:full-path="Object 517/Configurations2/" manifest:media-type="application/vnd.sun.xml.ui.configuration"/>
  <manifest:file-entry manifest:full-path="Object 517/settings.xml" manifest:media-type="text/xml"/>
  <manifest:file-entry manifest:full-path="Object 517/" manifest:version="1.2"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19/Configurations2/accelerator/current.xml" manifest:media-type=""/>
  <manifest:file-entry manifest:full-path="Object 519/Configurations2/" manifest:media-type="application/vnd.sun.xml.ui.configuration"/>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520/Configurations2/accelerator/current.xml" manifest:media-type=""/>
  <manifest:file-entry manifest:full-path="Object 520/Configurations2/" manifest:media-type="application/vnd.sun.xml.ui.configuration"/>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21/Configurations2/accelerator/current.xml" manifest:media-type=""/>
  <manifest:file-entry manifest:full-path="Object 521/Configurations2/" manifest:media-type="application/vnd.sun.xml.ui.configuration"/>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522/Configurations2/accelerator/current.xml" manifest:media-type=""/>
  <manifest:file-entry manifest:full-path="Object 522/Configurations2/" manifest:media-type="application/vnd.sun.xml.ui.configuration"/>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24/content.xml" manifest:media-type="text/xml"/>
  <manifest:file-entry manifest:full-path="Object 524/Configurations2/accelerator/current.xml" manifest:media-type=""/>
  <manifest:file-entry manifest:full-path="Object 524/Configurations2/" manifest:media-type="application/vnd.sun.xml.ui.configuration"/>
  <manifest:file-entry manifest:full-path="Object 524/settings.xml" manifest:media-type="text/xml"/>
  <manifest:file-entry manifest:full-path="Object 524/" manifest:version="1.2" manifest:media-type="application/vnd.oasis.opendocument.formula"/>
  <manifest:file-entry manifest:full-path="Object 525/content.xml" manifest:media-type="text/xml"/>
  <manifest:file-entry manifest:full-path="Object 525/Configurations2/accelerator/current.xml" manifest:media-type=""/>
  <manifest:file-entry manifest:full-path="Object 525/Configurations2/" manifest:media-type="application/vnd.sun.xml.ui.configuration"/>
  <manifest:file-entry manifest:full-path="Object 525/settings.xml" manifest:media-type="text/xml"/>
  <manifest:file-entry manifest:full-path="Object 525/" manifest:version="1.2" manifest:media-type="application/vnd.oasis.opendocument.formula"/>
  <manifest:file-entry manifest:full-path="Object 526/Configurations2/accelerator/current.xml" manifest:media-type=""/>
  <manifest:file-entry manifest:full-path="Object 526/Configurations2/" manifest:media-type="application/vnd.sun.xml.ui.configuration"/>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27/Configurations2/accelerator/current.xml" manifest:media-type=""/>
  <manifest:file-entry manifest:full-path="Object 527/Configurations2/" manifest:media-type="application/vnd.sun.xml.ui.configuration"/>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8/content.xml" manifest:media-type="text/xml"/>
  <manifest:file-entry manifest:full-path="Object 528/Configurations2/accelerator/current.xml" manifest:media-type=""/>
  <manifest:file-entry manifest:full-path="Object 528/Configurations2/" manifest:media-type="application/vnd.sun.xml.ui.configuration"/>
  <manifest:file-entry manifest:full-path="Object 528/settings.xml" manifest:media-type="text/xml"/>
  <manifest:file-entry manifest:full-path="Object 528/" manifest:version="1.2" manifest:media-type="application/vnd.oasis.opendocument.formula"/>
  <manifest:file-entry manifest:full-path="Object 529/Configurations2/accelerator/current.xml" manifest:media-type=""/>
  <manifest:file-entry manifest:full-path="Object 529/Configurations2/" manifest:media-type="application/vnd.sun.xml.ui.configuration"/>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530/Configurations2/accelerator/current.xml" manifest:media-type=""/>
  <manifest:file-entry manifest:full-path="Object 530/Configurations2/" manifest:media-type="application/vnd.sun.xml.ui.configuration"/>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figurations2/accelerator/current.xml" manifest:media-type=""/>
  <manifest:file-entry manifest:full-path="Object 531/Configurations2/" manifest:media-type="application/vnd.sun.xml.ui.configuration"/>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figurations2/accelerator/current.xml" manifest:media-type=""/>
  <manifest:file-entry manifest:full-path="Object 532/Configurations2/" manifest:media-type="application/vnd.sun.xml.ui.configuration"/>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figurations2/accelerator/current.xml" manifest:media-type=""/>
  <manifest:file-entry manifest:full-path="Object 533/Configurations2/" manifest:media-type="application/vnd.sun.xml.ui.configuration"/>
  <manifest:file-entry manifest:full-path="Object 533/settings.xml" manifest:media-type="text/xml"/>
  <manifest:file-entry manifest:full-path="Object 533/content.xml" manifest:media-type="text/xml"/>
  <manifest:file-entry manifest:full-path="Object 533/" manifest:version="1.2" manifest:media-type="application/vnd.oasis.opendocument.formula"/>
  <manifest:file-entry manifest:full-path="Object 534/Configurations2/accelerator/current.xml" manifest:media-type=""/>
  <manifest:file-entry manifest:full-path="Object 534/Configurations2/" manifest:media-type="application/vnd.sun.xml.ui.configuration"/>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5/Configurations2/accelerator/current.xml" manifest:media-type=""/>
  <manifest:file-entry manifest:full-path="Object 535/Configurations2/" manifest:media-type="application/vnd.sun.xml.ui.configuration"/>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6/Configurations2/accelerator/current.xml" manifest:media-type=""/>
  <manifest:file-entry manifest:full-path="Object 536/Configurations2/" manifest:media-type="application/vnd.sun.xml.ui.configuration"/>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537/Configurations2/accelerator/current.xml" manifest:media-type=""/>
  <manifest:file-entry manifest:full-path="Object 537/Configurations2/" manifest:media-type="application/vnd.sun.xml.ui.configuration"/>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8/Configurations2/accelerator/current.xml" manifest:media-type=""/>
  <manifest:file-entry manifest:full-path="Object 538/Configurations2/" manifest:media-type="application/vnd.sun.xml.ui.configuration"/>
  <manifest:file-entry manifest:full-path="Object 538/content.xml" manifest:media-type="text/xml"/>
  <manifest:file-entry manifest:full-path="Object 538/settings.xml" manifest:media-type="text/xml"/>
  <manifest:file-entry manifest:full-path="Object 538/" manifest:version="1.2" manifest:media-type="application/vnd.oasis.opendocument.formula"/>
  <manifest:file-entry manifest:full-path="meta.xml" manifest:media-type="text/xml"/>
  <manifest:file-entry manifest:full-path="Object 539/content.xml" manifest:media-type="text/xml"/>
  <manifest:file-entry manifest:full-path="Object 539/Configurations2/accelerator/current.xml" manifest:media-type=""/>
  <manifest:file-entry manifest:full-path="Object 539/Configurations2/" manifest:media-type="application/vnd.sun.xml.ui.configuration"/>
  <manifest:file-entry manifest:full-path="Object 539/settings.xml" manifest:media-type="text/xml"/>
  <manifest:file-entry manifest:full-path="Object 539/" manifest:version="1.2" manifest:media-type="application/vnd.oasis.opendocument.formula"/>
  <manifest:file-entry manifest:full-path="Object 540/content.xml" manifest:media-type="text/xml"/>
  <manifest:file-entry manifest:full-path="Object 540/Configurations2/accelerator/current.xml" manifest:media-type=""/>
  <manifest:file-entry manifest:full-path="Object 540/Configurations2/" manifest:media-type="application/vnd.sun.xml.ui.configuration"/>
  <manifest:file-entry manifest:full-path="Object 540/settings.xml" manifest:media-type="text/xml"/>
  <manifest:file-entry manifest:full-path="Object 540/" manifest:version="1.2" manifest:media-type="application/vnd.oasis.opendocument.formula"/>
  <manifest:file-entry manifest:full-path="Object 541/content.xml" manifest:media-type="text/xml"/>
  <manifest:file-entry manifest:full-path="Object 541/Configurations2/accelerator/current.xml" manifest:media-type=""/>
  <manifest:file-entry manifest:full-path="Object 541/Configurations2/" manifest:media-type="application/vnd.sun.xml.ui.configuration"/>
  <manifest:file-entry manifest:full-path="Object 541/settings.xml" manifest:media-type="text/xml"/>
  <manifest:file-entry manifest:full-path="Object 541/"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Configurations2/accelerator/current.xml" manifest:media-type=""/>
  <manifest:file-entry manifest:full-path="Object 542/Configurations2/" manifest:media-type="application/vnd.sun.xml.ui.configuration"/>
  <manifest:file-entry manifest:full-path="Object 542/" manifest:version="1.2" manifest:media-type="application/vnd.oasis.opendocument.formula"/>
  <manifest:file-entry manifest:full-path="Object 543/Configurations2/accelerator/current.xml" manifest:media-type=""/>
  <manifest:file-entry manifest:full-path="Object 543/Configurations2/" manifest:media-type="application/vnd.sun.xml.ui.configuration"/>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544/Configurations2/accelerator/current.xml" manifest:media-type=""/>
  <manifest:file-entry manifest:full-path="Object 544/Configurations2/" manifest:media-type="application/vnd.sun.xml.ui.configuration"/>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545/Configurations2/accelerator/current.xml" manifest:media-type=""/>
  <manifest:file-entry manifest:full-path="Object 545/Configurations2/" manifest:media-type="application/vnd.sun.xml.ui.configuration"/>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546/Configurations2/accelerator/current.xml" manifest:media-type=""/>
  <manifest:file-entry manifest:full-path="Object 546/Configurations2/" manifest:media-type="application/vnd.sun.xml.ui.configuration"/>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547/Configurations2/accelerator/current.xml" manifest:media-type=""/>
  <manifest:file-entry manifest:full-path="Object 547/Configurations2/" manifest:media-type="application/vnd.sun.xml.ui.configuration"/>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548/Configurations2/accelerator/current.xml" manifest:media-type=""/>
  <manifest:file-entry manifest:full-path="Object 548/Configurations2/" manifest:media-type="application/vnd.sun.xml.ui.configuration"/>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549/Configurations2/accelerator/current.xml" manifest:media-type=""/>
  <manifest:file-entry manifest:full-path="Object 549/Configurations2/" manifest:media-type="application/vnd.sun.xml.ui.configuration"/>
  <manifest:file-entry manifest:full-path="Object 549/content.xml" manifest:media-type="text/xml"/>
  <manifest:file-entry manifest:full-path="Object 549/settings.xml" manifest:media-type="text/xml"/>
  <manifest:file-entry manifest:full-path="Object 549/" manifest:version="1.2" manifest:media-type="application/vnd.oasis.opendocument.formula"/>
  <manifest:file-entry manifest:full-path="Object 550/content.xml" manifest:media-type="text/xml"/>
  <manifest:file-entry manifest:full-path="Object 550/Configurations2/accelerator/current.xml" manifest:media-type=""/>
  <manifest:file-entry manifest:full-path="Object 550/Configurations2/" manifest:media-type="application/vnd.sun.xml.ui.configuration"/>
  <manifest:file-entry manifest:full-path="Object 550/settings.xml" manifest:media-type="text/xml"/>
  <manifest:file-entry manifest:full-path="Object 550/" manifest:version="1.2" manifest:media-type="application/vnd.oasis.opendocument.formula"/>
  <manifest:file-entry manifest:full-path="Object 551/Configurations2/accelerator/current.xml" manifest:media-type=""/>
  <manifest:file-entry manifest:full-path="Object 551/Configurations2/" manifest:media-type="application/vnd.sun.xml.ui.configuration"/>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content.xml" manifest:media-type="text/xml"/>
  <manifest:file-entry manifest:full-path="Object 552/settings.xml" manifest:media-type="text/xml"/>
  <manifest:file-entry manifest:full-path="Object 552/Configurations2/accelerator/current.xml" manifest:media-type=""/>
  <manifest:file-entry manifest:full-path="Object 552/Configurations2/" manifest:media-type="application/vnd.sun.xml.ui.configuration"/>
  <manifest:file-entry manifest:full-path="Object 552/" manifest:version="1.2" manifest:media-type="application/vnd.oasis.opendocument.formula"/>
  <manifest:file-entry manifest:full-path="Object 767/Configurations2/accelerator/current.xml" manifest:media-type=""/>
  <manifest:file-entry manifest:full-path="Object 767/Configurations2/" manifest:media-type="application/vnd.sun.xml.ui.configuration"/>
  <manifest:file-entry manifest:full-path="Object 767/content.xml" manifest:media-type="text/xml"/>
  <manifest:file-entry manifest:full-path="Object 767/settings.xml" manifest:media-type="text/xml"/>
  <manifest:file-entry manifest:full-path="Object 767/" manifest:version="1.2" manifest:media-type="application/vnd.oasis.opendocument.formula"/>
  <manifest:file-entry manifest:full-path="Object 768/Configurations2/accelerator/current.xml" manifest:media-type=""/>
  <manifest:file-entry manifest:full-path="Object 768/Configurations2/" manifest:media-type="application/vnd.sun.xml.ui.configuration"/>
  <manifest:file-entry manifest:full-path="Object 768/settings.xml" manifest:media-type="text/xml"/>
  <manifest:file-entry manifest:full-path="Object 768/content.xml" manifest:media-type="text/xml"/>
  <manifest:file-entry manifest:full-path="Object 768/" manifest:version="1.2" manifest:media-type="application/vnd.oasis.opendocument.formula"/>
  <manifest:file-entry manifest:full-path="Object 553/content.xml" manifest:media-type="text/xml"/>
  <manifest:file-entry manifest:full-path="Object 553/Configurations2/accelerator/current.xml" manifest:media-type=""/>
  <manifest:file-entry manifest:full-path="Object 553/Configurations2/" manifest:media-type="application/vnd.sun.xml.ui.configuration"/>
  <manifest:file-entry manifest:full-path="Object 553/settings.xml" manifest:media-type="text/xml"/>
  <manifest:file-entry manifest:full-path="Object 553/" manifest:version="1.2" manifest:media-type="application/vnd.oasis.opendocument.formula"/>
  <manifest:file-entry manifest:full-path="Object 554/settings.xml" manifest:media-type="text/xml"/>
  <manifest:file-entry manifest:full-path="Object 554/Configurations2/accelerator/current.xml" manifest:media-type=""/>
  <manifest:file-entry manifest:full-path="Object 554/Configurations2/" manifest:media-type="application/vnd.sun.xml.ui.configuration"/>
  <manifest:file-entry manifest:full-path="Object 554/content.xml" manifest:media-type="text/xml"/>
  <manifest:file-entry manifest:full-path="Object 554/" manifest:version="1.2" manifest:media-type="application/vnd.oasis.opendocument.formula"/>
  <manifest:file-entry manifest:full-path="Object 769/Configurations2/accelerator/current.xml" manifest:media-type=""/>
  <manifest:file-entry manifest:full-path="Object 769/Configurations2/" manifest:media-type="application/vnd.sun.xml.ui.configuration"/>
  <manifest:file-entry manifest:full-path="Object 769/settings.xml" manifest:media-type="text/xml"/>
  <manifest:file-entry manifest:full-path="Object 769/content.xml" manifest:media-type="text/xml"/>
  <manifest:file-entry manifest:full-path="Object 769/" manifest:version="1.2" manifest:media-type="application/vnd.oasis.opendocument.formula"/>
  <manifest:file-entry manifest:full-path="Object 756/Configurations2/accelerator/current.xml" manifest:media-type=""/>
  <manifest:file-entry manifest:full-path="Object 756/Configurations2/" manifest:media-type="application/vnd.sun.xml.ui.configuration"/>
  <manifest:file-entry manifest:full-path="Object 756/settings.xml" manifest:media-type="text/xml"/>
  <manifest:file-entry manifest:full-path="Object 756/content.xml" manifest:media-type="text/xml"/>
  <manifest:file-entry manifest:full-path="Object 756/" manifest:version="1.2" manifest:media-type="application/vnd.oasis.opendocument.formula"/>
  <manifest:file-entry manifest:full-path="Object 757/Configurations2/accelerator/current.xml" manifest:media-type=""/>
  <manifest:file-entry manifest:full-path="Object 757/Configurations2/" manifest:media-type="application/vnd.sun.xml.ui.configuration"/>
  <manifest:file-entry manifest:full-path="Object 757/settings.xml" manifest:media-type="text/xml"/>
  <manifest:file-entry manifest:full-path="Object 757/content.xml" manifest:media-type="text/xml"/>
  <manifest:file-entry manifest:full-path="Object 757/" manifest:version="1.2" manifest:media-type="application/vnd.oasis.opendocument.formula"/>
  <manifest:file-entry manifest:full-path="Object 555/Configurations2/accelerator/current.xml" manifest:media-type=""/>
  <manifest:file-entry manifest:full-path="Object 555/Configurations2/" manifest:media-type="application/vnd.sun.xml.ui.configuration"/>
  <manifest:file-entry manifest:full-path="Object 555/content.xml" manifest:media-type="text/xml"/>
  <manifest:file-entry manifest:full-path="Object 555/settings.xml" manifest:media-type="text/xml"/>
  <manifest:file-entry manifest:full-path="Object 555/" manifest:version="1.2" manifest:media-type="application/vnd.oasis.opendocument.formula"/>
  <manifest:file-entry manifest:full-path="Object 556/Configurations2/accelerator/current.xml" manifest:media-type=""/>
  <manifest:file-entry manifest:full-path="Object 556/Configurations2/" manifest:media-type="application/vnd.sun.xml.ui.configuration"/>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771/Configurations2/accelerator/current.xml" manifest:media-type=""/>
  <manifest:file-entry manifest:full-path="Object 771/Configurations2/" manifest:media-type="application/vnd.sun.xml.ui.configuration"/>
  <manifest:file-entry manifest:full-path="Object 771/settings.xml" manifest:media-type="text/xml"/>
  <manifest:file-entry manifest:full-path="Object 771/content.xml" manifest:media-type="text/xml"/>
  <manifest:file-entry manifest:full-path="Object 771/" manifest:version="1.2" manifest:media-type="application/vnd.oasis.opendocument.formula"/>
  <manifest:file-entry manifest:full-path="Object 772/Configurations2/accelerator/current.xml" manifest:media-type=""/>
  <manifest:file-entry manifest:full-path="Object 772/Configurations2/" manifest:media-type="application/vnd.sun.xml.ui.configuration"/>
  <manifest:file-entry manifest:full-path="Object 772/content.xml" manifest:media-type="text/xml"/>
  <manifest:file-entry manifest:full-path="Object 772/settings.xml" manifest:media-type="text/xml"/>
  <manifest:file-entry manifest:full-path="Object 772/" manifest:version="1.2" manifest:media-type="application/vnd.oasis.opendocument.formula"/>
  <manifest:file-entry manifest:full-path="Object 557/Configurations2/accelerator/current.xml" manifest:media-type=""/>
  <manifest:file-entry manifest:full-path="Object 557/Configurations2/" manifest:media-type="application/vnd.sun.xml.ui.configuration"/>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759/settings.xml" manifest:media-type="text/xml"/>
  <manifest:file-entry manifest:full-path="Object 759/Configurations2/accelerator/current.xml" manifest:media-type=""/>
  <manifest:file-entry manifest:full-path="Object 759/Configurations2/" manifest:media-type="application/vnd.sun.xml.ui.configuration"/>
  <manifest:file-entry manifest:full-path="Object 759/content.xml" manifest:media-type="text/xml"/>
  <manifest:file-entry manifest:full-path="Object 759/" manifest:version="1.2" manifest:media-type="application/vnd.oasis.opendocument.formula"/>
  <manifest:file-entry manifest:full-path="Object 770/settings.xml" manifest:media-type="text/xml"/>
  <manifest:file-entry manifest:full-path="Object 770/Configurations2/accelerator/current.xml" manifest:media-type=""/>
  <manifest:file-entry manifest:full-path="Object 770/Configurations2/" manifest:media-type="application/vnd.sun.xml.ui.configuration"/>
  <manifest:file-entry manifest:full-path="Object 770/content.xml" manifest:media-type="text/xml"/>
  <manifest:file-entry manifest:full-path="Object 770/" manifest:version="1.2" manifest:media-type="application/vnd.oasis.opendocument.formula"/>
  <manifest:file-entry manifest:full-path="Object 758/Configurations2/accelerator/current.xml" manifest:media-type=""/>
  <manifest:file-entry manifest:full-path="Object 758/Configurations2/" manifest:media-type="application/vnd.sun.xml.ui.configuration"/>
  <manifest:file-entry manifest:full-path="Object 758/settings.xml" manifest:media-type="text/xml"/>
  <manifest:file-entry manifest:full-path="Object 758/content.xml" manifest:media-type="text/xml"/>
  <manifest:file-entry manifest:full-path="Object 758/" manifest:version="1.2" manifest:media-type="application/vnd.oasis.opendocument.formula"/>
  <manifest:file-entry manifest:full-path="Object 558/Configurations2/accelerator/current.xml" manifest:media-type=""/>
  <manifest:file-entry manifest:full-path="Object 558/Configurations2/" manifest:media-type="application/vnd.sun.xml.ui.configuration"/>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760/Configurations2/accelerator/current.xml" manifest:media-type=""/>
  <manifest:file-entry manifest:full-path="Object 760/Configurations2/" manifest:media-type="application/vnd.sun.xml.ui.configuration"/>
  <manifest:file-entry manifest:full-path="Object 760/content.xml" manifest:media-type="text/xml"/>
  <manifest:file-entry manifest:full-path="Object 760/settings.xml" manifest:media-type="text/xml"/>
  <manifest:file-entry manifest:full-path="Object 760/" manifest:version="1.2" manifest:media-type="application/vnd.oasis.opendocument.formula"/>
  <manifest:file-entry manifest:full-path="Object 761/Configurations2/accelerator/current.xml" manifest:media-type=""/>
  <manifest:file-entry manifest:full-path="Object 761/Configurations2/" manifest:media-type="application/vnd.sun.xml.ui.configuration"/>
  <manifest:file-entry manifest:full-path="Object 761/settings.xml" manifest:media-type="text/xml"/>
  <manifest:file-entry manifest:full-path="Object 761/content.xml" manifest:media-type="text/xml"/>
  <manifest:file-entry manifest:full-path="Object 761/" manifest:version="1.2" manifest:media-type="application/vnd.oasis.opendocument.formula"/>
  <manifest:file-entry manifest:full-path="Object 762/Configurations2/accelerator/current.xml" manifest:media-type=""/>
  <manifest:file-entry manifest:full-path="Object 762/Configurations2/" manifest:media-type="application/vnd.sun.xml.ui.configuration"/>
  <manifest:file-entry manifest:full-path="Object 762/settings.xml" manifest:media-type="text/xml"/>
  <manifest:file-entry manifest:full-path="Object 762/content.xml" manifest:media-type="text/xml"/>
  <manifest:file-entry manifest:full-path="Object 762/" manifest:version="1.2" manifest:media-type="application/vnd.oasis.opendocument.formula"/>
  <manifest:file-entry manifest:full-path="Object 763/Configurations2/accelerator/current.xml" manifest:media-type=""/>
  <manifest:file-entry manifest:full-path="Object 763/Configurations2/" manifest:media-type="application/vnd.sun.xml.ui.configuration"/>
  <manifest:file-entry manifest:full-path="Object 763/settings.xml" manifest:media-type="text/xml"/>
  <manifest:file-entry manifest:full-path="Object 763/content.xml" manifest:media-type="text/xml"/>
  <manifest:file-entry manifest:full-path="Object 763/" manifest:version="1.2" manifest:media-type="application/vnd.oasis.opendocument.formula"/>
  <manifest:file-entry manifest:full-path="Object 764/settings.xml" manifest:media-type="text/xml"/>
  <manifest:file-entry manifest:full-path="Object 764/Configurations2/accelerator/current.xml" manifest:media-type=""/>
  <manifest:file-entry manifest:full-path="Object 764/Configurations2/" manifest:media-type="application/vnd.sun.xml.ui.configuration"/>
  <manifest:file-entry manifest:full-path="Object 764/content.xml" manifest:media-type="text/xml"/>
  <manifest:file-entry manifest:full-path="Object 764/" manifest:version="1.2" manifest:media-type="application/vnd.oasis.opendocument.formula"/>
  <manifest:file-entry manifest:full-path="Object 765/Configurations2/accelerator/current.xml" manifest:media-type=""/>
  <manifest:file-entry manifest:full-path="Object 765/Configurations2/" manifest:media-type="application/vnd.sun.xml.ui.configuration"/>
  <manifest:file-entry manifest:full-path="Object 765/settings.xml" manifest:media-type="text/xml"/>
  <manifest:file-entry manifest:full-path="Object 765/content.xml" manifest:media-type="text/xml"/>
  <manifest:file-entry manifest:full-path="Object 765/" manifest:version="1.2" manifest:media-type="application/vnd.oasis.opendocument.formula"/>
  <manifest:file-entry manifest:full-path="Object 766/Configurations2/accelerator/current.xml" manifest:media-type=""/>
  <manifest:file-entry manifest:full-path="Object 766/Configurations2/" manifest:media-type="application/vnd.sun.xml.ui.configuration"/>
  <manifest:file-entry manifest:full-path="Object 766/settings.xml" manifest:media-type="text/xml"/>
  <manifest:file-entry manifest:full-path="Object 766/content.xml" manifest:media-type="text/xml"/>
  <manifest:file-entry manifest:full-path="Object 766/" manifest:version="1.2" manifest:media-type="application/vnd.oasis.opendocument.formula"/>
  <manifest:file-entry manifest:full-path="Object 559/settings.xml" manifest:media-type="text/xml"/>
  <manifest:file-entry manifest:full-path="Object 559/Configurations2/accelerator/current.xml" manifest:media-type=""/>
  <manifest:file-entry manifest:full-path="Object 559/Configurations2/" manifest:media-type="application/vnd.sun.xml.ui.configuration"/>
  <manifest:file-entry manifest:full-path="Object 559/content.xml" manifest:media-type="text/xml"/>
  <manifest:file-entry manifest:full-path="Object 559/" manifest:version="1.2" manifest:media-type="application/vnd.oasis.opendocument.formula"/>
  <manifest:file-entry manifest:full-path="Object 560/Configurations2/accelerator/current.xml" manifest:media-type=""/>
  <manifest:file-entry manifest:full-path="Object 560/Configurations2/" manifest:media-type="application/vnd.sun.xml.ui.configuration"/>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773/Configurations2/accelerator/current.xml" manifest:media-type=""/>
  <manifest:file-entry manifest:full-path="Object 773/Configurations2/" manifest:media-type="application/vnd.sun.xml.ui.configuration"/>
  <manifest:file-entry manifest:full-path="Object 773/settings.xml" manifest:media-type="text/xml"/>
  <manifest:file-entry manifest:full-path="Object 773/content.xml" manifest:media-type="text/xml"/>
  <manifest:file-entry manifest:full-path="Object 773/" manifest:version="1.2" manifest:media-type="application/vnd.oasis.opendocument.formula"/>
  <manifest:file-entry manifest:full-path="Object 774/Configurations2/accelerator/current.xml" manifest:media-type=""/>
  <manifest:file-entry manifest:full-path="Object 774/Configurations2/" manifest:media-type="application/vnd.sun.xml.ui.configuration"/>
  <manifest:file-entry manifest:full-path="Object 774/settings.xml" manifest:media-type="text/xml"/>
  <manifest:file-entry manifest:full-path="Object 774/content.xml" manifest:media-type="text/xml"/>
  <manifest:file-entry manifest:full-path="Object 774/" manifest:version="1.2" manifest:media-type="application/vnd.oasis.opendocument.formula"/>
  <manifest:file-entry manifest:full-path="Object 561/Configurations2/accelerator/current.xml" manifest:media-type=""/>
  <manifest:file-entry manifest:full-path="Object 561/Configurations2/" manifest:media-type="application/vnd.sun.xml.ui.configuration"/>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562/content.xml" manifest:media-type="text/xml"/>
  <manifest:file-entry manifest:full-path="Object 562/Configurations2/accelerator/current.xml" manifest:media-type=""/>
  <manifest:file-entry manifest:full-path="Object 562/Configurations2/" manifest:media-type="application/vnd.sun.xml.ui.configuration"/>
  <manifest:file-entry manifest:full-path="Object 562/settings.xml" manifest:media-type="text/xml"/>
  <manifest:file-entry manifest:full-path="Object 562/" manifest:version="1.2" manifest:media-type="application/vnd.oasis.opendocument.formula"/>
  <manifest:file-entry manifest:full-path="Object 563/Configurations2/accelerator/current.xml" manifest:media-type=""/>
  <manifest:file-entry manifest:full-path="Object 563/Configurations2/" manifest:media-type="application/vnd.sun.xml.ui.configuration"/>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564/Configurations2/accelerator/current.xml" manifest:media-type=""/>
  <manifest:file-entry manifest:full-path="Object 564/Configurations2/" manifest:media-type="application/vnd.sun.xml.ui.configuration"/>
  <manifest:file-entry manifest:full-path="Object 564/content.xml" manifest:media-type="text/xml"/>
  <manifest:file-entry manifest:full-path="Object 564/settings.xml" manifest:media-type="text/xml"/>
  <manifest:file-entry manifest:full-path="Object 564/" manifest:version="1.2" manifest:media-type="application/vnd.oasis.opendocument.formula"/>
  <manifest:file-entry manifest:full-path="Object 565/Configurations2/accelerator/current.xml" manifest:media-type=""/>
  <manifest:file-entry manifest:full-path="Object 565/Configurations2/" manifest:media-type="application/vnd.sun.xml.ui.configuration"/>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566/Configurations2/accelerator/current.xml" manifest:media-type=""/>
  <manifest:file-entry manifest:full-path="Object 566/Configurations2/" manifest:media-type="application/vnd.sun.xml.ui.configuration"/>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figurations2/accelerator/current.xml" manifest:media-type=""/>
  <manifest:file-entry manifest:full-path="Object 567/Configurations2/" manifest:media-type="application/vnd.sun.xml.ui.configuration"/>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775/Configurations2/accelerator/current.xml" manifest:media-type=""/>
  <manifest:file-entry manifest:full-path="Object 775/Configurations2/" manifest:media-type="application/vnd.sun.xml.ui.configuration"/>
  <manifest:file-entry manifest:full-path="Object 775/settings.xml" manifest:media-type="text/xml"/>
  <manifest:file-entry manifest:full-path="Object 775/content.xml" manifest:media-type="text/xml"/>
  <manifest:file-entry manifest:full-path="Object 775/" manifest:version="1.2" manifest:media-type="application/vnd.oasis.opendocument.formula"/>
  <manifest:file-entry manifest:full-path="Object 776/Configurations2/accelerator/current.xml" manifest:media-type=""/>
  <manifest:file-entry manifest:full-path="Object 776/Configurations2/" manifest:media-type="application/vnd.sun.xml.ui.configuration"/>
  <manifest:file-entry manifest:full-path="Object 776/content.xml" manifest:media-type="text/xml"/>
  <manifest:file-entry manifest:full-path="Object 776/settings.xml" manifest:media-type="text/xml"/>
  <manifest:file-entry manifest:full-path="Object 776/" manifest:version="1.2" manifest:media-type="application/vnd.oasis.opendocument.formula"/>
  <manifest:file-entry manifest:full-path="Object 568/Configurations2/accelerator/current.xml" manifest:media-type=""/>
  <manifest:file-entry manifest:full-path="Object 568/Configurations2/" manifest:media-type="application/vnd.sun.xml.ui.configuration"/>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570/settings.xml" manifest:media-type="text/xml"/>
  <manifest:file-entry manifest:full-path="Object 570/Configurations2/accelerator/current.xml" manifest:media-type=""/>
  <manifest:file-entry manifest:full-path="Object 570/Configurations2/" manifest:media-type="application/vnd.sun.xml.ui.configuration"/>
  <manifest:file-entry manifest:full-path="Object 570/content.xml" manifest:media-type="text/xml"/>
  <manifest:file-entry manifest:full-path="Object 570/" manifest:version="1.2" manifest:media-type="application/vnd.oasis.opendocument.formula"/>
  <manifest:file-entry manifest:full-path="Object 571/Configurations2/accelerator/current.xml" manifest:media-type=""/>
  <manifest:file-entry manifest:full-path="Object 571/Configurations2/" manifest:media-type="application/vnd.sun.xml.ui.configuration"/>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572/settings.xml" manifest:media-type="text/xml"/>
  <manifest:file-entry manifest:full-path="Object 572/Configurations2/accelerator/current.xml" manifest:media-type=""/>
  <manifest:file-entry manifest:full-path="Object 572/Configurations2/" manifest:media-type="application/vnd.sun.xml.ui.configuration"/>
  <manifest:file-entry manifest:full-path="Object 572/content.xml" manifest:media-type="text/xml"/>
  <manifest:file-entry manifest:full-path="Object 572/" manifest:version="1.2" manifest:media-type="application/vnd.oasis.opendocument.formula"/>
  <manifest:file-entry manifest:full-path="Object 573/Configurations2/accelerator/current.xml" manifest:media-type=""/>
  <manifest:file-entry manifest:full-path="Object 573/Configurations2/" manifest:media-type="application/vnd.sun.xml.ui.configuration"/>
  <manifest:file-entry manifest:full-path="Object 573/content.xml" manifest:media-type="text/xml"/>
  <manifest:file-entry manifest:full-path="Object 573/settings.xml" manifest:media-type="text/xml"/>
  <manifest:file-entry manifest:full-path="Object 573/" manifest:version="1.2" manifest:media-type="application/vnd.oasis.opendocument.formula"/>
  <manifest:file-entry manifest:full-path="Object 781/Configurations2/accelerator/current.xml" manifest:media-type=""/>
  <manifest:file-entry manifest:full-path="Object 781/Configurations2/" manifest:media-type="application/vnd.sun.xml.ui.configuration"/>
  <manifest:file-entry manifest:full-path="Object 781/content.xml" manifest:media-type="text/xml"/>
  <manifest:file-entry manifest:full-path="Object 781/settings.xml" manifest:media-type="text/xml"/>
  <manifest:file-entry manifest:full-path="Object 781/" manifest:version="1.2" manifest:media-type="application/vnd.oasis.opendocument.formula"/>
  <manifest:file-entry manifest:full-path="Object 782/Configurations2/accelerator/current.xml" manifest:media-type=""/>
  <manifest:file-entry manifest:full-path="Object 782/Configurations2/" manifest:media-type="application/vnd.sun.xml.ui.configuration"/>
  <manifest:file-entry manifest:full-path="Object 782/content.xml" manifest:media-type="text/xml"/>
  <manifest:file-entry manifest:full-path="Object 782/settings.xml" manifest:media-type="text/xml"/>
  <manifest:file-entry manifest:full-path="Object 782/" manifest:version="1.2" manifest:media-type="application/vnd.oasis.opendocument.formula"/>
  <manifest:file-entry manifest:full-path="Object 783/Configurations2/accelerator/current.xml" manifest:media-type=""/>
  <manifest:file-entry manifest:full-path="Object 783/Configurations2/" manifest:media-type="application/vnd.sun.xml.ui.configuration"/>
  <manifest:file-entry manifest:full-path="Object 783/settings.xml" manifest:media-type="text/xml"/>
  <manifest:file-entry manifest:full-path="Object 783/content.xml" manifest:media-type="text/xml"/>
  <manifest:file-entry manifest:full-path="Object 783/" manifest:version="1.2" manifest:media-type="application/vnd.oasis.opendocument.formula"/>
  <manifest:file-entry manifest:full-path="Object 789/content.xml" manifest:media-type="text/xml"/>
  <manifest:file-entry manifest:full-path="Object 789/Configurations2/accelerator/current.xml" manifest:media-type=""/>
  <manifest:file-entry manifest:full-path="Object 789/Configurations2/" manifest:media-type="application/vnd.sun.xml.ui.configuration"/>
  <manifest:file-entry manifest:full-path="Object 789/settings.xml" manifest:media-type="text/xml"/>
  <manifest:file-entry manifest:full-path="Object 789/" manifest:version="1.2" manifest:media-type="application/vnd.oasis.opendocument.formula"/>
  <manifest:file-entry manifest:full-path="Object 790/Configurations2/accelerator/current.xml" manifest:media-type=""/>
  <manifest:file-entry manifest:full-path="Object 790/Configurations2/" manifest:media-type="application/vnd.sun.xml.ui.configuration"/>
  <manifest:file-entry manifest:full-path="Object 790/settings.xml" manifest:media-type="text/xml"/>
  <manifest:file-entry manifest:full-path="Object 790/content.xml" manifest:media-type="text/xml"/>
  <manifest:file-entry manifest:full-path="Object 790/" manifest:version="1.2" manifest:media-type="application/vnd.oasis.opendocument.formula"/>
  <manifest:file-entry manifest:full-path="Object 574/Configurations2/accelerator/current.xml" manifest:media-type=""/>
  <manifest:file-entry manifest:full-path="Object 574/Configurations2/" manifest:media-type="application/vnd.sun.xml.ui.configuration"/>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786/Configurations2/accelerator/current.xml" manifest:media-type=""/>
  <manifest:file-entry manifest:full-path="Object 786/Configurations2/" manifest:media-type="application/vnd.sun.xml.ui.configuration"/>
  <manifest:file-entry manifest:full-path="Object 786/content.xml" manifest:media-type="text/xml"/>
  <manifest:file-entry manifest:full-path="Object 786/settings.xml" manifest:media-type="text/xml"/>
  <manifest:file-entry manifest:full-path="Object 786/" manifest:version="1.2" manifest:media-type="application/vnd.oasis.opendocument.formula"/>
  <manifest:file-entry manifest:full-path="Object 787/Configurations2/accelerator/current.xml" manifest:media-type=""/>
  <manifest:file-entry manifest:full-path="Object 787/Configurations2/" manifest:media-type="application/vnd.sun.xml.ui.configuration"/>
  <manifest:file-entry manifest:full-path="Object 787/content.xml" manifest:media-type="text/xml"/>
  <manifest:file-entry manifest:full-path="Object 787/settings.xml" manifest:media-type="text/xml"/>
  <manifest:file-entry manifest:full-path="Object 787/" manifest:version="1.2" manifest:media-type="application/vnd.oasis.opendocument.formula"/>
  <manifest:file-entry manifest:full-path="Object 788/Configurations2/accelerator/current.xml" manifest:media-type=""/>
  <manifest:file-entry manifest:full-path="Object 788/Configurations2/" manifest:media-type="application/vnd.sun.xml.ui.configuration"/>
  <manifest:file-entry manifest:full-path="Object 788/content.xml" manifest:media-type="text/xml"/>
  <manifest:file-entry manifest:full-path="Object 788/settings.xml" manifest:media-type="text/xml"/>
  <manifest:file-entry manifest:full-path="Object 788/" manifest:version="1.2" manifest:media-type="application/vnd.oasis.opendocument.formula"/>
  <manifest:file-entry manifest:full-path="Object 581/Configurations2/accelerator/current.xml" manifest:media-type=""/>
  <manifest:file-entry manifest:full-path="Object 581/Configurations2/" manifest:media-type="application/vnd.sun.xml.ui.configuration"/>
  <manifest:file-entry manifest:full-path="Object 581/settings.xml" manifest:media-type="text/xml"/>
  <manifest:file-entry manifest:full-path="Object 581/content.xml" manifest:media-type="text/xml"/>
  <manifest:file-entry manifest:full-path="Object 581/" manifest:version="1.2" manifest:media-type="application/vnd.oasis.opendocument.formula"/>
  <manifest:file-entry manifest:full-path="Object 575/Configurations2/accelerator/current.xml" manifest:media-type=""/>
  <manifest:file-entry manifest:full-path="Object 575/Configurations2/" manifest:media-type="application/vnd.sun.xml.ui.configuration"/>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576/content.xml" manifest:media-type="text/xml"/>
  <manifest:file-entry manifest:full-path="Object 576/Configurations2/accelerator/current.xml" manifest:media-type=""/>
  <manifest:file-entry manifest:full-path="Object 576/Configurations2/" manifest:media-type="application/vnd.sun.xml.ui.configuration"/>
  <manifest:file-entry manifest:full-path="Object 576/settings.xml" manifest:media-type="text/xml"/>
  <manifest:file-entry manifest:full-path="Object 576/" manifest:version="1.2" manifest:media-type="application/vnd.oasis.opendocument.formula"/>
  <manifest:file-entry manifest:full-path="Object 577/Configurations2/accelerator/current.xml" manifest:media-type=""/>
  <manifest:file-entry manifest:full-path="Object 577/Configurations2/" manifest:media-type="application/vnd.sun.xml.ui.configuration"/>
  <manifest:file-entry manifest:full-path="Object 577/settings.xml" manifest:media-type="text/xml"/>
  <manifest:file-entry manifest:full-path="Object 577/content.xml" manifest:media-type="text/xml"/>
  <manifest:file-entry manifest:full-path="Object 577/" manifest:version="1.2" manifest:media-type="application/vnd.oasis.opendocument.formula"/>
  <manifest:file-entry manifest:full-path="Object 578/Configurations2/accelerator/current.xml" manifest:media-type=""/>
  <manifest:file-entry manifest:full-path="Object 578/Configurations2/" manifest:media-type="application/vnd.sun.xml.ui.configuration"/>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79/Configurations2/accelerator/current.xml" manifest:media-type=""/>
  <manifest:file-entry manifest:full-path="Object 579/Configurations2/" manifest:media-type="application/vnd.sun.xml.ui.configuration"/>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580/Configurations2/accelerator/current.xml" manifest:media-type=""/>
  <manifest:file-entry manifest:full-path="Object 580/Configurations2/" manifest:media-type="application/vnd.sun.xml.ui.configuration"/>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784/Configurations2/accelerator/current.xml" manifest:media-type=""/>
  <manifest:file-entry manifest:full-path="Object 784/Configurations2/" manifest:media-type="application/vnd.sun.xml.ui.configuration"/>
  <manifest:file-entry manifest:full-path="Object 784/settings.xml" manifest:media-type="text/xml"/>
  <manifest:file-entry manifest:full-path="Object 784/content.xml" manifest:media-type="text/xml"/>
  <manifest:file-entry manifest:full-path="Object 784/" manifest:version="1.2" manifest:media-type="application/vnd.oasis.opendocument.formula"/>
  <manifest:file-entry manifest:full-path="Object 582/Configurations2/accelerator/current.xml" manifest:media-type=""/>
  <manifest:file-entry manifest:full-path="Object 582/Configurations2/" manifest:media-type="application/vnd.sun.xml.ui.configuration"/>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583/content.xml" manifest:media-type="text/xml"/>
  <manifest:file-entry manifest:full-path="Object 583/Configurations2/accelerator/current.xml" manifest:media-type=""/>
  <manifest:file-entry manifest:full-path="Object 583/Configurations2/" manifest:media-type="application/vnd.sun.xml.ui.configuration"/>
  <manifest:file-entry manifest:full-path="Object 583/settings.xml" manifest:media-type="text/xml"/>
  <manifest:file-entry manifest:full-path="Object 583/" manifest:version="1.2" manifest:media-type="application/vnd.oasis.opendocument.formula"/>
  <manifest:file-entry manifest:full-path="Object 584/settings.xml" manifest:media-type="text/xml"/>
  <manifest:file-entry manifest:full-path="Object 584/Configurations2/accelerator/current.xml" manifest:media-type=""/>
  <manifest:file-entry manifest:full-path="Object 584/Configurations2/" manifest:media-type="application/vnd.sun.xml.ui.configuration"/>
  <manifest:file-entry manifest:full-path="Object 584/content.xml" manifest:media-type="text/xml"/>
  <manifest:file-entry manifest:full-path="Object 584/" manifest:version="1.2" manifest:media-type="application/vnd.oasis.opendocument.formula"/>
  <manifest:file-entry manifest:full-path="Object 585/Configurations2/accelerator/current.xml" manifest:media-type=""/>
  <manifest:file-entry manifest:full-path="Object 585/Configurations2/" manifest:media-type="application/vnd.sun.xml.ui.configuration"/>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586/Configurations2/accelerator/current.xml" manifest:media-type=""/>
  <manifest:file-entry manifest:full-path="Object 586/Configurations2/" manifest:media-type="application/vnd.sun.xml.ui.configuration"/>
  <manifest:file-entry manifest:full-path="Object 586/content.xml" manifest:media-type="text/xml"/>
  <manifest:file-entry manifest:full-path="Object 586/settings.xml" manifest:media-type="text/xml"/>
  <manifest:file-entry manifest:full-path="Object 586/" manifest:version="1.2" manifest:media-type="application/vnd.oasis.opendocument.formula"/>
  <manifest:file-entry manifest:full-path="Object 785/Configurations2/accelerator/current.xml" manifest:media-type=""/>
  <manifest:file-entry manifest:full-path="Object 785/Configurations2/" manifest:media-type="application/vnd.sun.xml.ui.configuration"/>
  <manifest:file-entry manifest:full-path="Object 785/content.xml" manifest:media-type="text/xml"/>
  <manifest:file-entry manifest:full-path="Object 785/settings.xml" manifest:media-type="text/xml"/>
  <manifest:file-entry manifest:full-path="Object 785/" manifest:version="1.2" manifest:media-type="application/vnd.oasis.opendocument.formula"/>
  <manifest:file-entry manifest:full-path="Object 587/Configurations2/accelerator/current.xml" manifest:media-type=""/>
  <manifest:file-entry manifest:full-path="Object 587/Configurations2/" manifest:media-type="application/vnd.sun.xml.ui.configuration"/>
  <manifest:file-entry manifest:full-path="Object 587/content.xml" manifest:media-type="text/xml"/>
  <manifest:file-entry manifest:full-path="Object 587/settings.xml" manifest:media-type="text/xml"/>
  <manifest:file-entry manifest:full-path="Object 587/" manifest:version="1.2" manifest:media-type="application/vnd.oasis.opendocument.formula"/>
  <manifest:file-entry manifest:full-path="Object 588/Configurations2/accelerator/current.xml" manifest:media-type=""/>
  <manifest:file-entry manifest:full-path="Object 588/Configurations2/" manifest:media-type="application/vnd.sun.xml.ui.configuration"/>
  <manifest:file-entry manifest:full-path="Object 588/content.xml" manifest:media-type="text/xml"/>
  <manifest:file-entry manifest:full-path="Object 588/settings.xml" manifest:media-type="text/xml"/>
  <manifest:file-entry manifest:full-path="Object 588/" manifest:version="1.2" manifest:media-type="application/vnd.oasis.opendocument.formula"/>
  <manifest:file-entry manifest:full-path="Object 589/Configurations2/accelerator/current.xml" manifest:media-type=""/>
  <manifest:file-entry manifest:full-path="Object 589/Configurations2/" manifest:media-type="application/vnd.sun.xml.ui.configuration"/>
  <manifest:file-entry manifest:full-path="Object 589/content.xml" manifest:media-type="text/xml"/>
  <manifest:file-entry manifest:full-path="Object 589/settings.xml" manifest:media-type="text/xml"/>
  <manifest:file-entry manifest:full-path="Object 589/" manifest:version="1.2" manifest:media-type="application/vnd.oasis.opendocument.formula"/>
  <manifest:file-entry manifest:full-path="Object 590/Configurations2/accelerator/current.xml" manifest:media-type=""/>
  <manifest:file-entry manifest:full-path="Object 590/Configurations2/" manifest:media-type="application/vnd.sun.xml.ui.configuration"/>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600/content.xml" manifest:media-type="text/xml"/>
  <manifest:file-entry manifest:full-path="Object 600/Configurations2/accelerator/current.xml" manifest:media-type=""/>
  <manifest:file-entry manifest:full-path="Object 600/Configurations2/" manifest:media-type="application/vnd.sun.xml.ui.configuration"/>
  <manifest:file-entry manifest:full-path="Object 600/settings.xml" manifest:media-type="text/xml"/>
  <manifest:file-entry manifest:full-path="Object 600/" manifest:version="1.2" manifest:media-type="application/vnd.oasis.opendocument.formula"/>
  <manifest:file-entry manifest:full-path="Object 601/Configurations2/accelerator/current.xml" manifest:media-type=""/>
  <manifest:file-entry manifest:full-path="Object 601/Configurations2/" manifest:media-type="application/vnd.sun.xml.ui.configuration"/>
  <manifest:file-entry manifest:full-path="Object 601/content.xml" manifest:media-type="text/xml"/>
  <manifest:file-entry manifest:full-path="Object 601/settings.xml" manifest:media-type="text/xml"/>
  <manifest:file-entry manifest:full-path="Object 601/" manifest:version="1.2" manifest:media-type="application/vnd.oasis.opendocument.formula"/>
  <manifest:file-entry manifest:full-path="Object 602/Configurations2/accelerator/current.xml" manifest:media-type=""/>
  <manifest:file-entry manifest:full-path="Object 602/Configurations2/" manifest:media-type="application/vnd.sun.xml.ui.configuration"/>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603/Configurations2/accelerator/current.xml" manifest:media-type=""/>
  <manifest:file-entry manifest:full-path="Object 603/Configurations2/" manifest:media-type="application/vnd.sun.xml.ui.configuration"/>
  <manifest:file-entry manifest:full-path="Object 603/settings.xml" manifest:media-type="text/xml"/>
  <manifest:file-entry manifest:full-path="Object 603/content.xml" manifest:media-type="text/xml"/>
  <manifest:file-entry manifest:full-path="Object 603/" manifest:version="1.2" manifest:media-type="application/vnd.oasis.opendocument.formula"/>
  <manifest:file-entry manifest:full-path="Object 604/Configurations2/accelerator/current.xml" manifest:media-type=""/>
  <manifest:file-entry manifest:full-path="Object 604/Configurations2/" manifest:media-type="application/vnd.sun.xml.ui.configuration"/>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605/Configurations2/accelerator/current.xml" manifest:media-type=""/>
  <manifest:file-entry manifest:full-path="Object 605/Configurations2/" manifest:media-type="application/vnd.sun.xml.ui.configuration"/>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606/Configurations2/accelerator/current.xml" manifest:media-type=""/>
  <manifest:file-entry manifest:full-path="Object 606/Configurations2/" manifest:media-type="application/vnd.sun.xml.ui.configuration"/>
  <manifest:file-entry manifest:full-path="Object 606/settings.xml" manifest:media-type="text/xml"/>
  <manifest:file-entry manifest:full-path="Object 606/content.xml" manifest:media-type="text/xml"/>
  <manifest:file-entry manifest:full-path="Object 606/" manifest:version="1.2" manifest:media-type="application/vnd.oasis.opendocument.formula"/>
  <manifest:file-entry manifest:full-path="Object 607/Configurations2/accelerator/current.xml" manifest:media-type=""/>
  <manifest:file-entry manifest:full-path="Object 607/Configurations2/" manifest:media-type="application/vnd.sun.xml.ui.configuration"/>
  <manifest:file-entry manifest:full-path="Object 607/settings.xml" manifest:media-type="text/xml"/>
  <manifest:file-entry manifest:full-path="Object 607/content.xml" manifest:media-type="text/xml"/>
  <manifest:file-entry manifest:full-path="Object 607/" manifest:version="1.2" manifest:media-type="application/vnd.oasis.opendocument.formula"/>
  <manifest:file-entry manifest:full-path="Object 608/settings.xml" manifest:media-type="text/xml"/>
  <manifest:file-entry manifest:full-path="Object 608/Configurations2/accelerator/current.xml" manifest:media-type=""/>
  <manifest:file-entry manifest:full-path="Object 608/Configurations2/" manifest:media-type="application/vnd.sun.xml.ui.configuration"/>
  <manifest:file-entry manifest:full-path="Object 608/content.xml" manifest:media-type="text/xml"/>
  <manifest:file-entry manifest:full-path="Object 608/" manifest:version="1.2" manifest:media-type="application/vnd.oasis.opendocument.formula"/>
  <manifest:file-entry manifest:full-path="Object 609/Configurations2/accelerator/current.xml" manifest:media-type=""/>
  <manifest:file-entry manifest:full-path="Object 609/Configurations2/" manifest:media-type="application/vnd.sun.xml.ui.configuration"/>
  <manifest:file-entry manifest:full-path="Object 609/settings.xml" manifest:media-type="text/xml"/>
  <manifest:file-entry manifest:full-path="Object 609/content.xml" manifest:media-type="text/xml"/>
  <manifest:file-entry manifest:full-path="Object 609/" manifest:version="1.2" manifest:media-type="application/vnd.oasis.opendocument.formula"/>
  <manifest:file-entry manifest:full-path="Object 610/Configurations2/accelerator/current.xml" manifest:media-type=""/>
  <manifest:file-entry manifest:full-path="Object 610/Configurations2/" manifest:media-type="application/vnd.sun.xml.ui.configuration"/>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611/Configurations2/accelerator/current.xml" manifest:media-type=""/>
  <manifest:file-entry manifest:full-path="Object 611/Configurations2/" manifest:media-type="application/vnd.sun.xml.ui.configuration"/>
  <manifest:file-entry manifest:full-path="Object 611/settings.xml" manifest:media-type="text/xml"/>
  <manifest:file-entry manifest:full-path="Object 611/content.xml" manifest:media-type="text/xml"/>
  <manifest:file-entry manifest:full-path="Object 611/" manifest:version="1.2" manifest:media-type="application/vnd.oasis.opendocument.formula"/>
  <manifest:file-entry manifest:full-path="Object 612/Configurations2/accelerator/current.xml" manifest:media-type=""/>
  <manifest:file-entry manifest:full-path="Object 612/Configurations2/" manifest:media-type="application/vnd.sun.xml.ui.configuration"/>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613/Configurations2/accelerator/current.xml" manifest:media-type=""/>
  <manifest:file-entry manifest:full-path="Object 613/Configurations2/" manifest:media-type="application/vnd.sun.xml.ui.configuration"/>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808/Configurations2/accelerator/current.xml" manifest:media-type=""/>
  <manifest:file-entry manifest:full-path="Object 808/Configurations2/" manifest:media-type="application/vnd.sun.xml.ui.configuration"/>
  <manifest:file-entry manifest:full-path="Object 808/settings.xml" manifest:media-type="text/xml"/>
  <manifest:file-entry manifest:full-path="Object 808/content.xml" manifest:media-type="text/xml"/>
  <manifest:file-entry manifest:full-path="Object 808/" manifest:version="1.2" manifest:media-type="application/vnd.oasis.opendocument.formula"/>
  <manifest:file-entry manifest:full-path="Object 809/Configurations2/accelerator/current.xml" manifest:media-type=""/>
  <manifest:file-entry manifest:full-path="Object 809/Configurations2/" manifest:media-type="application/vnd.sun.xml.ui.configuration"/>
  <manifest:file-entry manifest:full-path="Object 809/settings.xml" manifest:media-type="text/xml"/>
  <manifest:file-entry manifest:full-path="Object 809/content.xml" manifest:media-type="text/xml"/>
  <manifest:file-entry manifest:full-path="Object 809/" manifest:version="1.2" manifest:media-type="application/vnd.oasis.opendocument.formula"/>
  <manifest:file-entry manifest:full-path="Object 810/Configurations2/accelerator/current.xml" manifest:media-type=""/>
  <manifest:file-entry manifest:full-path="Object 810/Configurations2/" manifest:media-type="application/vnd.sun.xml.ui.configuration"/>
  <manifest:file-entry manifest:full-path="Object 810/content.xml" manifest:media-type="text/xml"/>
  <manifest:file-entry manifest:full-path="Object 810/settings.xml" manifest:media-type="text/xml"/>
  <manifest:file-entry manifest:full-path="Object 810/" manifest:version="1.2" manifest:media-type="application/vnd.oasis.opendocument.formula"/>
  <manifest:file-entry manifest:full-path="Object 811/Configurations2/accelerator/current.xml" manifest:media-type=""/>
  <manifest:file-entry manifest:full-path="Object 811/Configurations2/" manifest:media-type="application/vnd.sun.xml.ui.configuration"/>
  <manifest:file-entry manifest:full-path="Object 811/content.xml" manifest:media-type="text/xml"/>
  <manifest:file-entry manifest:full-path="Object 811/settings.xml" manifest:media-type="text/xml"/>
  <manifest:file-entry manifest:full-path="Object 811/" manifest:version="1.2" manifest:media-type="application/vnd.oasis.opendocument.formula"/>
  <manifest:file-entry manifest:full-path="Object 812/settings.xml" manifest:media-type="text/xml"/>
  <manifest:file-entry manifest:full-path="Object 812/Configurations2/accelerator/current.xml" manifest:media-type=""/>
  <manifest:file-entry manifest:full-path="Object 812/Configurations2/" manifest:media-type="application/vnd.sun.xml.ui.configuration"/>
  <manifest:file-entry manifest:full-path="Object 812/content.xml" manifest:media-type="text/xml"/>
  <manifest:file-entry manifest:full-path="Object 812/" manifest:version="1.2" manifest:media-type="application/vnd.oasis.opendocument.formula"/>
  <manifest:file-entry manifest:full-path="Object 813/content.xml" manifest:media-type="text/xml"/>
  <manifest:file-entry manifest:full-path="Object 813/Configurations2/accelerator/current.xml" manifest:media-type=""/>
  <manifest:file-entry manifest:full-path="Object 813/Configurations2/" manifest:media-type="application/vnd.sun.xml.ui.configuration"/>
  <manifest:file-entry manifest:full-path="Object 813/settings.xml" manifest:media-type="text/xml"/>
  <manifest:file-entry manifest:full-path="Object 813/" manifest:version="1.2" manifest:media-type="application/vnd.oasis.opendocument.formula"/>
  <manifest:file-entry manifest:full-path="Object 814/Configurations2/accelerator/current.xml" manifest:media-type=""/>
  <manifest:file-entry manifest:full-path="Object 814/Configurations2/" manifest:media-type="application/vnd.sun.xml.ui.configuration"/>
  <manifest:file-entry manifest:full-path="Object 814/settings.xml" manifest:media-type="text/xml"/>
  <manifest:file-entry manifest:full-path="Object 814/content.xml" manifest:media-type="text/xml"/>
  <manifest:file-entry manifest:full-path="Object 814/" manifest:version="1.2" manifest:media-type="application/vnd.oasis.opendocument.formula"/>
  <manifest:file-entry manifest:full-path="Object 815/Configurations2/accelerator/current.xml" manifest:media-type=""/>
  <manifest:file-entry manifest:full-path="Object 815/Configurations2/" manifest:media-type="application/vnd.sun.xml.ui.configuration"/>
  <manifest:file-entry manifest:full-path="Object 815/settings.xml" manifest:media-type="text/xml"/>
  <manifest:file-entry manifest:full-path="Object 815/content.xml" manifest:media-type="text/xml"/>
  <manifest:file-entry manifest:full-path="Object 815/" manifest:version="1.2" manifest:media-type="application/vnd.oasis.opendocument.formula"/>
  <manifest:file-entry manifest:full-path="Object 816/content.xml" manifest:media-type="text/xml"/>
  <manifest:file-entry manifest:full-path="Object 816/Configurations2/accelerator/current.xml" manifest:media-type=""/>
  <manifest:file-entry manifest:full-path="Object 816/Configurations2/" manifest:media-type="application/vnd.sun.xml.ui.configuration"/>
  <manifest:file-entry manifest:full-path="Object 816/settings.xml" manifest:media-type="text/xml"/>
  <manifest:file-entry manifest:full-path="Object 816/" manifest:version="1.2" manifest:media-type="application/vnd.oasis.opendocument.formula"/>
  <manifest:file-entry manifest:full-path="Object 817/Configurations2/accelerator/current.xml" manifest:media-type=""/>
  <manifest:file-entry manifest:full-path="Object 817/Configurations2/" manifest:media-type="application/vnd.sun.xml.ui.configuration"/>
  <manifest:file-entry manifest:full-path="Object 817/content.xml" manifest:media-type="text/xml"/>
  <manifest:file-entry manifest:full-path="Object 817/settings.xml" manifest:media-type="text/xml"/>
  <manifest:file-entry manifest:full-path="Object 817/" manifest:version="1.2" manifest:media-type="application/vnd.oasis.opendocument.formula"/>
  <manifest:file-entry manifest:full-path="Object 818/content.xml" manifest:media-type="text/xml"/>
  <manifest:file-entry manifest:full-path="Object 818/Configurations2/accelerator/current.xml" manifest:media-type=""/>
  <manifest:file-entry manifest:full-path="Object 818/Configurations2/" manifest:media-type="application/vnd.sun.xml.ui.configuration"/>
  <manifest:file-entry manifest:full-path="Object 818/settings.xml" manifest:media-type="text/xml"/>
  <manifest:file-entry manifest:full-path="Object 818/" manifest:version="1.2" manifest:media-type="application/vnd.oasis.opendocument.formula"/>
  <manifest:file-entry manifest:full-path="Object 819/Configurations2/accelerator/current.xml" manifest:media-type=""/>
  <manifest:file-entry manifest:full-path="Object 819/Configurations2/" manifest:media-type="application/vnd.sun.xml.ui.configuration"/>
  <manifest:file-entry manifest:full-path="Object 819/content.xml" manifest:media-type="text/xml"/>
  <manifest:file-entry manifest:full-path="Object 819/settings.xml" manifest:media-type="text/xml"/>
  <manifest:file-entry manifest:full-path="Object 819/" manifest:version="1.2" manifest:media-type="application/vnd.oasis.opendocument.formula"/>
  <manifest:file-entry manifest:full-path="Object 820/Configurations2/accelerator/current.xml" manifest:media-type=""/>
  <manifest:file-entry manifest:full-path="Object 820/Configurations2/" manifest:media-type="application/vnd.sun.xml.ui.configuration"/>
  <manifest:file-entry manifest:full-path="Object 820/settings.xml" manifest:media-type="text/xml"/>
  <manifest:file-entry manifest:full-path="Object 820/content.xml" manifest:media-type="text/xml"/>
  <manifest:file-entry manifest:full-path="Object 820/" manifest:version="1.2" manifest:media-type="application/vnd.oasis.opendocument.formula"/>
  <manifest:file-entry manifest:full-path="Object 821/Configurations2/accelerator/current.xml" manifest:media-type=""/>
  <manifest:file-entry manifest:full-path="Object 821/Configurations2/" manifest:media-type="application/vnd.sun.xml.ui.configuration"/>
  <manifest:file-entry manifest:full-path="Object 821/content.xml" manifest:media-type="text/xml"/>
  <manifest:file-entry manifest:full-path="Object 821/settings.xml" manifest:media-type="text/xml"/>
  <manifest:file-entry manifest:full-path="Object 821/" manifest:version="1.2" manifest:media-type="application/vnd.oasis.opendocument.formula"/>
  <manifest:file-entry manifest:full-path="Object 822/Configurations2/accelerator/current.xml" manifest:media-type=""/>
  <manifest:file-entry manifest:full-path="Object 822/Configurations2/" manifest:media-type="application/vnd.sun.xml.ui.configuration"/>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823/Configurations2/accelerator/current.xml" manifest:media-type=""/>
  <manifest:file-entry manifest:full-path="Object 823/Configurations2/" manifest:media-type="application/vnd.sun.xml.ui.configuration"/>
  <manifest:file-entry manifest:full-path="Object 823/settings.xml" manifest:media-type="text/xml"/>
  <manifest:file-entry manifest:full-path="Object 823/content.xml" manifest:media-type="text/xml"/>
  <manifest:file-entry manifest:full-path="Object 823/" manifest:version="1.2" manifest:media-type="application/vnd.oasis.opendocument.formula"/>
  <manifest:file-entry manifest:full-path="Object 824/content.xml" manifest:media-type="text/xml"/>
  <manifest:file-entry manifest:full-path="Object 824/Configurations2/accelerator/current.xml" manifest:media-type=""/>
  <manifest:file-entry manifest:full-path="Object 824/Configurations2/" manifest:media-type="application/vnd.sun.xml.ui.configuration"/>
  <manifest:file-entry manifest:full-path="Object 824/settings.xml" manifest:media-type="text/xml"/>
  <manifest:file-entry manifest:full-path="Object 824/" manifest:version="1.2" manifest:media-type="application/vnd.oasis.opendocument.formula"/>
  <manifest:file-entry manifest:full-path="Object 825/content.xml" manifest:media-type="text/xml"/>
  <manifest:file-entry manifest:full-path="Object 825/Configurations2/accelerator/current.xml" manifest:media-type=""/>
  <manifest:file-entry manifest:full-path="Object 825/Configurations2/" manifest:media-type="application/vnd.sun.xml.ui.configuration"/>
  <manifest:file-entry manifest:full-path="Object 825/settings.xml" manifest:media-type="text/xml"/>
  <manifest:file-entry manifest:full-path="Object 825/" manifest:version="1.2" manifest:media-type="application/vnd.oasis.opendocument.formula"/>
  <manifest:file-entry manifest:full-path="Object 826/settings.xml" manifest:media-type="text/xml"/>
  <manifest:file-entry manifest:full-path="Object 826/Configurations2/accelerator/current.xml" manifest:media-type=""/>
  <manifest:file-entry manifest:full-path="Object 826/Configurations2/" manifest:media-type="application/vnd.sun.xml.ui.configuration"/>
  <manifest:file-entry manifest:full-path="Object 826/content.xml" manifest:media-type="text/xml"/>
  <manifest:file-entry manifest:full-path="Object 826/" manifest:version="1.2" manifest:media-type="application/vnd.oasis.opendocument.formula"/>
  <manifest:file-entry manifest:full-path="Object 827/content.xml" manifest:media-type="text/xml"/>
  <manifest:file-entry manifest:full-path="Object 827/Configurations2/accelerator/current.xml" manifest:media-type=""/>
  <manifest:file-entry manifest:full-path="Object 827/Configurations2/" manifest:media-type="application/vnd.sun.xml.ui.configuration"/>
  <manifest:file-entry manifest:full-path="Object 827/settings.xml" manifest:media-type="text/xml"/>
  <manifest:file-entry manifest:full-path="Object 827/" manifest:version="1.2" manifest:media-type="application/vnd.oasis.opendocument.formula"/>
  <manifest:file-entry manifest:full-path="Object 828/content.xml" manifest:media-type="text/xml"/>
  <manifest:file-entry manifest:full-path="Object 828/Configurations2/accelerator/current.xml" manifest:media-type=""/>
  <manifest:file-entry manifest:full-path="Object 828/Configurations2/" manifest:media-type="application/vnd.sun.xml.ui.configuration"/>
  <manifest:file-entry manifest:full-path="Object 828/settings.xml" manifest:media-type="text/xml"/>
  <manifest:file-entry manifest:full-path="Object 828/" manifest:version="1.2" manifest:media-type="application/vnd.oasis.opendocument.formula"/>
  <manifest:file-entry manifest:full-path="Object 829/settings.xml" manifest:media-type="text/xml"/>
  <manifest:file-entry manifest:full-path="Object 829/Configurations2/accelerator/current.xml" manifest:media-type=""/>
  <manifest:file-entry manifest:full-path="Object 829/Configurations2/" manifest:media-type="application/vnd.sun.xml.ui.configuration"/>
  <manifest:file-entry manifest:full-path="Object 829/content.xml" manifest:media-type="text/xml"/>
  <manifest:file-entry manifest:full-path="Object 829/" manifest:version="1.2" manifest:media-type="application/vnd.oasis.opendocument.formula"/>
  <manifest:file-entry manifest:full-path="Object 830/content.xml" manifest:media-type="text/xml"/>
  <manifest:file-entry manifest:full-path="Object 830/Configurations2/accelerator/current.xml" manifest:media-type=""/>
  <manifest:file-entry manifest:full-path="Object 830/Configurations2/" manifest:media-type="application/vnd.sun.xml.ui.configuration"/>
  <manifest:file-entry manifest:full-path="Object 830/settings.xml" manifest:media-type="text/xml"/>
  <manifest:file-entry manifest:full-path="Object 830/" manifest:version="1.2" manifest:media-type="application/vnd.oasis.opendocument.formula"/>
  <manifest:file-entry manifest:full-path="Object 831/Configurations2/accelerator/current.xml" manifest:media-type=""/>
  <manifest:file-entry manifest:full-path="Object 831/Configurations2/" manifest:media-type="application/vnd.sun.xml.ui.configuration"/>
  <manifest:file-entry manifest:full-path="Object 831/settings.xml" manifest:media-type="text/xml"/>
  <manifest:file-entry manifest:full-path="Object 831/content.xml" manifest:media-type="text/xml"/>
  <manifest:file-entry manifest:full-path="Object 831/" manifest:version="1.2" manifest:media-type="application/vnd.oasis.opendocument.formula"/>
  <manifest:file-entry manifest:full-path="Object 832/Configurations2/accelerator/current.xml" manifest:media-type=""/>
  <manifest:file-entry manifest:full-path="Object 832/Configurations2/" manifest:media-type="application/vnd.sun.xml.ui.configuration"/>
  <manifest:file-entry manifest:full-path="Object 832/settings.xml" manifest:media-type="text/xml"/>
  <manifest:file-entry manifest:full-path="Object 832/content.xml" manifest:media-type="text/xml"/>
  <manifest:file-entry manifest:full-path="Object 832/" manifest:version="1.2" manifest:media-type="application/vnd.oasis.opendocument.formula"/>
  <manifest:file-entry manifest:full-path="Object 833/Configurations2/accelerator/current.xml" manifest:media-type=""/>
  <manifest:file-entry manifest:full-path="Object 833/Configurations2/" manifest:media-type="application/vnd.sun.xml.ui.configuration"/>
  <manifest:file-entry manifest:full-path="Object 833/settings.xml" manifest:media-type="text/xml"/>
  <manifest:file-entry manifest:full-path="Object 833/content.xml" manifest:media-type="text/xml"/>
  <manifest:file-entry manifest:full-path="Object 833/" manifest:version="1.2" manifest:media-type="application/vnd.oasis.opendocument.formula"/>
  <manifest:file-entry manifest:full-path="Object 834/Configurations2/accelerator/current.xml" manifest:media-type=""/>
  <manifest:file-entry manifest:full-path="Object 834/Configurations2/" manifest:media-type="application/vnd.sun.xml.ui.configuration"/>
  <manifest:file-entry manifest:full-path="Object 834/content.xml" manifest:media-type="text/xml"/>
  <manifest:file-entry manifest:full-path="Object 834/settings.xml" manifest:media-type="text/xml"/>
  <manifest:file-entry manifest:full-path="Object 834/" manifest:version="1.2" manifest:media-type="application/vnd.oasis.opendocument.formula"/>
  <manifest:file-entry manifest:full-path="Object 835/Configurations2/accelerator/current.xml" manifest:media-type=""/>
  <manifest:file-entry manifest:full-path="Object 835/Configurations2/" manifest:media-type="application/vnd.sun.xml.ui.configuration"/>
  <manifest:file-entry manifest:full-path="Object 835/content.xml" manifest:media-type="text/xml"/>
  <manifest:file-entry manifest:full-path="Object 835/settings.xml" manifest:media-type="text/xml"/>
  <manifest:file-entry manifest:full-path="Object 835/" manifest:version="1.2" manifest:media-type="application/vnd.oasis.opendocument.formula"/>
  <manifest:file-entry manifest:full-path="Object 836/Configurations2/accelerator/current.xml" manifest:media-type=""/>
  <manifest:file-entry manifest:full-path="Object 836/Configurations2/" manifest:media-type="application/vnd.sun.xml.ui.configuration"/>
  <manifest:file-entry manifest:full-path="Object 836/content.xml" manifest:media-type="text/xml"/>
  <manifest:file-entry manifest:full-path="Object 836/settings.xml" manifest:media-type="text/xml"/>
  <manifest:file-entry manifest:full-path="Object 836/" manifest:version="1.2" manifest:media-type="application/vnd.oasis.opendocument.formula"/>
  <manifest:file-entry manifest:full-path="Object 837/content.xml" manifest:media-type="text/xml"/>
  <manifest:file-entry manifest:full-path="Object 837/Configurations2/accelerator/current.xml" manifest:media-type=""/>
  <manifest:file-entry manifest:full-path="Object 837/Configurations2/" manifest:media-type="application/vnd.sun.xml.ui.configuration"/>
  <manifest:file-entry manifest:full-path="Object 837/settings.xml" manifest:media-type="text/xml"/>
  <manifest:file-entry manifest:full-path="Object 837/" manifest:version="1.2" manifest:media-type="application/vnd.oasis.opendocument.formula"/>
  <manifest:file-entry manifest:full-path="Object 838/Configurations2/accelerator/current.xml" manifest:media-type=""/>
  <manifest:file-entry manifest:full-path="Object 838/Configurations2/" manifest:media-type="application/vnd.sun.xml.ui.configuration"/>
  <manifest:file-entry manifest:full-path="Object 838/settings.xml" manifest:media-type="text/xml"/>
  <manifest:file-entry manifest:full-path="Object 838/content.xml" manifest:media-type="text/xml"/>
  <manifest:file-entry manifest:full-path="Object 838/" manifest:version="1.2" manifest:media-type="application/vnd.oasis.opendocument.formula"/>
  <manifest:file-entry manifest:full-path="Object 839/Configurations2/accelerator/current.xml" manifest:media-type=""/>
  <manifest:file-entry manifest:full-path="Object 839/Configurations2/" manifest:media-type="application/vnd.sun.xml.ui.configuration"/>
  <manifest:file-entry manifest:full-path="Object 839/settings.xml" manifest:media-type="text/xml"/>
  <manifest:file-entry manifest:full-path="Object 839/content.xml" manifest:media-type="text/xml"/>
  <manifest:file-entry manifest:full-path="Object 839/" manifest:version="1.2" manifest:media-type="application/vnd.oasis.opendocument.formula"/>
  <manifest:file-entry manifest:full-path="Object 840/Configurations2/accelerator/current.xml" manifest:media-type=""/>
  <manifest:file-entry manifest:full-path="Object 840/Configurations2/" manifest:media-type="application/vnd.sun.xml.ui.configuration"/>
  <manifest:file-entry manifest:full-path="Object 840/content.xml" manifest:media-type="text/xml"/>
  <manifest:file-entry manifest:full-path="Object 840/settings.xml" manifest:media-type="text/xml"/>
  <manifest:file-entry manifest:full-path="Object 840/" manifest:version="1.2" manifest:media-type="application/vnd.oasis.opendocument.formula"/>
  <manifest:file-entry manifest:full-path="Object 841/Configurations2/accelerator/current.xml" manifest:media-type=""/>
  <manifest:file-entry manifest:full-path="Object 841/Configurations2/" manifest:media-type="application/vnd.sun.xml.ui.configuration"/>
  <manifest:file-entry manifest:full-path="Object 841/content.xml" manifest:media-type="text/xml"/>
  <manifest:file-entry manifest:full-path="Object 841/settings.xml" manifest:media-type="text/xml"/>
  <manifest:file-entry manifest:full-path="Object 841/" manifest:version="1.2" manifest:media-type="application/vnd.oasis.opendocument.formula"/>
  <manifest:file-entry manifest:full-path="Object 842/Configurations2/accelerator/current.xml" manifest:media-type=""/>
  <manifest:file-entry manifest:full-path="Object 842/Configurations2/" manifest:media-type="application/vnd.sun.xml.ui.configuration"/>
  <manifest:file-entry manifest:full-path="Object 842/content.xml" manifest:media-type="text/xml"/>
  <manifest:file-entry manifest:full-path="Object 842/settings.xml" manifest:media-type="text/xml"/>
  <manifest:file-entry manifest:full-path="Object 842/" manifest:version="1.2" manifest:media-type="application/vnd.oasis.opendocument.formula"/>
  <manifest:file-entry manifest:full-path="Object 843/Configurations2/accelerator/current.xml" manifest:media-type=""/>
  <manifest:file-entry manifest:full-path="Object 843/Configurations2/" manifest:media-type="application/vnd.sun.xml.ui.configuration"/>
  <manifest:file-entry manifest:full-path="Object 843/content.xml" manifest:media-type="text/xml"/>
  <manifest:file-entry manifest:full-path="Object 843/settings.xml" manifest:media-type="text/xml"/>
  <manifest:file-entry manifest:full-path="Object 843/" manifest:version="1.2" manifest:media-type="application/vnd.oasis.opendocument.formula"/>
  <manifest:file-entry manifest:full-path="Object 844/Configurations2/accelerator/current.xml" manifest:media-type=""/>
  <manifest:file-entry manifest:full-path="Object 844/Configurations2/" manifest:media-type="application/vnd.sun.xml.ui.configuration"/>
  <manifest:file-entry manifest:full-path="Object 844/settings.xml" manifest:media-type="text/xml"/>
  <manifest:file-entry manifest:full-path="Object 844/content.xml" manifest:media-type="text/xml"/>
  <manifest:file-entry manifest:full-path="Object 844/" manifest:version="1.2" manifest:media-type="application/vnd.oasis.opendocument.formula"/>
  <manifest:file-entry manifest:full-path="Object 845/Configurations2/accelerator/current.xml" manifest:media-type=""/>
  <manifest:file-entry manifest:full-path="Object 845/Configurations2/" manifest:media-type="application/vnd.sun.xml.ui.configuration"/>
  <manifest:file-entry manifest:full-path="Object 845/content.xml" manifest:media-type="text/xml"/>
  <manifest:file-entry manifest:full-path="Object 845/settings.xml" manifest:media-type="text/xml"/>
  <manifest:file-entry manifest:full-path="Object 845/" manifest:version="1.2" manifest:media-type="application/vnd.oasis.opendocument.formula"/>
  <manifest:file-entry manifest:full-path="Object 846/Configurations2/accelerator/current.xml" manifest:media-type=""/>
  <manifest:file-entry manifest:full-path="Object 846/Configurations2/" manifest:media-type="application/vnd.sun.xml.ui.configuration"/>
  <manifest:file-entry manifest:full-path="Object 846/settings.xml" manifest:media-type="text/xml"/>
  <manifest:file-entry manifest:full-path="Object 846/content.xml" manifest:media-type="text/xml"/>
  <manifest:file-entry manifest:full-path="Object 846/" manifest:version="1.2" manifest:media-type="application/vnd.oasis.opendocument.formula"/>
  <manifest:file-entry manifest:full-path="Object 847/Configurations2/accelerator/current.xml" manifest:media-type=""/>
  <manifest:file-entry manifest:full-path="Object 847/Configurations2/" manifest:media-type="application/vnd.sun.xml.ui.configuration"/>
  <manifest:file-entry manifest:full-path="Object 847/settings.xml" manifest:media-type="text/xml"/>
  <manifest:file-entry manifest:full-path="Object 847/content.xml" manifest:media-type="text/xml"/>
  <manifest:file-entry manifest:full-path="Object 847/" manifest:version="1.2" manifest:media-type="application/vnd.oasis.opendocument.formula"/>
  <manifest:file-entry manifest:full-path="Object 848/Configurations2/accelerator/current.xml" manifest:media-type=""/>
  <manifest:file-entry manifest:full-path="Object 848/Configurations2/" manifest:media-type="application/vnd.sun.xml.ui.configuration"/>
  <manifest:file-entry manifest:full-path="Object 848/content.xml" manifest:media-type="text/xml"/>
  <manifest:file-entry manifest:full-path="Object 848/settings.xml" manifest:media-type="text/xml"/>
  <manifest:file-entry manifest:full-path="Object 848/" manifest:version="1.2" manifest:media-type="application/vnd.oasis.opendocument.formula"/>
  <manifest:file-entry manifest:full-path="Object 849/Configurations2/accelerator/current.xml" manifest:media-type=""/>
  <manifest:file-entry manifest:full-path="Object 849/Configurations2/" manifest:media-type="application/vnd.sun.xml.ui.configuration"/>
  <manifest:file-entry manifest:full-path="Object 849/content.xml" manifest:media-type="text/xml"/>
  <manifest:file-entry manifest:full-path="Object 849/settings.xml" manifest:media-type="text/xml"/>
  <manifest:file-entry manifest:full-path="Object 849/" manifest:version="1.2" manifest:media-type="application/vnd.oasis.opendocument.formula"/>
  <manifest:file-entry manifest:full-path="Object 850/content.xml" manifest:media-type="text/xml"/>
  <manifest:file-entry manifest:full-path="Object 850/Configurations2/accelerator/current.xml" manifest:media-type=""/>
  <manifest:file-entry manifest:full-path="Object 850/Configurations2/" manifest:media-type="application/vnd.sun.xml.ui.configuration"/>
  <manifest:file-entry manifest:full-path="Object 850/settings.xml" manifest:media-type="text/xml"/>
  <manifest:file-entry manifest:full-path="Object 850/" manifest:version="1.2" manifest:media-type="application/vnd.oasis.opendocument.formula"/>
  <manifest:file-entry manifest:full-path="Object 851/Configurations2/accelerator/current.xml" manifest:media-type=""/>
  <manifest:file-entry manifest:full-path="Object 851/Configurations2/" manifest:media-type="application/vnd.sun.xml.ui.configuration"/>
  <manifest:file-entry manifest:full-path="Object 851/settings.xml" manifest:media-type="text/xml"/>
  <manifest:file-entry manifest:full-path="Object 851/content.xml" manifest:media-type="text/xml"/>
  <manifest:file-entry manifest:full-path="Object 851/" manifest:version="1.2" manifest:media-type="application/vnd.oasis.opendocument.formula"/>
  <manifest:file-entry manifest:full-path="Object 852/settings.xml" manifest:media-type="text/xml"/>
  <manifest:file-entry manifest:full-path="Object 852/Configurations2/accelerator/current.xml" manifest:media-type=""/>
  <manifest:file-entry manifest:full-path="Object 852/Configurations2/" manifest:media-type="application/vnd.sun.xml.ui.configuration"/>
  <manifest:file-entry manifest:full-path="Object 852/content.xml" manifest:media-type="text/xml"/>
  <manifest:file-entry manifest:full-path="Object 852/" manifest:version="1.2" manifest:media-type="application/vnd.oasis.opendocument.formula"/>
  <manifest:file-entry manifest:full-path="Object 853/settings.xml" manifest:media-type="text/xml"/>
  <manifest:file-entry manifest:full-path="Object 853/Configurations2/accelerator/current.xml" manifest:media-type=""/>
  <manifest:file-entry manifest:full-path="Object 853/Configurations2/" manifest:media-type="application/vnd.sun.xml.ui.configuration"/>
  <manifest:file-entry manifest:full-path="Object 853/content.xml" manifest:media-type="text/xml"/>
  <manifest:file-entry manifest:full-path="Object 853/" manifest:version="1.2" manifest:media-type="application/vnd.oasis.opendocument.formula"/>
  <manifest:file-entry manifest:full-path="Object 854/Configurations2/accelerator/current.xml" manifest:media-type=""/>
  <manifest:file-entry manifest:full-path="Object 854/Configurations2/" manifest:media-type="application/vnd.sun.xml.ui.configuration"/>
  <manifest:file-entry manifest:full-path="Object 854/settings.xml" manifest:media-type="text/xml"/>
  <manifest:file-entry manifest:full-path="Object 854/content.xml" manifest:media-type="text/xml"/>
  <manifest:file-entry manifest:full-path="Object 854/" manifest:version="1.2" manifest:media-type="application/vnd.oasis.opendocument.formula"/>
  <manifest:file-entry manifest:full-path="Object 614/Configurations2/accelerator/current.xml" manifest:media-type=""/>
  <manifest:file-entry manifest:full-path="Object 614/Configurations2/" manifest:media-type="application/vnd.sun.xml.ui.configuration"/>
  <manifest:file-entry manifest:full-path="Object 614/content.xml" manifest:media-type="text/xml"/>
  <manifest:file-entry manifest:full-path="Object 614/settings.xml" manifest:media-type="text/xml"/>
  <manifest:file-entry manifest:full-path="Object 614/" manifest:version="1.2" manifest:media-type="application/vnd.oasis.opendocument.formula"/>
  <manifest:file-entry manifest:full-path="Object 615/content.xml" manifest:media-type="text/xml"/>
  <manifest:file-entry manifest:full-path="Object 615/settings.xml" manifest:media-type="text/xml"/>
  <manifest:file-entry manifest:full-path="Object 615/Configurations2/accelerator/current.xml" manifest:media-type=""/>
  <manifest:file-entry manifest:full-path="Object 615/Configurations2/" manifest:media-type="application/vnd.sun.xml.ui.configuration"/>
  <manifest:file-entry manifest:full-path="Object 615/" manifest:version="1.2" manifest:media-type="application/vnd.oasis.opendocument.formula"/>
  <manifest:file-entry manifest:full-path="Object 616/settings.xml" manifest:media-type="text/xml"/>
  <manifest:file-entry manifest:full-path="Object 616/Configurations2/accelerator/current.xml" manifest:media-type=""/>
  <manifest:file-entry manifest:full-path="Object 616/Configurations2/" manifest:media-type="application/vnd.sun.xml.ui.configuration"/>
  <manifest:file-entry manifest:full-path="Object 616/content.xml" manifest:media-type="text/xml"/>
  <manifest:file-entry manifest:full-path="Object 616/" manifest:version="1.2" manifest:media-type="application/vnd.oasis.opendocument.formula"/>
  <manifest:file-entry manifest:full-path="Object 617/Configurations2/accelerator/current.xml" manifest:media-type=""/>
  <manifest:file-entry manifest:full-path="Object 617/Configurations2/" manifest:media-type="application/vnd.sun.xml.ui.configuration"/>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618/Configurations2/accelerator/current.xml" manifest:media-type=""/>
  <manifest:file-entry manifest:full-path="Object 618/Configurations2/" manifest:media-type="application/vnd.sun.xml.ui.configuration"/>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19/Configurations2/accelerator/current.xml" manifest:media-type=""/>
  <manifest:file-entry manifest:full-path="Object 619/Configurations2/" manifest:media-type="application/vnd.sun.xml.ui.configuration"/>
  <manifest:file-entry manifest:full-path="Object 619/content.xml" manifest:media-type="text/xml"/>
  <manifest:file-entry manifest:full-path="Object 619/settings.xml" manifest:media-type="text/xml"/>
  <manifest:file-entry manifest:full-path="Object 619/" manifest:version="1.2" manifest:media-type="application/vnd.oasis.opendocument.formula"/>
  <manifest:file-entry manifest:full-path="Object 620/Configurations2/accelerator/current.xml" manifest:media-type=""/>
  <manifest:file-entry manifest:full-path="Object 620/Configurations2/" manifest:media-type="application/vnd.sun.xml.ui.configuration"/>
  <manifest:file-entry manifest:full-path="Object 620/settings.xml" manifest:media-type="text/xml"/>
  <manifest:file-entry manifest:full-path="Object 620/content.xml" manifest:media-type="text/xml"/>
  <manifest:file-entry manifest:full-path="Object 620/" manifest:version="1.2" manifest:media-type="application/vnd.oasis.opendocument.formula"/>
  <manifest:file-entry manifest:full-path="Object 621/content.xml" manifest:media-type="text/xml"/>
  <manifest:file-entry manifest:full-path="Object 621/Configurations2/accelerator/current.xml" manifest:media-type=""/>
  <manifest:file-entry manifest:full-path="Object 621/Configurations2/" manifest:media-type="application/vnd.sun.xml.ui.configuration"/>
  <manifest:file-entry manifest:full-path="Object 621/settings.xml" manifest:media-type="text/xml"/>
  <manifest:file-entry manifest:full-path="Object 621/" manifest:version="1.2" manifest:media-type="application/vnd.oasis.opendocument.formula"/>
  <manifest:file-entry manifest:full-path="Object 622/Configurations2/accelerator/current.xml" manifest:media-type=""/>
  <manifest:file-entry manifest:full-path="Object 622/Configurations2/" manifest:media-type="application/vnd.sun.xml.ui.configuration"/>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623/Configurations2/accelerator/current.xml" manifest:media-type=""/>
  <manifest:file-entry manifest:full-path="Object 623/Configurations2/" manifest:media-type="application/vnd.sun.xml.ui.configuration"/>
  <manifest:file-entry manifest:full-path="Object 623/settings.xml" manifest:media-type="text/xml"/>
  <manifest:file-entry manifest:full-path="Object 623/content.xml" manifest:media-type="text/xml"/>
  <manifest:file-entry manifest:full-path="Object 623/" manifest:version="1.2" manifest:media-type="application/vnd.oasis.opendocument.formula"/>
  <manifest:file-entry manifest:full-path="Object 624/Configurations2/accelerator/current.xml" manifest:media-type=""/>
  <manifest:file-entry manifest:full-path="Object 624/Configurations2/" manifest:media-type="application/vnd.sun.xml.ui.configuration"/>
  <manifest:file-entry manifest:full-path="Object 624/content.xml" manifest:media-type="text/xml"/>
  <manifest:file-entry manifest:full-path="Object 624/settings.xml" manifest:media-type="text/xml"/>
  <manifest:file-entry manifest:full-path="Object 624/" manifest:version="1.2" manifest:media-type="application/vnd.oasis.opendocument.formula"/>
  <manifest:file-entry manifest:full-path="Object 625/Configurations2/accelerator/current.xml" manifest:media-type=""/>
  <manifest:file-entry manifest:full-path="Object 625/Configurations2/" manifest:media-type="application/vnd.sun.xml.ui.configuration"/>
  <manifest:file-entry manifest:full-path="Object 625/settings.xml" manifest:media-type="text/xml"/>
  <manifest:file-entry manifest:full-path="Object 625/content.xml" manifest:media-type="text/xml"/>
  <manifest:file-entry manifest:full-path="Object 625/" manifest:version="1.2" manifest:media-type="application/vnd.oasis.opendocument.formula"/>
  <manifest:file-entry manifest:full-path="Object 626/content.xml" manifest:media-type="text/xml"/>
  <manifest:file-entry manifest:full-path="Object 626/Configurations2/accelerator/current.xml" manifest:media-type=""/>
  <manifest:file-entry manifest:full-path="Object 626/Configurations2/" manifest:media-type="application/vnd.sun.xml.ui.configuration"/>
  <manifest:file-entry manifest:full-path="Object 626/settings.xml" manifest:media-type="text/xml"/>
  <manifest:file-entry manifest:full-path="Object 626/" manifest:version="1.2" manifest:media-type="application/vnd.oasis.opendocument.formula"/>
  <manifest:file-entry manifest:full-path="Object 627/content.xml" manifest:media-type="text/xml"/>
  <manifest:file-entry manifest:full-path="Object 627/Configurations2/accelerator/current.xml" manifest:media-type=""/>
  <manifest:file-entry manifest:full-path="Object 627/Configurations2/" manifest:media-type="application/vnd.sun.xml.ui.configuration"/>
  <manifest:file-entry manifest:full-path="Object 627/settings.xml" manifest:media-type="text/xml"/>
  <manifest:file-entry manifest:full-path="Object 627/" manifest:version="1.2" manifest:media-type="application/vnd.oasis.opendocument.formula"/>
  <manifest:file-entry manifest:full-path="Object 628/content.xml" manifest:media-type="text/xml"/>
  <manifest:file-entry manifest:full-path="Object 628/Configurations2/accelerator/current.xml" manifest:media-type=""/>
  <manifest:file-entry manifest:full-path="Object 628/Configurations2/" manifest:media-type="application/vnd.sun.xml.ui.configuration"/>
  <manifest:file-entry manifest:full-path="Object 628/settings.xml" manifest:media-type="text/xml"/>
  <manifest:file-entry manifest:full-path="Object 628/" manifest:version="1.2" manifest:media-type="application/vnd.oasis.opendocument.formula"/>
  <manifest:file-entry manifest:full-path="Object 629/Configurations2/accelerator/current.xml" manifest:media-type=""/>
  <manifest:file-entry manifest:full-path="Object 629/Configurations2/" manifest:media-type="application/vnd.sun.xml.ui.configuration"/>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630/Configurations2/accelerator/current.xml" manifest:media-type=""/>
  <manifest:file-entry manifest:full-path="Object 630/Configurations2/" manifest:media-type="application/vnd.sun.xml.ui.configuration"/>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631/Configurations2/accelerator/current.xml" manifest:media-type=""/>
  <manifest:file-entry manifest:full-path="Object 631/Configurations2/" manifest:media-type="application/vnd.sun.xml.ui.configuration"/>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632/Configurations2/accelerator/current.xml" manifest:media-type=""/>
  <manifest:file-entry manifest:full-path="Object 632/Configurations2/" manifest:media-type="application/vnd.sun.xml.ui.configuration"/>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633/Configurations2/accelerator/current.xml" manifest:media-type=""/>
  <manifest:file-entry manifest:full-path="Object 633/Configurations2/" manifest:media-type="application/vnd.sun.xml.ui.configuration"/>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34/Configurations2/accelerator/current.xml" manifest:media-type=""/>
  <manifest:file-entry manifest:full-path="Object 634/Configurations2/" manifest:media-type="application/vnd.sun.xml.ui.configuration"/>
  <manifest:file-entry manifest:full-path="Object 634/content.xml" manifest:media-type="text/xml"/>
  <manifest:file-entry manifest:full-path="Object 634/settings.xml" manifest:media-type="text/xml"/>
  <manifest:file-entry manifest:full-path="Object 634/" manifest:version="1.2" manifest:media-type="application/vnd.oasis.opendocument.formula"/>
  <manifest:file-entry manifest:full-path="Object 635/content.xml" manifest:media-type="text/xml"/>
  <manifest:file-entry manifest:full-path="Object 635/settings.xml" manifest:media-type="text/xml"/>
  <manifest:file-entry manifest:full-path="Object 635/Configurations2/accelerator/current.xml" manifest:media-type=""/>
  <manifest:file-entry manifest:full-path="Object 635/Configurations2/" manifest:media-type="application/vnd.sun.xml.ui.configuration"/>
  <manifest:file-entry manifest:full-path="Object 635/" manifest:version="1.2" manifest:media-type="application/vnd.oasis.opendocument.formula"/>
  <manifest:file-entry manifest:full-path="Object 636/Configurations2/accelerator/current.xml" manifest:media-type=""/>
  <manifest:file-entry manifest:full-path="Object 636/Configurations2/" manifest:media-type="application/vnd.sun.xml.ui.configuration"/>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637/content.xml" manifest:media-type="text/xml"/>
  <manifest:file-entry manifest:full-path="Object 637/Configurations2/accelerator/current.xml" manifest:media-type=""/>
  <manifest:file-entry manifest:full-path="Object 637/Configurations2/" manifest:media-type="application/vnd.sun.xml.ui.configuration"/>
  <manifest:file-entry manifest:full-path="Object 637/settings.xml" manifest:media-type="text/xml"/>
  <manifest:file-entry manifest:full-path="Object 637/" manifest:version="1.2" manifest:media-type="application/vnd.oasis.opendocument.formula"/>
  <manifest:file-entry manifest:full-path="Object 638/content.xml" manifest:media-type="text/xml"/>
  <manifest:file-entry manifest:full-path="Object 638/Configurations2/accelerator/current.xml" manifest:media-type=""/>
  <manifest:file-entry manifest:full-path="Object 638/Configurations2/" manifest:media-type="application/vnd.sun.xml.ui.configuration"/>
  <manifest:file-entry manifest:full-path="Object 638/settings.xml" manifest:media-type="text/xml"/>
  <manifest:file-entry manifest:full-path="Object 638/" manifest:version="1.2" manifest:media-type="application/vnd.oasis.opendocument.formula"/>
  <manifest:file-entry manifest:full-path="Object 639/Configurations2/accelerator/current.xml" manifest:media-type=""/>
  <manifest:file-entry manifest:full-path="Object 639/Configurations2/" manifest:media-type="application/vnd.sun.xml.ui.configuration"/>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640/Configurations2/accelerator/current.xml" manifest:media-type=""/>
  <manifest:file-entry manifest:full-path="Object 640/Configurations2/" manifest:media-type="application/vnd.sun.xml.ui.configuration"/>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641/Configurations2/accelerator/current.xml" manifest:media-type=""/>
  <manifest:file-entry manifest:full-path="Object 641/Configurations2/" manifest:media-type="application/vnd.sun.xml.ui.configuration"/>
  <manifest:file-entry manifest:full-path="Object 641/content.xml" manifest:media-type="text/xml"/>
  <manifest:file-entry manifest:full-path="Object 641/settings.xml" manifest:media-type="text/xml"/>
  <manifest:file-entry manifest:full-path="Object 641/" manifest:version="1.2" manifest:media-type="application/vnd.oasis.opendocument.formula"/>
  <manifest:file-entry manifest:full-path="styles.xml" manifest:media-type="text/xml"/>
  <manifest:file-entry manifest:full-path="Object 642/content.xml" manifest:media-type="text/xml"/>
  <manifest:file-entry manifest:full-path="Object 642/Configurations2/accelerator/current.xml" manifest:media-type=""/>
  <manifest:file-entry manifest:full-path="Object 642/Configurations2/" manifest:media-type="application/vnd.sun.xml.ui.configuration"/>
  <manifest:file-entry manifest:full-path="Object 642/settings.xml" manifest:media-type="text/xml"/>
  <manifest:file-entry manifest:full-path="Object 642/" manifest:version="1.2" manifest:media-type="application/vnd.oasis.opendocument.formula"/>
  <manifest:file-entry manifest:full-path="Object 643/content.xml" manifest:media-type="text/xml"/>
  <manifest:file-entry manifest:full-path="Object 643/Configurations2/accelerator/current.xml" manifest:media-type=""/>
  <manifest:file-entry manifest:full-path="Object 643/Configurations2/" manifest:media-type="application/vnd.sun.xml.ui.configuration"/>
  <manifest:file-entry manifest:full-path="Object 643/settings.xml" manifest:media-type="text/xml"/>
  <manifest:file-entry manifest:full-path="Object 643/" manifest:version="1.2" manifest:media-type="application/vnd.oasis.opendocument.formula"/>
  <manifest:file-entry manifest:full-path="Object 644/Configurations2/accelerator/current.xml" manifest:media-type=""/>
  <manifest:file-entry manifest:full-path="Object 644/Configurations2/" manifest:media-type="application/vnd.sun.xml.ui.configuration"/>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645/settings.xml" manifest:media-type="text/xml"/>
  <manifest:file-entry manifest:full-path="Object 645/Configurations2/accelerator/current.xml" manifest:media-type=""/>
  <manifest:file-entry manifest:full-path="Object 645/Configurations2/" manifest:media-type="application/vnd.sun.xml.ui.configuration"/>
  <manifest:file-entry manifest:full-path="Object 645/content.xml" manifest:media-type="text/xml"/>
  <manifest:file-entry manifest:full-path="Object 645/" manifest:version="1.2" manifest:media-type="application/vnd.oasis.opendocument.formula"/>
  <manifest:file-entry manifest:full-path="Object 646/Configurations2/accelerator/current.xml" manifest:media-type=""/>
  <manifest:file-entry manifest:full-path="Object 646/Configurations2/" manifest:media-type="application/vnd.sun.xml.ui.configuration"/>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647/content.xml" manifest:media-type="text/xml"/>
  <manifest:file-entry manifest:full-path="Object 647/Configurations2/accelerator/current.xml" manifest:media-type=""/>
  <manifest:file-entry manifest:full-path="Object 647/Configurations2/" manifest:media-type="application/vnd.sun.xml.ui.configuration"/>
  <manifest:file-entry manifest:full-path="Object 647/settings.xml" manifest:media-type="text/xml"/>
  <manifest:file-entry manifest:full-path="Object 647/" manifest:version="1.2" manifest:media-type="application/vnd.oasis.opendocument.formula"/>
  <manifest:file-entry manifest:full-path="Object 648/content.xml" manifest:media-type="text/xml"/>
  <manifest:file-entry manifest:full-path="Object 648/Configurations2/accelerator/current.xml" manifest:media-type=""/>
  <manifest:file-entry manifest:full-path="Object 648/Configurations2/" manifest:media-type="application/vnd.sun.xml.ui.configuration"/>
  <manifest:file-entry manifest:full-path="Object 648/settings.xml" manifest:media-type="text/xml"/>
  <manifest:file-entry manifest:full-path="Object 648/" manifest:version="1.2" manifest:media-type="application/vnd.oasis.opendocument.formula"/>
  <manifest:file-entry manifest:full-path="Object 649/Configurations2/accelerator/current.xml" manifest:media-type=""/>
  <manifest:file-entry manifest:full-path="Object 649/Configurations2/" manifest:media-type="application/vnd.sun.xml.ui.configuration"/>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650/content.xml" manifest:media-type="text/xml"/>
  <manifest:file-entry manifest:full-path="Object 650/Configurations2/accelerator/current.xml" manifest:media-type=""/>
  <manifest:file-entry manifest:full-path="Object 650/Configurations2/" manifest:media-type="application/vnd.sun.xml.ui.configuration"/>
  <manifest:file-entry manifest:full-path="Object 650/settings.xml" manifest:media-type="text/xml"/>
  <manifest:file-entry manifest:full-path="Object 650/" manifest:version="1.2" manifest:media-type="application/vnd.oasis.opendocument.formula"/>
  <manifest:file-entry manifest:full-path="Object 651/Configurations2/accelerator/current.xml" manifest:media-type=""/>
  <manifest:file-entry manifest:full-path="Object 651/Configurations2/" manifest:media-type="application/vnd.sun.xml.ui.configuration"/>
  <manifest:file-entry manifest:full-path="Object 651/settings.xml" manifest:media-type="text/xml"/>
  <manifest:file-entry manifest:full-path="Object 651/content.xml" manifest:media-type="text/xml"/>
  <manifest:file-entry manifest:full-path="Object 651/" manifest:version="1.2" manifest:media-type="application/vnd.oasis.opendocument.formula"/>
  <manifest:file-entry manifest:full-path="Object 652/Configurations2/accelerator/current.xml" manifest:media-type=""/>
  <manifest:file-entry manifest:full-path="Object 652/Configurations2/" manifest:media-type="application/vnd.sun.xml.ui.configuration"/>
  <manifest:file-entry manifest:full-path="Object 652/settings.xml" manifest:media-type="text/xml"/>
  <manifest:file-entry manifest:full-path="Object 652/content.xml" manifest:media-type="text/xml"/>
  <manifest:file-entry manifest:full-path="Object 652/" manifest:version="1.2" manifest:media-type="application/vnd.oasis.opendocument.formula"/>
  <manifest:file-entry manifest:full-path="Object 653/content.xml" manifest:media-type="text/xml"/>
  <manifest:file-entry manifest:full-path="Object 653/Configurations2/accelerator/current.xml" manifest:media-type=""/>
  <manifest:file-entry manifest:full-path="Object 653/Configurations2/" manifest:media-type="application/vnd.sun.xml.ui.configuration"/>
  <manifest:file-entry manifest:full-path="Object 653/settings.xml" manifest:media-type="text/xml"/>
  <manifest:file-entry manifest:full-path="Object 653/" manifest:version="1.2" manifest:media-type="application/vnd.oasis.opendocument.formula"/>
  <manifest:file-entry manifest:full-path="Object 654/Configurations2/accelerator/current.xml" manifest:media-type=""/>
  <manifest:file-entry manifest:full-path="Object 654/Configurations2/" manifest:media-type="application/vnd.sun.xml.ui.configuration"/>
  <manifest:file-entry manifest:full-path="Object 654/content.xml" manifest:media-type="text/xml"/>
  <manifest:file-entry manifest:full-path="Object 654/settings.xml" manifest:media-type="text/xml"/>
  <manifest:file-entry manifest:full-path="Object 654/" manifest:version="1.2" manifest:media-type="application/vnd.oasis.opendocument.formula"/>
  <manifest:file-entry manifest:full-path="Object 655/Configurations2/accelerator/current.xml" manifest:media-type=""/>
  <manifest:file-entry manifest:full-path="Object 655/Configurations2/" manifest:media-type="application/vnd.sun.xml.ui.configuration"/>
  <manifest:file-entry manifest:full-path="Object 655/content.xml" manifest:media-type="text/xml"/>
  <manifest:file-entry manifest:full-path="Object 655/settings.xml" manifest:media-type="text/xml"/>
  <manifest:file-entry manifest:full-path="Object 655/"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657/Configurations2/accelerator/current.xml" manifest:media-type=""/>
  <manifest:file-entry manifest:full-path="Object 657/Configurations2/" manifest:media-type="application/vnd.sun.xml.ui.configuration"/>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658/Configurations2/accelerator/current.xml" manifest:media-type=""/>
  <manifest:file-entry manifest:full-path="Object 658/Configurations2/" manifest:media-type="application/vnd.sun.xml.ui.configuration"/>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659/content.xml" manifest:media-type="text/xml"/>
  <manifest:file-entry manifest:full-path="Object 659/Configurations2/accelerator/current.xml" manifest:media-type=""/>
  <manifest:file-entry manifest:full-path="Object 659/Configurations2/" manifest:media-type="application/vnd.sun.xml.ui.configuration"/>
  <manifest:file-entry manifest:full-path="Object 659/settings.xml" manifest:media-type="text/xml"/>
  <manifest:file-entry manifest:full-path="Object 659/" manifest:version="1.2" manifest:media-type="application/vnd.oasis.opendocument.formula"/>
  <manifest:file-entry manifest:full-path="Object 660/content.xml" manifest:media-type="text/xml"/>
  <manifest:file-entry manifest:full-path="Object 660/Configurations2/accelerator/current.xml" manifest:media-type=""/>
  <manifest:file-entry manifest:full-path="Object 660/Configurations2/" manifest:media-type="application/vnd.sun.xml.ui.configuration"/>
  <manifest:file-entry manifest:full-path="Object 660/settings.xml" manifest:media-type="text/xml"/>
  <manifest:file-entry manifest:full-path="Object 660/" manifest:version="1.2" manifest:media-type="application/vnd.oasis.opendocument.formula"/>
  <manifest:file-entry manifest:full-path="Object 661/settings.xml" manifest:media-type="text/xml"/>
  <manifest:file-entry manifest:full-path="Object 661/Configurations2/accelerator/current.xml" manifest:media-type=""/>
  <manifest:file-entry manifest:full-path="Object 661/Configurations2/" manifest:media-type="application/vnd.sun.xml.ui.configuration"/>
  <manifest:file-entry manifest:full-path="Object 661/content.xml" manifest:media-type="text/xml"/>
  <manifest:file-entry manifest:full-path="Object 661/" manifest:version="1.2" manifest:media-type="application/vnd.oasis.opendocument.formula"/>
  <manifest:file-entry manifest:full-path="Object 662/content.xml" manifest:media-type="text/xml"/>
  <manifest:file-entry manifest:full-path="Object 662/Configurations2/accelerator/current.xml" manifest:media-type=""/>
  <manifest:file-entry manifest:full-path="Object 662/Configurations2/" manifest:media-type="application/vnd.sun.xml.ui.configuration"/>
  <manifest:file-entry manifest:full-path="Object 662/settings.xml" manifest:media-type="text/xml"/>
  <manifest:file-entry manifest:full-path="Object 662/" manifest:version="1.2" manifest:media-type="application/vnd.oasis.opendocument.formula"/>
  <manifest:file-entry manifest:full-path="Object 663/Configurations2/accelerator/current.xml" manifest:media-type=""/>
  <manifest:file-entry manifest:full-path="Object 663/Configurations2/" manifest:media-type="application/vnd.sun.xml.ui.configuration"/>
  <manifest:file-entry manifest:full-path="Object 663/content.xml" manifest:media-type="text/xml"/>
  <manifest:file-entry manifest:full-path="Object 663/settings.xml" manifest:media-type="text/xml"/>
  <manifest:file-entry manifest:full-path="Object 663/" manifest:version="1.2" manifest:media-type="application/vnd.oasis.opendocument.formula"/>
  <manifest:file-entry manifest:full-path="Object 664/Configurations2/accelerator/current.xml" manifest:media-type=""/>
  <manifest:file-entry manifest:full-path="Object 664/Configurations2/" manifest:media-type="application/vnd.sun.xml.ui.configuration"/>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665/Configurations2/accelerator/current.xml" manifest:media-type=""/>
  <manifest:file-entry manifest:full-path="Object 665/Configurations2/" manifest:media-type="application/vnd.sun.xml.ui.configuration"/>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666/Configurations2/accelerator/current.xml" manifest:media-type=""/>
  <manifest:file-entry manifest:full-path="Object 666/Configurations2/" manifest:media-type="application/vnd.sun.xml.ui.configuration"/>
  <manifest:file-entry manifest:full-path="Object 666/content.xml" manifest:media-type="text/xml"/>
  <manifest:file-entry manifest:full-path="Object 666/settings.xml" manifest:media-type="text/xml"/>
  <manifest:file-entry manifest:full-path="Object 666/" manifest:version="1.2" manifest:media-type="application/vnd.oasis.opendocument.formula"/>
  <manifest:file-entry manifest:full-path="Object 667/Configurations2/accelerator/current.xml" manifest:media-type=""/>
  <manifest:file-entry manifest:full-path="Object 667/Configurations2/" manifest:media-type="application/vnd.sun.xml.ui.configuration"/>
  <manifest:file-entry manifest:full-path="Object 667/content.xml" manifest:media-type="text/xml"/>
  <manifest:file-entry manifest:full-path="Object 667/settings.xml" manifest:media-type="text/xml"/>
  <manifest:file-entry manifest:full-path="Object 667/" manifest:version="1.2" manifest:media-type="application/vnd.oasis.opendocument.formula"/>
  <manifest:file-entry manifest:full-path="Object 670/Configurations2/accelerator/current.xml" manifest:media-type=""/>
  <manifest:file-entry manifest:full-path="Object 670/Configurations2/" manifest:media-type="application/vnd.sun.xml.ui.configuration"/>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671/Configurations2/accelerator/current.xml" manifest:media-type=""/>
  <manifest:file-entry manifest:full-path="Object 671/Configurations2/" manifest:media-type="application/vnd.sun.xml.ui.configuration"/>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Object 672/Configurations2/accelerator/current.xml" manifest:media-type=""/>
  <manifest:file-entry manifest:full-path="Object 672/Configurations2/" manifest:media-type="application/vnd.sun.xml.ui.configuration"/>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673/Configurations2/accelerator/current.xml" manifest:media-type=""/>
  <manifest:file-entry manifest:full-path="Object 673/Configurations2/" manifest:media-type="application/vnd.sun.xml.ui.configuration"/>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674/Configurations2/accelerator/current.xml" manifest:media-type=""/>
  <manifest:file-entry manifest:full-path="Object 674/Configurations2/" manifest:media-type="application/vnd.sun.xml.ui.configuration"/>
  <manifest:file-entry manifest:full-path="Object 674/content.xml" manifest:media-type="text/xml"/>
  <manifest:file-entry manifest:full-path="Object 674/settings.xml" manifest:media-type="text/xml"/>
  <manifest:file-entry manifest:full-path="Object 674/" manifest:version="1.2" manifest:media-type="application/vnd.oasis.opendocument.formula"/>
  <manifest:file-entry manifest:full-path="Object 675/Configurations2/accelerator/current.xml" manifest:media-type=""/>
  <manifest:file-entry manifest:full-path="Object 675/Configurations2/" manifest:media-type="application/vnd.sun.xml.ui.configuration"/>
  <manifest:file-entry manifest:full-path="Object 675/content.xml" manifest:media-type="text/xml"/>
  <manifest:file-entry manifest:full-path="Object 675/settings.xml" manifest:media-type="text/xml"/>
  <manifest:file-entry manifest:full-path="Object 675/" manifest:version="1.2" manifest:media-type="application/vnd.oasis.opendocument.formula"/>
  <manifest:file-entry manifest:full-path="Object 676/Configurations2/accelerator/current.xml" manifest:media-type=""/>
  <manifest:file-entry manifest:full-path="Object 676/Configurations2/" manifest:media-type="application/vnd.sun.xml.ui.configuration"/>
  <manifest:file-entry manifest:full-path="Object 676/content.xml" manifest:media-type="text/xml"/>
  <manifest:file-entry manifest:full-path="Object 676/settings.xml" manifest:media-type="text/xml"/>
  <manifest:file-entry manifest:full-path="Object 676/" manifest:version="1.2" manifest:media-type="application/vnd.oasis.opendocument.formula"/>
  <manifest:file-entry manifest:full-path="Object 677/settings.xml" manifest:media-type="text/xml"/>
  <manifest:file-entry manifest:full-path="Object 677/content.xml" manifest:media-type="text/xml"/>
  <manifest:file-entry manifest:full-path="Object 677/Configurations2/accelerator/current.xml" manifest:media-type=""/>
  <manifest:file-entry manifest:full-path="Object 677/Configurations2/" manifest:media-type="application/vnd.sun.xml.ui.configuration"/>
  <manifest:file-entry manifest:full-path="Object 677/" manifest:version="1.2" manifest:media-type="application/vnd.oasis.opendocument.formula"/>
  <manifest:file-entry manifest:full-path="Object 680/Configurations2/accelerator/current.xml" manifest:media-type=""/>
  <manifest:file-entry manifest:full-path="Object 680/Configurations2/" manifest:media-type="application/vnd.sun.xml.ui.configuration"/>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681/Configurations2/accelerator/current.xml" manifest:media-type=""/>
  <manifest:file-entry manifest:full-path="Object 681/Configurations2/" manifest:media-type="application/vnd.sun.xml.ui.configuration"/>
  <manifest:file-entry manifest:full-path="Object 681/settings.xml" manifest:media-type="text/xml"/>
  <manifest:file-entry manifest:full-path="Object 681/content.xml" manifest:media-type="text/xml"/>
  <manifest:file-entry manifest:full-path="Object 681/" manifest:version="1.2" manifest:media-type="application/vnd.oasis.opendocument.formula"/>
  <manifest:file-entry manifest:full-path="Object 682/Configurations2/accelerator/current.xml" manifest:media-type=""/>
  <manifest:file-entry manifest:full-path="Object 682/Configurations2/" manifest:media-type="application/vnd.sun.xml.ui.configuration"/>
  <manifest:file-entry manifest:full-path="Object 682/content.xml" manifest:media-type="text/xml"/>
  <manifest:file-entry manifest:full-path="Object 682/settings.xml" manifest:media-type="text/xml"/>
  <manifest:file-entry manifest:full-path="Object 682/" manifest:version="1.2" manifest:media-type="application/vnd.oasis.opendocument.formula"/>
  <manifest:file-entry manifest:full-path="Object 683/content.xml" manifest:media-type="text/xml"/>
  <manifest:file-entry manifest:full-path="Object 683/Configurations2/accelerator/current.xml" manifest:media-type=""/>
  <manifest:file-entry manifest:full-path="Object 683/Configurations2/" manifest:media-type="application/vnd.sun.xml.ui.configuration"/>
  <manifest:file-entry manifest:full-path="Object 683/settings.xml" manifest:media-type="text/xml"/>
  <manifest:file-entry manifest:full-path="Object 683/" manifest:version="1.2" manifest:media-type="application/vnd.oasis.opendocument.formula"/>
  <manifest:file-entry manifest:full-path="Object 684/Configurations2/accelerator/current.xml" manifest:media-type=""/>
  <manifest:file-entry manifest:full-path="Object 684/Configurations2/" manifest:media-type="application/vnd.sun.xml.ui.configuration"/>
  <manifest:file-entry manifest:full-path="Object 684/content.xml" manifest:media-type="text/xml"/>
  <manifest:file-entry manifest:full-path="Object 684/settings.xml" manifest:media-type="text/xml"/>
  <manifest:file-entry manifest:full-path="Object 684/" manifest:version="1.2" manifest:media-type="application/vnd.oasis.opendocument.formula"/>
  <manifest:file-entry manifest:full-path="Object 685/settings.xml" manifest:media-type="text/xml"/>
  <manifest:file-entry manifest:full-path="Object 685/Configurations2/accelerator/current.xml" manifest:media-type=""/>
  <manifest:file-entry manifest:full-path="Object 685/Configurations2/" manifest:media-type="application/vnd.sun.xml.ui.configuration"/>
  <manifest:file-entry manifest:full-path="Object 685/content.xml" manifest:media-type="text/xml"/>
  <manifest:file-entry manifest:full-path="Object 685/" manifest:version="1.2" manifest:media-type="application/vnd.oasis.opendocument.formula"/>
  <manifest:file-entry manifest:full-path="manifest.rdf" manifest:media-type="application/rdf+xml"/>
  <manifest:file-entry manifest:full-path="Object 686/Configurations2/accelerator/current.xml" manifest:media-type=""/>
  <manifest:file-entry manifest:full-path="Object 686/Configurations2/" manifest:media-type="application/vnd.sun.xml.ui.configuration"/>
  <manifest:file-entry manifest:full-path="Object 686/content.xml" manifest:media-type="text/xml"/>
  <manifest:file-entry manifest:full-path="Object 686/settings.xml" manifest:media-type="text/xml"/>
  <manifest:file-entry manifest:full-path="Object 686/" manifest:version="1.2" manifest:media-type="application/vnd.oasis.opendocument.formula"/>
  <manifest:file-entry manifest:full-path="Object 687/Configurations2/accelerator/current.xml" manifest:media-type=""/>
  <manifest:file-entry manifest:full-path="Object 687/Configurations2/" manifest:media-type="application/vnd.sun.xml.ui.configuration"/>
  <manifest:file-entry manifest:full-path="Object 687/content.xml" manifest:media-type="text/xml"/>
  <manifest:file-entry manifest:full-path="Object 687/settings.xml" manifest:media-type="text/xml"/>
  <manifest:file-entry manifest:full-path="Object 687/" manifest:version="1.2" manifest:media-type="application/vnd.oasis.opendocument.formula"/>
  <manifest:file-entry manifest:full-path="Object 690/Configurations2/accelerator/current.xml" manifest:media-type=""/>
  <manifest:file-entry manifest:full-path="Object 690/Configurations2/" manifest:media-type="application/vnd.sun.xml.ui.configuration"/>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Object 855/Configurations2/accelerator/current.xml" manifest:media-type=""/>
  <manifest:file-entry manifest:full-path="Object 855/Configurations2/" manifest:media-type="application/vnd.sun.xml.ui.configuration"/>
  <manifest:file-entry manifest:full-path="Object 855/settings.xml" manifest:media-type="text/xml"/>
  <manifest:file-entry manifest:full-path="Object 855/content.xml" manifest:media-type="text/xml"/>
  <manifest:file-entry manifest:full-path="Object 85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56/Configurations2/accelerator/current.xml" manifest:media-type=""/>
  <manifest:file-entry manifest:full-path="Object 856/Configurations2/" manifest:media-type="application/vnd.sun.xml.ui.configuration"/>
  <manifest:file-entry manifest:full-path="Object 856/content.xml" manifest:media-type="text/xml"/>
  <manifest:file-entry manifest:full-path="Object 856/settings.xml" manifest:media-type="text/xml"/>
  <manifest:file-entry manifest:full-path="Object 856/" manifest:version="1.2" manifest:media-type="application/vnd.oasis.opendocument.formula"/>
  <manifest:file-entry manifest:full-path="Object 857/Configurations2/accelerator/current.xml" manifest:media-type=""/>
  <manifest:file-entry manifest:full-path="Object 857/Configurations2/" manifest:media-type="application/vnd.sun.xml.ui.configuration"/>
  <manifest:file-entry manifest:full-path="Object 857/content.xml" manifest:media-type="text/xml"/>
  <manifest:file-entry manifest:full-path="Object 857/settings.xml" manifest:media-type="text/xml"/>
  <manifest:file-entry manifest:full-path="Object 857/" manifest:version="1.2" manifest:media-type="application/vnd.oasis.opendocument.formula"/>
  <manifest:file-entry manifest:full-path="Object 858/Configurations2/accelerator/current.xml" manifest:media-type=""/>
  <manifest:file-entry manifest:full-path="Object 858/Configurations2/" manifest:media-type="application/vnd.sun.xml.ui.configuration"/>
  <manifest:file-entry manifest:full-path="Object 858/content.xml" manifest:media-type="text/xml"/>
  <manifest:file-entry manifest:full-path="Object 858/settings.xml" manifest:media-type="text/xml"/>
  <manifest:file-entry manifest:full-path="Object 858/" manifest:version="1.2" manifest:media-type="application/vnd.oasis.opendocument.formula"/>
  <manifest:file-entry manifest:full-path="Object 859/Configurations2/accelerator/current.xml" manifest:media-type=""/>
  <manifest:file-entry manifest:full-path="Object 859/Configurations2/" manifest:media-type="application/vnd.sun.xml.ui.configuration"/>
  <manifest:file-entry manifest:full-path="Object 859/settings.xml" manifest:media-type="text/xml"/>
  <manifest:file-entry manifest:full-path="Object 859/content.xml" manifest:media-type="text/xml"/>
  <manifest:file-entry manifest:full-path="Object 859/" manifest:version="1.2" manifest:media-type="application/vnd.oasis.opendocument.formula"/>
  <manifest:file-entry manifest:full-path="Object 860/Configurations2/accelerator/current.xml" manifest:media-type=""/>
  <manifest:file-entry manifest:full-path="Object 860/Configurations2/" manifest:media-type="application/vnd.sun.xml.ui.configuration"/>
  <manifest:file-entry manifest:full-path="Object 860/settings.xml" manifest:media-type="text/xml"/>
  <manifest:file-entry manifest:full-path="Object 860/content.xml" manifest:media-type="text/xml"/>
  <manifest:file-entry manifest:full-path="Object 860/" manifest:version="1.2" manifest:media-type="application/vnd.oasis.opendocument.formula"/>
  <manifest:file-entry manifest:full-path="Object 861/Configurations2/accelerator/current.xml" manifest:media-type=""/>
  <manifest:file-entry manifest:full-path="Object 861/Configurations2/" manifest:media-type="application/vnd.sun.xml.ui.configuration"/>
  <manifest:file-entry manifest:full-path="Object 861/settings.xml" manifest:media-type="text/xml"/>
  <manifest:file-entry manifest:full-path="Object 861/content.xml" manifest:media-type="text/xml"/>
  <manifest:file-entry manifest:full-path="Object 861/" manifest:version="1.2" manifest:media-type="application/vnd.oasis.opendocument.formula"/>
  <manifest:file-entry manifest:full-path="Object 862/Configurations2/accelerator/current.xml" manifest:media-type=""/>
  <manifest:file-entry manifest:full-path="Object 862/Configurations2/" manifest:media-type="application/vnd.sun.xml.ui.configuration"/>
  <manifest:file-entry manifest:full-path="Object 862/content.xml" manifest:media-type="text/xml"/>
  <manifest:file-entry manifest:full-path="Object 862/settings.xml" manifest:media-type="text/xml"/>
  <manifest:file-entry manifest:full-path="Object 862/" manifest:version="1.2" manifest:media-type="application/vnd.oasis.opendocument.formula"/>
  <manifest:file-entry manifest:full-path="Object 863/Configurations2/accelerator/current.xml" manifest:media-type=""/>
  <manifest:file-entry manifest:full-path="Object 863/Configurations2/" manifest:media-type="application/vnd.sun.xml.ui.configuration"/>
  <manifest:file-entry manifest:full-path="Object 863/content.xml" manifest:media-type="text/xml"/>
  <manifest:file-entry manifest:full-path="Object 863/settings.xml" manifest:media-type="text/xml"/>
  <manifest:file-entry manifest:full-path="Object 863/" manifest:version="1.2" manifest:media-type="application/vnd.oasis.opendocument.formula"/>
  <manifest:file-entry manifest:full-path="Object 864/Configurations2/accelerator/current.xml" manifest:media-type=""/>
  <manifest:file-entry manifest:full-path="Object 864/Configurations2/" manifest:media-type="application/vnd.sun.xml.ui.configuration"/>
  <manifest:file-entry manifest:full-path="Object 864/content.xml" manifest:media-type="text/xml"/>
  <manifest:file-entry manifest:full-path="Object 864/settings.xml" manifest:media-type="text/xml"/>
  <manifest:file-entry manifest:full-path="Object 864/" manifest:version="1.2" manifest:media-type="application/vnd.oasis.opendocument.formula"/>
  <manifest:file-entry manifest:full-path="Object 865/Configurations2/accelerator/current.xml" manifest:media-type=""/>
  <manifest:file-entry manifest:full-path="Object 865/Configurations2/" manifest:media-type="application/vnd.sun.xml.ui.configuration"/>
  <manifest:file-entry manifest:full-path="Object 865/content.xml" manifest:media-type="text/xml"/>
  <manifest:file-entry manifest:full-path="Object 865/settings.xml" manifest:media-type="text/xml"/>
  <manifest:file-entry manifest:full-path="Object 865/" manifest:version="1.2" manifest:media-type="application/vnd.oasis.opendocument.formula"/>
  <manifest:file-entry manifest:full-path="Object 866/Configurations2/accelerator/current.xml" manifest:media-type=""/>
  <manifest:file-entry manifest:full-path="Object 866/Configurations2/" manifest:media-type="application/vnd.sun.xml.ui.configuration"/>
  <manifest:file-entry manifest:full-path="Object 866/content.xml" manifest:media-type="text/xml"/>
  <manifest:file-entry manifest:full-path="Object 866/settings.xml" manifest:media-type="text/xml"/>
  <manifest:file-entry manifest:full-path="Object 866/" manifest:version="1.2" manifest:media-type="application/vnd.oasis.opendocument.formula"/>
  <manifest:file-entry manifest:full-path="Object 867/Configurations2/accelerator/current.xml" manifest:media-type=""/>
  <manifest:file-entry manifest:full-path="Object 867/Configurations2/" manifest:media-type="application/vnd.sun.xml.ui.configuration"/>
  <manifest:file-entry manifest:full-path="Object 867/settings.xml" manifest:media-type="text/xml"/>
  <manifest:file-entry manifest:full-path="Object 867/content.xml" manifest:media-type="text/xml"/>
  <manifest:file-entry manifest:full-path="Object 867/" manifest:version="1.2" manifest:media-type="application/vnd.oasis.opendocument.formula"/>
  <manifest:file-entry manifest:full-path="Object 868/Configurations2/accelerator/current.xml" manifest:media-type=""/>
  <manifest:file-entry manifest:full-path="Object 868/Configurations2/" manifest:media-type="application/vnd.sun.xml.ui.configuration"/>
  <manifest:file-entry manifest:full-path="Object 868/content.xml" manifest:media-type="text/xml"/>
  <manifest:file-entry manifest:full-path="Object 868/settings.xml" manifest:media-type="text/xml"/>
  <manifest:file-entry manifest:full-path="Object 868/" manifest:version="1.2" manifest:media-type="application/vnd.oasis.opendocument.formula"/>
  <manifest:file-entry manifest:full-path="Object 869/Configurations2/accelerator/current.xml" manifest:media-type=""/>
  <manifest:file-entry manifest:full-path="Object 869/Configurations2/" manifest:media-type="application/vnd.sun.xml.ui.configuration"/>
  <manifest:file-entry manifest:full-path="Object 869/content.xml" manifest:media-type="text/xml"/>
  <manifest:file-entry manifest:full-path="Object 869/settings.xml" manifest:media-type="text/xml"/>
  <manifest:file-entry manifest:full-path="Object 869/" manifest:version="1.2" manifest:media-type="application/vnd.oasis.opendocument.formula"/>
  <manifest:file-entry manifest:full-path="Object 870/Configurations2/accelerator/current.xml" manifest:media-type=""/>
  <manifest:file-entry manifest:full-path="Object 870/Configurations2/" manifest:media-type="application/vnd.sun.xml.ui.configuration"/>
  <manifest:file-entry manifest:full-path="Object 870/content.xml" manifest:media-type="text/xml"/>
  <manifest:file-entry manifest:full-path="Object 870/settings.xml" manifest:media-type="text/xml"/>
  <manifest:file-entry manifest:full-path="Object 870/" manifest:version="1.2" manifest:media-type="application/vnd.oasis.opendocument.formula"/>
  <manifest:file-entry manifest:full-path="Object 871/Configurations2/accelerator/current.xml" manifest:media-type=""/>
  <manifest:file-entry manifest:full-path="Object 871/Configurations2/" manifest:media-type="application/vnd.sun.xml.ui.configuration"/>
  <manifest:file-entry manifest:full-path="Object 871/content.xml" manifest:media-type="text/xml"/>
  <manifest:file-entry manifest:full-path="Object 871/settings.xml" manifest:media-type="text/xml"/>
  <manifest:file-entry manifest:full-path="Object 871/" manifest:version="1.2" manifest:media-type="application/vnd.oasis.opendocument.formula"/>
  <manifest:file-entry manifest:full-path="Object 872/Configurations2/accelerator/current.xml" manifest:media-type=""/>
  <manifest:file-entry manifest:full-path="Object 872/Configurations2/" manifest:media-type="application/vnd.sun.xml.ui.configuration"/>
  <manifest:file-entry manifest:full-path="Object 872/content.xml" manifest:media-type="text/xml"/>
  <manifest:file-entry manifest:full-path="Object 872/settings.xml" manifest:media-type="text/xml"/>
  <manifest:file-entry manifest:full-path="Object 872/" manifest:version="1.2" manifest:media-type="application/vnd.oasis.opendocument.formula"/>
  <manifest:file-entry manifest:full-path="Object 873/Configurations2/accelerator/current.xml" manifest:media-type=""/>
  <manifest:file-entry manifest:full-path="Object 873/Configurations2/" manifest:media-type="application/vnd.sun.xml.ui.configuration"/>
  <manifest:file-entry manifest:full-path="Object 873/settings.xml" manifest:media-type="text/xml"/>
  <manifest:file-entry manifest:full-path="Object 873/content.xml" manifest:media-type="text/xml"/>
  <manifest:file-entry manifest:full-path="Object 873/" manifest:version="1.2" manifest:media-type="application/vnd.oasis.opendocument.formula"/>
  <manifest:file-entry manifest:full-path="Object 874/Configurations2/accelerator/current.xml" manifest:media-type=""/>
  <manifest:file-entry manifest:full-path="Object 874/Configurations2/" manifest:media-type="application/vnd.sun.xml.ui.configuration"/>
  <manifest:file-entry manifest:full-path="Object 874/content.xml" manifest:media-type="text/xml"/>
  <manifest:file-entry manifest:full-path="Object 874/settings.xml" manifest:media-type="text/xml"/>
  <manifest:file-entry manifest:full-path="Object 874/" manifest:version="1.2" manifest:media-type="application/vnd.oasis.opendocument.formula"/>
  <manifest:file-entry manifest:full-path="Object 875/Configurations2/accelerator/current.xml" manifest:media-type=""/>
  <manifest:file-entry manifest:full-path="Object 875/Configurations2/" manifest:media-type="application/vnd.sun.xml.ui.configuration"/>
  <manifest:file-entry manifest:full-path="Object 875/content.xml" manifest:media-type="text/xml"/>
  <manifest:file-entry manifest:full-path="Object 875/settings.xml" manifest:media-type="text/xml"/>
  <manifest:file-entry manifest:full-path="Object 875/" manifest:version="1.2" manifest:media-type="application/vnd.oasis.opendocument.formula"/>
  <manifest:file-entry manifest:full-path="Object 876/Configurations2/accelerator/current.xml" manifest:media-type=""/>
  <manifest:file-entry manifest:full-path="Object 876/Configurations2/" manifest:media-type="application/vnd.sun.xml.ui.configuration"/>
  <manifest:file-entry manifest:full-path="Object 876/content.xml" manifest:media-type="text/xml"/>
  <manifest:file-entry manifest:full-path="Object 876/settings.xml" manifest:media-type="text/xml"/>
  <manifest:file-entry manifest:full-path="Object 876/" manifest:version="1.2" manifest:media-type="application/vnd.oasis.opendocument.formula"/>
  <manifest:file-entry manifest:full-path="Object 877/Configurations2/accelerator/current.xml" manifest:media-type=""/>
  <manifest:file-entry manifest:full-path="Object 877/Configurations2/" manifest:media-type="application/vnd.sun.xml.ui.configuration"/>
  <manifest:file-entry manifest:full-path="Object 877/content.xml" manifest:media-type="text/xml"/>
  <manifest:file-entry manifest:full-path="Object 877/settings.xml" manifest:media-type="text/xml"/>
  <manifest:file-entry manifest:full-path="Object 877/" manifest:version="1.2" manifest:media-type="application/vnd.oasis.opendocument.formula"/>
  <manifest:file-entry manifest:full-path="Object 878/Configurations2/accelerator/current.xml" manifest:media-type=""/>
  <manifest:file-entry manifest:full-path="Object 878/Configurations2/" manifest:media-type="application/vnd.sun.xml.ui.configuration"/>
  <manifest:file-entry manifest:full-path="Object 878/content.xml" manifest:media-type="text/xml"/>
  <manifest:file-entry manifest:full-path="Object 878/settings.xml" manifest:media-type="text/xml"/>
  <manifest:file-entry manifest:full-path="Object 878/" manifest:version="1.2" manifest:media-type="application/vnd.oasis.opendocument.formula"/>
  <manifest:file-entry manifest:full-path="Object 879/Configurations2/accelerator/current.xml" manifest:media-type=""/>
  <manifest:file-entry manifest:full-path="Object 879/Configurations2/" manifest:media-type="application/vnd.sun.xml.ui.configuration"/>
  <manifest:file-entry manifest:full-path="Object 879/settings.xml" manifest:media-type="text/xml"/>
  <manifest:file-entry manifest:full-path="Object 879/content.xml" manifest:media-type="text/xml"/>
  <manifest:file-entry manifest:full-path="Object 879/" manifest:version="1.2" manifest:media-type="application/vnd.oasis.opendocument.formula"/>
  <manifest:file-entry manifest:full-path="Object 880/Configurations2/accelerator/current.xml" manifest:media-type=""/>
  <manifest:file-entry manifest:full-path="Object 880/Configurations2/" manifest:media-type="application/vnd.sun.xml.ui.configuration"/>
  <manifest:file-entry manifest:full-path="Object 880/content.xml" manifest:media-type="text/xml"/>
  <manifest:file-entry manifest:full-path="Object 880/settings.xml" manifest:media-type="text/xml"/>
  <manifest:file-entry manifest:full-path="Object 880/" manifest:version="1.2" manifest:media-type="application/vnd.oasis.opendocument.formula"/>
  <manifest:file-entry manifest:full-path="Object 881/Configurations2/accelerator/current.xml" manifest:media-type=""/>
  <manifest:file-entry manifest:full-path="Object 881/Configurations2/" manifest:media-type="application/vnd.sun.xml.ui.configuration"/>
  <manifest:file-entry manifest:full-path="Object 881/content.xml" manifest:media-type="text/xml"/>
  <manifest:file-entry manifest:full-path="Object 881/settings.xml" manifest:media-type="text/xml"/>
  <manifest:file-entry manifest:full-path="Object 881/" manifest:version="1.2" manifest:media-type="application/vnd.oasis.opendocument.formula"/>
  <manifest:file-entry manifest:full-path="Object 882/Configurations2/accelerator/current.xml" manifest:media-type=""/>
  <manifest:file-entry manifest:full-path="Object 882/Configurations2/" manifest:media-type="application/vnd.sun.xml.ui.configuration"/>
  <manifest:file-entry manifest:full-path="Object 882/content.xml" manifest:media-type="text/xml"/>
  <manifest:file-entry manifest:full-path="Object 882/settings.xml" manifest:media-type="text/xml"/>
  <manifest:file-entry manifest:full-path="Object 882/" manifest:version="1.2" manifest:media-type="application/vnd.oasis.opendocument.formula"/>
  <manifest:file-entry manifest:full-path="Object 883/Configurations2/accelerator/current.xml" manifest:media-type=""/>
  <manifest:file-entry manifest:full-path="Object 883/Configurations2/" manifest:media-type="application/vnd.sun.xml.ui.configuration"/>
  <manifest:file-entry manifest:full-path="Object 883/content.xml" manifest:media-type="text/xml"/>
  <manifest:file-entry manifest:full-path="Object 883/settings.xml" manifest:media-type="text/xml"/>
  <manifest:file-entry manifest:full-path="Object 883/" manifest:version="1.2" manifest:media-type="application/vnd.oasis.opendocument.formula"/>
  <manifest:file-entry manifest:full-path="Object 884/Configurations2/accelerator/current.xml" manifest:media-type=""/>
  <manifest:file-entry manifest:full-path="Object 884/Configurations2/" manifest:media-type="application/vnd.sun.xml.ui.configuration"/>
  <manifest:file-entry manifest:full-path="Object 884/content.xml" manifest:media-type="text/xml"/>
  <manifest:file-entry manifest:full-path="Object 884/settings.xml" manifest:media-type="text/xml"/>
  <manifest:file-entry manifest:full-path="Object 88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6.8208in" table:align="center"/>
    </style:style>
    <style:style style:name="Table7.A" style:family="table-column">
      <style:table-column-properties style:column-width="0.7479in"/>
    </style:style>
    <style:style style:name="Table7.B" style:family="table-column">
      <style:table-column-properties style:column-width="3.0021in"/>
    </style:style>
    <style:style style:name="Table7.C" style:family="table-column">
      <style:table-column-properties style:column-width="3.0708in"/>
    </style:style>
    <style:style style:name="Table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C1" style:family="table-cell">
      <style:table-cell-properties style:vertical-align="middle" fo:background-color="#d5dee7" fo:padding="0.0382in" fo:border="0.05pt solid #333333">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B2" style:family="table-cell">
      <style:table-cell-properties style:vertical-align="middle" fo:padding="0.0382in" fo:border-left="0.05pt solid #c0c0c0" fo:border-right="none" fo:border-top="none" fo:border-bottom="0.05pt solid #c0c0c0"/>
    </style:style>
    <style:style style:name="Table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B3" style:family="table-cell">
      <style:table-cell-properties style:vertical-align="middle" fo:padding="0.0382in" fo:border-left="0.05pt solid #c0c0c0" fo:border-right="none" fo:border-top="none" fo:border-bottom="0.05pt solid #333333"/>
    </style:style>
    <style:style style:name="Table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9" style:family="table">
      <style:table-properties style:width="6.8208in" table:align="center"/>
    </style:style>
    <style:style style:name="Table19.A" style:family="table-column">
      <style:table-column-properties style:column-width="0.7479in"/>
    </style:style>
    <style:style style:name="Table19.B" style:family="table-column">
      <style:table-column-properties style:column-width="3.0021in"/>
    </style:style>
    <style:style style:name="Table19.C" style:family="table-column">
      <style:table-column-properties style:column-width="3.0708in"/>
    </style:style>
    <style:style style:name="Table1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9.C1" style:family="table-cell">
      <style:table-cell-properties style:vertical-align="middle" fo:background-color="#d5dee7" fo:padding="0.0382in" fo:border="0.05pt solid #333333">
        <style:background-image/>
      </style:table-cell-properties>
    </style:style>
    <style:style style:name="Table19.2" style:family="table-row">
      <style:table-row-properties fo:background-color="#ffffff">
        <style:background-image/>
      </style:table-row-properties>
    </style:style>
    <style:style style:name="Table1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9.B2" style:family="table-cell">
      <style:table-cell-properties style:vertical-align="middle" fo:padding="0.0382in" fo:border-left="0.05pt solid #c0c0c0" fo:border-right="none" fo:border-top="none" fo:border-bottom="0.05pt solid #c0c0c0"/>
    </style:style>
    <style:style style:name="Table1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9.B3" style:family="table-cell">
      <style:table-cell-properties style:vertical-align="middle" fo:padding="0.0382in" fo:border-left="0.05pt solid #c0c0c0" fo:border-right="none" fo:border-top="none" fo:border-bottom="0.05pt solid #333333"/>
    </style:style>
    <style:style style:name="Table1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 style:family="table">
      <style:table-properties style:width="6.8208in" table:align="center"/>
    </style:style>
    <style:style style:name="Table6.A" style:family="table-column">
      <style:table-column-properties style:column-width="0.7479in"/>
    </style:style>
    <style:style style:name="Table6.B" style:family="table-column">
      <style:table-column-properties style:column-width="3.0021in"/>
    </style:style>
    <style:style style:name="Table6.C" style:family="table-column">
      <style:table-column-properties style:column-width="3.0708in"/>
    </style:style>
    <style:style style:name="Table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C1" style:family="table-cell">
      <style:table-cell-properties style:vertical-align="middle" fo:background-color="#d5dee7" fo:padding="0.0382in" fo:border="0.05pt solid #333333">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B2" style:family="table-cell">
      <style:table-cell-properties style:vertical-align="middle" fo:padding="0.0382in" fo:border-left="0.05pt solid #c0c0c0" fo:border-right="none" fo:border-top="none" fo:border-bottom="0.05pt solid #c0c0c0"/>
    </style:style>
    <style:style style:name="Table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B3" style:family="table-cell">
      <style:table-cell-properties style:vertical-align="middle" fo:padding="0.0382in" fo:border-left="0.05pt solid #c0c0c0" fo:border-right="none" fo:border-top="none" fo:border-bottom="0.05pt solid #333333"/>
    </style:style>
    <style:style style:name="Table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 style:family="table">
      <style:table-properties style:width="6.8208in" table:align="center"/>
    </style:style>
    <style:style style:name="Table4.A" style:family="table-column">
      <style:table-column-properties style:column-width="0.7479in"/>
    </style:style>
    <style:style style:name="Table4.B" style:family="table-column">
      <style:table-column-properties style:column-width="3.0021in"/>
    </style:style>
    <style:style style:name="Table4.C" style:family="table-column">
      <style:table-column-properties style:column-width="3.0708in"/>
    </style:style>
    <style:style style:name="Table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C1" style:family="table-cell">
      <style:table-cell-properties style:vertical-align="middle" fo:background-color="#d5dee7" fo:padding="0.0382in" fo:border="0.05pt solid #333333">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 style:family="table">
      <style:table-properties style:width="6.8208in" table:align="center"/>
    </style:style>
    <style:style style:name="Table2.A" style:family="table-column">
      <style:table-column-properties style:column-width="0.7479in"/>
    </style:style>
    <style:style style:name="Table2.B" style:family="table-column">
      <style:table-column-properties style:column-width="3.0021in"/>
    </style:style>
    <style:style style:name="Table2.C" style:family="table-column">
      <style:table-column-properties style:column-width="3.0708in"/>
    </style:style>
    <style:style style:name="Table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C1" style:family="table-cell">
      <style:table-cell-properties style:vertical-align="middle" fo:background-color="#d5dee7" fo:padding="0.0382in" fo:border="0.05pt solid #333333">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 style:family="table">
      <style:table-properties style:width="6.8208in" table:align="center"/>
    </style:style>
    <style:style style:name="Table1.A" style:family="table-column">
      <style:table-column-properties style:column-width="0.7479in"/>
    </style:style>
    <style:style style:name="Table1.B" style:family="table-column">
      <style:table-column-properties style:column-width="3.0021in"/>
    </style:style>
    <style:style style:name="Table1.C" style:family="table-column">
      <style:table-column-properties style:column-width="3.0708in"/>
    </style:style>
    <style:style style:name="Table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C1" style:family="table-cell">
      <style:table-cell-properties style:vertical-align="middle" fo:background-color="#d5dee7" fo:padding="0.0382in" fo:border="0.05pt solid #333333">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 style:family="table">
      <style:table-properties style:width="6.8208in" table:align="center"/>
    </style:style>
    <style:style style:name="Table3.A" style:family="table-column">
      <style:table-column-properties style:column-width="0.7479in"/>
    </style:style>
    <style:style style:name="Table3.B" style:family="table-column">
      <style:table-column-properties style:column-width="3.0021in"/>
    </style:style>
    <style:style style:name="Table3.C" style:family="table-column">
      <style:table-column-properties style:column-width="3.0708in"/>
    </style:style>
    <style:style style:name="Table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C1" style:family="table-cell">
      <style:table-cell-properties style:vertical-align="middle" fo:background-color="#d5dee7" fo:padding="0.0382in" fo:border="0.05pt solid #333333">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B2" style:family="table-cell">
      <style:table-cell-properties style:vertical-align="middle" fo:padding="0.0382in" fo:border-left="0.05pt solid #c0c0c0" fo:border-right="none" fo:border-top="none" fo:border-bottom="0.05pt solid #c0c0c0"/>
    </style:style>
    <style:style style:name="Table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B3" style:family="table-cell">
      <style:table-cell-properties style:vertical-align="middle" fo:padding="0.0382in" fo:border-left="0.05pt solid #c0c0c0" fo:border-right="none" fo:border-top="none" fo:border-bottom="0.05pt solid #333333"/>
    </style:style>
    <style:style style:name="Table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 style:family="table">
      <style:table-properties style:width="6.8208in" table:align="center"/>
    </style:style>
    <style:style style:name="Table5.A" style:family="table-column">
      <style:table-column-properties style:column-width="0.7479in"/>
    </style:style>
    <style:style style:name="Table5.B" style:family="table-column">
      <style:table-column-properties style:column-width="3.0021in"/>
    </style:style>
    <style:style style:name="Table5.C" style:family="table-column">
      <style:table-column-properties style:column-width="3.0708in"/>
    </style:style>
    <style:style style:name="Table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C1" style:family="table-cell">
      <style:table-cell-properties style:vertical-align="middle" fo:background-color="#d5dee7" fo:padding="0.0382in" fo:border="0.05pt solid #333333">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B2" style:family="table-cell">
      <style:table-cell-properties style:vertical-align="middle" fo:padding="0.0382in" fo:border-left="0.05pt solid #c0c0c0" fo:border-right="none" fo:border-top="none" fo:border-bottom="0.05pt solid #c0c0c0"/>
    </style:style>
    <style:style style:name="Table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B3" style:family="table-cell">
      <style:table-cell-properties style:vertical-align="middle" fo:padding="0.0382in" fo:border-left="0.05pt solid #c0c0c0" fo:border-right="none" fo:border-top="none" fo:border-bottom="0.05pt solid #333333"/>
    </style:style>
    <style:style style:name="Table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0" style:family="table">
      <style:table-properties style:width="6.8208in" table:align="center"/>
    </style:style>
    <style:style style:name="Table40.A" style:family="table-column">
      <style:table-column-properties style:column-width="0.7479in"/>
    </style:style>
    <style:style style:name="Table40.B" style:family="table-column">
      <style:table-column-properties style:column-width="3.3146in"/>
    </style:style>
    <style:style style:name="Table40.C" style:family="table-column">
      <style:table-column-properties style:column-width="2.7583in"/>
    </style:style>
    <style:style style:name="Table4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0.C1" style:family="table-cell">
      <style:table-cell-properties style:vertical-align="middle" fo:background-color="#d5dee7" fo:padding="0.0382in" fo:border="0.05pt solid #333333">
        <style:background-image/>
      </style:table-cell-properties>
    </style:style>
    <style:style style:name="Table40.2" style:family="table-row">
      <style:table-row-properties fo:background-color="#ffffff">
        <style:background-image/>
      </style:table-row-properties>
    </style:style>
    <style:style style:name="Table4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2" style:family="table">
      <style:table-properties style:width="6.8208in" table:align="center"/>
    </style:style>
    <style:style style:name="Table22.A" style:family="table-column">
      <style:table-column-properties style:column-width="0.7479in"/>
    </style:style>
    <style:style style:name="Table22.B" style:family="table-column">
      <style:table-column-properties style:column-width="3.3146in"/>
    </style:style>
    <style:style style:name="Table22.C" style:family="table-column">
      <style:table-column-properties style:column-width="2.7583in"/>
    </style:style>
    <style:style style:name="Table2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2.C1" style:family="table-cell">
      <style:table-cell-properties style:vertical-align="middle" fo:background-color="#d5dee7" fo:padding="0.0382in" fo:border="0.05pt solid #333333">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1" style:family="table">
      <style:table-properties style:width="6.8208in" table:align="center"/>
    </style:style>
    <style:style style:name="Table41.A" style:family="table-column">
      <style:table-column-properties style:column-width="0.7479in"/>
    </style:style>
    <style:style style:name="Table41.B" style:family="table-column">
      <style:table-column-properties style:column-width="3.3146in"/>
    </style:style>
    <style:style style:name="Table41.C" style:family="table-column">
      <style:table-column-properties style:column-width="2.7583in"/>
    </style:style>
    <style:style style:name="Table4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1.C1" style:family="table-cell">
      <style:table-cell-properties style:vertical-align="middle" fo:background-color="#d5dee7" fo:padding="0.0382in" fo:border="0.05pt solid #333333">
        <style:background-image/>
      </style:table-cell-properties>
    </style:style>
    <style:style style:name="Table41.2" style:family="table-row">
      <style:table-row-properties fo:background-color="#ffffff">
        <style:background-image/>
      </style:table-row-properties>
    </style:style>
    <style:style style:name="Table4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3" style:family="table">
      <style:table-properties style:width="6.8208in" table:align="center"/>
    </style:style>
    <style:style style:name="Table23.A" style:family="table-column">
      <style:table-column-properties style:column-width="0.7479in"/>
    </style:style>
    <style:style style:name="Table23.B" style:family="table-column">
      <style:table-column-properties style:column-width="3.3146in"/>
    </style:style>
    <style:style style:name="Table23.C" style:family="table-column">
      <style:table-column-properties style:column-width="2.7583in"/>
    </style:style>
    <style:style style:name="Table2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3.C1" style:family="table-cell">
      <style:table-cell-properties style:vertical-align="middle" fo:background-color="#d5dee7" fo:padding="0.0382in" fo:border="0.05pt solid #333333">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8" style:family="table">
      <style:table-properties style:width="6.8208in" table:align="center"/>
    </style:style>
    <style:style style:name="Table8.A" style:family="table-column">
      <style:table-column-properties style:column-width="0.7479in"/>
    </style:style>
    <style:style style:name="Table8.B" style:family="table-column">
      <style:table-column-properties style:column-width="3.0021in"/>
    </style:style>
    <style:style style:name="Table8.C" style:family="table-column">
      <style:table-column-properties style:column-width="3.0708in"/>
    </style:style>
    <style:style style:name="Table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8.C1" style:family="table-cell">
      <style:table-cell-properties style:vertical-align="middle" fo:background-color="#d5dee7" fo:padding="0.0382in" fo:border="0.05pt solid #333333">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8.B2" style:family="table-cell">
      <style:table-cell-properties style:vertical-align="middle" fo:padding="0.0382in" fo:border-left="0.05pt solid #c0c0c0" fo:border-right="none" fo:border-top="none" fo:border-bottom="0.05pt solid #c0c0c0"/>
    </style:style>
    <style:style style:name="Table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8.B3" style:family="table-cell">
      <style:table-cell-properties style:vertical-align="middle" fo:padding="0.0382in" fo:border-left="0.05pt solid #c0c0c0" fo:border-right="none" fo:border-top="none" fo:border-bottom="0.05pt solid #333333"/>
    </style:style>
    <style:style style:name="Table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0" style:family="table">
      <style:table-properties style:width="6.8208in" table:align="center"/>
    </style:style>
    <style:style style:name="Table20.A" style:family="table-column">
      <style:table-column-properties style:column-width="0.7479in"/>
    </style:style>
    <style:style style:name="Table20.B" style:family="table-column">
      <style:table-column-properties style:column-width="3.0021in"/>
    </style:style>
    <style:style style:name="Table20.C" style:family="table-column">
      <style:table-column-properties style:column-width="3.0708in"/>
    </style:style>
    <style:style style:name="Table2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0.C1" style:family="table-cell">
      <style:table-cell-properties style:vertical-align="middle" fo:background-color="#d5dee7" fo:padding="0.0382in" fo:border="0.05pt solid #333333">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0.B2" style:family="table-cell">
      <style:table-cell-properties style:vertical-align="middle" fo:padding="0.0382in" fo:border-left="0.05pt solid #c0c0c0" fo:border-right="none" fo:border-top="none" fo:border-bottom="0.05pt solid #c0c0c0"/>
    </style:style>
    <style:style style:name="Table2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0.B3" style:family="table-cell">
      <style:table-cell-properties style:vertical-align="middle" fo:padding="0.0382in" fo:border-left="0.05pt solid #c0c0c0" fo:border-right="none" fo:border-top="none" fo:border-bottom="0.05pt solid #333333"/>
    </style:style>
    <style:style style:name="Table2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9" style:family="table">
      <style:table-properties style:width="6.8208in" table:align="center"/>
    </style:style>
    <style:style style:name="Table9.A" style:family="table-column">
      <style:table-column-properties style:column-width="0.7479in"/>
    </style:style>
    <style:style style:name="Table9.B" style:family="table-column">
      <style:table-column-properties style:column-width="3.0021in"/>
    </style:style>
    <style:style style:name="Table9.C" style:family="table-column">
      <style:table-column-properties style:column-width="3.0708in"/>
    </style:style>
    <style:style style:name="Table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9.C1" style:family="table-cell">
      <style:table-cell-properties style:vertical-align="middle" fo:background-color="#d5dee7" fo:padding="0.0382in" fo:border="0.05pt solid #333333">
        <style:background-image/>
      </style:table-cell-properties>
    </style:style>
    <style:style style:name="Table9.2" style:family="table-row">
      <style:table-row-properties fo:background-color="#ffffff">
        <style:background-image/>
      </style:table-row-properties>
    </style:style>
    <style:style style:name="Table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9.B2" style:family="table-cell">
      <style:table-cell-properties style:vertical-align="middle" fo:padding="0.0382in" fo:border-left="0.05pt solid #c0c0c0" fo:border-right="none" fo:border-top="none" fo:border-bottom="0.05pt solid #c0c0c0"/>
    </style:style>
    <style:style style:name="Table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9.B3" style:family="table-cell">
      <style:table-cell-properties style:vertical-align="middle" fo:padding="0.0382in" fo:border-left="0.05pt solid #c0c0c0" fo:border-right="none" fo:border-top="none" fo:border-bottom="0.05pt solid #333333"/>
    </style:style>
    <style:style style:name="Table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0" style:family="table">
      <style:table-properties style:width="6.8208in" table:align="center"/>
    </style:style>
    <style:style style:name="Table10.A" style:family="table-column">
      <style:table-column-properties style:column-width="0.7479in"/>
    </style:style>
    <style:style style:name="Table10.B" style:family="table-column">
      <style:table-column-properties style:column-width="3.0021in"/>
    </style:style>
    <style:style style:name="Table10.C" style:family="table-column">
      <style:table-column-properties style:column-width="3.0708in"/>
    </style:style>
    <style:style style:name="Table1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0.C1" style:family="table-cell">
      <style:table-cell-properties style:vertical-align="middle" fo:background-color="#d5dee7" fo:padding="0.0382in" fo:border="0.05pt solid #333333">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0.B2" style:family="table-cell">
      <style:table-cell-properties style:vertical-align="middle" fo:padding="0.0382in" fo:border-left="0.05pt solid #c0c0c0" fo:border-right="none" fo:border-top="none" fo:border-bottom="0.05pt solid #c0c0c0"/>
    </style:style>
    <style:style style:name="Table1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0.B3" style:family="table-cell">
      <style:table-cell-properties style:vertical-align="middle" fo:padding="0.0382in" fo:border-left="0.05pt solid #c0c0c0" fo:border-right="none" fo:border-top="none" fo:border-bottom="0.05pt solid #333333"/>
    </style:style>
    <style:style style:name="Table1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6" style:family="table">
      <style:table-properties style:width="6.8208in" table:align="center"/>
    </style:style>
    <style:style style:name="Table26.A" style:family="table-column">
      <style:table-column-properties style:column-width="0.7479in"/>
    </style:style>
    <style:style style:name="Table26.B" style:family="table-column">
      <style:table-column-properties style:column-width="3.0021in"/>
    </style:style>
    <style:style style:name="Table26.C" style:family="table-column">
      <style:table-column-properties style:column-width="3.0708in"/>
    </style:style>
    <style:style style:name="Table2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6.C1" style:family="table-cell">
      <style:table-cell-properties style:vertical-align="middle" fo:background-color="#d5dee7" fo:padding="0.0382in" fo:border="0.05pt solid #333333">
        <style:background-image/>
      </style:table-cell-properties>
    </style:style>
    <style:style style:name="Table26.2" style:family="table-row">
      <style:table-row-properties fo:background-color="#ffffff">
        <style:background-image/>
      </style:table-row-properties>
    </style:style>
    <style:style style:name="Table2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6.B2" style:family="table-cell">
      <style:table-cell-properties style:vertical-align="middle" fo:padding="0.0382in" fo:border-left="0.05pt solid #c0c0c0" fo:border-right="none" fo:border-top="none" fo:border-bottom="0.05pt solid #c0c0c0"/>
    </style:style>
    <style:style style:name="Table2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6.B3" style:family="table-cell">
      <style:table-cell-properties style:vertical-align="middle" fo:padding="0.0382in" fo:border-left="0.05pt solid #c0c0c0" fo:border-right="none" fo:border-top="none" fo:border-bottom="0.05pt solid #333333"/>
    </style:style>
    <style:style style:name="Table2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8" style:family="table">
      <style:table-properties style:width="6.8208in" table:align="center"/>
    </style:style>
    <style:style style:name="Table38.A" style:family="table-column">
      <style:table-column-properties style:column-width="0.7479in"/>
    </style:style>
    <style:style style:name="Table38.B" style:family="table-column">
      <style:table-column-properties style:column-width="3.1306in"/>
    </style:style>
    <style:style style:name="Table38.C" style:family="table-column">
      <style:table-column-properties style:column-width="2.9424in"/>
    </style:style>
    <style:style style:name="Table3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8.C1" style:family="table-cell">
      <style:table-cell-properties style:vertical-align="middle" fo:background-color="#d5dee7" fo:padding="0.0382in" fo:border="0.05pt solid #333333">
        <style:background-image/>
      </style:table-cell-properties>
    </style:style>
    <style:style style:name="Table38.2" style:family="table-row">
      <style:table-row-properties fo:background-color="#ffffff">
        <style:background-image/>
      </style:table-row-properties>
    </style:style>
    <style:style style:name="Table3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8.B2" style:family="table-cell">
      <style:table-cell-properties style:vertical-align="middle" fo:padding="0.0382in" fo:border-left="0.05pt solid #c0c0c0" fo:border-right="none" fo:border-top="none" fo:border-bottom="0.05pt solid #c0c0c0"/>
    </style:style>
    <style:style style:name="Table3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8.B3" style:family="table-cell">
      <style:table-cell-properties style:vertical-align="middle" fo:padding="0.0382in" fo:border-left="0.05pt solid #c0c0c0" fo:border-right="none" fo:border-top="none" fo:border-bottom="0.05pt solid #333333"/>
    </style:style>
    <style:style style:name="Table3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3" style:family="table">
      <style:table-properties style:width="6.8208in" table:align="center"/>
    </style:style>
    <style:style style:name="Table43.A" style:family="table-column">
      <style:table-column-properties style:column-width="0.3125in"/>
    </style:style>
    <style:style style:name="Table43.B" style:family="table-column">
      <style:table-column-properties style:column-width="3.3736in"/>
    </style:style>
    <style:style style:name="Table43.C" style:family="table-column">
      <style:table-column-properties style:column-width="3.1347in"/>
    </style:style>
    <style:style style:name="Table4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3.C1" style:family="table-cell">
      <style:table-cell-properties style:vertical-align="middle" fo:background-color="#d5dee7" fo:padding="0.0382in" fo:border="0.05pt solid #333333">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8" style:family="table">
      <style:table-properties style:width="6.8208in" table:align="center"/>
    </style:style>
    <style:style style:name="Table28.A" style:family="table-column">
      <style:table-column-properties style:column-width="0.7479in"/>
    </style:style>
    <style:style style:name="Table28.B" style:family="table-column">
      <style:table-column-properties style:column-width="4.0681in"/>
    </style:style>
    <style:style style:name="Table28.C" style:family="table-column">
      <style:table-column-properties style:column-width="2.0049in"/>
    </style:style>
    <style:style style:name="Table2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8.C1" style:family="table-cell">
      <style:table-cell-properties style:vertical-align="middle" fo:background-color="#d5dee7" fo:padding="0.0382in" fo:border="0.05pt solid #333333">
        <style:background-image/>
      </style:table-cell-properties>
    </style:style>
    <style:style style:name="Table28.2" style:family="table-row">
      <style:table-row-properties fo:background-color="#ffffff">
        <style:background-image/>
      </style:table-row-properties>
    </style:style>
    <style:style style:name="Table2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0" style:family="table">
      <style:table-properties style:width="6.8208in" table:align="center"/>
    </style:style>
    <style:style style:name="Table30.A" style:family="table-column">
      <style:table-column-properties style:column-width="0.7479in"/>
    </style:style>
    <style:style style:name="Table30.B" style:family="table-column">
      <style:table-column-properties style:column-width="4.2521in"/>
    </style:style>
    <style:style style:name="Table30.C" style:family="table-column">
      <style:table-column-properties style:column-width="1.8208in"/>
    </style:style>
    <style:style style:name="Table3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0.C1" style:family="table-cell">
      <style:table-cell-properties style:vertical-align="middle" fo:background-color="#d5dee7" fo:padding="0.0382in" fo:border="0.05pt solid #333333">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3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3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9" style:family="table">
      <style:table-properties style:width="6.8208in" table:align="center"/>
    </style:style>
    <style:style style:name="Table39.A" style:family="table-column">
      <style:table-column-properties style:column-width="0.7479in"/>
    </style:style>
    <style:style style:name="Table39.B" style:family="table-column">
      <style:table-column-properties style:column-width="3.0021in"/>
    </style:style>
    <style:style style:name="Table39.C" style:family="table-column">
      <style:table-column-properties style:column-width="3.0708in"/>
    </style:style>
    <style:style style:name="Table3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9.C1" style:family="table-cell">
      <style:table-cell-properties style:vertical-align="middle" fo:background-color="#d5dee7" fo:padding="0.0382in" fo:border="0.05pt solid #333333">
        <style:background-image/>
      </style:table-cell-properties>
    </style:style>
    <style:style style:name="Table39.2" style:family="table-row">
      <style:table-row-properties fo:background-color="#ffffff">
        <style:background-image/>
      </style:table-row-properties>
    </style:style>
    <style:style style:name="Table3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9.B2" style:family="table-cell">
      <style:table-cell-properties style:vertical-align="middle" fo:padding="0.0382in" fo:border-left="0.05pt solid #c0c0c0" fo:border-right="none" fo:border-top="none" fo:border-bottom="0.05pt solid #c0c0c0"/>
    </style:style>
    <style:style style:name="Table3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9.B3" style:family="table-cell">
      <style:table-cell-properties style:vertical-align="middle" fo:padding="0.0382in" fo:border-left="0.05pt solid #c0c0c0" fo:border-right="none" fo:border-top="none" fo:border-bottom="0.05pt solid #333333"/>
    </style:style>
    <style:style style:name="Table3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5" style:family="table">
      <style:table-properties style:width="6.8208in" table:align="center"/>
    </style:style>
    <style:style style:name="Table35.A" style:family="table-column">
      <style:table-column-properties style:column-width="0.7479in"/>
    </style:style>
    <style:style style:name="Table35.B" style:family="table-column">
      <style:table-column-properties style:column-width="3.0021in"/>
    </style:style>
    <style:style style:name="Table35.C" style:family="table-column">
      <style:table-column-properties style:column-width="3.0708in"/>
    </style:style>
    <style:style style:name="Table3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5.C1" style:family="table-cell">
      <style:table-cell-properties style:vertical-align="middle" fo:background-color="#d5dee7" fo:padding="0.0382in" fo:border="0.05pt solid #333333">
        <style:background-image/>
      </style:table-cell-properties>
    </style:style>
    <style:style style:name="Table35.2" style:family="table-row">
      <style:table-row-properties fo:background-color="#ffffff">
        <style:background-image/>
      </style:table-row-properties>
    </style:style>
    <style:style style:name="Table3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5.B2" style:family="table-cell">
      <style:table-cell-properties style:vertical-align="middle" fo:padding="0.0382in" fo:border-left="0.05pt solid #c0c0c0" fo:border-right="none" fo:border-top="none" fo:border-bottom="0.05pt solid #c0c0c0"/>
    </style:style>
    <style:style style:name="Table3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5.B3" style:family="table-cell">
      <style:table-cell-properties style:vertical-align="middle" fo:padding="0.0382in" fo:border-left="0.05pt solid #c0c0c0" fo:border-right="none" fo:border-top="none" fo:border-bottom="0.05pt solid #333333"/>
    </style:style>
    <style:style style:name="Table3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6" style:family="table">
      <style:table-properties style:width="6.8208in" table:align="center"/>
    </style:style>
    <style:style style:name="Table36.A" style:family="table-column">
      <style:table-column-properties style:column-width="0.7479in"/>
    </style:style>
    <style:style style:name="Table36.B" style:family="table-column">
      <style:table-column-properties style:column-width="3.0021in"/>
    </style:style>
    <style:style style:name="Table36.C" style:family="table-column">
      <style:table-column-properties style:column-width="3.0708in"/>
    </style:style>
    <style:style style:name="Table3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6.C1" style:family="table-cell">
      <style:table-cell-properties style:vertical-align="middle" fo:background-color="#d5dee7" fo:padding="0.0382in" fo:border="0.05pt solid #333333">
        <style:background-image/>
      </style:table-cell-properties>
    </style:style>
    <style:style style:name="Table36.2" style:family="table-row">
      <style:table-row-properties fo:background-color="#ffffff">
        <style:background-image/>
      </style:table-row-properties>
    </style:style>
    <style:style style:name="Table3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6.B2" style:family="table-cell">
      <style:table-cell-properties style:vertical-align="middle" fo:padding="0.0382in" fo:border-left="0.05pt solid #c0c0c0" fo:border-right="none" fo:border-top="none" fo:border-bottom="0.05pt solid #c0c0c0"/>
    </style:style>
    <style:style style:name="Table3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6.B3" style:family="table-cell">
      <style:table-cell-properties style:vertical-align="middle" fo:padding="0.0382in" fo:border-left="0.05pt solid #c0c0c0" fo:border-right="none" fo:border-top="none" fo:border-bottom="0.05pt solid #333333"/>
    </style:style>
    <style:style style:name="Table3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1" style:family="table">
      <style:table-properties style:width="6.8208in" table:align="center"/>
    </style:style>
    <style:style style:name="Table11.A" style:family="table-column">
      <style:table-column-properties style:column-width="0.7479in"/>
    </style:style>
    <style:style style:name="Table11.B" style:family="table-column">
      <style:table-column-properties style:column-width="3.0021in"/>
    </style:style>
    <style:style style:name="Table11.C" style:family="table-column">
      <style:table-column-properties style:column-width="3.0708in"/>
    </style:style>
    <style:style style:name="Table1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1.C1" style:family="table-cell">
      <style:table-cell-properties style:vertical-align="middle" fo:background-color="#d5dee7" fo:padding="0.0382in" fo:border="0.05pt solid #333333">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1.B2" style:family="table-cell">
      <style:table-cell-properties style:vertical-align="middle" fo:padding="0.0382in" fo:border-left="0.05pt solid #c0c0c0" fo:border-right="none" fo:border-top="none" fo:border-bottom="0.05pt solid #c0c0c0"/>
    </style:style>
    <style:style style:name="Table1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1.B3" style:family="table-cell">
      <style:table-cell-properties style:vertical-align="middle" fo:padding="0.0382in" fo:border-left="0.05pt solid #c0c0c0" fo:border-right="none" fo:border-top="none" fo:border-bottom="0.05pt solid #333333"/>
    </style:style>
    <style:style style:name="Table1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1" style:family="table">
      <style:table-properties style:width="6.8208in" table:align="center"/>
    </style:style>
    <style:style style:name="Table21.A" style:family="table-column">
      <style:table-column-properties style:column-width="0.7479in"/>
    </style:style>
    <style:style style:name="Table21.B" style:family="table-column">
      <style:table-column-properties style:column-width="3.0021in"/>
    </style:style>
    <style:style style:name="Table21.C" style:family="table-column">
      <style:table-column-properties style:column-width="3.0708in"/>
    </style:style>
    <style:style style:name="Table2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1.C1" style:family="table-cell">
      <style:table-cell-properties style:vertical-align="middle" fo:background-color="#d5dee7" fo:padding="0.0382in" fo:border="0.05pt solid #333333">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1.B2" style:family="table-cell">
      <style:table-cell-properties style:vertical-align="middle" fo:padding="0.0382in" fo:border-left="0.05pt solid #c0c0c0" fo:border-right="none" fo:border-top="none" fo:border-bottom="0.05pt solid #c0c0c0"/>
    </style:style>
    <style:style style:name="Table2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1.B3" style:family="table-cell">
      <style:table-cell-properties style:vertical-align="middle" fo:padding="0.0382in" fo:border-left="0.05pt solid #c0c0c0" fo:border-right="none" fo:border-top="none" fo:border-bottom="0.05pt solid #333333"/>
    </style:style>
    <style:style style:name="Table2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2" style:family="table">
      <style:table-properties style:width="6.8208in" table:align="center"/>
    </style:style>
    <style:style style:name="Table12.A" style:family="table-column">
      <style:table-column-properties style:column-width="0.7479in"/>
    </style:style>
    <style:style style:name="Table12.B" style:family="table-column">
      <style:table-column-properties style:column-width="3.0021in"/>
    </style:style>
    <style:style style:name="Table12.C" style:family="table-column">
      <style:table-column-properties style:column-width="3.0708in"/>
    </style:style>
    <style:style style:name="Table1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2.C1" style:family="table-cell">
      <style:table-cell-properties style:vertical-align="middle" fo:background-color="#d5dee7" fo:padding="0.0382in" fo:border="0.05pt solid #333333">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2.B2" style:family="table-cell">
      <style:table-cell-properties style:vertical-align="middle" fo:padding="0.0382in" fo:border-left="0.05pt solid #c0c0c0" fo:border-right="none" fo:border-top="none" fo:border-bottom="0.05pt solid #c0c0c0"/>
    </style:style>
    <style:style style:name="Table1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2.B3" style:family="table-cell">
      <style:table-cell-properties style:vertical-align="middle" fo:padding="0.0382in" fo:border-left="0.05pt solid #c0c0c0" fo:border-right="none" fo:border-top="none" fo:border-bottom="0.05pt solid #333333"/>
    </style:style>
    <style:style style:name="Table1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3" style:family="table">
      <style:table-properties style:width="6.8208in" table:align="center"/>
    </style:style>
    <style:style style:name="Table13.A" style:family="table-column">
      <style:table-column-properties style:column-width="0.7479in"/>
    </style:style>
    <style:style style:name="Table13.B" style:family="table-column">
      <style:table-column-properties style:column-width="3.0021in"/>
    </style:style>
    <style:style style:name="Table13.C" style:family="table-column">
      <style:table-column-properties style:column-width="3.0708in"/>
    </style:style>
    <style:style style:name="Table1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3.C1" style:family="table-cell">
      <style:table-cell-properties style:vertical-align="middle" fo:background-color="#d5dee7" fo:padding="0.0382in" fo:border="0.05pt solid #333333">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3.B2" style:family="table-cell">
      <style:table-cell-properties style:vertical-align="middle" fo:padding="0.0382in" fo:border-left="0.05pt solid #c0c0c0" fo:border-right="none" fo:border-top="none" fo:border-bottom="0.05pt solid #c0c0c0"/>
    </style:style>
    <style:style style:name="Table1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3.B3" style:family="table-cell">
      <style:table-cell-properties style:vertical-align="middle" fo:padding="0.0382in" fo:border-left="0.05pt solid #c0c0c0" fo:border-right="none" fo:border-top="none" fo:border-bottom="0.05pt solid #333333"/>
    </style:style>
    <style:style style:name="Table1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7" style:family="table">
      <style:table-properties style:width="6.8208in" table:align="center"/>
    </style:style>
    <style:style style:name="Table27.A" style:family="table-column">
      <style:table-column-properties style:column-width="0.7479in"/>
    </style:style>
    <style:style style:name="Table27.B" style:family="table-column">
      <style:table-column-properties style:column-width="3.3785in"/>
    </style:style>
    <style:style style:name="Table27.C" style:family="table-column">
      <style:table-column-properties style:column-width="2.6944in"/>
    </style:style>
    <style:style style:name="Table2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7.C1" style:family="table-cell">
      <style:table-cell-properties style:vertical-align="middle" fo:background-color="#d5dee7" fo:padding="0.0382in" fo:border="0.05pt solid #333333">
        <style:background-image/>
      </style:table-cell-properties>
    </style:style>
    <style:style style:name="Table27.2" style:family="table-row">
      <style:table-row-properties fo:background-color="#ffffff">
        <style:background-image/>
      </style:table-row-properties>
    </style:style>
    <style:style style:name="Table2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7.B2" style:family="table-cell">
      <style:table-cell-properties style:vertical-align="middle" fo:padding="0.0382in" fo:border-left="0.05pt solid #c0c0c0" fo:border-right="none" fo:border-top="none" fo:border-bottom="0.05pt solid #c0c0c0"/>
    </style:style>
    <style:style style:name="Table2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7.B3" style:family="table-cell">
      <style:table-cell-properties style:vertical-align="middle" fo:padding="0.0382in" fo:border-left="0.05pt solid #c0c0c0" fo:border-right="none" fo:border-top="none" fo:border-bottom="0.05pt solid #333333"/>
    </style:style>
    <style:style style:name="Table2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4" style:family="table">
      <style:table-properties style:width="6.8208in" table:align="center"/>
    </style:style>
    <style:style style:name="Table24.A" style:family="table-column">
      <style:table-column-properties style:column-width="0.7479in"/>
    </style:style>
    <style:style style:name="Table24.B" style:family="table-column">
      <style:table-column-properties style:column-width="3.0021in"/>
    </style:style>
    <style:style style:name="Table24.C" style:family="table-column">
      <style:table-column-properties style:column-width="3.0708in"/>
    </style:style>
    <style:style style:name="Table2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4.C1" style:family="table-cell">
      <style:table-cell-properties style:vertical-align="middle" fo:background-color="#d5dee7" fo:padding="0.0382in" fo:border="0.05pt solid #333333">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4.B2" style:family="table-cell">
      <style:table-cell-properties style:vertical-align="middle" fo:padding="0.0382in" fo:border-left="0.05pt solid #c0c0c0" fo:border-right="none" fo:border-top="none" fo:border-bottom="0.05pt solid #c0c0c0"/>
    </style:style>
    <style:style style:name="Table2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4.B3" style:family="table-cell">
      <style:table-cell-properties style:vertical-align="middle" fo:padding="0.0382in" fo:border-left="0.05pt solid #c0c0c0" fo:border-right="none" fo:border-top="none" fo:border-bottom="0.05pt solid #333333"/>
    </style:style>
    <style:style style:name="Table2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5" style:family="table">
      <style:table-properties style:width="6.8208in" table:align="center"/>
    </style:style>
    <style:style style:name="Table25.A" style:family="table-column">
      <style:table-column-properties style:column-width="0.7479in"/>
    </style:style>
    <style:style style:name="Table25.B" style:family="table-column">
      <style:table-column-properties style:column-width="3.0021in"/>
    </style:style>
    <style:style style:name="Table25.C" style:family="table-column">
      <style:table-column-properties style:column-width="3.0708in"/>
    </style:style>
    <style:style style:name="Table2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5.C1" style:family="table-cell">
      <style:table-cell-properties style:vertical-align="middle" fo:background-color="#d5dee7" fo:padding="0.0382in" fo:border="0.05pt solid #333333">
        <style:background-image/>
      </style:table-cell-properties>
    </style:style>
    <style:style style:name="Table25.2" style:family="table-row">
      <style:table-row-properties fo:background-color="#ffffff">
        <style:background-image/>
      </style:table-row-properties>
    </style:style>
    <style:style style:name="Table2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5.B2" style:family="table-cell">
      <style:table-cell-properties style:vertical-align="middle" fo:padding="0.0382in" fo:border-left="0.05pt solid #c0c0c0" fo:border-right="none" fo:border-top="none" fo:border-bottom="0.05pt solid #c0c0c0"/>
    </style:style>
    <style:style style:name="Table2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5.B3" style:family="table-cell">
      <style:table-cell-properties style:vertical-align="middle" fo:padding="0.0382in" fo:border-left="0.05pt solid #c0c0c0" fo:border-right="none" fo:border-top="none" fo:border-bottom="0.05pt solid #333333"/>
    </style:style>
    <style:style style:name="Table2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5" style:family="table">
      <style:table-properties style:width="6.8208in" table:align="center"/>
    </style:style>
    <style:style style:name="Table15.A" style:family="table-column">
      <style:table-column-properties style:column-width="0.7479in"/>
    </style:style>
    <style:style style:name="Table15.B" style:family="table-column">
      <style:table-column-properties style:column-width="3.0021in"/>
    </style:style>
    <style:style style:name="Table15.C" style:family="table-column">
      <style:table-column-properties style:column-width="3.0708in"/>
    </style:style>
    <style:style style:name="Table1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5.C1" style:family="table-cell">
      <style:table-cell-properties style:vertical-align="middle" fo:background-color="#d5dee7" fo:padding="0.0382in" fo:border="0.05pt solid #333333">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5.B2" style:family="table-cell">
      <style:table-cell-properties style:vertical-align="middle" fo:padding="0.0382in" fo:border-left="0.05pt solid #c0c0c0" fo:border-right="none" fo:border-top="none" fo:border-bottom="0.05pt solid #c0c0c0"/>
    </style:style>
    <style:style style:name="Table1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5.B3" style:family="table-cell">
      <style:table-cell-properties style:vertical-align="middle" fo:padding="0.0382in" fo:border-left="0.05pt solid #c0c0c0" fo:border-right="none" fo:border-top="none" fo:border-bottom="0.05pt solid #333333"/>
    </style:style>
    <style:style style:name="Table1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6" style:family="table">
      <style:table-properties style:width="6.8208in" table:align="center"/>
    </style:style>
    <style:style style:name="Table16.A" style:family="table-column">
      <style:table-column-properties style:column-width="0.7479in"/>
    </style:style>
    <style:style style:name="Table16.B" style:family="table-column">
      <style:table-column-properties style:column-width="3.0021in"/>
    </style:style>
    <style:style style:name="Table16.C" style:family="table-column">
      <style:table-column-properties style:column-width="3.0708in"/>
    </style:style>
    <style:style style:name="Table1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6.C1" style:family="table-cell">
      <style:table-cell-properties style:vertical-align="middle" fo:background-color="#d5dee7" fo:padding="0.0382in" fo:border="0.05pt solid #333333">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6.B2" style:family="table-cell">
      <style:table-cell-properties style:vertical-align="middle" fo:padding="0.0382in" fo:border-left="0.05pt solid #c0c0c0" fo:border-right="none" fo:border-top="none" fo:border-bottom="0.05pt solid #c0c0c0"/>
    </style:style>
    <style:style style:name="Table1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6.B3" style:family="table-cell">
      <style:table-cell-properties style:vertical-align="middle" fo:padding="0.0382in" fo:border-left="0.05pt solid #c0c0c0" fo:border-right="none" fo:border-top="none" fo:border-bottom="0.05pt solid #333333"/>
    </style:style>
    <style:style style:name="Table1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7" style:family="table">
      <style:table-properties style:width="6.8208in" table:align="center"/>
    </style:style>
    <style:style style:name="Table17.A" style:family="table-column">
      <style:table-column-properties style:column-width="0.2465in"/>
    </style:style>
    <style:style style:name="Table17.B" style:family="table-column">
      <style:table-column-properties style:column-width="4.5639in"/>
    </style:style>
    <style:style style:name="Table17.C" style:family="table-column">
      <style:table-column-properties style:column-width="2.0104in"/>
    </style:style>
    <style:style style:name="Table1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7.C1" style:family="table-cell">
      <style:table-cell-properties style:vertical-align="middle" fo:background-color="#d5dee7" fo:padding="0.0382in" fo:border="0.05pt solid #333333">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7.B2" style:family="table-cell">
      <style:table-cell-properties style:vertical-align="middle" fo:padding="0.0382in" fo:border-left="0.05pt solid #c0c0c0" fo:border-right="none" fo:border-top="none" fo:border-bottom="0.05pt solid #c0c0c0"/>
    </style:style>
    <style:style style:name="Table1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7.B3" style:family="table-cell">
      <style:table-cell-properties style:vertical-align="middle" fo:padding="0.0382in" fo:border-left="0.05pt solid #c0c0c0" fo:border-right="none" fo:border-top="none" fo:border-bottom="0.05pt solid #333333"/>
    </style:style>
    <style:style style:name="Table1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8" style:family="table">
      <style:table-properties style:width="6.8208in" table:align="center"/>
    </style:style>
    <style:style style:name="Table18.A" style:family="table-column">
      <style:table-column-properties style:column-width="0.7479in"/>
    </style:style>
    <style:style style:name="Table18.B" style:family="table-column">
      <style:table-column-properties style:column-width="3.0021in"/>
    </style:style>
    <style:style style:name="Table18.C" style:family="table-column">
      <style:table-column-properties style:column-width="3.0708in"/>
    </style:style>
    <style:style style:name="Table1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8.C1" style:family="table-cell">
      <style:table-cell-properties style:vertical-align="middle" fo:background-color="#d5dee7" fo:padding="0.0382in" fo:border="0.05pt solid #333333">
        <style:background-image/>
      </style:table-cell-properties>
    </style:style>
    <style:style style:name="Table18.2" style:family="table-row">
      <style:table-row-properties fo:background-color="#ffffff">
        <style:background-image/>
      </style:table-row-properties>
    </style:style>
    <style:style style:name="Table1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8.B2" style:family="table-cell">
      <style:table-cell-properties style:vertical-align="middle" fo:padding="0.0382in" fo:border-left="0.05pt solid #c0c0c0" fo:border-right="none" fo:border-top="none" fo:border-bottom="0.05pt solid #c0c0c0"/>
    </style:style>
    <style:style style:name="Table1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8.B3" style:family="table-cell">
      <style:table-cell-properties style:vertical-align="middle" fo:padding="0.0382in" fo:border-left="0.05pt solid #c0c0c0" fo:border-right="none" fo:border-top="none" fo:border-bottom="0.05pt solid #333333"/>
    </style:style>
    <style:style style:name="Table1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9" style:family="table">
      <style:table-properties style:width="6.8208in" table:align="center"/>
    </style:style>
    <style:style style:name="Table29.A" style:family="table-column">
      <style:table-column-properties style:column-width="0.7479in"/>
    </style:style>
    <style:style style:name="Table29.B" style:family="table-column">
      <style:table-column-properties style:column-width="3.0021in"/>
    </style:style>
    <style:style style:name="Table29.C" style:family="table-column">
      <style:table-column-properties style:column-width="3.0708in"/>
    </style:style>
    <style:style style:name="Table2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9.C1" style:family="table-cell">
      <style:table-cell-properties style:vertical-align="middle" fo:background-color="#d5dee7" fo:padding="0.0382in" fo:border="0.05pt solid #333333">
        <style:background-image/>
      </style:table-cell-properties>
    </style:style>
    <style:style style:name="Table29.2" style:family="table-row">
      <style:table-row-properties fo:background-color="#ffffff">
        <style:background-image/>
      </style:table-row-properties>
    </style:style>
    <style:style style:name="Table2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9.B2" style:family="table-cell">
      <style:table-cell-properties style:vertical-align="middle" fo:padding="0.0382in" fo:border-left="0.05pt solid #c0c0c0" fo:border-right="none" fo:border-top="none" fo:border-bottom="0.05pt solid #c0c0c0"/>
    </style:style>
    <style:style style:name="Table2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9.B3" style:family="table-cell">
      <style:table-cell-properties style:vertical-align="middle" fo:padding="0.0382in" fo:border-left="0.05pt solid #c0c0c0" fo:border-right="none" fo:border-top="none" fo:border-bottom="0.05pt solid #333333"/>
    </style:style>
    <style:style style:name="Table2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2" style:family="table">
      <style:table-properties style:width="6.8208in" table:align="center"/>
    </style:style>
    <style:style style:name="Table42.A" style:family="table-column">
      <style:table-column-properties style:column-width="0.7479in"/>
    </style:style>
    <style:style style:name="Table42.B" style:family="table-column">
      <style:table-column-properties style:column-width="3.0021in"/>
    </style:style>
    <style:style style:name="Table42.C" style:family="table-column">
      <style:table-column-properties style:column-width="3.0708in"/>
    </style:style>
    <style:style style:name="Table4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2.C1" style:family="table-cell">
      <style:table-cell-properties style:vertical-align="middle" fo:background-color="#d5dee7" fo:padding="0.0382in" fo:border="0.05pt solid #333333">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2.B2" style:family="table-cell">
      <style:table-cell-properties style:vertical-align="middle" fo:padding="0.0382in" fo:border-left="0.05pt solid #c0c0c0" fo:border-right="none" fo:border-top="none" fo:border-bottom="0.05pt solid #c0c0c0"/>
    </style:style>
    <style:style style:name="Table4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2.B3" style:family="table-cell">
      <style:table-cell-properties style:vertical-align="middle" fo:padding="0.0382in" fo:border-left="0.05pt solid #c0c0c0" fo:border-right="none" fo:border-top="none" fo:border-bottom="0.05pt solid #333333"/>
    </style:style>
    <style:style style:name="Table4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5" style:family="table">
      <style:table-properties style:width="6.8208in" table:align="center"/>
    </style:style>
    <style:style style:name="Table45.A" style:family="table-column">
      <style:table-column-properties style:column-width="0.7479in"/>
    </style:style>
    <style:style style:name="Table45.B" style:family="table-column">
      <style:table-column-properties style:column-width="3.0021in"/>
    </style:style>
    <style:style style:name="Table45.C" style:family="table-column">
      <style:table-column-properties style:column-width="3.0708in"/>
    </style:style>
    <style:style style:name="Table4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5.C1" style:family="table-cell">
      <style:table-cell-properties style:vertical-align="middle" fo:background-color="#d5dee7" fo:padding="0.0382in" fo:border="0.05pt solid #333333">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5.B2" style:family="table-cell">
      <style:table-cell-properties style:vertical-align="middle" fo:padding="0.0382in" fo:border-left="0.05pt solid #c0c0c0" fo:border-right="none" fo:border-top="none" fo:border-bottom="0.05pt solid #c0c0c0"/>
    </style:style>
    <style:style style:name="Table4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5.B3" style:family="table-cell">
      <style:table-cell-properties style:vertical-align="middle" fo:padding="0.0382in" fo:border-left="0.05pt solid #c0c0c0" fo:border-right="none" fo:border-top="none" fo:border-bottom="0.05pt solid #333333"/>
    </style:style>
    <style:style style:name="Table4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1" style:family="table">
      <style:table-properties style:width="6.8208in" table:align="center"/>
    </style:style>
    <style:style style:name="Table31.A" style:family="table-column">
      <style:table-column-properties style:column-width="0.7479in"/>
    </style:style>
    <style:style style:name="Table31.B" style:family="table-column">
      <style:table-column-properties style:column-width="3.0021in"/>
    </style:style>
    <style:style style:name="Table31.C" style:family="table-column">
      <style:table-column-properties style:column-width="3.0708in"/>
    </style:style>
    <style:style style:name="Table3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1.C1" style:family="table-cell">
      <style:table-cell-properties style:vertical-align="middle" fo:background-color="#d5dee7" fo:padding="0.0382in" fo:border="0.05pt solid #333333">
        <style:background-image/>
      </style:table-cell-properties>
    </style:style>
    <style:style style:name="Table31.2" style:family="table-row">
      <style:table-row-properties fo:background-color="#ffffff">
        <style:background-image/>
      </style:table-row-properties>
    </style:style>
    <style:style style:name="Table3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1.B2" style:family="table-cell">
      <style:table-cell-properties style:vertical-align="middle" fo:padding="0.0382in" fo:border-left="0.05pt solid #c0c0c0" fo:border-right="none" fo:border-top="none" fo:border-bottom="0.05pt solid #c0c0c0"/>
    </style:style>
    <style:style style:name="Table3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1.B3" style:family="table-cell">
      <style:table-cell-properties style:vertical-align="middle" fo:padding="0.0382in" fo:border-left="0.05pt solid #c0c0c0" fo:border-right="none" fo:border-top="none" fo:border-bottom="0.05pt solid #333333"/>
    </style:style>
    <style:style style:name="Table3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7" style:family="table">
      <style:table-properties style:width="6.8208in" table:align="center"/>
    </style:style>
    <style:style style:name="Table37.A" style:family="table-column">
      <style:table-column-properties style:column-width="0.7479in"/>
    </style:style>
    <style:style style:name="Table37.B" style:family="table-column">
      <style:table-column-properties style:column-width="3.0021in"/>
    </style:style>
    <style:style style:name="Table37.C" style:family="table-column">
      <style:table-column-properties style:column-width="3.0708in"/>
    </style:style>
    <style:style style:name="Table3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7.C1" style:family="table-cell">
      <style:table-cell-properties style:vertical-align="middle" fo:background-color="#d5dee7" fo:padding="0.0382in" fo:border="0.05pt solid #333333">
        <style:background-image/>
      </style:table-cell-properties>
    </style:style>
    <style:style style:name="Table37.2" style:family="table-row">
      <style:table-row-properties fo:background-color="#ffffff">
        <style:background-image/>
      </style:table-row-properties>
    </style:style>
    <style:style style:name="Table3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7.B2" style:family="table-cell">
      <style:table-cell-properties style:vertical-align="middle" fo:padding="0.0382in" fo:border-left="0.05pt solid #c0c0c0" fo:border-right="none" fo:border-top="none" fo:border-bottom="0.05pt solid #c0c0c0"/>
    </style:style>
    <style:style style:name="Table3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7.B3" style:family="table-cell">
      <style:table-cell-properties style:vertical-align="middle" fo:padding="0.0382in" fo:border-left="0.05pt solid #c0c0c0" fo:border-right="none" fo:border-top="none" fo:border-bottom="0.05pt solid #333333"/>
    </style:style>
    <style:style style:name="Table3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2" style:family="table">
      <style:table-properties style:width="6.8208in" table:align="center"/>
    </style:style>
    <style:style style:name="Table32.A" style:family="table-column">
      <style:table-column-properties style:column-width="0.7479in"/>
    </style:style>
    <style:style style:name="Table32.B" style:family="table-column">
      <style:table-column-properties style:column-width="3.0021in"/>
    </style:style>
    <style:style style:name="Table32.C" style:family="table-column">
      <style:table-column-properties style:column-width="3.0708in"/>
    </style:style>
    <style:style style:name="Table3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2.C1" style:family="table-cell">
      <style:table-cell-properties style:vertical-align="middle" fo:background-color="#d5dee7" fo:padding="0.0382in" fo:border="0.05pt solid #333333">
        <style:background-image/>
      </style:table-cell-properties>
    </style:style>
    <style:style style:name="Table32.2" style:family="table-row">
      <style:table-row-properties fo:background-color="#ffffff">
        <style:background-image/>
      </style:table-row-properties>
    </style:style>
    <style:style style:name="Table3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2.B2" style:family="table-cell">
      <style:table-cell-properties style:vertical-align="middle" fo:padding="0.0382in" fo:border-left="0.05pt solid #c0c0c0" fo:border-right="none" fo:border-top="none" fo:border-bottom="0.05pt solid #c0c0c0"/>
    </style:style>
    <style:style style:name="Table3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2.B3" style:family="table-cell">
      <style:table-cell-properties style:vertical-align="middle" fo:padding="0.0382in" fo:border-left="0.05pt solid #c0c0c0" fo:border-right="none" fo:border-top="none" fo:border-bottom="0.05pt solid #333333"/>
    </style:style>
    <style:style style:name="Table3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3" style:family="table">
      <style:table-properties style:width="6.8208in" table:align="center"/>
    </style:style>
    <style:style style:name="Table33.A" style:family="table-column">
      <style:table-column-properties style:column-width="0.7479in"/>
    </style:style>
    <style:style style:name="Table33.B" style:family="table-column">
      <style:table-column-properties style:column-width="3.0021in"/>
    </style:style>
    <style:style style:name="Table33.C" style:family="table-column">
      <style:table-column-properties style:column-width="3.0708in"/>
    </style:style>
    <style:style style:name="Table3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3.C1" style:family="table-cell">
      <style:table-cell-properties style:vertical-align="middle" fo:background-color="#d5dee7" fo:padding="0.0382in" fo:border="0.05pt solid #333333">
        <style:background-image/>
      </style:table-cell-properties>
    </style:style>
    <style:style style:name="Table33.2" style:family="table-row">
      <style:table-row-properties fo:background-color="#ffffff">
        <style:background-image/>
      </style:table-row-properties>
    </style:style>
    <style:style style:name="Table3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3.B2" style:family="table-cell">
      <style:table-cell-properties style:vertical-align="middle" fo:padding="0.0382in" fo:border-left="0.05pt solid #c0c0c0" fo:border-right="none" fo:border-top="none" fo:border-bottom="0.05pt solid #c0c0c0"/>
    </style:style>
    <style:style style:name="Table3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3.B3" style:family="table-cell">
      <style:table-cell-properties style:vertical-align="middle" fo:padding="0.0382in" fo:border-left="0.05pt solid #c0c0c0" fo:border-right="none" fo:border-top="none" fo:border-bottom="0.05pt solid #333333"/>
    </style:style>
    <style:style style:name="Table3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4" style:family="table">
      <style:table-properties style:width="6.8208in" table:align="center"/>
    </style:style>
    <style:style style:name="Table34.A" style:family="table-column">
      <style:table-column-properties style:column-width="0.7479in"/>
    </style:style>
    <style:style style:name="Table34.B" style:family="table-column">
      <style:table-column-properties style:column-width="3.0021in"/>
    </style:style>
    <style:style style:name="Table34.C" style:family="table-column">
      <style:table-column-properties style:column-width="3.0708in"/>
    </style:style>
    <style:style style:name="Table3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4.C1" style:family="table-cell">
      <style:table-cell-properties style:vertical-align="middle" fo:background-color="#d5dee7" fo:padding="0.0382in" fo:border="0.05pt solid #333333">
        <style:background-image/>
      </style:table-cell-properties>
    </style:style>
    <style:style style:name="Table34.2" style:family="table-row">
      <style:table-row-properties fo:background-color="#ffffff">
        <style:background-image/>
      </style:table-row-properties>
    </style:style>
    <style:style style:name="Table3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4.B2" style:family="table-cell">
      <style:table-cell-properties style:vertical-align="middle" fo:padding="0.0382in" fo:border-left="0.05pt solid #c0c0c0" fo:border-right="none" fo:border-top="none" fo:border-bottom="0.05pt solid #c0c0c0"/>
    </style:style>
    <style:style style:name="Table3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4.B3" style:family="table-cell">
      <style:table-cell-properties style:vertical-align="middle" fo:padding="0.0382in" fo:border-left="0.05pt solid #c0c0c0" fo:border-right="none" fo:border-top="none" fo:border-bottom="0.05pt solid #333333"/>
    </style:style>
    <style:style style:name="Table3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6" style:family="table">
      <style:table-properties style:width="6.8208in" table:align="center"/>
    </style:style>
    <style:style style:name="Table46.A" style:family="table-column">
      <style:table-column-properties style:column-width="0.5611in"/>
    </style:style>
    <style:style style:name="Table46.B" style:family="table-column">
      <style:table-column-properties style:column-width="3.1889in"/>
    </style:style>
    <style:style style:name="Table46.C" style:family="table-column">
      <style:table-column-properties style:column-width="3.0708in"/>
    </style:style>
    <style:style style:name="Table4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6.C1" style:family="table-cell">
      <style:table-cell-properties style:vertical-align="middle" fo:background-color="#d5dee7" fo:padding="0.0382in" fo:border="0.05pt solid #333333">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6.B2" style:family="table-cell">
      <style:table-cell-properties style:vertical-align="middle" fo:padding="0.0382in" fo:border-left="0.05pt solid #c0c0c0" fo:border-right="none" fo:border-top="none" fo:border-bottom="0.05pt solid #c0c0c0"/>
    </style:style>
    <style:style style:name="Table4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6.B3" style:family="table-cell">
      <style:table-cell-properties style:vertical-align="middle" fo:padding="0.0382in" fo:border-left="0.05pt solid #c0c0c0" fo:border-right="none" fo:border-top="none" fo:border-bottom="0.05pt solid #333333"/>
    </style:style>
    <style:style style:name="Table4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7" style:family="table">
      <style:table-properties style:width="6.8208in" table:align="center"/>
    </style:style>
    <style:style style:name="Table47.A" style:family="table-column">
      <style:table-column-properties style:column-width="0.5611in"/>
    </style:style>
    <style:style style:name="Table47.B" style:family="table-column">
      <style:table-column-properties style:column-width="3.8778in"/>
    </style:style>
    <style:style style:name="Table47.C" style:family="table-column">
      <style:table-column-properties style:column-width="2.3819in"/>
    </style:style>
    <style:style style:name="Table4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7.C1" style:family="table-cell">
      <style:table-cell-properties style:vertical-align="middle" fo:background-color="#d5dee7" fo:padding="0.0382in" fo:border="0.05pt solid #333333">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7.B2" style:family="table-cell">
      <style:table-cell-properties style:vertical-align="middle" fo:padding="0.0382in" fo:border-left="0.05pt solid #c0c0c0" fo:border-right="none" fo:border-top="none" fo:border-bottom="0.05pt solid #c0c0c0"/>
    </style:style>
    <style:style style:name="Table4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7.B3" style:family="table-cell">
      <style:table-cell-properties style:vertical-align="middle" fo:padding="0.0382in" fo:border-left="0.05pt solid #c0c0c0" fo:border-right="none" fo:border-top="none" fo:border-bottom="0.05pt solid #333333"/>
    </style:style>
    <style:style style:name="Table4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8" style:family="table">
      <style:table-properties style:width="6.8208in" table:align="center"/>
    </style:style>
    <style:style style:name="Table48.A" style:family="table-column">
      <style:table-column-properties style:column-width="0.5611in"/>
    </style:style>
    <style:style style:name="Table48.B" style:family="table-column">
      <style:table-column-properties style:column-width="3.1889in"/>
    </style:style>
    <style:style style:name="Table48.C" style:family="table-column">
      <style:table-column-properties style:column-width="3.0708in"/>
    </style:style>
    <style:style style:name="Table4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8.C1" style:family="table-cell">
      <style:table-cell-properties style:vertical-align="middle" fo:background-color="#d5dee7" fo:padding="0.0382in" fo:border="0.05pt solid #333333">
        <style:background-image/>
      </style:table-cell-properties>
    </style:style>
    <style:style style:name="Table48.2" style:family="table-row">
      <style:table-row-properties fo:background-color="#ffffff">
        <style:background-image/>
      </style:table-row-properties>
    </style:style>
    <style:style style:name="Table4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8.B2" style:family="table-cell">
      <style:table-cell-properties style:vertical-align="middle" fo:padding="0.0382in" fo:border-left="0.05pt solid #c0c0c0" fo:border-right="none" fo:border-top="none" fo:border-bottom="0.05pt solid #c0c0c0"/>
    </style:style>
    <style:style style:name="Table4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8.B3" style:family="table-cell">
      <style:table-cell-properties style:vertical-align="middle" fo:padding="0.0382in" fo:border-left="0.05pt solid #c0c0c0" fo:border-right="none" fo:border-top="none" fo:border-bottom="0.05pt solid #333333"/>
    </style:style>
    <style:style style:name="Table4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9" style:family="table">
      <style:table-properties style:width="6.8208in" table:align="center"/>
    </style:style>
    <style:style style:name="Table49.A" style:family="table-column">
      <style:table-column-properties style:column-width="0.5611in"/>
    </style:style>
    <style:style style:name="Table49.B" style:family="table-column">
      <style:table-column-properties style:column-width="3.1889in"/>
    </style:style>
    <style:style style:name="Table49.C" style:family="table-column">
      <style:table-column-properties style:column-width="3.0708in"/>
    </style:style>
    <style:style style:name="Table4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9.C1" style:family="table-cell">
      <style:table-cell-properties style:vertical-align="middle" fo:background-color="#d5dee7" fo:padding="0.0382in" fo:border="0.05pt solid #333333">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9.B2" style:family="table-cell">
      <style:table-cell-properties style:vertical-align="middle" fo:padding="0.0382in" fo:border-left="0.05pt solid #c0c0c0" fo:border-right="none" fo:border-top="none" fo:border-bottom="0.05pt solid #c0c0c0"/>
    </style:style>
    <style:style style:name="Table4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9.B3" style:family="table-cell">
      <style:table-cell-properties style:vertical-align="middle" fo:padding="0.0382in" fo:border-left="0.05pt solid #c0c0c0" fo:border-right="none" fo:border-top="none" fo:border-bottom="0.05pt solid #333333"/>
    </style:style>
    <style:style style:name="Table4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0" style:family="table">
      <style:table-properties style:width="6.8208in" table:align="center"/>
    </style:style>
    <style:style style:name="Table50.A" style:family="table-column">
      <style:table-column-properties style:column-width="0.5611in"/>
    </style:style>
    <style:style style:name="Table50.B" style:family="table-column">
      <style:table-column-properties style:column-width="3.1889in"/>
    </style:style>
    <style:style style:name="Table50.C" style:family="table-column">
      <style:table-column-properties style:column-width="3.0708in"/>
    </style:style>
    <style:style style:name="Table5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0.C1" style:family="table-cell">
      <style:table-cell-properties style:vertical-align="middle" fo:background-color="#d5dee7" fo:padding="0.0382in" fo:border="0.05pt solid #333333">
        <style:background-image/>
      </style:table-cell-properties>
    </style:style>
    <style:style style:name="Table50.2" style:family="table-row">
      <style:table-row-properties fo:background-color="#ffffff">
        <style:background-image/>
      </style:table-row-properties>
    </style:style>
    <style:style style:name="Table5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0.B2" style:family="table-cell">
      <style:table-cell-properties style:vertical-align="middle" fo:padding="0.0382in" fo:border-left="0.05pt solid #c0c0c0" fo:border-right="none" fo:border-top="none" fo:border-bottom="0.05pt solid #c0c0c0"/>
    </style:style>
    <style:style style:name="Table5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0.B3" style:family="table-cell">
      <style:table-cell-properties style:vertical-align="middle" fo:padding="0.0382in" fo:border-left="0.05pt solid #c0c0c0" fo:border-right="none" fo:border-top="none" fo:border-bottom="0.05pt solid #333333"/>
    </style:style>
    <style:style style:name="Table5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1" style:family="table">
      <style:table-properties style:width="6.8208in" table:align="center"/>
    </style:style>
    <style:style style:name="Table51.A" style:family="table-column">
      <style:table-column-properties style:column-width="0.5611in"/>
    </style:style>
    <style:style style:name="Table51.B" style:family="table-column">
      <style:table-column-properties style:column-width="3.1889in"/>
    </style:style>
    <style:style style:name="Table51.C" style:family="table-column">
      <style:table-column-properties style:column-width="3.0708in"/>
    </style:style>
    <style:style style:name="Table5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1.C1" style:family="table-cell">
      <style:table-cell-properties style:vertical-align="middle" fo:background-color="#d5dee7" fo:padding="0.0382in" fo:border="0.05pt solid #333333">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1.B2" style:family="table-cell">
      <style:table-cell-properties style:vertical-align="middle" fo:padding="0.0382in" fo:border-left="0.05pt solid #c0c0c0" fo:border-right="none" fo:border-top="none" fo:border-bottom="0.05pt solid #c0c0c0"/>
    </style:style>
    <style:style style:name="Table5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1.B3" style:family="table-cell">
      <style:table-cell-properties style:vertical-align="middle" fo:padding="0.0382in" fo:border-left="0.05pt solid #c0c0c0" fo:border-right="none" fo:border-top="none" fo:border-bottom="0.05pt solid #333333"/>
    </style:style>
    <style:style style:name="Table5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2" style:family="table">
      <style:table-properties style:width="6.8208in" table:align="center"/>
    </style:style>
    <style:style style:name="Table52.A" style:family="table-column">
      <style:table-column-properties style:column-width="0.5611in"/>
    </style:style>
    <style:style style:name="Table52.B" style:family="table-column">
      <style:table-column-properties style:column-width="3.1889in"/>
    </style:style>
    <style:style style:name="Table52.C" style:family="table-column">
      <style:table-column-properties style:column-width="3.0708in"/>
    </style:style>
    <style:style style:name="Table5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2.C1" style:family="table-cell">
      <style:table-cell-properties style:vertical-align="middle" fo:background-color="#d5dee7" fo:padding="0.0382in" fo:border="0.05pt solid #333333">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2.B2" style:family="table-cell">
      <style:table-cell-properties style:vertical-align="middle" fo:padding="0.0382in" fo:border-left="0.05pt solid #c0c0c0" fo:border-right="none" fo:border-top="none" fo:border-bottom="0.05pt solid #c0c0c0"/>
    </style:style>
    <style:style style:name="Table5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2.B3" style:family="table-cell">
      <style:table-cell-properties style:vertical-align="middle" fo:padding="0.0382in" fo:border-left="0.05pt solid #c0c0c0" fo:border-right="none" fo:border-top="none" fo:border-bottom="0.05pt solid #333333"/>
    </style:style>
    <style:style style:name="Table5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3" style:family="table">
      <style:table-properties style:width="6.8208in" table:align="center"/>
    </style:style>
    <style:style style:name="Table53.A" style:family="table-column">
      <style:table-column-properties style:column-width="0.5611in"/>
    </style:style>
    <style:style style:name="Table53.B" style:family="table-column">
      <style:table-column-properties style:column-width="3.1889in"/>
    </style:style>
    <style:style style:name="Table53.C" style:family="table-column">
      <style:table-column-properties style:column-width="3.0708in"/>
    </style:style>
    <style:style style:name="Table5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3.C1" style:family="table-cell">
      <style:table-cell-properties style:vertical-align="middle" fo:background-color="#d5dee7" fo:padding="0.0382in" fo:border="0.05pt solid #333333">
        <style:background-image/>
      </style:table-cell-properties>
    </style:style>
    <style:style style:name="Table53.2" style:family="table-row">
      <style:table-row-properties fo:background-color="#ffffff">
        <style:background-image/>
      </style:table-row-properties>
    </style:style>
    <style:style style:name="Table5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3.B2" style:family="table-cell">
      <style:table-cell-properties style:vertical-align="middle" fo:padding="0.0382in" fo:border-left="0.05pt solid #c0c0c0" fo:border-right="none" fo:border-top="none" fo:border-bottom="0.05pt solid #c0c0c0"/>
    </style:style>
    <style:style style:name="Table5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3.B3" style:family="table-cell">
      <style:table-cell-properties style:vertical-align="middle" fo:padding="0.0382in" fo:border-left="0.05pt solid #c0c0c0" fo:border-right="none" fo:border-top="none" fo:border-bottom="0.05pt solid #333333"/>
    </style:style>
    <style:style style:name="Table5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4" style:family="table">
      <style:table-properties style:width="6.8208in" table:align="center"/>
    </style:style>
    <style:style style:name="Table14.A" style:family="table-column">
      <style:table-column-properties style:column-width="0.7479in"/>
    </style:style>
    <style:style style:name="Table14.B" style:family="table-column">
      <style:table-column-properties style:column-width="3.0021in"/>
    </style:style>
    <style:style style:name="Table14.C" style:family="table-column">
      <style:table-column-properties style:column-width="3.0708in"/>
    </style:style>
    <style:style style:name="Table1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4.C1" style:family="table-cell">
      <style:table-cell-properties style:vertical-align="middle" fo:background-color="#d5dee7" fo:padding="0.0382in" fo:border="0.05pt solid #333333">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4.B2" style:family="table-cell">
      <style:table-cell-properties style:vertical-align="middle" fo:padding="0.0382in" fo:border-left="0.05pt solid #c0c0c0" fo:border-right="none" fo:border-top="none" fo:border-bottom="0.05pt solid #c0c0c0"/>
    </style:style>
    <style:style style:name="Table1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4.B3" style:family="table-cell">
      <style:table-cell-properties style:vertical-align="middle" fo:padding="0.0382in" fo:border-left="0.05pt solid #c0c0c0" fo:border-right="none" fo:border-top="none" fo:border-bottom="0.05pt solid #333333"/>
    </style:style>
    <style:style style:name="Table1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4" style:family="table">
      <style:table-properties style:width="6.8208in" table:align="center"/>
    </style:style>
    <style:style style:name="Table44.A" style:family="table-column">
      <style:table-column-properties style:column-width="0.7479in"/>
    </style:style>
    <style:style style:name="Table44.B" style:family="table-column">
      <style:table-column-properties style:column-width="3.0021in"/>
    </style:style>
    <style:style style:name="Table44.C" style:family="table-column">
      <style:table-column-properties style:column-width="3.0708in"/>
    </style:style>
    <style:style style:name="Table4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4.C1" style:family="table-cell">
      <style:table-cell-properties style:vertical-align="middle" fo:background-color="#d5dee7" fo:padding="0.0382in" fo:border="0.05pt solid #333333">
        <style:background-image/>
      </style:table-cell-properties>
    </style:style>
    <style:style style:name="Table44.2" style:family="table-row">
      <style:table-row-properties fo:background-color="#ffffff">
        <style:background-image/>
      </style:table-row-properties>
    </style:style>
    <style:style style:name="Table4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4.B2" style:family="table-cell">
      <style:table-cell-properties style:vertical-align="middle" fo:padding="0.0382in" fo:border-left="0.05pt solid #c0c0c0" fo:border-right="none" fo:border-top="none" fo:border-bottom="0.05pt solid #c0c0c0"/>
    </style:style>
    <style:style style:name="Table4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4.B3" style:family="table-cell">
      <style:table-cell-properties style:vertical-align="middle" fo:padding="0.0382in" fo:border-left="0.05pt solid #c0c0c0" fo:border-right="none" fo:border-top="none" fo:border-bottom="0.05pt solid #333333"/>
    </style:style>
    <style:style style:name="Table4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4" style:family="table">
      <style:table-properties style:width="6.8208in" table:align="center"/>
    </style:style>
    <style:style style:name="Table54.A" style:family="table-column">
      <style:table-column-properties style:column-width="0.2486in"/>
    </style:style>
    <style:style style:name="Table54.B" style:family="table-column">
      <style:table-column-properties style:column-width="4.375in"/>
    </style:style>
    <style:style style:name="Table54.C" style:family="table-column">
      <style:table-column-properties style:column-width="2.1972in"/>
    </style:style>
    <style:style style:name="Table5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4.C1" style:family="table-cell">
      <style:table-cell-properties style:vertical-align="middle" fo:background-color="#d5dee7" fo:padding="0.0382in" fo:border="0.05pt solid #333333">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4.B2" style:family="table-cell">
      <style:table-cell-properties style:vertical-align="middle" fo:padding="0.0382in" fo:border-left="0.05pt solid #c0c0c0" fo:border-right="none" fo:border-top="none" fo:border-bottom="0.05pt solid #c0c0c0"/>
    </style:style>
    <style:style style:name="Table5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4.B3" style:family="table-cell">
      <style:table-cell-properties style:vertical-align="middle" fo:padding="0.0382in" fo:border-left="0.05pt solid #c0c0c0" fo:border-right="none" fo:border-top="none" fo:border-bottom="0.05pt solid #333333"/>
    </style:style>
    <style:style style:name="Table5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5" style:family="table">
      <style:table-properties style:width="6.8208in" table:align="center"/>
    </style:style>
    <style:style style:name="Table55.A" style:family="table-column">
      <style:table-column-properties style:column-width="0.2486in"/>
    </style:style>
    <style:style style:name="Table55.B" style:family="table-column">
      <style:table-column-properties style:column-width="4.375in"/>
    </style:style>
    <style:style style:name="Table55.C" style:family="table-column">
      <style:table-column-properties style:column-width="2.1972in"/>
    </style:style>
    <style:style style:name="Table5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5.C1" style:family="table-cell">
      <style:table-cell-properties style:vertical-align="middle" fo:background-color="#d5dee7" fo:padding="0.0382in" fo:border="0.05pt solid #333333">
        <style:background-image/>
      </style:table-cell-properties>
    </style:style>
    <style:style style:name="Table55.2" style:family="table-row">
      <style:table-row-properties fo:background-color="#ffffff">
        <style:background-image/>
      </style:table-row-properties>
    </style:style>
    <style:style style:name="Table5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5.B2" style:family="table-cell">
      <style:table-cell-properties style:vertical-align="middle" fo:padding="0.0382in" fo:border-left="0.05pt solid #c0c0c0" fo:border-right="none" fo:border-top="none" fo:border-bottom="0.05pt solid #c0c0c0"/>
    </style:style>
    <style:style style:name="Table5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5.B3" style:family="table-cell">
      <style:table-cell-properties style:vertical-align="middle" fo:padding="0.0382in" fo:border-left="0.05pt solid #c0c0c0" fo:border-right="none" fo:border-top="none" fo:border-bottom="0.05pt solid #333333"/>
    </style:style>
    <style:style style:name="Table5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6" style:family="table">
      <style:table-properties style:width="6.8208in" table:align="center"/>
    </style:style>
    <style:style style:name="Table56.A" style:family="table-column">
      <style:table-column-properties style:column-width="0.2486in"/>
    </style:style>
    <style:style style:name="Table56.B" style:family="table-column">
      <style:table-column-properties style:column-width="4.375in"/>
    </style:style>
    <style:style style:name="Table56.C" style:family="table-column">
      <style:table-column-properties style:column-width="2.1972in"/>
    </style:style>
    <style:style style:name="Table5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6.C1" style:family="table-cell">
      <style:table-cell-properties style:vertical-align="middle" fo:background-color="#d5dee7" fo:padding="0.0382in" fo:border="0.05pt solid #333333">
        <style:background-image/>
      </style:table-cell-properties>
    </style:style>
    <style:style style:name="Table56.2" style:family="table-row">
      <style:table-row-properties fo:background-color="#ffffff">
        <style:background-image/>
      </style:table-row-properties>
    </style:style>
    <style:style style:name="Table5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6.B2" style:family="table-cell">
      <style:table-cell-properties style:vertical-align="middle" fo:padding="0.0382in" fo:border-left="0.05pt solid #c0c0c0" fo:border-right="none" fo:border-top="none" fo:border-bottom="0.05pt solid #c0c0c0"/>
    </style:style>
    <style:style style:name="Table5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6.B3" style:family="table-cell">
      <style:table-cell-properties style:vertical-align="middle" fo:padding="0.0382in" fo:border-left="0.05pt solid #c0c0c0" fo:border-right="none" fo:border-top="none" fo:border-bottom="0.05pt solid #333333"/>
    </style:style>
    <style:style style:name="Table5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7" style:family="table">
      <style:table-properties style:width="6.8208in" table:align="center"/>
    </style:style>
    <style:style style:name="Table57.A" style:family="table-column">
      <style:table-column-properties style:column-width="0.2486in"/>
    </style:style>
    <style:style style:name="Table57.B" style:family="table-column">
      <style:table-column-properties style:column-width="4.7514in"/>
    </style:style>
    <style:style style:name="Table57.C" style:family="table-column">
      <style:table-column-properties style:column-width="1.8208in"/>
    </style:style>
    <style:style style:name="Table5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7.C1" style:family="table-cell">
      <style:table-cell-properties style:vertical-align="middle" fo:background-color="#d5dee7" fo:padding="0.0382in" fo:border="0.05pt solid #333333">
        <style:background-image/>
      </style:table-cell-properties>
    </style:style>
    <style:style style:name="Table57.2" style:family="table-row">
      <style:table-row-properties fo:background-color="#ffffff">
        <style:background-image/>
      </style:table-row-properties>
    </style:style>
    <style:style style:name="Table5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7.B2" style:family="table-cell">
      <style:table-cell-properties style:vertical-align="middle" fo:padding="0.0382in" fo:border-left="0.05pt solid #c0c0c0" fo:border-right="none" fo:border-top="none" fo:border-bottom="0.05pt solid #c0c0c0"/>
    </style:style>
    <style:style style:name="Table5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7.B3" style:family="table-cell">
      <style:table-cell-properties style:vertical-align="middle" fo:padding="0.0382in" fo:border-left="0.05pt solid #c0c0c0" fo:border-right="none" fo:border-top="none" fo:border-bottom="0.05pt solid #333333"/>
    </style:style>
    <style:style style:name="Table5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P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c9c0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d25f62"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e6d8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2e5031"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3d63dc"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fb79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69887"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8a9b8"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dea3e"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1f53b"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eafd" style:font-name-asian="Courier New" style:font-size-asian="10pt" style:font-style-asian="normal" style:font-weight-asian="normal" style:font-name-complex="Courier New" style:font-size-complex="10pt" style:font-style-complex="normal" style:font-weight-complex="normal"/>
    </style:style>
    <style:style style:name="P3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3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3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2ed94" style:font-name-asian="Courier New" style:font-size-asian="10pt" style:font-style-asian="normal" style:font-weight-asian="normal" style:font-name-complex="Courier New" style:font-size-complex="10pt" style:font-style-complex="normal" style:font-weight-complex="normal"/>
    </style:style>
    <style:style style:name="P3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3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0237"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4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39e050" style:font-name-asian="Courier New"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5579d"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21b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officeooo:paragraph-rsid="002a0456" style:font-name-asian="Courier New" style:font-size-asian="10pt" style:font-style-asian="normal" style:font-weight-asian="normal" style:font-name-complex="Courier New" style:font-size-complex="10pt" style:font-style-complex="normal" style:font-weight-complex="normal"/>
    </style:style>
    <style:style style:name="P5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fc757" officeooo:paragraph-rsid="002fc757" style:font-name-asian="Courier New" style:font-size-asian="10pt" style:font-style-asian="normal" style:font-weight-asian="normal" style:font-name-complex="Courier New" style:font-size-complex="10pt" style:font-style-complex="normal" style:font-weight-complex="normal"/>
    </style:style>
    <style:style style:name="P5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19f28"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5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69887" officeooo:paragraph-rsid="00369887" style:font-name-asian="Courier New" style:font-size-asian="10pt" style:font-style-asian="normal" style:font-weight-asian="normal" style:font-name-complex="Courier New" style:font-size-complex="10pt" style:font-style-complex="normal" style:font-weight-complex="normal"/>
    </style:style>
    <style:style style:name="P5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69887"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5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7ae29"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5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8a9b8" officeooo:paragraph-rsid="0038a9b8" style:font-name-asian="Courier New" style:font-size-asian="10pt" style:font-style-asian="normal" style:font-weight-asian="normal" style:font-name-complex="Courier New" style:font-size-complex="10pt" style:font-style-complex="normal" style:font-weight-complex="normal"/>
    </style:style>
    <style:style style:name="P5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8a9b8"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d0298" officeooo:paragraph-rsid="003d0298" style:font-name-asian="Courier New" style:font-size-asian="10pt" style:font-style-asian="normal" style:font-weight-asian="normal" style:font-name-complex="Courier New" style:font-size-complex="10pt" style:font-style-complex="normal" style:font-weight-complex="normal"/>
    </style:style>
    <style:style style:name="P5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f12e9"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6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0aed1" officeooo:paragraph-rsid="0040aed1" style:font-name-asian="Courier New" style:font-size-asian="10pt" style:font-style-asian="normal" style:font-weight-asian="normal" style:font-name-complex="Courier New" style:font-size-complex="10pt" style:font-style-complex="normal" style:font-weight-complex="normal"/>
    </style:style>
    <style:style style:name="P6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6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6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6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6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6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6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6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6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72"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7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34b6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7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7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8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8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8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1f53b" style:font-name-asian="Courier New" style:font-size-asian="10.5pt" style:font-style-asian="normal" style:font-weight-asian="normal" style:font-name-complex="Courier New" style:font-size-complex="10.5pt" style:font-style-complex="normal" style:font-weight-complex="normal"/>
    </style:style>
    <style:style style:name="P8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8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3f72a" style:font-name-asian="Courier New" style:font-size-asian="10.5pt" style:font-style-asian="normal" style:font-weight-asian="normal" style:font-name-complex="Courier New" style:font-size-complex="10.5pt" style:font-style-complex="normal" style:font-weight-complex="normal"/>
    </style:style>
    <style:style style:name="P8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8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8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8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f6a6d" style:font-name-asian="Courier New" style:font-size-asian="10.5pt" style:font-style-asian="normal" style:font-weight-asian="normal" style:font-name-complex="Courier New" style:font-size-complex="10.5pt" style:font-style-complex="normal" style:font-weight-complex="normal"/>
    </style:style>
    <style:style style:name="P8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3d0298" style:font-name-asian="Courier New" style:font-size-asian="10.5pt" style:font-style-asian="normal" style:font-weight-asian="normal" style:font-name-complex="Courier New" style:font-size-complex="10.5pt" style:font-style-complex="normal" style:font-weight-complex="normal"/>
    </style:style>
    <style:style style:name="P9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9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9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a2fe2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9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97" style:family="paragraph" style:parent-style-name="Standard">
      <style:paragraph-properties fo:text-align="center" style:justify-single-word="false" style:text-autospace="none"/>
      <style:text-properties fo:font-size="10pt" officeooo:rsid="0008348a" officeooo:paragraph-rsid="0012ffaa" style:font-size-asian="10pt" style:font-size-complex="10pt"/>
    </style:style>
    <style:style style:name="P98" style:family="paragraph" style:parent-style-name="Standard">
      <style:paragraph-properties fo:text-align="center" style:justify-single-word="false"/>
      <style:text-properties fo:font-size="10pt" officeooo:rsid="0008348a" officeooo:paragraph-rsid="0012ffaa" style:font-size-asian="10pt" style:font-size-complex="10pt"/>
    </style:style>
    <style:style style:name="P99" style:family="paragraph" style:parent-style-name="Standard">
      <style:paragraph-properties fo:text-align="center" style:justify-single-word="false"/>
      <style:text-properties fo:font-size="10pt" officeooo:rsid="0008348a" officeooo:paragraph-rsid="0033280c" style:font-size-asian="10pt" style:font-size-complex="10pt"/>
    </style:style>
    <style:style style:name="P100" style:family="paragraph" style:parent-style-name="Standard">
      <style:paragraph-properties fo:text-align="center" style:justify-single-word="false"/>
      <style:text-properties fo:font-size="10pt" officeooo:rsid="0008348a" officeooo:paragraph-rsid="003f12e9" style:font-size-asian="10pt" style:font-size-complex="10pt"/>
    </style:style>
    <style:style style:name="P101" style:family="paragraph" style:parent-style-name="Standard">
      <style:paragraph-properties fo:text-align="center" style:justify-single-word="false"/>
      <style:text-properties fo:font-size="10pt" officeooo:rsid="0008348a" officeooo:paragraph-rsid="0034b82e" style:font-size-asian="10pt" style:font-size-complex="10pt"/>
    </style:style>
    <style:style style:name="P102" style:family="paragraph" style:parent-style-name="Standard">
      <style:paragraph-properties fo:text-align="start" style:justify-single-word="false" style:text-autospace="none"/>
      <style:text-properties fo:font-size="10pt" officeooo:rsid="0008348a" officeooo:paragraph-rsid="0012ffaa" style:font-size-asian="10pt" style:font-size-complex="10pt"/>
    </style:style>
    <style:style style:name="P103" style:family="paragraph" style:parent-style-name="Standard">
      <style:paragraph-properties fo:text-align="start" style:justify-single-word="false" style:text-autospace="none"/>
      <style:text-properties fo:font-size="10pt" officeooo:rsid="0008348a" officeooo:paragraph-rsid="00256a34" style:font-size-asian="10pt" style:font-size-complex="10pt"/>
    </style:style>
    <style:style style:name="P104" style:family="paragraph" style:parent-style-name="Standard">
      <style:paragraph-properties fo:text-align="start" style:justify-single-word="false" style:text-autospace="none"/>
      <style:text-properties fo:font-size="10pt" officeooo:rsid="0008348a" officeooo:paragraph-rsid="0040aed1" style:font-size-asian="10pt" style:font-size-complex="10pt"/>
    </style:style>
    <style:style style:name="P105" style:family="paragraph" style:parent-style-name="Standard">
      <style:paragraph-properties fo:text-align="start" style:justify-single-word="false"/>
      <style:text-properties fo:font-size="10pt" officeooo:rsid="0008348a" officeooo:paragraph-rsid="0012ffaa" style:font-size-asian="10pt" style:font-size-complex="10pt"/>
    </style:style>
    <style:style style:name="P106" style:family="paragraph" style:parent-style-name="Standard">
      <style:text-properties fo:font-size="10pt" officeooo:rsid="0008348a" officeooo:paragraph-rsid="0012ffaa" style:font-size-asian="10pt" style:font-size-complex="10pt"/>
    </style:style>
    <style:style style:name="P107" style:family="paragraph" style:parent-style-name="Standard">
      <style:paragraph-properties fo:text-align="start" style:justify-single-word="false"/>
      <style:text-properties fo:font-size="10pt" officeooo:rsid="00ec9c00" officeooo:paragraph-rsid="0012ffaa" style:font-size-asian="10pt" style:font-size-complex="10pt"/>
    </style:style>
    <style:style style:name="P108" style:family="paragraph" style:parent-style-name="Standard">
      <style:paragraph-properties fo:text-align="start" style:justify-single-word="false"/>
      <style:text-properties fo:font-size="10pt" officeooo:rsid="01b1ac4f" officeooo:paragraph-rsid="0012ffaa" style:font-size-asian="10pt" style:font-size-complex="10pt"/>
    </style:style>
    <style:style style:name="P109" style:family="paragraph" style:parent-style-name="Standard">
      <style:paragraph-properties fo:text-align="start" style:justify-single-word="false"/>
      <style:text-properties fo:font-size="10pt" officeooo:rsid="00f19f99" officeooo:paragraph-rsid="0012ffaa" style:font-size-asian="10pt" style:font-size-complex="10pt"/>
    </style:style>
    <style:style style:name="P110" style:family="paragraph" style:parent-style-name="Standard">
      <style:paragraph-properties fo:text-align="center" style:justify-single-word="false" style:text-autospace="none"/>
      <style:text-properties fo:font-size="10pt" officeooo:paragraph-rsid="0012ffaa" style:font-size-asian="10pt" style:font-size-complex="10pt"/>
    </style:style>
    <style:style style:name="P111" style:family="paragraph" style:parent-style-name="Standard">
      <style:paragraph-properties fo:text-align="center" style:justify-single-word="false"/>
      <style:text-properties fo:font-size="10pt" officeooo:paragraph-rsid="0012ffaa" style:font-size-asian="10pt" style:font-size-complex="10pt"/>
    </style:style>
    <style:style style:name="P112" style:family="paragraph" style:parent-style-name="Standard">
      <style:paragraph-properties fo:text-align="start" style:justify-single-word="false" style:text-autospace="none"/>
      <style:text-properties fo:font-size="10pt" officeooo:rsid="00a2fe28" officeooo:paragraph-rsid="0012ffaa" style:font-size-asian="10pt" style:font-size-complex="10pt"/>
    </style:style>
    <style:style style:name="P113" style:family="paragraph" style:parent-style-name="Standard">
      <style:paragraph-properties fo:text-align="center" style:justify-single-word="false" style:text-autospace="none"/>
      <style:text-properties fo:font-size="10pt" officeooo:rsid="000e6d88" officeooo:paragraph-rsid="0012ffaa" style:font-size-asian="10pt" style:font-size-complex="10pt"/>
    </style:style>
    <style:style style:name="P114" style:family="paragraph" style:parent-style-name="Standard">
      <style:paragraph-properties fo:text-align="center" style:justify-single-word="false"/>
      <style:text-properties fo:font-size="10pt" officeooo:rsid="000e6d88" officeooo:paragraph-rsid="0012ffaa" style:font-size-asian="10pt" style:font-size-complex="10pt"/>
    </style:style>
    <style:style style:name="P115" style:family="paragraph" style:parent-style-name="Standard">
      <style:text-properties fo:font-size="10pt" officeooo:rsid="000e6d88" officeooo:paragraph-rsid="0012ffaa" style:font-size-asian="10pt" style:font-size-complex="10pt"/>
    </style:style>
    <style:style style:name="P116" style:family="paragraph" style:parent-style-name="Standard">
      <style:paragraph-properties fo:text-align="start" style:justify-single-word="false" style:text-autospace="none"/>
      <style:text-properties fo:font-size="10pt" officeooo:paragraph-rsid="0012ffaa" style:font-size-asian="10pt" style:font-size-complex="10pt"/>
    </style:style>
    <style:style style:name="P117" style:family="paragraph" style:parent-style-name="Standard">
      <style:paragraph-properties fo:text-align="start" style:justify-single-word="false" style:text-autospace="none"/>
      <style:text-properties fo:font-size="10pt" officeooo:rsid="00fad6ee" officeooo:paragraph-rsid="0012ffaa" style:font-size-asian="10pt" style:font-size-complex="10pt"/>
    </style:style>
    <style:style style:name="P118" style:family="paragraph" style:parent-style-name="Standard">
      <style:paragraph-properties fo:text-align="start" style:justify-single-word="false" style:text-autospace="none"/>
      <style:text-properties fo:font-size="10pt" officeooo:rsid="00fb91fa" officeooo:paragraph-rsid="0012ffaa" style:font-size-asian="10pt" style:font-size-complex="10pt"/>
    </style:style>
    <style:style style:name="P119" style:family="paragraph" style:parent-style-name="Standard">
      <style:paragraph-properties fo:text-align="start" style:justify-single-word="false"/>
      <style:text-properties fo:font-size="10pt" officeooo:rsid="00fb91fa" officeooo:paragraph-rsid="0012ffaa" style:font-size-asian="10pt" style:font-size-complex="10pt"/>
    </style:style>
    <style:style style:name="P120" style:family="paragraph" style:parent-style-name="Standard">
      <style:paragraph-properties fo:text-align="start" style:justify-single-word="false"/>
      <style:text-properties fo:font-size="10pt" officeooo:rsid="00be69ff" officeooo:paragraph-rsid="0012ffaa" style:font-size-asian="10pt" style:font-size-complex="10pt"/>
    </style:style>
    <style:style style:name="P121" style:family="paragraph" style:parent-style-name="Standard">
      <style:paragraph-properties fo:text-align="center" style:justify-single-word="false"/>
      <style:text-properties fo:font-size="10pt" officeooo:rsid="00ac6f61" officeooo:paragraph-rsid="0012ffaa" style:font-size-asian="10pt" style:font-size-complex="10pt"/>
    </style:style>
    <style:style style:name="P122" style:family="paragraph" style:parent-style-name="Standard">
      <style:paragraph-properties fo:text-align="start" style:justify-single-word="false" style:text-autospace="none"/>
      <style:text-properties fo:font-size="10pt" officeooo:rsid="00c2b25f" officeooo:paragraph-rsid="0012ffaa" style:font-size-asian="10pt" style:font-size-complex="10pt"/>
    </style:style>
    <style:style style:name="P123" style:family="paragraph" style:parent-style-name="Standard">
      <style:paragraph-properties fo:text-align="start" style:justify-single-word="false" style:text-autospace="none"/>
      <style:text-properties fo:font-size="10pt" officeooo:rsid="005a182b" officeooo:paragraph-rsid="00319f28" style:font-size-asian="10pt" style:font-size-complex="10pt"/>
    </style:style>
    <style:style style:name="P124" style:family="paragraph" style:parent-style-name="Standard">
      <style:paragraph-properties fo:text-align="start" style:justify-single-word="false" style:text-autospace="none"/>
      <style:text-properties fo:font-size="10pt" officeooo:rsid="0040aed1" officeooo:paragraph-rsid="0040aed1" style:font-size-asian="10pt" style:font-size-complex="10pt"/>
    </style:style>
    <style:style style:name="P125" style:family="paragraph" style:parent-style-name="Standard">
      <style:paragraph-properties fo:text-align="start" style:justify-single-word="false"/>
      <style:text-properties fo:font-size="10pt" officeooo:rsid="0040aed1" officeooo:paragraph-rsid="0040aed1" style:font-size-asian="10pt" style:font-size-complex="10pt"/>
    </style:style>
    <style:style style:name="P126" style:family="paragraph" style:parent-style-name="Standard">
      <style:paragraph-properties fo:text-align="center" style:justify-single-word="false"/>
      <style:text-properties fo:font-size="10pt" style:text-underline-style="none" officeooo:rsid="0008348a" officeooo:paragraph-rsid="0012ffaa" style:font-size-asian="10pt" style:font-size-complex="10pt"/>
    </style:style>
    <style:style style:name="P127" style:family="paragraph" style:parent-style-name="Standard">
      <style:paragraph-properties fo:text-align="start" style:justify-single-word="false"/>
      <style:text-properties fo:font-size="10pt" style:text-underline-style="none" officeooo:rsid="0008348a" officeooo:paragraph-rsid="0012ffaa" style:font-size-asian="10pt" style:font-size-complex="10pt"/>
    </style:style>
    <style:style style:name="P128" style:family="paragraph" style:parent-style-name="Standard">
      <style:paragraph-properties fo:text-align="start" style:justify-single-word="false" style:text-autospace="none"/>
      <style:text-properties fo:font-size="10pt" fo:font-style="normal" officeooo:rsid="01127de6" officeooo:paragraph-rsid="0012ffaa" style:font-size-asian="10pt" style:font-style-asian="normal" style:font-size-complex="10pt" style:font-style-complex="normal"/>
    </style:style>
    <style:style style:name="P129" style:family="paragraph" style:parent-style-name="Standard">
      <style:paragraph-properties fo:text-align="start" style:justify-single-word="false"/>
      <style:text-properties fo:font-size="10pt" fo:font-style="normal" officeooo:rsid="00ecda7f" officeooo:paragraph-rsid="0012ffaa" style:font-size-asian="10pt" style:font-style-asian="normal" style:font-size-complex="10pt" style:font-style-complex="normal"/>
    </style:style>
    <style:style style:name="P130" style:family="paragraph" style:parent-style-name="Standard">
      <style:paragraph-properties fo:text-align="center" style:justify-single-word="false"/>
      <style:text-properties fo:font-size="10pt" officeooo:rsid="0008348a" officeooo:paragraph-rsid="0012ffaa" style:font-size-asian="8.75pt" style:font-size-complex="10pt"/>
    </style:style>
    <style:style style:name="P131" style:family="paragraph" style:parent-style-name="Standard">
      <style:paragraph-properties fo:text-align="start" style:justify-single-word="false" style:text-autospace="none"/>
      <style:text-properties style:font-name="Courier New" fo:font-size="10pt" officeooo:rsid="00ee9bff" officeooo:paragraph-rsid="0012ffaa" style:font-size-asian="10pt" style:font-size-complex="10pt"/>
    </style:style>
    <style:style style:name="P132" style:family="paragraph" style:parent-style-name="Standard">
      <style:paragraph-properties fo:text-align="start" style:justify-single-word="false" style:text-autospace="none"/>
      <style:text-properties style:font-name="Courier New" fo:font-size="10pt" officeooo:rsid="00e34b6a" officeooo:paragraph-rsid="0012ffaa" style:font-size-asian="10pt" style:font-size-complex="10pt"/>
    </style:style>
    <style:style style:name="P133" style:family="paragraph" style:parent-style-name="Standard">
      <style:paragraph-properties fo:text-align="start" style:justify-single-word="false" style:text-autospace="none"/>
      <style:text-properties style:font-name="Courier New" fo:font-size="10pt" officeooo:rsid="01b378d5" officeooo:paragraph-rsid="0012ffaa" style:font-size-asian="10pt" style:font-size-complex="10pt"/>
    </style:style>
    <style:style style:name="P134" style:family="paragraph" style:parent-style-name="Standard">
      <style:paragraph-properties fo:text-align="start" style:justify-single-word="false" style:text-autospace="none"/>
      <style:text-properties officeooo:rsid="00a2fe28" officeooo:paragraph-rsid="0012ffaa"/>
    </style:style>
    <style:style style:name="P135" style:family="paragraph" style:parent-style-name="Standard">
      <style:paragraph-properties fo:text-align="start" style:justify-single-word="false"/>
      <style:text-properties officeooo:rsid="00a2059e" officeooo:paragraph-rsid="0012ffaa"/>
    </style:style>
    <style:style style:name="P136" style:family="paragraph" style:parent-style-name="Standard">
      <style:paragraph-properties fo:text-align="center" style:justify-single-word="false" style:text-autospace="none"/>
      <style:text-properties officeooo:rsid="0008348a" officeooo:paragraph-rsid="0012ffaa"/>
    </style:style>
    <style:style style:name="P137" style:family="paragraph" style:parent-style-name="Standard">
      <style:paragraph-properties fo:text-align="center" style:justify-single-word="false"/>
      <style:text-properties officeooo:rsid="0008348a" officeooo:paragraph-rsid="0012ffaa"/>
    </style:style>
    <style:style style:name="P138" style:family="paragraph" style:parent-style-name="Standard">
      <style:paragraph-properties fo:text-align="center" style:justify-single-word="false"/>
      <style:text-properties officeooo:rsid="0008348a" officeooo:paragraph-rsid="0033eafd"/>
    </style:style>
    <style:style style:name="P139" style:family="paragraph" style:parent-style-name="Standard">
      <style:paragraph-properties fo:text-align="center" style:justify-single-word="false"/>
      <style:text-properties officeooo:rsid="0008348a" officeooo:paragraph-rsid="003dea3e"/>
    </style:style>
    <style:style style:name="P140" style:family="paragraph" style:parent-style-name="Standard">
      <style:paragraph-properties fo:text-align="start" style:justify-single-word="false" style:text-autospace="none"/>
      <style:text-properties officeooo:rsid="0008348a" officeooo:paragraph-rsid="0023f72a"/>
    </style:style>
    <style:style style:name="P141" style:family="paragraph" style:parent-style-name="Standard">
      <style:paragraph-properties fo:text-align="center" style:justify-single-word="false"/>
      <style:text-properties officeooo:paragraph-rsid="0012ffaa"/>
    </style:style>
    <style:style style:name="P142" style:family="paragraph" style:parent-style-name="Standard">
      <style:paragraph-properties fo:text-align="center" style:justify-single-word="false"/>
      <style:text-properties officeooo:rsid="000e6d88" officeooo:paragraph-rsid="0012ffaa"/>
    </style:style>
    <style:style style:name="P143" style:family="paragraph" style:parent-style-name="Standard">
      <style:paragraph-properties fo:text-align="start" style:justify-single-word="false" style:text-autospace="none"/>
      <style:text-properties officeooo:rsid="00fad6ee" officeooo:paragraph-rsid="0012ffaa"/>
    </style:style>
    <style:style style:name="P144" style:family="paragraph" style:parent-style-name="Standard">
      <style:paragraph-properties fo:text-align="start" style:justify-single-word="false" style:text-autospace="none"/>
      <style:text-properties officeooo:rsid="00eada96" officeooo:paragraph-rsid="0012ffaa"/>
    </style:style>
    <style:style style:name="P145" style:family="paragraph" style:parent-style-name="Standard">
      <style:paragraph-properties fo:text-align="start" style:justify-single-word="false" style:text-autospace="none"/>
      <style:text-properties officeooo:rsid="00eada96" officeooo:paragraph-rsid="002a0456"/>
    </style:style>
    <style:style style:name="P146" style:family="paragraph" style:parent-style-name="Standard">
      <style:paragraph-properties fo:text-align="center" style:justify-single-word="false" style:text-autospace="none"/>
      <style:text-properties officeooo:rsid="00eada96" officeooo:paragraph-rsid="0012ffaa"/>
    </style:style>
    <style:style style:name="P147" style:family="paragraph" style:parent-style-name="Standard">
      <style:paragraph-properties fo:text-align="start" style:justify-single-word="false" style:text-autospace="none"/>
      <style:text-properties fo:font-size="30pt" officeooo:rsid="00eada96" officeooo:paragraph-rsid="0012ffaa" style:font-size-asian="30pt" style:font-size-complex="30pt"/>
    </style:style>
    <style:style style:name="P148" style:family="paragraph" style:parent-style-name="Standard">
      <style:paragraph-properties fo:text-align="center" style:justify-single-word="false"/>
      <style:text-properties fo:font-size="30pt" officeooo:rsid="015f5e33" officeooo:paragraph-rsid="0012ffaa" style:font-size-asian="30pt" style:font-size-complex="30pt"/>
    </style:style>
    <style:style style:name="P149" style:family="paragraph" style:parent-style-name="Standard">
      <style:paragraph-properties fo:text-align="center" style:justify-single-word="false" style:text-autospace="none"/>
      <style:text-properties fo:font-size="12pt" officeooo:rsid="003bee55" officeooo:paragraph-rsid="0012ffaa" style:font-size-asian="10.5pt" style:font-size-complex="10.5pt"/>
    </style:style>
    <style:style style:name="P150" style:family="paragraph" style:parent-style-name="Standard">
      <style:paragraph-properties fo:text-align="center" style:justify-single-word="false" fo:break-before="page"/>
      <style:text-properties fo:font-size="30pt" officeooo:rsid="01cb7a47" officeooo:paragraph-rsid="0012ffaa" style:font-size-asian="30pt" style:font-size-complex="30pt"/>
    </style:style>
    <style:style style:name="P151" style:family="paragraph" style:parent-style-name="Standard">
      <style:paragraph-properties fo:text-align="center" style:justify-single-word="false" fo:break-before="page"/>
      <style:text-properties fo:font-size="30pt" officeooo:rsid="00f7644c" officeooo:paragraph-rsid="0012ffaa" style:font-size-asian="30pt" style:font-size-complex="30pt"/>
    </style:style>
    <style:style style:name="P152"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53"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154" style:family="paragraph" style:parent-style-name="Standard">
      <style:paragraph-properties fo:text-align="center" style:justify-single-word="false" fo:break-before="page"/>
      <style:text-properties officeooo:rsid="0008348a" officeooo:paragraph-rsid="0012ffaa"/>
    </style:style>
    <style:style style:name="P155"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rsid="0008348a" officeooo:paragraph-rsid="0012ffaa" style:font-size-asian="10pt" style:font-size-complex="10pt"/>
    </style:style>
    <style:style style:name="P156"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font-size="10pt" officeooo:rsid="0008348a" officeooo:paragraph-rsid="0012ffaa" style:font-size-asian="10pt" style:font-size-complex="10pt"/>
    </style:style>
    <style:style style:name="P157" style:family="paragraph" style:parent-style-name="Standard">
      <style:paragraph-properties fo:padding="0.0291in" fo:border-left="none" fo:border-right="none" fo:border-top="none" fo:border-bottom="0.99pt solid #000000" style:join-border="false"/>
      <style:text-properties fo:font-size="10pt" officeooo:rsid="000e6d88" officeooo:paragraph-rsid="0012ffaa" style:font-size-asian="10pt" style:font-size-complex="10pt"/>
    </style:style>
    <style:style style:name="P158"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paragraph-rsid="0012ffaa" style:font-size-asian="10pt" style:font-size-complex="10pt"/>
    </style:style>
    <style:style style:name="P159"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officeooo:rsid="00eada96" officeooo:paragraph-rsid="0012ffaa"/>
    </style:style>
    <style:style style:name="P160"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61" style:family="paragraph" style:parent-style-name="aaSubsection_20_Label">
      <style:paragraph-properties fo:text-align="center" style:justify-single-word="false"/>
      <style:text-properties fo:font-size="10pt" officeooo:rsid="00ec9c00" officeooo:paragraph-rsid="0012ffaa" style:font-size-asian="10pt" style:font-size-complex="10pt"/>
    </style:style>
    <style:style style:name="P162" style:family="paragraph" style:parent-style-name="aaSubsection_20_Label">
      <style:paragraph-properties fo:text-align="center" style:justify-single-word="false" style:text-autospace="none"/>
      <style:text-properties officeooo:paragraph-rsid="0012ffaa"/>
    </style:style>
    <style:style style:name="P163" style:family="paragraph" style:parent-style-name="aaSubsection_20_Label">
      <style:paragraph-properties fo:text-align="center" style:justify-single-word="false"/>
      <style:text-properties officeooo:paragraph-rsid="0012ffaa"/>
    </style:style>
    <style:style style:name="P164" style:family="paragraph" style:parent-style-name="aaSubsection_20_Label">
      <style:paragraph-properties fo:text-align="center" style:justify-single-word="false" style:text-autospace="none"/>
      <style:text-properties officeooo:rsid="0008348a" officeooo:paragraph-rsid="0012ffaa"/>
    </style:style>
    <style:style style:name="P165" style:family="paragraph" style:parent-style-name="aaSubsection_20_Label">
      <style:paragraph-properties fo:text-align="center" style:justify-single-word="false" style:text-autospace="none"/>
      <style:text-properties officeooo:rsid="0008348a" officeooo:paragraph-rsid="00256a34"/>
    </style:style>
    <style:style style:name="P166" style:family="paragraph" style:parent-style-name="aaSubsection_20_Label">
      <style:paragraph-properties fo:text-align="center" style:justify-single-word="false"/>
      <style:text-properties officeooo:rsid="0008348a" officeooo:paragraph-rsid="0012ffaa"/>
    </style:style>
    <style:style style:name="P167"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68"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bf59a" style:font-name-asian="Courier New" style:font-size-asian="10.5pt" style:font-style-asian="normal" style:font-weight-asian="normal" style:font-name-complex="Courier New" style:font-size-complex="10.5pt" style:font-style-complex="normal" style:font-weight-complex="normal"/>
    </style:style>
    <style:style style:name="P169"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70"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71" style:family="paragraph" style:parent-style-name="aaSubsection_20_Label">
      <style:paragraph-properties fo:text-align="center" style:justify-single-word="false"/>
      <style:text-properties officeooo:rsid="000e6d88" officeooo:paragraph-rsid="0012ffaa"/>
    </style:style>
    <style:style style:name="P17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7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17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7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17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77" style:family="paragraph" style:parent-style-name="Standard">
      <style:paragraph-properties fo:text-align="center" style:justify-single-word="false"/>
      <style:text-properties fo:font-size="10pt" officeooo:paragraph-rsid="0042f4ec" style:font-size-asian="10pt" style:font-size-complex="10pt"/>
    </style:style>
    <style:style style:name="P178" style:family="paragraph" style:parent-style-name="Standard">
      <style:paragraph-properties fo:text-align="center" style:justify-single-word="false"/>
      <style:text-properties fo:font-size="10pt" officeooo:rsid="0008348a" officeooo:paragraph-rsid="0042f4ec" style:font-size-asian="10pt" style:font-size-complex="10pt"/>
    </style:style>
    <style:style style:name="P17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18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18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18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P183"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P184" style:family="paragraph" style:parent-style-name="Standard">
      <style:paragraph-properties fo:text-align="center" style:justify-single-word="false" style:text-autospace="none"/>
      <style:text-properties fo:font-size="12pt" officeooo:rsid="005a182b" officeooo:paragraph-rsid="0042f4ec" style:font-size-asian="10.5pt" style:font-size-complex="10.5pt"/>
    </style:style>
    <style:style style:name="P185" style:family="paragraph" style:parent-style-name="aaSubsection_20_Label">
      <style:paragraph-properties fo:text-align="center" style:justify-single-word="false"/>
      <style:text-properties officeooo:paragraph-rsid="0042f4ec"/>
    </style:style>
    <style:style style:name="P18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T1" style:family="text">
      <style:text-properties style:font-name="Times New Roman" fo:background-color="#ffffff" loext:char-shading-value="0" style:font-name-asian="Courier New" style:font-name-complex="Courier New"/>
    </style:style>
    <style:style style:name="T2" style:family="text">
      <style:text-properties style:font-name="Times New Roman" officeooo:rsid="00fdbeec" fo:background-color="#ffffff" loext:char-shading-value="0" style:font-name-asian="Courier New" style:font-name-complex="Courier New"/>
    </style:style>
    <style:style style:name="T3" style:family="text">
      <style:text-properties style:font-name="Times New Roman" officeooo:rsid="00fc2ec0" fo:background-color="#ffffff" loext:char-shading-value="0" style:font-name-asian="Courier New" style:font-name-complex="Courier New"/>
    </style:style>
    <style:style style:name="T4" style:family="text">
      <style:text-properties style:font-name="Times New Roman" officeooo:rsid="00c2b25f" fo:background-color="#ffffff" loext:char-shading-value="0" style:font-name-asian="Courier New" style:font-name-complex="Courier New"/>
    </style:style>
    <style:style style:name="T5" style:family="text">
      <style:text-properties style:font-name="Times New Roman" officeooo:rsid="003bee55" fo:background-color="#ffffff" loext:char-shading-value="0" style:font-name-asian="Courier New" style:font-name-complex="Courier New"/>
    </style:style>
    <style:style style:name="T6" style:family="text">
      <style:text-properties style:font-name="Times New Roman" officeooo:rsid="0008348a" fo:background-color="#ffffff" loext:char-shading-value="0" style:font-name-asian="Courier New" style:font-name-complex="Courier New"/>
    </style:style>
    <style:style style:name="T7" style:family="text">
      <style:text-properties style:font-name="Times New Roman" officeooo:rsid="0021f53b" fo:background-color="#ffffff" loext:char-shading-value="0" style:font-name-asian="Courier New" style:font-name-complex="Courier New"/>
    </style:style>
    <style:style style:name="T8" style:family="text">
      <style:text-properties style:font-name="Times New Roman" officeooo:rsid="01b684db" fo:background-color="#ffffff" loext:char-shading-value="0" style:font-name-asian="Courier New" style:font-name-complex="Courier New"/>
    </style:style>
    <style:style style:name="T9" style:family="text">
      <style:text-properties style:font-name="Times New Roman" officeooo:rsid="0022ed94" fo:background-color="#ffffff" loext:char-shading-value="0" style:font-name-asian="Courier New" style:font-name-complex="Courier New"/>
    </style:style>
    <style:style style:name="T10" style:family="text">
      <style:text-properties style:font-name="Times New Roman" officeooo:rsid="002bf59a" fo:background-color="#ffffff" loext:char-shading-value="0" style:font-name-asian="Courier New" style:font-name-complex="Courier New"/>
    </style:style>
    <style:style style:name="T11" style:family="text">
      <style:text-properties style:font-name="Times New Roman" officeooo:rsid="002c0237" fo:background-color="#ffffff" loext:char-shading-value="0" style:font-name-asian="Courier New" style:font-name-complex="Courier New"/>
    </style:style>
    <style:style style:name="T12" style:family="text">
      <style:text-properties style:font-name="Times New Roman" officeooo:rsid="002cd3d8" fo:background-color="#ffffff" loext:char-shading-value="0" style:font-name-asian="Courier New" style:font-name-complex="Courier New"/>
    </style:style>
    <style:style style:name="T13" style:family="text">
      <style:text-properties style:font-name="Times New Roman" officeooo:rsid="000e6d88" fo:background-color="#ffffff" loext:char-shading-value="0" style:font-name-asian="Courier New" style:font-name-complex="Courier New"/>
    </style:style>
    <style:style style:name="T14" style:family="text">
      <style:text-properties style:font-name="Times New Roman" officeooo:rsid="002e5031" fo:background-color="#ffffff" loext:char-shading-value="0" style:font-name-asian="Courier New" style:font-name-complex="Courier New"/>
    </style:style>
    <style:style style:name="T15" style:family="text">
      <style:text-properties style:font-name="Times New Roman" style:font-name-asian="Courier New" style:font-name-complex="Courier New"/>
    </style:style>
    <style:style style:name="T16" style:family="text">
      <style:text-properties style:font-name="Times New Roman" officeooo:rsid="011c0753" style:font-name-asian="Courier New" style:font-name-complex="Courier New"/>
    </style:style>
    <style:style style:name="T17" style:family="text">
      <style:text-properties style:font-name="Times New Roman" officeooo:rsid="011f9311" style:font-name-asian="Courier New" style:font-name-complex="Courier New"/>
    </style:style>
    <style:style style:name="T18" style:family="text">
      <style:text-properties style:font-name="Times New Roman" officeooo:rsid="011d6560" style:font-name-asian="Courier New" style:font-name-complex="Courier New"/>
    </style:style>
    <style:style style:name="T19" style:family="text">
      <style:text-properties style:font-name="Times New Roman" officeooo:rsid="00c2b25f" style:font-name-asian="Courier New" style:font-name-complex="Courier New"/>
    </style:style>
    <style:style style:name="T20" style:family="text">
      <style:text-properties style:font-name="Times New Roman" officeooo:rsid="01b1ac4f" style:font-name-asian="Courier New" style:font-name-complex="Courier New"/>
    </style:style>
    <style:style style:name="T21" style:family="text">
      <style:text-properties style:font-name="Times New Roman" officeooo:rsid="01fa0079" style:font-name-asian="Courier New" style:font-name-complex="Courier New"/>
    </style:style>
    <style:style style:name="T22" style:family="text">
      <style:text-properties style:font-name="Times New Roman" officeooo:rsid="01127de6" style:font-name-asian="Courier New" style:font-name-complex="Courier New"/>
    </style:style>
    <style:style style:name="T23" style:family="text">
      <style:text-properties style:font-name="Times New Roman" officeooo:rsid="01250beb" style:font-name-asian="Courier New" style:font-name-complex="Courier New"/>
    </style:style>
    <style:style style:name="T24" style:family="text">
      <style:text-properties style:font-name="Times New Roman" officeooo:rsid="002e468a" style:font-name-asian="Courier New" style:font-name-complex="Courier New"/>
    </style:style>
    <style:style style:name="T25" style:family="text">
      <style:text-properties style:font-name="Times New Roman" officeooo:rsid="00fc2ec0" style:font-name-asian="Courier New" style:font-name-complex="Courier New"/>
    </style:style>
    <style:style style:name="T26" style:family="text">
      <style:text-properties style:font-name="Times New Roman" officeooo:rsid="01155f91" style:font-name-asian="Courier New" style:font-name-complex="Courier New"/>
    </style:style>
    <style:style style:name="T27" style:family="text">
      <style:text-properties style:font-name="Times New Roman" officeooo:rsid="01e3550d" style:font-name-asian="Courier New" style:font-name-complex="Courier New"/>
    </style:style>
    <style:style style:name="T28" style:family="text">
      <style:text-properties style:font-name="Times New Roman" officeooo:rsid="010eb1c3" style:font-name-asian="Courier New" style:font-name-complex="Courier New"/>
    </style:style>
    <style:style style:name="T29" style:family="text">
      <style:text-properties style:font-name="Times New Roman" officeooo:rsid="01634d85" style:font-name-asian="Courier New" style:font-name-complex="Courier New"/>
    </style:style>
    <style:style style:name="T30" style:family="text">
      <style:text-properties style:font-name="Times New Roman" officeooo:rsid="016ae130" style:font-name-asian="Courier New" style:font-name-complex="Courier New"/>
    </style:style>
    <style:style style:name="T31" style:family="text">
      <style:text-properties style:font-name="Times New Roman" officeooo:rsid="002cd3d8" style:font-name-asian="Courier New" style:font-name-complex="Courier New"/>
    </style:style>
    <style:style style:name="T32" style:family="text">
      <style:text-properties style:font-name="Times New Roman" officeooo:rsid="00369887" style:font-name-asian="Courier New" style:font-name-complex="Courier New"/>
    </style:style>
    <style:style style:name="T33" style:family="text">
      <style:text-properties style:font-name="Times New Roman" officeooo:rsid="0037ae29" style:font-name-asian="Courier New" style:font-name-complex="Courier New"/>
    </style:style>
    <style:style style:name="T34" style:family="text">
      <style:text-properties style:font-name="Times New Roman" officeooo:rsid="0038a9b8" style:font-name-asian="Courier New" style:font-name-complex="Courier New"/>
    </style:style>
    <style:style style:name="T35" style:family="text">
      <style:text-properties style:font-name="Times New Roman" officeooo:rsid="0039e050" style:font-name-asian="Courier New" style:font-name-complex="Courier New"/>
    </style:style>
    <style:style style:name="T36" style:family="text">
      <style:text-properties style:font-name="Times New Roman" officeooo:rsid="003b9eb3" style:font-name-asian="Courier New" style:font-name-complex="Courier New"/>
    </style:style>
    <style:style style:name="T37" style:family="text">
      <style:text-properties style:font-name="Times New Roman" officeooo:rsid="003d0298" style:font-name-asian="Courier New" style:font-name-complex="Courier New"/>
    </style:style>
    <style:style style:name="T38" style:family="text">
      <style:text-properties style:font-name="Times New Roman" officeooo:rsid="003d63dc" style:font-name-asian="Courier New" style:font-name-complex="Courier New"/>
    </style:style>
    <style:style style:name="T39" style:family="text">
      <style:text-properties style:font-name="Times New Roman" officeooo:rsid="003dea3e" style:font-name-asian="Courier New" style:font-name-complex="Courier New"/>
    </style:style>
    <style:style style:name="T40" style:family="text">
      <style:text-properties style:font-name="Times New Roman" fo:font-size="10pt" fo:font-style="italic" officeooo:rsid="00f7b8f0" style:font-name-asian="Courier New" style:font-size-asian="10pt" style:font-style-asian="italic" style:font-name-complex="Courier New" style:font-size-complex="10pt" style:font-style-complex="italic"/>
    </style:style>
    <style:style style:name="T41" style:family="text">
      <style:text-properties style:font-name="Times New Roman" fo:font-size="10pt" fo:font-style="italic" officeooo:rsid="002e468a" style:font-name-asian="Courier New" style:font-size-asian="10pt" style:font-style-asian="italic" style:font-name-complex="Courier New" style:font-size-complex="10pt" style:font-style-complex="italic"/>
    </style:style>
    <style:style style:name="T42" style:family="text">
      <style:text-properties style:font-name="Times New Roman" fo:font-size="10pt" fo:font-style="italic" officeooo:rsid="002e468a" fo:background-color="#ffffff" loext:char-shading-value="0" style:font-name-asian="Courier New" style:font-size-asian="10pt" style:font-style-asian="italic" style:font-name-complex="Courier New" style:font-size-complex="10pt" style:font-style-complex="italic"/>
    </style:style>
    <style:style style:name="T43" style:family="text">
      <style:text-properties style:font-name="Times New Roman" fo:font-size="10pt" style:font-name-asian="Courier New" style:font-size-asian="10pt" style:font-name-complex="Courier New" style:font-size-complex="10pt"/>
    </style:style>
    <style:style style:name="T44" style:family="text">
      <style:text-properties style:font-name="Times New Roman" fo:font-size="10pt" officeooo:rsid="00e0ccf0" style:font-name-asian="Courier New" style:font-size-asian="10pt" style:font-name-complex="Courier New" style:font-size-complex="10pt"/>
    </style:style>
    <style:style style:name="T45" style:family="text">
      <style:text-properties style:font-name="Times New Roman" fo:font-size="10pt" officeooo:rsid="00a5ceff" style:font-name-asian="Courier New" style:font-size-asian="10pt" style:font-name-complex="Courier New" style:font-size-complex="10pt"/>
    </style:style>
    <style:style style:name="T46" style:family="text">
      <style:text-properties style:font-name="Times New Roman" fo:font-size="10pt" officeooo:rsid="00c9c375" style:font-name-asian="Courier New" style:font-size-asian="10pt" style:font-name-complex="Courier New" style:font-size-complex="10pt"/>
    </style:style>
    <style:style style:name="T47" style:family="text">
      <style:text-properties style:font-name="Times New Roman" fo:font-size="10pt" officeooo:rsid="00c2b25f" style:font-name-asian="Courier New" style:font-size-asian="10pt" style:font-name-complex="Courier New" style:font-size-complex="10pt"/>
    </style:style>
    <style:style style:name="T48" style:family="text">
      <style:text-properties style:font-name="Times New Roman" fo:font-size="10pt" officeooo:rsid="01210f7e" style:font-name-asian="Courier New" style:font-size-asian="10pt" style:font-name-complex="Courier New" style:font-size-complex="10pt"/>
    </style:style>
    <style:style style:name="T49" style:family="text">
      <style:text-properties style:font-name="Times New Roman" fo:font-size="10pt" officeooo:rsid="00ee9bff" style:font-name-asian="Courier New" style:font-size-asian="10pt" style:font-name-complex="Courier New" style:font-size-complex="10pt"/>
    </style:style>
    <style:style style:name="T50" style:family="text">
      <style:text-properties style:font-name="Times New Roman" fo:font-size="10pt" officeooo:rsid="00f69a04" style:font-name-asian="Courier New" style:font-size-asian="10pt" style:font-name-complex="Courier New" style:font-size-complex="10pt"/>
    </style:style>
    <style:style style:name="T51" style:family="text">
      <style:text-properties style:font-name="Times New Roman" fo:font-size="10pt" officeooo:rsid="00fb91fa" style:font-name-asian="Courier New" style:font-size-asian="10pt" style:font-name-complex="Courier New" style:font-size-complex="10pt"/>
    </style:style>
    <style:style style:name="T52" style:family="text">
      <style:text-properties style:font-name="Times New Roman" fo:font-size="10pt" officeooo:rsid="0156c02f" style:font-name-asian="Courier New" style:font-size-asian="10pt" style:font-name-complex="Courier New" style:font-size-complex="10pt"/>
    </style:style>
    <style:style style:name="T53" style:family="text">
      <style:text-properties style:font-name="Times New Roman" fo:font-size="10pt" officeooo:rsid="01facc70" style:font-name-asian="Courier New" style:font-size-asian="10pt" style:font-name-complex="Courier New" style:font-size-complex="10pt"/>
    </style:style>
    <style:style style:name="T54" style:family="text">
      <style:text-properties style:font-name="Times New Roman" fo:font-size="10pt" officeooo:rsid="00fdbeec" style:font-name-asian="Courier New" style:font-size-asian="10pt" style:font-name-complex="Courier New" style:font-size-complex="10pt"/>
    </style:style>
    <style:style style:name="T55" style:family="text">
      <style:text-properties style:font-name="Times New Roman" fo:font-size="10pt" officeooo:rsid="00ffb79b" style:font-name-asian="Courier New" style:font-size-asian="10pt" style:font-name-complex="Courier New" style:font-size-complex="10pt"/>
    </style:style>
    <style:style style:name="T56" style:family="text">
      <style:text-properties style:font-name="Times New Roman" fo:font-size="10pt" officeooo:rsid="00be69ff" style:font-name-asian="Courier New" style:font-size-asian="10pt" style:font-name-complex="Courier New" style:font-size-complex="10pt"/>
    </style:style>
    <style:style style:name="T57" style:family="text">
      <style:text-properties style:font-name="Times New Roman" fo:font-size="10pt" officeooo:rsid="01250beb" style:font-name-asian="Courier New" style:font-size-asian="10pt" style:font-name-complex="Courier New" style:font-size-complex="10pt"/>
    </style:style>
    <style:style style:name="T58" style:family="text">
      <style:text-properties style:font-name="Times New Roman" fo:font-size="10pt" officeooo:rsid="011c0753" style:font-name-asian="Courier New" style:font-size-asian="10pt" style:font-name-complex="Courier New" style:font-size-complex="10pt"/>
    </style:style>
    <style:style style:name="T59" style:family="text">
      <style:text-properties style:font-name="Times New Roman" fo:font-size="10pt" officeooo:rsid="0125e119" style:font-name-asian="Courier New" style:font-size-asian="10pt" style:font-name-complex="Courier New" style:font-size-complex="10pt"/>
    </style:style>
    <style:style style:name="T60" style:family="text">
      <style:text-properties style:font-name="Times New Roman" fo:font-size="10pt" officeooo:rsid="010d04f5" style:font-name-asian="Courier New" style:font-size-asian="10pt" style:font-name-complex="Courier New" style:font-size-complex="10pt"/>
    </style:style>
    <style:style style:name="T61" style:family="text">
      <style:text-properties style:font-name="Times New Roman" fo:font-size="10pt" officeooo:rsid="00c3f8eb" style:font-name-asian="Courier New" style:font-size-asian="10pt" style:font-name-complex="Courier New" style:font-size-complex="10pt"/>
    </style:style>
    <style:style style:name="T62" style:family="text">
      <style:text-properties style:font-name="Times New Roman" fo:font-size="10pt" officeooo:rsid="01c12301" style:font-name-asian="Courier New" style:font-size-asian="10pt" style:font-name-complex="Courier New" style:font-size-complex="10pt"/>
    </style:style>
    <style:style style:name="T63" style:family="text">
      <style:text-properties style:font-name="Times New Roman" fo:font-size="10pt" officeooo:rsid="01a05af9" style:font-name-asian="Courier New" style:font-size-asian="10pt" style:font-name-complex="Courier New" style:font-size-complex="10pt"/>
    </style:style>
    <style:style style:name="T64" style:family="text">
      <style:text-properties style:font-name="Times New Roman" fo:font-size="10pt" officeooo:rsid="016ae130" style:font-name-asian="Courier New" style:font-size-asian="10pt" style:font-name-complex="Courier New" style:font-size-complex="10pt"/>
    </style:style>
    <style:style style:name="T65" style:family="text">
      <style:text-properties style:font-name="Times New Roman" fo:font-size="10pt" officeooo:rsid="00cdef8f" style:font-name-asian="Courier New" style:font-size-asian="10pt" style:font-name-complex="Courier New" style:font-size-complex="10pt"/>
    </style:style>
    <style:style style:name="T66" style:family="text">
      <style:text-properties style:font-name="Times New Roman" fo:font-size="10pt" officeooo:rsid="016eed31" style:font-name-asian="Courier New" style:font-size-asian="10pt" style:font-name-complex="Courier New" style:font-size-complex="10pt"/>
    </style:style>
    <style:style style:name="T67" style:family="text">
      <style:text-properties style:font-name="Times New Roman" fo:font-size="10pt" officeooo:rsid="016c9e77" style:font-name-asian="Courier New" style:font-size-asian="10pt" style:font-name-complex="Courier New" style:font-size-complex="10pt"/>
    </style:style>
    <style:style style:name="T68" style:family="text">
      <style:text-properties style:font-name="Times New Roman" fo:font-size="10pt" officeooo:rsid="02059dc6" style:font-name-asian="Courier New" style:font-size-asian="10pt" style:font-name-complex="Courier New" style:font-size-complex="10pt"/>
    </style:style>
    <style:style style:name="T69" style:family="text">
      <style:text-properties style:font-name="Times New Roman" fo:font-size="10pt" officeooo:rsid="0206c20d" style:font-name-asian="Courier New" style:font-size-asian="10pt" style:font-name-complex="Courier New" style:font-size-complex="10pt"/>
    </style:style>
    <style:style style:name="T70" style:family="text">
      <style:text-properties style:font-name="Times New Roman" fo:font-size="10pt" officeooo:rsid="0008348a" style:font-name-asian="Courier New" style:font-size-asian="10pt" style:font-name-complex="Courier New" style:font-size-complex="10pt"/>
    </style:style>
    <style:style style:name="T71" style:family="text">
      <style:text-properties style:font-name="Times New Roman" fo:font-size="10pt" officeooo:rsid="015aa6ad" style:font-name-asian="Courier New" style:font-size-asian="10pt" style:font-name-complex="Courier New" style:font-size-complex="10pt"/>
    </style:style>
    <style:style style:name="T72" style:family="text">
      <style:text-properties style:font-name="Times New Roman" fo:font-size="10pt" officeooo:rsid="003cd6dc" style:font-name-asian="Courier New" style:font-size-asian="10pt" style:font-name-complex="Courier New" style:font-size-complex="10pt"/>
    </style:style>
    <style:style style:name="T73" style:family="text">
      <style:text-properties style:font-name="Times New Roman" fo:font-size="10pt" officeooo:rsid="005a182b" style:font-name-asian="Courier New" style:font-size-asian="10pt" style:font-name-complex="Courier New" style:font-size-complex="10pt"/>
    </style:style>
    <style:style style:name="T74" style:family="text">
      <style:text-properties style:font-name="Times New Roman" fo:font-size="10pt" officeooo:rsid="0042f4ec" style:font-name-asian="Courier New" style:font-size-asian="10pt" style:font-name-complex="Courier New" style:font-size-complex="10pt"/>
    </style:style>
    <style:style style:name="T75" style:family="text">
      <style:text-properties style:font-name="Times New Roman" fo:font-size="10pt" fo:background-color="#ffffff" loext:char-shading-value="0" style:font-name-asian="Courier New" style:font-size-asian="10pt" style:font-name-complex="Courier New" style:font-size-complex="10pt"/>
    </style:style>
    <style:style style:name="T76" style:family="text">
      <style:text-properties style:font-name="Times New Roman" fo:font-size="10pt" officeooo:rsid="00e0ccf0" fo:background-color="#ffffff" loext:char-shading-value="0" style:font-name-asian="Courier New" style:font-size-asian="10pt" style:font-name-complex="Courier New" style:font-size-complex="10pt"/>
    </style:style>
    <style:style style:name="T77" style:family="text">
      <style:text-properties style:font-name="Times New Roman" fo:font-size="10pt" officeooo:rsid="00fc2ec0" fo:background-color="#ffffff" loext:char-shading-value="0" style:font-name-asian="Courier New" style:font-size-asian="10pt" style:font-name-complex="Courier New" style:font-size-complex="10pt"/>
    </style:style>
    <style:style style:name="T78" style:family="text">
      <style:text-properties style:font-name="Times New Roman" fo:font-size="10pt" officeooo:rsid="01cf90ac" fo:background-color="#ffffff" loext:char-shading-value="0" style:font-name-asian="Courier New" style:font-size-asian="10pt" style:font-name-complex="Courier New" style:font-size-complex="10pt"/>
    </style:style>
    <style:style style:name="T79" style:family="text">
      <style:text-properties style:font-name="Times New Roman" fo:font-size="10pt" officeooo:rsid="01facc70" fo:background-color="#ffffff" loext:char-shading-value="0" style:font-name-asian="Courier New" style:font-size-asian="10pt" style:font-name-complex="Courier New" style:font-size-complex="10pt"/>
    </style:style>
    <style:style style:name="T80" style:family="text">
      <style:text-properties style:font-name="Times New Roman" fo:font-size="10pt" officeooo:rsid="02010c91" fo:background-color="#ffffff" loext:char-shading-value="0" style:font-name-asian="Courier New" style:font-size-asian="10pt" style:font-name-complex="Courier New" style:font-size-complex="10pt"/>
    </style:style>
    <style:style style:name="T81" style:family="text">
      <style:text-properties style:font-name="Times New Roman" fo:font-size="10pt" officeooo:rsid="0008348a" fo:background-color="#ffffff" loext:char-shading-value="0" style:font-name-asian="Courier New" style:font-size-asian="10pt" style:font-name-complex="Courier New" style:font-size-complex="10pt"/>
    </style:style>
    <style:style style:name="T82" style:family="text">
      <style:text-properties style:font-name="Times New Roman" fo:font-size="10pt" officeooo:rsid="02029289" fo:background-color="#ffffff" loext:char-shading-value="0" style:font-name-asian="Courier New" style:font-size-asian="10pt" style:font-name-complex="Courier New" style:font-size-complex="10pt"/>
    </style:style>
    <style:style style:name="T83" style:family="text">
      <style:text-properties style:font-name="Times New Roman" fo:font-size="10pt" officeooo:rsid="01b684db" fo:background-color="#ffffff" loext:char-shading-value="0" style:font-name-asian="Courier New" style:font-size-asian="10pt" style:font-name-complex="Courier New" style:font-size-complex="10pt"/>
    </style:style>
    <style:style style:name="T84" style:family="text">
      <style:text-properties style:font-name="Times New Roman" fo:font-size="10pt" officeooo:rsid="01d2bc9d" fo:background-color="#ffffff" loext:char-shading-value="0" style:font-name-asian="Courier New" style:font-size-asian="10pt" style:font-name-complex="Courier New" style:font-size-complex="10pt"/>
    </style:style>
    <style:style style:name="T85" style:family="text">
      <style:text-properties style:font-name="Times New Roman" fo:font-size="10pt" officeooo:rsid="01fe4552" fo:background-color="#ffffff" loext:char-shading-value="0" style:font-name-asian="Courier New" style:font-size-asian="10pt" style:font-name-complex="Courier New" style:font-size-complex="10pt"/>
    </style:style>
    <style:style style:name="T86" style:family="text">
      <style:text-properties style:font-name="Times New Roman" fo:font-size="10pt" officeooo:rsid="001f6a6d" fo:background-color="#ffffff" loext:char-shading-value="0" style:font-name-asian="Courier New" style:font-size-asian="10pt" style:font-name-complex="Courier New" style:font-size-complex="10pt"/>
    </style:style>
    <style:style style:name="T87" style:family="text">
      <style:text-properties style:font-name="Times New Roman" fo:font-size="10pt" officeooo:rsid="003b9eb3" fo:background-color="#ffffff" loext:char-shading-value="0" style:font-name-asian="Courier New" style:font-size-asian="10pt" style:font-name-complex="Courier New" style:font-size-complex="10pt"/>
    </style:style>
    <style:style style:name="T88" style:family="text">
      <style:text-properties style:font-name="Times New Roman" fo:font-size="10pt" officeooo:rsid="003d0298" fo:background-color="#ffffff" loext:char-shading-value="0" style:font-name-asian="Courier New" style:font-size-asian="10pt" style:font-name-complex="Courier New" style:font-size-complex="10pt"/>
    </style:style>
    <style:style style:name="T89" style:family="text">
      <style:text-properties style:font-name="Times New Roman" fo:font-size="10pt" fo:background-color="#ffffff" loext:char-shading-value="0" style:font-size-asian="10pt"/>
    </style:style>
    <style:style style:name="T90" style:family="text">
      <style:text-properties style:font-name="Times New Roman" fo:font-size="10pt" fo:background-color="#ffffff" loext:char-shading-value="0" style:font-size-asian="10pt" style:font-size-complex="10pt"/>
    </style:style>
    <style:style style:name="T91" style:family="text">
      <style:text-properties style:font-name="Times New Roman" fo:font-size="10pt" officeooo:rsid="01b463c1" fo:background-color="#ffffff" loext:char-shading-value="0" style:font-size-asian="10pt" style:font-size-complex="10pt"/>
    </style:style>
    <style:style style:name="T92" style:family="text">
      <style:text-properties style:font-name="Times New Roman" fo:font-size="10pt" officeooo:rsid="0008348a" fo:background-color="#ffffff" loext:char-shading-value="0" style:font-size-asian="10pt" style:font-size-complex="10pt"/>
    </style:style>
    <style:style style:name="T93" style:family="text">
      <style:text-properties style:font-name="Times New Roman" fo:font-size="10pt" officeooo:rsid="01facc70" fo:background-color="#ffffff" loext:char-shading-value="0" style:font-size-asian="10pt" style:font-size-complex="10pt"/>
    </style:style>
    <style:style style:name="T94" style:family="text">
      <style:text-properties style:font-name="Times New Roman" fo:font-size="10pt" officeooo:rsid="00fc2ec0" fo:background-color="#ffffff" loext:char-shading-value="0" style:font-size-asian="10pt" style:font-size-complex="10pt"/>
    </style:style>
    <style:style style:name="T95" style:family="text">
      <style:text-properties style:font-name="Times New Roman" fo:font-size="10pt" officeooo:rsid="020035e4" fo:background-color="#ffffff" loext:char-shading-value="0" style:font-size-asian="10pt" style:font-size-complex="10pt"/>
    </style:style>
    <style:style style:name="T96" style:family="text">
      <style:text-properties style:font-name="Times New Roman" fo:font-size="10pt" officeooo:rsid="01cf90ac" fo:background-color="#ffffff" loext:char-shading-value="0" style:font-size-asian="10pt" style:font-size-complex="10pt"/>
    </style:style>
    <style:style style:name="T97" style:family="text">
      <style:text-properties style:font-name="Times New Roman" fo:font-size="10pt" officeooo:rsid="00ffb79b" fo:background-color="#ffffff" loext:char-shading-value="0" style:font-size-asian="10pt" style:font-size-complex="10pt"/>
    </style:style>
    <style:style style:name="T98" style:family="text">
      <style:text-properties style:font-name="Times New Roman" fo:font-size="10pt" officeooo:rsid="01127de6" fo:background-color="#ffffff" loext:char-shading-value="0" style:font-size-asian="10pt" style:font-size-complex="10pt"/>
    </style:style>
    <style:style style:name="T99" style:family="text">
      <style:text-properties style:font-name="Times New Roman" fo:font-size="10pt" officeooo:rsid="0124a38f" fo:background-color="#ffffff" loext:char-shading-value="0" style:font-size-asian="10pt" style:font-size-complex="10pt"/>
    </style:style>
    <style:style style:name="T100" style:family="text">
      <style:text-properties style:font-name="Times New Roman" fo:font-size="10pt" officeooo:rsid="0104826b" fo:background-color="#ffffff" loext:char-shading-value="0" style:font-size-asian="10pt" style:font-size-complex="10pt"/>
    </style:style>
    <style:style style:name="T101" style:family="text">
      <style:text-properties style:font-name="Times New Roman" fo:font-size="10pt" officeooo:rsid="01058933" fo:background-color="#ffffff" loext:char-shading-value="0" style:font-size-asian="10pt" style:font-size-complex="10pt"/>
    </style:style>
    <style:style style:name="T102" style:family="text">
      <style:text-properties style:font-name="Times New Roman" fo:font-size="10pt" officeooo:rsid="001f6a6d" fo:background-color="#ffffff" loext:char-shading-value="0" style:font-size-asian="10pt" style:font-size-complex="10pt"/>
    </style:style>
    <style:style style:name="T103" style:family="text">
      <style:text-properties style:font-name="Times New Roman" fo:font-size="10pt" officeooo:rsid="0021f53b" fo:background-color="#ffffff" loext:char-shading-value="0" style:font-size-asian="10pt" style:font-size-complex="10pt"/>
    </style:style>
    <style:style style:name="T104" style:family="text">
      <style:text-properties style:font-name="Times New Roman" fo:font-size="10pt" officeooo:rsid="0011609f" fo:background-color="#ffffff" loext:char-shading-value="0" style:font-size-asian="10pt" style:font-size-complex="10pt"/>
    </style:style>
    <style:style style:name="T105" style:family="text">
      <style:text-properties style:font-name="Times New Roman" fo:font-size="10pt" officeooo:rsid="0022ed94" fo:background-color="#ffffff" loext:char-shading-value="0" style:font-size-asian="10pt" style:font-size-complex="10pt"/>
    </style:style>
    <style:style style:name="T106" style:family="text">
      <style:text-properties style:font-name="Times New Roman" fo:font-size="10pt" officeooo:rsid="001c65fa" fo:background-color="#ffffff" loext:char-shading-value="0" style:font-size-asian="10pt" style:font-size-complex="10pt"/>
    </style:style>
    <style:style style:name="T107" style:family="text">
      <style:text-properties style:font-name="Times New Roman" fo:font-size="10pt" officeooo:rsid="0023f72a" fo:background-color="#ffffff" loext:char-shading-value="0" style:font-size-asian="10pt" style:font-size-complex="10pt"/>
    </style:style>
    <style:style style:name="T108" style:family="text">
      <style:text-properties style:font-name="Times New Roman" fo:font-size="10pt" officeooo:rsid="003d0298" fo:background-color="#ffffff" loext:char-shading-value="0" style:font-size-asian="10pt" style:font-size-complex="10pt"/>
    </style:style>
    <style:style style:name="T109" style:family="text">
      <style:text-properties style:font-name="Times New Roman" fo:font-size="10pt" officeooo:rsid="0011609f" fo:background-color="#ffffff" loext:char-shading-value="0" style:font-size-asian="10pt"/>
    </style:style>
    <style:style style:name="T110" style:family="text">
      <style:text-properties style:font-name="Times New Roman" fo:font-size="10pt" officeooo:rsid="0022ed94" fo:background-color="#ffffff" loext:char-shading-value="0" style:font-size-asian="10pt"/>
    </style:style>
    <style:style style:name="T111" style:family="text">
      <style:text-properties style:font-name="Times New Roman" fo:font-size="10pt" officeooo:rsid="001c65fa" fo:background-color="#ffffff" loext:char-shading-value="0" style:font-size-asian="10pt"/>
    </style:style>
    <style:style style:name="T112" style:family="text">
      <style:text-properties style:font-name="Times New Roman" fo:font-size="10pt" officeooo:rsid="0023f72a" fo:background-color="#ffffff" loext:char-shading-value="0" style:font-size-asian="10pt"/>
    </style:style>
    <style:style style:name="T113" style:family="text">
      <style:text-properties style:font-name="Times New Roman" fo:font-size="10pt" officeooo:rsid="0023f72a" fo:background-color="#ffffff" loext:char-shading-value="0" style:font-size-asian="10pt" style:font-size-complex="10.5pt"/>
    </style:style>
    <style:style style:name="T114" style:family="text">
      <style:text-properties style:font-name="Times New Roman" fo:font-size="10pt" officeooo:rsid="00256a34" fo:background-color="#ffffff" loext:char-shading-value="0" style:font-size-asian="10pt"/>
    </style:style>
    <style:style style:name="T115" style:family="text">
      <style:text-properties style:font-name="Times New Roman" fo:font-size="10pt" officeooo:rsid="002674b6" fo:background-color="#ffffff" loext:char-shading-value="0" style:font-size-asian="10pt"/>
    </style:style>
    <style:style style:name="T116" style:family="text">
      <style:text-properties style:font-name="Times New Roman" fo:font-size="10pt" officeooo:rsid="00281715" fo:background-color="#ffffff" loext:char-shading-value="0" style:font-size-asian="10pt"/>
    </style:style>
    <style:style style:name="T117" style:family="text">
      <style:text-properties style:font-name="Times New Roman" fo:font-size="10pt" officeooo:rsid="00295f8a" fo:background-color="#ffffff" loext:char-shading-value="0" style:font-size-asian="10pt"/>
    </style:style>
    <style:style style:name="T118" style:family="text">
      <style:text-properties style:font-name="Times New Roman" fo:font-size="10pt" officeooo:rsid="002a0456" fo:background-color="#ffffff" loext:char-shading-value="0" style:font-size-asian="10pt"/>
    </style:style>
    <style:style style:name="T119" style:family="text">
      <style:text-properties style:font-name="Times New Roman" fo:font-size="10pt" fo:font-weight="bold" officeooo:rsid="01127de6" style:font-name-asian="Courier New" style:font-size-asian="10pt" style:font-weight-asian="bold" style:font-name-complex="Courier New" style:font-size-complex="10pt" style:font-weight-complex="bold"/>
    </style:style>
    <style:style style:name="T120" style:family="text">
      <style:text-properties style:font-name="Times New Roman" fo:font-size="10pt" fo:font-weight="bold" fo:background-color="#ffffff" loext:char-shading-value="0" style:font-name-asian="Courier New" style:font-size-asian="10pt" style:font-weight-asian="bold" style:font-name-complex="Courier New" style:font-size-complex="10pt" style:font-weight-complex="bold"/>
    </style:style>
    <style:style style:name="T121" style:family="text">
      <style:text-properties style:font-name="Times New Roman" fo:font-size="10pt" fo:font-weight="bold" officeooo:rsid="01250beb" fo:background-color="#ffffff" loext:char-shading-value="0" style:font-name-asian="Courier New" style:font-size-asian="10pt" style:font-weight-asian="bold" style:font-name-complex="Courier New" style:font-size-complex="10pt" style:font-weight-complex="bold"/>
    </style:style>
    <style:style style:name="T122" style:family="text">
      <style:text-properties style:font-name="Times New Roman" fo:font-weight="bold" officeooo:rsid="010d04f5" style:font-name-asian="Courier New" style:font-weight-asian="bold" style:font-name-complex="Courier New" style:font-weight-complex="bold"/>
    </style:style>
    <style:style style:name="T123" style:family="text">
      <style:text-properties style:font-name="Times New Roman" fo:font-weight="bold" officeooo:rsid="00c2b25f" style:font-name-asian="Courier New" style:font-weight-asian="bold" style:font-name-complex="Courier New" style:font-weight-complex="bold"/>
    </style:style>
    <style:style style:name="T124" style:family="text">
      <style:text-properties style:font-name="Times New Roman" fo:font-weight="bold" officeooo:rsid="00be69ff" style:font-name-asian="Courier New" style:font-weight-asian="bold" style:font-name-complex="Courier New" style:font-weight-complex="bold"/>
    </style:style>
    <style:style style:name="T125" style:family="text">
      <style:text-properties style:font-name="Times New Roman" fo:font-weight="bold" officeooo:rsid="015aa6ad" style:font-name-asian="Courier New" style:font-weight-asian="bold" style:font-name-complex="Courier New" style:font-weight-complex="bold"/>
    </style:style>
    <style:style style:name="T126" style:family="text">
      <style:text-properties style:font-name="Times New Roman" fo:font-weight="bold" officeooo:rsid="016ae130" style:font-name-asian="Courier New" style:font-weight-asian="bold" style:font-name-complex="Courier New" style:font-weight-complex="bold"/>
    </style:style>
    <style:style style:name="T127" style:family="text">
      <style:text-properties style:font-name="Times New Roman" fo:font-style="italic" officeooo:rsid="003b9eb3" style:font-name-asian="Courier New" style:font-style-asian="italic" style:font-name-complex="Courier New" style:font-style-complex="italic"/>
    </style:style>
    <style:style style:name="T128" style:family="text">
      <style:text-properties officeooo:rsid="011d6560"/>
    </style:style>
    <style:style style:name="T12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tyle-complex="normal" style:font-weight-complex="normal"/>
    </style:style>
    <style:style style:name="T13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d25b" fo:background-color="#ffffff" loext:char-shading-value="0" style:font-name-asian="Courier New" style:font-size-asian="10pt" style:font-style-asian="normal" style:font-weight-asian="normal" style:font-name-complex="Courier New" style:font-style-complex="normal" style:font-weight-complex="normal"/>
    </style:style>
    <style:style style:name="T13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0c8c" fo:background-color="#ffffff" loext:char-shading-value="0" style:font-name-asian="Courier New" style:font-size-asian="10pt" style:font-style-asian="normal" style:font-weight-asian="normal" style:font-name-complex="Courier New" style:font-style-complex="normal" style:font-weight-complex="normal"/>
    </style:style>
    <style:style style:name="T13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bec31" fo:background-color="#ffffff" loext:char-shading-value="0" style:font-name-asian="Courier New" style:font-size-asian="10pt" style:font-style-asian="normal" style:font-weight-asian="normal" style:font-name-complex="Courier New" style:font-style-complex="normal" style:font-weight-complex="normal"/>
    </style:style>
    <style:style style:name="T13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d6560" fo:background-color="#ffffff" loext:char-shading-value="0" style:font-name-asian="Courier New" style:font-size-asian="10pt" style:font-style-asian="normal" style:font-weight-asian="normal" style:font-name-complex="Courier New" style:font-style-complex="normal" style:font-weight-complex="normal"/>
    </style:style>
    <style:style style:name="T13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2e939" fo:background-color="#ffffff" loext:char-shading-value="0" style:font-name-asian="Courier New" style:font-size-asian="10pt" style:font-style-asian="normal" style:font-weight-asian="normal" style:font-name-complex="Courier New" style:font-style-complex="normal" style:font-weight-complex="normal"/>
    </style:style>
    <style:style style:name="T13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30702" fo:background-color="#ffffff" loext:char-shading-value="0" style:font-name-asian="Courier New" style:font-size-asian="10pt" style:font-style-asian="normal" style:font-weight-asian="normal" style:font-name-complex="Courier New" style:font-style-complex="normal" style:font-weight-complex="normal"/>
    </style:style>
    <style:style style:name="T13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c9b7c" fo:background-color="#ffffff" loext:char-shading-value="0" style:font-name-asian="Courier New" style:font-size-asian="10pt" style:font-style-asian="normal" style:font-weight-asian="normal" style:font-name-complex="Courier New" style:font-style-complex="normal" style:font-weight-complex="normal"/>
    </style:style>
    <style:style style:name="T13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0079" fo:background-color="#ffffff" loext:char-shading-value="0" style:font-name-asian="Courier New" style:font-size-asian="10pt" style:font-style-asian="normal" style:font-weight-asian="normal" style:font-name-complex="Courier New" style:font-style-complex="normal" style:font-weight-complex="normal"/>
    </style:style>
    <style:style style:name="T13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tyle-complex="normal" style:font-weight-complex="normal"/>
    </style:style>
    <style:style style:name="T13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e5bf0" fo:background-color="#ffffff" loext:char-shading-value="0" style:font-name-asian="Courier New" style:font-size-asian="10pt" style:font-style-asian="normal" style:font-weight-asian="normal" style:font-name-complex="Courier New" style:font-style-complex="normal" style:font-weight-complex="normal"/>
    </style:style>
    <style:style style:name="T14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tyle-complex="normal" style:font-weight-complex="normal"/>
    </style:style>
    <style:style style:name="T14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8b14e" fo:background-color="#ffffff" loext:char-shading-value="0" style:font-name-asian="Courier New" style:font-size-asian="10pt" style:font-style-asian="normal" style:font-weight-asian="normal" style:font-name-complex="Courier New" style:font-style-complex="normal" style:font-weight-complex="normal"/>
    </style:style>
    <style:style style:name="T14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e2d30c" fo:background-color="#ffffff" loext:char-shading-value="0" style:font-name-asian="Courier New" style:font-size-asian="10pt" style:font-style-asian="normal" style:font-weight-asian="normal" style:font-name-complex="Courier New" style:font-style-complex="normal" style:font-weight-complex="normal"/>
    </style:style>
    <style:style style:name="T14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5e119" fo:background-color="#ffffff" loext:char-shading-value="0" style:font-name-asian="Courier New" style:font-size-asian="10pt" style:font-style-asian="normal" style:font-weight-asian="normal" style:font-name-complex="Courier New" style:font-style-complex="normal" style:font-weight-complex="normal"/>
    </style:style>
    <style:style style:name="T14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656bb" fo:background-color="#ffffff" loext:char-shading-value="0" style:font-name-asian="Courier New" style:font-size-asian="10pt" style:font-style-asian="normal" style:font-weight-asian="normal" style:font-name-complex="Courier New" style:font-style-complex="normal" style:font-weight-complex="normal"/>
    </style:style>
    <style:style style:name="T14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bf59a" fo:background-color="#ffffff" loext:char-shading-value="0" style:font-name-asian="Courier New" style:font-size-asian="10pt" style:font-style-asian="normal" style:font-weight-asian="normal" style:font-name-complex="Courier New" style:font-style-complex="normal" style:font-weight-complex="normal"/>
    </style:style>
    <style:style style:name="T14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5031" fo:background-color="#ffffff" loext:char-shading-value="0" style:font-name-asian="Courier New" style:font-size-asian="10pt" style:font-style-asian="normal" style:font-weight-asian="normal" style:font-name-complex="Courier New" style:font-style-complex="normal" style:font-weight-complex="normal"/>
    </style:style>
    <style:style style:name="T14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34b6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e9b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378d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45658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5893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4826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27de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4a38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97b6a9"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ae13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01a5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1f6a6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2ed94"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7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10f7e" style:font-name-asian="Courier New" style:font-size-asian="10pt" style:font-style-asian="normal" style:font-weight-asian="normal" style:font-name-complex="Courier New" style:font-size-complex="10pt" style:font-style-complex="normal" style:font-weight-complex="normal"/>
    </style:style>
    <style:style style:name="T17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cc70" style:font-name-asian="Courier New" style:font-size-asian="10pt" style:font-style-asian="normal" style:font-weight-asian="normal" style:font-name-complex="Courier New" style:font-size-complex="10pt" style:font-style-complex="normal" style:font-weight-complex="normal"/>
    </style:style>
    <style:style style:name="T17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style:font-name-asian="Courier New" style:font-size-asian="10pt" style:font-style-asian="normal" style:font-weight-asian="normal" style:font-name-complex="Courier New" style:font-size-complex="10pt" style:font-style-complex="normal" style:font-weight-complex="normal"/>
    </style:style>
    <style:style style:name="T17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ad6ee" style:font-name-asian="Courier New" style:font-size-asian="10pt" style:font-style-asian="normal" style:font-weight-asian="normal" style:font-name-complex="Courier New" style:font-size-complex="10pt" style:font-style-complex="normal" style:font-weight-complex="normal"/>
    </style:style>
    <style:style style:name="T17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6c02f" style:font-name-asian="Courier New" style:font-size-asian="10pt" style:font-style-asian="normal" style:font-weight-asian="normal" style:font-name-complex="Courier New" style:font-size-complex="10pt" style:font-style-complex="normal" style:font-weight-complex="normal"/>
    </style:style>
    <style:style style:name="T17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de82d7" style:font-name-asian="Courier New" style:font-size-asian="10pt" style:font-style-asian="normal" style:font-weight-asian="normal" style:font-name-complex="Courier New" style:font-size-complex="10pt" style:font-style-complex="normal" style:font-weight-complex="normal"/>
    </style:style>
    <style:style style:name="T17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style:font-name-asian="Courier New" style:font-size-asian="10pt" style:font-style-asian="normal" style:font-weight-asian="normal" style:font-name-complex="Courier New" style:font-size-complex="10pt" style:font-style-complex="normal" style:font-weight-complex="normal"/>
    </style:style>
    <style:style style:name="T18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41164" style:font-name-asian="Courier New" style:font-size-asian="10pt" style:font-style-asian="normal" style:font-weight-asian="normal" style:font-name-complex="Courier New" style:font-size-complex="10pt" style:font-style-complex="normal" style:font-weight-complex="normal"/>
    </style:style>
    <style:style style:name="T18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style:font-name-asian="Courier New" style:font-size-asian="10pt" style:font-style-asian="normal" style:font-weight-asian="normal" style:font-name-complex="Courier New" style:font-size-complex="10pt" style:font-style-complex="normal" style:font-weight-complex="normal"/>
    </style:style>
    <style:style style:name="T18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2059dc6" style:font-name-asian="Courier New" style:font-size-asian="10pt" style:font-style-asian="normal" style:font-weight-asian="normal" style:font-name-complex="Courier New" style:font-size-complex="10pt" style:font-style-complex="normal" style:font-weight-complex="normal"/>
    </style:style>
    <style:style style:name="T18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style:font-name-asian="Courier New" style:font-size-asian="10pt" style:font-style-asian="normal" style:font-weight-asian="normal" style:font-name-complex="Courier New" style:font-size-complex="10pt" style:font-style-complex="normal" style:font-weight-complex="normal"/>
    </style:style>
    <style:style style:name="T184" style:family="text">
      <style:text-properties fo:color="#000000" style:text-outline="false" style:text-line-through-style="none" style:text-line-through-type="none" style:font-name="Times New Roman" fo:font-size="10pt" fo:letter-spacing="normal" fo:font-style="normal" fo:text-shadow="none" style:text-underline-style="none" fo:font-weight="bold" officeooo:rsid="00c2b25f" style:font-name-asian="Courier New" style:font-size-asian="10pt" style:font-style-asian="normal" style:font-weight-asian="bold" style:font-name-complex="Courier New" style:font-size-complex="10pt" style:font-style-complex="normal" style:font-weight-complex="bold"/>
    </style:style>
    <style:style style:name="T185"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0fb91fa" style:font-name-asian="Courier New" style:font-size-asian="10pt" style:font-style-asian="italic" style:font-weight-asian="normal" style:font-name-complex="Courier New" style:font-size-complex="10pt" style:font-style-complex="italic" style:font-weight-complex="normal"/>
    </style:style>
    <style:style style:name="T186"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058933" fo:background-color="#ffffff" loext:char-shading-value="0" style:font-name-asian="Courier New" style:font-size-asian="10pt" style:font-style-asian="italic" style:font-weight-asian="normal" style:font-name-complex="Courier New" style:font-size-complex="10pt" style:font-style-complex="italic" style:font-weight-complex="normal"/>
    </style:style>
    <style:style style:name="T187"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fo:background-color="#ffffff" loext:char-shading-value="0" style:font-name-asian="Courier New" style:font-size-asian="10pt" style:font-style-asian="italic" style:font-weight-asian="normal" style:font-name-complex="Courier New" style:font-style-complex="italic" style:font-weight-complex="normal"/>
    </style:style>
    <style:style style:name="T188"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6ae130" fo:background-color="#ffffff" loext:char-shading-value="0" style:font-name-asian="Courier New" style:font-size-asian="10pt" style:font-style-asian="italic" style:font-weight-asian="normal" style:font-name-complex="Courier New" style:font-style-complex="italic" style:font-weight-complex="normal"/>
    </style:style>
    <style:style style:name="T189" style:family="text">
      <style:text-properties fo:color="#000000" style:text-outline="false" style:text-line-through-style="none" style:text-line-through-type="none" style:font-name="Times New Roman" fo:letter-spacing="normal"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19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c2b25f" style:font-name-asian="Courier New" style:font-style-asian="normal" style:font-weight-asian="normal" style:font-name-complex="Courier New" style:font-style-complex="normal" style:font-weight-complex="normal"/>
    </style:style>
    <style:style style:name="T19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e6d88" style:font-name-asian="Courier New" style:font-style-asian="normal" style:font-weight-asian="normal" style:font-name-complex="Courier New" style:font-style-complex="normal" style:font-weight-complex="normal"/>
    </style:style>
    <style:style style:name="T19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127de6" style:font-name-asian="Courier New" style:font-style-asian="normal" style:font-weight-asian="normal" style:font-name-complex="Courier New" style:font-style-complex="normal" style:font-weight-complex="normal"/>
    </style:style>
    <style:style style:name="T19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85554" style:font-name-asian="Courier New" style:font-style-asian="normal" style:font-weight-asian="normal" style:font-name-complex="Courier New" style:font-style-complex="normal" style:font-weight-complex="normal"/>
    </style:style>
    <style:style style:name="T19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facc70" style:font-name-asian="Courier New" style:font-style-asian="normal" style:font-weight-asian="normal" style:font-name-complex="Courier New" style:font-style-complex="normal" style:font-weight-complex="normal"/>
    </style:style>
    <style:style style:name="T19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dbeec" style:font-name-asian="Courier New" style:font-style-asian="normal" style:font-weight-asian="normal" style:font-name-complex="Courier New" style:font-style-complex="normal" style:font-weight-complex="normal"/>
    </style:style>
    <style:style style:name="T19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a2fe28" style:font-name-asian="Courier New" style:font-style-asian="normal" style:font-weight-asian="normal" style:font-name-complex="Courier New" style:font-style-complex="normal" style:font-weight-complex="normal"/>
    </style:style>
    <style:style style:name="T19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5658d" style:font-name-asian="Courier New" style:font-style-asian="normal" style:font-weight-asian="normal" style:font-name-complex="Courier New" style:font-style-complex="normal" style:font-weight-complex="normal"/>
    </style:style>
    <style:style style:name="T19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ee9bff" style:font-name-asian="Courier New" style:font-style-asian="normal" style:font-weight-asian="normal" style:font-name-complex="Courier New" style:font-style-complex="normal" style:font-weight-complex="normal"/>
    </style:style>
    <style:style style:name="T19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eb1c3" style:font-name-asian="Courier New" style:font-style-asian="normal" style:font-weight-asian="normal" style:font-name-complex="Courier New" style:font-style-complex="normal" style:font-weight-complex="normal"/>
    </style:style>
    <style:style style:name="T20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b91fa" style:font-name-asian="Courier New" style:font-style-asian="normal" style:font-weight-asian="normal" style:font-name-complex="Courier New" style:font-style-complex="normal" style:font-weight-complex="normal"/>
    </style:style>
    <style:style style:name="T20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b378d5" style:font-name-asian="Courier New" style:font-style-asian="normal" style:font-weight-asian="normal" style:font-name-complex="Courier New" style:font-style-complex="normal" style:font-weight-complex="normal"/>
    </style:style>
    <style:style style:name="T20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7039f" style:font-name-asian="Courier New" style:font-style-asian="normal" style:font-weight-asian="normal" style:font-name-complex="Courier New" style:font-style-complex="normal" style:font-weight-complex="normal"/>
    </style:style>
    <style:style style:name="T20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fb79b" style:font-name-asian="Courier New" style:font-style-asian="normal" style:font-weight-asian="normal" style:font-name-complex="Courier New" style:font-style-complex="normal" style:font-weight-complex="normal"/>
    </style:style>
    <style:style style:name="T20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c2ec0" style:font-name-asian="Courier New" style:font-style-asian="normal" style:font-weight-asian="normal" style:font-name-complex="Courier New" style:font-style-complex="normal" style:font-weight-complex="normal"/>
    </style:style>
    <style:style style:name="T20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8348a" style:font-name-asian="Courier New" style:font-style-asian="normal" style:font-weight-asian="normal" style:font-name-complex="Courier New" style:font-style-complex="normal" style:font-weight-complex="normal"/>
    </style:style>
    <style:style style:name="T20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4826b" style:font-name-asian="Courier New" style:font-style-asian="normal" style:font-weight-asian="normal" style:font-name-complex="Courier New" style:font-style-complex="normal" style:font-weight-complex="normal"/>
    </style:style>
    <style:style style:name="T20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de82d7" style:font-name-asian="Courier New" style:font-style-asian="normal" style:font-weight-asian="normal" style:font-name-complex="Courier New" style:font-style-complex="normal" style:font-weight-complex="normal"/>
    </style:style>
    <style:style style:name="T20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7cbcf" style:font-name-asian="Courier New" style:font-style-asian="normal" style:font-weight-asian="normal" style:font-name-complex="Courier New" style:font-style-complex="normal" style:font-weight-complex="normal"/>
    </style:style>
    <style:style style:name="T20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1bca0" style:font-name-asian="Courier New" style:font-style-asian="normal" style:font-weight-asian="normal" style:font-name-complex="Courier New" style:font-style-complex="normal" style:font-weight-complex="normal"/>
    </style:style>
    <style:style style:name="T21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e69a2" style:font-name-asian="Courier New" style:font-style-asian="normal" style:font-weight-asian="normal" style:font-name-complex="Courier New" style:font-style-complex="normal" style:font-weight-complex="normal"/>
    </style:style>
    <style:style style:name="T21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c9e77" style:font-name-asian="Courier New" style:font-style-asian="normal" style:font-weight-asian="normal" style:font-name-complex="Courier New" style:font-style-complex="normal" style:font-weight-complex="normal"/>
    </style:style>
    <style:style style:name="T21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201a55" style:font-name-asian="Courier New" style:font-style-asian="normal" style:font-weight-asian="normal" style:font-name-complex="Courier New" style:font-style-complex="normal" style:font-weight-complex="normal"/>
    </style:style>
    <style:style style:name="T21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e0f7b7" style:font-name-asian="Courier New" style:font-style-asian="normal" style:font-weight-asian="normal" style:font-name-complex="Courier New" style:font-style-complex="normal" style:font-weight-complex="normal"/>
    </style:style>
    <style:style style:name="T21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319f28" style:font-name-asian="Courier New" style:font-style-asian="normal" style:font-weight-asian="normal" style:font-name-complex="Courier New" style:font-style-complex="normal" style:font-weight-complex="normal"/>
    </style:style>
    <style:style style:name="T21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40aed1" style:font-name-asian="Courier New" style:font-style-asian="normal" style:font-weight-asian="normal" style:font-name-complex="Courier New" style:font-style-complex="normal" style:font-weight-complex="normal"/>
    </style:style>
    <style:style style:name="T216" style:family="text">
      <style:text-properties fo:color="#000000" style:text-outline="false" style:text-line-through-style="none" style:text-line-through-type="none" style:font-name="Times New Roman" fo:letter-spacing="normal" fo:font-style="italic" fo:text-shadow="none" style:text-underline-style="none" fo:font-weight="normal" style:font-name-asian="Courier New" style:font-style-asian="italic" style:font-weight-asian="normal" style:font-name-complex="Courier New" style:font-style-complex="italic" style:font-weight-complex="normal"/>
    </style:style>
    <style:style style:name="T217" style:family="text">
      <style:text-properties fo:color="#000000" style:text-outline="false" style:text-line-through-style="none" style:text-line-through-type="none" style:font-name="Times New Roman" fo:letter-spacing="normal" fo:font-style="italic" fo:text-shadow="none" style:text-underline-style="none" fo:font-weight="normal" officeooo:rsid="0147039f" style:font-name-asian="Courier New" style:font-style-asian="italic" style:font-weight-asian="normal" style:font-name-complex="Courier New" style:font-style-complex="italic" style:font-weight-complex="normal"/>
    </style:style>
    <style:style style:name="T218"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219"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fo:background-color="#ffffff" loext:char-shading-value="0" style:font-name-asian="Courier New" style:font-size-asian="10.5pt" style:font-style-asian="normal" style:font-weight-asian="normal" style:font-name-complex="Courier New" style:font-style-complex="normal" style:font-weight-complex="normal"/>
    </style:style>
    <style:style style:name="T220"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T221" style:family="text">
      <style:text-properties fo:font-style="italic" style:font-style-asian="italic" style:font-style-complex="italic"/>
    </style:style>
    <style:style style:name="T222" style:family="text">
      <style:text-properties fo:font-style="italic" officeooo:rsid="011e0c8c" style:font-style-asian="italic" style:font-style-complex="italic"/>
    </style:style>
    <style:style style:name="T223" style:family="text">
      <style:text-properties fo:font-style="italic" officeooo:rsid="00ecda7f" style:font-style-asian="italic" style:font-style-complex="italic"/>
    </style:style>
    <style:style style:name="T224" style:family="text">
      <style:text-properties fo:font-style="italic" officeooo:rsid="010eb1c3" style:font-style-asian="italic" style:font-style-complex="italic"/>
    </style:style>
    <style:style style:name="T225" style:family="text">
      <style:text-properties fo:font-style="italic" officeooo:rsid="00319f28" style:font-style-asian="italic" style:font-style-complex="italic"/>
    </style:style>
    <style:style style:name="T226" style:family="text">
      <style:text-properties fo:font-style="italic" officeooo:rsid="00369887" style:font-style-asian="italic" style:font-style-complex="italic"/>
    </style:style>
    <style:style style:name="T227" style:family="text">
      <style:text-properties fo:font-style="italic" officeooo:rsid="003d0298" style:font-style-asian="italic" style:font-style-complex="italic"/>
    </style:style>
    <style:style style:name="T228" style:family="text">
      <style:text-properties officeooo:rsid="011e0c8c"/>
    </style:style>
    <style:style style:name="T229" style:family="text">
      <style:text-properties officeooo:rsid="01fa0079"/>
    </style:style>
    <style:style style:name="T230" style:family="text">
      <style:text-properties officeooo:rsid="00fad6ee"/>
    </style:style>
    <style:style style:name="T231" style:family="text">
      <style:text-properties officeooo:rsid="00a2059e"/>
    </style:style>
    <style:style style:name="T232" style:family="text">
      <style:text-properties officeooo:rsid="00f3783c"/>
    </style:style>
    <style:style style:name="T233" style:family="text">
      <style:text-properties officeooo:rsid="00ea7f37"/>
    </style:style>
    <style:style style:name="T234" style:family="text">
      <style:text-properties officeooo:rsid="00e9b08a"/>
    </style:style>
    <style:style style:name="T235" style:family="text">
      <style:text-properties officeooo:rsid="00fafa1d"/>
    </style:style>
    <style:style style:name="T236" style:family="text">
      <style:text-properties officeooo:rsid="011c0753"/>
    </style:style>
    <style:style style:name="T237" style:family="text">
      <style:text-properties officeooo:rsid="00ecda7f"/>
    </style:style>
    <style:style style:name="T238" style:family="text">
      <style:text-properties officeooo:rsid="01250beb"/>
    </style:style>
    <style:style style:name="T239" style:family="text">
      <style:text-properties officeooo:rsid="0008348a"/>
    </style:style>
    <style:style style:name="T240" style:family="text">
      <style:text-properties officeooo:rsid="01cf90ac"/>
    </style:style>
    <style:style style:name="T241" style:family="text">
      <style:text-properties officeooo:rsid="01250173"/>
    </style:style>
    <style:style style:name="T242" style:family="text">
      <style:text-properties fo:font-style="normal" officeooo:rsid="00ecda7f" style:font-style-asian="normal" style:font-style-complex="normal"/>
    </style:style>
    <style:style style:name="T243" style:family="text">
      <style:text-properties fo:font-style="normal" officeooo:rsid="01250173" style:font-style-asian="normal" style:font-style-complex="normal"/>
    </style:style>
    <style:style style:name="T244" style:family="text">
      <style:text-properties fo:font-style="normal" officeooo:rsid="0008348a" style:font-style-asian="normal" style:font-style-complex="normal"/>
    </style:style>
    <style:style style:name="T245" style:family="text">
      <style:text-properties fo:font-style="normal" officeooo:rsid="01250beb" style:font-style-asian="normal" style:font-style-complex="normal"/>
    </style:style>
    <style:style style:name="T246" style:family="text">
      <style:text-properties fo:font-style="normal" officeooo:rsid="01127de6" style:font-style-asian="normal" style:font-style-complex="normal"/>
    </style:style>
    <style:style style:name="T247" style:family="text">
      <style:text-properties fo:font-style="normal" officeooo:rsid="001cd6a1" style:font-style-asian="normal" style:font-style-complex="normal"/>
    </style:style>
    <style:style style:name="T248" style:family="text">
      <style:text-properties fo:font-style="normal" officeooo:rsid="001e197e" style:font-style-asian="normal" style:font-style-complex="normal"/>
    </style:style>
    <style:style style:name="T249" style:family="text">
      <style:text-properties officeooo:rsid="01127de6"/>
    </style:style>
    <style:style style:name="T250" style:family="text">
      <style:text-properties officeooo:rsid="00fb91fa"/>
    </style:style>
    <style:style style:name="T251" style:family="text">
      <style:text-properties officeooo:rsid="00ee9bff"/>
    </style:style>
    <style:style style:name="T252" style:family="text">
      <style:text-properties officeooo:rsid="0145658d"/>
    </style:style>
    <style:style style:name="T253" style:family="text">
      <style:text-properties style:font-name="Courier New" fo:font-size="10pt" fo:background-color="#ffffff" loext:char-shading-value="0" style:font-name-asian="Courier New" style:font-size-asian="10pt" style:font-name-complex="Courier New" style:font-size-complex="10pt"/>
    </style:style>
    <style:style style:name="T254" style:family="text">
      <style:text-properties style:font-name="Courier New" fo:font-size="10pt" officeooo:rsid="00ee9bff" fo:background-color="#ffffff" loext:char-shading-value="0" style:font-name-asian="Courier New" style:font-size-asian="10pt" style:font-name-complex="Courier New" style:font-size-complex="10pt"/>
    </style:style>
    <style:style style:name="T255" style:family="text">
      <style:text-properties style:font-name="Courier New" fo:font-size="10pt" officeooo:rsid="01b378d5" fo:background-color="#ffffff" loext:char-shading-value="0" style:font-name-asian="Courier New" style:font-size-asian="10pt" style:font-name-complex="Courier New" style:font-size-complex="10pt"/>
    </style:style>
    <style:style style:name="T256" style:family="text">
      <style:text-properties style:font-name="Courier New" fo:font-size="10pt" officeooo:rsid="0145658d" fo:background-color="#ffffff" loext:char-shading-value="0" style:font-name-asian="Courier New" style:font-size-asian="10pt" style:font-name-complex="Courier New" style:font-size-complex="10pt"/>
    </style:style>
    <style:style style:name="T257" style:family="text">
      <style:text-properties style:font-name="Courier New" fo:font-size="10pt" officeooo:rsid="01141164" fo:background-color="#ffffff" loext:char-shading-value="0" style:font-name-asian="Courier New" style:font-size-asian="10pt" style:font-name-complex="Courier New" style:font-size-complex="10pt"/>
    </style:style>
    <style:style style:name="T258" style:family="text">
      <style:text-properties style:font-name="Courier New" fo:font-size="10pt" officeooo:rsid="014c4206" fo:background-color="#ffffff" loext:char-shading-value="0" style:font-name-asian="Courier New" style:font-size-asian="10pt" style:font-name-complex="Courier New" style:font-size-complex="10pt"/>
    </style:style>
    <style:style style:name="T259" style:family="text">
      <style:text-properties style:font-name="Courier New" fo:font-size="10pt" officeooo:rsid="014f8b71" fo:background-color="#ffffff" loext:char-shading-value="0" style:font-name-asian="Courier New" style:font-size-asian="10pt" style:font-name-complex="Courier New" style:font-size-complex="10pt"/>
    </style:style>
    <style:style style:name="T260" style:family="text">
      <style:text-properties officeooo:rsid="01facc70"/>
    </style:style>
    <style:style style:name="T261" style:family="text">
      <style:text-properties fo:font-size="10pt" style:font-size-asian="10pt" style:font-size-complex="10pt"/>
    </style:style>
    <style:style style:name="T262" style:family="text">
      <style:text-properties fo:font-size="10pt" officeooo:rsid="01af4965" style:font-size-asian="10pt" style:font-size-complex="10pt"/>
    </style:style>
    <style:style style:name="T263" style:family="text">
      <style:text-properties fo:font-size="10pt" officeooo:rsid="00fb91fa" style:font-size-asian="10pt" style:font-size-complex="10pt"/>
    </style:style>
    <style:style style:name="T264" style:family="text">
      <style:text-properties fo:font-size="10pt" officeooo:rsid="0118fb4a" style:font-size-asian="10pt" style:font-size-complex="10pt"/>
    </style:style>
    <style:style style:name="T265" style:family="text">
      <style:text-properties fo:font-size="10pt" fo:background-color="#ffffff" loext:char-shading-value="0" style:font-size-asian="10pt" style:font-size-complex="10pt"/>
    </style:style>
    <style:style style:name="T266" style:family="text">
      <style:text-properties fo:font-size="10pt" officeooo:rsid="0008348a" fo:background-color="#ffffff" loext:char-shading-value="0" style:font-size-asian="10pt" style:font-size-complex="10pt"/>
    </style:style>
    <style:style style:name="T267" style:family="text">
      <style:text-properties officeooo:rsid="00fc2ec0"/>
    </style:style>
    <style:style style:name="T268" style:family="text">
      <style:text-properties officeooo:rsid="00fdbeec"/>
    </style:style>
    <style:style style:name="T269" style:family="text">
      <style:text-properties fo:background-color="#ffffff" loext:char-shading-value="0"/>
    </style:style>
    <style:style style:name="T270" style:family="text">
      <style:text-properties fo:background-color="#ffffff" loext:char-shading-value="0" style:font-size-complex="10pt"/>
    </style:style>
    <style:style style:name="T271" style:family="text">
      <style:text-properties officeooo:rsid="0125e119"/>
    </style:style>
    <style:style style:name="T272" style:family="text">
      <style:text-properties officeooo:rsid="01de82d7"/>
    </style:style>
    <style:style style:name="T273" style:family="text">
      <style:text-properties officeooo:rsid="01141164"/>
    </style:style>
    <style:style style:name="T274" style:family="text">
      <style:text-properties officeooo:rsid="014c4206"/>
    </style:style>
    <style:style style:name="T275" style:family="text">
      <style:text-properties officeooo:rsid="01155f91"/>
    </style:style>
    <style:style style:name="T276" style:family="text">
      <style:text-properties style:font-name="Liberation Serif" fo:font-size="10pt" officeooo:rsid="01141164" fo:background-color="#ffffff" loext:char-shading-value="0" style:font-size-asian="10pt" style:font-size-complex="10pt"/>
    </style:style>
    <style:style style:name="T277" style:family="text">
      <style:text-properties style:font-name="Liberation Serif" fo:font-size="10pt" officeooo:rsid="0008348a" fo:background-color="#ffffff" loext:char-shading-value="0" style:font-size-asian="10pt" style:font-size-complex="10pt"/>
    </style:style>
    <style:style style:name="T278" style:family="text">
      <style:text-properties style:font-name="Liberation Serif" fo:font-size="10pt" officeooo:rsid="01de82d7" fo:background-color="#ffffff" loext:char-shading-value="0" style:font-size-asian="10pt" style:font-size-complex="10pt"/>
    </style:style>
    <style:style style:name="T279" style:family="text">
      <style:text-properties style:font-name="Liberation Serif" fo:font-size="10pt" officeooo:rsid="0130f25f" fo:background-color="#ffffff" loext:char-shading-value="0" style:font-size-asian="10pt" style:font-size-complex="10pt"/>
    </style:style>
    <style:style style:name="T280" style:family="text">
      <style:text-properties style:font-name="Liberation Serif" fo:font-size="10pt" officeooo:rsid="016ae130" fo:background-color="#ffffff" loext:char-shading-value="0" style:font-size-asian="10pt" style:font-size-complex="10pt"/>
    </style:style>
    <style:style style:name="T281" style:family="text">
      <style:text-properties style:font-name="Liberation Serif" fo:font-size="10pt" officeooo:rsid="010f28cc" fo:background-color="#ffffff" loext:char-shading-value="0" style:font-size-asian="10pt" style:font-size-complex="10pt"/>
    </style:style>
    <style:style style:name="T282" style:family="text">
      <style:text-properties style:font-name="Liberation Serif" fo:font-size="10pt" officeooo:rsid="002a0456" fo:background-color="#ffffff" loext:char-shading-value="0" style:font-size-asian="10pt" style:font-size-complex="10pt"/>
    </style:style>
    <style:style style:name="T283" style:family="text">
      <style:text-properties style:font-name="Liberation Serif" fo:font-size="10pt" officeooo:rsid="002b142c" fo:background-color="#ffffff" loext:char-shading-value="0" style:font-size-asian="10pt" style:font-size-complex="10pt"/>
    </style:style>
    <style:style style:name="T284" style:family="text">
      <style:text-properties style:font-name="Liberation Serif" fo:font-size="10pt" officeooo:rsid="0008348a" fo:background-color="#ffffff" loext:char-shading-value="0" style:font-size-asian="10pt"/>
    </style:style>
    <style:style style:name="T285" style:family="text">
      <style:text-properties officeooo:rsid="01e0f7b7"/>
    </style:style>
    <style:style style:name="T286" style:family="text">
      <style:text-properties officeooo:rsid="01e15aaf"/>
    </style:style>
    <style:style style:name="T287" style:family="text">
      <style:text-properties officeooo:rsid="0127cbcf"/>
    </style:style>
    <style:style style:name="T288" style:family="text">
      <style:text-properties officeooo:rsid="010eb1c3"/>
    </style:style>
    <style:style style:name="T289" style:family="text">
      <style:text-properties officeooo:rsid="016ae130"/>
    </style:style>
    <style:style style:name="T290" style:family="text">
      <style:text-properties officeooo:rsid="01165afb"/>
    </style:style>
    <style:style style:name="T291" style:family="text">
      <style:text-properties officeooo:rsid="014f8b71"/>
    </style:style>
    <style:style style:name="T292" style:family="text">
      <style:text-properties officeooo:rsid="02059dc6"/>
    </style:style>
    <style:style style:name="T293" style:family="text">
      <style:text-properties officeooo:rsid="01634d85"/>
    </style:style>
    <style:style style:name="T294" style:family="text">
      <style:text-properties officeooo:rsid="016656bb"/>
    </style:style>
    <style:style style:name="T295" style:family="text">
      <style:text-properties officeooo:rsid="01877373"/>
    </style:style>
    <style:style style:name="T296" style:family="text">
      <style:text-properties officeooo:rsid="0182ab22"/>
    </style:style>
    <style:style style:name="T297" style:family="text">
      <style:text-properties officeooo:rsid="02085e82"/>
    </style:style>
    <style:style style:name="T298" style:family="text">
      <style:text-properties officeooo:rsid="0022ed94"/>
    </style:style>
    <style:style style:name="T299" style:family="text">
      <style:text-properties officeooo:rsid="002a0456"/>
    </style:style>
    <style:style style:name="T300" style:family="text">
      <style:text-properties officeooo:rsid="002bf59a"/>
    </style:style>
    <style:style style:name="T301" style:family="text">
      <style:text-properties officeooo:rsid="002c0237"/>
    </style:style>
    <style:style style:name="T302" style:family="text">
      <style:text-properties officeooo:rsid="002cd3d8"/>
    </style:style>
    <style:style style:name="T303" style:family="text">
      <style:text-properties officeooo:rsid="002fc757"/>
    </style:style>
    <style:style style:name="T304" style:family="text">
      <style:text-properties officeooo:rsid="00319f28"/>
    </style:style>
    <style:style style:name="T305" style:family="text">
      <style:text-properties officeooo:rsid="00369887"/>
    </style:style>
    <style:style style:name="T306" style:family="text">
      <style:text-properties officeooo:rsid="0037ae29"/>
    </style:style>
    <style:style style:name="T307" style:family="text">
      <style:text-properties officeooo:rsid="0038a9b8"/>
    </style:style>
    <style:style style:name="T308" style:family="text">
      <style:text-properties officeooo:rsid="0039e050"/>
    </style:style>
    <style:style style:name="T309" style:family="text">
      <style:text-properties officeooo:rsid="003b9eb3"/>
    </style:style>
    <style:style style:name="T310" style:family="text">
      <style:text-properties officeooo:rsid="003d0298"/>
    </style:style>
    <style:style style:name="T311" style:family="text">
      <style:text-properties officeooo:rsid="003f12e9"/>
    </style:style>
    <style:style style:name="T312" style:family="text">
      <style:text-properties officeooo:rsid="0040aed1"/>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Overview</text:p>
      <text:p text:style-name="P98"/>
      <text:p text:style-name="P155"/>
      <text:p text:style-name="P106"/>
      <text:p text:style-name="P3"/>
      <text:p text:style-name="P3"><text:tab/><text:span text:style-name="T128">My goal in this paper is to explain a particular point-of-view that conceptually connects the Riemann Prime Counting function, the logarithmic integral, and the harmonic number.</text:span></text:p>
      <text:p text:style-name="P3"><text:span text:style-name="T128"><text:tab/>To that end, I'll introduce a value I'll write as</text:span><text:span text:style-name="T128"><draw:frame draw:style-name="fr1" draw:name="Object333" text:anchor-type="as-char" svg:y="-0.1244in" svg:width="0.6319in" svg:height="0.1591in" draw:z-index="0"><draw:object xlink:href="./Object 1" xlink:type="simple" xlink:show="embed" xlink:actuate="onLoad"/><draw:image xlink:href="./ObjectReplacements/Object 1" xlink:type="simple" xlink:show="embed" xlink:actuate="onLoad"/><svg:desc>formula</svg:desc></draw:frame></text:span><text:span text:style-name="T128">. <text:s/>This value will stand, variously, for the logarithmic integral, the harmonic number, <text:s/>and count of primes given by the Riemann Prime Counting function. <text:s/></text:span></text:p>
      <text:p text:style-name="P3"><text:span text:style-name="T128"><text:tab/>The really big idea here, the guiding concept, is that many of the relationships between </text:span><text:span text:style-name="T128"><draw:frame draw:style-name="fr1" draw:name="Object341" text:anchor-type="as-char" svg:y="-0.1437in" svg:width="0.2063in" svg:height="0.1736in" draw:z-index="1"><draw:object xlink:href="./Object 2" xlink:type="simple" xlink:show="embed" xlink:actuate="onLoad"/><draw:image xlink:href="./ObjectReplacements/Object 2" xlink:type="simple" xlink:show="embed" xlink:actuate="onLoad"/><svg:desc>formula</svg:desc></draw:frame></text:span><text:span text:style-name="T128">, </text:span><text:span text:style-name="T128"><draw:frame draw:style-name="fr1" draw:name="Object342" text:anchor-type="as-char" svg:y="-0.1437in" svg:width="0.4661in" svg:height="0.1783in" draw:z-index="2"><draw:object xlink:href="./Object 3" xlink:type="simple" xlink:show="embed" xlink:actuate="onLoad"/><draw:image xlink:href="./ObjectReplacements/Object 3" xlink:type="simple" xlink:show="embed" xlink:actuate="onLoad"/><svg:desc>formula</svg:desc></draw:frame></text:span><text:span text:style-name="T128">, and </text:span><text:span text:style-name="T128"><draw:frame draw:style-name="fr1" draw:name="Object343" text:anchor-type="as-char" svg:y="-0.1244in" svg:width="0.6201in" svg:height="0.1591in" draw:z-index="3"><draw:object xlink:href="./Object 4" xlink:type="simple" xlink:show="embed" xlink:actuate="onLoad"/><draw:image xlink:href="./ObjectReplacements/Object 4" xlink:type="simple" xlink:show="embed" xlink:actuate="onLoad"/><svg:desc>formula</svg:desc></draw:frame></text:span><text:span text:style-name="T128">, have analogs where the logarithmic integral, the harmonic number, and the Riemann Prime Counting function fill the role of</text:span><text:span text:style-name="T128"><draw:frame draw:style-name="fr1" draw:name="Object344" text:anchor-type="as-char" svg:y="-0.1244in" svg:width="0.6201in" svg:height="0.1591in" draw:z-index="4"><draw:object xlink:href="./Object 5" xlink:type="simple" xlink:show="embed" xlink:actuate="onLoad"/><draw:image xlink:href="./ObjectReplacements/Object 5" xlink:type="simple" xlink:show="embed" xlink:actuate="onLoad"/><svg:desc>formula</svg:desc></draw:frame></text:span><text:span text:style-name="T128">. <text:s/>They all satisfy a broad range of properties that</text:span><text:span text:style-name="T128"><draw:frame draw:style-name="fr1" draw:name="Object345" text:anchor-type="as-char" svg:y="-0.1244in" svg:width="0.3563in" svg:height="0.1543in" draw:z-index="5"><draw:object xlink:href="./Object 6" xlink:type="simple" xlink:show="embed" xlink:actuate="onLoad"/><draw:image xlink:href="./ObjectReplacements/Object 6" xlink:type="simple" xlink:show="embed" xlink:actuate="onLoad"/><svg:desc>formula</svg:desc></draw:frame></text:span><text:span text:style-name="T128">satisfies.</text:span></text:p>
      <text:p text:style-name="P3"><text:tab/><text:span text:style-name="T128">To flesh out the roles these functions play, I'll also define values written as</text:span><text:span text:style-name="T128"><draw:frame draw:style-name="fr1" draw:name="Object334" text:anchor-type="as-char" svg:y="-0.1437in" svg:width="0.2193in" svg:height="0.1736in" draw:z-index="6"><draw:object xlink:href="./Object 7" xlink:type="simple" xlink:show="embed" xlink:actuate="onLoad"/><draw:image xlink:href="./ObjectReplacements/Object 7" xlink:type="simple" xlink:show="embed" xlink:actuate="onLoad"/><svg:desc>formula</svg:desc></draw:frame></text:span><text:span text:style-name="T128">and</text:span><text:span text:style-name="T128"><draw:frame draw:style-name="fr1" draw:name="Object335" text:anchor-type="as-char" svg:y="-0.1437in" svg:width="0.4772in" svg:height="0.1783in" draw:z-index="7"><draw:object xlink:href="./Object 8" xlink:type="simple" xlink:show="embed" xlink:actuate="onLoad"/><draw:image xlink:href="./ObjectReplacements/Object 8" xlink:type="simple" xlink:show="embed" xlink:actuate="onLoad"/><svg:desc>formula</svg:desc></draw:frame></text:span><text:span text:style-name="T128">.</text:span></text:p>
      <text:p text:style-name="P151">Section 1:</text:p>
      <text:p text:style-name="P98"><draw:frame draw:style-name="fr1" draw:name="Object15" text:anchor-type="as-char" svg:y="-0.2874in" svg:width="0.3618in" svg:height="0.348in" draw:z-index="8"><draw:object xlink:href="./Object 9" xlink:type="simple" xlink:show="embed" xlink:actuate="onLoad"/><draw:image xlink:href="./ObjectReplacements/Object 9" xlink:type="simple" xlink:show="embed" xlink:actuate="onLoad"/><svg:desc>formula</svg:desc></draw:frame></text:p>
      <text:p text:style-name="P155"/>
      <text:p text:style-name="P106"/>
      <text:p text:style-name="P107"/>
      <text:p text:style-name="P161"><text:span text:style-name="MathematicaFormatStandardForm"><text:span text:style-name="T16">Overview </text:span></text:span><text:span text:style-name="MathematicaFormatStandardForm"><text:span text:style-name="T17">of This Section</text:span></text:span></text:p>
      <text:p text:style-name="P107"/>
      <text:p text:style-name="P3"/>
      <text:p text:style-name="P3"><text:span text:style-name="T128"><text:tab/>As a concept,</text:span><text:span text:style-name="aaMathematica"><text:span text:style-name="T130"><draw:frame draw:style-name="fr1" draw:name="Object337" text:anchor-type="as-char" svg:y="-0.1437in" svg:width="0.2193in" svg:height="0.1736in" draw:z-index="9"><draw:object xlink:href="./Object 10" xlink:type="simple" xlink:show="embed" xlink:actuate="onLoad"/><draw:image xlink:href="./ObjectReplacements/Object 10" xlink:type="simple" xlink:show="embed" xlink:actuate="onLoad"/><svg:desc>formula</svg:desc></draw:frame></text:span></text:span><text:span text:style-name="T128">is the most straightforward of the terms introduced here, so I begin with it. </text:span></text:p>
      <text:p text:style-name="P3"><text:span text:style-name="T128"><text:tab/>It's well known that </text:span><text:span text:style-name="aaMathematica"><text:span text:style-name="T131"><draw:frame draw:style-name="fr1" draw:name="Object351" text:anchor-type="as-char" svg:y="-0.1437in" svg:width="0.4661in" svg:height="0.1783in" draw:z-index="10"><draw:object xlink:href="./Object 11" xlink:type="simple" xlink:show="embed" xlink:actuate="onLoad"/><draw:image xlink:href="./ObjectReplacements/Object 11" xlink:type="simple" xlink:show="embed" xlink:actuate="onLoad"/><svg:desc>formula</svg:desc></draw:frame></text:span></text:span><text:span text:style-name="aaMathematica"><text:span text:style-name="T131">, </text:span></text:span><text:span text:style-name="aaMathematica"><text:span text:style-name="T131"><draw:frame draw:style-name="fr1" draw:name="Object352" text:anchor-type="as-char" svg:y="-0.1244in" svg:width="0.6201in" svg:height="0.1591in" draw:z-index="11"><draw:object xlink:href="./Object 12" xlink:type="simple" xlink:show="embed" xlink:actuate="onLoad"/><draw:image xlink:href="./ObjectReplacements/Object 12" xlink:type="simple" xlink:show="embed" xlink:actuate="onLoad"/><svg:desc>formula</svg:desc></draw:frame></text:span></text:span><text:span text:style-name="aaMathematica"><text:span text:style-name="T131">, and </text:span></text:span><text:span text:style-name="aaMathematica"><text:span text:style-name="T131"><draw:frame draw:style-name="fr1" draw:name="Object353" text:anchor-type="as-char" svg:y="-0.1437in" svg:width="0.6689in" svg:height="0.1783in" draw:z-index="12"><draw:object xlink:href="./Object 13" xlink:type="simple" xlink:show="embed" xlink:actuate="onLoad"/><draw:image xlink:href="./ObjectReplacements/Object 13" xlink:type="simple" xlink:show="embed" xlink:actuate="onLoad"/><svg:desc>formula</svg:desc></draw:frame></text:span></text:span><text:span text:style-name="aaMathematica"><text:span text:style-name="T132">can all be expressed </text:span></text:span><text:span text:style-name="aaMathematica"><text:span text:style-name="T131">in terms of </text:span></text:span><text:span text:style-name="aaMathematica"><text:span text:style-name="T133"><draw:frame draw:style-name="fr1" draw:name="Object354" text:anchor-type="as-char" svg:y="-0.1437in" svg:width="0.2063in" svg:height="0.1736in" draw:z-index="13"><draw:object xlink:href="./Object 14" xlink:type="simple" xlink:show="embed" xlink:actuate="onLoad"/><draw:image xlink:href="./ObjectReplacements/Object 14" xlink:type="simple" xlink:show="embed" xlink:actuate="onLoad"/><svg:desc>formula</svg:desc></draw:frame></text:span></text:span><text:span text:style-name="aaMathematica"><text:span text:style-name="T133">, </text:span></text:span><text:span text:style-name="aaMathematica"><text:span text:style-name="T134">of course, </text:span></text:span><text:span text:style-name="aaMathematica"><text:span text:style-name="T135">going back to Newton's generalized binomial theorem</text:span></text:span><text:span text:style-name="aaMathematica"><text:span text:style-name="T134"> </text:span></text:span><text:span text:style-name="aaMathematica"><text:span text:style-name="T136">and </text:span></text:span><text:span text:style-name="aaMathematica"><text:span text:style-name="T137">to </text:span></text:span><text:span text:style-name="aaMathematica"><text:span text:style-name="T136">Taylor series.</text:span></text:span></text:p>
      <text:p text:style-name="P3"><text:span text:style-name="aaMathematica"><text:span text:style-name="T134"><text:tab/></text:span></text:span><text:span text:style-name="aaMathematica"><text:span text:style-name="T132">My</text:span></text:span><text:span text:style-name="T128"> big picture goal here, after I define </text:span><text:span text:style-name="aaMathematica"><text:span text:style-name="T130"><draw:frame draw:style-name="fr1" draw:name="Object328" text:anchor-type="as-char" svg:y="-0.1437in" svg:width="0.2193in" svg:height="0.1736in" draw:z-index="14"><draw:object xlink:href="./Object 15" xlink:type="simple" xlink:show="embed" xlink:actuate="onLoad"/><draw:image xlink:href="./ObjectReplacements/Object 15" xlink:type="simple" xlink:show="embed" xlink:actuate="onLoad"/><svg:desc>formula</svg:desc></draw:frame></text:span></text:span><text:span text:style-name="T128">, is to express some important convolution sums, which I notate as</text:span><text:span text:style-name="aaMathematica"><text:span text:style-name="T131"><draw:frame draw:style-name="fr1" draw:name="Object355" text:anchor-type="as-char" svg:y="-0.1437in" svg:width="0.4772in" svg:height="0.1783in" draw:z-index="15"><draw:object xlink:href="./Object 16" xlink:type="simple" xlink:show="embed" xlink:actuate="onLoad"/><draw:image xlink:href="./ObjectReplacements/Object 16" xlink:type="simple" xlink:show="embed" xlink:actuate="onLoad"/><svg:desc>formula</svg:desc></draw:frame></text:span></text:span><text:span text:style-name="aaMathematica"><text:span text:style-name="T131">, </text:span></text:span><text:span text:style-name="aaMathematica"><text:span text:style-name="T131"><draw:frame draw:style-name="fr1" draw:name="Object356" text:anchor-type="as-char" svg:y="-0.1244in" svg:width="0.6319in" svg:height="0.1591in" draw:z-index="16"><draw:object xlink:href="./Object 17" xlink:type="simple" xlink:show="embed" xlink:actuate="onLoad"/><draw:image xlink:href="./ObjectReplacements/Object 17" xlink:type="simple" xlink:show="embed" xlink:actuate="onLoad"/><svg:desc>formula</svg:desc></draw:frame></text:span></text:span><text:span text:style-name="aaMathematica"><text:span text:style-name="T131">, and </text:span></text:span><text:span text:style-name="aaMathematica"><text:span text:style-name="T131"><draw:frame draw:style-name="fr1" draw:name="Object357" text:anchor-type="as-char" svg:y="-0.1437in" svg:width="0.6799in" svg:height="0.1783in" draw:z-index="17"><draw:object xlink:href="./Object 18" xlink:type="simple" xlink:show="embed" xlink:actuate="onLoad"/><draw:image xlink:href="./ObjectReplacements/Object 18" xlink:type="simple" xlink:show="embed" xlink:actuate="onLoad"/><svg:desc>formula</svg:desc></draw:frame></text:span></text:span><text:span text:style-name="aaMathematica"><text:span text:style-name="T131">, as sums of the form</text:span></text:span><text:span text:style-name="aaMathematica"><text:span text:style-name="T138"><draw:frame draw:style-name="fr1" draw:name="Object358" text:anchor-type="as-char" svg:y="-0.1839in" svg:width="0.6047in" svg:height="0.3252in" draw:z-index="18"><draw:object xlink:href="./Object 19" xlink:type="simple" xlink:show="embed" xlink:actuate="onLoad"/><draw:image xlink:href="./ObjectReplacements/Object 19" xlink:type="simple" xlink:show="embed" xlink:actuate="onLoad"/><svg:desc>formula</svg:desc></draw:frame></text:span></text:span><text:span text:style-name="aaMathematica"><text:span text:style-name="T138">. <text:s/></text:span></text:span><text:span text:style-name="aaMathematica"><text:span text:style-name="T131">Just as a reminder, variations of</text:span></text:span><text:span text:style-name="aaMathematica"><text:span text:style-name="T131"><draw:frame draw:style-name="fr1" draw:name="Object359" text:anchor-type="as-char" svg:y="-0.1244in" svg:width="0.6319in" svg:height="0.1591in" draw:z-index="19"><draw:object xlink:href="./Object 20" xlink:type="simple" xlink:show="embed" xlink:actuate="onLoad"/><draw:image xlink:href="./ObjectReplacements/Object 20" xlink:type="simple" xlink:show="embed" xlink:actuate="onLoad"/><svg:desc>formula</svg:desc></draw:frame></text:span></text:span><text:span text:style-name="aaMathematica"><text:span text:style-name="T131">include the Riemann Prime counting function, the logarithmic integral, and the Harmonic number. <text:s/></text:span></text:span><text:span text:style-name="aaMathematica"><text:span text:style-name="T137">So that</text:span></text:span><text:span text:style-name="aaMathematica"><text:span text:style-name="T131"> </text:span></text:span><text:span text:style-name="aaMathematica"><text:span text:style-name="T134">justif</text:span></text:span><text:span text:style-name="aaMathematica"><text:span text:style-name="T136">ies</text:span></text:span><text:span text:style-name="aaMathematica"><text:span text:style-name="T134"> the interest </text:span></text:span><text:span text:style-name="aaMathematica"><text:span text:style-name="T137">in taking this approach</text:span></text:span><text:span text:style-name="aaMathematica"><text:span text:style-name="T131">.</text:span></text:span></text:p>
      <text:p text:style-name="P3"><text:span text:style-name="T128"><text:tab/>So, I start by defining </text:span><text:span text:style-name="aaMathematica"><text:span text:style-name="T130"><draw:frame draw:style-name="fr1" draw:name="Object360" text:anchor-type="as-char" svg:y="-0.1437in" svg:width="0.2193in" svg:height="0.1736in" draw:z-index="20"><draw:object xlink:href="./Object 21" xlink:type="simple" xlink:show="embed" xlink:actuate="onLoad"/><draw:image xlink:href="./ObjectReplacements/Object 21" xlink:type="simple" xlink:show="embed" xlink:actuate="onLoad"/><svg:desc>formula</svg:desc></draw:frame></text:span></text:span><text:span text:style-name="T128">. <text:s/>In particular, for developing intuition, </text:span><text:span text:style-name="aaMathematica"><text:span text:style-name="T130"><draw:frame draw:style-name="fr1" draw:name="Object338" text:anchor-type="as-char" svg:y="-0.1437in" svg:width="0.2193in" svg:height="0.1736in" draw:z-index="21"><draw:object xlink:href="./Object 22" xlink:type="simple" xlink:show="embed" xlink:actuate="onLoad"/><draw:image xlink:href="./ObjectReplacements/Object 22" xlink:type="simple" xlink:show="embed" xlink:actuate="onLoad"/><svg:desc>formula</svg:desc></draw:frame></text:span></text:span><text:span text:style-name="T128">has a nice conceptual description and a relatively straightforward geometric interpretations, so that comes first.</text:span></text:p>
      <text:p text:style-name="P4"><text:tab/><text:span text:style-name="T128">Then I show how variations of</text:span><text:span text:style-name="aaMathematica"><text:span text:style-name="T130"><draw:frame draw:style-name="fr1" draw:name="Object339" text:anchor-type="as-char" svg:y="-0.1437in" svg:width="0.2193in" svg:height="0.1736in" draw:z-index="22"><draw:object xlink:href="./Object 23" xlink:type="simple" xlink:show="embed" xlink:actuate="onLoad"/><draw:image xlink:href="./ObjectReplacements/Object 23" xlink:type="simple" xlink:show="embed" xlink:actuate="onLoad"/><svg:desc>formula</svg:desc></draw:frame></text:span></text:span><text:span text:style-name="T128">relate to each other and explain the non-standard notation used here and its justification.</text:span></text:p>
      <text:p text:style-name="P4"><text:tab/><text:span text:style-name="T128">Following that, I give a recursive definition for</text:span><text:span text:style-name="aaMathematica"><text:span text:style-name="T130"><draw:frame draw:style-name="fr1" draw:name="Object340" text:anchor-type="as-char" svg:y="-0.1437in" svg:width="0.2193in" svg:height="0.1736in" draw:z-index="23"><draw:object xlink:href="./Object 24" xlink:type="simple" xlink:show="embed" xlink:actuate="onLoad"/><draw:image xlink:href="./ObjectReplacements/Object 24" xlink:type="simple" xlink:show="embed" xlink:actuate="onLoad"/><svg:desc>formula</svg:desc></draw:frame></text:span></text:span><text:span text:style-name="T128">. <text:s/>This definition really hammers home how closely related the variants of </text:span><text:span text:style-name="aaMathematica"><text:span text:style-name="T130"><draw:frame draw:style-name="fr1" draw:name="Object361" text:anchor-type="as-char" svg:y="-0.1437in" svg:width="0.2193in" svg:height="0.1736in" draw:z-index="24"><draw:object xlink:href="./Object 25" xlink:type="simple" xlink:show="embed" xlink:actuate="onLoad"/><draw:image xlink:href="./ObjectReplacements/Object 25" xlink:type="simple" xlink:show="embed" xlink:actuate="onLoad"/><svg:desc>formula</svg:desc></draw:frame></text:span></text:span><text:span text:style-name="T128">(and later</text:span><text:span text:style-name="T128"><draw:frame draw:style-name="fr1" draw:name="Object362" text:anchor-type="as-char" svg:y="-0.1244in" svg:width="0.6319in" svg:height="0.1591in" draw:z-index="25"><draw:object xlink:href="./Object 26" xlink:type="simple" xlink:show="embed" xlink:actuate="onLoad"/><draw:image xlink:href="./ObjectReplacements/Object 26" xlink:type="simple" xlink:show="embed" xlink:actuate="onLoad"/><svg:desc>formula</svg:desc></draw:frame></text:span><text:span text:style-name="T128">) are to each other. <text:s/>All four variants of</text:span><text:span text:style-name="aaMathematica"><text:span text:style-name="T130"><draw:frame draw:style-name="fr1" draw:name="Object363" text:anchor-type="as-char" svg:y="-0.1437in" svg:width="0.2193in" svg:height="0.1736in" draw:z-index="26"><draw:object xlink:href="./Object 27" xlink:type="simple" xlink:show="embed" xlink:actuate="onLoad"/><draw:image xlink:href="./ObjectReplacements/Object 27" xlink:type="simple" xlink:show="embed" xlink:actuate="onLoad"/><svg:desc>formula</svg:desc></draw:frame></text:span></text:span><text:span text:style-name="T128">, and</text:span><text:span text:style-name="T128"><draw:frame draw:style-name="fr1" draw:name="Object364" text:anchor-type="as-char" svg:y="-0.1437in" svg:width="0.2063in" svg:height="0.1736in" draw:z-index="27"><draw:object xlink:href="./Object 28" xlink:type="simple" xlink:show="embed" xlink:actuate="onLoad"/><draw:image xlink:href="./ObjectReplacements/Object 28" xlink:type="simple" xlink:show="embed" xlink:actuate="onLoad"/><svg:desc>formula</svg:desc></draw:frame></text:span><text:span text:style-name="T128">itself, can be expressed with the same recursive form, with parameter changes. <text:s/>I also provide a Mathematica implementation of this recursive form.</text:span></text:p>
      <text:p text:style-name="P4"><text:span text:style-name="T128"><text:tab/>Then I write out, long-hand, just to be extremely clear, values of </text:span><text:span text:style-name="aaMathematica"><text:span text:style-name="T130"><draw:frame draw:style-name="fr1" draw:name="Object336" text:anchor-type="as-char" svg:y="-0.1437in" svg:width="0.2193in" svg:height="0.1736in" draw:z-index="28"><draw:object xlink:href="./Object 29" xlink:type="simple" xlink:show="embed" xlink:actuate="onLoad"/><draw:image xlink:href="./ObjectReplacements/Object 29" xlink:type="simple" xlink:show="embed" xlink:actuate="onLoad"/><svg:desc>formula</svg:desc></draw:frame></text:span></text:span><text:span text:style-name="T128">for the first few values of </text:span><text:span text:style-name="T222">k</text:span><text:span text:style-name="T228"> in integral or sum notation.</text:span></text:p>
      <text:p text:style-name="P4"><text:tab/><text:span text:style-name="T228">I then list closed forms for some variations of</text:span><text:span text:style-name="aaMathematica"><text:span text:style-name="T130"><draw:frame draw:style-name="fr1" draw:name="Object346" text:anchor-type="as-char" svg:y="-0.1437in" svg:width="0.2193in" svg:height="0.1736in" draw:z-index="29"><draw:object xlink:href="./Object 30" xlink:type="simple" xlink:show="embed" xlink:actuate="onLoad"/><draw:image xlink:href="./ObjectReplacements/Object 30" xlink:type="simple" xlink:show="embed" xlink:actuate="onLoad"/><svg:desc>formula</svg:desc></draw:frame></text:span></text:span><text:span text:style-name="T228">and for their derivatives or finite differences with respect to x. <text:s/>One big point here is the relationship between</text:span><text:span text:style-name="aaMathematica"><text:span text:style-name="T130"><draw:frame draw:style-name="fr1" draw:name="Object368" text:anchor-type="as-char" svg:y="-0.1437in" svg:width="0.2193in" svg:height="0.1736in" draw:z-index="30"><draw:object xlink:href="./Object 31" xlink:type="simple" xlink:show="embed" xlink:actuate="onLoad"/><draw:image xlink:href="./ObjectReplacements/Object 31" xlink:type="simple" xlink:show="embed" xlink:actuate="onLoad"/><svg:desc>formula</svg:desc></draw:frame></text:span></text:span><text:span text:style-name="T228">and these closed forms. <text:s/>A goal of the non-standard notation in here is to build instincts about what relationships should exist between these more standard closed forms. <text:s/>Think of my non-standard notation as a kind of scaffolding for finding these identities that can then be replaced with the more standard closed form notation.</text:span></text:p>
      <text:p text:style-name="P4"><text:tab/><text:span text:style-name="T228">And finally, because our entire goal in defining</text:span><text:span text:style-name="aaMathematica"><text:span text:style-name="T130"><draw:frame draw:style-name="fr1" draw:name="Object369" text:anchor-type="as-char" svg:y="-0.1437in" svg:width="0.2193in" svg:height="0.1736in" draw:z-index="31"><draw:object xlink:href="./Object 32" xlink:type="simple" xlink:show="embed" xlink:actuate="onLoad"/><draw:image xlink:href="./ObjectReplacements/Object 32" xlink:type="simple" xlink:show="embed" xlink:actuate="onLoad"/><svg:desc>formula</svg:desc></draw:frame></text:span></text:span><text:span text:style-name="T228">is to write sums of the form</text:span><text:span text:style-name="aaMathematica"><text:span text:style-name="T138"><draw:frame draw:style-name="fr1" draw:name="Object347" text:anchor-type="as-char" svg:y="-0.1839in" svg:width="0.6047in" svg:height="0.3252in" draw:z-index="32"><draw:object xlink:href="./Object 33" xlink:type="simple" xlink:show="embed" xlink:actuate="onLoad"/><draw:image xlink:href="./ObjectReplacements/Object 33" xlink:type="simple" xlink:show="embed" xlink:actuate="onLoad"/><svg:desc>formula</svg:desc></draw:frame></text:span></text:span><text:span text:style-name="aaMathematica"><text:span text:style-name="T131">to express </text:span></text:span><text:span text:style-name="aaMathematica"><text:span text:style-name="T131"><draw:frame draw:style-name="fr1" draw:name="Object348" text:anchor-type="as-char" svg:y="-0.1437in" svg:width="0.4772in" svg:height="0.1783in" draw:z-index="33"><draw:object xlink:href="./Object 34" xlink:type="simple" xlink:show="embed" xlink:actuate="onLoad"/><draw:image xlink:href="./ObjectReplacements/Object 34" xlink:type="simple" xlink:show="embed" xlink:actuate="onLoad"/><svg:desc>formula</svg:desc></draw:frame></text:span></text:span><text:span text:style-name="aaMathematica"><text:span text:style-name="T131">, </text:span></text:span><text:span text:style-name="aaMathematica"><text:span text:style-name="T131"><draw:frame draw:style-name="fr1" draw:name="Object349" text:anchor-type="as-char" svg:y="-0.1244in" svg:width="0.6319in" svg:height="0.1591in" draw:z-index="34"><draw:object xlink:href="./Object 35" xlink:type="simple" xlink:show="embed" xlink:actuate="onLoad"/><draw:image xlink:href="./ObjectReplacements/Object 35" xlink:type="simple" xlink:show="embed" xlink:actuate="onLoad"/><svg:desc>formula</svg:desc></draw:frame></text:span></text:span><text:span text:style-name="aaMathematica"><text:span text:style-name="T131">, and </text:span></text:span><text:span text:style-name="aaMathematica"><text:span text:style-name="T131"><draw:frame draw:style-name="fr1" draw:name="Object350" text:anchor-type="as-char" svg:y="-0.1437in" svg:width="0.6799in" svg:height="0.1783in" draw:z-index="35"><draw:object xlink:href="./Object 36" xlink:type="simple" xlink:show="embed" xlink:actuate="onLoad"/><draw:image xlink:href="./ObjectReplacements/Object 36" xlink:type="simple" xlink:show="embed" xlink:actuate="onLoad"/><svg:desc>formula</svg:desc></draw:frame></text:span></text:span><text:span text:style-name="aaMathematica"><text:span text:style-name="T131">, I </text:span></text:span><text:span text:style-name="aaMathematica"><text:span text:style-name="T134">cover</text:span></text:span><text:span text:style-name="aaMathematica"><text:span text:style-name="T131"> convergence </text:span></text:span><text:span text:style-name="aaMathematica"><text:span text:style-name="T130">involving </text:span></text:span><text:span text:style-name="aaMathematica"><text:span text:style-name="T131">sums </text:span></text:span><text:span text:style-name="aaMathematica"><text:span text:style-name="T130">of</text:span></text:span><text:span text:style-name="aaMathematica"><text:span text:style-name="T130"><draw:frame draw:style-name="fr1" draw:name="Object365" text:anchor-type="as-char" svg:y="-0.1437in" svg:width="0.2193in" svg:height="0.1736in" draw:z-index="36"><draw:object xlink:href="./Object 37" xlink:type="simple" xlink:show="embed" xlink:actuate="onLoad"/><draw:image xlink:href="./ObjectReplacements/Object 37" xlink:type="simple" xlink:show="embed" xlink:actuate="onLoad"/><svg:desc>formula</svg:desc></draw:frame></text:span></text:span><text:span text:style-name="aaMathematica"><text:span text:style-name="T130">. <text:s/>But this is </text:span></text:span><text:span text:style-name="aaMathematica"><text:span text:style-name="T137">almost</text:span></text:span><text:span text:style-name="aaMathematica"><text:span text:style-name="T130"> an afterthought; convergence </text:span></text:span><text:span text:style-name="aaMathematica"><text:span text:style-name="T139">on sums built on </text:span></text:span><text:span text:style-name="aaMathematica"><text:span text:style-name="T130"><draw:frame draw:style-name="fr1" draw:name="Object366" text:anchor-type="as-char" svg:y="-0.1437in" svg:width="0.2193in" svg:height="0.1736in" draw:z-index="37"><draw:object xlink:href="./Object 38" xlink:type="simple" xlink:show="embed" xlink:actuate="onLoad"/><draw:image xlink:href="./ObjectReplacements/Object 38" xlink:type="simple" xlink:show="embed" xlink:actuate="onLoad"/><svg:desc>formula</svg:desc></draw:frame></text:span></text:span><text:span text:style-name="aaMathematica"><text:span text:style-name="T130">is </text:span></text:span><text:span text:style-name="aaMathematica"><text:span text:style-name="T134">pretty straightforward compared to</text:span></text:span><text:span text:style-name="aaMathematica"><text:span text:style-name="T130"><draw:frame draw:style-name="fr1" draw:name="Object367" text:anchor-type="as-char" svg:y="-0.1437in" svg:width="0.2063in" svg:height="0.1736in" draw:z-index="38"><draw:object xlink:href="./Object 39" xlink:type="simple" xlink:show="embed" xlink:actuate="onLoad"/><draw:image xlink:href="./ObjectReplacements/Object 39" xlink:type="simple" xlink:show="embed" xlink:actuate="onLoad"/><svg:desc>formula</svg:desc></draw:frame></text:span></text:span><text:span text:style-name="aaMathematica"><text:span text:style-name="T130">.</text:span></text:span></text:p>
      <text:p text:style-name="P4"><text:span text:style-name="aaMathematica"><text:span text:style-name="T130"/></text:span></text:p>
      <text:p text:style-name="P107"/>
      <text:p text:style-name="P161"><text:span text:style-name="MathematicaFormatStandardForm"><text:span text:style-name="T18">Conceptual and </text:span></text:span><text:span text:style-name="MathematicaFormatStandardForm"><text:span text:style-name="T16">Geometric Interpretation of</text:span></text:span><text:span text:style-name="MathematicaFormatStandardForm"><text:span text:style-name="T19"><draw:frame draw:style-name="fr1" draw:name="Object329" text:anchor-type="as-char" svg:y="-0.1437in" svg:width="0.2193in" svg:height="0.1736in" draw:z-index="39"><draw:object xlink:href="./Object 40" xlink:type="simple" xlink:show="embed" xlink:actuate="onLoad"/><draw:image xlink:href="./ObjectReplacements/Object 40" xlink:type="simple" xlink:show="embed" xlink:actuate="onLoad"/><svg:desc>formula</svg:desc></draw:frame></text:span></text:span></text:p>
      <text:p text:style-name="P107"/>
      <text:p text:style-name="P3"><text:tab/></text:p>
      <text:p text:style-name="P3"><text:tab/><text:span text:style-name="T229">To cut to the chase, it's easiest to see what</text:span><text:span text:style-name="MathematicaFormatStandardForm"><text:span text:style-name="T19"><draw:frame draw:style-name="fr1" draw:name="Object623" text:anchor-type="as-char" svg:y="-0.1437in" svg:width="0.2193in" svg:height="0.1736in" draw:z-index="40"><draw:object xlink:href="./Object 41" xlink:type="simple" xlink:show="embed" xlink:actuate="onLoad"/><draw:image xlink:href="./ObjectReplacements/Object 41" xlink:type="simple" xlink:show="embed" xlink:actuate="onLoad"/><svg:desc>formula</svg:desc></draw:frame></text:span></text:span><text:span text:style-name="MathematicaFormatStandardForm"><text:span text:style-name="T20">means, conceptual, by </text:span></text:span><text:span text:style-name="MathematicaFormatStandardForm"><text:span text:style-name="T21">showing</text:span></text:span><text:span text:style-name="MathematicaFormatStandardForm"><text:span text:style-name="T20"> a few examples. <text:s/>So first, here are a few variants of</text:span></text:span><text:span text:style-name="MathematicaFormatStandardForm"><text:span text:style-name="T19"><draw:frame draw:style-name="fr1" draw:name="Object627" text:anchor-type="as-char" svg:y="-0.1437in" svg:width="0.2134in" svg:height="0.1736in" draw:z-index="41"><draw:object xlink:href="./Object 42" xlink:type="simple" xlink:show="embed" xlink:actuate="onLoad"/><draw:image xlink:href="./ObjectReplacements/Object 42" xlink:type="simple" xlink:show="embed" xlink:actuate="onLoad"/><svg:desc>formula</svg:desc></draw:frame></text:span></text:span><text:span text:style-name="MathematicaFormatStandardForm"><text:span text:style-name="T19">:</text:span></text:span></text:p>
      <text:p text:style-name="P3"/>
      <text:p text:style-name="P126"><draw:frame draw:style-name="fr1" draw:name="Object330" text:anchor-type="as-char" svg:y="-0.1437in" svg:width="0.202in" svg:height="0.1736in" draw:z-index="42"><draw:object xlink:href="./Object 43" xlink:type="simple" xlink:show="embed" xlink:actuate="onLoad"/><draw:image xlink:href="./ObjectReplacements/Object 43" xlink:type="simple" xlink:show="embed" xlink:actuate="onLoad"/><svg:desc>formula</svg:desc></draw:frame></text:p>
      <text:p text:style-name="P98"/>
      <text:p text:style-name="P127"><draw:frame draw:style-name="fr1" draw:name="Object27" text:anchor-type="as-char" svg:y="-0.1437in" svg:width="0.202in" svg:height="0.1736in" draw:z-index="43"><draw:object xlink:href="./Object 44" xlink:type="simple" xlink:show="embed" xlink:actuate="onLoad"/><draw:image xlink:href="./ObjectReplacements/Object 44" xlink:type="simple" xlink:show="embed" xlink:actuate="onLoad"/><svg:desc>formula</svg:desc></draw:frame>: <text:span text:style-name="T230">Square</text:span></text:p>
      <text:p text:style-name="P105"><text:span text:style-name="T231"><text:tab/>Real-valued area bounded by</text:span><text:span text:style-name="T231"><draw:frame draw:style-name="fr1" draw:name="Object28" text:anchor-type="as-char" svg:y="-0.1244in" svg:width="0.2965in" svg:height="0.1543in" draw:z-index="44"><draw:object xlink:href="./Object 45" xlink:type="simple" xlink:show="embed" xlink:actuate="onLoad"/><draw:image xlink:href="./ObjectReplacements/Object 45" xlink:type="simple" xlink:show="embed" xlink:actuate="onLoad"/><svg:desc>formula</svg:desc></draw:frame></text:span>,<draw:frame draw:style-name="fr1" draw:name="Object30" text:anchor-type="as-char" svg:y="-0.1244in" svg:width="0.3244in" svg:height="0.1543in" draw:z-index="45"><draw:object xlink:href="./Object 46" xlink:type="simple" xlink:show="embed" xlink:actuate="onLoad"/><draw:image xlink:href="./ObjectReplacements/Object 46" xlink:type="simple" xlink:show="embed" xlink:actuate="onLoad"/><svg:desc>formula</svg:desc></draw:frame>, <draw:frame draw:style-name="fr1" draw:name="Object29" text:anchor-type="as-char" svg:y="-0.1244in" svg:width="0.3236in" svg:height="0.1543in" draw:z-index="46"><draw:object xlink:href="./Object 47" xlink:type="simple" xlink:show="embed" xlink:actuate="onLoad"/><draw:image xlink:href="./ObjectReplacements/Object 47" xlink:type="simple" xlink:show="embed" xlink:actuate="onLoad"/><svg:desc>formula</svg:desc></draw:frame>, <text:span text:style-name="T231">and</text:span><draw:frame draw:style-name="fr1" draw:name="Object31" text:anchor-type="as-char" svg:y="-0.1244in" svg:width="0.3508in" svg:height="0.1543in" draw:z-index="47"><draw:object xlink:href="./Object 48" xlink:type="simple" xlink:show="embed" xlink:actuate="onLoad"/><draw:image xlink:href="./ObjectReplacements/Object 48" xlink:type="simple" xlink:show="embed" xlink:actuate="onLoad"/><svg:desc>formula</svg:desc></draw:frame>. <text:s/></text:p>
      <text:p text:style-name="P105"><draw:frame draw:style-name="fr1" draw:name="Object36" text:anchor-type="as-char" svg:y="-0.1665in" svg:width="0.3701in" svg:height="0.1965in" draw:z-index="48"><draw:object xlink:href="./Object 49" xlink:type="simple" xlink:show="embed" xlink:actuate="onLoad"/><draw:image xlink:href="./ObjectReplacements/Object 49" xlink:type="simple" xlink:show="embed" xlink:actuate="onLoad"/><svg:desc>formula</svg:desc></draw:frame>: <text:span text:style-name="T230">Triangle</text:span></text:p>
      <text:p text:style-name="P105"><text:span text:style-name="T231"><text:tab/>Real-valued area bounded by</text:span><draw:frame draw:style-name="fr1" draw:name="Object37" text:anchor-type="as-char" svg:y="-0.1244in" svg:width="0.2965in" svg:height="0.1543in" draw:z-index="49"><draw:object xlink:href="./Object 50" xlink:type="simple" xlink:show="embed" xlink:actuate="onLoad"/><draw:image xlink:href="./ObjectReplacements/Object 50" xlink:type="simple" xlink:show="embed" xlink:actuate="onLoad"/><svg:desc>formula</svg:desc></draw:frame>,<draw:frame draw:style-name="fr1" draw:name="Object39" text:anchor-type="as-char" svg:y="-0.1244in" svg:width="0.3244in" svg:height="0.1543in" draw:z-index="50"><draw:object xlink:href="./Object 51" xlink:type="simple" xlink:show="embed" xlink:actuate="onLoad"/><draw:image xlink:href="./ObjectReplacements/Object 51" xlink:type="simple" xlink:show="embed" xlink:actuate="onLoad"/><svg:desc>formula</svg:desc></draw:frame>, <text:span text:style-name="T231">and</text:span><text:span text:style-name="T231"><draw:frame draw:style-name="fr1" draw:name="Object41" text:anchor-type="as-char" svg:y="-0.1244in" svg:width="0.4953in" svg:height="0.1543in" draw:z-index="51"><draw:object xlink:href="./Object 52" xlink:type="simple" xlink:show="embed" xlink:actuate="onLoad"/><draw:image xlink:href="./ObjectReplacements/Object 52" xlink:type="simple" xlink:show="embed" xlink:actuate="onLoad"/><svg:desc>formula</svg:desc></draw:frame></text:span>.</text:p>
      <text:p text:style-name="P105"><draw:frame draw:style-name="fr1" draw:name="Object38" text:anchor-type="as-char" svg:y="-0.1555in" svg:width="0.4075in" svg:height="0.1854in" draw:z-index="52"><draw:object xlink:href="./Object 53" xlink:type="simple" xlink:show="embed" xlink:actuate="onLoad"/><draw:image xlink:href="./ObjectReplacements/Object 53" xlink:type="simple" xlink:show="embed" xlink:actuate="onLoad"/><svg:desc>formula</svg:desc></draw:frame> <text:span text:style-name="T230">Discrete Triangle</text:span></text:p>
      <text:p text:style-name="P105"><text:span text:style-name="T231"><text:tab/>Count of whole number pairs (t,u) satisfying</text:span><draw:frame draw:style-name="fr1" draw:name="Object42" text:anchor-type="as-char" svg:y="-0.1244in" svg:width="0.2965in" svg:height="0.1543in" draw:z-index="53"><draw:object xlink:href="./Object 54" xlink:type="simple" xlink:show="embed" xlink:actuate="onLoad"/><draw:image xlink:href="./ObjectReplacements/Object 54" xlink:type="simple" xlink:show="embed" xlink:actuate="onLoad"/><svg:desc>formula</svg:desc></draw:frame>,<draw:frame draw:style-name="fr1" draw:name="Object43" text:anchor-type="as-char" svg:y="-0.1244in" svg:width="0.3244in" svg:height="0.1543in" draw:z-index="54"><draw:object xlink:href="./Object 55" xlink:type="simple" xlink:show="embed" xlink:actuate="onLoad"/><draw:image xlink:href="./ObjectReplacements/Object 55" xlink:type="simple" xlink:show="embed" xlink:actuate="onLoad"/><svg:desc>formula</svg:desc></draw:frame>, <text:span text:style-name="T231">and</text:span><draw:frame draw:style-name="fr1" draw:name="Object44" text:anchor-type="as-char" svg:y="-0.1244in" svg:width="0.4953in" svg:height="0.1543in" draw:z-index="55"><draw:object xlink:href="./Object 56" xlink:type="simple" xlink:show="embed" xlink:actuate="onLoad"/><draw:image xlink:href="./ObjectReplacements/Object 56" xlink:type="simple" xlink:show="embed" xlink:actuate="onLoad"/><svg:desc>formula</svg:desc></draw:frame>. </text:p>
      <text:p text:style-name="P105"><draw:frame draw:style-name="fr1" draw:name="Object46" text:anchor-type="as-char" svg:y="-0.1665in" svg:width="0.3681in" svg:height="0.1965in" draw:z-index="56"><draw:object xlink:href="./Object 57" xlink:type="simple" xlink:show="embed" xlink:actuate="onLoad"/><draw:image xlink:href="./ObjectReplacements/Object 57" xlink:type="simple" xlink:show="embed" xlink:actuate="onLoad"/><svg:desc>formula</svg:desc></draw:frame>: <text:span text:style-name="T230">Hyperbola</text:span></text:p>
      <text:p text:style-name="P105"><text:soft-page-break/><text:span text:style-name="T231"><text:tab/>Real-valued area bounded by </text:span><draw:frame draw:style-name="fr1" draw:name="Object47" text:anchor-type="as-char" svg:y="-0.1244in" svg:width="0.2965in" svg:height="0.1543in" draw:z-index="57"><draw:object xlink:href="./Object 58" xlink:type="simple" xlink:show="embed" xlink:actuate="onLoad"/><draw:image xlink:href="./ObjectReplacements/Object 58" xlink:type="simple" xlink:show="embed" xlink:actuate="onLoad"/><svg:desc>formula</svg:desc></draw:frame>,<draw:frame draw:style-name="fr1" draw:name="Object48" text:anchor-type="as-char" svg:y="-0.1244in" svg:width="0.3244in" svg:height="0.1543in" draw:z-index="58"><draw:object xlink:href="./Object 59" xlink:type="simple" xlink:show="embed" xlink:actuate="onLoad"/><draw:image xlink:href="./ObjectReplacements/Object 59" xlink:type="simple" xlink:show="embed" xlink:actuate="onLoad"/><svg:desc>formula</svg:desc></draw:frame>, <text:span text:style-name="T231">and</text:span><draw:frame draw:style-name="fr1" draw:name="Object49" text:anchor-type="as-char" svg:y="-0.1244in" svg:width="0.9689in" svg:height="0.1591in" draw:z-index="59"><draw:object xlink:href="./Object 60" xlink:type="simple" xlink:show="embed" xlink:actuate="onLoad"/><draw:image xlink:href="./ObjectReplacements/Object 60" xlink:type="simple" xlink:show="embed" xlink:actuate="onLoad"/><svg:desc>formula</svg:desc></draw:frame>.</text:p>
      <text:p text:style-name="P105"><draw:frame draw:style-name="fr1" draw:name="Object51" text:anchor-type="as-char" svg:y="-0.1555in" svg:width="0.4047in" svg:height="0.1854in" draw:z-index="60"><draw:object xlink:href="./Object 61" xlink:type="simple" xlink:show="embed" xlink:actuate="onLoad"/><draw:image xlink:href="./ObjectReplacements/Object 61" xlink:type="simple" xlink:show="embed" xlink:actuate="onLoad"/><svg:desc>formula</svg:desc></draw:frame>: <text:span text:style-name="T232">Discrete Hyperbola</text:span></text:p>
      <text:p text:style-name="P105"><text:span text:style-name="T231"><text:tab/>Count of ordered whole number pairs (t,u) satisfying</text:span><draw:frame draw:style-name="fr1" draw:name="Object52" text:anchor-type="as-char" svg:y="-0.1244in" svg:width="0.2965in" svg:height="0.1543in" draw:z-index="61"><draw:object xlink:href="./Object 62" xlink:type="simple" xlink:show="embed" xlink:actuate="onLoad"/><draw:image xlink:href="./ObjectReplacements/Object 62" xlink:type="simple" xlink:show="embed" xlink:actuate="onLoad"/><svg:desc>formula</svg:desc></draw:frame>,<draw:frame draw:style-name="fr1" draw:name="Object53" text:anchor-type="as-char" svg:y="-0.1244in" svg:width="0.3244in" svg:height="0.1543in" draw:z-index="62"><draw:object xlink:href="./Object 63" xlink:type="simple" xlink:show="embed" xlink:actuate="onLoad"/><draw:image xlink:href="./ObjectReplacements/Object 63" xlink:type="simple" xlink:show="embed" xlink:actuate="onLoad"/><svg:desc>formula</svg:desc></draw:frame>, <text:span text:style-name="T231">and</text:span><draw:frame draw:style-name="fr1" draw:name="Object54" text:anchor-type="as-char" svg:y="-0.1244in" svg:width="0.9689in" svg:height="0.1591in" draw:z-index="63"><draw:object xlink:href="./Object 64" xlink:type="simple" xlink:show="embed" xlink:actuate="onLoad"/><draw:image xlink:href="./ObjectReplacements/Object 64" xlink:type="simple" xlink:show="embed" xlink:actuate="onLoad"/><svg:desc>formula</svg:desc></draw:frame>.</text:p>
      <text:p text:style-name="P105"/>
      <text:p text:style-name="P108">And here are a few variants of<text:span text:style-name="MathematicaFormatStandardForm"><text:span text:style-name="T190"><draw:frame draw:style-name="fr1" draw:name="Object628" text:anchor-type="as-char" svg:y="-0.1437in" svg:width="0.2339in" svg:height="0.1736in" draw:z-index="64"><draw:object xlink:href="./Object 65" xlink:type="simple" xlink:show="embed" xlink:actuate="onLoad"/><draw:image xlink:href="./ObjectReplacements/Object 65" xlink:type="simple" xlink:show="embed" xlink:actuate="onLoad"/><svg:desc>formula</svg:desc></draw:frame></text:span></text:span><text:span text:style-name="MathematicaFormatStandardForm"><text:span text:style-name="T190">:</text:span></text:span></text:p>
      <text:p text:style-name="P105"/>
      <text:p text:style-name="P98"><draw:frame draw:style-name="fr1" draw:name="Object332" text:anchor-type="as-char" svg:y="-0.1437in" svg:width="0.2008in" svg:height="0.1736in" draw:z-index="65"><draw:object xlink:href="./Object 66" xlink:type="simple" xlink:show="embed" xlink:actuate="onLoad"/><draw:image xlink:href="./ObjectReplacements/Object 66" xlink:type="simple" xlink:show="embed" xlink:actuate="onLoad"/><svg:desc>formula</svg:desc></draw:frame></text:p>
      <text:p text:style-name="P105"/>
      <text:p text:style-name="P105"><draw:frame draw:style-name="fr1" draw:name="Object45" text:anchor-type="as-char" svg:y="-0.1437in" svg:width="0.2008in" svg:height="0.1736in" draw:z-index="66"><draw:object xlink:href="./Object 67" xlink:type="simple" xlink:show="embed" xlink:actuate="onLoad"/><draw:image xlink:href="./ObjectReplacements/Object 67" xlink:type="simple" xlink:show="embed" xlink:actuate="onLoad"/><svg:desc>formula</svg:desc></draw:frame>: <text:span text:style-name="T233">Cube</text:span></text:p>
      <text:p text:style-name="P105"><text:span text:style-name="T231"><text:tab/>Real-valued volume bounded by</text:span><draw:frame draw:style-name="fr1" draw:name="Object50" text:anchor-type="as-char" svg:y="-0.1244in" svg:width="0.2965in" svg:height="0.1543in" draw:z-index="67"><draw:object xlink:href="./Object 68" xlink:type="simple" xlink:show="embed" xlink:actuate="onLoad"/><draw:image xlink:href="./ObjectReplacements/Object 68" xlink:type="simple" xlink:show="embed" xlink:actuate="onLoad"/><svg:desc>formula</svg:desc></draw:frame>,<draw:frame draw:style-name="fr1" draw:name="Object55" text:anchor-type="as-char" svg:y="-0.1244in" svg:width="0.3244in" svg:height="0.1543in" draw:z-index="68"><draw:object xlink:href="./Object 69" xlink:type="simple" xlink:show="embed" xlink:actuate="onLoad"/><draw:image xlink:href="./ObjectReplacements/Object 69" xlink:type="simple" xlink:show="embed" xlink:actuate="onLoad"/><svg:desc>formula</svg:desc></draw:frame>,<draw:frame draw:style-name="fr1" draw:name="Object146" text:anchor-type="as-char" svg:y="-0.1244in" svg:width="0.3193in" svg:height="0.1543in" draw:z-index="69"><draw:object xlink:href="./Object 70" xlink:type="simple" xlink:show="embed" xlink:actuate="onLoad"/><draw:image xlink:href="./ObjectReplacements/Object 70" xlink:type="simple" xlink:show="embed" xlink:actuate="onLoad"/><svg:desc>formula</svg:desc></draw:frame>, <draw:frame draw:style-name="fr1" draw:name="Object56" text:anchor-type="as-char" svg:y="-0.1244in" svg:width="0.3236in" svg:height="0.1543in" draw:z-index="70"><draw:object xlink:href="./Object 71" xlink:type="simple" xlink:show="embed" xlink:actuate="onLoad"/><draw:image xlink:href="./ObjectReplacements/Object 71" xlink:type="simple" xlink:show="embed" xlink:actuate="onLoad"/><svg:desc>formula</svg:desc></draw:frame>, <draw:frame draw:style-name="fr1" draw:name="Object57" text:anchor-type="as-char" svg:y="-0.1244in" svg:width="0.3508in" svg:height="0.1543in" draw:z-index="71"><draw:object xlink:href="./Object 72" xlink:type="simple" xlink:show="embed" xlink:actuate="onLoad"/><draw:image xlink:href="./ObjectReplacements/Object 72" xlink:type="simple" xlink:show="embed" xlink:actuate="onLoad"/><svg:desc>formula</svg:desc></draw:frame>, <text:span text:style-name="T234">and</text:span><draw:frame draw:style-name="fr1" draw:name="Object201" text:anchor-type="as-char" svg:y="-0.1244in" svg:width="0.3457in" svg:height="0.1543in" draw:z-index="72"><draw:object xlink:href="./Object 73" xlink:type="simple" xlink:show="embed" xlink:actuate="onLoad"/><draw:image xlink:href="./ObjectReplacements/Object 73" xlink:type="simple" xlink:show="embed" xlink:actuate="onLoad"/><svg:desc>formula</svg:desc></draw:frame>.</text:p>
      <text:p text:style-name="P105"><draw:frame draw:style-name="fr1" draw:name="Object58" text:anchor-type="as-char" svg:y="-0.1665in" svg:width="0.3709in" svg:height="0.1965in" draw:z-index="73"><draw:object xlink:href="./Object 74" xlink:type="simple" xlink:show="embed" xlink:actuate="onLoad"/><draw:image xlink:href="./ObjectReplacements/Object 74" xlink:type="simple" xlink:show="embed" xlink:actuate="onLoad"/><svg:desc>formula</svg:desc></draw:frame>: <text:span text:style-name="T233">Triangular Pyramid</text:span></text:p>
      <text:p text:style-name="P105"><text:span text:style-name="T231"><text:tab/>Real-valued volume bounded by</text:span><draw:frame draw:style-name="fr1" draw:name="Object59" text:anchor-type="as-char" svg:y="-0.1244in" svg:width="0.2965in" svg:height="0.1543in" draw:z-index="74"><draw:object xlink:href="./Object 75" xlink:type="simple" xlink:show="embed" xlink:actuate="onLoad"/><draw:image xlink:href="./ObjectReplacements/Object 75" xlink:type="simple" xlink:show="embed" xlink:actuate="onLoad"/><svg:desc>formula</svg:desc></draw:frame>,<draw:frame draw:style-name="fr1" draw:name="Object60" text:anchor-type="as-char" svg:y="-0.1244in" svg:width="0.3244in" svg:height="0.1543in" draw:z-index="75"><draw:object xlink:href="./Object 76" xlink:type="simple" xlink:show="embed" xlink:actuate="onLoad"/><draw:image xlink:href="./ObjectReplacements/Object 76" xlink:type="simple" xlink:show="embed" xlink:actuate="onLoad"/><svg:desc>formula</svg:desc></draw:frame>,<draw:frame draw:style-name="fr1" draw:name="Object223" text:anchor-type="as-char" svg:y="-0.1244in" svg:width="0.3193in" svg:height="0.1543in" draw:z-index="76"><draw:object xlink:href="./Object 77" xlink:type="simple" xlink:show="embed" xlink:actuate="onLoad"/><draw:image xlink:href="./ObjectReplacements/Object 77" xlink:type="simple" xlink:show="embed" xlink:actuate="onLoad"/><svg:desc>formula</svg:desc></draw:frame>, <text:span text:style-name="T231">and</text:span><draw:frame draw:style-name="fr1" draw:name="Object97" text:anchor-type="as-char" svg:y="-0.1244in" svg:width="0.6626in" svg:height="0.1543in" draw:z-index="77"><draw:object xlink:href="./Object 78" xlink:type="simple" xlink:show="embed" xlink:actuate="onLoad"/><draw:image xlink:href="./ObjectReplacements/Object 78" xlink:type="simple" xlink:show="embed" xlink:actuate="onLoad"/><svg:desc>formula</svg:desc></draw:frame>. <text:s/></text:p>
      <text:p text:style-name="P105"><draw:frame draw:style-name="fr1" draw:name="Object98" text:anchor-type="as-char" svg:y="-0.1555in" svg:width="0.4075in" svg:height="0.1854in" draw:z-index="78"><draw:object xlink:href="./Object 79" xlink:type="simple" xlink:show="embed" xlink:actuate="onLoad"/><draw:image xlink:href="./ObjectReplacements/Object 79" xlink:type="simple" xlink:show="embed" xlink:actuate="onLoad"/><svg:desc>formula</svg:desc></draw:frame>: <text:span text:style-name="T232">Discrete Triangular Pyramid</text:span></text:p>
      <text:p text:style-name="P105"><text:span text:style-name="T231"><text:tab/>Count of whole number pairs (t,u,v) satisfying</text:span><draw:frame draw:style-name="fr1" draw:name="Object99" text:anchor-type="as-char" svg:y="-0.1244in" svg:width="0.2965in" svg:height="0.1543in" draw:z-index="79"><draw:object xlink:href="./Object 80" xlink:type="simple" xlink:show="embed" xlink:actuate="onLoad"/><draw:image xlink:href="./ObjectReplacements/Object 80" xlink:type="simple" xlink:show="embed" xlink:actuate="onLoad"/><svg:desc>formula</svg:desc></draw:frame>,<draw:frame draw:style-name="fr1" draw:name="Object100" text:anchor-type="as-char" svg:y="-0.1244in" svg:width="0.3244in" svg:height="0.1543in" draw:z-index="80"><draw:object xlink:href="./Object 81" xlink:type="simple" xlink:show="embed" xlink:actuate="onLoad"/><draw:image xlink:href="./ObjectReplacements/Object 81" xlink:type="simple" xlink:show="embed" xlink:actuate="onLoad"/><svg:desc>formula</svg:desc></draw:frame>,<draw:frame draw:style-name="fr1" draw:name="Object224" text:anchor-type="as-char" svg:y="-0.1244in" svg:width="0.3193in" svg:height="0.1543in" draw:z-index="81"><draw:object xlink:href="./Object 82" xlink:type="simple" xlink:show="embed" xlink:actuate="onLoad"/><draw:image xlink:href="./ObjectReplacements/Object 82" xlink:type="simple" xlink:show="embed" xlink:actuate="onLoad"/><svg:desc>formula</svg:desc></draw:frame>, <text:span text:style-name="T231">and</text:span><draw:frame draw:style-name="fr1" draw:name="Object101" text:anchor-type="as-char" svg:y="-0.1244in" svg:width="0.6626in" svg:height="0.1543in" draw:z-index="82"><draw:object xlink:href="./Object 83" xlink:type="simple" xlink:show="embed" xlink:actuate="onLoad"/><draw:image xlink:href="./ObjectReplacements/Object 83" xlink:type="simple" xlink:show="embed" xlink:actuate="onLoad"/><svg:desc>formula</svg:desc></draw:frame>.</text:p>
      <text:p text:style-name="P105"><draw:frame draw:style-name="fr1" draw:name="Object102" text:anchor-type="as-char" svg:y="-0.1665in" svg:width="0.3689in" svg:height="0.1965in" draw:z-index="83"><draw:object xlink:href="./Object 84" xlink:type="simple" xlink:show="embed" xlink:actuate="onLoad"/><draw:image xlink:href="./ObjectReplacements/Object 84" xlink:type="simple" xlink:show="embed" xlink:actuate="onLoad"/><svg:desc>formula</svg:desc></draw:frame>: <text:span text:style-name="T233">3-dimensional Hyperbola</text:span></text:p>
      <text:p text:style-name="P105"><text:span text:style-name="T231"><text:tab/>Real-valued volume bounded by</text:span><draw:frame draw:style-name="fr1" draw:name="Object104" text:anchor-type="as-char" svg:y="-0.1244in" svg:width="0.2965in" svg:height="0.1543in" draw:z-index="84"><draw:object xlink:href="./Object 85" xlink:type="simple" xlink:show="embed" xlink:actuate="onLoad"/><draw:image xlink:href="./ObjectReplacements/Object 85" xlink:type="simple" xlink:show="embed" xlink:actuate="onLoad"/><svg:desc>formula</svg:desc></draw:frame>,<draw:frame draw:style-name="fr1" draw:name="Object105" text:anchor-type="as-char" svg:y="-0.1244in" svg:width="0.3244in" svg:height="0.1543in" draw:z-index="85"><draw:object xlink:href="./Object 86" xlink:type="simple" xlink:show="embed" xlink:actuate="onLoad"/><draw:image xlink:href="./ObjectReplacements/Object 86" xlink:type="simple" xlink:show="embed" xlink:actuate="onLoad"/><svg:desc>formula</svg:desc></draw:frame>,<draw:frame draw:style-name="fr1" draw:name="Object226" text:anchor-type="as-char" svg:y="-0.1244in" svg:width="0.3193in" svg:height="0.1543in" draw:z-index="86"><draw:object xlink:href="./Object 87" xlink:type="simple" xlink:show="embed" xlink:actuate="onLoad"/><draw:image xlink:href="./ObjectReplacements/Object 87" xlink:type="simple" xlink:show="embed" xlink:actuate="onLoad"/><svg:desc>formula</svg:desc></draw:frame>, <text:span text:style-name="T231">and</text:span><draw:frame draw:style-name="fr1" draw:name="Object106" text:anchor-type="as-char" svg:y="-0.1244in" svg:width="1.3437in" svg:height="0.1591in" draw:z-index="87"><draw:object xlink:href="./Object 88" xlink:type="simple" xlink:show="embed" xlink:actuate="onLoad"/><draw:image xlink:href="./ObjectReplacements/Object 88" xlink:type="simple" xlink:show="embed" xlink:actuate="onLoad"/><svg:desc>formula</svg:desc></draw:frame>.</text:p>
      <text:p text:style-name="P105"><draw:frame draw:style-name="fr1" draw:name="Object107" text:anchor-type="as-char" svg:y="-0.1555in" svg:width="0.4055in" svg:height="0.1854in" draw:z-index="88"><draw:object xlink:href="./Object 89" xlink:type="simple" xlink:show="embed" xlink:actuate="onLoad"/><draw:image xlink:href="./ObjectReplacements/Object 89" xlink:type="simple" xlink:show="embed" xlink:actuate="onLoad"/><svg:desc>formula</svg:desc></draw:frame>: <text:span text:style-name="T232">Discrete 3-dimensional hyperbola.</text:span></text:p>
      <text:p text:style-name="P105"><text:span text:style-name="T231"><text:tab/>Count of ordered whole number pairs (t,u,v) satisfying</text:span><draw:frame draw:style-name="fr1" draw:name="Object108" text:anchor-type="as-char" svg:y="-0.1244in" svg:width="0.2965in" svg:height="0.1543in" draw:z-index="89"><draw:object xlink:href="./Object 90" xlink:type="simple" xlink:show="embed" xlink:actuate="onLoad"/><draw:image xlink:href="./ObjectReplacements/Object 90" xlink:type="simple" xlink:show="embed" xlink:actuate="onLoad"/><svg:desc>formula</svg:desc></draw:frame>,<draw:frame draw:style-name="fr1" draw:name="Object109" text:anchor-type="as-char" svg:y="-0.1244in" svg:width="0.3244in" svg:height="0.1543in" draw:z-index="90"><draw:object xlink:href="./Object 91" xlink:type="simple" xlink:show="embed" xlink:actuate="onLoad"/><draw:image xlink:href="./ObjectReplacements/Object 91" xlink:type="simple" xlink:show="embed" xlink:actuate="onLoad"/><svg:desc>formula</svg:desc></draw:frame>,<draw:frame draw:style-name="fr1" draw:name="Object227" text:anchor-type="as-char" svg:y="-0.1244in" svg:width="0.3193in" svg:height="0.1543in" draw:z-index="91"><draw:object xlink:href="./Object 92" xlink:type="simple" xlink:show="embed" xlink:actuate="onLoad"/><draw:image xlink:href="./ObjectReplacements/Object 92" xlink:type="simple" xlink:show="embed" xlink:actuate="onLoad"/><svg:desc>formula</svg:desc></draw:frame>, <text:span text:style-name="T231">and</text:span><draw:frame draw:style-name="fr1" draw:name="Object110" text:anchor-type="as-char" svg:y="-0.1244in" svg:width="1.3437in" svg:height="0.1591in" draw:z-index="92"><draw:object xlink:href="./Object 93" xlink:type="simple" xlink:show="embed" xlink:actuate="onLoad"/><draw:image xlink:href="./ObjectReplacements/Object 93" xlink:type="simple" xlink:show="embed" xlink:actuate="onLoad"/><svg:desc>formula</svg:desc></draw:frame>.</text:p>
      <text:p text:style-name="P105"/>
      <text:p text:style-name="P107"><text:tab/>So <text:span text:style-name="T235">this </text:span>defin<text:span text:style-name="T236">es</text:span> squaring and cubing. <text:s/>Hopefully <text:span text:style-name="T235">it's</text:span> clear <text:span text:style-name="T235">how to</text:span> generaliz<text:span text:style-name="T235">e</text:span> these to <text:span text:style-name="T235">arbitrary larger</text:span> whole number powers <text:span text:style-name="T236">in k dimensions</text:span>, <text:span text:style-name="T237">although I'll include an explicit recursive formula for that below.</text:span></text:p>
      <text:p text:style-name="P107"/>
      <text:p text:style-name="P107"/>
      <text:p text:style-name="P161"><text:span text:style-name="MathematicaFormatStandardForm"><text:span text:style-name="T22">How These Variations Relate to Each Other</text:span></text:span></text:p>
      <text:p text:style-name="P107"/>
      <text:p text:style-name="P107"><text:tab/><text:span text:style-name="T238">Let me point out a few straight-forward relationships between these different terms</text:span>.</text:p>
      <text:p text:style-name="P107"/>
      <text:p text:style-name="P107"><text:tab/>* <text:span text:style-name="T239"><draw:frame draw:style-name="fr1" draw:name="Object237" text:anchor-type="as-char" svg:y="-0.1555in" svg:width="0.4138in" svg:height="0.1854in" draw:z-index="93"><draw:object xlink:href="./Object 94" xlink:type="simple" xlink:show="embed" xlink:actuate="onLoad"/><draw:image xlink:href="./ObjectReplacements/Object 94" xlink:type="simple" xlink:show="embed" xlink:actuate="onLoad"/><svg:desc>formula</svg:desc></draw:frame></text:span>is the discrete equivalent of<text:span text:style-name="T239"><draw:frame draw:style-name="fr1" draw:name="Object238" text:anchor-type="as-char" svg:y="-0.1665in" svg:width="0.3772in" svg:height="0.1965in" draw:z-index="94"><draw:object xlink:href="./Object 95" xlink:type="simple" xlink:show="embed" xlink:actuate="onLoad"/><draw:image xlink:href="./ObjectReplacements/Object 95" xlink:type="simple" xlink:show="embed" xlink:actuate="onLoad"/><svg:desc>formula</svg:desc></draw:frame></text:span></text:p>
      <text:p text:style-name="P107"><text:tab/>* <text:span text:style-name="T239"><draw:frame draw:style-name="fr1" draw:name="Object239" text:anchor-type="as-char" svg:y="-0.1555in" svg:width="0.4118in" svg:height="0.1854in" draw:z-index="95"><draw:object xlink:href="./Object 96" xlink:type="simple" xlink:show="embed" xlink:actuate="onLoad"/><draw:image xlink:href="./ObjectReplacements/Object 96" xlink:type="simple" xlink:show="embed" xlink:actuate="onLoad"/><svg:desc>formula</svg:desc></draw:frame></text:span>is the discrete equivalent of<text:span text:style-name="T239"><draw:frame draw:style-name="fr1" draw:name="Object240" text:anchor-type="as-char" svg:y="-0.1665in" svg:width="0.3752in" svg:height="0.1965in" draw:z-index="96"><draw:object xlink:href="./Object 97" xlink:type="simple" xlink:show="embed" xlink:actuate="onLoad"/><draw:image xlink:href="./ObjectReplacements/Object 97" xlink:type="simple" xlink:show="embed" xlink:actuate="onLoad"/><svg:desc>formula</svg:desc></draw:frame></text:span></text:p>
      <text:p text:style-name="P107"><text:tab/>* <text:span text:style-name="T239"><draw:frame draw:style-name="fr1" draw:name="Object241" text:anchor-type="as-char" svg:y="-0.1665in" svg:width="0.3752in" svg:height="0.1965in" draw:z-index="97"><draw:object xlink:href="./Object 98" xlink:type="simple" xlink:show="embed" xlink:actuate="onLoad"/><draw:image xlink:href="./ObjectReplacements/Object 98" xlink:type="simple" xlink:show="embed" xlink:actuate="onLoad"/><svg:desc>formula</svg:desc></draw:frame></text:span>is the multiplicative equivalent of the additive<text:span text:style-name="T239"><draw:frame draw:style-name="fr1" draw:name="Object242" text:anchor-type="as-char" svg:y="-0.1665in" svg:width="0.3772in" svg:height="0.1965in" draw:z-index="98"><draw:object xlink:href="./Object 99" xlink:type="simple" xlink:show="embed" xlink:actuate="onLoad"/><draw:image xlink:href="./ObjectReplacements/Object 99" xlink:type="simple" xlink:show="embed" xlink:actuate="onLoad"/><svg:desc>formula</svg:desc></draw:frame></text:span></text:p>
      <text:p text:style-name="P107"><text:tab/>* <text:span text:style-name="T239"><draw:frame draw:style-name="fr1" draw:name="Object243" text:anchor-type="as-char" svg:y="-0.1555in" svg:width="0.4118in" svg:height="0.1854in" draw:z-index="99"><draw:object xlink:href="./Object 100" xlink:type="simple" xlink:show="embed" xlink:actuate="onLoad"/><draw:image xlink:href="./ObjectReplacements/Object 100" xlink:type="simple" xlink:show="embed" xlink:actuate="onLoad"/><svg:desc>formula</svg:desc></draw:frame></text:span>is the multiplicative equivalent of the additive<text:span text:style-name="T239"><draw:frame draw:style-name="fr1" draw:name="Object244" text:anchor-type="as-char" svg:y="-0.1555in" svg:width="0.4138in" svg:height="0.1854in" draw:z-index="100"><draw:object xlink:href="./Object 101" xlink:type="simple" xlink:show="embed" xlink:actuate="onLoad"/><draw:image xlink:href="./ObjectReplacements/Object 101" xlink:type="simple" xlink:show="embed" xlink:actuate="onLoad"/><svg:desc>formula</svg:desc></draw:frame></text:span></text:p>
      <text:p text:style-name="P107"/>
      <text:p text:style-name="P109"><text:span text:style-name="T238">T</text:span>o emphasize these relationships, <text:span text:style-name="T240">visually, </text:span>I'll <text:span text:style-name="T238">generally </text:span>list identities in a grid, like this:</text:p>
      <text:p text:style-name="P107"/>
      <text:p text:style-name="P5"><draw:frame draw:style-name="fr1" draw:name="Object262" text:anchor-type="as-char" svg:y="-0.1437in" svg:width="0.3634in" svg:height="0.1736in" draw:z-index="101"><draw:object xlink:href="./Object 102" xlink:type="simple" xlink:show="embed" xlink:actuate="onLoad"/><draw:image xlink:href="./ObjectReplacements/Object 102" xlink:type="simple" xlink:show="embed" xlink:actuate="onLoad"/><svg:desc>formula</svg:desc></draw:frame></text:p>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61"><text:span text:style-name="MathematicaFormatStandardForm"><text:span text:style-name="T40"/></text:span></text:p>
          </table:table-cell>
          <table:table-cell table:style-name="Table7.A1" office:value-type="string">
            <text:p text:style-name="P65"><text:span text:style-name="MathematicaFormatStandardForm"><text:span text:style-name="T44"><draw:frame draw:style-name="fr2" draw:name="Object263" text:anchor-type="as-char" svg:y="-0.1516in" svg:width="0.2264in" svg:height="0.2091in" draw:z-index="102"><draw:object xlink:href="./Object 103" xlink:type="simple" xlink:show="embed" xlink:actuate="onLoad"/><draw:image xlink:href="./ObjectReplacements/Object 103" xlink:type="simple" xlink:show="embed" xlink:actuate="onLoad"/><svg:desc>formula</svg:desc></draw:frame></text:span></text:span></text:p>
          </table:table-cell>
          <table:table-cell table:style-name="Table7.C1" office:value-type="string">
            <text:p text:style-name="P65"><text:span text:style-name="MathematicaFormatStandardForm"><text:span text:style-name="T76"><draw:frame draw:style-name="fr2" draw:name="Object264" text:anchor-type="as-char" svg:y="-0.1425in" svg:width="0.2898in" svg:height="0.1902in" draw:z-index="103"><draw:object xlink:href="./Object 104" xlink:type="simple" xlink:show="embed" xlink:actuate="onLoad"/><draw:image xlink:href="./ObjectReplacements/Object 104" xlink:type="simple" xlink:show="embed" xlink:actuate="onLoad"/><svg:desc>formula</svg:desc></draw:frame></text:span></text:span></text:p>
          </table:table-cell>
        </table:table-row>
        <table:table-row table:style-name="Table7.2">
          <table:table-cell table:style-name="Table7.A2" office:value-type="string">
            <text:p text:style-name="P65"><text:span text:style-name="MathematicaFormatStandardForm"><text:span text:style-name="T45">+</text:span></text:span></text:p>
          </table:table-cell>
          <table:table-cell table:style-name="Table7.B2" office:value-type="string">
            <text:p text:style-name="P69"><text:span text:style-name="MathematicaFormatStandardForm"><text:span text:style-name="T43"><draw:frame draw:style-name="fr1" draw:name="Object265" text:anchor-type="as-char" svg:y="-0.1665in" svg:width="0.3772in" svg:height="0.1965in" draw:z-index="104"><draw:object xlink:href="./Object 105" xlink:type="simple" xlink:show="embed" xlink:actuate="onLoad"/><draw:image xlink:href="./ObjectReplacements/Object 105" xlink:type="simple" xlink:show="embed" xlink:actuate="onLoad"/><svg:desc>formula</svg:desc></draw:frame></text:span></text:span></text:p>
          </table:table-cell>
          <table:table-cell table:style-name="Table7.C2" office:value-type="string">
            <text:p text:style-name="P69"><text:span text:style-name="MathematicaFormatStandardForm"><text:span text:style-name="T75"><draw:frame draw:style-name="fr1" draw:name="Object266" text:anchor-type="as-char" svg:y="-0.1555in" svg:width="0.4138in" svg:height="0.1854in" draw:z-index="105"><draw:object xlink:href="./Object 106" xlink:type="simple" xlink:show="embed" xlink:actuate="onLoad"/><draw:image xlink:href="./ObjectReplacements/Object 106" xlink:type="simple" xlink:show="embed" xlink:actuate="onLoad"/><svg:desc>formula</svg:desc></draw:frame></text:span></text:span></text:p>
          </table:table-cell>
        </table:table-row>
        <table:table-row>
          <table:table-cell table:style-name="Table7.A3" office:value-type="string">
            <text:p text:style-name="P172">*</text:p>
          </table:table-cell>
          <table:table-cell table:style-name="Table7.B3" office:value-type="string">
            <text:p text:style-name="P69"><text:span text:style-name="MathematicaFormatStandardForm"><text:span text:style-name="T43"><draw:frame draw:style-name="fr1" draw:name="Object267" text:anchor-type="as-char" svg:y="-0.1665in" svg:width="0.3752in" svg:height="0.1965in" draw:z-index="106"><draw:object xlink:href="./Object 107" xlink:type="simple" xlink:show="embed" xlink:actuate="onLoad"/><draw:image xlink:href="./ObjectReplacements/Object 107" xlink:type="simple" xlink:show="embed" xlink:actuate="onLoad"/><svg:desc>formula</svg:desc></draw:frame></text:span></text:span></text:p>
          </table:table-cell>
          <table:table-cell table:style-name="Table7.C3" office:value-type="string">
            <text:p text:style-name="P69"><text:span text:style-name="MathematicaFormatStandardForm"><text:span text:style-name="T75"><draw:frame draw:style-name="fr1" draw:name="Object268" text:anchor-type="as-char" svg:y="-0.1555in" svg:width="0.4118in" svg:height="0.1854in" draw:z-index="107"><draw:object xlink:href="./Object 108" xlink:type="simple" xlink:show="embed" xlink:actuate="onLoad"/><draw:image xlink:href="./ObjectReplacements/Object 108" xlink:type="simple" xlink:show="embed" xlink:actuate="onLoad"/><svg:desc>formula</svg:desc></draw:frame></text:span></text:span></text:p>
          </table:table-cell>
        </table:table-row>
      </table:table>
      <text:p text:style-name="P128"/>
      <text:p text:style-name="P107"/>
      <text:p text:style-name="P161"><text:span text:style-name="MathematicaFormatStandardForm"><text:span text:style-name="T22">A </text:span></text:span><text:span text:style-name="MathematicaFormatStandardForm"><text:span text:style-name="T23">Few </text:span></text:span><text:span text:style-name="MathematicaFormatStandardForm"><text:span text:style-name="T22">Quick </text:span></text:span><text:span text:style-name="MathematicaFormatStandardForm"><text:span text:style-name="T23">Notes</text:span></text:span><text:span text:style-name="MathematicaFormatStandardForm"><text:span text:style-name="T22"> on </text:span></text:span><text:span text:style-name="MathematicaFormatStandardForm"><text:span text:style-name="T23">This </text:span></text:span><text:span text:style-name="MathematicaFormatStandardForm"><text:span text:style-name="T22">Nonstandard Notation</text:span></text:span></text:p>
      <text:p text:style-name="P107"/>
      <text:p text:style-name="P107"><text:tab/>* <text:span text:style-name="T241">A quick explanation for this notation</text:span><text:span text:style-name="T242">: </text:span><text:span text:style-name="T243">n</text:span><text:span text:style-name="T249">ormally with multiplication, the output of one multiplication can be calculated and then used as input in another multiplication. <text:s/>For example, when computing</text:span><text:span text:style-name="T249"><draw:frame draw:style-name="fr1" draw:name="Object245" text:anchor-type="as-char" svg:y="-0.1437in" svg:width="0.2008in" svg:height="0.1736in" draw:z-index="108"><draw:object xlink:href="./Object 109" xlink:type="simple" xlink:show="embed" xlink:actuate="onLoad"/><draw:image xlink:href="./ObjectReplacements/Object 109" xlink:type="simple" xlink:show="embed" xlink:actuate="onLoad"/><svg:desc>formula</svg:desc></draw:frame></text:span><text:span text:style-name="T249">, we could say </text:span><text:span text:style-name="T249"><draw:frame draw:style-name="fr1" draw:name="Object246" text:anchor-type="as-char" svg:y="-0.1437in" svg:width="0.3902in" svg:height="0.1736in" draw:z-index="109"><draw:object xlink:href="./Object 110" xlink:type="simple" xlink:show="embed" xlink:actuate="onLoad"/><draw:image xlink:href="./ObjectReplacements/Object 110" xlink:type="simple" xlink:show="embed" xlink:actuate="onLoad"/><svg:desc>formula</svg:desc></draw:frame></text:span><text:span text:style-name="T249">, compute </text:span><text:span text:style-name="T223">v </text:span><text:span text:style-name="T242">as an intermediate step, then compute</text:span><text:span text:style-name="T244"><draw:frame draw:style-name="fr1" draw:name="Object247" text:anchor-type="as-char" svg:y="-0.1244in" svg:width="0.2744in" svg:height="0.1543in" draw:z-index="110"><draw:object xlink:href="./Object 111" xlink:type="simple" xlink:show="embed" xlink:actuate="onLoad"/><draw:image xlink:href="./ObjectReplacements/Object 111" xlink:type="simple" xlink:show="embed" xlink:actuate="onLoad"/><svg:desc>formula</svg:desc></draw:frame></text:span><text:span text:style-name="T242">and arrive at a correct answer for</text:span><text:span text:style-name="T244"><draw:frame draw:style-name="fr1" draw:name="Object248" text:anchor-type="as-char" svg:y="-0.1437in" svg:width="0.2008in" svg:height="0.1736in" draw:z-index="111"><draw:object xlink:href="./Object 112" xlink:type="simple" xlink:show="embed" xlink:actuate="onLoad"/><draw:image xlink:href="./ObjectReplacements/Object 112" xlink:type="simple" xlink:show="embed" xlink:actuate="onLoad"/><svg:desc>formula</svg:desc></draw:frame></text:span><text:span text:style-name="T244">. <text:s/></text:span><text:span text:style-name="T242">This works because the constraints on the 3 </text:span><text:span text:style-name="T245">terms</text:span><text:span text:style-name="T242"> are all independent of one another. <text:s/>This isn't valid for any of the four variations of</text:span><text:span text:style-name="aaMathematica"><text:span text:style-name="T130"><draw:frame draw:style-name="fr1" draw:name="Object249" text:anchor-type="as-char" svg:y="-0.1437in" svg:width="0.2193in" svg:height="0.1736in" draw:z-index="112"><draw:object xlink:href="./Object 113" xlink:type="simple" xlink:show="embed" xlink:actuate="onLoad"/><draw:image xlink:href="./ObjectReplacements/Object 113" xlink:type="simple" xlink:show="embed" xlink:actuate="onLoad"/><svg:desc>formula</svg:desc></draw:frame></text:span></text:span><text:span text:style-name="T242">. <text:s/></text:span><text:span text:style-name="T247">I use this notation to make clear that</text:span><text:span text:style-name="T243"> all multiplication and exponentiation </text:span><text:span text:style-name="T247">of bolded terms </text:span><text:span text:style-name="T243">needs to be considered as one big atomic </text:span><text:span text:style-name="T247">convolution </text:span><text:span text:style-name="T243">operation. <text:s/></text:span><text:span text:style-name="T247">But addition and scalar multiplication can be performed first in the usual ways. <text:s/></text:span><text:span text:style-name="T248">I've tried a number of notations – the discrete multiplicative case can be notated as Dirichlet convolutions, for example – but ultimately I settled on cribbing from vector space notation as being the most straightforward. <text:s/>In particular, I wanted a way to show the notational symmetries for the four variants.</text:span></text:p>
      <text:p text:style-name="P129"><text:soft-page-break/></text:p>
      <text:p text:style-name="P107"><text:span text:style-name="T242"><text:tab/>* </text:span><text:span text:style-name="T246">If I don't specify </text:span><text:span text:style-name="MathematicaFormatStandardForm"><text:span text:style-name="T191"><draw:frame draw:style-name="fr1" draw:name="Object300" text:anchor-type="as-char" svg:y="-0.1091in" svg:width="0.3508in" svg:height="0.1181in" draw:z-index="113"><draw:object xlink:href="./Object 114" xlink:type="simple" xlink:show="embed" xlink:actuate="onLoad"/><draw:image xlink:href="./ObjectReplacements/Object 114" xlink:type="simple" xlink:show="embed" xlink:actuate="onLoad"/><svg:desc>formula</svg:desc></draw:frame></text:span></text:span><text:span text:style-name="MathematicaFormatStandardForm"><text:span text:style-name="T192">or</text:span></text:span><text:span text:style-name="MathematicaFormatStandardForm"><text:span text:style-name="T191"><draw:frame draw:style-name="fr1" draw:name="Object302" text:anchor-type="as-char" svg:y="-0.1516in" svg:width="0.4965in" svg:height="0.2091in" draw:z-index="114"><draw:object xlink:href="./Object 115" xlink:type="simple" xlink:show="embed" xlink:actuate="onLoad"/><draw:image xlink:href="./ObjectReplacements/Object 115" xlink:type="simple" xlink:show="embed" xlink:actuate="onLoad"/><svg:desc>formula</svg:desc></draw:frame></text:span></text:span><text:span text:style-name="MathematicaFormatStandardForm"><text:span text:style-name="T192">– so like this</text:span></text:span><text:span text:style-name="aaMathematica"><text:span text:style-name="T130"><draw:frame draw:style-name="fr1" draw:name="Object25" text:anchor-type="as-char" svg:y="-0.1437in" svg:width="0.2193in" svg:height="0.1736in" draw:z-index="115"><draw:object xlink:href="./Object 116" xlink:type="simple" xlink:show="embed" xlink:actuate="onLoad"/><draw:image xlink:href="./ObjectReplacements/Object 116" xlink:type="simple" xlink:show="embed" xlink:actuate="onLoad"/><svg:desc>formula</svg:desc></draw:frame></text:span></text:span><text:span text:style-name="MathematicaFormatStandardForm"><text:span text:style-name="T191">-</text:span></text:span><text:span text:style-name="MathematicaFormatStandardForm"><text:span text:style-name="T192"> it means I'm saying something that applies to all four variations.</text:span></text:span></text:p>
      <text:p text:style-name="P107"><text:span text:style-name="MathematicaFormatStandardForm"><text:span text:style-name="T192"/></text:span></text:p>
      <text:p text:style-name="P107"><text:span text:style-name="MathematicaFormatStandardForm"><text:span text:style-name="T189"><text:tab/>* </text:span></text:span><text:span text:style-name="MathematicaFormatStandardForm"><text:span text:style-name="T193">This is the only non-standard notation I'll include here, I promise! <text:s/>This is it.</text:span></text:span></text:p>
      <text:p text:style-name="P107"><text:span text:style-name="MathematicaFormatStandardForm"><text:span text:style-name="T192"/></text:span></text:p>
      <text:p text:style-name="P105"/>
      <text:p text:style-name="P163"><text:span text:style-name="MathematicaFormatStandardForm"><text:span text:style-name="T46">Recursive Definition for</text:span></text:span><text:span text:style-name="MathematicaFormatStandardForm"><text:span text:style-name="T47"><draw:frame draw:style-name="fr1" draw:name="Object32" text:anchor-type="as-char" svg:y="-0.1437in" svg:width="0.2193in" svg:height="0.1736in" draw:z-index="116"><draw:object xlink:href="./Object 117" xlink:type="simple" xlink:show="embed" xlink:actuate="onLoad"/><draw:image xlink:href="./ObjectReplacements/Object 117" xlink:type="simple" xlink:show="embed" xlink:actuate="onLoad"/><svg:desc>formula</svg:desc></draw:frame></text:span></text:span></text:p>
      <text:p text:style-name="P111"/>
      <text:p text:style-name="P13"><text:tab/><text:span text:style-name="T249">So, one might think, from the descriptions of the variations of </text:span><text:span text:style-name="aaMathematica"><text:span text:style-name="T130"><draw:frame draw:style-name="fr1" draw:name="Object299" text:anchor-type="as-char" svg:y="-0.1437in" svg:width="0.2193in" svg:height="0.1736in" draw:z-index="117"><draw:object xlink:href="./Object 118" xlink:type="simple" xlink:show="embed" xlink:actuate="onLoad"/><draw:image xlink:href="./ObjectReplacements/Object 118" xlink:type="simple" xlink:show="embed" xlink:actuate="onLoad"/><svg:desc>formula</svg:desc></draw:frame></text:span></text:span><text:span text:style-name="T249">, these terms must have certain symmetries with one another. <text:s/>And they do.</text:span></text:p>
      <text:p text:style-name="P13"><text:span text:style-name="T237"><text:tab/>In fact, with just a few simple parameters, a recursive function can be written that calculates both</text:span><text:span text:style-name="T237"><draw:frame draw:style-name="fr1" draw:name="Object250" text:anchor-type="as-char" svg:y="-0.1437in" svg:width="0.2063in" svg:height="0.1736in" draw:z-index="118"><draw:object xlink:href="./Object 119" xlink:type="simple" xlink:show="embed" xlink:actuate="onLoad"/><draw:image xlink:href="./ObjectReplacements/Object 119" xlink:type="simple" xlink:show="embed" xlink:actuate="onLoad"/><svg:desc>formula</svg:desc></draw:frame></text:span><text:span text:style-name="T237">and any of the four variations of</text:span><text:span text:style-name="T237"><draw:frame draw:style-name="fr1" draw:name="Object251" text:anchor-type="as-char" svg:y="-0.1437in" svg:width="0.2402in" svg:height="0.1736in" draw:z-index="119"><draw:object xlink:href="./Object 120" xlink:type="simple" xlink:show="embed" xlink:actuate="onLoad"/><draw:image xlink:href="./ObjectReplacements/Object 120" xlink:type="simple" xlink:show="embed" xlink:actuate="onLoad"/><svg:desc>formula</svg:desc></draw:frame></text:span><text:span text:style-name="T237">, with x a real number &gt;= 1 and k a whole number &gt;= 0.</text:span></text:p>
      <text:p text:style-name="P112"><text:span text:style-name="T189"><text:tab/></text:span><text:span text:style-name="T194">The</text:span><text:span text:style-name="T195"> function, </text:span><text:span text:style-name="T195"><draw:frame draw:style-name="fr1" draw:name="Object272" text:anchor-type="as-char" svg:y="-0.1244in" svg:width="0.872in" svg:height="0.1752in" draw:z-index="120"><draw:object xlink:href="./Object 121" xlink:type="simple" xlink:show="embed" xlink:actuate="onLoad"/><draw:image xlink:href="./ObjectReplacements/Object 121" xlink:type="simple" xlink:show="embed" xlink:actuate="onLoad"/><svg:desc>formula</svg:desc></draw:frame></text:span><text:span text:style-name="T195">, is defined as:</text:span></text:p>
      <text:p text:style-name="P114"/>
      <text:p text:style-name="P70"><text:span text:style-name="MathematicaFormatStandardForm"><text:span text:style-name="T24"><draw:frame draw:style-name="fr2" draw:name="Object625" text:anchor-type="as-char" svg:y="-0.298in" svg:width="5.6193in" svg:height="0.5465in" draw:z-index="121"><draw:object xlink:href="./Object 122" xlink:type="simple" xlink:show="embed" xlink:actuate="onLoad"/><draw:image xlink:href="./ObjectReplacements/Object 122" xlink:type="simple" xlink:show="embed" xlink:actuate="onLoad"/><svg:desc>formula</svg:desc></draw:frame></text:span></text:span></text:p>
      <text:p text:style-name="P17"/>
      <text:p text:style-name="P116"><text:span text:style-name="T196"><text:tab/></text:span><text:span text:style-name="T194">Given some value of x such that </text:span><text:span text:style-name="T197">1&lt;x&lt;2,</text:span><text:span text:style-name="T198"> </text:span><text:span text:style-name="T191"><draw:frame draw:style-name="fr1" draw:name="Object305" text:anchor-type="as-char" svg:y="-0.1437in" svg:width="0.2063in" svg:height="0.1736in" draw:z-index="122"><draw:object xlink:href="./Object 123" xlink:type="simple" xlink:show="embed" xlink:actuate="onLoad"/><draw:image xlink:href="./ObjectReplacements/Object 123" xlink:type="simple" xlink:show="embed" xlink:actuate="onLoad"/><svg:desc>formula</svg:desc></draw:frame></text:span><text:span text:style-name="T194">can be expressed </text:span><text:span text:style-name="T192">as</text:span></text:p>
      <text:p text:style-name="P19"/>
      <text:p text:style-name="P113"><draw:frame draw:style-name="fr1" draw:name="Object40" text:anchor-type="as-char" svg:y="-0.1437in" svg:width="2.6425in" svg:height="0.2661in" draw:z-index="123"><draw:object xlink:href="./Object 124" xlink:type="simple" xlink:show="embed" xlink:actuate="onLoad"/><draw:image xlink:href="./ObjectReplacements/Object 124" xlink:type="simple" xlink:show="embed" xlink:actuate="onLoad"/><svg:desc>formula</svg:desc></draw:frame></text:p>
      <text:p text:style-name="P110"/>
      <text:p text:style-name="P112"><text:span text:style-name="T199"><text:tab/></text:span><text:span text:style-name="T194">Given </text:span><text:span text:style-name="T199">two helper functions,</text:span><text:span text:style-name="T191"><draw:frame draw:style-name="fr1" draw:name="Object183" text:anchor-type="as-char" svg:y="-0.1244in" svg:width="0.872in" svg:height="0.1752in" draw:z-index="124"><draw:object xlink:href="./Object 125" xlink:type="simple" xlink:show="embed" xlink:actuate="onLoad"/><draw:image xlink:href="./ObjectReplacements/Object 125" xlink:type="simple" xlink:show="embed" xlink:actuate="onLoad"/><svg:desc>formula</svg:desc></draw:frame></text:span><text:span text:style-name="T192">and</text:span><text:span text:style-name="T191"><draw:frame draw:style-name="fr1" draw:name="Object195" text:anchor-type="as-char" svg:y="-0.2043in" svg:width="0.7244in" svg:height="0.3283in" draw:z-index="125"><draw:object xlink:href="./Object 126" xlink:type="simple" xlink:show="embed" xlink:actuate="onLoad"/><draw:image xlink:href="./ObjectReplacements/Object 126" xlink:type="simple" xlink:show="embed" xlink:actuate="onLoad"/><svg:desc>formula</svg:desc></draw:frame></text:span><text:span text:style-name="T191">, </text:span><text:span text:style-name="T194">the </text:span><text:span text:style-name="T198">four variants of</text:span><text:span text:style-name="T191"><draw:frame draw:style-name="fr1" draw:name="Object256" text:anchor-type="as-char" svg:y="-0.1437in" svg:width="0.2193in" svg:height="0.1736in" draw:z-index="126"><draw:object xlink:href="./Object 127" xlink:type="simple" xlink:show="embed" xlink:actuate="onLoad"/><draw:image xlink:href="./ObjectReplacements/Object 127" xlink:type="simple" xlink:show="embed" xlink:actuate="onLoad"/><svg:desc>formula</svg:desc></draw:frame></text:span><text:span text:style-name="T194">can likewise be expressed </text:span><text:span text:style-name="T198">as</text:span></text:p>
      <text:p text:style-name="P6"/>
      <table:table table:name="Table19" table:style-name="Table19">
        <table:table-column table:style-name="Table19.A"/>
        <table:table-column table:style-name="Table19.B"/>
        <table:table-column table:style-name="Table19.C"/>
        <table:table-row>
          <table:table-cell table:style-name="Table19.A1" office:value-type="string">
            <text:p text:style-name="P61"><text:span text:style-name="MathematicaFormatStandardForm"><text:span text:style-name="T40"/></text:span></text:p>
          </table:table-cell>
          <table:table-cell table:style-name="Table19.A1" office:value-type="string">
            <text:p text:style-name="P65"><text:span text:style-name="MathematicaFormatStandardForm"><text:span text:style-name="T44"><draw:frame draw:style-name="fr2" draw:name="Object210" text:anchor-type="as-char" svg:y="-0.1516in" svg:width="0.2264in" svg:height="0.2091in" draw:z-index="127"><draw:object xlink:href="./Object 128" xlink:type="simple" xlink:show="embed" xlink:actuate="onLoad"/><draw:image xlink:href="./ObjectReplacements/Object 128" xlink:type="simple" xlink:show="embed" xlink:actuate="onLoad"/><svg:desc>formula</svg:desc></draw:frame></text:span></text:span></text:p>
          </table:table-cell>
          <table:table-cell table:style-name="Table19.C1" office:value-type="string">
            <text:p text:style-name="P65"><text:span text:style-name="MathematicaFormatStandardForm"><text:span text:style-name="T76"><draw:frame draw:style-name="fr2" draw:name="Object211" text:anchor-type="as-char" svg:y="-0.1425in" svg:width="0.2898in" svg:height="0.1902in" draw:z-index="128"><draw:object xlink:href="./Object 129" xlink:type="simple" xlink:show="embed" xlink:actuate="onLoad"/><draw:image xlink:href="./ObjectReplacements/Object 129" xlink:type="simple" xlink:show="embed" xlink:actuate="onLoad"/><svg:desc>formula</svg:desc></draw:frame></text:span></text:span></text:p>
          </table:table-cell>
        </table:table-row>
        <table:table-row table:style-name="Table19.2">
          <table:table-cell table:style-name="Table19.A2" office:value-type="string">
            <text:p text:style-name="P65"><text:span text:style-name="MathematicaFormatStandardForm"><text:span text:style-name="T45">+</text:span></text:span></text:p>
          </table:table-cell>
          <table:table-cell table:style-name="Table19.B2" office:value-type="string">
            <text:p text:style-name="P69"><text:span text:style-name="MathematicaFormatStandardForm"><text:span text:style-name="T43"><draw:frame draw:style-name="fr1" draw:name="Object143" text:anchor-type="as-char" svg:y="-0.1244in" svg:width="1.1583in" svg:height="0.2465in" draw:z-index="129"><draw:object xlink:href="./Object 130" xlink:type="simple" xlink:show="embed" xlink:actuate="onLoad"/><draw:image xlink:href="./ObjectReplacements/Object 130" xlink:type="simple" xlink:show="embed" xlink:actuate="onLoad"/><svg:desc>formula</svg:desc></draw:frame></text:span></text:span></text:p>
          </table:table-cell>
          <table:table-cell table:style-name="Table19.C2" office:value-type="string">
            <text:p text:style-name="P69"><text:span text:style-name="MathematicaFormatStandardForm"><text:span text:style-name="T75"><draw:frame draw:style-name="fr1" draw:name="Object213" text:anchor-type="as-char" svg:y="-0.1244in" svg:width="0.8799in" svg:height="0.1752in" draw:z-index="130"><draw:object xlink:href="./Object 131" xlink:type="simple" xlink:show="embed" xlink:actuate="onLoad"/><draw:image xlink:href="./ObjectReplacements/Object 131" xlink:type="simple" xlink:show="embed" xlink:actuate="onLoad"/><svg:desc>formula</svg:desc></draw:frame></text:span></text:span></text:p>
          </table:table-cell>
        </table:table-row>
        <table:table-row>
          <table:table-cell table:style-name="Table19.A3" office:value-type="string">
            <text:p text:style-name="P172">*</text:p>
          </table:table-cell>
          <table:table-cell table:style-name="Table19.B3" office:value-type="string">
            <text:p text:style-name="P69"><text:span text:style-name="MathematicaFormatStandardForm"><text:span text:style-name="T43"><draw:frame draw:style-name="fr1" draw:name="Object212" text:anchor-type="as-char" svg:y="-0.1244in" svg:width="1.1453in" svg:height="0.2465in" draw:z-index="131"><draw:object xlink:href="./Object 132" xlink:type="simple" xlink:show="embed" xlink:actuate="onLoad"/><draw:image xlink:href="./ObjectReplacements/Object 132" xlink:type="simple" xlink:show="embed" xlink:actuate="onLoad"/><svg:desc>formula</svg:desc></draw:frame></text:span></text:span></text:p>
          </table:table-cell>
          <table:table-cell table:style-name="Table19.C3" office:value-type="string">
            <text:p text:style-name="P69"><text:span text:style-name="MathematicaFormatStandardForm"><text:span text:style-name="T75"><draw:frame draw:style-name="fr1" draw:name="Object215" text:anchor-type="as-char" svg:y="-0.1244in" svg:width="0.8661in" svg:height="0.1752in" draw:z-index="132"><draw:object xlink:href="./Object 133" xlink:type="simple" xlink:show="embed" xlink:actuate="onLoad"/><draw:image xlink:href="./ObjectReplacements/Object 133" xlink:type="simple" xlink:show="embed" xlink:actuate="onLoad"/><svg:desc>formula</svg:desc></draw:frame></text:span></text:span></text:p>
          </table:table-cell>
        </table:table-row>
      </table:table>
      <text:p text:style-name="P10"/>
      <text:p text:style-name="P102"/>
      <text:p text:style-name="P164"><text:span text:style-name="MathematicaFormatStandardForm"><text:span text:style-name="T48">Mathematica Computation of</text:span></text:span><text:span text:style-name="MathematicaFormatStandardForm"><text:span text:style-name="T173"><draw:frame draw:style-name="fr1" draw:name="Object297" text:anchor-type="as-char" svg:y="-0.1437in" svg:width="0.2402in" svg:height="0.1736in" draw:z-index="133"><draw:object xlink:href="./Object 134" xlink:type="simple" xlink:show="embed" xlink:actuate="onLoad"/><draw:image xlink:href="./ObjectReplacements/Object 134" xlink:type="simple" xlink:show="embed" xlink:actuate="onLoad"/><svg:desc>formula</svg:desc></draw:frame></text:span></text:span></text:p>
      <text:p text:style-name="P13"/>
      <text:p text:style-name="P13"><text:tab/><text:span text:style-name="T250">Just to make this redundantly clear, in Mathematica, this recursive function can be implemented as</text:span></text:p>
      <text:p text:style-name="P10"/>
      <text:p text:style-name="P131">delta=.01;</text:p>
      <text:p text:style-name="P132">thetaAdd[<text:span text:style-name="T251">x</text:span>_,<text:span text:style-name="T251">t</text:span>_]:=<text:span text:style-name="T251">x</text:span>-<text:span text:style-name="T251">t</text:span></text:p>
      <text:p text:style-name="P132">thetaMul[<text:span text:style-name="T251">x</text:span>_,<text:span text:style-name="T251">t</text:span>_]:=<text:span text:style-name="T251">x</text:span>/<text:span text:style-name="T252">t</text:span></text:p>
      <text:p text:style-name="P132">thetaEq[<text:span text:style-name="T251">x</text:span>_,<text:span text:style-name="T251">t</text:span>_]:=<text:span text:style-name="T251">x</text:span></text:p>
      <text:p text:style-name="P133">f[x_,t_,0,d_,fn_,I_]:=1</text:p>
      <text:p text:style-name="P133">f[x_,t_,k_,d_,fn_,I_]:= If[x&lt;t,0, d f[fn[x,t],d+I,k-1,d,fn,I] + f[x,d+t,k,d,fn,I]]</text:p>
      <text:p text:style-name="P98"/>
      <text:p text:style-name="P134"><text:span text:style-name="T172"><text:tab/></text:span><text:span text:style-name="T174">With this, an </text:span><text:span text:style-name="T175">approximation of</text:span><text:span text:style-name="T176"><draw:frame draw:style-name="fr1" draw:name="Object270" text:anchor-type="as-char" svg:y="-0.1437in" svg:width="0.2063in" svg:height="0.1736in" draw:z-index="134"><draw:object xlink:href="./Object 135" xlink:type="simple" xlink:show="embed" xlink:actuate="onLoad"/><draw:image xlink:href="./ObjectReplacements/Object 135" xlink:type="simple" xlink:show="embed" xlink:actuate="onLoad"/><svg:desc>formula</svg:desc></draw:frame></text:span><text:span text:style-name="T174">can be computed</text:span><text:span text:style-name="T176">, </text:span><text:span text:style-name="T177">if 1 &lt; x &lt; 2, </text:span><text:span text:style-name="T176">as </text:span><text:span text:style-name="MathematicaFormatStandardForm"><text:span text:style-name="T148">f[</text:span></text:span><text:span text:style-name="MathematicaFormatStandardForm"><text:span text:style-name="T149">x</text:span></text:span><text:span text:style-name="MathematicaFormatStandardForm"><text:span text:style-name="T148">,</text:span></text:span><text:span text:style-name="MathematicaFormatStandardForm"><text:span text:style-name="T150">1+delta,</text:span></text:span><text:span text:style-name="MathematicaFormatStandardForm"><text:span text:style-name="T149">k</text:span></text:span><text:span text:style-name="MathematicaFormatStandardForm"><text:span text:style-name="T148">,</text:span></text:span><text:span text:style-name="MathematicaFormatStandardForm"><text:span text:style-name="T149">delta</text:span></text:span><text:span text:style-name="MathematicaFormatStandardForm"><text:span text:style-name="T148">,</text:span></text:span><text:span text:style-name="MathematicaFormatStandardForm"><text:span text:style-name="T149">thetaEq,</text:span></text:span><text:span text:style-name="MathematicaFormatStandardForm"><text:span text:style-name="T151">1</text:span></text:span><text:span text:style-name="MathematicaFormatStandardForm"><text:span text:style-name="T148">]</text:span></text:span><text:span text:style-name="T175">, with the approximation getting closer and closer as </text:span><text:span text:style-name="T185">delta</text:span><text:span text:style-name="T175"> gets closer to 0. <text:s/></text:span></text:p>
      <text:p text:style-name="P117"><text:span text:style-name="T200"><text:tab/>A</text:span><text:span text:style-name="T189">nd</text:span><text:span text:style-name="T200"> </text:span><text:span text:style-name="T191"><draw:frame draw:style-name="fr1" draw:name="Object271" text:anchor-type="as-char" svg:y="-0.1437in" svg:width="0.2402in" svg:height="0.1736in" draw:z-index="135"><draw:object xlink:href="./Object 136" xlink:type="simple" xlink:show="embed" xlink:actuate="onLoad"/><draw:image xlink:href="./ObjectReplacements/Object 136" xlink:type="simple" xlink:show="embed" xlink:actuate="onLoad"/><svg:desc>formula</svg:desc></draw:frame></text:span><text:span text:style-name="T194">can be computed </text:span><text:span text:style-name="T189">as</text:span></text:p>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61"><text:span text:style-name="MathematicaFormatStandardForm"><text:span text:style-name="T40"/></text:span></text:p>
          </table:table-cell>
          <table:table-cell table:style-name="Table6.A1" office:value-type="string">
            <text:p text:style-name="P65"><text:span text:style-name="MathematicaFormatStandardForm"><text:span text:style-name="T44"><draw:frame draw:style-name="fr2" draw:name="Object258" text:anchor-type="as-char" svg:y="-0.1516in" svg:width="0.2264in" svg:height="0.2091in" draw:z-index="136"><draw:object xlink:href="./Object 137" xlink:type="simple" xlink:show="embed" xlink:actuate="onLoad"/><draw:image xlink:href="./ObjectReplacements/Object 137" xlink:type="simple" xlink:show="embed" xlink:actuate="onLoad"/><svg:desc>formula</svg:desc></draw:frame></text:span></text:span></text:p>
          </table:table-cell>
          <table:table-cell table:style-name="Table6.C1" office:value-type="string">
            <text:p text:style-name="P65"><text:span text:style-name="MathematicaFormatStandardForm"><text:span text:style-name="T76"><draw:frame draw:style-name="fr2" draw:name="Object259" text:anchor-type="as-char" svg:y="-0.1425in" svg:width="0.2898in" svg:height="0.1902in" draw:z-index="137"><draw:object xlink:href="./Object 138" xlink:type="simple" xlink:show="embed" xlink:actuate="onLoad"/><draw:image xlink:href="./ObjectReplacements/Object 138" xlink:type="simple" xlink:show="embed" xlink:actuate="onLoad"/><svg:desc>formula</svg:desc></draw:frame></text:span></text:span></text:p>
          </table:table-cell>
        </table:table-row>
        <table:table-row table:style-name="Table6.2">
          <table:table-cell table:style-name="Table6.A2" office:value-type="string">
            <text:p text:style-name="P65"><text:span text:style-name="MathematicaFormatStandardForm"><text:span text:style-name="T45">+</text:span></text:span></text:p>
          </table:table-cell>
          <table:table-cell table:style-name="Table6.B2"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5">delta,</text:span></text:span><text:span text:style-name="MathematicaFormatStandardForm"><text:span text:style-name="T254">k</text:span></text:span><text:span text:style-name="MathematicaFormatStandardForm"><text:span text:style-name="T253">,</text:span></text:span><text:span text:style-name="MathematicaFormatStandardForm"><text:span text:style-name="T254">delta</text:span></text:span><text:span text:style-name="MathematicaFormatStandardForm"><text:span text:style-name="T253">,</text:span></text:span><text:span text:style-name="MathematicaFormatStandardForm"><text:span text:style-name="T254">thetaAdd,</text:span></text:span><text:span text:style-name="MathematicaFormatStandardForm"><text:span text:style-name="T256">0</text:span></text:span><text:span text:style-name="MathematicaFormatStandardForm"><text:span text:style-name="T253">]</text:span></text:span></text:p>
          </table:table-cell>
          <table:table-cell table:style-name="Table6.C2"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5">1,</text:span></text:span><text:span text:style-name="MathematicaFormatStandardForm"><text:span text:style-name="T254">k</text:span></text:span><text:span text:style-name="MathematicaFormatStandardForm"><text:span text:style-name="T253">,</text:span></text:span><text:span text:style-name="MathematicaFormatStandardForm"><text:span text:style-name="T254">1</text:span></text:span><text:span text:style-name="MathematicaFormatStandardForm"><text:span text:style-name="T253">,</text:span></text:span><text:span text:style-name="MathematicaFormatStandardForm"><text:span text:style-name="T254">thetaAdd,</text:span></text:span><text:span text:style-name="MathematicaFormatStandardForm"><text:span text:style-name="T256">0</text:span></text:span><text:span text:style-name="MathematicaFormatStandardForm"><text:span text:style-name="T253">]</text:span></text:span></text:p>
          </table:table-cell>
        </table:table-row>
        <table:table-row>
          <table:table-cell table:style-name="Table6.A3" office:value-type="string">
            <text:p text:style-name="P172">*</text:p>
          </table:table-cell>
          <table:table-cell table:style-name="Table6.B3"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5">1+delta,</text:span></text:span><text:span text:style-name="MathematicaFormatStandardForm"><text:span text:style-name="T254">k</text:span></text:span><text:span text:style-name="MathematicaFormatStandardForm"><text:span text:style-name="T253">,</text:span></text:span><text:span text:style-name="MathematicaFormatStandardForm"><text:span text:style-name="T254">delta</text:span></text:span><text:span text:style-name="MathematicaFormatStandardForm"><text:span text:style-name="T253">,</text:span></text:span><text:span text:style-name="MathematicaFormatStandardForm"><text:span text:style-name="T254">thetaMul,</text:span></text:span><text:span text:style-name="MathematicaFormatStandardForm"><text:span text:style-name="T256">1</text:span></text:span><text:span text:style-name="MathematicaFormatStandardForm"><text:span text:style-name="T253">]</text:span></text:span></text:p>
          </table:table-cell>
          <table:table-cell table:style-name="Table6.C3"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5">2,</text:span></text:span><text:span text:style-name="MathematicaFormatStandardForm"><text:span text:style-name="T254">k</text:span></text:span><text:span text:style-name="MathematicaFormatStandardForm"><text:span text:style-name="T253">,</text:span></text:span><text:span text:style-name="MathematicaFormatStandardForm"><text:span text:style-name="T254">1</text:span></text:span><text:span text:style-name="MathematicaFormatStandardForm"><text:span text:style-name="T253">,</text:span></text:span><text:span text:style-name="MathematicaFormatStandardForm"><text:span text:style-name="T254">thetaMul,</text:span></text:span><text:span text:style-name="MathematicaFormatStandardForm"><text:span text:style-name="T256">1</text:span></text:span><text:span text:style-name="MathematicaFormatStandardForm"><text:span text:style-name="T253">]</text:span></text:span></text:p>
          </table:table-cell>
        </table:table-row>
      </table:table>
      <text:p text:style-name="P116"/>
      <text:p text:style-name="P21"><text:soft-page-break/>again with <text:span text:style-name="T260">approximations of the integrals getting more accurate</text:span> as delta gets closer to 0.</text:p>
      <text:p text:style-name="P22"/>
      <text:p text:style-name="P118"><text:span text:style-name="T189"><text:tab/></text:span><text:span text:style-name="T194">T</text:span><text:span text:style-name="T189">his is</text:span><text:span text:style-name="T201">n't really a </text:span><text:span text:style-name="T189">reasonable way to compute </text:span><text:span text:style-name="T189"><draw:frame draw:style-name="fr1" draw:name="Object273" text:anchor-type="as-char" svg:y="-0.1555in" svg:width="0.4138in" svg:height="0.1854in" draw:z-index="138"><draw:object xlink:href="./Object 139" xlink:type="simple" xlink:show="embed" xlink:actuate="onLoad"/><draw:image xlink:href="./ObjectReplacements/Object 139" xlink:type="simple" xlink:show="embed" xlink:actuate="onLoad"/><svg:desc>formula</svg:desc></draw:frame></text:span><text:span text:style-name="T189">and</text:span><text:span text:style-name="T189"><draw:frame draw:style-name="fr1" draw:name="Object274" text:anchor-type="as-char" svg:y="-0.1555in" svg:width="0.4118in" svg:height="0.1854in" draw:z-index="139"><draw:object xlink:href="./Object 140" xlink:type="simple" xlink:show="embed" xlink:actuate="onLoad"/><draw:image xlink:href="./ObjectReplacements/Object 140" xlink:type="simple" xlink:show="embed" xlink:actuate="onLoad"/><svg:desc>formula</svg:desc></draw:frame></text:span><text:span text:style-name="T201">except </text:span><text:span text:style-name="T202">for small values of </text:span><text:span text:style-name="T217">x</text:span><text:span text:style-name="T189">, but </text:span><text:span text:style-name="T201">it's especially </text:span><text:span text:style-name="T189">not at all </text:span><text:span text:style-name="T201">a </text:span><text:span text:style-name="T189">reasonable </text:span><text:span text:style-name="T201">way </text:span><text:span text:style-name="T189">to compute</text:span><text:span text:style-name="T189"><draw:frame draw:style-name="fr1" draw:name="Object275" text:anchor-type="as-char" svg:y="-0.1665in" svg:width="0.3772in" svg:height="0.1965in" draw:z-index="140"><draw:object xlink:href="./Object 141" xlink:type="simple" xlink:show="embed" xlink:actuate="onLoad"/><draw:image xlink:href="./ObjectReplacements/Object 141" xlink:type="simple" xlink:show="embed" xlink:actuate="onLoad"/><svg:desc>formula</svg:desc></draw:frame></text:span><text:span text:style-name="T189">or</text:span><text:span text:style-name="T189"><draw:frame draw:style-name="fr1" draw:name="Object276" text:anchor-type="as-char" svg:y="-0.1665in" svg:width="0.3772in" svg:height="0.1965in" draw:z-index="141"><draw:object xlink:href="./Object 142" xlink:type="simple" xlink:show="embed" xlink:actuate="onLoad"/><draw:image xlink:href="./ObjectReplacements/Object 142" xlink:type="simple" xlink:show="embed" xlink:actuate="onLoad"/><svg:desc>formula</svg:desc></draw:frame></text:span><text:span text:style-name="T189">. <text:s/>Fortunately, closed form values of those exist and will be mentioned </text:span><text:span text:style-name="T203">shortly</text:span><text:span text:style-name="T189">.</text:span></text:p>
      <text:p text:style-name="P116"/>
      <text:p text:style-name="P162"><text:span text:style-name="MathematicaFormatStandardForm"><text:span text:style-name="T49">Specific Expressions of</text:span></text:span><text:span text:style-name="MathematicaFormatStandardForm"><text:span text:style-name="T47"><draw:frame draw:style-name="fr1" draw:name="Object261" text:anchor-type="as-char" svg:y="-0.1437in" svg:width="0.2402in" svg:height="0.1736in" draw:z-index="142"><draw:object xlink:href="./Object 143" xlink:type="simple" xlink:show="embed" xlink:actuate="onLoad"/><draw:image xlink:href="./ObjectReplacements/Object 143" xlink:type="simple" xlink:show="embed" xlink:actuate="onLoad"/><svg:desc>formula</svg:desc></draw:frame></text:span></text:span></text:p>
      <text:p text:style-name="P116"/>
      <text:p text:style-name="P135"><text:span text:style-name="T261"><text:tab/></text:span><text:span text:style-name="T262">I'll</text:span><text:span text:style-name="T263"> list a few explicit integrals and sums for computing</text:span><text:span text:style-name="MathematicaFormatStandardForm"><text:span text:style-name="T47"><draw:frame draw:style-name="fr1" draw:name="Object269" text:anchor-type="as-char" svg:y="-0.1437in" svg:width="0.2402in" svg:height="0.1736in" draw:z-index="143"><draw:object xlink:href="./Object 144" xlink:type="simple" xlink:show="embed" xlink:actuate="onLoad"/><draw:image xlink:href="./ObjectReplacements/Object 144" xlink:type="simple" xlink:show="embed" xlink:actuate="onLoad"/><svg:desc>formula</svg:desc></draw:frame></text:span></text:span><text:span text:style-name="MathematicaFormatStandardForm"><text:span text:style-name="T50">to the first few values of k, </text:span></text:span><text:span text:style-name="MathematicaFormatStandardForm"><text:span text:style-name="T51">just to keep things </text:span></text:span><text:span text:style-name="MathematicaFormatStandardForm"><text:span text:style-name="T52">nice and </text:span></text:span><text:span text:style-name="MathematicaFormatStandardForm"><text:span text:style-name="T53">clear</text:span></text:span><text:span text:style-name="MathematicaFormatStandardForm"><text:span text:style-name="T50">. <text:s/></text:span></text:span><text:span text:style-name="MathematicaFormatStandardForm"><text:span text:style-name="T54">Although the recursive expression in the previous section should hopefully hammer home </text:span></text:span><text:span text:style-name="MathematicaFormatStandardForm"><text:span text:style-name="T55">just </text:span></text:span><text:span text:style-name="MathematicaFormatStandardForm"><text:span text:style-name="T54">how closely related these various terms are to each other, the expressions in this section are easier to reason about for finding closed forms, which will be given in the next section.</text:span></text:span></text:p>
      <text:p text:style-name="P135"><text:span text:style-name="MathematicaFormatStandardForm"><text:span text:style-name="T50"><text:tab/></text:span></text:span><text:span text:style-name="MathematicaFormatStandardForm"><text:span text:style-name="T55">So, h</text:span></text:span><text:span text:style-name="MathematicaFormatStandardForm"><text:span text:style-name="T50">ere's the first power,</text:span></text:span></text:p>
      <text:p text:style-name="P98"><draw:frame draw:style-name="fr1" draw:name="Object22" text:anchor-type="as-char" svg:y="-0.2437in" svg:width="0.5165in" svg:height="0.3929in" draw:z-index="144"><draw:object xlink:href="./Object 145" xlink:type="simple" xlink:show="embed" xlink:actuate="onLoad"/><draw:image xlink:href="./ObjectReplacements/Object 145" xlink:type="simple" xlink:show="embed" xlink:actuate="onLoad"/><svg:desc>formula</svg:desc></draw:frame></text:p>
      <text:p text:style-name="P119">and</text:p>
      <text:p text:style-name="P98"><draw:frame draw:style-name="fr1" draw:name="Object88" text:anchor-type="as-char" svg:y="-0.1244in" svg:width="0.2925in" svg:height="0.1543in" draw:z-index="145"><draw:object xlink:href="./Object 146" xlink:type="simple" xlink:show="embed" xlink:actuate="onLoad"/><draw:image xlink:href="./ObjectReplacements/Object 146" xlink:type="simple" xlink:show="embed" xlink:actuate="onLoad"/><svg:desc>formula</svg:desc></draw:frame></text:p>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61"><text:span text:style-name="MathematicaFormatStandardForm"><text:span text:style-name="T40"/></text:span></text:p>
          </table:table-cell>
          <table:table-cell table:style-name="Table4.A1" office:value-type="string">
            <text:p text:style-name="P65"><text:span text:style-name="MathematicaFormatStandardForm"><text:span text:style-name="T44"><draw:frame draw:style-name="fr2" draw:name="Object82" text:anchor-type="as-char" svg:y="-0.1516in" svg:width="0.2264in" svg:height="0.2091in" draw:z-index="146"><draw:object xlink:href="./Object 147" xlink:type="simple" xlink:show="embed" xlink:actuate="onLoad"/><draw:image xlink:href="./ObjectReplacements/Object 147" xlink:type="simple" xlink:show="embed" xlink:actuate="onLoad"/><svg:desc>formula</svg:desc></draw:frame></text:span></text:span></text:p>
          </table:table-cell>
          <table:table-cell table:style-name="Table4.C1" office:value-type="string">
            <text:p text:style-name="P65"><text:span text:style-name="MathematicaFormatStandardForm"><text:span text:style-name="T76"><draw:frame draw:style-name="fr2" draw:name="Object83" text:anchor-type="as-char" svg:y="-0.1425in" svg:width="0.2898in" svg:height="0.1902in" draw:z-index="147"><draw:object xlink:href="./Object 148" xlink:type="simple" xlink:show="embed" xlink:actuate="onLoad"/><draw:image xlink:href="./ObjectReplacements/Object 148" xlink:type="simple" xlink:show="embed" xlink:actuate="onLoad"/><svg:desc>formula</svg:desc></draw:frame></text:span></text:span></text:p>
          </table:table-cell>
        </table:table-row>
        <table:table-row table:style-name="Table4.2">
          <table:table-cell table:style-name="Table4.A2" office:value-type="string">
            <text:p text:style-name="P65"><text:span text:style-name="MathematicaFormatStandardForm"><text:span text:style-name="T45">+</text:span></text:span></text:p>
          </table:table-cell>
          <table:table-cell table:style-name="Table4.B2" office:value-type="string">
            <text:p text:style-name="P76"><text:span text:style-name="MathematicaFormatStandardForm"><text:span text:style-name="T43"><draw:frame draw:style-name="fr1" draw:name="Object84" text:anchor-type="as-char" svg:y="-0.2437in" svg:width="0.3354in" svg:height="0.3929in" draw:z-index="148"><draw:object xlink:href="./Object 149" xlink:type="simple" xlink:show="embed" xlink:actuate="onLoad"/><draw:image xlink:href="./ObjectReplacements/Object 149" xlink:type="simple" xlink:show="embed" xlink:actuate="onLoad"/><svg:desc>formula</svg:desc></draw:frame></text:span></text:span></text:p>
          </table:table-cell>
          <table:table-cell table:style-name="Table4.C2" office:value-type="string">
            <text:p text:style-name="P137"><text:span text:style-name="aaMathematica"><text:span text:style-name="T265"><draw:frame draw:style-name="fr1" draw:name="Object85" text:anchor-type="as-char" svg:y="-0.2339in" svg:width="0.3339in" svg:height="0.3752in" draw:z-index="149"><draw:object xlink:href="./Object 150" xlink:type="simple" xlink:show="embed" xlink:actuate="onLoad"/><draw:image xlink:href="./ObjectReplacements/Object 150" xlink:type="simple" xlink:show="embed" xlink:actuate="onLoad"/><svg:desc>formula</svg:desc></draw:frame></text:span></text:span></text:p>
          </table:table-cell>
        </table:table-row>
        <table:table-row>
          <table:table-cell table:style-name="Table4.A3" office:value-type="string">
            <text:p text:style-name="P172">*</text:p>
          </table:table-cell>
          <table:table-cell table:style-name="Table4.B3" office:value-type="string">
            <text:p text:style-name="P76"><text:span text:style-name="MathematicaFormatStandardForm"><text:span text:style-name="T43"><draw:frame draw:style-name="fr1" draw:name="Object86" text:anchor-type="as-char" svg:y="-0.2437in" svg:width="0.3354in" svg:height="0.3929in" draw:z-index="150"><draw:object xlink:href="./Object 151" xlink:type="simple" xlink:show="embed" xlink:actuate="onLoad"/><draw:image xlink:href="./ObjectReplacements/Object 151" xlink:type="simple" xlink:show="embed" xlink:actuate="onLoad"/><svg:desc>formula</svg:desc></draw:frame></text:span></text:span></text:p>
          </table:table-cell>
          <table:table-cell table:style-name="Table4.C3" office:value-type="string">
            <text:p text:style-name="P137"><text:span text:style-name="aaMathematica"><text:span text:style-name="T265"><draw:frame draw:style-name="fr1" draw:name="Object87" text:anchor-type="as-char" svg:y="-0.2339in" svg:width="0.3457in" svg:height="0.3752in" draw:z-index="151"><draw:object xlink:href="./Object 152" xlink:type="simple" xlink:show="embed" xlink:actuate="onLoad"/><draw:image xlink:href="./ObjectReplacements/Object 152" xlink:type="simple" xlink:show="embed" xlink:actuate="onLoad"/><svg:desc>formula</svg:desc></draw:frame></text:span></text:span></text:p>
          </table:table-cell>
        </table:table-row>
      </table:table>
      <text:p text:style-name="P102"/>
      <text:p text:style-name="P105"><text:tab/><text:span text:style-name="T231">And the second,</text:span></text:p>
      <text:p text:style-name="P98"><draw:frame draw:style-name="fr1" draw:name="Object23" text:anchor-type="as-char" svg:y="-0.2437in" svg:width="0.8429in" svg:height="0.3929in" draw:z-index="152"><draw:object xlink:href="./Object 153" xlink:type="simple" xlink:show="embed" xlink:actuate="onLoad"/><draw:image xlink:href="./ObjectReplacements/Object 153" xlink:type="simple" xlink:show="embed" xlink:actuate="onLoad"/><svg:desc>formula</svg:desc></draw:frame></text:p>
      <text:p text:style-name="P119">with</text:p>
      <text:p text:style-name="P98"><draw:frame draw:style-name="fr1" draw:name="Object81" text:anchor-type="as-char" svg:y="-0.1437in" svg:width="0.3563in" svg:height="0.1736in" draw:z-index="153"><draw:object xlink:href="./Object 154" xlink:type="simple" xlink:show="embed" xlink:actuate="onLoad"/><draw:image xlink:href="./ObjectReplacements/Object 154" xlink:type="simple" xlink:show="embed" xlink:actuate="onLoad"/><svg:desc>formula</svg:desc></draw:frame></text:p>
      <text:p text:style-name="P98"/>
      <table:table table:name="Table2" table:style-name="Table2">
        <table:table-column table:style-name="Table2.A"/>
        <table:table-column table:style-name="Table2.B"/>
        <table:table-column table:style-name="Table2.C"/>
        <table:table-row>
          <table:table-cell table:style-name="Table2.A1" office:value-type="string">
            <text:p text:style-name="P61"><text:span text:style-name="MathematicaFormatStandardForm"><text:span text:style-name="T40"/></text:span></text:p>
          </table:table-cell>
          <table:table-cell table:style-name="Table2.A1" office:value-type="string">
            <text:p text:style-name="P65"><text:span text:style-name="MathematicaFormatStandardForm"><text:span text:style-name="T44"><draw:frame draw:style-name="fr2" draw:name="Object5" text:anchor-type="as-char" svg:y="-0.1516in" svg:width="0.2264in" svg:height="0.2091in" draw:z-index="154"><draw:object xlink:href="./Object 155" xlink:type="simple" xlink:show="embed" xlink:actuate="onLoad"/><draw:image xlink:href="./ObjectReplacements/Object 155" xlink:type="simple" xlink:show="embed" xlink:actuate="onLoad"/><svg:desc>formula</svg:desc></draw:frame></text:span></text:span></text:p>
          </table:table-cell>
          <table:table-cell table:style-name="Table2.C1" office:value-type="string">
            <text:p text:style-name="P65"><text:span text:style-name="MathematicaFormatStandardForm"><text:span text:style-name="T76"><draw:frame draw:style-name="fr2" draw:name="Object16" text:anchor-type="as-char" svg:y="-0.1425in" svg:width="0.2898in" svg:height="0.1902in" draw:z-index="155"><draw:object xlink:href="./Object 156" xlink:type="simple" xlink:show="embed" xlink:actuate="onLoad"/><draw:image xlink:href="./ObjectReplacements/Object 156" xlink:type="simple" xlink:show="embed" xlink:actuate="onLoad"/><svg:desc>formula</svg:desc></draw:frame></text:span></text:span></text:p>
          </table:table-cell>
        </table:table-row>
        <table:table-row table:style-name="Table2.2">
          <table:table-cell table:style-name="Table2.A2" office:value-type="string">
            <text:p text:style-name="P65"><text:span text:style-name="MathematicaFormatStandardForm"><text:span text:style-name="T45">+</text:span></text:span></text:p>
          </table:table-cell>
          <table:table-cell table:style-name="Table2.B2" office:value-type="string">
            <text:p text:style-name="P76"><text:span text:style-name="MathematicaFormatStandardForm"><text:span text:style-name="T43"><draw:frame draw:style-name="fr1" draw:name="Object77" text:anchor-type="as-char" svg:y="-0.2437in" svg:width="0.6701in" svg:height="0.3929in" draw:z-index="156"><draw:object xlink:href="./Object 157" xlink:type="simple" xlink:show="embed" xlink:actuate="onLoad"/><draw:image xlink:href="./ObjectReplacements/Object 157" xlink:type="simple" xlink:show="embed" xlink:actuate="onLoad"/><svg:desc>formula</svg:desc></draw:frame></text:span></text:span></text:p>
          </table:table-cell>
          <table:table-cell table:style-name="Table2.C2" office:value-type="string">
            <text:p text:style-name="P137"><text:span text:style-name="aaMathematica"><text:span text:style-name="T265"><draw:frame draw:style-name="fr1" draw:name="Object78" text:anchor-type="as-char" svg:y="-0.2339in" svg:width="0.5189in" svg:height="0.3752in" draw:z-index="157"><draw:object xlink:href="./Object 158" xlink:type="simple" xlink:show="embed" xlink:actuate="onLoad"/><draw:image xlink:href="./ObjectReplacements/Object 158" xlink:type="simple" xlink:show="embed" xlink:actuate="onLoad"/><svg:desc>formula</svg:desc></draw:frame></text:span></text:span></text:p>
          </table:table-cell>
        </table:table-row>
        <table:table-row>
          <table:table-cell table:style-name="Table2.A3" office:value-type="string">
            <text:p text:style-name="P172">*</text:p>
          </table:table-cell>
          <table:table-cell table:style-name="Table2.B3" office:value-type="string">
            <text:p text:style-name="P76"><text:span text:style-name="MathematicaFormatStandardForm"><text:span text:style-name="T43"><draw:frame draw:style-name="fr1" draw:name="Object79" text:anchor-type="as-char" svg:y="-0.348in" svg:width="0.6173in" svg:height="0.4972in" draw:z-index="158"><draw:object xlink:href="./Object 159" xlink:type="simple" xlink:show="embed" xlink:actuate="onLoad"/><draw:image xlink:href="./ObjectReplacements/Object 159" xlink:type="simple" xlink:show="embed" xlink:actuate="onLoad"/><svg:desc>formula</svg:desc></draw:frame></text:span></text:span></text:p>
          </table:table-cell>
          <table:table-cell table:style-name="Table2.C3" office:value-type="string">
            <text:p text:style-name="P137"><text:span text:style-name="aaMathematica"><text:span text:style-name="T265"><draw:frame draw:style-name="fr1" draw:name="Object80" text:anchor-type="as-char" svg:y="-0.3382in" svg:width="0.5327in" svg:height="0.4783in" draw:z-index="159"><draw:object xlink:href="./Object 160" xlink:type="simple" xlink:show="embed" xlink:actuate="onLoad"/><draw:image xlink:href="./ObjectReplacements/Object 160" xlink:type="simple" xlink:show="embed" xlink:actuate="onLoad"/><svg:desc>formula</svg:desc></draw:frame></text:span></text:span></text:p>
          </table:table-cell>
        </table:table-row>
      </table:table>
      <text:p text:style-name="P102"/>
      <text:p text:style-name="P105"><text:tab/><text:span text:style-name="T250">And the third power,</text:span></text:p>
      <text:p text:style-name="P98"/>
      <text:p text:style-name="P98"><draw:frame draw:style-name="fr1" draw:name="Object61" text:anchor-type="as-char" svg:y="-0.2437in" svg:width="1.1165in" svg:height="0.3929in" draw:z-index="160"><draw:object xlink:href="./Object 161" xlink:type="simple" xlink:show="embed" xlink:actuate="onLoad"/><draw:image xlink:href="./ObjectReplacements/Object 161" xlink:type="simple" xlink:show="embed" xlink:actuate="onLoad"/><svg:desc>formula</svg:desc></draw:frame></text:p>
      <text:p text:style-name="P119">and</text:p>
      <text:p text:style-name="P98"><draw:frame draw:style-name="fr1" draw:name="Object62" text:anchor-type="as-char" svg:y="-0.1437in" svg:width="0.3571in" svg:height="0.1736in" draw:z-index="161"><draw:object xlink:href="./Object 162" xlink:type="simple" xlink:show="embed" xlink:actuate="onLoad"/><draw:image xlink:href="./ObjectReplacements/Object 162" xlink:type="simple" xlink:show="embed" xlink:actuate="onLoad"/><svg:desc>formula</svg:desc></draw:frame></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61"><text:span text:style-name="MathematicaFormatStandardForm"><text:span text:style-name="T40"/></text:span></text:p>
          </table:table-cell>
          <table:table-cell table:style-name="Table1.A1" office:value-type="string">
            <text:p text:style-name="P65"><text:span text:style-name="MathematicaFormatStandardForm"><text:span text:style-name="T44"><draw:frame draw:style-name="fr2" draw:name="Object69" text:anchor-type="as-char" svg:y="-0.1516in" svg:width="0.2264in" svg:height="0.2091in" draw:z-index="162"><draw:object xlink:href="./Object 163" xlink:type="simple" xlink:show="embed" xlink:actuate="onLoad"/><draw:image xlink:href="./ObjectReplacements/Object 163" xlink:type="simple" xlink:show="embed" xlink:actuate="onLoad"/><svg:desc>formula</svg:desc></draw:frame></text:span></text:span></text:p>
          </table:table-cell>
          <table:table-cell table:style-name="Table1.C1" office:value-type="string">
            <text:p text:style-name="P65"><text:span text:style-name="MathematicaFormatStandardForm"><text:span text:style-name="T76"><draw:frame draw:style-name="fr2" draw:name="Object70" text:anchor-type="as-char" svg:y="-0.1425in" svg:width="0.2898in" svg:height="0.1902in" draw:z-index="163"><draw:object xlink:href="./Object 164" xlink:type="simple" xlink:show="embed" xlink:actuate="onLoad"/><draw:image xlink:href="./ObjectReplacements/Object 164" xlink:type="simple" xlink:show="embed" xlink:actuate="onLoad"/><svg:desc>formula</svg:desc></draw:frame></text:span></text:span></text:p>
          </table:table-cell>
        </table:table-row>
        <table:table-row table:style-name="Table1.2">
          <table:table-cell table:style-name="Table1.A2" office:value-type="string">
            <text:p text:style-name="P65"><text:span text:style-name="MathematicaFormatStandardForm"><text:span text:style-name="T45">+</text:span></text:span></text:p>
          </table:table-cell>
          <table:table-cell table:style-name="Table1.B2" office:value-type="string">
            <text:p text:style-name="P76"><text:span text:style-name="MathematicaFormatStandardForm"><text:span text:style-name="T43"><draw:frame draw:style-name="fr1" draw:name="Object71" text:anchor-type="as-char" svg:y="-0.2437in" svg:width="1.1134in" svg:height="0.3929in" draw:z-index="164"><draw:object xlink:href="./Object 165" xlink:type="simple" xlink:show="embed" xlink:actuate="onLoad"/><draw:image xlink:href="./ObjectReplacements/Object 165" xlink:type="simple" xlink:show="embed" xlink:actuate="onLoad"/><svg:desc>formula</svg:desc></draw:frame></text:span></text:span></text:p>
          </table:table-cell>
          <table:table-cell table:style-name="Table1.C2" office:value-type="string">
            <text:p text:style-name="P137"><text:span text:style-name="aaMathematica"><text:span text:style-name="T265"><draw:frame draw:style-name="fr1" draw:name="Object72" text:anchor-type="as-char" svg:y="-0.2339in" svg:width="0.8181in" svg:height="0.3752in" draw:z-index="165"><draw:object xlink:href="./Object 166" xlink:type="simple" xlink:show="embed" xlink:actuate="onLoad"/><draw:image xlink:href="./ObjectReplacements/Object 166" xlink:type="simple" xlink:show="embed" xlink:actuate="onLoad"/><svg:desc>formula</svg:desc></draw:frame></text:span></text:span></text:p>
          </table:table-cell>
        </table:table-row>
        <text:soft-page-break/>
        <table:table-row>
          <table:table-cell table:style-name="Table1.A3" office:value-type="string">
            <text:p text:style-name="P172">*</text:p>
          </table:table-cell>
          <table:table-cell table:style-name="Table1.B3" office:value-type="string">
            <text:p text:style-name="P76"><text:span text:style-name="MathematicaFormatStandardForm"><text:span text:style-name="T43"><draw:frame draw:style-name="fr1" draw:name="Object73" text:anchor-type="as-char" svg:y="-0.348in" svg:width="0.9008in" svg:height="0.4972in" draw:z-index="166"><draw:object xlink:href="./Object 167" xlink:type="simple" xlink:show="embed" xlink:actuate="onLoad"/><draw:image xlink:href="./ObjectReplacements/Object 167" xlink:type="simple" xlink:show="embed" xlink:actuate="onLoad"/><svg:desc>formula</svg:desc></draw:frame></text:span></text:span></text:p>
          </table:table-cell>
          <table:table-cell table:style-name="Table1.C3" office:value-type="string">
            <text:p text:style-name="P137"><text:span text:style-name="aaMathematica"><text:span text:style-name="T265"><draw:frame draw:style-name="fr1" draw:name="Object74" text:anchor-type="as-char" svg:y="-0.3382in" svg:width="0.7311in" svg:height="0.4783in" draw:z-index="167"><draw:object xlink:href="./Object 168" xlink:type="simple" xlink:show="embed" xlink:actuate="onLoad"/><draw:image xlink:href="./ObjectReplacements/Object 168" xlink:type="simple" xlink:show="embed" xlink:actuate="onLoad"/><svg:desc>formula</svg:desc></draw:frame></text:span></text:span><text:span text:style-name="aaMathematica"><text:span text:style-name="T265"> </text:span></text:span></text:p>
          </table:table-cell>
        </table:table-row>
      </table:table>
      <text:p text:style-name="P118"/>
      <text:p text:style-name="P118"><text:span text:style-name="T249">a</text:span>nd <text:span text:style-name="T249">so on. <text:s/>This should be pretty simple.</text:span></text:p>
      <text:p text:style-name="P98"/>
      <text:p text:style-name="P164"><text:span text:style-name="MathematicaFormatStandardForm"><text:span text:style-name="T56">Closed Form </text:span></text:span><text:span text:style-name="MathematicaFormatStandardForm"><text:span text:style-name="T47">Values for</text:span></text:span><text:span text:style-name="MathematicaFormatStandardForm"><text:span text:style-name="T172"><draw:frame draw:style-name="fr1" draw:name="Object75" text:anchor-type="as-char" svg:y="-0.1437in" svg:width="0.2193in" svg:height="0.1736in" draw:z-index="168"><draw:object xlink:href="./Object 169" xlink:type="simple" xlink:show="embed" xlink:actuate="onLoad"/><draw:image xlink:href="./ObjectReplacements/Object 169" xlink:type="simple" xlink:show="embed" xlink:actuate="onLoad"/><svg:desc>formula</svg:desc></draw:frame></text:span></text:span></text:p>
      <text:p text:style-name="P102"/>
      <text:p text:style-name="P15"><text:tab/><text:span text:style-name="T267">With a bit of work, most variations of</text:span><text:span text:style-name="MathematicaFormatStandardForm"><text:span text:style-name="T25"><draw:frame draw:style-name="fr1" draw:name="Object277" text:anchor-type="as-char" svg:y="-0.1437in" svg:width="0.2193in" svg:height="0.1736in" draw:z-index="169"><draw:object xlink:href="./Object 170" xlink:type="simple" xlink:show="embed" xlink:actuate="onLoad"/><draw:image xlink:href="./ObjectReplacements/Object 170" xlink:type="simple" xlink:show="embed" xlink:actuate="onLoad"/><svg:desc>formula</svg:desc></draw:frame></text:span></text:span><text:span text:style-name="T267">can be expressed in concise closed forms. <text:s/>This is significant; later sections are going to show how variants of</text:span><text:span text:style-name="MathematicaFormatStandardForm"><text:span text:style-name="T25"><draw:frame draw:style-name="fr1" draw:name="Object278" text:anchor-type="as-char" svg:y="-0.1437in" svg:width="0.2402in" svg:height="0.1736in" draw:z-index="170"><draw:object xlink:href="./Object 171" xlink:type="simple" xlink:show="embed" xlink:actuate="onLoad"/><draw:image xlink:href="./ObjectReplacements/Object 171" xlink:type="simple" xlink:show="embed" xlink:actuate="onLoad"/><svg:desc>formula</svg:desc></draw:frame></text:span></text:span><text:span text:style-name="T267">behave similarly to</text:span><text:span text:style-name="T267"><draw:frame draw:style-name="fr1" draw:name="Object279" text:anchor-type="as-char" svg:y="-0.1437in" svg:width="0.2063in" svg:height="0.1736in" draw:z-index="171"><draw:object xlink:href="./Object 172" xlink:type="simple" xlink:show="embed" xlink:actuate="onLoad"/><draw:image xlink:href="./ObjectReplacements/Object 172" xlink:type="simple" xlink:show="embed" xlink:actuate="onLoad"/><svg:desc>formula</svg:desc></draw:frame></text:span><text:span text:style-name="T267">. <text:s/>This will then let us find interesting identities involving the following closed forms, inspired by identities involving</text:span><text:span text:style-name="T267"><draw:frame draw:style-name="fr1" draw:name="Object285" text:anchor-type="as-char" svg:y="-0.1437in" svg:width="0.2063in" svg:height="0.1736in" draw:z-index="172"><draw:object xlink:href="./Object 173" xlink:type="simple" xlink:show="embed" xlink:actuate="onLoad"/><draw:image xlink:href="./ObjectReplacements/Object 173" xlink:type="simple" xlink:show="embed" xlink:actuate="onLoad"/><svg:desc>formula</svg:desc></draw:frame></text:span><text:span text:style-name="T267">.</text:span></text:p>
      <text:p text:style-name="P15"><text:tab/><text:span text:style-name="T267">So, those closed form expressions are</text:span></text:p>
      <text:p text:style-name="P15"><text:tab/></text:p>
      <text:p text:style-name="P30"><draw:frame draw:style-name="fr1" draw:name="Object76" text:anchor-type="as-char" svg:y="-0.1437in" svg:width="0.3425in" svg:height="0.1736in" draw:z-index="173"><draw:object xlink:href="./Object 174" xlink:type="simple" xlink:show="embed" xlink:actuate="onLoad"/><draw:image xlink:href="./ObjectReplacements/Object 174" xlink:type="simple" xlink:show="embed" xlink:actuate="onLoad"/><svg:desc>formula</svg:desc></draw:frame></text:p>
      <text:p text:style-name="P10"/>
      <table:table table:name="Table3" table:style-name="Table3">
        <table:table-column table:style-name="Table3.A"/>
        <table:table-column table:style-name="Table3.B"/>
        <table:table-column table:style-name="Table3.C"/>
        <table:table-row>
          <table:table-cell table:style-name="Table3.A1" office:value-type="string">
            <text:p text:style-name="P61"><text:span text:style-name="MathematicaFormatStandardForm"><text:span text:style-name="T40"/></text:span></text:p>
          </table:table-cell>
          <table:table-cell table:style-name="Table3.A1" office:value-type="string">
            <text:p text:style-name="P65"><text:span text:style-name="MathematicaFormatStandardForm"><text:span text:style-name="T44"><draw:frame draw:style-name="fr2" draw:name="Object63" text:anchor-type="as-char" svg:y="-0.1516in" svg:width="0.2264in" svg:height="0.2091in" draw:z-index="174"><draw:object xlink:href="./Object 175" xlink:type="simple" xlink:show="embed" xlink:actuate="onLoad"/><draw:image xlink:href="./ObjectReplacements/Object 175" xlink:type="simple" xlink:show="embed" xlink:actuate="onLoad"/><svg:desc>formula</svg:desc></draw:frame></text:span></text:span></text:p>
          </table:table-cell>
          <table:table-cell table:style-name="Table3.C1" office:value-type="string">
            <text:p text:style-name="P65"><text:span text:style-name="MathematicaFormatStandardForm"><text:span text:style-name="T76"><draw:frame draw:style-name="fr2" draw:name="Object65" text:anchor-type="as-char" svg:y="-0.1425in" svg:width="0.2898in" svg:height="0.1902in" draw:z-index="175"><draw:object xlink:href="./Object 176" xlink:type="simple" xlink:show="embed" xlink:actuate="onLoad"/><draw:image xlink:href="./ObjectReplacements/Object 176" xlink:type="simple" xlink:show="embed" xlink:actuate="onLoad"/><svg:desc>formula</svg:desc></draw:frame></text:span></text:span></text:p>
          </table:table-cell>
        </table:table-row>
        <table:table-row table:style-name="Table3.2">
          <table:table-cell table:style-name="Table3.A2" office:value-type="string">
            <text:p text:style-name="P65"><text:span text:style-name="MathematicaFormatStandardForm"><text:span text:style-name="T45">+</text:span></text:span></text:p>
          </table:table-cell>
          <table:table-cell table:style-name="Table3.B2" office:value-type="string">
            <text:p text:style-name="P76"><text:span text:style-name="MathematicaFormatStandardForm"><text:span text:style-name="T43"><draw:frame draw:style-name="fr1" draw:name="Object64" text:anchor-type="as-char" svg:y="-0.2228in" svg:width="0.2654in" svg:height="0.348in" draw:z-index="176"><draw:object xlink:href="./Object 177" xlink:type="simple" xlink:show="embed" xlink:actuate="onLoad"/><draw:image xlink:href="./ObjectReplacements/Object 177" xlink:type="simple" xlink:show="embed" xlink:actuate="onLoad"/><svg:desc>formula</svg:desc></draw:frame></text:span></text:span></text:p>
          </table:table-cell>
          <table:table-cell table:style-name="Table3.C2" office:value-type="string">
            <text:p text:style-name="P141"><text:span text:style-name="MathematicaFormatStandardForm"><text:span text:style-name="T152"><draw:frame draw:style-name="fr1" draw:name="Object647" text:anchor-type="as-char" svg:y="-0.1827in" svg:width="0.2634in" svg:height="0.3154in" draw:z-index="177"><draw:object xlink:href="./Object 178" xlink:type="simple" xlink:show="embed" xlink:actuate="onLoad"/><draw:image xlink:href="./ObjectReplacements/Object 178" xlink:type="simple" xlink:show="embed" xlink:actuate="onLoad"/><svg:desc>formula</svg:desc></draw:frame></text:span></text:span></text:p>
          </table:table-cell>
        </table:table-row>
        <table:table-row>
          <table:table-cell table:style-name="Table3.A3" office:value-type="string">
            <text:p text:style-name="P172">*</text:p>
          </table:table-cell>
          <table:table-cell table:style-name="Table3.B3" office:value-type="string">
            <text:p text:style-name="P76"><text:span text:style-name="MathematicaFormatStandardForm"><text:span text:style-name="T43"><draw:frame draw:style-name="fr1" draw:name="Object66" text:anchor-type="as-char" svg:y="-0.1437in" svg:width="1.2484in" svg:height="0.1783in" draw:z-index="178"><draw:object xlink:href="./Object 179" xlink:type="simple" xlink:show="embed" xlink:actuate="onLoad"/><draw:image xlink:href="./ObjectReplacements/Object 179" xlink:type="simple" xlink:show="embed" xlink:actuate="onLoad"/><svg:desc>formula</svg:desc></draw:frame></text:span></text:span></text:p>
          </table:table-cell>
          <table:table-cell table:style-name="Table3.C3" office:value-type="string">
            <text:p text:style-name="P137"><text:span text:style-name="aaMathematica"><text:span text:style-name="T265"><draw:frame draw:style-name="fr1" draw:name="Object67" text:anchor-type="as-char" svg:y="-0.1244in" svg:width="0.4925in" svg:height="0.1752in" draw:z-index="179"><draw:object xlink:href="./Object 180" xlink:type="simple" xlink:show="embed" xlink:actuate="onLoad"/><draw:image xlink:href="./ObjectReplacements/Object 180" xlink:type="simple" xlink:show="embed" xlink:actuate="onLoad"/><svg:desc>formula</svg:desc></draw:frame></text:span></text:span></text:p>
          </table:table-cell>
        </table:table-row>
      </table:table>
      <text:p text:style-name="P10"/>
      <text:p text:style-name="P88"><text:span text:style-name="MathematicaFormatStandardForm"><text:span text:style-name="T86">Here,</text:span></text:span></text:p>
      <text:p text:style-name="P87"><text:span text:style-name="MathematicaFormatStandardForm"><text:span text:style-name="T77"><text:tab/></text:span></text:span><text:span text:style-name="MathematicaFormatStandardForm"><text:span text:style-name="T77"><draw:frame draw:style-name="fr1" draw:name="Object554" text:anchor-type="as-char" svg:y="-0.1827in" svg:width="0.2634in" svg:height="0.3154in" draw:z-index="180"><draw:object xlink:href="./Object 181" xlink:type="simple" xlink:show="embed" xlink:actuate="onLoad"/><draw:image xlink:href="./ObjectReplacements/Object 181" xlink:type="simple" xlink:show="embed" xlink:actuate="onLoad"/><svg:desc>formula</svg:desc></draw:frame></text:span></text:span><text:span text:style-name="MathematicaFormatStandardForm"><text:span text:style-name="T77">: </text:span></text:span><text:span text:style-name="MathematicaFormatStandardForm"><text:span text:style-name="T78">binomial coefficient </text:span></text:span><text:span text:style-name="MathematicaFormatStandardForm"><text:span text:style-name="T79">defined as</text:span></text:span><text:span text:style-name="MathematicaFormatStandardForm"><text:span text:style-name="T79"><draw:frame draw:style-name="fr1" draw:name="Object35" text:anchor-type="as-char" svg:y="-0.2252in" svg:width="1.361in" svg:height="0.3575in" draw:z-index="181"><draw:object xlink:href="./Object 182" xlink:type="simple" xlink:show="embed" xlink:actuate="onLoad"/><draw:image xlink:href="./ObjectReplacements/Object 182" xlink:type="simple" xlink:show="embed" xlink:actuate="onLoad"/><svg:desc>formula</svg:desc></draw:frame></text:span></text:span><text:span text:style-name="MathematicaFormatStandardForm"><text:span text:style-name="T79">, </text:span></text:span><text:span text:style-name="MathematicaFormatStandardForm"><text:span text:style-name="T80">with</text:span></text:span><text:span text:style-name="MathematicaFormatStandardForm"><text:span text:style-name="T77"><draw:frame draw:style-name="fr1" draw:name="Object629" text:anchor-type="as-char" svg:y="-0.1244in" svg:width="1.9252in" svg:height="0.1752in" draw:z-index="182"><draw:object xlink:href="./Object 183" xlink:type="simple" xlink:show="embed" xlink:actuate="onLoad"/><draw:image xlink:href="./ObjectReplacements/Object 183" xlink:type="simple" xlink:show="embed" xlink:actuate="onLoad"/><svg:desc>formula</svg:desc></draw:frame></text:span></text:span></text:p>
      <text:p text:style-name="P87"><text:span text:style-name="aaMathematica"><text:span text:style-name="T91"><text:tab/></text:span></text:span><text:span text:style-name="aaMathematica"><text:span text:style-name="T92"><draw:frame draw:style-name="fr1" draw:name="Object6" text:anchor-type="as-char" svg:y="-0.1244in" svg:width="0.5252in" svg:height="0.1591in" draw:z-index="183"><draw:object xlink:href="./Object 184" xlink:type="simple" xlink:show="embed" xlink:actuate="onLoad"/><draw:image xlink:href="./ObjectReplacements/Object 184" xlink:type="simple" xlink:show="embed" xlink:actuate="onLoad"/><svg:desc>formula</svg:desc></draw:frame></text:span></text:span><text:span text:style-name="aaMathematica"><text:span text:style-name="T92">: </text:span></text:span><text:span text:style-name="aaMathematica"><text:span text:style-name="T93">regularized incomplete gamma function, defined as</text:span></text:span><text:span text:style-name="aaMathematica"><text:span text:style-name="T92"><draw:frame draw:style-name="fr1" draw:name="Object228" text:anchor-type="as-char" svg:y="-0.2083in" svg:width="1.0925in" svg:height="0.3374in" draw:z-index="184"><draw:object xlink:href="./Object 185" xlink:type="simple" xlink:show="embed" xlink:actuate="onLoad"/><draw:image xlink:href="./ObjectReplacements/Object 185" xlink:type="simple" xlink:show="embed" xlink:actuate="onLoad"/><svg:desc>formula</svg:desc></draw:frame></text:span></text:span><text:span text:style-name="aaMathematica"><text:span text:style-name="T93">and <text:tab/><text:tab/><text:tab/><text:tab/><text:tab/><text:tab/></text:span></text:span><text:span text:style-name="MathematicaFormatStandardForm"><text:span text:style-name="T81"><draw:frame draw:style-name="fr1" draw:name="Object252" text:anchor-type="as-char" svg:y="-0.2437in" svg:width="2.0689in" svg:height="0.3929in" draw:z-index="185"><draw:object xlink:href="./Object 186" xlink:type="simple" xlink:show="embed" xlink:actuate="onLoad"/><draw:image xlink:href="./ObjectReplacements/Object 186" xlink:type="simple" xlink:show="embed" xlink:actuate="onLoad"/><svg:desc>formula</svg:desc></draw:frame></text:span></text:span></text:p>
      <text:p text:style-name="P87"><text:span text:style-name="aaMathematica"><text:span text:style-name="T91"><text:tab/></text:span></text:span><text:span text:style-name="aaMathematica"><text:span text:style-name="T92"><draw:frame draw:style-name="fr1" draw:name="Object229" text:anchor-type="as-char" svg:y="-0.1244in" svg:width="0.4925in" svg:height="0.1752in" draw:z-index="186"><draw:object xlink:href="./Object 187" xlink:type="simple" xlink:show="embed" xlink:actuate="onLoad"/><draw:image xlink:href="./ObjectReplacements/Object 187" xlink:type="simple" xlink:show="embed" xlink:actuate="onLoad"/><svg:desc>formula</svg:desc></draw:frame></text:span></text:span><text:span text:style-name="aaMathematica"><text:span text:style-name="T92">: </text:span></text:span><text:span text:style-name="aaMathematica"><text:span text:style-name="T93">the strict divisor summatory function</text:span></text:span><text:span text:style-name="aaMathematica"><text:span text:style-name="T94">, </text:span></text:span><text:span text:style-name="aaMathematica"><text:span text:style-name="T93">defined </text:span></text:span><text:span text:style-name="aaMathematica"><text:span text:style-name="T95">recursively </text:span></text:span><text:span text:style-name="aaMathematica"><text:span text:style-name="T93">as</text:span></text:span><text:span text:style-name="aaMathematica"><text:span text:style-name="T92"><draw:frame draw:style-name="fr1" draw:name="Object18" text:anchor-type="as-char" svg:y="-0.2366in" svg:width="1.3417in" svg:height="0.3772in" draw:z-index="187"><draw:object xlink:href="./Object 188" xlink:type="simple" xlink:show="embed" xlink:actuate="onLoad"/><draw:image xlink:href="./ObjectReplacements/Object 188" xlink:type="simple" xlink:show="embed" xlink:actuate="onLoad"/><svg:desc>formula</svg:desc></draw:frame></text:span></text:span><text:span text:style-name="aaMathematica"><text:span text:style-name="T93">with</text:span></text:span><text:span text:style-name="aaMathematica"><text:span text:style-name="T92"><draw:frame draw:style-name="fr1" draw:name="Object33" text:anchor-type="as-char" svg:y="-0.1244in" svg:width="0.6689in" svg:height="0.1752in" draw:z-index="188"><draw:object xlink:href="./Object 189" xlink:type="simple" xlink:show="embed" xlink:actuate="onLoad"/><draw:image xlink:href="./ObjectReplacements/Object 189" xlink:type="simple" xlink:show="embed" xlink:actuate="onLoad"/><svg:desc>formula</svg:desc></draw:frame></text:span></text:span><text:span text:style-name="aaMathematica"><text:span text:style-name="T92"><text:tab/><text:tab/><text:tab/></text:span></text:span><text:span text:style-name="aaMathematica"><text:span text:style-name="T102">which is not a standard function.</text:span></text:span></text:p>
      <text:p text:style-name="P87"/>
      <text:p text:style-name="P88"><text:span text:style-name="MathematicaFormatStandardForm"><text:span text:style-name="T82"><text:tab/></text:span></text:span><text:span text:style-name="MathematicaFormatStandardForm"><text:span text:style-name="T86">So, with the exception of</text:span></text:span><text:span text:style-name="MathematicaFormatStandardForm"><text:span text:style-name="T81"><draw:frame draw:style-name="fr1" draw:name="Object672" text:anchor-type="as-char" svg:y="-0.1555in" svg:width="0.4244in" svg:height="0.1854in" draw:z-index="231"><draw:object xlink:href="./Object 205" xlink:type="simple" xlink:show="embed" xlink:actuate="onLoad"/><draw:image xlink:href="./ObjectReplacements/Object 205" xlink:type="simple" xlink:show="embed" xlink:actuate="onLoad"/><svg:desc>formula</svg:desc></draw:frame></text:span></text:span><text:span text:style-name="aaMathematica"><text:span text:style-name="T92">, </text:span></text:span><text:span text:style-name="aaMathematica"><text:span text:style-name="T102">all of these closed forms are for fairly standard functions. <text:s/>Not surprisingly, then, they often have many other representations. <text:s/>Several of those representations suggest some interesting symmetries between these forms, so I want to note a few of those below.</text:span></text:span></text:p>
      <text:p text:style-name="P87"/>
      <text:p text:style-name="P87"><text:span text:style-name="MathematicaFormatStandardForm"><text:span text:style-name="T81"><text:tab/></text:span></text:span><text:span text:style-name="MathematicaFormatStandardForm"><text:span text:style-name="T81"><draw:frame draw:style-name="fr1" draw:name="Object284" text:anchor-type="as-char" svg:y="-0.1665in" svg:width="0.3866in" svg:height="0.1965in" draw:z-index="189"><draw:object xlink:href="./Object 190" xlink:type="simple" xlink:show="embed" xlink:actuate="onLoad"/><draw:image xlink:href="./ObjectReplacements/Object 190" xlink:type="simple" xlink:show="embed" xlink:actuate="onLoad"/><svg:desc>formula</svg:desc></draw:frame></text:span></text:span><text:span text:style-name="MathematicaFormatStandardForm"><text:span text:style-name="T82">can also be expressed, for suitable values of x and k, as</text:span></text:span></text:p>
      <text:p text:style-name="P90"><text:span text:style-name="MathematicaFormatStandardForm"><text:span text:style-name="T81"><draw:frame draw:style-name="fr1" draw:name="Object649" text:anchor-type="as-char" svg:y="-0.2228in" svg:width="1.6846in" svg:height="0.348in" draw:z-index="232"><draw:object xlink:href="./Object 191" xlink:type="simple" xlink:show="embed" xlink:actuate="onLoad"/><draw:image xlink:href="./ObjectReplacements/Object 191" xlink:type="simple" xlink:show="embed" xlink:actuate="onLoad"/><svg:desc>formula</svg:desc></draw:frame></text:span></text:span></text:p>
      <text:p text:style-name="P90"><text:span text:style-name="MathematicaFormatStandardForm"><text:span text:style-name="T81"><draw:frame draw:style-name="fr1" draw:name="Object681" text:anchor-type="as-char" svg:y="-0.2228in" svg:width="1.6299in" svg:height="0.3638in" draw:z-index="282"><draw:object xlink:href="./Object 192" xlink:type="simple" xlink:show="embed" xlink:actuate="onLoad"/><draw:image xlink:href="./ObjectReplacements/Object 192" xlink:type="simple" xlink:show="embed" xlink:actuate="onLoad"/><svg:desc>formula</svg:desc></draw:frame></text:span></text:span></text:p>
      <text:p text:style-name="P90"><text:span text:style-name="MathematicaFormatStandardForm"><text:span text:style-name="T81"><draw:frame draw:style-name="fr1" draw:name="Object682" text:anchor-type="as-char" svg:y="-0.2339in" svg:width="1.6398in" svg:height="0.3752in" draw:z-index="283"><draw:object xlink:href="./Object 193" xlink:type="simple" xlink:show="embed" xlink:actuate="onLoad"/><draw:image xlink:href="./ObjectReplacements/Object 193" xlink:type="simple" xlink:show="embed" xlink:actuate="onLoad"/><svg:desc>formula</svg:desc></draw:frame></text:span></text:span></text:p>
      <text:p text:style-name="P90"><text:span text:style-name="MathematicaFormatStandardForm"><text:span text:style-name="T81"><draw:frame draw:style-name="fr1" draw:name="Object683" text:anchor-type="as-char" svg:y="-0.2437in" svg:width="1.4882in" svg:height="0.3929in" draw:z-index="284"><draw:object xlink:href="./Object 194" xlink:type="simple" xlink:show="embed" xlink:actuate="onLoad"/><draw:image xlink:href="./ObjectReplacements/Object 194" xlink:type="simple" xlink:show="embed" xlink:actuate="onLoad"/><svg:desc>formula</svg:desc></draw:frame></text:span></text:span></text:p>
      <text:p text:style-name="P87"><text:span text:style-name="aaMathematica"><text:span text:style-name="T96"/></text:span></text:p>
      <text:p text:style-name="P87"><text:span text:style-name="MathematicaFormatStandardForm"><text:span text:style-name="T77"><text:tab/></text:span></text:span><text:span text:style-name="MathematicaFormatStandardForm"><text:span text:style-name="T83">Because I'm interested in stressing symmetries, note the following </text:span></text:span><text:span text:style-name="MathematicaFormatStandardForm"><text:span text:style-name="T84">relationships between these closed forms</text:span></text:span><text:span text:style-name="MathematicaFormatStandardForm"><text:span text:style-name="T83">:</text:span></text:span></text:p>
      <text:p text:style-name="P87"><text:span text:style-name="MathematicaFormatStandardForm"><text:span text:style-name="T85"/></text:span></text:p>
      <text:p text:style-name="P90"><text:span text:style-name="MathematicaFormatStandardForm"><text:span text:style-name="T81"><draw:frame draw:style-name="fr1" draw:name="Object253" text:anchor-type="as-char" svg:y="-0.2437in" svg:width="1.2146in" svg:height="0.3929in" draw:z-index="190"><draw:object xlink:href="./Object 195" xlink:type="simple" xlink:show="embed" xlink:actuate="onLoad"/><draw:image xlink:href="./ObjectReplacements/Object 195" xlink:type="simple" xlink:show="embed" xlink:actuate="onLoad"/><svg:desc>formula</svg:desc></draw:frame></text:span></text:span></text:p>
      <text:p text:style-name="P90"><text:soft-page-break/><text:span text:style-name="MathematicaFormatStandardForm"><text:span text:style-name="T81"><draw:frame draw:style-name="fr1" draw:name="Object553" text:anchor-type="as-char" svg:y="-0.2437in" svg:width="1.2126in" svg:height="0.3929in" draw:z-index="191"><draw:object xlink:href="./Object 196" xlink:type="simple" xlink:show="embed" xlink:actuate="onLoad"/><draw:image xlink:href="./ObjectReplacements/Object 196" xlink:type="simple" xlink:show="embed" xlink:actuate="onLoad"/><svg:desc>formula</svg:desc></draw:frame></text:span></text:span></text:p>
      <text:p text:style-name="P90"><text:span text:style-name="MathematicaFormatStandardForm"><text:span text:style-name="T83"/></text:span></text:p>
      <text:p text:style-name="P88"><text:span text:style-name="MathematicaFormatStandardForm"><text:span text:style-name="T86">as well as</text:span></text:span></text:p>
      <text:p text:style-name="P87"><text:span text:style-name="MathematicaFormatStandardForm"><text:span text:style-name="T83"/></text:span></text:p>
      <text:p text:style-name="P90"><text:span text:style-name="MathematicaFormatStandardForm"><text:span text:style-name="T81"><draw:frame draw:style-name="fr1" draw:name="Object648" text:anchor-type="as-char" svg:y="-0.2043in" svg:width="1.7272in" svg:height="0.3335in" draw:z-index="192"><draw:object xlink:href="./Object 197" xlink:type="simple" xlink:show="embed" xlink:actuate="onLoad"/><draw:image xlink:href="./ObjectReplacements/Object 197" xlink:type="simple" xlink:show="embed" xlink:actuate="onLoad"/><svg:desc>formula</svg:desc></draw:frame></text:span></text:span></text:p>
      <text:p text:style-name="P90"><text:span text:style-name="MathematicaFormatStandardForm"><text:span text:style-name="T81"><draw:frame draw:style-name="fr1" draw:name="Object555" text:anchor-type="as-char" svg:y="-0.2083in" svg:width="1.7638in" svg:height="0.3374in" draw:z-index="193"><draw:object xlink:href="./Object 198" xlink:type="simple" xlink:show="embed" xlink:actuate="onLoad"/><draw:image xlink:href="./ObjectReplacements/Object 198" xlink:type="simple" xlink:show="embed" xlink:actuate="onLoad"/><svg:desc>formula</svg:desc></draw:frame></text:span></text:span></text:p>
      <text:p text:style-name="P90"><text:span text:style-name="MathematicaFormatStandardForm"><text:span text:style-name="T81"/></text:span></text:p>
      <text:p text:style-name="P81"><text:span text:style-name="aaMathematica"><text:span text:style-name="T167"><text:tab/>Note that, if we notate the difference we're measuring as </text:span></text:span><text:span text:style-name="aaMathematica"><text:span text:style-name="T147"><draw:frame draw:style-name="fr1" draw:name="Object709" text:anchor-type="as-char" svg:y="-0.1244in" svg:width="0.1693in" svg:height="0.1543in" draw:z-index="285"><draw:object xlink:href="./Object 709" xlink:type="simple" xlink:show="embed" xlink:actuate="onLoad"/><draw:image xlink:href="./ObjectReplacements/Object 709" xlink:type="simple" xlink:show="embed" xlink:actuate="onLoad"/><svg:desc>formula</svg:desc></draw:frame></text:span></text:span><text:span text:style-name="aaMathematica"><text:span text:style-name="T167"> (so </text:span></text:span><text:span text:style-name="aaMathematica"><text:span text:style-name="T147"><draw:frame draw:style-name="fr1" draw:name="Object710" text:anchor-type="as-char" svg:y="-0.1244in" svg:width="0.3555in" svg:height="0.1543in" draw:z-index="286"><draw:object xlink:href="./Object 710" xlink:type="simple" xlink:show="embed" xlink:actuate="onLoad"/><draw:image xlink:href="./ObjectReplacements/Object 710" xlink:type="simple" xlink:show="embed" xlink:actuate="onLoad"/><svg:desc>formula</svg:desc></draw:frame></text:span></text:span><text:span text:style-name="aaMathematica"><text:span text:style-name="T167">in the discrete case and</text:span></text:span><text:span text:style-name="aaMathematica"><text:span text:style-name="T147"><draw:frame draw:style-name="fr1" draw:name="Object711" text:anchor-type="as-char" svg:y="-0.1244in" svg:width="0.3008in" svg:height="0.2465in" draw:z-index="287"><draw:object xlink:href="./Object 711" xlink:type="simple" xlink:show="embed" xlink:actuate="onLoad"/><draw:image xlink:href="./ObjectReplacements/Object 711" xlink:type="simple" xlink:show="embed" xlink:actuate="onLoad"/><svg:desc>formula</svg:desc></draw:frame></text:span></text:span><text:span text:style-name="aaMathematica"><text:span text:style-name="T167">in the continuous case), then </text:span></text:span><text:span text:style-name="aaMathematica"><text:span text:style-name="T147"><draw:frame draw:style-name="fr1" draw:name="Object712" text:anchor-type="as-char" svg:y="-0.1665in" svg:width="0.3571in" svg:height="0.1965in" draw:z-index="288"><draw:object xlink:href="./Object 712" xlink:type="simple" xlink:show="embed" xlink:actuate="onLoad"/><draw:image xlink:href="./ObjectReplacements/Object 712" xlink:type="simple" xlink:show="embed" xlink:actuate="onLoad"/><svg:desc>formula</svg:desc></draw:frame></text:span></text:span><text:span text:style-name="aaMathematica"><text:span text:style-name="T167">and</text:span></text:span><text:span text:style-name="aaMathematica"><text:span text:style-name="T147"><draw:frame draw:style-name="fr1" draw:name="Object713" text:anchor-type="as-char" svg:y="-0.1555in" svg:width="0.3937in" svg:height="0.1854in" draw:z-index="295"><draw:object xlink:href="./Object 713" xlink:type="simple" xlink:show="embed" xlink:actuate="onLoad"/><draw:image xlink:href="./ObjectReplacements/Object 713" xlink:type="simple" xlink:show="embed" xlink:actuate="onLoad"/><svg:desc>formula</svg:desc></draw:frame></text:span></text:span><text:span text:style-name="aaMathematica"><text:span text:style-name="T167">can both be written identically as</text:span></text:span></text:p>
      <text:p text:style-name="P81"><text:span text:style-name="aaMathematica"><text:span text:style-name="T167"/></text:span></text:p>
      <text:p text:style-name="P91"><text:span text:style-name="MathematicaFormatStandardForm"><text:span text:style-name="T81"><draw:frame draw:style-name="fr1" draw:name="Object708" text:anchor-type="as-char" svg:y="-0.2083in" svg:width="1.5689in" svg:height="0.3374in" draw:z-index="297"><draw:object xlink:href="./Object 708" xlink:type="simple" xlink:show="embed" xlink:actuate="onLoad"/><draw:image xlink:href="./ObjectReplacements/Object 708" xlink:type="simple" xlink:show="embed" xlink:actuate="onLoad"/><svg:desc>formula</svg:desc></draw:frame></text:span></text:span></text:p>
      <text:p text:style-name="P90"><text:span text:style-name="MathematicaFormatStandardForm"><text:span text:style-name="T83"/></text:span></text:p>
      <text:p text:style-name="P88"><text:span text:style-name="MathematicaFormatStandardForm"><text:span text:style-name="T83"><text:tab/></text:span></text:span><text:span text:style-name="MathematicaFormatStandardForm"><text:span text:style-name="T86">Another very significant symmetry is as follows. <text:s/></text:span></text:span><text:span text:style-name="MathematicaFormatStandardForm"><text:span text:style-name="T83">If we notate the </text:span></text:span><text:span text:style-name="MathematicaFormatStandardForm"><text:span text:style-name="T86">multiset coefficient</text:span></text:span><text:span text:style-name="MathematicaFormatStandardForm"><text:span text:style-name="T83"> as</text:span></text:span><text:span text:style-name="MathematicaFormatStandardForm"><text:span text:style-name="T77"><draw:frame draw:style-name="fr1" draw:name="Object630" text:anchor-type="as-char" svg:y="-0.2083in" svg:width="1.9528in" svg:height="0.3417in" draw:z-index="194"><draw:object xlink:href="./Object 199" xlink:type="simple" xlink:show="embed" xlink:actuate="onLoad"/><draw:image xlink:href="./ObjectReplacements/Object 199" xlink:type="simple" xlink:show="embed" xlink:actuate="onLoad"/><svg:desc>formula</svg:desc></draw:frame></text:span></text:span><text:span text:style-name="MathematicaFormatStandardForm"><text:span text:style-name="T77">, </text:span></text:span><text:span text:style-name="MathematicaFormatStandardForm"><text:span text:style-name="T83">then we can express </text:span></text:span><text:span text:style-name="MathematicaFormatStandardForm"><text:span text:style-name="T86">our two discrete sums</text:span></text:span><text:span text:style-name="MathematicaFormatStandardForm"><text:span text:style-name="T81"><draw:frame draw:style-name="fr1" draw:name="Object670" text:anchor-type="as-char" svg:y="-0.1555in" svg:width="0.4264in" svg:height="0.1854in" draw:z-index="298"><draw:object xlink:href="./Object 203" xlink:type="simple" xlink:show="embed" xlink:actuate="onLoad"/><draw:image xlink:href="./ObjectReplacements/Object 203" xlink:type="simple" xlink:show="embed" xlink:actuate="onLoad"/><svg:desc>formula</svg:desc></draw:frame></text:span></text:span><text:span text:style-name="MathematicaFormatStandardForm"><text:span text:style-name="T86">and</text:span></text:span><text:span text:style-name="MathematicaFormatStandardForm"><text:span text:style-name="T81"><draw:frame draw:style-name="fr1" draw:name="Object671" text:anchor-type="as-char" svg:y="-0.1555in" svg:width="0.4244in" svg:height="0.1854in" draw:z-index="299"><draw:object xlink:href="./Object 204" xlink:type="simple" xlink:show="embed" xlink:actuate="onLoad"/><draw:image xlink:href="./ObjectReplacements/Object 204" xlink:type="simple" xlink:show="embed" xlink:actuate="onLoad"/><svg:desc>formula</svg:desc></draw:frame></text:span></text:span><text:span text:style-name="MathematicaFormatStandardForm"><text:span text:style-name="T86">as</text:span></text:span></text:p>
      <text:p text:style-name="P87"><text:span text:style-name="MathematicaFormatStandardForm"><text:span text:style-name="T77"/></text:span></text:p>
      <text:p text:style-name="P30"><text:span text:style-name="MathematicaFormatStandardForm"><text:span text:style-name="T1"><draw:frame draw:style-name="fr1" draw:name="Object632" text:anchor-type="as-char" svg:y="-0.2339in" svg:width="2.1689in" svg:height="0.3752in" draw:z-index="195"><draw:object xlink:href="./Object 200" xlink:type="simple" xlink:show="embed" xlink:actuate="onLoad"/><draw:image xlink:href="./ObjectReplacements/Object 200" xlink:type="simple" xlink:show="embed" xlink:actuate="onLoad"/><svg:desc>formula</svg:desc></draw:frame></text:span></text:span></text:p>
      <text:p text:style-name="P30"><text:span text:style-name="MathematicaFormatStandardForm"><text:span text:style-name="T1"><draw:frame draw:style-name="fr1" draw:name="Object631" text:anchor-type="as-char" svg:y="-0.2339in" svg:width="2.5874in" svg:height="0.3756in" draw:z-index="196"><draw:object xlink:href="./Object 201" xlink:type="simple" xlink:show="embed" xlink:actuate="onLoad"/><draw:image xlink:href="./ObjectReplacements/Object 201" xlink:type="simple" xlink:show="embed" xlink:actuate="onLoad"/><svg:desc>formula</svg:desc></draw:frame></text:span></text:span></text:p>
      <text:p text:style-name="P87"><text:span text:style-name="MathematicaFormatStandardForm"><text:span text:style-name="T83"/></text:span></text:p>
      <text:p text:style-name="P39"><text:span text:style-name="T298">H</text:span>ere, <text:span text:style-name="MathematicaFormatStandardForm"><text:span text:style-name="T3"><draw:frame draw:style-name="fr1" draw:name="Object633" text:anchor-type="as-char" svg:y="-0.1437in" svg:width="0.5925in" svg:height="0.2846in" draw:z-index="197"><draw:object xlink:href="./Object 202" xlink:type="simple" xlink:show="embed" xlink:actuate="onLoad"/><draw:image xlink:href="./ObjectReplacements/Object 202" xlink:type="simple" xlink:show="embed" xlink:actuate="onLoad"/><svg:desc>formula</svg:desc></draw:frame></text:span></text:span><text:span text:style-name="MathematicaFormatStandardForm"><text:span text:style-name="T1">denotes a product over the powers of the prime factorization of a.</text:span></text:span></text:p>
      <text:p text:style-name="P49"/>
      <text:p text:style-name="P102"/>
      <text:p text:style-name="P164"><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02"/>
      <text:p text:style-name="P120"><text:tab/><text:span text:style-name="T268">We can also take inspiration from</text:span><text:span text:style-name="T204"> identities involving</text:span><text:span text:style-name="T204"><draw:frame draw:style-name="fr1" draw:name="Object286" text:anchor-type="as-char" svg:y="-0.1437in" svg:width="0.2063in" svg:height="0.1736in" draw:z-index="198"><draw:object xlink:href="./Object 209" xlink:type="simple" xlink:show="embed" xlink:actuate="onLoad"/><draw:image xlink:href="./ObjectReplacements/Object 209" xlink:type="simple" xlink:show="embed" xlink:actuate="onLoad"/><svg:desc>formula</svg:desc></draw:frame></text:span><text:span text:style-name="T195">to find interesting identities involving the derivatives or finite differences of</text:span><text:span text:style-name="MathematicaFormatStandardForm"><text:span text:style-name="T205"><draw:frame draw:style-name="fr1" draw:name="Object287" text:anchor-type="as-char" svg:y="-0.1437in" svg:width="0.2193in" svg:height="0.1736in" draw:z-index="199"><draw:object xlink:href="./Object 210" xlink:type="simple" xlink:show="embed" xlink:actuate="onLoad"/><draw:image xlink:href="./ObjectReplacements/Object 210" xlink:type="simple" xlink:show="embed" xlink:actuate="onLoad"/><svg:desc>formula</svg:desc></draw:frame></text:span></text:span><text:span text:style-name="T205">, </text:span><text:span text:style-name="T195">the closed forms of which will be listed here.</text:span></text:p>
      <text:p text:style-name="P120"/>
      <text:p text:style-name="P120"><text:tab/>Through the usual rules of calculus, the derivative of<text:span text:style-name="T205"><draw:frame draw:style-name="fr1" draw:name="Object134" text:anchor-type="as-char" svg:y="-0.1437in" svg:width="0.2063in" svg:height="0.1736in" draw:z-index="200"><draw:object xlink:href="./Object 211" xlink:type="simple" xlink:show="embed" xlink:actuate="onLoad"/><draw:image xlink:href="./ObjectReplacements/Object 211" xlink:type="simple" xlink:show="embed" xlink:actuate="onLoad"/><svg:desc>formula</svg:desc></draw:frame></text:span><text:span text:style-name="T189">with respect to </text:span><text:span text:style-name="T216">x</text:span><text:span text:style-name="T189"> is easily found to be, </text:span><text:span text:style-name="T212">of course,</text:span></text:p>
      <text:p text:style-name="P98"/>
      <text:p text:style-name="P98"><draw:frame draw:style-name="fr1" draw:name="Object95" text:anchor-type="as-char" svg:y="-0.1626in" svg:width="0.8953in" svg:height="0.2866in" draw:z-index="201"><draw:object xlink:href="./Object 212" xlink:type="simple" xlink:show="embed" xlink:actuate="onLoad"/><draw:image xlink:href="./ObjectReplacements/Object 212" xlink:type="simple" xlink:show="embed" xlink:actuate="onLoad"/><svg:desc>formula</svg:desc></draw:frame></text:p>
      <text:p text:style-name="P98"/>
      <text:p text:style-name="P13"><text:tab/><text:span text:style-name="T267">Given the closed forms above, we can also express the derivatives of</text:span><text:span text:style-name="T267"><draw:frame draw:style-name="fr1" draw:name="Object282" text:anchor-type="as-char" svg:y="-0.1665in" svg:width="0.3772in" svg:height="0.1965in" draw:z-index="202"><draw:object xlink:href="./Object 213" xlink:type="simple" xlink:show="embed" xlink:actuate="onLoad"/><draw:image xlink:href="./ObjectReplacements/Object 213" xlink:type="simple" xlink:show="embed" xlink:actuate="onLoad"/><svg:desc>formula</svg:desc></draw:frame></text:span><text:span text:style-name="T267">and</text:span><text:span text:style-name="T267"><draw:frame draw:style-name="fr1" draw:name="Object283" text:anchor-type="as-char" svg:y="-0.1665in" svg:width="0.3772in" svg:height="0.1965in" draw:z-index="203"><draw:object xlink:href="./Object 214" xlink:type="simple" xlink:show="embed" xlink:actuate="onLoad"/><draw:image xlink:href="./ObjectReplacements/Object 214" xlink:type="simple" xlink:show="embed" xlink:actuate="onLoad"/><svg:desc>formula</svg:desc></draw:frame></text:span><text:span text:style-name="T267">with respect to x, and the finite differences of</text:span><text:span text:style-name="T267"><draw:frame draw:style-name="fr1" draw:name="Object280" text:anchor-type="as-char" svg:y="-0.1555in" svg:width="0.4138in" svg:height="0.1854in" draw:z-index="204"><draw:object xlink:href="./Object 215" xlink:type="simple" xlink:show="embed" xlink:actuate="onLoad"/><draw:image xlink:href="./ObjectReplacements/Object 215" xlink:type="simple" xlink:show="embed" xlink:actuate="onLoad"/><svg:desc>formula</svg:desc></draw:frame></text:span><text:span text:style-name="T267">and</text:span><text:span text:style-name="T267"><draw:frame draw:style-name="fr1" draw:name="Object281" text:anchor-type="as-char" svg:y="-0.1555in" svg:width="0.4118in" svg:height="0.1854in" draw:z-index="205"><draw:object xlink:href="./Object 216" xlink:type="simple" xlink:show="embed" xlink:actuate="onLoad"/><draw:image xlink:href="./ObjectReplacements/Object 216" xlink:type="simple" xlink:show="embed" xlink:actuate="onLoad"/><svg:desc>formula</svg:desc></draw:frame></text:span><text:span text:style-name="T267">with respect to x. <text:s/>Those values are</text:span></text:p>
      <text:p text:style-name="P98"/>
      <text:p text:style-name="P98"><draw:frame draw:style-name="fr1" draw:name="Object96" text:anchor-type="as-char" svg:y="-0.1626in" svg:width="0.5535in" svg:height="0.2866in" draw:z-index="206"><draw:object xlink:href="./Object 217" xlink:type="simple" xlink:show="embed" xlink:actuate="onLoad"/><draw:image xlink:href="./ObjectReplacements/Object 217" xlink:type="simple" xlink:show="embed" xlink:actuate="onLoad"/><svg:desc>formula</svg:desc></draw:frame>/<draw:frame draw:style-name="fr1" draw:name="Object103" text:anchor-type="as-char" svg:y="-0.1437in" svg:width="0.5346in" svg:height="0.1945in" draw:z-index="207"><draw:object xlink:href="./Object 218" xlink:type="simple" xlink:show="embed" xlink:actuate="onLoad"/><draw:image xlink:href="./ObjectReplacements/Object 218" xlink:type="simple" xlink:show="embed" xlink:actuate="onLoad"/><svg:desc>formula</svg:desc></draw:frame></text:p>
      <text:p text:style-name="P10"/>
      <table:table table:name="Table5" table:style-name="Table5">
        <table:table-column table:style-name="Table5.A"/>
        <table:table-column table:style-name="Table5.B"/>
        <table:table-column table:style-name="Table5.C"/>
        <table:table-row>
          <table:table-cell table:style-name="Table5.A1" office:value-type="string">
            <text:p text:style-name="P61"><text:span text:style-name="MathematicaFormatStandardForm"><text:span text:style-name="T40"/></text:span></text:p>
          </table:table-cell>
          <table:table-cell table:style-name="Table5.A1" office:value-type="string">
            <text:p text:style-name="P65"><text:span text:style-name="MathematicaFormatStandardForm"><text:span text:style-name="T44"><draw:frame draw:style-name="fr2" draw:name="Object89" text:anchor-type="as-char" svg:y="-0.1516in" svg:width="0.2264in" svg:height="0.2091in" draw:z-index="208"><draw:object xlink:href="./Object 219" xlink:type="simple" xlink:show="embed" xlink:actuate="onLoad"/><draw:image xlink:href="./ObjectReplacements/Object 219" xlink:type="simple" xlink:show="embed" xlink:actuate="onLoad"/><svg:desc>formula</svg:desc></draw:frame></text:span></text:span></text:p>
          </table:table-cell>
          <table:table-cell table:style-name="Table5.C1" office:value-type="string">
            <text:p text:style-name="P65"><text:span text:style-name="MathematicaFormatStandardForm"><text:span text:style-name="T76"><draw:frame draw:style-name="fr2" draw:name="Object90" text:anchor-type="as-char" svg:y="-0.1425in" svg:width="0.2898in" svg:height="0.1902in" draw:z-index="209"><draw:object xlink:href="./Object 220" xlink:type="simple" xlink:show="embed" xlink:actuate="onLoad"/><draw:image xlink:href="./ObjectReplacements/Object 220" xlink:type="simple" xlink:show="embed" xlink:actuate="onLoad"/><svg:desc>formula</svg:desc></draw:frame></text:span></text:span></text:p>
          </table:table-cell>
        </table:table-row>
        <table:table-row table:style-name="Table5.2">
          <table:table-cell table:style-name="Table5.A2" office:value-type="string">
            <text:p text:style-name="P65"><text:span text:style-name="MathematicaFormatStandardForm"><text:span text:style-name="T45">+</text:span></text:span></text:p>
          </table:table-cell>
          <table:table-cell table:style-name="Table5.B2" office:value-type="string">
            <text:p text:style-name="P76"><text:span text:style-name="MathematicaFormatStandardForm"><text:span text:style-name="T43"><draw:frame draw:style-name="fr1" draw:name="Object91" text:anchor-type="as-char" svg:y="-0.2228in" svg:width="0.5311in" svg:height="0.352in" draw:z-index="210"><draw:object xlink:href="./Object 221" xlink:type="simple" xlink:show="embed" xlink:actuate="onLoad"/><draw:image xlink:href="./ObjectReplacements/Object 221" xlink:type="simple" xlink:show="embed" xlink:actuate="onLoad"/><svg:desc>formula</svg:desc></draw:frame></text:span></text:span></text:p>
          </table:table-cell>
          <table:table-cell table:style-name="Table5.C2" office:value-type="string">
            <text:p text:style-name="P141"><text:span text:style-name="aaMathematica"><text:span text:style-name="T266"><draw:frame draw:style-name="fr1" draw:name="Object92" text:anchor-type="as-char" svg:y="-0.1827in" svg:width="0.4492in" svg:height="0.3154in" draw:z-index="211"><draw:object xlink:href="./Object 222" xlink:type="simple" xlink:show="embed" xlink:actuate="onLoad"/><draw:image xlink:href="./ObjectReplacements/Object 222" xlink:type="simple" xlink:show="embed" xlink:actuate="onLoad"/><svg:desc>formula</svg:desc></draw:frame></text:span></text:span></text:p>
          </table:table-cell>
        </table:table-row>
        <table:table-row>
          <table:table-cell table:style-name="Table5.A3" office:value-type="string">
            <text:p text:style-name="P172">*</text:p>
          </table:table-cell>
          <table:table-cell table:style-name="Table5.B3" office:value-type="string">
            <text:p text:style-name="P76"><text:span text:style-name="MathematicaFormatStandardForm"><text:span text:style-name="T43"><draw:frame draw:style-name="fr1" draw:name="Object93" text:anchor-type="as-char" svg:y="-0.2228in" svg:width="0.5425in" svg:height="0.352in" draw:z-index="212"><draw:object xlink:href="./Object 223" xlink:type="simple" xlink:show="embed" xlink:actuate="onLoad"/><draw:image xlink:href="./ObjectReplacements/Object 223" xlink:type="simple" xlink:show="embed" xlink:actuate="onLoad"/><svg:desc>formula</svg:desc></draw:frame></text:span></text:span></text:p>
          </table:table-cell>
          <table:table-cell table:style-name="Table5.C3" office:value-type="string">
            <text:p text:style-name="P137"><text:span text:style-name="aaMathematica"><text:span text:style-name="T265"><draw:frame draw:style-name="fr1" draw:name="Object94" text:anchor-type="as-char" svg:y="-0.1244in" svg:width="0.4673in" svg:height="0.1752in" draw:z-index="213"><draw:object xlink:href="./Object 224" xlink:type="simple" xlink:show="embed" xlink:actuate="onLoad"/><draw:image xlink:href="./ObjectReplacements/Object 224" xlink:type="simple" xlink:show="embed" xlink:actuate="onLoad"/><svg:desc>formula</svg:desc></draw:frame></text:span></text:span></text:p>
          </table:table-cell>
        </table:table-row>
      </table:table>
      <text:p text:style-name="P10"/>
      <text:p text:style-name="P83"><text:span text:style-name="aaMathematica"><text:span text:style-name="T167"><text:tab/></text:span></text:span><text:span text:style-name="aaMathematica"><text:span text:style-name="T170">N</text:span></text:span><text:span text:style-name="aaMathematica"><text:span text:style-name="T167">ote that, if we notate the difference we're measuring as </text:span></text:span><text:span text:style-name="aaMathematica"><text:span text:style-name="T147"><draw:frame draw:style-name="fr1" draw:name="Object707" text:anchor-type="as-char" svg:y="-0.1244in" svg:width="0.1693in" svg:height="0.1543in" draw:z-index="300"><draw:object xlink:href="./Object 207" xlink:type="simple" xlink:show="embed" xlink:actuate="onLoad"/><draw:image xlink:href="./ObjectReplacements/Object 207" xlink:type="simple" xlink:show="embed" xlink:actuate="onLoad"/><svg:desc>formula</svg:desc></draw:frame></text:span></text:span><text:span text:style-name="aaMathematica"><text:span text:style-name="T167"> (so </text:span></text:span><text:span text:style-name="aaMathematica"><text:span text:style-name="T147"><draw:frame draw:style-name="fr1" draw:name="Object675" text:anchor-type="as-char" svg:y="-0.1244in" svg:width="0.3555in" svg:height="0.1543in" draw:z-index="301"><draw:object xlink:href="./Object 208" xlink:type="simple" xlink:show="embed" xlink:actuate="onLoad"/><draw:image xlink:href="./ObjectReplacements/Object 208" xlink:type="simple" xlink:show="embed" xlink:actuate="onLoad"/><svg:desc>formula</svg:desc></draw:frame></text:span></text:span><text:span text:style-name="aaMathematica"><text:span text:style-name="T167">in the finite difference case and</text:span></text:span><text:span text:style-name="aaMathematica"><text:span text:style-name="T147"><draw:frame draw:style-name="fr1" draw:name="Object674" text:anchor-type="as-char" svg:y="-0.1244in" svg:width="0.3008in" svg:height="0.2465in" draw:z-index="302"><draw:object xlink:href="./Object 705" xlink:type="simple" xlink:show="embed" xlink:actuate="onLoad"/><draw:image xlink:href="./ObjectReplacements/Object 705" xlink:type="simple" xlink:show="embed" xlink:actuate="onLoad"/><svg:desc>formula</svg:desc></draw:frame></text:span></text:span><text:span text:style-name="aaMathematica"><text:span text:style-name="T167">in the </text:span></text:span><text:soft-page-break/><text:span text:style-name="aaMathematica"><text:span text:style-name="T167">case of the derivatives), then </text:span></text:span><text:span text:style-name="aaMathematica"><text:span text:style-name="T147"><draw:frame draw:style-name="fr1" draw:name="Object676" text:anchor-type="as-char" svg:y="-0.1665in" svg:width="0.5681in" svg:height="0.2909in" draw:z-index="344"><draw:object xlink:href="./Object 706" xlink:type="simple" xlink:show="embed" xlink:actuate="onLoad"/><draw:image xlink:href="./ObjectReplacements/Object 706" xlink:type="simple" xlink:show="embed" xlink:actuate="onLoad"/><svg:desc>formula</svg:desc></draw:frame></text:span></text:span><text:span text:style-name="aaMathematica"><text:span text:style-name="T167">and</text:span></text:span><text:span text:style-name="aaMathematica"><text:span text:style-name="T147"><draw:frame draw:style-name="fr1" draw:name="Object705" text:anchor-type="as-char" svg:y="-0.1555in" svg:width="0.5862in" svg:height="0.2063in" draw:z-index="345"><draw:object xlink:href="./Object 707" xlink:type="simple" xlink:show="embed" xlink:actuate="onLoad"/><draw:image xlink:href="./ObjectReplacements/Object 707" xlink:type="simple" xlink:show="embed" xlink:actuate="onLoad"/><svg:desc>formula</svg:desc></draw:frame></text:span></text:span><text:span text:style-name="aaMathematica"><text:span text:style-name="T167">can both be written identically as</text:span></text:span></text:p>
      <text:p text:style-name="P92"><text:span text:style-name="MathematicaFormatStandardForm"><text:span text:style-name="T75"><draw:frame draw:style-name="fr1" draw:name="Object706" text:anchor-type="as-char" svg:y="-0.2083in" svg:width="2.0457in" svg:height="0.3374in" draw:z-index="360"><draw:object xlink:href="./Object 206" xlink:type="simple" xlink:show="embed" xlink:actuate="onLoad"/><draw:image xlink:href="./ObjectReplacements/Object 206" xlink:type="simple" xlink:show="embed" xlink:actuate="onLoad"/><svg:desc>formula</svg:desc></draw:frame></text:span></text:span></text:p>
      <text:p text:style-name="P10"/>
      <text:p text:style-name="P82"><text:span text:style-name="aaMathematica"><text:span text:style-name="T94"><text:tab/></text:span></text:span><text:span text:style-name="aaMathematica"><text:span text:style-name="T90"><draw:frame draw:style-name="fr1" draw:name="Object230" text:anchor-type="as-char" svg:y="-0.1244in" svg:width="0.4673in" svg:height="0.1752in" draw:z-index="214"><draw:object xlink:href="./Object 225" xlink:type="simple" xlink:show="embed" xlink:actuate="onLoad"/><draw:image xlink:href="./ObjectReplacements/Object 225" xlink:type="simple" xlink:show="embed" xlink:actuate="onLoad"/><svg:desc>formula</svg:desc></draw:frame></text:span></text:span><text:span text:style-name="aaMathematica"><text:span text:style-name="T152">is a</text:span></text:span><text:span text:style-name="aaMathematica"><text:span text:style-name="T153">nother</text:span></text:span><text:span text:style-name="aaMathematica"><text:span text:style-name="T152"> function without a standard name, </text:span></text:span><text:span text:style-name="aaMathematica"><text:span text:style-name="T153">but with a handful of interesting properties worth noting. <text:s/></text:span></text:span><text:span text:style-name="aaMathematica"><text:span text:style-name="T90"><draw:frame draw:style-name="fr1" draw:name="Object714" text:anchor-type="as-char" svg:y="-0.1244in" svg:width="0.4673in" svg:height="0.1752in" draw:z-index="361"><draw:object xlink:href="./Object 714" xlink:type="simple" xlink:show="embed" xlink:actuate="onLoad"/><draw:image xlink:href="./ObjectReplacements/Object 714" xlink:type="simple" xlink:show="embed" xlink:actuate="onLoad"/><svg:desc>formula</svg:desc></draw:frame></text:span></text:span><text:span text:style-name="aaMathematica"><text:span text:style-name="T103">can be defined as</text:span></text:span></text:p>
      <text:p text:style-name="P31"><text:span text:style-name="MathematicaFormatStandardForm"><text:span text:style-name="T1"><draw:frame draw:style-name="fr1" draw:name="Object716" text:anchor-type="as-char" svg:y="-0.1244in" svg:width="1.7028in" svg:height="0.1752in" draw:z-index="362"><draw:object xlink:href="./Object 716" xlink:type="simple" xlink:show="embed" xlink:actuate="onLoad"/><draw:image xlink:href="./ObjectReplacements/Object 716" xlink:type="simple" xlink:show="embed" xlink:actuate="onLoad"/><svg:desc>formula</svg:desc></draw:frame></text:span></text:span></text:p>
      <text:p text:style-name="P31"><text:span text:style-name="MathematicaFormatStandardForm"><text:span text:style-name="T1"><draw:frame draw:style-name="fr1" draw:name="Object717" text:anchor-type="as-char" svg:y="-0.2043in" svg:width="1.539in" svg:height="0.3472in" draw:z-index="377"><draw:object xlink:href="./Object 717" xlink:type="simple" xlink:show="embed" xlink:actuate="onLoad"/><draw:image xlink:href="./ObjectReplacements/Object 717" xlink:type="simple" xlink:show="embed" xlink:actuate="onLoad"/><svg:desc>formula</svg:desc></draw:frame></text:span></text:span><text:span text:style-name="MathematicaFormatStandardForm"><text:span text:style-name="T7">with</text:span></text:span><text:span text:style-name="MathematicaFormatStandardForm"><text:span text:style-name="T7"><draw:frame draw:style-name="fr1" draw:name="Object718" text:anchor-type="as-char" svg:y="-0.1244in" svg:width="0.6425in" svg:height="0.1752in" draw:z-index="412"><draw:object xlink:href="./Object 718" xlink:type="simple" xlink:show="embed" xlink:actuate="onLoad"/><draw:image xlink:href="./ObjectReplacements/Object 718" xlink:type="simple" xlink:show="embed" xlink:actuate="onLoad"/><svg:desc>formula</svg:desc></draw:frame></text:span></text:span></text:p>
      <text:p text:style-name="P31"><text:span text:style-name="MathematicaFormatStandardForm"><text:span text:style-name="T1"><draw:frame draw:style-name="fr1" draw:name="Object715" text:anchor-type="as-char" svg:y="-0.2339in" svg:width="1.9161in" svg:height="0.3756in" draw:z-index="413"><draw:object xlink:href="./Object 715" xlink:type="simple" xlink:show="embed" xlink:actuate="onLoad"/><draw:image xlink:href="./ObjectReplacements/Object 715" xlink:type="simple" xlink:show="embed" xlink:actuate="onLoad"/><svg:desc>formula</svg:desc></draw:frame></text:span></text:span></text:p>
      <text:p text:style-name="P31"><text:span text:style-name="MathematicaFormatStandardForm"><text:span text:style-name="T75"/></text:span></text:p>
      <text:p text:style-name="P37"><text:span text:style-name="MathematicaFormatStandardForm"><text:span text:style-name="T1"><text:tab/></text:span></text:span><text:span text:style-name="MathematicaFormatStandardForm"><text:span text:style-name="T9">H</text:span></text:span><text:span text:style-name="MathematicaFormatStandardForm"><text:span text:style-name="T8">ere, </text:span></text:span><text:span text:style-name="MathematicaFormatStandardForm"><text:span text:style-name="T3"><draw:frame draw:style-name="fr1" draw:name="Object728" text:anchor-type="as-char" svg:y="-0.1437in" svg:width="0.5925in" svg:height="0.2846in" draw:z-index="430"><draw:object xlink:href="./Object 728" xlink:type="simple" xlink:show="embed" xlink:actuate="onLoad"/><draw:image xlink:href="./ObjectReplacements/Object 728" xlink:type="simple" xlink:show="embed" xlink:actuate="onLoad"/><svg:desc>formula</svg:desc></draw:frame></text:span></text:span><text:span text:style-name="MathematicaFormatStandardForm"><text:span text:style-name="T8">denotes a product over the powers of the prime factorization of </text:span></text:span><text:span text:style-name="MathematicaFormatStandardForm"><text:span text:style-name="T9">x</text:span></text:span><text:span text:style-name="MathematicaFormatStandardForm"><text:span text:style-name="T8">.</text:span></text:span></text:p>
      <text:p text:style-name="P37"><text:span text:style-name="MathematicaFormatStandardForm"><text:span text:style-name="T1"><text:tab/></text:span></text:span><text:span text:style-name="MathematicaFormatStandardForm"><text:span text:style-name="T9">Additionally, if we have x in its prime factored form as</text:span></text:span><text:span text:style-name="aaMathematica"><text:span text:style-name="T109"><draw:frame draw:style-name="fr1" draw:name="Object729" text:anchor-type="as-char" svg:y="-0.1457in" svg:width="0.9752in" svg:height="0.1965in" draw:z-index="431"><draw:object xlink:href="./Object 729" xlink:type="simple" xlink:show="embed" xlink:actuate="onLoad"/><draw:image xlink:href="./ObjectReplacements/Object 729" xlink:type="simple" xlink:show="embed" xlink:actuate="onLoad"/><svg:desc>formula</svg:desc></draw:frame></text:span></text:span><text:span text:style-name="aaMathematica"><text:span text:style-name="T109">, </text:span></text:span><text:span text:style-name="aaMathematica"><text:span text:style-name="T110">and </text:span></text:span><text:span text:style-name="aaMathematica"><text:span text:style-name="T109"><draw:frame draw:style-name="fr1" draw:name="Object730" text:anchor-type="as-char" svg:y="-0.1244in" svg:width="0.311in" svg:height="0.1752in" draw:z-index="432"><draw:object xlink:href="./Object 730" xlink:type="simple" xlink:show="embed" xlink:actuate="onLoad"/><draw:image xlink:href="./ObjectReplacements/Object 730" xlink:type="simple" xlink:show="embed" xlink:actuate="onLoad"/><svg:desc>formula</svg:desc></draw:frame></text:span></text:span><text:span text:style-name="aaMathematica"><text:span text:style-name="T110">is the generalized hypergeometric function, then</text:span></text:span></text:p>
      <text:p text:style-name="P31"><text:span text:style-name="MathematicaFormatStandardForm"><text:span text:style-name="T75"/></text:span></text:p>
      <text:p text:style-name="P77"><text:span text:style-name="aaMathematica"><text:span text:style-name="T104"><draw:frame draw:style-name="fr1" draw:name="Object719" text:anchor-type="as-char" svg:y="-0.1929in" svg:width="3.6228in" svg:height="0.3362in" draw:z-index="433"><draw:object xlink:href="./Object 719" xlink:type="simple" xlink:show="embed" xlink:actuate="onLoad"/><draw:image xlink:href="./ObjectReplacements/Object 719" xlink:type="simple" xlink:show="embed" xlink:actuate="onLoad"/><svg:desc>formula</svg:desc></draw:frame></text:span></text:span></text:p>
      <text:p text:style-name="P77"><text:span text:style-name="aaMathematica"><text:span text:style-name="T104"/></text:span></text:p>
      <text:p text:style-name="P83"><text:span text:style-name="aaMathematica"><text:span text:style-name="T104"><text:tab/></text:span></text:span><text:span text:style-name="aaMathematica"><text:span text:style-name="T105">Two special cases of </text:span></text:span><text:span text:style-name="aaMathematica"><text:span text:style-name="T104"><draw:frame draw:style-name="fr1" draw:name="Object723" text:anchor-type="as-char" svg:y="-0.1244in" svg:width="0.4673in" svg:height="0.1752in" draw:z-index="434"><draw:object xlink:href="./Object 723" xlink:type="simple" xlink:show="embed" xlink:actuate="onLoad"/><draw:image xlink:href="./ObjectReplacements/Object 723" xlink:type="simple" xlink:show="embed" xlink:actuate="onLoad"/><svg:desc>formula</svg:desc></draw:frame></text:span></text:span><text:span text:style-name="aaMathematica"><text:span text:style-name="T105">are worth noting. <text:s/>First, if the prime factorization of</text:span></text:span><text:span text:style-name="aaMathematica"><text:span text:style-name="T104"><draw:frame draw:style-name="fr1" draw:name="Object724" text:anchor-type="as-char" svg:y="-0.1437in" svg:width="0.4161in" svg:height="0.1736in" draw:z-index="435"><draw:object xlink:href="./Object 724" xlink:type="simple" xlink:show="embed" xlink:actuate="onLoad"/><draw:image xlink:href="./ObjectReplacements/Object 724" xlink:type="simple" xlink:show="embed" xlink:actuate="onLoad"/><svg:desc>formula</svg:desc></draw:frame></text:span></text:span><text:span text:style-name="aaMathematica"><text:span text:style-name="T104">- </text:span></text:span><text:span text:style-name="aaMathematica"><text:span text:style-name="T105">so x is a prime raised to a whole number power – then</text:span></text:span><text:span text:style-name="aaMathematica"><text:span text:style-name="T104"><draw:frame draw:style-name="fr1" draw:name="Object725" text:anchor-type="as-char" svg:y="-0.1244in" svg:width="0.4673in" svg:height="0.1752in" draw:z-index="436"><draw:object xlink:href="./Object 725" xlink:type="simple" xlink:show="embed" xlink:actuate="onLoad"/><draw:image xlink:href="./ObjectReplacements/Object 725" xlink:type="simple" xlink:show="embed" xlink:actuate="onLoad"/><svg:desc>formula</svg:desc></draw:frame></text:span></text:span><text:span text:style-name="aaMathematica"><text:span text:style-name="T105">is</text:span></text:span></text:p>
      <text:p text:style-name="P77"><text:span text:style-name="aaMathematica"><text:span text:style-name="T104"><draw:frame draw:style-name="fr1" draw:name="Object721" text:anchor-type="as-char" svg:y="-0.1827in" svg:width="1.0071in" svg:height="0.3154in" draw:z-index="437"><draw:object xlink:href="./Object 721" xlink:type="simple" xlink:show="embed" xlink:actuate="onLoad"/><draw:image xlink:href="./ObjectReplacements/Object 721" xlink:type="simple" xlink:show="embed" xlink:actuate="onLoad"/><svg:desc>formula</svg:desc></draw:frame></text:span></text:span></text:p>
      <text:p text:style-name="P77"><text:span text:style-name="aaMathematica"><text:span text:style-name="T104"/></text:span></text:p>
      <text:p text:style-name="P83"><text:span text:style-name="aaMathematica"><text:span text:style-name="T105">which is </text:span></text:span><text:span text:style-name="aaMathematica"><text:span text:style-name="T105"><draw:frame draw:style-name="fr1" draw:name="Object726" text:anchor-type="as-char" svg:y="-0.1555in" svg:width="0.5937in" svg:height="0.2063in" draw:z-index="438"><draw:object xlink:href="./Object 726" xlink:type="simple" xlink:show="embed" xlink:actuate="onLoad"/><draw:image xlink:href="./ObjectReplacements/Object 726" xlink:type="simple" xlink:show="embed" xlink:actuate="onLoad"/><svg:desc>formula</svg:desc></draw:frame></text:span></text:span><text:span text:style-name="aaMathematica"><text:span text:style-name="T105">from the above table, showing another nice bit of symmetry. <text:s/>The other special case is when</text:span></text:span><text:span text:style-name="aaMathematica"><text:span text:style-name="T104"><draw:frame draw:style-name="fr1" draw:name="Object727" text:anchor-type="as-char" svg:y="-0.1244in" svg:width="0.8972in" svg:height="0.1752in" draw:z-index="439"><draw:object xlink:href="./Object 727" xlink:type="simple" xlink:show="embed" xlink:actuate="onLoad"/><draw:image xlink:href="./ObjectReplacements/Object 727" xlink:type="simple" xlink:show="embed" xlink:actuate="onLoad"/><svg:desc>formula</svg:desc></draw:frame></text:span></text:span><text:span text:style-name="aaMathematica"><text:span text:style-name="T104">, </text:span></text:span><text:span text:style-name="aaMathematica"><text:span text:style-name="T105">which is to say, the prime factorization of x consists only of primes not raised to any powers. <text:s/>In that case,</text:span></text:span></text:p>
      <text:p text:style-name="P83"><text:span text:style-name="aaMathematica"><text:span text:style-name="T105"/></text:span></text:p>
      <text:p text:style-name="P77"><text:span text:style-name="aaMathematica"><text:span text:style-name="T104"><draw:frame draw:style-name="fr1" draw:name="Object722" text:anchor-type="as-char" svg:y="-0.1244in" svg:width="1.7374in" svg:height="0.1752in" draw:z-index="440"><draw:object xlink:href="./Object 722" xlink:type="simple" xlink:show="embed" xlink:actuate="onLoad"/><draw:image xlink:href="./ObjectReplacements/Object 722" xlink:type="simple" xlink:show="embed" xlink:actuate="onLoad"/><svg:desc>formula</svg:desc></draw:frame></text:span></text:span></text:p>
      <text:p text:style-name="P77"><text:span text:style-name="aaMathematica"><text:span text:style-name="T104"/></text:span></text:p>
      <text:p text:style-name="P83"><text:span text:style-name="aaMathematica"><text:span text:style-name="T106">where</text:span></text:span><text:span text:style-name="aaMathematica"><text:span text:style-name="T104"><draw:frame draw:style-name="fr1" draw:name="Object720" text:anchor-type="as-char" svg:y="-0.1244in" svg:width="0.5098in" svg:height="0.1591in" draw:z-index="441"><draw:object xlink:href="./Object 720" xlink:type="simple" xlink:show="embed" xlink:actuate="onLoad"/><draw:image xlink:href="./ObjectReplacements/Object 720" xlink:type="simple" xlink:show="embed" xlink:actuate="onLoad"/><svg:desc>formula</svg:desc></draw:frame></text:span></text:span><text:span text:style-name="aaMathematica"><text:span text:style-name="T106">are Stirling numbers of the second kind.</text:span></text:span></text:p>
      <text:p text:style-name="P83"><text:span text:style-name="aaMathematica"><text:span text:style-name="T106"/></text:span></text:p>
      <text:p text:style-name="P83"><text:span text:style-name="aaMathematica"><text:span text:style-name="T106"><text:tab/></text:span></text:span><text:span text:style-name="aaMathematica"><text:span text:style-name="T107">These derivatives and finite differences are going to prove to be important for the following identities.</text:span></text:span></text:p>
      <text:p text:style-name="P102"/>
      <text:p text:style-name="P102"/>
      <text:p text:style-name="P164"><text:span text:style-name="MathematicaFormatStandardForm"><text:span text:style-name="T57">Multiplication: </text:span></text:span><text:span text:style-name="MathematicaFormatStandardForm"><text:span text:style-name="T43"><draw:frame draw:style-name="fr1" draw:name="Object370" text:anchor-type="as-char" svg:y="-0.1437in" svg:width="0.7161in" svg:height="0.1736in" draw:z-index="442"><draw:object xlink:href="./Object 226" xlink:type="simple" xlink:show="embed" xlink:actuate="onLoad"/><draw:image xlink:href="./ObjectReplacements/Object 226" xlink:type="simple" xlink:show="embed" xlink:actuate="onLoad"/><svg:desc>formula</svg:desc></draw:frame></text:span></text:span></text:p>
      <text:p text:style-name="P102"/>
      <text:p text:style-name="P84"><text:span text:style-name="aaMathematica"><text:span text:style-name="T111"><text:tab/></text:span></text:span><text:span text:style-name="aaMathematica"><text:span text:style-name="T112">One basic property of exponents is they're added together when two terms with the same base are multiplied together, like so.</text:span></text:span></text:p>
      <text:p text:style-name="P84"><text:span text:style-name="aaMathematica"><text:span text:style-name="T112"/></text:span></text:p>
      <text:p text:style-name="P137"><draw:frame draw:style-name="fr1" draw:name="Object372" text:anchor-type="as-char" svg:y="-0.1437in" svg:width="0.7161in" svg:height="0.1736in" draw:z-index="215"><draw:object xlink:href="./Object 227" xlink:type="simple" xlink:show="embed" xlink:actuate="onLoad"/><draw:image xlink:href="./ObjectReplacements/Object 227" xlink:type="simple" xlink:show="embed" xlink:actuate="onLoad"/><svg:desc>formula</svg:desc></draw:frame></text:p>
      <text:p text:style-name="P137"/>
      <text:p text:style-name="P140"><text:span text:style-name="aaMathematica"><text:span text:style-name="T113"><text:tab/>This is also true for our convolutions, as</text:span></text:span></text:p>
      <text:p text:style-name="P140"><text:span text:style-name="aaMathematica"><text:span text:style-name="T113"/></text:span></text:p>
      <text:p text:style-name="P137"><draw:frame draw:style-name="fr1" draw:name="Object660" text:anchor-type="as-char" svg:y="-0.1437in" svg:width="0.752in" svg:height="0.1736in" draw:z-index="216"><draw:object xlink:href="./Object 228" xlink:type="simple" xlink:show="embed" xlink:actuate="onLoad"/><draw:image xlink:href="./ObjectReplacements/Object 228" xlink:type="simple" xlink:show="embed" xlink:actuate="onLoad"/><svg:desc>formula</svg:desc></draw:frame></text:p>
      <text:p text:style-name="P137"/>
      <text:p text:style-name="P140"><text:span text:style-name="aaMathematica"><text:span text:style-name="T113"><text:tab/>Thus, by analogy to</text:span></text:span></text:p>
      <text:p text:style-name="P137"/>
      <text:p text:style-name="P137"><draw:frame draw:style-name="fr1" draw:name="Object373" text:anchor-type="as-char" svg:y="-0.2437in" svg:width="1.6126in" svg:height="0.3929in" draw:z-index="217"><draw:object xlink:href="./Object 229" xlink:type="simple" xlink:show="embed" xlink:actuate="onLoad"/><draw:image xlink:href="./ObjectReplacements/Object 229" xlink:type="simple" xlink:show="embed" xlink:actuate="onLoad"/><svg:desc>formula</svg:desc></draw:frame></text:p>
      <text:p text:style-name="P72"/>
      <text:p text:style-name="P84"><text:span text:style-name="aaMathematica"><text:span text:style-name="T112">we have</text:span></text:span></text:p>
      <text:p text:style-name="P72"/>
      <table:table table:name="Table40" table:style-name="Table40">
        <table:table-column table:style-name="Table40.A"/>
        <table:table-column table:style-name="Table40.B"/>
        <table:table-column table:style-name="Table40.C"/>
        <text:soft-page-break/>
        <table:table-row>
          <table:table-cell table:style-name="Table40.A1" office:value-type="string">
            <text:p text:style-name="P61"><text:span text:style-name="MathematicaFormatStandardForm"><text:span text:style-name="T40"/></text:span></text:p>
          </table:table-cell>
          <table:table-cell table:style-name="Table40.A1" office:value-type="string">
            <text:p text:style-name="P65"><text:span text:style-name="MathematicaFormatStandardForm"><text:span text:style-name="T44"><draw:frame draw:style-name="fr2" draw:name="Object654" text:anchor-type="as-char" svg:y="-0.1516in" svg:width="0.2264in" svg:height="0.2091in" draw:z-index="218"><draw:object xlink:href="./Object 230" xlink:type="simple" xlink:show="embed" xlink:actuate="onLoad"/><draw:image xlink:href="./ObjectReplacements/Object 230" xlink:type="simple" xlink:show="embed" xlink:actuate="onLoad"/><svg:desc>formula</svg:desc></draw:frame></text:span></text:span></text:p>
          </table:table-cell>
          <table:table-cell table:style-name="Table40.C1" office:value-type="string">
            <text:p text:style-name="P65"><text:span text:style-name="MathematicaFormatStandardForm"><text:span text:style-name="T76"><draw:frame draw:style-name="fr2" draw:name="Object655" text:anchor-type="as-char" svg:y="-0.1425in" svg:width="0.2898in" svg:height="0.1902in" draw:z-index="219"><draw:object xlink:href="./Object 231" xlink:type="simple" xlink:show="embed" xlink:actuate="onLoad"/><draw:image xlink:href="./ObjectReplacements/Object 231" xlink:type="simple" xlink:show="embed" xlink:actuate="onLoad"/><svg:desc>formula</svg:desc></draw:frame></text:span></text:span></text:p>
          </table:table-cell>
        </table:table-row>
        <table:table-row table:style-name="Table40.2">
          <table:table-cell table:style-name="Table40.A2" office:value-type="string">
            <text:p text:style-name="P65"><text:span text:style-name="MathematicaFormatStandardForm"><text:span text:style-name="T45">+</text:span></text:span></text:p>
          </table:table-cell>
          <table:table-cell table:style-name="Table40.B2" office:value-type="string">
            <text:p text:style-name="P152"><text:span text:style-name="MathematicaFormatStandardForm"><text:span text:style-name="T43"><draw:frame draw:style-name="fr1" draw:name="Object656" text:anchor-type="as-char" svg:y="-0.2437in" svg:width="1.6874in" svg:height="0.3929in" draw:z-index="220"><draw:object xlink:href="./Object 232" xlink:type="simple" xlink:show="embed" xlink:actuate="onLoad"/><draw:image xlink:href="./ObjectReplacements/Object 232" xlink:type="simple" xlink:show="embed" xlink:actuate="onLoad"/><svg:desc>formula</svg:desc></draw:frame></text:span></text:span></text:p>
          </table:table-cell>
          <table:table-cell table:style-name="Table40.C2" office:value-type="string">
            <text:p text:style-name="P152"><text:span text:style-name="MathematicaFormatStandardForm"><text:span text:style-name="T75"><draw:frame draw:style-name="fr1" draw:name="Object657" text:anchor-type="as-char" svg:y="-0.2339in" svg:width="1.4398in" svg:height="0.3752in" draw:z-index="221"><draw:object xlink:href="./Object 233" xlink:type="simple" xlink:show="embed" xlink:actuate="onLoad"/><draw:image xlink:href="./ObjectReplacements/Object 233" xlink:type="simple" xlink:show="embed" xlink:actuate="onLoad"/><svg:desc>formula</svg:desc></draw:frame></text:span></text:span></text:p>
          </table:table-cell>
        </table:table-row>
        <table:table-row>
          <table:table-cell table:style-name="Table40.A3" office:value-type="string">
            <text:p text:style-name="P176">*</text:p>
          </table:table-cell>
          <table:table-cell table:style-name="Table40.B3" office:value-type="string">
            <text:p text:style-name="P152"><text:span text:style-name="MathematicaFormatStandardForm"><text:span text:style-name="T43"><draw:frame draw:style-name="fr1" draw:name="Object658" text:anchor-type="as-char" svg:y="-0.348in" svg:width="1.6346in" svg:height="0.4972in" draw:z-index="222"><draw:object xlink:href="./Object 234" xlink:type="simple" xlink:show="embed" xlink:actuate="onLoad"/><draw:image xlink:href="./ObjectReplacements/Object 234" xlink:type="simple" xlink:show="embed" xlink:actuate="onLoad"/><svg:desc>formula</svg:desc></draw:frame></text:span></text:span></text:p>
          </table:table-cell>
          <table:table-cell table:style-name="Table40.C3" office:value-type="string">
            <text:p text:style-name="P152"><text:span text:style-name="MathematicaFormatStandardForm"><text:span text:style-name="T75"><draw:frame draw:style-name="fr1" draw:name="Object432" text:anchor-type="as-char" svg:y="-0.3382in" svg:width="1.4425in" svg:height="0.4783in" draw:z-index="223"><draw:object xlink:href="./Object 235" xlink:type="simple" xlink:show="embed" xlink:actuate="onLoad"/><draw:image xlink:href="./ObjectReplacements/Object 235" xlink:type="simple" xlink:show="embed" xlink:actuate="onLoad"/><svg:desc>formula</svg:desc></draw:frame></text:span></text:span></text:p>
          </table:table-cell>
        </table:table-row>
      </table:table>
      <text:p text:style-name="P73"><text:span text:style-name="aaMathematica"><text:span text:style-name="T218"/></text:span></text:p>
      <text:p text:style-name="P84"><text:span text:style-name="aaMathematica"><text:span text:style-name="T112"><text:tab/>Finally, if we insert our actual closed form values, we have</text:span></text:span></text:p>
      <text:p text:style-name="P137"/>
      <text:p text:style-name="P30"><text:span text:style-name="aaMathematica"><text:span text:style-name="T129"><draw:frame draw:style-name="fr1" draw:name="Object371" text:anchor-type="as-char" svg:y="-0.2437in" svg:width="1.8134in" svg:height="0.3929in" draw:z-index="224"><draw:object xlink:href="./Object 236" xlink:type="simple" xlink:show="embed" xlink:actuate="onLoad"/><draw:image xlink:href="./ObjectReplacements/Object 236" xlink:type="simple" xlink:show="embed" xlink:actuate="onLoad"/><svg:desc>formula</svg:desc></draw:frame></text:span></text:span></text:p>
      <text:p text:style-name="P36"><text:span text:style-name="aaMathematica"><text:span text:style-name="T140"/></text:span></text:p>
      <text:p text:style-name="P84"><text:span text:style-name="aaMathematica"><text:span text:style-name="T112">In our convolution cases, this leads to the following identities, which are essentially analogs to</text:span></text:span><text:span text:style-name="aaMathematica"><text:span text:style-name="T89"><draw:frame draw:style-name="fr1" draw:name="Object731" text:anchor-type="as-char" svg:y="-0.1437in" svg:width="0.7161in" svg:height="0.1736in" draw:z-index="443"><draw:object xlink:href="./Object 731" xlink:type="simple" xlink:show="embed" xlink:actuate="onLoad"/><draw:image xlink:href="./ObjectReplacements/Object 731" xlink:type="simple" xlink:show="embed" xlink:actuate="onLoad"/><svg:desc>formula</svg:desc></draw:frame></text:span></text:span><text:span text:style-name="aaMathematica"><text:span text:style-name="T89">:</text:span></text:span></text:p>
      <text:p text:style-name="P72"/>
      <table:table table:name="Table22" table:style-name="Table22">
        <table:table-column table:style-name="Table22.A"/>
        <table:table-column table:style-name="Table22.B"/>
        <table:table-column table:style-name="Table22.C"/>
        <table:table-row>
          <table:table-cell table:style-name="Table22.A1" office:value-type="string">
            <text:p text:style-name="P61"><text:span text:style-name="MathematicaFormatStandardForm"><text:span text:style-name="T40"/></text:span></text:p>
          </table:table-cell>
          <table:table-cell table:style-name="Table22.A1" office:value-type="string">
            <text:p text:style-name="P65"><text:span text:style-name="MathematicaFormatStandardForm"><text:span text:style-name="T44"><draw:frame draw:style-name="fr2" draw:name="Object374" text:anchor-type="as-char" svg:y="-0.1516in" svg:width="0.2264in" svg:height="0.2091in" draw:z-index="225"><draw:object xlink:href="./Object 237" xlink:type="simple" xlink:show="embed" xlink:actuate="onLoad"/><draw:image xlink:href="./ObjectReplacements/Object 237" xlink:type="simple" xlink:show="embed" xlink:actuate="onLoad"/><svg:desc>formula</svg:desc></draw:frame></text:span></text:span></text:p>
          </table:table-cell>
          <table:table-cell table:style-name="Table22.C1" office:value-type="string">
            <text:p text:style-name="P65"><text:span text:style-name="MathematicaFormatStandardForm"><text:span text:style-name="T76"><draw:frame draw:style-name="fr2" draw:name="Object375" text:anchor-type="as-char" svg:y="-0.1425in" svg:width="0.2898in" svg:height="0.1902in" draw:z-index="226"><draw:object xlink:href="./Object 238" xlink:type="simple" xlink:show="embed" xlink:actuate="onLoad"/><draw:image xlink:href="./ObjectReplacements/Object 238" xlink:type="simple" xlink:show="embed" xlink:actuate="onLoad"/><svg:desc>formula</svg:desc></draw:frame></text:span></text:span></text:p>
          </table:table-cell>
        </table:table-row>
        <table:table-row table:style-name="Table22.2">
          <table:table-cell table:style-name="Table22.A2" office:value-type="string">
            <text:p text:style-name="P65"><text:span text:style-name="MathematicaFormatStandardForm"><text:span text:style-name="T45">+</text:span></text:span></text:p>
          </table:table-cell>
          <table:table-cell table:style-name="Table22.B2" office:value-type="string">
            <text:p text:style-name="P152"><text:span text:style-name="MathematicaFormatStandardForm"><text:span text:style-name="T43"><draw:frame draw:style-name="fr1" draw:name="Object376" text:anchor-type="as-char" svg:y="-0.2437in" svg:width="2.1634in" svg:height="0.3929in" draw:z-index="227"><draw:object xlink:href="./Object 239" xlink:type="simple" xlink:show="embed" xlink:actuate="onLoad"/><draw:image xlink:href="./ObjectReplacements/Object 239" xlink:type="simple" xlink:show="embed" xlink:actuate="onLoad"/><svg:desc>formula</svg:desc></draw:frame></text:span></text:span></text:p>
          </table:table-cell>
          <table:table-cell table:style-name="Table22.C2" office:value-type="string">
            <text:p text:style-name="P152"><text:span text:style-name="MathematicaFormatStandardForm"><text:span text:style-name="T75"><draw:frame draw:style-name="fr1" draw:name="Object377" text:anchor-type="as-char" svg:y="-0.2339in" svg:width="1.6756in" svg:height="0.3752in" draw:z-index="228"><draw:object xlink:href="./Object 240" xlink:type="simple" xlink:show="embed" xlink:actuate="onLoad"/><draw:image xlink:href="./ObjectReplacements/Object 240" xlink:type="simple" xlink:show="embed" xlink:actuate="onLoad"/><svg:desc>formula</svg:desc></draw:frame></text:span></text:span></text:p>
          </table:table-cell>
        </table:table-row>
        <table:table-row>
          <table:table-cell table:style-name="Table22.A3" office:value-type="string">
            <text:p text:style-name="P176">*</text:p>
          </table:table-cell>
          <table:table-cell table:style-name="Table22.B3" office:value-type="string">
            <text:p text:style-name="P152"><text:span text:style-name="MathematicaFormatStandardForm"><text:span text:style-name="T43"><draw:frame draw:style-name="fr1" draw:name="Object378" text:anchor-type="as-char" svg:y="-0.348in" svg:width="3.1311in" svg:height="0.4972in" draw:z-index="229"><draw:object xlink:href="./Object 241" xlink:type="simple" xlink:show="embed" xlink:actuate="onLoad"/><draw:image xlink:href="./ObjectReplacements/Object 241" xlink:type="simple" xlink:show="embed" xlink:actuate="onLoad"/><svg:desc>formula</svg:desc></draw:frame></text:span></text:span></text:p>
          </table:table-cell>
          <table:table-cell table:style-name="Table22.C3" office:value-type="string">
            <text:p text:style-name="P154"><text:span text:style-name="aaMathematica"><text:span text:style-name="T269"><draw:frame draw:style-name="fr1" draw:name="Object379" text:anchor-type="as-char" svg:y="-0.3382in" svg:width="1.8535in" svg:height="0.4783in" draw:z-index="230"><draw:object xlink:href="./Object 242" xlink:type="simple" xlink:show="embed" xlink:actuate="onLoad"/><draw:image xlink:href="./ObjectReplacements/Object 242" xlink:type="simple" xlink:show="embed" xlink:actuate="onLoad"/><svg:desc>formula</svg:desc></draw:frame></text:span></text:span></text:p>
          </table:table-cell>
        </table:table-row>
      </table:table>
      <text:p text:style-name="P73"><text:span text:style-name="aaMathematica"><text:span text:style-name="T218"/></text:span></text:p>
      <text:p text:style-name="P73"><text:span text:style-name="aaMathematica"><text:span text:style-name="T218"/></text:span></text:p>
      <text:p text:style-name="P103"/>
      <text:p text:style-name="P165"><text:span text:style-name="MathematicaFormatStandardForm"><text:span text:style-name="T57">Multiplication: </text:span></text:span><text:span text:style-name="MathematicaFormatStandardForm"><text:span text:style-name="T57"><draw:frame draw:style-name="fr1" draw:name="Object732" text:anchor-type="as-char" svg:y="-0.1626in" svg:width="1.1374in" svg:height="0.2866in" draw:z-index="444"><draw:object xlink:href="./Object 732" xlink:type="simple" xlink:show="embed" xlink:actuate="onLoad"/><draw:image xlink:href="./ObjectReplacements/Object 732" xlink:type="simple" xlink:show="embed" xlink:actuate="onLoad"/><svg:desc>formula</svg:desc></draw:frame></text:span></text:span></text:p>
      <text:p text:style-name="P103"/>
      <text:p text:style-name="P85"><text:span text:style-name="aaMathematica"><text:span text:style-name="T112"><text:tab/></text:span></text:span><text:span text:style-name="aaMathematica"><text:span text:style-name="T114">We can also take the derivative of the above identity, of course, </text:span></text:span><text:span text:style-name="aaMathematica"><text:span text:style-name="T117">as</text:span></text:span></text:p>
      <text:p text:style-name="P85"><text:span text:style-name="aaMathematica"><text:span text:style-name="T114"/></text:span></text:p>
      <text:p text:style-name="P137"><draw:frame draw:style-name="fr1" draw:name="Object668" text:anchor-type="as-char" svg:y="-0.1626in" svg:width="1.1374in" svg:height="0.2866in" draw:z-index="445"><draw:object xlink:href="./Object 243" xlink:type="simple" xlink:show="embed" xlink:actuate="onLoad"/><draw:image xlink:href="./ObjectReplacements/Object 243" xlink:type="simple" xlink:show="embed" xlink:actuate="onLoad"/><svg:desc>formula</svg:desc></draw:frame></text:p>
      <text:p text:style-name="P137"/>
      <text:p text:style-name="P85"><text:span text:style-name="aaMathematica"><text:span text:style-name="T114">In the convolution case, </text:span></text:span><text:span text:style-name="aaMathematica"><text:span text:style-name="T117">the analogous relationship is</text:span></text:span></text:p>
      <text:p text:style-name="P137"/>
      <text:p text:style-name="P78"><text:span text:style-name="aaMathematica"><text:span text:style-name="T219"><draw:frame draw:style-name="fr1" draw:name="Object667" text:anchor-type="as-char" svg:y="-0.1626in" svg:width="1.1744in" svg:height="0.2866in" draw:z-index="446"><draw:object xlink:href="./Object 244" xlink:type="simple" xlink:show="embed" xlink:actuate="onLoad"/><draw:image xlink:href="./ObjectReplacements/Object 244" xlink:type="simple" xlink:show="embed" xlink:actuate="onLoad"/><svg:desc>formula</svg:desc></draw:frame></text:span></text:span><text:span text:style-name="aaMathematica"><text:span text:style-name="T219">/</text:span></text:span><text:span text:style-name="aaMathematica"><text:span text:style-name="T219"><draw:frame draw:style-name="fr1" draw:name="Object733" text:anchor-type="as-char" svg:y="-0.1437in" svg:width="1.1374in" svg:height="0.1945in" draw:z-index="447"><draw:object xlink:href="./Object 733" xlink:type="simple" xlink:show="embed" xlink:actuate="onLoad"/><draw:image xlink:href="./ObjectReplacements/Object 733" xlink:type="simple" xlink:show="embed" xlink:actuate="onLoad"/><svg:desc>formula</svg:desc></draw:frame></text:span></text:span></text:p>
      <text:p text:style-name="P73"><text:span text:style-name="aaMathematica"><text:span text:style-name="T218"/></text:span></text:p>
      <text:p text:style-name="P85"><text:span text:style-name="aaMathematica"><text:span text:style-name="T112"><text:tab/></text:span></text:span><text:span text:style-name="aaMathematica"><text:span text:style-name="T114">One way to view this is as</text:span></text:span></text:p>
      <text:p text:style-name="P73"><text:span text:style-name="aaMathematica"><text:span text:style-name="T218"/></text:span></text:p>
      <text:p text:style-name="P79"><text:span text:style-name="aaMathematica"><text:span text:style-name="T147"><draw:frame draw:style-name="fr1" draw:name="Object735" text:anchor-type="as-char" svg:y="-0.2437in" svg:width="2.1339in" svg:height="0.3929in" draw:z-index="448"><draw:object xlink:href="./Object 735" xlink:type="simple" xlink:show="embed" xlink:actuate="onLoad"/><draw:image xlink:href="./ObjectReplacements/Object 735" xlink:type="simple" xlink:show="embed" xlink:actuate="onLoad"/><svg:desc>formula</svg:desc></draw:frame></text:span></text:span></text:p>
      <text:p text:style-name="P86"><text:span text:style-name="aaMathematica"><text:span text:style-name="T116">which is</text:span></text:span></text:p>
      <text:p text:style-name="P79"><text:span text:style-name="aaMathematica"><text:span text:style-name="T147"><draw:frame draw:style-name="fr1" draw:name="Object736" text:anchor-type="as-char" svg:y="-0.2437in" svg:width="2.298in" svg:height="0.3929in" draw:z-index="449"><draw:object xlink:href="./Object 245" xlink:type="simple" xlink:show="embed" xlink:actuate="onLoad"/><draw:image xlink:href="./ObjectReplacements/Object 245" xlink:type="simple" xlink:show="embed" xlink:actuate="onLoad"/><svg:desc>formula</svg:desc></draw:frame></text:span></text:span></text:p>
      <text:p text:style-name="P72"/>
      <text:p text:style-name="P85"><text:span text:style-name="aaMathematica"><text:span text:style-name="T116">F</text:span></text:span><text:span text:style-name="aaMathematica"><text:span text:style-name="T114">or </text:span></text:span><text:span text:style-name="aaMathematica"><text:span text:style-name="T115">our</text:span></text:span><text:span text:style-name="aaMathematica"><text:span text:style-name="T114"> convolutions, </text:span></text:span><text:span text:style-name="aaMathematica"><text:span text:style-name="T116">the analogy is</text:span></text:span></text:p>
      <text:p text:style-name="P72"/>
      <table:table table:name="Table41" table:style-name="Table41">
        <table:table-column table:style-name="Table41.A"/>
        <table:table-column table:style-name="Table41.B"/>
        <table:table-column table:style-name="Table41.C"/>
        <table:table-row>
          <table:table-cell table:style-name="Table41.A1" office:value-type="string">
            <text:p text:style-name="P61"><text:span text:style-name="MathematicaFormatStandardForm"><text:span text:style-name="T40"/></text:span></text:p>
          </table:table-cell>
          <table:table-cell table:style-name="Table41.A1" office:value-type="string">
            <text:p text:style-name="P65"><text:span text:style-name="MathematicaFormatStandardForm"><text:span text:style-name="T44"><draw:frame draw:style-name="fr2" draw:name="Object661" text:anchor-type="as-char" svg:y="-0.1516in" svg:width="0.2264in" svg:height="0.2091in" draw:z-index="233"><draw:object xlink:href="./Object 246" xlink:type="simple" xlink:show="embed" xlink:actuate="onLoad"/><draw:image xlink:href="./ObjectReplacements/Object 246" xlink:type="simple" xlink:show="embed" xlink:actuate="onLoad"/><svg:desc>formula</svg:desc></draw:frame></text:span></text:span></text:p>
          </table:table-cell>
          <table:table-cell table:style-name="Table41.C1" office:value-type="string">
            <text:p text:style-name="P65"><text:span text:style-name="MathematicaFormatStandardForm"><text:span text:style-name="T76"><draw:frame draw:style-name="fr2" draw:name="Object662" text:anchor-type="as-char" svg:y="-0.1425in" svg:width="0.2898in" svg:height="0.1902in" draw:z-index="234"><draw:object xlink:href="./Object 247" xlink:type="simple" xlink:show="embed" xlink:actuate="onLoad"/><draw:image xlink:href="./ObjectReplacements/Object 247" xlink:type="simple" xlink:show="embed" xlink:actuate="onLoad"/><svg:desc>formula</svg:desc></draw:frame></text:span></text:span></text:p>
          </table:table-cell>
        </table:table-row>
        <text:soft-page-break/>
        <table:table-row table:style-name="Table41.2">
          <table:table-cell table:style-name="Table41.A2" office:value-type="string">
            <text:p text:style-name="P65"><text:span text:style-name="MathematicaFormatStandardForm"><text:span text:style-name="T45">+</text:span></text:span></text:p>
          </table:table-cell>
          <table:table-cell table:style-name="Table41.B2" office:value-type="string">
            <text:p text:style-name="P152"><text:span text:style-name="MathematicaFormatStandardForm"><text:span text:style-name="T43"><draw:frame draw:style-name="fr1" draw:name="Object663" text:anchor-type="as-char" svg:y="-0.2437in" svg:width="1.8173in" svg:height="0.3929in" draw:z-index="235"><draw:object xlink:href="./Object 248" xlink:type="simple" xlink:show="embed" xlink:actuate="onLoad"/><draw:image xlink:href="./ObjectReplacements/Object 248" xlink:type="simple" xlink:show="embed" xlink:actuate="onLoad"/><svg:desc>formula</svg:desc></draw:frame></text:span></text:span></text:p>
          </table:table-cell>
          <table:table-cell table:style-name="Table41.C2" office:value-type="string">
            <text:p text:style-name="P152"><text:span text:style-name="MathematicaFormatStandardForm"><text:span text:style-name="T75"><draw:frame draw:style-name="fr1" draw:name="Object664" text:anchor-type="as-char" svg:y="-0.2339in" svg:width="1.7146in" svg:height="0.3752in" draw:z-index="236"><draw:object xlink:href="./Object 249" xlink:type="simple" xlink:show="embed" xlink:actuate="onLoad"/><draw:image xlink:href="./ObjectReplacements/Object 249" xlink:type="simple" xlink:show="embed" xlink:actuate="onLoad"/><svg:desc>formula</svg:desc></draw:frame></text:span></text:span></text:p>
          </table:table-cell>
        </table:table-row>
        <table:table-row>
          <table:table-cell table:style-name="Table41.A3" office:value-type="string">
            <text:p text:style-name="P176">*</text:p>
          </table:table-cell>
          <table:table-cell table:style-name="Table41.B3" office:value-type="string">
            <text:p text:style-name="P152"><text:span text:style-name="MathematicaFormatStandardForm"><text:span text:style-name="T43"><draw:frame draw:style-name="fr1" draw:name="Object665" text:anchor-type="as-char" svg:y="-0.2437in" svg:width="1.6744in" svg:height="0.3929in" draw:z-index="237"><draw:object xlink:href="./Object 250" xlink:type="simple" xlink:show="embed" xlink:actuate="onLoad"/><draw:image xlink:href="./ObjectReplacements/Object 250" xlink:type="simple" xlink:show="embed" xlink:actuate="onLoad"/><svg:desc>formula</svg:desc></draw:frame></text:span></text:span></text:p>
          </table:table-cell>
          <table:table-cell table:style-name="Table41.C3" office:value-type="string">
            <text:p text:style-name="P152"><text:span text:style-name="MathematicaFormatStandardForm"><text:span text:style-name="T75"><draw:frame draw:style-name="fr1" draw:name="Object666" text:anchor-type="as-char" svg:y="-0.2228in" svg:width="1.7827in" svg:height="0.3665in" draw:z-index="238"><draw:object xlink:href="./Object 251" xlink:type="simple" xlink:show="embed" xlink:actuate="onLoad"/><draw:image xlink:href="./ObjectReplacements/Object 251" xlink:type="simple" xlink:show="embed" xlink:actuate="onLoad"/><svg:desc>formula</svg:desc></draw:frame></text:span></text:span></text:p>
          </table:table-cell>
        </table:table-row>
      </table:table>
      <text:p text:style-name="P73"><text:span text:style-name="aaMathematica"><text:span text:style-name="T218"/></text:span></text:p>
      <text:p text:style-name="P85"><text:span text:style-name="aaMathematica"><text:span text:style-name="T114"><text:tab/>If we fill in our closed form representations, this becomes</text:span></text:span></text:p>
      <text:p text:style-name="P73"><text:span text:style-name="aaMathematica"><text:span text:style-name="T218"/></text:span></text:p>
      <text:p text:style-name="P79"><text:span text:style-name="aaMathematica"><text:span text:style-name="T129"><draw:frame draw:style-name="fr1" draw:name="Object734" text:anchor-type="as-char" svg:y="-0.2437in" svg:width="2.5772in" svg:height="0.3929in" draw:z-index="450"><draw:object xlink:href="./Object 252" xlink:type="simple" xlink:show="embed" xlink:actuate="onLoad"/><draw:image xlink:href="./ObjectReplacements/Object 252" xlink:type="simple" xlink:show="embed" xlink:actuate="onLoad"/><svg:desc>formula</svg:desc></draw:frame></text:span></text:span></text:p>
      <text:p text:style-name="P85"><text:span text:style-name="aaMathematica"><text:span text:style-name="T118">And so, finally, we arrive where we want to be - i</text:span></text:span><text:span text:style-name="aaMathematica"><text:span text:style-name="T114">n the convolution case, this is</text:span></text:span></text:p>
      <text:p text:style-name="P72"/>
      <table:table table:name="Table23" table:style-name="Table23">
        <table:table-column table:style-name="Table23.A"/>
        <table:table-column table:style-name="Table23.B"/>
        <table:table-column table:style-name="Table23.C"/>
        <table:table-row>
          <table:table-cell table:style-name="Table23.A1" office:value-type="string">
            <text:p text:style-name="P61"><text:span text:style-name="MathematicaFormatStandardForm"><text:span text:style-name="T40"/></text:span></text:p>
          </table:table-cell>
          <table:table-cell table:style-name="Table23.A1" office:value-type="string">
            <text:p text:style-name="P65"><text:span text:style-name="MathematicaFormatStandardForm"><text:span text:style-name="T44"><draw:frame draw:style-name="fr2" draw:name="Object380" text:anchor-type="as-char" svg:y="-0.1516in" svg:width="0.2264in" svg:height="0.2091in" draw:z-index="239"><draw:object xlink:href="./Object 253" xlink:type="simple" xlink:show="embed" xlink:actuate="onLoad"/><draw:image xlink:href="./ObjectReplacements/Object 253" xlink:type="simple" xlink:show="embed" xlink:actuate="onLoad"/><svg:desc>formula</svg:desc></draw:frame></text:span></text:span></text:p>
          </table:table-cell>
          <table:table-cell table:style-name="Table23.C1" office:value-type="string">
            <text:p text:style-name="P65"><text:span text:style-name="MathematicaFormatStandardForm"><text:span text:style-name="T76"><draw:frame draw:style-name="fr2" draw:name="Object381" text:anchor-type="as-char" svg:y="-0.1425in" svg:width="0.2898in" svg:height="0.1902in" draw:z-index="240"><draw:object xlink:href="./Object 254" xlink:type="simple" xlink:show="embed" xlink:actuate="onLoad"/><draw:image xlink:href="./ObjectReplacements/Object 254" xlink:type="simple" xlink:show="embed" xlink:actuate="onLoad"/><svg:desc>formula</svg:desc></draw:frame></text:span></text:span></text:p>
          </table:table-cell>
        </table:table-row>
        <table:table-row table:style-name="Table23.2">
          <table:table-cell table:style-name="Table23.A2" office:value-type="string">
            <text:p text:style-name="P65"><text:span text:style-name="MathematicaFormatStandardForm"><text:span text:style-name="T45">+</text:span></text:span></text:p>
          </table:table-cell>
          <table:table-cell table:style-name="Table23.B2" office:value-type="string">
            <text:p text:style-name="P152"><text:span text:style-name="MathematicaFormatStandardForm"><text:span text:style-name="T43"><draw:frame draw:style-name="fr1" draw:name="Object382" text:anchor-type="as-char" svg:y="-0.2437in" svg:width="2.0898in" svg:height="0.3929in" draw:z-index="241"><draw:object xlink:href="./Object 255" xlink:type="simple" xlink:show="embed" xlink:actuate="onLoad"/><draw:image xlink:href="./ObjectReplacements/Object 255" xlink:type="simple" xlink:show="embed" xlink:actuate="onLoad"/><svg:desc>formula</svg:desc></draw:frame></text:span></text:span></text:p>
          </table:table-cell>
          <table:table-cell table:style-name="Table23.C2" office:value-type="string">
            <text:p text:style-name="P152"><text:span text:style-name="MathematicaFormatStandardForm"><text:span text:style-name="T75"><draw:frame draw:style-name="fr1" draw:name="Object383" text:anchor-type="as-char" svg:y="-0.2339in" svg:width="1.9429in" svg:height="0.3752in" draw:z-index="242"><draw:object xlink:href="./Object 256" xlink:type="simple" xlink:show="embed" xlink:actuate="onLoad"/><draw:image xlink:href="./ObjectReplacements/Object 256" xlink:type="simple" xlink:show="embed" xlink:actuate="onLoad"/><svg:desc>formula</svg:desc></draw:frame></text:span></text:span></text:p>
          </table:table-cell>
        </table:table-row>
        <table:table-row>
          <table:table-cell table:style-name="Table23.A3" office:value-type="string">
            <text:p text:style-name="P176">*</text:p>
          </table:table-cell>
          <table:table-cell table:style-name="Table23.B3" office:value-type="string">
            <text:p text:style-name="P152"><text:span text:style-name="MathematicaFormatStandardForm"><text:span text:style-name="T43"><draw:frame draw:style-name="fr1" draw:name="Object384" text:anchor-type="as-char" svg:y="-0.378in" svg:width="2.3862in" svg:height="0.528in" draw:z-index="243"><draw:object xlink:href="./Object 257" xlink:type="simple" xlink:show="embed" xlink:actuate="onLoad"/><draw:image xlink:href="./ObjectReplacements/Object 257" xlink:type="simple" xlink:show="embed" xlink:actuate="onLoad"/><svg:desc>formula</svg:desc></draw:frame></text:span></text:span></text:p>
          </table:table-cell>
          <table:table-cell table:style-name="Table23.C3" office:value-type="string">
            <text:p text:style-name="P154"><text:span text:style-name="aaMathematica"><text:span text:style-name="T269"><draw:frame draw:style-name="fr1" draw:name="Object385" text:anchor-type="as-char" svg:y="-0.2043in" svg:width="1.8854in" svg:height="0.3472in" draw:z-index="244"><draw:object xlink:href="./Object 258" xlink:type="simple" xlink:show="embed" xlink:actuate="onLoad"/><draw:image xlink:href="./ObjectReplacements/Object 258" xlink:type="simple" xlink:show="embed" xlink:actuate="onLoad"/><svg:desc>formula</svg:desc></draw:frame></text:span></text:span></text:p>
          </table:table-cell>
        </table:table-row>
      </table:table>
      <text:p text:style-name="P1"><text:span text:style-name="aaMathematica"><text:span text:style-name="T154"/></text:span></text:p>
      <text:p text:style-name="P80"><text:span text:style-name="aaMathematica"><text:span text:style-name="T152"/></text:span></text:p>
      <text:p text:style-name="P167"><text:span text:style-name="MathematicaFormatStandardForm"><text:span text:style-name="T119">On Convergence</text:span></text:span></text:p>
      <text:p text:style-name="P87"><text:span text:style-name="aaMathematica"><text:span text:style-name="T94"/></text:span></text:p>
      <text:p text:style-name="P87"><text:span text:style-name="aaMathematica"><text:span text:style-name="T97"><text:tab/></text:span></text:span><text:span text:style-name="aaMathematica"><text:span text:style-name="T98">Let's talk</text:span></text:span><text:span text:style-name="aaMathematica"><text:span text:style-name="T97"> about convergence. <text:s/></text:span></text:span><text:span text:style-name="aaMathematica"><text:span text:style-name="T99">In the next few sections, I</text:span></text:span><text:span text:style-name="aaMathematica"><text:span text:style-name="T98">'</text:span></text:span><text:span text:style-name="aaMathematica"><text:span text:style-name="T100">ll writ</text:span></text:span><text:span text:style-name="aaMathematica"><text:span text:style-name="T101">e</text:span></text:span><text:span text:style-name="aaMathematica"><text:span text:style-name="T100"> sums of the form</text:span></text:span><text:span text:style-name="aaMathematica"><text:span text:style-name="T152"><draw:frame draw:style-name="fr1" draw:name="Object255" text:anchor-type="as-char" svg:y="-0.1839in" svg:width="0.6252in" svg:height="0.3252in" draw:z-index="245"><draw:object xlink:href="./Object 259" xlink:type="simple" xlink:show="embed" xlink:actuate="onLoad"/><draw:image xlink:href="./ObjectReplacements/Object 259" xlink:type="simple" xlink:show="embed" xlink:actuate="onLoad"/><svg:desc>formula</svg:desc></draw:frame></text:span></text:span><text:span text:style-name="aaMathematica"><text:span text:style-name="T152">. <text:s/></text:span></text:span><text:span text:style-name="aaMathematica"><text:span text:style-name="T155">I</text:span></text:span><text:span text:style-name="aaMathematica"><text:span text:style-name="T156">t</text:span></text:span><text:span text:style-name="aaMathematica"><text:span text:style-name="T157">'s</text:span></text:span><text:span text:style-name="aaMathematica"><text:span text:style-name="T156"> important to know </text:span></text:span><text:span text:style-name="aaMathematica"><text:span text:style-name="T158">if</text:span></text:span><text:span text:style-name="aaMathematica"><text:span text:style-name="T156"> those sums converge, given that</text:span></text:span><text:span text:style-name="aaMathematica"><text:span text:style-name="T152"><draw:frame draw:style-name="fr1" draw:name="Object257" text:anchor-type="as-char" svg:y="-0.1839in" svg:width="0.5909in" svg:height="0.3252in" draw:z-index="246"><draw:object xlink:href="./Object 260" xlink:type="simple" xlink:show="embed" xlink:actuate="onLoad"/><draw:image xlink:href="./ObjectReplacements/Object 260" xlink:type="simple" xlink:show="embed" xlink:actuate="onLoad"/><svg:desc>formula</svg:desc></draw:frame></text:span></text:span><text:span text:style-name="aaMathematica"><text:span text:style-name="T156">often only converges for </text:span></text:span><text:span text:style-name="aaMathematica"><text:span text:style-name="T157">certain </text:span></text:span><text:span text:style-name="aaMathematica"><text:span text:style-name="T158">values</text:span></text:span><text:span text:style-name="aaMathematica"><text:span text:style-name="T156"> of x. <text:s/></text:span></text:span><text:span text:style-name="aaMathematica"><text:span text:style-name="T158">I'm</text:span></text:span><text:span text:style-name="aaMathematica"><text:span text:style-name="T155"> only concerned about cases where x is an integer value greater than or equal to 1, </text:span></text:span><text:span text:style-name="aaMathematica"><text:span text:style-name="T158">here</text:span></text:span><text:span text:style-name="aaMathematica"><text:span text:style-name="T155">.</text:span></text:span></text:p>
      <text:p text:style-name="P87"><text:span text:style-name="aaMathematica"><text:span text:style-name="T155"><text:tab/></text:span></text:span><text:span text:style-name="aaMathematica"><text:span text:style-name="T158">L</text:span></text:span><text:span text:style-name="aaMathematica"><text:span text:style-name="T155">ook at the closed forms just given for</text:span></text:span><text:span text:style-name="aaMathematica"><text:span text:style-name="T159"><draw:frame draw:style-name="fr1" draw:name="Object260" text:anchor-type="as-char" svg:y="-0.1665in" svg:width="0.3772in" svg:height="0.1965in" draw:z-index="247"><draw:object xlink:href="./Object 261" xlink:type="simple" xlink:show="embed" xlink:actuate="onLoad"/><draw:image xlink:href="./ObjectReplacements/Object 261" xlink:type="simple" xlink:show="embed" xlink:actuate="onLoad"/><svg:desc>formula</svg:desc></draw:frame></text:span></text:span><text:span text:style-name="aaMathematica"><text:span text:style-name="T159">or</text:span></text:span><text:span text:style-name="aaMathematica"><text:span text:style-name="T159"><draw:frame draw:style-name="fr1" draw:name="Object289" text:anchor-type="as-char" svg:y="-0.1665in" svg:width="0.3772in" svg:height="0.1965in" draw:z-index="248"><draw:object xlink:href="./Object 262" xlink:type="simple" xlink:show="embed" xlink:actuate="onLoad"/><draw:image xlink:href="./ObjectReplacements/Object 262" xlink:type="simple" xlink:show="embed" xlink:actuate="onLoad"/><svg:desc>formula</svg:desc></draw:frame></text:span></text:span><text:span text:style-name="aaMathematica"><text:span text:style-name="T155">. <text:s/>As </text:span></text:span><text:span text:style-name="aaMathematica"><text:span text:style-name="T186">k</text:span></text:span><text:span text:style-name="aaMathematica"><text:span text:style-name="T155"> </text:span></text:span><text:span text:style-name="aaMathematica"><text:span text:style-name="T158">grows</text:span></text:span><text:span text:style-name="aaMathematica"><text:span text:style-name="T155">, regardless of </text:span></text:span><text:span text:style-name="aaMathematica"><text:span text:style-name="T186">x</text:span></text:span><text:span text:style-name="aaMathematica"><text:span text:style-name="T155">, the factorial in the denominator dwarf</text:span></text:span><text:span text:style-name="aaMathematica"><text:span text:style-name="T158">s</text:span></text:span><text:span text:style-name="aaMathematica"><text:span text:style-name="T155"> the exponential in the numerator. <text:s/></text:span></text:span><text:span text:style-name="aaMathematica"><text:span text:style-name="T158">S</text:span></text:span><text:span text:style-name="aaMathematica"><text:span text:style-name="T155">o those sums will eventually converge.</text:span></text:span></text:p>
      <text:p text:style-name="P87"><text:span text:style-name="aaMathematica"><text:span text:style-name="T155"><text:tab/>The cases of</text:span></text:span><text:span text:style-name="aaMathematica"><text:span text:style-name="T159"><draw:frame draw:style-name="fr1" draw:name="Object290" text:anchor-type="as-char" svg:y="-0.1555in" svg:width="0.4138in" svg:height="0.1854in" draw:z-index="249"><draw:object xlink:href="./Object 263" xlink:type="simple" xlink:show="embed" xlink:actuate="onLoad"/><draw:image xlink:href="./ObjectReplacements/Object 263" xlink:type="simple" xlink:show="embed" xlink:actuate="onLoad"/><svg:desc>formula</svg:desc></draw:frame></text:span></text:span><text:span text:style-name="aaMathematica"><text:span text:style-name="T159">and</text:span></text:span><text:span text:style-name="aaMathematica"><text:span text:style-name="T159"><draw:frame draw:style-name="fr1" draw:name="Object291" text:anchor-type="as-char" svg:y="-0.1555in" svg:width="0.4118in" svg:height="0.1854in" draw:z-index="250"><draw:object xlink:href="./Object 264" xlink:type="simple" xlink:show="embed" xlink:actuate="onLoad"/><draw:image xlink:href="./ObjectReplacements/Object 264" xlink:type="simple" xlink:show="embed" xlink:actuate="onLoad"/><svg:desc>formula</svg:desc></draw:frame></text:span></text:span><text:span text:style-name="aaMathematica"><text:span text:style-name="T155">are even easier. <text:s/></text:span></text:span></text:p>
      <text:p text:style-name="P87"><text:span text:style-name="aaMathematica"><text:span text:style-name="T155"><text:tab/>It happens to be the case that, if k&gt;=x, </text:span></text:span><text:span text:style-name="aaMathematica"><text:span text:style-name="T159"><draw:frame draw:style-name="fr1" draw:name="Object292" text:anchor-type="as-char" svg:y="-0.1827in" svg:width="0.8945in" svg:height="0.3154in" draw:z-index="251"><draw:object xlink:href="./Object 265" xlink:type="simple" xlink:show="embed" xlink:actuate="onLoad"/><draw:image xlink:href="./ObjectReplacements/Object 265" xlink:type="simple" xlink:show="embed" xlink:actuate="onLoad"/><svg:desc>formula</svg:desc></draw:frame></text:span></text:span><text:span text:style-name="aaMathematica"><text:span text:style-name="T159">, </text:span></text:span><text:span text:style-name="aaMathematica"><text:span text:style-name="T155">so for a given whole number x, the sum will consist of x non-zero terms. <text:s/></text:span></text:span></text:p>
      <text:p text:style-name="P87"><text:span text:style-name="aaMathematica"><text:span text:style-name="T155"><text:tab/>And it is likewise the case that, if</text:span></text:span><text:span text:style-name="aaMathematica"><text:span text:style-name="T159"><draw:frame draw:style-name="fr1" draw:name="Object294" text:anchor-type="as-char" svg:y="-0.2043in" svg:width="0.6508in" svg:height="0.3283in" draw:z-index="252"><draw:object xlink:href="./Object 266" xlink:type="simple" xlink:show="embed" xlink:actuate="onLoad"/><draw:image xlink:href="./ObjectReplacements/Object 266" xlink:type="simple" xlink:show="embed" xlink:actuate="onLoad"/><svg:desc>formula</svg:desc></draw:frame></text:span></text:span><text:span text:style-name="aaMathematica"><text:span text:style-name="T155">,</text:span></text:span><text:span text:style-name="aaMathematica"><text:span text:style-name="T159"><draw:frame draw:style-name="fr1" draw:name="Object293" text:anchor-type="as-char" svg:y="-0.1555in" svg:width="0.6016in" svg:height="0.1854in" draw:z-index="253"><draw:object xlink:href="./Object 267" xlink:type="simple" xlink:show="embed" xlink:actuate="onLoad"/><draw:image xlink:href="./ObjectReplacements/Object 267" xlink:type="simple" xlink:show="embed" xlink:actuate="onLoad"/><svg:desc>formula</svg:desc></draw:frame></text:span></text:span><text:span text:style-name="aaMathematica"><text:span text:style-name="T159">, </text:span></text:span><text:span text:style-name="aaMathematica"><text:span text:style-name="T155">so for a given whole number </text:span></text:span><text:span text:style-name="aaMathematica"><text:span text:style-name="T186">x</text:span></text:span><text:span text:style-name="aaMathematica"><text:span text:style-name="T155">, the sum will consist of</text:span></text:span><text:span text:style-name="aaMathematica"><text:span text:style-name="T159"><draw:frame draw:style-name="fr1" draw:name="Object295" text:anchor-type="as-char" svg:y="-0.2043in" svg:width="0.4783in" svg:height="0.3283in" draw:z-index="254"><draw:object xlink:href="./Object 268" xlink:type="simple" xlink:show="embed" xlink:actuate="onLoad"/><draw:image xlink:href="./ObjectReplacements/Object 268" xlink:type="simple" xlink:show="embed" xlink:actuate="onLoad"/><svg:desc>formula</svg:desc></draw:frame></text:span></text:span><text:span text:style-name="aaMathematica"><text:span text:style-name="T155">non-zero terms.</text:span></text:span></text:p>
      <text:p text:style-name="P80"><text:span text:style-name="aaMathematica"><text:span text:style-name="T152"/></text:span></text:p>
      <text:p text:style-name="P80"><text:span text:style-name="aaMathematica"><text:span text:style-name="T160"/></text:span></text:p>
      <text:p text:style-name="P151">Section 2:</text:p>
      <text:p text:style-name="P98"><draw:frame draw:style-name="fr1" draw:name="Object17" text:anchor-type="as-char" svg:y="-0.2874in" svg:width="0.8791in" svg:height="0.3575in" draw:z-index="255"><draw:object xlink:href="./Object 269" xlink:type="simple" xlink:show="embed" xlink:actuate="onLoad"/><draw:image xlink:href="./ObjectReplacements/Object 269" xlink:type="simple" xlink:show="embed" xlink:actuate="onLoad"/><svg:desc>formula</svg:desc></draw:frame></text:p>
      <text:p text:style-name="P157"/>
      <text:p text:style-name="P115"/>
      <text:p text:style-name="P36"/>
      <text:p text:style-name="P111"/>
      <text:p text:style-name="P163"><text:span text:style-name="MathematicaFormatStandardForm"><text:span text:style-name="T58">Overview</text:span></text:span></text:p>
      <text:p text:style-name="P30"/>
      <text:p text:style-name="P38"><text:tab/><text:span text:style-name="T299">In this section, I'll introduce the convolution equivalent of Newton's Generalized Binomial Theorem. <text:s/></text:span></text:p>
      <text:p text:style-name="P38"><text:span text:style-name="T299"><text:tab/>In the previous section, when looking at our terms of the form</text:span><text:span text:style-name="T299"><draw:frame draw:style-name="fr1" draw:name="Object480" text:anchor-type="as-char" svg:y="-0.1437in" svg:width="0.2193in" svg:height="0.1736in" draw:z-index="451"><draw:object xlink:href="./Object 326" xlink:type="simple" xlink:show="embed" xlink:actuate="onLoad"/><draw:image xlink:href="./ObjectReplacements/Object 326" xlink:type="simple" xlink:show="embed" xlink:actuate="onLoad"/><svg:desc>formula</svg:desc></draw:frame></text:span><text:span text:style-name="T299">, we only dealt with k as a whole number. <text:s/>We'll revisit this constraint later, but generally, even once we find ways to generalize k, most of the identities for </text:span><text:span text:style-name="T299"><draw:frame draw:style-name="fr1" draw:name="Object650" text:anchor-type="as-char" svg:y="-0.1437in" svg:width="0.2193in" svg:height="0.1736in" draw:z-index="452"><draw:object xlink:href="./Object 329" xlink:type="simple" xlink:show="embed" xlink:actuate="onLoad"/><draw:image xlink:href="./ObjectReplacements/Object 329" xlink:type="simple" xlink:show="embed" xlink:actuate="onLoad"/><svg:desc>formula</svg:desc></draw:frame></text:span><text:span text:style-name="T299">only work if k is a whole number. <text:s/>You might be familiar with this from</text:span><text:span text:style-name="T299"><draw:frame draw:style-name="fr1" draw:name="Object659" text:anchor-type="as-char" svg:y="-0.1555in" svg:width="0.4138in" svg:height="0.1854in" draw:z-index="453"><draw:object xlink:href="./Object 734" xlink:type="simple" xlink:show="embed" xlink:actuate="onLoad"/><draw:image xlink:href="./ObjectReplacements/Object 734" xlink:type="simple" xlink:show="embed" xlink:actuate="onLoad"/><svg:desc>formula</svg:desc></draw:frame></text:span><text:span text:style-name="T299">, the closed form of which is the binomial coefficient</text:span><text:span text:style-name="T299"><draw:frame draw:style-name="fr1" draw:name="Object669" text:anchor-type="as-char" svg:y="-0.1827in" svg:width="0.2634in" svg:height="0.3154in" draw:z-index="503"><draw:object xlink:href="./Object 736" xlink:type="simple" xlink:show="embed" xlink:actuate="onLoad"/><draw:image xlink:href="./ObjectReplacements/Object 736" xlink:type="simple" xlink:show="embed" xlink:actuate="onLoad"/><svg:desc>formula</svg:desc></draw:frame></text:span><text:span text:style-name="T299">. <text:s/>It is possible to generalize the binomial coefficient as</text:span><text:span text:style-name="T299"><draw:frame draw:style-name="fr1" draw:name="Object737" text:anchor-type="as-char" svg:y="-0.2083in" svg:width="1.5165in" svg:height="0.3417in" draw:z-index="504"><draw:object xlink:href="./Object 737" xlink:type="simple" xlink:show="embed" xlink:actuate="onLoad"/><draw:image xlink:href="./ObjectReplacements/Object 737" xlink:type="simple" xlink:show="embed" xlink:actuate="onLoad"/><svg:desc>formula</svg:desc></draw:frame></text:span><text:span text:style-name="T299">, where</text:span><text:span text:style-name="T299"><draw:frame draw:style-name="fr1" draw:name="Object738" text:anchor-type="as-char" svg:y="-0.1244in" svg:width="0.3571in" svg:height="0.1591in" draw:z-index="505"><draw:object xlink:href="./Object 738" xlink:type="simple" xlink:show="embed" xlink:actuate="onLoad"/><draw:image xlink:href="./ObjectReplacements/Object 738" xlink:type="simple" xlink:show="embed" xlink:actuate="onLoad"/><svg:desc>formula</svg:desc></draw:frame></text:span><text:span text:style-name="T299">is the gamma function, generally regarded as the complex extension of the factorial function. <text:s/>Nevertheless, many important identities for the binomial coefficients don't hold when z is complex.</text:span></text:p>
      <text:p text:style-name="P38"><text:tab/><text:span text:style-name="T300">Fortunately, no such problems arise when investigating</text:span><text:span text:style-name="T300"><draw:frame draw:style-name="fr1" draw:name="Object739" text:anchor-type="as-char" svg:y="-0.1437in" svg:width="0.4772in" svg:height="0.1783in" draw:z-index="555"><draw:object xlink:href="./Object 739" xlink:type="simple" xlink:show="embed" xlink:actuate="onLoad"/><draw:image xlink:href="./ObjectReplacements/Object 739" xlink:type="simple" xlink:show="embed" xlink:actuate="onLoad"/><svg:desc>formula</svg:desc></draw:frame></text:span><text:span text:style-name="T300">, which we will define momentarily with the binomial theorem.</text:span></text:p>
      <text:p text:style-name="P111"/>
      <text:p text:style-name="P163"><text:span text:style-name="MathematicaFormatStandardForm"><text:span text:style-name="T59">Newton's Generalized Binomial Theorem</text:span></text:span></text:p>
      <text:p text:style-name="P30"/>
      <text:p text:style-name="P36"><text:tab/></text:p>
      <text:p text:style-name="P102"><text:span text:style-name="T189"><text:tab/></text:span><text:span text:style-name="T190">Newton's generalized binomial theorem provides a </text:span><text:span text:style-name="T206">very well known </text:span><text:span text:style-name="T190">way to express complex exponentiation. <text:s/>If</text:span><text:span text:style-name="T190"><draw:frame draw:style-name="fr1" draw:name="Object161" text:anchor-type="as-char" svg:y="-0.1244in" svg:width="0.4965in" svg:height="0.1543in" draw:z-index="256"><draw:object xlink:href="./Object 270" xlink:type="simple" xlink:show="embed" xlink:actuate="onLoad"/><draw:image xlink:href="./ObjectReplacements/Object 270" xlink:type="simple" xlink:show="embed" xlink:actuate="onLoad"/><svg:desc>formula</svg:desc></draw:frame></text:span><text:span text:style-name="T190">, then</text:span></text:p>
      <text:p text:style-name="P111"><draw:frame draw:style-name="fr1" draw:name="Object34" text:anchor-type="as-char" svg:y="-0.1839in" svg:width="1.0862in" svg:height="0.3252in" draw:z-index="257"><draw:object xlink:href="./Object 271" xlink:type="simple" xlink:show="embed" xlink:actuate="onLoad"/><draw:image xlink:href="./ObjectReplacements/Object 271" xlink:type="simple" xlink:show="embed" xlink:actuate="onLoad"/><svg:desc>formula</svg:desc></draw:frame></text:p>
      <text:p text:style-name="P111"/>
      <text:p text:style-name="P40">where<draw:frame draw:style-name="fr1" draw:name="Object133" text:anchor-type="as-char" svg:y="-0.1827in" svg:width="0.2634in" svg:height="0.3154in" draw:z-index="258"><draw:object xlink:href="./Object 272" xlink:type="simple" xlink:show="embed" xlink:actuate="onLoad"/><draw:image xlink:href="./ObjectReplacements/Object 272" xlink:type="simple" xlink:show="embed" xlink:actuate="onLoad"/><svg:desc>formula</svg:desc></draw:frame>is defined as<draw:frame draw:style-name="fr1" draw:name="Object144" text:anchor-type="as-char" svg:y="-0.2083in" svg:width="1.2965in" svg:height="0.3335in" draw:z-index="259"><draw:object xlink:href="./Object 273" xlink:type="simple" xlink:show="embed" xlink:actuate="onLoad"/><draw:image xlink:href="./ObjectReplacements/Object 273" xlink:type="simple" xlink:show="embed" xlink:actuate="onLoad"/><svg:desc>formula</svg:desc></draw:frame>and z can be any complex value. <text:s/><text:span text:style-name="T271">Now here's something crucially important; </text:span>with this definition, we can take a derivative <text:span text:style-name="T271">of</text:span><draw:frame draw:style-name="fr1" draw:name="Object386" text:anchor-type="as-char" svg:y="-0.1437in" svg:width="0.2016in" svg:height="0.1736in" draw:z-index="260"><draw:object xlink:href="./Object 274" xlink:type="simple" xlink:show="embed" xlink:actuate="onLoad"/><draw:image xlink:href="./ObjectReplacements/Object 274" xlink:type="simple" xlink:show="embed" xlink:actuate="onLoad"/><svg:desc>formula</svg:desc></draw:frame>with respect to <text:span text:style-name="T221">z</text:span>.</text:p>
      <text:p text:style-name="P40"/>
      <text:p text:style-name="P40"><text:tab/><text:span text:style-name="T268">I</text:span>t turns out we can define an analogous identity for <text:span text:style-name="T268">any of our variations of</text:span><text:span text:style-name="T268"><draw:frame draw:style-name="fr1" draw:name="Object288" text:anchor-type="as-char" svg:y="-0.1437in" svg:width="0.2193in" svg:height="0.1736in" draw:z-index="261"><draw:object xlink:href="./Object 275" xlink:type="simple" xlink:show="embed" xlink:actuate="onLoad"/><draw:image xlink:href="./ObjectReplacements/Object 275" xlink:type="simple" xlink:show="embed" xlink:actuate="onLoad"/><svg:desc>formula</svg:desc></draw:frame></text:span>, like so.</text:p>
      <text:p text:style-name="P111"/>
      <text:p text:style-name="P111"><draw:frame draw:style-name="fr1" draw:name="Object189" text:anchor-type="as-char" svg:y="-0.1839in" svg:width="1.111in" svg:height="0.3252in" draw:z-index="262"><draw:object xlink:href="./Object 276" xlink:type="simple" xlink:show="embed" xlink:actuate="onLoad"/><draw:image xlink:href="./ObjectReplacements/Object 276" xlink:type="simple" xlink:show="embed" xlink:actuate="onLoad"/><svg:desc>formula</svg:desc></draw:frame></text:p>
      <text:p text:style-name="P111"/>
      <text:p text:style-name="P40"><text:tab/>This will converge for any <text:span text:style-name="T221">x</text:span> that is a positive <text:span text:style-name="T271">whole number</text:span>.</text:p>
      <text:p text:style-name="P111"/>
      <text:p text:style-name="P98"/>
      <text:p text:style-name="P166"><text:span text:style-name="MathematicaFormatStandardForm"><text:span text:style-name="T47">Explicit </text:span></text:span><text:span text:style-name="MathematicaFormatStandardForm"><text:span text:style-name="T60">Definition of</text:span></text:span><text:span text:style-name="MathematicaFormatStandardForm"><text:span text:style-name="T47"> Generalized Binomial</text:span></text:span></text:p>
      <text:p text:style-name="P98"/>
      <text:p text:style-name="P112"><text:span text:style-name="T189"><text:tab/></text:span><text:span text:style-name="T207">Let me write this out more explicitly</text:span><text:span text:style-name="T189">. <text:s/></text:span><text:span text:style-name="T207">Newton's Generalized Binomial expression, and then the four convolution equivalents, is</text:span></text:p>
      <text:p text:style-name="P98"><text:soft-page-break/><draw:frame draw:style-name="fr1" draw:name="Object2" text:anchor-type="as-char" svg:y="-1.1563in" svg:width="4.9398in" svg:height="2.1965in" draw:z-index="263"><draw:object xlink:href="./Object 277" xlink:type="simple" xlink:show="embed" xlink:actuate="onLoad"/><draw:image xlink:href="./ObjectReplacements/Object 277" xlink:type="simple" xlink:show="embed" xlink:actuate="onLoad"/><svg:desc>formula</svg:desc></draw:frame></text:p>
      <text:p text:style-name="P18"/>
      <text:p text:style-name="P18"/>
      <text:p text:style-name="P158"/>
      <text:p text:style-name="P111"/>
      <text:p text:style-name="P163"><text:span text:style-name="MathematicaFormatStandardForm"><text:span text:style-name="T46">Recursive Definition for</text:span></text:span><text:span text:style-name="MathematicaFormatStandardForm"><text:span text:style-name="T47"><draw:frame draw:style-name="fr1" draw:name="Object163" text:anchor-type="as-char" svg:y="-0.1437in" svg:width="0.4772in" svg:height="0.1783in" draw:z-index="264"><draw:object xlink:href="./Object 278" xlink:type="simple" xlink:show="embed" xlink:actuate="onLoad"/><draw:image xlink:href="./ObjectReplacements/Object 278" xlink:type="simple" xlink:show="embed" xlink:actuate="onLoad"/><svg:desc>formula</svg:desc></draw:frame></text:span></text:span></text:p>
      <text:p text:style-name="P111"/>
      <text:p text:style-name="P116"/>
      <text:p text:style-name="P13"><text:tab/><text:span text:style-name="T272">To highlight the symmetry between these expressions, I note they all can be written as differently parameterized versions of the following recursive expression:</text:span></text:p>
      <text:p text:style-name="P111"/>
      <text:p text:style-name="P114"><draw:frame draw:style-name="fr1" draw:name="Object190" text:anchor-type="as-char" svg:y="-0.3445in" svg:width="2.7138in" svg:height="0.6602in" draw:z-index="265"><draw:object xlink:href="./Object 279" xlink:type="simple" xlink:show="embed" xlink:actuate="onLoad"/><draw:image xlink:href="./ObjectReplacements/Object 279" xlink:type="simple" xlink:show="embed" xlink:actuate="onLoad"/><svg:desc>formula</svg:desc></draw:frame></text:p>
      <text:p text:style-name="P111"/>
      <text:p text:style-name="P13"><text:tab/><text:span text:style-name="T272">Given this, Newton's generalized binomial theorem (for 1 &lt; x &lt; 2 ) can be written as</text:span></text:p>
      <text:p text:style-name="P111"/>
      <text:p text:style-name="P142"><text:span text:style-name="MathematicaFormatStandardForm"><text:span text:style-name="T172"><draw:frame draw:style-name="fr1" draw:name="Object225" text:anchor-type="as-char" svg:y="-0.1437in" svg:width="2.7575in" svg:height="0.2661in" draw:z-index="266"><draw:object xlink:href="./Object 280" xlink:type="simple" xlink:show="embed" xlink:actuate="onLoad"/><draw:image xlink:href="./ObjectReplacements/Object 280" xlink:type="simple" xlink:show="embed" xlink:actuate="onLoad"/><svg:desc>formula</svg:desc></draw:frame></text:span></text:span></text:p>
      <text:p text:style-name="P112"><text:span text:style-name="T199"><text:tab/>If two helper functions,</text:span><text:span text:style-name="T199"><draw:frame draw:style-name="fr1" draw:name="Object317" text:anchor-type="as-char" svg:y="-0.1244in" svg:width="0.872in" svg:height="0.1752in" draw:z-index="267"><draw:object xlink:href="./Object 281" xlink:type="simple" xlink:show="embed" xlink:actuate="onLoad"/><draw:image xlink:href="./ObjectReplacements/Object 281" xlink:type="simple" xlink:show="embed" xlink:actuate="onLoad"/><svg:desc>formula</svg:desc></draw:frame></text:span><text:span text:style-name="T199">and</text:span><text:span text:style-name="T199"><draw:frame draw:style-name="fr1" draw:name="Object318" text:anchor-type="as-char" svg:y="-0.2043in" svg:width="0.7244in" svg:height="0.3283in" draw:z-index="268"><draw:object xlink:href="./Object 282" xlink:type="simple" xlink:show="embed" xlink:actuate="onLoad"/><draw:image xlink:href="./ObjectReplacements/Object 282" xlink:type="simple" xlink:show="embed" xlink:actuate="onLoad"/><svg:desc>formula</svg:desc></draw:frame></text:span><text:span text:style-name="T199">, </text:span><text:span text:style-name="T207">are defined, </text:span><text:span text:style-name="T199">we can also express our four variants of</text:span><text:span text:style-name="T191"><draw:frame draw:style-name="fr1" draw:name="Object319" text:anchor-type="as-char" svg:y="-0.1437in" svg:width="0.4772in" svg:height="0.1783in" draw:z-index="269"><draw:object xlink:href="./Object 283" xlink:type="simple" xlink:show="embed" xlink:actuate="onLoad"/><draw:image xlink:href="./ObjectReplacements/Object 283" xlink:type="simple" xlink:show="embed" xlink:actuate="onLoad"/><svg:desc>formula</svg:desc></draw:frame></text:span><text:span text:style-name="T199">as</text:span></text:p>
      <text:p text:style-name="P5"><draw:frame draw:style-name="fr1" draw:name="Object196" text:anchor-type="as-char" svg:y="-0.1437in" svg:width="0.6in" svg:height="0.1783in" draw:z-index="270"><draw:object xlink:href="./Object 284" xlink:type="simple" xlink:show="embed" xlink:actuate="onLoad"/><draw:image xlink:href="./ObjectReplacements/Object 284" xlink:type="simple" xlink:show="embed" xlink:actuate="onLoad"/><svg:desc>formula</svg:desc></draw:frame></text:p>
      <text:p text:style-name="P6"/>
      <table:table table:name="Table8" table:style-name="Table8">
        <table:table-column table:style-name="Table8.A"/>
        <table:table-column table:style-name="Table8.B"/>
        <table:table-column table:style-name="Table8.C"/>
        <table:table-row>
          <table:table-cell table:style-name="Table8.A1" office:value-type="string">
            <text:p text:style-name="P61"><text:span text:style-name="MathematicaFormatStandardForm"><text:span text:style-name="T40"/></text:span></text:p>
          </table:table-cell>
          <table:table-cell table:style-name="Table8.A1" office:value-type="string">
            <text:p text:style-name="P65"><text:span text:style-name="MathematicaFormatStandardForm"><text:span text:style-name="T44"><draw:frame draw:style-name="fr2" draw:name="Object178" text:anchor-type="as-char" svg:y="-0.1516in" svg:width="0.2264in" svg:height="0.2091in" draw:z-index="271"><draw:object xlink:href="./Object 285" xlink:type="simple" xlink:show="embed" xlink:actuate="onLoad"/><draw:image xlink:href="./ObjectReplacements/Object 285" xlink:type="simple" xlink:show="embed" xlink:actuate="onLoad"/><svg:desc>formula</svg:desc></draw:frame></text:span></text:span></text:p>
          </table:table-cell>
          <table:table-cell table:style-name="Table8.C1" office:value-type="string">
            <text:p text:style-name="P65"><text:span text:style-name="MathematicaFormatStandardForm"><text:span text:style-name="T76"><draw:frame draw:style-name="fr2" draw:name="Object179" text:anchor-type="as-char" svg:y="-0.1425in" svg:width="0.2898in" svg:height="0.1902in" draw:z-index="272"><draw:object xlink:href="./Object 286" xlink:type="simple" xlink:show="embed" xlink:actuate="onLoad"/><draw:image xlink:href="./ObjectReplacements/Object 286" xlink:type="simple" xlink:show="embed" xlink:actuate="onLoad"/><svg:desc>formula</svg:desc></draw:frame></text:span></text:span></text:p>
          </table:table-cell>
        </table:table-row>
        <table:table-row table:style-name="Table8.2">
          <table:table-cell table:style-name="Table8.A2" office:value-type="string">
            <text:p text:style-name="P65"><text:span text:style-name="MathematicaFormatStandardForm"><text:span text:style-name="T45">+</text:span></text:span></text:p>
          </table:table-cell>
          <table:table-cell table:style-name="Table8.B2" office:value-type="string">
            <text:p text:style-name="P69"><text:span text:style-name="MathematicaFormatStandardForm"><text:span text:style-name="T43"><draw:frame draw:style-name="fr1" draw:name="Object180" text:anchor-type="as-char" svg:y="-0.1244in" svg:width="0.9665in" svg:height="0.2465in" draw:z-index="273"><draw:object xlink:href="./Object 287" xlink:type="simple" xlink:show="embed" xlink:actuate="onLoad"/><draw:image xlink:href="./ObjectReplacements/Object 287" xlink:type="simple" xlink:show="embed" xlink:actuate="onLoad"/><svg:desc>formula</svg:desc></draw:frame></text:span></text:span></text:p>
          </table:table-cell>
          <table:table-cell table:style-name="Table8.C2" office:value-type="string">
            <text:p text:style-name="P69"><text:span text:style-name="MathematicaFormatStandardForm"><text:span text:style-name="T75"><draw:frame draw:style-name="fr1" draw:name="Object181" text:anchor-type="as-char" svg:y="-0.1244in" svg:width="0.6874in" svg:height="0.1752in" draw:z-index="274"><draw:object xlink:href="./Object 288" xlink:type="simple" xlink:show="embed" xlink:actuate="onLoad"/><draw:image xlink:href="./ObjectReplacements/Object 288" xlink:type="simple" xlink:show="embed" xlink:actuate="onLoad"/><svg:desc>formula</svg:desc></draw:frame></text:span></text:span></text:p>
          </table:table-cell>
        </table:table-row>
        <table:table-row>
          <table:table-cell table:style-name="Table8.A3" office:value-type="string">
            <text:p text:style-name="P172">*</text:p>
          </table:table-cell>
          <table:table-cell table:style-name="Table8.B3" office:value-type="string">
            <text:p text:style-name="P69"><text:span text:style-name="MathematicaFormatStandardForm"><text:span text:style-name="T43"><draw:frame draw:style-name="fr1" draw:name="Object177" text:anchor-type="as-char" svg:y="-0.1244in" svg:width="0.9571in" svg:height="0.2465in" draw:z-index="275"><draw:object xlink:href="./Object 289" xlink:type="simple" xlink:show="embed" xlink:actuate="onLoad"/><draw:image xlink:href="./ObjectReplacements/Object 289" xlink:type="simple" xlink:show="embed" xlink:actuate="onLoad"/><svg:desc>formula</svg:desc></draw:frame></text:span></text:span></text:p>
          </table:table-cell>
          <table:table-cell table:style-name="Table8.C3" office:value-type="string">
            <text:p text:style-name="P69"><text:span text:style-name="MathematicaFormatStandardForm"><text:span text:style-name="T75"><draw:frame draw:style-name="fr1" draw:name="Object182" text:anchor-type="as-char" svg:y="-0.1244in" svg:width="0.678in" svg:height="0.1752in" draw:z-index="276"><draw:object xlink:href="./Object 290" xlink:type="simple" xlink:show="embed" xlink:actuate="onLoad"/><draw:image xlink:href="./ObjectReplacements/Object 290" xlink:type="simple" xlink:show="embed" xlink:actuate="onLoad"/><svg:desc>formula</svg:desc></draw:frame></text:span></text:span></text:p>
          </table:table-cell>
        </table:table-row>
      </table:table>
      <text:p text:style-name="P10"/>
      <text:p text:style-name="P169"><text:span text:style-name="MathematicaFormatStandardForm"><text:span text:style-name="T122">Mathematica Implementation of</text:span></text:span><text:span text:style-name="MathematicaFormatStandardForm"><text:span text:style-name="T123"><draw:frame draw:style-name="fr1" draw:name="Object296" text:anchor-type="as-char" svg:y="-0.1437in" svg:width="0.4772in" svg:height="0.1783in" draw:z-index="277"><draw:object xlink:href="./Object 291" xlink:type="simple" xlink:show="embed" xlink:actuate="onLoad"/><draw:image xlink:href="./ObjectReplacements/Object 291" xlink:type="simple" xlink:show="embed" xlink:actuate="onLoad"/><svg:desc>formula</svg:desc></draw:frame></text:span></text:span></text:p>
      <text:p text:style-name="P10"/>
      <text:p text:style-name="P13"><text:tab/>Th<text:span text:style-name="T273">is recursive definition, for the 4 variants of </text:span><text:span text:style-name="MathematicaFormatStandardForm"><text:span text:style-name="T123"><draw:frame draw:style-name="fr1" draw:name="Object306" text:anchor-type="as-char" svg:y="-0.1437in" svg:width="0.4772in" svg:height="0.1783in" draw:z-index="278"><draw:object xlink:href="./Object 292" xlink:type="simple" xlink:show="embed" xlink:actuate="onLoad"/><draw:image xlink:href="./ObjectReplacements/Object 292" xlink:type="simple" xlink:show="embed" xlink:actuate="onLoad"/><svg:desc>formula</svg:desc></draw:frame></text:span></text:span><text:span text:style-name="T273">, can be implemented in Mathematica as</text:span></text:p>
      <text:p text:style-name="P10"/>
      <text:p text:style-name="P131">delta=.01;</text:p>
      <text:p text:style-name="P132">thetaAdd[<text:span text:style-name="T273">x</text:span>_,<text:span text:style-name="T273">t</text:span>_]:=<text:span text:style-name="T273">x</text:span>-<text:span text:style-name="T273">t</text:span></text:p>
      <text:p text:style-name="P132">thetaMul[<text:span text:style-name="T273">x</text:span>_,<text:span text:style-name="T273">t</text:span>_]:=<text:span text:style-name="T273">x</text:span>/<text:span text:style-name="T274">t</text:span></text:p>
      <text:p text:style-name="P132">thetaEq[<text:span text:style-name="T273">x</text:span>_,<text:span text:style-name="T273">t</text:span>_]:=<text:span text:style-name="T273">x</text:span></text:p>
      <text:p text:style-name="P132">f[<text:span text:style-name="T273">x</text:span>_,z_,k_,d_,fn_,<text:span text:style-name="T274">I_</text:span>]:=1+d ((z+1)/k-1) Sum[ f[fn[<text:span text:style-name="T273">x</text:span>,<text:span text:style-name="T273">d t+I</text:span>],z,k+1,d,fn,<text:span text:style-name="T274">I</text:span>],{<text:span text:style-name="T273">t</text:span>,1,(<text:span text:style-name="T273">x</text:span>-<text:span text:style-name="T274">I</text:span>)/d}]</text:p>
      <text:p text:style-name="P111"/>
      <text:p text:style-name="P143"><text:soft-page-break/><text:span text:style-name="T175"><text:tab/></text:span><text:span text:style-name="MathematicaFormatStandardForm"><text:span text:style-name="T184"><draw:frame draw:style-name="fr1" draw:name="Object307" text:anchor-type="as-char" svg:y="-0.1437in" svg:width="0.4772in" svg:height="0.1783in" draw:z-index="279"><draw:object xlink:href="./Object 293" xlink:type="simple" xlink:show="embed" xlink:actuate="onLoad"/><draw:image xlink:href="./ObjectReplacements/Object 293" xlink:type="simple" xlink:show="embed" xlink:actuate="onLoad"/><svg:desc>formula</svg:desc></draw:frame></text:span></text:span><text:span text:style-name="MathematicaFormatStandardForm"><text:span text:style-name="T178">can then be computed as</text:span></text:span></text:p>
      <text:p text:style-name="P6"/>
      <table:table table:name="Table20" table:style-name="Table20">
        <table:table-column table:style-name="Table20.A"/>
        <table:table-column table:style-name="Table20.B"/>
        <table:table-column table:style-name="Table20.C"/>
        <table:table-row>
          <table:table-cell table:style-name="Table20.A1" office:value-type="string">
            <text:p text:style-name="P61"><text:span text:style-name="MathematicaFormatStandardForm"><text:span text:style-name="T40"/></text:span></text:p>
          </table:table-cell>
          <table:table-cell table:style-name="Table20.A1" office:value-type="string">
            <text:p text:style-name="P65"><text:span text:style-name="MathematicaFormatStandardForm"><text:span text:style-name="T44"><draw:frame draw:style-name="fr2" draw:name="Object308" text:anchor-type="as-char" svg:y="-0.1516in" svg:width="0.2264in" svg:height="0.2091in" draw:z-index="280"><draw:object xlink:href="./Object 294" xlink:type="simple" xlink:show="embed" xlink:actuate="onLoad"/><draw:image xlink:href="./ObjectReplacements/Object 294" xlink:type="simple" xlink:show="embed" xlink:actuate="onLoad"/><svg:desc>formula</svg:desc></draw:frame></text:span></text:span></text:p>
          </table:table-cell>
          <table:table-cell table:style-name="Table20.C1" office:value-type="string">
            <text:p text:style-name="P65"><text:span text:style-name="MathematicaFormatStandardForm"><text:span text:style-name="T76"><draw:frame draw:style-name="fr2" draw:name="Object309" text:anchor-type="as-char" svg:y="-0.1425in" svg:width="0.2898in" svg:height="0.1902in" draw:z-index="281"><draw:object xlink:href="./Object 295" xlink:type="simple" xlink:show="embed" xlink:actuate="onLoad"/><draw:image xlink:href="./ObjectReplacements/Object 295" xlink:type="simple" xlink:show="embed" xlink:actuate="onLoad"/><svg:desc>formula</svg:desc></draw:frame></text:span></text:span></text:p>
          </table:table-cell>
        </table:table-row>
        <table:table-row table:style-name="Table20.2">
          <table:table-cell table:style-name="Table20.A2" office:value-type="string">
            <text:p text:style-name="P65"><text:span text:style-name="MathematicaFormatStandardForm"><text:span text:style-name="T45">+</text:span></text:span></text:p>
          </table:table-cell>
          <table:table-cell table:style-name="Table20.B2"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7">z,1</text:span></text:span><text:span text:style-name="MathematicaFormatStandardForm"><text:span text:style-name="T253">,</text:span></text:span><text:span text:style-name="MathematicaFormatStandardForm"><text:span text:style-name="T254">delta</text:span></text:span><text:span text:style-name="MathematicaFormatStandardForm"><text:span text:style-name="T253">,</text:span></text:span><text:span text:style-name="MathematicaFormatStandardForm"><text:span text:style-name="T254">thetaAdd,</text:span></text:span><text:span text:style-name="MathematicaFormatStandardForm"><text:span text:style-name="T258">0</text:span></text:span><text:span text:style-name="MathematicaFormatStandardForm"><text:span text:style-name="T253">]</text:span></text:span></text:p>
          </table:table-cell>
          <table:table-cell table:style-name="Table20.C2"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7">z,1</text:span></text:span><text:span text:style-name="MathematicaFormatStandardForm"><text:span text:style-name="T253">,</text:span></text:span><text:span text:style-name="MathematicaFormatStandardForm"><text:span text:style-name="T254">1</text:span></text:span><text:span text:style-name="MathematicaFormatStandardForm"><text:span text:style-name="T253">,</text:span></text:span><text:span text:style-name="MathematicaFormatStandardForm"><text:span text:style-name="T254">thetaAdd,</text:span></text:span><text:span text:style-name="MathematicaFormatStandardForm"><text:span text:style-name="T258">0</text:span></text:span><text:span text:style-name="MathematicaFormatStandardForm"><text:span text:style-name="T253">]</text:span></text:span></text:p>
          </table:table-cell>
        </table:table-row>
        <table:table-row>
          <table:table-cell table:style-name="Table20.A3" office:value-type="string">
            <text:p text:style-name="P172">*</text:p>
          </table:table-cell>
          <table:table-cell table:style-name="Table20.B3"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7">z,1</text:span></text:span><text:span text:style-name="MathematicaFormatStandardForm"><text:span text:style-name="T253">,</text:span></text:span><text:span text:style-name="MathematicaFormatStandardForm"><text:span text:style-name="T254">delta</text:span></text:span><text:span text:style-name="MathematicaFormatStandardForm"><text:span text:style-name="T253">,</text:span></text:span><text:span text:style-name="MathematicaFormatStandardForm"><text:span text:style-name="T254">thetaMul,</text:span></text:span><text:span text:style-name="MathematicaFormatStandardForm"><text:span text:style-name="T258">1</text:span></text:span><text:span text:style-name="MathematicaFormatStandardForm"><text:span text:style-name="T253">]</text:span></text:span></text:p>
          </table:table-cell>
          <table:table-cell table:style-name="Table20.C3"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7">z,1</text:span></text:span><text:span text:style-name="MathematicaFormatStandardForm"><text:span text:style-name="T253">,</text:span></text:span><text:span text:style-name="MathematicaFormatStandardForm"><text:span text:style-name="T254">1</text:span></text:span><text:span text:style-name="MathematicaFormatStandardForm"><text:span text:style-name="T253">,</text:span></text:span><text:span text:style-name="MathematicaFormatStandardForm"><text:span text:style-name="T254">thetaMul,</text:span></text:span><text:span text:style-name="MathematicaFormatStandardForm"><text:span text:style-name="T258">1</text:span></text:span><text:span text:style-name="MathematicaFormatStandardForm"><text:span text:style-name="T253">]</text:span></text:span></text:p>
          </table:table-cell>
        </table:table-row>
      </table:table>
      <text:p text:style-name="P116"/>
      <text:p text:style-name="P21">with the values on the left side of the table getting closer <text:span text:style-name="T272">to their actual values </text:span>as delta gets closer to 0.</text:p>
      <text:p text:style-name="P22"/>
      <text:p text:style-name="P118"><text:span text:style-name="T189"><text:tab/>Note that this is a reasonable way to compute small values of</text:span><text:span text:style-name="T189"><draw:frame draw:style-name="fr1" draw:name="Object310" text:anchor-type="as-char" svg:y="-0.1555in" svg:width="0.6717in" svg:height="0.1902in" draw:z-index="296"><draw:object xlink:href="./Object 296" xlink:type="simple" xlink:show="embed" xlink:actuate="onLoad"/><draw:image xlink:href="./ObjectReplacements/Object 296" xlink:type="simple" xlink:show="embed" xlink:actuate="onLoad"/><svg:desc>formula</svg:desc></draw:frame></text:span><text:span text:style-name="T189">and</text:span><text:span text:style-name="T189"><draw:frame draw:style-name="fr1" draw:name="Object311" text:anchor-type="as-char" svg:y="-0.1555in" svg:width="0.6693in" svg:height="0.1902in" draw:z-index="342"><draw:object xlink:href="./Object 297" xlink:type="simple" xlink:show="embed" xlink:actuate="onLoad"/><draw:image xlink:href="./ObjectReplacements/Object 297" xlink:type="simple" xlink:show="embed" xlink:actuate="onLoad"/><svg:desc>formula</svg:desc></draw:frame></text:span><text:span text:style-name="T189">, but not at all reasonable to compute</text:span><text:span text:style-name="T189"><draw:frame draw:style-name="fr1" draw:name="Object312" text:anchor-type="as-char" svg:y="-0.1665in" svg:width="0.6346in" svg:height="0.2016in" draw:z-index="343"><draw:object xlink:href="./Object 298" xlink:type="simple" xlink:show="embed" xlink:actuate="onLoad"/><draw:image xlink:href="./ObjectReplacements/Object 298" xlink:type="simple" xlink:show="embed" xlink:actuate="onLoad"/><svg:desc>formula</svg:desc></draw:frame></text:span><text:span text:style-name="T189">or</text:span><text:span text:style-name="T189"><draw:frame draw:style-name="fr1" draw:name="Object313" text:anchor-type="as-char" svg:y="-0.1665in" svg:width="0.6346in" svg:height="0.2016in" draw:z-index="568"><draw:object xlink:href="./Object 299" xlink:type="simple" xlink:show="embed" xlink:actuate="onLoad"/><draw:image xlink:href="./ObjectReplacements/Object 299" xlink:type="simple" xlink:show="embed" xlink:actuate="onLoad"/><svg:desc>formula</svg:desc></draw:frame></text:span><text:span text:style-name="T189">. <text:s/>Fortunately, </text:span><text:span text:style-name="T207">straightforward </text:span><text:span text:style-name="T189">closed form values of those exist.</text:span></text:p>
      <text:p text:style-name="P116"/>
      <text:p text:style-name="P158"/>
      <text:p text:style-name="P111"/>
      <text:p text:style-name="P111"/>
      <text:p text:style-name="P163"><text:span text:style-name="MathematicaFormatStandardForm"><text:span text:style-name="T47">Closed Form Values for</text:span></text:span><text:span text:style-name="MathematicaFormatStandardForm"><text:span text:style-name="T47"><draw:frame draw:style-name="fr1" draw:name="Object145" text:anchor-type="as-char" svg:y="-0.1437in" svg:width="0.4772in" svg:height="0.1783in" draw:z-index="569"><draw:object xlink:href="./Object 300" xlink:type="simple" xlink:show="embed" xlink:actuate="onLoad"/><draw:image xlink:href="./ObjectReplacements/Object 300" xlink:type="simple" xlink:show="embed" xlink:actuate="onLoad"/><svg:desc>formula</svg:desc></draw:frame></text:span></text:span></text:p>
      <text:p text:style-name="P111"/>
      <text:p text:style-name="P13"><text:tab/><text:span text:style-name="T275">In fact, the closed form values of</text:span><text:span text:style-name="MathematicaFormatStandardForm"><text:span text:style-name="T19"><draw:frame draw:style-name="fr1" draw:name="Object314" text:anchor-type="as-char" svg:y="-0.1437in" svg:width="0.4772in" svg:height="0.1783in" draw:z-index="576"><draw:object xlink:href="./Object 301" xlink:type="simple" xlink:show="embed" xlink:actuate="onLoad"/><draw:image xlink:href="./ObjectReplacements/Object 301" xlink:type="simple" xlink:show="embed" xlink:actuate="onLoad"/><svg:desc>formula</svg:desc></draw:frame></text:span></text:span><text:span text:style-name="MathematicaFormatStandardForm"><text:span text:style-name="T26">are as follows:</text:span></text:span></text:p>
      <text:p text:style-name="P115"/>
      <text:p text:style-name="P114"><draw:frame draw:style-name="fr1" draw:name="Object116" text:anchor-type="as-char" svg:y="-0.1437in" svg:width="0.6in" svg:height="0.1783in" draw:z-index="577"><draw:object xlink:href="./Object 302" xlink:type="simple" xlink:show="embed" xlink:actuate="onLoad"/><draw:image xlink:href="./ObjectReplacements/Object 302" xlink:type="simple" xlink:show="embed" xlink:actuate="onLoad"/><svg:desc>formula</svg:desc></draw:frame></text:p>
      <text:p text:style-name="P6"/>
      <table:table table:name="Table9" table:style-name="Table9">
        <table:table-column table:style-name="Table9.A"/>
        <table:table-column table:style-name="Table9.B"/>
        <table:table-column table:style-name="Table9.C"/>
        <table:table-row>
          <table:table-cell table:style-name="Table9.A1" office:value-type="string">
            <text:p text:style-name="P61"><text:span text:style-name="MathematicaFormatStandardForm"><text:span text:style-name="T40"/></text:span></text:p>
          </table:table-cell>
          <table:table-cell table:style-name="Table9.A1" office:value-type="string">
            <text:p text:style-name="P65"><text:span text:style-name="MathematicaFormatStandardForm"><text:span text:style-name="T44"><draw:frame draw:style-name="fr2" draw:name="Object117" text:anchor-type="as-char" svg:y="-0.1516in" svg:width="0.2264in" svg:height="0.2091in" draw:z-index="289"><draw:object xlink:href="./Object 303" xlink:type="simple" xlink:show="embed" xlink:actuate="onLoad"/><draw:image xlink:href="./ObjectReplacements/Object 303" xlink:type="simple" xlink:show="embed" xlink:actuate="onLoad"/><svg:desc>formula</svg:desc></draw:frame></text:span></text:span></text:p>
          </table:table-cell>
          <table:table-cell table:style-name="Table9.C1" office:value-type="string">
            <text:p text:style-name="P65"><text:span text:style-name="MathematicaFormatStandardForm"><text:span text:style-name="T76"><draw:frame draw:style-name="fr2" draw:name="Object118" text:anchor-type="as-char" svg:y="-0.1425in" svg:width="0.2898in" svg:height="0.1902in" draw:z-index="290"><draw:object xlink:href="./Object 304" xlink:type="simple" xlink:show="embed" xlink:actuate="onLoad"/><draw:image xlink:href="./ObjectReplacements/Object 304" xlink:type="simple" xlink:show="embed" xlink:actuate="onLoad"/><svg:desc>formula</svg:desc></draw:frame></text:span></text:span></text:p>
          </table:table-cell>
        </table:table-row>
        <table:table-row table:style-name="Table9.2">
          <table:table-cell table:style-name="Table9.A2" office:value-type="string">
            <text:p text:style-name="P65"><text:span text:style-name="MathematicaFormatStandardForm"><text:span text:style-name="T45">+</text:span></text:span></text:p>
          </table:table-cell>
          <table:table-cell table:style-name="Table9.B2" office:value-type="string">
            <text:p text:style-name="P69"><text:span text:style-name="MathematicaFormatStandardForm"><text:span text:style-name="T43"><draw:frame draw:style-name="fr1" draw:name="Object119" text:anchor-type="as-char" svg:y="-0.1244in" svg:width="0.5063in" svg:height="0.1752in" draw:z-index="291"><draw:object xlink:href="./Object 305" xlink:type="simple" xlink:show="embed" xlink:actuate="onLoad"/><draw:image xlink:href="./ObjectReplacements/Object 305" xlink:type="simple" xlink:show="embed" xlink:actuate="onLoad"/><svg:desc>formula</svg:desc></draw:frame></text:span></text:span></text:p>
          </table:table-cell>
          <table:table-cell table:style-name="Table9.C2" office:value-type="string">
            <text:p text:style-name="P69"><text:span text:style-name="MathematicaFormatStandardForm"><text:span text:style-name="T75"><draw:frame draw:style-name="fr1" draw:name="Object120" text:anchor-type="as-char" svg:y="-0.1827in" svg:width="0.5154in" svg:height="0.3154in" draw:z-index="292"><draw:object xlink:href="./Object 306" xlink:type="simple" xlink:show="embed" xlink:actuate="onLoad"/><draw:image xlink:href="./ObjectReplacements/Object 306" xlink:type="simple" xlink:show="embed" xlink:actuate="onLoad"/><svg:desc>formula</svg:desc></draw:frame></text:span></text:span></text:p>
          </table:table-cell>
        </table:table-row>
        <table:table-row>
          <table:table-cell table:style-name="Table9.A3" office:value-type="string">
            <text:p text:style-name="P172">*</text:p>
          </table:table-cell>
          <table:table-cell table:style-name="Table9.B3" office:value-type="string">
            <text:p text:style-name="P69"><text:span text:style-name="MathematicaFormatStandardForm"><text:span text:style-name="T43"><draw:frame draw:style-name="fr1" draw:name="Object121" text:anchor-type="as-char" svg:y="-0.1244in" svg:width="0.9382in" svg:height="0.1752in" draw:z-index="293"><draw:object xlink:href="./Object 307" xlink:type="simple" xlink:show="embed" xlink:actuate="onLoad"/><draw:image xlink:href="./ObjectReplacements/Object 307" xlink:type="simple" xlink:show="embed" xlink:actuate="onLoad"/><svg:desc>formula</svg:desc></draw:frame></text:span></text:span></text:p>
          </table:table-cell>
          <table:table-cell table:style-name="Table9.C3" office:value-type="string">
            <text:p text:style-name="P69"><text:span text:style-name="MathematicaFormatStandardForm"><text:span text:style-name="T75"><draw:frame draw:style-name="fr1" draw:name="Object122" text:anchor-type="as-char" svg:y="-0.1244in" svg:width="0.4307in" svg:height="0.1752in" draw:z-index="294"><draw:object xlink:href="./Object 308" xlink:type="simple" xlink:show="embed" xlink:actuate="onLoad"/><draw:image xlink:href="./ObjectReplacements/Object 308" xlink:type="simple" xlink:show="embed" xlink:actuate="onLoad"/><svg:desc>formula</svg:desc></draw:frame></text:span></text:span></text:p>
          </table:table-cell>
        </table:table-row>
      </table:table>
      <text:p text:style-name="P10"/>
      <text:p text:style-name="P145"><text:span text:style-name="aaMathematica"><text:span text:style-name="T276"><text:tab/>Here,</text:span></text:span><text:span text:style-name="aaMathematica"><text:span text:style-name="T277"><draw:frame draw:style-name="fr1" draw:name="Object231" text:anchor-type="as-char" svg:y="-0.1244in" svg:width="0.4047in" svg:height="0.1752in" draw:z-index="578"><draw:object xlink:href="./Object 309" xlink:type="simple" xlink:show="embed" xlink:actuate="onLoad"/><draw:image xlink:href="./ObjectReplacements/Object 309" xlink:type="simple" xlink:show="embed" xlink:actuate="onLoad"/><svg:desc>formula</svg:desc></draw:frame></text:span></text:span><text:span text:style-name="aaMathematica"><text:span text:style-name="T276">is the Laguerre polynomials</text:span></text:span><text:span text:style-name="aaMathematica"><text:span text:style-name="T277"><draw:frame draw:style-name="fr1" draw:name="Object233" text:anchor-type="as-char" svg:y="-0.1244in" svg:width="0.4307in" svg:height="0.1752in" draw:z-index="667"><draw:object xlink:href="./Object 310" xlink:type="simple" xlink:show="embed" xlink:actuate="onLoad"/><draw:image xlink:href="./ObjectReplacements/Object 310" xlink:type="simple" xlink:show="embed" xlink:actuate="onLoad"/><svg:desc>formula</svg:desc></draw:frame></text:span></text:span><text:span text:style-name="aaMathematica"><text:span text:style-name="T276">is the seldom seen generalized divisor summatory function, also defined as</text:span></text:span><text:span text:style-name="aaMathematica"><text:span text:style-name="T277"><draw:frame draw:style-name="fr1" draw:name="Object315" text:anchor-type="as-char" svg:y="-0.2339in" svg:width="1.2043in" svg:height="0.3874in" draw:z-index="681"><draw:object xlink:href="./Object 311" xlink:type="simple" xlink:show="embed" xlink:actuate="onLoad"/><draw:image xlink:href="./ObjectReplacements/Object 311" xlink:type="simple" xlink:show="embed" xlink:actuate="onLoad"/><svg:desc>formula</svg:desc></draw:frame></text:span></text:span><text:span text:style-name="aaMathematica"><text:span text:style-name="T277">, </text:span></text:span><text:span text:style-name="aaMathematica"><text:span text:style-name="T276">where the product is over the prime factorization of n, </text:span></text:span><text:span text:style-name="aaMathematica"><text:span text:style-name="T278">and</text:span></text:span><text:span text:style-name="aaMathematica"><text:span text:style-name="T277"><draw:frame draw:style-name="fr1" draw:name="Object232" text:anchor-type="as-char" svg:y="-0.1827in" svg:width="0.3583in" svg:height="0.3154in" draw:z-index="682"><draw:object xlink:href="./Object 312" xlink:type="simple" xlink:show="embed" xlink:actuate="onLoad"/><draw:image xlink:href="./ObjectReplacements/Object 312" xlink:type="simple" xlink:show="embed" xlink:actuate="onLoad"/><svg:desc>formula</svg:desc></draw:frame></text:span></text:span><text:span text:style-name="aaMathematica"><text:span text:style-name="T282">is </text:span></text:span><text:span text:style-name="MathematicaFormatStandardForm"><text:span text:style-name="T153">the </text:span></text:span><text:span text:style-name="MathematicaFormatStandardForm"><text:span text:style-name="T168">multiset coefficient</text:span></text:span><text:span text:style-name="MathematicaFormatStandardForm"><text:span text:style-name="T153"> </text:span></text:span><text:span text:style-name="MathematicaFormatStandardForm"><text:span text:style-name="T169">defined </text:span></text:span><text:span text:style-name="MathematicaFormatStandardForm"><text:span text:style-name="T153">as</text:span></text:span><text:span text:style-name="MathematicaFormatStandardForm"><text:span text:style-name="T152"><draw:frame draw:style-name="fr1" draw:name="Object552" text:anchor-type="as-char" svg:y="-0.2083in" svg:width="1.9528in" svg:height="0.3417in" draw:z-index="683"><draw:object xlink:href="./Object 313" xlink:type="simple" xlink:show="embed" xlink:actuate="onLoad"/><draw:image xlink:href="./ObjectReplacements/Object 313" xlink:type="simple" xlink:show="embed" xlink:actuate="onLoad"/><svg:desc>formula</svg:desc></draw:frame></text:span></text:span></text:p>
      <text:p text:style-name="P144"><text:span text:style-name="aaMathematica"><text:span text:style-name="T277"/></text:span></text:p>
      <text:p text:style-name="P144"><text:span text:style-name="aaMathematica"><text:span text:style-name="T277"/></text:span></text:p>
      <text:p text:style-name="P164"><text:span text:style-name="MathematicaFormatStandardForm"><text:span text:style-name="T47">Closed Form Values for </text:span></text:span><text:span text:style-name="MathematicaFormatStandardForm"><text:span text:style-name="T61">Derivatives / Finite Differences of</text:span></text:span><text:span text:style-name="MathematicaFormatStandardForm"><text:span text:style-name="T47"><draw:frame draw:style-name="fr1" draw:name="Object4" text:anchor-type="as-char" svg:y="-0.1437in" svg:width="0.4772in" svg:height="0.1783in" draw:z-index="684"><draw:object xlink:href="./Object 314" xlink:type="simple" xlink:show="embed" xlink:actuate="onLoad"/><draw:image xlink:href="./ObjectReplacements/Object 314" xlink:type="simple" xlink:show="embed" xlink:actuate="onLoad"/><svg:desc>formula</svg:desc></draw:frame></text:span></text:span></text:p>
      <text:p text:style-name="P102"/>
      <text:p text:style-name="P22"><text:tab/><text:span text:style-name="T299">We can also get closed forms for the derivatives / finite differences with respect to x. <text:s/>For reference, we have</text:span></text:p>
      <text:p text:style-name="P102"/>
      <text:p text:style-name="P98"><draw:frame draw:style-name="fr1" draw:name="Object7" text:anchor-type="as-char" svg:y="-0.1626in" svg:width="1.4398in" svg:height="0.2866in" draw:z-index="685"><draw:object xlink:href="./Object 315" xlink:type="simple" xlink:show="embed" xlink:actuate="onLoad"/><draw:image xlink:href="./ObjectReplacements/Object 315" xlink:type="simple" xlink:show="embed" xlink:actuate="onLoad"/><svg:desc>formula</svg:desc></draw:frame></text:p>
      <text:p text:style-name="P98"/>
      <text:p text:style-name="P50">The convolution equivalent of this is</text:p>
      <text:p text:style-name="P98"/>
      <text:p text:style-name="P98"><draw:frame draw:style-name="fr1" draw:name="Object192" text:anchor-type="as-char" svg:y="-0.1626in" svg:width="0.8063in" svg:height="0.2866in" draw:z-index="686"><draw:object xlink:href="./Object 316" xlink:type="simple" xlink:show="embed" xlink:actuate="onLoad"/><draw:image xlink:href="./ObjectReplacements/Object 316" xlink:type="simple" xlink:show="embed" xlink:actuate="onLoad"/><svg:desc>formula</svg:desc></draw:frame></text:p>
      <text:p text:style-name="P121">OR </text:p>
      <text:p text:style-name="P98"><draw:frame draw:style-name="fr1" draw:name="Object191" text:anchor-type="as-char" svg:y="-0.1437in" svg:width="0.7874in" svg:height="0.1945in" draw:z-index="687"><draw:object xlink:href="./Object 317" xlink:type="simple" xlink:show="embed" xlink:actuate="onLoad"/><draw:image xlink:href="./ObjectReplacements/Object 317" xlink:type="simple" xlink:show="embed" xlink:actuate="onLoad"/><svg:desc>formula</svg:desc></draw:frame></text:p>
      <text:p text:style-name="P6"/>
      <table:table table:name="Table10" table:style-name="Table10">
        <table:table-column table:style-name="Table10.A"/>
        <table:table-column table:style-name="Table10.B"/>
        <table:table-column table:style-name="Table10.C"/>
        <table:table-row>
          <table:table-cell table:style-name="Table10.A1" office:value-type="string">
            <text:p text:style-name="P61"><text:span text:style-name="MathematicaFormatStandardForm"><text:span text:style-name="T40"/></text:span></text:p>
          </table:table-cell>
          <table:table-cell table:style-name="Table10.A1" office:value-type="string">
            <text:p text:style-name="P65"><text:span text:style-name="MathematicaFormatStandardForm"><text:span text:style-name="T44"><draw:frame draw:style-name="fr2" draw:name="Object123" text:anchor-type="as-char" svg:y="-0.1516in" svg:width="0.2264in" svg:height="0.2091in" draw:z-index="303"><draw:object xlink:href="./Object 318" xlink:type="simple" xlink:show="embed" xlink:actuate="onLoad"/><draw:image xlink:href="./ObjectReplacements/Object 318" xlink:type="simple" xlink:show="embed" xlink:actuate="onLoad"/><svg:desc>formula</svg:desc></draw:frame></text:span></text:span></text:p>
          </table:table-cell>
          <table:table-cell table:style-name="Table10.C1" office:value-type="string">
            <text:p text:style-name="P65"><text:span text:style-name="MathematicaFormatStandardForm"><text:span text:style-name="T76"><draw:frame draw:style-name="fr2" draw:name="Object124" text:anchor-type="as-char" svg:y="-0.1425in" svg:width="0.2898in" svg:height="0.1902in" draw:z-index="304"><draw:object xlink:href="./Object 319" xlink:type="simple" xlink:show="embed" xlink:actuate="onLoad"/><draw:image xlink:href="./ObjectReplacements/Object 319" xlink:type="simple" xlink:show="embed" xlink:actuate="onLoad"/><svg:desc>formula</svg:desc></draw:frame></text:span></text:span></text:p>
          </table:table-cell>
        </table:table-row>
        <table:table-row table:style-name="Table10.2">
          <table:table-cell table:style-name="Table10.A2" office:value-type="string">
            <text:p text:style-name="P65"><text:span text:style-name="MathematicaFormatStandardForm"><text:span text:style-name="T45">+</text:span></text:span></text:p>
          </table:table-cell>
          <table:table-cell table:style-name="Table10.B2" office:value-type="string">
            <text:p text:style-name="P30"><text:span text:style-name="MathematicaFormatStandardForm"><text:span text:style-name="T15"><draw:frame draw:style-name="fr1" draw:name="Object125" text:anchor-type="as-char" svg:y="-0.1437in" svg:width="0.6165in" svg:height="0.1945in" draw:z-index="305"><draw:object xlink:href="./Object 320" xlink:type="simple" xlink:show="embed" xlink:actuate="onLoad"/><draw:image xlink:href="./ObjectReplacements/Object 320" xlink:type="simple" xlink:show="embed" xlink:actuate="onLoad"/><svg:desc>formula</svg:desc></draw:frame></text:span></text:span></text:p>
          </table:table-cell>
          <table:table-cell table:style-name="Table10.C2" office:value-type="string">
            <text:p text:style-name="P69"><text:span text:style-name="MathematicaFormatStandardForm"><text:span text:style-name="T75"><draw:frame draw:style-name="fr1" draw:name="Object126" text:anchor-type="as-char" svg:y="-0.1827in" svg:width="0.3575in" svg:height="0.3154in" draw:z-index="306"><draw:object xlink:href="./Object 321" xlink:type="simple" xlink:show="embed" xlink:actuate="onLoad"/><draw:image xlink:href="./ObjectReplacements/Object 321" xlink:type="simple" xlink:show="embed" xlink:actuate="onLoad"/><svg:desc>formula</svg:desc></draw:frame></text:span></text:span></text:p>
          </table:table-cell>
        </table:table-row>
        <text:soft-page-break/>
        <table:table-row>
          <table:table-cell table:style-name="Table10.A3" office:value-type="string">
            <text:p text:style-name="P172">*</text:p>
          </table:table-cell>
          <table:table-cell table:style-name="Table10.B3" office:value-type="string">
            <text:p text:style-name="P30"><draw:frame draw:style-name="fr1" draw:name="Object127" text:anchor-type="as-char" svg:y="-0.1437in" svg:width="0.8154in" svg:height="0.1945in" draw:z-index="307"><draw:object xlink:href="./Object 322" xlink:type="simple" xlink:show="embed" xlink:actuate="onLoad"/><draw:image xlink:href="./ObjectReplacements/Object 322" xlink:type="simple" xlink:show="embed" xlink:actuate="onLoad"/><svg:desc>formula</svg:desc></draw:frame></text:p>
          </table:table-cell>
          <table:table-cell table:style-name="Table10.C3" office:value-type="string">
            <text:p text:style-name="P76"><text:span text:style-name="MathematicaFormatStandardForm"><text:span text:style-name="T75"><draw:frame draw:style-name="fr1" draw:name="Object128" text:anchor-type="as-char" svg:y="-0.1827in" svg:width="0.5583in" svg:height="0.3362in" draw:z-index="308"><draw:object xlink:href="./Object 323" xlink:type="simple" xlink:show="embed" xlink:actuate="onLoad"/><draw:image xlink:href="./ObjectReplacements/Object 323" xlink:type="simple" xlink:show="embed" xlink:actuate="onLoad"/><svg:desc>formula</svg:desc></draw:frame></text:span></text:span></text:p>
          </table:table-cell>
        </table:table-row>
      </table:table>
      <text:p text:style-name="P10"/>
      <text:p text:style-name="P144"><text:span text:style-name="aaMathematica"><text:span text:style-name="T276"><text:tab/>Here,</text:span></text:span><text:span text:style-name="aaMathematica"><text:span text:style-name="T277"><draw:frame draw:style-name="fr1" draw:name="Object209" text:anchor-type="as-char" svg:y="-0.1437in" svg:width="0.4665in" svg:height="0.1945in" draw:z-index="309"><draw:object xlink:href="./Object 324" xlink:type="simple" xlink:show="embed" xlink:actuate="onLoad"/><draw:image xlink:href="./ObjectReplacements/Object 324" xlink:type="simple" xlink:show="embed" xlink:actuate="onLoad"/><svg:desc>formula</svg:desc></draw:frame></text:span></text:span><text:span text:style-name="aaMathematica"><text:span text:style-name="T276">is the generalized Laguerre polynomials, and</text:span></text:span><text:span text:style-name="aaMathematica"><text:span text:style-name="T277"><draw:frame draw:style-name="fr1" draw:name="Object254" text:anchor-type="as-char" svg:y="-0.1244in" svg:width="0.4055in" svg:height="0.1752in" draw:z-index="310"><draw:object xlink:href="./Object 327" xlink:type="simple" xlink:show="embed" xlink:actuate="onLoad"/><draw:image xlink:href="./ObjectReplacements/Object 327" xlink:type="simple" xlink:show="embed" xlink:actuate="onLoad"/><svg:desc>formula</svg:desc></draw:frame></text:span></text:span><text:span text:style-name="aaMathematica"><text:span text:style-name="T276">is the seldom seen generalized divisor function, also defined as</text:span></text:span><text:span text:style-name="aaMathematica"><text:span text:style-name="T277"><draw:frame draw:style-name="fr1" draw:name="Object316" text:anchor-type="as-char" svg:y="-0.1827in" svg:width="0.9957in" svg:height="0.3362in" draw:z-index="311"><draw:object xlink:href="./Object 328" xlink:type="simple" xlink:show="embed" xlink:actuate="onLoad"/><draw:image xlink:href="./ObjectReplacements/Object 328" xlink:type="simple" xlink:show="embed" xlink:actuate="onLoad"/><svg:desc>formula</svg:desc></draw:frame></text:span></text:span><text:span text:style-name="aaMathematica"><text:span text:style-name="T277">, </text:span></text:span><text:span text:style-name="aaMathematica"><text:span text:style-name="T276">where the product is over the prime factorization of x. <text:s/></text:span></text:span></text:p>
      <text:p text:style-name="P144"><text:span text:style-name="aaMathematica"><text:span text:style-name="T276"/></text:span></text:p>
      <text:p text:style-name="P144"><text:span text:style-name="aaMathematica"><text:span text:style-name="T277"><text:tab/></text:span></text:span><text:span text:style-name="aaMathematica"><text:span text:style-name="T282">The symmetries in this table should be particularly visually obvious.</text:span></text:span><text:span text:style-name="aaMathematica"><text:span text:style-name="T277"> <text:s/></text:span></text:span><text:span text:style-name="aaMathematica"><text:span text:style-name="T283">But let me point out just a few more.</text:span></text:span></text:p>
      <text:p text:style-name="P146"><text:span text:style-name="aaMathematica"><text:span text:style-name="T277"/></text:span></text:p>
      <text:p text:style-name="P146"><text:span text:style-name="aaMathematica"><text:span text:style-name="T277"><draw:frame draw:style-name="fr1" draw:name="Object697" text:anchor-type="as-char" svg:y="-0.2339in" svg:width="1.7409in" svg:height="0.3752in" draw:z-index="312"><draw:object xlink:href="./Object 330" xlink:type="simple" xlink:show="embed" xlink:actuate="onLoad"/><draw:image xlink:href="./ObjectReplacements/Object 330" xlink:type="simple" xlink:show="embed" xlink:actuate="onLoad"/><svg:desc>formula</svg:desc></draw:frame></text:span></text:span></text:p>
      <text:p text:style-name="P146"><text:span text:style-name="aaMathematica"><text:span text:style-name="T277"/></text:span></text:p>
      <text:p text:style-name="P146"><text:span text:style-name="aaMathematica"><text:span text:style-name="T277"><draw:frame draw:style-name="fr1" draw:name="Object698" text:anchor-type="as-char" svg:y="-0.2339in" svg:width="1.9665in" svg:height="0.3756in" draw:z-index="313"><draw:object xlink:href="./Object 331" xlink:type="simple" xlink:show="embed" xlink:actuate="onLoad"/><draw:image xlink:href="./ObjectReplacements/Object 331" xlink:type="simple" xlink:show="embed" xlink:actuate="onLoad"/><svg:desc>formula</svg:desc></draw:frame></text:span></text:span></text:p>
      <text:p text:style-name="P146"><text:span text:style-name="aaMathematica"><text:span text:style-name="T277"/></text:span></text:p>
      <text:p text:style-name="P146"><text:span text:style-name="aaMathematica"><text:span text:style-name="T277"><draw:frame draw:style-name="fr1" draw:name="Object700" text:anchor-type="as-char" svg:y="-0.2339in" svg:width="1.0181in" svg:height="0.3752in" draw:z-index="314"><draw:object xlink:href="./Object 332" xlink:type="simple" xlink:show="embed" xlink:actuate="onLoad"/><draw:image xlink:href="./ObjectReplacements/Object 332" xlink:type="simple" xlink:show="embed" xlink:actuate="onLoad"/><svg:desc>formula</svg:desc></draw:frame></text:span></text:span></text:p>
      <text:p text:style-name="P146"><text:span text:style-name="aaMathematica"><text:span text:style-name="T277"/></text:span></text:p>
      <text:p text:style-name="P146"><text:span text:style-name="aaMathematica"><text:span text:style-name="T277"><draw:frame draw:style-name="fr1" draw:name="Object699" text:anchor-type="as-char" svg:y="-0.2339in" svg:width="1.1437in" svg:height="0.3756in" draw:z-index="315"><draw:object xlink:href="./Object 333" xlink:type="simple" xlink:show="embed" xlink:actuate="onLoad"/><draw:image xlink:href="./ObjectReplacements/Object 333" xlink:type="simple" xlink:show="embed" xlink:actuate="onLoad"/><svg:desc>formula</svg:desc></draw:frame></text:span></text:span></text:p>
      <text:p text:style-name="P146"><text:span text:style-name="aaMathematica"><text:span text:style-name="T277"/></text:span></text:p>
      <text:p text:style-name="P146"><text:span text:style-name="aaMathematica"><text:span text:style-name="T277"><draw:frame draw:style-name="fr1" draw:name="Object702" text:anchor-type="as-char" svg:y="-0.2339in" svg:width="1.6591in" svg:height="0.3752in" draw:z-index="316"><draw:object xlink:href="./Object 334" xlink:type="simple" xlink:show="embed" xlink:actuate="onLoad"/><draw:image xlink:href="./ObjectReplacements/Object 334" xlink:type="simple" xlink:show="embed" xlink:actuate="onLoad"/><svg:desc>formula</svg:desc></draw:frame></text:span></text:span></text:p>
      <text:p text:style-name="P146"><text:span text:style-name="aaMathematica"><text:span text:style-name="T277"/></text:span></text:p>
      <text:p text:style-name="P146"><text:span text:style-name="aaMathematica"><text:span text:style-name="T277"><draw:frame draw:style-name="fr1" draw:name="Object703" text:anchor-type="as-char" svg:y="-0.2339in" svg:width="1.8772in" svg:height="0.3756in" draw:z-index="317"><draw:object xlink:href="./Object 335" xlink:type="simple" xlink:show="embed" xlink:actuate="onLoad"/><draw:image xlink:href="./ObjectReplacements/Object 335" xlink:type="simple" xlink:show="embed" xlink:actuate="onLoad"/><svg:desc>formula</svg:desc></draw:frame></text:span></text:span></text:p>
      <text:p text:style-name="P146"><text:span text:style-name="aaMathematica"><text:span text:style-name="T277"/></text:span></text:p>
      <text:p text:style-name="P146"><text:span text:style-name="aaMathematica"><text:span text:style-name="T277"><draw:frame draw:style-name="fr1" draw:name="Object704" text:anchor-type="as-char" svg:y="-0.2339in" svg:width="1.4335in" svg:height="0.3752in" draw:z-index="318"><draw:object xlink:href="./Object 336" xlink:type="simple" xlink:show="embed" xlink:actuate="onLoad"/><draw:image xlink:href="./ObjectReplacements/Object 336" xlink:type="simple" xlink:show="embed" xlink:actuate="onLoad"/><svg:desc>formula</svg:desc></draw:frame></text:span></text:span></text:p>
      <text:p text:style-name="P146"><text:span text:style-name="aaMathematica"><text:span text:style-name="T277"/></text:span></text:p>
      <text:p text:style-name="P146"><text:span text:style-name="aaMathematica"><text:span text:style-name="T277"><draw:frame draw:style-name="fr1" draw:name="Object701" text:anchor-type="as-char" svg:y="-0.2339in" svg:width="1.5638in" svg:height="0.3756in" draw:z-index="319"><draw:object xlink:href="./Object 337" xlink:type="simple" xlink:show="embed" xlink:actuate="onLoad"/><draw:image xlink:href="./ObjectReplacements/Object 337" xlink:type="simple" xlink:show="embed" xlink:actuate="onLoad"/><svg:desc>formula</svg:desc></draw:frame></text:span></text:span></text:p>
      <text:p text:style-name="P159"><text:span text:style-name="aaMathematica"><text:span text:style-name="T276"/></text:span></text:p>
      <text:p text:style-name="P144"><text:span text:style-name="aaMathematica"><text:span text:style-name="T276"/></text:span></text:p>
      <text:p text:style-name="P116"/>
      <text:p text:style-name="P163"><text:span text:style-name="MathematicaFormatStandardForm"><text:span text:style-name="T62">Closed Forms of</text:span></text:span><text:span text:style-name="MathematicaFormatStandardForm"><text:span text:style-name="T47"><draw:frame draw:style-name="fr1" draw:name="Object643" text:anchor-type="as-char" svg:y="-0.1437in" svg:width="0.4772in" svg:height="0.1783in" draw:z-index="320"><draw:object xlink:href="./Object 338" xlink:type="simple" xlink:show="embed" xlink:actuate="onLoad"/><draw:image xlink:href="./ObjectReplacements/Object 338" xlink:type="simple" xlink:show="embed" xlink:actuate="onLoad"/><svg:desc>formula</svg:desc></draw:frame></text:span></text:span><text:span text:style-name="MathematicaFormatStandardForm"><text:span text:style-name="T62">In Terms of</text:span></text:span><text:span text:style-name="MathematicaFormatStandardForm"><text:span text:style-name="T47"><draw:frame draw:style-name="fr1" draw:name="Object403" text:anchor-type="as-char" svg:y="-0.1437in" svg:width="0.2193in" svg:height="0.1736in" draw:z-index="321"><draw:object xlink:href="./Object 339" xlink:type="simple" xlink:show="embed" xlink:actuate="onLoad"/><draw:image xlink:href="./ObjectReplacements/Object 339" xlink:type="simple" xlink:show="embed" xlink:actuate="onLoad"/><svg:desc>formula</svg:desc></draw:frame></text:span></text:span></text:p>
      <text:p text:style-name="P111"/>
      <text:p text:style-name="P116"><text:span text:style-name="T190"><text:tab/></text:span><text:span text:style-name="T213">Now that I have listed closed form expressions for the various forms of </text:span><text:span text:style-name="MathematicaFormatStandardForm"><text:span text:style-name="T190"><draw:frame draw:style-name="fr1" draw:name="Object651" text:anchor-type="as-char" svg:y="-0.1437in" svg:width="0.4772in" svg:height="0.1783in" draw:z-index="322"><draw:object xlink:href="./Object 340" xlink:type="simple" xlink:show="embed" xlink:actuate="onLoad"/><draw:image xlink:href="./ObjectReplacements/Object 340" xlink:type="simple" xlink:show="embed" xlink:actuate="onLoad"/><svg:desc>formula</svg:desc></draw:frame></text:span></text:span><text:span text:style-name="MathematicaFormatStandardForm"><text:span text:style-name="T190">, </text:span></text:span><text:span text:style-name="MathematicaFormatStandardForm"><text:span text:style-name="T213">I can take the closed form expressions for</text:span></text:span><text:span text:style-name="MathematicaFormatStandardForm"><text:span text:style-name="T190"><draw:frame draw:style-name="fr1" draw:name="Object652" text:anchor-type="as-char" svg:y="-0.1437in" svg:width="0.2193in" svg:height="0.1736in" draw:z-index="323"><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213">from the previous chapter to write rewrite the binomial theorem in more standard notation. <text:s/>Specifically,</text:span></text:span></text:p>
      <text:p text:style-name="P111"/>
      <text:p text:style-name="P113"><text:span text:style-name="MathematicaFormatStandardForm"><text:span text:style-name="T26"><draw:frame draw:style-name="fr1" draw:name="Object404" text:anchor-type="as-char" svg:y="-0.1839in" svg:width="1.111in" svg:height="0.3252in" draw:z-index="324"><draw:object xlink:href="./Object 342" xlink:type="simple" xlink:show="embed" xlink:actuate="onLoad"/><draw:image xlink:href="./ObjectReplacements/Object 342" xlink:type="simple" xlink:show="embed" xlink:actuate="onLoad"/><svg:desc>formula</svg:desc></draw:frame></text:span></text:span></text:p>
      <text:p text:style-name="P6"/>
      <table:table table:name="Table26" table:style-name="Table26">
        <table:table-column table:style-name="Table26.A"/>
        <table:table-column table:style-name="Table26.B"/>
        <table:table-column table:style-name="Table26.C"/>
        <table:table-row>
          <table:table-cell table:style-name="Table26.A1" office:value-type="string">
            <text:p text:style-name="P61"><text:span text:style-name="MathematicaFormatStandardForm"><text:span text:style-name="T40"/></text:span></text:p>
          </table:table-cell>
          <table:table-cell table:style-name="Table26.A1" office:value-type="string">
            <text:p text:style-name="P65"><text:span text:style-name="MathematicaFormatStandardForm"><text:span text:style-name="T44"><draw:frame draw:style-name="fr2" draw:name="Object406" text:anchor-type="as-char" svg:y="-0.1516in" svg:width="0.2264in" svg:height="0.2091in" draw:z-index="325"><draw:object xlink:href="./Object 343" xlink:type="simple" xlink:show="embed" xlink:actuate="onLoad"/><draw:image xlink:href="./ObjectReplacements/Object 343" xlink:type="simple" xlink:show="embed" xlink:actuate="onLoad"/><svg:desc>formula</svg:desc></draw:frame></text:span></text:span></text:p>
          </table:table-cell>
          <table:table-cell table:style-name="Table26.C1" office:value-type="string">
            <text:p text:style-name="P65"><text:span text:style-name="MathematicaFormatStandardForm"><text:span text:style-name="T76"><draw:frame draw:style-name="fr2" draw:name="Object407" text:anchor-type="as-char" svg:y="-0.1425in" svg:width="0.2898in" svg:height="0.1902in" draw:z-index="326"><draw:object xlink:href="./Object 344" xlink:type="simple" xlink:show="embed" xlink:actuate="onLoad"/><draw:image xlink:href="./ObjectReplacements/Object 344" xlink:type="simple" xlink:show="embed" xlink:actuate="onLoad"/><svg:desc>formula</svg:desc></draw:frame></text:span></text:span></text:p>
          </table:table-cell>
        </table:table-row>
        <table:table-row table:style-name="Table26.2">
          <table:table-cell table:style-name="Table26.A2" office:value-type="string">
            <text:p text:style-name="P65"><text:span text:style-name="MathematicaFormatStandardForm"><text:span text:style-name="T45">+</text:span></text:span></text:p>
          </table:table-cell>
          <table:table-cell table:style-name="Table26.B2" office:value-type="string">
            <text:p text:style-name="P69"><text:span text:style-name="MathematicaFormatStandardForm"><text:span text:style-name="T43"><draw:frame draw:style-name="fr1" draw:name="Object408" text:anchor-type="as-char" svg:y="-0.2228in" svg:width="1.1661in" svg:height="0.3638in" draw:z-index="327"><draw:object xlink:href="./Object 345" xlink:type="simple" xlink:show="embed" xlink:actuate="onLoad"/><draw:image xlink:href="./ObjectReplacements/Object 345" xlink:type="simple" xlink:show="embed" xlink:actuate="onLoad"/><svg:desc>formula</svg:desc></draw:frame></text:span></text:span></text:p>
          </table:table-cell>
          <table:table-cell table:style-name="Table26.C2" office:value-type="string">
            <text:p text:style-name="P69"><text:span text:style-name="MathematicaFormatStandardForm"><text:span text:style-name="T75"><draw:frame draw:style-name="fr1" draw:name="Object409" text:anchor-type="as-char" svg:y="-0.1839in" svg:width="1.1835in" svg:height="0.3252in" draw:z-index="328"><draw:object xlink:href="./Object 346" xlink:type="simple" xlink:show="embed" xlink:actuate="onLoad"/><draw:image xlink:href="./ObjectReplacements/Object 346" xlink:type="simple" xlink:show="embed" xlink:actuate="onLoad"/><svg:desc>formula</svg:desc></draw:frame></text:span></text:span></text:p>
          </table:table-cell>
        </table:table-row>
        <table:table-row>
          <table:table-cell table:style-name="Table26.A3" office:value-type="string">
            <text:p text:style-name="P172">*</text:p>
          </table:table-cell>
          <table:table-cell table:style-name="Table26.B3" office:value-type="string">
            <text:p text:style-name="P69"><text:span text:style-name="MathematicaFormatStandardForm"><text:span text:style-name="T43"><draw:frame draw:style-name="fr1" draw:name="Object410" text:anchor-type="as-char" svg:y="-0.1839in" svg:width="2.5909in" svg:height="0.3252in" draw:z-index="329"><draw:object xlink:href="./Object 347" xlink:type="simple" xlink:show="embed" xlink:actuate="onLoad"/><draw:image xlink:href="./ObjectReplacements/Object 347" xlink:type="simple" xlink:show="embed" xlink:actuate="onLoad"/><svg:desc>formula</svg:desc></draw:frame></text:span></text:span></text:p>
          </table:table-cell>
          <table:table-cell table:style-name="Table26.C3" office:value-type="string">
            <text:p text:style-name="P69"><text:span text:style-name="MathematicaFormatStandardForm"><text:span text:style-name="T75"><draw:frame draw:style-name="fr1" draw:name="Object411" text:anchor-type="as-char" svg:y="-0.1839in" svg:width="1.3319in" svg:height="0.3252in" draw:z-index="330"><draw:object xlink:href="./Object 348" xlink:type="simple" xlink:show="embed" xlink:actuate="onLoad"/><draw:image xlink:href="./ObjectReplacements/Object 348" xlink:type="simple" xlink:show="embed" xlink:actuate="onLoad"/><svg:desc>formula</svg:desc></draw:frame></text:span></text:span></text:p>
          </table:table-cell>
        </table:table-row>
      </table:table>
      <text:p text:style-name="P10"><text:tab/></text:p>
      <text:p text:style-name="P43"><text:span text:style-name="aaMathematica"><text:span text:style-name="T276"/></text:span></text:p>
      <text:p text:style-name="P116"/>
      <text:p text:style-name="P163"><text:soft-page-break/><text:span text:style-name="MathematicaFormatStandardForm"><text:span text:style-name="T47">Closed Form</text:span></text:span><text:span text:style-name="MathematicaFormatStandardForm"><text:span text:style-name="T62">s of</text:span></text:span><text:span text:style-name="MathematicaFormatStandardForm"><text:span text:style-name="T47"><draw:frame draw:style-name="fr1" draw:name="Object634" text:anchor-type="as-char" svg:y="-0.1437in" svg:width="0.2193in" svg:height="0.1736in" draw:z-index="331"><draw:object xlink:href="./Object 349" xlink:type="simple" xlink:show="embed" xlink:actuate="onLoad"/><draw:image xlink:href="./ObjectReplacements/Object 349" xlink:type="simple" xlink:show="embed" xlink:actuate="onLoad"/><svg:desc>formula</svg:desc></draw:frame></text:span></text:span><text:span text:style-name="MathematicaFormatStandardForm"><text:span text:style-name="T62">in Terms of</text:span></text:span><text:span text:style-name="MathematicaFormatStandardForm"><text:span text:style-name="T47"><draw:frame draw:style-name="fr1" draw:name="Object644" text:anchor-type="as-char" svg:y="-0.1437in" svg:width="0.4772in" svg:height="0.1783in" draw:z-index="332"><draw:object xlink:href="./Object 350" xlink:type="simple" xlink:show="embed" xlink:actuate="onLoad"/><draw:image xlink:href="./ObjectReplacements/Object 350" xlink:type="simple" xlink:show="embed" xlink:actuate="onLoad"/><svg:desc>formula</svg:desc></draw:frame></text:span></text:span></text:p>
      <text:p text:style-name="P111"/>
      <text:p text:style-name="P40"><text:tab/><text:span text:style-name="T285">The binomial expression can also be inverted, like so:</text:span></text:p>
      <text:p text:style-name="P111"/>
      <text:p text:style-name="P111"><draw:frame draw:style-name="fr1" draw:name="Object635" text:anchor-type="as-char" svg:y="-0.2339in" svg:width="1.5217in" svg:height="0.3752in" draw:z-index="333"><draw:object xlink:href="./Object 351" xlink:type="simple" xlink:show="embed" xlink:actuate="onLoad"/><draw:image xlink:href="./ObjectReplacements/Object 351" xlink:type="simple" xlink:show="embed" xlink:actuate="onLoad"/><svg:desc>formula</svg:desc></draw:frame></text:p>
      <text:p text:style-name="P40"/>
      <text:p text:style-name="P40"><text:tab/><text:span text:style-name="T286">This idea also holds for the variants of</text:span><text:span text:style-name="MathematicaFormatStandardForm"><text:span text:style-name="T15"><draw:frame draw:style-name="fr1" draw:name="Object405" text:anchor-type="as-char" svg:y="-0.1437in" svg:width="0.4772in" svg:height="0.1783in" draw:z-index="334"><draw:object xlink:href="./Object 352" xlink:type="simple" xlink:show="embed" xlink:actuate="onLoad"/><draw:image xlink:href="./ObjectReplacements/Object 352" xlink:type="simple" xlink:show="embed" xlink:actuate="onLoad"/><svg:desc>formula</svg:desc></draw:frame></text:span></text:span><text:span text:style-name="MathematicaFormatStandardForm"><text:span text:style-name="T15">, </text:span></text:span><text:span text:style-name="MathematicaFormatStandardForm"><text:span text:style-name="T27">giving</text:span></text:span></text:p>
      <text:p text:style-name="P111"/>
      <text:p text:style-name="P113"><text:span text:style-name="MathematicaFormatStandardForm"><text:span text:style-name="T26"><draw:frame draw:style-name="fr1" draw:name="Object636" text:anchor-type="as-char" svg:y="-0.2339in" svg:width="1.5465in" svg:height="0.3752in" draw:z-index="335"><draw:object xlink:href="./Object 353" xlink:type="simple" xlink:show="embed" xlink:actuate="onLoad"/><draw:image xlink:href="./ObjectReplacements/Object 353" xlink:type="simple" xlink:show="embed" xlink:actuate="onLoad"/><svg:desc>formula</svg:desc></draw:frame></text:span></text:span></text:p>
      <text:p text:style-name="P6"/>
      <table:table table:name="Table38" table:style-name="Table38">
        <table:table-column table:style-name="Table38.A"/>
        <table:table-column table:style-name="Table38.B"/>
        <table:table-column table:style-name="Table38.C"/>
        <table:table-row>
          <table:table-cell table:style-name="Table38.A1" office:value-type="string">
            <text:p text:style-name="P61"><text:span text:style-name="MathematicaFormatStandardForm"><text:span text:style-name="T40"/></text:span></text:p>
          </table:table-cell>
          <table:table-cell table:style-name="Table38.A1" office:value-type="string">
            <text:p text:style-name="P65"><text:span text:style-name="MathematicaFormatStandardForm"><text:span text:style-name="T44"><draw:frame draw:style-name="fr2" draw:name="Object637" text:anchor-type="as-char" svg:y="-0.1516in" svg:width="0.2264in" svg:height="0.2091in" draw:z-index="336"><draw:object xlink:href="./Object 354" xlink:type="simple" xlink:show="embed" xlink:actuate="onLoad"/><draw:image xlink:href="./ObjectReplacements/Object 354" xlink:type="simple" xlink:show="embed" xlink:actuate="onLoad"/><svg:desc>formula</svg:desc></draw:frame></text:span></text:span></text:p>
          </table:table-cell>
          <table:table-cell table:style-name="Table38.C1" office:value-type="string">
            <text:p text:style-name="P65"><text:span text:style-name="MathematicaFormatStandardForm"><text:span text:style-name="T76"><draw:frame draw:style-name="fr2" draw:name="Object638" text:anchor-type="as-char" svg:y="-0.1425in" svg:width="0.2898in" svg:height="0.1902in" draw:z-index="337"><draw:object xlink:href="./Object 355" xlink:type="simple" xlink:show="embed" xlink:actuate="onLoad"/><draw:image xlink:href="./ObjectReplacements/Object 355" xlink:type="simple" xlink:show="embed" xlink:actuate="onLoad"/><svg:desc>formula</svg:desc></draw:frame></text:span></text:span></text:p>
          </table:table-cell>
        </table:table-row>
        <table:table-row table:style-name="Table38.2">
          <table:table-cell table:style-name="Table38.A2" office:value-type="string">
            <text:p text:style-name="P65"><text:span text:style-name="MathematicaFormatStandardForm"><text:span text:style-name="T45">+</text:span></text:span></text:p>
          </table:table-cell>
          <table:table-cell table:style-name="Table38.B2" office:value-type="string">
            <text:p text:style-name="P69"><text:span text:style-name="MathematicaFormatStandardForm"><text:span text:style-name="T43"><draw:frame draw:style-name="fr1" draw:name="Object639" text:anchor-type="as-char" svg:y="-0.2339in" svg:width="1.611in" svg:height="0.3752in" draw:z-index="338"><draw:object xlink:href="./Object 356" xlink:type="simple" xlink:show="embed" xlink:actuate="onLoad"/><draw:image xlink:href="./ObjectReplacements/Object 356" xlink:type="simple" xlink:show="embed" xlink:actuate="onLoad"/><svg:desc>formula</svg:desc></draw:frame></text:span></text:span></text:p>
          </table:table-cell>
          <table:table-cell table:style-name="Table38.C2" office:value-type="string">
            <text:p text:style-name="P69"><text:span text:style-name="MathematicaFormatStandardForm"><text:span text:style-name="T75"><draw:frame draw:style-name="fr1" draw:name="Object640" text:anchor-type="as-char" svg:y="-0.2339in" svg:width="1.6583in" svg:height="0.3752in" draw:z-index="339"><draw:object xlink:href="./Object 357" xlink:type="simple" xlink:show="embed" xlink:actuate="onLoad"/><draw:image xlink:href="./ObjectReplacements/Object 357" xlink:type="simple" xlink:show="embed" xlink:actuate="onLoad"/><svg:desc>formula</svg:desc></draw:frame></text:span></text:span></text:p>
          </table:table-cell>
        </table:table-row>
        <table:table-row>
          <table:table-cell table:style-name="Table38.A3" office:value-type="string">
            <text:p text:style-name="P172">*</text:p>
          </table:table-cell>
          <table:table-cell table:style-name="Table38.B3" office:value-type="string">
            <text:p text:style-name="P69"><text:span text:style-name="MathematicaFormatStandardForm"><text:span text:style-name="T43"><draw:frame draw:style-name="fr1" draw:name="Object641" text:anchor-type="as-char" svg:y="-0.2339in" svg:width="3.0366in" svg:height="0.3752in" draw:z-index="340"><draw:object xlink:href="./Object 358" xlink:type="simple" xlink:show="embed" xlink:actuate="onLoad"/><draw:image xlink:href="./ObjectReplacements/Object 358" xlink:type="simple" xlink:show="embed" xlink:actuate="onLoad"/><svg:desc>formula</svg:desc></draw:frame></text:span></text:span></text:p>
          </table:table-cell>
          <table:table-cell table:style-name="Table38.C3" office:value-type="string">
            <text:p text:style-name="P69"><text:span text:style-name="MathematicaFormatStandardForm"><text:span text:style-name="T75"><draw:frame draw:style-name="fr1" draw:name="Object642" text:anchor-type="as-char" svg:y="-0.2339in" svg:width="1.772in" svg:height="0.3752in" draw:z-index="341"><draw:object xlink:href="./Object 359" xlink:type="simple" xlink:show="embed" xlink:actuate="onLoad"/><draw:image xlink:href="./ObjectReplacements/Object 359" xlink:type="simple" xlink:show="embed" xlink:actuate="onLoad"/><svg:desc>formula</svg:desc></draw:frame></text:span></text:span></text:p>
          </table:table-cell>
        </table:table-row>
      </table:table>
      <text:p text:style-name="P10"><text:span text:style-name="aaMathematica"><text:span text:style-name="T129"><text:tab/></text:span></text:span></text:p>
      <text:p text:style-name="P43"><text:span text:style-name="aaMathematica"><text:span text:style-name="T276"/></text:span></text:p>
      <text:p text:style-name="P164"><text:span text:style-name="MathematicaFormatStandardForm"><text:span text:style-name="T57">Multiplication: </text:span></text:span><text:span text:style-name="MathematicaFormatStandardForm"><text:span text:style-name="T43"><draw:frame draw:style-name="fr1" draw:name="Object421" text:anchor-type="as-char" svg:y="-0.1437in" svg:width="1.4992in" svg:height="0.1783in" draw:z-index="688"><draw:object xlink:href="./Object 360" xlink:type="simple" xlink:show="embed" xlink:actuate="onLoad"/><draw:image xlink:href="./ObjectReplacements/Object 360" xlink:type="simple" xlink:show="embed" xlink:actuate="onLoad"/><svg:desc>formula</svg:desc></draw:frame></text:span></text:span></text:p>
      <text:p text:style-name="P102"/>
      <text:p text:style-name="P1"><text:span text:style-name="aaMathematica"><text:span text:style-name="T141"><text:tab/></text:span></text:span><text:span text:style-name="aaMathematica"><text:span text:style-name="T142">The usual rule of multiplication of exponents says that</text:span></text:span></text:p>
      <text:p text:style-name="P1"><text:span text:style-name="aaMathematica"><text:span text:style-name="T154"/></text:span></text:p>
      <text:p text:style-name="P137"><draw:frame draw:style-name="fr1" draw:name="Object422" text:anchor-type="as-char" svg:y="-0.1437in" svg:width="1.4992in" svg:height="0.1783in" draw:z-index="689"><draw:object xlink:href="./Object 361" xlink:type="simple" xlink:show="embed" xlink:actuate="onLoad"/><draw:image xlink:href="./ObjectReplacements/Object 361" xlink:type="simple" xlink:show="embed" xlink:actuate="onLoad"/><svg:desc>formula</svg:desc></draw:frame></text:p>
      <text:p text:style-name="P137"/>
      <text:p text:style-name="P2"><text:span text:style-name="aaMathematica"><text:span text:style-name="T145">This also works for our convolutions as</text:span></text:span></text:p>
      <text:p text:style-name="P137"/>
      <text:p text:style-name="P137"><draw:frame draw:style-name="fr1" draw:name="Object680" text:anchor-type="as-char" svg:y="-0.1437in" svg:width="1.5335in" svg:height="0.1783in" draw:z-index="690"><draw:object xlink:href="./Object 362" xlink:type="simple" xlink:show="embed" xlink:actuate="onLoad"/><draw:image xlink:href="./ObjectReplacements/Object 362" xlink:type="simple" xlink:show="embed" xlink:actuate="onLoad"/><svg:desc>formula</svg:desc></draw:frame></text:p>
      <text:p text:style-name="P137"/>
      <text:p text:style-name="P1"><text:span text:style-name="aaMathematica"><text:span text:style-name="T141"><text:tab/></text:span></text:span><text:span text:style-name="aaMathematica"><text:span text:style-name="T142">Another, more elaborate, way to say this, is</text:span></text:span></text:p>
      <text:p text:style-name="P137"/>
      <text:p text:style-name="P137"><draw:frame draw:style-name="fr1" draw:name="Object423" text:anchor-type="as-char" svg:y="-0.2437in" svg:width="4.4154in" svg:height="0.3929in" draw:z-index="691"><draw:object xlink:href="./Object 363" xlink:type="simple" xlink:show="embed" xlink:actuate="onLoad"/><draw:image xlink:href="./ObjectReplacements/Object 363" xlink:type="simple" xlink:show="embed" xlink:actuate="onLoad"/><svg:desc>formula</svg:desc></draw:frame></text:p>
      <text:p text:style-name="P2"><text:span text:style-name="aaMathematica"><text:span text:style-name="T145">which, by analogy, is</text:span></text:span></text:p>
      <text:p text:style-name="P73"/>
      <table:table table:name="Table43" table:style-name="Table43">
        <table:table-column table:style-name="Table43.A"/>
        <table:table-column table:style-name="Table43.B"/>
        <table:table-column table:style-name="Table43.C"/>
        <table:table-row>
          <table:table-cell table:style-name="Table43.A1" office:value-type="string">
            <text:p text:style-name="P61"><text:span text:style-name="MathematicaFormatStandardForm"><text:span text:style-name="T40"/></text:span></text:p>
          </table:table-cell>
          <table:table-cell table:style-name="Table43.A1" office:value-type="string">
            <text:p text:style-name="P65"><text:span text:style-name="MathematicaFormatStandardForm"><text:span text:style-name="T44"><draw:frame draw:style-name="fr2" draw:name="Object21" text:anchor-type="as-char" svg:y="-0.1516in" svg:width="0.2264in" svg:height="0.2091in" draw:z-index="346"><draw:object xlink:href="./Object 364" xlink:type="simple" xlink:show="embed" xlink:actuate="onLoad"/><draw:image xlink:href="./ObjectReplacements/Object 364" xlink:type="simple" xlink:show="embed" xlink:actuate="onLoad"/><svg:desc>formula</svg:desc></draw:frame></text:span></text:span></text:p>
          </table:table-cell>
          <table:table-cell table:style-name="Table43.C1" office:value-type="string">
            <text:p text:style-name="P65"><text:span text:style-name="MathematicaFormatStandardForm"><text:span text:style-name="T76"><draw:frame draw:style-name="fr2" draw:name="Object68" text:anchor-type="as-char" svg:y="-0.1425in" svg:width="0.2898in" svg:height="0.1902in" draw:z-index="347"><draw:object xlink:href="./Object 365" xlink:type="simple" xlink:show="embed" xlink:actuate="onLoad"/><draw:image xlink:href="./ObjectReplacements/Object 365" xlink:type="simple" xlink:show="embed" xlink:actuate="onLoad"/><svg:desc>formula</svg:desc></draw:frame></text:span></text:span></text:p>
          </table:table-cell>
        </table:table-row>
        <table:table-row table:style-name="Table43.2">
          <table:table-cell table:style-name="Table43.A2" office:value-type="string">
            <text:p text:style-name="P65"><text:span text:style-name="MathematicaFormatStandardForm"><text:span text:style-name="T45">+</text:span></text:span></text:p>
          </table:table-cell>
          <table:table-cell table:style-name="Table43.B2" office:value-type="string">
            <text:p text:style-name="P152"><text:span text:style-name="aaMathematica"><text:span text:style-name="T270"><draw:frame draw:style-name="fr1" draw:name="Object673" text:anchor-type="as-char" svg:y="-0.4083in" svg:width="2.6673in" svg:height="0.7929in" draw:z-index="348"><draw:object xlink:href="./Object 366" xlink:type="simple" xlink:show="embed" xlink:actuate="onLoad"/><draw:image xlink:href="./ObjectReplacements/Object 366" xlink:type="simple" xlink:show="embed" xlink:actuate="onLoad"/><svg:desc>formula</svg:desc></draw:frame></text:span></text:span></text:p>
          </table:table-cell>
          <table:table-cell table:style-name="Table43.C2" office:value-type="string">
            <text:p text:style-name="P152"><text:span text:style-name="MathematicaFormatStandardForm"><text:span text:style-name="T75"><draw:frame draw:style-name="fr1" draw:name="Object677" text:anchor-type="as-char" svg:y="-0.3563in" svg:width="2.472in" svg:height="0.7563in" draw:z-index="349"><draw:object xlink:href="./Object 367" xlink:type="simple" xlink:show="embed" xlink:actuate="onLoad"/><draw:image xlink:href="./ObjectReplacements/Object 367" xlink:type="simple" xlink:show="embed" xlink:actuate="onLoad"/><svg:desc>formula</svg:desc></draw:frame></text:span></text:span></text:p>
          </table:table-cell>
        </table:table-row>
        <table:table-row>
          <table:table-cell table:style-name="Table43.A3" office:value-type="string">
            <text:p text:style-name="P176">*</text:p>
          </table:table-cell>
          <table:table-cell table:style-name="Table43.B3" office:value-type="string">
            <text:p text:style-name="P152"><text:span text:style-name="aaMathematica"><text:span text:style-name="T270"><draw:frame draw:style-name="fr1" draw:name="Object678" text:anchor-type="as-char" svg:y="-0.4602in" svg:width="2.6673in" svg:height="0.8965in" draw:z-index="350"><draw:object xlink:href="./Object 368" xlink:type="simple" xlink:show="embed" xlink:actuate="onLoad"/><draw:image xlink:href="./ObjectReplacements/Object 368" xlink:type="simple" xlink:show="embed" xlink:actuate="onLoad"/><svg:desc>formula</svg:desc></draw:frame></text:span></text:span></text:p>
          </table:table-cell>
          <table:table-cell table:style-name="Table43.C3" office:value-type="string">
            <text:p text:style-name="P154"><text:span text:style-name="aaMathematica"><text:span text:style-name="T269"><draw:frame draw:style-name="fr1" draw:name="Object679" text:anchor-type="as-char" svg:y="-0.4083in" svg:width="2.4752in" svg:height="0.8598in" draw:z-index="351"><draw:object xlink:href="./Object 369" xlink:type="simple" xlink:show="embed" xlink:actuate="onLoad"/><draw:image xlink:href="./ObjectReplacements/Object 369" xlink:type="simple" xlink:show="embed" xlink:actuate="onLoad"/><svg:desc>formula</svg:desc></draw:frame></text:span></text:span></text:p>
          </table:table-cell>
        </table:table-row>
      </table:table>
      <text:p text:style-name="P80"><text:span text:style-name="aaMathematica"><text:span text:style-name="T161"/></text:span></text:p>
      <text:p text:style-name="P1"><text:span text:style-name="aaMathematica"><text:span text:style-name="T142"/></text:span></text:p>
      <text:p text:style-name="P1"><text:span text:style-name="aaMathematica"><text:span text:style-name="T145">W</text:span></text:span><text:span text:style-name="aaMathematica"><text:span text:style-name="T142">ith the </text:span></text:span><text:span text:style-name="aaMathematica"><text:span text:style-name="T145">closed forms</text:span></text:span><text:span text:style-name="aaMathematica"><text:span text:style-name="T142"> applied, </text:span></text:span><text:span text:style-name="aaMathematica"><text:span text:style-name="T145">this </text:span></text:span><text:span text:style-name="aaMathematica"><text:span text:style-name="T142">is</text:span></text:span></text:p>
      <text:p text:style-name="P137"><text:soft-page-break/></text:p>
      <text:p text:style-name="P136"><text:span text:style-name="aaMathematica"><text:span text:style-name="T147"><draw:frame draw:style-name="fr1" draw:name="Object424" text:anchor-type="as-char" svg:y="-0.2437in" svg:width="4.4374in" svg:height="0.3929in" draw:z-index="352"><draw:object xlink:href="./Object 370" xlink:type="simple" xlink:show="embed" xlink:actuate="onLoad"/><draw:image xlink:href="./ObjectReplacements/Object 370" xlink:type="simple" xlink:show="embed" xlink:actuate="onLoad"/><svg:desc>formula</svg:desc></draw:frame></text:span></text:span></text:p>
      <text:p text:style-name="P1"><text:span text:style-name="aaMathematica"><text:span text:style-name="T141"/></text:span></text:p>
      <text:p text:style-name="P1"><text:span text:style-name="aaMathematica"><text:span text:style-name="T142">An analogous approach can be applied to the four variants of</text:span></text:span><text:span text:style-name="MathematicaFormatStandardForm"><text:span text:style-name="T4"><draw:frame draw:style-name="fr1" draw:name="Object653" text:anchor-type="as-char" svg:y="-0.1437in" svg:width="0.4772in" svg:height="0.1783in" draw:z-index="353"><draw:object xlink:href="./Object 371" xlink:type="simple" xlink:show="embed" xlink:actuate="onLoad"/><draw:image xlink:href="./ObjectReplacements/Object 371" xlink:type="simple" xlink:show="embed" xlink:actuate="onLoad"/><svg:desc>formula</svg:desc></draw:frame></text:span></text:span><text:span text:style-name="MathematicaFormatStandardForm"><text:span text:style-name="T10">gives</text:span></text:span></text:p>
      <text:p text:style-name="P72"/>
      <table:table table:name="Table28" table:style-name="Table28">
        <table:table-column table:style-name="Table28.A"/>
        <table:table-column table:style-name="Table28.B"/>
        <table:table-column table:style-name="Table28.C"/>
        <table:table-row>
          <table:table-cell table:style-name="Table28.A1" office:value-type="string">
            <text:p text:style-name="P61"><text:span text:style-name="MathematicaFormatStandardForm"><text:span text:style-name="T40"/></text:span></text:p>
          </table:table-cell>
          <table:table-cell table:style-name="Table28.A1" office:value-type="string">
            <text:p text:style-name="P65"><text:span text:style-name="MathematicaFormatStandardForm"><text:span text:style-name="T44"><draw:frame draw:style-name="fr2" draw:name="Object425" text:anchor-type="as-char" svg:y="-0.1516in" svg:width="0.2264in" svg:height="0.2091in" draw:z-index="354"><draw:object xlink:href="./Object 372" xlink:type="simple" xlink:show="embed" xlink:actuate="onLoad"/><draw:image xlink:href="./ObjectReplacements/Object 372" xlink:type="simple" xlink:show="embed" xlink:actuate="onLoad"/><svg:desc>formula</svg:desc></draw:frame></text:span></text:span></text:p>
          </table:table-cell>
          <table:table-cell table:style-name="Table28.C1" office:value-type="string">
            <text:p text:style-name="P65"><text:span text:style-name="MathematicaFormatStandardForm"><text:span text:style-name="T76"><draw:frame draw:style-name="fr2" draw:name="Object426" text:anchor-type="as-char" svg:y="-0.1425in" svg:width="0.2898in" svg:height="0.1902in" draw:z-index="355"><draw:object xlink:href="./Object 373" xlink:type="simple" xlink:show="embed" xlink:actuate="onLoad"/><draw:image xlink:href="./ObjectReplacements/Object 373" xlink:type="simple" xlink:show="embed" xlink:actuate="onLoad"/><svg:desc>formula</svg:desc></draw:frame></text:span></text:span></text:p>
          </table:table-cell>
        </table:table-row>
        <table:table-row table:style-name="Table28.2">
          <table:table-cell table:style-name="Table28.A2" office:value-type="string">
            <text:p text:style-name="P65"><text:span text:style-name="MathematicaFormatStandardForm"><text:span text:style-name="T45">+</text:span></text:span></text:p>
          </table:table-cell>
          <table:table-cell table:style-name="Table28.B2" office:value-type="string">
            <text:p text:style-name="P152"><text:span text:style-name="aaMathematica"><text:span text:style-name="T270"><draw:frame draw:style-name="fr1" draw:name="Object592" text:anchor-type="as-char" svg:y="-0.3701in" svg:width="2.5465in" svg:height="0.7929in" draw:z-index="356"><draw:object xlink:href="./Object 374" xlink:type="simple" xlink:show="embed" xlink:actuate="onLoad"/><draw:image xlink:href="./ObjectReplacements/Object 374" xlink:type="simple" xlink:show="embed" xlink:actuate="onLoad"/><svg:desc>formula</svg:desc></draw:frame></text:span></text:span></text:p>
          </table:table-cell>
          <table:table-cell table:style-name="Table28.C2" office:value-type="string">
            <text:p text:style-name="P152"><text:span text:style-name="MathematicaFormatStandardForm"><text:span text:style-name="T75"><draw:frame draw:style-name="fr1" draw:name="Object428" text:anchor-type="as-char" svg:y="-0.2339in" svg:width="1.7555in" svg:height="0.3752in" draw:z-index="357"><draw:object xlink:href="./Object 375" xlink:type="simple" xlink:show="embed" xlink:actuate="onLoad"/><draw:image xlink:href="./ObjectReplacements/Object 375" xlink:type="simple" xlink:show="embed" xlink:actuate="onLoad"/><svg:desc>formula</svg:desc></draw:frame></text:span></text:span></text:p>
          </table:table-cell>
        </table:table-row>
        <table:table-row>
          <table:table-cell table:style-name="Table28.A3" office:value-type="string">
            <text:p text:style-name="P176">*</text:p>
          </table:table-cell>
          <table:table-cell table:style-name="Table28.B3" office:value-type="string">
            <text:p text:style-name="P152"><text:span text:style-name="aaMathematica"><text:span text:style-name="T270"><draw:frame draw:style-name="fr1" draw:name="Object593" text:anchor-type="as-char" svg:y="-0.422in" svg:width="3.3756in" svg:height="0.8965in" draw:z-index="358"><draw:object xlink:href="./Object 376" xlink:type="simple" xlink:show="embed" xlink:actuate="onLoad"/><draw:image xlink:href="./ObjectReplacements/Object 376" xlink:type="simple" xlink:show="embed" xlink:actuate="onLoad"/><svg:desc>formula</svg:desc></draw:frame></text:span></text:span></text:p>
          </table:table-cell>
          <table:table-cell table:style-name="Table28.C3" office:value-type="string">
            <text:p text:style-name="P154"><text:span text:style-name="aaMathematica"><text:span text:style-name="T269"><draw:frame draw:style-name="fr1" draw:name="Object430" text:anchor-type="as-char" svg:y="-0.3382in" svg:width="1.6799in" svg:height="0.4783in" draw:z-index="359"><draw:object xlink:href="./Object 377" xlink:type="simple" xlink:show="embed" xlink:actuate="onLoad"/><draw:image xlink:href="./ObjectReplacements/Object 377" xlink:type="simple" xlink:show="embed" xlink:actuate="onLoad"/><svg:desc>formula</svg:desc></draw:frame></text:span></text:span></text:p>
          </table:table-cell>
        </table:table-row>
      </table:table>
      <text:p text:style-name="P80"><text:span text:style-name="aaMathematica"><text:span text:style-name="T161"/></text:span></text:p>
      <text:p text:style-name="P80"><text:span text:style-name="aaMathematica"><text:span text:style-name="T161"/></text:span></text:p>
      <text:p text:style-name="P168"><text:span text:style-name="MathematicaFormatStandardForm"><text:span text:style-name="T121">Multiplication: </text:span></text:span><text:span text:style-name="MathematicaFormatStandardForm"><text:span text:style-name="T120"><draw:frame draw:style-name="fr1" draw:name="Object216" text:anchor-type="as-char" svg:y="-0.1626in" svg:width="1.9161in" svg:height="0.2866in" draw:z-index="692"><draw:object xlink:href="./Object 325" xlink:type="simple" xlink:show="embed" xlink:actuate="onLoad"/><draw:image xlink:href="./ObjectReplacements/Object 325" xlink:type="simple" xlink:show="embed" xlink:actuate="onLoad"/><svg:desc>formula</svg:desc></draw:frame></text:span></text:span></text:p>
      <text:p text:style-name="P80"><text:span text:style-name="aaMathematica"><text:span text:style-name="T161"/></text:span></text:p>
      <text:p text:style-name="P76"><text:span text:style-name="aaMathematica"><text:span text:style-name="T147"><draw:frame draw:style-name="fr1" draw:name="Object596" text:anchor-type="as-char" svg:y="-0.2437in" svg:width="4.9311in" svg:height="0.3929in" draw:z-index="693"><draw:object xlink:href="./Object 378" xlink:type="simple" xlink:show="embed" xlink:actuate="onLoad"/><draw:image xlink:href="./ObjectReplacements/Object 378" xlink:type="simple" xlink:show="embed" xlink:actuate="onLoad"/><svg:desc>formula</svg:desc></draw:frame></text:span></text:span></text:p>
      <text:p text:style-name="P76"><text:span text:style-name="aaMathematica"><text:span text:style-name="T147"/></text:span></text:p>
      <text:p text:style-name="P76"><text:span text:style-name="aaMathematica"><text:span text:style-name="T147"><draw:frame draw:style-name="fr1" draw:name="Object597" text:anchor-type="as-char" svg:y="-0.2437in" svg:width="4.9752in" svg:height="0.3929in" draw:z-index="694"><draw:object xlink:href="./Object 379" xlink:type="simple" xlink:show="embed" xlink:actuate="onLoad"/><draw:image xlink:href="./ObjectReplacements/Object 379" xlink:type="simple" xlink:show="embed" xlink:actuate="onLoad"/><svg:desc>formula</svg:desc></draw:frame></text:span></text:span></text:p>
      <text:p text:style-name="P76"><text:span text:style-name="aaMathematica"><text:span text:style-name="T162"/></text:span></text:p>
      <text:p text:style-name="P76"><text:span text:style-name="aaMathematica"><text:span text:style-name="T147"><draw:frame draw:style-name="fr1" draw:name="Object595" text:anchor-type="as-char" svg:y="-0.2437in" svg:width="5.2339in" svg:height="0.3929in" draw:z-index="695"><draw:object xlink:href="./Object 380" xlink:type="simple" xlink:show="embed" xlink:actuate="onLoad"/><draw:image xlink:href="./ObjectReplacements/Object 380" xlink:type="simple" xlink:show="embed" xlink:actuate="onLoad"/><svg:desc>formula</svg:desc></draw:frame></text:span></text:span></text:p>
      <text:p text:style-name="P72"/>
      <table:table table:name="Table30" table:style-name="Table30">
        <table:table-column table:style-name="Table30.A"/>
        <table:table-column table:style-name="Table30.B"/>
        <table:table-column table:style-name="Table30.C"/>
        <table:table-row>
          <table:table-cell table:style-name="Table30.A1" office:value-type="string">
            <text:p text:style-name="P61"><text:span text:style-name="MathematicaFormatStandardForm"><text:span text:style-name="T40"/></text:span></text:p>
          </table:table-cell>
          <table:table-cell table:style-name="Table30.A1" office:value-type="string">
            <text:p text:style-name="P65"><text:span text:style-name="MathematicaFormatStandardForm"><text:span text:style-name="T44"><draw:frame draw:style-name="fr2" draw:name="Object551" text:anchor-type="as-char" svg:y="-0.1516in" svg:width="0.2264in" svg:height="0.2091in" draw:z-index="363"><draw:object xlink:href="./Object 381" xlink:type="simple" xlink:show="embed" xlink:actuate="onLoad"/><draw:image xlink:href="./ObjectReplacements/Object 381" xlink:type="simple" xlink:show="embed" xlink:actuate="onLoad"/><svg:desc>formula</svg:desc></draw:frame></text:span></text:span></text:p>
          </table:table-cell>
          <table:table-cell table:style-name="Table30.C1" office:value-type="string">
            <text:p text:style-name="P65"><text:span text:style-name="MathematicaFormatStandardForm"><text:span text:style-name="T76"><draw:frame draw:style-name="fr2" draw:name="Object556" text:anchor-type="as-char" svg:y="-0.1425in" svg:width="0.2898in" svg:height="0.1902in" draw:z-index="364"><draw:object xlink:href="./Object 382" xlink:type="simple" xlink:show="embed" xlink:actuate="onLoad"/><draw:image xlink:href="./ObjectReplacements/Object 382" xlink:type="simple" xlink:show="embed" xlink:actuate="onLoad"/><svg:desc>formula</svg:desc></draw:frame></text:span></text:span></text:p>
          </table:table-cell>
        </table:table-row>
        <table:table-row table:style-name="Table30.2">
          <table:table-cell table:style-name="Table30.A2" office:value-type="string">
            <text:p text:style-name="P65"><text:span text:style-name="MathematicaFormatStandardForm"><text:span text:style-name="T45">+</text:span></text:span></text:p>
          </table:table-cell>
          <table:table-cell table:style-name="Table30.B2" office:value-type="string">
            <text:p text:style-name="P152"><text:span text:style-name="aaMathematica"><text:span text:style-name="T270"><draw:frame draw:style-name="fr1" draw:name="Object598" text:anchor-type="as-char" svg:y="-0.2709in" svg:width="2.0398in" svg:height="0.5937in" draw:z-index="365"><draw:object xlink:href="./Object 383" xlink:type="simple" xlink:show="embed" xlink:actuate="onLoad"/><draw:image xlink:href="./ObjectReplacements/Object 383" xlink:type="simple" xlink:show="embed" xlink:actuate="onLoad"/><svg:desc>formula</svg:desc></draw:frame></text:span></text:span></text:p>
          </table:table-cell>
          <table:table-cell table:style-name="Table30.C2" office:value-type="string">
            <text:p text:style-name="P152"><text:span text:style-name="MathematicaFormatStandardForm"><text:span text:style-name="T75"><draw:frame draw:style-name="fr1" draw:name="Object557" text:anchor-type="as-char" svg:y="-0.2339in" svg:width="1.5728in" svg:height="0.3752in" draw:z-index="366"><draw:object xlink:href="./Object 384" xlink:type="simple" xlink:show="embed" xlink:actuate="onLoad"/><draw:image xlink:href="./ObjectReplacements/Object 384" xlink:type="simple" xlink:show="embed" xlink:actuate="onLoad"/><svg:desc>formula</svg:desc></draw:frame></text:span></text:span></text:p>
          </table:table-cell>
        </table:table-row>
        <table:table-row>
          <table:table-cell table:style-name="Table30.A3" office:value-type="string">
            <text:p text:style-name="P176">*</text:p>
          </table:table-cell>
          <table:table-cell table:style-name="Table30.B3" office:value-type="string">
            <text:p text:style-name="P152"><text:span text:style-name="aaMathematica"><text:span text:style-name="T270"><draw:frame draw:style-name="fr1" draw:name="Object599" text:anchor-type="as-char" svg:y="-0.3374in" svg:width="2.8717in" svg:height="0.728in" draw:z-index="367"><draw:object xlink:href="./Object 385" xlink:type="simple" xlink:show="embed" xlink:actuate="onLoad"/><draw:image xlink:href="./ObjectReplacements/Object 385" xlink:type="simple" xlink:show="embed" xlink:actuate="onLoad"/><svg:desc>formula</svg:desc></draw:frame></text:span></text:span><text:span text:style-name="aaMathematica"><text:span text:style-name="T270">???</text:span></text:span></text:p>
          </table:table-cell>
          <table:table-cell table:style-name="Table30.C3" office:value-type="string">
            <text:p text:style-name="P154"><text:span text:style-name="aaMathematica"><text:span text:style-name="T269"><draw:frame draw:style-name="fr1" draw:name="Object591" text:anchor-type="as-char" svg:y="-0.2043in" svg:width="1.5008in" svg:height="0.3472in" draw:z-index="368"><draw:object xlink:href="./Object 386" xlink:type="simple" xlink:show="embed" xlink:actuate="onLoad"/><draw:image xlink:href="./ObjectReplacements/Object 386" xlink:type="simple" xlink:show="embed" xlink:actuate="onLoad"/><svg:desc>formula</svg:desc></draw:frame></text:span></text:span></text:p>
          </table:table-cell>
        </table:table-row>
      </table:table>
      <text:p text:style-name="P73"><text:span text:style-name="aaMathematica"><text:span text:style-name="T218"/></text:span></text:p>
      <text:p text:style-name="P73"><text:span text:style-name="aaMathematica"><text:span text:style-name="T218"/></text:span></text:p>
      <text:p text:style-name="P160"><text:span text:style-name="aaMathematica"><text:span text:style-name="T129"/></text:span></text:p>
      <text:p text:style-name="P13"><text:span text:style-name="aaMathematica"><text:span text:style-name="T129"/></text:span></text:p>
      <text:p text:style-name="P13"><text:span text:style-name="aaMathematica"><text:span text:style-name="T163"/></text:span></text:p>
      <text:p text:style-name="P116"/>
      <text:p text:style-name="P163"><text:span text:style-name="MathematicaFormatStandardForm"><text:span text:style-name="T63">General Transformations Using</text:span></text:span><text:span text:style-name="MathematicaFormatStandardForm"><text:span text:style-name="T47"><draw:frame draw:style-name="fr1" draw:name="Object600" text:anchor-type="as-char" svg:y="-0.1437in" svg:width="0.4772in" svg:height="0.1783in" draw:z-index="369"><draw:object xlink:href="./Object 387" xlink:type="simple" xlink:show="embed" xlink:actuate="onLoad"/><draw:image xlink:href="./ObjectReplacements/Object 387" xlink:type="simple" xlink:show="embed" xlink:actuate="onLoad"/><svg:desc>formula</svg:desc></draw:frame></text:span></text:span></text:p>
      <text:p text:style-name="P111"/>
      <text:p text:style-name="P41"><text:tab/><text:span text:style-name="T268">I</text:span>t<text:span text:style-name="T301">'s worth taking a momentary detour to show how the derivatives or finite differences of</text:span><text:span text:style-name="MathematicaFormatStandardForm"><text:span text:style-name="T1"><draw:frame draw:style-name="fr1" draw:name="Object740" text:anchor-type="as-char" svg:y="-0.1437in" svg:width="0.4772in" svg:height="0.1783in" draw:z-index="696"><draw:object xlink:href="./Object 740" xlink:type="simple" xlink:show="embed" xlink:actuate="onLoad"/><draw:image xlink:href="./ObjectReplacements/Object 740" xlink:type="simple" xlink:show="embed" xlink:actuate="onLoad"/><svg:desc>formula</svg:desc></draw:frame></text:span></text:span><text:span text:style-name="MathematicaFormatStandardForm"><text:span text:style-name="T11">with respect to x </text:span></text:span><text:soft-page-break/><text:span text:style-name="MathematicaFormatStandardForm"><text:span text:style-name="T11">lead naturally to a specific kind of transform. <text:s/></text:span></text:span><text:span text:style-name="MathematicaFormatStandardForm"><text:span text:style-name="T12">In particular, this exercise provides a natural way to think about Moebius inversion and to see how it relates to some closely related transforms.</text:span></text:span></text:p>
      <text:p text:style-name="P41"><text:span text:style-name="MathematicaFormatStandardForm"><text:span text:style-name="T12"/></text:span></text:p>
      <text:p text:style-name="P41"><text:span text:style-name="MathematicaFormatStandardForm"><text:span text:style-name="T12"><text:tab/>To begin, let's start with the following (not especially interesting) transform pair. <text:s/>Given some function, we have</text:span></text:span></text:p>
      <text:p text:style-name="P111"/>
      <text:p text:style-name="P69"><text:span text:style-name="MathematicaFormatStandardForm"><text:span text:style-name="T75"><draw:frame draw:style-name="fr1" draw:name="Object601" text:anchor-type="as-char" svg:y="-0.4083in" svg:width="2.152in" svg:height="0.7929in" draw:z-index="370"><draw:object xlink:href="./Object 388" xlink:type="simple" xlink:show="embed" xlink:actuate="onLoad"/><draw:image xlink:href="./ObjectReplacements/Object 388" xlink:type="simple" xlink:show="embed" xlink:actuate="onLoad"/><svg:desc>formula</svg:desc></draw:frame></text:span></text:span></text:p>
      <text:p text:style-name="P69"><text:span text:style-name="MathematicaFormatStandardForm"><text:span text:style-name="T75"/></text:span></text:p>
      <text:p text:style-name="P6"/>
      <table:table table:name="Table39" table:style-name="Table39">
        <table:table-column table:style-name="Table39.A"/>
        <table:table-column table:style-name="Table39.B"/>
        <table:table-column table:style-name="Table39.C"/>
        <table:table-row>
          <table:table-cell table:style-name="Table39.A1" office:value-type="string">
            <text:p text:style-name="P61"><text:span text:style-name="MathematicaFormatStandardForm"><text:span text:style-name="T40"/></text:span></text:p>
          </table:table-cell>
          <table:table-cell table:style-name="Table39.A1" office:value-type="string">
            <text:p text:style-name="P65"><text:span text:style-name="MathematicaFormatStandardForm"><text:span text:style-name="T44"><draw:frame draw:style-name="fr2" draw:name="Object304" text:anchor-type="as-char" svg:y="-0.1516in" svg:width="0.2264in" svg:height="0.2091in" draw:z-index="371"><draw:object xlink:href="./Object 389" xlink:type="simple" xlink:show="embed" xlink:actuate="onLoad"/><draw:image xlink:href="./ObjectReplacements/Object 389" xlink:type="simple" xlink:show="embed" xlink:actuate="onLoad"/><svg:desc>formula</svg:desc></draw:frame></text:span></text:span></text:p>
          </table:table-cell>
          <table:table-cell table:style-name="Table39.C1" office:value-type="string">
            <text:p text:style-name="P65"><text:span text:style-name="MathematicaFormatStandardForm"><text:span text:style-name="T76"><draw:frame draw:style-name="fr2" draw:name="Object427" text:anchor-type="as-char" svg:y="-0.1425in" svg:width="0.2898in" svg:height="0.1902in" draw:z-index="372"><draw:object xlink:href="./Object 390" xlink:type="simple" xlink:show="embed" xlink:actuate="onLoad"/><draw:image xlink:href="./ObjectReplacements/Object 390" xlink:type="simple" xlink:show="embed" xlink:actuate="onLoad"/><svg:desc>formula</svg:desc></draw:frame></text:span></text:span></text:p>
          </table:table-cell>
        </table:table-row>
        <table:table-row table:style-name="Table39.2">
          <table:table-cell table:style-name="Table39.A2" office:value-type="string">
            <text:p text:style-name="P65"><text:span text:style-name="MathematicaFormatStandardForm"><text:span text:style-name="T45">+</text:span></text:span></text:p>
          </table:table-cell>
          <table:table-cell table:style-name="Table39.B2" office:value-type="string">
            <text:p text:style-name="P69"><text:span text:style-name="MathematicaFormatStandardForm"><text:span text:style-name="T75"><draw:frame draw:style-name="fr1" draw:name="Object594" text:anchor-type="as-char" svg:y="-0.4083in" svg:width="2.228in" svg:height="0.7929in" draw:z-index="373"><draw:object xlink:href="./Object 391" xlink:type="simple" xlink:show="embed" xlink:actuate="onLoad"/><draw:image xlink:href="./ObjectReplacements/Object 391" xlink:type="simple" xlink:show="embed" xlink:actuate="onLoad"/><svg:desc>formula</svg:desc></draw:frame></text:span></text:span></text:p>
          </table:table-cell>
          <table:table-cell table:style-name="Table39.C2" office:value-type="string">
            <text:p text:style-name="P69"><text:span text:style-name="MathematicaFormatStandardForm"><text:span text:style-name="T75"><draw:frame draw:style-name="fr1" draw:name="Object602" text:anchor-type="as-char" svg:y="-0.3563in" svg:width="2.1528in" svg:height="0.7563in" draw:z-index="374"><draw:object xlink:href="./Object 392" xlink:type="simple" xlink:show="embed" xlink:actuate="onLoad"/><draw:image xlink:href="./ObjectReplacements/Object 392" xlink:type="simple" xlink:show="embed" xlink:actuate="onLoad"/><svg:desc>formula</svg:desc></draw:frame></text:span></text:span></text:p>
          </table:table-cell>
        </table:table-row>
        <table:table-row>
          <table:table-cell table:style-name="Table39.A3" office:value-type="string">
            <text:p text:style-name="P172">*</text:p>
          </table:table-cell>
          <table:table-cell table:style-name="Table39.B3" office:value-type="string">
            <text:p text:style-name="P69"><text:span text:style-name="MathematicaFormatStandardForm"><text:span text:style-name="T75"><draw:frame draw:style-name="fr1" draw:name="Object609" text:anchor-type="as-char" svg:y="-0.4083in" svg:width="2.0898in" svg:height="0.7929in" draw:z-index="375"><draw:object xlink:href="./Object 393" xlink:type="simple" xlink:show="embed" xlink:actuate="onLoad"/><draw:image xlink:href="./ObjectReplacements/Object 393" xlink:type="simple" xlink:show="embed" xlink:actuate="onLoad"/><svg:desc>formula</svg:desc></draw:frame></text:span></text:span></text:p>
          </table:table-cell>
          <table:table-cell table:style-name="Table39.C3" office:value-type="string">
            <text:p text:style-name="P69"><text:span text:style-name="MathematicaFormatStandardForm"><text:span text:style-name="T75"><draw:frame draw:style-name="fr1" draw:name="Object611" text:anchor-type="as-char" svg:y="-0.3945in" svg:width="2.0146in" svg:height="0.7563in" draw:z-index="376"><draw:object xlink:href="./Object 394" xlink:type="simple" xlink:show="embed" xlink:actuate="onLoad"/><draw:image xlink:href="./ObjectReplacements/Object 394" xlink:type="simple" xlink:show="embed" xlink:actuate="onLoad"/><svg:desc>formula</svg:desc></draw:frame></text:span></text:span></text:p>
          </table:table-cell>
        </table:table-row>
      </table:table>
      <text:p text:style-name="P10"><text:tab/></text:p>
      <text:p text:style-name="P43"><text:span text:style-name="aaMathematica"><text:span text:style-name="T164"/></text:span></text:p>
      <text:p text:style-name="P40"><text:tab/><text:span text:style-name="T302">Now let's fill in our closed form values for these functions. <text:s/>We have</text:span></text:p>
      <text:p text:style-name="P40"/>
      <text:p text:style-name="P69"><text:span text:style-name="MathematicaFormatStandardForm"><text:span text:style-name="T75"><draw:frame draw:style-name="fr1" draw:name="Object618" text:anchor-type="as-char" svg:y="-0.3701in" svg:width="2.2984in" svg:height="0.7929in" draw:z-index="697"><draw:object xlink:href="./Object 395" xlink:type="simple" xlink:show="embed" xlink:actuate="onLoad"/><draw:image xlink:href="./ObjectReplacements/Object 395" xlink:type="simple" xlink:show="embed" xlink:actuate="onLoad"/><svg:desc>formula</svg:desc></draw:frame></text:span></text:span></text:p>
      <text:p text:style-name="P114"><text:span text:style-name="MathematicaFormatStandardForm"><text:span text:style-name="T26"/></text:span></text:p>
      <text:p text:style-name="P42"><text:span text:style-name="MathematicaFormatStandardForm"><text:span text:style-name="T31">and in our related convolution forms, we have</text:span></text:span></text:p>
      <text:p text:style-name="P6"/>
      <table:table table:name="Table35" table:style-name="Table35">
        <table:table-column table:style-name="Table35.A"/>
        <table:table-column table:style-name="Table35.B"/>
        <table:table-column table:style-name="Table35.C"/>
        <table:table-row>
          <table:table-cell table:style-name="Table35.A1" office:value-type="string">
            <text:p text:style-name="P61"><text:span text:style-name="MathematicaFormatStandardForm"><text:span text:style-name="T40"/></text:span></text:p>
          </table:table-cell>
          <table:table-cell table:style-name="Table35.A1" office:value-type="string">
            <text:p text:style-name="P65"><text:span text:style-name="MathematicaFormatStandardForm"><text:span text:style-name="T44"><draw:frame draw:style-name="fr2" draw:name="Object603" text:anchor-type="as-char" svg:y="-0.1516in" svg:width="0.2264in" svg:height="0.2091in" draw:z-index="378"><draw:object xlink:href="./Object 396" xlink:type="simple" xlink:show="embed" xlink:actuate="onLoad"/><draw:image xlink:href="./ObjectReplacements/Object 396" xlink:type="simple" xlink:show="embed" xlink:actuate="onLoad"/><svg:desc>formula</svg:desc></draw:frame></text:span></text:span></text:p>
          </table:table-cell>
          <table:table-cell table:style-name="Table35.C1" office:value-type="string">
            <text:p text:style-name="P65"><text:span text:style-name="MathematicaFormatStandardForm"><text:span text:style-name="T76"><draw:frame draw:style-name="fr2" draw:name="Object604" text:anchor-type="as-char" svg:y="-0.1425in" svg:width="0.2898in" svg:height="0.1902in" draw:z-index="379"><draw:object xlink:href="./Object 397" xlink:type="simple" xlink:show="embed" xlink:actuate="onLoad"/><draw:image xlink:href="./ObjectReplacements/Object 397" xlink:type="simple" xlink:show="embed" xlink:actuate="onLoad"/><svg:desc>formula</svg:desc></draw:frame></text:span></text:span></text:p>
          </table:table-cell>
        </table:table-row>
        <table:table-row table:style-name="Table35.2">
          <table:table-cell table:style-name="Table35.A2" office:value-type="string">
            <text:p text:style-name="P65"><text:span text:style-name="MathematicaFormatStandardForm"><text:span text:style-name="T45">+</text:span></text:span></text:p>
          </table:table-cell>
          <table:table-cell table:style-name="Table35.B2" office:value-type="string">
            <text:p text:style-name="P69"><text:span text:style-name="MathematicaFormatStandardForm"><text:span text:style-name="T75"><draw:frame draw:style-name="fr1" draw:name="Object605" text:anchor-type="as-char" svg:y="-0.3701in" svg:width="2.1925in" svg:height="0.7929in" draw:z-index="380"><draw:object xlink:href="./Object 398" xlink:type="simple" xlink:show="embed" xlink:actuate="onLoad"/><draw:image xlink:href="./ObjectReplacements/Object 398" xlink:type="simple" xlink:show="embed" xlink:actuate="onLoad"/><svg:desc>formula</svg:desc></draw:frame></text:span></text:span></text:p>
          </table:table-cell>
          <table:table-cell table:style-name="Table35.C2" office:value-type="string">
            <text:p text:style-name="P69"><text:span text:style-name="MathematicaFormatStandardForm"><text:span text:style-name="T75"><draw:frame draw:style-name="fr1" draw:name="Object606" text:anchor-type="as-char" svg:y="-0.3984in" svg:width="1.9244in" svg:height="0.7563in" draw:z-index="381"><draw:object xlink:href="./Object 399" xlink:type="simple" xlink:show="embed" xlink:actuate="onLoad"/><draw:image xlink:href="./ObjectReplacements/Object 399" xlink:type="simple" xlink:show="embed" xlink:actuate="onLoad"/><svg:desc>formula</svg:desc></draw:frame></text:span></text:span></text:p>
          </table:table-cell>
        </table:table-row>
        <table:table-row>
          <table:table-cell table:style-name="Table35.A3" office:value-type="string">
            <text:p text:style-name="P172">*</text:p>
          </table:table-cell>
          <table:table-cell table:style-name="Table35.B3" office:value-type="string">
            <text:p text:style-name="P69"><text:span text:style-name="MathematicaFormatStandardForm"><text:span text:style-name="T75"><draw:frame draw:style-name="fr1" draw:name="Object607" text:anchor-type="as-char" svg:y="-0.4083in" svg:width="2.2528in" svg:height="0.7929in" draw:z-index="382"><draw:object xlink:href="./Object 400" xlink:type="simple" xlink:show="embed" xlink:actuate="onLoad"/><draw:image xlink:href="./ObjectReplacements/Object 400" xlink:type="simple" xlink:show="embed" xlink:actuate="onLoad"/><svg:desc>formula</svg:desc></draw:frame></text:span></text:span></text:p>
          </table:table-cell>
          <table:table-cell table:style-name="Table35.C3" office:value-type="string">
            <text:p text:style-name="P69"><text:span text:style-name="MathematicaFormatStandardForm"><text:span text:style-name="T75"><draw:frame draw:style-name="fr1" draw:name="Object608" text:anchor-type="as-char" svg:y="-0.3945in" svg:width="1.7752in" svg:height="0.7563in" draw:z-index="383"><draw:object xlink:href="./Object 401" xlink:type="simple" xlink:show="embed" xlink:actuate="onLoad"/><draw:image xlink:href="./ObjectReplacements/Object 401" xlink:type="simple" xlink:show="embed" xlink:actuate="onLoad"/><svg:desc>formula</svg:desc></draw:frame></text:span></text:span></text:p>
          </table:table-cell>
        </table:table-row>
      </table:table>
      <text:p text:style-name="P10"><text:tab/></text:p>
      <text:p text:style-name="P43"><text:span text:style-name="aaMathematica"><text:span text:style-name="T164"/></text:span></text:p>
      <text:p text:style-name="P116"/>
      <text:p text:style-name="P40"><text:tab/><text:span text:style-name="T302">Now let's take a look at the special case where z=1.</text:span></text:p>
      <text:p text:style-name="P111"/>
      <text:p text:style-name="P42"><text:tab/><text:span text:style-name="T302">For our non-convolution version, this leaves us with</text:span></text:p>
      <text:p text:style-name="P69"><text:soft-page-break/><text:span text:style-name="MathematicaFormatStandardForm"><text:span text:style-name="T75"><draw:frame draw:style-name="fr1" draw:name="Object610" text:anchor-type="as-char" svg:y="-0.4181in" svg:width="1.8654in" svg:height="0.7929in" draw:z-index="384"><draw:object xlink:href="./Object 402" xlink:type="simple" xlink:show="embed" xlink:actuate="onLoad"/><draw:image xlink:href="./ObjectReplacements/Object 402" xlink:type="simple" xlink:show="embed" xlink:actuate="onLoad"/><svg:desc>formula</svg:desc></draw:frame></text:span></text:span></text:p>
      <text:p text:style-name="P69"><text:span text:style-name="MathematicaFormatStandardForm"><text:span text:style-name="T75"/></text:span></text:p>
      <text:p text:style-name="P42"><text:span text:style-name="MathematicaFormatStandardForm"><text:span text:style-name="T12">which, if you work out the integrals and simplify, amounts to the obvious and uninteresting</text:span></text:span><text:span text:style-name="MathematicaFormatStandardForm"><text:span text:style-name="T13"><draw:frame draw:style-name="fr1" draw:name="Object741" text:anchor-type="as-char" svg:y="-0.1437in" svg:width="1.1339in" svg:height="0.1783in" draw:z-index="698"><draw:object xlink:href="./Object 741" xlink:type="simple" xlink:show="embed" xlink:actuate="onLoad"/><draw:image xlink:href="./ObjectReplacements/Object 741" xlink:type="simple" xlink:show="embed" xlink:actuate="onLoad"/><svg:desc>formula</svg:desc></draw:frame></text:span></text:span><text:span text:style-name="MathematicaFormatStandardForm"><text:span text:style-name="T12">and</text:span></text:span><text:span text:style-name="MathematicaFormatStandardForm"><text:span text:style-name="T13"><draw:frame draw:style-name="fr1" draw:name="Object742" text:anchor-type="as-char" svg:y="-0.2043in" svg:width="1.0665in" svg:height="0.3283in" draw:z-index="701"><draw:object xlink:href="./Object 742" xlink:type="simple" xlink:show="embed" xlink:actuate="onLoad"/><draw:image xlink:href="./ObjectReplacements/Object 742" xlink:type="simple" xlink:show="embed" xlink:actuate="onLoad"/><svg:desc>formula</svg:desc></draw:frame></text:span></text:span><text:span text:style-name="MathematicaFormatStandardForm"><text:span text:style-name="T13">.</text:span></text:span></text:p>
      <text:p text:style-name="P42"><text:tab/></text:p>
      <text:p text:style-name="P20"><text:tab/>The convolution equivalents are more interesting, I think.</text:p>
      <text:p text:style-name="P6"/>
      <table:table table:name="Table36" table:style-name="Table36">
        <table:table-column table:style-name="Table36.A"/>
        <table:table-column table:style-name="Table36.B"/>
        <table:table-column table:style-name="Table36.C"/>
        <table:table-row>
          <table:table-cell table:style-name="Table36.A1" office:value-type="string">
            <text:p text:style-name="P61"><text:span text:style-name="MathematicaFormatStandardForm"><text:span text:style-name="T40"/></text:span></text:p>
          </table:table-cell>
          <table:table-cell table:style-name="Table36.A1" office:value-type="string">
            <text:p text:style-name="P65"><text:span text:style-name="MathematicaFormatStandardForm"><text:span text:style-name="T44"><draw:frame draw:style-name="fr2" draw:name="Object612" text:anchor-type="as-char" svg:y="-0.1516in" svg:width="0.2264in" svg:height="0.2091in" draw:z-index="385"><draw:object xlink:href="./Object 403" xlink:type="simple" xlink:show="embed" xlink:actuate="onLoad"/><draw:image xlink:href="./ObjectReplacements/Object 403" xlink:type="simple" xlink:show="embed" xlink:actuate="onLoad"/><svg:desc>formula</svg:desc></draw:frame></text:span></text:span></text:p>
          </table:table-cell>
          <table:table-cell table:style-name="Table36.C1" office:value-type="string">
            <text:p text:style-name="P65"><text:span text:style-name="MathematicaFormatStandardForm"><text:span text:style-name="T76"><draw:frame draw:style-name="fr2" draw:name="Object613" text:anchor-type="as-char" svg:y="-0.1425in" svg:width="0.2898in" svg:height="0.1902in" draw:z-index="386"><draw:object xlink:href="./Object 404" xlink:type="simple" xlink:show="embed" xlink:actuate="onLoad"/><draw:image xlink:href="./ObjectReplacements/Object 404" xlink:type="simple" xlink:show="embed" xlink:actuate="onLoad"/><svg:desc>formula</svg:desc></draw:frame></text:span></text:span></text:p>
          </table:table-cell>
        </table:table-row>
        <table:table-row table:style-name="Table36.2">
          <table:table-cell table:style-name="Table36.A2" office:value-type="string">
            <text:p text:style-name="P65"><text:span text:style-name="MathematicaFormatStandardForm"><text:span text:style-name="T45">+</text:span></text:span></text:p>
          </table:table-cell>
          <table:table-cell table:style-name="Table36.B2" office:value-type="string">
            <text:p text:style-name="P69"><text:span text:style-name="MathematicaFormatStandardForm"><text:span text:style-name="T75"><draw:frame draw:style-name="fr1" draw:name="Object614" text:anchor-type="as-char" svg:y="-0.3701in" svg:width="1.8091in" svg:height="0.7929in" draw:z-index="387"><draw:object xlink:href="./Object 405" xlink:type="simple" xlink:show="embed" xlink:actuate="onLoad"/><draw:image xlink:href="./ObjectReplacements/Object 405" xlink:type="simple" xlink:show="embed" xlink:actuate="onLoad"/><svg:desc>formula</svg:desc></draw:frame></text:span></text:span></text:p>
          </table:table-cell>
          <table:table-cell table:style-name="Table36.C2" office:value-type="string">
            <text:p text:style-name="P69"><text:span text:style-name="MathematicaFormatStandardForm"><text:span text:style-name="T75"><draw:frame draw:style-name="fr1" draw:name="Object615" text:anchor-type="as-char" svg:y="-0.302in" svg:width="1.5319in" svg:height="0.5598in" draw:z-index="388"><draw:object xlink:href="./Object 406" xlink:type="simple" xlink:show="embed" xlink:actuate="onLoad"/><draw:image xlink:href="./ObjectReplacements/Object 406" xlink:type="simple" xlink:show="embed" xlink:actuate="onLoad"/><svg:desc>formula</svg:desc></draw:frame></text:span></text:span></text:p>
          </table:table-cell>
        </table:table-row>
        <table:table-row>
          <table:table-cell table:style-name="Table36.A3" office:value-type="string">
            <text:p text:style-name="P172">*</text:p>
          </table:table-cell>
          <table:table-cell table:style-name="Table36.B3" office:value-type="string">
            <text:p text:style-name="P69"><text:span text:style-name="MathematicaFormatStandardForm"><text:span text:style-name="T75"><draw:frame draw:style-name="fr1" draw:name="Object616" text:anchor-type="as-char" svg:y="-0.4083in" svg:width="1.6091in" svg:height="0.7929in" draw:z-index="389"><draw:object xlink:href="./Object 407" xlink:type="simple" xlink:show="embed" xlink:actuate="onLoad"/><draw:image xlink:href="./ObjectReplacements/Object 407" xlink:type="simple" xlink:show="embed" xlink:actuate="onLoad"/><svg:desc>formula</svg:desc></draw:frame></text:span></text:span></text:p>
          </table:table-cell>
          <table:table-cell table:style-name="Table36.C3" office:value-type="string">
            <text:p text:style-name="P69"><text:span text:style-name="MathematicaFormatStandardForm"><text:span text:style-name="T75"><draw:frame draw:style-name="fr1" draw:name="Object617" text:anchor-type="as-char" svg:y="-0.3945in" svg:width="1.661in" svg:height="0.7563in" draw:z-index="390"><draw:object xlink:href="./Object 408" xlink:type="simple" xlink:show="embed" xlink:actuate="onLoad"/><draw:image xlink:href="./ObjectReplacements/Object 408" xlink:type="simple" xlink:show="embed" xlink:actuate="onLoad"/><svg:desc>formula</svg:desc></draw:frame></text:span></text:span></text:p>
          </table:table-cell>
        </table:table-row>
      </table:table>
      <text:p text:style-name="P10"><text:tab/></text:p>
      <text:p text:style-name="P14"><text:span text:style-name="aaMathematica"><text:span text:style-name="T146">Here,</text:span></text:span><text:span text:style-name="MathematicaFormatStandardForm"><text:span text:style-name="T13"><draw:frame draw:style-name="fr1" draw:name="Object743" text:anchor-type="as-char" svg:y="-0.1244in" svg:width="0.3256in" svg:height="0.1591in" draw:z-index="702"><draw:object xlink:href="./Object 743" xlink:type="simple" xlink:show="embed" xlink:actuate="onLoad"/><draw:image xlink:href="./ObjectReplacements/Object 743" xlink:type="simple" xlink:show="embed" xlink:actuate="onLoad"/><svg:desc>formula</svg:desc></draw:frame></text:span></text:span><text:span text:style-name="MathematicaFormatStandardForm"><text:span text:style-name="T14">is the Moebius function.</text:span></text:span></text:p>
      <text:p text:style-name="P14"><text:span text:style-name="MathematicaFormatStandardForm"><text:span text:style-name="T14"/></text:span></text:p>
      <text:p text:style-name="P14"><text:span text:style-name="MathematicaFormatStandardForm"><text:span text:style-name="T14"><text:tab/>There are two things interesting about this table.</text:span></text:span></text:p>
      <text:p text:style-name="P14"><text:span text:style-name="MathematicaFormatStandardForm"><text:span text:style-name="T14"><text:tab/></text:span></text:span></text:p>
      <text:p text:style-name="P10"><text:span text:style-name="aaMathematica"><text:span text:style-name="T218"/></text:span></text:p>
      <text:p text:style-name="P13"><text:span text:style-name="aaMathematica"><text:span text:style-name="T129"><text:tab/></text:span></text:span><text:span text:style-name="aaMathematica"><text:span text:style-name="T143">Alright. <text:s/>I finally have enough defined for me to talk about</text:span></text:span><text:span text:style-name="aaMathematica"><text:span text:style-name="T284"><draw:frame draw:style-name="fr1" draw:name="Object387" text:anchor-type="as-char" svg:y="-0.1244in" svg:width="0.6319in" svg:height="0.1591in" draw:z-index="391"><draw:object xlink:href="./Object 409" xlink:type="simple" xlink:show="embed" xlink:actuate="onLoad"/><draw:image xlink:href="./ObjectReplacements/Object 409" xlink:type="simple" xlink:show="embed" xlink:actuate="onLoad"/><svg:desc>formula</svg:desc></draw:frame></text:span></text:span><text:span text:style-name="aaMathematica"><text:span text:style-name="T284">.</text:span></text:span></text:p>
      <text:p text:style-name="P151">Section 3:</text:p>
      <text:p text:style-name="P98"><draw:frame draw:style-name="fr1" draw:name="Object19" text:anchor-type="as-char" svg:y="-0.248in" svg:width="1.1898in" svg:height="0.3181in" draw:z-index="392"><draw:object xlink:href="./Object 410" xlink:type="simple" xlink:show="embed" xlink:actuate="onLoad"/><draw:image xlink:href="./ObjectReplacements/Object 410" xlink:type="simple" xlink:show="embed" xlink:actuate="onLoad"/><svg:desc>formula</svg:desc></draw:frame></text:p>
      <text:p text:style-name="P155"/>
      <text:p text:style-name="P98"/>
      <text:p text:style-name="P111"/>
      <text:p text:style-name="P163"><text:span text:style-name="MathematicaFormatStandardForm"><text:span text:style-name="T58">Overview</text:span></text:span></text:p>
      <text:p text:style-name="P98"/>
      <text:p text:style-name="P46"><text:tab/><text:span text:style-name="T308">The identities in this section are really the key motivators of this whole paper. <text:s/>In essence, our various convolution equivalents of </text:span><text:span text:style-name="MathematicaFormatStandardForm"><text:span text:style-name="T19"><draw:frame draw:style-name="fr1" draw:name="Object778" text:anchor-type="as-char" svg:y="-0.1244in" svg:width="0.6201in" svg:height="0.1591in" draw:z-index="703"><draw:object xlink:href="./Object 778" xlink:type="simple" xlink:show="embed" xlink:actuate="onLoad"/><draw:image xlink:href="./ObjectReplacements/Object 778" xlink:type="simple" xlink:show="embed" xlink:actuate="onLoad"/><svg:desc>formula</svg:desc></draw:frame></text:span></text:span><text:span text:style-name="MathematicaFormatStandardForm"><text:span text:style-name="T35">are the exponential integral, the Harmonic number, the logarithmic integral, and the Riemann Prime Counting function. <text:s/>This section will show a number of different ways to express these functions in the closed forms of</text:span></text:span><text:span text:style-name="MathematicaFormatStandardForm"><text:span text:style-name="T19"><draw:frame draw:style-name="fr1" draw:name="Object779" text:anchor-type="as-char" svg:y="-0.1437in" svg:width="0.2193in" svg:height="0.1736in" draw:z-index="704"><draw:object xlink:href="./Object 779" xlink:type="simple" xlink:show="embed" xlink:actuate="onLoad"/><draw:image xlink:href="./ObjectReplacements/Object 779" xlink:type="simple" xlink:show="embed" xlink:actuate="onLoad"/><svg:desc>formula</svg:desc></draw:frame></text:span></text:span><text:span text:style-name="MathematicaFormatStandardForm"><text:span text:style-name="T35">and</text:span></text:span><text:span text:style-name="MathematicaFormatStandardForm"><text:span text:style-name="T19"><draw:frame draw:style-name="fr1" draw:name="Object780" text:anchor-type="as-char" svg:y="-0.1437in" svg:width="0.4772in" svg:height="0.1783in" draw:z-index="705"><draw:object xlink:href="./Object 780" xlink:type="simple" xlink:show="embed" xlink:actuate="onLoad"/><draw:image xlink:href="./ObjectReplacements/Object 780" xlink:type="simple" xlink:show="embed" xlink:actuate="onLoad"/><svg:desc>formula</svg:desc></draw:frame></text:span></text:span><text:span text:style-name="MathematicaFormatStandardForm"><text:span text:style-name="T35">that we've already explored.</text:span></text:span></text:p>
      <text:p text:style-name="P111"/>
      <text:p text:style-name="P163"><text:span text:style-name="MathematicaFormatStandardForm"><text:span text:style-name="T64">The Mercator Series Equivalent</text:span></text:span></text:p>
      <text:p text:style-name="P98"/>
      <text:p text:style-name="P102"><text:span text:style-name="T190"><text:tab/></text:span><text:span text:style-name="T208">The </text:span><text:span text:style-name="T209">Mercator series </text:span><text:span text:style-name="T208">for the logarithm is very well known to be, for 0 &lt; x &lt; 2,</text:span></text:p>
      <text:p text:style-name="P98"/>
      <text:p text:style-name="P98"><draw:frame draw:style-name="fr1" draw:name="Object20" text:anchor-type="as-char" svg:y="-0.228in" svg:width="1.4984in" svg:height="0.3689in" draw:z-index="393"><draw:object xlink:href="./Object 411" xlink:type="simple" xlink:show="embed" xlink:actuate="onLoad"/><draw:image xlink:href="./ObjectReplacements/Object 411" xlink:type="simple" xlink:show="embed" xlink:actuate="onLoad"/><svg:desc>formula</svg:desc></draw:frame></text:p>
      <text:p text:style-name="P98"/>
      <text:p text:style-name="P40"><text:tab/><text:span text:style-name="T287">It turns out that a very useful analogous identity holds for the four variants of</text:span><text:span text:style-name="T287"><draw:frame draw:style-name="fr1" draw:name="Object388" text:anchor-type="as-char" svg:y="-0.1437in" svg:width="0.2193in" svg:height="0.1736in" draw:z-index="394"><draw:object xlink:href="./Object 412" xlink:type="simple" xlink:show="embed" xlink:actuate="onLoad"/><draw:image xlink:href="./ObjectReplacements/Object 412" xlink:type="simple" xlink:show="embed" xlink:actuate="onLoad"/><svg:desc>formula</svg:desc></draw:frame></text:span><text:span text:style-name="T287">as</text:span></text:p>
      <text:p text:style-name="P98"/>
      <text:p text:style-name="P98"><draw:frame draw:style-name="fr1" draw:name="Object194" text:anchor-type="as-char" svg:y="-0.228in" svg:width="1.5236in" svg:height="0.3689in" draw:z-index="395"><draw:object xlink:href="./Object 413" xlink:type="simple" xlink:show="embed" xlink:actuate="onLoad"/><draw:image xlink:href="./ObjectReplacements/Object 413" xlink:type="simple" xlink:show="embed" xlink:actuate="onLoad"/><svg:desc>formula</svg:desc></draw:frame></text:p>
      <text:p text:style-name="P114"/>
      <text:p text:style-name="P163"><text:span text:style-name="MathematicaFormatStandardForm"><text:span text:style-name="T64">This Series </text:span></text:span><text:span text:style-name="MathematicaFormatStandardForm"><text:span text:style-name="T46">for</text:span></text:span><text:span text:style-name="MathematicaFormatStandardForm"><text:span text:style-name="T47"><draw:frame draw:style-name="fr1" draw:name="Object14" text:anchor-type="as-char" svg:y="-0.1244in" svg:width="0.6319in" svg:height="0.1591in" draw:z-index="396"><draw:object xlink:href="./Object 414" xlink:type="simple" xlink:show="embed" xlink:actuate="onLoad"/><draw:image xlink:href="./ObjectReplacements/Object 414" xlink:type="simple" xlink:show="embed" xlink:actuate="onLoad"/><svg:desc>formula</svg:desc></draw:frame></text:span></text:span><text:span text:style-name="MathematicaFormatStandardForm"><text:span text:style-name="T64">Written Out Explicitly</text:span></text:span></text:p>
      <text:p text:style-name="P98"/>
      <text:p text:style-name="P106"/>
      <text:p text:style-name="P40"><text:tab/><text:span text:style-name="T287">Written out more explicitly, what I'm saying here is</text:span></text:p>
      <text:p text:style-name="P106"/>
      <text:p text:style-name="P98"><draw:frame draw:style-name="fr1" draw:name="Object1" text:anchor-type="as-char" svg:y="-1.1516in" svg:width="4.3937in" svg:height="2.1965in" draw:z-index="397"><draw:object xlink:href="./Object 415" xlink:type="simple" xlink:show="embed" xlink:actuate="onLoad"/><draw:image xlink:href="./ObjectReplacements/Object 415" xlink:type="simple" xlink:show="embed" xlink:actuate="onLoad"/><svg:desc>formula</svg:desc></draw:frame></text:p>
      <text:p text:style-name="P114"/>
      <text:p text:style-name="P40"><text:tab/><text:span text:style-name="T287">It's hard not to notice the general symmetry between these different statements, I think.</text:span></text:p>
      <text:p text:style-name="P155"/>
      <text:p text:style-name="P98"/>
      <text:p text:style-name="P114"/>
      <text:p text:style-name="P163"><text:span text:style-name="MathematicaFormatStandardForm"><text:span text:style-name="T46">Recursive Definition for</text:span></text:span><text:span text:style-name="MathematicaFormatStandardForm"><text:span text:style-name="T47"><draw:frame draw:style-name="fr1" draw:name="Object197" text:anchor-type="as-char" svg:y="-0.1244in" svg:width="0.6319in" svg:height="0.1591in" draw:z-index="398"><draw:object xlink:href="./Object 416" xlink:type="simple" xlink:show="embed" xlink:actuate="onLoad"/><draw:image xlink:href="./ObjectReplacements/Object 416" xlink:type="simple" xlink:show="embed" xlink:actuate="onLoad"/><svg:desc>formula</svg:desc></draw:frame></text:span></text:span></text:p>
      <text:p text:style-name="P111"/>
      <text:p text:style-name="P111"><text:soft-page-break/></text:p>
      <text:p text:style-name="P13"><text:tab/><text:span text:style-name="T287">All five of these can be expressed with the same recursive form. <text:s/>If we define the following recursive function,</text:span></text:p>
      <text:p text:style-name="P114"><draw:frame draw:style-name="fr1" draw:name="Object222" text:anchor-type="as-char" svg:y="-0.3445in" svg:width="2.2402in" svg:height="0.6602in" draw:z-index="399"><draw:object xlink:href="./Object 417" xlink:type="simple" xlink:show="embed" xlink:actuate="onLoad"/><draw:image xlink:href="./ObjectReplacements/Object 417" xlink:type="simple" xlink:show="embed" xlink:actuate="onLoad"/><svg:desc>formula</svg:desc></draw:frame></text:p>
      <text:p text:style-name="P111"/>
      <text:p text:style-name="P45">then we can compute <text:span text:style-name="T288"><draw:frame draw:style-name="fr1" draw:name="Object490" text:anchor-type="as-char" svg:y="-0.1244in" svg:width="0.6201in" svg:height="0.1591in" draw:z-index="400"><draw:object xlink:href="./Object 418" xlink:type="simple" xlink:show="embed" xlink:actuate="onLoad"/><draw:image xlink:href="./ObjectReplacements/Object 418" xlink:type="simple" xlink:show="embed" xlink:actuate="onLoad"/><svg:desc>formula</svg:desc></draw:frame></text:span>, <text:span text:style-name="T289">for 1 &lt; x &lt; 2,</text:span> as</text:p>
      <text:p text:style-name="P111"/>
      <text:p text:style-name="P142"><text:span text:style-name="MathematicaFormatStandardForm"><text:span text:style-name="T172"><draw:frame draw:style-name="fr1" draw:name="Object202" text:anchor-type="as-char" svg:y="-0.1244in" svg:width="2.9429in" svg:height="0.2465in" draw:z-index="401"><draw:object xlink:href="./Object 419" xlink:type="simple" xlink:show="embed" xlink:actuate="onLoad"/><draw:image xlink:href="./ObjectReplacements/Object 419" xlink:type="simple" xlink:show="embed" xlink:actuate="onLoad"/><svg:desc>formula</svg:desc></draw:frame></text:span></text:span></text:p>
      <text:p text:style-name="P142"><text:span text:style-name="MathematicaFormatStandardForm"><text:span text:style-name="T172"/></text:span></text:p>
      <text:p text:style-name="P112"><text:span text:style-name="T208">And i</text:span><text:span text:style-name="T199">f we define two helper functions,</text:span><text:span text:style-name="T199"><draw:frame draw:style-name="fr1" draw:name="Object214" text:anchor-type="as-char" svg:y="-0.1244in" svg:width="0.872in" svg:height="0.1752in" draw:z-index="402"><draw:object xlink:href="./Object 420" xlink:type="simple" xlink:show="embed" xlink:actuate="onLoad"/><draw:image xlink:href="./ObjectReplacements/Object 420" xlink:type="simple" xlink:show="embed" xlink:actuate="onLoad"/><svg:desc>formula</svg:desc></draw:frame></text:span><text:span text:style-name="T199">and</text:span><text:span text:style-name="T199"><draw:frame draw:style-name="fr1" draw:name="Object220" text:anchor-type="as-char" svg:y="-0.2043in" svg:width="0.7244in" svg:height="0.3283in" draw:z-index="403"><draw:object xlink:href="./Object 421" xlink:type="simple" xlink:show="embed" xlink:actuate="onLoad"/><draw:image xlink:href="./ObjectReplacements/Object 421" xlink:type="simple" xlink:show="embed" xlink:actuate="onLoad"/><svg:desc>formula</svg:desc></draw:frame></text:span><text:span text:style-name="T199">, we can also express our four variants of</text:span><text:span text:style-name="T199"><draw:frame draw:style-name="fr1" draw:name="Object221" text:anchor-type="as-char" svg:y="-0.1244in" svg:width="0.6319in" svg:height="0.1591in" draw:z-index="404"><draw:object xlink:href="./Object 422" xlink:type="simple" xlink:show="embed" xlink:actuate="onLoad"/><draw:image xlink:href="./ObjectReplacements/Object 422" xlink:type="simple" xlink:show="embed" xlink:actuate="onLoad"/><svg:desc>formula</svg:desc></draw:frame></text:span><text:span text:style-name="T199">as</text:span></text:p>
      <text:p text:style-name="P5"><draw:frame draw:style-name="fr1" draw:name="Object203" text:anchor-type="as-char" svg:y="-0.1244in" svg:width="0.75in" svg:height="0.1591in" draw:z-index="405"><draw:object xlink:href="./Object 423" xlink:type="simple" xlink:show="embed" xlink:actuate="onLoad"/><draw:image xlink:href="./ObjectReplacements/Object 423" xlink:type="simple" xlink:show="embed" xlink:actuate="onLoad"/><svg:desc>formula</svg:desc></draw:frame></text:p>
      <text:p text:style-name="P6"/>
      <table:table table:name="Table11" table:style-name="Table11">
        <table:table-column table:style-name="Table11.A"/>
        <table:table-column table:style-name="Table11.B"/>
        <table:table-column table:style-name="Table11.C"/>
        <table:table-row>
          <table:table-cell table:style-name="Table11.A1" office:value-type="string">
            <text:p text:style-name="P61"><text:span text:style-name="MathematicaFormatStandardForm"><text:span text:style-name="T40"/></text:span></text:p>
          </table:table-cell>
          <table:table-cell table:style-name="Table11.A1" office:value-type="string">
            <text:p text:style-name="P65"><text:span text:style-name="MathematicaFormatStandardForm"><text:span text:style-name="T44"><draw:frame draw:style-name="fr2" draw:name="Object204" text:anchor-type="as-char" svg:y="-0.1516in" svg:width="0.2264in" svg:height="0.2091in" draw:z-index="406"><draw:object xlink:href="./Object 424" xlink:type="simple" xlink:show="embed" xlink:actuate="onLoad"/><draw:image xlink:href="./ObjectReplacements/Object 424" xlink:type="simple" xlink:show="embed" xlink:actuate="onLoad"/><svg:desc>formula</svg:desc></draw:frame></text:span></text:span></text:p>
          </table:table-cell>
          <table:table-cell table:style-name="Table11.C1" office:value-type="string">
            <text:p text:style-name="P65"><text:span text:style-name="MathematicaFormatStandardForm"><text:span text:style-name="T76"><draw:frame draw:style-name="fr2" draw:name="Object205" text:anchor-type="as-char" svg:y="-0.1425in" svg:width="0.2898in" svg:height="0.1902in" draw:z-index="407"><draw:object xlink:href="./Object 425" xlink:type="simple" xlink:show="embed" xlink:actuate="onLoad"/><draw:image xlink:href="./ObjectReplacements/Object 425" xlink:type="simple" xlink:show="embed" xlink:actuate="onLoad"/><svg:desc>formula</svg:desc></draw:frame></text:span></text:span></text:p>
          </table:table-cell>
        </table:table-row>
        <table:table-row table:style-name="Table11.2">
          <table:table-cell table:style-name="Table11.A2" office:value-type="string">
            <text:p text:style-name="P65"><text:span text:style-name="MathematicaFormatStandardForm"><text:span text:style-name="T45">+</text:span></text:span></text:p>
          </table:table-cell>
          <table:table-cell table:style-name="Table11.B2" office:value-type="string">
            <text:p text:style-name="P69"><text:span text:style-name="MathematicaFormatStandardForm"><text:span text:style-name="T43"><draw:frame draw:style-name="fr1" draw:name="Object206" text:anchor-type="as-char" svg:y="-0.1244in" svg:width="1.1102in" svg:height="0.2465in" draw:z-index="408"><draw:object xlink:href="./Object 426" xlink:type="simple" xlink:show="embed" xlink:actuate="onLoad"/><draw:image xlink:href="./ObjectReplacements/Object 426" xlink:type="simple" xlink:show="embed" xlink:actuate="onLoad"/><svg:desc>formula</svg:desc></draw:frame></text:span></text:span></text:p>
          </table:table-cell>
          <table:table-cell table:style-name="Table11.C2" office:value-type="string">
            <text:p text:style-name="P69"><text:span text:style-name="MathematicaFormatStandardForm"><text:span text:style-name="T75"><draw:frame draw:style-name="fr1" draw:name="Object207" text:anchor-type="as-char" svg:y="-0.1244in" svg:width="0.8311in" svg:height="0.1752in" draw:z-index="409"><draw:object xlink:href="./Object 427" xlink:type="simple" xlink:show="embed" xlink:actuate="onLoad"/><draw:image xlink:href="./ObjectReplacements/Object 427" xlink:type="simple" xlink:show="embed" xlink:actuate="onLoad"/><svg:desc>formula</svg:desc></draw:frame></text:span></text:span></text:p>
          </table:table-cell>
        </table:table-row>
        <table:table-row>
          <table:table-cell table:style-name="Table11.A3" office:value-type="string">
            <text:p text:style-name="P172">*</text:p>
          </table:table-cell>
          <table:table-cell table:style-name="Table11.B3" office:value-type="string">
            <text:p text:style-name="P69"><text:span text:style-name="MathematicaFormatStandardForm"><text:span text:style-name="T43"><draw:frame draw:style-name="fr1" draw:name="Object218" text:anchor-type="as-char" svg:y="-0.1244in" svg:width="1.0965in" svg:height="0.2465in" draw:z-index="410"><draw:object xlink:href="./Object 428" xlink:type="simple" xlink:show="embed" xlink:actuate="onLoad"/><draw:image xlink:href="./ObjectReplacements/Object 428" xlink:type="simple" xlink:show="embed" xlink:actuate="onLoad"/><svg:desc>formula</svg:desc></draw:frame></text:span></text:span></text:p>
          </table:table-cell>
          <table:table-cell table:style-name="Table11.C3" office:value-type="string">
            <text:p text:style-name="P69"><text:span text:style-name="MathematicaFormatStandardForm"><text:span text:style-name="T75"><draw:frame draw:style-name="fr1" draw:name="Object219" text:anchor-type="as-char" svg:y="-0.1244in" svg:width="0.8181in" svg:height="0.1752in" draw:z-index="411"><draw:object xlink:href="./Object 429" xlink:type="simple" xlink:show="embed" xlink:actuate="onLoad"/><draw:image xlink:href="./ObjectReplacements/Object 429" xlink:type="simple" xlink:show="embed" xlink:actuate="onLoad"/><svg:desc>formula</svg:desc></draw:frame></text:span></text:span></text:p>
          </table:table-cell>
        </table:table-row>
      </table:table>
      <text:p text:style-name="P10"/>
      <text:p text:style-name="P10"/>
      <text:p text:style-name="P169"><text:span text:style-name="MathematicaFormatStandardForm"><text:span text:style-name="T122">Mathematica Implementation of</text:span></text:span><text:span text:style-name="MathematicaFormatStandardForm"><text:span text:style-name="T28"><draw:frame draw:style-name="fr1" draw:name="Object298" text:anchor-type="as-char" svg:y="-0.1244in" svg:width="0.6319in" svg:height="0.1591in" draw:z-index="706"><draw:object xlink:href="./Object 430" xlink:type="simple" xlink:show="embed" xlink:actuate="onLoad"/><draw:image xlink:href="./ObjectReplacements/Object 430" xlink:type="simple" xlink:show="embed" xlink:actuate="onLoad"/><svg:desc>formula</svg:desc></draw:frame></text:span></text:span></text:p>
      <text:p text:style-name="P10"/>
      <text:p text:style-name="P45"><text:tab/>Just to keep things clear, this means that in Mathematica, given the following code,</text:p>
      <text:p text:style-name="P10"/>
      <text:p text:style-name="P131">delta=.01;</text:p>
      <text:p text:style-name="P132">thetaAdd[<text:span text:style-name="T290">x</text:span>_,<text:span text:style-name="T290">t</text:span>_]:=<text:span text:style-name="T290">x</text:span>-<text:span text:style-name="T290">t</text:span></text:p>
      <text:p text:style-name="P132">thetaMul[<text:span text:style-name="T290">x</text:span>_,<text:span text:style-name="T290">t</text:span>_]:=<text:span text:style-name="T290">x</text:span>/<text:span text:style-name="T291">t</text:span></text:p>
      <text:p text:style-name="P132">thetaEq[<text:span text:style-name="T273">x</text:span>_,<text:span text:style-name="T273">t</text:span>_]:=<text:span text:style-name="T273">x</text:span></text:p>
      <text:p text:style-name="P132">f[<text:span text:style-name="T290">x</text:span>_,k_,d_,fn_,<text:span text:style-name="T291">I_</text:span>]:=d Sum[1/k-f[fn<text:span text:style-name="T290">[x</text:span>,<text:span text:style-name="T290">d t+I</text:span>],k+1,d,fn,<text:span text:style-name="T291">I</text:span>],{<text:span text:style-name="T290">t</text:span>,1,(<text:span text:style-name="T290">x</text:span>-<text:span text:style-name="T291">I</text:span>)/d}]</text:p>
      <text:p text:style-name="P98"/>
      <text:p text:style-name="P143"><text:span text:style-name="T179">w</text:span><text:span text:style-name="T175">e can </text:span><text:span text:style-name="T180">then </text:span><text:span text:style-name="T175">compute</text:span><text:span text:style-name="MathematicaFormatStandardForm"><text:span text:style-name="T181"><draw:frame draw:style-name="fr1" draw:name="Object320" text:anchor-type="as-char" svg:y="-0.1244in" svg:width="0.6319in" svg:height="0.1591in" draw:z-index="707"><draw:object xlink:href="./Object 431" xlink:type="simple" xlink:show="embed" xlink:actuate="onLoad"/><draw:image xlink:href="./ObjectReplacements/Object 431" xlink:type="simple" xlink:show="embed" xlink:actuate="onLoad"/><svg:desc>formula</svg:desc></draw:frame></text:span></text:span><text:span text:style-name="T172">as</text:span></text:p>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61"><text:span text:style-name="MathematicaFormatStandardForm"><text:span text:style-name="T40"/></text:span></text:p>
          </table:table-cell>
          <table:table-cell table:style-name="Table21.A1" office:value-type="string">
            <text:p text:style-name="P65"><text:span text:style-name="MathematicaFormatStandardForm"><text:span text:style-name="T44"><draw:frame draw:style-name="fr2" draw:name="Object321" text:anchor-type="as-char" svg:y="-0.1516in" svg:width="0.2264in" svg:height="0.2091in" draw:z-index="414"><draw:object xlink:href="./Object 432" xlink:type="simple" xlink:show="embed" xlink:actuate="onLoad"/><draw:image xlink:href="./ObjectReplacements/Object 432" xlink:type="simple" xlink:show="embed" xlink:actuate="onLoad"/><svg:desc>formula</svg:desc></draw:frame></text:span></text:span></text:p>
          </table:table-cell>
          <table:table-cell table:style-name="Table21.C1" office:value-type="string">
            <text:p text:style-name="P65"><text:span text:style-name="MathematicaFormatStandardForm"><text:span text:style-name="T76"><draw:frame draw:style-name="fr2" draw:name="Object322" text:anchor-type="as-char" svg:y="-0.1425in" svg:width="0.2898in" svg:height="0.1902in" draw:z-index="415"><draw:object xlink:href="./Object 433" xlink:type="simple" xlink:show="embed" xlink:actuate="onLoad"/><draw:image xlink:href="./ObjectReplacements/Object 433" xlink:type="simple" xlink:show="embed" xlink:actuate="onLoad"/><svg:desc>formula</svg:desc></draw:frame></text:span></text:span></text:p>
          </table:table-cell>
        </table:table-row>
        <table:table-row table:style-name="Table21.2">
          <table:table-cell table:style-name="Table21.A2" office:value-type="string">
            <text:p text:style-name="P65"><text:span text:style-name="MathematicaFormatStandardForm"><text:span text:style-name="T45">+</text:span></text:span></text:p>
          </table:table-cell>
          <table:table-cell table:style-name="Table21.B2"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7">1</text:span></text:span><text:span text:style-name="MathematicaFormatStandardForm"><text:span text:style-name="T253">,</text:span></text:span><text:span text:style-name="MathematicaFormatStandardForm"><text:span text:style-name="T254">delta</text:span></text:span><text:span text:style-name="MathematicaFormatStandardForm"><text:span text:style-name="T253">,</text:span></text:span><text:span text:style-name="MathematicaFormatStandardForm"><text:span text:style-name="T254">thetaAdd, </text:span></text:span><text:span text:style-name="MathematicaFormatStandardForm"><text:span text:style-name="T259">0</text:span></text:span><text:span text:style-name="MathematicaFormatStandardForm"><text:span text:style-name="T253">]</text:span></text:span></text:p>
          </table:table-cell>
          <table:table-cell table:style-name="Table21.C2"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7">1</text:span></text:span><text:span text:style-name="MathematicaFormatStandardForm"><text:span text:style-name="T253">,</text:span></text:span><text:span text:style-name="MathematicaFormatStandardForm"><text:span text:style-name="T254">1</text:span></text:span><text:span text:style-name="MathematicaFormatStandardForm"><text:span text:style-name="T253">,</text:span></text:span><text:span text:style-name="MathematicaFormatStandardForm"><text:span text:style-name="T254">thetaAdd, </text:span></text:span><text:span text:style-name="MathematicaFormatStandardForm"><text:span text:style-name="T259">0</text:span></text:span><text:span text:style-name="MathematicaFormatStandardForm"><text:span text:style-name="T253">]</text:span></text:span></text:p>
          </table:table-cell>
        </table:table-row>
        <table:table-row>
          <table:table-cell table:style-name="Table21.A3" office:value-type="string">
            <text:p text:style-name="P172">*</text:p>
          </table:table-cell>
          <table:table-cell table:style-name="Table21.B3"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7">1</text:span></text:span><text:span text:style-name="MathematicaFormatStandardForm"><text:span text:style-name="T253">,</text:span></text:span><text:span text:style-name="MathematicaFormatStandardForm"><text:span text:style-name="T254">delta</text:span></text:span><text:span text:style-name="MathematicaFormatStandardForm"><text:span text:style-name="T253">,</text:span></text:span><text:span text:style-name="MathematicaFormatStandardForm"><text:span text:style-name="T254">thetaMul, </text:span></text:span><text:span text:style-name="MathematicaFormatStandardForm"><text:span text:style-name="T259">1</text:span></text:span><text:span text:style-name="MathematicaFormatStandardForm"><text:span text:style-name="T253">]</text:span></text:span></text:p>
          </table:table-cell>
          <table:table-cell table:style-name="Table21.C3" office:value-type="string">
            <text:p text:style-name="P75"><text:span text:style-name="MathematicaFormatStandardForm"><text:span text:style-name="T253">f[</text:span></text:span><text:span text:style-name="MathematicaFormatStandardForm"><text:span text:style-name="T254">x</text:span></text:span><text:span text:style-name="MathematicaFormatStandardForm"><text:span text:style-name="T253">,</text:span></text:span><text:span text:style-name="MathematicaFormatStandardForm"><text:span text:style-name="T257">1</text:span></text:span><text:span text:style-name="MathematicaFormatStandardForm"><text:span text:style-name="T253">,</text:span></text:span><text:span text:style-name="MathematicaFormatStandardForm"><text:span text:style-name="T254">1</text:span></text:span><text:span text:style-name="MathematicaFormatStandardForm"><text:span text:style-name="T253">,</text:span></text:span><text:span text:style-name="MathematicaFormatStandardForm"><text:span text:style-name="T254">thetaMul, </text:span></text:span><text:span text:style-name="MathematicaFormatStandardForm"><text:span text:style-name="T259">1</text:span></text:span><text:span text:style-name="MathematicaFormatStandardForm"><text:span text:style-name="T253">]</text:span></text:span></text:p>
          </table:table-cell>
        </table:table-row>
      </table:table>
      <text:p text:style-name="P116"/>
      <text:p text:style-name="P21">again with the values on the left side of the table getting closer as delta gets closer to 0.</text:p>
      <text:p text:style-name="P22"/>
      <text:p text:style-name="P118"><text:span text:style-name="T189"><text:tab/>Note that this is a reasonable way to compute small values of</text:span><text:span text:style-name="T189"><draw:frame draw:style-name="fr1" draw:name="Object323" text:anchor-type="as-char" svg:y="-0.1555in" svg:width="0.8217in" svg:height="0.1902in" draw:z-index="416"><draw:object xlink:href="./Object 434" xlink:type="simple" xlink:show="embed" xlink:actuate="onLoad"/><draw:image xlink:href="./ObjectReplacements/Object 434" xlink:type="simple" xlink:show="embed" xlink:actuate="onLoad"/><svg:desc>formula</svg:desc></draw:frame></text:span><text:span text:style-name="T189">and</text:span><text:span text:style-name="T189"><draw:frame draw:style-name="fr1" draw:name="Object324" text:anchor-type="as-char" svg:y="-0.1555in" svg:width="0.8193in" svg:height="0.1902in" draw:z-index="417"><draw:object xlink:href="./Object 435" xlink:type="simple" xlink:show="embed" xlink:actuate="onLoad"/><draw:image xlink:href="./ObjectReplacements/Object 435" xlink:type="simple" xlink:show="embed" xlink:actuate="onLoad"/><svg:desc>formula</svg:desc></draw:frame></text:span><text:span text:style-name="T189">, but not at all reasonable to compute</text:span><text:span text:style-name="T189"><draw:frame draw:style-name="fr1" draw:name="Object325" text:anchor-type="as-char" svg:y="-0.1665in" svg:width="0.7846in" svg:height="0.2016in" draw:z-index="418"><draw:object xlink:href="./Object 436" xlink:type="simple" xlink:show="embed" xlink:actuate="onLoad"/><draw:image xlink:href="./ObjectReplacements/Object 436" xlink:type="simple" xlink:show="embed" xlink:actuate="onLoad"/><svg:desc>formula</svg:desc></draw:frame></text:span><text:span text:style-name="T189">or</text:span><text:span text:style-name="T189"><draw:frame draw:style-name="fr1" draw:name="Object326" text:anchor-type="as-char" svg:y="-0.1665in" svg:width="0.7846in" svg:height="0.2016in" draw:z-index="419"><draw:object xlink:href="./Object 437" xlink:type="simple" xlink:show="embed" xlink:actuate="onLoad"/><draw:image xlink:href="./ObjectReplacements/Object 437" xlink:type="simple" xlink:show="embed" xlink:actuate="onLoad"/><svg:desc>formula</svg:desc></draw:frame></text:span><text:span text:style-name="T189">.</text:span></text:p>
      <text:p text:style-name="P156"/>
      <text:p text:style-name="P98"/>
      <text:p text:style-name="P98"/>
      <text:p text:style-name="P171"><text:span text:style-name="MathematicaFormatStandardForm"><text:span text:style-name="T65">Closed </text:span></text:span><text:span text:style-name="MathematicaFormatStandardForm"><text:span text:style-name="T46">for</text:span></text:span><text:span text:style-name="MathematicaFormatStandardForm"><text:span text:style-name="T65">m for</text:span></text:span><text:span text:style-name="MathematicaFormatStandardForm"><text:span text:style-name="T181"><draw:frame draw:style-name="fr1" draw:name="Object208" text:anchor-type="as-char" svg:y="-0.1244in" svg:width="0.6319in" svg:height="0.1591in" draw:z-index="420"><draw:object xlink:href="./Object 438" xlink:type="simple" xlink:show="embed" xlink:actuate="onLoad"/><draw:image xlink:href="./ObjectReplacements/Object 438" xlink:type="simple" xlink:show="embed" xlink:actuate="onLoad"/><svg:desc>formula</svg:desc></draw:frame></text:span></text:span></text:p>
      <text:p text:style-name="P114"/>
      <text:p text:style-name="P22"><text:tab/><text:span text:style-name="T288"><draw:frame draw:style-name="fr1" draw:name="Object475" text:anchor-type="as-char" svg:y="-0.1244in" svg:width="0.6319in" svg:height="0.1591in" draw:z-index="421"><draw:object xlink:href="./Object 439" xlink:type="simple" xlink:show="embed" xlink:actuate="onLoad"/><draw:image xlink:href="./ObjectReplacements/Object 439" xlink:type="simple" xlink:show="embed" xlink:actuate="onLoad"/><svg:desc>formula</svg:desc></draw:frame></text:span><text:span text:style-name="T288">has some </text:span><text:span text:style-name="T224">really</text:span><text:span text:style-name="T288"> interesting closed forms. <text:s/>As a matter of fact, the closed forms of</text:span><text:span text:style-name="T288"><draw:frame draw:style-name="fr1" draw:name="Object476" text:anchor-type="as-char" svg:y="-0.1244in" svg:width="0.6319in" svg:height="0.1591in" draw:z-index="422"><draw:object xlink:href="./Object 440" xlink:type="simple" xlink:show="embed" xlink:actuate="onLoad"/><draw:image xlink:href="./ObjectReplacements/Object 440" xlink:type="simple" xlink:show="embed" xlink:actuate="onLoad"/><svg:desc>formula</svg:desc></draw:frame></text:span><text:span text:style-name="T288">are the central point of this entire paper. <text:s/>They are, in fact,</text:span></text:p>
      <text:p text:style-name="P98"/>
      <text:p text:style-name="P98"><draw:frame draw:style-name="fr1" draw:name="Object193" text:anchor-type="as-char" svg:y="-0.1244in" svg:width="0.75in" svg:height="0.1591in" draw:z-index="423"><draw:object xlink:href="./Object 441" xlink:type="simple" xlink:show="embed" xlink:actuate="onLoad"/><draw:image xlink:href="./ObjectReplacements/Object 441" xlink:type="simple" xlink:show="embed" xlink:actuate="onLoad"/><svg:desc>formula</svg:desc></draw:frame></text:p>
      <text:p text:style-name="P6"><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61"><text:span text:style-name="MathematicaFormatStandardForm"><text:span text:style-name="T40"/></text:span></text:p>
          </table:table-cell>
          <table:table-cell table:style-name="Table12.A1" office:value-type="string">
            <text:p text:style-name="P65"><text:span text:style-name="MathematicaFormatStandardForm"><text:span text:style-name="T44"><draw:frame draw:style-name="fr2" draw:name="Object135" text:anchor-type="as-char" svg:y="-0.1516in" svg:width="0.2264in" svg:height="0.2091in" draw:z-index="424"><draw:object xlink:href="./Object 442" xlink:type="simple" xlink:show="embed" xlink:actuate="onLoad"/><draw:image xlink:href="./ObjectReplacements/Object 442" xlink:type="simple" xlink:show="embed" xlink:actuate="onLoad"/><svg:desc>formula</svg:desc></draw:frame></text:span></text:span></text:p>
          </table:table-cell>
          <table:table-cell table:style-name="Table12.C1" office:value-type="string">
            <text:p text:style-name="P65"><text:span text:style-name="MathematicaFormatStandardForm"><text:span text:style-name="T76"><draw:frame draw:style-name="fr2" draw:name="Object136" text:anchor-type="as-char" svg:y="-0.1425in" svg:width="0.2898in" svg:height="0.1902in" draw:z-index="425"><draw:object xlink:href="./Object 443" xlink:type="simple" xlink:show="embed" xlink:actuate="onLoad"/><draw:image xlink:href="./ObjectReplacements/Object 443" xlink:type="simple" xlink:show="embed" xlink:actuate="onLoad"/><svg:desc>formula</svg:desc></draw:frame></text:span></text:span></text:p>
          </table:table-cell>
        </table:table-row>
        <table:table-row table:style-name="Table12.2">
          <table:table-cell table:style-name="Table12.A2" office:value-type="string">
            <text:p text:style-name="P65"><text:span text:style-name="MathematicaFormatStandardForm"><text:span text:style-name="T45">+</text:span></text:span></text:p>
          </table:table-cell>
          <table:table-cell table:style-name="Table12.B2" office:value-type="string">
            <text:p text:style-name="P76"><text:span text:style-name="MathematicaFormatStandardForm"><text:span text:style-name="T43"><draw:frame draw:style-name="fr1" draw:name="Object137" text:anchor-type="as-char" svg:y="-0.1244in" svg:width="1.4102in" svg:height="0.1591in" draw:z-index="426"><draw:object xlink:href="./Object 444" xlink:type="simple" xlink:show="embed" xlink:actuate="onLoad"/><draw:image xlink:href="./ObjectReplacements/Object 444" xlink:type="simple" xlink:show="embed" xlink:actuate="onLoad"/><svg:desc>formula</svg:desc></draw:frame></text:span></text:span></text:p>
          </table:table-cell>
          <table:table-cell table:style-name="Table12.C2" office:value-type="string">
            <text:p text:style-name="P76"><text:span text:style-name="MathematicaFormatStandardForm"><text:span text:style-name="T75"><draw:frame draw:style-name="fr1" draw:name="Object138" text:anchor-type="as-char" svg:y="-0.1244in" svg:width="0.2563in" svg:height="0.1752in" draw:z-index="427"><draw:object xlink:href="./Object 445" xlink:type="simple" xlink:show="embed" xlink:actuate="onLoad"/><draw:image xlink:href="./ObjectReplacements/Object 445" xlink:type="simple" xlink:show="embed" xlink:actuate="onLoad"/><svg:desc>formula</svg:desc></draw:frame></text:span></text:span></text:p>
          </table:table-cell>
        </table:table-row>
        <table:table-row>
          <table:table-cell table:style-name="Table12.A3" office:value-type="string">
            <text:p text:style-name="P172">*</text:p>
          </table:table-cell>
          <table:table-cell table:style-name="Table12.B3" office:value-type="string">
            <text:p text:style-name="P76"><text:span text:style-name="MathematicaFormatStandardForm"><text:span text:style-name="T43"><draw:frame draw:style-name="fr1" draw:name="Object139" text:anchor-type="as-char" svg:y="-0.1244in" svg:width="1.1492in" svg:height="0.1591in" draw:z-index="428"><draw:object xlink:href="./Object 446" xlink:type="simple" xlink:show="embed" xlink:actuate="onLoad"/><draw:image xlink:href="./ObjectReplacements/Object 446" xlink:type="simple" xlink:show="embed" xlink:actuate="onLoad"/><svg:desc>formula</svg:desc></draw:frame></text:span></text:span></text:p>
          </table:table-cell>
          <table:table-cell table:style-name="Table12.C3" office:value-type="string">
            <text:p text:style-name="P76"><text:span text:style-name="MathematicaFormatStandardForm"><text:span text:style-name="T75"><draw:frame draw:style-name="fr1" draw:name="Object140" text:anchor-type="as-char" svg:y="-0.1244in" svg:width="0.3846in" svg:height="0.1591in" draw:z-index="429"><draw:object xlink:href="./Object 447" xlink:type="simple" xlink:show="embed" xlink:actuate="onLoad"/><draw:image xlink:href="./ObjectReplacements/Object 447" xlink:type="simple" xlink:show="embed" xlink:actuate="onLoad"/><svg:desc>formula</svg:desc></draw:frame></text:span></text:span></text:p>
          </table:table-cell>
        </table:table-row>
      </table:table>
      <text:p text:style-name="P10"/>
      <text:p text:style-name="P144"><text:span text:style-name="T264">Here, </text:span><text:span text:style-name="aaMathematica"><text:span text:style-name="T277"><draw:frame draw:style-name="fr1" draw:name="Object234" text:anchor-type="as-char" svg:y="-0.1244in" svg:width="0.5138in" svg:height="0.1591in" draw:z-index="454"><draw:object xlink:href="./Object 448" xlink:type="simple" xlink:show="embed" xlink:actuate="onLoad"/><draw:image xlink:href="./ObjectReplacements/Object 448" xlink:type="simple" xlink:show="embed" xlink:actuate="onLoad"/><svg:desc>formula</svg:desc></draw:frame></text:span></text:span><text:span text:style-name="aaMathematica"><text:span text:style-name="T279">is the incomplete gamma function, </text:span></text:span><text:span text:style-name="aaMathematica"><text:span text:style-name="T277"><draw:frame draw:style-name="fr1" draw:name="Object235" text:anchor-type="as-char" svg:y="-0.1244in" svg:width="0.3563in" svg:height="0.1591in" draw:z-index="465"><draw:object xlink:href="./Object 449" xlink:type="simple" xlink:show="embed" xlink:actuate="onLoad"/><draw:image xlink:href="./ObjectReplacements/Object 449" xlink:type="simple" xlink:show="embed" xlink:actuate="onLoad"/><svg:desc>formula</svg:desc></draw:frame></text:span></text:span><text:span text:style-name="aaMathematica"><text:span text:style-name="T279">is the logarithmic integral, </text:span></text:span><text:span text:style-name="aaMathematica"><text:span text:style-name="T277"><draw:frame draw:style-name="fr1" draw:name="Object236" text:anchor-type="as-char" svg:y="-0.1244in" svg:width="0.2563in" svg:height="0.1752in" draw:z-index="466"><draw:object xlink:href="./Object 450" xlink:type="simple" xlink:show="embed" xlink:actuate="onLoad"/><draw:image xlink:href="./ObjectReplacements/Object 450" xlink:type="simple" xlink:show="embed" xlink:actuate="onLoad"/><svg:desc>formula</svg:desc></draw:frame></text:span></text:span><text:span text:style-name="aaMathematica"><text:span text:style-name="T279">is the Harmonic Number, </text:span></text:span><text:span text:style-name="aaMathematica"><text:span text:style-name="T277"><draw:frame draw:style-name="fr1" draw:name="Object217" text:anchor-type="as-char" svg:y="-0.1244in" svg:width="0.3846in" svg:height="0.1591in" draw:z-index="467"><draw:object xlink:href="./Object 451" xlink:type="simple" xlink:show="embed" xlink:actuate="onLoad"/><draw:image xlink:href="./ObjectReplacements/Object 451" xlink:type="simple" xlink:show="embed" xlink:actuate="onLoad"/><svg:desc>formula</svg:desc></draw:frame></text:span></text:span><text:span text:style-name="aaMathematica"><text:span text:style-name="T279">is the Riemann Prime Counting function, and</text:span></text:span><text:span text:style-name="aaMathematica"><text:span text:style-name="T277"><draw:frame draw:style-name="fr1" draw:name="Object431" text:anchor-type="as-char" svg:y="-0.072in" svg:width="0.1689in" svg:height="0.1071in" draw:z-index="468"><draw:object xlink:href="./Object 452" xlink:type="simple" xlink:show="embed" xlink:actuate="onLoad"/><draw:image xlink:href="./ObjectReplacements/Object 452" xlink:type="simple" xlink:show="embed" xlink:actuate="onLoad"/><svg:desc>formula</svg:desc></draw:frame></text:span></text:span><text:span text:style-name="aaMathematica"><text:span text:style-name="T279">is Euler's constant gamma.</text:span></text:span></text:p>
      <text:p text:style-name="P144"><text:span text:style-name="aaMathematica"><text:span text:style-name="T280"/></text:span></text:p>
      <text:p text:style-name="P102"/>
      <text:p text:style-name="P164"><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44"><text:span text:style-name="aaMathematica"><text:span text:style-name="T277"/></text:span></text:p>
      <text:p text:style-name="P93"><text:span text:style-name="aaMathematica"><text:span text:style-name="T147"><text:tab/></text:span></text:span><text:span text:style-name="aaMathematica"><text:span text:style-name="T165">The derivatives and finite differences of</text:span></text:span><text:span text:style-name="aaMathematica"><text:span text:style-name="T166"><draw:frame draw:style-name="fr1" draw:name="Object477" text:anchor-type="as-char" svg:y="-0.1244in" svg:width="0.6319in" svg:height="0.1591in" draw:z-index="487"><draw:object xlink:href="./Object 453" xlink:type="simple" xlink:show="embed" xlink:actuate="onLoad"/><draw:image xlink:href="./ObjectReplacements/Object 453" xlink:type="simple" xlink:show="embed" xlink:actuate="onLoad"/><svg:desc>formula</svg:desc></draw:frame></text:span></text:span><text:span text:style-name="aaMathematica"><text:span text:style-name="T165">are important to note, and well as perhaps a bit illuminating. <text:s/>So let's list those here.</text:span></text:span></text:p>
      <text:p text:style-name="P93"><text:span text:style-name="aaMathematica"><text:span text:style-name="T165"/></text:span></text:p>
      <text:p text:style-name="P93"><text:span text:style-name="aaMathematica"><text:span text:style-name="T165"><text:tab/>Just as we can easily see that</text:span></text:span></text:p>
      <text:p text:style-name="P144"><text:span text:style-name="aaMathematica"><text:span text:style-name="T277"/></text:span></text:p>
      <text:p text:style-name="P98"><draw:frame draw:style-name="fr1" draw:name="Object12" text:anchor-type="as-char" svg:y="-0.2043in" svg:width="1.2138in" svg:height="0.3283in" draw:z-index="488"><draw:object xlink:href="./Object 454" xlink:type="simple" xlink:show="embed" xlink:actuate="onLoad"/><draw:image xlink:href="./ObjectReplacements/Object 454" xlink:type="simple" xlink:show="embed" xlink:actuate="onLoad"/><svg:desc>formula</svg:desc></draw:frame></text:p>
      <text:p text:style-name="P13"/>
      <text:p text:style-name="P13">we <text:span text:style-name="T289">have have the following four closely related terms for our four variants.</text:span></text:p>
      <text:p text:style-name="P13"/>
      <text:p text:style-name="P98"><draw:frame draw:style-name="fr1" draw:name="Object113" text:anchor-type="as-char" svg:y="-0.1626in" svg:width="1.1154in" svg:height="0.2866in" draw:z-index="677"><draw:object xlink:href="./Object 455" xlink:type="simple" xlink:show="embed" xlink:actuate="onLoad"/><draw:image xlink:href="./ObjectReplacements/Object 455" xlink:type="simple" xlink:show="embed" xlink:actuate="onLoad"/><svg:desc>formula</svg:desc></draw:frame></text:p>
      <text:p text:style-name="P121">OR</text:p>
      <text:p text:style-name="P98"><draw:frame draw:style-name="fr1" draw:name="Object112" text:anchor-type="as-char" svg:y="-0.1244in" svg:width="0.9425in" svg:height="0.1752in" draw:z-index="678"><draw:object xlink:href="./Object 456" xlink:type="simple" xlink:show="embed" xlink:actuate="onLoad"/><draw:image xlink:href="./ObjectReplacements/Object 456" xlink:type="simple" xlink:show="embed" xlink:actuate="onLoad"/><svg:desc>formula</svg:desc></draw:frame></text:p>
      <text:p text:style-name="P6"/>
      <table:table table:name="Table13" table:style-name="Table13">
        <table:table-column table:style-name="Table13.A"/>
        <table:table-column table:style-name="Table13.B"/>
        <table:table-column table:style-name="Table13.C"/>
        <table:table-row>
          <table:table-cell table:style-name="Table13.A1" office:value-type="string">
            <text:p text:style-name="P61"><text:span text:style-name="MathematicaFormatStandardForm"><text:span text:style-name="T40"/></text:span></text:p>
          </table:table-cell>
          <table:table-cell table:style-name="Table13.A1" office:value-type="string">
            <text:p text:style-name="P65"><text:span text:style-name="MathematicaFormatStandardForm"><text:span text:style-name="T44"><draw:frame draw:style-name="fr2" draw:name="Object141" text:anchor-type="as-char" svg:y="-0.1516in" svg:width="0.2264in" svg:height="0.2091in" draw:z-index="708"><draw:object xlink:href="./Object 457" xlink:type="simple" xlink:show="embed" xlink:actuate="onLoad"/><draw:image xlink:href="./ObjectReplacements/Object 457" xlink:type="simple" xlink:show="embed" xlink:actuate="onLoad"/><svg:desc>formula</svg:desc></draw:frame></text:span></text:span></text:p>
          </table:table-cell>
          <table:table-cell table:style-name="Table13.C1" office:value-type="string">
            <text:p text:style-name="P65"><text:span text:style-name="MathematicaFormatStandardForm"><text:span text:style-name="T76"><draw:frame draw:style-name="fr2" draw:name="Object142" text:anchor-type="as-char" svg:y="-0.1425in" svg:width="0.2898in" svg:height="0.1902in" draw:z-index="709"><draw:object xlink:href="./Object 458" xlink:type="simple" xlink:show="embed" xlink:actuate="onLoad"/><draw:image xlink:href="./ObjectReplacements/Object 458" xlink:type="simple" xlink:show="embed" xlink:actuate="onLoad"/><svg:desc>formula</svg:desc></draw:frame></text:span></text:span></text:p>
          </table:table-cell>
        </table:table-row>
        <table:table-row table:style-name="Table13.2">
          <table:table-cell table:style-name="Table13.A2" office:value-type="string">
            <text:p text:style-name="P65"><text:span text:style-name="MathematicaFormatStandardForm"><text:span text:style-name="T45">+</text:span></text:span></text:p>
          </table:table-cell>
          <table:table-cell table:style-name="Table13.B2" office:value-type="string">
            <text:p text:style-name="P76"><text:span text:style-name="MathematicaFormatStandardForm"><text:span text:style-name="T43"><draw:frame draw:style-name="fr1" draw:name="Object114" text:anchor-type="as-char" svg:y="-0.2228in" svg:width="0.5063in" svg:height="0.348in" draw:z-index="710"><draw:object xlink:href="./Object 459" xlink:type="simple" xlink:show="embed" xlink:actuate="onLoad"/><draw:image xlink:href="./ObjectReplacements/Object 459" xlink:type="simple" xlink:show="embed" xlink:actuate="onLoad"/><svg:desc>formula</svg:desc></draw:frame></text:span></text:span></text:p>
          </table:table-cell>
          <table:table-cell table:style-name="Table13.C2" office:value-type="string">
            <text:p text:style-name="P76"><text:span text:style-name="MathematicaFormatStandardForm"><text:span text:style-name="T75"><draw:frame draw:style-name="fr1" draw:name="Object130" text:anchor-type="as-char" svg:y="-0.2043in" svg:width="0.1854in" svg:height="0.3283in" draw:z-index="711"><draw:object xlink:href="./Object 460" xlink:type="simple" xlink:show="embed" xlink:actuate="onLoad"/><draw:image xlink:href="./ObjectReplacements/Object 460" xlink:type="simple" xlink:show="embed" xlink:actuate="onLoad"/><svg:desc>formula</svg:desc></draw:frame></text:span></text:span></text:p>
          </table:table-cell>
        </table:table-row>
        <table:table-row>
          <table:table-cell table:style-name="Table13.A3" office:value-type="string">
            <text:p text:style-name="P172">*</text:p>
          </table:table-cell>
          <table:table-cell table:style-name="Table13.B3" office:value-type="string">
            <text:p text:style-name="P76"><text:span text:style-name="MathematicaFormatStandardForm"><text:span text:style-name="T43"><draw:frame draw:style-name="fr1" draw:name="Object115" text:anchor-type="as-char" svg:y="-0.2043in" svg:width="0.898in" svg:height="0.3283in" draw:z-index="712"><draw:object xlink:href="./Object 461" xlink:type="simple" xlink:show="embed" xlink:actuate="onLoad"/><draw:image xlink:href="./ObjectReplacements/Object 461" xlink:type="simple" xlink:show="embed" xlink:actuate="onLoad"/><svg:desc>formula</svg:desc></draw:frame></text:span></text:span></text:p>
          </table:table-cell>
          <table:table-cell table:style-name="Table13.C3" office:value-type="string">
            <text:p text:style-name="P76"><text:span text:style-name="MathematicaFormatStandardForm"><text:span text:style-name="T75"><draw:frame draw:style-name="fr1" draw:name="Object129" text:anchor-type="as-char" svg:y="-0.1244in" svg:width="0.3543in" svg:height="0.1591in" draw:z-index="713"><draw:object xlink:href="./Object 462" xlink:type="simple" xlink:show="embed" xlink:actuate="onLoad"/><draw:image xlink:href="./ObjectReplacements/Object 462" xlink:type="simple" xlink:show="embed" xlink:actuate="onLoad"/><svg:desc>formula</svg:desc></draw:frame></text:span></text:span></text:p>
          </table:table-cell>
        </table:table-row>
      </table:table>
      <text:p text:style-name="P130"/>
      <text:p text:style-name="P47"><text:span text:style-name="aaMathematica"><text:span text:style-name="T129">Here, </text:span></text:span><text:span text:style-name="aaMathematica"><text:span text:style-name="T144">once again,</text:span></text:span><text:span text:style-name="aaMathematica"><text:span text:style-name="T144"><draw:frame draw:style-name="fr1" draw:name="Object327" text:anchor-type="as-char" svg:y="-0.2043in" svg:width="0.572in" svg:height="0.3283in" draw:z-index="679"><draw:object xlink:href="./Object 463" xlink:type="simple" xlink:show="embed" xlink:actuate="onLoad"/><draw:image xlink:href="./ObjectReplacements/Object 463" xlink:type="simple" xlink:show="embed" xlink:actuate="onLoad"/><svg:desc>formula</svg:desc></draw:frame></text:span></text:span><text:span text:style-name="aaMathematica"><text:span text:style-name="T129">if </text:span></text:span><text:span text:style-name="aaMathematica"><text:span text:style-name="T188">x</text:span></text:span><text:span text:style-name="aaMathematica"><text:span text:style-name="T129"> is a prime to the whole number power </text:span></text:span><text:span text:style-name="aaMathematica"><text:span text:style-name="T187">a</text:span></text:span><text:span text:style-name="aaMathematica"><text:span text:style-name="T129">, and </text:span></text:span><text:span text:style-name="aaMathematica"><text:span text:style-name="T129"><draw:frame draw:style-name="fr1" draw:name="Object478" text:anchor-type="as-char" svg:y="-0.1244in" svg:width="0.539in" svg:height="0.1591in" draw:z-index="680"><draw:object xlink:href="./Object 464" xlink:type="simple" xlink:show="embed" xlink:actuate="onLoad"/><draw:image xlink:href="./ObjectReplacements/Object 464" xlink:type="simple" xlink:show="embed" xlink:actuate="onLoad"/><svg:desc>formula</svg:desc></draw:frame></text:span></text:span><text:span text:style-name="aaMathematica"><text:span text:style-name="T129">if </text:span></text:span><text:span text:style-name="aaMathematica"><text:span text:style-name="T188">x</text:span></text:span><text:span text:style-name="aaMathematica"><text:span text:style-name="T129"> has two or more prime factors.</text:span></text:span></text:p>
      <text:p text:style-name="P147"><text:span text:style-name="aaMathematica"><text:span text:style-name="T277"/></text:span></text:p>
      <text:p text:style-name="P102"/>
      <text:p text:style-name="P171"><text:span text:style-name="MathematicaFormatStandardForm"><text:span text:style-name="T47"><draw:frame draw:style-name="fr1" draw:name="Object412" text:anchor-type="as-char" svg:y="-0.1244in" svg:width="0.6319in" svg:height="0.1591in" draw:z-index="699"><draw:object xlink:href="./Object 465" xlink:type="simple" xlink:show="embed" xlink:actuate="onLoad"/><draw:image xlink:href="./ObjectReplacements/Object 465" xlink:type="simple" xlink:show="embed" xlink:actuate="onLoad"/><svg:desc>formula</svg:desc></draw:frame></text:span></text:span><text:span text:style-name="MathematicaFormatStandardForm"><text:span text:style-name="T64">in Terms of</text:span></text:span><text:span text:style-name="MathematicaFormatStandardForm"><text:span text:style-name="T47"><draw:frame draw:style-name="fr1" draw:name="Object479" text:anchor-type="as-char" svg:y="-0.1437in" svg:width="0.2193in" svg:height="0.1736in" draw:z-index="700"><draw:object xlink:href="./Object 466" xlink:type="simple" xlink:show="embed" xlink:actuate="onLoad"/><draw:image xlink:href="./ObjectReplacements/Object 466" xlink:type="simple" xlink:show="embed" xlink:actuate="onLoad"/><svg:desc>formula</svg:desc></draw:frame></text:span></text:span></text:p>
      <text:p text:style-name="P114"/>
      <text:p text:style-name="P122"><text:span text:style-name="T189"><text:tab/></text:span><text:span text:style-name="T210">With these</text:span><text:span text:style-name="T211"> various closed forms, th</text:span><text:span text:style-name="T210">is</text:span><text:span text:style-name="T211"> Mercator series equivalent </text:span><text:span text:style-name="T210">can be rewritten as</text:span></text:p>
      <text:p text:style-name="P6"/>
      <table:table table:name="Table27" table:style-name="Table27">
        <table:table-column table:style-name="Table27.A"/>
        <table:table-column table:style-name="Table27.B"/>
        <table:table-column table:style-name="Table27.C"/>
        <table:table-row>
          <table:table-cell table:style-name="Table27.A1" office:value-type="string">
            <text:p text:style-name="P61"><text:span text:style-name="MathematicaFormatStandardForm"><text:span text:style-name="T40"/></text:span></text:p>
          </table:table-cell>
          <table:table-cell table:style-name="Table27.A1" office:value-type="string">
            <text:p text:style-name="P65"><text:span text:style-name="MathematicaFormatStandardForm"><text:span text:style-name="T44"><draw:frame draw:style-name="fr2" draw:name="Object415" text:anchor-type="as-char" svg:y="-0.1516in" svg:width="0.2264in" svg:height="0.2091in" draw:z-index="714"><draw:object xlink:href="./Object 467" xlink:type="simple" xlink:show="embed" xlink:actuate="onLoad"/><draw:image xlink:href="./ObjectReplacements/Object 467" xlink:type="simple" xlink:show="embed" xlink:actuate="onLoad"/><svg:desc>formula</svg:desc></draw:frame></text:span></text:span></text:p>
          </table:table-cell>
          <table:table-cell table:style-name="Table27.C1" office:value-type="string">
            <text:p text:style-name="P65"><text:span text:style-name="MathematicaFormatStandardForm"><text:span text:style-name="T76"><draw:frame draw:style-name="fr2" draw:name="Object416" text:anchor-type="as-char" svg:y="-0.1425in" svg:width="0.2898in" svg:height="0.1902in" draw:z-index="715"><draw:object xlink:href="./Object 468" xlink:type="simple" xlink:show="embed" xlink:actuate="onLoad"/><draw:image xlink:href="./ObjectReplacements/Object 468" xlink:type="simple" xlink:show="embed" xlink:actuate="onLoad"/><svg:desc>formula</svg:desc></draw:frame></text:span></text:span></text:p>
          </table:table-cell>
        </table:table-row>
        <table:table-row table:style-name="Table27.2">
          <table:table-cell table:style-name="Table27.A2" office:value-type="string">
            <text:p text:style-name="P65"><text:span text:style-name="MathematicaFormatStandardForm"><text:span text:style-name="T45">+</text:span></text:span></text:p>
          </table:table-cell>
          <table:table-cell table:style-name="Table27.B2" office:value-type="string">
            <text:p text:style-name="P76"><text:span text:style-name="MathematicaFormatStandardForm"><text:span text:style-name="T43"><draw:frame draw:style-name="fr1" draw:name="Object417" text:anchor-type="as-char" svg:y="-0.228in" svg:width="2.3638in" svg:height="0.3689in" draw:z-index="716"><draw:object xlink:href="./Object 469" xlink:type="simple" xlink:show="embed" xlink:actuate="onLoad"/><draw:image xlink:href="./ObjectReplacements/Object 469" xlink:type="simple" xlink:show="embed" xlink:actuate="onLoad"/><svg:desc>formula</svg:desc></draw:frame></text:span></text:span></text:p>
          </table:table-cell>
          <table:table-cell table:style-name="Table27.C2" office:value-type="string">
            <text:p text:style-name="P76"><text:span text:style-name="MathematicaFormatStandardForm"><text:span text:style-name="T75"><draw:frame draw:style-name="fr1" draw:name="Object418" text:anchor-type="as-char" svg:y="-0.228in" svg:width="1.1909in" svg:height="0.3689in" draw:z-index="717"><draw:object xlink:href="./Object 470" xlink:type="simple" xlink:show="embed" xlink:actuate="onLoad"/><draw:image xlink:href="./ObjectReplacements/Object 470" xlink:type="simple" xlink:show="embed" xlink:actuate="onLoad"/><svg:desc>formula</svg:desc></draw:frame></text:span></text:span></text:p>
          </table:table-cell>
        </table:table-row>
        <table:table-row>
          <table:table-cell table:style-name="Table27.A3" office:value-type="string">
            <text:p text:style-name="P172">*</text:p>
          </table:table-cell>
          <table:table-cell table:style-name="Table27.B3" office:value-type="string">
            <text:p text:style-name="P76"><text:span text:style-name="MathematicaFormatStandardForm"><text:span text:style-name="T43"><draw:frame draw:style-name="fr1" draw:name="Object419" text:anchor-type="as-char" svg:y="-0.228in" svg:width="3.0693in" svg:height="0.3689in" draw:z-index="718"><draw:object xlink:href="./Object 471" xlink:type="simple" xlink:show="embed" xlink:actuate="onLoad"/><draw:image xlink:href="./ObjectReplacements/Object 471" xlink:type="simple" xlink:show="embed" xlink:actuate="onLoad"/><svg:desc>formula</svg:desc></draw:frame></text:span></text:span></text:p>
          </table:table-cell>
          <table:table-cell table:style-name="Table27.C3" office:value-type="string">
            <text:p text:style-name="P76"><text:span text:style-name="MathematicaFormatStandardForm"><text:span text:style-name="T75"><draw:frame draw:style-name="fr1" draw:name="Object420" text:anchor-type="as-char" svg:y="-0.228in" svg:width="1.5492in" svg:height="0.3689in" draw:z-index="719"><draw:object xlink:href="./Object 472" xlink:type="simple" xlink:show="embed" xlink:actuate="onLoad"/><draw:image xlink:href="./ObjectReplacements/Object 472" xlink:type="simple" xlink:show="embed" xlink:actuate="onLoad"/><svg:desc>formula</svg:desc></draw:frame></text:span></text:span></text:p>
          </table:table-cell>
        </table:table-row>
      </table:table>
      <text:p text:style-name="P10"/>
      <text:p text:style-name="P102"/>
      <text:p text:style-name="P171"><text:span text:style-name="MathematicaFormatStandardForm"><text:span text:style-name="T47"><draw:frame draw:style-name="fr1" draw:name="Object3" text:anchor-type="as-char" svg:y="-0.1244in" svg:width="0.6319in" svg:height="0.1591in" draw:z-index="455"><draw:object xlink:href="./Object 473" xlink:type="simple" xlink:show="embed" xlink:actuate="onLoad"/><draw:image xlink:href="./ObjectReplacements/Object 473" xlink:type="simple" xlink:show="embed" xlink:actuate="onLoad"/><svg:desc>formula</svg:desc></draw:frame></text:span></text:span><text:span text:style-name="MathematicaFormatStandardForm"><text:span text:style-name="T64">in Terms of</text:span></text:span><text:span text:style-name="MathematicaFormatStandardForm"><text:span text:style-name="T47"><draw:frame draw:style-name="fr1" draw:name="Object413" text:anchor-type="as-char" svg:y="-0.1437in" svg:width="0.4772in" svg:height="0.1783in" draw:z-index="456"><draw:object xlink:href="./Object 474" xlink:type="simple" xlink:show="embed" xlink:actuate="onLoad"/><draw:image xlink:href="./ObjectReplacements/Object 474" xlink:type="simple" xlink:show="embed" xlink:actuate="onLoad"/><svg:desc>formula</svg:desc></draw:frame></text:span></text:span></text:p>
      <text:p text:style-name="P114"/>
      <text:p text:style-name="P26"><text:soft-page-break/><text:tab/><text:span text:style-name="T307">One very simple way to define</text:span><text:span text:style-name="MathematicaFormatStandardForm"><text:span text:style-name="T19"><draw:frame draw:style-name="fr1" draw:name="Object445" text:anchor-type="as-char" svg:y="-0.1244in" svg:width="0.6201in" svg:height="0.1591in" draw:z-index="720"><draw:object xlink:href="./Object 569" xlink:type="simple" xlink:show="embed" xlink:actuate="onLoad"/><draw:image xlink:href="./ObjectReplacements/Object 569" xlink:type="simple" xlink:show="embed" xlink:actuate="onLoad"/><svg:desc>formula</svg:desc></draw:frame></text:span></text:span><text:span text:style-name="MathematicaFormatStandardForm"><text:span text:style-name="T34">is as the derivative of</text:span></text:span><text:span text:style-name="MathematicaFormatStandardForm"><text:span text:style-name="T19"><draw:frame draw:style-name="fr1" draw:name="Object777" text:anchor-type="as-char" svg:y="-0.1437in" svg:width="0.4661in" svg:height="0.1783in" draw:z-index="721"><draw:object xlink:href="./Object 777" xlink:type="simple" xlink:show="embed" xlink:actuate="onLoad"/><draw:image xlink:href="./ObjectReplacements/Object 777" xlink:type="simple" xlink:show="embed" xlink:actuate="onLoad"/><svg:desc>formula</svg:desc></draw:frame></text:span></text:span><text:span text:style-name="MathematicaFormatStandardForm"><text:span text:style-name="T34">with respect to z, as</text:span></text:span></text:p>
      <text:p text:style-name="P22"/>
      <text:p text:style-name="P98"><draw:frame draw:style-name="fr1" draw:name="Object397" text:anchor-type="as-char" svg:y="-0.1626in" svg:width="1.5543in" svg:height="0.2866in" draw:z-index="457"><draw:object xlink:href="./Object 475" xlink:type="simple" xlink:show="embed" xlink:actuate="onLoad"/><draw:image xlink:href="./ObjectReplacements/Object 475" xlink:type="simple" xlink:show="embed" xlink:actuate="onLoad"/><svg:desc>formula</svg:desc></draw:frame></text:p>
      <text:p text:style-name="P56">With the closed forms of our convolutions, this is</text:p>
      <text:p text:style-name="P98"/>
      <text:p text:style-name="P98"><draw:frame draw:style-name="fr1" draw:name="Object198" text:anchor-type="as-char" svg:y="-0.1626in" svg:width="1.5772in" svg:height="0.2866in" draw:z-index="458"><draw:object xlink:href="./Object 476" xlink:type="simple" xlink:show="embed" xlink:actuate="onLoad"/><draw:image xlink:href="./ObjectReplacements/Object 476" xlink:type="simple" xlink:show="embed" xlink:actuate="onLoad"/><svg:desc>formula</svg:desc></draw:frame></text:p>
      <text:p text:style-name="P6"/>
      <table:table table:name="Table24" table:style-name="Table24">
        <table:table-column table:style-name="Table24.A"/>
        <table:table-column table:style-name="Table24.B"/>
        <table:table-column table:style-name="Table24.C"/>
        <table:table-row>
          <table:table-cell table:style-name="Table24.A1" office:value-type="string">
            <text:p text:style-name="P61"><text:span text:style-name="MathematicaFormatStandardForm"><text:span text:style-name="T40"/></text:span></text:p>
          </table:table-cell>
          <table:table-cell table:style-name="Table24.A1" office:value-type="string">
            <text:p text:style-name="P65"><text:span text:style-name="MathematicaFormatStandardForm"><text:span text:style-name="T44"><draw:frame draw:style-name="fr2" draw:name="Object199" text:anchor-type="as-char" svg:y="-0.1516in" svg:width="0.2264in" svg:height="0.2091in" draw:z-index="459"><draw:object xlink:href="./Object 477" xlink:type="simple" xlink:show="embed" xlink:actuate="onLoad"/><draw:image xlink:href="./ObjectReplacements/Object 477" xlink:type="simple" xlink:show="embed" xlink:actuate="onLoad"/><svg:desc>formula</svg:desc></draw:frame></text:span></text:span></text:p>
          </table:table-cell>
          <table:table-cell table:style-name="Table24.C1" office:value-type="string">
            <text:p text:style-name="P65"><text:span text:style-name="MathematicaFormatStandardForm"><text:span text:style-name="T76"><draw:frame draw:style-name="fr2" draw:name="Object200" text:anchor-type="as-char" svg:y="-0.1425in" svg:width="0.2898in" svg:height="0.1902in" draw:z-index="460"><draw:object xlink:href="./Object 478" xlink:type="simple" xlink:show="embed" xlink:actuate="onLoad"/><draw:image xlink:href="./ObjectReplacements/Object 478" xlink:type="simple" xlink:show="embed" xlink:actuate="onLoad"/><svg:desc>formula</svg:desc></draw:frame></text:span></text:span></text:p>
          </table:table-cell>
        </table:table-row>
        <table:table-row table:style-name="Table24.2">
          <table:table-cell table:style-name="Table24.A2" office:value-type="string">
            <text:p text:style-name="P65"><text:span text:style-name="MathematicaFormatStandardForm"><text:span text:style-name="T45">+</text:span></text:span></text:p>
          </table:table-cell>
          <table:table-cell table:style-name="Table24.B2" office:value-type="string">
            <text:p text:style-name="P76"><text:span text:style-name="MathematicaFormatStandardForm"><text:span text:style-name="T43"><draw:frame draw:style-name="fr1" draw:name="Object389" text:anchor-type="as-char" svg:y="-0.1626in" svg:width="2.3898in" svg:height="0.2866in" draw:z-index="461"><draw:object xlink:href="./Object 479" xlink:type="simple" xlink:show="embed" xlink:actuate="onLoad"/><draw:image xlink:href="./ObjectReplacements/Object 479" xlink:type="simple" xlink:show="embed" xlink:actuate="onLoad"/><svg:desc>formula</svg:desc></draw:frame></text:span></text:span></text:p>
          </table:table-cell>
          <table:table-cell table:style-name="Table24.C2" office:value-type="string">
            <text:p text:style-name="P76"><text:span text:style-name="MathematicaFormatStandardForm"><text:span text:style-name="T75"><draw:frame draw:style-name="fr1" draw:name="Object390" text:anchor-type="as-char" svg:y="-0.1827in" svg:width="1.2807in" svg:height="0.3154in" draw:z-index="462"><draw:object xlink:href="./Object 480" xlink:type="simple" xlink:show="embed" xlink:actuate="onLoad"/><draw:image xlink:href="./ObjectReplacements/Object 480" xlink:type="simple" xlink:show="embed" xlink:actuate="onLoad"/><svg:desc>formula</svg:desc></draw:frame></text:span></text:span></text:p>
          </table:table-cell>
        </table:table-row>
        <table:table-row>
          <table:table-cell table:style-name="Table24.A3" office:value-type="string">
            <text:p text:style-name="P172">*</text:p>
          </table:table-cell>
          <table:table-cell table:style-name="Table24.B3" office:value-type="string">
            <text:p text:style-name="P76"><text:span text:style-name="MathematicaFormatStandardForm"><text:span text:style-name="T43"><draw:frame draw:style-name="fr1" draw:name="Object391" text:anchor-type="as-char" svg:y="-0.1626in" svg:width="2.5654in" svg:height="0.2866in" draw:z-index="463"><draw:object xlink:href="./Object 481" xlink:type="simple" xlink:show="embed" xlink:actuate="onLoad"/><draw:image xlink:href="./ObjectReplacements/Object 481" xlink:type="simple" xlink:show="embed" xlink:actuate="onLoad"/><svg:desc>formula</svg:desc></draw:frame></text:span></text:span></text:p>
          </table:table-cell>
          <table:table-cell table:style-name="Table24.C3" office:value-type="string">
            <text:p text:style-name="P76"><text:span text:style-name="MathematicaFormatStandardForm"><text:span text:style-name="T75"><draw:frame draw:style-name="fr1" draw:name="Object392" text:anchor-type="as-char" svg:y="-0.1626in" svg:width="1.2882in" svg:height="0.2866in" draw:z-index="464"><draw:object xlink:href="./Object 482" xlink:type="simple" xlink:show="embed" xlink:actuate="onLoad"/><draw:image xlink:href="./ObjectReplacements/Object 482" xlink:type="simple" xlink:show="embed" xlink:actuate="onLoad"/><svg:desc>formula</svg:desc></draw:frame></text:span></text:span></text:p>
          </table:table-cell>
        </table:table-row>
      </table:table>
      <text:p text:style-name="P10"/>
      <text:p text:style-name="P144"><text:span text:style-name="aaMathematica"><text:span text:style-name="T281"/></text:span></text:p>
      <text:p text:style-name="P98"/>
      <text:p text:style-name="P171"><text:span text:style-name="MathematicaFormatStandardForm"><text:span text:style-name="T47"><draw:frame draw:style-name="fr1" draw:name="Object393" text:anchor-type="as-char" svg:y="-0.1244in" svg:width="0.6319in" svg:height="0.1591in" draw:z-index="722"><draw:object xlink:href="./Object 483" xlink:type="simple" xlink:show="embed" xlink:actuate="onLoad"/><draw:image xlink:href="./ObjectReplacements/Object 483" xlink:type="simple" xlink:show="embed" xlink:actuate="onLoad"/><svg:desc>formula</svg:desc></draw:frame></text:span></text:span><text:span text:style-name="MathematicaFormatStandardForm"><text:span text:style-name="T64">in Terms of</text:span></text:span><text:span text:style-name="MathematicaFormatStandardForm"><text:span text:style-name="T47"><draw:frame draw:style-name="fr1" draw:name="Object414" text:anchor-type="as-char" svg:y="-0.1437in" svg:width="0.4772in" svg:height="0.1783in" draw:z-index="723"><draw:object xlink:href="./Object 484" xlink:type="simple" xlink:show="embed" xlink:actuate="onLoad"/><draw:image xlink:href="./ObjectReplacements/Object 484" xlink:type="simple" xlink:show="embed" xlink:actuate="onLoad"/><svg:desc>formula</svg:desc></draw:frame></text:span></text:span><text:span text:style-name="MathematicaFormatStandardForm"><text:span text:style-name="T47">, </text:span></text:span><text:span text:style-name="MathematicaFormatStandardForm"><text:span text:style-name="T66">Version</text:span></text:span><text:span text:style-name="MathematicaFormatStandardForm"><text:span text:style-name="T67"> 2</text:span></text:span></text:p>
      <text:p text:style-name="P114"/>
      <text:p text:style-name="P22"><text:tab/><text:span text:style-name="T303">Another well known way to define the logarithm is as</text:span></text:p>
      <text:p text:style-name="P22"/>
      <text:p text:style-name="P98"><draw:frame draw:style-name="fr1" draw:name="Object394" text:anchor-type="as-char" svg:y="-0.228in" svg:width="1.5634in" svg:height="0.352in" draw:z-index="724"><draw:object xlink:href="./Object 485" xlink:type="simple" xlink:show="embed" xlink:actuate="onLoad"/><draw:image xlink:href="./ObjectReplacements/Object 485" xlink:type="simple" xlink:show="embed" xlink:actuate="onLoad"/><svg:desc>formula</svg:desc></draw:frame></text:p>
      <text:p text:style-name="P51">This has an analog with our convolutions as</text:p>
      <text:p text:style-name="P98"><draw:frame draw:style-name="fr1" draw:name="Object395" text:anchor-type="as-char" svg:y="-0.228in" svg:width="1.5862in" svg:height="0.352in" draw:z-index="725"><draw:object xlink:href="./Object 486" xlink:type="simple" xlink:show="embed" xlink:actuate="onLoad"/><draw:image xlink:href="./ObjectReplacements/Object 486" xlink:type="simple" xlink:show="embed" xlink:actuate="onLoad"/><svg:desc>formula</svg:desc></draw:frame></text:p>
      <text:p text:style-name="P6"/>
      <table:table table:name="Table25" table:style-name="Table25">
        <table:table-column table:style-name="Table25.A"/>
        <table:table-column table:style-name="Table25.B"/>
        <table:table-column table:style-name="Table25.C"/>
        <table:table-row>
          <table:table-cell table:style-name="Table25.A1" office:value-type="string">
            <text:p text:style-name="P61"><text:span text:style-name="MathematicaFormatStandardForm"><text:span text:style-name="T40"/></text:span></text:p>
          </table:table-cell>
          <table:table-cell table:style-name="Table25.A1" office:value-type="string">
            <text:p text:style-name="P65"><text:span text:style-name="MathematicaFormatStandardForm"><text:span text:style-name="T44"><draw:frame draw:style-name="fr2" draw:name="Object396" text:anchor-type="as-char" svg:y="-0.1516in" svg:width="0.2264in" svg:height="0.2091in" draw:z-index="469"><draw:object xlink:href="./Object 487" xlink:type="simple" xlink:show="embed" xlink:actuate="onLoad"/><draw:image xlink:href="./ObjectReplacements/Object 487" xlink:type="simple" xlink:show="embed" xlink:actuate="onLoad"/><svg:desc>formula</svg:desc></draw:frame></text:span></text:span></text:p>
          </table:table-cell>
          <table:table-cell table:style-name="Table25.C1" office:value-type="string">
            <text:p text:style-name="P65"><text:span text:style-name="MathematicaFormatStandardForm"><text:span text:style-name="T76"><draw:frame draw:style-name="fr2" draw:name="Object398" text:anchor-type="as-char" svg:y="-0.1425in" svg:width="0.2898in" svg:height="0.1902in" draw:z-index="470"><draw:object xlink:href="./Object 488" xlink:type="simple" xlink:show="embed" xlink:actuate="onLoad"/><draw:image xlink:href="./ObjectReplacements/Object 488" xlink:type="simple" xlink:show="embed" xlink:actuate="onLoad"/><svg:desc>formula</svg:desc></draw:frame></text:span></text:span></text:p>
          </table:table-cell>
        </table:table-row>
        <table:table-row table:style-name="Table25.2">
          <table:table-cell table:style-name="Table25.A2" office:value-type="string">
            <text:p text:style-name="P65"><text:span text:style-name="MathematicaFormatStandardForm"><text:span text:style-name="T45">+</text:span></text:span></text:p>
          </table:table-cell>
          <table:table-cell table:style-name="Table25.B2" office:value-type="string">
            <text:p text:style-name="P76"><text:span text:style-name="MathematicaFormatStandardForm"><text:span text:style-name="T43"><draw:frame draw:style-name="fr1" draw:name="Object399" text:anchor-type="as-char" svg:y="-0.2252in" svg:width="2.3937in" svg:height="0.3492in" draw:z-index="471"><draw:object xlink:href="./Object 489" xlink:type="simple" xlink:show="embed" xlink:actuate="onLoad"/><draw:image xlink:href="./ObjectReplacements/Object 489" xlink:type="simple" xlink:show="embed" xlink:actuate="onLoad"/><svg:desc>formula</svg:desc></draw:frame></text:span></text:span></text:p>
          </table:table-cell>
          <table:table-cell table:style-name="Table25.C2" office:value-type="string">
            <text:p text:style-name="P76"><text:span text:style-name="MathematicaFormatStandardForm"><text:span text:style-name="T75"><draw:frame draw:style-name="fr1" draw:name="Object400" text:anchor-type="as-char" svg:y="-0.3654in" svg:width="1.2547in" svg:height="0.4898in" draw:z-index="472"><draw:object xlink:href="./Object 490" xlink:type="simple" xlink:show="embed" xlink:actuate="onLoad"/><draw:image xlink:href="./ObjectReplacements/Object 490" xlink:type="simple" xlink:show="embed" xlink:actuate="onLoad"/><svg:desc>formula</svg:desc></draw:frame></text:span></text:span></text:p>
          </table:table-cell>
        </table:table-row>
        <table:table-row>
          <table:table-cell table:style-name="Table25.A3" office:value-type="string">
            <text:p text:style-name="P172">*</text:p>
          </table:table-cell>
          <table:table-cell table:style-name="Table25.B3" office:value-type="string">
            <text:p text:style-name="P76"><text:span text:style-name="MathematicaFormatStandardForm"><text:span text:style-name="T43"><draw:frame draw:style-name="fr1" draw:name="Object401" text:anchor-type="as-char" svg:y="-0.2252in" svg:width="2.5693in" svg:height="0.3492in" draw:z-index="473"><draw:object xlink:href="./Object 491" xlink:type="simple" xlink:show="embed" xlink:actuate="onLoad"/><draw:image xlink:href="./ObjectReplacements/Object 491" xlink:type="simple" xlink:show="embed" xlink:actuate="onLoad"/><svg:desc>formula</svg:desc></draw:frame></text:span></text:span></text:p>
          </table:table-cell>
          <table:table-cell table:style-name="Table25.C3" office:value-type="string">
            <text:p text:style-name="P76"><text:span text:style-name="MathematicaFormatStandardForm"><text:span text:style-name="T75"><draw:frame draw:style-name="fr1" draw:name="Object402" text:anchor-type="as-char" svg:y="-0.2252in" svg:width="1.2925in" svg:height="0.3492in" draw:z-index="474"><draw:object xlink:href="./Object 492" xlink:type="simple" xlink:show="embed" xlink:actuate="onLoad"/><draw:image xlink:href="./ObjectReplacements/Object 492" xlink:type="simple" xlink:show="embed" xlink:actuate="onLoad"/><svg:desc>formula</svg:desc></draw:frame></text:span></text:span></text:p>
          </table:table-cell>
        </table:table-row>
      </table:table>
      <text:p text:style-name="P10"/>
      <text:p text:style-name="P147"><text:span text:style-name="aaMathematica"><text:span text:style-name="T281"/></text:span></text:p>
      <text:p text:style-name="P151">Section 4:</text:p>
      <text:p text:style-name="P98"><draw:frame draw:style-name="fr1" draw:name="Object24" text:anchor-type="as-char" svg:y="-0.2874in" svg:width="1.2862in" svg:height="0.3575in" draw:z-index="475"><draw:object xlink:href="./Object 493" xlink:type="simple" xlink:show="embed" xlink:actuate="onLoad"/><draw:image xlink:href="./ObjectReplacements/Object 493" xlink:type="simple" xlink:show="embed" xlink:actuate="onLoad"/><svg:desc>formula</svg:desc></draw:frame></text:p>
      <text:p text:style-name="P98"/>
      <text:p text:style-name="P155"/>
      <text:p text:style-name="P98"/>
      <text:p text:style-name="P111"/>
      <text:p text:style-name="P163"><text:span text:style-name="MathematicaFormatStandardForm"><text:span text:style-name="T58">Overview</text:span></text:span></text:p>
      <text:p text:style-name="P98"/>
      <text:p text:style-name="P23"><text:tab/><text:span text:style-name="T292">This section details expressions of the form</text:span><text:span text:style-name="T292"><draw:frame draw:style-name="fr1" draw:name="Object619" text:anchor-type="as-char" svg:y="-0.1437in" svg:width="0.6799in" svg:height="0.1783in" draw:z-index="476"><draw:object xlink:href="./Object 494" xlink:type="simple" xlink:show="embed" xlink:actuate="onLoad"/><draw:image xlink:href="./ObjectReplacements/Object 494" xlink:type="simple" xlink:show="embed" xlink:actuate="onLoad"/><svg:desc>formula</svg:desc></draw:frame></text:span><text:span text:style-name="T292">, which will function similarly to</text:span><text:span text:style-name="T292"><draw:frame draw:style-name="fr1" draw:name="Object684" text:anchor-type="as-char" svg:y="-0.1437in" svg:width="0.6689in" svg:height="0.1783in" draw:z-index="477"><draw:object xlink:href="./Object 495" xlink:type="simple" xlink:show="embed" xlink:actuate="onLoad"/><draw:image xlink:href="./ObjectReplacements/Object 495" xlink:type="simple" xlink:show="embed" xlink:actuate="onLoad"/><svg:desc>formula</svg:desc></draw:frame></text:span><text:span text:style-name="T292">. <text:s/>The section contains a number of identities for expressing</text:span><text:span text:style-name="T292"><draw:frame draw:style-name="fr1" draw:name="Object744" text:anchor-type="as-char" svg:y="-0.1437in" svg:width="0.2193in" svg:height="0.1736in" draw:z-index="726"><draw:object xlink:href="./Object 744" xlink:type="simple" xlink:show="embed" xlink:actuate="onLoad"/><draw:image xlink:href="./ObjectReplacements/Object 744" xlink:type="simple" xlink:show="embed" xlink:actuate="onLoad"/><svg:desc>formula</svg:desc></draw:frame></text:span><text:span text:style-name="T292">and</text:span><text:span text:style-name="T292"><draw:frame draw:style-name="fr1" draw:name="Object745" text:anchor-type="as-char" svg:y="-0.1437in" svg:width="0.4772in" svg:height="0.1783in" draw:z-index="728"><draw:object xlink:href="./Object 745" xlink:type="simple" xlink:show="embed" xlink:actuate="onLoad"/><draw:image xlink:href="./ObjectReplacements/Object 745" xlink:type="simple" xlink:show="embed" xlink:actuate="onLoad"/><svg:desc>formula</svg:desc></draw:frame></text:span><text:span text:style-name="T292">in terms of</text:span><text:span text:style-name="T292"><draw:frame draw:style-name="fr1" draw:name="Object746" text:anchor-type="as-char" svg:y="-0.1437in" svg:width="0.6799in" svg:height="0.1783in" draw:z-index="729"><draw:object xlink:href="./Object 746" xlink:type="simple" xlink:show="embed" xlink:actuate="onLoad"/><draw:image xlink:href="./ObjectReplacements/Object 746" xlink:type="simple" xlink:show="embed" xlink:actuate="onLoad"/><svg:desc>formula</svg:desc></draw:frame></text:span><text:span text:style-name="T292">, the most noteworthy being a convolution analogue to the familiar expression</text:span><text:span text:style-name="T292"><draw:frame draw:style-name="fr1" draw:name="Object747" text:anchor-type="as-char" svg:y="-0.2228in" svg:width="1.0165in" svg:height="0.3638in" draw:z-index="730"><draw:object xlink:href="./Object 747" xlink:type="simple" xlink:show="embed" xlink:actuate="onLoad"/><draw:image xlink:href="./ObjectReplacements/Object 747" xlink:type="simple" xlink:show="embed" xlink:actuate="onLoad"/><svg:desc>formula</svg:desc></draw:frame></text:span><text:span text:style-name="T292">.</text:span></text:p>
      <text:p text:style-name="P22"/>
      <text:p text:style-name="P111"/>
      <text:p text:style-name="P163"><text:span text:style-name="MathematicaFormatStandardForm"><text:span text:style-name="T182"><draw:frame draw:style-name="fr1" draw:name="Object9" text:anchor-type="as-char" svg:y="-0.1437in" svg:width="0.6799in" svg:height="0.1783in" draw:z-index="478"><draw:object xlink:href="./Object 496" xlink:type="simple" xlink:show="embed" xlink:actuate="onLoad"/><draw:image xlink:href="./ObjectReplacements/Object 496" xlink:type="simple" xlink:show="embed" xlink:actuate="onLoad"/><svg:desc>formula</svg:desc></draw:frame></text:span></text:span><text:span text:style-name="MathematicaFormatStandardForm"><text:span text:style-name="T68">Written Out Explicitly</text:span></text:span></text:p>
      <text:p text:style-name="P98"/>
      <text:p text:style-name="P123"><text:span text:style-name="T189"><text:tab/></text:span><text:span text:style-name="T214">To begin with, I'll write out, explicitly, </text:span><text:span text:style-name="T214"><draw:frame draw:style-name="fr1" draw:name="Object748" text:anchor-type="as-char" svg:y="-0.1437in" svg:width="0.6799in" svg:height="0.1783in" draw:z-index="731"><draw:object xlink:href="./Object 748" xlink:type="simple" xlink:show="embed" xlink:actuate="onLoad"/><draw:image xlink:href="./ObjectReplacements/Object 748" xlink:type="simple" xlink:show="embed" xlink:actuate="onLoad"/><svg:desc>formula</svg:desc></draw:frame></text:span><text:span text:style-name="T214">for the first few values of k. <text:s/>To do this, I'll be relying on the differential / finite difference form of </text:span><text:span text:style-name="T214"><draw:frame draw:style-name="fr1" draw:name="Object749" text:anchor-type="as-char" svg:y="-0.1626in" svg:width="1.1154in" svg:height="0.2866in" draw:z-index="732"><draw:object xlink:href="./Object 749" xlink:type="simple" xlink:show="embed" xlink:actuate="onLoad"/><draw:image xlink:href="./ObjectReplacements/Object 749" xlink:type="simple" xlink:show="embed" xlink:actuate="onLoad"/><svg:desc>formula</svg:desc></draw:frame></text:span><text:span text:style-name="T214">/</text:span><text:span text:style-name="T205"><draw:frame draw:style-name="fr1" draw:name="Object750" text:anchor-type="as-char" svg:y="-0.1244in" svg:width="0.9425in" svg:height="0.1752in" draw:z-index="733"><draw:object xlink:href="./Object 750" xlink:type="simple" xlink:show="embed" xlink:actuate="onLoad"/><draw:image xlink:href="./ObjectReplacements/Object 750" xlink:type="simple" xlink:show="embed" xlink:actuate="onLoad"/><svg:desc>formula</svg:desc></draw:frame></text:span><text:span text:style-name="T214">detailed in Section 3.</text:span></text:p>
      <text:p text:style-name="P10"/>
      <text:p text:style-name="P22"><text:tab/><text:span text:style-name="T304">So, if k=1, we can expression the log of 1+x in the very familiar form of</text:span></text:p>
      <text:p text:style-name="P98"><draw:frame draw:style-name="fr1" draw:name="Object10" text:anchor-type="as-char" svg:y="-0.2437in" svg:width="1.2299in" svg:height="0.3929in" draw:z-index="479"><draw:object xlink:href="./Object 497" xlink:type="simple" xlink:show="embed" xlink:actuate="onLoad"/><draw:image xlink:href="./ObjectReplacements/Object 497" xlink:type="simple" xlink:show="embed" xlink:actuate="onLoad"/><svg:desc>formula</svg:desc></draw:frame></text:p>
      <text:p text:style-name="P52">The convolution equivalents of this are</text:p>
      <text:p text:style-name="P98"><draw:frame draw:style-name="fr1" draw:name="Object187" text:anchor-type="as-char" svg:y="-0.1244in" svg:width="0.75in" svg:height="0.1591in" draw:z-index="480"><draw:object xlink:href="./Object 498" xlink:type="simple" xlink:show="embed" xlink:actuate="onLoad"/><draw:image xlink:href="./ObjectReplacements/Object 498" xlink:type="simple" xlink:show="embed" xlink:actuate="onLoad"/><svg:desc>formula</svg:desc></draw:frame></text:p>
      <text:p text:style-name="P6"/>
      <table:table table:name="Table15" table:style-name="Table15">
        <table:table-column table:style-name="Table15.A"/>
        <table:table-column table:style-name="Table15.B"/>
        <table:table-column table:style-name="Table15.C"/>
        <table:table-row>
          <table:table-cell table:style-name="Table15.A1" office:value-type="string">
            <text:p text:style-name="P61"><text:span text:style-name="MathematicaFormatStandardForm"><text:span text:style-name="T40"/></text:span></text:p>
          </table:table-cell>
          <table:table-cell table:style-name="Table15.A1" office:value-type="string">
            <text:p text:style-name="P65"><text:span text:style-name="MathematicaFormatStandardForm"><text:span text:style-name="T44"><draw:frame draw:style-name="fr2" draw:name="Object153" text:anchor-type="as-char" svg:y="-0.1516in" svg:width="0.2264in" svg:height="0.2091in" draw:z-index="481"><draw:object xlink:href="./Object 499" xlink:type="simple" xlink:show="embed" xlink:actuate="onLoad"/><draw:image xlink:href="./ObjectReplacements/Object 499" xlink:type="simple" xlink:show="embed" xlink:actuate="onLoad"/><svg:desc>formula</svg:desc></draw:frame></text:span></text:span></text:p>
          </table:table-cell>
          <table:table-cell table:style-name="Table15.C1" office:value-type="string">
            <text:p text:style-name="P65"><text:span text:style-name="MathematicaFormatStandardForm"><text:span text:style-name="T76"><draw:frame draw:style-name="fr2" draw:name="Object154" text:anchor-type="as-char" svg:y="-0.1425in" svg:width="0.2898in" svg:height="0.1902in" draw:z-index="482"><draw:object xlink:href="./Object 500" xlink:type="simple" xlink:show="embed" xlink:actuate="onLoad"/><draw:image xlink:href="./ObjectReplacements/Object 500" xlink:type="simple" xlink:show="embed" xlink:actuate="onLoad"/><svg:desc>formula</svg:desc></draw:frame></text:span></text:span></text:p>
          </table:table-cell>
        </table:table-row>
        <table:table-row table:style-name="Table15.2">
          <table:table-cell table:style-name="Table15.A2" office:value-type="string">
            <text:p text:style-name="P65"><text:span text:style-name="MathematicaFormatStandardForm"><text:span text:style-name="T45">+</text:span></text:span></text:p>
          </table:table-cell>
          <table:table-cell table:style-name="Table15.B2" office:value-type="string">
            <text:p text:style-name="P76"><text:span text:style-name="MathematicaFormatStandardForm"><text:span text:style-name="T43"><draw:frame draw:style-name="fr1" draw:name="Object155" text:anchor-type="as-char" svg:y="-0.2437in" svg:width="0.7472in" svg:height="0.3929in" draw:z-index="483"><draw:object xlink:href="./Object 501" xlink:type="simple" xlink:show="embed" xlink:actuate="onLoad"/><draw:image xlink:href="./ObjectReplacements/Object 501" xlink:type="simple" xlink:show="embed" xlink:actuate="onLoad"/><svg:desc>formula</svg:desc></draw:frame></text:span></text:span></text:p>
          </table:table-cell>
          <table:table-cell table:style-name="Table15.C2" office:value-type="string">
            <text:p text:style-name="P76"><text:span text:style-name="MathematicaFormatStandardForm"><text:span text:style-name="T75"><draw:frame draw:style-name="fr1" draw:name="Object156" text:anchor-type="as-char" svg:y="-0.2339in" svg:width="0.3618in" svg:height="0.3752in" draw:z-index="484"><draw:object xlink:href="./Object 502" xlink:type="simple" xlink:show="embed" xlink:actuate="onLoad"/><draw:image xlink:href="./ObjectReplacements/Object 502" xlink:type="simple" xlink:show="embed" xlink:actuate="onLoad"/><svg:desc>formula</svg:desc></draw:frame></text:span></text:span></text:p>
          </table:table-cell>
        </table:table-row>
        <table:table-row>
          <table:table-cell table:style-name="Table15.A3" office:value-type="string">
            <text:p text:style-name="P172">*</text:p>
          </table:table-cell>
          <table:table-cell table:style-name="Table15.B3" office:value-type="string">
            <text:p text:style-name="P76"><text:span text:style-name="MathematicaFormatStandardForm"><text:span text:style-name="T43"><draw:frame draw:style-name="fr1" draw:name="Object157" text:anchor-type="as-char" svg:y="-0.2437in" svg:width="1.078in" svg:height="0.3929in" draw:z-index="485"><draw:object xlink:href="./Object 503" xlink:type="simple" xlink:show="embed" xlink:actuate="onLoad"/><draw:image xlink:href="./ObjectReplacements/Object 503" xlink:type="simple" xlink:show="embed" xlink:actuate="onLoad"/><svg:desc>formula</svg:desc></draw:frame></text:span></text:span></text:p>
          </table:table-cell>
          <table:table-cell table:style-name="Table15.C3" office:value-type="string">
            <text:p text:style-name="P76"><text:span text:style-name="MathematicaFormatStandardForm"><text:span text:style-name="T75"><draw:frame draw:style-name="fr1" draw:name="Object158" text:anchor-type="as-char" svg:y="-0.2339in" svg:width="0.5102in" svg:height="0.3752in" draw:z-index="486"><draw:object xlink:href="./Object 504" xlink:type="simple" xlink:show="embed" xlink:actuate="onLoad"/><draw:image xlink:href="./ObjectReplacements/Object 504" xlink:type="simple" xlink:show="embed" xlink:actuate="onLoad"/><svg:desc>formula</svg:desc></draw:frame></text:span></text:span></text:p>
          </table:table-cell>
        </table:table-row>
      </table:table>
      <text:p text:style-name="P10"/>
      <text:p text:style-name="P22"><text:tab/><text:span text:style-name="T304">For k=2, we can express log of 1+x squared pretty simply as</text:span></text:p>
      <text:p text:style-name="P22"/>
      <text:p text:style-name="P98"><draw:frame draw:style-name="fr1" draw:name="Object11" text:anchor-type="as-char" svg:y="-0.2437in" svg:width="1.8835in" svg:height="0.3929in" draw:z-index="734"><draw:object xlink:href="./Object 505" xlink:type="simple" xlink:show="embed" xlink:actuate="onLoad"/><draw:image xlink:href="./ObjectReplacements/Object 505" xlink:type="simple" xlink:show="embed" xlink:actuate="onLoad"/><svg:desc>formula</svg:desc></draw:frame></text:p>
      <text:p text:style-name="P98"/>
      <text:p text:style-name="P52">Here, the convolution equivalent is slight more complicated, as</text:p>
      <text:p text:style-name="P52"/>
      <text:p text:style-name="P98"><draw:frame draw:style-name="fr1" draw:name="Object13" text:anchor-type="as-char" svg:y="-0.1437in" svg:width="0.7945in" svg:height="0.1783in" draw:z-index="735"><draw:object xlink:href="./Object 506" xlink:type="simple" xlink:show="embed" xlink:actuate="onLoad"/><draw:image xlink:href="./ObjectReplacements/Object 506" xlink:type="simple" xlink:show="embed" xlink:actuate="onLoad"/><svg:desc>formula</svg:desc></draw:frame></text:p>
      <text:p text:style-name="P6"/>
      <table:table table:name="Table16" table:style-name="Table16">
        <table:table-column table:style-name="Table16.A"/>
        <table:table-column table:style-name="Table16.B"/>
        <table:table-column table:style-name="Table16.C"/>
        <table:table-row>
          <table:table-cell table:style-name="Table16.A1" office:value-type="string">
            <text:p text:style-name="P61"><text:span text:style-name="MathematicaFormatStandardForm"><text:span text:style-name="T40"/></text:span></text:p>
          </table:table-cell>
          <table:table-cell table:style-name="Table16.A1" office:value-type="string">
            <text:p text:style-name="P65"><text:span text:style-name="MathematicaFormatStandardForm"><text:span text:style-name="T44"><draw:frame draw:style-name="fr2" draw:name="Object159" text:anchor-type="as-char" svg:y="-0.1516in" svg:width="0.2264in" svg:height="0.2091in" draw:z-index="489"><draw:object xlink:href="./Object 507" xlink:type="simple" xlink:show="embed" xlink:actuate="onLoad"/><draw:image xlink:href="./ObjectReplacements/Object 507" xlink:type="simple" xlink:show="embed" xlink:actuate="onLoad"/><svg:desc>formula</svg:desc></draw:frame></text:span></text:span></text:p>
          </table:table-cell>
          <table:table-cell table:style-name="Table16.C1" office:value-type="string">
            <text:p text:style-name="P65"><text:span text:style-name="MathematicaFormatStandardForm"><text:span text:style-name="T76"><draw:frame draw:style-name="fr2" draw:name="Object160" text:anchor-type="as-char" svg:y="-0.1425in" svg:width="0.2898in" svg:height="0.1902in" draw:z-index="490"><draw:object xlink:href="./Object 508" xlink:type="simple" xlink:show="embed" xlink:actuate="onLoad"/><draw:image xlink:href="./ObjectReplacements/Object 508" xlink:type="simple" xlink:show="embed" xlink:actuate="onLoad"/><svg:desc>formula</svg:desc></draw:frame></text:span></text:span></text:p>
          </table:table-cell>
        </table:table-row>
        <table:table-row table:style-name="Table16.2">
          <table:table-cell table:style-name="Table16.A2" office:value-type="string">
            <text:p text:style-name="P65"><text:span text:style-name="MathematicaFormatStandardForm"><text:span text:style-name="T45">+</text:span></text:span></text:p>
          </table:table-cell>
          <table:table-cell table:style-name="Table16.B2" office:value-type="string">
            <text:p text:style-name="P76"><text:span text:style-name="MathematicaFormatStandardForm"><text:span text:style-name="T43"><draw:frame draw:style-name="fr1" draw:name="Object131" text:anchor-type="as-char" svg:y="-0.2437in" svg:width="1.739in" svg:height="0.3929in" draw:z-index="491"><draw:object xlink:href="./Object 509" xlink:type="simple" xlink:show="embed" xlink:actuate="onLoad"/><draw:image xlink:href="./ObjectReplacements/Object 509" xlink:type="simple" xlink:show="embed" xlink:actuate="onLoad"/><svg:desc>formula</svg:desc></draw:frame></text:span></text:span></text:p>
          </table:table-cell>
          <table:table-cell table:style-name="Table16.C2" office:value-type="string">
            <text:p text:style-name="P76"><text:span text:style-name="MathematicaFormatStandardForm"><text:span text:style-name="T75"><draw:frame draw:style-name="fr1" draw:name="Object162" text:anchor-type="as-char" svg:y="-0.2339in" svg:width="0.6937in" svg:height="0.3752in" draw:z-index="492"><draw:object xlink:href="./Object 510" xlink:type="simple" xlink:show="embed" xlink:actuate="onLoad"/><draw:image xlink:href="./ObjectReplacements/Object 510" xlink:type="simple" xlink:show="embed" xlink:actuate="onLoad"/><svg:desc>formula</svg:desc></draw:frame></text:span></text:span></text:p>
          </table:table-cell>
        </table:table-row>
        <text:soft-page-break/>
        <table:table-row>
          <table:table-cell table:style-name="Table16.A3" office:value-type="string">
            <text:p text:style-name="P172">*</text:p>
          </table:table-cell>
          <table:table-cell table:style-name="Table16.B3" office:value-type="string">
            <text:p text:style-name="P76"><text:span text:style-name="MathematicaFormatStandardForm"><text:span text:style-name="T43"><draw:frame draw:style-name="fr1" draw:name="Object132" text:anchor-type="as-char" svg:y="-0.348in" svg:width="2.4063in" svg:height="0.4972in" draw:z-index="493"><draw:object xlink:href="./Object 511" xlink:type="simple" xlink:show="embed" xlink:actuate="onLoad"/><draw:image xlink:href="./ObjectReplacements/Object 511" xlink:type="simple" xlink:show="embed" xlink:actuate="onLoad"/><svg:desc>formula</svg:desc></draw:frame></text:span></text:span></text:p>
          </table:table-cell>
          <table:table-cell table:style-name="Table16.C3" office:value-type="string">
            <text:p text:style-name="P76"><text:span text:style-name="MathematicaFormatStandardForm"><text:span text:style-name="T75"><draw:frame draw:style-name="fr1" draw:name="Object164" text:anchor-type="as-char" svg:y="-0.3382in" svg:width="1.0091in" svg:height="0.4783in" draw:z-index="494"><draw:object xlink:href="./Object 512" xlink:type="simple" xlink:show="embed" xlink:actuate="onLoad"/><draw:image xlink:href="./ObjectReplacements/Object 512" xlink:type="simple" xlink:show="embed" xlink:actuate="onLoad"/><svg:desc>formula</svg:desc></draw:frame></text:span></text:span></text:p>
          </table:table-cell>
        </table:table-row>
      </table:table>
      <text:p text:style-name="P10"/>
      <text:p text:style-name="P22"><text:tab/><text:span text:style-name="T304">For k=3, log of 1+x cubed can be written as</text:span></text:p>
      <text:p text:style-name="P22"/>
      <text:p text:style-name="P98"><draw:frame draw:style-name="fr1" draw:name="Object185" text:anchor-type="as-char" svg:y="-0.2437in" svg:width="2.4799in" svg:height="0.3929in" draw:z-index="495"><draw:object xlink:href="./Object 513" xlink:type="simple" xlink:show="embed" xlink:actuate="onLoad"/><draw:image xlink:href="./ObjectReplacements/Object 513" xlink:type="simple" xlink:show="embed" xlink:actuate="onLoad"/><svg:desc>formula</svg:desc></draw:frame></text:p>
      <text:p text:style-name="P98"/>
      <text:p text:style-name="P52">And obviously, continuing the pattern, the convolution equivalents can be written as</text:p>
      <text:p text:style-name="P52"/>
      <text:p text:style-name="P98"><draw:frame draw:style-name="fr1" draw:name="Object186" text:anchor-type="as-char" svg:y="-0.1437in" svg:width="0.7925in" svg:height="0.1783in" draw:z-index="496"><draw:object xlink:href="./Object 514" xlink:type="simple" xlink:show="embed" xlink:actuate="onLoad"/><draw:image xlink:href="./ObjectReplacements/Object 514" xlink:type="simple" xlink:show="embed" xlink:actuate="onLoad"/><svg:desc>formula</svg:desc></draw:frame></text:p>
      <text:p text:style-name="P6"/>
      <table:table table:name="Table17" table:style-name="Table17">
        <table:table-column table:style-name="Table17.A"/>
        <table:table-column table:style-name="Table17.B"/>
        <table:table-column table:style-name="Table17.C"/>
        <table:table-row>
          <table:table-cell table:style-name="Table17.A1" office:value-type="string">
            <text:p text:style-name="P61"><text:span text:style-name="MathematicaFormatStandardForm"><text:span text:style-name="T40"/></text:span></text:p>
          </table:table-cell>
          <table:table-cell table:style-name="Table17.A1" office:value-type="string">
            <text:p text:style-name="P65"><text:span text:style-name="MathematicaFormatStandardForm"><text:span text:style-name="T44"><draw:frame draw:style-name="fr2" draw:name="Object165" text:anchor-type="as-char" svg:y="-0.1516in" svg:width="0.2264in" svg:height="0.2091in" draw:z-index="497"><draw:object xlink:href="./Object 515" xlink:type="simple" xlink:show="embed" xlink:actuate="onLoad"/><draw:image xlink:href="./ObjectReplacements/Object 515" xlink:type="simple" xlink:show="embed" xlink:actuate="onLoad"/><svg:desc>formula</svg:desc></draw:frame></text:span></text:span></text:p>
          </table:table-cell>
          <table:table-cell table:style-name="Table17.C1" office:value-type="string">
            <text:p text:style-name="P65"><text:span text:style-name="MathematicaFormatStandardForm"><text:span text:style-name="T76"><draw:frame draw:style-name="fr2" draw:name="Object166" text:anchor-type="as-char" svg:y="-0.1425in" svg:width="0.2898in" svg:height="0.1902in" draw:z-index="498"><draw:object xlink:href="./Object 516" xlink:type="simple" xlink:show="embed" xlink:actuate="onLoad"/><draw:image xlink:href="./ObjectReplacements/Object 516" xlink:type="simple" xlink:show="embed" xlink:actuate="onLoad"/><svg:desc>formula</svg:desc></draw:frame></text:span></text:span></text:p>
          </table:table-cell>
        </table:table-row>
        <table:table-row table:style-name="Table17.2">
          <table:table-cell table:style-name="Table17.A2" office:value-type="string">
            <text:p text:style-name="P65"><text:span text:style-name="MathematicaFormatStandardForm"><text:span text:style-name="T45">+</text:span></text:span></text:p>
          </table:table-cell>
          <table:table-cell table:style-name="Table17.B2" office:value-type="string">
            <text:p text:style-name="P76"><text:span text:style-name="MathematicaFormatStandardForm"><text:span text:style-name="T43"><draw:frame draw:style-name="fr1" draw:name="Object167" text:anchor-type="as-char" svg:y="-0.2437in" svg:width="2.7366in" svg:height="0.3929in" draw:z-index="499"><draw:object xlink:href="./Object 517" xlink:type="simple" xlink:show="embed" xlink:actuate="onLoad"/><draw:image xlink:href="./ObjectReplacements/Object 517" xlink:type="simple" xlink:show="embed" xlink:actuate="onLoad"/><svg:desc>formula</svg:desc></draw:frame></text:span></text:span></text:p>
          </table:table-cell>
          <table:table-cell table:style-name="Table17.C2" office:value-type="string">
            <text:p text:style-name="P76"><text:span text:style-name="MathematicaFormatStandardForm"><text:span text:style-name="T75"><draw:frame draw:style-name="fr1" draw:name="Object168" text:anchor-type="as-char" svg:y="-0.2339in" svg:width="1.1398in" svg:height="0.3752in" draw:z-index="500"><draw:object xlink:href="./Object 518" xlink:type="simple" xlink:show="embed" xlink:actuate="onLoad"/><draw:image xlink:href="./ObjectReplacements/Object 518" xlink:type="simple" xlink:show="embed" xlink:actuate="onLoad"/><svg:desc>formula</svg:desc></draw:frame></text:span></text:span></text:p>
          </table:table-cell>
        </table:table-row>
        <table:table-row>
          <table:table-cell table:style-name="Table17.A3" office:value-type="string">
            <text:p text:style-name="P172">*</text:p>
          </table:table-cell>
          <table:table-cell table:style-name="Table17.B3" office:value-type="string">
            <text:p text:style-name="P76"><text:span text:style-name="MathematicaFormatStandardForm"><text:span text:style-name="T43"><draw:frame draw:style-name="fr1" draw:name="Object169" text:anchor-type="as-char" svg:y="-0.348in" svg:width="3.6256in" svg:height="0.4972in" draw:z-index="501"><draw:object xlink:href="./Object 519" xlink:type="simple" xlink:show="embed" xlink:actuate="onLoad"/><draw:image xlink:href="./ObjectReplacements/Object 519" xlink:type="simple" xlink:show="embed" xlink:actuate="onLoad"/><svg:desc>formula</svg:desc></draw:frame></text:span></text:span></text:p>
          </table:table-cell>
          <table:table-cell table:style-name="Table17.C3" office:value-type="string">
            <text:p text:style-name="P76"><text:span text:style-name="MathematicaFormatStandardForm"><text:span text:style-name="T75"><draw:frame draw:style-name="fr1" draw:name="Object170" text:anchor-type="as-char" svg:y="-0.3382in" svg:width="1.5299in" svg:height="0.4783in" draw:z-index="502"><draw:object xlink:href="./Object 520" xlink:type="simple" xlink:show="embed" xlink:actuate="onLoad"/><draw:image xlink:href="./ObjectReplacements/Object 520" xlink:type="simple" xlink:show="embed" xlink:actuate="onLoad"/><svg:desc>formula</svg:desc></draw:frame></text:span></text:span></text:p>
          </table:table-cell>
        </table:table-row>
      </table:table>
      <text:p text:style-name="P10"/>
      <text:p text:style-name="P52">And so on. <text:s/>Hopefully the pattern should be clearly established here.</text:p>
      <text:p text:style-name="P111"/>
      <text:p text:style-name="P163"><text:span text:style-name="MathematicaFormatStandardForm"><text:span text:style-name="T46">Recursive Definition for</text:span></text:span><text:span text:style-name="MathematicaFormatStandardForm"><text:span text:style-name="T47"><draw:frame draw:style-name="fr1" draw:name="Object301" text:anchor-type="as-char" svg:y="-0.1437in" svg:width="0.6799in" svg:height="0.1783in" draw:z-index="736"><draw:object xlink:href="./Object 521" xlink:type="simple" xlink:show="embed" xlink:actuate="onLoad"/><draw:image xlink:href="./ObjectReplacements/Object 521" xlink:type="simple" xlink:show="embed" xlink:actuate="onLoad"/><svg:desc>formula</svg:desc></draw:frame></text:span></text:span></text:p>
      <text:p text:style-name="P97"/>
      <text:p text:style-name="P22"><text:tab/><text:span text:style-name="T304">One way to capture the pattern of the previous sections is to write log <text:s/>of 1+x to the kth power recursively as</text:span></text:p>
      <text:p text:style-name="P22"/>
      <text:p text:style-name="P98"><draw:frame draw:style-name="fr1" draw:name="Object8" text:anchor-type="as-char" svg:y="-0.2437in" svg:width="2.0181in" svg:height="0.3929in" draw:z-index="737"><draw:object xlink:href="./Object 522" xlink:type="simple" xlink:show="embed" xlink:actuate="onLoad"/><draw:image xlink:href="./ObjectReplacements/Object 522" xlink:type="simple" xlink:show="embed" xlink:actuate="onLoad"/><svg:desc>formula</svg:desc></draw:frame></text:p>
      <text:p text:style-name="P52"/>
      <text:p text:style-name="P52">The convolution equivalents of this are</text:p>
      <text:p text:style-name="P52"/>
      <text:p text:style-name="P98"><draw:frame draw:style-name="fr1" draw:name="Object184" text:anchor-type="as-char" svg:y="-0.1437in" svg:width="0.798in" svg:height="0.1783in" draw:z-index="738"><draw:object xlink:href="./Object 523" xlink:type="simple" xlink:show="embed" xlink:actuate="onLoad"/><draw:image xlink:href="./ObjectReplacements/Object 523" xlink:type="simple" xlink:show="embed" xlink:actuate="onLoad"/><svg:desc>formula</svg:desc></draw:frame></text:p>
      <text:p text:style-name="P6"/>
      <table:table table:name="Table18" table:style-name="Table18">
        <table:table-column table:style-name="Table18.A"/>
        <table:table-column table:style-name="Table18.B"/>
        <table:table-column table:style-name="Table18.C"/>
        <table:table-row>
          <table:table-cell table:style-name="Table18.A1" office:value-type="string">
            <text:p text:style-name="P61"><text:span text:style-name="MathematicaFormatStandardForm"><text:span text:style-name="T40"/></text:span></text:p>
          </table:table-cell>
          <table:table-cell table:style-name="Table18.A1" office:value-type="string">
            <text:p text:style-name="P65"><text:span text:style-name="MathematicaFormatStandardForm"><text:span text:style-name="T44"><draw:frame draw:style-name="fr2" draw:name="Object171" text:anchor-type="as-char" svg:y="-0.1516in" svg:width="0.2264in" svg:height="0.2091in" draw:z-index="506"><draw:object xlink:href="./Object 524" xlink:type="simple" xlink:show="embed" xlink:actuate="onLoad"/><draw:image xlink:href="./ObjectReplacements/Object 524" xlink:type="simple" xlink:show="embed" xlink:actuate="onLoad"/><svg:desc>formula</svg:desc></draw:frame></text:span></text:span></text:p>
          </table:table-cell>
          <table:table-cell table:style-name="Table18.C1" office:value-type="string">
            <text:p text:style-name="P65"><text:span text:style-name="MathematicaFormatStandardForm"><text:span text:style-name="T76"><draw:frame draw:style-name="fr2" draw:name="Object172" text:anchor-type="as-char" svg:y="-0.1425in" svg:width="0.2898in" svg:height="0.1902in" draw:z-index="507"><draw:object xlink:href="./Object 525" xlink:type="simple" xlink:show="embed" xlink:actuate="onLoad"/><draw:image xlink:href="./ObjectReplacements/Object 525" xlink:type="simple" xlink:show="embed" xlink:actuate="onLoad"/><svg:desc>formula</svg:desc></draw:frame></text:span></text:span></text:p>
          </table:table-cell>
        </table:table-row>
        <table:table-row table:style-name="Table18.2">
          <table:table-cell table:style-name="Table18.A2" office:value-type="string">
            <text:p text:style-name="P65"><text:span text:style-name="MathematicaFormatStandardForm"><text:span text:style-name="T45">+</text:span></text:span></text:p>
          </table:table-cell>
          <table:table-cell table:style-name="Table18.B2" office:value-type="string">
            <text:p text:style-name="P76"><text:span text:style-name="MathematicaFormatStandardForm"><text:span text:style-name="T43"><draw:frame draw:style-name="fr1" draw:name="Object173" text:anchor-type="as-char" svg:y="-0.2437in" svg:width="1.8638in" svg:height="0.3929in" draw:z-index="508"><draw:object xlink:href="./Object 526" xlink:type="simple" xlink:show="embed" xlink:actuate="onLoad"/><draw:image xlink:href="./ObjectReplacements/Object 526" xlink:type="simple" xlink:show="embed" xlink:actuate="onLoad"/><svg:desc>formula</svg:desc></draw:frame></text:span></text:span></text:p>
          </table:table-cell>
          <table:table-cell table:style-name="Table18.C2" office:value-type="string">
            <text:p text:style-name="P76"><text:span text:style-name="MathematicaFormatStandardForm"><text:span text:style-name="T75"><draw:frame draw:style-name="fr1" draw:name="Object174" text:anchor-type="as-char" svg:y="-0.2339in" svg:width="1.389in" svg:height="0.3752in" draw:z-index="509"><draw:object xlink:href="./Object 527" xlink:type="simple" xlink:show="embed" xlink:actuate="onLoad"/><draw:image xlink:href="./ObjectReplacements/Object 527" xlink:type="simple" xlink:show="embed" xlink:actuate="onLoad"/><svg:desc>formula</svg:desc></draw:frame></text:span></text:span></text:p>
          </table:table-cell>
        </table:table-row>
        <table:table-row>
          <table:table-cell table:style-name="Table18.A3" office:value-type="string">
            <text:p text:style-name="P172">*</text:p>
          </table:table-cell>
          <table:table-cell table:style-name="Table18.B3" office:value-type="string">
            <text:p text:style-name="P76"><text:span text:style-name="MathematicaFormatStandardForm"><text:span text:style-name="T43"><draw:frame draw:style-name="fr1" draw:name="Object175" text:anchor-type="as-char" svg:y="-0.2437in" svg:width="1.9516in" svg:height="0.3929in" draw:z-index="510"><draw:object xlink:href="./Object 528" xlink:type="simple" xlink:show="embed" xlink:actuate="onLoad"/><draw:image xlink:href="./ObjectReplacements/Object 528" xlink:type="simple" xlink:show="embed" xlink:actuate="onLoad"/><svg:desc>formula</svg:desc></draw:frame></text:span></text:span></text:p>
          </table:table-cell>
          <table:table-cell table:style-name="Table18.C3" office:value-type="string">
            <text:p text:style-name="P76"><text:span text:style-name="MathematicaFormatStandardForm"><text:span text:style-name="T75"><draw:frame draw:style-name="fr1" draw:name="Object176" text:anchor-type="as-char" svg:y="-0.2339in" svg:width="1.289in" svg:height="0.3752in" draw:z-index="511"><draw:object xlink:href="./Object 529" xlink:type="simple" xlink:show="embed" xlink:actuate="onLoad"/><draw:image xlink:href="./ObjectReplacements/Object 529" xlink:type="simple" xlink:show="embed" xlink:actuate="onLoad"/><svg:desc>formula</svg:desc></draw:frame></text:span></text:span></text:p>
          </table:table-cell>
        </table:table-row>
      </table:table>
      <text:p text:style-name="P10"/>
      <text:p text:style-name="P10"/>
      <text:p text:style-name="P116"/>
      <text:p text:style-name="P163"><text:span text:style-name="MathematicaFormatStandardForm"><text:span text:style-name="T69">Multiplication: </text:span></text:span><text:span text:style-name="MathematicaFormatStandardForm"><text:span text:style-name="T70"><draw:frame draw:style-name="fr1" draw:name="Object441" text:anchor-type="as-char" svg:y="-0.1437in" svg:width="2.0937in" svg:height="0.1783in" draw:z-index="512"><draw:object xlink:href="./Object 530" xlink:type="simple" xlink:show="embed" xlink:actuate="onLoad"/><draw:image xlink:href="./ObjectReplacements/Object 530" xlink:type="simple" xlink:show="embed" xlink:actuate="onLoad"/><svg:desc>formula</svg:desc></draw:frame></text:span></text:span></text:p>
      <text:p text:style-name="P30"/>
      <text:p text:style-name="P22"><text:tab/><text:span text:style-name="T304">We can also express the normal rule of adding exponents here. <text:s/>If </text:span><text:span text:style-name="T225">a</text:span><text:span text:style-name="T304"> and </text:span><text:span text:style-name="T225">b</text:span><text:span text:style-name="T304"> are both whole numbers, we can express the product of </text:span><text:span text:style-name="T225">log(1+x)</text:span><text:span text:style-name="T304"> raised to the powers of </text:span><text:span text:style-name="T225">a</text:span><text:span text:style-name="T304"> and </text:span><text:span text:style-name="T225">b</text:span><text:span text:style-name="T304"> as</text:span></text:p>
      <text:p text:style-name="P154"><draw:frame draw:style-name="fr1" draw:name="Object444" text:anchor-type="as-char" svg:y="-0.1437in" svg:width="2.0937in" svg:height="0.1783in" draw:z-index="513"><draw:object xlink:href="./Object 531" xlink:type="simple" xlink:show="embed" xlink:actuate="onLoad"/><draw:image xlink:href="./ObjectReplacements/Object 531" xlink:type="simple" xlink:show="embed" xlink:actuate="onLoad"/><svg:desc>formula</svg:desc></draw:frame></text:p>
      <text:p text:style-name="P137"/>
      <text:p text:style-name="P52">The convolution equivalent of this is, of course,</text:p>
      <text:p text:style-name="P137"/>
      <text:p text:style-name="P30"><draw:frame draw:style-name="fr1" draw:name="Object443" text:anchor-type="as-char" svg:y="-0.1437in" svg:width="2.1283in" svg:height="0.1783in" draw:z-index="514"><draw:object xlink:href="./Object 532" xlink:type="simple" xlink:show="embed" xlink:actuate="onLoad"/><draw:image xlink:href="./ObjectReplacements/Object 532" xlink:type="simple" xlink:show="embed" xlink:actuate="onLoad"/><svg:desc>formula</svg:desc></draw:frame></text:p>
      <text:p text:style-name="P30"/>
      <text:p text:style-name="P52">which, when written out, is</text:p>
      <text:p text:style-name="P30"/>
      <text:p text:style-name="P98"><draw:frame draw:style-name="fr1" draw:name="Object458" text:anchor-type="as-char" svg:y="-0.1437in" svg:width="0.898in" svg:height="0.1783in" draw:z-index="515"><draw:object xlink:href="./Object 533" xlink:type="simple" xlink:show="embed" xlink:actuate="onLoad"/><draw:image xlink:href="./ObjectReplacements/Object 533" xlink:type="simple" xlink:show="embed" xlink:actuate="onLoad"/><svg:desc>formula</svg:desc></draw:frame></text:p>
      <text:p text:style-name="P6"/>
      <table:table table:name="Table29" table:style-name="Table29">
        <table:table-column table:style-name="Table29.A"/>
        <table:table-column table:style-name="Table29.B"/>
        <table:table-column table:style-name="Table29.C"/>
        <table:table-row>
          <table:table-cell table:style-name="Table29.A1" office:value-type="string">
            <text:p text:style-name="P61"><text:span text:style-name="MathematicaFormatStandardForm"><text:span text:style-name="T40"/></text:span></text:p>
          </table:table-cell>
          <table:table-cell table:style-name="Table29.A1" office:value-type="string">
            <text:p text:style-name="P65"><text:span text:style-name="MathematicaFormatStandardForm"><text:span text:style-name="T44"><draw:frame draw:style-name="fr2" draw:name="Object459" text:anchor-type="as-char" svg:y="-0.1516in" svg:width="0.2264in" svg:height="0.2091in" draw:z-index="743"><draw:object xlink:href="./Object 534" xlink:type="simple" xlink:show="embed" xlink:actuate="onLoad"/><draw:image xlink:href="./ObjectReplacements/Object 534" xlink:type="simple" xlink:show="embed" xlink:actuate="onLoad"/><svg:desc>formula</svg:desc></draw:frame></text:span></text:span></text:p>
          </table:table-cell>
          <table:table-cell table:style-name="Table29.C1" office:value-type="string">
            <text:p text:style-name="P65"><text:span text:style-name="MathematicaFormatStandardForm"><text:span text:style-name="T76"><draw:frame draw:style-name="fr2" draw:name="Object461" text:anchor-type="as-char" svg:y="-0.1425in" svg:width="0.2898in" svg:height="0.1902in" draw:z-index="744"><draw:object xlink:href="./Object 535" xlink:type="simple" xlink:show="embed" xlink:actuate="onLoad"/><draw:image xlink:href="./ObjectReplacements/Object 535" xlink:type="simple" xlink:show="embed" xlink:actuate="onLoad"/><svg:desc>formula</svg:desc></draw:frame></text:span></text:span></text:p>
          </table:table-cell>
        </table:table-row>
        <table:table-row table:style-name="Table29.2">
          <table:table-cell table:style-name="Table29.A2" office:value-type="string">
            <text:p text:style-name="P65"><text:span text:style-name="MathematicaFormatStandardForm"><text:span text:style-name="T45">+</text:span></text:span></text:p>
          </table:table-cell>
          <table:table-cell table:style-name="Table29.B2" office:value-type="string">
            <text:p text:style-name="P76"><text:span text:style-name="MathematicaFormatStandardForm"><text:span text:style-name="T75"><draw:frame draw:style-name="fr1" draw:name="Object463" text:anchor-type="as-char" svg:y="-0.2437in" svg:width="2.2583in" svg:height="0.3929in" draw:z-index="745"><draw:object xlink:href="./Object 536" xlink:type="simple" xlink:show="embed" xlink:actuate="onLoad"/><draw:image xlink:href="./ObjectReplacements/Object 536" xlink:type="simple" xlink:show="embed" xlink:actuate="onLoad"/><svg:desc>formula</svg:desc></draw:frame></text:span></text:span></text:p>
          </table:table-cell>
          <table:table-cell table:style-name="Table29.C2" office:value-type="string">
            <text:p text:style-name="P76"><text:span text:style-name="MathematicaFormatStandardForm"><text:span text:style-name="T75"><draw:frame draw:style-name="fr1" draw:name="Object464" text:anchor-type="as-char" svg:y="-0.2339in" svg:width="2.0055in" svg:height="0.3752in" draw:z-index="746"><draw:object xlink:href="./Object 537" xlink:type="simple" xlink:show="embed" xlink:actuate="onLoad"/><draw:image xlink:href="./ObjectReplacements/Object 537" xlink:type="simple" xlink:show="embed" xlink:actuate="onLoad"/><svg:desc>formula</svg:desc></draw:frame></text:span></text:span></text:p>
          </table:table-cell>
        </table:table-row>
        <table:table-row>
          <table:table-cell table:style-name="Table29.A3" office:value-type="string">
            <text:p text:style-name="P172">*</text:p>
          </table:table-cell>
          <table:table-cell table:style-name="Table29.B3" office:value-type="string">
            <text:p text:style-name="P76"><text:span text:style-name="MathematicaFormatStandardForm"><text:span text:style-name="T43"><draw:frame draw:style-name="fr1" draw:name="Object465" text:anchor-type="as-char" svg:y="-0.348in" svg:width="2.2063in" svg:height="0.4972in" draw:z-index="747"><draw:object xlink:href="./Object 538" xlink:type="simple" xlink:show="embed" xlink:actuate="onLoad"/><draw:image xlink:href="./ObjectReplacements/Object 538" xlink:type="simple" xlink:show="embed" xlink:actuate="onLoad"/><svg:desc>formula</svg:desc></draw:frame></text:span></text:span></text:p>
          </table:table-cell>
          <table:table-cell table:style-name="Table29.C3" office:value-type="string">
            <text:p text:style-name="P76"><text:span text:style-name="MathematicaFormatStandardForm"><text:span text:style-name="T75"><draw:frame draw:style-name="fr1" draw:name="Object466" text:anchor-type="as-char" svg:y="-0.3382in" svg:width="2.0083in" svg:height="0.4783in" draw:z-index="748"><draw:object xlink:href="./Object 539" xlink:type="simple" xlink:show="embed" xlink:actuate="onLoad"/><draw:image xlink:href="./ObjectReplacements/Object 539" xlink:type="simple" xlink:show="embed" xlink:actuate="onLoad"/><svg:desc>formula</svg:desc></draw:frame></text:span></text:span></text:p>
          </table:table-cell>
        </table:table-row>
      </table:table>
      <text:p text:style-name="P10"/>
      <text:p text:style-name="P10"/>
      <text:p text:style-name="P10"/>
      <text:p text:style-name="P170"><text:span text:style-name="MathematicaFormatStandardForm"><text:span text:style-name="T124">Closed Form </text:span></text:span><text:span text:style-name="MathematicaFormatStandardForm"><text:span text:style-name="T123">Values </text:span></text:span><text:span text:style-name="MathematicaFormatStandardForm"><text:span text:style-name="T125">for</text:span></text:span><text:span text:style-name="MathematicaFormatStandardForm"><text:span text:style-name="T123"><draw:frame draw:style-name="fr1" draw:name="Object303" text:anchor-type="as-char" svg:y="-0.1437in" svg:width="0.6799in" svg:height="0.1783in" draw:z-index="516"><draw:object xlink:href="./Object 540" xlink:type="simple" xlink:show="embed" xlink:actuate="onLoad"/><draw:image xlink:href="./ObjectReplacements/Object 540" xlink:type="simple" xlink:show="embed" xlink:actuate="onLoad"/><svg:desc>formula</svg:desc></draw:frame></text:span></text:span></text:p>
      <text:p text:style-name="P10"/>
      <text:p text:style-name="P22"><text:tab/><text:span text:style-name="T293">Unfortunately, to the best of my knowledge, there aren't any. <text:s/>Although there are closed forms for all four variants of</text:span><text:span text:style-name="MathematicaFormatStandardForm"><text:span text:style-name="T123"><draw:frame draw:style-name="fr1" draw:name="Object453" text:anchor-type="as-char" svg:y="-0.1244in" svg:width="0.6319in" svg:height="0.1591in" draw:z-index="517"><draw:object xlink:href="./Object 541" xlink:type="simple" xlink:show="embed" xlink:actuate="onLoad"/><draw:image xlink:href="./ObjectReplacements/Object 541" xlink:type="simple" xlink:show="embed" xlink:actuate="onLoad"/><svg:desc>formula</svg:desc></draw:frame></text:span></text:span><text:span text:style-name="MathematicaFormatStandardForm"><text:span text:style-name="T123">, </text:span></text:span><text:span text:style-name="MathematicaFormatStandardForm"><text:span text:style-name="T29">there are no closed form expressions for any of the more general variants of</text:span></text:span><text:span text:style-name="MathematicaFormatStandardForm"><text:span text:style-name="T123"><draw:frame draw:style-name="fr1" draw:name="Object454" text:anchor-type="as-char" svg:y="-0.1437in" svg:width="0.6799in" svg:height="0.1783in" draw:z-index="518"><draw:object xlink:href="./Object 542" xlink:type="simple" xlink:show="embed" xlink:actuate="onLoad"/><draw:image xlink:href="./ObjectReplacements/Object 542" xlink:type="simple" xlink:show="embed" xlink:actuate="onLoad"/><svg:desc>formula</svg:desc></draw:frame></text:span></text:span><text:span text:style-name="MathematicaFormatStandardForm"><text:span text:style-name="T29">.</text:span></text:span></text:p>
      <text:p text:style-name="P22"/>
      <text:p text:style-name="P10"/>
      <text:p text:style-name="P170"><text:span text:style-name="MathematicaFormatStandardForm"><text:span text:style-name="T126">Convergence of Sums of</text:span></text:span><text:span text:style-name="MathematicaFormatStandardForm"><text:span text:style-name="T123"><draw:frame draw:style-name="fr1" draw:name="Object467" text:anchor-type="as-char" svg:y="-0.1437in" svg:width="0.6799in" svg:height="0.1783in" draw:z-index="519"><draw:object xlink:href="./Object 543" xlink:type="simple" xlink:show="embed" xlink:actuate="onLoad"/><draw:image xlink:href="./ObjectReplacements/Object 543" xlink:type="simple" xlink:show="embed" xlink:actuate="onLoad"/><svg:desc>formula</svg:desc></draw:frame></text:span></text:span></text:p>
      <text:p text:style-name="P10"/>
      <text:p text:style-name="P22"><text:tab/><text:span text:style-name="T289">The recursive definitions of</text:span><text:span text:style-name="MathematicaFormatStandardForm"><text:span text:style-name="T19"><draw:frame draw:style-name="fr1" draw:name="Object468" text:anchor-type="as-char" svg:y="-0.1555in" svg:width="0.8693in" svg:height="0.1902in" draw:z-index="520"><draw:object xlink:href="./Object 544" xlink:type="simple" xlink:show="embed" xlink:actuate="onLoad"/><draw:image xlink:href="./ObjectReplacements/Object 544"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69" text:anchor-type="as-char" svg:y="-0.1555in" svg:width="0.8673in" svg:height="0.1902in" draw:z-index="521"><draw:object xlink:href="./Object 545" xlink:type="simple" xlink:show="embed" xlink:actuate="onLoad"/><draw:image xlink:href="./ObjectReplacements/Object 545" xlink:type="simple" xlink:show="embed" xlink:actuate="onLoad"/><svg:desc>formula</svg:desc></draw:frame></text:span></text:span><text:span text:style-name="MathematicaFormatStandardForm"><text:span text:style-name="T30">should be enough to show that</text:span></text:span><text:span text:style-name="MathematicaFormatStandardForm"><text:span text:style-name="T19"><draw:frame draw:style-name="fr1" draw:name="Object470" text:anchor-type="as-char" svg:y="-0.1665in" svg:width="1.022in" svg:height="0.2016in" draw:z-index="522"><draw:object xlink:href="./Object 546" xlink:type="simple" xlink:show="embed" xlink:actuate="onLoad"/><draw:image xlink:href="./ObjectReplacements/Object 546" xlink:type="simple" xlink:show="embed" xlink:actuate="onLoad"/><svg:desc>formula</svg:desc></draw:frame></text:span></text:span><text:span text:style-name="MathematicaFormatStandardForm"><text:span text:style-name="T30">when k&gt;x, and</text:span></text:span><text:span text:style-name="MathematicaFormatStandardForm"><text:span text:style-name="T19"><draw:frame draw:style-name="fr1" draw:name="Object471" text:anchor-type="as-char" svg:y="-0.1555in" svg:width="1.0571in" svg:height="0.1902in" draw:z-index="523"><draw:object xlink:href="./Object 547" xlink:type="simple" xlink:show="embed" xlink:actuate="onLoad"/><draw:image xlink:href="./ObjectReplacements/Object 547" xlink:type="simple" xlink:show="embed" xlink:actuate="onLoad"/><svg:desc>formula</svg:desc></draw:frame></text:span></text:span><text:span text:style-name="MathematicaFormatStandardForm"><text:span text:style-name="T30">when </text:span></text:span><text:span text:style-name="MathematicaFormatStandardForm"><text:span text:style-name="T19"><draw:frame draw:style-name="fr1" draw:name="Object472" text:anchor-type="as-char" svg:y="-0.2043in" svg:width="0.6508in" svg:height="0.3283in" draw:z-index="524"><draw:object xlink:href="./Object 548" xlink:type="simple" xlink:show="embed" xlink:actuate="onLoad"/><draw:image xlink:href="./ObjectReplacements/Object 548" xlink:type="simple" xlink:show="embed" xlink:actuate="onLoad"/><svg:desc>formula</svg:desc></draw:frame></text:span></text:span><text:span text:style-name="MathematicaFormatStandardForm"><text:span text:style-name="T19">, </text:span></text:span><text:span text:style-name="MathematicaFormatStandardForm"><text:span text:style-name="T30">just as was the case with both</text:span></text:span><text:span text:style-name="MathematicaFormatStandardForm"><text:span text:style-name="T19"><draw:frame draw:style-name="fr1" draw:name="Object473" text:anchor-type="as-char" svg:y="-0.1665in" svg:width="0.3772in" svg:height="0.1965in" draw:z-index="525"><draw:object xlink:href="./Object 549" xlink:type="simple" xlink:show="embed" xlink:actuate="onLoad"/><draw:image xlink:href="./ObjectReplacements/Object 549"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74" text:anchor-type="as-char" svg:y="-0.1555in" svg:width="0.4118in" svg:height="0.1854in" draw:z-index="526"><draw:object xlink:href="./Object 550" xlink:type="simple" xlink:show="embed" xlink:actuate="onLoad"/><draw:image xlink:href="./ObjectReplacements/Object 550" xlink:type="simple" xlink:show="embed" xlink:actuate="onLoad"/><svg:desc>formula</svg:desc></draw:frame></text:span></text:span><text:span text:style-name="MathematicaFormatStandardForm"><text:span text:style-name="T19">.</text:span></text:span></text:p>
      <text:p text:style-name="P22"><text:span text:style-name="MathematicaFormatStandardForm"><text:span text:style-name="T19"><text:tab/></text:span></text:span></text:p>
      <text:p text:style-name="P111"/>
      <text:p text:style-name="P163"><text:span text:style-name="MathematicaFormatStandardForm"><text:span text:style-name="T47"><draw:frame draw:style-name="fr1" draw:name="Object429" text:anchor-type="as-char" svg:y="-0.1437in" svg:width="0.4161in" svg:height="0.1736in" draw:z-index="527"><draw:object xlink:href="./Object 551" xlink:type="simple" xlink:show="embed" xlink:actuate="onLoad"/><draw:image xlink:href="./ObjectReplacements/Object 551"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7" text:anchor-type="as-char" svg:y="-0.1437in" svg:width="0.4772in" svg:height="0.1783in" draw:z-index="528"><draw:object xlink:href="./Object 552" xlink:type="simple" xlink:show="embed" xlink:actuate="onLoad"/><draw:image xlink:href="./ObjectReplacements/Object 552" xlink:type="simple" xlink:show="embed" xlink:actuate="onLoad"/><svg:desc>formula</svg:desc></draw:frame></text:span></text:span></text:p>
      <text:p text:style-name="P30"/>
      <text:p text:style-name="P24"><text:tab/><text:span text:style-name="T305">One of the tidier was to represent </text:span><text:span text:style-name="T305"><draw:frame draw:style-name="fr1" draw:name="Object767" text:anchor-type="as-char" svg:y="-0.1437in" svg:width="0.6689in" svg:height="0.1783in" draw:z-index="739"><draw:object xlink:href="./Object 767" xlink:type="simple" xlink:show="embed" xlink:actuate="onLoad"/><draw:image xlink:href="./ObjectReplacements/Object 767" xlink:type="simple" xlink:show="embed" xlink:actuate="onLoad"/><svg:desc>formula</svg:desc></draw:frame></text:span><text:span text:style-name="T305">is as the derivative of</text:span><text:span text:style-name="T305"><draw:frame draw:style-name="fr1" draw:name="Object768" text:anchor-type="as-char" svg:y="-0.1437in" svg:width="0.4661in" svg:height="0.1783in" draw:z-index="740"><draw:object xlink:href="./Object 768" xlink:type="simple" xlink:show="embed" xlink:actuate="onLoad"/><draw:image xlink:href="./ObjectReplacements/Object 768" xlink:type="simple" xlink:show="embed" xlink:actuate="onLoad"/><svg:desc>formula</svg:desc></draw:frame></text:span><text:span text:style-name="T305">with respect to </text:span><text:span text:style-name="T226">z</text:span><text:span text:style-name="T305">, as</text:span></text:p>
      <text:p text:style-name="P137"/>
      <text:p text:style-name="P137"><draw:frame draw:style-name="fr1" draw:name="Object442" text:anchor-type="as-char" svg:y="-0.202in" svg:width="1.65in" svg:height="0.3457in" draw:z-index="529"><draw:object xlink:href="./Object 553" xlink:type="simple" xlink:show="embed" xlink:actuate="onLoad"/><draw:image xlink:href="./ObjectReplacements/Object 553" xlink:type="simple" xlink:show="embed" xlink:actuate="onLoad"/><svg:desc>formula</svg:desc></draw:frame></text:p>
      <text:p text:style-name="P137"/>
      <text:p text:style-name="P53">This translates over to our convolution expressions as</text:p>
      <text:p text:style-name="P137"/>
      <text:p text:style-name="P30"><draw:frame draw:style-name="fr1" draw:name="Object440" text:anchor-type="as-char" svg:y="-0.202in" svg:width="1.6728in" svg:height="0.3457in" draw:z-index="530"><draw:object xlink:href="./Object 554" xlink:type="simple" xlink:show="embed" xlink:actuate="onLoad"/><draw:image xlink:href="./ObjectReplacements/Object 554" xlink:type="simple" xlink:show="embed" xlink:actuate="onLoad"/><svg:desc>formula</svg:desc></draw:frame></text:p>
      <text:p text:style-name="P111"/>
      <text:p text:style-name="P53">Our various convolutions of the form<text:span text:style-name="MathematicaFormatStandardForm"><text:span text:style-name="T19"><draw:frame draw:style-name="fr1" draw:name="Object769" text:anchor-type="as-char" svg:y="-0.1437in" svg:width="0.4772in" svg:height="0.1783in" draw:z-index="741"><draw:object xlink:href="./Object 769" xlink:type="simple" xlink:show="embed" xlink:actuate="onLoad"/><draw:image xlink:href="./ObjectReplacements/Object 769" xlink:type="simple" xlink:show="embed" xlink:actuate="onLoad"/><svg:desc>formula</svg:desc></draw:frame></text:span></text:span><text:span text:style-name="MathematicaFormatStandardForm"><text:span text:style-name="T15">all have tidy closed forms, and thus</text:span></text:span></text:p>
      <text:p text:style-name="P111"/>
      <text:p text:style-name="P99"><draw:frame draw:style-name="fr1" draw:name="Object751" text:anchor-type="as-char" svg:y="-0.1437in" svg:width="0.798in" svg:height="0.1783in" draw:z-index="742"><draw:object xlink:href="./Object 751" xlink:type="simple" xlink:show="embed" xlink:actuate="onLoad"/><draw:image xlink:href="./ObjectReplacements/Object 751" xlink:type="simple" xlink:show="embed" xlink:actuate="onLoad"/><svg:desc>formula</svg:desc></draw:frame></text:p>
      <text:p text:style-name="P7"/>
      <table:table table:name="Table42" table:style-name="Table42">
        <table:table-column table:style-name="Table42.A"/>
        <table:table-column table:style-name="Table42.B"/>
        <table:table-column table:style-name="Table42.C"/>
        <table:table-row>
          <table:table-cell table:style-name="Table42.A1" office:value-type="string">
            <text:p text:style-name="P62"><text:span text:style-name="MathematicaFormatStandardForm"><text:span text:style-name="T40"/></text:span></text:p>
          </table:table-cell>
          <table:table-cell table:style-name="Table42.A1" office:value-type="string">
            <text:p text:style-name="P66"><text:span text:style-name="MathematicaFormatStandardForm"><text:span text:style-name="T44"><draw:frame draw:style-name="fr2" draw:name="Object752" text:anchor-type="as-char" svg:y="-0.1516in" svg:width="0.2264in" svg:height="0.2091in" draw:z-index="749"><draw:object xlink:href="./Object 752" xlink:type="simple" xlink:show="embed" xlink:actuate="onLoad"/><draw:image xlink:href="./ObjectReplacements/Object 752" xlink:type="simple" xlink:show="embed" xlink:actuate="onLoad"/><svg:desc>formula</svg:desc></draw:frame></text:span></text:span></text:p>
          </table:table-cell>
          <table:table-cell table:style-name="Table42.C1" office:value-type="string">
            <text:p text:style-name="P66"><text:span text:style-name="MathematicaFormatStandardForm"><text:span text:style-name="T76"><draw:frame draw:style-name="fr2" draw:name="Object753" text:anchor-type="as-char" svg:y="-0.1425in" svg:width="0.2898in" svg:height="0.1902in" draw:z-index="750"><draw:object xlink:href="./Object 753" xlink:type="simple" xlink:show="embed" xlink:actuate="onLoad"/><draw:image xlink:href="./ObjectReplacements/Object 753" xlink:type="simple" xlink:show="embed" xlink:actuate="onLoad"/><svg:desc>formula</svg:desc></draw:frame></text:span></text:span></text:p>
          </table:table-cell>
        </table:table-row>
        <text:soft-page-break/>
        <table:table-row table:style-name="Table42.2">
          <table:table-cell table:style-name="Table42.A2" office:value-type="string">
            <text:p text:style-name="P66"><text:span text:style-name="MathematicaFormatStandardForm"><text:span text:style-name="T45">+</text:span></text:span></text:p>
          </table:table-cell>
          <table:table-cell table:style-name="Table42.B2" office:value-type="string">
            <text:p text:style-name="P32"><text:span text:style-name="MathematicaFormatStandardForm"><text:span text:style-name="T43"><draw:frame draw:style-name="fr1" draw:name="Object754" text:anchor-type="as-char" svg:y="-0.202in" svg:width="0.9937in" svg:height="0.3457in" draw:z-index="751"><draw:object xlink:href="./Object 754" xlink:type="simple" xlink:show="embed" xlink:actuate="onLoad"/><draw:image xlink:href="./ObjectReplacements/Object 754" xlink:type="simple" xlink:show="embed" xlink:actuate="onLoad"/><svg:desc>formula</svg:desc></draw:frame></text:span></text:span></text:p>
          </table:table-cell>
          <table:table-cell table:style-name="Table42.C2" office:value-type="string">
            <text:p text:style-name="P32"><text:span text:style-name="MathematicaFormatStandardForm"><text:span text:style-name="T75"><draw:frame draw:style-name="fr1" draw:name="Object755" text:anchor-type="as-char" svg:y="-0.202in" svg:width="0.9984in" svg:height="0.3457in" draw:z-index="752"><draw:object xlink:href="./Object 755" xlink:type="simple" xlink:show="embed" xlink:actuate="onLoad"/><draw:image xlink:href="./ObjectReplacements/Object 755" xlink:type="simple" xlink:show="embed" xlink:actuate="onLoad"/><svg:desc>formula</svg:desc></draw:frame></text:span></text:span></text:p>
          </table:table-cell>
        </table:table-row>
        <table:table-row>
          <table:table-cell table:style-name="Table42.A3" office:value-type="string">
            <text:p text:style-name="P173">*</text:p>
          </table:table-cell>
          <table:table-cell table:style-name="Table42.B3" office:value-type="string">
            <text:p text:style-name="P32"><text:span text:style-name="MathematicaFormatStandardForm"><text:span text:style-name="T43"><draw:frame draw:style-name="fr1" draw:name="Object756" text:anchor-type="as-char" svg:y="-0.202in" svg:width="1.4264in" svg:height="0.3457in" draw:z-index="753"><draw:object xlink:href="./Object 756" xlink:type="simple" xlink:show="embed" xlink:actuate="onLoad"/><draw:image xlink:href="./ObjectReplacements/Object 756" xlink:type="simple" xlink:show="embed" xlink:actuate="onLoad"/><svg:desc>formula</svg:desc></draw:frame></text:span></text:span></text:p>
          </table:table-cell>
          <table:table-cell table:style-name="Table42.C3" office:value-type="string">
            <text:p text:style-name="P32"><text:span text:style-name="MathematicaFormatStandardForm"><text:span text:style-name="T75"><draw:frame draw:style-name="fr1" draw:name="Object757" text:anchor-type="as-char" svg:y="-0.202in" svg:width="0.9189in" svg:height="0.3457in" draw:z-index="754"><draw:object xlink:href="./Object 757" xlink:type="simple" xlink:show="embed" xlink:actuate="onLoad"/><draw:image xlink:href="./ObjectReplacements/Object 757" xlink:type="simple" xlink:show="embed" xlink:actuate="onLoad"/><svg:desc>formula</svg:desc></draw:frame></text:span></text:span></text:p>
          </table:table-cell>
        </table:table-row>
      </table:table>
      <text:p text:style-name="P44"><text:span text:style-name="aaMathematica"><text:span text:style-name="T276"/></text:span></text:p>
      <text:p text:style-name="P111"/>
      <text:p text:style-name="P163"><text:span text:style-name="MathematicaFormatStandardForm"><text:span text:style-name="T47"><draw:frame draw:style-name="fr1" draw:name="Object433" text:anchor-type="as-char" svg:y="-0.1437in" svg:width="0.6799in" svg:height="0.1783in" draw:z-index="531"><draw:object xlink:href="./Object 555" xlink:type="simple" xlink:show="embed" xlink:actuate="onLoad"/><draw:image xlink:href="./ObjectReplacements/Object 555"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6" text:anchor-type="as-char" svg:y="-0.1437in" svg:width="0.2193in" svg:height="0.1736in" draw:z-index="532"><draw:object xlink:href="./Object 556" xlink:type="simple" xlink:show="embed" xlink:actuate="onLoad"/><draw:image xlink:href="./ObjectReplacements/Object 556" xlink:type="simple" xlink:show="embed" xlink:actuate="onLoad"/><svg:desc>formula</svg:desc></draw:frame></text:span></text:span></text:p>
      <text:p text:style-name="P30"/>
      <text:p text:style-name="P24"><text:tab/><text:span text:style-name="T305">We can also express </text:span><text:span text:style-name="MathematicaFormatStandardForm"><text:span text:style-name="T19"><draw:frame draw:style-name="fr1" draw:name="Object771" text:anchor-type="as-char" svg:y="-0.1437in" svg:width="0.6689in" svg:height="0.1783in" draw:z-index="755"><draw:object xlink:href="./Object 771" xlink:type="simple" xlink:show="embed" xlink:actuate="onLoad"/><draw:image xlink:href="./ObjectReplacements/Object 771" xlink:type="simple" xlink:show="embed" xlink:actuate="onLoad"/><svg:desc>formula</svg:desc></draw:frame></text:span></text:span><text:span text:style-name="MathematicaFormatStandardForm"><text:span text:style-name="T32">in terms of</text:span></text:span><text:span text:style-name="MathematicaFormatStandardForm"><text:span text:style-name="T19"><draw:frame draw:style-name="fr1" draw:name="Object772" text:anchor-type="as-char" svg:y="-0.1437in" svg:width="0.2063in" svg:height="0.1736in" draw:z-index="756"><draw:object xlink:href="./Object 772" xlink:type="simple" xlink:show="embed" xlink:actuate="onLoad"/><draw:image xlink:href="./ObjectReplacements/Object 772" xlink:type="simple" xlink:show="embed" xlink:actuate="onLoad"/><svg:desc>formula</svg:desc></draw:frame></text:span></text:span><text:span text:style-name="MathematicaFormatStandardForm"><text:span text:style-name="T32">with the series.</text:span></text:span></text:p>
      <text:p text:style-name="P24"><text:span text:style-name="MathematicaFormatStandardForm"><text:span text:style-name="T32"/></text:span></text:p>
      <text:p text:style-name="P137"><draw:frame draw:style-name="fr1" draw:name="Object456" text:anchor-type="as-char" svg:y="-0.2043in" svg:width="2.3453in" svg:height="0.348in" draw:z-index="533"><draw:object xlink:href="./Object 557" xlink:type="simple" xlink:show="embed" xlink:actuate="onLoad"/><draw:image xlink:href="./ObjectReplacements/Object 557" xlink:type="simple" xlink:show="embed" xlink:actuate="onLoad"/><svg:desc>formula</svg:desc></draw:frame></text:p>
      <text:p text:style-name="P53">This can be rewritten as</text:p>
      <text:p text:style-name="P30"/>
      <text:p text:style-name="P138"><draw:frame draw:style-name="fr1" draw:name="Object759" text:anchor-type="as-char" svg:y="-0.2083in" svg:width="1.7201in" svg:height="0.3492in" draw:z-index="757"><draw:object xlink:href="./Object 759" xlink:type="simple" xlink:show="embed" xlink:actuate="onLoad"/><draw:image xlink:href="./ObjectReplacements/Object 759" xlink:type="simple" xlink:show="embed" xlink:actuate="onLoad"/><svg:desc>formula</svg:desc></draw:frame></text:p>
      <text:p text:style-name="P53"/>
      <text:p text:style-name="P53">where<text:span text:style-name="T239"><draw:frame draw:style-name="fr1" draw:name="Object770" text:anchor-type="as-char" svg:y="-0.1244in" svg:width="0.4839in" svg:height="0.1591in" draw:z-index="758"><draw:object xlink:href="./Object 770" xlink:type="simple" xlink:show="embed" xlink:actuate="onLoad"/><draw:image xlink:href="./ObjectReplacements/Object 770" xlink:type="simple" xlink:show="embed" xlink:actuate="onLoad"/><svg:desc>formula</svg:desc></draw:frame></text:span>are signed Stirling numbers of the first kind.</text:p>
      <text:p text:style-name="P53"/>
      <text:p text:style-name="P53">There is a straightforward convolution version of this, as</text:p>
      <text:p text:style-name="P53"/>
      <text:p text:style-name="P33"><draw:frame draw:style-name="fr1" draw:name="Object758" text:anchor-type="as-char" svg:y="-0.2083in" svg:width="1.7437in" svg:height="0.3492in" draw:z-index="759"><draw:object xlink:href="./Object 758" xlink:type="simple" xlink:show="embed" xlink:actuate="onLoad"/><draw:image xlink:href="./ObjectReplacements/Object 758" xlink:type="simple" xlink:show="embed" xlink:actuate="onLoad"/><svg:desc>formula</svg:desc></draw:frame></text:p>
      <text:p text:style-name="P33"/>
      <text:p text:style-name="P54">Using the <text:span text:style-name="T306">various closed forms for</text:span><text:span text:style-name="MathematicaFormatStandardForm"><text:span text:style-name="T19"><draw:frame draw:style-name="fr1" draw:name="Object455" text:anchor-type="as-char" svg:y="-0.1437in" svg:width="0.2193in" svg:height="0.1736in" draw:z-index="760"><draw:object xlink:href="./Object 558" xlink:type="simple" xlink:show="embed" xlink:actuate="onLoad"/><draw:image xlink:href="./ObjectReplacements/Object 558" xlink:type="simple" xlink:show="embed" xlink:actuate="onLoad"/><svg:desc>formula</svg:desc></draw:frame></text:span></text:span><text:span text:style-name="MathematicaFormatStandardForm"><text:span text:style-name="T19">, </text:span></text:span><text:span text:style-name="MathematicaFormatStandardForm"><text:span text:style-name="T33">this means that</text:span></text:span></text:p>
      <text:p text:style-name="P53"/>
      <text:p text:style-name="P101"><draw:frame draw:style-name="fr1" draw:name="Object760" text:anchor-type="as-char" svg:y="-0.1437in" svg:width="0.798in" svg:height="0.1783in" draw:z-index="761"><draw:object xlink:href="./Object 760" xlink:type="simple" xlink:show="embed" xlink:actuate="onLoad"/><draw:image xlink:href="./ObjectReplacements/Object 760" xlink:type="simple" xlink:show="embed" xlink:actuate="onLoad"/><svg:desc>formula</svg:desc></draw:frame></text:p>
      <text:p text:style-name="P8"/>
      <table:table table:name="Table45" table:style-name="Table45">
        <table:table-column table:style-name="Table45.A"/>
        <table:table-column table:style-name="Table45.B"/>
        <table:table-column table:style-name="Table45.C"/>
        <table:table-row>
          <table:table-cell table:style-name="Table45.A1" office:value-type="string">
            <text:p text:style-name="P63"><text:span text:style-name="MathematicaFormatStandardForm"><text:span text:style-name="T40"/></text:span></text:p>
          </table:table-cell>
          <table:table-cell table:style-name="Table45.A1" office:value-type="string">
            <text:p text:style-name="P67"><text:span text:style-name="MathematicaFormatStandardForm"><text:span text:style-name="T44"><draw:frame draw:style-name="fr2" draw:name="Object761" text:anchor-type="as-char" svg:y="-0.1516in" svg:width="0.2264in" svg:height="0.2091in" draw:z-index="762"><draw:object xlink:href="./Object 761" xlink:type="simple" xlink:show="embed" xlink:actuate="onLoad"/><draw:image xlink:href="./ObjectReplacements/Object 761" xlink:type="simple" xlink:show="embed" xlink:actuate="onLoad"/><svg:desc>formula</svg:desc></draw:frame></text:span></text:span></text:p>
          </table:table-cell>
          <table:table-cell table:style-name="Table45.C1" office:value-type="string">
            <text:p text:style-name="P67"><text:span text:style-name="MathematicaFormatStandardForm"><text:span text:style-name="T76"><draw:frame draw:style-name="fr2" draw:name="Object762" text:anchor-type="as-char" svg:y="-0.1425in" svg:width="0.2898in" svg:height="0.1902in" draw:z-index="763"><draw:object xlink:href="./Object 762" xlink:type="simple" xlink:show="embed" xlink:actuate="onLoad"/><draw:image xlink:href="./ObjectReplacements/Object 762" xlink:type="simple" xlink:show="embed" xlink:actuate="onLoad"/><svg:desc>formula</svg:desc></draw:frame></text:span></text:span></text:p>
          </table:table-cell>
        </table:table-row>
        <table:table-row table:style-name="Table45.2">
          <table:table-cell table:style-name="Table45.A2" office:value-type="string">
            <text:p text:style-name="P67"><text:span text:style-name="MathematicaFormatStandardForm"><text:span text:style-name="T45">+</text:span></text:span></text:p>
          </table:table-cell>
          <table:table-cell table:style-name="Table45.B2" office:value-type="string">
            <text:p text:style-name="P34"><text:span text:style-name="MathematicaFormatStandardForm"><text:span text:style-name="T15"><draw:frame draw:style-name="fr1" draw:name="Object763" text:anchor-type="as-char" svg:y="-0.2228in" svg:width="1.1091in" svg:height="0.3638in" draw:z-index="764"><draw:object xlink:href="./Object 763" xlink:type="simple" xlink:show="embed" xlink:actuate="onLoad"/><draw:image xlink:href="./ObjectReplacements/Object 763" xlink:type="simple" xlink:show="embed" xlink:actuate="onLoad"/><svg:desc>formula</svg:desc></draw:frame></text:span></text:span></text:p>
          </table:table-cell>
          <table:table-cell table:style-name="Table45.C2" office:value-type="string">
            <text:p text:style-name="P34"><text:span text:style-name="MathematicaFormatStandardForm"><text:span text:style-name="T1"><draw:frame draw:style-name="fr1" draw:name="Object764" text:anchor-type="as-char" svg:y="-0.2083in" svg:width="1.1047in" svg:height="0.3492in" draw:z-index="765"><draw:object xlink:href="./Object 764" xlink:type="simple" xlink:show="embed" xlink:actuate="onLoad"/><draw:image xlink:href="./ObjectReplacements/Object 764" xlink:type="simple" xlink:show="embed" xlink:actuate="onLoad"/><svg:desc>formula</svg:desc></draw:frame></text:span></text:span></text:p>
          </table:table-cell>
        </table:table-row>
        <table:table-row>
          <table:table-cell table:style-name="Table45.A3" office:value-type="string">
            <text:p text:style-name="P174">*</text:p>
          </table:table-cell>
          <table:table-cell table:style-name="Table45.B3" office:value-type="string">
            <text:p text:style-name="P34"><text:span text:style-name="MathematicaFormatStandardForm"><text:span text:style-name="T15"><draw:frame draw:style-name="fr1" draw:name="Object765" text:anchor-type="as-char" svg:y="-0.2083in" svg:width="2.0846in" svg:height="0.3492in" draw:z-index="766"><draw:object xlink:href="./Object 765" xlink:type="simple" xlink:show="embed" xlink:actuate="onLoad"/><draw:image xlink:href="./ObjectReplacements/Object 765" xlink:type="simple" xlink:show="embed" xlink:actuate="onLoad"/><svg:desc>formula</svg:desc></draw:frame></text:span></text:span></text:p>
          </table:table-cell>
          <table:table-cell table:style-name="Table45.C3" office:value-type="string">
            <text:p text:style-name="P34"><text:span text:style-name="MathematicaFormatStandardForm"><text:span text:style-name="T1"><draw:frame draw:style-name="fr1" draw:name="Object766" text:anchor-type="as-char" svg:y="-0.2083in" svg:width="1.3366in" svg:height="0.3492in" draw:z-index="767"><draw:object xlink:href="./Object 766" xlink:type="simple" xlink:show="embed" xlink:actuate="onLoad"/><draw:image xlink:href="./ObjectReplacements/Object 766" xlink:type="simple" xlink:show="embed" xlink:actuate="onLoad"/><svg:desc>formula</svg:desc></draw:frame></text:span></text:span></text:p>
          </table:table-cell>
        </table:table-row>
      </table:table>
      <text:p text:style-name="P11"><text:span text:style-name="aaMathematica"><text:span text:style-name="T171"/></text:span></text:p>
      <text:p text:style-name="P111"/>
      <text:p text:style-name="P163"><text:span text:style-name="MathematicaFormatStandardForm"><text:span text:style-name="T47"><draw:frame draw:style-name="fr1" draw:name="Object438" text:anchor-type="as-char" svg:y="-0.1437in" svg:width="0.4772in" svg:height="0.1783in" draw:z-index="534"><draw:object xlink:href="./Object 559" xlink:type="simple" xlink:show="embed" xlink:actuate="onLoad"/><draw:image xlink:href="./ObjectReplacements/Object 559"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4" text:anchor-type="as-char" svg:y="-0.1437in" svg:width="0.6799in" svg:height="0.1783in" draw:z-index="535"><draw:object xlink:href="./Object 560" xlink:type="simple" xlink:show="embed" xlink:actuate="onLoad"/><draw:image xlink:href="./ObjectReplacements/Object 560" xlink:type="simple" xlink:show="embed" xlink:actuate="onLoad"/><svg:desc>formula</svg:desc></draw:frame></text:span></text:span></text:p>
      <text:p text:style-name="P30"/>
      <text:p text:style-name="P25"><text:tab/><text:span text:style-name="T306">A particularly important use of </text:span><text:span text:style-name="MathematicaFormatStandardForm"><text:span text:style-name="T19"><draw:frame draw:style-name="fr1" draw:name="Object773" text:anchor-type="as-char" svg:y="-0.1437in" svg:width="0.6689in" svg:height="0.1783in" draw:z-index="768"><draw:object xlink:href="./Object 773" xlink:type="simple" xlink:show="embed" xlink:actuate="onLoad"/><draw:image xlink:href="./ObjectReplacements/Object 773" xlink:type="simple" xlink:show="embed" xlink:actuate="onLoad"/><svg:desc>formula</svg:desc></draw:frame></text:span></text:span><text:span text:style-name="MathematicaFormatStandardForm"><text:span text:style-name="T33">is to provide another basic expression for</text:span></text:span><text:span text:style-name="MathematicaFormatStandardForm"><text:span text:style-name="T19"><draw:frame draw:style-name="fr1" draw:name="Object774" text:anchor-type="as-char" svg:y="-0.1437in" svg:width="0.4661in" svg:height="0.1783in" draw:z-index="769"><draw:object xlink:href="./Object 774" xlink:type="simple" xlink:show="embed" xlink:actuate="onLoad"/><draw:image xlink:href="./ObjectReplacements/Object 774" xlink:type="simple" xlink:show="embed" xlink:actuate="onLoad"/><svg:desc>formula</svg:desc></draw:frame></text:span></text:span><text:span text:style-name="MathematicaFormatStandardForm"><text:span text:style-name="T19">, </text:span></text:span><text:span text:style-name="MathematicaFormatStandardForm"><text:span text:style-name="T33">in the familiar form of</text:span></text:span></text:p>
      <text:p text:style-name="P25"><text:span text:style-name="MathematicaFormatStandardForm"><text:span text:style-name="T33"/></text:span></text:p>
      <text:p text:style-name="P114"><draw:frame draw:style-name="fr1" draw:name="Object26" text:anchor-type="as-char" svg:y="-0.2228in" svg:width="1.5457in" svg:height="0.3638in" draw:z-index="536"><draw:object xlink:href="./Object 561" xlink:type="simple" xlink:show="embed" xlink:actuate="onLoad"/><draw:image xlink:href="./ObjectReplacements/Object 561" xlink:type="simple" xlink:show="embed" xlink:actuate="onLoad"/><svg:desc>formula</svg:desc></draw:frame></text:p>
      <text:p text:style-name="P55">The convolution equivalent of this is</text:p>
      <text:p text:style-name="P30"><draw:frame draw:style-name="fr1" draw:name="Object111" text:anchor-type="as-char" svg:y="-0.2228in" svg:width="1.5689in" svg:height="0.3638in" draw:z-index="537"><draw:object xlink:href="./Object 562" xlink:type="simple" xlink:show="embed" xlink:actuate="onLoad"/><draw:image xlink:href="./ObjectReplacements/Object 562" xlink:type="simple" xlink:show="embed" xlink:actuate="onLoad"/><svg:desc>formula</svg:desc></draw:frame></text:p>
      <text:p text:style-name="P30"/>
      <text:p text:style-name="P55">Written out explicitly, this is</text:p>
      <text:p text:style-name="P30"><text:soft-page-break/><draw:frame draw:style-name="fr1" draw:name="Object457" text:anchor-type="as-char" svg:y="-1.1516in" svg:width="5.7252in" svg:height="2.1965in" draw:z-index="538"><draw:object xlink:href="./Object 563" xlink:type="simple" xlink:show="embed" xlink:actuate="onLoad"/><draw:image xlink:href="./ObjectReplacements/Object 563" xlink:type="simple" xlink:show="embed" xlink:actuate="onLoad"/><svg:desc>formula</svg:desc></draw:frame></text:p>
      <text:p text:style-name="P111"/>
      <text:p text:style-name="P47">Here, <text:span text:style-name="T294">once again,</text:span><text:span text:style-name="T294"><draw:frame draw:style-name="fr1" draw:name="Object460" text:anchor-type="as-char" svg:y="-0.2043in" svg:width="0.5425in" svg:height="0.3283in" draw:z-index="539"><draw:object xlink:href="./Object 564" xlink:type="simple" xlink:show="embed" xlink:actuate="onLoad"/><draw:image xlink:href="./ObjectReplacements/Object 564" xlink:type="simple" xlink:show="embed" xlink:actuate="onLoad"/><svg:desc>formula</svg:desc></draw:frame></text:span>if <text:span text:style-name="T221">t</text:span> is a prime to the whole number power <text:span text:style-name="T221">a</text:span>, and <draw:frame draw:style-name="fr1" draw:name="Object462" text:anchor-type="as-char" svg:y="-0.1244in" svg:width="0.5091in" svg:height="0.1591in" draw:z-index="540"><draw:object xlink:href="./Object 565" xlink:type="simple" xlink:show="embed" xlink:actuate="onLoad"/><draw:image xlink:href="./ObjectReplacements/Object 565" xlink:type="simple" xlink:show="embed" xlink:actuate="onLoad"/><svg:desc>formula</svg:desc></draw:frame>if <text:span text:style-name="T221">t</text:span> has two or more prime factors.</text:p>
      <text:p text:style-name="P111"/>
      <text:p text:style-name="P163"><text:span text:style-name="MathematicaFormatStandardForm"><text:span text:style-name="T47"><draw:frame draw:style-name="fr1" draw:name="Object439" text:anchor-type="as-char" svg:y="-0.1437in" svg:width="0.2193in" svg:height="0.1736in" draw:z-index="541"><draw:object xlink:href="./Object 566" xlink:type="simple" xlink:show="embed" xlink:actuate="onLoad"/><draw:image xlink:href="./ObjectReplacements/Object 566"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5" text:anchor-type="as-char" svg:y="-0.1437in" svg:width="0.6799in" svg:height="0.1783in" draw:z-index="542"><draw:object xlink:href="./Object 567" xlink:type="simple" xlink:show="embed" xlink:actuate="onLoad"/><draw:image xlink:href="./ObjectReplacements/Object 567" xlink:type="simple" xlink:show="embed" xlink:actuate="onLoad"/><svg:desc>formula</svg:desc></draw:frame></text:span></text:span></text:p>
      <text:p text:style-name="P30"/>
      <text:p text:style-name="P26"><text:tab/><text:span text:style-name="T307">We can also express</text:span><text:span text:style-name="MathematicaFormatStandardForm"><text:span text:style-name="T19"><draw:frame draw:style-name="fr1" draw:name="Object775" text:anchor-type="as-char" svg:y="-0.1437in" svg:width="0.2063in" svg:height="0.1736in" draw:z-index="770"><draw:object xlink:href="./Object 775" xlink:type="simple" xlink:show="embed" xlink:actuate="onLoad"/><draw:image xlink:href="./ObjectReplacements/Object 775" xlink:type="simple" xlink:show="embed" xlink:actuate="onLoad"/><svg:desc>formula</svg:desc></draw:frame></text:span></text:span><text:span text:style-name="MathematicaFormatStandardForm"><text:span text:style-name="T34">in terms of</text:span></text:span><text:span text:style-name="MathematicaFormatStandardForm"><text:span text:style-name="T19"><draw:frame draw:style-name="fr1" draw:name="Object776" text:anchor-type="as-char" svg:y="-0.1437in" svg:width="0.6689in" svg:height="0.1783in" draw:z-index="771"><draw:object xlink:href="./Object 776" xlink:type="simple" xlink:show="embed" xlink:actuate="onLoad"/><draw:image xlink:href="./ObjectReplacements/Object 776" xlink:type="simple" xlink:show="embed" xlink:actuate="onLoad"/><svg:desc>formula</svg:desc></draw:frame></text:span></text:span><text:span text:style-name="MathematicaFormatStandardForm"><text:span text:style-name="T34">as</text:span></text:span></text:p>
      <text:p text:style-name="P26"><text:span text:style-name="MathematicaFormatStandardForm"><text:span text:style-name="T19"/></text:span></text:p>
      <text:p text:style-name="P137"><draw:frame draw:style-name="fr1" draw:name="Object446" text:anchor-type="as-char" svg:y="-0.2043in" svg:width="2.2917in" svg:height="0.348in" draw:z-index="543"><draw:object xlink:href="./Object 568" xlink:type="simple" xlink:show="embed" xlink:actuate="onLoad"/><draw:image xlink:href="./ObjectReplacements/Object 568" xlink:type="simple" xlink:show="embed" xlink:actuate="onLoad"/><svg:desc>formula</svg:desc></draw:frame></text:p>
      <text:p text:style-name="P56">which we can rewrite as</text:p>
      <text:p text:style-name="P137"><draw:frame draw:style-name="fr1" draw:name="Object451" text:anchor-type="as-char" svg:y="-0.2083in" svg:width="1.7783in" svg:height="0.3492in" draw:z-index="544"><draw:object xlink:href="./Object 570" xlink:type="simple" xlink:show="embed" xlink:actuate="onLoad"/><draw:image xlink:href="./ObjectReplacements/Object 570" xlink:type="simple" xlink:show="embed" xlink:actuate="onLoad"/><svg:desc>formula</svg:desc></draw:frame></text:p>
      <text:p text:style-name="P137"/>
      <text:p text:style-name="P48">where<text:span text:style-name="T239"><draw:frame draw:style-name="fr1" draw:name="Object452" text:anchor-type="as-char" svg:y="-0.1244in" svg:width="0.5071in" svg:height="0.1591in" draw:z-index="545"><draw:object xlink:href="./Object 571" xlink:type="simple" xlink:show="embed" xlink:actuate="onLoad"/><draw:image xlink:href="./ObjectReplacements/Object 571" xlink:type="simple" xlink:show="embed" xlink:actuate="onLoad"/><svg:desc>formula</svg:desc></draw:frame></text:span>are Stirling numbers of the second kind.</text:p>
      <text:p text:style-name="P48"/>
      <text:p text:style-name="P56">This also maps cleanly into the convolution context as</text:p>
      <text:p text:style-name="P48"/>
      <text:p text:style-name="P30"><draw:frame draw:style-name="fr1" draw:name="Object450" text:anchor-type="as-char" svg:y="-0.2083in" svg:width="1.8035in" svg:height="0.3492in" draw:z-index="546"><draw:object xlink:href="./Object 572" xlink:type="simple" xlink:show="embed" xlink:actuate="onLoad"/><draw:image xlink:href="./ObjectReplacements/Object 572" xlink:type="simple" xlink:show="embed" xlink:actuate="onLoad"/><svg:desc>formula</svg:desc></draw:frame></text:p>
      <text:p text:style-name="P151">Section <text:span text:style-name="T295">5</text:span>:</text:p>
      <text:p text:style-name="P98"><draw:frame draw:style-name="fr1" draw:name="Object549" text:anchor-type="as-char" svg:y="-0.2874in" svg:width="0.3453in" svg:height="0.348in" draw:z-index="547"><draw:object xlink:href="./Object 573" xlink:type="simple" xlink:show="embed" xlink:actuate="onLoad"/><draw:image xlink:href="./ObjectReplacements/Object 573" xlink:type="simple" xlink:show="embed" xlink:actuate="onLoad"/><svg:desc>formula</svg:desc></draw:frame></text:p>
      <text:p text:style-name="P98"/>
      <text:p text:style-name="P155"/>
      <text:p text:style-name="P98"/>
      <text:p text:style-name="P98"/>
      <text:p text:style-name="P98"/>
      <text:p text:style-name="P111"/>
      <text:p text:style-name="P163"><text:span text:style-name="MathematicaFormatStandardForm"><text:span text:style-name="T58">Overview</text:span></text:span></text:p>
      <text:p text:style-name="P98"/>
      <text:p text:style-name="P27"><text:tab/><text:span text:style-name="T309">In section 1, we worked with the constraint that for our various convolutions of the form</text:span><text:span text:style-name="MathematicaFormatStandardForm"><text:span text:style-name="T36"><draw:frame draw:style-name="fr1" draw:name="Object781" text:anchor-type="as-char" svg:y="-0.1437in" svg:width="0.2193in" svg:height="0.1736in" draw:z-index="772"><draw:object xlink:href="./Object 781" xlink:type="simple" xlink:show="embed" xlink:actuate="onLoad"/><draw:image xlink:href="./ObjectReplacements/Object 781" xlink:type="simple" xlink:show="embed" xlink:actuate="onLoad"/><svg:desc>formula</svg:desc></draw:frame></text:span></text:span><text:span text:style-name="MathematicaFormatStandardForm"><text:span text:style-name="T36">, </text:span></text:span><text:span text:style-name="MathematicaFormatStandardForm"><text:span text:style-name="T127">k</text:span></text:span><text:span text:style-name="MathematicaFormatStandardForm"><text:span text:style-name="T36"> had to be a whole number. <text:s/>There's a </text:span></text:span><text:span text:style-name="MathematicaFormatStandardForm"><text:span text:style-name="T38">straight foward</text:span></text:span><text:span text:style-name="MathematicaFormatStandardForm"><text:span text:style-name="T36"> reason for this - most </text:span></text:span><text:span text:style-name="MathematicaFormatStandardForm"><text:span text:style-name="T37">interesting </text:span></text:span><text:span text:style-name="MathematicaFormatStandardForm"><text:span text:style-name="T36">identities </text:span></text:span><text:span text:style-name="MathematicaFormatStandardForm"><text:span text:style-name="T37">involving</text:span></text:span><text:span text:style-name="MathematicaFormatStandardForm"><text:span text:style-name="T36"><draw:frame draw:style-name="fr1" draw:name="Object782" text:anchor-type="as-char" svg:y="-0.1437in" svg:width="0.2193in" svg:height="0.1736in" draw:z-index="773"><draw:object xlink:href="./Object 782" xlink:type="simple" xlink:show="embed" xlink:actuate="onLoad"/><draw:image xlink:href="./ObjectReplacements/Object 782" xlink:type="simple" xlink:show="embed" xlink:actuate="onLoad"/><svg:desc>formula</svg:desc></draw:frame></text:span></text:span><text:span text:style-name="MathematicaFormatStandardForm"><text:span text:style-name="T36">stop </text:span></text:span><text:span text:style-name="MathematicaFormatStandardForm"><text:span text:style-name="T38">working</text:span></text:span><text:span text:style-name="MathematicaFormatStandardForm"><text:span text:style-name="T36"> if we extend</text:span></text:span><text:span text:style-name="MathematicaFormatStandardForm"><text:span text:style-name="T36"><draw:frame draw:style-name="fr1" draw:name="Object783" text:anchor-type="as-char" svg:y="-0.1437in" svg:width="0.2193in" svg:height="0.1736in" draw:z-index="774"><draw:object xlink:href="./Object 783" xlink:type="simple" xlink:show="embed" xlink:actuate="onLoad"/><draw:image xlink:href="./ObjectReplacements/Object 783" xlink:type="simple" xlink:show="embed" xlink:actuate="onLoad"/><svg:desc>formula</svg:desc></draw:frame></text:span></text:span><text:span text:style-name="MathematicaFormatStandardForm"><text:span text:style-name="T36"> by replacing the </text:span></text:span><text:span text:style-name="MathematicaFormatStandardForm"><text:span text:style-name="T127">k</text:span></text:span><text:span text:style-name="MathematicaFormatStandardForm"><text:span text:style-name="T36"> with a more general complex value </text:span></text:span><text:span text:style-name="MathematicaFormatStandardForm"><text:span text:style-name="T127">z </text:span></text:span><text:span text:style-name="MathematicaFormatStandardForm"><text:span text:style-name="T36">in the most obvious ways. <text:s/></text:span></text:span></text:p>
      <text:p text:style-name="P27"><text:span text:style-name="MathematicaFormatStandardForm"><text:span text:style-name="T36"><text:tab/>Nevertheless, it </text:span></text:span><text:span text:style-name="MathematicaFormatStandardForm"><text:span text:style-name="T39">is still</text:span></text:span><text:span text:style-name="MathematicaFormatStandardForm"><text:span text:style-name="T36"> interesting to explore these forms</text:span></text:span><text:span text:style-name="MathematicaFormatStandardForm"><text:span text:style-name="T38">. <text:s/></text:span></text:span><text:span text:style-name="MathematicaFormatStandardForm"><text:span text:style-name="T39">In particular, it is interesting, for some conceptual reasons, to compare the forms of</text:span></text:span><text:span text:style-name="MathematicaFormatStandardForm"><text:span text:style-name="T36"><draw:frame draw:style-name="fr1" draw:name="Object789" text:anchor-type="as-char" svg:y="-0.1437in" svg:width="0.211in" svg:height="0.1736in" draw:z-index="775"><draw:object xlink:href="./Object 789" xlink:type="simple" xlink:show="embed" xlink:actuate="onLoad"/><draw:image xlink:href="./ObjectReplacements/Object 789" xlink:type="simple" xlink:show="embed" xlink:actuate="onLoad"/><svg:desc>formula</svg:desc></draw:frame></text:span></text:span><text:span text:style-name="MathematicaFormatStandardForm"><text:span text:style-name="T39">to the corresponding forms of</text:span></text:span><text:span text:style-name="MathematicaFormatStandardForm"><text:span text:style-name="T36"><draw:frame draw:style-name="fr1" draw:name="Object790" text:anchor-type="as-char" svg:y="-0.1437in" svg:width="0.4772in" svg:height="0.1783in" draw:z-index="776"><draw:object xlink:href="./Object 790" xlink:type="simple" xlink:show="embed" xlink:actuate="onLoad"/><draw:image xlink:href="./ObjectReplacements/Object 790" xlink:type="simple" xlink:show="embed" xlink:actuate="onLoad"/><svg:desc>formula</svg:desc></draw:frame></text:span></text:span><text:span text:style-name="MathematicaFormatStandardForm"><text:span text:style-name="T36">, </text:span></text:span><text:span text:style-name="MathematicaFormatStandardForm"><text:span text:style-name="T39">and, likewise, the forms of</text:span></text:span><text:span text:style-name="MathematicaFormatStandardForm"><text:span text:style-name="T36"><draw:frame draw:style-name="fr1" draw:name="Object791" text:anchor-type="as-char" svg:y="-0.1244in" svg:width="0.3681in" svg:height="0.1543in" draw:z-index="777"><draw:object xlink:href="./Object 791" xlink:type="simple" xlink:show="embed" xlink:actuate="onLoad"/><draw:image xlink:href="./ObjectReplacements/Object 791" xlink:type="simple" xlink:show="embed" xlink:actuate="onLoad"/><svg:desc>formula</svg:desc></draw:frame></text:span></text:span><text:span text:style-name="MathematicaFormatStandardForm"><text:span text:style-name="T39">to</text:span></text:span><text:span text:style-name="MathematicaFormatStandardForm"><text:span text:style-name="T36"><draw:frame draw:style-name="fr1" draw:name="Object792" text:anchor-type="as-char" svg:y="-0.1244in" svg:width="0.6319in" svg:height="0.1591in" draw:z-index="778"><draw:object xlink:href="./Object 792" xlink:type="simple" xlink:show="embed" xlink:actuate="onLoad"/><draw:image xlink:href="./ObjectReplacements/Object 792" xlink:type="simple" xlink:show="embed" xlink:actuate="onLoad"/><svg:desc>formula</svg:desc></draw:frame></text:span></text:span><text:span text:style-name="MathematicaFormatStandardForm"><text:span text:style-name="T36">.</text:span></text:span></text:p>
      <text:p text:style-name="P28"/>
      <text:p text:style-name="P98"/>
      <text:p text:style-name="P164"><text:span text:style-name="MathematicaFormatStandardForm"><text:span text:style-name="T56">Closed Form </text:span></text:span><text:span text:style-name="MathematicaFormatStandardForm"><text:span text:style-name="T47">Values for</text:span></text:span><text:span text:style-name="MathematicaFormatStandardForm"><text:span text:style-name="T172"><draw:frame draw:style-name="fr1" draw:name="Object558" text:anchor-type="as-char" svg:y="-0.1437in" svg:width="0.211in" svg:height="0.1736in" draw:z-index="548"><draw:object xlink:href="./Object 574" xlink:type="simple" xlink:show="embed" xlink:actuate="onLoad"/><draw:image xlink:href="./ObjectReplacements/Object 574" xlink:type="simple" xlink:show="embed" xlink:actuate="onLoad"/><svg:desc>formula</svg:desc></draw:frame></text:span></text:span></text:p>
      <text:p text:style-name="P102"/>
      <text:p text:style-name="P16"><text:tab/><text:span text:style-name="T310">The two continuous convolutions</text:span><text:span text:style-name="MathematicaFormatStandardForm"><text:span text:style-name="T36"><draw:frame draw:style-name="fr1" draw:name="Object786" text:anchor-type="as-char" svg:y="-0.1665in" svg:width="0.3772in" svg:height="0.1965in" draw:z-index="779"><draw:object xlink:href="./Object 786" xlink:type="simple" xlink:show="embed" xlink:actuate="onLoad"/><draw:image xlink:href="./ObjectReplacements/Object 786" xlink:type="simple" xlink:show="embed" xlink:actuate="onLoad"/><svg:desc>formula</svg:desc></draw:frame></text:span></text:span><text:span text:style-name="MathematicaFormatStandardForm"><text:span text:style-name="T38">and</text:span></text:span><text:span text:style-name="MathematicaFormatStandardForm"><text:span text:style-name="T36"><draw:frame draw:style-name="fr1" draw:name="Object787" text:anchor-type="as-char" svg:y="-0.1665in" svg:width="0.3752in" svg:height="0.1965in" draw:z-index="780"><draw:object xlink:href="./Object 787" xlink:type="simple" xlink:show="embed" xlink:actuate="onLoad"/><draw:image xlink:href="./ObjectReplacements/Object 787" xlink:type="simple" xlink:show="embed" xlink:actuate="onLoad"/><svg:desc>formula</svg:desc></draw:frame></text:span></text:span><text:span text:style-name="T310">can be extended to complex values of </text:span><text:span text:style-name="T227">z</text:span><text:span text:style-name="T310"> simply by treating the gamma function as the natural extension of the factorial function. <text:s/>The discrete additive convolution</text:span><text:span text:style-name="MathematicaFormatStandardForm"><text:span text:style-name="T36"><draw:frame draw:style-name="fr1" draw:name="Object788" text:anchor-type="as-char" svg:y="-0.1555in" svg:width="0.4138in" svg:height="0.1854in" draw:z-index="781"><draw:object xlink:href="./Object 788" xlink:type="simple" xlink:show="embed" xlink:actuate="onLoad"/><draw:image xlink:href="./ObjectReplacements/Object 788" xlink:type="simple" xlink:show="embed" xlink:actuate="onLoad"/><svg:desc>formula</svg:desc></draw:frame></text:span></text:span><text:span text:style-name="T310">, which we saw previously has the closed form <text:s/>of binomial coefficients, can be generalized through the use of the gamma function as well. <text:s/>But our last convolution, </text:span><text:span text:style-name="MathematicaFormatStandardForm"><text:span text:style-name="T36"><draw:frame draw:style-name="fr1" draw:name="Object569" text:anchor-type="as-char" svg:y="-0.1555in" svg:width="0.4035in" svg:height="0.1854in" draw:z-index="782"><draw:object xlink:href="./Object 581" xlink:type="simple" xlink:show="embed" xlink:actuate="onLoad"/><draw:image xlink:href="./ObjectReplacements/Object 581" xlink:type="simple" xlink:show="embed" xlink:actuate="onLoad"/><svg:desc>formula</svg:desc></draw:frame></text:span></text:span><text:span text:style-name="MathematicaFormatStandardForm"><text:span text:style-name="T36">, </text:span></text:span><text:span text:style-name="MathematicaFormatStandardForm"><text:span text:style-name="T37">the one connected to the Riemann Prime Counting function, is </text:span></text:span><text:span text:style-name="MathematicaFormatStandardForm"><text:span text:style-name="T38">much </text:span></text:span><text:span text:style-name="MathematicaFormatStandardForm"><text:span text:style-name="T37">trickier to extend. <text:s/></text:span></text:span><text:span text:style-name="MathematicaFormatStandardForm"><text:span text:style-name="T38">So let's list the obvious extensions first.</text:span></text:span></text:p>
      <text:p text:style-name="P15"/>
      <text:p text:style-name="P30"><draw:frame draw:style-name="fr1" draw:name="Object563" text:anchor-type="as-char" svg:y="-0.1437in" svg:width="0.3339in" svg:height="0.1736in" draw:z-index="549"><draw:object xlink:href="./Object 575" xlink:type="simple" xlink:show="embed" xlink:actuate="onLoad"/><draw:image xlink:href="./ObjectReplacements/Object 575" xlink:type="simple" xlink:show="embed" xlink:actuate="onLoad"/><svg:desc>formula</svg:desc></draw:frame></text:p>
      <text:p text:style-name="P10"/>
      <table:table table:name="Table31" table:style-name="Table31">
        <table:table-column table:style-name="Table31.A"/>
        <table:table-column table:style-name="Table31.B"/>
        <table:table-column table:style-name="Table31.C"/>
        <table:table-row>
          <table:table-cell table:style-name="Table31.A1" office:value-type="string">
            <text:p text:style-name="P61"><text:span text:style-name="MathematicaFormatStandardForm"><text:span text:style-name="T40"/></text:span></text:p>
          </table:table-cell>
          <table:table-cell table:style-name="Table31.A1" office:value-type="string">
            <text:p text:style-name="P65"><text:span text:style-name="MathematicaFormatStandardForm"><text:span text:style-name="T44"><draw:frame draw:style-name="fr2" draw:name="Object564" text:anchor-type="as-char" svg:y="-0.1516in" svg:width="0.2264in" svg:height="0.2091in" draw:z-index="550"><draw:object xlink:href="./Object 576" xlink:type="simple" xlink:show="embed" xlink:actuate="onLoad"/><draw:image xlink:href="./ObjectReplacements/Object 576" xlink:type="simple" xlink:show="embed" xlink:actuate="onLoad"/><svg:desc>formula</svg:desc></draw:frame></text:span></text:span></text:p>
          </table:table-cell>
          <table:table-cell table:style-name="Table31.C1" office:value-type="string">
            <text:p text:style-name="P65"><text:span text:style-name="MathematicaFormatStandardForm"><text:span text:style-name="T76"><draw:frame draw:style-name="fr2" draw:name="Object565" text:anchor-type="as-char" svg:y="-0.1425in" svg:width="0.2898in" svg:height="0.1902in" draw:z-index="551"><draw:object xlink:href="./Object 577" xlink:type="simple" xlink:show="embed" xlink:actuate="onLoad"/><draw:image xlink:href="./ObjectReplacements/Object 577" xlink:type="simple" xlink:show="embed" xlink:actuate="onLoad"/><svg:desc>formula</svg:desc></draw:frame></text:span></text:span></text:p>
          </table:table-cell>
        </table:table-row>
        <table:table-row table:style-name="Table31.2">
          <table:table-cell table:style-name="Table31.A2" office:value-type="string">
            <text:p text:style-name="P65"><text:span text:style-name="MathematicaFormatStandardForm"><text:span text:style-name="T45">+</text:span></text:span></text:p>
          </table:table-cell>
          <table:table-cell table:style-name="Table31.B2" office:value-type="string">
            <text:p text:style-name="P76"><text:span text:style-name="MathematicaFormatStandardForm"><text:span text:style-name="T43"><draw:frame draw:style-name="fr1" draw:name="Object566" text:anchor-type="as-char" svg:y="-0.2228in" svg:width="0.5583in" svg:height="0.352in" draw:z-index="552"><draw:object xlink:href="./Object 578" xlink:type="simple" xlink:show="embed" xlink:actuate="onLoad"/><draw:image xlink:href="./ObjectReplacements/Object 578" xlink:type="simple" xlink:show="embed" xlink:actuate="onLoad"/><svg:desc>formula</svg:desc></draw:frame></text:span></text:span></text:p>
          </table:table-cell>
          <table:table-cell table:style-name="Table31.C2" office:value-type="string">
            <text:p text:style-name="P141"><text:span text:style-name="aaMathematica"><text:span text:style-name="T266"><draw:frame draw:style-name="fr1" draw:name="Object567" text:anchor-type="as-char" svg:y="-0.2083in" svg:width="1.2217in" svg:height="0.3374in" draw:z-index="553"><draw:object xlink:href="./Object 579" xlink:type="simple" xlink:show="embed" xlink:actuate="onLoad"/><draw:image xlink:href="./ObjectReplacements/Object 579" xlink:type="simple" xlink:show="embed" xlink:actuate="onLoad"/><svg:desc>formula</svg:desc></draw:frame></text:span></text:span></text:p>
          </table:table-cell>
        </table:table-row>
        <table:table-row>
          <table:table-cell table:style-name="Table31.A3" office:value-type="string">
            <text:p text:style-name="P172">*</text:p>
          </table:table-cell>
          <table:table-cell table:style-name="Table31.B3" office:value-type="string">
            <text:p text:style-name="P76"><text:span text:style-name="MathematicaFormatStandardForm"><text:span text:style-name="T43"><draw:frame draw:style-name="fr1" draw:name="Object568" text:anchor-type="as-char" svg:y="-0.1437in" svg:width="1.2362in" svg:height="0.1783in" draw:z-index="554"><draw:object xlink:href="./Object 580" xlink:type="simple" xlink:show="embed" xlink:actuate="onLoad"/><draw:image xlink:href="./ObjectReplacements/Object 580" xlink:type="simple" xlink:show="embed" xlink:actuate="onLoad"/><svg:desc>formula</svg:desc></draw:frame></text:span></text:span></text:p>
          </table:table-cell>
          <table:table-cell table:style-name="Table31.C3" office:value-type="string">
            <text:p text:style-name="P137"><text:span text:style-name="aaMathematica"><text:span text:style-name="T265"/></text:span></text:p>
          </table:table-cell>
        </table:table-row>
      </table:table>
      <text:p text:style-name="P10"/>
      <text:p text:style-name="P102"/>
      <text:p text:style-name="P58">Ultimately there is a different way of extending the binomial coefficient<draw:frame draw:style-name="fr1" draw:name="Object793" text:anchor-type="as-char" svg:y="-0.1827in" svg:width="0.2626in" svg:height="0.3154in" draw:z-index="783"><draw:object xlink:href="./Object 793" xlink:type="simple" xlink:show="embed" xlink:actuate="onLoad"/><draw:image xlink:href="./ObjectReplacements/Object 793" xlink:type="simple" xlink:show="embed" xlink:actuate="onLoad"/><svg:desc>formula</svg:desc></draw:frame>to complex values of <text:span text:style-name="T221">z</text:span> that also works our discrete multiplicative case of<text:span text:style-name="MathematicaFormatStandardForm"><text:span text:style-name="T36"><draw:frame draw:style-name="fr1" draw:name="Object784" text:anchor-type="as-char" svg:y="-0.1555in" svg:width="0.4035in" svg:height="0.1854in" draw:z-index="784"><draw:object xlink:href="./Object 784" xlink:type="simple" xlink:show="embed" xlink:actuate="onLoad"/><draw:image xlink:href="./ObjectReplacements/Object 784" xlink:type="simple" xlink:show="embed" xlink:actuate="onLoad"/><svg:desc>formula</svg:desc></draw:frame></text:span></text:span><text:span text:style-name="MathematicaFormatStandardForm"><text:span text:style-name="T36">. <text:s/></text:span></text:span><text:span text:style-name="MathematicaFormatStandardForm"><text:span text:style-name="T38">That extension is</text:span></text:span></text:p>
      <text:p text:style-name="P58"/>
      <text:p text:style-name="P30"><draw:frame draw:style-name="fr1" draw:name="Object620" text:anchor-type="as-char" svg:y="-0.1437in" svg:width="0.3339in" svg:height="0.1736in" draw:z-index="785"><draw:object xlink:href="./Object 582" xlink:type="simple" xlink:show="embed" xlink:actuate="onLoad"/><draw:image xlink:href="./ObjectReplacements/Object 582" xlink:type="simple" xlink:show="embed" xlink:actuate="onLoad"/><svg:desc>formula</svg:desc></draw:frame></text:p>
      <text:p text:style-name="P10"/>
      <table:table table:name="Table37" table:style-name="Table37">
        <table:table-column table:style-name="Table37.A"/>
        <table:table-column table:style-name="Table37.B"/>
        <table:table-column table:style-name="Table37.C"/>
        <table:table-row>
          <table:table-cell table:style-name="Table37.A1" office:value-type="string">
            <text:p text:style-name="P61"><text:span text:style-name="MathematicaFormatStandardForm"><text:span text:style-name="T40"/></text:span></text:p>
          </table:table-cell>
          <table:table-cell table:style-name="Table37.A1" office:value-type="string">
            <text:p text:style-name="P65"><text:span text:style-name="MathematicaFormatStandardForm"><text:span text:style-name="T44"><draw:frame draw:style-name="fr2" draw:name="Object621" text:anchor-type="as-char" svg:y="-0.1516in" svg:width="0.2264in" svg:height="0.2091in" draw:z-index="556"><draw:object xlink:href="./Object 583" xlink:type="simple" xlink:show="embed" xlink:actuate="onLoad"/><draw:image xlink:href="./ObjectReplacements/Object 583" xlink:type="simple" xlink:show="embed" xlink:actuate="onLoad"/><svg:desc>formula</svg:desc></draw:frame></text:span></text:span></text:p>
          </table:table-cell>
          <table:table-cell table:style-name="Table37.C1" office:value-type="string">
            <text:p text:style-name="P65"><text:span text:style-name="MathematicaFormatStandardForm"><text:span text:style-name="T76"><draw:frame draw:style-name="fr2" draw:name="Object622" text:anchor-type="as-char" svg:y="-0.1425in" svg:width="0.2898in" svg:height="0.1902in" draw:z-index="557"><draw:object xlink:href="./Object 584" xlink:type="simple" xlink:show="embed" xlink:actuate="onLoad"/><draw:image xlink:href="./ObjectReplacements/Object 584" xlink:type="simple" xlink:show="embed" xlink:actuate="onLoad"/><svg:desc>formula</svg:desc></draw:frame></text:span></text:span></text:p>
          </table:table-cell>
        </table:table-row>
        <table:table-row table:style-name="Table37.2">
          <table:table-cell table:style-name="Table37.A2" office:value-type="string">
            <text:p text:style-name="P65"><text:span text:style-name="MathematicaFormatStandardForm"><text:span text:style-name="T45">+</text:span></text:span></text:p>
          </table:table-cell>
          <table:table-cell table:style-name="Table37.B2" office:value-type="string">
            <text:p text:style-name="P76"><text:span text:style-name="aaMathematica"><text:span text:style-name="T265">...</text:span></text:span></text:p>
          </table:table-cell>
          <table:table-cell table:style-name="Table37.C2" office:value-type="string">
            <text:p text:style-name="P141"><text:span text:style-name="aaMathematica"><text:span text:style-name="T266"><draw:frame draw:style-name="fr1" draw:name="Object624" text:anchor-type="as-char" svg:y="-0.228in" svg:width="1.3508in" svg:height="0.3689in" draw:z-index="558"><draw:object xlink:href="./Object 585" xlink:type="simple" xlink:show="embed" xlink:actuate="onLoad"/><draw:image xlink:href="./ObjectReplacements/Object 585" xlink:type="simple" xlink:show="embed" xlink:actuate="onLoad"/><svg:desc>formula</svg:desc></draw:frame></text:span></text:span></text:p>
          </table:table-cell>
        </table:table-row>
        <table:table-row>
          <table:table-cell table:style-name="Table37.A3" office:value-type="string">
            <text:p text:style-name="P172">*</text:p>
          </table:table-cell>
          <table:table-cell table:style-name="Table37.B3" office:value-type="string">
            <text:p text:style-name="P76"><text:span text:style-name="MathematicaFormatStandardForm"><text:span text:style-name="T43">...</text:span></text:span></text:p>
          </table:table-cell>
          <table:table-cell table:style-name="Table37.C3" office:value-type="string">
            <text:p text:style-name="P137"><text:span text:style-name="aaMathematica"><text:span text:style-name="T265"><draw:frame draw:style-name="fr1" draw:name="Object626" text:anchor-type="as-char" svg:y="-0.228in" svg:width="1.5272in" svg:height="0.3689in" draw:z-index="559"><draw:object xlink:href="./Object 586" xlink:type="simple" xlink:show="embed" xlink:actuate="onLoad"/><draw:image xlink:href="./ObjectReplacements/Object 586" xlink:type="simple" xlink:show="embed" xlink:actuate="onLoad"/><svg:desc>formula</svg:desc></draw:frame></text:span></text:span></text:p>
          </table:table-cell>
        </table:table-row>
      </table:table>
      <text:p text:style-name="P10"/>
      <text:p text:style-name="P89"><text:span text:style-name="aaMathematica"><text:span text:style-name="T108">Interestingly, all four convolution variations of</text:span></text:span><text:span text:style-name="MathematicaFormatStandardForm"><text:span text:style-name="T87"><draw:frame draw:style-name="fr1" draw:name="Object785" text:anchor-type="as-char" svg:y="-0.1437in" svg:width="0.211in" svg:height="0.1736in" draw:z-index="786"><draw:object xlink:href="./Object 785" xlink:type="simple" xlink:show="embed" xlink:actuate="onLoad"/><draw:image xlink:href="./ObjectReplacements/Object 785" xlink:type="simple" xlink:show="embed" xlink:actuate="onLoad"/><svg:desc>formula</svg:desc></draw:frame></text:span></text:span><text:span text:style-name="MathematicaFormatStandardForm"><text:span text:style-name="T88">produce binomial-style curves.</text:span></text:span></text:p>
      <text:p text:style-name="P89"><text:span text:style-name="MathematicaFormatStandardForm"><text:span text:style-name="T88"/></text:span></text:p>
      <text:p text:style-name="P102"><text:soft-page-break/></text:p>
      <text:p text:style-name="P164"><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02"/>
      <text:p text:style-name="P120"><text:tab/><text:span text:style-name="T311">As usual, we can start with the well known derivative</text:span></text:p>
      <text:p text:style-name="P120"/>
      <text:p text:style-name="P98"><draw:frame draw:style-name="fr1" draw:name="Object576" text:anchor-type="as-char" svg:y="-0.1626in" svg:width="0.878in" svg:height="0.2866in" draw:z-index="560"><draw:object xlink:href="./Object 587" xlink:type="simple" xlink:show="embed" xlink:actuate="onLoad"/><draw:image xlink:href="./ObjectReplacements/Object 587" xlink:type="simple" xlink:show="embed" xlink:actuate="onLoad"/><svg:desc>formula</svg:desc></draw:frame></text:p>
      <text:p text:style-name="P98"/>
      <text:p text:style-name="P59">The convolution equivalent of this derivative / finite difference is</text:p>
      <text:p text:style-name="P98"/>
      <text:p text:style-name="P98"><draw:frame draw:style-name="fr1" draw:name="Object581" text:anchor-type="as-char" svg:y="-0.1626in" svg:width="0.5453in" svg:height="0.2866in" draw:z-index="561"><draw:object xlink:href="./Object 588" xlink:type="simple" xlink:show="embed" xlink:actuate="onLoad"/><draw:image xlink:href="./ObjectReplacements/Object 588" xlink:type="simple" xlink:show="embed" xlink:actuate="onLoad"/><svg:desc>formula</svg:desc></draw:frame>/<draw:frame draw:style-name="fr1" draw:name="Object582" text:anchor-type="as-char" svg:y="-0.1437in" svg:width="0.5264in" svg:height="0.1945in" draw:z-index="562"><draw:object xlink:href="./Object 589" xlink:type="simple" xlink:show="embed" xlink:actuate="onLoad"/><draw:image xlink:href="./ObjectReplacements/Object 589" xlink:type="simple" xlink:show="embed" xlink:actuate="onLoad"/><svg:desc>formula</svg:desc></draw:frame></text:p>
      <text:p text:style-name="P10"/>
      <table:table table:name="Table32" table:style-name="Table32">
        <table:table-column table:style-name="Table32.A"/>
        <table:table-column table:style-name="Table32.B"/>
        <table:table-column table:style-name="Table32.C"/>
        <table:table-row>
          <table:table-cell table:style-name="Table32.A1" office:value-type="string">
            <text:p text:style-name="P61"><text:span text:style-name="MathematicaFormatStandardForm"><text:span text:style-name="T40"/></text:span></text:p>
          </table:table-cell>
          <table:table-cell table:style-name="Table32.A1" office:value-type="string">
            <text:p text:style-name="P65"><text:span text:style-name="MathematicaFormatStandardForm"><text:span text:style-name="T44"><draw:frame draw:style-name="fr2" draw:name="Object583" text:anchor-type="as-char" svg:y="-0.1516in" svg:width="0.2264in" svg:height="0.2091in" draw:z-index="563"><draw:object xlink:href="./Object 590" xlink:type="simple" xlink:show="embed" xlink:actuate="onLoad"/><draw:image xlink:href="./ObjectReplacements/Object 590" xlink:type="simple" xlink:show="embed" xlink:actuate="onLoad"/><svg:desc>formula</svg:desc></draw:frame></text:span></text:span></text:p>
          </table:table-cell>
          <table:table-cell table:style-name="Table32.C1" office:value-type="string">
            <text:p text:style-name="P65"><text:span text:style-name="MathematicaFormatStandardForm"><text:span text:style-name="T76"><draw:frame draw:style-name="fr2" draw:name="Object584" text:anchor-type="as-char" svg:y="-0.1425in" svg:width="0.2898in" svg:height="0.1902in" draw:z-index="564"><draw:object xlink:href="./Object 591" xlink:type="simple" xlink:show="embed" xlink:actuate="onLoad"/><draw:image xlink:href="./ObjectReplacements/Object 591" xlink:type="simple" xlink:show="embed" xlink:actuate="onLoad"/><svg:desc>formula</svg:desc></draw:frame></text:span></text:span></text:p>
          </table:table-cell>
        </table:table-row>
        <table:table-row table:style-name="Table32.2">
          <table:table-cell table:style-name="Table32.A2" office:value-type="string">
            <text:p text:style-name="P65"><text:span text:style-name="MathematicaFormatStandardForm"><text:span text:style-name="T45">+</text:span></text:span></text:p>
          </table:table-cell>
          <table:table-cell table:style-name="Table32.B2" office:value-type="string">
            <text:p text:style-name="P76"><text:span text:style-name="MathematicaFormatStandardForm"><text:span text:style-name="T43"><draw:frame draw:style-name="fr1" draw:name="Object585" text:anchor-type="as-char" svg:y="-0.2228in" svg:width="0.3799in" svg:height="0.352in" draw:z-index="565"><draw:object xlink:href="./Object 592" xlink:type="simple" xlink:show="embed" xlink:actuate="onLoad"/><draw:image xlink:href="./ObjectReplacements/Object 592" xlink:type="simple" xlink:show="embed" xlink:actuate="onLoad"/><svg:desc>formula</svg:desc></draw:frame></text:span></text:span></text:p>
          </table:table-cell>
          <table:table-cell table:style-name="Table32.C2" office:value-type="string">
            <text:p text:style-name="P141"><text:span text:style-name="aaMathematica"><text:span text:style-name="T266"><draw:frame draw:style-name="fr1" draw:name="Object586" text:anchor-type="as-char" svg:y="-0.2083in" svg:width="1.0571in" svg:height="0.3374in" draw:z-index="566"><draw:object xlink:href="./Object 593" xlink:type="simple" xlink:show="embed" xlink:actuate="onLoad"/><draw:image xlink:href="./ObjectReplacements/Object 593" xlink:type="simple" xlink:show="embed" xlink:actuate="onLoad"/><svg:desc>formula</svg:desc></draw:frame></text:span></text:span></text:p>
          </table:table-cell>
        </table:table-row>
        <table:table-row>
          <table:table-cell table:style-name="Table32.A3" office:value-type="string">
            <text:p text:style-name="P172">*</text:p>
          </table:table-cell>
          <table:table-cell table:style-name="Table32.B3" office:value-type="string">
            <text:p text:style-name="P76"><text:span text:style-name="MathematicaFormatStandardForm"><text:span text:style-name="T43"><draw:frame draw:style-name="fr1" draw:name="Object587" text:anchor-type="as-char" svg:y="-0.2228in" svg:width="0.5374in" svg:height="0.352in" draw:z-index="567"><draw:object xlink:href="./Object 594" xlink:type="simple" xlink:show="embed" xlink:actuate="onLoad"/><draw:image xlink:href="./ObjectReplacements/Object 594" xlink:type="simple" xlink:show="embed" xlink:actuate="onLoad"/><svg:desc>formula</svg:desc></draw:frame></text:span></text:span></text:p>
          </table:table-cell>
          <table:table-cell table:style-name="Table32.C3" office:value-type="string">
            <text:p text:style-name="P139"><text:span text:style-name="aaMathematica"><text:span text:style-name="T265"><draw:frame draw:style-name="fr1" draw:name="Object588" text:anchor-type="as-char" svg:y="-0.228in" svg:width="1.502in" svg:height="0.3689in" draw:z-index="795"><draw:object xlink:href="./Object 595" xlink:type="simple" xlink:show="embed" xlink:actuate="onLoad"/><draw:image xlink:href="./ObjectReplacements/Object 595" xlink:type="simple" xlink:show="embed" xlink:actuate="onLoad"/><svg:desc>formula</svg:desc></draw:frame></text:span></text:span></text:p>
          </table:table-cell>
        </table:table-row>
      </table:table>
      <text:p text:style-name="P80"><text:span text:style-name="aaMathematica"><text:span text:style-name="T94"/></text:span></text:p>
      <text:p text:style-name="P80"><text:span text:style-name="aaMathematica"><text:span text:style-name="T152"/></text:span></text:p>
      <text:p text:style-name="P164"><text:span text:style-name="MathematicaFormatStandardForm"><text:span text:style-name="T56">Closed Form </text:span></text:span><text:span text:style-name="MathematicaFormatStandardForm"><text:span text:style-name="T47">Values for</text:span></text:span><text:span text:style-name="MathematicaFormatStandardForm"><text:span text:style-name="T172"><draw:frame draw:style-name="fr1" draw:name="Object550" text:anchor-type="as-char" svg:y="-0.1244in" svg:width="0.3681in" svg:height="0.1543in" draw:z-index="787"><draw:object xlink:href="./Object 596" xlink:type="simple" xlink:show="embed" xlink:actuate="onLoad"/><draw:image xlink:href="./ObjectReplacements/Object 596" xlink:type="simple" xlink:show="embed" xlink:actuate="onLoad"/><svg:desc>formula</svg:desc></draw:frame></text:span></text:span></text:p>
      <text:p text:style-name="P102"/>
      <text:p text:style-name="P104"><text:tab/><text:span text:style-name="T215">Two tidy ways to express</text:span><text:span text:style-name="T189"><draw:frame draw:style-name="fr1" draw:name="Object798" text:anchor-type="as-char" svg:y="-0.1244in" svg:width="0.3563in" svg:height="0.1543in" draw:z-index="788"><draw:object xlink:href="./Object 798" xlink:type="simple" xlink:show="embed" xlink:actuate="onLoad"/><draw:image xlink:href="./ObjectReplacements/Object 798" xlink:type="simple" xlink:show="embed" xlink:actuate="onLoad"/><svg:desc>formula</svg:desc></draw:frame></text:span><text:span text:style-name="T189">, </text:span><text:span text:style-name="T215">given</text:span><text:span text:style-name="T189"><draw:frame draw:style-name="fr1" draw:name="Object799" text:anchor-type="as-char" svg:y="-0.1437in" svg:width="0.2016in" svg:height="0.1736in" draw:z-index="789"><draw:object xlink:href="./Object 799" xlink:type="simple" xlink:show="embed" xlink:actuate="onLoad"/><draw:image xlink:href="./ObjectReplacements/Object 799" xlink:type="simple" xlink:show="embed" xlink:actuate="onLoad"/><svg:desc>formula</svg:desc></draw:frame></text:span><text:span text:style-name="T215">are as</text:span></text:p>
      <text:p text:style-name="P102"/>
      <text:p text:style-name="P100"><draw:frame draw:style-name="fr1" draw:name="Object795" text:anchor-type="as-char" svg:y="-0.1626in" svg:width="1.0346in" svg:height="0.2866in" draw:z-index="790"><draw:object xlink:href="./Object 795" xlink:type="simple" xlink:show="embed" xlink:actuate="onLoad"/><draw:image xlink:href="./ObjectReplacements/Object 795" xlink:type="simple" xlink:show="embed" xlink:actuate="onLoad"/><svg:desc>formula</svg:desc></draw:frame></text:p>
      <text:p text:style-name="P124"><text:span text:style-name="T215">a</text:span><text:span text:style-name="T189">nd</text:span></text:p>
      <text:p text:style-name="P35"><draw:frame draw:style-name="fr1" draw:name="Object794" text:anchor-type="as-char" svg:y="-0.2228in" svg:width="1.0437in" svg:height="0.348in" draw:z-index="791"><draw:object xlink:href="./Object 794" xlink:type="simple" xlink:show="embed" xlink:actuate="onLoad"/><draw:image xlink:href="./ObjectReplacements/Object 794" xlink:type="simple" xlink:show="embed" xlink:actuate="onLoad"/><svg:desc>formula</svg:desc></draw:frame></text:p>
      <text:p text:style-name="P35"/>
      <text:p text:style-name="P57">With the closed forms of our convolutions, <text:span text:style-name="T312">we can equivalently do either, as</text:span></text:p>
      <text:p text:style-name="P100"/>
      <text:p text:style-name="P100"><draw:frame draw:style-name="fr1" draw:name="Object796" text:anchor-type="as-char" svg:y="-0.1626in" svg:width="1.0563in" svg:height="0.2866in" draw:z-index="792"><draw:object xlink:href="./Object 796" xlink:type="simple" xlink:show="embed" xlink:actuate="onLoad"/><draw:image xlink:href="./ObjectReplacements/Object 796" xlink:type="simple" xlink:show="embed" xlink:actuate="onLoad"/><svg:desc>formula</svg:desc></draw:frame></text:p>
      <text:p text:style-name="P60">and</text:p>
      <text:p text:style-name="P35"><draw:frame draw:style-name="fr1" draw:name="Object797" text:anchor-type="as-char" svg:y="-0.2228in" svg:width="1.0654in" svg:height="0.348in" draw:z-index="793"><draw:object xlink:href="./Object 797" xlink:type="simple" xlink:show="embed" xlink:actuate="onLoad"/><draw:image xlink:href="./ObjectReplacements/Object 797" xlink:type="simple" xlink:show="embed" xlink:actuate="onLoad"/><svg:desc>formula</svg:desc></draw:frame></text:p>
      <text:p text:style-name="P29"/>
      <text:p text:style-name="P60">which result in the closed forms</text:p>
      <text:p text:style-name="P35"/>
      <text:p text:style-name="P30"><draw:frame draw:style-name="fr1" draw:name="Object559" text:anchor-type="as-char" svg:y="-0.1244in" svg:width="0.4902in" svg:height="0.1543in" draw:z-index="794"><draw:object xlink:href="./Object 597" xlink:type="simple" xlink:show="embed" xlink:actuate="onLoad"/><draw:image xlink:href="./ObjectReplacements/Object 597" xlink:type="simple" xlink:show="embed" xlink:actuate="onLoad"/><svg:desc>formula</svg:desc></draw:frame></text:p>
      <text:p text:style-name="P10"/>
      <table:table table:name="Table33" table:style-name="Table33">
        <table:table-column table:style-name="Table33.A"/>
        <table:table-column table:style-name="Table33.B"/>
        <table:table-column table:style-name="Table33.C"/>
        <table:table-row>
          <table:table-cell table:style-name="Table33.A1" office:value-type="string">
            <text:p text:style-name="P61"><text:span text:style-name="MathematicaFormatStandardForm"><text:span text:style-name="T40"/></text:span></text:p>
          </table:table-cell>
          <table:table-cell table:style-name="Table33.A1" office:value-type="string">
            <text:p text:style-name="P65"><text:span text:style-name="MathematicaFormatStandardForm"><text:span text:style-name="T44"><draw:frame draw:style-name="fr2" draw:name="Object560" text:anchor-type="as-char" svg:y="-0.1516in" svg:width="0.2264in" svg:height="0.2091in" draw:z-index="570"><draw:object xlink:href="./Object 598" xlink:type="simple" xlink:show="embed" xlink:actuate="onLoad"/><draw:image xlink:href="./ObjectReplacements/Object 598" xlink:type="simple" xlink:show="embed" xlink:actuate="onLoad"/><svg:desc>formula</svg:desc></draw:frame></text:span></text:span></text:p>
          </table:table-cell>
          <table:table-cell table:style-name="Table33.C1" office:value-type="string">
            <text:p text:style-name="P65"><text:span text:style-name="MathematicaFormatStandardForm"><text:span text:style-name="T76"><draw:frame draw:style-name="fr2" draw:name="Object561" text:anchor-type="as-char" svg:y="-0.1425in" svg:width="0.2898in" svg:height="0.1902in" draw:z-index="571"><draw:object xlink:href="./Object 599" xlink:type="simple" xlink:show="embed" xlink:actuate="onLoad"/><draw:image xlink:href="./ObjectReplacements/Object 599" xlink:type="simple" xlink:show="embed" xlink:actuate="onLoad"/><svg:desc>formula</svg:desc></draw:frame></text:span></text:span></text:p>
          </table:table-cell>
        </table:table-row>
        <table:table-row table:style-name="Table33.2">
          <table:table-cell table:style-name="Table33.A2" office:value-type="string">
            <text:p text:style-name="P65"><text:span text:style-name="MathematicaFormatStandardForm"><text:span text:style-name="T45">+</text:span></text:span></text:p>
          </table:table-cell>
          <table:table-cell table:style-name="Table33.B2" office:value-type="string">
            <text:p text:style-name="P76"><text:span text:style-name="MathematicaFormatStandardForm"><text:span text:style-name="T43"><draw:frame draw:style-name="fr1" draw:name="Object562" text:anchor-type="as-char" svg:y="-0.1244in" svg:width="0.5417in" svg:height="0.1591in" draw:z-index="572"><draw:object xlink:href="./Object 600" xlink:type="simple" xlink:show="embed" xlink:actuate="onLoad"/><draw:image xlink:href="./ObjectReplacements/Object 600" xlink:type="simple" xlink:show="embed" xlink:actuate="onLoad"/><svg:desc>formula</svg:desc></draw:frame></text:span></text:span></text:p>
          </table:table-cell>
          <table:table-cell table:style-name="Table33.C2" office:value-type="string">
            <text:p text:style-name="P141"><text:span text:style-name="aaMathematica"><text:span text:style-name="T266"><draw:frame draw:style-name="fr1" draw:name="Object570" text:anchor-type="as-char" svg:y="-0.1244in" svg:width="0.2563in" svg:height="0.1752in" draw:z-index="573"><draw:object xlink:href="./Object 601" xlink:type="simple" xlink:show="embed" xlink:actuate="onLoad"/><draw:image xlink:href="./ObjectReplacements/Object 601" xlink:type="simple" xlink:show="embed" xlink:actuate="onLoad"/><svg:desc>formula</svg:desc></draw:frame></text:span></text:span></text:p>
          </table:table-cell>
        </table:table-row>
        <table:table-row>
          <table:table-cell table:style-name="Table33.A3" office:value-type="string">
            <text:p text:style-name="P172">*</text:p>
          </table:table-cell>
          <table:table-cell table:style-name="Table33.B3" office:value-type="string">
            <text:p text:style-name="P76"><text:span text:style-name="MathematicaFormatStandardForm"><text:span text:style-name="T43"><draw:frame draw:style-name="fr1" draw:name="Object571" text:anchor-type="as-char" svg:y="-0.1244in" svg:width="0.3563in" svg:height="0.1591in" draw:z-index="574"><draw:object xlink:href="./Object 602" xlink:type="simple" xlink:show="embed" xlink:actuate="onLoad"/><draw:image xlink:href="./ObjectReplacements/Object 602" xlink:type="simple" xlink:show="embed" xlink:actuate="onLoad"/><svg:desc>formula</svg:desc></draw:frame></text:span></text:span></text:p>
          </table:table-cell>
          <table:table-cell table:style-name="Table33.C3" office:value-type="string">
            <text:p text:style-name="P137"><text:span text:style-name="aaMathematica"><text:span text:style-name="T265"><draw:frame draw:style-name="fr1" draw:name="Object572" text:anchor-type="as-char" svg:y="-0.1244in" svg:width="0.3846in" svg:height="0.1591in" draw:z-index="575"><draw:object xlink:href="./Object 603" xlink:type="simple" xlink:show="embed" xlink:actuate="onLoad"/><draw:image xlink:href="./ObjectReplacements/Object 603" xlink:type="simple" xlink:show="embed" xlink:actuate="onLoad"/><svg:desc>formula</svg:desc></draw:frame></text:span></text:span></text:p>
          </table:table-cell>
        </table:table-row>
      </table:table>
      <text:p text:style-name="P10"/>
      <text:p text:style-name="P87"><text:span text:style-name="aaMathematica"><text:span text:style-name="T94"/></text:span></text:p>
      <text:p text:style-name="P164"><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02"/>
      <text:p text:style-name="P125"><text:tab/>The derivative of <text:span text:style-name="T221">log x</text:span> is, of course,</text:p>
      <text:p text:style-name="P125"/>
      <text:p text:style-name="P98"><text:soft-page-break/><draw:frame draw:style-name="fr1" draw:name="Object573" text:anchor-type="as-char" svg:y="-0.2043in" svg:width="0.7902in" svg:height="0.3283in" draw:z-index="796"><draw:object xlink:href="./Object 604" xlink:type="simple" xlink:show="embed" xlink:actuate="onLoad"/><draw:image xlink:href="./ObjectReplacements/Object 604" xlink:type="simple" xlink:show="embed" xlink:actuate="onLoad"/><svg:desc>formula</svg:desc></draw:frame></text:p>
      <text:p text:style-name="P98"/>
      <text:p text:style-name="P60">Likewise, if we take the derivatives or finite differences of our closed forms for<text:span text:style-name="T239"><draw:frame draw:style-name="fr1" draw:name="Object800" text:anchor-type="as-char" svg:y="-0.1244in" svg:width="0.3681in" svg:height="0.1543in" draw:z-index="797"><draw:object xlink:href="./Object 800" xlink:type="simple" xlink:show="embed" xlink:actuate="onLoad"/><draw:image xlink:href="./ObjectReplacements/Object 800" xlink:type="simple" xlink:show="embed" xlink:actuate="onLoad"/><svg:desc>formula</svg:desc></draw:frame></text:span><text:span text:style-name="T239">, </text:span>we have</text:p>
      <text:p text:style-name="P98"/>
      <text:p text:style-name="P98"><draw:frame draw:style-name="fr1" draw:name="Object574" text:anchor-type="as-char" svg:y="-0.1626in" svg:width="0.7016in" svg:height="0.2866in" draw:z-index="798"><draw:object xlink:href="./Object 605" xlink:type="simple" xlink:show="embed" xlink:actuate="onLoad"/><draw:image xlink:href="./ObjectReplacements/Object 605" xlink:type="simple" xlink:show="embed" xlink:actuate="onLoad"/><svg:desc>formula</svg:desc></draw:frame>/<draw:frame draw:style-name="fr1" draw:name="Object575" text:anchor-type="as-char" svg:y="-0.1244in" svg:width="0.6835in" svg:height="0.1752in" draw:z-index="799"><draw:object xlink:href="./Object 606" xlink:type="simple" xlink:show="embed" xlink:actuate="onLoad"/><draw:image xlink:href="./ObjectReplacements/Object 606" xlink:type="simple" xlink:show="embed" xlink:actuate="onLoad"/><svg:desc>formula</svg:desc></draw:frame></text:p>
      <text:p text:style-name="P10"/>
      <table:table table:name="Table34" table:style-name="Table34">
        <table:table-column table:style-name="Table34.A"/>
        <table:table-column table:style-name="Table34.B"/>
        <table:table-column table:style-name="Table34.C"/>
        <table:table-row>
          <table:table-cell table:style-name="Table34.A1" office:value-type="string">
            <text:p text:style-name="P61"><text:span text:style-name="MathematicaFormatStandardForm"><text:span text:style-name="T40"/></text:span></text:p>
          </table:table-cell>
          <table:table-cell table:style-name="Table34.A1" office:value-type="string">
            <text:p text:style-name="P65"><text:span text:style-name="MathematicaFormatStandardForm"><text:span text:style-name="T44"><draw:frame draw:style-name="fr2" draw:name="Object577" text:anchor-type="as-char" svg:y="-0.1516in" svg:width="0.2264in" svg:height="0.2091in" draw:z-index="579"><draw:object xlink:href="./Object 607" xlink:type="simple" xlink:show="embed" xlink:actuate="onLoad"/><draw:image xlink:href="./ObjectReplacements/Object 607" xlink:type="simple" xlink:show="embed" xlink:actuate="onLoad"/><svg:desc>formula</svg:desc></draw:frame></text:span></text:span></text:p>
          </table:table-cell>
          <table:table-cell table:style-name="Table34.C1" office:value-type="string">
            <text:p text:style-name="P65"><text:span text:style-name="MathematicaFormatStandardForm"><text:span text:style-name="T76"><draw:frame draw:style-name="fr2" draw:name="Object578" text:anchor-type="as-char" svg:y="-0.1425in" svg:width="0.2898in" svg:height="0.1902in" draw:z-index="580"><draw:object xlink:href="./Object 608" xlink:type="simple" xlink:show="embed" xlink:actuate="onLoad"/><draw:image xlink:href="./ObjectReplacements/Object 608" xlink:type="simple" xlink:show="embed" xlink:actuate="onLoad"/><svg:desc>formula</svg:desc></draw:frame></text:span></text:span></text:p>
          </table:table-cell>
        </table:table-row>
        <table:table-row table:style-name="Table34.2">
          <table:table-cell table:style-name="Table34.A2" office:value-type="string">
            <text:p text:style-name="P65"><text:span text:style-name="MathematicaFormatStandardForm"><text:span text:style-name="T45">+</text:span></text:span></text:p>
          </table:table-cell>
          <table:table-cell table:style-name="Table34.B2" office:value-type="string">
            <text:p text:style-name="P76"><text:span text:style-name="MathematicaFormatStandardForm"><text:span text:style-name="T43"><draw:frame draw:style-name="fr1" draw:name="Object579" text:anchor-type="as-char" svg:y="-0.2043in" svg:width="0.1854in" svg:height="0.3283in" draw:z-index="581"><draw:object xlink:href="./Object 609" xlink:type="simple" xlink:show="embed" xlink:actuate="onLoad"/><draw:image xlink:href="./ObjectReplacements/Object 609" xlink:type="simple" xlink:show="embed" xlink:actuate="onLoad"/><svg:desc>formula</svg:desc></draw:frame></text:span></text:span></text:p>
          </table:table-cell>
          <table:table-cell table:style-name="Table34.C2" office:value-type="string">
            <text:p text:style-name="P141"><text:span text:style-name="aaMathematica"><text:span text:style-name="T266"><draw:frame draw:style-name="fr1" draw:name="Object580" text:anchor-type="as-char" svg:y="-0.2043in" svg:width="0.1854in" svg:height="0.3283in" draw:z-index="582"><draw:object xlink:href="./Object 610" xlink:type="simple" xlink:show="embed" xlink:actuate="onLoad"/><draw:image xlink:href="./ObjectReplacements/Object 610" xlink:type="simple" xlink:show="embed" xlink:actuate="onLoad"/><svg:desc>formula</svg:desc></draw:frame></text:span></text:span></text:p>
          </table:table-cell>
        </table:table-row>
        <table:table-row>
          <table:table-cell table:style-name="Table34.A3" office:value-type="string">
            <text:p text:style-name="P172">*</text:p>
          </table:table-cell>
          <table:table-cell table:style-name="Table34.B3" office:value-type="string">
            <text:p text:style-name="P76"><text:span text:style-name="MathematicaFormatStandardForm"><text:span text:style-name="T43"><draw:frame draw:style-name="fr1" draw:name="Object589" text:anchor-type="as-char" svg:y="-0.2043in" svg:width="0.3839in" svg:height="0.3283in" draw:z-index="583"><draw:object xlink:href="./Object 611" xlink:type="simple" xlink:show="embed" xlink:actuate="onLoad"/><draw:image xlink:href="./ObjectReplacements/Object 611" xlink:type="simple" xlink:show="embed" xlink:actuate="onLoad"/><svg:desc>formula</svg:desc></draw:frame></text:span></text:span></text:p>
          </table:table-cell>
          <table:table-cell table:style-name="Table34.C3" office:value-type="string">
            <text:p text:style-name="P137"><text:span text:style-name="aaMathematica"><text:span text:style-name="T265"><draw:frame draw:style-name="fr1" draw:name="Object590" text:anchor-type="as-char" svg:y="-0.1244in" svg:width="0.3543in" svg:height="0.1591in" draw:z-index="584"><draw:object xlink:href="./Object 612" xlink:type="simple" xlink:show="embed" xlink:actuate="onLoad"/><draw:image xlink:href="./ObjectReplacements/Object 612" xlink:type="simple" xlink:show="embed" xlink:actuate="onLoad"/><svg:desc>formula</svg:desc></draw:frame></text:span></text:span></text:p>
          </table:table-cell>
        </table:table-row>
      </table:table>
      <text:p text:style-name="P80"><text:span text:style-name="aaMathematica"><text:span text:style-name="T94"/></text:span></text:p>
      <text:p text:style-name="P151">Section <text:span text:style-name="T295">6</text:span>:</text:p>
      <text:p text:style-name="P148">Various Binomial Forms</text:p>
      <text:p text:style-name="P155"/>
      <text:p text:style-name="P98"/>
      <text:p text:style-name="P98"/>
      <text:p text:style-name="P111"/>
      <text:p text:style-name="P163"><text:span text:style-name="MathematicaFormatStandardForm"><text:span text:style-name="T58">Overview</text:span></text:span></text:p>
      <text:p text:style-name="P98"/>
      <text:p text:style-name="P111"/>
      <text:p text:style-name="P163"><text:span text:style-name="MathematicaFormatStandardForm"><text:span text:style-name="T46">Recursive Definition for</text:span></text:span><text:span text:style-name="MathematicaFormatStandardForm"><text:span text:style-name="T47"><draw:frame draw:style-name="fr1" draw:name="Object331" text:anchor-type="as-char" svg:y="-0.1437in" svg:width="0.4772in" svg:height="0.1783in" draw:z-index="585"><draw:object xlink:href="./Object 613" xlink:type="simple" xlink:show="embed" xlink:actuate="onLoad"/><draw:image xlink:href="./ObjectReplacements/Object 613" xlink:type="simple" xlink:show="embed" xlink:actuate="onLoad"/><svg:desc>formula</svg:desc></draw:frame></text:span></text:span></text:p>
      <text:p text:style-name="P98"/>
      <text:p text:style-name="P98"/>
      <text:p text:style-name="P98"/>
      <text:p text:style-name="P95"><text:span text:style-name="MathematicaFormatStandardForm"><text:span text:style-name="T41"><draw:frame draw:style-name="fr2" draw:name="Object801" text:anchor-type="as-char" svg:y="-0.2043in" svg:width="1.428in" svg:height="0.348in" draw:z-index="800"><draw:object xlink:href="./Object 801" xlink:type="simple" xlink:show="embed" xlink:actuate="onLoad"/><draw:image xlink:href="./ObjectReplacements/Object 801" xlink:type="simple" xlink:show="embed" xlink:actuate="onLoad"/><svg:desc>formula</svg:desc></draw:frame></text:span></text:span></text:p>
      <text:p text:style-name="P95"><text:span text:style-name="MathematicaFormatStandardForm"><text:span text:style-name="T41"/></text:span></text:p>
      <text:p text:style-name="P95"><text:span text:style-name="MathematicaFormatStandardForm"><text:span text:style-name="T41"><draw:frame draw:style-name="fr2" draw:name="Object802" text:anchor-type="as-char" svg:y="-0.2252in" svg:width="1.6547in" svg:height="0.3654in" draw:z-index="801"><draw:object xlink:href="./Object 802" xlink:type="simple" xlink:show="embed" xlink:actuate="onLoad"/><draw:image xlink:href="./ObjectReplacements/Object 802" xlink:type="simple" xlink:show="embed" xlink:actuate="onLoad"/><svg:desc>formula</svg:desc></draw:frame></text:span></text:span></text:p>
      <text:p text:style-name="P95"><text:span text:style-name="MathematicaFormatStandardForm"><text:span text:style-name="T41"/></text:span></text:p>
      <text:p text:style-name="P95"><text:span text:style-name="MathematicaFormatStandardForm"><text:span text:style-name="T41"><draw:frame draw:style-name="fr2" draw:name="Object803" text:anchor-type="as-char" svg:y="-0.2252in" svg:width="1.6957in" svg:height="0.3654in" draw:z-index="802"><draw:object xlink:href="./Object 803" xlink:type="simple" xlink:show="embed" xlink:actuate="onLoad"/><draw:image xlink:href="./ObjectReplacements/Object 803" xlink:type="simple" xlink:show="embed" xlink:actuate="onLoad"/><svg:desc>formula</svg:desc></draw:frame></text:span></text:span></text:p>
      <text:p text:style-name="P95"><text:span text:style-name="MathematicaFormatStandardForm"><text:span text:style-name="T41"/></text:span></text:p>
      <text:p text:style-name="P95"><text:span text:style-name="MathematicaFormatStandardForm"><text:span text:style-name="T41"><draw:frame draw:style-name="fr2" draw:name="Object804" text:anchor-type="as-char" svg:y="-0.1437in" svg:width="0.3425in" svg:height="0.1736in" draw:z-index="803"><draw:object xlink:href="./Object 804" xlink:type="simple" xlink:show="embed" xlink:actuate="onLoad"/><draw:image xlink:href="./ObjectReplacements/Object 804" xlink:type="simple" xlink:show="embed" xlink:actuate="onLoad"/><svg:desc>formula</svg:desc></draw:frame></text:span></text:span></text:p>
      <text:p text:style-name="P9"/>
      <table:table table:name="Table46" table:style-name="Table46">
        <table:table-column table:style-name="Table46.A"/>
        <table:table-column table:style-name="Table46.B"/>
        <table:table-column table:style-name="Table46.C"/>
        <table:table-row>
          <table:table-cell table:style-name="Table46.A1" office:value-type="string">
            <text:p text:style-name="P64"><text:span text:style-name="MathematicaFormatStandardForm"><text:span text:style-name="T40"/></text:span></text:p>
          </table:table-cell>
          <table:table-cell table:style-name="Table46.A1" office:value-type="string">
            <text:p text:style-name="P68"><text:span text:style-name="MathematicaFormatStandardForm"><text:span text:style-name="T44"><draw:frame draw:style-name="fr2" draw:name="Object805" text:anchor-type="as-char" svg:y="-0.1516in" svg:width="0.2264in" svg:height="0.2091in" draw:z-index="805"><draw:object xlink:href="./Object 805" xlink:type="simple" xlink:show="embed" xlink:actuate="onLoad"/><draw:image xlink:href="./ObjectReplacements/Object 805" xlink:type="simple" xlink:show="embed" xlink:actuate="onLoad"/><svg:desc>formula</svg:desc></draw:frame></text:span></text:span></text:p>
          </table:table-cell>
          <table:table-cell table:style-name="Table46.C1" office:value-type="string">
            <text:p text:style-name="P68"><text:span text:style-name="MathematicaFormatStandardForm"><text:span text:style-name="T76"><draw:frame draw:style-name="fr2" draw:name="Object806" text:anchor-type="as-char" svg:y="-0.1425in" svg:width="0.2898in" svg:height="0.1902in" draw:z-index="806"><draw:object xlink:href="./Object 806" xlink:type="simple" xlink:show="embed" xlink:actuate="onLoad"/><draw:image xlink:href="./ObjectReplacements/Object 806" xlink:type="simple" xlink:show="embed" xlink:actuate="onLoad"/><svg:desc>formula</svg:desc></draw:frame></text:span></text:span></text:p>
          </table:table-cell>
        </table:table-row>
        <table:table-row table:style-name="Table46.2">
          <table:table-cell table:style-name="Table46.A2" office:value-type="string">
            <text:p text:style-name="P68"><text:span text:style-name="MathematicaFormatStandardForm"><text:span text:style-name="T45">+</text:span></text:span></text:p>
          </table:table-cell>
          <table:table-cell table:style-name="Table46.B2" office:value-type="string">
            <text:p text:style-name="P95"><text:span text:style-name="MathematicaFormatStandardForm"><text:span text:style-name="T42"><draw:frame draw:style-name="fr2" draw:name="Object807" text:anchor-type="as-char" svg:y="-0.2437in" svg:width="2.3701in" svg:height="0.3929in" draw:z-index="807"><draw:object xlink:href="./Object 807" xlink:type="simple" xlink:show="embed" xlink:actuate="onLoad"/><draw:image xlink:href="./ObjectReplacements/Object 807" xlink:type="simple" xlink:show="embed" xlink:actuate="onLoad"/><svg:desc>formula</svg:desc></draw:frame></text:span></text:span></text:p>
          </table:table-cell>
          <table:table-cell table:style-name="Table46.C2" office:value-type="string">
            <text:p text:style-name="P95"><text:span text:style-name="MathematicaFormatStandardForm"><text:span text:style-name="T42"><draw:frame draw:style-name="fr2" draw:name="Object808" text:anchor-type="as-char" svg:y="-0.2339in" svg:width="2.1272in" svg:height="0.3752in" draw:z-index="808"><draw:object xlink:href="./Object 808" xlink:type="simple" xlink:show="embed" xlink:actuate="onLoad"/><draw:image xlink:href="./ObjectReplacements/Object 808" xlink:type="simple" xlink:show="embed" xlink:actuate="onLoad"/><svg:desc>formula</svg:desc></draw:frame></text:span></text:span></text:p>
          </table:table-cell>
        </table:table-row>
        <table:table-row>
          <table:table-cell table:style-name="Table46.A3" office:value-type="string">
            <text:p text:style-name="P175">*</text:p>
          </table:table-cell>
          <table:table-cell table:style-name="Table46.B3" office:value-type="string">
            <text:p text:style-name="P95"><text:span text:style-name="MathematicaFormatStandardForm"><text:span text:style-name="T42"><draw:frame draw:style-name="fr2" draw:name="Object809" text:anchor-type="as-char" svg:y="-0.348in" svg:width="2.3181in" svg:height="0.4972in" draw:z-index="809"><draw:object xlink:href="./Object 809" xlink:type="simple" xlink:show="embed" xlink:actuate="onLoad"/><draw:image xlink:href="./ObjectReplacements/Object 809" xlink:type="simple" xlink:show="embed" xlink:actuate="onLoad"/><svg:desc>formula</svg:desc></draw:frame></text:span></text:span></text:p>
          </table:table-cell>
          <table:table-cell table:style-name="Table46.C3" office:value-type="string">
            <text:p text:style-name="P95"><text:span text:style-name="MathematicaFormatStandardForm"><text:span text:style-name="T42"><draw:frame draw:style-name="fr2" draw:name="Object810" text:anchor-type="as-char" svg:y="-0.3382in" svg:width="2.1299in" svg:height="0.4783in" draw:z-index="810"><draw:object xlink:href="./Object 810" xlink:type="simple" xlink:show="embed" xlink:actuate="onLoad"/><draw:image xlink:href="./ObjectReplacements/Object 810" xlink:type="simple" xlink:show="embed" xlink:actuate="onLoad"/><svg:desc>formula</svg:desc></draw:frame></text:span></text:span></text:p>
          </table:table-cell>
        </table:table-row>
      </table:table>
      <text:p text:style-name="P12"/>
      <text:p text:style-name="P95"><text:span text:style-name="MathematicaFormatStandardForm"><text:span text:style-name="T41"><draw:frame draw:style-name="fr2" draw:name="Object811" text:anchor-type="as-char" svg:y="-0.1437in" svg:width="0.3425in" svg:height="0.1736in" draw:z-index="804"><draw:object xlink:href="./Object 811" xlink:type="simple" xlink:show="embed" xlink:actuate="onLoad"/><draw:image xlink:href="./ObjectReplacements/Object 811" xlink:type="simple" xlink:show="embed" xlink:actuate="onLoad"/><svg:desc>formula</svg:desc></draw:frame></text:span></text:span></text:p>
      <text:p text:style-name="P9"/>
      <table:table table:name="Table47" table:style-name="Table47">
        <table:table-column table:style-name="Table47.A"/>
        <table:table-column table:style-name="Table47.B"/>
        <table:table-column table:style-name="Table47.C"/>
        <table:table-row>
          <table:table-cell table:style-name="Table47.A1" office:value-type="string">
            <text:p text:style-name="P64"><text:span text:style-name="MathematicaFormatStandardForm"><text:span text:style-name="T40"/></text:span></text:p>
          </table:table-cell>
          <table:table-cell table:style-name="Table47.A1" office:value-type="string">
            <text:p text:style-name="P68"><text:span text:style-name="MathematicaFormatStandardForm"><text:span text:style-name="T44"><draw:frame draw:style-name="fr2" draw:name="Object812" text:anchor-type="as-char" svg:y="-0.1516in" svg:width="0.2264in" svg:height="0.2091in" draw:z-index="811"><draw:object xlink:href="./Object 812" xlink:type="simple" xlink:show="embed" xlink:actuate="onLoad"/><draw:image xlink:href="./ObjectReplacements/Object 812" xlink:type="simple" xlink:show="embed" xlink:actuate="onLoad"/><svg:desc>formula</svg:desc></draw:frame></text:span></text:span></text:p>
          </table:table-cell>
          <table:table-cell table:style-name="Table47.C1" office:value-type="string">
            <text:p text:style-name="P68"><text:span text:style-name="MathematicaFormatStandardForm"><text:span text:style-name="T76"><draw:frame draw:style-name="fr2" draw:name="Object813" text:anchor-type="as-char" svg:y="-0.1425in" svg:width="0.2898in" svg:height="0.1902in" draw:z-index="812"><draw:object xlink:href="./Object 813" xlink:type="simple" xlink:show="embed" xlink:actuate="onLoad"/><draw:image xlink:href="./ObjectReplacements/Object 813" xlink:type="simple" xlink:show="embed" xlink:actuate="onLoad"/><svg:desc>formula</svg:desc></draw:frame></text:span></text:span></text:p>
          </table:table-cell>
        </table:table-row>
        <table:table-row table:style-name="Table47.2">
          <table:table-cell table:style-name="Table47.A2" office:value-type="string">
            <text:p text:style-name="P68"><text:span text:style-name="MathematicaFormatStandardForm"><text:span text:style-name="T45">+</text:span></text:span></text:p>
          </table:table-cell>
          <table:table-cell table:style-name="Table47.B2" office:value-type="string">
            <text:p text:style-name="P95"><text:span text:style-name="MathematicaFormatStandardForm"><text:span text:style-name="T42"><draw:frame draw:style-name="fr2" draw:name="Object814" text:anchor-type="as-char" svg:y="-0.2437in" svg:width="2.5563in" svg:height="0.3929in" draw:z-index="813"><draw:object xlink:href="./Object 814" xlink:type="simple" xlink:show="embed" xlink:actuate="onLoad"/><draw:image xlink:href="./ObjectReplacements/Object 814" xlink:type="simple" xlink:show="embed" xlink:actuate="onLoad"/><svg:desc>formula</svg:desc></draw:frame></text:span></text:span></text:p>
          </table:table-cell>
          <table:table-cell table:style-name="Table47.C2" office:value-type="string">
            <text:p text:style-name="P95"><text:span text:style-name="MathematicaFormatStandardForm"><text:span text:style-name="T42"><draw:frame draw:style-name="fr2" draw:name="Object815" text:anchor-type="as-char" svg:y="-0.2339in" svg:width="1.8346in" svg:height="0.3752in" draw:z-index="814"><draw:object xlink:href="./Object 815" xlink:type="simple" xlink:show="embed" xlink:actuate="onLoad"/><draw:image xlink:href="./ObjectReplacements/Object 815" xlink:type="simple" xlink:show="embed" xlink:actuate="onLoad"/><svg:desc>formula</svg:desc></draw:frame></text:span></text:span></text:p>
          </table:table-cell>
        </table:table-row>
        <table:table-row>
          <table:table-cell table:style-name="Table47.A3" office:value-type="string">
            <text:p text:style-name="P175">*</text:p>
          </table:table-cell>
          <table:table-cell table:style-name="Table47.B3" office:value-type="string">
            <text:p text:style-name="P95"><text:span text:style-name="MathematicaFormatStandardForm"><text:span text:style-name="T42"><draw:frame draw:style-name="fr2" draw:name="Object816" text:anchor-type="as-char" svg:y="-0.348in" svg:width="3.7902in" svg:height="0.4972in" draw:z-index="815"><draw:object xlink:href="./Object 816" xlink:type="simple" xlink:show="embed" xlink:actuate="onLoad"/><draw:image xlink:href="./ObjectReplacements/Object 816" xlink:type="simple" xlink:show="embed" xlink:actuate="onLoad"/><svg:desc>formula</svg:desc></draw:frame></text:span></text:span></text:p>
          </table:table-cell>
          <table:table-cell table:style-name="Table47.C3" office:value-type="string">
            <text:p text:style-name="P95"><text:span text:style-name="MathematicaFormatStandardForm"><text:span text:style-name="T42"><draw:frame draw:style-name="fr2" draw:name="Object817" text:anchor-type="as-char" svg:y="-0.3382in" svg:width="2.2646in" svg:height="0.4783in" draw:z-index="816"><draw:object xlink:href="./Object 817" xlink:type="simple" xlink:show="embed" xlink:actuate="onLoad"/><draw:image xlink:href="./ObjectReplacements/Object 817" xlink:type="simple" xlink:show="embed" xlink:actuate="onLoad"/><svg:desc>formula</svg:desc></draw:frame></text:span></text:span></text:p>
          </table:table-cell>
        </table:table-row>
      </table:table>
      <text:p text:style-name="P12"/>
      <text:p text:style-name="P74"><text:span text:style-name="MathematicaFormatStandardForm"><text:span text:style-name="T15"/></text:span></text:p>
      <text:p text:style-name="P153"><text:span text:style-name="MathematicaFormatStandardForm"><text:span text:style-name="T15"><draw:frame draw:style-name="fr2" draw:name="Object818" text:anchor-type="as-char" svg:y="-0.228in" svg:width="1.7835in" svg:height="0.3689in" draw:z-index="817"><draw:object xlink:href="./Object 818" xlink:type="simple" xlink:show="embed" xlink:actuate="onLoad"/><draw:image xlink:href="./ObjectReplacements/Object 818" xlink:type="simple" xlink:show="embed" xlink:actuate="onLoad"/><svg:desc>formula</svg:desc></draw:frame></text:span></text:span></text:p>
      <text:p text:style-name="P71"><text:span text:style-name="MathematicaFormatStandardForm"><text:span text:style-name="T15"/></text:span></text:p>
      <text:p text:style-name="P71"><text:span text:style-name="MathematicaFormatStandardForm"><text:span text:style-name="T15"><draw:frame draw:style-name="fr2" draw:name="Object819" text:anchor-type="as-char" svg:y="-0.228in" svg:width="1.8138in" svg:height="0.3689in" draw:z-index="818"><draw:object xlink:href="./Object 819" xlink:type="simple" xlink:show="embed" xlink:actuate="onLoad"/><draw:image xlink:href="./ObjectReplacements/Object 819" xlink:type="simple" xlink:show="embed" xlink:actuate="onLoad"/><svg:desc>formula</svg:desc></draw:frame></text:span></text:span></text:p>
      <text:p text:style-name="P71"><text:span text:style-name="MathematicaFormatStandardForm"><text:span text:style-name="T15"/></text:span></text:p>
      <text:p text:style-name="P9"/>
      <table:table table:name="Table48" table:style-name="Table48">
        <table:table-column table:style-name="Table48.A"/>
        <table:table-column table:style-name="Table48.B"/>
        <table:table-column table:style-name="Table48.C"/>
        <table:table-row>
          <table:table-cell table:style-name="Table48.A1" office:value-type="string">
            <text:p text:style-name="P64"><text:span text:style-name="MathematicaFormatStandardForm"><text:span text:style-name="T40"/></text:span></text:p>
          </table:table-cell>
          <table:table-cell table:style-name="Table48.A1" office:value-type="string">
            <text:p text:style-name="P68"><text:span text:style-name="MathematicaFormatStandardForm"><text:span text:style-name="T44"><draw:frame draw:style-name="fr2" draw:name="Object820" text:anchor-type="as-char" svg:y="-0.1516in" svg:width="0.2264in" svg:height="0.2091in" draw:z-index="819"><draw:object xlink:href="./Object 820" xlink:type="simple" xlink:show="embed" xlink:actuate="onLoad"/><draw:image xlink:href="./ObjectReplacements/Object 820" xlink:type="simple" xlink:show="embed" xlink:actuate="onLoad"/><svg:desc>formula</svg:desc></draw:frame></text:span></text:span></text:p>
          </table:table-cell>
          <table:table-cell table:style-name="Table48.C1" office:value-type="string">
            <text:p text:style-name="P68"><text:span text:style-name="MathematicaFormatStandardForm"><text:span text:style-name="T76"><draw:frame draw:style-name="fr2" draw:name="Object821" text:anchor-type="as-char" svg:y="-0.1425in" svg:width="0.2898in" svg:height="0.1902in" draw:z-index="820"><draw:object xlink:href="./Object 821" xlink:type="simple" xlink:show="embed" xlink:actuate="onLoad"/><draw:image xlink:href="./ObjectReplacements/Object 821" xlink:type="simple" xlink:show="embed" xlink:actuate="onLoad"/><svg:desc>formula</svg:desc></draw:frame></text:span></text:span></text:p>
          </table:table-cell>
        </table:table-row>
        <table:table-row table:style-name="Table48.2">
          <table:table-cell table:style-name="Table48.A2" office:value-type="string">
            <text:p text:style-name="P68"><text:span text:style-name="MathematicaFormatStandardForm"><text:span text:style-name="T45">+</text:span></text:span></text:p>
          </table:table-cell>
          <table:table-cell table:style-name="Table48.B2" office:value-type="string">
            <text:p text:style-name="P95"><text:span text:style-name="MathematicaFormatStandardForm"><text:span text:style-name="T42"><draw:frame draw:style-name="fr2" draw:name="Object822" text:anchor-type="as-char" svg:y="-0.2437in" svg:width="2.7646in" svg:height="0.3929in" draw:z-index="821"><draw:object xlink:href="./Object 822" xlink:type="simple" xlink:show="embed" xlink:actuate="onLoad"/><draw:image xlink:href="./ObjectReplacements/Object 822" xlink:type="simple" xlink:show="embed" xlink:actuate="onLoad"/><svg:desc>formula</svg:desc></draw:frame></text:span></text:span></text:p>
          </table:table-cell>
          <table:table-cell table:style-name="Table48.C2" office:value-type="string">
            <text:p text:style-name="P95"><text:span text:style-name="MathematicaFormatStandardForm"><text:span text:style-name="T42"><draw:frame draw:style-name="fr2" draw:name="Object823" text:anchor-type="as-char" svg:y="-0.2339in" svg:width="2.5217in" svg:height="0.3752in" draw:z-index="822"><draw:object xlink:href="./Object 823" xlink:type="simple" xlink:show="embed" xlink:actuate="onLoad"/><draw:image xlink:href="./ObjectReplacements/Object 823" xlink:type="simple" xlink:show="embed" xlink:actuate="onLoad"/><svg:desc>formula</svg:desc></draw:frame></text:span></text:span></text:p>
          </table:table-cell>
        </table:table-row>
        <table:table-row>
          <table:table-cell table:style-name="Table48.A3" office:value-type="string">
            <text:p text:style-name="P175">*</text:p>
          </table:table-cell>
          <table:table-cell table:style-name="Table48.B3" office:value-type="string">
            <text:p text:style-name="P95"><text:span text:style-name="MathematicaFormatStandardForm"><text:span text:style-name="T42"><draw:frame draw:style-name="fr2" draw:name="Object824" text:anchor-type="as-char" svg:y="-0.348in" svg:width="2.7118in" svg:height="0.4972in" draw:z-index="823"><draw:object xlink:href="./Object 824" xlink:type="simple" xlink:show="embed" xlink:actuate="onLoad"/><draw:image xlink:href="./ObjectReplacements/Object 824" xlink:type="simple" xlink:show="embed" xlink:actuate="onLoad"/><svg:desc>formula</svg:desc></draw:frame></text:span></text:span></text:p>
          </table:table-cell>
          <table:table-cell table:style-name="Table48.C3" office:value-type="string">
            <text:p text:style-name="P95"><text:span text:style-name="MathematicaFormatStandardForm"><text:span text:style-name="T42"><draw:frame draw:style-name="fr2" draw:name="Object825" text:anchor-type="as-char" svg:y="-0.3382in" svg:width="2.5244in" svg:height="0.4783in" draw:z-index="824"><draw:object xlink:href="./Object 825" xlink:type="simple" xlink:show="embed" xlink:actuate="onLoad"/><draw:image xlink:href="./ObjectReplacements/Object 825" xlink:type="simple" xlink:show="embed" xlink:actuate="onLoad"/><svg:desc>formula</svg:desc></draw:frame></text:span></text:span></text:p>
          </table:table-cell>
        </table:table-row>
      </table:table>
      <text:p text:style-name="P12"/>
      <text:p text:style-name="P9"/>
      <table:table table:name="Table49" table:style-name="Table49">
        <table:table-column table:style-name="Table49.A"/>
        <table:table-column table:style-name="Table49.B"/>
        <table:table-column table:style-name="Table49.C"/>
        <table:table-row>
          <table:table-cell table:style-name="Table49.A1" office:value-type="string">
            <text:p text:style-name="P64"><text:span text:style-name="MathematicaFormatStandardForm"><text:span text:style-name="T40"/></text:span></text:p>
          </table:table-cell>
          <table:table-cell table:style-name="Table49.A1" office:value-type="string">
            <text:p text:style-name="P68"><text:span text:style-name="MathematicaFormatStandardForm"><text:span text:style-name="T44"><draw:frame draw:style-name="fr2" draw:name="Object826" text:anchor-type="as-char" svg:y="-0.1516in" svg:width="0.2264in" svg:height="0.2091in" draw:z-index="825"><draw:object xlink:href="./Object 826" xlink:type="simple" xlink:show="embed" xlink:actuate="onLoad"/><draw:image xlink:href="./ObjectReplacements/Object 826" xlink:type="simple" xlink:show="embed" xlink:actuate="onLoad"/><svg:desc>formula</svg:desc></draw:frame></text:span></text:span></text:p>
          </table:table-cell>
          <table:table-cell table:style-name="Table49.C1" office:value-type="string">
            <text:p text:style-name="P68"><text:span text:style-name="MathematicaFormatStandardForm"><text:span text:style-name="T76"><draw:frame draw:style-name="fr2" draw:name="Object827" text:anchor-type="as-char" svg:y="-0.1425in" svg:width="0.2898in" svg:height="0.1902in" draw:z-index="826"><draw:object xlink:href="./Object 827" xlink:type="simple" xlink:show="embed" xlink:actuate="onLoad"/><draw:image xlink:href="./ObjectReplacements/Object 827" xlink:type="simple" xlink:show="embed" xlink:actuate="onLoad"/><svg:desc>formula</svg:desc></draw:frame></text:span></text:span></text:p>
          </table:table-cell>
        </table:table-row>
        <table:table-row table:style-name="Table49.2">
          <table:table-cell table:style-name="Table49.A2" office:value-type="string">
            <text:p text:style-name="P68"><text:span text:style-name="MathematicaFormatStandardForm"><text:span text:style-name="T45">+</text:span></text:span></text:p>
          </table:table-cell>
          <table:table-cell table:style-name="Table49.B2" office:value-type="string">
            <text:p text:style-name="P95"><text:span text:style-name="MathematicaFormatStandardForm"><text:span text:style-name="T42"><draw:frame draw:style-name="fr2" draw:name="Object828" text:anchor-type="as-char" svg:y="-0.2437in" svg:width="2.9311in" svg:height="0.3929in" draw:z-index="827"><draw:object xlink:href="./Object 828" xlink:type="simple" xlink:show="embed" xlink:actuate="onLoad"/><draw:image xlink:href="./ObjectReplacements/Object 828" xlink:type="simple" xlink:show="embed" xlink:actuate="onLoad"/><svg:desc>formula</svg:desc></draw:frame></text:span></text:span></text:p>
          </table:table-cell>
          <table:table-cell table:style-name="Table49.C2" office:value-type="string">
            <text:p text:style-name="P95"><text:span text:style-name="MathematicaFormatStandardForm"><text:span text:style-name="T42"><draw:frame draw:style-name="fr2" draw:name="Object829" text:anchor-type="as-char" svg:y="-0.2339in" svg:width="2.0791in" svg:height="0.3752in" draw:z-index="828"><draw:object xlink:href="./Object 829" xlink:type="simple" xlink:show="embed" xlink:actuate="onLoad"/><draw:image xlink:href="./ObjectReplacements/Object 829" xlink:type="simple" xlink:show="embed" xlink:actuate="onLoad"/><svg:desc>formula</svg:desc></draw:frame></text:span></text:span></text:p>
          </table:table-cell>
        </table:table-row>
        <table:table-row>
          <table:table-cell table:style-name="Table49.A3" office:value-type="string">
            <text:p text:style-name="P175">*</text:p>
          </table:table-cell>
          <table:table-cell table:style-name="Table49.B3" office:value-type="string">
            <text:p text:style-name="P95"><text:span text:style-name="MathematicaFormatStandardForm"><text:span text:style-name="T42"><draw:frame draw:style-name="fr2" draw:name="Object830" text:anchor-type="as-char" svg:y="-0.448in" svg:width="2.3256in" svg:height="0.872in" draw:z-index="829"><draw:object xlink:href="./Object 830" xlink:type="simple" xlink:show="embed" xlink:actuate="onLoad"/><draw:image xlink:href="./ObjectReplacements/Object 830" xlink:type="simple" xlink:show="embed" xlink:actuate="onLoad"/><svg:desc>formula</svg:desc></draw:frame></text:span></text:span></text:p>
          </table:table-cell>
          <table:table-cell table:style-name="Table49.C3" office:value-type="string">
            <text:p text:style-name="P95"><text:span text:style-name="MathematicaFormatStandardForm"><text:span text:style-name="T42"><draw:frame draw:style-name="fr2" draw:name="Object831" text:anchor-type="as-char" svg:y="-0.3382in" svg:width="2.4075in" svg:height="0.4783in" draw:z-index="830"><draw:object xlink:href="./Object 831" xlink:type="simple" xlink:show="embed" xlink:actuate="onLoad"/><draw:image xlink:href="./ObjectReplacements/Object 831" xlink:type="simple" xlink:show="embed" xlink:actuate="onLoad"/><svg:desc>formula</svg:desc></draw:frame></text:span></text:span></text:p>
          </table:table-cell>
        </table:table-row>
      </table:table>
      <text:p text:style-name="P12"/>
      <text:p text:style-name="P95"><text:span text:style-name="MathematicaFormatStandardForm"><text:span text:style-name="T220"/></text:span></text:p>
      <text:p text:style-name="P153"><text:span text:style-name="MathematicaFormatStandardForm"><text:span text:style-name="T43"><draw:frame draw:style-name="fr2" draw:name="Object832" text:anchor-type="as-char" svg:y="-0.228in" svg:width="2.2898in" svg:height="0.3689in" draw:z-index="831"><draw:object xlink:href="./Object 832" xlink:type="simple" xlink:show="embed" xlink:actuate="onLoad"/><draw:image xlink:href="./ObjectReplacements/Object 832" xlink:type="simple" xlink:show="embed" xlink:actuate="onLoad"/><svg:desc>formula</svg:desc></draw:frame></text:span></text:span></text:p>
      <text:p text:style-name="P71"><text:span text:style-name="MathematicaFormatStandardForm"><text:span text:style-name="T43"/></text:span></text:p>
      <text:p text:style-name="P96"><text:span text:style-name="MathematicaFormatStandardForm"><text:span text:style-name="T43"><draw:frame draw:style-name="fr2" draw:name="Object833" text:anchor-type="as-char" svg:y="-0.2252in" svg:width="2.0835in" svg:height="0.3654in" draw:z-index="832"><draw:object xlink:href="./Object 833" xlink:type="simple" xlink:show="embed" xlink:actuate="onLoad"/><draw:image xlink:href="./ObjectReplacements/Object 833" xlink:type="simple" xlink:show="embed" xlink:actuate="onLoad"/><svg:desc>formula</svg:desc></draw:frame></text:span></text:span></text:p>
      <text:p text:style-name="P71"><text:span text:style-name="MathematicaFormatStandardForm"><text:span text:style-name="T72"/></text:span></text:p>
      <text:p text:style-name="P71"><text:span text:style-name="MathematicaFormatStandardForm"><text:span text:style-name="T43"><draw:frame draw:style-name="fr2" draw:name="Object834" text:anchor-type="as-char" svg:y="-0.228in" svg:width="2.0839in" svg:height="0.3689in" draw:z-index="833"><draw:object xlink:href="./Object 834" xlink:type="simple" xlink:show="embed" xlink:actuate="onLoad"/><draw:image xlink:href="./ObjectReplacements/Object 834" xlink:type="simple" xlink:show="embed" xlink:actuate="onLoad"/><svg:desc>formula</svg:desc></draw:frame></text:span></text:span></text:p>
      <text:p text:style-name="P71"><text:span text:style-name="MathematicaFormatStandardForm"><text:span text:style-name="T73"/></text:span></text:p>
      <text:p text:style-name="P71"><text:span text:style-name="MathematicaFormatStandardForm"><text:span text:style-name="T43"><draw:frame draw:style-name="fr2" draw:name="Object835" text:anchor-type="as-char" svg:y="-0.1437in" svg:width="2.1102in" svg:height="0.2839in" draw:z-index="834"><draw:object xlink:href="./Object 835" xlink:type="simple" xlink:show="embed" xlink:actuate="onLoad"/><draw:image xlink:href="./ObjectReplacements/Object 835" xlink:type="simple" xlink:show="embed" xlink:actuate="onLoad"/><svg:desc>formula</svg:desc></draw:frame></text:span></text:span></text:p>
      <text:p text:style-name="P153"><text:span text:style-name="MathematicaFormatStandardForm"><text:span text:style-name="T43"><draw:frame draw:style-name="fr2" draw:name="Object836" text:anchor-type="as-char" svg:y="-0.1437in" svg:width="2.1102in" svg:height="0.2839in" draw:z-index="835"><draw:object xlink:href="./Object 836" xlink:type="simple" xlink:show="embed" xlink:actuate="onLoad"/><draw:image xlink:href="./ObjectReplacements/Object 836" xlink:type="simple" xlink:show="embed" xlink:actuate="onLoad"/><svg:desc>formula</svg:desc></draw:frame></text:span></text:span></text:p>
      <text:p text:style-name="P71"><text:span text:style-name="MathematicaFormatStandardForm"><text:span text:style-name="T43"/></text:span></text:p>
      <text:p text:style-name="P71"><text:span text:style-name="MathematicaFormatStandardForm"><text:span text:style-name="T43"><draw:frame draw:style-name="fr2" draw:name="Object837" text:anchor-type="as-char" svg:y="-0.1437in" svg:width="2.1472in" svg:height="0.2839in" draw:z-index="836"><draw:object xlink:href="./Object 837" xlink:type="simple" xlink:show="embed" xlink:actuate="onLoad"/><draw:image xlink:href="./ObjectReplacements/Object 837" xlink:type="simple" xlink:show="embed" xlink:actuate="onLoad"/><svg:desc>formula</svg:desc></draw:frame></text:span></text:span></text:p>
      <text:p text:style-name="P71"><text:span text:style-name="MathematicaFormatStandardForm"><text:span text:style-name="T43"/></text:span></text:p>
      <text:p text:style-name="P71"><text:span text:style-name="MathematicaFormatStandardForm"><text:span text:style-name="T43"><draw:frame draw:style-name="fr2" draw:name="Object838" text:anchor-type="as-char" svg:y="-0.1437in" svg:width="2.0835in" svg:height="0.2839in" draw:z-index="837"><draw:object xlink:href="./Object 838" xlink:type="simple" xlink:show="embed" xlink:actuate="onLoad"/><draw:image xlink:href="./ObjectReplacements/Object 838" xlink:type="simple" xlink:show="embed" xlink:actuate="onLoad"/><svg:desc>formula</svg:desc></draw:frame></text:span></text:span></text:p>
      <text:p text:style-name="P9"/>
      <table:table table:name="Table50" table:style-name="Table50">
        <table:table-column table:style-name="Table50.A"/>
        <table:table-column table:style-name="Table50.B"/>
        <table:table-column table:style-name="Table50.C"/>
        <table:table-row>
          <table:table-cell table:style-name="Table50.A1" office:value-type="string">
            <text:p text:style-name="P64"><text:span text:style-name="MathematicaFormatStandardForm"><text:span text:style-name="T40"/></text:span></text:p>
          </table:table-cell>
          <table:table-cell table:style-name="Table50.A1" office:value-type="string">
            <text:p text:style-name="P68"><text:span text:style-name="MathematicaFormatStandardForm"><text:span text:style-name="T44"><draw:frame draw:style-name="fr2" draw:name="Object839" text:anchor-type="as-char" svg:y="-0.1516in" svg:width="0.2264in" svg:height="0.2091in" draw:z-index="838"><draw:object xlink:href="./Object 839" xlink:type="simple" xlink:show="embed" xlink:actuate="onLoad"/><draw:image xlink:href="./ObjectReplacements/Object 839" xlink:type="simple" xlink:show="embed" xlink:actuate="onLoad"/><svg:desc>formula</svg:desc></draw:frame></text:span></text:span></text:p>
          </table:table-cell>
          <table:table-cell table:style-name="Table50.C1" office:value-type="string">
            <text:p text:style-name="P68"><text:span text:style-name="MathematicaFormatStandardForm"><text:span text:style-name="T76"><draw:frame draw:style-name="fr2" draw:name="Object840" text:anchor-type="as-char" svg:y="-0.1425in" svg:width="0.2898in" svg:height="0.1902in" draw:z-index="839"><draw:object xlink:href="./Object 840" xlink:type="simple" xlink:show="embed" xlink:actuate="onLoad"/><draw:image xlink:href="./ObjectReplacements/Object 840" xlink:type="simple" xlink:show="embed" xlink:actuate="onLoad"/><svg:desc>formula</svg:desc></draw:frame></text:span></text:span></text:p>
          </table:table-cell>
        </table:table-row>
        <table:table-row table:style-name="Table50.2">
          <table:table-cell table:style-name="Table50.A2" office:value-type="string">
            <text:p text:style-name="P68"><text:span text:style-name="MathematicaFormatStandardForm"><text:span text:style-name="T45">+</text:span></text:span></text:p>
          </table:table-cell>
          <table:table-cell table:style-name="Table50.B2" office:value-type="string">
            <text:p text:style-name="P95"><text:span text:style-name="MathematicaFormatStandardForm"><text:span text:style-name="T42"/></text:span></text:p>
          </table:table-cell>
          <table:table-cell table:style-name="Table50.C2" office:value-type="string">
            <text:p text:style-name="P95"><text:span text:style-name="MathematicaFormatStandardForm"><text:span text:style-name="T42"><draw:frame draw:style-name="fr2" draw:name="Object841" text:anchor-type="as-char" svg:y="-0.2339in" svg:width="2.172in" svg:height="0.3752in" draw:z-index="840"><draw:object xlink:href="./Object 841" xlink:type="simple" xlink:show="embed" xlink:actuate="onLoad"/><draw:image xlink:href="./ObjectReplacements/Object 841" xlink:type="simple" xlink:show="embed" xlink:actuate="onLoad"/><svg:desc>formula</svg:desc></draw:frame></text:span></text:span></text:p>
          </table:table-cell>
        </table:table-row>
        <table:table-row>
          <table:table-cell table:style-name="Table50.A3" office:value-type="string">
            <text:p text:style-name="P175">*</text:p>
          </table:table-cell>
          <table:table-cell table:style-name="Table50.B3" office:value-type="string">
            <text:p text:style-name="P95"><text:span text:style-name="MathematicaFormatStandardForm"><text:span text:style-name="T42"/></text:span></text:p>
          </table:table-cell>
          <table:table-cell table:style-name="Table50.C3" office:value-type="string">
            <text:p text:style-name="P95"><text:span text:style-name="MathematicaFormatStandardForm"><text:span text:style-name="T42"><draw:frame draw:style-name="fr2" draw:name="Object842" text:anchor-type="as-char" svg:y="-0.3382in" svg:width="2.1752in" svg:height="0.4783in" draw:z-index="841"><draw:object xlink:href="./Object 842" xlink:type="simple" xlink:show="embed" xlink:actuate="onLoad"/><draw:image xlink:href="./ObjectReplacements/Object 842" xlink:type="simple" xlink:show="embed" xlink:actuate="onLoad"/><svg:desc>formula</svg:desc></draw:frame></text:span></text:span></text:p>
          </table:table-cell>
        </table:table-row>
      </table:table>
      <text:p text:style-name="P12"><text:span text:style-name="MathematicaFormatStandardForm"><text:span text:style-name="T183"/></text:span></text:p>
      <text:p text:style-name="P12"><text:span text:style-name="MathematicaFormatStandardForm"><text:span text:style-name="T183"/></text:span></text:p>
      <text:p text:style-name="P9"/>
      <table:table table:name="Table51" table:style-name="Table51">
        <table:table-column table:style-name="Table51.A"/>
        <table:table-column table:style-name="Table51.B"/>
        <table:table-column table:style-name="Table51.C"/>
        <table:table-row>
          <table:table-cell table:style-name="Table51.A1" office:value-type="string">
            <text:p text:style-name="P64"><text:span text:style-name="MathematicaFormatStandardForm"><text:span text:style-name="T40"/></text:span></text:p>
          </table:table-cell>
          <table:table-cell table:style-name="Table51.A1" office:value-type="string">
            <text:p text:style-name="P68"><text:span text:style-name="MathematicaFormatStandardForm"><text:span text:style-name="T44"><draw:frame draw:style-name="fr2" draw:name="Object843" text:anchor-type="as-char" svg:y="-0.1516in" svg:width="0.2264in" svg:height="0.2091in" draw:z-index="842"><draw:object xlink:href="./Object 843" xlink:type="simple" xlink:show="embed" xlink:actuate="onLoad"/><draw:image xlink:href="./ObjectReplacements/Object 843" xlink:type="simple" xlink:show="embed" xlink:actuate="onLoad"/><svg:desc>formula</svg:desc></draw:frame></text:span></text:span></text:p>
          </table:table-cell>
          <table:table-cell table:style-name="Table51.C1" office:value-type="string">
            <text:p text:style-name="P68"><text:span text:style-name="MathematicaFormatStandardForm"><text:span text:style-name="T76"><draw:frame draw:style-name="fr2" draw:name="Object844" text:anchor-type="as-char" svg:y="-0.1425in" svg:width="0.2898in" svg:height="0.1902in" draw:z-index="843"><draw:object xlink:href="./Object 844" xlink:type="simple" xlink:show="embed" xlink:actuate="onLoad"/><draw:image xlink:href="./ObjectReplacements/Object 844" xlink:type="simple" xlink:show="embed" xlink:actuate="onLoad"/><svg:desc>formula</svg:desc></draw:frame></text:span></text:span></text:p>
          </table:table-cell>
        </table:table-row>
        <table:table-row table:style-name="Table51.2">
          <table:table-cell table:style-name="Table51.A2" office:value-type="string">
            <text:p text:style-name="P68"><text:span text:style-name="MathematicaFormatStandardForm"><text:span text:style-name="T45">+</text:span></text:span></text:p>
          </table:table-cell>
          <table:table-cell table:style-name="Table51.B2" office:value-type="string">
            <text:p text:style-name="P95"><text:span text:style-name="MathematicaFormatStandardForm"><text:span text:style-name="T42"/></text:span></text:p>
          </table:table-cell>
          <table:table-cell table:style-name="Table51.C2" office:value-type="string">
            <text:p text:style-name="P95"><text:span text:style-name="MathematicaFormatStandardForm"><text:span text:style-name="T42"><draw:frame draw:style-name="fr2" draw:name="Object845" text:anchor-type="as-char" svg:y="-0.2339in" svg:width="1.7937in" svg:height="0.3752in" draw:z-index="844"><draw:object xlink:href="./Object 845" xlink:type="simple" xlink:show="embed" xlink:actuate="onLoad"/><draw:image xlink:href="./ObjectReplacements/Object 845" xlink:type="simple" xlink:show="embed" xlink:actuate="onLoad"/><svg:desc>formula</svg:desc></draw:frame></text:span></text:span></text:p>
          </table:table-cell>
        </table:table-row>
        <table:table-row>
          <table:table-cell table:style-name="Table51.A3" office:value-type="string">
            <text:p text:style-name="P175">*</text:p>
          </table:table-cell>
          <table:table-cell table:style-name="Table51.B3" office:value-type="string">
            <text:p text:style-name="P95"><text:span text:style-name="MathematicaFormatStandardForm"><text:span text:style-name="T42"/></text:span></text:p>
          </table:table-cell>
          <table:table-cell table:style-name="Table51.C3" office:value-type="string">
            <text:p text:style-name="P95"><text:span text:style-name="MathematicaFormatStandardForm"><text:span text:style-name="T42"><draw:frame draw:style-name="fr2" draw:name="Object846" text:anchor-type="as-char" svg:y="-0.3382in" svg:width="1.6717in" svg:height="0.4783in" draw:z-index="845"><draw:object xlink:href="./Object 846" xlink:type="simple" xlink:show="embed" xlink:actuate="onLoad"/><draw:image xlink:href="./ObjectReplacements/Object 846" xlink:type="simple" xlink:show="embed" xlink:actuate="onLoad"/><svg:desc>formula</svg:desc></draw:frame></text:span></text:span></text:p>
          </table:table-cell>
        </table:table-row>
      </table:table>
      <text:p text:style-name="P9"/>
      <table:table table:name="Table52" table:style-name="Table52">
        <table:table-column table:style-name="Table52.A"/>
        <table:table-column table:style-name="Table52.B"/>
        <table:table-column table:style-name="Table52.C"/>
        <table:table-row>
          <table:table-cell table:style-name="Table52.A1" office:value-type="string">
            <text:p text:style-name="P64"><text:span text:style-name="MathematicaFormatStandardForm"><text:span text:style-name="T40"/></text:span></text:p>
          </table:table-cell>
          <table:table-cell table:style-name="Table52.A1" office:value-type="string">
            <text:p text:style-name="P68"><text:span text:style-name="MathematicaFormatStandardForm"><text:span text:style-name="T44"><draw:frame draw:style-name="fr2" draw:name="Object847" text:anchor-type="as-char" svg:y="-0.1516in" svg:width="0.2264in" svg:height="0.2091in" draw:z-index="846"><draw:object xlink:href="./Object 847" xlink:type="simple" xlink:show="embed" xlink:actuate="onLoad"/><draw:image xlink:href="./ObjectReplacements/Object 847" xlink:type="simple" xlink:show="embed" xlink:actuate="onLoad"/><svg:desc>formula</svg:desc></draw:frame></text:span></text:span></text:p>
          </table:table-cell>
          <table:table-cell table:style-name="Table52.C1" office:value-type="string">
            <text:p text:style-name="P68"><text:span text:style-name="MathematicaFormatStandardForm"><text:span text:style-name="T76"><draw:frame draw:style-name="fr2" draw:name="Object848" text:anchor-type="as-char" svg:y="-0.1425in" svg:width="0.2898in" svg:height="0.1902in" draw:z-index="847"><draw:object xlink:href="./Object 848" xlink:type="simple" xlink:show="embed" xlink:actuate="onLoad"/><draw:image xlink:href="./ObjectReplacements/Object 848" xlink:type="simple" xlink:show="embed" xlink:actuate="onLoad"/><svg:desc>formula</svg:desc></draw:frame></text:span></text:span></text:p>
          </table:table-cell>
        </table:table-row>
        <table:table-row table:style-name="Table52.2">
          <table:table-cell table:style-name="Table52.A2" office:value-type="string">
            <text:p text:style-name="P68"><text:span text:style-name="MathematicaFormatStandardForm"><text:span text:style-name="T45">+</text:span></text:span></text:p>
          </table:table-cell>
          <table:table-cell table:style-name="Table52.B2" office:value-type="string">
            <text:p text:style-name="P95"><text:span text:style-name="MathematicaFormatStandardForm"><text:span text:style-name="T42"/></text:span></text:p>
          </table:table-cell>
          <table:table-cell table:style-name="Table52.C2" office:value-type="string">
            <text:p text:style-name="P95"><text:span text:style-name="MathematicaFormatStandardForm"><text:span text:style-name="T42"><draw:frame draw:style-name="fr2" draw:name="Object849" text:anchor-type="as-char" svg:y="-0.2339in" svg:width="1.878in" svg:height="0.3752in" draw:z-index="848"><draw:object xlink:href="./Object 849" xlink:type="simple" xlink:show="embed" xlink:actuate="onLoad"/><draw:image xlink:href="./ObjectReplacements/Object 849" xlink:type="simple" xlink:show="embed" xlink:actuate="onLoad"/><svg:desc>formula</svg:desc></draw:frame></text:span></text:span></text:p>
          </table:table-cell>
        </table:table-row>
        <table:table-row>
          <table:table-cell table:style-name="Table52.A3" office:value-type="string">
            <text:p text:style-name="P175">*</text:p>
          </table:table-cell>
          <table:table-cell table:style-name="Table52.B3" office:value-type="string">
            <text:p text:style-name="P95"><text:span text:style-name="MathematicaFormatStandardForm"><text:span text:style-name="T42"/></text:span></text:p>
          </table:table-cell>
          <table:table-cell table:style-name="Table52.C3" office:value-type="string">
            <text:p text:style-name="P95"><text:span text:style-name="MathematicaFormatStandardForm"><text:span text:style-name="T42"><draw:frame draw:style-name="fr2" draw:name="Object850" text:anchor-type="as-char" svg:y="-0.2339in" svg:width="1.7264in" svg:height="0.3752in" draw:z-index="849"><draw:object xlink:href="./Object 850" xlink:type="simple" xlink:show="embed" xlink:actuate="onLoad"/><draw:image xlink:href="./ObjectReplacements/Object 850" xlink:type="simple" xlink:show="embed" xlink:actuate="onLoad"/><svg:desc>formula</svg:desc></draw:frame></text:span></text:span></text:p>
          </table:table-cell>
        </table:table-row>
      </table:table>
      <text:p text:style-name="P12"><text:span text:style-name="MathematicaFormatStandardForm"><text:span text:style-name="T183"/></text:span></text:p>
      <text:p text:style-name="P9"/>
      <table:table table:name="Table53" table:style-name="Table53">
        <table:table-column table:style-name="Table53.A"/>
        <table:table-column table:style-name="Table53.B"/>
        <table:table-column table:style-name="Table53.C"/>
        <table:table-row>
          <table:table-cell table:style-name="Table53.A1" office:value-type="string">
            <text:p text:style-name="P64"><text:span text:style-name="MathematicaFormatStandardForm"><text:span text:style-name="T40"/></text:span></text:p>
          </table:table-cell>
          <table:table-cell table:style-name="Table53.A1" office:value-type="string">
            <text:p text:style-name="P68"><text:span text:style-name="MathematicaFormatStandardForm"><text:span text:style-name="T44"><draw:frame draw:style-name="fr2" draw:name="Object851" text:anchor-type="as-char" svg:y="-0.1516in" svg:width="0.2264in" svg:height="0.2091in" draw:z-index="850"><draw:object xlink:href="./Object 851" xlink:type="simple" xlink:show="embed" xlink:actuate="onLoad"/><draw:image xlink:href="./ObjectReplacements/Object 851" xlink:type="simple" xlink:show="embed" xlink:actuate="onLoad"/><svg:desc>formula</svg:desc></draw:frame></text:span></text:span></text:p>
          </table:table-cell>
          <table:table-cell table:style-name="Table53.C1" office:value-type="string">
            <text:p text:style-name="P68"><text:span text:style-name="MathematicaFormatStandardForm"><text:span text:style-name="T76"><draw:frame draw:style-name="fr2" draw:name="Object852" text:anchor-type="as-char" svg:y="-0.1425in" svg:width="0.2898in" svg:height="0.1902in" draw:z-index="851"><draw:object xlink:href="./Object 852" xlink:type="simple" xlink:show="embed" xlink:actuate="onLoad"/><draw:image xlink:href="./ObjectReplacements/Object 852" xlink:type="simple" xlink:show="embed" xlink:actuate="onLoad"/><svg:desc>formula</svg:desc></draw:frame></text:span></text:span></text:p>
          </table:table-cell>
        </table:table-row>
        <table:table-row table:style-name="Table53.2">
          <table:table-cell table:style-name="Table53.A2" office:value-type="string">
            <text:p text:style-name="P68"><text:span text:style-name="MathematicaFormatStandardForm"><text:span text:style-name="T45">+</text:span></text:span></text:p>
          </table:table-cell>
          <table:table-cell table:style-name="Table53.B2" office:value-type="string">
            <text:p text:style-name="P95"><text:span text:style-name="MathematicaFormatStandardForm"><text:span text:style-name="T42"/></text:span></text:p>
          </table:table-cell>
          <table:table-cell table:style-name="Table53.C2" office:value-type="string">
            <text:p text:style-name="P95"><text:span text:style-name="MathematicaFormatStandardForm"><text:span text:style-name="T42"><draw:frame draw:style-name="fr2" draw:name="Object853" text:anchor-type="as-char" svg:y="-0.1839in" svg:width="1.9465in" svg:height="0.3252in" draw:z-index="852"><draw:object xlink:href="./Object 853" xlink:type="simple" xlink:show="embed" xlink:actuate="onLoad"/><draw:image xlink:href="./ObjectReplacements/Object 853" xlink:type="simple" xlink:show="embed" xlink:actuate="onLoad"/><svg:desc>formula</svg:desc></draw:frame></text:span></text:span></text:p>
          </table:table-cell>
        </table:table-row>
        <table:table-row>
          <table:table-cell table:style-name="Table53.A3" office:value-type="string">
            <text:p text:style-name="P175">*</text:p>
          </table:table-cell>
          <table:table-cell table:style-name="Table53.B3" office:value-type="string">
            <text:p text:style-name="P95"><text:span text:style-name="MathematicaFormatStandardForm"><text:span text:style-name="T42"/></text:span></text:p>
          </table:table-cell>
          <table:table-cell table:style-name="Table53.C3" office:value-type="string">
            <text:p text:style-name="P95"><text:span text:style-name="MathematicaFormatStandardForm"><text:span text:style-name="T42"><draw:frame draw:style-name="fr2" draw:name="Object854" text:anchor-type="as-char" svg:y="-0.1839in" svg:width="2.4728in" svg:height="0.3252in" draw:z-index="853"><draw:object xlink:href="./Object 854" xlink:type="simple" xlink:show="embed" xlink:actuate="onLoad"/><draw:image xlink:href="./ObjectReplacements/Object 854" xlink:type="simple" xlink:show="embed" xlink:actuate="onLoad"/><svg:desc>formula</svg:desc></draw:frame></text:span></text:span></text:p>
          </table:table-cell>
        </table:table-row>
      </table:table>
      <text:p text:style-name="P12"/>
      <text:p text:style-name="P151">Section <text:span text:style-name="T295">7</text:span>:</text:p>
      <text:p text:style-name="P98"><draw:frame draw:style-name="fr1" draw:name="Object449" text:anchor-type="as-char" svg:y="-0.248in" svg:width="1.1898in" svg:height="0.3181in" draw:z-index="586"><draw:object xlink:href="./Object 614" xlink:type="simple" xlink:show="embed" xlink:actuate="onLoad"/><draw:image xlink:href="./ObjectReplacements/Object 614" xlink:type="simple" xlink:show="embed" xlink:actuate="onLoad"/><svg:desc>formula</svg:desc></draw:frame></text:p>
      <text:p text:style-name="P148">Turns Convolution</text:p>
      <text:p text:style-name="P148">into Addition</text:p>
      <text:p text:style-name="P155"/>
      <text:p text:style-name="P98"/>
      <text:p text:style-name="P98"/>
      <text:p text:style-name="P111"/>
      <text:p text:style-name="P163"><text:span text:style-name="MathematicaFormatStandardForm"><text:span text:style-name="T58">Overview</text:span></text:span></text:p>
      <text:p text:style-name="P98"/>
      <text:p text:style-name="P111"/>
      <text:p text:style-name="P163"><text:span text:style-name="MathematicaFormatStandardForm"><text:span text:style-name="T46">Recursive Definition for</text:span></text:span><text:span text:style-name="MathematicaFormatStandardForm"><text:span text:style-name="T47"><draw:frame draw:style-name="fr1" draw:name="Object491" text:anchor-type="as-char" svg:y="-0.1437in" svg:width="0.211in" svg:height="0.1736in" draw:z-index="587"><draw:object xlink:href="./Object 615" xlink:type="simple" xlink:show="embed" xlink:actuate="onLoad"/><draw:image xlink:href="./ObjectReplacements/Object 615" xlink:type="simple" xlink:show="embed" xlink:actuate="onLoad"/><svg:desc>formula</svg:desc></draw:frame></text:span></text:span></text:p>
      <text:p text:style-name="P98"/>
      <text:p text:style-name="P126"><draw:frame draw:style-name="fr1" draw:name="Object502" text:anchor-type="as-char" svg:y="-0.1244in" svg:width="0.2874in" svg:height="0.1543in" draw:z-index="588"><draw:object xlink:href="./Object 616" xlink:type="simple" xlink:show="embed" xlink:actuate="onLoad"/><draw:image xlink:href="./ObjectReplacements/Object 616" xlink:type="simple" xlink:show="embed" xlink:actuate="onLoad"/><svg:desc>formula</svg:desc></draw:frame></text:p>
      <text:p text:style-name="P98"/>
      <text:p text:style-name="P127"><draw:frame draw:style-name="fr1" draw:name="Object503" text:anchor-type="as-char" svg:y="-0.1244in" svg:width="0.2874in" svg:height="0.1543in" draw:z-index="589"><draw:object xlink:href="./Object 617" xlink:type="simple" xlink:show="embed" xlink:actuate="onLoad"/><draw:image xlink:href="./ObjectReplacements/Object 617" xlink:type="simple" xlink:show="embed" xlink:actuate="onLoad"/><svg:desc>formula</svg:desc></draw:frame>: <text:span text:style-name="T296">Rectangle</text:span></text:p>
      <text:p text:style-name="P105"><text:span text:style-name="T231"><text:tab/>Real-valued area bounded by</text:span><text:span text:style-name="T231"><draw:frame draw:style-name="fr1" draw:name="Object504" text:anchor-type="as-char" svg:y="-0.1244in" svg:width="0.2965in" svg:height="0.1543in" draw:z-index="590"><draw:object xlink:href="./Object 618" xlink:type="simple" xlink:show="embed" xlink:actuate="onLoad"/><draw:image xlink:href="./ObjectReplacements/Object 618" xlink:type="simple" xlink:show="embed" xlink:actuate="onLoad"/><svg:desc>formula</svg:desc></draw:frame></text:span>,<draw:frame draw:style-name="fr1" draw:name="Object505" text:anchor-type="as-char" svg:y="-0.1244in" svg:width="0.3244in" svg:height="0.1543in" draw:z-index="591"><draw:object xlink:href="./Object 619" xlink:type="simple" xlink:show="embed" xlink:actuate="onLoad"/><draw:image xlink:href="./ObjectReplacements/Object 619" xlink:type="simple" xlink:show="embed" xlink:actuate="onLoad"/><svg:desc>formula</svg:desc></draw:frame>, <draw:frame draw:style-name="fr1" draw:name="Object506" text:anchor-type="as-char" svg:y="-0.2043in" svg:width="0.3717in" svg:height="0.3283in" draw:z-index="592"><draw:object xlink:href="./Object 620" xlink:type="simple" xlink:show="embed" xlink:actuate="onLoad"/><draw:image xlink:href="./ObjectReplacements/Object 620" xlink:type="simple" xlink:show="embed" xlink:actuate="onLoad"/><svg:desc>formula</svg:desc></draw:frame>, <text:span text:style-name="T231">and</text:span><draw:frame draw:style-name="fr1" draw:name="Object507" text:anchor-type="as-char" svg:y="-0.2043in" svg:width="0.378in" svg:height="0.3283in" draw:z-index="593"><draw:object xlink:href="./Object 621" xlink:type="simple" xlink:show="embed" xlink:actuate="onLoad"/><draw:image xlink:href="./ObjectReplacements/Object 621" xlink:type="simple" xlink:show="embed" xlink:actuate="onLoad"/><svg:desc>formula</svg:desc></draw:frame>. <text:s/></text:p>
      <text:p text:style-name="P105"><draw:frame draw:style-name="fr1" draw:name="Object508" text:anchor-type="as-char" svg:y="-0.1665in" svg:width="0.4591in" svg:height="0.1965in" draw:z-index="594"><draw:object xlink:href="./Object 622" xlink:type="simple" xlink:show="embed" xlink:actuate="onLoad"/><draw:image xlink:href="./ObjectReplacements/Object 622" xlink:type="simple" xlink:show="embed" xlink:actuate="onLoad"/><svg:desc>formula</svg:desc></draw:frame>: <text:span text:style-name="T230">Triangle</text:span></text:p>
      <text:p text:style-name="P105"><text:span text:style-name="T231"><text:tab/>Real-valued area bounded by</text:span><draw:frame draw:style-name="fr1" draw:name="Object509" text:anchor-type="as-char" svg:y="-0.1244in" svg:width="0.2965in" svg:height="0.1543in" draw:z-index="595"><draw:object xlink:href="./Object 623" xlink:type="simple" xlink:show="embed" xlink:actuate="onLoad"/><draw:image xlink:href="./ObjectReplacements/Object 623" xlink:type="simple" xlink:show="embed" xlink:actuate="onLoad"/><svg:desc>formula</svg:desc></draw:frame>,<draw:frame draw:style-name="fr1" draw:name="Object510" text:anchor-type="as-char" svg:y="-0.1244in" svg:width="0.3244in" svg:height="0.1543in" draw:z-index="596"><draw:object xlink:href="./Object 624" xlink:type="simple" xlink:show="embed" xlink:actuate="onLoad"/><draw:image xlink:href="./ObjectReplacements/Object 624" xlink:type="simple" xlink:show="embed" xlink:actuate="onLoad"/><svg:desc>formula</svg:desc></draw:frame>, <text:span text:style-name="T231">and</text:span><text:span text:style-name="T231"><draw:frame draw:style-name="fr1" draw:name="Object511" text:anchor-type="as-char" svg:y="-0.2043in" svg:width="0.5799in" svg:height="0.3283in" draw:z-index="597"><draw:object xlink:href="./Object 625" xlink:type="simple" xlink:show="embed" xlink:actuate="onLoad"/><draw:image xlink:href="./ObjectReplacements/Object 625" xlink:type="simple" xlink:show="embed" xlink:actuate="onLoad"/><svg:desc>formula</svg:desc></draw:frame></text:span>.</text:p>
      <text:p text:style-name="P105"><draw:frame draw:style-name="fr1" draw:name="Object512" text:anchor-type="as-char" svg:y="-0.1555in" svg:width="0.4957in" svg:height="0.1854in" draw:z-index="598"><draw:object xlink:href="./Object 626" xlink:type="simple" xlink:show="embed" xlink:actuate="onLoad"/><draw:image xlink:href="./ObjectReplacements/Object 626" xlink:type="simple" xlink:show="embed" xlink:actuate="onLoad"/><svg:desc>formula</svg:desc></draw:frame> <text:span text:style-name="T230">Discrete Triangle</text:span></text:p>
      <text:p text:style-name="P105"><text:span text:style-name="T231"><text:tab/>Count of whole number pairs (t,u) satisfying</text:span><draw:frame draw:style-name="fr1" draw:name="Object513" text:anchor-type="as-char" svg:y="-0.1244in" svg:width="0.2965in" svg:height="0.1543in" draw:z-index="599"><draw:object xlink:href="./Object 627" xlink:type="simple" xlink:show="embed" xlink:actuate="onLoad"/><draw:image xlink:href="./ObjectReplacements/Object 627" xlink:type="simple" xlink:show="embed" xlink:actuate="onLoad"/><svg:desc>formula</svg:desc></draw:frame>,<draw:frame draw:style-name="fr1" draw:name="Object514" text:anchor-type="as-char" svg:y="-0.1244in" svg:width="0.3244in" svg:height="0.1543in" draw:z-index="600"><draw:object xlink:href="./Object 628" xlink:type="simple" xlink:show="embed" xlink:actuate="onLoad"/><draw:image xlink:href="./ObjectReplacements/Object 628" xlink:type="simple" xlink:show="embed" xlink:actuate="onLoad"/><svg:desc>formula</svg:desc></draw:frame>, <text:span text:style-name="T231">and</text:span><text:span text:style-name="T231"><draw:frame draw:style-name="fr1" draw:name="Object515" text:anchor-type="as-char" svg:y="-0.2043in" svg:width="0.5799in" svg:height="0.3283in" draw:z-index="601"><draw:object xlink:href="./Object 629" xlink:type="simple" xlink:show="embed" xlink:actuate="onLoad"/><draw:image xlink:href="./ObjectReplacements/Object 629" xlink:type="simple" xlink:show="embed" xlink:actuate="onLoad"/><svg:desc>formula</svg:desc></draw:frame></text:span>. </text:p>
      <text:p text:style-name="P105"><draw:frame draw:style-name="fr1" draw:name="Object516" text:anchor-type="as-char" svg:y="-0.1665in" svg:width="0.4571in" svg:height="0.1965in" draw:z-index="602"><draw:object xlink:href="./Object 630" xlink:type="simple" xlink:show="embed" xlink:actuate="onLoad"/><draw:image xlink:href="./ObjectReplacements/Object 630" xlink:type="simple" xlink:show="embed" xlink:actuate="onLoad"/><svg:desc>formula</svg:desc></draw:frame>: <text:span text:style-name="T230">Hyperbola</text:span></text:p>
      <text:p text:style-name="P105"><text:span text:style-name="T231"><text:tab/>Real-valued area bounded by </text:span><draw:frame draw:style-name="fr1" draw:name="Object517" text:anchor-type="as-char" svg:y="-0.1244in" svg:width="0.2965in" svg:height="0.1543in" draw:z-index="603"><draw:object xlink:href="./Object 631" xlink:type="simple" xlink:show="embed" xlink:actuate="onLoad"/><draw:image xlink:href="./ObjectReplacements/Object 631" xlink:type="simple" xlink:show="embed" xlink:actuate="onLoad"/><svg:desc>formula</svg:desc></draw:frame>,<draw:frame draw:style-name="fr1" draw:name="Object518" text:anchor-type="as-char" svg:y="-0.1244in" svg:width="0.3244in" svg:height="0.1543in" draw:z-index="604"><draw:object xlink:href="./Object 632" xlink:type="simple" xlink:show="embed" xlink:actuate="onLoad"/><draw:image xlink:href="./ObjectReplacements/Object 632" xlink:type="simple" xlink:show="embed" xlink:actuate="onLoad"/><svg:desc>formula</svg:desc></draw:frame>, <text:span text:style-name="T231">and</text:span><text:span text:style-name="T231"><draw:frame draw:style-name="fr1" draw:name="Object519" text:anchor-type="as-char" svg:y="-0.2083in" svg:width="1.4571in" svg:height="0.3335in" draw:z-index="605"><draw:object xlink:href="./Object 633" xlink:type="simple" xlink:show="embed" xlink:actuate="onLoad"/><draw:image xlink:href="./ObjectReplacements/Object 633" xlink:type="simple" xlink:show="embed" xlink:actuate="onLoad"/><svg:desc>formula</svg:desc></draw:frame></text:span>.</text:p>
      <text:p text:style-name="P105"><draw:frame draw:style-name="fr1" draw:name="Object520" text:anchor-type="as-char" svg:y="-0.1555in" svg:width="0.4937in" svg:height="0.1854in" draw:z-index="606"><draw:object xlink:href="./Object 634" xlink:type="simple" xlink:show="embed" xlink:actuate="onLoad"/><draw:image xlink:href="./ObjectReplacements/Object 634" xlink:type="simple" xlink:show="embed" xlink:actuate="onLoad"/><svg:desc>formula</svg:desc></draw:frame>: <text:span text:style-name="T232">Discrete Hyperbola</text:span></text:p>
      <text:p text:style-name="P105"><text:span text:style-name="T231"><text:tab/>Count of ordered whole number pairs (t,u) satisfying</text:span><draw:frame draw:style-name="fr1" draw:name="Object521" text:anchor-type="as-char" svg:y="-0.1244in" svg:width="0.2965in" svg:height="0.1543in" draw:z-index="607"><draw:object xlink:href="./Object 635" xlink:type="simple" xlink:show="embed" xlink:actuate="onLoad"/><draw:image xlink:href="./ObjectReplacements/Object 635" xlink:type="simple" xlink:show="embed" xlink:actuate="onLoad"/><svg:desc>formula</svg:desc></draw:frame>,<draw:frame draw:style-name="fr1" draw:name="Object522" text:anchor-type="as-char" svg:y="-0.1244in" svg:width="0.3244in" svg:height="0.1543in" draw:z-index="608"><draw:object xlink:href="./Object 636" xlink:type="simple" xlink:show="embed" xlink:actuate="onLoad"/><draw:image xlink:href="./ObjectReplacements/Object 636" xlink:type="simple" xlink:show="embed" xlink:actuate="onLoad"/><svg:desc>formula</svg:desc></draw:frame>, <text:span text:style-name="T231">and</text:span><text:span text:style-name="T231"><draw:frame draw:style-name="fr1" draw:name="Object523" text:anchor-type="as-char" svg:y="-0.2083in" svg:width="1.4571in" svg:height="0.3335in" draw:z-index="609"><draw:object xlink:href="./Object 637" xlink:type="simple" xlink:show="embed" xlink:actuate="onLoad"/><draw:image xlink:href="./ObjectReplacements/Object 637" xlink:type="simple" xlink:show="embed" xlink:actuate="onLoad"/><svg:desc>formula</svg:desc></draw:frame></text:span>.</text:p>
      <text:p text:style-name="P105"/>
      <text:p text:style-name="P105"/>
      <text:p text:style-name="P98"><draw:frame draw:style-name="fr1" draw:name="Object524" text:anchor-type="as-char" svg:y="-0.1244in" svg:width="0.4043in" svg:height="0.1543in" draw:z-index="610"><draw:object xlink:href="./Object 638" xlink:type="simple" xlink:show="embed" xlink:actuate="onLoad"/><draw:image xlink:href="./ObjectReplacements/Object 638" xlink:type="simple" xlink:show="embed" xlink:actuate="onLoad"/><svg:desc>formula</svg:desc></draw:frame></text:p>
      <text:p text:style-name="P105"/>
      <text:p text:style-name="P105"><draw:frame draw:style-name="fr1" draw:name="Object525" text:anchor-type="as-char" svg:y="-0.1244in" svg:width="0.4043in" svg:height="0.1543in" draw:z-index="611"><draw:object xlink:href="./Object 639" xlink:type="simple" xlink:show="embed" xlink:actuate="onLoad"/><draw:image xlink:href="./ObjectReplacements/Object 639" xlink:type="simple" xlink:show="embed" xlink:actuate="onLoad"/><svg:desc>formula</svg:desc></draw:frame>: <text:span text:style-name="T296">Rectangular Prism</text:span></text:p>
      <text:p text:style-name="P105"><text:span text:style-name="T231"><text:tab/>Real-valued volume bounded by</text:span><draw:frame draw:style-name="fr1" draw:name="Object526" text:anchor-type="as-char" svg:y="-0.1244in" svg:width="0.2965in" svg:height="0.1543in" draw:z-index="612"><draw:object xlink:href="./Object 640" xlink:type="simple" xlink:show="embed" xlink:actuate="onLoad"/><draw:image xlink:href="./ObjectReplacements/Object 640" xlink:type="simple" xlink:show="embed" xlink:actuate="onLoad"/><svg:desc>formula</svg:desc></draw:frame>,<draw:frame draw:style-name="fr1" draw:name="Object527" text:anchor-type="as-char" svg:y="-0.1244in" svg:width="0.3244in" svg:height="0.1543in" draw:z-index="613"><draw:object xlink:href="./Object 641" xlink:type="simple" xlink:show="embed" xlink:actuate="onLoad"/><draw:image xlink:href="./ObjectReplacements/Object 641" xlink:type="simple" xlink:show="embed" xlink:actuate="onLoad"/><svg:desc>formula</svg:desc></draw:frame>,<draw:frame draw:style-name="fr1" draw:name="Object528" text:anchor-type="as-char" svg:y="-0.1244in" svg:width="0.3193in" svg:height="0.1543in" draw:z-index="614"><draw:object xlink:href="./Object 642" xlink:type="simple" xlink:show="embed" xlink:actuate="onLoad"/><draw:image xlink:href="./ObjectReplacements/Object 642" xlink:type="simple" xlink:show="embed" xlink:actuate="onLoad"/><svg:desc>formula</svg:desc></draw:frame>, <draw:frame draw:style-name="fr1" draw:name="Object529" text:anchor-type="as-char" svg:y="-0.1244in" svg:width="0.3236in" svg:height="0.1543in" draw:z-index="615"><draw:object xlink:href="./Object 643" xlink:type="simple" xlink:show="embed" xlink:actuate="onLoad"/><draw:image xlink:href="./ObjectReplacements/Object 643" xlink:type="simple" xlink:show="embed" xlink:actuate="onLoad"/><svg:desc>formula</svg:desc></draw:frame>, <draw:frame draw:style-name="fr1" draw:name="Object530" text:anchor-type="as-char" svg:y="-0.2043in" svg:width="0.3717in" svg:height="0.3283in" draw:z-index="616"><draw:object xlink:href="./Object 644" xlink:type="simple" xlink:show="embed" xlink:actuate="onLoad"/><draw:image xlink:href="./ObjectReplacements/Object 644" xlink:type="simple" xlink:show="embed" xlink:actuate="onLoad"/><svg:desc>formula</svg:desc></draw:frame>, <draw:frame draw:style-name="fr1" draw:name="Object548" text:anchor-type="as-char" svg:y="-0.2043in" svg:width="0.378in" svg:height="0.3283in" draw:z-index="617"><draw:object xlink:href="./Object 645" xlink:type="simple" xlink:show="embed" xlink:actuate="onLoad"/><draw:image xlink:href="./ObjectReplacements/Object 645" xlink:type="simple" xlink:show="embed" xlink:actuate="onLoad"/><svg:desc>formula</svg:desc></draw:frame>,<text:span text:style-name="T234">and</text:span><draw:frame draw:style-name="fr1" draw:name="Object531" text:anchor-type="as-char" svg:y="-0.2043in" svg:width="0.3646in" svg:height="0.3283in" draw:z-index="618"><draw:object xlink:href="./Object 646" xlink:type="simple" xlink:show="embed" xlink:actuate="onLoad"/><draw:image xlink:href="./ObjectReplacements/Object 646" xlink:type="simple" xlink:show="embed" xlink:actuate="onLoad"/><svg:desc>formula</svg:desc></draw:frame>.</text:p>
      <text:p text:style-name="P105"><draw:frame draw:style-name="fr1" draw:name="Object532" text:anchor-type="as-char" svg:y="-0.1665in" svg:width="0.5736in" svg:height="0.1965in" draw:z-index="619"><draw:object xlink:href="./Object 647" xlink:type="simple" xlink:show="embed" xlink:actuate="onLoad"/><draw:image xlink:href="./ObjectReplacements/Object 647" xlink:type="simple" xlink:show="embed" xlink:actuate="onLoad"/><svg:desc>formula</svg:desc></draw:frame>: <text:span text:style-name="T233">Triangular Pyramid</text:span></text:p>
      <text:p text:style-name="P105"><text:span text:style-name="T231"><text:tab/>Real-valued volume bounded by</text:span><draw:frame draw:style-name="fr1" draw:name="Object533" text:anchor-type="as-char" svg:y="-0.1244in" svg:width="0.2965in" svg:height="0.1543in" draw:z-index="620"><draw:object xlink:href="./Object 648" xlink:type="simple" xlink:show="embed" xlink:actuate="onLoad"/><draw:image xlink:href="./ObjectReplacements/Object 648" xlink:type="simple" xlink:show="embed" xlink:actuate="onLoad"/><svg:desc>formula</svg:desc></draw:frame>,<draw:frame draw:style-name="fr1" draw:name="Object534" text:anchor-type="as-char" svg:y="-0.1244in" svg:width="0.3244in" svg:height="0.1543in" draw:z-index="621"><draw:object xlink:href="./Object 649" xlink:type="simple" xlink:show="embed" xlink:actuate="onLoad"/><draw:image xlink:href="./ObjectReplacements/Object 649" xlink:type="simple" xlink:show="embed" xlink:actuate="onLoad"/><svg:desc>formula</svg:desc></draw:frame>,<draw:frame draw:style-name="fr1" draw:name="Object535" text:anchor-type="as-char" svg:y="-0.1244in" svg:width="0.3193in" svg:height="0.1543in" draw:z-index="622"><draw:object xlink:href="./Object 650" xlink:type="simple" xlink:show="embed" xlink:actuate="onLoad"/><draw:image xlink:href="./ObjectReplacements/Object 650" xlink:type="simple" xlink:show="embed" xlink:actuate="onLoad"/><svg:desc>formula</svg:desc></draw:frame>, <text:span text:style-name="T231">and</text:span><text:span text:style-name="T231"><draw:frame draw:style-name="fr1" draw:name="Object536" text:anchor-type="as-char" svg:y="-0.2043in" svg:width="0.7744in" svg:height="0.3283in" draw:z-index="623"><draw:object xlink:href="./Object 651" xlink:type="simple" xlink:show="embed" xlink:actuate="onLoad"/><draw:image xlink:href="./ObjectReplacements/Object 651" xlink:type="simple" xlink:show="embed" xlink:actuate="onLoad"/><svg:desc>formula</svg:desc></draw:frame></text:span>.</text:p>
      <text:p text:style-name="P105"><draw:frame draw:style-name="fr1" draw:name="Object537" text:anchor-type="as-char" svg:y="-0.1563in" svg:width="0.5925in" svg:height="0.1862in" draw:z-index="624"><draw:object xlink:href="./Object 652" xlink:type="simple" xlink:show="embed" xlink:actuate="onLoad"/><draw:image xlink:href="./ObjectReplacements/Object 652" xlink:type="simple" xlink:show="embed" xlink:actuate="onLoad"/><svg:desc>formula</svg:desc></draw:frame>: <text:span text:style-name="T232">Discrete Triangular Pyramid</text:span></text:p>
      <text:p text:style-name="P105"><text:span text:style-name="T231"><text:tab/>Count of whole number pairs (t,u,v) satisfying</text:span><draw:frame draw:style-name="fr1" draw:name="Object538" text:anchor-type="as-char" svg:y="-0.1244in" svg:width="0.2965in" svg:height="0.1543in" draw:z-index="625"><draw:object xlink:href="./Object 653" xlink:type="simple" xlink:show="embed" xlink:actuate="onLoad"/><draw:image xlink:href="./ObjectReplacements/Object 653" xlink:type="simple" xlink:show="embed" xlink:actuate="onLoad"/><svg:desc>formula</svg:desc></draw:frame>,<draw:frame draw:style-name="fr1" draw:name="Object539" text:anchor-type="as-char" svg:y="-0.1244in" svg:width="0.3244in" svg:height="0.1543in" draw:z-index="626"><draw:object xlink:href="./Object 654" xlink:type="simple" xlink:show="embed" xlink:actuate="onLoad"/><draw:image xlink:href="./ObjectReplacements/Object 654" xlink:type="simple" xlink:show="embed" xlink:actuate="onLoad"/><svg:desc>formula</svg:desc></draw:frame>,<draw:frame draw:style-name="fr1" draw:name="Object540" text:anchor-type="as-char" svg:y="-0.1244in" svg:width="0.3193in" svg:height="0.1543in" draw:z-index="627"><draw:object xlink:href="./Object 655" xlink:type="simple" xlink:show="embed" xlink:actuate="onLoad"/><draw:image xlink:href="./ObjectReplacements/Object 655" xlink:type="simple" xlink:show="embed" xlink:actuate="onLoad"/><svg:desc>formula</svg:desc></draw:frame>, <text:span text:style-name="T231">and</text:span><text:span text:style-name="T231"><draw:frame draw:style-name="fr1" draw:name="Object541" text:anchor-type="as-char" svg:y="-0.2043in" svg:width="0.7744in" svg:height="0.3283in" draw:z-index="628"><draw:object xlink:href="./Object 656" xlink:type="simple" xlink:show="embed" xlink:actuate="onLoad"/><draw:image xlink:href="./ObjectReplacements/Object 656" xlink:type="simple" xlink:show="embed" xlink:actuate="onLoad"/><svg:desc>formula</svg:desc></draw:frame></text:span>.</text:p>
      <text:p text:style-name="P105"><draw:frame draw:style-name="fr1" draw:name="Object542" text:anchor-type="as-char" svg:y="-0.1665in" svg:width="0.5717in" svg:height="0.1965in" draw:z-index="629"><draw:object xlink:href="./Object 657" xlink:type="simple" xlink:show="embed" xlink:actuate="onLoad"/><draw:image xlink:href="./ObjectReplacements/Object 657" xlink:type="simple" xlink:show="embed" xlink:actuate="onLoad"/><svg:desc>formula</svg:desc></draw:frame>: <text:span text:style-name="T233">3-dimensional Hyperbola</text:span></text:p>
      <text:p text:style-name="P105"><text:span text:style-name="T231"><text:tab/>Real-valued volume bounded by</text:span><draw:frame draw:style-name="fr1" draw:name="Object543" text:anchor-type="as-char" svg:y="-0.1244in" svg:width="0.2965in" svg:height="0.1543in" draw:z-index="630"><draw:object xlink:href="./Object 658" xlink:type="simple" xlink:show="embed" xlink:actuate="onLoad"/><draw:image xlink:href="./ObjectReplacements/Object 658" xlink:type="simple" xlink:show="embed" xlink:actuate="onLoad"/><svg:desc>formula</svg:desc></draw:frame>,<draw:frame draw:style-name="fr1" draw:name="Object544" text:anchor-type="as-char" svg:y="-0.1244in" svg:width="0.3244in" svg:height="0.1543in" draw:z-index="631"><draw:object xlink:href="./Object 659" xlink:type="simple" xlink:show="embed" xlink:actuate="onLoad"/><draw:image xlink:href="./ObjectReplacements/Object 659" xlink:type="simple" xlink:show="embed" xlink:actuate="onLoad"/><svg:desc>formula</svg:desc></draw:frame>,<draw:frame draw:style-name="fr1" draw:name="Object545" text:anchor-type="as-char" svg:y="-0.1244in" svg:width="0.3193in" svg:height="0.1543in" draw:z-index="632"><draw:object xlink:href="./Object 660" xlink:type="simple" xlink:show="embed" xlink:actuate="onLoad"/><draw:image xlink:href="./ObjectReplacements/Object 660" xlink:type="simple" xlink:show="embed" xlink:actuate="onLoad"/><svg:desc>formula</svg:desc></draw:frame>, <text:span text:style-name="T231">and</text:span><text:span text:style-name="T231"><draw:frame draw:style-name="fr1" draw:name="Object546" text:anchor-type="as-char" svg:y="-0.2083in" svg:width="2.1091in" svg:height="0.3335in" draw:z-index="633"><draw:object xlink:href="./Object 661" xlink:type="simple" xlink:show="embed" xlink:actuate="onLoad"/><draw:image xlink:href="./ObjectReplacements/Object 661" xlink:type="simple" xlink:show="embed" xlink:actuate="onLoad"/><svg:desc>formula</svg:desc></draw:frame></text:span>.</text:p>
      <text:p text:style-name="P105"><draw:frame draw:style-name="fr1" draw:name="Object547" text:anchor-type="as-char" svg:y="-0.1555in" svg:width="0.6083in" svg:height="0.1854in" draw:z-index="634"><draw:object xlink:href="./Object 662" xlink:type="simple" xlink:show="embed" xlink:actuate="onLoad"/><draw:image xlink:href="./ObjectReplacements/Object 662" xlink:type="simple" xlink:show="embed" xlink:actuate="onLoad"/><svg:desc>formula</svg:desc></draw:frame>: <text:span text:style-name="T232">Discrete 3-dimensional hyperbola.</text:span></text:p>
      <text:p text:style-name="P105"><text:soft-page-break/><text:span text:style-name="T231"><text:tab/>Count of ordered whole number pairs (t,u,v) satisfying</text:span><draw:frame draw:style-name="fr1" draw:name="Object498" text:anchor-type="as-char" svg:y="-0.1244in" svg:width="0.2965in" svg:height="0.1543in" draw:z-index="635"><draw:object xlink:href="./Object 663" xlink:type="simple" xlink:show="embed" xlink:actuate="onLoad"/><draw:image xlink:href="./ObjectReplacements/Object 663" xlink:type="simple" xlink:show="embed" xlink:actuate="onLoad"/><svg:desc>formula</svg:desc></draw:frame>,<draw:frame draw:style-name="fr1" draw:name="Object499" text:anchor-type="as-char" svg:y="-0.1244in" svg:width="0.3244in" svg:height="0.1543in" draw:z-index="636"><draw:object xlink:href="./Object 664" xlink:type="simple" xlink:show="embed" xlink:actuate="onLoad"/><draw:image xlink:href="./ObjectReplacements/Object 664" xlink:type="simple" xlink:show="embed" xlink:actuate="onLoad"/><svg:desc>formula</svg:desc></draw:frame>,<draw:frame draw:style-name="fr1" draw:name="Object500" text:anchor-type="as-char" svg:y="-0.1244in" svg:width="0.3193in" svg:height="0.1543in" draw:z-index="637"><draw:object xlink:href="./Object 665" xlink:type="simple" xlink:show="embed" xlink:actuate="onLoad"/><draw:image xlink:href="./ObjectReplacements/Object 665" xlink:type="simple" xlink:show="embed" xlink:actuate="onLoad"/><svg:desc>formula</svg:desc></draw:frame>, <text:span text:style-name="T231">and</text:span><text:span text:style-name="T231"><draw:frame draw:style-name="fr1" draw:name="Object501" text:anchor-type="as-char" svg:y="-0.2083in" svg:width="2.1091in" svg:height="0.3335in" draw:z-index="638"><draw:object xlink:href="./Object 666" xlink:type="simple" xlink:show="embed" xlink:actuate="onLoad"/><draw:image xlink:href="./ObjectReplacements/Object 666" xlink:type="simple" xlink:show="embed" xlink:actuate="onLoad"/><svg:desc>formula</svg:desc></draw:frame></text:span>.</text:p>
      <text:p text:style-name="P111"/>
      <text:p text:style-name="P163"><text:span text:style-name="MathematicaFormatStandardForm"><text:span text:style-name="T46">Recursive Definition for</text:span></text:span><text:span text:style-name="MathematicaFormatStandardForm"><text:span text:style-name="T47"><draw:frame draw:style-name="fr1" draw:name="Object447" text:anchor-type="as-char" svg:y="-0.1437in" svg:width="0.211in" svg:height="0.1736in" draw:z-index="639"><draw:object xlink:href="./Object 667" xlink:type="simple" xlink:show="embed" xlink:actuate="onLoad"/><draw:image xlink:href="./ObjectReplacements/Object 667" xlink:type="simple" xlink:show="embed" xlink:actuate="onLoad"/><svg:desc>formula</svg:desc></draw:frame></text:span></text:span></text:p>
      <text:p text:style-name="P98"/>
      <text:p text:style-name="P98"><draw:frame draw:style-name="fr1" draw:name="Object493" text:anchor-type="as-char" svg:y="-0.1563in" svg:width="1.002in" svg:height="0.4126in" draw:z-index="640"><draw:object xlink:href="./Object 668" xlink:type="simple" xlink:show="embed" xlink:actuate="onLoad"/><draw:image xlink:href="./ObjectReplacements/Object 668" xlink:type="simple" xlink:show="embed" xlink:actuate="onLoad"/><svg:desc>formula</svg:desc></draw:frame></text:p>
      <text:p text:style-name="P98"><draw:frame draw:style-name="fr1" draw:name="Object494" text:anchor-type="as-char" svg:y="-0.1555in" svg:width="1.4228in" svg:height="0.4126in" draw:z-index="641"><draw:object xlink:href="./Object 669" xlink:type="simple" xlink:show="embed" xlink:actuate="onLoad"/><draw:image xlink:href="./ObjectReplacements/Object 669" xlink:type="simple" xlink:show="embed" xlink:actuate="onLoad"/><svg:desc>formula</svg:desc></draw:frame></text:p>
      <text:p text:style-name="P98"><draw:frame draw:style-name="fr1" draw:name="Object492" text:anchor-type="as-char" svg:y="-0.1555in" svg:width="1.678in" svg:height="0.4126in" draw:z-index="642"><draw:object xlink:href="./Object 670" xlink:type="simple" xlink:show="embed" xlink:actuate="onLoad"/><draw:image xlink:href="./ObjectReplacements/Object 670" xlink:type="simple" xlink:show="embed" xlink:actuate="onLoad"/><svg:desc>formula</svg:desc></draw:frame></text:p>
      <text:p text:style-name="P98"/>
      <text:p text:style-name="P98"/>
      <text:p text:style-name="P98"><draw:frame draw:style-name="fr1" draw:name="Object481" text:anchor-type="as-char" svg:y="-0.1555in" svg:width="1.5445in" svg:height="0.4126in" draw:z-index="643"><draw:object xlink:href="./Object 671" xlink:type="simple" xlink:show="embed" xlink:actuate="onLoad"/><draw:image xlink:href="./ObjectReplacements/Object 671" xlink:type="simple" xlink:show="embed" xlink:actuate="onLoad"/><svg:desc>formula</svg:desc></draw:frame></text:p>
      <text:p text:style-name="P98"><draw:frame draw:style-name="fr1" draw:name="Object482" text:anchor-type="as-char" svg:y="-0.1555in" svg:width="1.9425in" svg:height="0.4126in" draw:z-index="644"><draw:object xlink:href="./Object 672" xlink:type="simple" xlink:show="embed" xlink:actuate="onLoad"/><draw:image xlink:href="./ObjectReplacements/Object 672" xlink:type="simple" xlink:show="embed" xlink:actuate="onLoad"/><svg:desc>formula</svg:desc></draw:frame></text:p>
      <text:p text:style-name="P98"><draw:frame draw:style-name="fr1" draw:name="Object483" text:anchor-type="as-char" svg:y="-0.1555in" svg:width="2.1965in" svg:height="0.4126in" draw:z-index="645"><draw:object xlink:href="./Object 673" xlink:type="simple" xlink:show="embed" xlink:actuate="onLoad"/><draw:image xlink:href="./ObjectReplacements/Object 673" xlink:type="simple" xlink:show="embed" xlink:actuate="onLoad"/><svg:desc>formula</svg:desc></draw:frame></text:p>
      <text:p text:style-name="P98"/>
      <text:p text:style-name="P98"><draw:frame draw:style-name="fr1" draw:name="Object496" text:anchor-type="as-char" svg:y="-0.1555in" svg:width="1.2547in" svg:height="0.4126in" draw:z-index="646"><draw:object xlink:href="./Object 674" xlink:type="simple" xlink:show="embed" xlink:actuate="onLoad"/><draw:image xlink:href="./ObjectReplacements/Object 674" xlink:type="simple" xlink:show="embed" xlink:actuate="onLoad"/><svg:desc>formula</svg:desc></draw:frame></text:p>
      <text:p text:style-name="P98"><draw:frame draw:style-name="fr1" draw:name="Object497" text:anchor-type="as-char" svg:y="-0.1555in" svg:width="1.8953in" svg:height="0.4126in" draw:z-index="647"><draw:object xlink:href="./Object 675" xlink:type="simple" xlink:show="embed" xlink:actuate="onLoad"/><draw:image xlink:href="./ObjectReplacements/Object 675" xlink:type="simple" xlink:show="embed" xlink:actuate="onLoad"/><svg:desc>formula</svg:desc></draw:frame></text:p>
      <text:p text:style-name="P98"><draw:frame draw:style-name="fr1" draw:name="Object495" text:anchor-type="as-char" svg:y="-0.1555in" svg:width="2.3862in" svg:height="0.4126in" draw:z-index="648"><draw:object xlink:href="./Object 676" xlink:type="simple" xlink:show="embed" xlink:actuate="onLoad"/><draw:image xlink:href="./ObjectReplacements/Object 676" xlink:type="simple" xlink:show="embed" xlink:actuate="onLoad"/><svg:desc>formula</svg:desc></draw:frame></text:p>
      <text:p text:style-name="P98"/>
      <text:p text:style-name="P98"/>
      <text:p text:style-name="P98"><draw:frame draw:style-name="fr1" draw:name="Object485" text:anchor-type="as-char" svg:y="-0.1555in" svg:width="1.7791in" svg:height="0.4126in" draw:z-index="649"><draw:object xlink:href="./Object 677" xlink:type="simple" xlink:show="embed" xlink:actuate="onLoad"/><draw:image xlink:href="./ObjectReplacements/Object 677" xlink:type="simple" xlink:show="embed" xlink:actuate="onLoad"/><svg:desc>formula</svg:desc></draw:frame></text:p>
      <text:p text:style-name="P98"><draw:frame draw:style-name="fr1" draw:name="Object486" text:anchor-type="as-char" svg:y="-0.1555in" svg:width="2.4138in" svg:height="0.4126in" draw:z-index="650"><draw:object xlink:href="./Object 678" xlink:type="simple" xlink:show="embed" xlink:actuate="onLoad"/><draw:image xlink:href="./ObjectReplacements/Object 678" xlink:type="simple" xlink:show="embed" xlink:actuate="onLoad"/><svg:desc>formula</svg:desc></draw:frame></text:p>
      <text:p text:style-name="P98"><draw:frame draw:style-name="fr1" draw:name="Object484" text:anchor-type="as-char" svg:y="-0.1555in" svg:width="2.9047in" svg:height="0.4126in" draw:z-index="651"><draw:object xlink:href="./Object 679" xlink:type="simple" xlink:show="embed" xlink:actuate="onLoad"/><draw:image xlink:href="./ObjectReplacements/Object 679" xlink:type="simple" xlink:show="embed" xlink:actuate="onLoad"/><svg:desc>formula</svg:desc></draw:frame></text:p>
      <text:p text:style-name="P98"/>
      <text:p text:style-name="P98"/>
      <text:p text:style-name="P111"/>
      <text:p text:style-name="P163"><text:span text:style-name="MathematicaFormatStandardForm"><text:span text:style-name="T46">Recursive Definition for</text:span></text:span><text:span text:style-name="MathematicaFormatStandardForm"><text:span text:style-name="T47"><draw:frame draw:style-name="fr1" draw:name="Object488" text:anchor-type="as-char" svg:y="-0.1437in" svg:width="0.211in" svg:height="0.1736in" draw:z-index="652"><draw:object xlink:href="./Object 680" xlink:type="simple" xlink:show="embed" xlink:actuate="onLoad"/><draw:image xlink:href="./ObjectReplacements/Object 680" xlink:type="simple" xlink:show="embed" xlink:actuate="onLoad"/><svg:desc>formula</svg:desc></draw:frame></text:span></text:span></text:p>
      <text:p text:style-name="P98"/>
      <text:p text:style-name="P98"/>
      <text:p text:style-name="P98"><draw:frame draw:style-name="fr1" draw:name="Object487" text:anchor-type="as-char" svg:y="-0.2339in" svg:width="2.9681in" svg:height="0.3752in" draw:z-index="653"><draw:object xlink:href="./Object 681" xlink:type="simple" xlink:show="embed" xlink:actuate="onLoad"/><draw:image xlink:href="./ObjectReplacements/Object 681" xlink:type="simple" xlink:show="embed" xlink:actuate="onLoad"/><svg:desc>formula</svg:desc></draw:frame></text:p>
      <text:p text:style-name="P98"/>
      <text:p text:style-name="P98"><draw:frame draw:style-name="fr1" draw:name="Object448" text:anchor-type="as-char" svg:y="-0.1839in" svg:width="2.5272in" svg:height="0.3252in" draw:z-index="654"><draw:object xlink:href="./Object 682" xlink:type="simple" xlink:show="embed" xlink:actuate="onLoad"/><draw:image xlink:href="./ObjectReplacements/Object 682" xlink:type="simple" xlink:show="embed" xlink:actuate="onLoad"/><svg:desc>formula</svg:desc></draw:frame></text:p>
      <text:p text:style-name="P98"/>
      <text:p text:style-name="P98"><text:soft-page-break/><draw:frame draw:style-name="fr1" draw:name="Object645" text:anchor-type="as-char" svg:y="-0.228in" svg:width="3.2571in" svg:height="0.3689in" draw:z-index="655"><draw:object xlink:href="./Object 683" xlink:type="simple" xlink:show="embed" xlink:actuate="onLoad"/><draw:image xlink:href="./ObjectReplacements/Object 683" xlink:type="simple" xlink:show="embed" xlink:actuate="onLoad"/><svg:desc>formula</svg:desc></draw:frame></text:p>
      <text:p text:style-name="P98"/>
      <text:p text:style-name="P98"><draw:frame draw:style-name="fr1" draw:name="Object489" text:anchor-type="as-char" svg:y="-0.1626in" svg:width="2.55in" svg:height="0.2866in" draw:z-index="656"><draw:object xlink:href="./Object 684" xlink:type="simple" xlink:show="embed" xlink:actuate="onLoad"/><draw:image xlink:href="./ObjectReplacements/Object 684" xlink:type="simple" xlink:show="embed" xlink:actuate="onLoad"/><svg:desc>formula</svg:desc></draw:frame></text:p>
      <text:p text:style-name="P98"/>
      <text:p text:style-name="P98"><draw:frame draw:style-name="fr1" draw:name="Object646" text:anchor-type="as-char" svg:y="-0.1244in" svg:width="2.4244in" svg:height="0.1591in" draw:z-index="657"><draw:object xlink:href="./Object 685" xlink:type="simple" xlink:show="embed" xlink:actuate="onLoad"/><draw:image xlink:href="./ObjectReplacements/Object 685" xlink:type="simple" xlink:show="embed" xlink:actuate="onLoad"/><svg:desc>formula</svg:desc></draw:frame></text:p>
      <text:p text:style-name="P98"/>
      <text:p text:style-name="P177"/>
      <text:p text:style-name="P185"><text:span text:style-name="MathematicaFormatStandardForm"><text:span text:style-name="T46">Recursive Definition for</text:span></text:span><text:span text:style-name="MathematicaFormatStandardForm"><text:span text:style-name="T47"><draw:frame draw:style-name="fr1" draw:name="Object855" text:anchor-type="as-char" svg:y="-0.1437in" svg:width="0.211in" svg:height="0.1736in" draw:z-index="854"><draw:object xlink:href="./Object 855" xlink:type="simple" xlink:show="embed" xlink:actuate="onLoad"/><draw:image xlink:href="./ObjectReplacements/Object 855" xlink:type="simple" xlink:show="embed" xlink:actuate="onLoad"/><svg:desc>formula</svg:desc></draw:frame></text:span></text:span></text:p>
      <text:p text:style-name="P184"><text:span text:style-name="MathematicaFormatStandardForm"><text:span text:style-name="T189"/></text:span></text:p>
      <text:p text:style-name="P184"><text:span text:style-name="MathematicaFormatStandardForm"><text:span text:style-name="T189"><draw:frame draw:style-name="fr2" draw:name="Object856" text:anchor-type="as-char" svg:y="-0.2043in" svg:width="0.4839in" svg:height="0.3283in" draw:z-index="855"><draw:object xlink:href="./Object 856" xlink:type="simple" xlink:show="embed" xlink:actuate="onLoad"/><draw:image xlink:href="./ObjectReplacements/Object 856" xlink:type="simple" xlink:show="embed" xlink:actuate="onLoad"/><svg:desc>formula</svg:desc></draw:frame></text:span></text:span></text:p>
      <text:p text:style-name="P184"><text:span text:style-name="MathematicaFormatStandardForm"><text:span text:style-name="T189"/></text:span></text:p>
      <text:p text:style-name="P183"/>
      <table:table table:name="Table54" table:style-name="Table54">
        <table:table-column table:style-name="Table54.A"/>
        <table:table-column table:style-name="Table54.B"/>
        <table:table-column table:style-name="Table54.C"/>
        <table:table-row>
          <table:table-cell table:style-name="Table54.A1" office:value-type="string">
            <text:p text:style-name="P179"><text:span text:style-name="MathematicaFormatStandardForm"><text:span text:style-name="T40"/></text:span></text:p>
          </table:table-cell>
          <table:table-cell table:style-name="Table54.A1" office:value-type="string">
            <text:p text:style-name="P180"><text:span text:style-name="MathematicaFormatStandardForm"><text:span text:style-name="T44"><draw:frame draw:style-name="fr2" draw:name="Object861" text:anchor-type="as-char" svg:y="-0.1516in" svg:width="0.2264in" svg:height="0.2091in" draw:z-index="860"><draw:object xlink:href="./Object 861" xlink:type="simple" xlink:show="embed" xlink:actuate="onLoad"/><draw:image xlink:href="./ObjectReplacements/Object 861" xlink:type="simple" xlink:show="embed" xlink:actuate="onLoad"/><svg:desc>formula</svg:desc></draw:frame></text:span></text:span></text:p>
          </table:table-cell>
          <table:table-cell table:style-name="Table54.C1" office:value-type="string">
            <text:p text:style-name="P180"><text:span text:style-name="MathematicaFormatStandardForm"><text:span text:style-name="T76"><draw:frame draw:style-name="fr2" draw:name="Object862" text:anchor-type="as-char" svg:y="-0.1425in" svg:width="0.2898in" svg:height="0.1902in" draw:z-index="861"><draw:object xlink:href="./Object 862" xlink:type="simple" xlink:show="embed" xlink:actuate="onLoad"/><draw:image xlink:href="./ObjectReplacements/Object 862" xlink:type="simple" xlink:show="embed" xlink:actuate="onLoad"/><svg:desc>formula</svg:desc></draw:frame></text:span></text:span></text:p>
          </table:table-cell>
        </table:table-row>
        <table:table-row table:style-name="Table54.2">
          <table:table-cell table:style-name="Table54.A2" office:value-type="string">
            <text:p text:style-name="P180"><text:span text:style-name="MathematicaFormatStandardForm"><text:span text:style-name="T45">+</text:span></text:span></text:p>
          </table:table-cell>
          <table:table-cell table:style-name="Table54.B2" office:value-type="string">
            <text:p text:style-name="P181"><text:span text:style-name="MathematicaFormatStandardForm"><text:span text:style-name="T42"><draw:frame draw:style-name="fr2" draw:name="Object865" text:anchor-type="as-char" svg:y="-0.3382in" svg:width="4.0437in" svg:height="0.4874in" draw:z-index="864"><draw:object xlink:href="./Object 865" xlink:type="simple" xlink:show="embed" xlink:actuate="onLoad"/><draw:image xlink:href="./ObjectReplacements/Object 865" xlink:type="simple" xlink:show="embed" xlink:actuate="onLoad"/><svg:desc>formula</svg:desc></draw:frame></text:span></text:span></text:p>
          </table:table-cell>
          <table:table-cell table:style-name="Table54.C2" office:value-type="string">
            <text:p text:style-name="P181"><text:span text:style-name="MathematicaFormatStandardForm"><text:span text:style-name="T42"><draw:frame draw:style-name="fr2" draw:name="Object863" text:anchor-type="as-char" svg:y="-0.3382in" svg:width="1.7957in" svg:height="0.4811in" draw:z-index="862"><draw:object xlink:href="./Object 863" xlink:type="simple" xlink:show="embed" xlink:actuate="onLoad"/><draw:image xlink:href="./ObjectReplacements/Object 863" xlink:type="simple" xlink:show="embed" xlink:actuate="onLoad"/><svg:desc>formula</svg:desc></draw:frame></text:span></text:span></text:p>
          </table:table-cell>
        </table:table-row>
        <table:table-row>
          <table:table-cell table:style-name="Table54.A3" office:value-type="string">
            <text:p text:style-name="P186">*</text:p>
          </table:table-cell>
          <table:table-cell table:style-name="Table54.B3" office:value-type="string">
            <text:p text:style-name="P181"><text:span text:style-name="MathematicaFormatStandardForm"><text:span text:style-name="T42"><draw:frame draw:style-name="fr2" draw:name="Object866" text:anchor-type="as-char" svg:y="-0.302in" svg:width="3.9791in" svg:height="0.452in" draw:z-index="865"><draw:object xlink:href="./Object 866" xlink:type="simple" xlink:show="embed" xlink:actuate="onLoad"/><draw:image xlink:href="./ObjectReplacements/Object 866" xlink:type="simple" xlink:show="embed" xlink:actuate="onLoad"/><svg:desc>formula</svg:desc></draw:frame></text:span></text:span></text:p>
          </table:table-cell>
          <table:table-cell table:style-name="Table54.C3" office:value-type="string">
            <text:p text:style-name="P181"><text:span text:style-name="MathematicaFormatStandardForm"><text:span text:style-name="T42"><draw:frame draw:style-name="fr2" draw:name="Object864" text:anchor-type="as-char" svg:y="-0.3047in" svg:width="1.7701in" svg:height="0.4453in" draw:z-index="863"><draw:object xlink:href="./Object 864" xlink:type="simple" xlink:show="embed" xlink:actuate="onLoad"/><draw:image xlink:href="./ObjectReplacements/Object 864" xlink:type="simple" xlink:show="embed" xlink:actuate="onLoad"/><svg:desc>formula</svg:desc></draw:frame></text:span></text:span></text:p>
          </table:table-cell>
        </table:table-row>
      </table:table>
      <text:p text:style-name="P182"><text:span text:style-name="MathematicaFormatStandardForm"><text:span text:style-name="T183"/></text:span></text:p>
      <text:p text:style-name="P183"/>
      <table:table table:name="Table55" table:style-name="Table55">
        <table:table-column table:style-name="Table55.A"/>
        <table:table-column table:style-name="Table55.B"/>
        <table:table-column table:style-name="Table55.C"/>
        <table:table-row>
          <table:table-cell table:style-name="Table55.A1" office:value-type="string">
            <text:p text:style-name="P179"><text:span text:style-name="MathematicaFormatStandardForm"><text:span text:style-name="T40"/></text:span></text:p>
          </table:table-cell>
          <table:table-cell table:style-name="Table55.A1" office:value-type="string">
            <text:p text:style-name="P180"><text:span text:style-name="MathematicaFormatStandardForm"><text:span text:style-name="T44"><draw:frame draw:style-name="fr2" draw:name="Object867" text:anchor-type="as-char" svg:y="-0.1516in" svg:width="0.2264in" svg:height="0.2091in" draw:z-index="866"><draw:object xlink:href="./Object 867" xlink:type="simple" xlink:show="embed" xlink:actuate="onLoad"/><draw:image xlink:href="./ObjectReplacements/Object 867" xlink:type="simple" xlink:show="embed" xlink:actuate="onLoad"/><svg:desc>formula</svg:desc></draw:frame></text:span></text:span></text:p>
          </table:table-cell>
          <table:table-cell table:style-name="Table55.C1" office:value-type="string">
            <text:p text:style-name="P180"><text:span text:style-name="MathematicaFormatStandardForm"><text:span text:style-name="T76"><draw:frame draw:style-name="fr2" draw:name="Object868" text:anchor-type="as-char" svg:y="-0.1425in" svg:width="0.2898in" svg:height="0.1902in" draw:z-index="867"><draw:object xlink:href="./Object 868" xlink:type="simple" xlink:show="embed" xlink:actuate="onLoad"/><draw:image xlink:href="./ObjectReplacements/Object 868" xlink:type="simple" xlink:show="embed" xlink:actuate="onLoad"/><svg:desc>formula</svg:desc></draw:frame></text:span></text:span></text:p>
          </table:table-cell>
        </table:table-row>
        <table:table-row table:style-name="Table55.2">
          <table:table-cell table:style-name="Table55.A2" office:value-type="string">
            <text:p text:style-name="P180"><text:span text:style-name="MathematicaFormatStandardForm"><text:span text:style-name="T45">+</text:span></text:span></text:p>
          </table:table-cell>
          <table:table-cell table:style-name="Table55.B2" office:value-type="string">
            <text:p text:style-name="P181"><text:span text:style-name="MathematicaFormatStandardForm"><text:span text:style-name="T42"><draw:frame draw:style-name="fr2" draw:name="Object869" text:anchor-type="as-char" svg:y="-0.3382in" svg:width="2.0437in" svg:height="0.4874in" draw:z-index="868"><draw:object xlink:href="./Object 869" xlink:type="simple" xlink:show="embed" xlink:actuate="onLoad"/><draw:image xlink:href="./ObjectReplacements/Object 869" xlink:type="simple" xlink:show="embed" xlink:actuate="onLoad"/><svg:desc>formula</svg:desc></draw:frame></text:span></text:span></text:p>
          </table:table-cell>
          <table:table-cell table:style-name="Table55.C2" office:value-type="string">
            <text:p text:style-name="P181"><text:span text:style-name="MathematicaFormatStandardForm"><text:span text:style-name="T42"><draw:frame draw:style-name="fr2" draw:name="Object870" text:anchor-type="as-char" svg:y="-0.3382in" svg:width="1.0008in" svg:height="0.4783in" draw:z-index="869"><draw:object xlink:href="./Object 870" xlink:type="simple" xlink:show="embed" xlink:actuate="onLoad"/><draw:image xlink:href="./ObjectReplacements/Object 870" xlink:type="simple" xlink:show="embed" xlink:actuate="onLoad"/><svg:desc>formula</svg:desc></draw:frame></text:span></text:span></text:p>
          </table:table-cell>
        </table:table-row>
        <table:table-row>
          <table:table-cell table:style-name="Table55.A3" office:value-type="string">
            <text:p text:style-name="P186">*</text:p>
          </table:table-cell>
          <table:table-cell table:style-name="Table55.B3" office:value-type="string">
            <text:p text:style-name="P181"><text:span text:style-name="MathematicaFormatStandardForm"><text:span text:style-name="T42"><draw:frame draw:style-name="fr2" draw:name="Object871" text:anchor-type="as-char" svg:y="-0.302in" svg:width="1.8366in" svg:height="0.452in" draw:z-index="870"><draw:object xlink:href="./Object 871" xlink:type="simple" xlink:show="embed" xlink:actuate="onLoad"/><draw:image xlink:href="./ObjectReplacements/Object 871" xlink:type="simple" xlink:show="embed" xlink:actuate="onLoad"/><svg:desc>formula</svg:desc></draw:frame></text:span></text:span></text:p>
          </table:table-cell>
          <table:table-cell table:style-name="Table55.C3" office:value-type="string">
            <text:p text:style-name="P181"><text:span text:style-name="MathematicaFormatStandardForm"><text:span text:style-name="T42"><draw:frame draw:style-name="fr2" draw:name="Object872" text:anchor-type="as-char" svg:y="-0.3047in" svg:width="0.8752in" svg:height="0.4453in" draw:z-index="871"><draw:object xlink:href="./Object 872" xlink:type="simple" xlink:show="embed" xlink:actuate="onLoad"/><draw:image xlink:href="./ObjectReplacements/Object 872" xlink:type="simple" xlink:show="embed" xlink:actuate="onLoad"/><svg:desc>formula</svg:desc></draw:frame></text:span></text:span></text:p>
          </table:table-cell>
        </table:table-row>
      </table:table>
      <text:p text:style-name="P182"><text:span text:style-name="MathematicaFormatStandardForm"><text:span text:style-name="T183"/></text:span></text:p>
      <text:p text:style-name="P184"><text:span text:style-name="MathematicaFormatStandardForm"><text:span text:style-name="T189"/></text:span></text:p>
      <text:p text:style-name="P184"><text:span text:style-name="MathematicaFormatStandardForm"><text:span text:style-name="T189"><draw:frame draw:style-name="fr2" draw:name="Object857" text:anchor-type="as-char" svg:y="-0.2228in" svg:width="0.628in" svg:height="0.348in" draw:z-index="856"><draw:object xlink:href="./Object 857" xlink:type="simple" xlink:show="embed" xlink:actuate="onLoad"/><draw:image xlink:href="./ObjectReplacements/Object 857" xlink:type="simple" xlink:show="embed" xlink:actuate="onLoad"/><svg:desc>formula</svg:desc></draw:frame></text:span></text:span></text:p>
      <text:p text:style-name="P184"><text:span text:style-name="MathematicaFormatStandardForm"><text:span text:style-name="T189"/></text:span></text:p>
      <text:p text:style-name="P183"/>
      <table:table table:name="Table56" table:style-name="Table56">
        <table:table-column table:style-name="Table56.A"/>
        <table:table-column table:style-name="Table56.B"/>
        <table:table-column table:style-name="Table56.C"/>
        <table:table-row>
          <table:table-cell table:style-name="Table56.A1" office:value-type="string">
            <text:p text:style-name="P179"><text:span text:style-name="MathematicaFormatStandardForm"><text:span text:style-name="T40"/></text:span></text:p>
          </table:table-cell>
          <table:table-cell table:style-name="Table56.A1" office:value-type="string">
            <text:p text:style-name="P180"><text:span text:style-name="MathematicaFormatStandardForm"><text:span text:style-name="T44"><draw:frame draw:style-name="fr2" draw:name="Object873" text:anchor-type="as-char" svg:y="-0.1516in" svg:width="0.2264in" svg:height="0.2091in" draw:z-index="872"><draw:object xlink:href="./Object 873" xlink:type="simple" xlink:show="embed" xlink:actuate="onLoad"/><draw:image xlink:href="./ObjectReplacements/Object 873" xlink:type="simple" xlink:show="embed" xlink:actuate="onLoad"/><svg:desc>formula</svg:desc></draw:frame></text:span></text:span></text:p>
          </table:table-cell>
          <table:table-cell table:style-name="Table56.C1" office:value-type="string">
            <text:p text:style-name="P180"><text:span text:style-name="MathematicaFormatStandardForm"><text:span text:style-name="T76"><draw:frame draw:style-name="fr2" draw:name="Object874" text:anchor-type="as-char" svg:y="-0.1425in" svg:width="0.2898in" svg:height="0.1902in" draw:z-index="873"><draw:object xlink:href="./Object 874" xlink:type="simple" xlink:show="embed" xlink:actuate="onLoad"/><draw:image xlink:href="./ObjectReplacements/Object 874" xlink:type="simple" xlink:show="embed" xlink:actuate="onLoad"/><svg:desc>formula</svg:desc></draw:frame></text:span></text:span></text:p>
          </table:table-cell>
        </table:table-row>
        <table:table-row table:style-name="Table56.2">
          <table:table-cell table:style-name="Table56.A2" office:value-type="string">
            <text:p text:style-name="P180"><text:span text:style-name="MathematicaFormatStandardForm"><text:span text:style-name="T45">+</text:span></text:span></text:p>
          </table:table-cell>
          <table:table-cell table:style-name="Table56.B2" office:value-type="string">
            <text:p text:style-name="P181"><text:span text:style-name="MathematicaFormatStandardForm"><text:span text:style-name="T42"><draw:frame draw:style-name="fr2" draw:name="Object875" text:anchor-type="as-char" svg:y="-0.3382in" svg:width="4.1339in" svg:height="0.4874in" draw:z-index="874"><draw:object xlink:href="./Object 875" xlink:type="simple" xlink:show="embed" xlink:actuate="onLoad"/><draw:image xlink:href="./ObjectReplacements/Object 875" xlink:type="simple" xlink:show="embed" xlink:actuate="onLoad"/><svg:desc>formula</svg:desc></draw:frame></text:span></text:span></text:p>
          </table:table-cell>
          <table:table-cell table:style-name="Table56.C2" office:value-type="string">
            <text:p text:style-name="P181"><text:span text:style-name="MathematicaFormatStandardForm"><text:span text:style-name="T42"><draw:frame draw:style-name="fr2" draw:name="Object876" text:anchor-type="as-char" svg:y="-0.3382in" svg:width="1.8465in" svg:height="0.4783in" draw:z-index="875"><draw:object xlink:href="./Object 876" xlink:type="simple" xlink:show="embed" xlink:actuate="onLoad"/><draw:image xlink:href="./ObjectReplacements/Object 876" xlink:type="simple" xlink:show="embed" xlink:actuate="onLoad"/><svg:desc>formula</svg:desc></draw:frame></text:span></text:span></text:p>
          </table:table-cell>
        </table:table-row>
        <table:table-row>
          <table:table-cell table:style-name="Table56.A3" office:value-type="string">
            <text:p text:style-name="P186">*</text:p>
          </table:table-cell>
          <table:table-cell table:style-name="Table56.B3" office:value-type="string">
            <text:p text:style-name="P181"><text:span text:style-name="MathematicaFormatStandardForm"><text:span text:style-name="T42"><draw:frame draw:style-name="fr2" draw:name="Object877" text:anchor-type="as-char" svg:y="-0.302in" svg:width="4.0689in" svg:height="0.452in" draw:z-index="876"><draw:object xlink:href="./Object 877" xlink:type="simple" xlink:show="embed" xlink:actuate="onLoad"/><draw:image xlink:href="./ObjectReplacements/Object 877" xlink:type="simple" xlink:show="embed" xlink:actuate="onLoad"/><svg:desc>formula</svg:desc></draw:frame></text:span></text:span></text:p>
          </table:table-cell>
          <table:table-cell table:style-name="Table56.C3" office:value-type="string">
            <text:p text:style-name="P181"><text:span text:style-name="MathematicaFormatStandardForm"><text:span text:style-name="T42"><draw:frame draw:style-name="fr2" draw:name="Object878" text:anchor-type="as-char" svg:y="-0.3382in" svg:width="1.8465in" svg:height="0.4783in" draw:z-index="877"><draw:object xlink:href="./Object 878" xlink:type="simple" xlink:show="embed" xlink:actuate="onLoad"/><draw:image xlink:href="./ObjectReplacements/Object 878" xlink:type="simple" xlink:show="embed" xlink:actuate="onLoad"/><svg:desc>formula</svg:desc></draw:frame></text:span></text:span></text:p>
          </table:table-cell>
        </table:table-row>
      </table:table>
      <text:p text:style-name="P182"><text:span text:style-name="MathematicaFormatStandardForm"><text:span text:style-name="T183"/></text:span></text:p>
      <text:p text:style-name="P183"/>
      <table:table table:name="Table57" table:style-name="Table57">
        <table:table-column table:style-name="Table57.A"/>
        <table:table-column table:style-name="Table57.B"/>
        <table:table-column table:style-name="Table57.C"/>
        <table:table-row>
          <table:table-cell table:style-name="Table57.A1" office:value-type="string">
            <text:p text:style-name="P179"><text:span text:style-name="MathematicaFormatStandardForm"><text:span text:style-name="T40"/></text:span></text:p>
          </table:table-cell>
          <table:table-cell table:style-name="Table57.A1" office:value-type="string">
            <text:p text:style-name="P180"><text:span text:style-name="MathematicaFormatStandardForm"><text:span text:style-name="T44"><draw:frame draw:style-name="fr2" draw:name="Object879" text:anchor-type="as-char" svg:y="-0.1516in" svg:width="0.2264in" svg:height="0.2091in" draw:z-index="878"><draw:object xlink:href="./Object 879" xlink:type="simple" xlink:show="embed" xlink:actuate="onLoad"/><draw:image xlink:href="./ObjectReplacements/Object 879" xlink:type="simple" xlink:show="embed" xlink:actuate="onLoad"/><svg:desc>formula</svg:desc></draw:frame></text:span></text:span></text:p>
          </table:table-cell>
          <table:table-cell table:style-name="Table57.C1" office:value-type="string">
            <text:p text:style-name="P180"><text:span text:style-name="MathematicaFormatStandardForm"><text:span text:style-name="T76"><draw:frame draw:style-name="fr2" draw:name="Object880" text:anchor-type="as-char" svg:y="-0.1425in" svg:width="0.2898in" svg:height="0.1902in" draw:z-index="879"><draw:object xlink:href="./Object 880" xlink:type="simple" xlink:show="embed" xlink:actuate="onLoad"/><draw:image xlink:href="./ObjectReplacements/Object 880" xlink:type="simple" xlink:show="embed" xlink:actuate="onLoad"/><svg:desc>formula</svg:desc></draw:frame></text:span></text:span></text:p>
          </table:table-cell>
        </table:table-row>
        <table:table-row table:style-name="Table57.2">
          <table:table-cell table:style-name="Table57.A2" office:value-type="string">
            <text:p text:style-name="P180"><text:span text:style-name="MathematicaFormatStandardForm"><text:span text:style-name="T45">+</text:span></text:span></text:p>
          </table:table-cell>
          <table:table-cell table:style-name="Table57.B2" office:value-type="string">
            <text:p text:style-name="P181"><text:span text:style-name="MathematicaFormatStandardForm"><text:span text:style-name="T42"><draw:frame draw:style-name="fr2" draw:name="Object881" text:anchor-type="as-char" svg:y="-0.3382in" svg:width="3.2193in" svg:height="0.4874in" draw:z-index="880"><draw:object xlink:href="./Object 881" xlink:type="simple" xlink:show="embed" xlink:actuate="onLoad"/><draw:image xlink:href="./ObjectReplacements/Object 881" xlink:type="simple" xlink:show="embed" xlink:actuate="onLoad"/><svg:desc>formula</svg:desc></draw:frame></text:span></text:span></text:p>
          </table:table-cell>
          <table:table-cell table:style-name="Table57.C2" office:value-type="string">
            <text:p text:style-name="P181"><text:span text:style-name="MathematicaFormatStandardForm"><text:span text:style-name="T42"><draw:frame draw:style-name="fr2" draw:name="Object882" text:anchor-type="as-char" svg:y="-0.3382in" svg:width="1.2799in" svg:height="0.4783in" draw:z-index="881"><draw:object xlink:href="./Object 882" xlink:type="simple" xlink:show="embed" xlink:actuate="onLoad"/><draw:image xlink:href="./ObjectReplacements/Object 882" xlink:type="simple" xlink:show="embed" xlink:actuate="onLoad"/><svg:desc>formula</svg:desc></draw:frame></text:span></text:span></text:p>
          </table:table-cell>
        </table:table-row>
        <text:soft-page-break/>
        <table:table-row>
          <table:table-cell table:style-name="Table57.A3" office:value-type="string">
            <text:p text:style-name="P186">*</text:p>
          </table:table-cell>
          <table:table-cell table:style-name="Table57.B3" office:value-type="string">
            <text:p text:style-name="P181"><text:span text:style-name="MathematicaFormatStandardForm"><text:span text:style-name="T42"><draw:frame draw:style-name="fr2" draw:name="Object883" text:anchor-type="as-char" svg:y="-0.302in" svg:width="4.6689in" svg:height="0.452in" draw:z-index="882"><draw:object xlink:href="./Object 883" xlink:type="simple" xlink:show="embed" xlink:actuate="onLoad"/><draw:image xlink:href="./ObjectReplacements/Object 883" xlink:type="simple" xlink:show="embed" xlink:actuate="onLoad"/><svg:desc>formula</svg:desc></draw:frame></text:span></text:span></text:p>
          </table:table-cell>
          <table:table-cell table:style-name="Table57.C3" office:value-type="string">
            <text:p text:style-name="P181"><text:span text:style-name="MathematicaFormatStandardForm"><text:span text:style-name="T42"><draw:frame draw:style-name="fr2" draw:name="Object884" text:anchor-type="as-char" svg:y="-0.3047in" svg:width="1.3256in" svg:height="0.4453in" draw:z-index="883"><draw:object xlink:href="./Object 884" xlink:type="simple" xlink:show="embed" xlink:actuate="onLoad"/><draw:image xlink:href="./ObjectReplacements/Object 884" xlink:type="simple" xlink:show="embed" xlink:actuate="onLoad"/><svg:desc>formula</svg:desc></draw:frame></text:span></text:span></text:p>
          </table:table-cell>
        </table:table-row>
      </table:table>
      <text:p text:style-name="P182"><text:span text:style-name="MathematicaFormatStandardForm"><text:span text:style-name="T183"/></text:span></text:p>
      <text:p text:style-name="P184"><text:span text:style-name="MathematicaFormatStandardForm"><text:span text:style-name="T189"/></text:span></text:p>
      <text:p text:style-name="P184"><text:span text:style-name="MathematicaFormatStandardForm"><text:span text:style-name="T189"><draw:frame draw:style-name="fr2" draw:name="Object858" text:anchor-type="as-char" svg:y="-0.2228in" svg:width="2.8689in" svg:height="0.348in" draw:z-index="857"><draw:object xlink:href="./Object 858" xlink:type="simple" xlink:show="embed" xlink:actuate="onLoad"/><draw:image xlink:href="./ObjectReplacements/Object 858" xlink:type="simple" xlink:show="embed" xlink:actuate="onLoad"/><svg:desc>formula</svg:desc></draw:frame></text:span></text:span></text:p>
      <text:p text:style-name="P178"/>
      <text:p text:style-name="P177"/>
      <text:p text:style-name="P185"><text:span text:style-name="MathematicaFormatStandardForm"><text:span text:style-name="T74">Factorial</text:span></text:span></text:p>
      <text:p text:style-name="P178"/>
      <text:p text:style-name="P184"><text:span text:style-name="MathematicaFormatStandardForm"><text:span text:style-name="T189"><draw:frame draw:style-name="fr2" draw:name="Object859" text:anchor-type="as-char" svg:y="-0.1244in" svg:width="0.3571in" svg:height="0.1543in" draw:z-index="858"><draw:object xlink:href="./Object 859" xlink:type="simple" xlink:show="embed" xlink:actuate="onLoad"/><draw:image xlink:href="./ObjectReplacements/Object 859" xlink:type="simple" xlink:show="embed" xlink:actuate="onLoad"/><svg:desc>formula</svg:desc></draw:frame></text:span></text:span></text:p>
      <text:p text:style-name="P184"><text:span text:style-name="MathematicaFormatStandardForm"><text:span text:style-name="T189"/></text:span></text:p>
      <text:p text:style-name="P184"><text:span text:style-name="MathematicaFormatStandardForm"><text:span text:style-name="T189"><draw:frame draw:style-name="fr2" draw:name="Object860" text:anchor-type="as-char" svg:y="-0.1244in" svg:width="0.6217in" svg:height="0.1591in" draw:z-index="859"><draw:object xlink:href="./Object 860" xlink:type="simple" xlink:show="embed" xlink:actuate="onLoad"/><draw:image xlink:href="./ObjectReplacements/Object 860" xlink:type="simple" xlink:show="embed" xlink:actuate="onLoad"/><svg:desc>formula</svg:desc></draw:frame></text:span></text:span></text:p>
      <text:p text:style-name="P151">Section <text:span text:style-name="T297">8</text:span>:</text:p>
      <text:p text:style-name="P148"><text:span text:style-name="T297">Other </text:span>Convolution<text:span text:style-name="T297">s</text:span></text:p>
      <text:p text:style-name="P155"/>
      <text:p text:style-name="P98"/>
      <text:p text:style-name="P98"/>
      <text:p text:style-name="P87"/>
      <text:p text:style-name="P164"><text:span text:style-name="MathematicaFormatStandardForm"><text:span text:style-name="T220"><draw:frame draw:style-name="fr2" draw:name="Object147" text:anchor-type="as-char" svg:y="-0.2228in" svg:width="0.5319in" svg:height="0.5217in" draw:z-index="658"><draw:object xlink:href="./Object 686" xlink:type="simple" xlink:show="embed" xlink:actuate="onLoad"/><draw:image xlink:href="./ObjectReplacements/Object 686" xlink:type="simple" xlink:show="embed" xlink:actuate="onLoad"/><svg:desc>formula</svg:desc></draw:frame></text:span></text:span></text:p>
      <text:p text:style-name="P102"/>
      <text:p text:style-name="P120"><text:tab/><text:span text:style-name="T268">W</text:span></text:p>
      <text:p text:style-name="P98"/>
      <text:p text:style-name="P98"/>
      <text:p text:style-name="P94"><text:span text:style-name="MathematicaFormatStandardForm"><text:span text:style-name="T15"/></text:span></text:p>
      <text:p text:style-name="P149"><text:span text:style-name="MathematicaFormatStandardForm"><text:span text:style-name="T189"><draw:frame draw:style-name="fr2" draw:name="Object686" text:anchor-type="as-char" svg:y="-0.348in" svg:width="4.4764in" svg:height="0.6457in" draw:z-index="659"><draw:object xlink:href="./Object 687" xlink:type="simple" xlink:show="embed" xlink:actuate="onLoad"/><draw:image xlink:href="./ObjectReplacements/Object 687" xlink:type="simple" xlink:show="embed" xlink:actuate="onLoad"/><svg:desc>formula</svg:desc></draw:frame></text:span></text:span></text:p>
      <text:p text:style-name="P97"/>
      <text:p text:style-name="P167"><text:span text:style-name="MathematicaFormatStandardForm"><text:span text:style-name="T15"><draw:frame draw:style-name="fr2" draw:name="Object148" text:anchor-type="as-char" svg:y="-0.2228in" svg:width="0.5319in" svg:height="0.5217in" draw:z-index="660"><draw:object xlink:href="./Object 688" xlink:type="simple" xlink:show="embed" xlink:actuate="onLoad"/><draw:image xlink:href="./ObjectReplacements/Object 688" xlink:type="simple" xlink:show="embed" xlink:actuate="onLoad"/><svg:desc>formula</svg:desc></draw:frame></text:span></text:span></text:p>
      <text:p text:style-name="P10"/>
      <table:table table:name="Table14" table:style-name="Table14">
        <table:table-column table:style-name="Table14.A"/>
        <table:table-column table:style-name="Table14.B"/>
        <table:table-column table:style-name="Table14.C"/>
        <table:table-row>
          <table:table-cell table:style-name="Table14.A1" office:value-type="string">
            <text:p text:style-name="P61"><text:span text:style-name="MathematicaFormatStandardForm"><text:span text:style-name="T40"/></text:span></text:p>
          </table:table-cell>
          <table:table-cell table:style-name="Table14.A1" office:value-type="string">
            <text:p text:style-name="P65"><text:span text:style-name="MathematicaFormatStandardForm"><text:span text:style-name="T44"><draw:frame draw:style-name="fr2" draw:name="Object150" text:anchor-type="as-char" svg:y="-0.1516in" svg:width="0.2264in" svg:height="0.2091in" draw:z-index="661"><draw:object xlink:href="./Object 689" xlink:type="simple" xlink:show="embed" xlink:actuate="onLoad"/><draw:image xlink:href="./ObjectReplacements/Object 689" xlink:type="simple" xlink:show="embed" xlink:actuate="onLoad"/><svg:desc>formula</svg:desc></draw:frame></text:span></text:span></text:p>
          </table:table-cell>
          <table:table-cell table:style-name="Table14.C1" office:value-type="string">
            <text:p text:style-name="P65"><text:span text:style-name="MathematicaFormatStandardForm"><text:span text:style-name="T76"><draw:frame draw:style-name="fr2" draw:name="Object151" text:anchor-type="as-char" svg:y="-0.1425in" svg:width="0.2898in" svg:height="0.1902in" draw:z-index="662"><draw:object xlink:href="./Object 690" xlink:type="simple" xlink:show="embed" xlink:actuate="onLoad"/><draw:image xlink:href="./ObjectReplacements/Object 690" xlink:type="simple" xlink:show="embed" xlink:actuate="onLoad"/><svg:desc>formula</svg:desc></draw:frame></text:span></text:span></text:p>
          </table:table-cell>
        </table:table-row>
        <table:table-row table:style-name="Table14.2">
          <table:table-cell table:style-name="Table14.A2" office:value-type="string">
            <text:p text:style-name="P65"><text:span text:style-name="MathematicaFormatStandardForm"><text:span text:style-name="T45">+</text:span></text:span></text:p>
          </table:table-cell>
          <table:table-cell table:style-name="Table14.B2" office:value-type="string">
            <text:p text:style-name="P94"><text:span text:style-name="MathematicaFormatStandardForm"><text:span text:style-name="T1"><draw:frame draw:style-name="fr2" draw:name="Object685" text:anchor-type="as-char" svg:y="-0.5126in" svg:width="2.1898in" svg:height="1.0008in" draw:z-index="663"><draw:object xlink:href="./Object 691" xlink:type="simple" xlink:show="embed" xlink:actuate="onLoad"/><draw:image xlink:href="./ObjectReplacements/Object 691" xlink:type="simple" xlink:show="embed" xlink:actuate="onLoad"/><svg:desc>formula</svg:desc></draw:frame></text:span></text:span></text:p>
          </table:table-cell>
          <table:table-cell table:style-name="Table14.C2" office:value-type="string">
            <text:p text:style-name="P94"><text:span text:style-name="MathematicaFormatStandardForm"><text:span text:style-name="T1"><draw:frame draw:style-name="fr2" draw:name="Object188" text:anchor-type="as-char" svg:y="-0.4602in" svg:width="2.1398in" svg:height="0.9638in" draw:z-index="664"><draw:object xlink:href="./Object 692" xlink:type="simple" xlink:show="embed" xlink:actuate="onLoad"/><draw:image xlink:href="./ObjectReplacements/Object 692" xlink:type="simple" xlink:show="embed" xlink:actuate="onLoad"/><svg:desc>formula</svg:desc></draw:frame></text:span></text:span></text:p>
          </table:table-cell>
        </table:table-row>
        <table:table-row>
          <table:table-cell table:style-name="Table14.A3" office:value-type="string">
            <text:p text:style-name="P172">*</text:p>
          </table:table-cell>
          <table:table-cell table:style-name="Table14.B3" office:value-type="string">
            <text:p text:style-name="P76"><text:span text:style-name="MathematicaFormatStandardForm"><text:span text:style-name="T43"><draw:frame draw:style-name="fr2" draw:name="Object149" text:anchor-type="as-char" svg:y="-0.5008in" svg:width="2.1898in" svg:height="0.9772in" draw:z-index="665"><draw:object xlink:href="./Object 693" xlink:type="simple" xlink:show="embed" xlink:actuate="onLoad"/><draw:image xlink:href="./ObjectReplacements/Object 693" xlink:type="simple" xlink:show="embed" xlink:actuate="onLoad"/><svg:desc>formula</svg:desc></draw:frame></text:span></text:span></text:p>
          </table:table-cell>
          <table:table-cell table:style-name="Table14.C3" office:value-type="string">
            <text:p text:style-name="P94"><text:span text:style-name="MathematicaFormatStandardForm"><text:span text:style-name="T1"><draw:frame draw:style-name="fr2" draw:name="Object152" text:anchor-type="as-char" svg:y="-0.4661in" svg:width="2.1425in" svg:height="0.9756in" draw:z-index="666"><draw:object xlink:href="./Object 694" xlink:type="simple" xlink:show="embed" xlink:actuate="onLoad"/><draw:image xlink:href="./ObjectReplacements/Object 694" xlink:type="simple" xlink:show="embed" xlink:actuate="onLoad"/><svg:desc>formula</svg:desc></draw:frame></text:span></text:span></text:p>
          </table:table-cell>
        </table:table-row>
      </table:table>
      <text:p text:style-name="P10"/>
      <text:p text:style-name="P80"><text:span text:style-name="aaMathematica"><text:span text:style-name="T94">H</text:span></text:span></text:p>
      <text:p text:style-name="P94"><text:span text:style-name="MathematicaFormatStandardForm"><text:span text:style-name="T1"><draw:frame draw:style-name="fr2" draw:name="Object687" text:anchor-type="as-char" svg:y="-0.348in" svg:width="4.6756in" svg:height="0.6457in" draw:z-index="727"><draw:object xlink:href="./Object 695" xlink:type="simple" xlink:show="embed" xlink:actuate="onLoad"/><draw:image xlink:href="./ObjectReplacements/Object 695" xlink:type="simple" xlink:show="embed" xlink:actuate="onLoad"/><svg:desc>formula</svg:desc></draw:frame></text:span></text:span></text:p>
      <text:p text:style-name="P94"><text:span text:style-name="MathematicaFormatStandardForm"><text:span text:style-name="T5"/></text:span></text:p>
      <text:p text:style-name="P10"/>
      <table:table table:name="Table44" table:style-name="Table44">
        <table:table-column table:style-name="Table44.A"/>
        <table:table-column table:style-name="Table44.B"/>
        <table:table-column table:style-name="Table44.C"/>
        <table:table-row>
          <table:table-cell table:style-name="Table44.A1" office:value-type="string">
            <text:p text:style-name="P61"><text:span text:style-name="MathematicaFormatStandardForm"><text:span text:style-name="T40"/></text:span></text:p>
          </table:table-cell>
          <table:table-cell table:style-name="Table44.A1" office:value-type="string">
            <text:p text:style-name="P65"><text:span text:style-name="MathematicaFormatStandardForm"><text:span text:style-name="T44"><draw:frame draw:style-name="fr2" draw:name="Object688" text:anchor-type="as-char" svg:y="-0.1516in" svg:width="0.2264in" svg:height="0.2091in" draw:z-index="668"><draw:object xlink:href="./Object 696" xlink:type="simple" xlink:show="embed" xlink:actuate="onLoad"/><draw:image xlink:href="./ObjectReplacements/Object 696" xlink:type="simple" xlink:show="embed" xlink:actuate="onLoad"/><svg:desc>formula</svg:desc></draw:frame></text:span></text:span></text:p>
          </table:table-cell>
          <table:table-cell table:style-name="Table44.C1" office:value-type="string">
            <text:p text:style-name="P65"><text:span text:style-name="MathematicaFormatStandardForm"><text:span text:style-name="T76"><draw:frame draw:style-name="fr2" draw:name="Object689" text:anchor-type="as-char" svg:y="-0.1425in" svg:width="0.2898in" svg:height="0.1902in" draw:z-index="669"><draw:object xlink:href="./Object 697" xlink:type="simple" xlink:show="embed" xlink:actuate="onLoad"/><draw:image xlink:href="./ObjectReplacements/Object 697" xlink:type="simple" xlink:show="embed" xlink:actuate="onLoad"/><svg:desc>formula</svg:desc></draw:frame></text:span></text:span></text:p>
          </table:table-cell>
        </table:table-row>
        <text:soft-page-break/>
        <table:table-row table:style-name="Table44.2">
          <table:table-cell table:style-name="Table44.A2" office:value-type="string">
            <text:p text:style-name="P65"><text:span text:style-name="MathematicaFormatStandardForm"><text:span text:style-name="T45">+</text:span></text:span></text:p>
          </table:table-cell>
          <table:table-cell table:style-name="Table44.B2" office:value-type="string">
            <text:p text:style-name="P94"><text:span text:style-name="MathematicaFormatStandardForm"><text:span text:style-name="T1"><draw:frame draw:style-name="fr2" draw:name="Object690" text:anchor-type="as-char" svg:y="-0.4744in" svg:width="2.0929in" svg:height="1.0008in" draw:z-index="670"><draw:object xlink:href="./Object 698" xlink:type="simple" xlink:show="embed" xlink:actuate="onLoad"/><draw:image xlink:href="./ObjectReplacements/Object 698" xlink:type="simple" xlink:show="embed" xlink:actuate="onLoad"/><svg:desc>formula</svg:desc></draw:frame></text:span></text:span></text:p>
          </table:table-cell>
          <table:table-cell table:style-name="Table44.C2" office:value-type="string">
            <text:p text:style-name="P94"><text:span text:style-name="MathematicaFormatStandardForm"><text:span text:style-name="T1"><draw:frame draw:style-name="fr2" draw:name="Object691" text:anchor-type="as-char" svg:y="-0.3382in" svg:width="1.1811in" svg:height="0.4783in" draw:z-index="671"><draw:object xlink:href="./Object 699" xlink:type="simple" xlink:show="embed" xlink:actuate="onLoad"/><draw:image xlink:href="./ObjectReplacements/Object 699" xlink:type="simple" xlink:show="embed" xlink:actuate="onLoad"/><svg:desc>formula</svg:desc></draw:frame></text:span></text:span></text:p>
          </table:table-cell>
        </table:table-row>
        <table:table-row>
          <table:table-cell table:style-name="Table44.A3" office:value-type="string">
            <text:p text:style-name="P172">*</text:p>
          </table:table-cell>
          <table:table-cell table:style-name="Table44.B3" office:value-type="string">
            <text:p text:style-name="P94"><text:span text:style-name="MathematicaFormatStandardForm"><text:span text:style-name="T1"><draw:frame draw:style-name="fr2" draw:name="Object692" text:anchor-type="as-char" svg:y="-0.4626in" svg:width="2.4898in" svg:height="0.9772in" draw:z-index="672"><draw:object xlink:href="./Object 700" xlink:type="simple" xlink:show="embed" xlink:actuate="onLoad"/><draw:image xlink:href="./ObjectReplacements/Object 700" xlink:type="simple" xlink:show="embed" xlink:actuate="onLoad"/><svg:desc>formula</svg:desc></draw:frame></text:span></text:span></text:p>
          </table:table-cell>
          <table:table-cell table:style-name="Table44.C3" office:value-type="string">
            <text:p text:style-name="P94"><text:span text:style-name="MathematicaFormatStandardForm"><text:span text:style-name="T1"><draw:frame draw:style-name="fr2" draw:name="Object693" text:anchor-type="as-char" svg:y="-0.35in" svg:width="1.2228in" svg:height="0.4902in" draw:z-index="673"><draw:object xlink:href="./Object 701" xlink:type="simple" xlink:show="embed" xlink:actuate="onLoad"/><draw:image xlink:href="./ObjectReplacements/Object 701" xlink:type="simple" xlink:show="embed" xlink:actuate="onLoad"/><svg:desc>formula</svg:desc></draw:frame></text:span></text:span></text:p>
          </table:table-cell>
        </table:table-row>
      </table:table>
      <text:p text:style-name="P30"><text:span text:style-name="MathematicaFormatStandardForm"><text:span text:style-name="T6"/></text:span></text:p>
      <text:p text:style-name="P36"><text:span text:style-name="MathematicaFormatStandardForm"><text:span text:style-name="T162"/></text:span></text:p>
      <text:p text:style-name="P87"/>
      <text:p text:style-name="P164"><text:span text:style-name="MathematicaFormatStandardForm"><text:span text:style-name="T220"><draw:frame draw:style-name="fr2" draw:name="Object694" text:anchor-type="as-char" svg:y="-0.2228in" svg:width="0.5319in" svg:height="0.5217in" draw:z-index="674"><draw:object xlink:href="./Object 702" xlink:type="simple" xlink:show="embed" xlink:actuate="onLoad"/><draw:image xlink:href="./ObjectReplacements/Object 702" xlink:type="simple" xlink:show="embed" xlink:actuate="onLoad"/><svg:desc>formula</svg:desc></draw:frame></text:span></text:span></text:p>
      <text:p text:style-name="P102"/>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87"/>
      <text:p text:style-name="P164"><draw:frame draw:style-name="fr2" draw:name="Object695" text:anchor-type="as-char" svg:y="-0.2228in" svg:width="0.7047in" svg:height="0.3618in" draw:z-index="675"><draw:object xlink:href="./Object 703" xlink:type="simple" xlink:show="embed" xlink:actuate="onLoad"/><draw:image xlink:href="./ObjectReplacements/Object 703" xlink:type="simple" xlink:show="embed" xlink:actuate="onLoad"/><svg:desc>formula</svg:desc></draw:frame></text:p>
      <text:p text:style-name="P102"/>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87"/>
      <text:p text:style-name="P164"><text:span text:style-name="MathematicaFormatStandardForm"><text:span text:style-name="T220"><draw:frame draw:style-name="fr2" draw:name="Object696" text:anchor-type="as-char" svg:y="-0.2228in" svg:width="1.0134in" svg:height="0.3618in" draw:z-index="676"><draw:object xlink:href="./Object 704" xlink:type="simple" xlink:show="embed" xlink:actuate="onLoad"/><draw:image xlink:href="./ObjectReplacements/Object 704" xlink:type="simple" xlink:show="embed" xlink:actuate="onLoad"/><svg:desc>formula</svg:desc></draw:frame></text:span></text:span></text:p>
      <text:p text:style-name="P102"/>
      <text:p text:style-name="P1"><text:span text:style-name="MathematicaFormatStandardForm"><text:span text:style-name="T1"><text:tab/></text:span></text:span><text:span text:style-name="MathematicaFormatStandardForm"><text:span text:style-name="T2">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Subsection_20_Label" style:display-name="aaSubsection Label" style:family="paragraph" style:parent-style-name="Standard">
      <style:graphic-properties draw:fill="solid" draw:fill-color="#f7fbfd" draw:fill-image-width="0in" draw:fill-image-height="0in"/>
      <style:paragraph-properties fo:margin-left="1.4in" fo:margin-right="1.4in" fo:text-align="center" style:justify-single-word="false" fo:text-indent="0in" style:auto-text-indent="false" fo:background-color="#f7fbfd" fo:padding="0.0799in" fo:border="0.06pt solid #b3b3b3" style:shadow="none" style:text-autospace="none">
        <style:tab-stops/>
      </style:paragraph-properties>
      <style:text-properties fo:color="#333333" style:text-outline="false" style:text-line-through-style="none" style:text-line-through-type="none" style:font-name="Times New Roman" fo:font-family="'Times New Roman'" style:font-family-generic="roman" style:font-pitch="variable" fo:font-size="10pt" fo:letter-spacing="normal" fo:font-style="normal" fo:text-shadow="none" style:text-underline-style="none" fo:font-weight="bold" officeooo:rsid="00eef4f1" fo:background-color="transparent" style:font-name-asian="Courier New" style:font-family-asian="'Courier New'" style:font-family-generic-asian="modern" style:font-pitch-asian="fixed" style:font-size-asian="10pt" style:font-style-asian="normal" style:font-weight-asian="bold" style:font-name-complex="Courier New" style:font-family-complex="'Courier New'" style:font-family-generic-complex="modern" style:font-pitch-complex="fixed" style:font-size-complex="10pt" style:font-style-complex="normal" style:font-weight-complex="bold"/>
    </style:style>
    <style:style style:name="Table_20_Contents" style:display-name="Table Contents" style:family="paragraph" style:parent-style-name="Standard" style:class="extra"/>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8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4:22:05.223000000</meta:creation-date>
    <dc:date>2017-01-29T23:09:07.009000000</dc:date>
    <meta:editing-duration>PT23H47M43S</meta:editing-duration>
    <meta:editing-cycles>50</meta:editing-cycles>
    <meta:generator>LibreOffice/5.0.0.5$Windows_x86 LibreOffice_project/1b1a90865e348b492231e1c451437d7a15bb262b</meta:generator>
    <meta:document-statistic meta:table-count="57" meta:image-count="0" meta:object-count="884" meta:page-count="40" meta:paragraph-count="958" meta:word-count="4136" meta:character-count="24890" meta:non-whitespace-character-count="20928"/>
  </office:meta>
</office:document-meta>
</file>

<file path=Object 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0/content.xml><?xml version="1.0" encoding="utf-8"?>
<math xmlns="http://www.w3.org/1998/Math/MathML" display="block">
  <semantics>
    <mstyle mathvariant="bold">
      <msup>
        <mi>x</mi>
        <mi>k</mi>
      </msup>
    </mstyle>
    <annotation encoding="StarMath 5.0">bold{x}^k</annotation>
  </semantics>
</math>
</file>

<file path=Object 10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2/content.xml><?xml version="1.0" encoding="utf-8"?>
<math xmlns="http://www.w3.org/1998/Math/MathML" display="block">
  <semantics>
    <mrow>
      <mstyle mathvariant="bold">
        <msup>
          <mi>x</mi>
          <mi>k</mi>
        </msup>
      </mstyle>
      <mrow>
        <mtext/>
        <mo stretchy="false">=</mo>
        <mtext/>
      </mrow>
    </mrow>
    <annotation encoding="StarMath 5.0">bold{x}^k""= ""</annotation>
  </semantics>
</math>
</file>

<file path=Object 103/content.xml><?xml version="1.0" encoding="utf-8"?>
<math xmlns="http://www.w3.org/1998/Math/MathML" display="block">
  <semantics>
    <mrow>
      <mtext/>
      <mrow>
        <mo stretchy="false">∫</mo>
        <mtext/>
      </mrow>
    </mrow>
    <annotation encoding="StarMath 5.0">""int""</annotation>
  </semantics>
</math>
</file>

<file path=Object 104/content.xml><?xml version="1.0" encoding="utf-8"?>
<math xmlns="http://www.w3.org/1998/Math/MathML" display="block">
  <semantics>
    <mrow>
      <mtext/>
      <mrow>
        <mo stretchy="false">∑</mo>
        <mtext/>
      </mrow>
    </mrow>
    <annotation encoding="StarMath 5.0">""sum""</annotation>
  </semantics>
</math>
</file>

<file path=Object 10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9/content.xml><?xml version="1.0" encoding="utf-8"?>
<math xmlns="http://www.w3.org/1998/Math/MathML" display="block">
  <semantics>
    <msup>
      <mi>x</mi>
      <mn>3</mn>
    </msup>
    <annotation encoding="StarMath 5.0">x^3</annotation>
  </semantics>
</math>
</file>

<file path=Object 11/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110/content.xml><?xml version="1.0" encoding="utf-8"?>
<math xmlns="http://www.w3.org/1998/Math/MathML" display="block">
  <semantics>
    <mrow>
      <mi>v</mi>
      <mo stretchy="false">=</mo>
      <msup>
        <mi>x</mi>
        <mn>2</mn>
      </msup>
    </mrow>
    <annotation encoding="StarMath 5.0">v=x^2</annotation>
  </semantics>
</math>
</file>

<file path=Object 111/content.xml><?xml version="1.0" encoding="utf-8"?>
<math xmlns="http://www.w3.org/1998/Math/MathML" display="block">
  <semantics>
    <mrow>
      <mi>v</mi>
      <mo stretchy="false">⋅</mo>
      <mi>x</mi>
    </mrow>
    <annotation encoding="StarMath 5.0">v cdot x</annotation>
  </semantics>
</math>
</file>

<file path=Object 112/content.xml><?xml version="1.0" encoding="utf-8"?>
<math xmlns="http://www.w3.org/1998/Math/MathML" display="block">
  <semantics>
    <msup>
      <mi>x</mi>
      <mn>3</mn>
    </msup>
    <annotation encoding="StarMath 5.0">x^3</annotation>
  </semantics>
</math>
</file>

<file path=Object 113/content.xml><?xml version="1.0" encoding="utf-8"?>
<math xmlns="http://www.w3.org/1998/Math/MathML" display="block">
  <semantics>
    <mstyle mathvariant="bold">
      <msup>
        <mi>x</mi>
        <mi>k</mi>
      </msup>
    </mstyle>
    <annotation encoding="StarMath 5.0">bold{x}^k</annotation>
  </semantics>
</math>
</file>

<file path=Object 114/content.xml><?xml version="1.0" encoding="utf-8"?>
<math xmlns="http://www.w3.org/1998/Math/MathML" display="block">
  <semantics>
    <mrow>
      <mtext/>
      <mo stretchy="false">+</mo>
      <mrow>
        <mtext/>
        <mo stretchy="false">/</mo>
        <mtext/>
        <mo stretchy="false">∗</mo>
        <mtext/>
      </mrow>
    </mrow>
    <annotation encoding="StarMath 5.0">""+""/""*""</annotation>
  </semantics>
</math>
</file>

<file path=Object 115/content.xml><?xml version="1.0" encoding="utf-8"?>
<math xmlns="http://www.w3.org/1998/Math/MathML" display="block">
  <semantics>
    <mrow>
      <mtext/>
      <mrow>
        <mrow>
          <mo stretchy="false">∫</mo>
          <mtext/>
        </mrow>
        <mo stretchy="false">/</mo>
        <mtext/>
      </mrow>
      <mrow>
        <mo stretchy="false">∑</mo>
        <mtext/>
      </mrow>
    </mrow>
    <annotation encoding="StarMath 5.0">""int""/""sum""</annotation>
  </semantics>
</math>
</file>

<file path=Object 116/content.xml><?xml version="1.0" encoding="utf-8"?>
<math xmlns="http://www.w3.org/1998/Math/MathML" display="block">
  <semantics>
    <mstyle mathvariant="bold">
      <msup>
        <mi>x</mi>
        <mi>k</mi>
      </msup>
    </mstyle>
    <annotation encoding="StarMath 5.0">bold{x}^k</annotation>
  </semantics>
</math>
</file>

<file path=Object 117/content.xml><?xml version="1.0" encoding="utf-8"?>
<math xmlns="http://www.w3.org/1998/Math/MathML" display="block">
  <semantics>
    <mstyle mathvariant="bold">
      <msup>
        <mi>x</mi>
        <mi>k</mi>
      </msup>
    </mstyle>
    <annotation encoding="StarMath 5.0">bold{x}^k</annotation>
  </semantics>
</math>
</file>

<file path=Object 118/content.xml><?xml version="1.0" encoding="utf-8"?>
<math xmlns="http://www.w3.org/1998/Math/MathML" display="block">
  <semantics>
    <mstyle mathvariant="bold">
      <msup>
        <mi>x</mi>
        <mi>k</mi>
      </msup>
    </mstyle>
    <annotation encoding="StarMath 5.0">bold{x}^k</annotation>
  </semantics>
</math>
</file>

<file path=Object 119/content.xml><?xml version="1.0" encoding="utf-8"?>
<math xmlns="http://www.w3.org/1998/Math/MathML" display="block">
  <semantics>
    <msup>
      <mi>x</mi>
      <mi>k</mi>
    </msup>
    <annotation encoding="StarMath 5.0">x^k</annotation>
  </semantics>
</math>
</file>

<file path=Object 12/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120/content.xml><?xml version="1.0" encoding="utf-8"?>
<math xmlns="http://www.w3.org/1998/Math/MathML" display="block">
  <semantics>
    <mrow>
      <mstyle mathvariant="bold">
        <msup>
          <mi>x</mi>
          <mi>k</mi>
        </msup>
      </mstyle>
      <mtext/>
    </mrow>
    <annotation encoding="StarMath 5.0">bold{x}^k""</annotation>
  </semantics>
</math>
</file>

<file path=Object 121/content.xml><?xml version="1.0" encoding="utf-8"?>
<math xmlns="http://www.w3.org/1998/Math/MathML" display="block">
  <semantics>
    <mrow>
      <msub>
        <mi>f</mi>
        <mi>k</mi>
      </msub>
      <mrow>
        <mo fence="true" stretchy="false">(</mo>
        <mrow>
          <mrow>
            <mi>x</mi>
            <mi>,</mi>
            <mi>d</mi>
            <mi>,</mi>
            <mi mathvariant="normal">θ</mi>
            <mi>,</mi>
            <mi>I</mi>
          </mrow>
        </mrow>
        <mo fence="true" stretchy="false">)</mo>
      </mrow>
    </mrow>
    <annotation encoding="StarMath 5.0">f_k( x,d,%theta, I )</annotation>
  </semantics>
</math>
</file>

<file path=Object 122/content.xml><?xml version="1.0" encoding="utf-8"?>
<math xmlns="http://www.w3.org/1998/Math/MathML" display="block">
  <semantics>
    <mrow>
      <msub>
        <mi>f</mi>
        <mi>k</mi>
      </msub>
      <mrow>
        <mrow>
          <mo fence="true" stretchy="false">(</mo>
          <mrow>
            <mrow>
              <mi>x</mi>
              <mi>,</mi>
              <mi>d</mi>
              <mi>,</mi>
              <mi mathvariant="normal">θ</mi>
              <mi>,</mi>
              <mi>I</mi>
            </mrow>
          </mrow>
          <mo fence="true" stretchy="false">)</mo>
        </mrow>
        <mo stretchy="false">=</mo>
        <msub>
          <mi>g</mi>
          <mi>k</mi>
        </msub>
      </mrow>
      <mrow>
        <mo fence="true" stretchy="false">(</mo>
        <mrow>
          <mrow>
            <mi>x</mi>
            <mi>,</mi>
            <mrow>
              <mi>d</mi>
              <mo stretchy="false">+</mo>
              <mi>I</mi>
            </mrow>
          </mrow>
        </mrow>
        <mo fence="true" stretchy="false">)</mo>
      </mrow>
      <mtext>   where   </mtext>
      <msub>
        <mi>g</mi>
        <mi>k</mi>
      </msub>
      <mrow>
        <mrow>
          <mo fence="true" stretchy="false">(</mo>
          <mrow>
            <mrow>
              <mi>x</mi>
              <mi>,</mi>
              <mi>t</mi>
            </mrow>
          </mrow>
          <mo fence="true" stretchy="false">)</mo>
        </mrow>
        <mo stretchy="false">=</mo>
        <mrow>
          <mo fence="true" stretchy="true">{</mo>
          <mrow>
            <mtable>
              <mtr>
                <mtd>
                  <mrow>
                    <mrow>
                      <mi>d</mi>
                      <mo stretchy="false">⋅</mo>
                      <msub>
                        <mi>g</mi>
                        <mrow>
                          <mi>k</mi>
                          <mo stretchy="false">−</mo>
                          <mn>1</mn>
                        </mrow>
                      </msub>
                    </mrow>
                    <mrow>
                      <mrow>
                        <mo fence="true" stretchy="false">(</mo>
                        <mrow>
                          <mrow>
                            <mi mathvariant="normal">θ</mi>
                            <mrow>
                              <mo fence="true" stretchy="false">(</mo>
                              <mrow>
                                <mrow>
                                  <mi>x</mi>
                                  <mi>,</mi>
                                  <mi>t</mi>
                                </mrow>
                              </mrow>
                              <mo fence="true" stretchy="false">)</mo>
                            </mrow>
                            <mi>,</mi>
                            <mrow>
                              <mi>d</mi>
                              <mo stretchy="false">+</mo>
                              <mi>I</mi>
                            </mrow>
                          </mrow>
                        </mrow>
                        <mo fence="true" stretchy="false">)</mo>
                      </mrow>
                      <mo stretchy="false">+</mo>
                      <msub>
                        <mi>g</mi>
                        <mi>k</mi>
                      </msub>
                    </mrow>
                    <mrow>
                      <mo fence="true" stretchy="false">(</mo>
                      <mrow>
                        <mrow>
                          <mi>x</mi>
                          <mi>,</mi>
                          <mrow>
                            <mi>d</mi>
                            <mo stretchy="false">+</mo>
                            <mi>t</mi>
                          </mrow>
                        </mrow>
                      </mrow>
                      <mo fence="true" stretchy="false">)</mo>
                    </mrow>
                    <mtext>                </mtext>
                    <mrow>
                      <mi>x</mi>
                      <mo stretchy="false">≥</mo>
                      <mi>t</mi>
                    </mrow>
                  </mrow>
                </mtd>
              </mtr>
              <mtr>
                <mtd>
                  <mrow>
                    <mn>0</mn>
                    <mtext>                                                             </mtext>
                    <mrow>
                      <mi>x</mi>
                      <mo stretchy="false">&lt;</mo>
                      <mi>t</mi>
                    </mrow>
                    <mtext>,</mtext>
                    <mrow>
                      <mi>k</mi>
                      <mo stretchy="false">&gt;</mo>
                      <mn>0</mn>
                    </mrow>
                  </mrow>
                </mtd>
              </mtr>
              <mtr>
                <mtd>
                  <mrow>
                    <mn>1</mn>
                    <mtext>                                                                     </mtext>
                    <mrow>
                      <mi>k</mi>
                      <mo stretchy="false">=</mo>
                      <mn>0</mn>
                    </mrow>
                  </mrow>
                </mtd>
              </mtr>
            </mtable>
          </mrow>
        </mrow>
      </mrow>
    </mrow>
    <annotation encoding="StarMath 5.0">f_k(x,d,%theta,I) = g_k( x,d+I ) "   where   " g_k(x,t) = left lbrace
  stack {
    d cdot g_{k-1}(%theta(x,t),d+I)+g_k(x,d+t) "                " x&gt;=t#
    0 "                                                             " x&lt;t "," k&gt;0#
    1"                                                                     "k=0
  }
right none
</annotation>
  </semantics>
</math>
</file>

<file path=Object 123/content.xml><?xml version="1.0" encoding="utf-8"?>
<math xmlns="http://www.w3.org/1998/Math/MathML" display="block">
  <semantics>
    <msup>
      <mi>x</mi>
      <mi>k</mi>
    </msup>
    <annotation encoding="StarMath 5.0">x^k</annotation>
  </semantics>
</math>
</file>

<file path=Object 124/content.xml><?xml version="1.0" encoding="utf-8"?>
<math xmlns="http://www.w3.org/1998/Math/MathML" display="block">
  <semantics>
    <mrow>
      <mrow>
        <msup>
          <mi>x</mi>
          <mi>k</mi>
        </msup>
        <mo stretchy="false">=</mo>
        <mrow>
          <munder>
            <mi>lim</mi>
            <mrow>
              <mi>d</mi>
              <mo stretchy="false">→</mo>
              <mn>0</mn>
            </mrow>
          </munder>
          <mrow/>
        </mrow>
      </mrow>
      <msub>
        <mi>f</mi>
        <mi>k</mi>
      </msub>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j</mi>
            </mrow>
          </mrow>
          <mo fence="true" stretchy="false">)</mo>
        </mrow>
        <mo stretchy="false">=</mo>
        <mi>x</mi>
      </mrow>
    </mrow>
    <annotation encoding="StarMath 5.0">x^k = lim from {d rightarrow 0}{}f_k(x, d, %theta_"=",1)"    with     "%theta_"="( x,j )=x</annotation>
  </semantics>
</math>
</file>

<file path=Object 125/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126/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127/content.xml><?xml version="1.0" encoding="utf-8"?>
<math xmlns="http://www.w3.org/1998/Math/MathML" display="block">
  <semantics>
    <mstyle mathvariant="bold">
      <msup>
        <mi>x</mi>
        <mi>k</mi>
      </msup>
    </mstyle>
    <annotation encoding="StarMath 5.0">bold{x}^k</annotation>
  </semantics>
</math>
</file>

<file path=Object 128/content.xml><?xml version="1.0" encoding="utf-8"?>
<math xmlns="http://www.w3.org/1998/Math/MathML" display="block">
  <semantics>
    <mrow>
      <mtext/>
      <mrow>
        <mo stretchy="false">∫</mo>
        <mtext/>
      </mrow>
    </mrow>
    <annotation encoding="StarMath 5.0">""int""</annotation>
  </semantics>
</math>
</file>

<file path=Object 129/content.xml><?xml version="1.0" encoding="utf-8"?>
<math xmlns="http://www.w3.org/1998/Math/MathML" display="block">
  <semantics>
    <mrow>
      <mtext/>
      <mrow>
        <mo stretchy="false">∑</mo>
        <mtext/>
      </mrow>
    </mrow>
    <annotation encoding="StarMath 5.0">""sum""</annotation>
  </semantics>
</math>
</file>

<file path=Object 1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 )</annotation>
  </semantics>
</math>
</file>

<file path=Object 130/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0</mn>
          </mrow>
        </mrow>
        <mo fence="true" stretchy="false">)</mo>
      </mrow>
    </mrow>
    <annotation encoding="StarMath 5.0">lim from {d rightarrow 0}{}f_k(x, d, %theta_"+", 0)</annotation>
  </semantics>
</math>
</file>

<file path=Object 131/content.xml><?xml version="1.0" encoding="utf-8"?>
<math xmlns="http://www.w3.org/1998/Math/MathML" display="block">
  <semantics>
    <mrow>
      <msub>
        <mi>f</mi>
        <mi>k</mi>
      </msub>
      <mrow>
        <mo fence="true" stretchy="false">(</mo>
        <mrow>
          <mrow>
            <mi>x</mi>
            <mi>,</mi>
            <mn>1,</mn>
            <msub>
              <mi mathvariant="normal">θ</mi>
              <mtext>+</mtext>
            </msub>
            <mi>,</mi>
            <mn>0</mn>
          </mrow>
        </mrow>
        <mo fence="true" stretchy="false">)</mo>
      </mrow>
    </mrow>
    <annotation encoding="StarMath 5.0">f_k( x,1,%theta_"+", 0 )</annotation>
  </semantics>
</math>
</file>

<file path=Object 132/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1</mn>
          </mrow>
        </mrow>
        <mo fence="true" stretchy="false">)</mo>
      </mrow>
    </mrow>
    <annotation encoding="StarMath 5.0">lim from {d rightarrow 0}{}f_k(x, d, %theta_"*", 1)</annotation>
  </semantics>
</math>
</file>

<file path=Object 133/content.xml><?xml version="1.0" encoding="utf-8"?>
<math xmlns="http://www.w3.org/1998/Math/MathML" display="block">
  <semantics>
    <mrow>
      <msub>
        <mi>f</mi>
        <mi>k</mi>
      </msub>
      <mrow>
        <mo fence="true" stretchy="false">(</mo>
        <mrow>
          <mrow>
            <mi>x</mi>
            <mi>,</mi>
            <mn>1,</mn>
            <msub>
              <mi mathvariant="normal">θ</mi>
              <mtext>*</mtext>
            </msub>
            <mi>,</mi>
            <mn>1</mn>
          </mrow>
        </mrow>
        <mo fence="true" stretchy="false">)</mo>
      </mrow>
    </mrow>
    <annotation encoding="StarMath 5.0">f_k( x,1,%theta_"*", 1 )</annotation>
  </semantics>
</math>
</file>

<file path=Object 134/content.xml><?xml version="1.0" encoding="utf-8"?>
<math xmlns="http://www.w3.org/1998/Math/MathML" display="block">
  <semantics>
    <mrow>
      <mstyle mathvariant="bold">
        <msup>
          <mi>x</mi>
          <mi>k</mi>
        </msup>
      </mstyle>
      <mtext/>
    </mrow>
    <annotation encoding="StarMath 5.0">bold{x}^k""</annotation>
  </semantics>
</math>
</file>

<file path=Object 135/content.xml><?xml version="1.0" encoding="utf-8"?>
<math xmlns="http://www.w3.org/1998/Math/MathML" display="block">
  <semantics>
    <msup>
      <mi>x</mi>
      <mi>k</mi>
    </msup>
    <annotation encoding="StarMath 5.0">x^k</annotation>
  </semantics>
</math>
</file>

<file path=Object 136/content.xml><?xml version="1.0" encoding="utf-8"?>
<math xmlns="http://www.w3.org/1998/Math/MathML" display="block">
  <semantics>
    <mrow>
      <mstyle mathvariant="bold">
        <msup>
          <mi>x</mi>
          <mi>k</mi>
        </msup>
      </mstyle>
      <mtext/>
    </mrow>
    <annotation encoding="StarMath 5.0">bold{x}^k""</annotation>
  </semantics>
</math>
</file>

<file path=Object 137/content.xml><?xml version="1.0" encoding="utf-8"?>
<math xmlns="http://www.w3.org/1998/Math/MathML" display="block">
  <semantics>
    <mrow>
      <mtext/>
      <mrow>
        <mo stretchy="false">∫</mo>
        <mtext/>
      </mrow>
    </mrow>
    <annotation encoding="StarMath 5.0">""int""</annotation>
  </semantics>
</math>
</file>

<file path=Object 138/content.xml><?xml version="1.0" encoding="utf-8"?>
<math xmlns="http://www.w3.org/1998/Math/MathML" display="block">
  <semantics>
    <mrow>
      <mtext/>
      <mrow>
        <mo stretchy="false">∑</mo>
        <mtext/>
      </mrow>
    </mrow>
    <annotation encoding="StarMath 5.0">""sum""</annotation>
  </semantics>
</math>
</file>

<file path=Object 13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content.xml><?xml version="1.0" encoding="utf-8"?>
<math xmlns="http://www.w3.org/1998/Math/MathML" display="block">
  <semantics>
    <msup>
      <mi>x</mi>
      <mi>k</mi>
    </msup>
    <annotation encoding="StarMath 5.0">x^k</annotation>
  </semantics>
</math>
</file>

<file path=Object 14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3/content.xml><?xml version="1.0" encoding="utf-8"?>
<math xmlns="http://www.w3.org/1998/Math/MathML" display="block">
  <semantics>
    <mrow>
      <mstyle mathvariant="bold">
        <msup>
          <mi>x</mi>
          <mi>k</mi>
        </msup>
      </mstyle>
      <mtext/>
    </mrow>
    <annotation encoding="StarMath 5.0">bold{x}^k""</annotation>
  </semantics>
</math>
</file>

<file path=Object 144/content.xml><?xml version="1.0" encoding="utf-8"?>
<math xmlns="http://www.w3.org/1998/Math/MathML" display="block">
  <semantics>
    <mrow>
      <mstyle mathvariant="bold">
        <msup>
          <mi>x</mi>
          <mi>k</mi>
        </msup>
      </mstyle>
      <mtext/>
    </mrow>
    <annotation encoding="StarMath 5.0">bold{x}^k""</annotation>
  </semantics>
</math>
</file>

<file path=Object 145/content.xml><?xml version="1.0" encoding="utf-8"?>
<math xmlns="http://www.w3.org/1998/Math/MathML" display="block">
  <semantics>
    <mrow>
      <mi>x</mi>
      <mo stretchy="false">=</mo>
      <mrow>
        <munderover>
          <mo stretchy="false">∫</mo>
          <mn>0</mn>
          <mi>x</mi>
        </munderover>
        <mi mathvariant="italic">dt</mi>
      </mrow>
    </mrow>
    <annotation encoding="StarMath 5.0">x = int from 0 to x dt 
</annotation>
  </semantics>
</math>
</file>

<file path=Object 146/content.xml><?xml version="1.0" encoding="utf-8"?>
<math xmlns="http://www.w3.org/1998/Math/MathML" display="block">
  <semantics>
    <mrow>
      <mstyle mathvariant="bold">
        <mi>x</mi>
      </mstyle>
      <mo stretchy="false">=</mo>
      <mtext/>
    </mrow>
    <annotation encoding="StarMath 5.0">bold{x} = ""</annotation>
  </semantics>
</math>
</file>

<file path=Object 147/content.xml><?xml version="1.0" encoding="utf-8"?>
<math xmlns="http://www.w3.org/1998/Math/MathML" display="block">
  <semantics>
    <mrow>
      <mtext/>
      <mrow>
        <mo stretchy="false">∫</mo>
        <mtext/>
      </mrow>
    </mrow>
    <annotation encoding="StarMath 5.0">""int""</annotation>
  </semantics>
</math>
</file>

<file path=Object 148/content.xml><?xml version="1.0" encoding="utf-8"?>
<math xmlns="http://www.w3.org/1998/Math/MathML" display="block">
  <semantics>
    <mrow>
      <mtext/>
      <mrow>
        <mo stretchy="false">∑</mo>
        <mtext/>
      </mrow>
    </mrow>
    <annotation encoding="StarMath 5.0">""sum""</annotation>
  </semantics>
</math>
</file>

<file path=Object 149/content.xml><?xml version="1.0" encoding="utf-8"?>
<math xmlns="http://www.w3.org/1998/Math/MathML" display="block">
  <semantics>
    <mrow>
      <mrow/>
      <mrow>
        <munderover>
          <mo stretchy="false">∫</mo>
          <mn>0</mn>
          <mi>x</mi>
        </munderover>
        <mi mathvariant="italic">dt</mi>
      </mrow>
    </mrow>
    <annotation encoding="StarMath 5.0">{}int from 0 to x dt</annotation>
  </semantics>
</math>
</file>

<file path=Object 15/content.xml><?xml version="1.0" encoding="utf-8"?>
<math xmlns="http://www.w3.org/1998/Math/MathML" display="block">
  <semantics>
    <mstyle mathvariant="bold">
      <msup>
        <mi>x</mi>
        <mi>k</mi>
      </msup>
    </mstyle>
    <annotation encoding="StarMath 5.0">bold{x}^k</annotation>
  </semantics>
</math>
</file>

<file path=Object 150/content.xml><?xml version="1.0" encoding="utf-8"?>
<math xmlns="http://www.w3.org/1998/Math/MathML" display="block">
  <semantics>
    <mrow>
      <munderover>
        <mo stretchy="false">∑</mo>
        <mrow>
          <mi>t</mi>
          <mo stretchy="false">=</mo>
          <mn>1</mn>
        </mrow>
        <mi>x</mi>
      </munderover>
      <mn>1</mn>
    </mrow>
    <annotation encoding="StarMath 5.0">sum from t=1 to x 1</annotation>
  </semantics>
</math>
</file>

<file path=Object 151/content.xml><?xml version="1.0" encoding="utf-8"?>
<math xmlns="http://www.w3.org/1998/Math/MathML" display="block">
  <semantics>
    <mrow>
      <mrow/>
      <mrow>
        <munderover>
          <mo stretchy="false">∫</mo>
          <mn>1</mn>
          <mi>x</mi>
        </munderover>
        <mi mathvariant="italic">dt</mi>
      </mrow>
    </mrow>
    <annotation encoding="StarMath 5.0">{}int from 1 to x dt</annotation>
  </semantics>
</math>
</file>

<file path=Object 152/content.xml><?xml version="1.0" encoding="utf-8"?>
<math xmlns="http://www.w3.org/1998/Math/MathML" display="block">
  <semantics>
    <mrow>
      <mrow/>
      <mrow>
        <munderover>
          <mo stretchy="false">∑</mo>
          <mrow>
            <mi>t</mi>
            <mo stretchy="false">=</mo>
            <mn>2</mn>
          </mrow>
          <mi>x</mi>
        </munderover>
        <mn>1</mn>
      </mrow>
    </mrow>
    <annotation encoding="StarMath 5.0">{}sum from t=2 to x 1</annotation>
  </semantics>
</math>
</file>

<file path=Object 153/content.xml><?xml version="1.0" encoding="utf-8"?>
<math xmlns="http://www.w3.org/1998/Math/MathML" display="block">
  <semantics>
    <mrow>
      <mrow>
        <msup>
          <mi>x</mi>
          <mn>2</mn>
        </msup>
        <mo stretchy="false">=</mo>
        <mrow>
          <munderover>
            <mo stretchy="false">∫</mo>
            <mn>0</mn>
            <mi>x</mi>
          </munderover>
          <mrow>
            <munderover>
              <mo stretchy="false">∫</mo>
              <mn>0</mn>
              <mi>x</mi>
            </munderover>
            <mi mathvariant="italic">du</mi>
          </mrow>
        </mrow>
      </mrow>
      <mi mathvariant="italic">dt</mi>
    </mrow>
    <annotation encoding="StarMath 5.0">x^2 = 
 int from 0 to x int from 0 to x du dt
</annotation>
  </semantics>
</math>
</file>

<file path=Object 154/content.xml><?xml version="1.0" encoding="utf-8"?>
<math xmlns="http://www.w3.org/1998/Math/MathML" display="block">
  <semantics>
    <mrow>
      <mstyle mathvariant="bold">
        <msup>
          <mi>x</mi>
          <mn>2</mn>
        </msup>
      </mstyle>
      <mrow>
        <mtext/>
        <mo stretchy="false">=</mo>
        <mtext/>
      </mrow>
    </mrow>
    <annotation encoding="StarMath 5.0">bold{x}^2"" = ""</annotation>
  </semantics>
</math>
</file>

<file path=Object 155/content.xml><?xml version="1.0" encoding="utf-8"?>
<math xmlns="http://www.w3.org/1998/Math/MathML" display="block">
  <semantics>
    <mrow>
      <mtext/>
      <mrow>
        <mo stretchy="false">∫</mo>
        <mtext/>
      </mrow>
    </mrow>
    <annotation encoding="StarMath 5.0">""int""</annotation>
  </semantics>
</math>
</file>

<file path=Object 156/content.xml><?xml version="1.0" encoding="utf-8"?>
<math xmlns="http://www.w3.org/1998/Math/MathML" display="block">
  <semantics>
    <mrow>
      <mtext/>
      <mrow>
        <mo stretchy="false">∑</mo>
        <mtext/>
      </mrow>
    </mrow>
    <annotation encoding="StarMath 5.0">""sum""</annotation>
  </semantics>
</math>
</file>

<file path=Object 157/content.xml><?xml version="1.0" encoding="utf-8"?>
<math xmlns="http://www.w3.org/1998/Math/MathML" display="block">
  <semantics>
    <mrow>
      <mrow/>
      <mrow>
        <munderover>
          <mo stretchy="false">∫</mo>
          <mn>0</mn>
          <mi>x</mi>
        </munderover>
        <mrow>
          <munderover>
            <mo stretchy="false">∫</mo>
            <mn>0</mn>
            <mrow>
              <mi>x</mi>
              <mo stretchy="false">−</mo>
              <mi>t</mi>
            </mrow>
          </munderover>
          <mi mathvariant="italic">du</mi>
        </mrow>
      </mrow>
      <mi mathvariant="italic">dt</mi>
    </mrow>
    <annotation encoding="StarMath 5.0">{}int from 0 to x int from 0 to {x - t} du dt</annotation>
  </semantics>
</math>
</file>

<file path=Object 158/content.xml><?xml version="1.0" encoding="utf-8"?>
<math xmlns="http://www.w3.org/1998/Math/MathML" display="block">
  <semantics>
    <mrow>
      <munderover>
        <mo stretchy="false">∑</mo>
        <mrow>
          <mi>t</mi>
          <mo stretchy="false">=</mo>
          <mn>1</mn>
        </mrow>
        <mi>x</mi>
      </munderover>
      <mrow>
        <munderover>
          <mo stretchy="false">∑</mo>
          <mrow>
            <mi>u</mi>
            <mo stretchy="false">=</mo>
            <mn>1</mn>
          </mrow>
          <mrow>
            <mi>x</mi>
            <mo stretchy="false">−</mo>
            <mi>t</mi>
          </mrow>
        </munderover>
        <mn>1</mn>
      </mrow>
    </mrow>
    <annotation encoding="StarMath 5.0">sum from t=1 to x sum from u=1 to {x - t} 1</annotation>
  </semantics>
</math>
</file>

<file path=Object 159/content.xml><?xml version="1.0" encoding="utf-8"?>
<math xmlns="http://www.w3.org/1998/Math/MathML" display="block">
  <semantics>
    <mrow>
      <mrow/>
      <mrow>
        <munderover>
          <mo stretchy="false">∫</mo>
          <mn>1</mn>
          <mi>x</mi>
        </munderover>
        <mrow>
          <munderover>
            <mo stretchy="false">∫</mo>
            <mn>1</mn>
            <mfrac>
              <mi>x</mi>
              <mi>t</mi>
            </mfrac>
          </munderover>
          <mi mathvariant="italic">du</mi>
        </mrow>
      </mrow>
      <mi mathvariant="italic">dt</mi>
    </mrow>
    <annotation encoding="StarMath 5.0">{}int from 1 to x int from 1 to {x over t} du dt</annotation>
  </semantics>
</math>
</file>

<file path=Object 16/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160/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annotation encoding="StarMath 5.0">{}sum from t=2 to x sum from u=2 to lfloor x over t rfloor 1</annotation>
  </semantics>
</math>
</file>

<file path=Object 161/content.xml><?xml version="1.0" encoding="utf-8"?>
<math xmlns="http://www.w3.org/1998/Math/MathML" display="block">
  <semantics>
    <mrow>
      <mrow>
        <msup>
          <mi>x</mi>
          <mn>3</mn>
        </msup>
        <mo stretchy="false">=</mo>
        <mrow>
          <munderover>
            <mo stretchy="false">∫</mo>
            <mn>0</mn>
            <mi>x</mi>
          </munderover>
          <mrow>
            <munderover>
              <mo stretchy="false">∫</mo>
              <mn>0</mn>
              <mi>x</mi>
            </munderover>
            <mrow>
              <munderover>
                <mo stretchy="false">∫</mo>
                <mn>0</mn>
                <mi>x</mi>
              </munderover>
              <mi mathvariant="italic">dv</mi>
            </mrow>
          </mrow>
        </mrow>
      </mrow>
      <mi mathvariant="italic">du</mi>
      <mi mathvariant="italic">dt</mi>
    </mrow>
    <annotation encoding="StarMath 5.0">x^3 
= int from 0 to x int from 0 to x int from 0 to x dv du dt 

</annotation>
  </semantics>
</math>
</file>

<file path=Object 162/content.xml><?xml version="1.0" encoding="utf-8"?>
<math xmlns="http://www.w3.org/1998/Math/MathML" display="block">
  <semantics>
    <mrow>
      <mstyle mathvariant="bold">
        <msup>
          <mi>x</mi>
          <mn>3</mn>
        </msup>
      </mstyle>
      <mrow>
        <mtext/>
        <mo stretchy="false">=</mo>
        <mtext/>
      </mrow>
    </mrow>
    <annotation encoding="StarMath 5.0">bold{x}^3"" = ""</annotation>
  </semantics>
</math>
</file>

<file path=Object 163/content.xml><?xml version="1.0" encoding="utf-8"?>
<math xmlns="http://www.w3.org/1998/Math/MathML" display="block">
  <semantics>
    <mrow>
      <mtext/>
      <mrow>
        <mo stretchy="false">∫</mo>
        <mtext/>
      </mrow>
    </mrow>
    <annotation encoding="StarMath 5.0">""int""</annotation>
  </semantics>
</math>
</file>

<file path=Object 164/content.xml><?xml version="1.0" encoding="utf-8"?>
<math xmlns="http://www.w3.org/1998/Math/MathML" display="block">
  <semantics>
    <mrow>
      <mtext/>
      <mrow>
        <mo stretchy="false">∑</mo>
        <mtext/>
      </mrow>
    </mrow>
    <annotation encoding="StarMath 5.0">""sum""</annotation>
  </semantics>
</math>
</file>

<file path=Object 165/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annotation encoding="StarMath 5.0">{}int from 0 to x int from 0 to {x - t} int from 0 to {x - t - u} dv du dt</annotation>
  </semantics>
</math>
</file>

<file path=Object 166/content.xml><?xml version="1.0" encoding="utf-8"?>
<math xmlns="http://www.w3.org/1998/Math/MathML" display="block">
  <semantics>
    <mrow>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annotation encoding="StarMath 5.0">{}sum from t=1 to x sum from u=1 to {x - t} sum from v=1 to {x - t - u} 1</annotation>
  </semantics>
</math>
</file>

<file path=Object 167/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annotation encoding="StarMath 5.0">{}int from 1 to x int from 1 to {x over t} int from 1 to {x over {t u}} dv du dt</annotation>
  </semantics>
</math>
</file>

<file path=Object 168/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annotation encoding="StarMath 5.0">{}sum from t=2 to x sum from u=2 to lfloor x over t rfloor sum from v=2 to lfloor x over {t cdot u} rfloor 1</annotation>
  </semantics>
</math>
</file>

<file path=Object 169/content.xml><?xml version="1.0" encoding="utf-8"?>
<math xmlns="http://www.w3.org/1998/Math/MathML" display="block">
  <semantics>
    <mstyle mathvariant="bold">
      <msup>
        <mi>x</mi>
        <mi>k</mi>
      </msup>
    </mstyle>
    <annotation encoding="StarMath 5.0">bold{x}^k</annotation>
  </semantics>
</math>
</file>

<file path=Object 17/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70/content.xml><?xml version="1.0" encoding="utf-8"?>
<math xmlns="http://www.w3.org/1998/Math/MathML" display="block">
  <semantics>
    <mstyle mathvariant="bold">
      <msup>
        <mi>x</mi>
        <mi>k</mi>
      </msup>
    </mstyle>
    <annotation encoding="StarMath 5.0">bold{x}^k</annotation>
  </semantics>
</math>
</file>

<file path=Object 171/content.xml><?xml version="1.0" encoding="utf-8"?>
<math xmlns="http://www.w3.org/1998/Math/MathML" display="block">
  <semantics>
    <mrow>
      <mstyle mathvariant="bold">
        <msup>
          <mi>x</mi>
          <mi>k</mi>
        </msup>
      </mstyle>
      <mtext/>
    </mrow>
    <annotation encoding="StarMath 5.0">bold{x}^k""</annotation>
  </semantics>
</math>
</file>

<file path=Object 172/content.xml><?xml version="1.0" encoding="utf-8"?>
<math xmlns="http://www.w3.org/1998/Math/MathML" display="block">
  <semantics>
    <msup>
      <mi>x</mi>
      <mi>k</mi>
    </msup>
    <annotation encoding="StarMath 5.0">x^k</annotation>
  </semantics>
</math>
</file>

<file path=Object 173/content.xml><?xml version="1.0" encoding="utf-8"?>
<math xmlns="http://www.w3.org/1998/Math/MathML" display="block">
  <semantics>
    <msup>
      <mi>x</mi>
      <mi>k</mi>
    </msup>
    <annotation encoding="StarMath 5.0">x^k</annotation>
  </semantics>
</math>
</file>

<file path=Object 174/content.xml><?xml version="1.0" encoding="utf-8"?>
<math xmlns="http://www.w3.org/1998/Math/MathML" display="block">
  <semantics>
    <mrow>
      <mstyle mathvariant="bold">
        <msup>
          <mi>x</mi>
          <mi>k</mi>
        </msup>
      </mstyle>
      <mo stretchy="false">=</mo>
      <mtext/>
    </mrow>
    <annotation encoding="StarMath 5.0">bold{x}^k=""</annotation>
  </semantics>
</math>
</file>

<file path=Object 175/content.xml><?xml version="1.0" encoding="utf-8"?>
<math xmlns="http://www.w3.org/1998/Math/MathML" display="block">
  <semantics>
    <mrow>
      <mtext/>
      <mrow>
        <mo stretchy="false">∫</mo>
        <mtext/>
      </mrow>
    </mrow>
    <annotation encoding="StarMath 5.0">""int""</annotation>
  </semantics>
</math>
</file>

<file path=Object 176/content.xml><?xml version="1.0" encoding="utf-8"?>
<math xmlns="http://www.w3.org/1998/Math/MathML" display="block">
  <semantics>
    <mrow>
      <mtext/>
      <mrow>
        <mo stretchy="false">∑</mo>
        <mtext/>
      </mrow>
    </mrow>
    <annotation encoding="StarMath 5.0">""sum""</annotation>
  </semantics>
</math>
</file>

<file path=Object 177/content.xml><?xml version="1.0" encoding="utf-8"?>
<math xmlns="http://www.w3.org/1998/Math/MathML" display="block">
  <semantics>
    <mrow>
      <mrow/>
      <mfrac>
        <msup>
          <mi>x</mi>
          <mi>k</mi>
        </msup>
        <mrow>
          <mi>k</mi>
          <mi>!</mi>
        </mrow>
      </mfrac>
    </mrow>
    <annotation encoding="StarMath 5.0">{}{x^k}over{ k! }</annotation>
  </semantics>
</math>
</file>

<file path=Object 178/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79/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o fence="true" stretchy="false">(</mo>
        <mrow>
          <mrow>
            <mi>k</mi>
            <mrow>
              <mi>,</mi>
              <mo stretchy="false">−</mo>
              <mi>log</mi>
            </mrow>
            <mi>x</mi>
          </mrow>
        </mrow>
        <mo fence="true" stretchy="false">)</mo>
      </mrow>
    </mrow>
    <annotation encoding="StarMath 5.0">(-1)^{ -k } cdot P( k,-log x )</annotation>
  </semantics>
</math>
</file>

<file path=Object 1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180/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1/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82/content.xml><?xml version="1.0" encoding="utf-8"?>
<math xmlns="http://www.w3.org/1998/Math/MathML" display="block">
  <semantics>
    <mrow>
      <mrow>
        <mo fence="true" stretchy="false">(</mo>
        <mrow>
          <mtable>
            <mtr>
              <mtd>
                <mi>x</mi>
              </mtd>
            </mtr>
            <mtr>
              <mtd>
                <mi>k</mi>
              </mtd>
            </mtr>
          </mtable>
        </mrow>
        <mo fence="true" stretchy="false">)</mo>
      </mrow>
      <mo stretchy="false">=</mo>
      <mfrac>
        <mrow>
          <mi>x</mi>
          <mi>!</mi>
        </mrow>
        <mrow>
          <mi>k</mi>
          <mi>!</mi>
          <mrow>
            <mo fence="true" stretchy="false">(</mo>
            <mrow>
              <mrow>
                <mi>x</mi>
                <mo stretchy="false">−</mo>
                <mi>k</mi>
              </mrow>
            </mrow>
            <mo fence="true" stretchy="false">)</mo>
          </mrow>
          <mi>!</mi>
        </mrow>
      </mfrac>
      <mo stretchy="false">=</mo>
      <mfrac>
        <msub>
          <mrow>
            <mo fence="true" stretchy="false">(</mo>
            <mrow>
              <mi>x</mi>
            </mrow>
            <mo fence="true" stretchy="false">)</mo>
          </mrow>
          <mi>k</mi>
        </msub>
        <mrow>
          <mi>k</mi>
          <mi>!</mi>
        </mrow>
      </mfrac>
    </mrow>
    <annotation encoding="StarMath 5.0">(binom{x}{k})={x!}over{k!(x-k)! } = {( x )_k over {k!}}</annotation>
  </semantics>
</math>
</file>

<file path=Object 183/content.xml><?xml version="1.0" encoding="utf-8"?>
<math xmlns="http://www.w3.org/1998/Math/MathML" display="block">
  <semantics>
    <mrow>
      <mrow>
        <msub>
          <mrow>
            <mo fence="true" stretchy="false">(</mo>
            <mrow>
              <mi>x</mi>
            </mrow>
            <mo fence="true" stretchy="false">)</mo>
          </mrow>
          <mi>k</mi>
        </msub>
        <mo stretchy="false">=</mo>
        <mi>x</mi>
      </mrow>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annotation encoding="StarMath 5.0">(x)_k = x( x-1 )( x-2 )...( x-k+1 )</annotation>
  </semantics>
</math>
</file>

<file path=Object 184/content.xml><?xml version="1.0" encoding="utf-8"?>
<math xmlns="http://www.w3.org/1998/Math/MathML" display="block">
  <semantics>
    <mrow>
      <mi>P</mi>
      <mrow>
        <mo fence="true" stretchy="false">(</mo>
        <mrow>
          <mrow>
            <mi>k</mi>
            <mi>,</mi>
            <mi>x</mi>
          </mrow>
        </mrow>
        <mo fence="true" stretchy="false">)</mo>
      </mrow>
    </mrow>
    <annotation encoding="StarMath 5.0">P( k,x )</annotation>
  </semantics>
</math>
</file>

<file path=Object 185/content.xml><?xml version="1.0" encoding="utf-8"?>
<math xmlns="http://www.w3.org/1998/Math/MathML" display="block">
  <semantics>
    <mrow>
      <mi>P</mi>
      <mrow>
        <mrow>
          <mo fence="true" stretchy="false">(</mo>
          <mrow>
            <mrow>
              <mi>k</mi>
              <mi>,</mi>
              <mi>x</mi>
            </mrow>
          </mrow>
          <mo fence="true" stretchy="false">)</mo>
        </mrow>
        <mo stretchy="false">=</mo>
        <mfrac>
          <mrow>
            <mi mathvariant="normal">γ</mi>
            <mrow>
              <mo fence="true" stretchy="false">(</mo>
              <mrow>
                <mrow>
                  <mi>k</mi>
                  <mi>,</mi>
                  <mi>x</mi>
                </mrow>
              </mrow>
              <mo fence="true" stretchy="false">)</mo>
            </mrow>
          </mrow>
          <mrow>
            <mi mathvariant="normal">Γ</mi>
            <mrow>
              <mo fence="true" stretchy="false">(</mo>
              <mrow>
                <mi>k</mi>
              </mrow>
              <mo fence="true" stretchy="false">)</mo>
            </mrow>
          </mrow>
        </mfrac>
      </mrow>
    </mrow>
    <annotation encoding="StarMath 5.0">P( k,x )={ {%gamma(k,x)}over{%GAMMA(k)} }</annotation>
  </semantics>
</math>
</file>

<file path=Object 186/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1)^{ -k } cdot P( k,-log x )=int from 1 to x { {log^{k-1}t} over {(k-1)!} }dt</annotation>
  </semantics>
</math>
</file>

<file path=Object 187/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8/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2</mn>
            </mrow>
            <mrow>
              <mo fence="true" stretchy="false">⌊</mo>
              <mrow>
                <mi>x</mi>
              </mrow>
              <mo fence="true" stretchy="false">⌋</mo>
            </mrow>
          </munderover>
          <msub>
            <mi>D</mi>
            <mrow>
              <mi>k</mi>
              <mo stretchy="false">−</mo>
              <mn>1</mn>
            </mrow>
          </msub>
        </mrow>
      </mrow>
      <mi>'</mi>
      <mrow>
        <mo fence="true" stretchy="false">(</mo>
        <mrow>
          <mfrac>
            <mi>x</mi>
            <mi>j</mi>
          </mfrac>
        </mrow>
        <mo fence="true" stretchy="false">)</mo>
      </mrow>
    </mrow>
    <annotation encoding="StarMath 5.0">D_k'( x )=sum from j = 2 to lfloor x rfloor D_{ k-1 }'( x over j )</annotation>
  </semantics>
</math>
</file>

<file path=Object 189/content.xml><?xml version="1.0" encoding="utf-8"?>
<math xmlns="http://www.w3.org/1998/Math/MathML" display="block">
  <semantics>
    <mrow>
      <msub>
        <mi>D</mi>
        <mn>0</mn>
      </msub>
      <mi>'</mi>
      <mrow>
        <mrow>
          <mo fence="true" stretchy="false">(</mo>
          <mrow>
            <mi>x</mi>
          </mrow>
          <mo fence="true" stretchy="false">)</mo>
        </mrow>
        <mo stretchy="false">=</mo>
        <mn>1</mn>
      </mrow>
    </mrow>
    <annotation encoding="StarMath 5.0">D_0'( x )=1</annotation>
  </semantics>
</math>
</file>

<file path=Object 19/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190/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int""} </annotation>
  </semantics>
</math>
</file>

<file path=Object 191/content.xml><?xml version="1.0" encoding="utf-8"?>
<math xmlns="http://www.w3.org/1998/Math/MathML" display="block">
  <semantics>
    <mrow>
      <mrow>
        <mtext/>
        <mo stretchy="false">=</mo>
        <mrow>
          <mfrac>
            <mrow>
              <msup>
                <mi>log</mi>
                <mi>k</mi>
              </msup>
              <mi>x</mi>
            </mrow>
            <mrow>
              <mi>k</mi>
              <mi>!</mi>
            </mrow>
          </mfrac>
          <mo stretchy="false">⋅</mo>
          <msub>
            <mtext/>
            <mn>1</mn>
          </msub>
        </mrow>
      </mrow>
      <msub>
        <mi>F</mi>
        <mn>1</mn>
      </msub>
      <mrow>
        <mo fence="true" stretchy="false">(</mo>
        <mrow>
          <mrow>
            <mi>k</mi>
            <mi>;</mi>
            <mrow>
              <mi>k</mi>
              <mo stretchy="false">+</mo>
              <mn>1</mn>
            </mrow>
            <mi>;</mi>
            <mi>log</mi>
            <mi>x</mi>
          </mrow>
        </mrow>
        <mo fence="true" stretchy="false">)</mo>
      </mrow>
    </mrow>
    <annotation encoding="StarMath 5.0">""={{log^k x} over { k! }} cdot ""_1 F_1( k; k+1; log x )
</annotation>
  </semantics>
</math>
</file>

<file path=Object 192/content.xml><?xml version="1.0" encoding="utf-8"?>
<math xmlns="http://www.w3.org/1998/Math/MathML" display="block">
  <semantics>
    <mrow>
      <mtext/>
      <mo stretchy="false">=</mo>
      <mrow>
        <mfrac>
          <mrow>
            <msup>
              <mi>log</mi>
              <mi>k</mi>
            </msup>
            <mi>x</mi>
          </mrow>
          <mrow>
            <mi>k</mi>
            <mi>!</mi>
          </mrow>
        </mfrac>
        <mo stretchy="false">⋅</mo>
        <mrow>
          <munderover>
            <mo stretchy="false">∑</mo>
            <mrow>
              <mi>t</mi>
              <mo stretchy="false">=</mo>
              <mn>0</mn>
            </mrow>
            <mi mathvariant="normal">∞</mi>
          </munderover>
          <mrow>
            <msup>
              <mrow>
                <mo fence="true" stretchy="false">(</mo>
                <mrow>
                  <mrow>
                    <mn>1</mn>
                    <mo stretchy="false">+</mo>
                    <mfrac>
                      <mi>t</mi>
                      <mi>k</mi>
                    </mfrac>
                  </mrow>
                </mrow>
                <mo fence="true" stretchy="false">)</mo>
              </mrow>
              <mrow>
                <mo stretchy="false">−</mo>
                <mn>1</mn>
              </mrow>
            </msup>
            <mo stretchy="false">⋅</mo>
            <mfrac>
              <mrow>
                <msup>
                  <mi>log</mi>
                  <mi>t</mi>
                </msup>
                <mi>x</mi>
              </mrow>
              <mrow>
                <mi>t</mi>
                <mi>!</mi>
              </mrow>
            </mfrac>
          </mrow>
        </mrow>
      </mrow>
    </mrow>
    <annotation encoding="StarMath 5.0">""={{log^k x} over { k! }} cdot sum from t = 0 to infinity { (1+t over k)^-1 cdot {{log^t x } over {t!}} }</annotation>
  </semantics>
</math>
</file>

<file path=Object 193/content.xml><?xml version="1.0" encoding="utf-8"?>
<math xmlns="http://www.w3.org/1998/Math/MathML" display="block">
  <semantics>
    <mrow>
      <mrow>
        <mtext/>
        <mo stretchy="false">=</mo>
        <msup>
          <mrow>
            <mo fence="true" stretchy="false">(</mo>
            <mrow>
              <mrow>
                <mo stretchy="false">−</mo>
                <mn>1</mn>
              </mrow>
            </mrow>
            <mo fence="true" stretchy="false">)</mo>
          </mrow>
          <mi>k</mi>
        </msup>
      </mrow>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4/content.xml><?xml version="1.0" encoding="utf-8"?>
<math xmlns="http://www.w3.org/1998/Math/MathML" display="block">
  <semantics>
    <mrow>
      <msup>
        <mrow>
          <mo fence="true" stretchy="false">(</mo>
          <mrow>
            <mrow>
              <mo stretchy="false">−</mo>
              <mn>1</mn>
            </mrow>
          </mrow>
          <mo fence="true" stretchy="false">)</mo>
        </mrow>
        <mi>k</mi>
      </msup>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5/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0</mn>
            <mi>x</mi>
          </munderover>
          <mfrac>
            <msup>
              <mi>t</mi>
              <mrow>
                <mi>k</mi>
                <mo stretchy="false">−</mo>
                <mn>1</mn>
              </mrow>
            </msup>
            <mrow>
              <mrow>
                <mo fence="true" stretchy="false">(</mo>
                <mrow>
                  <mrow>
                    <mi>k</mi>
                    <mo stretchy="false">−</mo>
                    <mn>1</mn>
                  </mrow>
                </mrow>
                <mo fence="true" stretchy="false">)</mo>
              </mrow>
              <mi>!</mi>
            </mrow>
          </mfrac>
        </mrow>
      </mrow>
      <mi mathvariant="italic">dt</mi>
    </mrow>
    <annotation encoding="StarMath 5.0">bold{x}^k""^{""+""int""} = int from 0 to x {t^{ k-1 } over {(k-1)!}}dt</annotation>
  </semantics>
</math>
</file>

<file path=Object 196/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bold{x}^k""^{""*""int""} = int from 1 to x {{log^{ k-1 }t} over {(k-1)!}}dt</annotation>
  </semantics>
</math>
</file>

<file path=Object 197/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i>x</mi>
            <mrow>
              <mi>k</mi>
              <mo stretchy="false">−</mo>
              <mn>1</mn>
            </mrow>
          </mfrac>
          <mo stretchy="false">⋅</mo>
          <mn>...</mn>
          <mo stretchy="false">⋅</mo>
          <mfrac>
            <mi>x</mi>
            <mrow>
              <mi>k</mi>
              <mo stretchy="false">−</mo>
              <mrow>
                <mo fence="true" stretchy="false">(</mo>
                <mrow>
                  <mrow>
                    <mi>k</mi>
                    <mo stretchy="false">−</mo>
                    <mn>1</mn>
                  </mrow>
                </mrow>
                <mo fence="true" stretchy="false">)</mo>
              </mrow>
            </mrow>
          </mfrac>
        </mrow>
      </mrow>
    </mrow>
    <annotation encoding="StarMath 5.0">bold{x}^k""^{""+""int""} = {x over {k}} cdot {{ x } over {k-1}} cdot ... cdot {{ x} over {k-(k-1)} }</annotation>
  </semantics>
</math>
</file>

<file path=Object 198/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row>
              <mi>x</mi>
              <mo stretchy="false">−</mo>
              <mn>1</mn>
            </mrow>
            <mrow>
              <mi>k</mi>
              <mo stretchy="false">−</mo>
              <mn>1</mn>
            </mrow>
          </mfrac>
          <mo stretchy="false">⋅</mo>
          <mn>...</mn>
          <mo stretchy="false">⋅</mo>
          <mfrac>
            <mrow>
              <mi>x</mi>
              <mo stretchy="false">−</mo>
              <mrow>
                <mo fence="true" stretchy="false">(</mo>
                <mrow>
                  <mrow>
                    <mi>k</mi>
                    <mo stretchy="false">−</mo>
                    <mn>1</mn>
                  </mrow>
                </mrow>
                <mo fence="true" stretchy="false">)</mo>
              </mrow>
            </mrow>
            <mrow>
              <mi>k</mi>
              <mo stretchy="false">−</mo>
              <mrow>
                <mo fence="true" stretchy="false">(</mo>
                <mrow>
                  <mrow>
                    <mi>k</mi>
                    <mo stretchy="false">−</mo>
                    <mn>1</mn>
                  </mrow>
                </mrow>
                <mo fence="true" stretchy="false">)</mo>
              </mrow>
            </mrow>
          </mfrac>
        </mrow>
      </mrow>
    </mrow>
    <annotation encoding="StarMath 5.0">bold{x}^k""^{""+""sum""} = {x over {k}} cdot {{ x-1 } over {k-1}} cdot ... cdot {{ x-(k-1)} over {k-(k-1)} }</annotation>
  </semantics>
</math>
</file>

<file path=Object 199/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2/content.xml><?xml version="1.0" encoding="utf-8"?>
<math xmlns="http://www.w3.org/1998/Math/MathML" display="block">
  <semantics>
    <msup>
      <mi>x</mi>
      <mi>k</mi>
    </msup>
    <annotation encoding="StarMath 5.0">x^k</annotation>
  </semantics>
</math>
</file>

<file path=Object 2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00/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o fence="true" stretchy="false">(</mo>
          <mrow>
            <mtable>
              <mtr>
                <mtd>
                  <mi>x</mi>
                </mtd>
              </mtr>
              <mtr>
                <mtd>
                  <mi>k</mi>
                </mtd>
              </mtr>
            </mtable>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o stretchy="false">⋅</mo>
          <mrow>
            <mo fence="true" stretchy="false">(</mo>
            <mrow>
              <mrow>
                <mo fence="true" stretchy="false">(</mo>
                <mrow>
                  <mtable>
                    <mtr>
                      <mtd>
                        <mi>j</mi>
                      </mtd>
                    </mtr>
                    <mtr>
                      <mtd>
                        <mi>a</mi>
                      </mtd>
                    </mtr>
                  </mtable>
                </mrow>
                <mo fence="true" stretchy="false">)</mo>
              </mrow>
            </mrow>
            <mo fence="true" stretchy="false">)</mo>
          </mrow>
        </mrow>
      </mrow>
    </mrow>
    <annotation encoding="StarMath 5.0">bold{x}^k""^{""+""sum""} = (binom{x }{k}) = 
sum from a = 1 to x sum from j = 0 to k ( -1 )^{ k-j } cdot (binom{k}{j})cdot ((binom{j}{a}))</annotation>
  </semantics>
</math>
</file>

<file path=Object 201/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sub>
          <mi>D</mi>
          <mi>k</mi>
        </msub>
      </mrow>
      <mi>'</mi>
      <mrow>
        <mrow>
          <mo fence="true" stretchy="false">(</mo>
          <mrow>
            <mi>x</mi>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row>
      </mrow>
      <mrow>
        <munder>
          <mo stretchy="false">∏</mo>
          <mrow>
            <msup>
              <mi>p</mi>
              <mi mathvariant="normal">α</mi>
            </msup>
            <mo stretchy="false">∣</mo>
            <mi>a</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bold{x}^k""^{""*""sum""} = D_k'(x) = 
sum from a = 1 to x sum from j = 0 to k ( -1 )^{ k-j } cdot (binom{k}{j}) prod from {p^%alpha divides a} ((binom{j}{%alpha}))</annotation>
  </semantics>
</math>
</file>

<file path=Object 202/content.xml><?xml version="1.0" encoding="utf-8"?>
<math xmlns="http://www.w3.org/1998/Math/MathML" display="block">
  <semantics>
    <mrow>
      <mrow>
        <munder>
          <mo stretchy="false">∏</mo>
          <mrow>
            <msup>
              <mi>p</mi>
              <mi mathvariant="normal">α</mi>
            </msup>
            <mo stretchy="false">∣</mo>
            <mi>a</mi>
          </mrow>
        </munder>
        <mi>f</mi>
      </mrow>
      <mrow>
        <mo fence="true" stretchy="false">(</mo>
        <mrow>
          <mi mathvariant="normal">α</mi>
        </mrow>
        <mo fence="true" stretchy="false">)</mo>
      </mrow>
    </mrow>
    <annotation encoding="StarMath 5.0">prod from { p^%alpha divides a } f( %alpha )</annotation>
  </semantics>
</math>
</file>

<file path=Object 203/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4/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5/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6/content.xml><?xml version="1.0" encoding="utf-8"?>
<math xmlns="http://www.w3.org/1998/Math/MathML" display="block">
  <semantics>
    <mrow>
      <mfrac>
        <mrow>
          <mi>x</mi>
          <mo stretchy="false">−</mo>
          <mrow>
            <mn>1</mn>
            <mo stretchy="false">⋅</mo>
            <mi>d</mi>
          </mrow>
        </mrow>
        <mrow>
          <mi>k</mi>
          <mo stretchy="false">−</mo>
          <mn>1</mn>
        </mrow>
      </mfrac>
      <mo stretchy="false">⋅</mo>
      <mfrac>
        <mrow>
          <mi>x</mi>
          <mo stretchy="false">−</mo>
          <mrow>
            <mn>2</mn>
            <mo stretchy="false">⋅</mo>
            <mi>d</mi>
          </mrow>
        </mrow>
        <mrow>
          <mi>k</mi>
          <mo stretchy="false">−</mo>
          <mn>2</mn>
        </mrow>
      </mfrac>
      <mo stretchy="false">⋅</mo>
      <mn>...</mn>
      <mo stretchy="false">⋅</mo>
      <mfrac>
        <mrow>
          <mi>x</mi>
          <mo stretchy="false">−</mo>
          <mrow>
            <mrow>
              <mo fence="true" stretchy="false">(</mo>
              <mrow>
                <mrow>
                  <mi>k</mi>
                  <mo stretchy="false">−</mo>
                  <mn>2</mn>
                </mrow>
              </mrow>
              <mo fence="true" stretchy="false">)</mo>
            </mrow>
            <mo stretchy="false">⋅</mo>
            <mi>d</mi>
          </mrow>
        </mrow>
        <mrow>
          <mrow>
            <mo fence="true" stretchy="false">(</mo>
            <mrow>
              <mrow>
                <mi>k</mi>
                <mo stretchy="false">−</mo>
                <mn>1</mn>
              </mrow>
            </mrow>
            <mo fence="true" stretchy="false">)</mo>
          </mrow>
          <mo stretchy="false">−</mo>
          <mrow>
            <mo fence="true" stretchy="false">(</mo>
            <mrow>
              <mrow>
                <mi>k</mi>
                <mo stretchy="false">−</mo>
                <mn>2</mn>
              </mrow>
            </mrow>
            <mo fence="true" stretchy="false">)</mo>
          </mrow>
        </mrow>
      </mfrac>
    </mrow>
    <annotation encoding="StarMath 5.0">{{x-1 cdot d} over {k-1}} cdot {{ x-2 cdot d } over {k-2}} cdot ... cdot {{ x-(k-2) cdot d} over {(k-1)-(k-2)} }</annotation>
  </semantics>
</math>
</file>

<file path=Object 207/content.xml><?xml version="1.0" encoding="utf-8"?>
<math xmlns="http://www.w3.org/1998/Math/MathML" display="block">
  <semantics>
    <mi>d</mi>
    <annotation encoding="StarMath 5.0">d</annotation>
  </semantics>
</math>
</file>

<file path=Object 208/content.xml><?xml version="1.0" encoding="utf-8"?>
<math xmlns="http://www.w3.org/1998/Math/MathML" display="block">
  <semantics>
    <mrow>
      <mi>d</mi>
      <mo stretchy="false">=</mo>
      <mn>1</mn>
    </mrow>
    <annotation encoding="StarMath 5.0">d=1</annotation>
  </semantics>
</math>
</file>

<file path=Object 209/content.xml><?xml version="1.0" encoding="utf-8"?>
<math xmlns="http://www.w3.org/1998/Math/MathML" display="block">
  <semantics>
    <msup>
      <mi>x</mi>
      <mi>k</mi>
    </msup>
    <annotation encoding="StarMath 5.0">x^k</annotation>
  </semantics>
</math>
</file>

<file path=Object 21/content.xml><?xml version="1.0" encoding="utf-8"?>
<math xmlns="http://www.w3.org/1998/Math/MathML" display="block">
  <semantics>
    <mstyle mathvariant="bold">
      <msup>
        <mi>x</mi>
        <mi>k</mi>
      </msup>
    </mstyle>
    <annotation encoding="StarMath 5.0">bold{x}^k</annotation>
  </semantics>
</math>
</file>

<file path=Object 210/content.xml><?xml version="1.0" encoding="utf-8"?>
<math xmlns="http://www.w3.org/1998/Math/MathML" display="block">
  <semantics>
    <mstyle mathvariant="bold">
      <msup>
        <mi>x</mi>
        <mi>k</mi>
      </msup>
    </mstyle>
    <annotation encoding="StarMath 5.0">bold{x}^k</annotation>
  </semantics>
</math>
</file>

<file path=Object 211/content.xml><?xml version="1.0" encoding="utf-8"?>
<math xmlns="http://www.w3.org/1998/Math/MathML" display="block">
  <semantics>
    <msup>
      <mi>x</mi>
      <mi>k</mi>
    </msup>
    <annotation encoding="StarMath 5.0">x^k</annotation>
  </semantics>
</math>
</file>

<file path=Object 212/content.xml><?xml version="1.0" encoding="utf-8"?>
<math xmlns="http://www.w3.org/1998/Math/MathML" display="block">
  <semantics>
    <mrow>
      <mfrac>
        <mo stretchy="false">∂</mo>
        <mrow>
          <mo stretchy="false">∂</mo>
          <mi>x</mi>
        </mrow>
      </mfrac>
      <mrow>
        <msup>
          <mi>x</mi>
          <mi>k</mi>
        </msup>
        <mo stretchy="false">=</mo>
        <mrow>
          <mi>k</mi>
          <mo stretchy="false">⋅</mo>
          <msup>
            <mi>x</mi>
            <mrow>
              <mi>k</mi>
              <mo stretchy="false">−</mo>
              <mn>1</mn>
            </mrow>
          </msup>
        </mrow>
      </mrow>
    </mrow>
    <annotation encoding="StarMath 5.0">{partial over {partial x}}x^k = k cdot x^{k-1}
</annotation>
  </semantics>
</math>
</file>

<file path=Object 21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7/content.xml><?xml version="1.0" encoding="utf-8"?>
<math xmlns="http://www.w3.org/1998/Math/MathML" display="block">
  <semantics>
    <mrow>
      <mfrac>
        <mo stretchy="false">∂</mo>
        <mrow>
          <mo stretchy="false">∂</mo>
          <mi>x</mi>
        </mrow>
      </mfrac>
      <mrow>
        <mstyle mathvariant="bold">
          <msup>
            <mi>x</mi>
            <mi>k</mi>
          </msup>
        </mstyle>
        <mo stretchy="false">=</mo>
        <mtext/>
      </mrow>
    </mrow>
    <annotation encoding="StarMath 5.0">{partial over {partial x}}bold{x}^k = ""</annotation>
  </semantics>
</math>
</file>

<file path=Object 218/content.xml><?xml version="1.0" encoding="utf-8"?>
<math xmlns="http://www.w3.org/1998/Math/MathML" display="block">
  <semantics>
    <mrow>
      <msub>
        <mo stretchy="false">∇</mo>
        <mi>x</mi>
      </msub>
      <mrow>
        <mstyle mathvariant="bold">
          <msup>
            <mi>x</mi>
            <mi>k</mi>
          </msup>
        </mstyle>
        <mo stretchy="false">=</mo>
        <mtext/>
      </mrow>
    </mrow>
    <annotation encoding="StarMath 5.0">NABLA_x bold{x}^k = ""
</annotation>
  </semantics>
</math>
</file>

<file path=Object 219/content.xml><?xml version="1.0" encoding="utf-8"?>
<math xmlns="http://www.w3.org/1998/Math/MathML" display="block">
  <semantics>
    <mrow>
      <mtext/>
      <mrow>
        <mo stretchy="false">∫</mo>
        <mtext/>
      </mrow>
    </mrow>
    <annotation encoding="StarMath 5.0">""int""</annotation>
  </semantics>
</math>
</file>

<file path=Object 22/content.xml><?xml version="1.0" encoding="utf-8"?>
<math xmlns="http://www.w3.org/1998/Math/MathML" display="block">
  <semantics>
    <mstyle mathvariant="bold">
      <msup>
        <mi>x</mi>
        <mi>k</mi>
      </msup>
    </mstyle>
    <annotation encoding="StarMath 5.0">bold{x}^k</annotation>
  </semantics>
</math>
</file>

<file path=Object 220/content.xml><?xml version="1.0" encoding="utf-8"?>
<math xmlns="http://www.w3.org/1998/Math/MathML" display="block">
  <semantics>
    <mrow>
      <mtext/>
      <mrow>
        <mo stretchy="false">∑</mo>
        <mtext/>
      </mrow>
    </mrow>
    <annotation encoding="StarMath 5.0">""sum""</annotation>
  </semantics>
</math>
</file>

<file path=Object 221/content.xml><?xml version="1.0" encoding="utf-8"?>
<math xmlns="http://www.w3.org/1998/Math/MathML" display="block">
  <semantics>
    <mfrac>
      <msup>
        <mi>x</mi>
        <mrow>
          <mi>k</mi>
          <mo stretchy="false">−</mo>
          <mn>1</mn>
        </mrow>
      </msup>
      <mrow>
        <mrow>
          <mo fence="true" stretchy="false">(</mo>
          <mrow>
            <mrow>
              <mi>k</mi>
              <mo stretchy="false">−</mo>
              <mn>1</mn>
            </mrow>
          </mrow>
          <mo fence="true" stretchy="false">)</mo>
        </mrow>
        <mi>!</mi>
      </mrow>
    </mfrac>
    <annotation encoding="StarMath 5.0">x^{k-1} over { (k-1)! }
</annotation>
  </semantics>
</math>
</file>

<file path=Object 222/content.xml><?xml version="1.0" encoding="utf-8"?>
<math xmlns="http://www.w3.org/1998/Math/MathML" display="block">
  <semantics>
    <mrow>
      <mo fence="true" stretchy="false">(</mo>
      <mrow>
        <mtable>
          <mtr>
            <mtd>
              <mrow>
                <mi>x</mi>
                <mo stretchy="false">−</mo>
                <mn>1</mn>
              </mrow>
            </mtd>
          </mtr>
          <mtr>
            <mtd>
              <mrow>
                <mi>k</mi>
                <mo stretchy="false">−</mo>
                <mn>1</mn>
              </mrow>
            </mtd>
          </mtr>
        </mtable>
      </mrow>
      <mo fence="true" stretchy="false">)</mo>
    </mrow>
    <annotation encoding="StarMath 5.0">(binom{x-1}{k-1})</annotation>
  </semantics>
</math>
</file>

<file path=Object 223/content.xml><?xml version="1.0" encoding="utf-8"?>
<math xmlns="http://www.w3.org/1998/Math/MathML" display="block">
  <semantics>
    <mfrac>
      <mrow>
        <msup>
          <mi>log</mi>
          <mrow>
            <mi>k</mi>
            <mo stretchy="false">−</mo>
            <mn>1</mn>
          </mrow>
        </msup>
        <mi>x</mi>
      </mrow>
      <mrow>
        <mrow>
          <mo fence="true" stretchy="false">(</mo>
          <mrow>
            <mrow>
              <mi>k</mi>
              <mo stretchy="false">−</mo>
              <mn>1</mn>
            </mrow>
          </mrow>
          <mo fence="true" stretchy="false">)</mo>
        </mrow>
        <mi>!</mi>
      </mrow>
    </mfrac>
    <annotation encoding="StarMath 5.0">{{ log^{k-1} x }over{ (k-1)! }}
</annotation>
  </semantics>
</math>
</file>

<file path=Object 22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5/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6/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7/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8/content.xml><?xml version="1.0" encoding="utf-8"?>
<math xmlns="http://www.w3.org/1998/Math/MathML" display="block">
  <semantics>
    <mrow>
      <mstyle mathvariant="bold">
        <msup>
          <mi>x</mi>
          <mrow>
            <mi>a</mi>
            <mo stretchy="false">+</mo>
            <mi>b</mi>
          </mrow>
        </msup>
      </mstyle>
      <mo stretchy="false">=</mo>
      <mrow>
        <mstyle mathvariant="bold">
          <msup>
            <mi>x</mi>
            <mi>a</mi>
          </msup>
        </mstyle>
        <mo stretchy="false">⋅</mo>
        <mstyle mathvariant="bold">
          <msup>
            <mi>x</mi>
            <mi>b</mi>
          </msup>
        </mstyle>
      </mrow>
    </mrow>
    <annotation encoding="StarMath 5.0">bold{x}^{a+b} = bold{x}^a cdot bold{x}^b</annotation>
  </semantics>
</math>
</file>

<file path=Object 229/content.xml><?xml version="1.0" encoding="utf-8"?>
<math xmlns="http://www.w3.org/1998/Math/MathML" display="block">
  <semantics>
    <mrow>
      <mrow>
        <msup>
          <mi>x</mi>
          <mrow>
            <mi>a</mi>
            <mo stretchy="false">+</mo>
            <mi>b</mi>
          </mrow>
        </msup>
        <mo stretchy="false">=</mo>
        <mrow>
          <munderover>
            <mo stretchy="false">∫</mo>
            <mn>0</mn>
            <mi>x</mi>
          </munderover>
          <mrow>
            <munderover>
              <mo stretchy="false">∫</mo>
              <mn>0</mn>
              <mi>x</mi>
            </munderover>
            <mfrac>
              <mo stretchy="false">∂</mo>
              <mrow>
                <mo stretchy="false">∂</mo>
                <mi>t</mi>
              </mrow>
            </mfrac>
          </mrow>
        </mrow>
      </mrow>
      <mrow>
        <msup>
          <mi>t</mi>
          <mi>a</mi>
        </msup>
        <mo stretchy="false">⋅</mo>
        <mfrac>
          <mo stretchy="false">∂</mo>
          <mrow>
            <mo stretchy="false">∂</mo>
            <mi>u</mi>
          </mrow>
        </mfrac>
      </mrow>
      <msup>
        <mi>u</mi>
        <mi>b</mi>
      </msup>
      <mi mathvariant="italic">du</mi>
      <mi mathvariant="italic">dt</mi>
    </mrow>
    <annotation encoding="StarMath 5.0">x^{a+b}=int from 0 to x int from 0 to x {partial over {partial t}} t^a cdot {partial over {partial u}}u^b du dt</annotation>
  </semantics>
</math>
</file>

<file path=Object 23/content.xml><?xml version="1.0" encoding="utf-8"?>
<math xmlns="http://www.w3.org/1998/Math/MathML" display="block">
  <semantics>
    <mstyle mathvariant="bold">
      <msup>
        <mi>x</mi>
        <mi>k</mi>
      </msup>
    </mstyle>
    <annotation encoding="StarMath 5.0">bold{x}^k</annotation>
  </semantics>
</math>
</file>

<file path=Object 230/content.xml><?xml version="1.0" encoding="utf-8"?>
<math xmlns="http://www.w3.org/1998/Math/MathML" display="block">
  <semantics>
    <mrow>
      <mtext/>
      <mrow>
        <mo stretchy="false">∫</mo>
        <mtext/>
      </mrow>
    </mrow>
    <annotation encoding="StarMath 5.0">""int""</annotation>
  </semantics>
</math>
</file>

<file path=Object 231/content.xml><?xml version="1.0" encoding="utf-8"?>
<math xmlns="http://www.w3.org/1998/Math/MathML" display="block">
  <semantics>
    <mrow>
      <mtext/>
      <mrow>
        <mo stretchy="false">∑</mo>
        <mtext/>
      </mrow>
    </mrow>
    <annotation encoding="StarMath 5.0">""sum""</annotation>
  </semantics>
</math>
</file>

<file path=Object 232/content.xml><?xml version="1.0" encoding="utf-8"?>
<math xmlns="http://www.w3.org/1998/Math/MathML" display="block">
  <semantics>
    <mrow>
      <mrow>
        <mstyle mathvariant="bold">
          <msup>
            <mi>x</mi>
            <mrow>
              <mi>a</mi>
              <mo stretchy="false">+</mo>
              <mi>b</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0 to x int from 0 to {x - t} 

{ partial over {partial t} }bold{t}^a
 cdot 
{ partial over {partial u} }bold{u}^b 

du dt</annotation>
  </semantics>
</math>
</file>

<file path=Object 233/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1 to x sum from u=1 to {x-t} 

nabla_t bold{t}^a cdot

nabla_u bold{u}^b</annotation>
  </semantics>
</math>
</file>

<file path=Object 234/content.xml><?xml version="1.0" encoding="utf-8"?>
<math xmlns="http://www.w3.org/1998/Math/MathML" display="block">
  <semantics>
    <mrow>
      <mrow>
        <mstyle mathvariant="bold">
          <msup>
            <mi>x</mi>
            <mrow>
              <mi>a</mi>
              <mo stretchy="false">+</mo>
              <mi>b</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1 to x int from 1 to {x over t} 

{ partial over {partial t} }bold{t}^a
 cdot 
{ partial over {partial u} }bold{u}^b 

du dt</annotation>
  </semantics>
</math>
</file>

<file path=Object 235/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2</mn>
            </mrow>
            <mi>x</mi>
          </munderover>
          <mrow>
            <munderover>
              <mo stretchy="false">∑</mo>
              <mrow>
                <mi>u</mi>
                <mo stretchy="false">=</mo>
                <mn>2</mn>
              </mrow>
              <mfrac>
                <mi>x</mi>
                <mi>t</mi>
              </mfrac>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2 to x sum from u=2 to {x over t} 

nabla_t bold{t}^a cdot

nabla_u bold{u}^b</annotation>
  </semantics>
</math>
</file>

<file path=Object 236/content.xml><?xml version="1.0" encoding="utf-8"?>
<math xmlns="http://www.w3.org/1998/Math/MathML" display="block">
  <semantics>
    <mrow>
      <mrow>
        <msup>
          <mi>x</mi>
          <mrow>
            <mi>a</mi>
            <mo stretchy="false">+</mo>
            <mi>b</mi>
          </mrow>
        </msup>
        <mo stretchy="false">=</mo>
        <mrow>
          <mrow>
            <munderover>
              <mo stretchy="false">∫</mo>
              <mn>0</mn>
              <mi>x</mi>
            </munderover>
            <mrow>
              <munderover>
                <mo stretchy="false">∫</mo>
                <mn>0</mn>
                <mi>x</mi>
              </munderover>
              <mrow>
                <mo fence="true" stretchy="false">(</mo>
                <mrow>
                  <mrow>
                    <mi>a</mi>
                    <msup>
                      <mi>t</mi>
                      <mrow>
                        <mi>a</mi>
                        <mo stretchy="false">−</mo>
                        <mn>1</mn>
                      </mrow>
                    </msup>
                  </mrow>
                </mrow>
                <mo fence="true" stretchy="false">)</mo>
              </mrow>
            </mrow>
          </mrow>
          <mo stretchy="false">⋅</mo>
          <mrow>
            <mo fence="true" stretchy="false">(</mo>
            <mrow>
              <mrow>
                <mi>b</mi>
                <msup>
                  <mi>u</mi>
                  <mrow>
                    <mi>b</mi>
                    <mo stretchy="false">−</mo>
                    <mn>1</mn>
                  </mrow>
                </msup>
              </mrow>
            </mrow>
            <mo fence="true" stretchy="false">)</mo>
          </mrow>
        </mrow>
      </mrow>
      <mi mathvariant="italic">du</mi>
      <mi mathvariant="italic">dt</mi>
    </mrow>
    <annotation encoding="StarMath 5.0">x^{a+b}=int from 0 to x int from 0 to x (a t^{a-1})cdot (b u^{b-1}) du dt</annotation>
  </semantics>
</math>
</file>

<file path=Object 237/content.xml><?xml version="1.0" encoding="utf-8"?>
<math xmlns="http://www.w3.org/1998/Math/MathML" display="block">
  <semantics>
    <mrow>
      <mtext/>
      <mrow>
        <mo stretchy="false">∫</mo>
        <mtext/>
      </mrow>
    </mrow>
    <annotation encoding="StarMath 5.0">""int""</annotation>
  </semantics>
</math>
</file>

<file path=Object 238/content.xml><?xml version="1.0" encoding="utf-8"?>
<math xmlns="http://www.w3.org/1998/Math/MathML" display="block">
  <semantics>
    <mrow>
      <mtext/>
      <mrow>
        <mo stretchy="false">∑</mo>
        <mtext/>
      </mrow>
    </mrow>
    <annotation encoding="StarMath 5.0">""sum""</annotation>
  </semantics>
</math>
</file>

<file path=Object 239/content.xml><?xml version="1.0" encoding="utf-8"?>
<math xmlns="http://www.w3.org/1998/Math/MathML" display="block">
  <semantics>
    <mrow>
      <mrow>
        <mfrac>
          <msup>
            <mi>x</mi>
            <mrow>
              <mi>a</mi>
              <mo stretchy="false">+</mo>
              <mi>b</mi>
            </mrow>
          </msup>
          <mrow>
            <mrow>
              <mo fence="true" stretchy="false">(</mo>
              <mrow>
                <mrow>
                  <mi>a</mi>
                  <mo stretchy="false">+</mo>
                  <mi>b</mi>
                </mrow>
              </mrow>
              <mo fence="true" stretchy="false">)</mo>
            </mrow>
            <mi>!</mi>
          </mrow>
        </mfrac>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frac>
            <msup>
              <mi>u</mi>
              <mrow>
                <mi>b</mi>
                <mo stretchy="false">−</mo>
                <mn>1</mn>
              </mrow>
            </msup>
            <mrow>
              <mrow>
                <mo fence="true" stretchy="false">(</mo>
                <mrow>
                  <mrow>
                    <mi>b</mi>
                    <mo stretchy="false">−</mo>
                    <mn>1</mn>
                  </mrow>
                </mrow>
                <mo fence="true" stretchy="false">)</mo>
              </mrow>
              <mi>!</mi>
            </mrow>
          </mfrac>
        </mrow>
      </mrow>
      <mi mathvariant="italic">du</mi>
      <mi mathvariant="italic">dt</mi>
    </mrow>
    <annotation encoding="StarMath 5.0">{x^{a+b} over {(a+b)!}}=

int from 0 to {x} int from 0 to {x-t} 

{t^{a-1} over {(a-1)!}} cdot 

{u^{b-1} over {(b-1)!}}

du dt</annotation>
  </semantics>
</math>
</file>

<file path=Object 24/content.xml><?xml version="1.0" encoding="utf-8"?>
<math xmlns="http://www.w3.org/1998/Math/MathML" display="block">
  <semantics>
    <mstyle mathvariant="bold">
      <msup>
        <mi>x</mi>
        <mi>k</mi>
      </msup>
    </mstyle>
    <annotation encoding="StarMath 5.0">bold{x}^k</annotation>
  </semantics>
</math>
</file>

<file path=Object 240/content.xml><?xml version="1.0" encoding="utf-8"?>
<math xmlns="http://www.w3.org/1998/Math/MathML" display="block">
  <semantics>
    <mrow>
      <mrow>
        <mo fence="true" stretchy="false">(</mo>
        <mrow>
          <mtable>
            <mtr>
              <mtd>
                <mi>x</mi>
              </mtd>
            </mtr>
            <mtr>
              <mtd>
                <mrow>
                  <mi>a</mi>
                  <mo stretchy="false">+</mo>
                  <mi>b</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row>
          <mo fence="true" stretchy="false">(</mo>
          <mrow>
            <mtable>
              <mtr>
                <mtd>
                  <mrow>
                    <mi>u</mi>
                    <mo stretchy="false">−</mo>
                    <mn>1</mn>
                  </mrow>
                </mtd>
              </mtr>
              <mtr>
                <mtd>
                  <mrow>
                    <mi>b</mi>
                    <mo stretchy="false">−</mo>
                    <mn>1</mn>
                  </mrow>
                </mtd>
              </mtr>
            </mtable>
          </mrow>
          <mo fence="true" stretchy="false">)</mo>
        </mrow>
      </mrow>
    </mrow>
    <annotation encoding="StarMath 5.0">(binom{x}{a+b})=

sum from t=1 to x sum from u=1 to {x-t} 

(binom{t-1}{a-1}) cdot 

(binom{u-1}{b-1})</annotation>
  </semantics>
</math>
</file>

<file path=Object 241/content.xml><?xml version="1.0" encoding="utf-8"?>
<math xmlns="http://www.w3.org/1998/Math/MathML" display="block">
  <semantics>
    <mrow>
      <mrow>
        <mrow>
          <msup>
            <mrow>
              <mo fence="true" stretchy="false">(</mo>
              <mrow>
                <mrow>
                  <mo stretchy="false">−</mo>
                  <mn>1</mn>
                </mrow>
              </mrow>
              <mo fence="true" stretchy="false">)</mo>
            </mrow>
            <mrow>
              <mrow>
                <mo stretchy="false">−</mo>
                <mi>a</mi>
              </mrow>
              <mo stretchy="false">−</mo>
              <mi>b</mi>
            </mrow>
          </msup>
          <mo stretchy="false">⋅</mo>
          <mrow>
            <mi>P</mi>
            <mrow>
              <mo fence="true" stretchy="false">(</mo>
              <mrow>
                <mrow>
                  <mrow>
                    <mi>a</mi>
                    <mo stretchy="false">+</mo>
                    <mi>b</mi>
                  </mrow>
                  <mrow>
                    <mi>,</mi>
                    <mo stretchy="false">−</mo>
                    <mi>log</mi>
                  </mrow>
                  <mi>x</mi>
                </mrow>
              </mrow>
              <mo fence="true" stretchy="false">)</mo>
            </mrow>
          </mrow>
        </mrow>
        <mo stretchy="false">=</mo>
        <mrow>
          <mrow>
            <munderover>
              <mo stretchy="false">∫</mo>
              <mn>1</mn>
              <mi>x</mi>
            </munderover>
            <mrow>
              <munderover>
                <mo stretchy="false">∫</mo>
                <mn>1</mn>
                <mfrac>
                  <mi>t</mi>
                  <mi>t</mi>
                </mfrac>
              </munderover>
              <mfrac>
                <mrow>
                  <msup>
                    <mi>log</mi>
                    <mrow>
                      <mi>a</mi>
                      <mo stretchy="false">−</mo>
                      <mn>1</mn>
                    </mrow>
                  </msup>
                  <mi>t</mi>
                </mrow>
                <mrow>
                  <mrow>
                    <mo fence="true" stretchy="false">(</mo>
                    <mrow>
                      <mrow>
                        <mi>a</mi>
                        <mo stretchy="false">−</mo>
                        <mn>1</mn>
                      </mrow>
                    </mrow>
                    <mo fence="true" stretchy="false">)</mo>
                  </mrow>
                  <mi>!</mi>
                </mrow>
              </mfrac>
            </mrow>
          </mrow>
          <mo stretchy="false">⋅</mo>
          <mfrac>
            <mrow>
              <msup>
                <mi>log</mi>
                <mrow>
                  <mi>b</mi>
                  <mo stretchy="false">−</mo>
                  <mn>1</mn>
                </mrow>
              </msup>
              <mi>u</mi>
            </mrow>
            <mrow>
              <mrow>
                <mo fence="true" stretchy="false">(</mo>
                <mrow>
                  <mrow>
                    <mi>b</mi>
                    <mo stretchy="false">−</mo>
                    <mn>1</mn>
                  </mrow>
                </mrow>
                <mo fence="true" stretchy="false">)</mo>
              </mrow>
              <mi>!</mi>
            </mrow>
          </mfrac>
        </mrow>
      </mrow>
      <mi mathvariant="italic">du</mi>
      <mi mathvariant="italic">dt</mi>
    </mrow>
    <annotation encoding="StarMath 5.0">( -1 )^{ -a-b } cdot { {P(a+b,-log x)}}=

int from 1 to {x} int from 1 to {t over t} 

{{log^{a-1} t }over{(a-1)!}} cdot 

{{log^{b-1} u }over{(b-1)!}}

du dt</annotation>
  </semantics>
</math>
</file>

<file path=Object 242/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sub>
          <mi>d</mi>
          <mi>b</mi>
        </msub>
      </mrow>
      <mi>'</mi>
      <mrow>
        <mo fence="true" stretchy="false">(</mo>
        <mrow>
          <mi>u</mi>
        </mrow>
        <mo fence="true" stretchy="false">)</mo>
      </mrow>
    </mrow>
    <annotation encoding="StarMath 5.0">D_{a+b}'(x)=sum from t=2 to x sum from u=2 to lfloor x over t rfloor 

d_a'(t) cdot

d_b'(u)</annotation>
  </semantics>
</math>
</file>

<file path=Object 243/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244/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frac>
          <mo stretchy="false">∂</mo>
          <mrow>
            <mo stretchy="false">∂</mo>
            <mi>x</mi>
          </mrow>
        </mfrac>
      </mrow>
      <mrow>
        <mstyle mathvariant="bold">
          <msup>
            <mi>x</mi>
            <mi>a</mi>
          </msup>
        </mstyle>
        <mo stretchy="false">⋅</mo>
        <mstyle mathvariant="bold">
          <msup>
            <mi>x</mi>
            <mi>b</mi>
          </msup>
        </mstyle>
      </mrow>
    </mrow>
    <annotation encoding="StarMath 5.0">{partial over {partial x}}bold{x}^{a+b} = {partial over {partial x}}bold{x}^a cdot bold{x}^b</annotation>
  </semantics>
</math>
</file>

<file path=Object 245/content.xml><?xml version="1.0" encoding="utf-8"?>
<math xmlns="http://www.w3.org/1998/Math/MathML" display="block">
  <semantics>
    <mrow>
      <mfrac>
        <mo stretchy="false">∂</mo>
        <mrow>
          <mo stretchy="false">∂</mo>
          <mi>x</mi>
        </mrow>
      </mfrac>
      <mrow>
        <msup>
          <mi>x</mi>
          <mrow>
            <mi>a</mi>
            <mo stretchy="false">+</mo>
            <mi>b</mi>
          </mrow>
        </msup>
        <mo stretchy="false">=</mo>
        <mrow>
          <munderover>
            <mo stretchy="false">∫</mo>
            <mn>0</mn>
            <mi>x</mi>
          </munderover>
          <mfrac>
            <mo stretchy="false">∂</mo>
            <mrow>
              <mo stretchy="false">∂</mo>
              <mi>t</mi>
            </mrow>
          </mfrac>
        </mrow>
      </mrow>
      <mrow>
        <msup>
          <mi>t</mi>
          <mi>a</mi>
        </msup>
        <mo stretchy="false">⋅</mo>
        <mfrac>
          <mo stretchy="false">∂</mo>
          <mrow>
            <mo stretchy="false">∂</mo>
            <mi>x</mi>
          </mrow>
        </mfrac>
      </mrow>
      <mrow>
        <msup>
          <mi>x</mi>
          <mi>b</mi>
        </msup>
        <mo stretchy="false">+</mo>
        <mfrac>
          <mo stretchy="false">∂</mo>
          <mrow>
            <mo stretchy="false">∂</mo>
            <mi>x</mi>
          </mrow>
        </mfrac>
      </mrow>
      <mrow>
        <msup>
          <mi>x</mi>
          <mi>a</mi>
        </msup>
        <mo stretchy="false">⋅</mo>
        <mfrac>
          <mo stretchy="false">∂</mo>
          <mrow>
            <mo stretchy="false">∂</mo>
            <mi>t</mi>
          </mrow>
        </mfrac>
      </mrow>
      <msup>
        <mi>t</mi>
        <mi>b</mi>
      </msup>
      <mi mathvariant="italic">dt</mi>
    </mrow>
    <annotation encoding="StarMath 5.0">{partial over {partial x}}x^{a+b}=

int from 0 to x {partial over {partial t}} t^{a} cdot {partial over {partial x}} x^{b} + {partial over {partial x}} x^{a} cdot {partial over {partial t}} t^{b} dt</annotation>
  </semantics>
</math>
</file>

<file path=Object 246/content.xml><?xml version="1.0" encoding="utf-8"?>
<math xmlns="http://www.w3.org/1998/Math/MathML" display="block">
  <semantics>
    <mrow>
      <mtext/>
      <mrow>
        <mo stretchy="false">∫</mo>
        <mtext/>
      </mrow>
    </mrow>
    <annotation encoding="StarMath 5.0">""int""</annotation>
  </semantics>
</math>
</file>

<file path=Object 247/content.xml><?xml version="1.0" encoding="utf-8"?>
<math xmlns="http://www.w3.org/1998/Math/MathML" display="block">
  <semantics>
    <mrow>
      <mtext/>
      <mrow>
        <mo stretchy="false">∑</mo>
        <mtext/>
      </mrow>
    </mrow>
    <annotation encoding="StarMath 5.0">""sum""</annotation>
  </semantics>
</math>
</file>

<file path=Object 248/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0</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row>
                <mi>x</mi>
                <mo stretchy="false">−</mo>
                <mi>t</mi>
              </mrow>
            </mrow>
            <mo fence="true" stretchy="false">)</mo>
          </mrow>
          <mi>b</mi>
        </msup>
      </mstyle>
      <mi mathvariant="italic">dt</mi>
    </mrow>
    <annotation encoding="StarMath 5.0">{partial over {partial x}}bold{x}^{a+b}=

int from 0 to x 

{ partial over {partial t} } bold{t}^a
 cdot 
{ partial over {partial t} }bold{(x - t)}^b 

dt</annotation>
  </semantics>
</math>
</file>

<file path=Object 249/content.xml><?xml version="1.0" encoding="utf-8"?>
<math xmlns="http://www.w3.org/1998/Math/MathML" display="block">
  <semantics>
    <mrow>
      <msub>
        <mo stretchy="false">∇</mo>
        <mi>x</mi>
      </msub>
      <mrow>
        <mstyle mathvariant="bold">
          <msup>
            <mi>x</mi>
            <mrow>
              <mi>a</mi>
              <mo stretchy="false">+</mo>
              <mi>b</mi>
            </mrow>
          </msup>
        </mstyle>
        <mo stretchy="false">=</mo>
        <mrow>
          <munderover>
            <mo stretchy="false">∑</mo>
            <mrow>
              <mi>t</mi>
              <mo stretchy="false">=</mo>
              <mn>1</mn>
            </mrow>
            <mrow>
              <mi>x</mi>
              <mo stretchy="false">−</mo>
              <mn>1</mn>
            </mrow>
          </munderover>
          <msub>
            <mo stretchy="false">∇</mo>
            <mi>t</mi>
          </msub>
        </mrow>
      </mrow>
      <mrow>
        <mstyle mathvariant="bold">
          <msup>
            <mi>t</mi>
            <mi>a</mi>
          </msup>
        </mstyle>
        <mo stretchy="false">⋅</mo>
        <msub>
          <mo stretchy="false">∇</mo>
          <mi>t</mi>
        </msub>
      </mrow>
      <mstyle mathvariant="bold">
        <msup>
          <mrow>
            <mo fence="true" stretchy="false">(</mo>
            <mrow>
              <mrow>
                <mi>x</mi>
                <mo stretchy="false">−</mo>
                <mi>t</mi>
              </mrow>
            </mrow>
            <mo fence="true" stretchy="false">)</mo>
          </mrow>
          <mi>b</mi>
        </msup>
      </mstyle>
    </mrow>
    <annotation encoding="StarMath 5.0">nabla_x bold{x}^{a+b}=

sum from t=1 to x-1

nabla_t bold{t}^a cdot

nabla_t bold{(x-t)}^b</annotation>
  </semantics>
</math>
</file>

<file path=Object 25/content.xml><?xml version="1.0" encoding="utf-8"?>
<math xmlns="http://www.w3.org/1998/Math/MathML" display="block">
  <semantics>
    <mstyle mathvariant="bold">
      <msup>
        <mi>x</mi>
        <mi>k</mi>
      </msup>
    </mstyle>
    <annotation encoding="StarMath 5.0">bold{x}^k</annotation>
  </semantics>
</math>
</file>

<file path=Object 250/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1</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frac>
                <mi>x</mi>
                <mi>t</mi>
              </mfrac>
            </mrow>
            <mo fence="true" stretchy="false">)</mo>
          </mrow>
          <mi>b</mi>
        </msup>
      </mstyle>
      <mi mathvariant="italic">dt</mi>
    </mrow>
    <annotation encoding="StarMath 5.0">{partial over {partial x}}bold{x}^{a+b}=

int from 1 to x 

{ partial over {partial t} }bold{t}^a
 cdot 
{ partial over {partial t} }bold{(x over t)}^b 

dt</annotation>
  </semantics>
</math>
</file>

<file path=Object 251/content.xml><?xml version="1.0" encoding="utf-8"?>
<math xmlns="http://www.w3.org/1998/Math/MathML" display="block">
  <semantics>
    <mrow>
      <msub>
        <mo stretchy="false">∇</mo>
        <mi>x</mi>
      </msub>
      <mrow>
        <mstyle mathvariant="bold">
          <msup>
            <mi>x</mi>
            <mrow>
              <mi>a</mi>
              <mo stretchy="false">+</mo>
              <mi>b</mi>
            </mrow>
          </msup>
        </mstyle>
        <mo stretchy="false">=</mo>
        <mrow>
          <munder>
            <mo stretchy="false">∑</mo>
            <mrow>
              <mrow>
                <mi>t</mi>
                <mo stretchy="false">∣</mo>
                <mi>x</mi>
              </mrow>
              <mi>,</mi>
              <mrow>
                <mn>1</mn>
                <mo stretchy="false">&lt;</mo>
                <mi>t</mi>
                <mo stretchy="false">&lt;</mo>
                <mi>x</mi>
              </mrow>
            </mrow>
          </munder>
          <msub>
            <mo stretchy="false">∇</mo>
            <mi>t</mi>
          </msub>
        </mrow>
      </mrow>
      <mrow>
        <mstyle mathvariant="bold">
          <msup>
            <mi>t</mi>
            <mi>a</mi>
          </msup>
        </mstyle>
        <mo stretchy="false">⋅</mo>
        <msub>
          <mo stretchy="false">∇</mo>
          <mi>t</mi>
        </msub>
      </mrow>
      <mstyle mathvariant="bold">
        <msup>
          <mrow>
            <mo fence="true" stretchy="false">(</mo>
            <mrow>
              <mfrac>
                <mi>x</mi>
                <mi>t</mi>
              </mfrac>
            </mrow>
            <mo fence="true" stretchy="false">)</mo>
          </mrow>
          <mi>b</mi>
        </msup>
      </mstyle>
    </mrow>
    <annotation encoding="StarMath 5.0">nabla_x bold{x}^{a+b}=

sum from {t divides x, 1&lt;t&lt;x}

nabla_t bold{t}^a cdot

nabla_t bold{(x over t)}^b</annotation>
  </semantics>
</math>
</file>

<file path=Object 252/content.xml><?xml version="1.0" encoding="utf-8"?>
<math xmlns="http://www.w3.org/1998/Math/MathML" display="block">
  <semantics>
    <mrow>
      <mrow>
        <mo fence="true" stretchy="false">(</mo>
        <mrow>
          <mrow>
            <mi>a</mi>
            <mo stretchy="false">+</mo>
            <mi>b</mi>
          </mrow>
        </mrow>
        <mo fence="true" stretchy="false">)</mo>
      </mrow>
      <mrow>
        <msup>
          <mi>x</mi>
          <mrow>
            <mi>a</mi>
            <mo stretchy="false">+</mo>
            <mi>b</mi>
            <mo stretchy="false">−</mo>
            <mn>1</mn>
          </mrow>
        </msup>
        <mo stretchy="false">=</mo>
        <mrow>
          <munderover>
            <mo stretchy="false">∫</mo>
            <mn>0</mn>
            <mi>x</mi>
          </munderover>
          <mi>a</mi>
        </mrow>
      </mrow>
      <mrow>
        <msup>
          <mi>t</mi>
          <mrow>
            <mi>a</mi>
            <mo stretchy="false">−</mo>
            <mn>1</mn>
          </mrow>
        </msup>
        <mo stretchy="false">⋅</mo>
        <mi>b</mi>
      </mrow>
      <mrow>
        <msup>
          <mi>x</mi>
          <mrow>
            <mi>b</mi>
            <mo stretchy="false">−</mo>
            <mn>1</mn>
          </mrow>
        </msup>
        <mo stretchy="false">+</mo>
        <mi>a</mi>
      </mrow>
      <mrow>
        <msup>
          <mi>x</mi>
          <mrow>
            <mi>a</mi>
            <mo stretchy="false">−</mo>
            <mn>1</mn>
          </mrow>
        </msup>
        <mo stretchy="false">⋅</mo>
        <mi>b</mi>
      </mrow>
      <msup>
        <mi>t</mi>
        <mrow>
          <mi>b</mi>
          <mo stretchy="false">−</mo>
          <mn>1</mn>
        </mrow>
      </msup>
      <mi mathvariant="italic">dt</mi>
    </mrow>
    <annotation encoding="StarMath 5.0">(a+b)x^{a+b-1}=

int from 0 to x  

a t^{ a-1 } cdot b x^{ b-1 }+
a x^{ a-1 } cdot b t^{ b-1 }

dt</annotation>
  </semantics>
</math>
</file>

<file path=Object 253/content.xml><?xml version="1.0" encoding="utf-8"?>
<math xmlns="http://www.w3.org/1998/Math/MathML" display="block">
  <semantics>
    <mrow>
      <mtext/>
      <mrow>
        <mo stretchy="false">∫</mo>
        <mtext/>
      </mrow>
    </mrow>
    <annotation encoding="StarMath 5.0">""int""</annotation>
  </semantics>
</math>
</file>

<file path=Object 254/content.xml><?xml version="1.0" encoding="utf-8"?>
<math xmlns="http://www.w3.org/1998/Math/MathML" display="block">
  <semantics>
    <mrow>
      <mtext/>
      <mrow>
        <mo stretchy="false">∑</mo>
        <mtext/>
      </mrow>
    </mrow>
    <annotation encoding="StarMath 5.0">""sum""</annotation>
  </semantics>
</math>
</file>

<file path=Object 255/content.xml><?xml version="1.0" encoding="utf-8"?>
<math xmlns="http://www.w3.org/1998/Math/MathML" display="block">
  <semantics>
    <mrow>
      <mrow>
        <mfrac>
          <msup>
            <mi>x</mi>
            <mrow>
              <mi>a</mi>
              <mo stretchy="false">+</mo>
              <mi>b</mi>
              <mo stretchy="false">−</mo>
              <mn>1</mn>
            </mrow>
          </msup>
          <mrow>
            <mrow>
              <mo fence="true" stretchy="false">(</mo>
              <mrow>
                <mrow>
                  <mi>a</mi>
                  <mo stretchy="false">+</mo>
                  <mi>b</mi>
                  <mo stretchy="false">−</mo>
                  <mn>1</mn>
                </mrow>
              </mrow>
              <mo fence="true" stretchy="false">)</mo>
            </mrow>
            <mi>!</mi>
          </mrow>
        </mfrac>
        <mo stretchy="false">=</mo>
        <mrow>
          <mrow>
            <munderover>
              <mo stretchy="false">∫</mo>
              <mn>0</mn>
              <mi>x</mi>
            </munderover>
            <mfrac>
              <msup>
                <mi>t</mi>
                <mrow>
                  <mi>a</mi>
                  <mo stretchy="false">−</mo>
                  <mn>1</mn>
                </mrow>
              </msup>
              <mrow>
                <mrow>
                  <mo fence="true" stretchy="false">(</mo>
                  <mrow>
                    <mrow>
                      <mi>a</mi>
                      <mo stretchy="false">−</mo>
                      <mn>1</mn>
                    </mrow>
                  </mrow>
                  <mo fence="true" stretchy="false">)</mo>
                </mrow>
                <mi>!</mi>
              </mrow>
            </mfrac>
          </mrow>
          <mo stretchy="false">⋅</mo>
          <mfrac>
            <msup>
              <mrow>
                <mo fence="true" stretchy="false">(</mo>
                <mrow>
                  <mrow>
                    <mi>x</mi>
                    <mo stretchy="false">−</mo>
                    <mi>t</mi>
                  </mrow>
                </mrow>
                <mo fence="true" stretchy="false">)</mo>
              </mrow>
              <mrow>
                <mi>b</mi>
                <mo stretchy="false">−</mo>
                <mn>1</mn>
              </mrow>
            </msup>
            <mrow>
              <mrow>
                <mo fence="true" stretchy="false">(</mo>
                <mrow>
                  <mrow>
                    <mi>b</mi>
                    <mo stretchy="false">−</mo>
                    <mn>1</mn>
                  </mrow>
                </mrow>
                <mo fence="true" stretchy="false">)</mo>
              </mrow>
              <mi>!</mi>
            </mrow>
          </mfrac>
        </mrow>
      </mrow>
      <mi mathvariant="italic">dt</mi>
    </mrow>
    <annotation encoding="StarMath 5.0">{x^{a+b-1} over {(a+b-1)!}}=

int from 0 to {x}

{t^{a-1} over {(a-1)!}} cdot 

{(x-t)^{b-1} over {(b-1)!}}

dt</annotation>
  </semantics>
</math>
</file>

<file path=Object 256/content.xml><?xml version="1.0" encoding="utf-8"?>
<math xmlns="http://www.w3.org/1998/Math/MathML" display="block">
  <semantics>
    <mrow>
      <mrow>
        <mo fence="true" stretchy="false">(</mo>
        <mrow>
          <mtable>
            <mtr>
              <mtd>
                <mrow>
                  <mi>x</mi>
                  <mo stretchy="false">−</mo>
                  <mn>1</mn>
                </mrow>
              </mtd>
            </mtr>
            <mtr>
              <mtd>
                <mrow>
                  <mi>a</mi>
                  <mo stretchy="false">+</mo>
                  <mi>b</mi>
                  <mo stretchy="false">−</mo>
                  <mn>1</mn>
                </mrow>
              </mtd>
            </mtr>
          </mtable>
        </mrow>
        <mo fence="true" stretchy="false">)</mo>
      </mrow>
      <mo stretchy="false">=</mo>
      <mrow>
        <mrow>
          <munderover>
            <mo stretchy="false">∑</mo>
            <mrow>
              <mi>t</mi>
              <mo stretchy="false">=</mo>
              <mn>1</mn>
            </mrow>
            <mrow>
              <mi>x</mi>
              <mo stretchy="false">−</mo>
              <mn>1</mn>
            </mrow>
          </munderover>
          <mrow>
            <mo fence="true" stretchy="false">(</mo>
            <mrow>
              <mtable>
                <mtr>
                  <mtd>
                    <mrow>
                      <mi>t</mi>
                      <mo stretchy="false">−</mo>
                      <mn>1</mn>
                    </mrow>
                  </mtd>
                </mtr>
                <mtr>
                  <mtd>
                    <mrow>
                      <mi>a</mi>
                      <mo stretchy="false">−</mo>
                      <mn>1</mn>
                    </mrow>
                  </mtd>
                </mtr>
              </mtable>
            </mrow>
            <mo fence="true" stretchy="false">)</mo>
          </mrow>
        </mrow>
        <mo stretchy="false">⋅</mo>
        <mrow>
          <mo fence="true" stretchy="false">(</mo>
          <mrow>
            <mtable>
              <mtr>
                <mtd>
                  <mrow>
                    <mrow>
                      <mo fence="true" stretchy="false">(</mo>
                      <mrow>
                        <mrow>
                          <mi>x</mi>
                          <mo stretchy="false">−</mo>
                          <mi>t</mi>
                        </mrow>
                      </mrow>
                      <mo fence="true" stretchy="false">)</mo>
                    </mrow>
                    <mo stretchy="false">−</mo>
                    <mn>1</mn>
                  </mrow>
                </mtd>
              </mtr>
              <mtr>
                <mtd>
                  <mrow>
                    <mi>b</mi>
                    <mo stretchy="false">−</mo>
                    <mn>1</mn>
                  </mrow>
                </mtd>
              </mtr>
            </mtable>
          </mrow>
          <mo fence="true" stretchy="false">)</mo>
        </mrow>
      </mrow>
    </mrow>
    <annotation encoding="StarMath 5.0">(binom{x-1}{a+b-1})=

sum from t=1 to x-1

(binom{t-1}{a-1}) cdot 

(binom{(x-t)-1}{b-1})</annotation>
  </semantics>
</math>
</file>

<file path=Object 257/content.xml><?xml version="1.0" encoding="utf-8"?>
<math xmlns="http://www.w3.org/1998/Math/MathML" display="block">
  <semantics>
    <mrow>
      <mrow>
        <mfrac>
          <mrow>
            <msup>
              <mi>log</mi>
              <mrow>
                <mi>a</mi>
                <mo stretchy="false">+</mo>
                <mi>b</mi>
                <mo stretchy="false">−</mo>
                <mn>1</mn>
              </mrow>
            </msup>
            <mi>x</mi>
          </mrow>
          <mrow>
            <mrow>
              <mo fence="true" stretchy="false">(</mo>
              <mrow>
                <mrow>
                  <mi>a</mi>
                  <mo stretchy="false">+</mo>
                  <mi>b</mi>
                  <mo stretchy="false">−</mo>
                  <mn>1</mn>
                </mrow>
              </mrow>
              <mo fence="true" stretchy="false">)</mo>
            </mrow>
            <mi>!</mi>
          </mrow>
        </mfrac>
        <mo stretchy="false">=</mo>
        <mrow>
          <mrow>
            <munderover>
              <mo stretchy="false">∫</mo>
              <mn>1</mn>
              <mi>x</mi>
            </munderover>
            <mfrac>
              <mrow>
                <msup>
                  <mi>log</mi>
                  <mrow>
                    <mi>a</mi>
                    <mo stretchy="false">−</mo>
                    <mn>1</mn>
                  </mrow>
                </msup>
                <mi>t</mi>
              </mrow>
              <mrow>
                <mrow>
                  <mo fence="true" stretchy="false">(</mo>
                  <mrow>
                    <mrow>
                      <mi>a</mi>
                      <mo stretchy="false">−</mo>
                      <mn>1</mn>
                    </mrow>
                  </mrow>
                  <mo fence="true" stretchy="false">)</mo>
                </mrow>
                <mi>!</mi>
              </mrow>
            </mfrac>
          </mrow>
          <mo stretchy="false">⋅</mo>
          <mrow>
            <mo fence="true" stretchy="false">(</mo>
            <mrow>
              <mrow>
                <mfrac>
                  <mrow>
                    <msup>
                      <mi>log</mi>
                      <mrow>
                        <mi>b</mi>
                        <mo stretchy="false">−</mo>
                        <mn>1</mn>
                      </mrow>
                    </msup>
                    <mrow>
                      <mo fence="true" stretchy="false">(</mo>
                      <mrow>
                        <mfrac>
                          <mi>x</mi>
                          <mi>t</mi>
                        </mfrac>
                      </mrow>
                      <mo fence="true" stretchy="false">)</mo>
                    </mrow>
                  </mrow>
                  <mrow>
                    <mrow>
                      <mo fence="true" stretchy="false">(</mo>
                      <mrow>
                        <mrow>
                          <mi>b</mi>
                          <mo stretchy="false">−</mo>
                          <mn>1</mn>
                        </mrow>
                      </mrow>
                      <mo fence="true" stretchy="false">)</mo>
                    </mrow>
                    <mi>!</mi>
                  </mrow>
                </mfrac>
                <mo stretchy="false">⋅</mo>
                <mfrac>
                  <mn>1</mn>
                  <mi>t</mi>
                </mfrac>
              </mrow>
            </mrow>
            <mo fence="true" stretchy="false">)</mo>
          </mrow>
        </mrow>
      </mrow>
      <mi mathvariant="italic">dt</mi>
    </mrow>
    <annotation encoding="StarMath 5.0">{{log^{a+b-1} x}over{(a+b-1)!}}=

int from 1 to x

{{log^{a-1} t }over{(a-1)!}} cdot 

({{log^{b-1} ({x over t}) }over{(b-1)!}} cdot {1 over t})

dt</annotation>
  </semantics>
</math>
</file>

<file path=Object 258/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
            <mo stretchy="false">∑</mo>
            <mrow>
              <mrow>
                <mi>t</mi>
                <mo stretchy="false">∣</mo>
                <mi>x</mi>
              </mrow>
              <mi>,</mi>
              <mrow>
                <mn>1</mn>
                <mo stretchy="false">&lt;</mo>
                <mi>t</mi>
                <mo stretchy="false">&lt;</mo>
                <mi>x</mi>
              </mrow>
            </mrow>
          </munder>
          <msub>
            <mi>d</mi>
            <mi>a</mi>
          </msub>
        </mrow>
      </mrow>
      <mi>'</mi>
      <mrow>
        <mrow>
          <mo fence="true" stretchy="false">(</mo>
          <mrow>
            <mi>t</mi>
          </mrow>
          <mo fence="true" stretchy="false">)</mo>
        </mrow>
        <mo stretchy="false">⋅</mo>
        <msub>
          <mi>d</mi>
          <mi>b</mi>
        </msub>
      </mrow>
      <mi>'</mi>
      <mrow>
        <mo fence="true" stretchy="false">(</mo>
        <mrow>
          <mfrac>
            <mi>x</mi>
            <mi>t</mi>
          </mfrac>
        </mrow>
        <mo fence="true" stretchy="false">)</mo>
      </mrow>
    </mrow>
    <annotation encoding="StarMath 5.0">d_{a+b}'(x)=sum from {t divides x, 1&lt;t&lt;x}

d_a'(t) cdot

d_b'(x over t)</annotation>
  </semantics>
</math>
</file>

<file path=Object 259/content.xml><?xml version="1.0" encoding="utf-8"?>
<math xmlns="http://www.w3.org/1998/Math/MathML" display="block">
  <semantics>
    <mrow>
      <mrow>
        <mrow>
          <munderover>
            <mo stretchy="false">∑</mo>
            <mrow>
              <mi>k</mi>
              <mo stretchy="false">=</mo>
              <mn>0</mn>
            </mrow>
            <mi mathvariant="normal">∞</mi>
          </munderover>
          <msub>
            <mi>C</mi>
            <mi>k</mi>
          </msub>
        </mrow>
        <mo stretchy="false">⋅</mo>
        <mstyle mathvariant="bold">
          <msup>
            <mi>x</mi>
            <mi>k</mi>
          </msup>
        </mstyle>
      </mrow>
      <mtext/>
    </mrow>
    <annotation encoding="StarMath 5.0">sum from k=0 to infinity C_k cdot bold{x}^k""</annotation>
  </semantics>
</math>
</file>

<file path=Object 2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60/content.xml><?xml version="1.0" encoding="utf-8"?>
<math xmlns="http://www.w3.org/1998/Math/MathML" display="block">
  <semantics>
    <mrow>
      <mrow>
        <munderover>
          <mo stretchy="false">∑</mo>
          <mrow>
            <mi>k</mi>
            <mo stretchy="false">=</mo>
            <mn>0</mn>
          </mrow>
          <mi mathvariant="normal">∞</mi>
        </munderover>
        <msub>
          <mi>C</mi>
          <mi>k</mi>
        </msub>
      </mrow>
      <mo stretchy="false">⋅</mo>
      <msup>
        <mi>x</mi>
        <mi>k</mi>
      </msup>
    </mrow>
    <annotation encoding="StarMath 5.0">sum from k=0 to infinity C_k cdot x^k</annotation>
  </semantics>
</math>
</file>

<file path=Object 26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5/content.xml><?xml version="1.0" encoding="utf-8"?>
<math xmlns="http://www.w3.org/1998/Math/MathML" display="block">
  <semantics>
    <mrow>
      <mstyle mathvariant="bold">
        <msup>
          <mi>x</mi>
          <mi>k</mi>
        </msup>
      </mstyle>
      <mrow>
        <msup>
          <mtext/>
          <mrow>
            <mtext/>
            <mo stretchy="false">+</mo>
            <mrow>
              <mo stretchy="false">∑</mo>
              <mtext/>
            </mrow>
          </mrow>
        </msup>
        <mo stretchy="false">=</mo>
        <mrow>
          <mo fence="true" stretchy="false">(</mo>
          <mrow>
            <mtable>
              <mtr>
                <mtd>
                  <mi>x</mi>
                </mtd>
              </mtr>
              <mtr>
                <mtd>
                  <mi>k</mi>
                </mtd>
              </mtr>
            </mtable>
          </mrow>
          <mo fence="true" stretchy="false">)</mo>
        </mrow>
        <mo stretchy="false">=</mo>
        <mn>0</mn>
      </mrow>
    </mrow>
    <annotation encoding="StarMath 5.0">bold{x}^k""^{ ""+sum"" }=( binom{x}{k} )=0</annotation>
  </semantics>
</math>
</file>

<file path=Object 266/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log x}over{ log 2 } }rfloor</annotation>
  </semantics>
</math>
</file>

<file path=Object 267/content.xml><?xml version="1.0" encoding="utf-8"?>
<math xmlns="http://www.w3.org/1998/Math/MathML" display="block">
  <semantics>
    <mrow>
      <mstyle mathvariant="bold">
        <msup>
          <mi>x</mi>
          <mi>k</mi>
        </msup>
      </mstyle>
      <mrow>
        <msup>
          <mtext/>
          <mrow>
            <mtext/>
            <mo stretchy="false">∗</mo>
            <mrow>
              <mo stretchy="false">∑</mo>
              <mtext/>
            </mrow>
          </mrow>
        </msup>
        <mo stretchy="false">=</mo>
        <mn>0</mn>
      </mrow>
    </mrow>
    <annotation encoding="StarMath 5.0">bold{x}^k""^{ ""*sum"" }=0</annotation>
  </semantics>
</math>
</file>

<file path=Object 268/content.xml><?xml version="1.0" encoding="utf-8"?>
<math xmlns="http://www.w3.org/1998/Math/MathML" display="block">
  <semantics>
    <mrow>
      <mo fence="true" stretchy="false">⌊</mo>
      <mrow>
        <mfrac>
          <mrow>
            <mi>log</mi>
            <mi>x</mi>
          </mrow>
          <mrow>
            <mi>log</mi>
            <mn>2</mn>
          </mrow>
        </mfrac>
      </mrow>
      <mo fence="true" stretchy="false">⌋</mo>
    </mrow>
    <annotation encoding="StarMath 5.0">lfloor {{log x}over{ log 2 } }rfloor</annotation>
  </semantics>
</math>
</file>

<file path=Object 2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content.xml><?xml version="1.0" encoding="utf-8"?>
<math xmlns="http://www.w3.org/1998/Math/MathML" display="block">
  <semantics>
    <mstyle mathvariant="bold">
      <msup>
        <mi>x</mi>
        <mi>k</mi>
      </msup>
    </mstyle>
    <annotation encoding="StarMath 5.0">bold{x}^k</annotation>
  </semantics>
</math>
</file>

<file path=Object 270/content.xml><?xml version="1.0" encoding="utf-8"?>
<math xmlns="http://www.w3.org/1998/Math/MathML" display="block">
  <semantics>
    <mrow>
      <mn>0</mn>
      <mo stretchy="false">&lt;</mo>
      <mi>x</mi>
      <mo stretchy="false">&lt;</mo>
      <mn>2</mn>
    </mrow>
    <annotation encoding="StarMath 5.0">0 &lt; x &lt; 2</annotation>
  </semantics>
</math>
</file>

<file path=Object 27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i>x</mi>
        <mi>k</mi>
      </msup>
    </mrow>
    <annotation encoding="StarMath 5.0">(1+x)^z
=
sum from k=0 to infinity (binom{z}{k})x^{k}
</annotation>
  </semantics>
</math>
</file>

<file path=Object 272/content.xml><?xml version="1.0" encoding="utf-8"?>
<math xmlns="http://www.w3.org/1998/Math/MathML" display="block">
  <semantics>
    <mrow>
      <mo fence="true" stretchy="false">(</mo>
      <mrow>
        <mtable>
          <mtr>
            <mtd>
              <mi>z</mi>
            </mtd>
          </mtr>
          <mtr>
            <mtd>
              <mi>k</mi>
            </mtd>
          </mtr>
        </mtable>
      </mrow>
      <mo fence="true" stretchy="false">)</mo>
    </mrow>
    <annotation encoding="StarMath 5.0">( binom{z}{k} )</annotation>
  </semantics>
</math>
</file>

<file path=Object 273/content.xml><?xml version="1.0" encoding="utf-8"?>
<math xmlns="http://www.w3.org/1998/Math/MathML" display="block">
  <semantics>
    <mfrac>
      <mrow>
        <mi>z</mi>
        <mo stretchy="false">⋅</mo>
        <mrow>
          <mo fence="true" stretchy="false">(</mo>
          <mrow>
            <mrow>
              <mi>z</mi>
              <mo stretchy="false">−</mo>
              <mn>1</mn>
            </mrow>
          </mrow>
          <mo fence="true" stretchy="false">)</mo>
        </mrow>
        <mo stretchy="false">⋅</mo>
        <mn>...</mn>
        <mo stretchy="false">⋅</mo>
        <mrow>
          <mo fence="true" stretchy="false">(</mo>
          <mrow>
            <mrow>
              <mi>z</mi>
              <mo stretchy="false">−</mo>
              <mi>k</mi>
              <mo stretchy="false">+</mo>
              <mn>1</mn>
            </mrow>
          </mrow>
          <mo fence="true" stretchy="false">)</mo>
        </mrow>
      </mrow>
      <mrow>
        <mi>k</mi>
        <mi>!</mi>
      </mrow>
    </mfrac>
    <annotation encoding="StarMath 5.0">{ {z cdot (z-1) cdot ... cdot (z-k+1)}over{k!} }</annotation>
  </semantics>
</math>
</file>

<file path=Object 274/content.xml><?xml version="1.0" encoding="utf-8"?>
<math xmlns="http://www.w3.org/1998/Math/MathML" display="block">
  <semantics>
    <msup>
      <mi>x</mi>
      <mi>z</mi>
    </msup>
    <annotation encoding="StarMath 5.0">x^z</annotation>
  </semantics>
</math>
</file>

<file path=Object 275/content.xml><?xml version="1.0" encoding="utf-8"?>
<math xmlns="http://www.w3.org/1998/Math/MathML" display="block">
  <semantics>
    <mstyle mathvariant="bold">
      <msup>
        <mi>x</mi>
        <mi>k</mi>
      </msup>
    </mstyle>
    <annotation encoding="StarMath 5.0">bold{x}^k</annotation>
  </semantics>
</math>
</file>

<file path=Object 276/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277/content.xml><?xml version="1.0" encoding="utf-8"?>
<math xmlns="http://www.w3.org/1998/Math/MathML" display="block">
  <semantics>
    <mtable>
      <mtr>
        <mtd>
          <msup>
            <mrow>
              <mo fence="true" stretchy="false">(</mo>
              <mrow>
                <mrow>
                  <mn>1</mn>
                  <mo stretchy="false">+</mo>
                  <mi>x</mi>
                </mrow>
              </mrow>
              <mo fence="true" stretchy="false">)</mo>
            </mrow>
            <mi>z</mi>
          </msup>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i>x</mi>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1</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1</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1</mn>
                <mi>x</mi>
              </munderover>
              <mrow>
                <munderover>
                  <mo stretchy="false">∫</mo>
                  <mn>1</mn>
                  <mfrac>
                    <mi>x</mi>
                    <mi>t</mi>
                  </mfrac>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2</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1+x)^z 
#{}={}
#1 
#{}+{}#""(binom{z}{1})int from 0 to x dt 
#{}+{}#""(binom{z}{2})int from 0 to x int from 0 to x du dt
#{}+{}#""(binom{z}{3})int from 0 to x int from 0 to x int from 0 to x dv du dt 
#{}+{}...

##

(1+bold{x})^z""^{"+"int""} 
#{}={}
#1
#{}+{}# ""(binom{z}{1})int from 0 to x dt
#{}+{}# ""(binom{z}{2})int from 0 to x int from 0 to {x - t} du dt
#{}+{}# ""(binom{z}{3})int from 0 to x int from 0 to {x - t} int from 0 to {x - t-u} dv du dt
#{}+{}...

##

(1+bold{x})^z""^{"+"sum""} 
#{}={}
#1
#{}+{}# ""(binom{z}{1})sum from t=1 to x 1
#{}+{}# ""(binom{z}{2})sum from t=1 to x sum from u=1 to {x - t } 1
#{}+{}# ""(binom{z}{3})sum from t=1 to x sum from u=1 to {x - t } sum from v=1 to {x - t - u} 1
#{}+{}...

##

(1+bold{x})^z""^{"*"int""} 
#{}={}
#1
#{}+{}# ""(binom{z}{1})int from 1 to x dt
#{}+{}# ""(binom{z}{2})int from 1 to x int from 1 to {x over t} du dt
#{}+{}# ""(binom{z}{3})int from 1 to x int from 1 to {x over t} int from 1 to {x over {t u}} dv du dt
#{}+{} ...

##

(1+bold{x})^z""^{"*"sum""} 
#{}={}
#1
#{}+{}# ""(binom{z}{1})sum from t=2 to x 1
#{}+{}# ""(binom{z}{2})sum from t=2 to x sum from u=2 to lfloor x over t rfloor 1
#{}+{}# ""(binom{z}{3})sum from t=2 to x sum from u=2 to lfloor x over t rfloor sum from v=2 to lfloor x over {t cdot u} rfloor 1
#{}+{} ...
}</annotation>
  </semantics>
</math>
</file>

<file path=Object 27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9/content.xml><?xml version="1.0" encoding="utf-8"?>
<math xmlns="http://www.w3.org/1998/Math/MathML" display="block">
  <semantics>
    <mtable>
      <mtr>
        <mtd>
          <mrow>
            <msub>
              <mi>f</mi>
              <mi>k</mi>
            </msub>
            <mrow>
              <mrow>
                <mo fence="true" stretchy="false">(</mo>
                <mrow>
                  <mi>x</mi>
                </mrow>
                <mo fence="true" stretchy="false">)</mo>
              </mrow>
              <mo stretchy="false">=</mo>
              <mrow>
                <mn>1</mn>
                <mo stretchy="false">+</mo>
                <mrow>
                  <mi>d</mi>
                  <mo stretchy="false">⋅</mo>
                  <mrow>
                    <mo fence="true" stretchy="false">(</mo>
                    <mrow>
                      <mrow>
                        <mfrac>
                          <mrow>
                            <mi>z</mi>
                            <mo stretchy="false">+</mo>
                            <mn>1</mn>
                          </mrow>
                          <mi>k</mi>
                        </mfrac>
                        <mo stretchy="false">−</mo>
                        <mn>1</mn>
                      </mrow>
                    </mrow>
                    <mo fence="true" stretchy="false">)</mo>
                  </mrow>
                </mrow>
              </mrow>
            </mrow>
            <mrow>
              <munderover>
                <mo stretchy="false">∑</mo>
                <mrow>
                  <mi>t</mi>
                  <mo stretchy="false">=</mo>
                  <mn>1</mn>
                </mrow>
                <mrow>
                  <mo fence="true" stretchy="false">⌊</mo>
                  <mrow>
                    <mfrac>
                      <mrow>
                        <mi>x</mi>
                        <mo stretchy="false">−</mo>
                        <mi>I</mi>
                      </mrow>
                      <mi>d</mi>
                    </mfrac>
                  </mrow>
                  <mo fence="true" stretchy="false">⌋</mo>
                </mrow>
              </munderover>
              <msub>
                <mi>f</mi>
                <mrow>
                  <mi>k</mi>
                  <mo stretchy="false">+</mo>
                  <mn>1</mn>
                </mrow>
              </msub>
            </mrow>
            <mrow>
              <mo fence="true" stretchy="false">(</mo>
              <mrow>
                <mrow>
                  <mi mathvariant="normal">θ</mi>
                  <mrow>
                    <mo fence="true" stretchy="false">(</mo>
                    <mrow>
                      <mrow>
                        <mi>x</mi>
                        <mi>,</mi>
                        <mrow>
                          <mrow>
                            <mi>d</mi>
                            <mo stretchy="false">⋅</mo>
                            <mi>t</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1 + d cdot ({{z+1}over{k}}-1)sum from t = 1 to  lfloor {x-I} over d rfloor  f_{k+1}( %theta(x, d cdot t+I))

"" newline

f( x,d,%theta, I ) = f_1( x )</annotation>
  </semantics>
</math>
</file>

<file path=Object 28/content.xml><?xml version="1.0" encoding="utf-8"?>
<math xmlns="http://www.w3.org/1998/Math/MathML" display="block">
  <semantics>
    <msup>
      <mi>x</mi>
      <mi>k</mi>
    </msup>
    <annotation encoding="StarMath 5.0">x^k</annotation>
  </semantics>
</math>
</file>

<file path=Object 280/content.xml><?xml version="1.0" encoding="utf-8"?>
<math xmlns="http://www.w3.org/1998/Math/MathML" display="block">
  <semantics>
    <mrow>
      <mrow>
        <msup>
          <mrow>
            <mo fence="true" stretchy="false">(</mo>
            <mrow>
              <mrow>
                <mn>1</mn>
                <mo stretchy="false">+</mo>
                <mi>x</mi>
              </mrow>
            </mrow>
            <mo fence="true" stretchy="false">)</mo>
          </mrow>
          <mi>z</mi>
        </msup>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1+x)^z = lim from {d rightarrow 0}{}f(x, d, %theta_"=",1)"   with    "%theta_"="( x,t )=x</annotation>
  </semantics>
</math>
</file>

<file path=Object 281/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282/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28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84/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285/content.xml><?xml version="1.0" encoding="utf-8"?>
<math xmlns="http://www.w3.org/1998/Math/MathML" display="block">
  <semantics>
    <mrow>
      <mtext/>
      <mrow>
        <mo stretchy="false">∫</mo>
        <mtext/>
      </mrow>
    </mrow>
    <annotation encoding="StarMath 5.0">""int""</annotation>
  </semantics>
</math>
</file>

<file path=Object 286/content.xml><?xml version="1.0" encoding="utf-8"?>
<math xmlns="http://www.w3.org/1998/Math/MathML" display="block">
  <semantics>
    <mrow>
      <mtext/>
      <mrow>
        <mo stretchy="false">∑</mo>
        <mtext/>
      </mrow>
    </mrow>
    <annotation encoding="StarMath 5.0">""sum""</annotation>
  </semantics>
</math>
</file>

<file path=Object 287/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88/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89/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9/content.xml><?xml version="1.0" encoding="utf-8"?>
<math xmlns="http://www.w3.org/1998/Math/MathML" display="block">
  <semantics>
    <mstyle mathvariant="bold">
      <msup>
        <mi>x</mi>
        <mi>k</mi>
      </msup>
    </mstyle>
    <annotation encoding="StarMath 5.0">bold{x}^k</annotation>
  </semantics>
</math>
</file>

<file path=Object 290/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9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4/content.xml><?xml version="1.0" encoding="utf-8"?>
<math xmlns="http://www.w3.org/1998/Math/MathML" display="block">
  <semantics>
    <mrow>
      <mtext/>
      <mrow>
        <mo stretchy="false">∫</mo>
        <mtext/>
      </mrow>
    </mrow>
    <annotation encoding="StarMath 5.0">""int""</annotation>
  </semantics>
</math>
</file>

<file path=Object 295/content.xml><?xml version="1.0" encoding="utf-8"?>
<math xmlns="http://www.w3.org/1998/Math/MathML" display="block">
  <semantics>
    <mrow>
      <mtext/>
      <mrow>
        <mo stretchy="false">∑</mo>
        <mtext/>
      </mrow>
    </mrow>
    <annotation encoding="StarMath 5.0">""sum""</annotation>
  </semantics>
</math>
</file>

<file path=Object 296/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7/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8/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299/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3/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30/content.xml><?xml version="1.0" encoding="utf-8"?>
<math xmlns="http://www.w3.org/1998/Math/MathML" display="block">
  <semantics>
    <mstyle mathvariant="bold">
      <msup>
        <mi>x</mi>
        <mi>k</mi>
      </msup>
    </mstyle>
    <annotation encoding="StarMath 5.0">bold{x}^k</annotation>
  </semantics>
</math>
</file>

<file path=Object 30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2/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303/content.xml><?xml version="1.0" encoding="utf-8"?>
<math xmlns="http://www.w3.org/1998/Math/MathML" display="block">
  <semantics>
    <mrow>
      <mtext/>
      <mrow>
        <mo stretchy="false">∫</mo>
        <mtext/>
      </mrow>
    </mrow>
    <annotation encoding="StarMath 5.0">""int""</annotation>
  </semantics>
</math>
</file>

<file path=Object 304/content.xml><?xml version="1.0" encoding="utf-8"?>
<math xmlns="http://www.w3.org/1998/Math/MathML" display="block">
  <semantics>
    <mrow>
      <mtext/>
      <mrow>
        <mo stretchy="false">∑</mo>
        <mtext/>
      </mrow>
    </mrow>
    <annotation encoding="StarMath 5.0">""sum""</annotation>
  </semantics>
</math>
</file>

<file path=Object 305/content.xml><?xml version="1.0" encoding="utf-8"?>
<math xmlns="http://www.w3.org/1998/Math/MathML" display="block">
  <semantics>
    <mrow>
      <msub>
        <mi>L</mi>
        <mi>z</mi>
      </msub>
      <mrow>
        <mo fence="true" stretchy="false">(</mo>
        <mrow>
          <mrow>
            <mo stretchy="false">−</mo>
            <mi>x</mi>
          </mrow>
        </mrow>
        <mo fence="true" stretchy="false">)</mo>
      </mrow>
    </mrow>
    <annotation encoding="StarMath 5.0">L_z( -x )</annotation>
  </semantics>
</math>
</file>

<file path=Object 306/content.xml><?xml version="1.0" encoding="utf-8"?>
<math xmlns="http://www.w3.org/1998/Math/MathML" display="block">
  <semantics>
    <mrow>
      <mo fence="true" stretchy="false">(</mo>
      <mrow>
        <mrow>
          <mo fence="true" stretchy="false">(</mo>
          <mrow>
            <mtable>
              <mtr>
                <mtd>
                  <mrow>
                    <mi>z</mi>
                    <mo stretchy="false">+</mo>
                    <mn>1</mn>
                  </mrow>
                </mtd>
              </mtr>
              <mtr>
                <mtd>
                  <mi>x</mi>
                </mtd>
              </mtr>
            </mtable>
          </mrow>
          <mo fence="true" stretchy="false">)</mo>
        </mrow>
      </mrow>
      <mo fence="true" stretchy="false">)</mo>
    </mrow>
    <annotation encoding="StarMath 5.0">((binom{z+1}{x}))</annotation>
  </semantics>
</math>
</file>

<file path=Object 307/content.xml><?xml version="1.0" encoding="utf-8"?>
<math xmlns="http://www.w3.org/1998/Math/MathML" display="block">
  <semantics>
    <mrow>
      <mrow>
        <mi>x</mi>
        <mo stretchy="false">⋅</mo>
        <msub>
          <mi>L</mi>
          <mrow>
            <mi>z</mi>
            <mo stretchy="false">−</mo>
            <mn>1</mn>
          </mrow>
        </msub>
      </mrow>
      <mrow>
        <mo fence="true" stretchy="false">(</mo>
        <mrow>
          <mrow>
            <mrow>
              <mo stretchy="false">−</mo>
              <mi>log</mi>
            </mrow>
            <mi>x</mi>
          </mrow>
        </mrow>
        <mo fence="true" stretchy="false">)</mo>
      </mrow>
    </mrow>
    <annotation encoding="StarMath 5.0">x cdot L_{z-1}( -log x )
</annotation>
  </semantics>
</math>
</file>

<file path=Object 308/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09/content.xml><?xml version="1.0" encoding="utf-8"?>
<math xmlns="http://www.w3.org/1998/Math/MathML" display="block">
  <semantics>
    <mrow>
      <msub>
        <mi>L</mi>
        <mi>z</mi>
      </msub>
      <mrow>
        <mo fence="true" stretchy="false">(</mo>
        <mrow>
          <mi>x</mi>
        </mrow>
        <mo fence="true" stretchy="false">)</mo>
      </mrow>
    </mrow>
    <annotation encoding="StarMath 5.0">L_z( x )
</annotation>
  </semantics>
</math>
</file>

<file path=Object 31/content.xml><?xml version="1.0" encoding="utf-8"?>
<math xmlns="http://www.w3.org/1998/Math/MathML" display="block">
  <semantics>
    <mstyle mathvariant="bold">
      <msup>
        <mi>x</mi>
        <mi>k</mi>
      </msup>
    </mstyle>
    <annotation encoding="StarMath 5.0">bold{x}^k</annotation>
  </semantics>
</math>
</file>

<file path=Object 310/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11/content.xml><?xml version="1.0" encoding="utf-8"?>
<math xmlns="http://www.w3.org/1998/Math/MathML" display="block">
  <semantics>
    <mrow>
      <msub>
        <mi>D</mi>
        <mi>z</mi>
      </msub>
      <mrow>
        <mrow>
          <mo fence="true" stretchy="false">(</mo>
          <mrow>
            <mi>x</mi>
          </mrow>
          <mo fence="true" stretchy="false">)</mo>
        </mrow>
        <mo stretchy="false">=</mo>
        <mrow>
          <munderover>
            <mo stretchy="false">∑</mo>
            <mrow>
              <mi>n</mi>
              <mo stretchy="false">=</mo>
              <mn>1</mn>
            </mrow>
            <mi>x</mi>
          </munderover>
          <mrow>
            <munder>
              <mo stretchy="false">∏</mo>
              <mrow>
                <msup>
                  <mi>p</mi>
                  <mi>k</mi>
                </msup>
                <mo stretchy="false">∣</mo>
                <mi>n</mi>
              </mrow>
            </munder>
            <mrow>
              <mo fence="true" stretchy="false">(</mo>
              <mrow>
                <mrow>
                  <mo fence="true" stretchy="false">(</mo>
                  <mrow>
                    <mtable>
                      <mtr>
                        <mtd>
                          <mi>z</mi>
                        </mtd>
                      </mtr>
                      <mtr>
                        <mtd>
                          <mi>k</mi>
                        </mtd>
                      </mtr>
                    </mtable>
                  </mrow>
                  <mo fence="true" stretchy="false">)</mo>
                </mrow>
              </mrow>
              <mo fence="true" stretchy="false">)</mo>
            </mrow>
          </mrow>
        </mrow>
      </mrow>
    </mrow>
    <annotation encoding="StarMath 5.0">D_z( x )=sum from n=1 to x prod from p^k divides n (( binom{z}{k}) )</annotation>
  </semantics>
</math>
</file>

<file path=Object 312/content.xml><?xml version="1.0" encoding="utf-8"?>
<math xmlns="http://www.w3.org/1998/Math/MathML" display="block">
  <semantics>
    <mrow>
      <mo fence="true" stretchy="false">(</mo>
      <mrow>
        <mrow>
          <mo fence="true" stretchy="false">(</mo>
          <mrow>
            <mtable>
              <mtr>
                <mtd>
                  <mi>x</mi>
                </mtd>
              </mtr>
              <mtr>
                <mtd>
                  <mi>k</mi>
                </mtd>
              </mtr>
            </mtable>
          </mrow>
          <mo fence="true" stretchy="false">)</mo>
        </mrow>
      </mrow>
      <mo fence="true" stretchy="false">)</mo>
    </mrow>
    <annotation encoding="StarMath 5.0">(( binom{x}{k}) )
</annotation>
  </semantics>
</math>
</file>

<file path=Object 313/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31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15/content.xml><?xml version="1.0" encoding="utf-8"?>
<math xmlns="http://www.w3.org/1998/Math/MathML" display="block">
  <semantics>
    <mrow>
      <mfrac>
        <mo stretchy="false">∂</mo>
        <mrow>
          <mo stretchy="false">∂</mo>
          <mi>x</mi>
        </mrow>
      </mfrac>
      <msup>
        <mrow>
          <mo fence="true" stretchy="false">(</mo>
          <mrow>
            <mrow>
              <mn>1</mn>
              <mo stretchy="false">+</mo>
              <mi>x</mi>
            </mrow>
          </mrow>
          <mo fence="true" stretchy="false">)</mo>
        </mrow>
        <mi>z</mi>
      </msup>
      <mrow>
        <mrow/>
        <mo stretchy="false">=</mo>
        <mrow/>
      </mrow>
      <mrow/>
      <mrow>
        <mi>z</mi>
        <mo stretchy="false">⋅</mo>
        <msup>
          <mrow>
            <mo fence="true" stretchy="false">(</mo>
            <mrow>
              <mrow>
                <mn>1</mn>
                <mo stretchy="false">+</mo>
                <mi>x</mi>
              </mrow>
            </mrow>
            <mo fence="true" stretchy="false">)</mo>
          </mrow>
          <mrow>
            <mi>z</mi>
            <mo stretchy="false">−</mo>
            <mn>1</mn>
          </mrow>
        </msup>
      </mrow>
    </mrow>
    <annotation encoding="StarMath 5.0">{partial over {partial x}}(1+x)^z
{}={}
{}z cdot (1+x)^{z-1}
</annotation>
  </semantics>
</math>
</file>

<file path=Object 316/content.xml><?xml version="1.0" encoding="utf-8"?>
<math xmlns="http://www.w3.org/1998/Math/MathML" display="block">
  <semantics>
    <mrow>
      <mfrac>
        <mo stretchy="false">∂</mo>
        <mrow>
          <mo stretchy="false">∂</mo>
          <mi>x</mi>
        </mrow>
      </mfrac>
      <mrow>
        <msup>
          <mrow>
            <mo fence="true" stretchy="false">(</mo>
            <mrow>
              <mrow>
                <mn>1</mn>
                <mo stretchy="false">+</mo>
                <mstyle mathvariant="bold">
                  <mi>x</mi>
                </mstyle>
              </mrow>
            </mrow>
            <mo fence="true" stretchy="false">)</mo>
          </mrow>
          <mi>z</mi>
        </msup>
        <mo stretchy="false">=</mo>
        <mtext/>
      </mrow>
    </mrow>
    <annotation encoding="StarMath 5.0">{partial over {partial x}}(1+bold{x})^z = ""</annotation>
  </semantics>
</math>
</file>

<file path=Object 317/content.xml><?xml version="1.0" encoding="utf-8"?>
<math xmlns="http://www.w3.org/1998/Math/MathML" display="block">
  <semantics>
    <mrow>
      <msub>
        <mo stretchy="false">∇</mo>
        <mi>x</mi>
      </msub>
      <mrow>
        <msup>
          <mrow>
            <mo fence="true" stretchy="false">(</mo>
            <mrow>
              <mrow>
                <mn>1</mn>
                <mo stretchy="false">+</mo>
                <mstyle mathvariant="bold">
                  <mi>x</mi>
                </mstyle>
              </mrow>
            </mrow>
            <mo fence="true" stretchy="false">)</mo>
          </mrow>
          <mi>z</mi>
        </msup>
        <mo stretchy="false">=</mo>
        <mtext/>
      </mrow>
    </mrow>
    <annotation encoding="StarMath 5.0">NABLA_x (1+bold{x})^z = ""
</annotation>
  </semantics>
</math>
</file>

<file path=Object 318/content.xml><?xml version="1.0" encoding="utf-8"?>
<math xmlns="http://www.w3.org/1998/Math/MathML" display="block">
  <semantics>
    <mrow>
      <mtext/>
      <mrow>
        <mo stretchy="false">∫</mo>
        <mtext/>
      </mrow>
    </mrow>
    <annotation encoding="StarMath 5.0">""int""</annotation>
  </semantics>
</math>
</file>

<file path=Object 319/content.xml><?xml version="1.0" encoding="utf-8"?>
<math xmlns="http://www.w3.org/1998/Math/MathML" display="block">
  <semantics>
    <mrow>
      <mtext/>
      <mrow>
        <mo stretchy="false">∑</mo>
        <mtext/>
      </mrow>
    </mrow>
    <annotation encoding="StarMath 5.0">""sum""</annotation>
  </semantics>
</math>
</file>

<file path=Object 32/content.xml><?xml version="1.0" encoding="utf-8"?>
<math xmlns="http://www.w3.org/1998/Math/MathML" display="block">
  <semantics>
    <mstyle mathvariant="bold">
      <msup>
        <mi>x</mi>
        <mi>k</mi>
      </msup>
    </mstyle>
    <annotation encoding="StarMath 5.0">bold{x}^k</annotation>
  </semantics>
</math>
</file>

<file path=Object 320/content.xml><?xml version="1.0" encoding="utf-8"?>
<math xmlns="http://www.w3.org/1998/Math/MathML" display="block">
  <semantics>
    <mrow>
      <msubsup>
        <mi>L</mi>
        <mrow>
          <mi>z</mi>
          <mo stretchy="false">−</mo>
          <mn>1</mn>
        </mrow>
        <mn>1</mn>
      </msubsup>
      <mrow>
        <mo fence="true" stretchy="false">(</mo>
        <mrow>
          <mrow>
            <mo stretchy="false">−</mo>
            <mi>x</mi>
          </mrow>
        </mrow>
        <mo fence="true" stretchy="false">)</mo>
      </mrow>
    </mrow>
    <annotation encoding="StarMath 5.0">L_{z-1}^1( -x )</annotation>
  </semantics>
</math>
</file>

<file path=Object 321/content.xml><?xml version="1.0" encoding="utf-8"?>
<math xmlns="http://www.w3.org/1998/Math/MathML" display="block">
  <semantics>
    <mrow>
      <mo fence="true" stretchy="false">(</mo>
      <mrow>
        <mrow>
          <mo fence="true" stretchy="false">(</mo>
          <mrow>
            <mtable>
              <mtr>
                <mtd>
                  <mi>z</mi>
                </mtd>
              </mtr>
              <mtr>
                <mtd>
                  <mi>x</mi>
                </mtd>
              </mtr>
            </mtable>
          </mrow>
          <mo fence="true" stretchy="false">)</mo>
        </mrow>
      </mrow>
      <mo fence="true" stretchy="false">)</mo>
    </mrow>
    <annotation encoding="StarMath 5.0">((binom{z}{x}))</annotation>
  </semantics>
</math>
</file>

<file path=Object 322/content.xml><?xml version="1.0" encoding="utf-8"?>
<math xmlns="http://www.w3.org/1998/Math/MathML" display="block">
  <semantics>
    <mrow>
      <msubsup>
        <mi>L</mi>
        <mrow>
          <mi>z</mi>
          <mo stretchy="false">−</mo>
          <mn>1</mn>
        </mrow>
        <mn>1</mn>
      </msubsup>
      <mrow>
        <mo fence="true" stretchy="false">(</mo>
        <mrow>
          <mrow>
            <mrow>
              <mo stretchy="false">−</mo>
              <mi>log</mi>
            </mrow>
            <mi>x</mi>
          </mrow>
        </mrow>
        <mo fence="true" stretchy="false">)</mo>
      </mrow>
    </mrow>
    <annotation encoding="StarMath 5.0">L_{z-1}^1( -log x )</annotation>
  </semantics>
</math>
</file>

<file path=Object 323/content.xml><?xml version="1.0" encoding="utf-8"?>
<math xmlns="http://www.w3.org/1998/Math/MathML" display="block">
  <semantics>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annotation encoding="StarMath 5.0">prod from p^k divides x ((binom{z}{k}))
</annotation>
  </semantics>
</math>
</file>

<file path=Object 324/content.xml><?xml version="1.0" encoding="utf-8"?>
<math xmlns="http://www.w3.org/1998/Math/MathML" display="block">
  <semantics>
    <mrow>
      <msubsup>
        <mi>L</mi>
        <mi>z</mi>
        <mrow>
          <mo fence="true" stretchy="false">(</mo>
          <mrow>
            <mi>k</mi>
          </mrow>
          <mo fence="true" stretchy="false">)</mo>
        </mrow>
      </msubsup>
      <mrow>
        <mo fence="true" stretchy="false">(</mo>
        <mrow>
          <mi>x</mi>
        </mrow>
        <mo fence="true" stretchy="false">)</mo>
      </mrow>
    </mrow>
    <annotation encoding="StarMath 5.0">L^(k)_z( x )
</annotation>
  </semantics>
</math>
</file>

<file path=Object 325/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partial}over{partial x}}(1+x)^{a+b} = {{partial}over{partial x}}(1+x)^a cdot (1+x)^b</annotation>
  </semantics>
</math>
</file>

<file path=Object 326/content.xml><?xml version="1.0" encoding="utf-8"?>
<math xmlns="http://www.w3.org/1998/Math/MathML" display="block">
  <semantics>
    <mstyle mathvariant="bold">
      <msup>
        <mi>x</mi>
        <mi>k</mi>
      </msup>
    </mstyle>
    <annotation encoding="StarMath 5.0">bold{x}^k</annotation>
  </semantics>
</math>
</file>

<file path=Object 327/content.xml><?xml version="1.0" encoding="utf-8"?>
<math xmlns="http://www.w3.org/1998/Math/MathML" display="block">
  <semantics>
    <mrow>
      <msub>
        <mi>d</mi>
        <mi>z</mi>
      </msub>
      <mrow>
        <mo fence="true" stretchy="false">(</mo>
        <mrow>
          <mi>x</mi>
        </mrow>
        <mo fence="true" stretchy="false">)</mo>
      </mrow>
    </mrow>
    <annotation encoding="StarMath 5.0">d_z( x )</annotation>
  </semantics>
</math>
</file>

<file path=Object 328/content.xml><?xml version="1.0" encoding="utf-8"?>
<math xmlns="http://www.w3.org/1998/Math/MathML" display="block">
  <semantics>
    <mrow>
      <msub>
        <mi>d</mi>
        <mi>z</mi>
      </msub>
      <mrow>
        <mrow>
          <mo fence="true" stretchy="false">(</mo>
          <mrow>
            <mi>x</mi>
          </mrow>
          <mo fence="true" stretchy="false">)</mo>
        </mrow>
        <mo stretchy="false">=</mo>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mrow>
    </mrow>
    <annotation encoding="StarMath 5.0">d_z( x )=prod from p^k divides x ((binom{z}{k}))</annotation>
  </semantics>
</math>
</file>

<file path=Object 329/content.xml><?xml version="1.0" encoding="utf-8"?>
<math xmlns="http://www.w3.org/1998/Math/MathML" display="block">
  <semantics>
    <mstyle mathvariant="bold">
      <msup>
        <mi>x</mi>
        <mi>k</mi>
      </msup>
    </mstyle>
    <annotation encoding="StarMath 5.0">bold{x}^k</annotation>
  </semantics>
</math>
</file>

<file path=Object 33/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330/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b>
            <mo stretchy="false">∇</mo>
            <mi>a</mi>
          </msub>
        </mrow>
      </mrow>
      <msup>
        <mrow>
          <mo fence="true" stretchy="false">(</mo>
          <mrow>
            <mrow>
              <mn>1</mn>
              <mo stretchy="false">+</mo>
              <mstyle mathvariant="bold">
                <mi>a</mi>
              </mstyle>
            </mrow>
          </mrow>
          <mo fence="true" stretchy="false">)</mo>
        </mrow>
        <mi>z</mi>
      </msup>
      <msup>
        <mtext/>
        <mrow>
          <mtext/>
          <mo stretchy="false">+</mo>
          <mrow>
            <mo stretchy="false">∑</mo>
            <mtext/>
          </mrow>
        </mrow>
      </msup>
    </mrow>
    <annotation encoding="StarMath 5.0">(1+bold{x})^z""^{""+sum""}=sum from a=1 to x nabla_a (1+bold{a})^z""^{""+sum""}</annotation>
  </semantics>
</math>
</file>

<file path=Object 331/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b>
              <mo stretchy="false">∇</mo>
              <mi mathvariant="normal">α</mi>
            </msub>
          </mrow>
        </mrow>
      </mrow>
      <msup>
        <mrow>
          <mo fence="true" stretchy="false">(</mo>
          <mrow>
            <mrow>
              <mn>1</mn>
              <mo stretchy="false">+</mo>
              <mstyle mathvariant="bold">
                <mi mathvariant="normal">α</mi>
              </mstyle>
            </mrow>
          </mrow>
          <mo fence="true" stretchy="false">)</mo>
        </mrow>
        <mi>z</mi>
      </msup>
      <msup>
        <mtext/>
        <mrow>
          <mtext/>
          <mo stretchy="false">+</mo>
          <mrow>
            <mo stretchy="false">∑</mo>
            <mtext/>
          </mrow>
        </mrow>
      </msup>
    </mrow>
    <annotation encoding="StarMath 5.0">(1+bold{x})^z""^{""*sum""}=sum from a=1 to x prod from p^%alpha divides a nabla_%alpha (1+bold{%alpha})^z""^{""+sum""}</annotation>
  </semantics>
</math>
</file>

<file path=Object 332/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sup>
            <mi>z</mi>
            <mrow>
              <mo fence="true" stretchy="false">(</mo>
              <mrow>
                <mi>a</mi>
              </mrow>
              <mo fence="true" stretchy="false">)</mo>
            </mrow>
          </msup>
          <mrow>
            <mi>a</mi>
            <mi>!</mi>
          </mrow>
        </mfrac>
      </mrow>
    </mrow>
    <annotation encoding="StarMath 5.0">{(x+z)!} over {x! z!}=sum from a=1 to x { {z^(a)}over{a!} }</annotation>
  </semantics>
</math>
</file>

<file path=Object 333/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sup>
                <mi>z</mi>
                <mrow>
                  <mo fence="true" stretchy="false">(</mo>
                  <mrow>
                    <mi mathvariant="normal">α</mi>
                  </mrow>
                  <mo fence="true" stretchy="false">)</mo>
                </mrow>
              </msup>
              <mrow>
                <mi mathvariant="normal">α</mi>
                <mi>!</mi>
              </mrow>
            </mfrac>
          </mrow>
        </mrow>
      </mrow>
    </mrow>
    <annotation encoding="StarMath 5.0">D_z( x )=sum from a=1 to x prod from p^%alpha divides a { {z^(%alpha)}over{%alpha!} }</annotation>
  </semantics>
</math>
</file>

<file path=Object 334/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p>
            <mrow>
              <mo fence="true" stretchy="false">(</mo>
              <mrow>
                <mrow>
                  <mn>1</mn>
                  <mo stretchy="false">+</mo>
                  <mstyle mathvariant="bold">
                    <mi>a</mi>
                  </mstyle>
                </mrow>
              </mrow>
              <mo fence="true" stretchy="false">)</mo>
            </mrow>
            <mrow>
              <mi>z</mi>
              <mo stretchy="false">−</mo>
              <mn>1</mn>
            </mrow>
          </msup>
        </mrow>
      </mrow>
      <msup>
        <mtext/>
        <mrow>
          <mtext/>
          <mo stretchy="false">+</mo>
          <mrow>
            <mo stretchy="false">∑</mo>
            <mtext/>
          </mrow>
        </mrow>
      </msup>
    </mrow>
    <annotation encoding="StarMath 5.0">(1+bold{x})^z""^{""+sum""}=sum from a=1 to x (1+bold{a})^{z-1}""^{""+sum""}</annotation>
  </semantics>
</math>
</file>

<file path=Object 335/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p>
              <mrow>
                <mo fence="true" stretchy="false">(</mo>
                <mrow>
                  <mrow>
                    <mn>1</mn>
                    <mo stretchy="false">+</mo>
                    <mstyle mathvariant="bold">
                      <mi mathvariant="normal">α</mi>
                    </mstyle>
                  </mrow>
                </mrow>
                <mo fence="true" stretchy="false">)</mo>
              </mrow>
              <mrow>
                <mi>z</mi>
                <mo stretchy="false">−</mo>
                <mn>1</mn>
              </mrow>
            </msup>
          </mrow>
        </mrow>
      </mrow>
      <msup>
        <mtext/>
        <mrow>
          <mtext/>
          <mo stretchy="false">+</mo>
          <mrow>
            <mo stretchy="false">∑</mo>
            <mtext/>
          </mrow>
        </mrow>
      </msup>
    </mrow>
    <annotation encoding="StarMath 5.0">(1+bold{x})^z""^{""*sum""}=sum from a=1 to x prod from p^%alpha divides a (1+bold{%alpha})^{z-1}""^{""+sum""}</annotation>
  </semantics>
</math>
</file>

<file path=Object 336/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row>
            <mrow>
              <mo fence="true" stretchy="false">(</mo>
              <mrow>
                <mrow>
                  <mi>a</mi>
                  <mo stretchy="false">+</mo>
                  <mi>z</mi>
                  <mo stretchy="false">−</mo>
                  <mn>1</mn>
                </mrow>
              </mrow>
              <mo fence="true" stretchy="false">)</mo>
            </mrow>
            <mi>!</mi>
          </mrow>
          <mrow>
            <mi>a</mi>
            <mi>!</mi>
            <mrow>
              <mo fence="true" stretchy="false">(</mo>
              <mrow>
                <mrow>
                  <mi>z</mi>
                  <mo stretchy="false">−</mo>
                  <mn>1</mn>
                </mrow>
              </mrow>
              <mo fence="true" stretchy="false">)</mo>
            </mrow>
            <mi>!</mi>
          </mrow>
        </mfrac>
      </mrow>
    </mrow>
    <annotation encoding="StarMath 5.0">{(x+z)!} over {x! z!}=sum from a=1 to x {{(a+z-1)!}over{a!(z-1)!}}</annotation>
  </semantics>
</math>
</file>

<file path=Object 337/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row>
                <mrow>
                  <mo fence="true" stretchy="false">(</mo>
                  <mrow>
                    <mrow>
                      <mi mathvariant="normal">α</mi>
                      <mo stretchy="false">+</mo>
                      <mi>z</mi>
                      <mo stretchy="false">−</mo>
                      <mn>1</mn>
                    </mrow>
                  </mrow>
                  <mo fence="true" stretchy="false">)</mo>
                </mrow>
                <mi>!</mi>
              </mrow>
              <mrow>
                <mi mathvariant="normal">α</mi>
                <mi>!</mi>
                <mrow>
                  <mo fence="true" stretchy="false">(</mo>
                  <mrow>
                    <mrow>
                      <mi>z</mi>
                      <mo stretchy="false">−</mo>
                      <mn>1</mn>
                    </mrow>
                  </mrow>
                  <mo fence="true" stretchy="false">)</mo>
                </mrow>
                <mi>!</mi>
              </mrow>
            </mfrac>
          </mrow>
        </mrow>
      </mrow>
    </mrow>
    <annotation encoding="StarMath 5.0">D_z( x )=sum from a=1 to x prod from p^%alpha divides a {{(%alpha+z-1)!}over{%alpha!(z-1)!}}</annotation>
  </semantics>
</math>
</file>

<file path=Object 33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39/content.xml><?xml version="1.0" encoding="utf-8"?>
<math xmlns="http://www.w3.org/1998/Math/MathML" display="block">
  <semantics>
    <mstyle mathvariant="bold">
      <msup>
        <mi>x</mi>
        <mi>k</mi>
      </msup>
    </mstyle>
    <annotation encoding="StarMath 5.0">bold{x}^k</annotation>
  </semantics>
</math>
</file>

<file path=Object 3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1/content.xml><?xml version="1.0" encoding="utf-8"?>
<math xmlns="http://www.w3.org/1998/Math/MathML" display="block">
  <semantics>
    <mstyle mathvariant="bold">
      <msup>
        <mi>x</mi>
        <mi>k</mi>
      </msup>
    </mstyle>
    <annotation encoding="StarMath 5.0">bold{x}^k</annotation>
  </semantics>
</math>
</file>

<file path=Object 34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343/content.xml><?xml version="1.0" encoding="utf-8"?>
<math xmlns="http://www.w3.org/1998/Math/MathML" display="block">
  <semantics>
    <mrow>
      <mtext/>
      <mrow>
        <mo stretchy="false">∫</mo>
        <mtext/>
      </mrow>
    </mrow>
    <annotation encoding="StarMath 5.0">""int""</annotation>
  </semantics>
</math>
</file>

<file path=Object 344/content.xml><?xml version="1.0" encoding="utf-8"?>
<math xmlns="http://www.w3.org/1998/Math/MathML" display="block">
  <semantics>
    <mrow>
      <mtext/>
      <mrow>
        <mo stretchy="false">∑</mo>
        <mtext/>
      </mrow>
    </mrow>
    <annotation encoding="StarMath 5.0">""sum""</annotation>
  </semantics>
</math>
</file>

<file path=Object 345/content.xml><?xml version="1.0" encoding="utf-8"?>
<math xmlns="http://www.w3.org/1998/Math/MathML" display="block">
  <semantics>
    <mrow>
      <msub>
        <mi>L</mi>
        <mi>z</mi>
      </msub>
      <mrow>
        <mrow>
          <mo fence="true" stretchy="false">(</mo>
          <mrow>
            <mrow>
              <mo stretchy="false">−</mo>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frac>
        <msup>
          <mi>x</mi>
          <mi>k</mi>
        </msup>
        <mrow>
          <mi>k</mi>
          <mi>!</mi>
        </mrow>
      </mfrac>
    </mrow>
    <annotation encoding="StarMath 5.0">L_z( -x )=
sum from k=0 to infinity (binom{z}{k}){x^{k} over {k!}}
</annotation>
  </semantics>
</math>
</file>

<file path=Object 346/content.xml><?xml version="1.0" encoding="utf-8"?>
<math xmlns="http://www.w3.org/1998/Math/MathML" display="block">
  <semantics>
    <mrow>
      <mrow>
        <mrow>
          <mo fence="true" stretchy="false">(</mo>
          <mrow>
            <mrow>
              <mo fence="true" stretchy="false">(</mo>
              <mrow>
                <mtable>
                  <mtr>
                    <mtd>
                      <mrow>
                        <mi>z</mi>
                        <mo stretchy="false">+</mo>
                        <mn>1</mn>
                      </mrow>
                    </mtd>
                  </mtr>
                  <mtr>
                    <mtd>
                      <mi>x</mi>
                    </mtd>
                  </mtr>
                </mtable>
              </mrow>
              <mo fence="true" stretchy="false">)</mo>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o fence="true" stretchy="false">(</mo>
        <mrow>
          <mtable>
            <mtr>
              <mtd>
                <mi>x</mi>
              </mtd>
            </mtr>
            <mtr>
              <mtd>
                <mi>k</mi>
              </mtd>
            </mtr>
          </mtable>
        </mrow>
        <mo fence="true" stretchy="false">)</mo>
      </mrow>
    </mrow>
    <annotation encoding="StarMath 5.0">((binom{z+1}{x}))=
sum from k=0 to infinity (binom{z}{k}){(binom{x}{k})}
</annotation>
  </semantics>
</math>
</file>

<file path=Object 347/content.xml><?xml version="1.0" encoding="utf-8"?>
<math xmlns="http://www.w3.org/1998/Math/MathML" display="block">
  <semantics>
    <mrow>
      <mrow>
        <mi>x</mi>
        <mo stretchy="false">⋅</mo>
        <msub>
          <mi>L</mi>
          <mrow>
            <mi>z</mi>
            <mo stretchy="false">−</mo>
            <mn>1</mn>
          </mrow>
        </msub>
      </mrow>
      <mrow>
        <mrow>
          <mo fence="true" stretchy="false">(</mo>
          <mrow>
            <mrow>
              <mrow>
                <mo stretchy="false">−</mo>
                <mi>log</mi>
              </mrow>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x cdot L_{z-1}( -log x )=
sum from k=0 to infinity (binom{z}{k})(-1)^{-k} cdot { {P(k,-log x)} }

</annotation>
  </semantics>
</math>
</file>

<file path=Object 348/content.xml><?xml version="1.0" encoding="utf-8"?>
<math xmlns="http://www.w3.org/1998/Math/MathML" display="block">
  <semantics>
    <mrow>
      <msub>
        <mi>D</mi>
        <mi>z</mi>
      </msub>
      <mrow>
        <mrow>
          <mo fence="true" stretchy="false">(</mo>
          <mrow>
            <mi>x</mi>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sub>
        <mi>D</mi>
        <mi>k</mi>
      </msub>
      <mi>'</mi>
      <mrow>
        <mo fence="true" stretchy="false">(</mo>
        <mrow>
          <mi>x</mi>
        </mrow>
        <mo fence="true" stretchy="false">)</mo>
      </mrow>
    </mrow>
    <annotation encoding="StarMath 5.0">D_z( x )=
sum from k=0 to infinity (binom{z}{k})D_k'( x )

</annotation>
  </semantics>
</math>
</file>

<file path=Object 349/content.xml><?xml version="1.0" encoding="utf-8"?>
<math xmlns="http://www.w3.org/1998/Math/MathML" display="block">
  <semantics>
    <mstyle mathvariant="bold">
      <msup>
        <mi>x</mi>
        <mi>k</mi>
      </msup>
    </mstyle>
    <annotation encoding="StarMath 5.0">bold{x}^k</annotation>
  </semantics>
</math>
</file>

<file path=Object 3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35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1/content.xml><?xml version="1.0" encoding="utf-8"?>
<math xmlns="http://www.w3.org/1998/Math/MathML" display="block">
  <semantics>
    <mrow>
      <mrow>
        <msup>
          <mi>x</mi>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i>x</mi>
            </mrow>
          </mrow>
          <mo fence="true" stretchy="false">)</mo>
        </mrow>
        <mi>j</mi>
      </msup>
    </mrow>
    <annotation encoding="StarMath 5.0">x^k
=
sum from j=0 to k (-1)^{k-j}(binom{k}{j})(1+x)^j
</annotation>
  </semantics>
</math>
</file>

<file path=Object 3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3/content.xml><?xml version="1.0" encoding="utf-8"?>
<math xmlns="http://www.w3.org/1998/Math/MathML" display="block">
  <semantics>
    <mrow>
      <mrow>
        <mstyle mathvariant="bold">
          <msup>
            <mi>x</mi>
            <mi>k</mi>
          </msup>
        </mstyle>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style mathvariant="bold">
                <mi>x</mi>
              </mstyle>
            </mrow>
          </mrow>
          <mo fence="true" stretchy="false">)</mo>
        </mrow>
        <mi>j</mi>
      </msup>
    </mrow>
    <annotation encoding="StarMath 5.0">bold{x}^k=sum from j=0 to k (-1)^{k-j}(binom{k}{j})(1+bold{x})^j</annotation>
  </semantics>
</math>
</file>

<file path=Object 354/content.xml><?xml version="1.0" encoding="utf-8"?>
<math xmlns="http://www.w3.org/1998/Math/MathML" display="block">
  <semantics>
    <mrow>
      <mtext/>
      <mrow>
        <mo stretchy="false">∫</mo>
        <mtext/>
      </mrow>
    </mrow>
    <annotation encoding="StarMath 5.0">""int""</annotation>
  </semantics>
</math>
</file>

<file path=Object 355/content.xml><?xml version="1.0" encoding="utf-8"?>
<math xmlns="http://www.w3.org/1998/Math/MathML" display="block">
  <semantics>
    <mrow>
      <mtext/>
      <mrow>
        <mo stretchy="false">∑</mo>
        <mtext/>
      </mrow>
    </mrow>
    <annotation encoding="StarMath 5.0">""sum""</annotation>
  </semantics>
</math>
</file>

<file path=Object 356/content.xml><?xml version="1.0" encoding="utf-8"?>
<math xmlns="http://www.w3.org/1998/Math/MathML" display="block">
  <semantics>
    <mrow>
      <mrow>
        <mfrac>
          <msup>
            <mi>x</mi>
            <mi>k</mi>
          </msup>
          <mrow>
            <mi>k</mi>
            <mi>!</mi>
          </mrow>
        </mfrac>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L</mi>
          <mi>j</mi>
        </msub>
        <mrow>
          <mo fence="true" stretchy="false">(</mo>
          <mrow>
            <mrow>
              <mo stretchy="false">−</mo>
              <mi>x</mi>
            </mrow>
          </mrow>
          <mo fence="true" stretchy="false">)</mo>
        </mrow>
      </mrow>
    </mrow>
    <annotation encoding="StarMath 5.0">x^k over {k!} = sum from j=0 to k (-1)^{k-j}(binom{k}{j}){L_j(-x)}
</annotation>
  </semantics>
</math>
</file>

<file path=Object 357/content.xml><?xml version="1.0" encoding="utf-8"?>
<math xmlns="http://www.w3.org/1998/Math/MathML" display="block">
  <semantics>
    <mrow>
      <mrow>
        <mrow>
          <mo fence="true" stretchy="false">(</mo>
          <mrow>
            <mtable>
              <mtr>
                <mtd>
                  <mi>x</mi>
                </mtd>
              </mtr>
              <mtr>
                <mtd>
                  <mi>k</mi>
                </mtd>
              </mtr>
            </mtable>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row>
          <mo fence="true" stretchy="false">(</mo>
          <mrow>
            <mtable>
              <mtr>
                <mtd>
                  <mi>k</mi>
                </mtd>
              </mtr>
              <mtr>
                <mtd>
                  <mi>j</mi>
                </mtd>
              </mtr>
            </mtable>
          </mrow>
          <mo fence="true" stretchy="false">)</mo>
        </mrow>
        <mo stretchy="false">⋅</mo>
        <mrow>
          <mo fence="true" stretchy="false">(</mo>
          <mrow>
            <mrow>
              <mo fence="true" stretchy="false">(</mo>
              <mrow>
                <mtable>
                  <mtr>
                    <mtd>
                      <mrow>
                        <mi>x</mi>
                        <mo stretchy="false">+</mo>
                        <mn>1</mn>
                      </mrow>
                    </mtd>
                  </mtr>
                  <mtr>
                    <mtd>
                      <mi>j</mi>
                    </mtd>
                  </mtr>
                </mtable>
              </mrow>
              <mo fence="true" stretchy="false">)</mo>
            </mrow>
          </mrow>
          <mo fence="true" stretchy="false">)</mo>
        </mrow>
      </mrow>
    </mrow>
    <annotation encoding="StarMath 5.0">(binom{x}{k}) = sum from j=0 to k (-1)^{k-j}(binom{k}{j})cdot((binom{x+1}{j}))</annotation>
  </semantics>
</math>
</file>

<file path=Object 358/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row>
          <mi>x</mi>
          <mo stretchy="false">⋅</mo>
          <msub>
            <mi>L</mi>
            <mrow>
              <mi>j</mi>
              <mo stretchy="false">−</mo>
              <mn>1</mn>
            </mrow>
          </msub>
        </mrow>
        <mrow>
          <mo fence="true" stretchy="false">(</mo>
          <mrow>
            <mrow>
              <mrow>
                <mo stretchy="false">−</mo>
                <mi>log</mi>
              </mrow>
              <mi>x</mi>
            </mrow>
          </mrow>
          <mo fence="true" stretchy="false">)</mo>
        </mrow>
      </mrow>
    </mrow>
    <annotation encoding="StarMath 5.0">(-1)^{-k} cdot P(k,-log x)=
sum from j=0 to k (-1)^{k-j}(binom{k}{j}){ x cdot L_{j-1}(-log x)}
</annotation>
  </semantics>
</math>
</file>

<file path=Object 359/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D</mi>
          <mi>j</mi>
        </msub>
        <mrow>
          <mo fence="true" stretchy="false">(</mo>
          <mrow>
            <mi>x</mi>
          </mrow>
          <mo fence="true" stretchy="false">)</mo>
        </mrow>
      </mrow>
    </mrow>
    <annotation encoding="StarMath 5.0">D_k'(x) = sum from j=0 to k (-1)^{k-j}(binom{k}{j}){D_j(x)}</annotation>
  </semantics>
</math>
</file>

<file path=Object 3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360/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1/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2/content.xml><?xml version="1.0" encoding="utf-8"?>
<math xmlns="http://www.w3.org/1998/Math/MathML" display="block">
  <semantics>
    <mrow>
      <msup>
        <mrow>
          <mo fence="true" stretchy="false">(</mo>
          <mrow>
            <mrow>
              <mn>1</mn>
              <mo stretchy="false">+</mo>
              <mstyle mathvariant="bold">
                <mi>x</mi>
              </mstyle>
            </mrow>
          </mrow>
          <mo fence="true" stretchy="false">)</mo>
        </mrow>
        <mrow>
          <mi>a</mi>
          <mo stretchy="false">+</mo>
          <mi>b</mi>
        </mrow>
      </msup>
      <mo stretchy="false">=</mo>
      <mrow>
        <msup>
          <mrow>
            <mo fence="true" stretchy="false">(</mo>
            <mrow>
              <mrow>
                <mn>1</mn>
                <mo stretchy="false">+</mo>
                <mstyle mathvariant="bold">
                  <mi>x</mi>
                </mstyle>
              </mrow>
            </mrow>
            <mo fence="true" stretchy="false">)</mo>
          </mrow>
          <mi>a</mi>
        </msup>
        <mo stretchy="false">⋅</mo>
        <msup>
          <mrow>
            <mo fence="true" stretchy="false">(</mo>
            <mrow>
              <mrow>
                <mn>1</mn>
                <mo stretchy="false">+</mo>
                <mstyle mathvariant="bold">
                  <mi>x</mi>
                </mstyle>
              </mrow>
            </mrow>
            <mo fence="true" stretchy="false">)</mo>
          </mrow>
          <mi>b</mi>
        </msup>
      </mrow>
    </mrow>
    <annotation encoding="StarMath 5.0">(1+bold{x})^{a+b} = (1+bold{x})^a cdot (1+bold{x})^b</annotation>
  </semantics>
</math>
</file>

<file path=Object 363/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annotation encoding="StarMath 5.0">(1+x)^{a+b}=1+

int from 0 to {x} {partial over {partial t}} (1+t)^a dt +

int from 0 to {x} {partial over {partial u}} (1+u)^b du +

int from 0 to {x} int from 0 to {x} {partial over {partial t}} (1+t)^a cdot {partial over {partial u}}(1+u)^b du dt</annotation>
  </semantics>
</math>
</file>

<file path=Object 364/content.xml><?xml version="1.0" encoding="utf-8"?>
<math xmlns="http://www.w3.org/1998/Math/MathML" display="block">
  <semantics>
    <mrow>
      <mtext/>
      <mrow>
        <mo stretchy="false">∫</mo>
        <mtext/>
      </mrow>
    </mrow>
    <annotation encoding="StarMath 5.0">""int""</annotation>
  </semantics>
</math>
</file>

<file path=Object 365/content.xml><?xml version="1.0" encoding="utf-8"?>
<math xmlns="http://www.w3.org/1998/Math/MathML" display="block">
  <semantics>
    <mrow>
      <mtext/>
      <mrow>
        <mo stretchy="false">∑</mo>
        <mtext/>
      </mrow>
    </mrow>
    <annotation encoding="StarMath 5.0">""sum""</annotation>
  </semantics>
</math>
</file>

<file path=Object 366/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0</mn>
                  <mi>x</mi>
                </munderover>
                <mrow>
                  <munderover>
                    <mo stretchy="false">∫</mo>
                    <mn>0</mn>
                    <mrow>
                      <mi>x</mi>
                      <mo stretchy="false">−</mo>
                      <mi>t</mi>
                    </mrow>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0 to x {partial over {partial t}}(1+bold{t})^a dt

+int from 0 to x {partial over {partial u}}(1+bold{u})^b du

""newline


+int from 0 to x int from 0 to {x-t} {partial over {partial t}}(1+bold{t})^a cdot {partial over {partial u}}(1+bold{u})^b du dt</annotation>
  </semantics>
</math>
</file>

<file path=Object 367/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1</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1</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up>
                <mrow>
                  <mo fence="true" stretchy="false">(</mo>
                  <mrow>
                    <mrow>
                      <mi>I</mi>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1 to x nabla_t (1+bold{t})^a

+sum from u=1 to x nabla_u (1+bold{u})^b

""newline


+sum from t=1 to x sum from u=1 to {x-t} nabla_t (I+bold{t})^a cdot nabla_u (1+bold{u})^b</annotation>
  </semantics>
</math>
</file>

<file path=Object 368/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1</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1</mn>
                  <mi>x</mi>
                </munderover>
                <mrow>
                  <munderover>
                    <mo stretchy="false">∫</mo>
                    <mn>1</mn>
                    <mfrac>
                      <mi>x</mi>
                      <mi>t</mi>
                    </mfrac>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1 to x {partial over {partial t}} (1+bold{t})^a dt

+int from 1 to x {partial over {partial u}} (1+bold{u})^b du

""newline


+int from 1 to x int from 1 to {x over  t} {partial over {partial t}} (1+bold{t})^a cdot {partial over {partial u}}(1+bold{u})^b du dt</annotation>
  </semantics>
</math>
</file>

<file path=Object 369/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2</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2</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2</mn>
                  </mrow>
                  <mi>x</mi>
                </munderover>
                <mrow>
                  <munderover>
                    <mo stretchy="false">∑</mo>
                    <mrow>
                      <mi>u</mi>
                      <mo stretchy="false">=</mo>
                      <mn>1</mn>
                    </mrow>
                    <mfrac>
                      <mi>x</mi>
                      <mi>t</mi>
                    </mfrac>
                  </munderover>
                  <msub>
                    <mo stretchy="false">∇</mo>
                    <mi>t</mi>
                  </msub>
                </mrow>
              </mrow>
            </mrow>
            <mrow>
              <msup>
                <mrow>
                  <mo fence="true" stretchy="false">(</mo>
                  <mrow>
                    <mrow>
                      <mn>1</mn>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2 to x nabla_t (1+bold{t})^a

+sum from u=2 to x nabla_u (1+bold{u})^b

""newline

+sum from t=2 to x sum from u=1 to {x over t} nabla_t (1+bold{t})^a cdot nabla_u (1+bold{u})^b</annotation>
  </semantics>
</math>
</file>

<file path=Object 37/content.xml><?xml version="1.0" encoding="utf-8"?>
<math xmlns="http://www.w3.org/1998/Math/MathML" display="block">
  <semantics>
    <mstyle mathvariant="bold">
      <msup>
        <mi>x</mi>
        <mi>k</mi>
      </msup>
    </mstyle>
    <annotation encoding="StarMath 5.0">bold{x}^k</annotation>
  </semantics>
</math>
</file>

<file path=Object 370/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i>a</mi>
          </mrow>
        </mrow>
      </mrow>
      <msup>
        <mrow>
          <mo fence="true" stretchy="false">(</mo>
          <mrow>
            <mrow>
              <mn>1</mn>
              <mo stretchy="false">+</mo>
              <mi>t</mi>
            </mrow>
          </mrow>
          <mo fence="true" stretchy="false">)</mo>
        </mrow>
        <mrow>
          <mi>a</mi>
          <mo stretchy="false">−</mo>
          <mn>1</mn>
        </mrow>
      </msup>
      <mrow>
        <mi mathvariant="italic">dt</mi>
        <mo stretchy="false">+</mo>
        <mrow>
          <munderover>
            <mo stretchy="false">∫</mo>
            <mn>0</mn>
            <mi>x</mi>
          </munderover>
          <mi>b</mi>
        </mrow>
      </mrow>
      <msup>
        <mrow>
          <mo fence="true" stretchy="false">(</mo>
          <mrow>
            <mrow>
              <mn>1</mn>
              <mo stretchy="false">+</mo>
              <mi>u</mi>
            </mrow>
          </mrow>
          <mo fence="true" stretchy="false">)</mo>
        </mrow>
        <mrow>
          <mi>b</mi>
          <mo stretchy="false">−</mo>
          <mn>1</mn>
        </mrow>
      </msup>
      <mrow>
        <mi mathvariant="italic">du</mi>
        <mo stretchy="false">+</mo>
        <mrow>
          <munderover>
            <mo stretchy="false">∫</mo>
            <mn>0</mn>
            <mi>x</mi>
          </munderover>
          <mrow>
            <munderover>
              <mo stretchy="false">∫</mo>
              <mn>0</mn>
              <mi>x</mi>
            </munderover>
            <mi>a</mi>
          </mrow>
        </mrow>
      </mrow>
      <mrow>
        <msup>
          <mrow>
            <mo fence="true" stretchy="false">(</mo>
            <mrow>
              <mrow>
                <mn>1</mn>
                <mo stretchy="false">+</mo>
                <mi>t</mi>
              </mrow>
            </mrow>
            <mo fence="true" stretchy="false">)</mo>
          </mrow>
          <mrow>
            <mi>a</mi>
            <mo stretchy="false">−</mo>
            <mn>1</mn>
          </mrow>
        </msup>
        <mo stretchy="false">⋅</mo>
        <mi>b</mi>
      </mrow>
      <msup>
        <mrow>
          <mo fence="true" stretchy="false">(</mo>
          <mrow>
            <mrow>
              <mn>1</mn>
              <mo stretchy="false">+</mo>
              <mi>u</mi>
            </mrow>
          </mrow>
          <mo fence="true" stretchy="false">)</mo>
        </mrow>
        <mrow>
          <mi>b</mi>
          <mo stretchy="false">−</mo>
          <mn>1</mn>
        </mrow>
      </msup>
      <mi mathvariant="italic">du</mi>
      <mi mathvariant="italic">dt</mi>
    </mrow>
    <annotation encoding="StarMath 5.0">(1+x)^{a+b}=

1+

int from 0 to x a (1+t)^{a-1} dt+

int from 0 to x b (1+u)^{b-1} du+

int from 0 to {x} int from 0 to {x} a (1+t)^{a-1} cdot b (1+u)^{b-1} du dt</annotation>
  </semantics>
</math>
</file>

<file path=Object 37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72/content.xml><?xml version="1.0" encoding="utf-8"?>
<math xmlns="http://www.w3.org/1998/Math/MathML" display="block">
  <semantics>
    <mrow>
      <mtext/>
      <mrow>
        <mo stretchy="false">∫</mo>
        <mtext/>
      </mrow>
    </mrow>
    <annotation encoding="StarMath 5.0">""int""</annotation>
  </semantics>
</math>
</file>

<file path=Object 373/content.xml><?xml version="1.0" encoding="utf-8"?>
<math xmlns="http://www.w3.org/1998/Math/MathML" display="block">
  <semantics>
    <mrow>
      <mtext/>
      <mrow>
        <mo stretchy="false">∑</mo>
        <mtext/>
      </mrow>
    </mrow>
    <annotation encoding="StarMath 5.0">""sum""</annotation>
  </semantics>
</math>
</file>

<file path=Object 374/content.xml><?xml version="1.0" encoding="utf-8"?>
<math xmlns="http://www.w3.org/1998/Math/MathML" display="block">
  <semantics>
    <mtable>
      <mtr>
        <mtd>
          <mrow>
            <mtext/>
            <msub>
              <mi>L</mi>
              <mrow>
                <mi>a</mi>
                <mo stretchy="false">+</mo>
                <mi>b</mi>
              </mrow>
            </msub>
            <mrow>
              <mrow>
                <mo fence="true" stretchy="false">(</mo>
                <mrow>
                  <mrow>
                    <mo stretchy="false">−</mo>
                    <mi>x</mi>
                  </mrow>
                </mrow>
                <mo fence="true" stretchy="false">)</mo>
              </mrow>
              <mo stretchy="false">=</mo>
              <mrow>
                <mn>1</mn>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row>
              <mi mathvariant="italic">dt</mi>
              <mo stretchy="false">+</mo>
              <mrow>
                <munderover>
                  <mo stretchy="false">∫</mo>
                  <mn>0</mn>
                  <mi>x</mi>
                </munderover>
                <msubsup>
                  <mi>L</mi>
                  <mrow>
                    <mi>b</mi>
                    <mo stretchy="false">−</mo>
                    <mn>1</mn>
                  </mrow>
                  <mrow>
                    <mo fence="true" stretchy="false">(</mo>
                    <mrow>
                      <mn>1</mn>
                    </mrow>
                    <mo fence="true" stretchy="false">)</mo>
                  </mrow>
                </msubsup>
              </mrow>
            </mrow>
            <mrow>
              <mo fence="true" stretchy="false">(</mo>
              <mrow>
                <mrow>
                  <mo stretchy="false">−</mo>
                  <mi>t</mi>
                </mrow>
              </mrow>
              <mo fence="true" stretchy="false">)</mo>
            </mrow>
            <mi mathvariant="italic">dt</mi>
            <mtext/>
          </mrow>
        </mtd>
      </mtr>
      <mtr>
        <mtd>
          <mrow>
            <mrow>
              <mo stretchy="false">+</mo>
              <mrow>
                <munderover>
                  <mo stretchy="false">∫</mo>
                  <mn>0</mn>
                  <mi>x</mi>
                </munderover>
                <mrow>
                  <munderover>
                    <mo stretchy="false">∫</mo>
                    <mn>0</mn>
                    <mrow>
                      <mi>x</mi>
                      <mo stretchy="false">−</mo>
                      <mi>t</mi>
                    </mrow>
                  </munderover>
                  <msubsup>
                    <mi>L</mi>
                    <mrow>
                      <mi>a</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mtd>
      </mtr>
    </mtable>
    <annotation encoding="StarMath 5.0">""L_{a+b}(-x)=


1+

int from 0 to x L_{a-1}^(1)(-t)dt

+int from 0 to x L_{b-1}^(1)(-t)dt

""newline


+int from 0 to x int from 0 to {x-t} L_{a-1}^(1)(-t) cdot L_{b-1}^(1)(-u) du dt</annotation>
  </semantics>
</math>
</file>

<file path=Object 375/content.xml><?xml version="1.0" encoding="utf-8"?>
<math xmlns="http://www.w3.org/1998/Math/MathML" display="block">
  <semantics>
    <mrow>
      <mrow>
        <mo fence="true" stretchy="false">(</mo>
        <mrow>
          <mrow>
            <mo fence="true" stretchy="false">(</mo>
            <mrow>
              <mtable>
                <mtr>
                  <mtd>
                    <mrow>
                      <mi>a</mi>
                      <mo stretchy="false">+</mo>
                      <mi>b</mi>
                      <mo stretchy="false">+</mo>
                      <mn>1</mn>
                    </mrow>
                  </mtd>
                </mtr>
                <mtr>
                  <mtd>
                    <mi>x</mi>
                  </mtd>
                </mtr>
              </mtable>
            </mrow>
            <mo fence="true" stretchy="false">)</mo>
          </mrow>
        </mrow>
        <mo fence="true" stretchy="false">)</mo>
      </mrow>
      <mo stretchy="false">=</mo>
      <mrow>
        <mrow>
          <munderover>
            <mo stretchy="false">∑</mo>
            <mrow>
              <mi>t</mi>
              <mo stretchy="false">=</mo>
              <mn>0</mn>
            </mrow>
            <mi>x</mi>
          </munderover>
          <mrow>
            <munderover>
              <mo stretchy="false">∑</mo>
              <mrow>
                <mi>u</mi>
                <mo stretchy="false">=</mo>
                <mn>0</mn>
              </mrow>
              <mrow>
                <mi>x</mi>
                <mo stretchy="false">−</mo>
                <mi>t</mi>
              </mrow>
            </munderover>
            <mrow>
              <mo fence="true" stretchy="false">(</mo>
              <mrow>
                <mrow>
                  <mo fence="true" stretchy="false">(</mo>
                  <mrow>
                    <mtable>
                      <mtr>
                        <mtd>
                          <mi>a</mi>
                        </mtd>
                      </mtr>
                      <mtr>
                        <mtd>
                          <mi>t</mi>
                        </mtd>
                      </mtr>
                    </mtable>
                  </mrow>
                  <mo fence="true" stretchy="false">)</mo>
                </mrow>
              </mrow>
              <mo fence="true" stretchy="false">)</mo>
            </mrow>
          </mrow>
        </mrow>
        <mo stretchy="false">⋅</mo>
        <mrow>
          <mo fence="true" stretchy="false">(</mo>
          <mrow>
            <mrow>
              <mo fence="true" stretchy="false">(</mo>
              <mrow>
                <mtable>
                  <mtr>
                    <mtd>
                      <mi>b</mi>
                    </mtd>
                  </mtr>
                  <mtr>
                    <mtd>
                      <mi>u</mi>
                    </mtd>
                  </mtr>
                </mtable>
              </mrow>
              <mo fence="true" stretchy="false">)</mo>
            </mrow>
          </mrow>
          <mo fence="true" stretchy="false">)</mo>
        </mrow>
      </mrow>
    </mrow>
    <annotation encoding="StarMath 5.0">((binom{a+b+1}{x}))=

sum from t=0 to {x} sum from u=0 to {x-t} 

((binom{a}{t}))cdot 

((binom{b}{u}))</annotation>
  </semantics>
</math>
</file>

<file path=Object 376/content.xml><?xml version="1.0" encoding="utf-8"?>
<math xmlns="http://www.w3.org/1998/Math/MathML" display="block">
  <semantics>
    <mtable>
      <mtr>
        <mtd>
          <mrow>
            <mtext/>
            <mrow>
              <mi>x</mi>
              <mo stretchy="false">⋅</mo>
              <msub>
                <mi>L</mi>
                <mrow>
                  <mi>a</mi>
                  <mo stretchy="false">+</mo>
                  <mi>b</mi>
                  <mo stretchy="false">−</mo>
                  <mn>1</mn>
                </mrow>
              </msub>
            </mrow>
            <mrow>
              <mrow>
                <mo fence="true" stretchy="false">(</mo>
                <mrow>
                  <mrow>
                    <mrow>
                      <mo stretchy="false">−</mo>
                      <mi>log</mi>
                    </mrow>
                    <mi>x</mi>
                  </mrow>
                </mrow>
                <mo fence="true" stretchy="false">)</mo>
              </mrow>
              <mo stretchy="false">=</mo>
              <mrow>
                <mn>1</mn>
                <mo stretchy="false">+</mo>
                <mrow>
                  <munderover>
                    <mo stretchy="false">∫</mo>
                    <mn>1</mn>
                    <mi>x</mi>
                  </munderover>
                  <msubsup>
                    <mi>L</mi>
                    <mrow>
                      <mi>a</mi>
                      <mo stretchy="false">−</mo>
                      <mn>1</mn>
                    </mrow>
                    <mrow>
                      <mo fence="true" stretchy="false">(</mo>
                      <mrow>
                        <mn>1</mn>
                      </mrow>
                      <mo fence="true" stretchy="false">)</mo>
                    </mrow>
                  </msubsup>
                </mrow>
              </mrow>
            </mrow>
            <mrow>
              <mo fence="true" stretchy="false">(</mo>
              <mrow>
                <mrow>
                  <mrow>
                    <mo stretchy="false">−</mo>
                    <mi>log</mi>
                  </mrow>
                  <mi>t</mi>
                </mrow>
              </mrow>
              <mo fence="true" stretchy="false">)</mo>
            </mrow>
            <mrow>
              <mi mathvariant="italic">dt</mi>
              <mo stretchy="false">+</mo>
              <mrow>
                <munderover>
                  <mo stretchy="false">∫</mo>
                  <mn>1</mn>
                  <mi>x</mi>
                </munderover>
                <msubsup>
                  <mi>L</mi>
                  <mrow>
                    <mi>b</mi>
                    <mo stretchy="false">−</mo>
                    <mn>1</mn>
                  </mrow>
                  <mrow>
                    <mo fence="true" stretchy="false">(</mo>
                    <mrow>
                      <mn>1</mn>
                    </mrow>
                    <mo fence="true" stretchy="false">)</mo>
                  </mrow>
                </msubsup>
              </mrow>
            </mrow>
            <mrow>
              <mo fence="true" stretchy="false">(</mo>
              <mrow>
                <mrow>
                  <mrow>
                    <mo stretchy="false">−</mo>
                    <mi>log</mi>
                  </mrow>
                  <mi>t</mi>
                </mrow>
              </mrow>
              <mo fence="true" stretchy="false">)</mo>
            </mrow>
            <mi mathvariant="italic">dt</mi>
            <mtext/>
          </mrow>
        </mtd>
      </mtr>
      <mtr>
        <mtd>
          <mrow>
            <mrow>
              <mo stretchy="false">+</mo>
              <mrow>
                <munderover>
                  <mo stretchy="false">∫</mo>
                  <mn>1</mn>
                  <mi>x</mi>
                </munderover>
                <mrow>
                  <munderover>
                    <mo stretchy="false">∫</mo>
                    <mn>1</mn>
                    <mfrac>
                      <mi>x</mi>
                      <mi>t</mi>
                    </mfrac>
                  </munderover>
                  <msubsup>
                    <mi>L</mi>
                    <mrow>
                      <mi>a</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i>b</mi>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mtd>
      </mtr>
    </mtable>
    <annotation encoding="StarMath 5.0">""x cdot L_{a+b-1}(-log x)=



1+

int from 1 to x L_{a-1}^(1)(-log t)dt

+int from 1 to x L_{b-1}^(1)(-log t)dt

""newline

+int from 1 to x int from 1 to {x over t} L_{a-1}^(1)(-log t) cdot L_{b-1}^(1)(-log u) du dt</annotation>
  </semantics>
</math>
</file>

<file path=Object 377/content.xml><?xml version="1.0" encoding="utf-8"?>
<math xmlns="http://www.w3.org/1998/Math/MathML" display="block">
  <semantics>
    <mrow>
      <msub>
        <mi>D</mi>
        <mrow>
          <mi>a</mi>
          <mo stretchy="false">+</mo>
          <mi>b</mi>
        </mrow>
      </msub>
      <mrow>
        <mrow>
          <mo fence="true" stretchy="false">(</mo>
          <mrow>
            <mi>x</mi>
          </mrow>
          <mo fence="true" stretchy="false">)</mo>
        </mrow>
        <mo stretchy="false">=</mo>
        <mrow>
          <munderover>
            <mo stretchy="false">∑</mo>
            <mrow>
              <mi>t</mi>
              <mo stretchy="false">=</mo>
              <mn>1</mn>
            </mrow>
            <mi>x</mi>
          </munderover>
          <mrow>
            <munderover>
              <mo stretchy="false">∑</mo>
              <mrow>
                <mi>u</mi>
                <mo stretchy="false">=</mo>
                <mn>1</mn>
              </mrow>
              <mrow>
                <mo fence="true" stretchy="false">⌊</mo>
                <mrow>
                  <mfrac>
                    <mi>x</mi>
                    <mi>t</mi>
                  </mfrac>
                </mrow>
                <mo fence="true" stretchy="false">⌋</mo>
              </mrow>
            </munderover>
            <msub>
              <mi>d</mi>
              <mi>a</mi>
            </msub>
          </mrow>
        </mrow>
      </mrow>
      <mrow>
        <mrow>
          <mo fence="true" stretchy="false">(</mo>
          <mrow>
            <mi>t</mi>
          </mrow>
          <mo fence="true" stretchy="false">)</mo>
        </mrow>
        <mo stretchy="false">⋅</mo>
        <msub>
          <mi>d</mi>
          <mi>b</mi>
        </msub>
      </mrow>
      <mrow>
        <mo fence="true" stretchy="false">(</mo>
        <mrow>
          <mi>u</mi>
        </mrow>
        <mo fence="true" stretchy="false">)</mo>
      </mrow>
    </mrow>
    <annotation encoding="StarMath 5.0">D_{a+b}(x)=sum from t=1 to x sum from u=1 to lfloor x over t rfloor 

d_a(t) cdot

d_b(u)</annotation>
  </semantics>
</math>
</file>

<file path=Object 378/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o fence="true" stretchy="false">(</mo>
        <mrow>
          <mrow>
            <mrow>
              <mn>1</mn>
              <mo stretchy="false">+</mo>
              <mrow>
                <munderover>
                  <mo stretchy="false">∫</mo>
                  <mn>0</mn>
                  <mi>x</mi>
                </munderover>
                <mfrac>
                  <mo stretchy="false">∂</mo>
                  <mrow>
                    <mo stretchy="false">∂</mo>
                    <mi>t</mi>
                  </mrow>
                </mfrac>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mrow>
        <mo fence="true" stretchy="false">)</mo>
      </mrow>
    </mrow>
    <annotation encoding="StarMath 5.0">{partial over {partial x}}(1+x)^{a+b}=

{ partial over {partial x} }(  1+

int from 0 to x {partial over {partial t}}(1+t)^{a} dt+

int from 0 to x {partial over {partial u}}(1+u)^{b} du+

int from 0 to {x} int from 0 to {x} {partial over {partial t}} (1+t)^{a} cdot {partial over {partial u}} (1+u)^{b} du dt)</annotation>
  </semantics>
</math>
</file>

<file path=Object 379/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t</mi>
          </mrow>
        </mfrac>
      </mrow>
      <msup>
        <mrow>
          <mo fence="true" stretchy="false">(</mo>
          <mrow>
            <mrow>
              <mn>1</mn>
              <mo stretchy="false">+</mo>
              <mi>t</mi>
            </mrow>
          </mrow>
          <mo fence="true" stretchy="false">)</mo>
        </mrow>
        <mi>b</mi>
      </msup>
      <mi mathvariant="italic">dt</mi>
    </mrow>
    <annotation encoding="StarMath 5.0">{partial over {partial x}}(1+x)^{a+b}=

{partial over {partial x}}(1+x)^{a}+

{partial over {partial x}}(1+x)^{b}+

int from 0 to x {partial over {partial t}} (1+t)^{a} cdot {partial over {partial x}} (1+x)^{b} + {partial over {partial x}} (1+x)^{a} cdot {partial over {partial t}} (1+t)^{b} dt</annotation>
  </semantics>
</math>
</file>

<file path=Object 38/content.xml><?xml version="1.0" encoding="utf-8"?>
<math xmlns="http://www.w3.org/1998/Math/MathML" display="block">
  <semantics>
    <mstyle mathvariant="bold">
      <msup>
        <mi>x</mi>
        <mi>k</mi>
      </msup>
    </mstyle>
    <annotation encoding="StarMath 5.0">bold{x}^k</annotation>
  </semantics>
</math>
</file>

<file path=Object 380/content.xml><?xml version="1.0" encoding="utf-8"?>
<math xmlns="http://www.w3.org/1998/Math/MathML" display="block">
  <semantics>
    <mrow>
      <mrow>
        <mo fence="true" stretchy="false">(</mo>
        <mrow>
          <mrow>
            <mi>a</mi>
            <mo stretchy="false">+</mo>
            <mi>b</mi>
          </mrow>
        </mrow>
        <mo fence="true" stretchy="false">)</mo>
      </mrow>
      <mrow>
        <msup>
          <mrow>
            <mo fence="true" stretchy="false">(</mo>
            <mrow>
              <mrow>
                <mn>1</mn>
                <mo stretchy="false">+</mo>
                <mi>x</mi>
              </mrow>
            </mrow>
            <mo fence="true" stretchy="false">)</mo>
          </mrow>
          <mrow>
            <mi>a</mi>
            <mo stretchy="false">+</mo>
            <mi>b</mi>
            <mo stretchy="false">−</mo>
            <mn>1</mn>
          </mrow>
        </msup>
        <mo stretchy="false">=</mo>
        <mi>a</mi>
      </mrow>
      <mrow>
        <msup>
          <mrow>
            <mo fence="true" stretchy="false">(</mo>
            <mrow>
              <mrow>
                <mn>1</mn>
                <mo stretchy="false">+</mo>
                <mi>x</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row>
          <munderover>
            <mo stretchy="false">∫</mo>
            <mn>0</mn>
            <mi>x</mi>
          </munderover>
          <mi>a</mi>
        </mrow>
      </mrow>
      <mrow>
        <msup>
          <mrow>
            <mo fence="true" stretchy="false">(</mo>
            <mrow>
              <mrow>
                <mn>1</mn>
                <mo stretchy="false">+</mo>
                <mi>t</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i>a</mi>
      </mrow>
      <mrow>
        <msup>
          <mrow>
            <mo fence="true" stretchy="false">(</mo>
            <mrow>
              <mrow>
                <mn>1</mn>
                <mo stretchy="false">+</mo>
                <mi>x</mi>
              </mrow>
            </mrow>
            <mo fence="true" stretchy="false">)</mo>
          </mrow>
          <mrow>
            <mi>a</mi>
            <mo stretchy="false">−</mo>
            <mn>1</mn>
          </mrow>
        </msup>
        <mo stretchy="false">⋅</mo>
        <mi>b</mi>
      </mrow>
      <msup>
        <mrow>
          <mo fence="true" stretchy="false">(</mo>
          <mrow>
            <mrow>
              <mn>1</mn>
              <mo stretchy="false">+</mo>
              <mi>t</mi>
            </mrow>
          </mrow>
          <mo fence="true" stretchy="false">)</mo>
        </mrow>
        <mrow>
          <mi>b</mi>
          <mo stretchy="false">−</mo>
          <mn>1</mn>
        </mrow>
      </msup>
      <mi mathvariant="italic">dt</mi>
    </mrow>
    <annotation encoding="StarMath 5.0">(a+b)(1+x)^{a+b-1}=

a (1+x)^{a-1}+

b (1+x)^{b-1}+

int from 0 to x  

a( 1+t )^{ a-1 } cdot b( 1+x )^{ b-1 }+
a( 1+x )^{ a-1 } cdot b( 1+t )^{ b-1 }

dt</annotation>
  </semantics>
</math>
</file>

<file path=Object 381/content.xml><?xml version="1.0" encoding="utf-8"?>
<math xmlns="http://www.w3.org/1998/Math/MathML" display="block">
  <semantics>
    <mrow>
      <mtext/>
      <mrow>
        <mo stretchy="false">∫</mo>
        <mtext/>
      </mrow>
    </mrow>
    <annotation encoding="StarMath 5.0">""int""</annotation>
  </semantics>
</math>
</file>

<file path=Object 382/content.xml><?xml version="1.0" encoding="utf-8"?>
<math xmlns="http://www.w3.org/1998/Math/MathML" display="block">
  <semantics>
    <mrow>
      <mtext/>
      <mrow>
        <mo stretchy="false">∑</mo>
        <mtext/>
      </mrow>
    </mrow>
    <annotation encoding="StarMath 5.0">""sum""</annotation>
  </semantics>
</math>
</file>

<file path=Object 383/content.xml><?xml version="1.0" encoding="utf-8"?>
<math xmlns="http://www.w3.org/1998/Math/MathML" display="block">
  <semantics>
    <mtable>
      <mtr>
        <mtd>
          <mrow>
            <mtext/>
            <msubsup>
              <mi>L</mi>
              <mrow>
                <mi>a</mi>
                <mo stretchy="false">+</mo>
                <mi>b</mi>
                <mo stretchy="false">−</mo>
                <mn>1</mn>
              </mrow>
              <mrow>
                <mo fence="true" stretchy="false">(</mo>
                <mrow>
                  <mn>1</mn>
                </mrow>
                <mo fence="true" stretchy="false">)</mo>
              </mrow>
            </msubsup>
            <mrow>
              <mrow>
                <mo fence="true" stretchy="false">(</mo>
                <mrow>
                  <mrow>
                    <mo stretchy="false">−</mo>
                    <mi>x</mi>
                  </mrow>
                </mrow>
                <mo fence="true" stretchy="false">)</mo>
              </mrow>
              <mo stretchy="false">=</mo>
              <msubsup>
                <mi>L</mi>
                <mrow>
                  <mi>a</mi>
                  <mo stretchy="false">−</mo>
                  <mn>1</mn>
                </mrow>
                <mrow>
                  <mo fence="true" stretchy="false">(</mo>
                  <mrow>
                    <mn>1</mn>
                  </mrow>
                  <mo fence="true" stretchy="false">)</mo>
                </mrow>
              </msubsup>
            </mrow>
            <mrow>
              <mrow>
                <mo fence="true" stretchy="false">(</mo>
                <mrow>
                  <mrow>
                    <mo stretchy="false">−</mo>
                    <mi>x</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x</mi>
                </mrow>
              </mrow>
              <mo fence="true" stretchy="false">)</mo>
            </mrow>
            <mtext/>
          </mrow>
        </mtd>
      </mtr>
      <mtr>
        <mtd>
          <mrow>
            <mrow>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row>
                    <mo fence="true" stretchy="false">(</mo>
                    <mrow>
                      <mrow>
                        <mi>x</mi>
                        <mo stretchy="false">−</mo>
                        <mi>t</mi>
                      </mrow>
                    </mrow>
                    <mo fence="true" stretchy="false">)</mo>
                  </mrow>
                </mrow>
              </mrow>
              <mo fence="true" stretchy="false">)</mo>
            </mrow>
            <mi mathvariant="italic">dt</mi>
          </mrow>
        </mtd>
      </mtr>
    </mtable>
    <annotation encoding="StarMath 5.0">""L_{a+b-1}^{(1)}(-x)=


L_{a-1}^(1)(-x)

+L_{b-1}^(1)(-x)

""newline


+int from 0 to x L_{a-1}^(1)(-t) cdot L_{b-1}^(1)(-(x-t)) dt</annotation>
  </semantics>
</math>
</file>

<file path=Object 384/content.xml><?xml version="1.0" encoding="utf-8"?>
<math xmlns="http://www.w3.org/1998/Math/MathML" display="block">
  <semantics>
    <mrow>
      <mrow>
        <mo fence="true" stretchy="false">(</mo>
        <mrow>
          <mrow>
            <mo fence="true" stretchy="false">(</mo>
            <mrow>
              <mtable>
                <mtr>
                  <mtd>
                    <mrow>
                      <mi>a</mi>
                      <mo stretchy="false">+</mo>
                      <mi>b</mi>
                    </mrow>
                  </mtd>
                </mtr>
                <mtr>
                  <mtd>
                    <mi>x</mi>
                  </mtd>
                </mtr>
              </mtable>
            </mrow>
            <mo fence="true" stretchy="false">)</mo>
          </mrow>
        </mrow>
        <mo fence="true" stretchy="false">)</mo>
      </mrow>
      <mo stretchy="false">=</mo>
      <mrow>
        <mrow>
          <munderover>
            <mo stretchy="false">∑</mo>
            <mrow>
              <mi>t</mi>
              <mo stretchy="false">=</mo>
              <mn>0</mn>
            </mrow>
            <mi>x</mi>
          </munderover>
          <mrow>
            <mo fence="true" stretchy="false">(</mo>
            <mrow>
              <mrow>
                <mo fence="true" stretchy="false">(</mo>
                <mrow>
                  <mtable>
                    <mtr>
                      <mtd>
                        <mi>a</mi>
                      </mtd>
                    </mtr>
                    <mtr>
                      <mtd>
                        <mi>t</mi>
                      </mtd>
                    </mtr>
                  </mtable>
                </mrow>
                <mo fence="true" stretchy="false">)</mo>
              </mrow>
            </mrow>
            <mo fence="true" stretchy="false">)</mo>
          </mrow>
        </mrow>
        <mo stretchy="false">⋅</mo>
        <mrow>
          <mo fence="true" stretchy="false">(</mo>
          <mrow>
            <mrow>
              <mo fence="true" stretchy="false">(</mo>
              <mrow>
                <mtable>
                  <mtr>
                    <mtd>
                      <mi>b</mi>
                    </mtd>
                  </mtr>
                  <mtr>
                    <mtd>
                      <mrow>
                        <mi>x</mi>
                        <mo stretchy="false">−</mo>
                        <mi>t</mi>
                      </mrow>
                    </mtd>
                  </mtr>
                </mtable>
              </mrow>
              <mo fence="true" stretchy="false">)</mo>
            </mrow>
          </mrow>
          <mo fence="true" stretchy="false">)</mo>
        </mrow>
      </mrow>
    </mrow>
    <annotation encoding="StarMath 5.0">((binom{a+b}{x}))=

sum from t=0 to x

((binom{a}{t}))cdot 

((binom{b}{x-t}))</annotation>
  </semantics>
</math>
</file>

<file path=Object 385/content.xml><?xml version="1.0" encoding="utf-8"?>
<math xmlns="http://www.w3.org/1998/Math/MathML" display="block">
  <semantics>
    <mtable>
      <mtr>
        <mtd>
          <mrow>
            <mtext/>
            <msubsup>
              <mi>L</mi>
              <mrow>
                <mrow>
                  <mo stretchy="false">−</mo>
                  <mrow>
                    <mo fence="true" stretchy="false">(</mo>
                    <mrow>
                      <mrow>
                        <mi>a</mi>
                        <mo stretchy="false">+</mo>
                        <mi>b</mi>
                      </mrow>
                    </mrow>
                    <mo fence="true" stretchy="false">)</mo>
                  </mrow>
                </mrow>
                <mo stretchy="false">−</mo>
                <mn>1</mn>
              </mrow>
              <mrow>
                <mo fence="true" stretchy="false">(</mo>
                <mrow>
                  <mn>1</mn>
                </mrow>
                <mo fence="true" stretchy="false">)</mo>
              </mrow>
            </msubsup>
            <mrow>
              <mrow>
                <mo fence="true" stretchy="false">(</mo>
                <mrow>
                  <mrow>
                    <mi>log</mi>
                    <mi>x</mi>
                  </mrow>
                </mrow>
                <mo fence="true" stretchy="false">)</mo>
              </mrow>
              <mo stretchy="false">=</mo>
              <mrow>
                <mfrac>
                  <mn>1</mn>
                  <mi>x</mi>
                </mfrac>
                <mo stretchy="false">⋅</mo>
                <msubsup>
                  <mi>L</mi>
                  <mrow>
                    <mrow>
                      <mo stretchy="false">−</mo>
                      <mi>a</mi>
                    </mrow>
                    <mo stretchy="false">−</mo>
                    <mn>1</mn>
                  </mrow>
                  <mrow>
                    <mo fence="true" stretchy="false">(</mo>
                    <mrow>
                      <mn>1</mn>
                    </mrow>
                    <mo fence="true" stretchy="false">)</mo>
                  </mrow>
                </msubsup>
              </mrow>
            </mrow>
            <mrow>
              <mrow>
                <mo fence="true" stretchy="false">(</mo>
                <mrow>
                  <mrow>
                    <mi>log</mi>
                    <mi>x</mi>
                  </mrow>
                </mrow>
                <mo fence="true" stretchy="false">)</mo>
              </mrow>
              <mo stretchy="false">+</mo>
              <mrow>
                <mfrac>
                  <mn>1</mn>
                  <mi>x</mi>
                </mfrac>
                <mo stretchy="false">⋅</mo>
                <msubsup>
                  <mi>L</mi>
                  <mrow>
                    <mrow>
                      <mo stretchy="false">−</mo>
                      <mi>b</mi>
                    </mrow>
                    <mo stretchy="false">−</mo>
                    <mn>1</mn>
                  </mrow>
                  <mrow>
                    <mo fence="true" stretchy="false">(</mo>
                    <mrow>
                      <mn>1</mn>
                    </mrow>
                    <mo fence="true" stretchy="false">)</mo>
                  </mrow>
                </msubsup>
              </mrow>
            </mrow>
            <mrow>
              <mo fence="true" stretchy="false">(</mo>
              <mrow>
                <mrow>
                  <mi>log</mi>
                  <mi>x</mi>
                </mrow>
              </mrow>
              <mo fence="true" stretchy="false">)</mo>
            </mrow>
            <mtext/>
          </mrow>
        </mtd>
      </mtr>
      <mtr>
        <mtd>
          <mrow>
            <mo stretchy="false">+</mo>
            <mrow>
              <munderover>
                <mo stretchy="false">∫</mo>
                <mn>1</mn>
                <mi>x</mi>
              </munderover>
              <mi mathvariant="italic">dt</mi>
            </mrow>
          </mrow>
        </mtd>
      </mtr>
    </mtable>
    <annotation encoding="StarMath 5.0">""L_{-(a+b)-1}^{(1)}(log x)=


{1 over x} cdot L_{-a-1}^(1)(log x)

+{1 over x} cdot L_{-b-1}^(1)(log x)

""newline

+int from 1 to x dt</annotation>
  </semantics>
</math>
</file>

<file path=Object 386/content.xml><?xml version="1.0" encoding="utf-8"?>
<math xmlns="http://www.w3.org/1998/Math/MathML" display="block">
  <semantics>
    <mrow>
      <msub>
        <mi>d</mi>
        <mrow>
          <mi>a</mi>
          <mo stretchy="false">+</mo>
          <mi>b</mi>
        </mrow>
      </msub>
      <mrow>
        <mrow>
          <mo fence="true" stretchy="false">(</mo>
          <mrow>
            <mi>x</mi>
          </mrow>
          <mo fence="true" stretchy="false">)</mo>
        </mrow>
        <mo stretchy="false">=</mo>
        <mrow>
          <munder>
            <mo stretchy="false">∑</mo>
            <mrow>
              <mi>t</mi>
              <mo stretchy="false">∣</mo>
              <mi>x</mi>
            </mrow>
          </munder>
          <msub>
            <mi>d</mi>
            <mi>a</mi>
          </msub>
        </mrow>
      </mrow>
      <mrow>
        <mrow>
          <mo fence="true" stretchy="false">(</mo>
          <mrow>
            <mi>t</mi>
          </mrow>
          <mo fence="true" stretchy="false">)</mo>
        </mrow>
        <mo stretchy="false">⋅</mo>
        <msub>
          <mi>d</mi>
          <mi>b</mi>
        </msub>
      </mrow>
      <mrow>
        <mo fence="true" stretchy="false">(</mo>
        <mrow>
          <mfrac>
            <mi>x</mi>
            <mi>t</mi>
          </mfrac>
        </mrow>
        <mo fence="true" stretchy="false">)</mo>
      </mrow>
    </mrow>
    <annotation encoding="StarMath 5.0">d_{a+b}(x)=sum from {t divides x} 

d_a(t) cdot

d_b(x over t)</annotation>
  </semantics>
</math>
</file>

<file path=Object 387/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8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i>z</mi>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row>
                            <mo stretchy="false">−</mo>
                            <mi>z</mi>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partial over {partial t}}(1+t)^z) cdot f(x) dt
"" newline
f( x ) = hat f(x)+int from 0 to x ({partial over {partial t}}(1+t)^{-z}) cdot hat f(x)dt</annotation>
  </semantics>
</math>
</file>

<file path=Object 389/content.xml><?xml version="1.0" encoding="utf-8"?>
<math xmlns="http://www.w3.org/1998/Math/MathML" display="block">
  <semantics>
    <mrow>
      <mtext/>
      <mrow>
        <mo stretchy="false">∫</mo>
        <mtext/>
      </mrow>
    </mrow>
    <annotation encoding="StarMath 5.0">""int""</annotation>
  </semantics>
</math>
</file>

<file path=Object 39/content.xml><?xml version="1.0" encoding="utf-8"?>
<math xmlns="http://www.w3.org/1998/Math/MathML" display="block">
  <semantics>
    <msup>
      <mi>x</mi>
      <mi>k</mi>
    </msup>
    <annotation encoding="StarMath 5.0">x^k</annotation>
  </semantics>
</math>
</file>

<file path=Object 390/content.xml><?xml version="1.0" encoding="utf-8"?>
<math xmlns="http://www.w3.org/1998/Math/MathML" display="block">
  <semantics>
    <mrow>
      <mtext/>
      <mrow>
        <mo stretchy="false">∑</mo>
        <mtext/>
      </mrow>
    </mrow>
    <annotation encoding="StarMath 5.0">""sum""</annotation>
  </semantics>
</math>
</file>

<file path=Object 39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i mathvariant="italic">dt</mi>
          </mrow>
        </mtd>
      </mtr>
    </mtable>
    <annotation encoding="StarMath 5.0">hat f(x)= f( x )+
int from 0 to x {partial over {partial t}} (1+bold{t})^z cdot f(x-t ) dt
"" newline
f( x ) = hat f(x)+int from 0 to x {partial over {partial t}} (1+bold{t})^-z cdot hat f(x - t )dt</annotation>
  </semantics>
</math>
</file>

<file path=Object 39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row>
        </mtd>
      </mtr>
    </mtable>
    <annotation encoding="StarMath 5.0">hat f(x)=
f(x)+sum from t = 1 to x nabla_t (1+bold{t})^z cdot f(x-t )
"" newline
f( x ) = hat f(x)+sum from t = 1 to x nabla_t (1+bold{t})^-z cdot hat f(x - t )</annotation>
  </semantics>
</math>
</file>

<file path=Object 393/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i mathvariant="italic">dt</mi>
          </mrow>
        </mtd>
      </mtr>
    </mtable>
    <annotation encoding="StarMath 5.0">hat f(x)= 
f( x )+
int from 1 to x {partial over {partial t}} (1+bold{t})^z cdot f(x over t ) dt
"" newline
f( x ) = 
hat f(x)+
int from 1 to x {partial over {partial t}} (1+bold{t})^-z cdot hat f(x over t )dt</annotation>
  </semantics>
</math>
</file>

<file path=Object 394/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row>
        </mtd>
      </mtr>
    </mtable>
    <annotation encoding="StarMath 5.0">hat f(x)=
f(x)+sum from t = 2 to x nabla_t (1+bold{t})^z cdot f(x over t )
"" newline
f( x ) = hat f(x) + sum from t =2 to x nabla_t (1+bold{t})^-z cdot hat f(x over t )</annotation>
  </semantics>
</math>
</file>

<file path=Object 39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i>z</mi>
                        <mo stretchy="false">⋅</mo>
                        <msup>
                          <mrow>
                            <mo fence="true" stretchy="false">(</mo>
                            <mrow>
                              <mrow>
                                <mn>1</mn>
                                <mo stretchy="false">+</mo>
                                <mi>t</mi>
                              </mrow>
                            </mrow>
                            <mo fence="true" stretchy="false">)</mo>
                          </mrow>
                          <mrow>
                            <mi>z</mi>
                            <mo stretchy="false">−</mo>
                            <mn>1</mn>
                          </mrow>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row>
                          <mo stretchy="false">−</mo>
                          <mi>z</mi>
                        </mrow>
                        <mo stretchy="false">⋅</mo>
                        <msup>
                          <mrow>
                            <mo fence="true" stretchy="false">(</mo>
                            <mrow>
                              <mrow>
                                <mn>1</mn>
                                <mo stretchy="false">+</mo>
                                <mi>t</mi>
                              </mrow>
                            </mrow>
                            <mo fence="true" stretchy="false">)</mo>
                          </mrow>
                          <mrow>
                            <mrow>
                              <mo stretchy="false">−</mo>
                              <mi>z</mi>
                            </mrow>
                            <mo stretchy="false">−</mo>
                            <mn>1</mn>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z cdot (1+t)^{z-1}) cdot f(x) dt
"" newline
f( x ) = hat f(x)+int from 0 to x (-z cdot (1+t)^{-z-1}) cdot hat f(x)dt</annotation>
  </semantics>
</math>
</file>

<file path=Object 396/content.xml><?xml version="1.0" encoding="utf-8"?>
<math xmlns="http://www.w3.org/1998/Math/MathML" display="block">
  <semantics>
    <mrow>
      <mtext/>
      <mrow>
        <mo stretchy="false">∫</mo>
        <mtext/>
      </mrow>
    </mrow>
    <annotation encoding="StarMath 5.0">""int""</annotation>
  </semantics>
</math>
</file>

<file path=Object 397/content.xml><?xml version="1.0" encoding="utf-8"?>
<math xmlns="http://www.w3.org/1998/Math/MathML" display="block">
  <semantics>
    <mrow>
      <mtext/>
      <mrow>
        <mo stretchy="false">∑</mo>
        <mtext/>
      </mrow>
    </mrow>
    <annotation encoding="StarMath 5.0">""sum""</annotation>
  </semantics>
</math>
</file>

<file path=Object 39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subsup>
                      <mi>L</mi>
                      <mrow>
                        <mi>z</mi>
                        <mo stretchy="false">−</mo>
                        <mn>1</mn>
                      </mrow>
                      <mrow>
                        <mo fence="true" stretchy="false">(</mo>
                        <mrow>
                          <mn>1</mn>
                        </mrow>
                        <mo fence="true" stretchy="false">)</mo>
                      </mrow>
                    </msubsup>
                    <mrow>
                      <mo fence="true" stretchy="false">(</mo>
                      <mrow>
                        <mrow>
                          <mo stretchy="false">−</mo>
                          <mi>t</mi>
                        </mrow>
                      </mrow>
                      <mo fence="true" stretchy="false">)</mo>
                    </mrow>
                  </mrow>
                </mrow>
                <mo stretchy="false">⋅</mo>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subsup>
                      <mi>L</mi>
                      <mrow>
                        <mrow>
                          <mo stretchy="false">−</mo>
                          <mi>z</mi>
                        </mrow>
                        <mo stretchy="false">−</mo>
                        <mn>1</mn>
                      </mrow>
                      <mrow>
                        <mo fence="true" stretchy="false">(</mo>
                        <mrow>
                          <mn>1</mn>
                        </mrow>
                        <mo fence="true" stretchy="false">)</mo>
                      </mrow>
                    </msubsup>
                    <mrow>
                      <mo fence="true" stretchy="false">(</mo>
                      <mrow>
                        <mrow>
                          <mo stretchy="false">−</mo>
                          <mi>t</mi>
                        </mrow>
                      </mrow>
                      <mo fence="true" stretchy="false">)</mo>
                    </mrow>
                  </mrow>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L_{z-1}^(1)(-t)} cdot f(x-t ) dt
"" newline
f( x ) = hat f(x)+int from 0 to x {L_{-z-1}^(1)(-t)} cdot hat f(x - t )dt</annotation>
  </semantics>
</math>
</file>

<file path=Object 399/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i>z</mi>
                              </mtd>
                            </mtr>
                            <mtr>
                              <mtd>
                                <mi>t</mi>
                              </mtd>
                            </mtr>
                          </mtable>
                        </mrow>
                        <mo fence="true" stretchy="false">)</mo>
                      </mrow>
                    </mrow>
                    <mo fence="true" stretchy="false">)</mo>
                  </mrow>
                </mrow>
                <mo stretchy="false">⋅</mo>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row>
                                  <mo stretchy="false">−</mo>
                                  <mi>z</mi>
                                </mrow>
                              </mtd>
                            </mtr>
                            <mtr>
                              <mtd>
                                <mi>t</mi>
                              </mtd>
                            </mtr>
                          </mtable>
                        </mrow>
                        <mo fence="true" stretchy="false">)</mo>
                      </mrow>
                    </mrow>
                    <mo fence="true" stretchy="false">)</mo>
                  </mrow>
                </mrow>
                <mo stretchy="false">⋅</mo>
                <mover accent="true">
                  <mi>f</mi>
                  <mo stretchy="false">^</mo>
                </mover>
              </mrow>
            </mrow>
            <mrow>
              <mo fence="true" stretchy="false">(</mo>
              <mrow>
                <mrow>
                  <mi>x</mi>
                  <mo stretchy="false">−</mo>
                  <mi>t</mi>
                </mrow>
              </mrow>
              <mo fence="true" stretchy="false">)</mo>
            </mrow>
          </mrow>
        </mtd>
      </mtr>
    </mtable>
    <annotation encoding="StarMath 5.0">hat f(x)=
f(x)+sum from t = 1 to x ((binom{z}{t})) cdot f(x-t )
"" newline
f( x ) = hat f(x)+sum from t = 1 to x  ((binom{-z}{t})) cdot hat f(x - t )</annotation>
  </semantics>
</math>
</file>

<file path=Object 4/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40/content.xml><?xml version="1.0" encoding="utf-8"?>
<math xmlns="http://www.w3.org/1998/Math/MathML" display="block">
  <semantics>
    <mstyle mathvariant="bold">
      <msup>
        <mi>x</mi>
        <mi>k</mi>
      </msup>
    </mstyle>
    <annotation encoding="StarMath 5.0">bold{x}^k</annotation>
  </semantics>
</math>
</file>

<file path=Object 400/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1</mn>
                    <mi>x</mi>
                  </munderover>
                  <mrow>
                    <msubsup>
                      <mi>L</mi>
                      <mrow>
                        <mi>z</mi>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row>
                    <msubsup>
                      <mi>L</mi>
                      <mrow>
                        <mrow>
                          <mo stretchy="false">−</mo>
                          <mi>z</mi>
                        </mrow>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L_{z-1}^(1)(-log t)} cdot f(x over t ) dt
"" newline
f( x ) = 
hat f(x)+
int from 1 to x {L_{-z-1}^(1)(-log t)} cdot hat f(x over t )dt</annotation>
  </semantics>
</math>
</file>

<file path=Object 40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i>d</mi>
                  <mi>z</mi>
                </msub>
              </mrow>
            </mrow>
            <mrow>
              <mrow>
                <mo fence="true" stretchy="false">(</mo>
                <mrow>
                  <mi>t</mi>
                </mrow>
                <mo fence="true" stretchy="false">)</mo>
              </mrow>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i>d</mi>
                  <mrow>
                    <mo stretchy="false">−</mo>
                    <mi>z</mi>
                  </mrow>
                </msub>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d_z(t) cdot f(x over t )
"" newline
f( x ) = hat f(x) + sum from t =2 to x d_{-z}(t) cdot hat f(x over t )</annotation>
  </semantics>
</math>
</file>

<file path=Object 40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frac>
                    <mn>1</mn>
                    <msup>
                      <mrow>
                        <mo fence="true" stretchy="false">(</mo>
                        <mrow>
                          <mrow>
                            <mn>1</mn>
                            <mo stretchy="false">+</mo>
                            <mi>t</mi>
                          </mrow>
                        </mrow>
                        <mo fence="true" stretchy="false">)</mo>
                      </mrow>
                      <mn>2</mn>
                    </msup>
                  </mfrac>
                </mrow>
                <mo stretchy="false">⋅</mo>
                <mover accent="true">
                  <mi>f</mi>
                  <mo stretchy="false">^</mo>
                </mover>
              </mrow>
            </mrow>
            <mrow>
              <mo fence="true" stretchy="false">(</mo>
              <mrow>
                <mi>x</mi>
              </mrow>
              <mo fence="true" stretchy="false">)</mo>
            </mrow>
            <mi mathvariant="italic">dt</mi>
          </mrow>
        </mtd>
      </mtr>
    </mtable>
    <annotation encoding="StarMath 5.0">hat f(x)= f( x )+
int from 0 to x f(x) dt
"" newline
f( x ) = hat f(x)-int from 0 to x {1 over {(1+t)^2}} cdot hat f(x)dt</annotation>
  </semantics>
</math>
</file>

<file path=Object 403/content.xml><?xml version="1.0" encoding="utf-8"?>
<math xmlns="http://www.w3.org/1998/Math/MathML" display="block">
  <semantics>
    <mrow>
      <mtext/>
      <mrow>
        <mo stretchy="false">∫</mo>
        <mtext/>
      </mrow>
    </mrow>
    <annotation encoding="StarMath 5.0">""int""</annotation>
  </semantics>
</math>
</file>

<file path=Object 404/content.xml><?xml version="1.0" encoding="utf-8"?>
<math xmlns="http://www.w3.org/1998/Math/MathML" display="block">
  <semantics>
    <mrow>
      <mtext/>
      <mrow>
        <mo stretchy="false">∑</mo>
        <mtext/>
      </mrow>
    </mrow>
    <annotation encoding="StarMath 5.0">""sum""</annotation>
  </semantics>
</math>
</file>

<file path=Object 40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sup>
                    <mi>e</mi>
                    <mrow>
                      <mo stretchy="false">−</mo>
                      <mi>t</mi>
                    </mrow>
                  </msup>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f(x-t ) dt
"" newline
f( x ) = hat f(x)-int from 0 to x e^{-t} cdot hat f(x - t )dt</annotation>
  </semantics>
</math>
</file>

<file path=Object 406/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over accent="true">
                <mi>f</mi>
                <mo stretchy="false">^</mo>
              </mover>
            </mrow>
            <mrow>
              <mo fence="true" stretchy="false">(</mo>
              <mrow>
                <mrow>
                  <mi>x</mi>
                  <mo stretchy="false">−</mo>
                  <mn>1</mn>
                </mrow>
              </mrow>
              <mo fence="true" stretchy="false">)</mo>
            </mrow>
          </mrow>
        </mtd>
      </mtr>
    </mtable>
    <annotation encoding="StarMath 5.0">hat f(x)=
f(x)+sum from t = 1 to x f(x-t )
"" newline
f( x ) = hat f( x ) - hat f( x-1 )</annotation>
  </semantics>
</math>
</file>

<file path=Object 407/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frac>
                    <mn>1</mn>
                    <mi>t</mi>
                  </mfrac>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f(x over t ) dt
"" newline
f( x ) = 
hat f(x)-
int from 1 to x {1 over t}cdot hat f(x over t )dt</annotation>
  </semantics>
</math>
</file>

<file path=Object 40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i>f</mi>
              </mrow>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i mathvariant="normal">μ</mi>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f(x over t )
"" newline
f( x ) = hat f(x)+ sum from t = 2 to x %mu(t) cdot hat f(x over t )</annotation>
  </semantics>
</math>
</file>

<file path=Object 40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content.xml><?xml version="1.0" encoding="utf-8"?>
<math xmlns="http://www.w3.org/1998/Math/MathML" display="block">
  <semantics>
    <mstyle mathvariant="bold">
      <msup>
        <mi>x</mi>
        <mi>k</mi>
      </msup>
    </mstyle>
    <annotation encoding="StarMath 5.0">bold{x}^k</annotation>
  </semantics>
</math>
</file>

<file path=Object 41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p>
        <mi>x</mi>
        <mi>k</mi>
      </msup>
    </mrow>
    <annotation encoding="StarMath 5.0">log (1+x) = sum from k=1 to infinity {(-1)^{k+1} over k}x^{k}
</annotation>
  </semantics>
</math>
</file>

<file path=Object 412/content.xml><?xml version="1.0" encoding="utf-8"?>
<math xmlns="http://www.w3.org/1998/Math/MathML" display="block">
  <semantics>
    <mstyle mathvariant="bold">
      <msup>
        <mi>x</mi>
        <mi>k</mi>
      </msup>
    </mstyle>
    <annotation encoding="StarMath 5.0">bold{x}^k

</annotation>
  </semantics>
</math>
</file>

<file path=Object 41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tyle mathvariant="bold">
        <msup>
          <mi>x</mi>
          <mi>k</mi>
        </msup>
      </mstyle>
    </mrow>
    <annotation encoding="StarMath 5.0">log (1+bold{x})=sum from k=1 to infinity {(-1)^{k+1} over k} bold{x}^k

</annotation>
  </semantics>
</math>
</file>

<file path=Object 4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5/content.xml><?xml version="1.0" encoding="utf-8"?>
<math xmlns="http://www.w3.org/1998/Math/MathML" display="block">
  <semantics>
    <mtable>
      <mtr>
        <mtd>
          <mrow>
            <mi>log</mi>
            <mrow>
              <mo fence="true" stretchy="false">(</mo>
              <mrow>
                <mrow>
                  <mn>1</mn>
                  <mo stretchy="false">+</mo>
                  <mi>x</mi>
                </mrow>
              </mrow>
              <mo fence="true" stretchy="false">)</mo>
            </mrow>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i>x</mi>
                </munderover>
                <mi mathvariant="italic">du</mi>
              </mrow>
            </mrow>
            <mi mathvariant="italic">dt</mi>
          </mrow>
        </mtd>
        <mtd>
          <mrow>
            <mrow/>
            <mo stretchy="false">+</mo>
            <mrow/>
          </mrow>
        </mtd>
        <mtd>
          <mrow>
            <mtext/>
            <mfrac>
              <mn>1</mn>
              <mn>3</mn>
            </mfrac>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frac>
              <mn>1</mn>
              <mn>3</mn>
            </mfrac>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1</mn>
                </mrow>
                <mi>x</mi>
              </munderover>
              <mn>1</mn>
            </mrow>
          </mrow>
        </mtd>
        <mtd>
          <mrow>
            <mrow/>
            <mo stretchy="false">−</mo>
            <mrow/>
          </mrow>
        </mtd>
        <mtd>
          <mrow>
            <mtext/>
            <mfrac>
              <mn>1</mn>
              <mn>2</mn>
            </mfrac>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frac>
              <mn>1</mn>
              <mn>3</mn>
            </mfrac>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1</mn>
                <mi>x</mi>
              </munderover>
              <mi mathvariant="italic">dt</mi>
            </mrow>
          </mrow>
        </mtd>
        <mtd>
          <mrow>
            <mrow/>
            <mo stretchy="false">−</mo>
            <mrow/>
          </mrow>
        </mtd>
        <mtd>
          <mrow>
            <mtext/>
            <mfrac>
              <mn>1</mn>
              <mn>2</mn>
            </mfrac>
            <mrow>
              <munderover>
                <mo stretchy="false">∫</mo>
                <mn>1</mn>
                <mi>x</mi>
              </munderover>
              <mrow>
                <munderover>
                  <mo stretchy="false">∫</mo>
                  <mn>1</mn>
                  <mfrac>
                    <mi>x</mi>
                    <mi>t</mi>
                  </mfrac>
                </munderover>
                <mi mathvariant="italic">du</mi>
              </mrow>
            </mrow>
            <mi mathvariant="italic">dt</mi>
          </mrow>
        </mtd>
        <mtd>
          <mrow>
            <mrow/>
            <mo stretchy="false">+</mo>
            <mrow/>
          </mrow>
        </mtd>
        <mtd>
          <mrow>
            <mtext/>
            <mfrac>
              <mn>1</mn>
              <mn>3</mn>
            </mfrac>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2</mn>
                </mrow>
                <mi>x</mi>
              </munderover>
              <mn>1</mn>
            </mrow>
          </mrow>
        </mtd>
        <mtd>
          <mrow>
            <mrow/>
            <mo stretchy="false">−</mo>
            <mrow/>
          </mrow>
        </mtd>
        <mtd>
          <mrow>
            <mtext/>
            <mfrac>
              <mn>1</mn>
              <mn>2</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frac>
              <mn>1</mn>
              <mn>3</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log (1+x) 
#{}={}
#{}int from 0 to x dt 
#{}-{}#""{1 over 2}int from 0 to x int from 0 to x du dt
#{}+{}#""{1 over 3}int from 0 to x int from 0 to x int from 0 to x dv du dt 
#{}-{}...

##

log (1+bold{x})""^{"+"int""} 
#{}={}
#{}int from 0 to x dt
#{}-{}# ""{1 over 2}int from 0 to x int from 0 to {x - t} du dt
#{}+{}# ""{1 over 3}int from 0 to x int from 0 to {x - t} int from 0 to {x - t-u} dv du dt
#{}-{}...

##

log (1+bold{x})""^{"+"sum""} 
#{}={}
#{}sum from t=1 to x 1
#{}-{}# ""{1 over 2}sum from t=1 to x sum from u=1 to {x - t } 1
#{}+{}# ""{1 over 3}sum from t=1 to x sum from u=1 to {x - t } sum from v=1 to {x - t - u} 1
#{}-{}...

##

log (1+bold{x})""^{"*"int""} 
#{}={}
#{}int from 1 to x dt
#{}-{}# ""{1 over 2}int from 1 to x int from 1 to {x over t} du dt
#{}+{}# ""{1 over 3}int from 1 to x int from 1 to {x over t} int from 1 to {x over {t u}} dv du dt
#{}-{}...

##

log (1+bold{x})""^{"*"sum""} 
#{}={}
#{}sum from t=2 to x 1
#{}-{}# ""{1 over 2}sum from t=2 to x sum from u=2 to lfloor x over t rfloor 1
#{}+{}# ""{1 over 3}sum from t=2 to x sum from u=2 to lfloor x over t rfloor sum from v=2 to lfloor x over {t cdot u} rfloor 1
#{}-{}...
}</annotation>
  </semantics>
</math>
</file>

<file path=Object 41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7/content.xml><?xml version="1.0" encoding="utf-8"?>
<math xmlns="http://www.w3.org/1998/Math/MathML" display="block">
  <semantics>
    <mtable>
      <mtr>
        <mtd>
          <mrow>
            <msub>
              <mi>f</mi>
              <mi>k</mi>
            </msub>
            <mrow>
              <mrow>
                <mo fence="true" stretchy="false">(</mo>
                <mrow>
                  <mi>x</mi>
                </mrow>
                <mo fence="true" stretchy="false">)</mo>
              </mrow>
              <mo stretchy="false">=</mo>
              <mrow>
                <mrow>
                  <mi>d</mi>
                  <mo stretchy="false">⋅</mo>
                  <mrow>
                    <munderover>
                      <mo stretchy="false">∑</mo>
                      <mrow>
                        <mi>j</mi>
                        <mo stretchy="false">=</mo>
                        <mn>1</mn>
                      </mrow>
                      <mrow>
                        <mo fence="true" stretchy="false">⌊</mo>
                        <mrow>
                          <mfrac>
                            <mrow>
                              <mi>x</mi>
                              <mo stretchy="false">−</mo>
                              <mi>I</mi>
                            </mrow>
                            <mi>d</mi>
                          </mfrac>
                        </mrow>
                        <mo fence="true" stretchy="false">⌋</mo>
                      </mrow>
                    </munderover>
                    <mfrac>
                      <mn>1</mn>
                      <mi>k</mi>
                    </mfrac>
                  </mrow>
                </mrow>
                <mo stretchy="false">−</mo>
                <msub>
                  <mi>f</mi>
                  <mrow>
                    <mi>k</mi>
                    <mo stretchy="false">+</mo>
                    <mn>1</mn>
                  </mrow>
                </msub>
              </mrow>
            </mrow>
            <mrow>
              <mo fence="true" stretchy="false">(</mo>
              <mrow>
                <mrow>
                  <mi mathvariant="normal">θ</mi>
                  <mrow>
                    <mo fence="true" stretchy="false">(</mo>
                    <mrow>
                      <mrow>
                        <mi>x</mi>
                        <mi>,</mi>
                        <mrow>
                          <mrow>
                            <mi>j</mi>
                            <mo stretchy="false">⋅</mo>
                            <mi>d</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d cdot sum from j = 1 to  lfloor {x-I} over d rfloor {1 over k} -  f_{k+1}( %theta(x, j cdot d + I))

"" newline

f( x,d,%theta, I )=f_1( x )</annotation>
  </semantics>
</math>
</file>

<file path=Object 418/content.xml><?xml version="1.0" encoding="utf-8"?>
<math xmlns="http://www.w3.org/1998/Math/MathML" display="block">
  <semantics>
    <mrow>
      <mtext>{</mtext>
      <mi>log</mi>
      <mi>x</mi>
      <mtext>}</mtext>
    </mrow>
    <annotation encoding="StarMath 5.0">"{"log x"}"</annotation>
  </semantics>
</math>
</file>

<file path=Object 419/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log (1+x) = lim from {d rightarrow 0}{}f(x, d, %theta_"=", 1) "    with    " %theta_"="( x,t ) = x</annotation>
  </semantics>
</math>
</file>

<file path=Object 42/content.xml><?xml version="1.0" encoding="utf-8"?>
<math xmlns="http://www.w3.org/1998/Math/MathML" display="block">
  <semantics>
    <mstyle mathvariant="bold">
      <msup>
        <mi>x</mi>
        <mn>2</mn>
      </msup>
    </mstyle>
    <annotation encoding="StarMath 5.0">bold{x}^2</annotation>
  </semantics>
</math>
</file>

<file path=Object 420/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421/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 t }</annotation>
  </semantics>
</math>
</file>

<file path=Object 42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2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24/content.xml><?xml version="1.0" encoding="utf-8"?>
<math xmlns="http://www.w3.org/1998/Math/MathML" display="block">
  <semantics>
    <mrow>
      <mtext/>
      <mrow>
        <mo stretchy="false">∫</mo>
        <mtext/>
      </mrow>
    </mrow>
    <annotation encoding="StarMath 5.0">""int""</annotation>
  </semantics>
</math>
</file>

<file path=Object 425/content.xml><?xml version="1.0" encoding="utf-8"?>
<math xmlns="http://www.w3.org/1998/Math/MathML" display="block">
  <semantics>
    <mrow>
      <mtext/>
      <mrow>
        <mo stretchy="false">∑</mo>
        <mtext/>
      </mrow>
    </mrow>
    <annotation encoding="StarMath 5.0">""sum""</annotation>
  </semantics>
</math>
</file>

<file path=Object 426/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0</mn>
          </mrow>
        </mrow>
        <mo fence="true" stretchy="false">)</mo>
      </mrow>
    </mrow>
    <annotation encoding="StarMath 5.0">lim from {d rightarrow 0}{}f(x, d, %theta_"+", 0)</annotation>
  </semantics>
</math>
</file>

<file path=Object 427/content.xml><?xml version="1.0" encoding="utf-8"?>
<math xmlns="http://www.w3.org/1998/Math/MathML" display="block">
  <semantics>
    <mrow>
      <mi>f</mi>
      <mrow>
        <mo fence="true" stretchy="false">(</mo>
        <mrow>
          <mrow>
            <mi>x</mi>
            <mi>,</mi>
            <mn>1,</mn>
            <msub>
              <mi mathvariant="normal">θ</mi>
              <mtext>+</mtext>
            </msub>
            <mi>,</mi>
            <mn>0</mn>
          </mrow>
        </mrow>
        <mo fence="true" stretchy="false">)</mo>
      </mrow>
    </mrow>
    <annotation encoding="StarMath 5.0">f(x, 1, %theta_"+",0)</annotation>
  </semantics>
</math>
</file>

<file path=Object 428/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1</mn>
          </mrow>
        </mrow>
        <mo fence="true" stretchy="false">)</mo>
      </mrow>
    </mrow>
    <annotation encoding="StarMath 5.0">lim from {d rightarrow 0}{}f(x, d, %theta_"*", 1)</annotation>
  </semantics>
</math>
</file>

<file path=Object 429/content.xml><?xml version="1.0" encoding="utf-8"?>
<math xmlns="http://www.w3.org/1998/Math/MathML" display="block">
  <semantics>
    <mrow>
      <mi>f</mi>
      <mrow>
        <mo fence="true" stretchy="false">(</mo>
        <mrow>
          <mrow>
            <mi>x</mi>
            <mi>,</mi>
            <mn>1,</mn>
            <msub>
              <mi mathvariant="normal">θ</mi>
              <mtext>*</mtext>
            </msub>
            <mi>,</mi>
            <mn>1</mn>
          </mrow>
        </mrow>
        <mo fence="true" stretchy="false">)</mo>
      </mrow>
    </mrow>
    <annotation encoding="StarMath 5.0">f(x, 1, %theta_"*",1)</annotation>
  </semantics>
</math>
</file>

<file path=Object 43/content.xml><?xml version="1.0" encoding="utf-8"?>
<math xmlns="http://www.w3.org/1998/Math/MathML" display="block">
  <semantics>
    <msup>
      <mi>x</mi>
      <mn>2</mn>
    </msup>
    <annotation encoding="StarMath 5.0">x^2</annotation>
  </semantics>
</math>
</file>

<file path=Object 43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2/content.xml><?xml version="1.0" encoding="utf-8"?>
<math xmlns="http://www.w3.org/1998/Math/MathML" display="block">
  <semantics>
    <mrow>
      <mtext/>
      <mrow>
        <mo stretchy="false">∫</mo>
        <mtext/>
      </mrow>
    </mrow>
    <annotation encoding="StarMath 5.0">""int""</annotation>
  </semantics>
</math>
</file>

<file path=Object 433/content.xml><?xml version="1.0" encoding="utf-8"?>
<math xmlns="http://www.w3.org/1998/Math/MathML" display="block">
  <semantics>
    <mrow>
      <mtext/>
      <mrow>
        <mo stretchy="false">∑</mo>
        <mtext/>
      </mrow>
    </mrow>
    <annotation encoding="StarMath 5.0">""sum""</annotation>
  </semantics>
</math>
</file>

<file path=Object 434/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5/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6/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7/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8/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content.xml><?xml version="1.0" encoding="utf-8"?>
<math xmlns="http://www.w3.org/1998/Math/MathML" display="block">
  <semantics>
    <msup>
      <mi>x</mi>
      <mn>2</mn>
    </msup>
    <annotation encoding="StarMath 5.0">x^2</annotation>
  </semantics>
</math>
</file>

<file path=Object 44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1/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42/content.xml><?xml version="1.0" encoding="utf-8"?>
<math xmlns="http://www.w3.org/1998/Math/MathML" display="block">
  <semantics>
    <mrow>
      <mtext/>
      <mrow>
        <mo stretchy="false">∫</mo>
        <mtext/>
      </mrow>
    </mrow>
    <annotation encoding="StarMath 5.0">""int""</annotation>
  </semantics>
</math>
</file>

<file path=Object 443/content.xml><?xml version="1.0" encoding="utf-8"?>
<math xmlns="http://www.w3.org/1998/Math/MathML" display="block">
  <semantics>
    <mrow>
      <mtext/>
      <mrow>
        <mo stretchy="false">∑</mo>
        <mtext/>
      </mrow>
    </mrow>
    <annotation encoding="StarMath 5.0">""sum""</annotation>
  </semantics>
</math>
</file>

<file path=Object 444/content.xml><?xml version="1.0" encoding="utf-8"?>
<math xmlns="http://www.w3.org/1998/Math/MathML" display="block">
  <semantics>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annotation encoding="StarMath 5.0">-(Ei( -x )-log( x )-%gamma)
</annotation>
  </semantics>
</math>
</file>

<file path=Object 445/content.xml><?xml version="1.0" encoding="utf-8"?>
<math xmlns="http://www.w3.org/1998/Math/MathML" display="block">
  <semantics>
    <msub>
      <mi>H</mi>
      <mi>x</mi>
    </msub>
    <annotation encoding="StarMath 5.0">H_{ x }</annotation>
  </semantics>
</math>
</file>

<file path=Object 446/content.xml><?xml version="1.0" encoding="utf-8"?>
<math xmlns="http://www.w3.org/1998/Math/MathML" display="block">
  <semantics>
    <mrow>
      <mi mathvariant="italic">li</mi>
      <mrow>
        <mrow>
          <mo fence="true" stretchy="false">(</mo>
          <mrow>
            <mi>x</mi>
          </mrow>
          <mo fence="true" stretchy="false">)</mo>
        </mrow>
        <mo stretchy="false">−</mo>
        <mi>log</mi>
      </mrow>
      <mi>log</mi>
      <mrow>
        <mi>x</mi>
        <mo stretchy="false">−</mo>
        <mi mathvariant="normal">γ</mi>
      </mrow>
    </mrow>
    <annotation encoding="StarMath 5.0">li( x ) - log log x - %gamma
</annotation>
  </semantics>
</math>
</file>

<file path=Object 447/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48/content.xml><?xml version="1.0" encoding="utf-8"?>
<math xmlns="http://www.w3.org/1998/Math/MathML" display="block">
  <semantics>
    <mrow>
      <mi mathvariant="normal">Γ</mi>
      <mrow>
        <mo fence="true" stretchy="false">(</mo>
        <mrow>
          <mrow>
            <mi>k</mi>
            <mi>,</mi>
            <mi>x</mi>
          </mrow>
        </mrow>
        <mo fence="true" stretchy="false">)</mo>
      </mrow>
    </mrow>
    <annotation encoding="StarMath 5.0">%GAMMA( k, x )
</annotation>
  </semantics>
</math>
</file>

<file path=Object 449/content.xml><?xml version="1.0" encoding="utf-8"?>
<math xmlns="http://www.w3.org/1998/Math/MathML" display="block">
  <semantics>
    <mrow>
      <mi mathvariant="italic">li</mi>
      <mrow>
        <mo fence="true" stretchy="false">(</mo>
        <mrow>
          <mi>x</mi>
        </mrow>
        <mo fence="true" stretchy="false">)</mo>
      </mrow>
    </mrow>
    <annotation encoding="StarMath 5.0">li( x )
</annotation>
  </semantics>
</math>
</file>

<file path=Object 45/content.xml><?xml version="1.0" encoding="utf-8"?>
<math xmlns="http://www.w3.org/1998/Math/MathML" display="block">
  <semantics>
    <mrow>
      <mi>t</mi>
      <mo stretchy="false">&gt;</mo>
      <mn>0</mn>
    </mrow>
    <annotation encoding="StarMath 5.0">t&gt;0</annotation>
  </semantics>
</math>
</file>

<file path=Object 450/content.xml><?xml version="1.0" encoding="utf-8"?>
<math xmlns="http://www.w3.org/1998/Math/MathML" display="block">
  <semantics>
    <msub>
      <mi>H</mi>
      <mi>x</mi>
    </msub>
    <annotation encoding="StarMath 5.0">H_x
</annotation>
  </semantics>
</math>
</file>

<file path=Object 451/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52/content.xml><?xml version="1.0" encoding="utf-8"?>
<math xmlns="http://www.w3.org/1998/Math/MathML" display="block">
  <semantics>
    <mi mathvariant="normal">γ</mi>
    <annotation encoding="StarMath 5.0">%gamma</annotation>
  </semantics>
</math>
</file>

<file path=Object 45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54/content.xml><?xml version="1.0" encoding="utf-8"?>
<math xmlns="http://www.w3.org/1998/Math/MathML" display="block">
  <semantics>
    <mrow>
      <mfrac>
        <mo stretchy="false">∂</mo>
        <mrow>
          <mo stretchy="false">∂</mo>
          <mi>x</mi>
        </mrow>
      </mfrac>
      <mi>log</mi>
      <mrow>
        <mrow>
          <mo fence="true" stretchy="false">(</mo>
          <mrow>
            <mrow>
              <mn>1</mn>
              <mo stretchy="false">+</mo>
              <mi>x</mi>
            </mrow>
          </mrow>
          <mo fence="true" stretchy="false">)</mo>
        </mrow>
        <mo stretchy="false">=</mo>
        <mfrac>
          <mn>1</mn>
          <mrow>
            <mn>1</mn>
            <mo stretchy="false">+</mo>
            <mi>x</mi>
          </mrow>
        </mfrac>
      </mrow>
    </mrow>
    <annotation encoding="StarMath 5.0">{partial over {partial x}}log (1+x) = 1 over {1+x}</annotation>
  </semantics>
</math>
</file>

<file path=Object 455/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456/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457/content.xml><?xml version="1.0" encoding="utf-8"?>
<math xmlns="http://www.w3.org/1998/Math/MathML" display="block">
  <semantics>
    <mrow>
      <mtext/>
      <mrow>
        <mo stretchy="false">∫</mo>
        <mtext/>
      </mrow>
    </mrow>
    <annotation encoding="StarMath 5.0">""int""</annotation>
  </semantics>
</math>
</file>

<file path=Object 458/content.xml><?xml version="1.0" encoding="utf-8"?>
<math xmlns="http://www.w3.org/1998/Math/MathML" display="block">
  <semantics>
    <mrow>
      <mtext/>
      <mrow>
        <mo stretchy="false">∑</mo>
        <mtext/>
      </mrow>
    </mrow>
    <annotation encoding="StarMath 5.0">""sum""</annotation>
  </semantics>
</math>
</file>

<file path=Object 459/content.xml><?xml version="1.0" encoding="utf-8"?>
<math xmlns="http://www.w3.org/1998/Math/MathML" display="block">
  <semantics>
    <mrow>
      <mfrac>
        <mn>1</mn>
        <mi>x</mi>
      </mfrac>
      <mo stretchy="false">−</mo>
      <mfrac>
        <msup>
          <mi>e</mi>
          <mrow>
            <mo stretchy="false">−</mo>
            <mi>x</mi>
          </mrow>
        </msup>
        <mi>x</mi>
      </mfrac>
    </mrow>
    <annotation encoding="StarMath 5.0">1 over { x } - e^{ -x } over { x }</annotation>
  </semantics>
</math>
</file>

<file path=Object 46/content.xml><?xml version="1.0" encoding="utf-8"?>
<math xmlns="http://www.w3.org/1998/Math/MathML" display="block">
  <semantics>
    <mrow>
      <mi>u</mi>
      <mo stretchy="false">&gt;</mo>
      <mn>0</mn>
    </mrow>
    <annotation encoding="StarMath 5.0">u&gt;0</annotation>
  </semantics>
</math>
</file>

<file path=Object 460/content.xml><?xml version="1.0" encoding="utf-8"?>
<math xmlns="http://www.w3.org/1998/Math/MathML" display="block">
  <semantics>
    <mfrac>
      <mn>1</mn>
      <mi>x</mi>
    </mfrac>
    <annotation encoding="StarMath 5.0">1 over { x }</annotation>
  </semantics>
</math>
</file>

<file path=Object 461/content.xml><?xml version="1.0" encoding="utf-8"?>
<math xmlns="http://www.w3.org/1998/Math/MathML" display="block">
  <semantics>
    <mrow>
      <mfrac>
        <mn>1</mn>
        <mrow>
          <mi>log</mi>
          <mi>x</mi>
        </mrow>
      </mfrac>
      <mo stretchy="false">−</mo>
      <mfrac>
        <mn>1</mn>
        <mrow>
          <mi>x</mi>
          <mi>log</mi>
          <mi>x</mi>
        </mrow>
      </mfrac>
    </mrow>
    <annotation encoding="StarMath 5.0">1 over { log x }-{ 1 over {x log x} }</annotation>
  </semantics>
</math>
</file>

<file path=Object 462/content.xml><?xml version="1.0" encoding="utf-8"?>
<math xmlns="http://www.w3.org/1998/Math/MathML" display="block">
  <semantics>
    <mrow>
      <mi mathvariant="normal">κ</mi>
      <mrow>
        <mo fence="true" stretchy="false">(</mo>
        <mrow>
          <mi>x</mi>
        </mrow>
        <mo fence="true" stretchy="false">)</mo>
      </mrow>
    </mrow>
    <annotation encoding="StarMath 5.0">%kappa( x )</annotation>
  </semantics>
</math>
</file>

<file path=Object 463/content.xml><?xml version="1.0" encoding="utf-8"?>
<math xmlns="http://www.w3.org/1998/Math/MathML" display="block">
  <semantics>
    <mrow>
      <mi mathvariant="normal">κ</mi>
      <mrow>
        <mrow>
          <mo fence="true" stretchy="false">(</mo>
          <mrow>
            <mi>x</mi>
          </mrow>
          <mo fence="true" stretchy="false">)</mo>
        </mrow>
        <mo stretchy="false">=</mo>
        <mfrac>
          <mn>1</mn>
          <mi>a</mi>
        </mfrac>
      </mrow>
    </mrow>
    <annotation encoding="StarMath 5.0">%kappa( x )= 1 over a</annotation>
  </semantics>
</math>
</file>

<file path=Object 464/content.xml><?xml version="1.0" encoding="utf-8"?>
<math xmlns="http://www.w3.org/1998/Math/MathML" display="block">
  <semantics>
    <mrow>
      <mi mathvariant="normal">κ</mi>
      <mrow>
        <mrow>
          <mo fence="true" stretchy="false">(</mo>
          <mrow>
            <mi>x</mi>
          </mrow>
          <mo fence="true" stretchy="false">)</mo>
        </mrow>
        <mo stretchy="false">=</mo>
        <mn>0</mn>
      </mrow>
    </mrow>
    <annotation encoding="StarMath 5.0">%kappa( x )= 0</annotation>
  </semantics>
</math>
</file>

<file path=Object 46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66/content.xml><?xml version="1.0" encoding="utf-8"?>
<math xmlns="http://www.w3.org/1998/Math/MathML" display="block">
  <semantics>
    <mstyle mathvariant="bold">
      <msup>
        <mi>x</mi>
        <mi>k</mi>
      </msup>
    </mstyle>
    <annotation encoding="StarMath 5.0">bold{x}^k</annotation>
  </semantics>
</math>
</file>

<file path=Object 467/content.xml><?xml version="1.0" encoding="utf-8"?>
<math xmlns="http://www.w3.org/1998/Math/MathML" display="block">
  <semantics>
    <mrow>
      <mtext/>
      <mrow>
        <mo stretchy="false">∫</mo>
        <mtext/>
      </mrow>
    </mrow>
    <annotation encoding="StarMath 5.0">""int""</annotation>
  </semantics>
</math>
</file>

<file path=Object 468/content.xml><?xml version="1.0" encoding="utf-8"?>
<math xmlns="http://www.w3.org/1998/Math/MathML" display="block">
  <semantics>
    <mrow>
      <mtext/>
      <mrow>
        <mo stretchy="false">∑</mo>
        <mtext/>
      </mrow>
    </mrow>
    <annotation encoding="StarMath 5.0">""sum""</annotation>
  </semantics>
</math>
</file>

<file path=Object 469/content.xml><?xml version="1.0" encoding="utf-8"?>
<math xmlns="http://www.w3.org/1998/Math/MathML" display="block">
  <semantics>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o stretchy="false">⋅</mo>
        <mfrac>
          <msup>
            <mi>x</mi>
            <mi>k</mi>
          </msup>
          <mrow>
            <mi>k</mi>
            <mi>!</mi>
          </mrow>
        </mfrac>
      </mrow>
    </mrow>
    <annotation encoding="StarMath 5.0">-(Ei( -x )-log( x )-%gamma)
 = sum from k=1 to infinity {(-1)^{k+1} over k} cdot {x^{k} over { k! }}</annotation>
  </semantics>
</math>
</file>

<file path=Object 47/content.xml><?xml version="1.0" encoding="utf-8"?>
<math xmlns="http://www.w3.org/1998/Math/MathML" display="block">
  <semantics>
    <mrow>
      <mi>t</mi>
      <mo stretchy="false">≤</mo>
      <mi>x</mi>
    </mrow>
    <annotation encoding="StarMath 5.0">t &lt;= x</annotation>
  </semantics>
</math>
</file>

<file path=Object 470/content.xml><?xml version="1.0" encoding="utf-8"?>
<math xmlns="http://www.w3.org/1998/Math/MathML" display="block">
  <semantics>
    <mrow>
      <mrow>
        <msub>
          <mi>H</mi>
          <mi>x</mi>
        </msub>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o fence="true" stretchy="false">(</mo>
        <mrow>
          <mtable>
            <mtr>
              <mtd>
                <mi>x</mi>
              </mtd>
            </mtr>
            <mtr>
              <mtd>
                <mi>k</mi>
              </mtd>
            </mtr>
          </mtable>
        </mrow>
        <mo fence="true" stretchy="false">)</mo>
      </mrow>
    </mrow>
    <annotation encoding="StarMath 5.0">H_{ x } = sum from k=1 to infinity {(-1)^{k+1} over k}{(binom{x}{k})}</annotation>
  </semantics>
</math>
</file>

<file path=Object 47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li( x ) - log log x - %gamma
 = sum from k=1 to infinity {(-1)^{k+1} over k}(-1)^{-k} cdot { {P(k,-log x)} }</annotation>
  </semantics>
</math>
</file>

<file path=Object 472/content.xml><?xml version="1.0" encoding="utf-8"?>
<math xmlns="http://www.w3.org/1998/Math/MathML" display="block">
  <semantics>
    <mrow>
      <mi mathvariant="normal">Π</mi>
      <mrow>
        <mrow>
          <mo fence="true" stretchy="false">(</mo>
          <mrow>
            <mi>x</mi>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b>
        <mi>D</mi>
        <mi>k</mi>
      </msub>
      <mi>'</mi>
      <mrow>
        <mo fence="true" stretchy="false">(</mo>
        <mrow>
          <mi>x</mi>
        </mrow>
        <mo fence="true" stretchy="false">)</mo>
      </mrow>
    </mrow>
    <annotation encoding="StarMath 5.0">%PI( x )
 = sum from k=1 to infinity {(-1)^{k+1} over k}D_k'( x )</annotation>
  </semantics>
</math>
</file>

<file path=Object 47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7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7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i>x</mi>
            </mrow>
          </mrow>
          <mo fence="true" stretchy="false">)</mo>
        </mrow>
        <mi>z</mi>
      </msup>
    </mrow>
    <annotation encoding="StarMath 5.0">log (1+x) = lim from {z rightarrow 0}{} partial over { partial z }(1+x)^z</annotation>
  </semantics>
</math>
</file>

<file path=Object 47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style mathvariant="bold">
                <mi>x</mi>
              </mstyle>
            </mrow>
          </mrow>
          <mo fence="true" stretchy="false">)</mo>
        </mrow>
        <mi>z</mi>
      </msup>
    </mrow>
    <annotation encoding="StarMath 5.0">log (1+bold{x}) = lim from {z rightarrow 0}{} partial over { partial z } (1+bold{x})^z</annotation>
  </semantics>
</math>
</file>

<file path=Object 477/content.xml><?xml version="1.0" encoding="utf-8"?>
<math xmlns="http://www.w3.org/1998/Math/MathML" display="block">
  <semantics>
    <mrow>
      <mtext/>
      <mrow>
        <mo stretchy="false">∫</mo>
        <mtext/>
      </mrow>
    </mrow>
    <annotation encoding="StarMath 5.0">""int""</annotation>
  </semantics>
</math>
</file>

<file path=Object 478/content.xml><?xml version="1.0" encoding="utf-8"?>
<math xmlns="http://www.w3.org/1998/Math/MathML" display="block">
  <semantics>
    <mrow>
      <mtext/>
      <mrow>
        <mo stretchy="false">∑</mo>
        <mtext/>
      </mrow>
    </mrow>
    <annotation encoding="StarMath 5.0">""sum""</annotation>
  </semantics>
</math>
</file>

<file path=Object 47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o stretchy="false">∂</mo>
        <mrow>
          <mo stretchy="false">∂</mo>
          <mi>z</mi>
        </mrow>
      </mfrac>
      <mrow>
        <msub>
          <mi>L</mi>
          <mi>z</mi>
        </msub>
        <mrow>
          <mo fence="true" stretchy="false">(</mo>
          <mrow>
            <mrow>
              <mo stretchy="false">−</mo>
              <mi>x</mi>
            </mrow>
          </mrow>
          <mo fence="true" stretchy="false">)</mo>
        </mrow>
      </mrow>
    </mrow>
    <annotation encoding="StarMath 5.0">-(Ei( -x )-log( x )-%gamma)
 = lim from {z rightarrow 0}{} partial over { partial z } {L_z(-x)}</annotation>
  </semantics>
</math>
</file>

<file path=Object 48/content.xml><?xml version="1.0" encoding="utf-8"?>
<math xmlns="http://www.w3.org/1998/Math/MathML" display="block">
  <semantics>
    <mrow>
      <mi>u</mi>
      <mo stretchy="false">≤</mo>
      <mi>x</mi>
    </mrow>
    <annotation encoding="StarMath 5.0">u &lt;= x</annotation>
  </semantics>
</math>
</file>

<file path=Object 480/content.xml><?xml version="1.0" encoding="utf-8"?>
<math xmlns="http://www.w3.org/1998/Math/MathML" display="block">
  <semantics>
    <mrow>
      <mrow>
        <msub>
          <mi>H</mi>
          <mi>x</mi>
        </msub>
        <mo stretchy="false">=</mo>
        <mrow>
          <munder>
            <mi>lim</mi>
            <mrow>
              <mi>z</mi>
              <mo stretchy="false">→</mo>
              <mn>0</mn>
            </mrow>
          </munder>
          <mrow/>
        </mrow>
      </mrow>
      <mrow>
        <mfrac>
          <mo stretchy="false">∂</mo>
          <mrow>
            <mo stretchy="false">∂</mo>
            <mi>z</mi>
          </mrow>
        </mfrac>
        <mo stretchy="false">⋅</mo>
        <mrow>
          <mo fence="true" stretchy="false">(</mo>
          <mrow>
            <mrow>
              <mo fence="true" stretchy="false">(</mo>
              <mrow>
                <mtable>
                  <mtr>
                    <mtd>
                      <mrow>
                        <mi>x</mi>
                        <mo stretchy="false">+</mo>
                        <mn>1</mn>
                      </mrow>
                    </mtd>
                  </mtr>
                  <mtr>
                    <mtd>
                      <mi>z</mi>
                    </mtd>
                  </mtr>
                </mtable>
              </mrow>
              <mo fence="true" stretchy="false">)</mo>
            </mrow>
          </mrow>
          <mo fence="true" stretchy="false">)</mo>
        </mrow>
      </mrow>
    </mrow>
    <annotation encoding="StarMath 5.0">H_{ x } = lim from {z rightarrow 0}{} partial over { partial z } cdot ((binom{x+1}{z}))</annotation>
  </semantics>
</math>
</file>

<file path=Object 48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o stretchy="false">∂</mo>
        <mrow>
          <mo stretchy="false">∂</mo>
          <mi>z</mi>
        </mrow>
      </mfrac>
      <mrow>
        <mi>x</mi>
        <mo stretchy="false">⋅</mo>
        <mrow>
          <msub>
            <mi>L</mi>
            <mrow>
              <mi>z</mi>
              <mo stretchy="false">−</mo>
              <mn>1</mn>
            </mrow>
          </msub>
          <mrow>
            <mo fence="true" stretchy="false">(</mo>
            <mrow>
              <mrow>
                <mrow>
                  <mo stretchy="false">−</mo>
                  <mi>log</mi>
                </mrow>
                <mi>x</mi>
              </mrow>
            </mrow>
            <mo fence="true" stretchy="false">)</mo>
          </mrow>
        </mrow>
      </mrow>
    </mrow>
    <annotation encoding="StarMath 5.0">li( x ) - log log x - %gamma
 = lim from {z rightarrow 0}{} partial over { partial z } x cdot {L_{z-1}(-log x)}</annotation>
  </semantics>
</math>
</file>

<file path=Object 48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o stretchy="false">∂</mo>
        <mrow>
          <mo stretchy="false">∂</mo>
          <mi>z</mi>
        </mrow>
      </mfrac>
      <msub>
        <mi>D</mi>
        <mi>z</mi>
      </msub>
      <mrow>
        <mo fence="true" stretchy="false">(</mo>
        <mrow>
          <mi>x</mi>
        </mrow>
        <mo fence="true" stretchy="false">)</mo>
      </mrow>
    </mrow>
    <annotation encoding="StarMath 5.0">%PI( x )
 = lim from {z rightarrow 0}{} partial over { partial z } D_z( x )</annotation>
  </semantics>
</math>
</file>

<file path=Object 48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8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8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row>
          <msup>
            <mrow>
              <mo fence="true" stretchy="false">(</mo>
              <mrow>
                <mrow>
                  <mn>1</mn>
                  <mo stretchy="false">+</mo>
                  <mi>x</mi>
                </mrow>
              </mrow>
              <mo fence="true" stretchy="false">)</mo>
            </mrow>
            <mi>z</mi>
          </msup>
          <mo stretchy="false">−</mo>
          <mn>1</mn>
        </mrow>
        <mi>z</mi>
      </mfrac>
    </mrow>
    <annotation encoding="StarMath 5.0">log (1+x) = lim from {z rightarrow 0}{} {{(1+x)^z-1}over{z } }</annotation>
  </semantics>
</math>
</file>

<file path=Object 48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row>
          <msup>
            <mrow>
              <mo fence="true" stretchy="false">(</mo>
              <mrow>
                <mrow>
                  <mn>1</mn>
                  <mo stretchy="false">+</mo>
                  <mstyle mathvariant="bold">
                    <mi>x</mi>
                  </mstyle>
                </mrow>
              </mrow>
              <mo fence="true" stretchy="false">)</mo>
            </mrow>
            <mi>z</mi>
          </msup>
          <mo stretchy="false">−</mo>
          <mn>1</mn>
        </mrow>
        <mi>z</mi>
      </mfrac>
    </mrow>
    <annotation encoding="StarMath 5.0">log (1+bold{x}) = lim from {z rightarrow 0}{} {{(1+bold{x})^z-1}over{z} }</annotation>
  </semantics>
</math>
</file>

<file path=Object 487/content.xml><?xml version="1.0" encoding="utf-8"?>
<math xmlns="http://www.w3.org/1998/Math/MathML" display="block">
  <semantics>
    <mrow>
      <mtext/>
      <mrow>
        <mo stretchy="false">∫</mo>
        <mtext/>
      </mrow>
    </mrow>
    <annotation encoding="StarMath 5.0">""int""</annotation>
  </semantics>
</math>
</file>

<file path=Object 488/content.xml><?xml version="1.0" encoding="utf-8"?>
<math xmlns="http://www.w3.org/1998/Math/MathML" display="block">
  <semantics>
    <mrow>
      <mtext/>
      <mrow>
        <mo stretchy="false">∑</mo>
        <mtext/>
      </mrow>
    </mrow>
    <annotation encoding="StarMath 5.0">""sum""</annotation>
  </semantics>
</math>
</file>

<file path=Object 48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row>
          <msub>
            <mi>L</mi>
            <mi>z</mi>
          </msub>
          <mrow>
            <mrow>
              <mo fence="true" stretchy="false">(</mo>
              <mrow>
                <mrow>
                  <mo stretchy="false">−</mo>
                  <mi>x</mi>
                </mrow>
              </mrow>
              <mo fence="true" stretchy="false">)</mo>
            </mrow>
            <mo stretchy="false">−</mo>
            <mn>1</mn>
          </mrow>
        </mrow>
        <mi>z</mi>
      </mfrac>
    </mrow>
    <annotation encoding="StarMath 5.0">-(Ei( -x )-log( x )-%gamma)
 = lim from {z rightarrow 0}{} {{L_z(-x)-1}over{z} }</annotation>
  </semantics>
</math>
</file>

<file path=Object 49/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490/content.xml><?xml version="1.0" encoding="utf-8"?>
<math xmlns="http://www.w3.org/1998/Math/MathML" display="block">
  <semantics>
    <mrow>
      <mrow>
        <msub>
          <mi>H</mi>
          <mi>x</mi>
        </msub>
        <mo stretchy="false">=</mo>
        <mrow>
          <munder>
            <mi>lim</mi>
            <mrow>
              <mi>z</mi>
              <mo stretchy="false">→</mo>
              <mn>0</mn>
            </mrow>
          </munder>
          <mrow/>
        </mrow>
      </mrow>
      <mfrac>
        <mrow>
          <mrow>
            <mo fence="true" stretchy="false">(</mo>
            <mrow>
              <mrow>
                <mo fence="true" stretchy="false">(</mo>
                <mrow>
                  <mtable>
                    <mtr>
                      <mtd>
                        <mrow>
                          <mi>x</mi>
                          <mo stretchy="false">+</mo>
                          <mn>1</mn>
                        </mrow>
                      </mtd>
                    </mtr>
                    <mtr>
                      <mtd>
                        <mi>z</mi>
                      </mtd>
                    </mtr>
                  </mtable>
                </mrow>
                <mo fence="true" stretchy="false">)</mo>
              </mrow>
            </mrow>
            <mo fence="true" stretchy="false">)</mo>
          </mrow>
          <mo stretchy="false">−</mo>
          <mn>1</mn>
        </mrow>
        <mi>z</mi>
      </mfrac>
    </mrow>
    <annotation encoding="StarMath 5.0">H_{ x } = lim from {z rightarrow 0}{} {{((binom{x+1}{z}))-1}over{z} }</annotation>
  </semantics>
</math>
</file>

<file path=Object 49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row>
          <mrow>
            <mi>x</mi>
            <mo stretchy="false">⋅</mo>
            <msub>
              <mi>L</mi>
              <mrow>
                <mi>z</mi>
                <mo stretchy="false">−</mo>
                <mn>1</mn>
              </mrow>
            </msub>
          </mrow>
          <mrow>
            <mrow>
              <mo fence="true" stretchy="false">(</mo>
              <mrow>
                <mrow>
                  <mrow>
                    <mo stretchy="false">−</mo>
                    <mi>log</mi>
                  </mrow>
                  <mi>x</mi>
                </mrow>
              </mrow>
              <mo fence="true" stretchy="false">)</mo>
            </mrow>
            <mo stretchy="false">−</mo>
            <mn>1</mn>
          </mrow>
        </mrow>
        <mi>z</mi>
      </mfrac>
    </mrow>
    <annotation encoding="StarMath 5.0">li( x ) - log log x - %gamma
 = lim from {z rightarrow 0}{} {{x cdot L_{z-1}(-log x)-1}over{z} }</annotation>
  </semantics>
</math>
</file>

<file path=Object 49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row>
          <msub>
            <mi>D</mi>
            <mi>z</mi>
          </msub>
          <mrow>
            <mrow>
              <mo fence="true" stretchy="false">(</mo>
              <mrow>
                <mi>x</mi>
              </mrow>
              <mo fence="true" stretchy="false">)</mo>
            </mrow>
            <mo stretchy="false">−</mo>
            <mn>1</mn>
          </mrow>
        </mrow>
        <mi>z</mi>
      </mfrac>
    </mrow>
    <annotation encoding="StarMath 5.0">%PI( x )
 = lim from {z rightarrow 0}{} {{D_z(x)-1}over{z} }</annotation>
  </semantics>
</math>
</file>

<file path=Object 49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4/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5/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49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7/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n>0</mn>
            <mi>x</mi>
          </munderover>
          <mfrac>
            <mn>1</mn>
            <mrow>
              <mn>1</mn>
              <mo stretchy="false">+</mo>
              <mi>t</mi>
            </mrow>
          </mfrac>
        </mrow>
      </mrow>
      <mi mathvariant="italic">dt</mi>
    </mrow>
    <annotation encoding="StarMath 5.0">log (1+x) = int from 0 to x {1 over {1+t}} dt 
</annotation>
  </semantics>
</math>
</file>

<file path=Object 49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99/content.xml><?xml version="1.0" encoding="utf-8"?>
<math xmlns="http://www.w3.org/1998/Math/MathML" display="block">
  <semantics>
    <mrow>
      <mtext/>
      <mrow>
        <mo stretchy="false">∫</mo>
        <mtext/>
      </mrow>
    </mrow>
    <annotation encoding="StarMath 5.0">""int""</annotation>
  </semantics>
</math>
</file>

<file path=Object 5/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0/content.xml><?xml version="1.0" encoding="utf-8"?>
<math xmlns="http://www.w3.org/1998/Math/MathML" display="block">
  <semantics>
    <mrow>
      <mi>t</mi>
      <mo stretchy="false">&gt;</mo>
      <mn>0</mn>
    </mrow>
    <annotation encoding="StarMath 5.0">t&gt;0</annotation>
  </semantics>
</math>
</file>

<file path=Object 500/content.xml><?xml version="1.0" encoding="utf-8"?>
<math xmlns="http://www.w3.org/1998/Math/MathML" display="block">
  <semantics>
    <mrow>
      <mtext/>
      <mrow>
        <mo stretchy="false">∑</mo>
        <mtext/>
      </mrow>
    </mrow>
    <annotation encoding="StarMath 5.0">""sum""</annotation>
  </semantics>
</math>
</file>

<file path=Object 501/content.xml><?xml version="1.0" encoding="utf-8"?>
<math xmlns="http://www.w3.org/1998/Math/MathML" display="block">
  <semantics>
    <mrow>
      <mrow>
        <munderover>
          <mo stretchy="false">∫</mo>
          <mn>0</mn>
          <mi>x</mi>
        </munderover>
        <mrow>
          <mfrac>
            <mn>1</mn>
            <mi>t</mi>
          </mfrac>
          <mo stretchy="false">−</mo>
          <mfrac>
            <msup>
              <mi>e</mi>
              <mrow>
                <mo stretchy="false">−</mo>
                <mi>t</mi>
              </mrow>
            </msup>
            <mi>t</mi>
          </mfrac>
        </mrow>
      </mrow>
      <mi mathvariant="italic">dt</mi>
    </mrow>
    <annotation encoding="StarMath 5.0">int from 0 to x 
{{1}over t - {e^-t}over t} dt</annotation>
  </semantics>
</math>
</file>

<file path=Object 502/content.xml><?xml version="1.0" encoding="utf-8"?>
<math xmlns="http://www.w3.org/1998/Math/MathML" display="block">
  <semantics>
    <mrow>
      <munderover>
        <mo stretchy="false">∑</mo>
        <mrow>
          <mi>t</mi>
          <mo stretchy="false">=</mo>
          <mn>1</mn>
        </mrow>
        <mi>x</mi>
      </munderover>
      <mfrac>
        <mn>1</mn>
        <mi>t</mi>
      </mfrac>
    </mrow>
    <annotation encoding="StarMath 5.0">sum from t=1 to x
{1 over t}</annotation>
  </semantics>
</math>
</file>

<file path=Object 503/content.xml><?xml version="1.0" encoding="utf-8"?>
<math xmlns="http://www.w3.org/1998/Math/MathML" display="block">
  <semantics>
    <mrow>
      <mrow>
        <munderover>
          <mo stretchy="false">∫</mo>
          <mn>1</mn>
          <mi>x</mi>
        </munderover>
        <mrow>
          <mfrac>
            <mn>1</mn>
            <mrow>
              <mi>log</mi>
              <mi>t</mi>
            </mrow>
          </mfrac>
          <mo stretchy="false">−</mo>
          <mfrac>
            <mn>1</mn>
            <mrow>
              <mi>t</mi>
              <mi>log</mi>
              <mi>t</mi>
            </mrow>
          </mfrac>
        </mrow>
      </mrow>
      <mi mathvariant="italic">dt</mi>
    </mrow>
    <annotation encoding="StarMath 5.0">int from 1 to x 
{{1} over {log t}-{1} over {t log t}}dt
</annotation>
  </semantics>
</math>
</file>

<file path=Object 504/content.xml><?xml version="1.0" encoding="utf-8"?>
<math xmlns="http://www.w3.org/1998/Math/MathML" display="block">
  <semantics>
    <mrow>
      <mrow>
        <munderover>
          <mo stretchy="false">∑</mo>
          <mrow>
            <mi>t</mi>
            <mo stretchy="false">=</mo>
            <mn>2</mn>
          </mrow>
          <mi>x</mi>
        </munderover>
        <mi mathvariant="normal">κ</mi>
      </mrow>
      <mrow>
        <mo fence="true" stretchy="false">(</mo>
        <mrow>
          <mi>t</mi>
        </mrow>
        <mo fence="true" stretchy="false">)</mo>
      </mrow>
    </mrow>
    <annotation encoding="StarMath 5.0">sum from t=2 to x 
%kappa( t )</annotation>
  </semantics>
</math>
</file>

<file path=Object 505/content.xml><?xml version="1.0" encoding="utf-8"?>
<math xmlns="http://www.w3.org/1998/Math/MathML" display="block">
  <semantics>
    <mrow>
      <msup>
        <mi>log</mi>
        <mn>2</mn>
      </msup>
      <mrow>
        <mrow>
          <mo fence="true" stretchy="false">(</mo>
          <mrow>
            <mrow>
              <mn>1</mn>
              <mo stretchy="false">+</mo>
              <mi>x</mi>
            </mrow>
          </mrow>
          <mo fence="true" stretchy="false">)</mo>
        </mrow>
        <mo stretchy="false">=</mo>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row>
      <mi mathvariant="italic">du</mi>
      <mi mathvariant="italic">dt</mi>
    </mrow>
    <annotation encoding="StarMath 5.0">log^2 (1+x)=
int from 0 to x int from 0 to x {}
{1 over {1+t}} cdot {1 over {1+u}} du dt
</annotation>
  </semantics>
</math>
</file>

<file path=Object 506/content.xml><?xml version="1.0" encoding="utf-8"?>
<math xmlns="http://www.w3.org/1998/Math/MathML" display="block">
  <semantics>
    <mrow>
      <msup>
        <mi>log</mi>
        <mn>2</mn>
      </msup>
      <mrow>
        <mrow>
          <mo fence="true" stretchy="false">(</mo>
          <mrow>
            <mrow>
              <mn>1</mn>
              <mo stretchy="false">+</mo>
              <mstyle mathvariant="bold">
                <mi>x</mi>
              </mstyle>
            </mrow>
          </mrow>
          <mo fence="true" stretchy="false">)</mo>
        </mrow>
        <mo stretchy="false">=</mo>
        <mtext/>
      </mrow>
    </mrow>
    <annotation encoding="StarMath 5.0">log^2 (1+bold{x})=""</annotation>
  </semantics>
</math>
</file>

<file path=Object 507/content.xml><?xml version="1.0" encoding="utf-8"?>
<math xmlns="http://www.w3.org/1998/Math/MathML" display="block">
  <semantics>
    <mrow>
      <mtext/>
      <mrow>
        <mo stretchy="false">∫</mo>
        <mtext/>
      </mrow>
    </mrow>
    <annotation encoding="StarMath 5.0">""int""</annotation>
  </semantics>
</math>
</file>

<file path=Object 508/content.xml><?xml version="1.0" encoding="utf-8"?>
<math xmlns="http://www.w3.org/1998/Math/MathML" display="block">
  <semantics>
    <mrow>
      <mtext/>
      <mrow>
        <mo stretchy="false">∑</mo>
        <mtext/>
      </mrow>
    </mrow>
    <annotation encoding="StarMath 5.0">""sum""</annotation>
  </semantics>
</math>
</file>

<file path=Object 509/content.xml><?xml version="1.0" encoding="utf-8"?>
<math xmlns="http://www.w3.org/1998/Math/MathML" display="block">
  <semantics>
    <mrow>
      <mrow>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o stretchy="false">⋅</mo>
        <mrow>
          <mo fence="true" stretchy="false">(</mo>
          <mrow>
            <mrow>
              <mfrac>
                <mn>1</mn>
                <mi>u</mi>
              </mfrac>
              <mo stretchy="false">−</mo>
              <mfrac>
                <msup>
                  <mi>e</mi>
                  <mrow>
                    <mo stretchy="false">−</mo>
                    <mi>u</mi>
                  </mrow>
                </msup>
                <mi>u</mi>
              </mfrac>
            </mrow>
          </mrow>
          <mo fence="true" stretchy="false">)</mo>
        </mrow>
      </mrow>
      <mi mathvariant="italic">du</mi>
      <mi mathvariant="italic">dt</mi>
    </mrow>
    <annotation encoding="StarMath 5.0">int from 0 to x int from 0 to {x - t}

({{1}over t}-{{e^-t}over t}) cdot 
({{1}over u}-{{e^-u}over u}) 

du dt</annotation>
  </semantics>
</math>
</file>

<file path=Object 51/content.xml><?xml version="1.0" encoding="utf-8"?>
<math xmlns="http://www.w3.org/1998/Math/MathML" display="block">
  <semantics>
    <mrow>
      <mi>u</mi>
      <mo stretchy="false">&gt;</mo>
      <mn>0</mn>
    </mrow>
    <annotation encoding="StarMath 5.0">u&gt;0</annotation>
  </semantics>
</math>
</file>

<file path=Object 510/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annotation encoding="StarMath 5.0">sum from t=1 to x sum from u=1 to {x - t} 
{1 over t} cdot {1 over u}</annotation>
  </semantics>
</math>
</file>

<file path=Object 511/content.xml><?xml version="1.0" encoding="utf-8"?>
<math xmlns="http://www.w3.org/1998/Math/MathML" display="block">
  <semantics>
    <mrow>
      <mrow>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annotation encoding="StarMath 5.0">int from 1 to x int from 1 to {x over t}


({1 over {log t}}-{1 over {t log t}}) cdot 
({1 over {log u}}-{1 over {u log u}}) 

du dt
</annotation>
  </semantics>
</math>
</file>

<file path=Object 512/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o fence="true" stretchy="false">(</mo>
          <mrow>
            <mi>t</mi>
          </mrow>
          <mo fence="true" stretchy="false">)</mo>
        </mrow>
        <mo stretchy="false">⋅</mo>
        <mi mathvariant="normal">κ</mi>
      </mrow>
      <mrow>
        <mo fence="true" stretchy="false">(</mo>
        <mrow>
          <mi>u</mi>
        </mrow>
        <mo fence="true" stretchy="false">)</mo>
      </mrow>
    </mrow>
    <annotation encoding="StarMath 5.0">sum from t=2 to x sum from u=2 to lfloor x over t rfloor 
%kappa( t ) cdot %kappa( u )</annotation>
  </semantics>
</math>
</file>

<file path=Object 513/content.xml><?xml version="1.0" encoding="utf-8"?>
<math xmlns="http://www.w3.org/1998/Math/MathML" display="block">
  <semantics>
    <mrow>
      <msup>
        <mi>log</mi>
        <mn>3</mn>
      </msup>
      <mrow>
        <mrow>
          <mo fence="true" stretchy="false">(</mo>
          <mrow>
            <mrow>
              <mn>1</mn>
              <mo stretchy="false">+</mo>
              <mi>x</mi>
            </mrow>
          </mrow>
          <mo fence="true" stretchy="false">)</mo>
        </mrow>
        <mo stretchy="false">=</mo>
        <mrow/>
      </mrow>
      <mrow>
        <munderover>
          <mo stretchy="false">∫</mo>
          <mn>0</mn>
          <mi>x</mi>
        </munderover>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o stretchy="false">⋅</mo>
        <mfrac>
          <mn>1</mn>
          <mrow>
            <mn>1</mn>
            <mo stretchy="false">+</mo>
            <mi>v</mi>
          </mrow>
        </mfrac>
      </mrow>
      <mi mathvariant="italic">dv</mi>
      <mi mathvariant="italic">du</mi>
      <mi mathvariant="italic">dt</mi>
    </mrow>
    <annotation encoding="StarMath 5.0">
log^3 (1+x)
=
{}int from 0 to x int from 0 to x int from 0 to x {}
{1 over {1+t}} cdot {1 over {1+u}} cdot {1 over {1+v}} dv du dt 
</annotation>
  </semantics>
</math>
</file>

<file path=Object 514/content.xml><?xml version="1.0" encoding="utf-8"?>
<math xmlns="http://www.w3.org/1998/Math/MathML" display="block">
  <semantics>
    <mrow>
      <msup>
        <mi>log</mi>
        <mn>3</mn>
      </msup>
      <mrow>
        <mrow>
          <mo fence="true" stretchy="false">(</mo>
          <mrow>
            <mrow>
              <mn>1</mn>
              <mo stretchy="false">+</mo>
              <mstyle mathvariant="bold">
                <mi>x</mi>
              </mstyle>
            </mrow>
          </mrow>
          <mo fence="true" stretchy="false">)</mo>
        </mrow>
        <mo stretchy="false">=</mo>
        <mtext/>
      </mrow>
    </mrow>
    <annotation encoding="StarMath 5.0">log^3 (1+bold{x})=""</annotation>
  </semantics>
</math>
</file>

<file path=Object 515/content.xml><?xml version="1.0" encoding="utf-8"?>
<math xmlns="http://www.w3.org/1998/Math/MathML" display="block">
  <semantics>
    <mrow>
      <mtext/>
      <mrow>
        <mo stretchy="false">∫</mo>
        <mtext/>
      </mrow>
    </mrow>
    <annotation encoding="StarMath 5.0">""int""</annotation>
  </semantics>
</math>
</file>

<file path=Object 516/content.xml><?xml version="1.0" encoding="utf-8"?>
<math xmlns="http://www.w3.org/1998/Math/MathML" display="block">
  <semantics>
    <mrow>
      <mtext/>
      <mrow>
        <mo stretchy="false">∑</mo>
        <mtext/>
      </mrow>
    </mrow>
    <annotation encoding="StarMath 5.0">""sum""</annotation>
  </semantics>
</math>
</file>

<file path=Object 517/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row>
                <mo fence="true" stretchy="false">(</mo>
                <mrow>
                  <mrow>
                    <mfrac>
                      <mn>1</mn>
                      <mi>t</mi>
                    </mfrac>
                    <mo stretchy="false">−</mo>
                    <mfrac>
                      <msup>
                        <mi>e</mi>
                        <mrow>
                          <mo stretchy="false">−</mo>
                          <mi>t</mi>
                        </mrow>
                      </msup>
                      <mi>t</mi>
                    </mfrac>
                  </mrow>
                </mrow>
                <mo fence="true" stretchy="false">)</mo>
              </mrow>
            </mrow>
          </mrow>
        </mrow>
        <mo stretchy="false">⋅</mo>
        <mrow>
          <mo fence="true" stretchy="false">(</mo>
          <mrow>
            <mrow>
              <mfrac>
                <mn>1</mn>
                <mi>u</mi>
              </mfrac>
              <mo stretchy="false">−</mo>
              <mfrac>
                <msup>
                  <mi>e</mi>
                  <mrow>
                    <mo stretchy="false">−</mo>
                    <mi>u</mi>
                  </mrow>
                </msup>
                <mi>u</mi>
              </mfrac>
            </mrow>
          </mrow>
          <mo fence="true" stretchy="false">)</mo>
        </mrow>
        <mo stretchy="false">⋅</mo>
        <mrow>
          <mo fence="true" stretchy="false">(</mo>
          <mrow>
            <mrow>
              <mfrac>
                <mn>1</mn>
                <mi>v</mi>
              </mfrac>
              <mo stretchy="false">−</mo>
              <mfrac>
                <msup>
                  <mi>e</mi>
                  <mrow>
                    <mo stretchy="false">−</mo>
                    <mi>v</mi>
                  </mrow>
                </msup>
                <mi>v</mi>
              </mfrac>
            </mrow>
          </mrow>
          <mo fence="true" stretchy="false">)</mo>
        </mrow>
      </mrow>
      <mi mathvariant="italic">dv</mi>
      <mi mathvariant="italic">du</mi>
      <mi mathvariant="italic">dt</mi>
    </mrow>
    <annotation encoding="StarMath 5.0">int from 0 to x int from 0 to {x - t} int from 0 to {x - t-u}

({{1}over t}-{{e^-t}over t}) cdot 
({{1}over u}-{{e^-u}over u}) cdot 
({{1}over v}-{{e^-v}over v}) 

dv du dt</annotation>
  </semantics>
</math>
</file>

<file path=Object 518/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row/>
          </mrow>
        </mrow>
      </mrow>
      <mrow>
        <mfrac>
          <mn>1</mn>
          <mi>t</mi>
        </mfrac>
        <mo stretchy="false">⋅</mo>
        <mfrac>
          <mn>1</mn>
          <mi>u</mi>
        </mfrac>
        <mo stretchy="false">⋅</mo>
        <mfrac>
          <mn>1</mn>
          <mi>v</mi>
        </mfrac>
      </mrow>
    </mrow>
    <annotation encoding="StarMath 5.0">sum from t=1 to x sum from u=1 to {x - t} sum from v=1 to {x - t - u}{}
{1 over t} cdot {1 over u} cdot {1 over v}</annotation>
  </semantics>
</math>
</file>

<file path=Object 519/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row>
                <mo fence="true" stretchy="false">(</mo>
                <mrow>
                  <mrow>
                    <mfrac>
                      <mn>1</mn>
                      <mrow>
                        <mi>log</mi>
                        <mi>t</mi>
                      </mrow>
                    </mfrac>
                    <mo stretchy="false">−</mo>
                    <mfrac>
                      <mn>1</mn>
                      <mrow>
                        <mi>t</mi>
                        <mi>log</mi>
                        <mi>t</mi>
                      </mrow>
                    </mfrac>
                  </mrow>
                </mrow>
                <mo fence="true" stretchy="false">)</mo>
              </mrow>
            </mrow>
          </mrow>
        </mrow>
        <mo stretchy="false">⋅</mo>
        <mrow>
          <mo fence="true" stretchy="false">(</mo>
          <mrow>
            <mrow>
              <mfrac>
                <mn>1</mn>
                <mrow>
                  <mi>log</mi>
                  <mi>u</mi>
                </mrow>
              </mfrac>
              <mo stretchy="false">−</mo>
              <mfrac>
                <mn>1</mn>
                <mrow>
                  <mi>u</mi>
                  <mi>log</mi>
                  <mi>u</mi>
                </mrow>
              </mfrac>
            </mrow>
          </mrow>
          <mo fence="true" stretchy="false">)</mo>
        </mrow>
        <mo stretchy="false">⋅</mo>
        <mrow>
          <mo fence="true" stretchy="false">(</mo>
          <mrow>
            <mrow>
              <mfrac>
                <mn>1</mn>
                <mrow>
                  <mi>log</mi>
                  <mi>v</mi>
                </mrow>
              </mfrac>
              <mo stretchy="false">−</mo>
              <mfrac>
                <mn>1</mn>
                <mrow>
                  <mi>v</mi>
                  <mi>log</mi>
                  <mi>v</mi>
                </mrow>
              </mfrac>
            </mrow>
          </mrow>
          <mo fence="true" stretchy="false">)</mo>
        </mrow>
      </mrow>
      <mi mathvariant="italic">dv</mi>
      <mi mathvariant="italic">du</mi>
      <mi mathvariant="italic">dt</mi>
    </mrow>
    <annotation encoding="StarMath 5.0">int from 1 to x int from 1 to {x over t} int from 1 to {x over {t u}}


({1 over {log t}}-{1 over {t log t}}) cdot 
({1 over {log u}}-{1 over {u log u}}) cdot 
({1 over {log v}}-{1 over {v log v}}) 

dv du dt
</annotation>
  </semantics>
</math>
</file>

<file path=Object 52/content.xml><?xml version="1.0" encoding="utf-8"?>
<math xmlns="http://www.w3.org/1998/Math/MathML" display="block">
  <semantics>
    <mrow>
      <mrow>
        <mi>t</mi>
        <mo stretchy="false">+</mo>
        <mi>u</mi>
      </mrow>
      <mo stretchy="false">≤</mo>
      <mi>x</mi>
    </mrow>
    <annotation encoding="StarMath 5.0">t+u &lt;= x</annotation>
  </semantics>
</math>
</file>

<file path=Object 520/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row/>
          </mrow>
        </mrow>
      </mrow>
      <mi mathvariant="normal">κ</mi>
      <mrow>
        <mrow>
          <mo fence="true" stretchy="false">(</mo>
          <mrow>
            <mi>t</mi>
          </mrow>
          <mo fence="true" stretchy="false">)</mo>
        </mrow>
        <mo stretchy="false">⋅</mo>
        <mi mathvariant="normal">κ</mi>
      </mrow>
      <mrow>
        <mrow>
          <mo fence="true" stretchy="false">(</mo>
          <mrow>
            <mi>u</mi>
          </mrow>
          <mo fence="true" stretchy="false">)</mo>
        </mrow>
        <mo stretchy="false">⋅</mo>
        <mi mathvariant="normal">κ</mi>
      </mrow>
      <mrow>
        <mo fence="true" stretchy="false">(</mo>
        <mrow>
          <mi>v</mi>
        </mrow>
        <mo fence="true" stretchy="false">)</mo>
      </mrow>
    </mrow>
    <annotation encoding="StarMath 5.0">sum from t=2 to x sum from u=2 to lfloor x over t rfloor sum from v=2 to lfloor x over {t cdot u} rfloor {}
%kappa( t ) cdot %kappa( u ) cdot %kappa( v )</annotation>
  </semantics>
</math>
</file>

<file path=Object 521/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22/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n>0</mn>
              <mi>x</mi>
            </munderover>
            <mfrac>
              <mn>1</mn>
              <mrow>
                <mn>1</mn>
                <mo stretchy="false">+</mo>
                <mi>t</mi>
              </mrow>
            </mfrac>
          </mrow>
          <mo stretchy="false">⋅</mo>
          <msup>
            <mi>log</mi>
            <mrow>
              <mi>k</mi>
              <mo stretchy="false">−</mo>
              <mn>1</mn>
            </mrow>
          </msup>
        </mrow>
      </mrow>
      <mrow>
        <mo fence="true" stretchy="false">(</mo>
        <mrow>
          <mrow>
            <mn>1</mn>
            <mo stretchy="false">+</mo>
            <mi>x</mi>
          </mrow>
        </mrow>
        <mo fence="true" stretchy="false">)</mo>
      </mrow>
      <mi mathvariant="italic">dt</mi>
    </mrow>
    <annotation encoding="StarMath 5.0">log^k (1+x)
=
int from 0 to x {1 over {1+t}} cdot log^{k-1} (1+x) dt 
</annotation>
  </semantics>
</math>
</file>

<file path=Object 523/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524/content.xml><?xml version="1.0" encoding="utf-8"?>
<math xmlns="http://www.w3.org/1998/Math/MathML" display="block">
  <semantics>
    <mrow>
      <mtext/>
      <mrow>
        <mo stretchy="false">∫</mo>
        <mtext/>
      </mrow>
    </mrow>
    <annotation encoding="StarMath 5.0">""int""</annotation>
  </semantics>
</math>
</file>

<file path=Object 525/content.xml><?xml version="1.0" encoding="utf-8"?>
<math xmlns="http://www.w3.org/1998/Math/MathML" display="block">
  <semantics>
    <mrow>
      <mtext/>
      <mrow>
        <mo stretchy="false">∑</mo>
        <mtext/>
      </mrow>
    </mrow>
    <annotation encoding="StarMath 5.0">""sum""</annotation>
  </semantics>
</math>
</file>

<file path=Object 526/content.xml><?xml version="1.0" encoding="utf-8"?>
<math xmlns="http://www.w3.org/1998/Math/MathML" display="block">
  <semantics>
    <mrow>
      <mrow>
        <mrow>
          <munderover>
            <mo stretchy="false">∫</mo>
            <mn>0</mn>
            <mi>x</mi>
          </munderover>
          <mrow>
            <mo fence="true" stretchy="false">(</mo>
            <mrow>
              <mrow>
                <mfrac>
                  <mn>1</mn>
                  <mi>t</mi>
                </mfrac>
                <mo stretchy="false">−</mo>
                <mfrac>
                  <msup>
                    <mi>e</mi>
                    <mrow>
                      <mo stretchy="false">−</mo>
                      <mi>t</mi>
                    </mrow>
                  </msup>
                  <mi>t</mi>
                </mfrac>
              </mrow>
            </mrow>
            <mo fence="true" stretchy="false">)</mo>
          </mrow>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i mathvariant="italic">dt</mi>
    </mrow>
    <annotation encoding="StarMath 5.0">int from 0 to x (1 over {t} - e^{-t} over {t}) cdot log^{k-1}(1+bold{(x-t)}) dt
</annotation>
  </semantics>
</math>
</file>

<file path=Object 527/content.xml><?xml version="1.0" encoding="utf-8"?>
<math xmlns="http://www.w3.org/1998/Math/MathML" display="block">
  <semantics>
    <mrow>
      <mrow>
        <mrow>
          <munderover>
            <mo stretchy="false">∑</mo>
            <mrow>
              <mi>t</mi>
              <mo stretchy="false">=</mo>
              <mn>1</mn>
            </mrow>
            <mi>x</mi>
          </munderover>
          <mfrac>
            <mn>1</mn>
            <mi>t</mi>
          </mfrac>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row>
    <annotation encoding="StarMath 5.0">sum from t=1 to x { 1 over t} cdot log^{k-1}(1+bold{(x - t)})
</annotation>
  </semantics>
</math>
</file>

<file path=Object 528/content.xml><?xml version="1.0" encoding="utf-8"?>
<math xmlns="http://www.w3.org/1998/Math/MathML" display="block">
  <semantics>
    <mrow>
      <mrow>
        <mrow>
          <munderover>
            <mo stretchy="false">∫</mo>
            <mn>1</mn>
            <mi>x</mi>
          </munderover>
          <mrow>
            <mo fence="true" stretchy="false">(</mo>
            <mrow>
              <mrow>
                <mfrac>
                  <mn>1</mn>
                  <mrow>
                    <mi>log</mi>
                    <mi>t</mi>
                  </mrow>
                </mfrac>
                <mo stretchy="false">−</mo>
                <mfrac>
                  <mn>1</mn>
                  <mrow>
                    <mi>t</mi>
                    <mi>log</mi>
                    <mi>t</mi>
                  </mrow>
                </mfrac>
              </mrow>
            </mrow>
            <mo fence="true" stretchy="false">)</mo>
          </mrow>
        </mrow>
        <mo stretchy="false">⋅</mo>
        <msup>
          <mi>log</mi>
          <mrow>
            <mi>k</mi>
            <mo stretchy="false">−</mo>
            <mn>1</mn>
          </mrow>
        </msup>
      </mrow>
      <mrow>
        <mo fence="true" stretchy="false">(</mo>
        <mrow>
          <mrow>
            <mn>1</mn>
            <mo stretchy="false">+</mo>
            <mstyle mathvariant="bold">
              <mfrac>
                <mi>x</mi>
                <mi>t</mi>
              </mfrac>
            </mstyle>
          </mrow>
        </mrow>
        <mo fence="true" stretchy="false">)</mo>
      </mrow>
      <mi mathvariant="italic">dt</mi>
    </mrow>
    <annotation encoding="StarMath 5.0">int from 1 to x (1 over {log t} - 1 over {t log t})cdot log^{k-1}(1+bold{x over t}) dt
</annotation>
  </semantics>
</math>
</file>

<file path=Object 529/content.xml><?xml version="1.0" encoding="utf-8"?>
<math xmlns="http://www.w3.org/1998/Math/MathML" display="block">
  <semantics>
    <mrow>
      <mrow>
        <munderover>
          <mo stretchy="false">∑</mo>
          <mrow>
            <mi>t</mi>
            <mo stretchy="false">=</mo>
            <mn>2</mn>
          </mrow>
          <mi>x</mi>
        </munderover>
        <mi mathvariant="normal">κ</mi>
      </mrow>
      <mrow>
        <mrow>
          <mo fence="true" stretchy="false">(</mo>
          <mrow>
            <mi>t</mi>
          </mrow>
          <mo fence="true" stretchy="false">)</mo>
        </mrow>
        <mo stretchy="false">⋅</mo>
        <msup>
          <mi>log</mi>
          <mrow>
            <mi>k</mi>
            <mo stretchy="false">−</mo>
            <mn>1</mn>
          </mrow>
        </msup>
      </mrow>
      <mrow>
        <mo fence="true" stretchy="false">(</mo>
        <mrow>
          <mrow>
            <mn>1</mn>
            <mo stretchy="false">+</mo>
            <mstyle mathvariant="bold">
              <mfrac>
                <mi>x</mi>
                <mi>t</mi>
              </mfrac>
            </mstyle>
          </mrow>
        </mrow>
        <mo fence="true" stretchy="false">)</mo>
      </mrow>
    </mrow>
    <annotation encoding="StarMath 5.0">sum from t=2 to x %kappa(t) cdot log^{k-1} (1+bold{x over t})
</annotation>
  </semantics>
</math>
</file>

<file path=Object 53/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530/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1/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2/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sup>
          <mi>log</mi>
          <mi>a</mi>
        </msup>
      </mrow>
      <mrow>
        <mrow>
          <mo fence="true" stretchy="false">(</mo>
          <mrow>
            <mrow>
              <mn>1</mn>
              <mo stretchy="false">+</mo>
              <mstyle mathvariant="bold">
                <mi>x</mi>
              </mstyle>
            </mrow>
          </mrow>
          <mo fence="true" stretchy="false">)</mo>
        </mrow>
        <mo stretchy="false">⋅</mo>
        <msup>
          <mi>log</mi>
          <mi>b</mi>
        </msup>
      </mrow>
      <mrow>
        <mo fence="true" stretchy="false">(</mo>
        <mrow>
          <mrow>
            <mn>1</mn>
            <mo stretchy="false">+</mo>
            <mstyle mathvariant="bold">
              <mi>x</mi>
            </mstyle>
          </mrow>
        </mrow>
        <mo fence="true" stretchy="false">)</mo>
      </mrow>
    </mrow>
    <annotation encoding="StarMath 5.0">log^{a+b} (1+bold{x}) = log^a (1+bold{x}) cdot log^b (1+bold{x})</annotation>
  </semantics>
</math>
</file>

<file path=Object 533/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text/>
      </mrow>
    </mrow>
    <annotation encoding="StarMath 5.0">log^{a+b} (1+bold{x})=""</annotation>
  </semantics>
</math>
</file>

<file path=Object 534/content.xml><?xml version="1.0" encoding="utf-8"?>
<math xmlns="http://www.w3.org/1998/Math/MathML" display="block">
  <semantics>
    <mrow>
      <mtext/>
      <mrow>
        <mo stretchy="false">∫</mo>
        <mtext/>
      </mrow>
    </mrow>
    <annotation encoding="StarMath 5.0">""int""</annotation>
  </semantics>
</math>
</file>

<file path=Object 535/content.xml><?xml version="1.0" encoding="utf-8"?>
<math xmlns="http://www.w3.org/1998/Math/MathML" display="block">
  <semantics>
    <mrow>
      <mtext/>
      <mrow>
        <mo stretchy="false">∑</mo>
        <mtext/>
      </mrow>
    </mrow>
    <annotation encoding="StarMath 5.0">""sum""</annotation>
  </semantics>
</math>
</file>

<file path=Object 536/content.xml><?xml version="1.0" encoding="utf-8"?>
<math xmlns="http://www.w3.org/1998/Math/MathML" display="block">
  <semantics>
    <mrow>
      <mrow>
        <munderover>
          <mo stretchy="false">∫</mo>
          <mn>0</mn>
          <mi>x</mi>
        </munderover>
        <mrow>
          <munderover>
            <mo stretchy="false">∫</mo>
            <mn>0</mn>
            <mrow>
              <mi>x</mi>
              <mo stretchy="false">−</mo>
              <mi>t</mi>
            </mrow>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0 to x int from 0 to x-t {{partial}over{partial t}}log^a (1+bold{t}) cdot {{partial}over{partial u}}log^b (1+bold{u}) du dt</annotation>
  </semantics>
</math>
</file>

<file path=Object 537/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1 to x sum from u=1 to x-t {nabla_t} log^a (1+bold{t}) cdot {nabla_u} log^b (1+bold{u})</annotation>
  </semantics>
</math>
</file>

<file path=Object 538/content.xml><?xml version="1.0" encoding="utf-8"?>
<math xmlns="http://www.w3.org/1998/Math/MathML" display="block">
  <semantics>
    <mrow>
      <mrow>
        <munderover>
          <mo stretchy="false">∫</mo>
          <mn>1</mn>
          <mi>x</mi>
        </munderover>
        <mrow>
          <munderover>
            <mo stretchy="false">∫</mo>
            <mn>1</mn>
            <mfrac>
              <mi>x</mi>
              <mi>t</mi>
            </mfrac>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1 to x int from 1 to x over t {{partial}over{partial t}} log^a (1+bold{t}) cdot {{partial}over{partial u}} log^b (1+bold{u}) du dt</annotation>
  </semantics>
</math>
</file>

<file path=Object 539/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2 to x sum from u=2 to lfloor x over t rfloor {nabla_t} log^a (1+bold{t}) cdot {nabla_u} log^b (1+bold{u})</annotation>
  </semantics>
</math>
</file>

<file path=Object 54/content.xml><?xml version="1.0" encoding="utf-8"?>
<math xmlns="http://www.w3.org/1998/Math/MathML" display="block">
  <semantics>
    <mrow>
      <mi>t</mi>
      <mo stretchy="false">&gt;</mo>
      <mn>0</mn>
    </mrow>
    <annotation encoding="StarMath 5.0">t&gt;0</annotation>
  </semantics>
</math>
</file>

<file path=Object 54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542/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4/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5/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int"" }=0</annotation>
  </semantics>
</math>
</file>

<file path=Object 54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sum"" }=0</annotation>
  </semantics>
</math>
</file>

<file path=Object 548/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 log x } over { log 2 } rfloor</annotation>
  </semantics>
</math>
</file>

<file path=Object 54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55/content.xml><?xml version="1.0" encoding="utf-8"?>
<math xmlns="http://www.w3.org/1998/Math/MathML" display="block">
  <semantics>
    <mrow>
      <mi>u</mi>
      <mo stretchy="false">&gt;</mo>
      <mn>0</mn>
    </mrow>
    <annotation encoding="StarMath 5.0">u&gt;0</annotation>
  </semantics>
</math>
</file>

<file path=Object 55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551/content.xml><?xml version="1.0" encoding="utf-8"?>
<math xmlns="http://www.w3.org/1998/Math/MathML" display="block">
  <semantics>
    <mrow>
      <msup>
        <mi>log</mi>
        <mi>k</mi>
      </msup>
      <mstyle mathvariant="bold">
        <mi>x</mi>
      </mstyle>
    </mrow>
    <annotation encoding="StarMath 5.0">log^k bold{x}</annotation>
  </semantics>
</math>
</file>

<file path=Object 5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53/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i>x</mi>
            </mrow>
          </mrow>
          <mo fence="true" stretchy="false">)</mo>
        </mrow>
        <mi>z</mi>
      </msup>
    </mrow>
    <annotation encoding="StarMath 5.0">log^k (1+x) = lim from {z rightarrow 0 }{ } partial^k over { partial z^k }(1+x)^z</annotation>
  </semantics>
</math>
</file>

<file path=Object 554/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style mathvariant="bold">
                <mi>x</mi>
              </mstyle>
            </mrow>
          </mrow>
          <mo fence="true" stretchy="false">)</mo>
        </mrow>
        <mi>z</mi>
      </msup>
    </mrow>
    <annotation encoding="StarMath 5.0">log^k (1+bold{x}) = lim from {z rightarrow 0 }{ } partial^k over { partial z^k }(1+bold{x})^z</annotation>
  </semantics>
</math>
</file>

<file path=Object 555/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56/content.xml><?xml version="1.0" encoding="utf-8"?>
<math xmlns="http://www.w3.org/1998/Math/MathML" display="block">
  <semantics>
    <mstyle mathvariant="bold">
      <msup>
        <mi>x</mi>
        <mi>k</mi>
      </msup>
    </mstyle>
    <annotation encoding="StarMath 5.0">bold{x}^k</annotation>
  </semantics>
</math>
</file>

<file path=Object 557/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1</mn>
                    </mrow>
                  </munder>
                  <mfrac>
                    <msup>
                      <mo stretchy="false">∂</mo>
                      <mi>j</mi>
                    </msup>
                    <mrow>
                      <mo stretchy="false">∂</mo>
                      <msup>
                        <mi>t</mi>
                        <mi>j</mi>
                      </msup>
                    </mrow>
                  </mfrac>
                </mrow>
                <msup>
                  <mrow>
                    <mo fence="true" stretchy="false">(</mo>
                    <mrow>
                      <mrow>
                        <mi>log</mi>
                        <mrow>
                          <mo fence="true" stretchy="false">(</mo>
                          <mrow>
                            <mi>t</mi>
                          </mrow>
                          <mo fence="true" stretchy="false">)</mo>
                        </mrow>
                      </mrow>
                    </mrow>
                    <mo fence="true" stretchy="false">)</mo>
                  </mrow>
                  <mi>k</mi>
                </msup>
              </mrow>
            </mrow>
            <mo fence="true" stretchy="false">)</mo>
          </mrow>
        </mrow>
      </mrow>
      <msup>
        <mi>x</mi>
        <mi>j</mi>
      </msup>
    </mrow>
    <annotation encoding="StarMath 5.0">log^k (1+x) = sum from j = 0 to{infinity} {1 over {j!}}cdot(lim from {t rightarrow 1}{partial^j over {partial t^j}}(log(t))^k) x^j</annotation>
  </semantics>
</math>
</file>

<file path=Object 558/content.xml><?xml version="1.0" encoding="utf-8"?>
<math xmlns="http://www.w3.org/1998/Math/MathML" display="block">
  <semantics>
    <mstyle mathvariant="bold">
      <msup>
        <mi>x</mi>
        <mi>k</mi>
      </msup>
    </mstyle>
    <annotation encoding="StarMath 5.0">bold{x}^k</annotation>
  </semantics>
</math>
</file>

<file path=Object 55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6/content.xml><?xml version="1.0" encoding="utf-8"?>
<math xmlns="http://www.w3.org/1998/Math/MathML" display="block">
  <semantics>
    <mrow>
      <mrow>
        <mi>t</mi>
        <mo stretchy="false">+</mo>
        <mi>u</mi>
      </mrow>
      <mo stretchy="false">≤</mo>
      <mi>x</mi>
    </mrow>
    <annotation encoding="StarMath 5.0">t+u &lt;= x</annotation>
  </semantics>
</math>
</file>

<file path=Object 56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i>x</mi>
          </mrow>
        </mrow>
        <mo fence="true" stretchy="false">)</mo>
      </mrow>
    </mrow>
    <annotation encoding="StarMath 5.0">(1+x)^z
=
sum from k=0 to infinity {z^k over {k!}}log^k (1+x)
</annotation>
  </semantics>
</math>
</file>

<file path=Object 56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style mathvariant="bold">
              <mi>x</mi>
            </mstyle>
          </mrow>
        </mrow>
        <mo fence="true" stretchy="false">)</mo>
      </mrow>
    </mrow>
    <annotation encoding="StarMath 5.0">
(1+bold{x})^z
=
sum from k=0 to infinity {z^k over {k!}}log^k (1+bold{x})
</annotation>
  </semantics>
</math>
</file>

<file path=Object 563/content.xml><?xml version="1.0" encoding="utf-8"?>
<math xmlns="http://www.w3.org/1998/Math/MathML" display="block">
  <semantics>
    <mtable>
      <mtr>
        <mtd>
          <msup>
            <mrow>
              <mo fence="true" stretchy="false">(</mo>
              <mrow>
                <mrow>
                  <mn>1</mn>
                  <mo stretchy="false">+</mo>
                  <mi>x</mi>
                </mrow>
              </mrow>
              <mo fence="true" stretchy="false">)</mo>
            </mrow>
            <mi>z</mi>
          </msup>
        </mtd>
        <mtd>
          <mrow>
            <mrow>
              <mrow/>
              <mo stretchy="false">=</mo>
              <mrow/>
            </mrow>
            <mrow>
              <mn>1</mn>
              <mo stretchy="false">+</mo>
              <mtext/>
            </mrow>
          </mrow>
        </mtd>
        <mtd>
          <mrow>
            <mtext/>
            <mrow/>
            <mrow>
              <mi>z</mi>
              <mo stretchy="false">⋅</mo>
              <mrow>
                <munderover>
                  <mo stretchy="false">∫</mo>
                  <mn>0</mn>
                  <mi>x</mi>
                </munderover>
                <mfrac>
                  <mn>1</mn>
                  <mrow>
                    <mn>1</mn>
                    <mo stretchy="false">+</mo>
                    <mi>t</mi>
                  </mrow>
                </mfrac>
              </mrow>
            </mrow>
            <mi mathvariant="italic">dt</mi>
          </mrow>
        </mtd>
        <mtd>
          <mrow>
            <mrow/>
            <mo stretchy="false">+</mo>
            <mrow/>
          </mrow>
        </mtd>
        <mtd>
          <mrow>
            <mtext/>
            <mrow>
              <mfrac>
                <msup>
                  <mi>z</mi>
                  <mn>2</mn>
                </msup>
                <mn>2</mn>
              </mfrac>
              <mo stretchy="false">⋅</mo>
              <mrow>
                <munderover>
                  <mo stretchy="false">∫</mo>
                  <mn>0</mn>
                  <mi>x</mi>
                </munderover>
                <mrow>
                  <munderover>
                    <mo stretchy="false">∫</mo>
                    <mn>0</mn>
                    <mi>x</mi>
                  </munderover>
                  <mfrac>
                    <mn>1</mn>
                    <mrow>
                      <mn>1</mn>
                      <mo stretchy="false">+</mo>
                      <mi>t</mi>
                    </mrow>
                  </mfrac>
                </mrow>
              </mrow>
              <mo stretchy="false">⋅</mo>
              <mfrac>
                <mn>1</mn>
                <mrow>
                  <mn>1</mn>
                  <mo stretchy="false">+</mo>
                  <mi>u</mi>
                </mrow>
              </mfrac>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0</mn>
                  <mi>x</mi>
                </munderover>
                <mrow>
                  <mfrac>
                    <mn>1</mn>
                    <mi>t</mi>
                  </mfrac>
                  <mo stretchy="false">−</mo>
                  <mfrac>
                    <msup>
                      <mi>e</mi>
                      <mrow>
                        <mo stretchy="false">−</mo>
                        <mi>t</mi>
                      </mrow>
                    </msup>
                    <mi>t</mi>
                  </mfrac>
                </mrow>
              </mrow>
            </mrow>
            <mi mathvariant="italic">dt</mi>
          </mrow>
        </mtd>
        <mtd>
          <mrow>
            <mrow/>
            <mo stretchy="false">+</mo>
            <mrow/>
          </mrow>
        </mtd>
        <mtd>
          <mrow>
            <mtext/>
            <mrow>
              <mfrac>
                <msup>
                  <mi>z</mi>
                  <mn>2</mn>
                </msup>
                <mn>2</mn>
              </mfrac>
              <mo stretchy="false">⋅</mo>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row>
            <mrow>
              <mo fence="true" stretchy="false">(</mo>
              <mrow>
                <mrow>
                  <mfrac>
                    <mn>1</mn>
                    <mi>u</mi>
                  </mfrac>
                  <mo stretchy="false">−</mo>
                  <mfrac>
                    <msup>
                      <mi>e</mi>
                      <mrow>
                        <mo stretchy="false">−</mo>
                        <mi>u</mi>
                      </mrow>
                    </msup>
                    <mi>u</mi>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1</mn>
                  </mrow>
                  <mi>x</mi>
                </munderover>
                <mfrac>
                  <mn>1</mn>
                  <mi>t</mi>
                </mfrac>
              </mrow>
            </mrow>
          </mrow>
        </mtd>
        <mtd>
          <mrow>
            <mrow/>
            <mo stretchy="false">+</mo>
            <mrow/>
          </mrow>
        </mtd>
        <mtd>
          <mrow>
            <mtext/>
            <mrow>
              <mfrac>
                <msup>
                  <mi>z</mi>
                  <mn>2</mn>
                </msup>
                <mn>2</mn>
              </mfrac>
              <mo stretchy="false">⋅</mo>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1</mn>
                  <mi>x</mi>
                </munderover>
                <mrow>
                  <mfrac>
                    <mn>1</mn>
                    <mrow>
                      <mi>log</mi>
                      <mi>t</mi>
                    </mrow>
                  </mfrac>
                  <mo stretchy="false">−</mo>
                  <mfrac>
                    <mn>1</mn>
                    <mrow>
                      <mi>t</mi>
                      <mi>log</mi>
                      <mi>t</mi>
                    </mrow>
                  </mfrac>
                </mrow>
              </mrow>
            </mrow>
            <mi mathvariant="italic">dt</mi>
          </mrow>
        </mtd>
        <mtd>
          <mrow>
            <mrow/>
            <mo stretchy="false">+</mo>
            <mrow/>
          </mrow>
        </mtd>
        <mtd>
          <mrow>
            <mtext/>
            <mrow>
              <mfrac>
                <msup>
                  <mi>z</mi>
                  <mn>2</mn>
                </msup>
                <mn>2</mn>
              </mfrac>
              <mo stretchy="false">⋅</mo>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row>
            <mrow>
              <mo fence="true" stretchy="false">(</mo>
              <mrow>
                <mrow>
                  <mfrac>
                    <mn>1</mn>
                    <mrow>
                      <mi>log</mi>
                      <mi>u</mi>
                    </mrow>
                  </mfrac>
                  <mo stretchy="false">−</mo>
                  <mfrac>
                    <mn>1</mn>
                    <mrow>
                      <mi>u</mi>
                      <mi>log</mi>
                      <mi>u</mi>
                    </mrow>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2</mn>
                  </mrow>
                  <mi>x</mi>
                </munderover>
                <mi mathvariant="normal">κ</mi>
              </mrow>
            </mrow>
            <mrow>
              <mo fence="true" stretchy="false">(</mo>
              <mrow>
                <mi>t</mi>
              </mrow>
              <mo fence="true" stretchy="false">)</mo>
            </mrow>
          </mrow>
        </mtd>
        <mtd>
          <mrow>
            <mrow/>
            <mo stretchy="false">+</mo>
            <mrow/>
          </mrow>
        </mtd>
        <mtd>
          <mrow>
            <mtext/>
            <mrow>
              <mfrac>
                <msup>
                  <mi>z</mi>
                  <mn>2</mn>
                </msup>
                <mn>2</mn>
              </mfrac>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row>
                <mo fence="true" stretchy="false">(</mo>
                <mrow>
                  <mi>t</mi>
                </mrow>
                <mo fence="true" stretchy="false">)</mo>
              </mrow>
              <mo stretchy="false">⋅</mo>
              <mi mathvariant="normal">κ</mi>
            </mrow>
            <mrow>
              <mo fence="true" stretchy="false">(</mo>
              <mrow>
                <mi>u</mi>
              </mrow>
              <mo fence="true" stretchy="false">)</mo>
            </mrow>
          </mrow>
        </mtd>
        <mtd>
          <mrow>
            <mrow>
              <mrow/>
              <mo stretchy="false">+</mo>
              <mrow>
                <mfrac>
                  <msup>
                    <mi>z</mi>
                    <mn>3</mn>
                  </msup>
                  <mn>6</mn>
                </mfrac>
                <mo stretchy="false">⋅</mo>
                <mrow/>
              </mrow>
            </mrow>
            <mn>...</mn>
          </mrow>
        </mtd>
      </mtr>
    </mtable>
    <annotation encoding="StarMath 5.0">matrix{ 

(1+x)^z 
#{}={}1+""
#""{}z cdot int from 0 to x {1 over {1+t} } dt
#{}+{}#""{z^2 over 2} cdot int from 0 to x int from 0 to x {1 over {1+t}} cdot {1 over {1+u}}du dt
#{}+{z^3} over 6 cdot {}...

##

(1+bold{x})^z""^{"+"int""} 
#{}={}1+""
#""{}z cdot int from 0 to x {1 over t - e^-t over t} dt
#{}+{}# ""{z^2 over 2} cdot int from 0 to x int from 0 to {x - t} ({1 over t - e^-t over t})({1 over u - e^-u over u}) du dt
#{}+{z^3} over 6 cdot {}...

##

(1+bold{x})^z""^{"+"sum""} 
#{}={}1+""
#""{}z cdot sum from t=1 to x { 1 over t }
#{}+{}# ""{z^2 over 2} cdot sum from t=1 to x sum from u=1 to {x - t } {1 over t}cdot{ 1 over u }
#{}+{z^3} over 6 cdot {}...

##

(1+bold{x})^z""^{"*"int""} 
#{}={}1+""
#""{}z cdot int from 1 to x {1 over {log t} - 1 over {t log t}} dt
#{}+{}# ""{z^2 over 2} cdot int from 1 to x int from 1 to {x over t} ({1 over {log t} - 1 over {t log t}})({1 over {log u} - 1 over {u log u}}) du dt
#{}+{z^3} over 6 cdot {}...

##

(1+bold{x})^z""^{"*"sum""} 
#{}={}1+""
#""{}z cdot sum from t=2 to x %kappa( t )
#{}+{}# ""{z^2 over 2} cdot sum from t=2 to x sum from u=2 to lfloor x over t rfloor %kappa( t ) cdot %kappa( u )
#{}+{z^3} over 6 cdot {}...
}</annotation>
  </semantics>
</math>
</file>

<file path=Object 564/content.xml><?xml version="1.0" encoding="utf-8"?>
<math xmlns="http://www.w3.org/1998/Math/MathML" display="block">
  <semantics>
    <mrow>
      <mi mathvariant="normal">κ</mi>
      <mrow>
        <mrow>
          <mo fence="true" stretchy="false">(</mo>
          <mrow>
            <mi>t</mi>
          </mrow>
          <mo fence="true" stretchy="false">)</mo>
        </mrow>
        <mo stretchy="false">=</mo>
        <mfrac>
          <mn>1</mn>
          <mi>a</mi>
        </mfrac>
      </mrow>
    </mrow>
    <annotation encoding="StarMath 5.0">%kappa( t )= 1 over a</annotation>
  </semantics>
</math>
</file>

<file path=Object 565/content.xml><?xml version="1.0" encoding="utf-8"?>
<math xmlns="http://www.w3.org/1998/Math/MathML" display="block">
  <semantics>
    <mrow>
      <mi mathvariant="normal">κ</mi>
      <mrow>
        <mrow>
          <mo fence="true" stretchy="false">(</mo>
          <mrow>
            <mi>t</mi>
          </mrow>
          <mo fence="true" stretchy="false">)</mo>
        </mrow>
        <mo stretchy="false">=</mo>
        <mn>0</mn>
      </mrow>
    </mrow>
    <annotation encoding="StarMath 5.0">%kappa( t )= 0</annotation>
  </semantics>
</math>
</file>

<file path=Object 566/content.xml><?xml version="1.0" encoding="utf-8"?>
<math xmlns="http://www.w3.org/1998/Math/MathML" display="block">
  <semantics>
    <mstyle mathvariant="bold">
      <msup>
        <mi>x</mi>
        <mi>k</mi>
      </msup>
    </mstyle>
    <annotation encoding="StarMath 5.0">bold{x}^k</annotation>
  </semantics>
</math>
</file>

<file path=Object 56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8/content.xml><?xml version="1.0" encoding="utf-8"?>
<math xmlns="http://www.w3.org/1998/Math/MathML" display="block">
  <semantics>
    <mrow>
      <mrow>
        <msup>
          <mi>x</mi>
          <mi>k</mi>
        </msup>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0</mn>
                    </mrow>
                  </munder>
                  <mfrac>
                    <msup>
                      <mo stretchy="false">∂</mo>
                      <mi>j</mi>
                    </msup>
                    <mrow>
                      <mo stretchy="false">∂</mo>
                      <msup>
                        <mi>t</mi>
                        <mi>j</mi>
                      </msup>
                    </mrow>
                  </mfrac>
                </mrow>
                <msup>
                  <mrow>
                    <mo fence="true" stretchy="false">(</mo>
                    <mrow>
                      <mrow>
                        <msup>
                          <mi>e</mi>
                          <mi>t</mi>
                        </msup>
                        <mo stretchy="false">−</mo>
                        <mn>1</mn>
                      </mrow>
                    </mrow>
                    <mo fence="true" stretchy="false">)</mo>
                  </mrow>
                  <mi>k</mi>
                </msup>
              </mrow>
            </mrow>
            <mo fence="true" stretchy="false">)</mo>
          </mrow>
        </mrow>
      </mrow>
      <msup>
        <mi>log</mi>
        <mi>j</mi>
      </msup>
      <mrow>
        <mo fence="true" stretchy="false">(</mo>
        <mrow>
          <mrow>
            <mn>1</mn>
            <mo stretchy="false">+</mo>
            <mi>x</mi>
          </mrow>
        </mrow>
        <mo fence="true" stretchy="false">)</mo>
      </mrow>
    </mrow>
    <annotation encoding="StarMath 5.0">x^k = sum from j = 0 to{infinity} {1 over {j!}}cdot(lim from {t rightarrow 0}{partial^j over {partial t^j}}(e^t - 1 )^k) log^j (1+x)</annotation>
  </semantics>
</math>
</file>

<file path=Object 569/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7/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570/content.xml><?xml version="1.0" encoding="utf-8"?>
<math xmlns="http://www.w3.org/1998/Math/MathML" display="block">
  <semantics>
    <mrow>
      <mrow>
        <msup>
          <mi>x</mi>
          <mi>k</mi>
        </msup>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row>
                    <mi>k</mi>
                    <mi>!</mi>
                  </mrow>
                </mrow>
              </mrow>
              <mrow>
                <mi>j</mi>
                <mi>!</mi>
              </mrow>
            </mfrac>
          </mrow>
          <mo stretchy="false">⋅</mo>
          <msup>
            <mi>log</mi>
            <mi>j</mi>
          </msup>
        </mrow>
      </mrow>
      <mrow>
        <mo fence="true" stretchy="false">(</mo>
        <mrow>
          <mrow>
            <mn>1</mn>
            <mo stretchy="false">+</mo>
            <mi>x</mi>
          </mrow>
        </mrow>
        <mo fence="true" stretchy="false">)</mo>
      </mrow>
    </mrow>
    <annotation encoding="StarMath 5.0">x^k = sum from j = 0 to{infinity} {{{{S(j,k) cdot {k!}} over {j!}}}} cdot log^j (1+x)</annotation>
  </semantics>
</math>
</file>

<file path=Object 571/content.xml><?xml version="1.0" encoding="utf-8"?>
<math xmlns="http://www.w3.org/1998/Math/MathML" display="block">
  <semantics>
    <mrow>
      <mi>S</mi>
      <mrow>
        <mo fence="true" stretchy="false">(</mo>
        <mrow>
          <mrow>
            <mi>j</mi>
            <mi>,</mi>
            <mi>k</mi>
          </mrow>
        </mrow>
        <mo fence="true" stretchy="false">)</mo>
      </mrow>
    </mrow>
    <annotation encoding="StarMath 5.0">S( j,k )</annotation>
  </semantics>
</math>
</file>

<file path=Object 572/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i>log</mi>
            <mi>j</mi>
          </msup>
        </mrow>
      </mrow>
      <mrow>
        <mo fence="true" stretchy="false">(</mo>
        <mrow>
          <mrow>
            <mn>1</mn>
            <mo stretchy="false">+</mo>
            <mstyle mathvariant="bold">
              <mi>x</mi>
            </mstyle>
          </mrow>
        </mrow>
        <mo fence="true" stretchy="false">)</mo>
      </mrow>
    </mrow>
    <annotation encoding="StarMath 5.0">bold{x}^k = sum from j = 0 to{infinity} {{S(j,k) cdot k!} over {j!}} cdot log^j (1+bold{x})</annotation>
  </semantics>
</math>
</file>

<file path=Object 573/content.xml><?xml version="1.0" encoding="utf-8"?>
<math xmlns="http://www.w3.org/1998/Math/MathML" display="block">
  <semantics>
    <mstyle mathvariant="bold">
      <msup>
        <mi>x</mi>
        <mi>z</mi>
      </msup>
    </mstyle>
    <annotation encoding="StarMath 5.0">bold{x}^z</annotation>
  </semantics>
</math>
</file>

<file path=Object 574/content.xml><?xml version="1.0" encoding="utf-8"?>
<math xmlns="http://www.w3.org/1998/Math/MathML" display="block">
  <semantics>
    <mstyle mathvariant="bold">
      <msup>
        <mi>x</mi>
        <mi>z</mi>
      </msup>
    </mstyle>
    <annotation encoding="StarMath 5.0">bold{x}^z</annotation>
  </semantics>
</math>
</file>

<file path=Object 575/content.xml><?xml version="1.0" encoding="utf-8"?>
<math xmlns="http://www.w3.org/1998/Math/MathML" display="block">
  <semantics>
    <mrow>
      <mstyle mathvariant="bold">
        <msup>
          <mi>x</mi>
          <mi>z</mi>
        </msup>
      </mstyle>
      <mo stretchy="false">=</mo>
      <mtext/>
    </mrow>
    <annotation encoding="StarMath 5.0">bold{x}^z=""</annotation>
  </semantics>
</math>
</file>

<file path=Object 576/content.xml><?xml version="1.0" encoding="utf-8"?>
<math xmlns="http://www.w3.org/1998/Math/MathML" display="block">
  <semantics>
    <mrow>
      <mtext/>
      <mrow>
        <mo stretchy="false">∫</mo>
        <mtext/>
      </mrow>
    </mrow>
    <annotation encoding="StarMath 5.0">""int""</annotation>
  </semantics>
</math>
</file>

<file path=Object 577/content.xml><?xml version="1.0" encoding="utf-8"?>
<math xmlns="http://www.w3.org/1998/Math/MathML" display="block">
  <semantics>
    <mrow>
      <mtext/>
      <mrow>
        <mo stretchy="false">∑</mo>
        <mtext/>
      </mrow>
    </mrow>
    <annotation encoding="StarMath 5.0">""sum""</annotation>
  </semantics>
</math>
</file>

<file path=Object 578/content.xml><?xml version="1.0" encoding="utf-8"?>
<math xmlns="http://www.w3.org/1998/Math/MathML" display="block">
  <semantics>
    <mrow>
      <mrow/>
      <mfrac>
        <msup>
          <mi>x</mi>
          <mi>z</mi>
        </msup>
        <mrow>
          <mi mathvariant="normal">Γ</mi>
          <mrow>
            <mo fence="true" stretchy="false">(</mo>
            <mrow>
              <mrow>
                <mi>z</mi>
                <mo stretchy="false">+</mo>
                <mn>1</mn>
              </mrow>
            </mrow>
            <mo fence="true" stretchy="false">)</mo>
          </mrow>
        </mrow>
      </mfrac>
    </mrow>
    <annotation encoding="StarMath 5.0">{}{x^z}over{ %GAMMA(z+1) }</annotation>
  </semantics>
</math>
</file>

<file path=Object 579/content.xml><?xml version="1.0" encoding="utf-8"?>
<math xmlns="http://www.w3.org/1998/Math/MathML" display="block">
  <semantics>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annotation encoding="StarMath 5.0">{{%GAMMA(x+1) }over{%GAMMA(z+1) cdot %GAMMA(x-z+1)} }</annotation>
  </semantics>
</math>
</file>

<file path=Object 58/content.xml><?xml version="1.0" encoding="utf-8"?>
<math xmlns="http://www.w3.org/1998/Math/MathML" display="block">
  <semantics>
    <mrow>
      <mi>t</mi>
      <mo stretchy="false">&gt;</mo>
      <mn>0</mn>
    </mrow>
    <annotation encoding="StarMath 5.0">t&gt;0</annotation>
  </semantics>
</math>
</file>

<file path=Object 580/content.xml><?xml version="1.0" encoding="utf-8"?>
<math xmlns="http://www.w3.org/1998/Math/MathML" display="block">
  <semantics>
    <mrow>
      <mrow>
        <msup>
          <mrow>
            <mo fence="true" stretchy="false">(</mo>
            <mrow>
              <mrow>
                <mo stretchy="false">−</mo>
                <mn>1</mn>
              </mrow>
            </mrow>
            <mo fence="true" stretchy="false">)</mo>
          </mrow>
          <mrow>
            <mo stretchy="false">−</mo>
            <mi>z</mi>
          </mrow>
        </msup>
        <mo stretchy="false">⋅</mo>
        <mi>P</mi>
      </mrow>
      <mrow>
        <mo fence="true" stretchy="false">(</mo>
        <mrow>
          <mrow>
            <mi>z</mi>
            <mrow>
              <mi>,</mi>
              <mo stretchy="false">−</mo>
              <mi>log</mi>
            </mrow>
            <mi>x</mi>
          </mrow>
        </mrow>
        <mo fence="true" stretchy="false">)</mo>
      </mrow>
    </mrow>
    <annotation encoding="StarMath 5.0">(-1)^{-z} cdot P( z,-log x )</annotation>
  </semantics>
</math>
</file>

<file path=Object 581/content.xml><?xml version="1.0" encoding="utf-8"?>
<math xmlns="http://www.w3.org/1998/Math/MathML" display="block">
  <semantics>
    <mrow>
      <mstyle mathvariant="bold">
        <msup>
          <mi>x</mi>
          <mi>z</mi>
        </msup>
      </mstyle>
      <msup>
        <mtext/>
        <mrow>
          <mtext/>
          <mo stretchy="false">∗</mo>
          <mrow>
            <mo stretchy="false">∑</mo>
            <mtext/>
          </mrow>
        </mrow>
      </msup>
    </mrow>
    <annotation encoding="StarMath 5.0">bold{x}^z""^{ ""*sum"" }</annotation>
  </semantics>
</math>
</file>

<file path=Object 582/content.xml><?xml version="1.0" encoding="utf-8"?>
<math xmlns="http://www.w3.org/1998/Math/MathML" display="block">
  <semantics>
    <mrow>
      <mstyle mathvariant="bold">
        <msup>
          <mi>x</mi>
          <mi>z</mi>
        </msup>
      </mstyle>
      <mo stretchy="false">=</mo>
      <mtext/>
    </mrow>
    <annotation encoding="StarMath 5.0">bold{x}^z=""</annotation>
  </semantics>
</math>
</file>

<file path=Object 583/content.xml><?xml version="1.0" encoding="utf-8"?>
<math xmlns="http://www.w3.org/1998/Math/MathML" display="block">
  <semantics>
    <mrow>
      <mtext/>
      <mrow>
        <mo stretchy="false">∫</mo>
        <mtext/>
      </mrow>
    </mrow>
    <annotation encoding="StarMath 5.0">""int""</annotation>
  </semantics>
</math>
</file>

<file path=Object 584/content.xml><?xml version="1.0" encoding="utf-8"?>
<math xmlns="http://www.w3.org/1998/Math/MathML" display="block">
  <semantics>
    <mrow>
      <mtext/>
      <mrow>
        <mo stretchy="false">∑</mo>
        <mtext/>
      </mrow>
    </mrow>
    <annotation encoding="StarMath 5.0">""sum""</annotation>
  </semantics>
</math>
</file>

<file path=Object 585/content.xml><?xml version="1.0" encoding="utf-8"?>
<math xmlns="http://www.w3.org/1998/Math/MathML" display="block">
  <semantics>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row>
        <mo fence="true" stretchy="false">(</mo>
        <mrow>
          <mtable>
            <mtr>
              <mtd>
                <mi>x</mi>
              </mtd>
            </mtr>
            <mtr>
              <mtd>
                <mi>k</mi>
              </mtd>
            </mtr>
          </mtable>
        </mrow>
        <mo fence="true" stretchy="false">)</mo>
      </mrow>
    </mrow>
    <annotation encoding="StarMath 5.0">{{sin(%pi z) }over{%pi} } cdot sum from k = 0 to infinity {( -1 )^k over { z-k }} cdot ( binom{x}{k} )</annotation>
  </semantics>
</math>
</file>

<file path=Object 586/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87/content.xml><?xml version="1.0" encoding="utf-8"?>
<math xmlns="http://www.w3.org/1998/Math/MathML" display="block">
  <semantics>
    <mrow>
      <mfrac>
        <mo stretchy="false">∂</mo>
        <mrow>
          <mo stretchy="false">∂</mo>
          <mi>x</mi>
        </mrow>
      </mfrac>
      <mrow>
        <msup>
          <mi>x</mi>
          <mi>z</mi>
        </msup>
        <mo stretchy="false">=</mo>
        <mrow>
          <mi>z</mi>
          <mo stretchy="false">⋅</mo>
          <msup>
            <mi>x</mi>
            <mrow>
              <mi>z</mi>
              <mo stretchy="false">−</mo>
              <mn>1</mn>
            </mrow>
          </msup>
        </mrow>
      </mrow>
    </mrow>
    <annotation encoding="StarMath 5.0">{partial over {partial x}}x^z = z cdot x^{z-1}
</annotation>
  </semantics>
</math>
</file>

<file path=Object 588/content.xml><?xml version="1.0" encoding="utf-8"?>
<math xmlns="http://www.w3.org/1998/Math/MathML" display="block">
  <semantics>
    <mrow>
      <mfrac>
        <mo stretchy="false">∂</mo>
        <mrow>
          <mo stretchy="false">∂</mo>
          <mi>x</mi>
        </mrow>
      </mfrac>
      <mrow>
        <mstyle mathvariant="bold">
          <msup>
            <mi>x</mi>
            <mi>z</mi>
          </msup>
        </mstyle>
        <mo stretchy="false">=</mo>
        <mtext/>
      </mrow>
    </mrow>
    <annotation encoding="StarMath 5.0">{partial over {partial x}}bold{x}^z = ""</annotation>
  </semantics>
</math>
</file>

<file path=Object 589/content.xml><?xml version="1.0" encoding="utf-8"?>
<math xmlns="http://www.w3.org/1998/Math/MathML" display="block">
  <semantics>
    <mrow>
      <msub>
        <mo stretchy="false">∇</mo>
        <mi>x</mi>
      </msub>
      <mrow>
        <mstyle mathvariant="bold">
          <msup>
            <mi>x</mi>
            <mi>z</mi>
          </msup>
        </mstyle>
        <mo stretchy="false">=</mo>
        <mtext/>
      </mrow>
    </mrow>
    <annotation encoding="StarMath 5.0">NABLA_x bold{x}^z = ""
</annotation>
  </semantics>
</math>
</file>

<file path=Object 59/content.xml><?xml version="1.0" encoding="utf-8"?>
<math xmlns="http://www.w3.org/1998/Math/MathML" display="block">
  <semantics>
    <mrow>
      <mi>u</mi>
      <mo stretchy="false">&gt;</mo>
      <mn>0</mn>
    </mrow>
    <annotation encoding="StarMath 5.0">u&gt;0</annotation>
  </semantics>
</math>
</file>

<file path=Object 590/content.xml><?xml version="1.0" encoding="utf-8"?>
<math xmlns="http://www.w3.org/1998/Math/MathML" display="block">
  <semantics>
    <mrow>
      <mtext/>
      <mrow>
        <mo stretchy="false">∫</mo>
        <mtext/>
      </mrow>
    </mrow>
    <annotation encoding="StarMath 5.0">""int""</annotation>
  </semantics>
</math>
</file>

<file path=Object 591/content.xml><?xml version="1.0" encoding="utf-8"?>
<math xmlns="http://www.w3.org/1998/Math/MathML" display="block">
  <semantics>
    <mrow>
      <mtext/>
      <mrow>
        <mo stretchy="false">∑</mo>
        <mtext/>
      </mrow>
    </mrow>
    <annotation encoding="StarMath 5.0">""sum""</annotation>
  </semantics>
</math>
</file>

<file path=Object 592/content.xml><?xml version="1.0" encoding="utf-8"?>
<math xmlns="http://www.w3.org/1998/Math/MathML" display="block">
  <semantics>
    <mfrac>
      <msup>
        <mi>x</mi>
        <mrow>
          <mi>z</mi>
          <mo stretchy="false">−</mo>
          <mn>1</mn>
        </mrow>
      </msup>
      <mrow>
        <mi mathvariant="normal">Γ</mi>
        <mrow>
          <mo fence="true" stretchy="false">(</mo>
          <mrow>
            <mi>z</mi>
          </mrow>
          <mo fence="true" stretchy="false">)</mo>
        </mrow>
      </mrow>
    </mfrac>
    <annotation encoding="StarMath 5.0">x^{z-1} over { %GAMMA(z) }
</annotation>
  </semantics>
</math>
</file>

<file path=Object 593/content.xml><?xml version="1.0" encoding="utf-8"?>
<math xmlns="http://www.w3.org/1998/Math/MathML" display="block">
  <semantics>
    <mfrac>
      <mrow>
        <mi mathvariant="normal">Γ</mi>
        <mrow>
          <mo fence="true" stretchy="false">(</mo>
          <mrow>
            <mi>x</mi>
          </mrow>
          <mo fence="true" stretchy="false">)</mo>
        </mrow>
      </mrow>
      <mrow>
        <mi mathvariant="normal">Γ</mi>
        <mrow>
          <mrow>
            <mo fence="true" stretchy="false">(</mo>
            <mrow>
              <mi>z</mi>
            </mrow>
            <mo fence="true" stretchy="false">)</mo>
          </mrow>
          <mo stretchy="false">⋅</mo>
          <mi mathvariant="normal">Γ</mi>
        </mrow>
        <mrow>
          <mo fence="true" stretchy="false">(</mo>
          <mrow>
            <mrow>
              <mi>x</mi>
              <mo stretchy="false">−</mo>
              <mi>z</mi>
              <mo stretchy="false">+</mo>
              <mn>1</mn>
            </mrow>
          </mrow>
          <mo fence="true" stretchy="false">)</mo>
        </mrow>
      </mrow>
    </mfrac>
    <annotation encoding="StarMath 5.0">{ {%GAMMA(x)}over{%GAMMA(z) cdot %GAMMA(x-z+1)} }</annotation>
  </semantics>
</math>
</file>

<file path=Object 594/content.xml><?xml version="1.0" encoding="utf-8"?>
<math xmlns="http://www.w3.org/1998/Math/MathML" display="block">
  <semantics>
    <mfrac>
      <mrow>
        <msup>
          <mi>log</mi>
          <mrow>
            <mi>z</mi>
            <mo stretchy="false">−</mo>
            <mn>1</mn>
          </mrow>
        </msup>
        <mi>x</mi>
      </mrow>
      <mrow>
        <mi mathvariant="normal">Γ</mi>
        <mrow>
          <mo fence="true" stretchy="false">(</mo>
          <mrow>
            <mi>z</mi>
          </mrow>
          <mo fence="true" stretchy="false">)</mo>
        </mrow>
      </mrow>
    </mfrac>
    <annotation encoding="StarMath 5.0">{{ log^{z-1} x }over{ %GAMMA(z) }}
</annotation>
  </semantics>
</math>
</file>

<file path=Object 595/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96/content.xml><?xml version="1.0" encoding="utf-8"?>
<math xmlns="http://www.w3.org/1998/Math/MathML" display="block">
  <semantics>
    <mrow>
      <mi>log</mi>
      <mstyle mathvariant="bold">
        <mi>x</mi>
      </mstyle>
    </mrow>
    <annotation encoding="StarMath 5.0">log bold{x}</annotation>
  </semantics>
</math>
</file>

<file path=Object 597/content.xml><?xml version="1.0" encoding="utf-8"?>
<math xmlns="http://www.w3.org/1998/Math/MathML" display="block">
  <semantics>
    <mrow>
      <mi>log</mi>
      <mrow>
        <mstyle mathvariant="bold">
          <mi>x</mi>
        </mstyle>
        <mo stretchy="false">=</mo>
        <mtext/>
      </mrow>
    </mrow>
    <annotation encoding="StarMath 5.0">log bold{x}=""</annotation>
  </semantics>
</math>
</file>

<file path=Object 598/content.xml><?xml version="1.0" encoding="utf-8"?>
<math xmlns="http://www.w3.org/1998/Math/MathML" display="block">
  <semantics>
    <mrow>
      <mtext/>
      <mrow>
        <mo stretchy="false">∫</mo>
        <mtext/>
      </mrow>
    </mrow>
    <annotation encoding="StarMath 5.0">""int""</annotation>
  </semantics>
</math>
</file>

<file path=Object 599/content.xml><?xml version="1.0" encoding="utf-8"?>
<math xmlns="http://www.w3.org/1998/Math/MathML" display="block">
  <semantics>
    <mrow>
      <mtext/>
      <mrow>
        <mo stretchy="false">∑</mo>
        <mtext/>
      </mrow>
    </mrow>
    <annotation encoding="StarMath 5.0">""sum""</annotation>
  </semantics>
</math>
</file>

<file path=Object 6/content.xml><?xml version="1.0" encoding="utf-8"?>
<math xmlns="http://www.w3.org/1998/Math/MathML" display="block">
  <semantics>
    <mrow>
      <mi>log</mi>
      <mi>x</mi>
    </mrow>
    <annotation encoding="StarMath 5.0">log x</annotation>
  </semantics>
</math>
</file>

<file path=Object 60/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00/content.xml><?xml version="1.0" encoding="utf-8"?>
<math xmlns="http://www.w3.org/1998/Math/MathML" display="block">
  <semantics>
    <mrow>
      <mi>log</mi>
      <mrow>
        <mi>x</mi>
        <mo stretchy="false">+</mo>
        <mi mathvariant="normal">γ</mi>
      </mrow>
    </mrow>
    <annotation encoding="StarMath 5.0">log x + %gamma</annotation>
  </semantics>
</math>
</file>

<file path=Object 601/content.xml><?xml version="1.0" encoding="utf-8"?>
<math xmlns="http://www.w3.org/1998/Math/MathML" display="block">
  <semantics>
    <msub>
      <mi>H</mi>
      <mi>x</mi>
    </msub>
    <annotation encoding="StarMath 5.0">H_x</annotation>
  </semantics>
</math>
</file>

<file path=Object 602/content.xml><?xml version="1.0" encoding="utf-8"?>
<math xmlns="http://www.w3.org/1998/Math/MathML" display="block">
  <semantics>
    <mrow>
      <mi mathvariant="italic">li</mi>
      <mrow>
        <mo fence="true" stretchy="false">(</mo>
        <mrow>
          <mi>x</mi>
        </mrow>
        <mo fence="true" stretchy="false">)</mo>
      </mrow>
    </mrow>
    <annotation encoding="StarMath 5.0">li( x )</annotation>
  </semantics>
</math>
</file>

<file path=Object 603/content.xml><?xml version="1.0" encoding="utf-8"?>
<math xmlns="http://www.w3.org/1998/Math/MathML" display="block">
  <semantics>
    <mrow>
      <mi mathvariant="normal">Π</mi>
      <mrow>
        <mo fence="true" stretchy="false">(</mo>
        <mrow>
          <mi>x</mi>
        </mrow>
        <mo fence="true" stretchy="false">)</mo>
      </mrow>
    </mrow>
    <annotation encoding="StarMath 5.0">%PI( x )</annotation>
  </semantics>
</math>
</file>

<file path=Object 604/content.xml><?xml version="1.0" encoding="utf-8"?>
<math xmlns="http://www.w3.org/1998/Math/MathML" display="block">
  <semantics>
    <mrow>
      <mfrac>
        <mo stretchy="false">∂</mo>
        <mrow>
          <mo stretchy="false">∂</mo>
          <mi>x</mi>
        </mrow>
      </mfrac>
      <mi>log</mi>
      <mrow>
        <mi>x</mi>
        <mo stretchy="false">=</mo>
        <mfrac>
          <mn>1</mn>
          <mi>x</mi>
        </mfrac>
      </mrow>
    </mrow>
    <annotation encoding="StarMath 5.0">{partial over {partial x}}log x = 1 over x
</annotation>
  </semantics>
</math>
</file>

<file path=Object 605/content.xml><?xml version="1.0" encoding="utf-8"?>
<math xmlns="http://www.w3.org/1998/Math/MathML" display="block">
  <semantics>
    <mrow>
      <mfrac>
        <mo stretchy="false">∂</mo>
        <mrow>
          <mo stretchy="false">∂</mo>
          <mi>x</mi>
        </mrow>
      </mfrac>
      <mi>log</mi>
      <mrow>
        <mstyle mathvariant="bold">
          <mi>x</mi>
        </mstyle>
        <mo stretchy="false">=</mo>
        <mtext/>
      </mrow>
    </mrow>
    <annotation encoding="StarMath 5.0">{partial over {partial x}}log bold{x} = ""</annotation>
  </semantics>
</math>
</file>

<file path=Object 606/content.xml><?xml version="1.0" encoding="utf-8"?>
<math xmlns="http://www.w3.org/1998/Math/MathML" display="block">
  <semantics>
    <mrow>
      <msub>
        <mo stretchy="false">∇</mo>
        <mi>x</mi>
      </msub>
      <mi>log</mi>
      <mrow>
        <mstyle mathvariant="bold">
          <mi>x</mi>
        </mstyle>
        <mo stretchy="false">=</mo>
        <mtext/>
      </mrow>
    </mrow>
    <annotation encoding="StarMath 5.0">NABLA_x log bold{x} = ""
</annotation>
  </semantics>
</math>
</file>

<file path=Object 607/content.xml><?xml version="1.0" encoding="utf-8"?>
<math xmlns="http://www.w3.org/1998/Math/MathML" display="block">
  <semantics>
    <mrow>
      <mtext/>
      <mrow>
        <mo stretchy="false">∫</mo>
        <mtext/>
      </mrow>
    </mrow>
    <annotation encoding="StarMath 5.0">""int""</annotation>
  </semantics>
</math>
</file>

<file path=Object 608/content.xml><?xml version="1.0" encoding="utf-8"?>
<math xmlns="http://www.w3.org/1998/Math/MathML" display="block">
  <semantics>
    <mrow>
      <mtext/>
      <mrow>
        <mo stretchy="false">∑</mo>
        <mtext/>
      </mrow>
    </mrow>
    <annotation encoding="StarMath 5.0">""sum""</annotation>
  </semantics>
</math>
</file>

<file path=Object 609/content.xml><?xml version="1.0" encoding="utf-8"?>
<math xmlns="http://www.w3.org/1998/Math/MathML" display="block">
  <semantics>
    <mfrac>
      <mn>1</mn>
      <mi>x</mi>
    </mfrac>
    <annotation encoding="StarMath 5.0">1 over x</annotation>
  </semantics>
</math>
</file>

<file path=Object 61/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610/content.xml><?xml version="1.0" encoding="utf-8"?>
<math xmlns="http://www.w3.org/1998/Math/MathML" display="block">
  <semantics>
    <mfrac>
      <mn>1</mn>
      <mi>x</mi>
    </mfrac>
    <annotation encoding="StarMath 5.0">1 over x</annotation>
  </semantics>
</math>
</file>

<file path=Object 611/content.xml><?xml version="1.0" encoding="utf-8"?>
<math xmlns="http://www.w3.org/1998/Math/MathML" display="block">
  <semantics>
    <mfrac>
      <mn>1</mn>
      <mrow>
        <mi>log</mi>
        <mi>x</mi>
      </mrow>
    </mfrac>
    <annotation encoding="StarMath 5.0">1 over { log x }</annotation>
  </semantics>
</math>
</file>

<file path=Object 612/content.xml><?xml version="1.0" encoding="utf-8"?>
<math xmlns="http://www.w3.org/1998/Math/MathML" display="block">
  <semantics>
    <mrow>
      <mi mathvariant="normal">κ</mi>
      <mrow>
        <mo fence="true" stretchy="false">(</mo>
        <mrow>
          <mi>x</mi>
        </mrow>
        <mo fence="true" stretchy="false">)</mo>
      </mrow>
    </mrow>
    <annotation encoding="StarMath 5.0">%kappa( x )
</annotation>
  </semantics>
</math>
</file>

<file path=Object 61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6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615/content.xml><?xml version="1.0" encoding="utf-8"?>
<math xmlns="http://www.w3.org/1998/Math/MathML" display="block">
  <semantics>
    <mstyle mathvariant="bold">
      <msup>
        <mi>x</mi>
        <mi>z</mi>
      </msup>
    </mstyle>
    <annotation encoding="StarMath 5.0">bold{x}^z</annotation>
  </semantics>
</math>
</file>

<file path=Object 616/content.xml><?xml version="1.0" encoding="utf-8"?>
<math xmlns="http://www.w3.org/1998/Math/MathML" display="block">
  <semantics>
    <mrow>
      <mi>x</mi>
      <mo stretchy="false">⋅</mo>
      <mi>y</mi>
    </mrow>
    <annotation encoding="StarMath 5.0">x cdot y</annotation>
  </semantics>
</math>
</file>

<file path=Object 617/content.xml><?xml version="1.0" encoding="utf-8"?>
<math xmlns="http://www.w3.org/1998/Math/MathML" display="block">
  <semantics>
    <msup>
      <mi>x</mi>
      <mn>2</mn>
    </msup>
    <annotation encoding="StarMath 5.0">x^2</annotation>
  </semantics>
</math>
</file>

<file path=Object 618/content.xml><?xml version="1.0" encoding="utf-8"?>
<math xmlns="http://www.w3.org/1998/Math/MathML" display="block">
  <semantics>
    <mrow>
      <mi>t</mi>
      <mo stretchy="false">&gt;</mo>
      <mn>0</mn>
    </mrow>
    <annotation encoding="StarMath 5.0">t&gt;0</annotation>
  </semantics>
</math>
</file>

<file path=Object 619/content.xml><?xml version="1.0" encoding="utf-8"?>
<math xmlns="http://www.w3.org/1998/Math/MathML" display="block">
  <semantics>
    <mrow>
      <mi>u</mi>
      <mo stretchy="false">&gt;</mo>
      <mn>0</mn>
    </mrow>
    <annotation encoding="StarMath 5.0">u&gt;0</annotation>
  </semantics>
</math>
</file>

<file path=Object 62/content.xml><?xml version="1.0" encoding="utf-8"?>
<math xmlns="http://www.w3.org/1998/Math/MathML" display="block">
  <semantics>
    <mrow>
      <mi>t</mi>
      <mo stretchy="false">&gt;</mo>
      <mn>0</mn>
    </mrow>
    <annotation encoding="StarMath 5.0">t&gt;0</annotation>
  </semantics>
</math>
</file>

<file path=Object 620/content.xml><?xml version="1.0" encoding="utf-8"?>
<math xmlns="http://www.w3.org/1998/Math/MathML" display="block">
  <semantics>
    <mrow>
      <mfrac>
        <mi>t</mi>
        <mi>x</mi>
      </mfrac>
      <mo stretchy="false">≤</mo>
      <mn>1</mn>
    </mrow>
    <annotation encoding="StarMath 5.0">t over x &lt;= 1</annotation>
  </semantics>
</math>
</file>

<file path=Object 621/content.xml><?xml version="1.0" encoding="utf-8"?>
<math xmlns="http://www.w3.org/1998/Math/MathML" display="block">
  <semantics>
    <mrow>
      <mfrac>
        <mi>u</mi>
        <mi>y</mi>
      </mfrac>
      <mo stretchy="false">≤</mo>
      <mn>1</mn>
    </mrow>
    <annotation encoding="StarMath 5.0">u over y &lt;= 1</annotation>
  </semantics>
</math>
</file>

<file path=Object 622/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23/content.xml><?xml version="1.0" encoding="utf-8"?>
<math xmlns="http://www.w3.org/1998/Math/MathML" display="block">
  <semantics>
    <mrow>
      <mi>t</mi>
      <mo stretchy="false">&gt;</mo>
      <mn>0</mn>
    </mrow>
    <annotation encoding="StarMath 5.0">t&gt;0</annotation>
  </semantics>
</math>
</file>

<file path=Object 624/content.xml><?xml version="1.0" encoding="utf-8"?>
<math xmlns="http://www.w3.org/1998/Math/MathML" display="block">
  <semantics>
    <mrow>
      <mi>u</mi>
      <mo stretchy="false">&gt;</mo>
      <mn>0</mn>
    </mrow>
    <annotation encoding="StarMath 5.0">u&gt;0</annotation>
  </semantics>
</math>
</file>

<file path=Object 625/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26/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27/content.xml><?xml version="1.0" encoding="utf-8"?>
<math xmlns="http://www.w3.org/1998/Math/MathML" display="block">
  <semantics>
    <mrow>
      <mi>t</mi>
      <mo stretchy="false">&gt;</mo>
      <mn>0</mn>
    </mrow>
    <annotation encoding="StarMath 5.0">t&gt;0</annotation>
  </semantics>
</math>
</file>

<file path=Object 628/content.xml><?xml version="1.0" encoding="utf-8"?>
<math xmlns="http://www.w3.org/1998/Math/MathML" display="block">
  <semantics>
    <mrow>
      <mi>u</mi>
      <mo stretchy="false">&gt;</mo>
      <mn>0</mn>
    </mrow>
    <annotation encoding="StarMath 5.0">u&gt;0</annotation>
  </semantics>
</math>
</file>

<file path=Object 629/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3/content.xml><?xml version="1.0" encoding="utf-8"?>
<math xmlns="http://www.w3.org/1998/Math/MathML" display="block">
  <semantics>
    <mrow>
      <mi>u</mi>
      <mo stretchy="false">&gt;</mo>
      <mn>0</mn>
    </mrow>
    <annotation encoding="StarMath 5.0">u&gt;0</annotation>
  </semantics>
</math>
</file>

<file path=Object 630/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31/content.xml><?xml version="1.0" encoding="utf-8"?>
<math xmlns="http://www.w3.org/1998/Math/MathML" display="block">
  <semantics>
    <mrow>
      <mi>t</mi>
      <mo stretchy="false">&gt;</mo>
      <mn>0</mn>
    </mrow>
    <annotation encoding="StarMath 5.0">t&gt;0</annotation>
  </semantics>
</math>
</file>

<file path=Object 632/content.xml><?xml version="1.0" encoding="utf-8"?>
<math xmlns="http://www.w3.org/1998/Math/MathML" display="block">
  <semantics>
    <mrow>
      <mi>u</mi>
      <mo stretchy="false">&gt;</mo>
      <mn>0</mn>
    </mrow>
    <annotation encoding="StarMath 5.0">u&gt;0</annotation>
  </semantics>
</math>
</file>

<file path=Object 633/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4/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35/content.xml><?xml version="1.0" encoding="utf-8"?>
<math xmlns="http://www.w3.org/1998/Math/MathML" display="block">
  <semantics>
    <mrow>
      <mi>t</mi>
      <mo stretchy="false">&gt;</mo>
      <mn>0</mn>
    </mrow>
    <annotation encoding="StarMath 5.0">t&gt;0</annotation>
  </semantics>
</math>
</file>

<file path=Object 636/content.xml><?xml version="1.0" encoding="utf-8"?>
<math xmlns="http://www.w3.org/1998/Math/MathML" display="block">
  <semantics>
    <mrow>
      <mi>u</mi>
      <mo stretchy="false">&gt;</mo>
      <mn>0</mn>
    </mrow>
    <annotation encoding="StarMath 5.0">u&gt;0</annotation>
  </semantics>
</math>
</file>

<file path=Object 637/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8/content.xml><?xml version="1.0" encoding="utf-8"?>
<math xmlns="http://www.w3.org/1998/Math/MathML" display="block">
  <semantics>
    <mrow>
      <mi>x</mi>
      <mo stretchy="false">⋅</mo>
      <mi>y</mi>
      <mo stretchy="false">⋅</mo>
      <mi>z</mi>
    </mrow>
    <annotation encoding="StarMath 5.0">x cdot y cdot z</annotation>
  </semantics>
</math>
</file>

<file path=Object 639/content.xml><?xml version="1.0" encoding="utf-8"?>
<math xmlns="http://www.w3.org/1998/Math/MathML" display="block">
  <semantics>
    <mrow>
      <mi>x</mi>
      <mo stretchy="false">⋅</mo>
      <mi>y</mi>
      <mo stretchy="false">⋅</mo>
      <mi>z</mi>
    </mrow>
    <annotation encoding="StarMath 5.0">x cdot y cdot z</annotation>
  </semantics>
</math>
</file>

<file path=Object 64/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40/content.xml><?xml version="1.0" encoding="utf-8"?>
<math xmlns="http://www.w3.org/1998/Math/MathML" display="block">
  <semantics>
    <mrow>
      <mi>t</mi>
      <mo stretchy="false">&gt;</mo>
      <mn>0</mn>
    </mrow>
    <annotation encoding="StarMath 5.0">t&gt;0</annotation>
  </semantics>
</math>
</file>

<file path=Object 641/content.xml><?xml version="1.0" encoding="utf-8"?>
<math xmlns="http://www.w3.org/1998/Math/MathML" display="block">
  <semantics>
    <mrow>
      <mi>u</mi>
      <mo stretchy="false">&gt;</mo>
      <mn>0</mn>
    </mrow>
    <annotation encoding="StarMath 5.0">u&gt;0</annotation>
  </semantics>
</math>
</file>

<file path=Object 642/content.xml><?xml version="1.0" encoding="utf-8"?>
<math xmlns="http://www.w3.org/1998/Math/MathML" display="block">
  <semantics>
    <mrow>
      <mi>v</mi>
      <mo stretchy="false">&gt;</mo>
      <mn>0</mn>
    </mrow>
    <annotation encoding="StarMath 5.0">v&gt;0</annotation>
  </semantics>
</math>
</file>

<file path=Object 643/content.xml><?xml version="1.0" encoding="utf-8"?>
<math xmlns="http://www.w3.org/1998/Math/MathML" display="block">
  <semantics>
    <mrow>
      <mi>t</mi>
      <mo stretchy="false">≤</mo>
      <mi>x</mi>
    </mrow>
    <annotation encoding="StarMath 5.0">t &lt;= x</annotation>
  </semantics>
</math>
</file>

<file path=Object 644/content.xml><?xml version="1.0" encoding="utf-8"?>
<math xmlns="http://www.w3.org/1998/Math/MathML" display="block">
  <semantics>
    <mrow>
      <mfrac>
        <mi>t</mi>
        <mi>x</mi>
      </mfrac>
      <mo stretchy="false">≤</mo>
      <mn>1</mn>
    </mrow>
    <annotation encoding="StarMath 5.0">t over x &lt;= 1</annotation>
  </semantics>
</math>
</file>

<file path=Object 645/content.xml><?xml version="1.0" encoding="utf-8"?>
<math xmlns="http://www.w3.org/1998/Math/MathML" display="block">
  <semantics>
    <mrow>
      <mfrac>
        <mi>u</mi>
        <mi>y</mi>
      </mfrac>
      <mo stretchy="false">≤</mo>
      <mn>1</mn>
    </mrow>
    <annotation encoding="StarMath 5.0">u over y &lt;= 1</annotation>
  </semantics>
</math>
</file>

<file path=Object 646/content.xml><?xml version="1.0" encoding="utf-8"?>
<math xmlns="http://www.w3.org/1998/Math/MathML" display="block">
  <semantics>
    <mrow>
      <mfrac>
        <mi>v</mi>
        <mi>z</mi>
      </mfrac>
      <mo stretchy="false">≤</mo>
      <mn>1</mn>
    </mrow>
    <annotation encoding="StarMath 5.0">v over z &lt;= 1</annotation>
  </semantics>
</math>
</file>

<file path=Object 64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48/content.xml><?xml version="1.0" encoding="utf-8"?>
<math xmlns="http://www.w3.org/1998/Math/MathML" display="block">
  <semantics>
    <mrow>
      <mi>t</mi>
      <mo stretchy="false">&gt;</mo>
      <mn>0</mn>
    </mrow>
    <annotation encoding="StarMath 5.0">t&gt;0</annotation>
  </semantics>
</math>
</file>

<file path=Object 649/content.xml><?xml version="1.0" encoding="utf-8"?>
<math xmlns="http://www.w3.org/1998/Math/MathML" display="block">
  <semantics>
    <mrow>
      <mi>u</mi>
      <mo stretchy="false">&gt;</mo>
      <mn>0</mn>
    </mrow>
    <annotation encoding="StarMath 5.0">u&gt;0</annotation>
  </semantics>
</math>
</file>

<file path=Object 65/content.xml><?xml version="1.0" encoding="utf-8"?>
<math xmlns="http://www.w3.org/1998/Math/MathML" display="block">
  <semantics>
    <mrow>
      <mstyle mathvariant="bold">
        <msup>
          <mi>x</mi>
          <mn>3</mn>
        </msup>
      </mstyle>
      <mtext/>
    </mrow>
    <annotation encoding="StarMath 5.0">bold{x}^3""</annotation>
  </semantics>
</math>
</file>

<file path=Object 650/content.xml><?xml version="1.0" encoding="utf-8"?>
<math xmlns="http://www.w3.org/1998/Math/MathML" display="block">
  <semantics>
    <mrow>
      <mi>v</mi>
      <mo stretchy="false">&gt;</mo>
      <mn>0</mn>
    </mrow>
    <annotation encoding="StarMath 5.0">v&gt;0</annotation>
  </semantics>
</math>
</file>

<file path=Object 651/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2/content.xml><?xml version="1.0" encoding="utf-8"?>
<math xmlns="http://www.w3.org/1998/Math/MathML" display="block">
  <semantics>
    <mrow>
      <mstyle mathvariant="bold">
        <mi>x</mi>
      </mstyle>
      <mo stretchy="false">⋅</mo>
      <mstyle mathvariant="bold">
        <mi>y</mi>
      </mstyle>
      <mo stretchy="false">⋅</mo>
      <mstyle mathvariant="bold">
        <msup>
          <mi>z</mi>
          <mrow>
            <mtext/>
            <mo stretchy="false">+</mo>
            <mrow>
              <mo stretchy="false">∑</mo>
              <mtext/>
            </mrow>
          </mrow>
        </msup>
      </mstyle>
    </mrow>
    <annotation encoding="StarMath 5.0">bold{x} cdot bold{y} cdot bold{z}^{ ""+sum"" }</annotation>
  </semantics>
</math>
</file>

<file path=Object 653/content.xml><?xml version="1.0" encoding="utf-8"?>
<math xmlns="http://www.w3.org/1998/Math/MathML" display="block">
  <semantics>
    <mrow>
      <mi>t</mi>
      <mo stretchy="false">&gt;</mo>
      <mn>0</mn>
    </mrow>
    <annotation encoding="StarMath 5.0">t&gt;0</annotation>
  </semantics>
</math>
</file>

<file path=Object 654/content.xml><?xml version="1.0" encoding="utf-8"?>
<math xmlns="http://www.w3.org/1998/Math/MathML" display="block">
  <semantics>
    <mrow>
      <mi>u</mi>
      <mo stretchy="false">&gt;</mo>
      <mn>0</mn>
    </mrow>
    <annotation encoding="StarMath 5.0">u&gt;0</annotation>
  </semantics>
</math>
</file>

<file path=Object 655/content.xml><?xml version="1.0" encoding="utf-8"?>
<math xmlns="http://www.w3.org/1998/Math/MathML" display="block">
  <semantics>
    <mrow>
      <mi>v</mi>
      <mo stretchy="false">&gt;</mo>
      <mn>0</mn>
    </mrow>
    <annotation encoding="StarMath 5.0">v&gt;0</annotation>
  </semantics>
</math>
</file>

<file path=Object 656/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58/content.xml><?xml version="1.0" encoding="utf-8"?>
<math xmlns="http://www.w3.org/1998/Math/MathML" display="block">
  <semantics>
    <mrow>
      <mi>t</mi>
      <mo stretchy="false">&gt;</mo>
      <mn>0</mn>
    </mrow>
    <annotation encoding="StarMath 5.0">t&gt;0</annotation>
  </semantics>
</math>
</file>

<file path=Object 659/content.xml><?xml version="1.0" encoding="utf-8"?>
<math xmlns="http://www.w3.org/1998/Math/MathML" display="block">
  <semantics>
    <mrow>
      <mi>u</mi>
      <mo stretchy="false">&gt;</mo>
      <mn>0</mn>
    </mrow>
    <annotation encoding="StarMath 5.0">u&gt;0</annotation>
  </semantics>
</math>
</file>

<file path=Object 66/content.xml><?xml version="1.0" encoding="utf-8"?>
<math xmlns="http://www.w3.org/1998/Math/MathML" display="block">
  <semantics>
    <msup>
      <mi>x</mi>
      <mn>3</mn>
    </msup>
    <annotation encoding="StarMath 5.0">x^3</annotation>
  </semantics>
</math>
</file>

<file path=Object 660/content.xml><?xml version="1.0" encoding="utf-8"?>
<math xmlns="http://www.w3.org/1998/Math/MathML" display="block">
  <semantics>
    <mrow>
      <mi>v</mi>
      <mo stretchy="false">&gt;</mo>
      <mn>0</mn>
    </mrow>
    <annotation encoding="StarMath 5.0">v&gt;0</annotation>
  </semantics>
</math>
</file>

<file path=Object 661/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2/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sum"" }</annotation>
  </semantics>
</math>
</file>

<file path=Object 663/content.xml><?xml version="1.0" encoding="utf-8"?>
<math xmlns="http://www.w3.org/1998/Math/MathML" display="block">
  <semantics>
    <mrow>
      <mi>t</mi>
      <mo stretchy="false">&gt;</mo>
      <mn>0</mn>
    </mrow>
    <annotation encoding="StarMath 5.0">t&gt;0</annotation>
  </semantics>
</math>
</file>

<file path=Object 664/content.xml><?xml version="1.0" encoding="utf-8"?>
<math xmlns="http://www.w3.org/1998/Math/MathML" display="block">
  <semantics>
    <mrow>
      <mi>u</mi>
      <mo stretchy="false">&gt;</mo>
      <mn>0</mn>
    </mrow>
    <annotation encoding="StarMath 5.0">u&gt;0</annotation>
  </semantics>
</math>
</file>

<file path=Object 665/content.xml><?xml version="1.0" encoding="utf-8"?>
<math xmlns="http://www.w3.org/1998/Math/MathML" display="block">
  <semantics>
    <mrow>
      <mi>v</mi>
      <mo stretchy="false">&gt;</mo>
      <mn>0</mn>
    </mrow>
    <annotation encoding="StarMath 5.0">v&gt;0</annotation>
  </semantics>
</math>
</file>

<file path=Object 666/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7/content.xml><?xml version="1.0" encoding="utf-8"?>
<math xmlns="http://www.w3.org/1998/Math/MathML" display="block">
  <semantics>
    <mstyle mathvariant="bold">
      <msup>
        <mi>x</mi>
        <mi>z</mi>
      </msup>
    </mstyle>
    <annotation encoding="StarMath 5.0">bold{x}^z</annotation>
  </semantics>
</math>
</file>

<file path=Object 668/content.xml><?xml version="1.0" encoding="utf-8"?>
<math xmlns="http://www.w3.org/1998/Math/MathML" display="block">
  <semantics>
    <mrow>
      <mrow>
        <mstyle mathvariant="bold">
          <mi>x</mi>
        </mstyle>
        <mo stretchy="false">⋅</mo>
        <mstyle mathvariant="bold">
          <msup>
            <mi>y</mi>
            <mrow>
              <mtext/>
              <mo stretchy="false">+</mo>
              <mrow>
                <mo stretchy="false">∑</mo>
                <mtext/>
              </mrow>
            </mrow>
          </msup>
        </mstyle>
      </mrow>
      <mo stretchy="false">=</mo>
      <mrow>
        <munder>
          <mo stretchy="false">∑</mo>
          <mrow>
            <mrow>
              <mfrac>
                <msub>
                  <mi>t</mi>
                  <mn>1</mn>
                </msub>
                <mi>x</mi>
              </mfrac>
              <mo stretchy="false">+</mo>
              <mfrac>
                <msub>
                  <mi>t</mi>
                  <mn>2</mn>
                </msub>
                <mi>y</mi>
              </mfrac>
            </mrow>
            <mo stretchy="false">≤</mo>
            <mn>1</mn>
          </mrow>
        </munder>
        <mn>1</mn>
      </mrow>
    </mrow>
    <annotation encoding="StarMath 5.0">bold{x} cdot bold{y}^{""+sum""} = sum from {t_1 over x + t_2 over y &lt;= 1} 1</annotation>
  </semantics>
</math>
</file>

<file path=Object 669/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2</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bold{x} cdot bold{y})^2""^{""+sum""} = sum from {t_1 over x + t_2 over x + t_3 over y + t_4 over y &lt;= 1} 1</annotation>
  </semantics>
</math>
</file>

<file path=Object 67/content.xml><?xml version="1.0" encoding="utf-8"?>
<math xmlns="http://www.w3.org/1998/Math/MathML" display="block">
  <semantics>
    <msup>
      <mi>x</mi>
      <mn>3</mn>
    </msup>
    <annotation encoding="StarMath 5.0">x^3</annotation>
  </semantics>
</math>
</file>

<file path=Object 670/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3</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bold{x} cdot bold{y})^3""^{""+sum""} = 
sum from {t_1 over x + t_2 over x + t_3 over x + t_4 over y + t_5 over y + t_6 over y &lt;= 1} 1</annotation>
  </semantics>
</math>
</file>

<file path=Object 671/content.xml><?xml version="1.0" encoding="utf-8"?>
<math xmlns="http://www.w3.org/1998/Math/MathML" display="block">
  <semantics>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sup>
          <mtext/>
          <mrow>
            <mtext/>
            <mo stretchy="false">+</mo>
            <mrow>
              <mo stretchy="false">∑</mo>
              <mtext/>
            </mrow>
          </mrow>
        </msup>
        <mo stretchy="false">=</mo>
        <mrow>
          <munder>
            <mo stretchy="false">∑</mo>
            <mrow>
              <mrow>
                <mfrac>
                  <msub>
                    <mi>t</mi>
                    <mn>1</mn>
                  </msub>
                  <mi>x</mi>
                </mfrac>
                <mo stretchy="false">+</mo>
                <mfrac>
                  <msub>
                    <mi>t</mi>
                    <mn>2</mn>
                  </msub>
                  <mi>y</mi>
                </mfrac>
              </mrow>
              <mo stretchy="false">≤</mo>
              <mn>1</mn>
            </mrow>
          </munder>
          <mn>1</mn>
        </mrow>
      </mrow>
    </mrow>
    <annotation encoding="StarMath 5.0">(1+bold{x}) cdot (1+bold{y})""^{""+sum""} = sum from {t_1 over x + t_2 over y &lt;= 1} 1</annotation>
  </semantics>
</math>
</file>

<file path=Object 672/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2</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1+bold{x}) cdot (1+bold{y}))^2""^{""+sum""} = sum from {t_1 over x + t_2 over x + t_3 over y + t_4 over y &lt;= 1} 1</annotation>
  </semantics>
</math>
</file>

<file path=Object 673/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3</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1+bold{x}) cdot (1+bold{y}))^3""^{""+sum""} = 
sum from {t_1 over x + t_2 over x + t_3 over x + t_4 over y + t_5 over y + t_6 over y &lt;= 1} 1</annotation>
  </semantics>
</math>
</file>

<file path=Object 674/content.xml><?xml version="1.0" encoding="utf-8"?>
<math xmlns="http://www.w3.org/1998/Math/MathML" display="block">
  <semantics>
    <mrow>
      <mrow>
        <mstyle mathvariant="bold">
          <mi>x</mi>
        </mstyle>
        <mo stretchy="false">⋅</mo>
        <mstyle mathvariant="bold">
          <mi>y</mi>
        </mstyle>
      </mrow>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bold{x} cdot bold{y}""^{""*sum""} = sum from {{log t_1} over {log x} + {log t_2} over {log y} &lt;= 1} 1</annotation>
  </semantics>
</math>
</file>

<file path=Object 675/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2</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bold{x} cdot bold{y})^2""^{""*sum""} = sum from {{log t_1} over {log x} + {log t_2} over {log x}+{log t_3} over {log y} + {log t_4} over {log y} &lt;= 1} 1</annotation>
  </semantics>
</math>
</file>

<file path=Object 676/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3</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bold{x} cdot bold{y})^3""^{""*sum""} = sum from {{log t_1} over {log x} + {log t_2} over {log x}+{log t_3} over {log x} + {log t_4} over {log y}+{log t_5} over {log y} + {log t_6} over {log y} &lt;= 1} 1</annotation>
  </semantics>
</math>
</file>

<file path=Object 677/content.xml><?xml version="1.0" encoding="utf-8"?>
<math xmlns="http://www.w3.org/1998/Math/MathML" display="block">
  <semantics>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1+bold{x}) cdot (1+bold{y})""^{""*sum""} = sum from {{log t_1} over {log x} + {log t_2} over {log y} &lt;= 1} 1</annotation>
  </semantics>
</math>
</file>

<file path=Object 678/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2</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1+bold{x}) cdot (1+bold{y}))^2""^{""*sum""} = sum from {{log t_1} over {log x} + {log t_2} over {log x}+{log t_3} over {log y} + {log t_4} over {log y} &lt;= 1} 1</annotation>
  </semantics>
</math>
</file>

<file path=Object 679/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3</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1+bold{x}) cdot (1+bold{y}))^3""^{""*sum""} = sum from {{log t_1} over {log x} + {log t_2} over {log x}+{log t_3} over {log x} + {log t_4} over {log y}+{log t_5} over {log y} + {log t_6} over {log y} &lt;= 1} 1</annotation>
  </semantics>
</math>
</file>

<file path=Object 68/content.xml><?xml version="1.0" encoding="utf-8"?>
<math xmlns="http://www.w3.org/1998/Math/MathML" display="block">
  <semantics>
    <mrow>
      <mi>t</mi>
      <mo stretchy="false">&gt;</mo>
      <mn>0</mn>
    </mrow>
    <annotation encoding="StarMath 5.0">t&gt;0</annotation>
  </semantics>
</math>
</file>

<file path=Object 680/content.xml><?xml version="1.0" encoding="utf-8"?>
<math xmlns="http://www.w3.org/1998/Math/MathML" display="block">
  <semantics>
    <mstyle mathvariant="bold">
      <msup>
        <mi>x</mi>
        <mi>z</mi>
      </msup>
    </mstyle>
    <annotation encoding="StarMath 5.0">bold{x}^z</annotation>
  </semantics>
</math>
</file>

<file path=Object 681/content.xml><?xml version="1.0" encoding="utf-8"?>
<math xmlns="http://www.w3.org/1998/Math/MathML" display="block">
  <semantics>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j</mi>
      </msup>
    </mrow>
    <annotation encoding="StarMath 5.0">((1+bold{x}) cdot (1+bold{y})-1)^k = sum from j = 0 to k (-1)^{k-j}( binom{k}{j} )((1+bold{x}) cdot (1+bold{y}))^j</annotation>
  </semantics>
</math>
</file>

<file path=Object 682/content.xml><?xml version="1.0" encoding="utf-8"?>
<math xmlns="http://www.w3.org/1998/Math/MathML" display="block">
  <semantics>
    <mrow>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row>
    <annotation encoding="StarMath 5.0">((1+bold{x}) cdot (1+bold{y}))^z=sum from k=0 to infinity (binom{z}{k})((1+bold{x}) cdot (1+bold{y})-1)^k

</annotation>
  </semantics>
</math>
</file>

<file path=Object 683/content.xml><?xml version="1.0" encoding="utf-8"?>
<math xmlns="http://www.w3.org/1998/Math/MathML" display="block">
  <semantics>
    <mrow>
      <mtext>{</mtext>
      <mi>log</mi>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row>
        <mtext>}</mtext>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text>{</mtext>
      <msup>
        <mrow>
          <mo fence="true" stretchy="false">(</mo>
          <mrow>
            <mrow>
              <mrow>
                <mrow>
                  <mo fence="true" stretchy="false">(</mo>
                  <mrow>
                    <mrow>
                      <mi>I</mi>
                      <mo stretchy="false">+</mo>
                      <mi>x</mi>
                    </mrow>
                  </mrow>
                  <mo fence="true" stretchy="false">)</mo>
                </mrow>
                <mo stretchy="false">⋅</mo>
                <mrow>
                  <mo fence="true" stretchy="false">(</mo>
                  <mrow>
                    <mrow>
                      <mi>I</mi>
                      <mo stretchy="false">+</mo>
                      <mi>y</mi>
                    </mrow>
                  </mrow>
                  <mo fence="true" stretchy="false">)</mo>
                </mrow>
              </mrow>
              <mo stretchy="false">−</mo>
              <mi>I</mi>
            </mrow>
          </mrow>
          <mo fence="true" stretchy="false">)</mo>
        </mrow>
        <mi>k</mi>
      </msup>
      <mtext>}</mtext>
    </mrow>
    <annotation encoding="StarMath 5.0">"{"log ((I+x) cdot (I+y))"}"=sum from k=1 to infinity {(-1)^{k+1} over k}"{"((I+x) cdot (I+y)-I)^{k}"}"

</annotation>
  </semantics>
</math>
</file>

<file path=Object 684/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row>
          <munder>
            <mi>lim</mi>
            <mrow>
              <mi>z</mi>
              <mo stretchy="false">→</mo>
              <mn>0</mn>
            </mrow>
          </munder>
          <mrow/>
        </mrow>
      </mrow>
      <mfrac>
        <mo stretchy="false">∂</mo>
        <mrow>
          <mo stretchy="false">∂</mo>
          <mi>z</mi>
        </mrow>
      </mfrac>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row>
    <annotation encoding="StarMath 5.0">log ((1+bold{x}) cdot (1+bold{y}))= lim from {z rightarrow 0}{} {partial over {partial z}}((1+bold{x}) cdot (1+bold{y}))^z

</annotation>
  </semantics>
</math>
</file>

<file path=Object 685/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og ((1+bold{x}) cdot (1+bold{y}))=log (1+bold{x}) + log(1+bold{y})

</annotation>
  </semantics>
</math>
</file>

<file path=Object 686/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7/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i>u</mi>
            </mrow>
          </mrow>
          <mo fence="true" stretchy="false">)</mo>
        </mrow>
        <mrow>
          <mo stretchy="false">−</mo>
          <mi>z</mi>
        </mrow>
      </msup>
      <mrow>
        <mi mathvariant="italic">du</mi>
        <mo stretchy="false">+</mo>
        <mrow>
          <munderover>
            <mo stretchy="false">∫</mo>
            <mn>0</mn>
            <mi>x</mi>
          </munderover>
          <mrow>
            <munderover>
              <mo stretchy="false">∫</mo>
              <mn>0</mn>
              <mfrac>
                <mi>x</mi>
                <mn>2</mn>
              </mfrac>
            </munderover>
            <mfrac>
              <mo stretchy="false">∂</mo>
              <mrow>
                <mo stretchy="false">∂</mo>
                <mi>t</mi>
              </mrow>
            </mfrac>
          </mrow>
        </mrow>
      </mrow>
      <mrow>
        <msup>
          <mrow>
            <mo fence="true" stretchy="false">(</mo>
            <mrow>
              <mrow>
                <mn>1</mn>
                <mo stretchy="false">+</mo>
                <mi>t</mi>
              </mrow>
            </mrow>
            <mo fence="true" stretchy="false">)</mo>
          </mrow>
          <mi>z</mi>
        </msup>
        <mo stretchy="false">⋅</mo>
        <mfrac>
          <mo stretchy="false">∂</mo>
          <mrow>
            <mo stretchy="false">∂</mo>
            <mi>u</mi>
          </mrow>
        </mfrac>
      </mrow>
      <msup>
        <mrow>
          <mo fence="true" stretchy="false">(</mo>
          <mrow>
            <mrow>
              <mn>1</mn>
              <mo stretchy="false">+</mo>
              <mi>u</mi>
            </mrow>
          </mrow>
          <mo fence="true" stretchy="false">)</mo>
        </mrow>
        <mrow>
          <mo stretchy="false">−</mo>
          <mi>z</mi>
        </mrow>
      </msup>
      <mi mathvariant="italic">du</mi>
      <mi mathvariant="italic">dt</mi>
    </mrow>
    <annotation encoding="StarMath 5.0">({1+x} over {1 + x over 2})^z =

1 + 

int from 0 to x {partial over {partial t}} (1+t)^z dt+

int from 0 to x over 2  {partial over {partial u}} (1+u)^-z du+

int from 0 to x int from 0 to x over 2 {partial over {partial t}} (1+t)^z cdot {partial over {partial u}} (1+u)^-z du dt</annotation>
  </semantics>
</math>
</file>

<file path=Object 688/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9/content.xml><?xml version="1.0" encoding="utf-8"?>
<math xmlns="http://www.w3.org/1998/Math/MathML" display="block">
  <semantics>
    <mrow>
      <mtext/>
      <mrow>
        <mo stretchy="false">∫</mo>
        <mtext/>
      </mrow>
    </mrow>
    <annotation encoding="StarMath 5.0">""int""</annotation>
  </semantics>
</math>
</file>

<file path=Object 69/content.xml><?xml version="1.0" encoding="utf-8"?>
<math xmlns="http://www.w3.org/1998/Math/MathML" display="block">
  <semantics>
    <mrow>
      <mi>u</mi>
      <mo stretchy="false">&gt;</mo>
      <mn>0</mn>
    </mrow>
    <annotation encoding="StarMath 5.0">u&gt;0</annotation>
  </semantics>
</math>
</file>

<file path=Object 690/content.xml><?xml version="1.0" encoding="utf-8"?>
<math xmlns="http://www.w3.org/1998/Math/MathML" display="block">
  <semantics>
    <mrow>
      <mtext/>
      <mrow>
        <mo stretchy="false">∑</mo>
        <mtext/>
      </mrow>
    </mrow>
    <annotation encoding="StarMath 5.0">""sum""</annotation>
  </semantics>
</math>
</file>

<file path=Object 691/content.xml><?xml version="1.0" encoding="utf-8"?>
<math xmlns="http://www.w3.org/1998/Math/MathML" display="block">
  <semantics>
    <mtable>
      <mtr>
        <mtd>
          <mrow>
            <mtext/>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0</mn>
                <mi>x</mi>
              </munderover>
              <mrow>
                <munderover>
                  <mo stretchy="false">∫</mo>
                  <mn>0</mn>
                  <mfrac>
                    <mrow>
                      <mi>x</mi>
                      <mo stretchy="false">−</mo>
                      <mi>t</mi>
                    </mrow>
                    <mn>2</mn>
                  </mfrac>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0 to x {partial over {partial t}} (1+bold{t})^z dt+

int from 0 to {x} over 2  {partial over {partial u}}(1+bold{u})^-z du+

"" newline "  "

int from 0 to x int from 0 to {x - t} over 2 {partial over {partial t}} (1+bold{t})^z cdot {partial over {partial u}}(1+bold{u})^-z du dt</annotation>
  </semantics>
</math>
</file>

<file path=Object 692/content.xml><?xml version="1.0" encoding="utf-8"?>
<math xmlns="http://www.w3.org/1998/Math/MathML" display="block">
  <semantics>
    <mtable>
      <mtr>
        <mtd>
          <mrow>
            <mtext/>
            <mrow>
              <mn>1</mn>
              <mo stretchy="false">+</mo>
              <mtext/>
            </mrow>
            <mtext>   </mtext>
            <mrow>
              <munderover>
                <mo stretchy="false">∑</mo>
                <mrow>
                  <mi>t</mi>
                  <mo stretchy="false">=</mo>
                  <mn>1</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1</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1</mn>
                </mrow>
                <mi>x</mi>
              </munderover>
              <mrow>
                <munderover>
                  <mo stretchy="false">∑</mo>
                  <mrow>
                    <mi>u</mi>
                    <mo stretchy="false">=</mo>
                    <mn>1</mn>
                  </mrow>
                  <mrow>
                    <mo fence="true" stretchy="false">⌊</mo>
                    <mrow>
                      <mfrac>
                        <mrow>
                          <mi>x</mi>
                          <mo stretchy="false">−</mo>
                          <mi>t</mi>
                        </mrow>
                        <mn>2</mn>
                      </mfrac>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1 to x nabla_t (1+bold{t})^z +

sum from u = 1 to lfloor x over 2 rfloor  nabla_u (1+bold{u})^-z+""

newline 

"   "sum from t =1 to x sum from u = 1 to lfloor {x - t} over 2 rfloor nabla_t (1+bold{t})^z cdot nabla_u (1+bold{u})^-z</annotation>
  </semantics>
</math>
</file>

<file path=Object 693/content.xml><?xml version="1.0" encoding="utf-8"?>
<math xmlns="http://www.w3.org/1998/Math/MathML" display="block">
  <semantics>
    <mtable>
      <mtr>
        <mtd>
          <mrow>
            <mtext/>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sup>
                    <mi>x</mi>
                    <mfrac>
                      <mn>1</mn>
                      <mn>2</mn>
                    </mfrac>
                  </msup>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1 to x {partial over {partial t}} (1+bold{t})^z dt+

int from 1 to x^{1 over 2}  {partial over {partial u}}(1+bold{u})^-z du+

"" newline "  "

int from 1 to x int from 1 to (x over t)^{1 over 2} {partial over {partial t}} (1+bold{t})^z cdot {partial over {partial u}} (1+bold{u})^-z du dt</annotation>
  </semantics>
</math>
</file>

<file path=Object 694/content.xml><?xml version="1.0" encoding="utf-8"?>
<math xmlns="http://www.w3.org/1998/Math/MathML" display="block">
  <semantics>
    <mtable>
      <mtr>
        <mtd>
          <mrow>
            <mtext/>
            <mrow>
              <mn>1</mn>
              <mo stretchy="false">+</mo>
              <mtext/>
            </mrow>
            <mtext>   </mtext>
            <mrow>
              <munderover>
                <mo stretchy="false">∑</mo>
                <mrow>
                  <mi>t</mi>
                  <mo stretchy="false">=</mo>
                  <mn>2</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2</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2</mn>
                </mrow>
                <mi>x</mi>
              </munderover>
              <mrow>
                <munderover>
                  <mo stretchy="false">∑</mo>
                  <mrow>
                    <mi>u</mi>
                    <mo stretchy="false">=</mo>
                    <mn>2</mn>
                  </mrow>
                  <mrow>
                    <mo fence="true" stretchy="false">⌊</mo>
                    <mrow>
                      <msup>
                        <mrow>
                          <mo fence="true" stretchy="false">(</mo>
                          <mrow>
                            <mfrac>
                              <mi>x</mi>
                              <mi>t</mi>
                            </mfrac>
                          </mrow>
                          <mo fence="true" stretchy="false">)</mo>
                        </mrow>
                        <mfrac>
                          <mn>1</mn>
                          <mn>2</mn>
                        </mfrac>
                      </msup>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2 to x nabla_t (1+bold{t})^z +

sum from u = 2 to lfloor x over 2 rfloor nabla_u (1+bold{u})^-z+""

newline 

"   "sum from t =2 to x sum from u = 2 to lfloor ({x over t})^{1 over 2} rfloor nabla_t (1+bold{t})^z cdot nabla_u (1+bold{u})^-z</annotation>
  </semantics>
</math>
</file>

<file path=Object 695/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i>z</mi>
          </mrow>
        </mrow>
      </mrow>
      <msup>
        <mrow>
          <mo fence="true" stretchy="false">(</mo>
          <mrow>
            <mrow>
              <mn>1</mn>
              <mo stretchy="false">+</mo>
              <mi>t</mi>
            </mrow>
          </mrow>
          <mo fence="true" stretchy="false">)</mo>
        </mrow>
        <mrow>
          <mi>z</mi>
          <mo stretchy="false">−</mo>
          <mn>1</mn>
        </mrow>
      </msup>
      <mrow>
        <mi mathvariant="italic">dt</mi>
        <mo stretchy="false">+</mo>
        <mrow>
          <munderover>
            <mo stretchy="false">∫</mo>
            <mn>0</mn>
            <mrow>
              <mfrac>
                <mi>x</mi>
                <mn>2</mn>
              </mfrac>
              <mo stretchy="false">−</mo>
              <mi>z</mi>
            </mrow>
          </munderover>
          <msup>
            <mrow>
              <mo fence="true" stretchy="false">(</mo>
              <mrow>
                <mrow>
                  <mn>1</mn>
                  <mo stretchy="false">+</mo>
                  <mi>u</mi>
                </mrow>
              </mrow>
              <mo fence="true" stretchy="false">)</mo>
            </mrow>
            <mrow>
              <mrow>
                <mo stretchy="false">−</mo>
                <mi>z</mi>
              </mrow>
              <mo stretchy="false">−</mo>
              <mn>1</mn>
            </mrow>
          </msup>
        </mrow>
      </mrow>
      <mrow>
        <mi mathvariant="italic">du</mi>
        <mo stretchy="false">+</mo>
        <mrow>
          <munderover>
            <mo stretchy="false">∫</mo>
            <mn>0</mn>
            <mi>x</mi>
          </munderover>
          <mrow>
            <munderover>
              <mo stretchy="false">∫</mo>
              <mn>0</mn>
              <mfrac>
                <mi>x</mi>
                <mn>2</mn>
              </mfrac>
            </munderover>
            <mi>z</mi>
          </mrow>
        </mrow>
      </mrow>
      <mrow>
        <msup>
          <mrow>
            <mo fence="true" stretchy="false">(</mo>
            <mrow>
              <mrow>
                <mn>1</mn>
                <mo stretchy="false">+</mo>
                <mi>t</mi>
              </mrow>
            </mrow>
            <mo fence="true" stretchy="false">)</mo>
          </mrow>
          <mrow>
            <mi>z</mi>
            <mo stretchy="false">−</mo>
            <mn>1</mn>
          </mrow>
        </msup>
        <mo stretchy="false">⋅</mo>
        <mrow>
          <mo fence="true" stretchy="false">(</mo>
          <mrow>
            <mrow>
              <mrow>
                <mo stretchy="false">−</mo>
                <mi>z</mi>
              </mrow>
              <msup>
                <mrow>
                  <mo fence="true" stretchy="false">(</mo>
                  <mrow>
                    <mrow>
                      <mn>1</mn>
                      <mo stretchy="false">+</mo>
                      <mi>u</mi>
                    </mrow>
                  </mrow>
                  <mo fence="true" stretchy="false">)</mo>
                </mrow>
                <mrow>
                  <mrow>
                    <mo stretchy="false">−</mo>
                    <mi>z</mi>
                  </mrow>
                  <mo stretchy="false">−</mo>
                  <mn>1</mn>
                </mrow>
              </msup>
            </mrow>
          </mrow>
          <mo fence="true" stretchy="false">)</mo>
        </mrow>
      </mrow>
      <mi mathvariant="italic">du</mi>
      <mi mathvariant="italic">dt</mi>
    </mrow>
    <annotation encoding="StarMath 5.0">({1+x} over {1 + x over 2})^z =

1 + 

int from 0 to x z (1+t)^{z-1} dt+

int from 0 to x over 2  -z (1+u)^{-z-1} du+

int from 0 to x int from 0 to x over 2 z (1+t)^{z-1} cdot (-z (1+u)^{-z-1}) du dt</annotation>
  </semantics>
</math>
</file>

<file path=Object 696/content.xml><?xml version="1.0" encoding="utf-8"?>
<math xmlns="http://www.w3.org/1998/Math/MathML" display="block">
  <semantics>
    <mrow>
      <mtext/>
      <mrow>
        <mo stretchy="false">∫</mo>
        <mtext/>
      </mrow>
    </mrow>
    <annotation encoding="StarMath 5.0">""int""</annotation>
  </semantics>
</math>
</file>

<file path=Object 697/content.xml><?xml version="1.0" encoding="utf-8"?>
<math xmlns="http://www.w3.org/1998/Math/MathML" display="block">
  <semantics>
    <mrow>
      <mtext/>
      <mrow>
        <mo stretchy="false">∑</mo>
        <mtext/>
      </mrow>
    </mrow>
    <annotation encoding="StarMath 5.0">""sum""</annotation>
  </semantics>
</math>
</file>

<file path=Object 698/content.xml><?xml version="1.0" encoding="utf-8"?>
<math xmlns="http://www.w3.org/1998/Math/MathML" display="block">
  <semantics>
    <mtable>
      <mtr>
        <mtd>
          <mrow>
            <mtext/>
            <mrow>
              <mn>1</mn>
              <mo stretchy="false">+</mo>
              <mrow>
                <munderover>
                  <mo stretchy="false">∫</mo>
                  <mn>0</mn>
                  <mi>x</mi>
                </munderover>
                <msubsup>
                  <mi>L</mi>
                  <mrow>
                    <mi>z</mi>
                    <mo stretchy="false">−</mo>
                    <mn>1</mn>
                  </mrow>
                  <mn>1</mn>
                </msubsup>
              </mrow>
            </mrow>
            <mrow>
              <mo fence="true" stretchy="false">(</mo>
              <mrow>
                <mrow>
                  <mo stretchy="false">−</mo>
                  <mi>t</mi>
                </mrow>
              </mrow>
              <mo fence="true" stretchy="false">)</mo>
            </mrow>
            <mrow>
              <mi mathvariant="italic">dt</mi>
              <mo stretchy="false">+</mo>
              <mrow>
                <munderover>
                  <mo stretchy="false">∫</mo>
                  <mn>0</mn>
                  <mfrac>
                    <mi>x</mi>
                    <mn>2</mn>
                  </mfrac>
                </munderover>
                <msubsup>
                  <mi>L</mi>
                  <mrow>
                    <mrow>
                      <mo stretchy="false">−</mo>
                      <mi>z</mi>
                    </mrow>
                    <mo stretchy="false">−</mo>
                    <mn>1</mn>
                  </mrow>
                  <mn>1</mn>
                </msubsup>
              </mrow>
            </mrow>
            <mrow>
              <mo fence="true" stretchy="false">(</mo>
              <mrow>
                <mrow>
                  <mo stretchy="false">−</mo>
                  <mi>u</mi>
                </mrow>
              </mrow>
              <mo fence="true" stretchy="false">)</mo>
            </mrow>
            <mrow>
              <mi mathvariant="italic">du</mi>
              <mo stretchy="false">+</mo>
              <mtext/>
            </mrow>
          </mrow>
        </mtd>
      </mtr>
      <mtr>
        <mtd>
          <mrow>
            <mtext>  </mtext>
            <mrow>
              <munderover>
                <mo stretchy="false">∫</mo>
                <mn>0</mn>
                <mi>x</mi>
              </munderover>
              <mrow>
                <munderover>
                  <mo stretchy="false">∫</mo>
                  <mn>0</mn>
                  <mfrac>
                    <mrow>
                      <mi>x</mi>
                      <mo stretchy="false">−</mo>
                      <mi>t</mi>
                    </mrow>
                    <mn>2</mn>
                  </mfrac>
                </munderover>
                <msubsup>
                  <mi>L</mi>
                  <mrow>
                    <mi>z</mi>
                    <mo stretchy="false">−</mo>
                    <mn>1</mn>
                  </mrow>
                  <mn>1</mn>
                </msubsup>
              </mrow>
            </mrow>
            <mrow>
              <mrow>
                <mo fence="true" stretchy="false">(</mo>
                <mrow>
                  <mrow>
                    <mo stretchy="false">−</mo>
                    <mi>t</mi>
                  </mrow>
                </mrow>
                <mo fence="true" stretchy="false">)</mo>
              </mrow>
              <mo stretchy="false">⋅</mo>
              <msubsup>
                <mi>L</mi>
                <mrow>
                  <mrow>
                    <mo stretchy="false">−</mo>
                    <mi>z</mi>
                  </mrow>
                  <mo stretchy="false">−</mo>
                  <mn>1</mn>
                </mrow>
                <mn>1</mn>
              </msubsup>
            </mrow>
            <mrow>
              <mo fence="true" stretchy="false">(</mo>
              <mrow>
                <mrow>
                  <mo stretchy="false">−</mo>
                  <mi>u</mi>
                </mrow>
              </mrow>
              <mo fence="true" stretchy="false">)</mo>
            </mrow>
            <mi mathvariant="italic">du</mi>
            <mi mathvariant="italic">dt</mi>
          </mrow>
        </mtd>
      </mtr>
    </mtable>
    <annotation encoding="StarMath 5.0">""1 + 

int from 0 to x L_{z-1}^1(-t) dt+

int from 0 to {x} over 2  L_{-z-1}^1(-u) du+

"" newline "  "

int from 0 to x int from 0 to {x - t} over 2 L_{z-1}^1(-t) cdot L_{-z-1}^1(-u) du dt</annotation>
  </semantics>
</math>
</file>

<file path=Object 699/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frac>
                  <mrow>
                    <mi>x</mi>
                    <mo stretchy="false">−</mo>
                    <mi>t</mi>
                  </mrow>
                  <mn>2</mn>
                </mfrac>
              </mrow>
              <mo fence="true" stretchy="false">⌋</mo>
            </mrow>
          </munderover>
          <mrow>
            <mo fence="true" stretchy="false">(</mo>
            <mrow>
              <mrow>
                <mo fence="true" stretchy="false">(</mo>
                <mrow>
                  <mtable>
                    <mtr>
                      <mtd>
                        <mi>z</mi>
                      </mtd>
                    </mtr>
                    <mtr>
                      <mtd>
                        <mi>t</mi>
                      </mtd>
                    </mtr>
                  </mtable>
                </mrow>
                <mo fence="true" stretchy="false">)</mo>
              </mrow>
            </mrow>
            <mo fence="true" stretchy="false">)</mo>
          </mrow>
        </mrow>
      </mrow>
      <mo stretchy="false">⋅</mo>
      <mrow>
        <mo fence="true" stretchy="false">(</mo>
        <mrow>
          <mrow>
            <mo fence="true" stretchy="false">(</mo>
            <mrow>
              <mtable>
                <mtr>
                  <mtd>
                    <mrow>
                      <mo stretchy="false">−</mo>
                      <mi>z</mi>
                    </mrow>
                  </mtd>
                </mtr>
                <mtr>
                  <mtd>
                    <mi>u</mi>
                  </mtd>
                </mtr>
              </mtable>
            </mrow>
            <mo fence="true" stretchy="false">)</mo>
          </mrow>
        </mrow>
        <mo fence="true" stretchy="false">)</mo>
      </mrow>
    </mrow>
    <annotation encoding="StarMath 5.0">sum from t =0 to x sum from u = 0 to lfloor {x - t} over 2 rfloor ((binom{z}{t})) cdot ((binom{-z}{u}))</annotation>
  </semantics>
</math>
</file>

<file path=Object 7/content.xml><?xml version="1.0" encoding="utf-8"?>
<math xmlns="http://www.w3.org/1998/Math/MathML" display="block">
  <semantics>
    <mstyle mathvariant="bold">
      <msup>
        <mi>x</mi>
        <mi>k</mi>
      </msup>
    </mstyle>
    <annotation encoding="StarMath 5.0">bold{x}^k</annotation>
  </semantics>
</math>
</file>

<file path=Object 70/content.xml><?xml version="1.0" encoding="utf-8"?>
<math xmlns="http://www.w3.org/1998/Math/MathML" display="block">
  <semantics>
    <mrow>
      <mi>v</mi>
      <mo stretchy="false">&gt;</mo>
      <mn>0</mn>
    </mrow>
    <annotation encoding="StarMath 5.0">v&gt;0</annotation>
  </semantics>
</math>
</file>

<file path=Object 700/content.xml><?xml version="1.0" encoding="utf-8"?>
<math xmlns="http://www.w3.org/1998/Math/MathML" display="block">
  <semantics>
    <mtable>
      <mtr>
        <mtd>
          <mrow>
            <mtext/>
            <mrow>
              <mn>1</mn>
              <mo stretchy="false">+</mo>
              <mrow>
                <munderover>
                  <mo stretchy="false">∫</mo>
                  <mn>1</mn>
                  <mi>x</mi>
                </munderover>
                <msubsup>
                  <mi>L</mi>
                  <mrow>
                    <mi>z</mi>
                    <mo stretchy="false">−</mo>
                    <mn>1</mn>
                  </mrow>
                  <mn>1</mn>
                </msubsup>
              </mrow>
            </mrow>
            <mrow>
              <mo fence="true" stretchy="false">(</mo>
              <mrow>
                <mrow>
                  <mrow>
                    <mo stretchy="false">−</mo>
                    <mi>log</mi>
                  </mrow>
                  <mi>t</mi>
                </mrow>
              </mrow>
              <mo fence="true" stretchy="false">)</mo>
            </mrow>
            <mrow>
              <mi mathvariant="italic">dt</mi>
              <mo stretchy="false">+</mo>
              <mrow>
                <munderover>
                  <mo stretchy="false">∫</mo>
                  <mn>1</mn>
                  <msup>
                    <mi>x</mi>
                    <mfrac>
                      <mn>1</mn>
                      <mn>2</mn>
                    </mfrac>
                  </msup>
                </munderover>
                <msubsup>
                  <mi>L</mi>
                  <mrow>
                    <mrow>
                      <mo stretchy="false">−</mo>
                      <mi>z</mi>
                    </mrow>
                    <mo stretchy="false">−</mo>
                    <mn>1</mn>
                  </mrow>
                  <mn>1</mn>
                </msubsup>
              </mrow>
            </mrow>
            <mrow>
              <mo fence="true" stretchy="false">(</mo>
              <mrow>
                <mrow>
                  <mrow>
                    <mo stretchy="false">−</mo>
                    <mi>log</mi>
                  </mrow>
                  <mi>u</mi>
                </mrow>
              </mrow>
              <mo fence="true" stretchy="false">)</mo>
            </mrow>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subsup>
                  <mi>L</mi>
                  <mrow>
                    <mi>z</mi>
                    <mo stretchy="false">−</mo>
                    <mn>1</mn>
                  </mrow>
                  <mn>1</mn>
                </msubsup>
              </mrow>
            </mrow>
            <mrow>
              <mrow>
                <mo fence="true" stretchy="false">(</mo>
                <mrow>
                  <mrow>
                    <mrow>
                      <mo stretchy="false">−</mo>
                      <mi>log</mi>
                    </mrow>
                    <mi>t</mi>
                  </mrow>
                </mrow>
                <mo fence="true" stretchy="false">)</mo>
              </mrow>
              <mo stretchy="false">⋅</mo>
              <msubsup>
                <mi>L</mi>
                <mrow>
                  <mrow>
                    <mo stretchy="false">−</mo>
                    <mi>z</mi>
                  </mrow>
                  <mo stretchy="false">−</mo>
                  <mn>1</mn>
                </mrow>
                <mn>1</mn>
              </msubsup>
            </mrow>
            <mrow>
              <mo fence="true" stretchy="false">(</mo>
              <mrow>
                <mrow>
                  <mrow>
                    <mo stretchy="false">−</mo>
                    <mi>log</mi>
                  </mrow>
                  <mi>u</mi>
                </mrow>
              </mrow>
              <mo fence="true" stretchy="false">)</mo>
            </mrow>
            <mi mathvariant="italic">du</mi>
            <mi mathvariant="italic">dt</mi>
          </mrow>
        </mtd>
      </mtr>
    </mtable>
    <annotation encoding="StarMath 5.0">""1 + 

int from 1 to x L_{z-1}^1(-log t) dt+

int from 1 to x^{1 over 2}  L_{-z-1}^1(-log u) du+

"" newline "  "

int from 1 to x int from 1 to ({x over t})^{1 over 2} L_{z-1}^1(-log t) cdot L_{-z-1}^1(-log u) du dt</annotation>
  </semantics>
</math>
</file>

<file path=Object 701/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row>
                    <mo fence="true" stretchy="false">(</mo>
                    <mrow>
                      <mfrac>
                        <mi>x</mi>
                        <mi>t</mi>
                      </mfrac>
                    </mrow>
                    <mo fence="true" stretchy="false">)</mo>
                  </mrow>
                  <mfrac>
                    <mn>1</mn>
                    <mn>2</mn>
                  </mfrac>
                </msup>
              </mrow>
              <mo fence="true" stretchy="false">⌋</mo>
            </mrow>
          </munderover>
          <msub>
            <mi>d</mi>
            <mi>z</mi>
          </msub>
        </mrow>
      </mrow>
      <mrow>
        <mrow>
          <mo fence="true" stretchy="false">(</mo>
          <mrow>
            <mi>t</mi>
          </mrow>
          <mo fence="true" stretchy="false">)</mo>
        </mrow>
        <mo stretchy="false">⋅</mo>
        <msub>
          <mi>d</mi>
          <mrow>
            <mo stretchy="false">−</mo>
            <mi>z</mi>
          </mrow>
        </msub>
      </mrow>
      <mrow>
        <mo fence="true" stretchy="false">(</mo>
        <mrow>
          <mi>u</mi>
        </mrow>
        <mo fence="true" stretchy="false">)</mo>
      </mrow>
    </mrow>
    <annotation encoding="StarMath 5.0">sum from t =1 to x sum from u = 1 to lfloor ({x over t})^{1 over 2} rfloor d_z(t) cdot d_{ -z }( u )</annotation>
  </semantics>
</math>
</file>

<file path=Object 702/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i>k</mi>
                </mfrac>
              </mstyle>
            </mrow>
          </mfrac>
        </mrow>
        <mo fence="true" stretchy="false">)</mo>
      </mrow>
      <mi>z</mi>
    </msup>
    <annotation encoding="StarMath 5.0">({1+bold{x}}over{1+bold{x over k}})^z</annotation>
  </semantics>
</math>
</file>

<file path=Object 703/content.xml><?xml version="1.0" encoding="utf-8"?>
<math xmlns="http://www.w3.org/1998/Math/MathML" display="block">
  <semantics>
    <mrow>
      <munder>
        <mo stretchy="false">∏</mo>
        <mrow>
          <mi>k</mi>
          <mo stretchy="false">=</mo>
          <mn>1</mn>
        </mrow>
      </munder>
      <msup>
        <mrow>
          <mo fence="true" stretchy="false">(</mo>
          <mrow>
            <mrow>
              <mn>1</mn>
              <mo stretchy="false">+</mo>
              <mstyle mathvariant="bold">
                <mfrac>
                  <mi>x</mi>
                  <mi>k</mi>
                </mfrac>
              </mstyle>
            </mrow>
          </mrow>
          <mo fence="true" stretchy="false">)</mo>
        </mrow>
        <mi>z</mi>
      </msup>
    </mrow>
    <annotation encoding="StarMath 5.0">prod from k = 1 (1+bold{x over k})^z</annotation>
  </semantics>
</math>
</file>

<file path=Object 704/content.xml><?xml version="1.0" encoding="utf-8"?>
<math xmlns="http://www.w3.org/1998/Math/MathML" display="block">
  <semantics>
    <mrow>
      <mo fence="true" stretchy="false">(</mo>
      <mrow>
        <mrow>
          <munder>
            <mo stretchy="false">∏</mo>
            <mrow>
              <mi>k</mi>
              <mo stretchy="false">=</mo>
              <mn>1</mn>
            </mrow>
          </munder>
          <msup>
            <mrow>
              <mo fence="true" stretchy="false">(</mo>
              <mrow>
                <mrow>
                  <mn>1</mn>
                  <mo stretchy="false">+</mo>
                  <mstyle mathvariant="bold">
                    <mfrac>
                      <mi>x</mi>
                      <mi>k</mi>
                    </mfrac>
                  </mstyle>
                </mrow>
              </mrow>
              <mo fence="true" stretchy="false">)</mo>
            </mrow>
            <mrow>
              <mi>z</mi>
              <mo stretchy="false">⋅</mo>
              <mfrac>
                <mrow>
                  <mi mathvariant="normal">μ</mi>
                  <mrow>
                    <mo fence="true" stretchy="false">(</mo>
                    <mrow>
                      <mi>k</mi>
                    </mrow>
                    <mo fence="true" stretchy="false">)</mo>
                  </mrow>
                </mrow>
                <mi>k</mi>
              </mfrac>
            </mrow>
          </msup>
        </mrow>
      </mrow>
      <mo fence="true" stretchy="false">)</mo>
    </mrow>
    <annotation encoding="StarMath 5.0">(prod from k = 1 (1+bold{x  over k})^{z cdot {{%mu(k)} over k}})</annotation>
  </semantics>
</math>
</file>

<file path=Object 705/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06/content.xml><?xml version="1.0" encoding="utf-8"?>
<math xmlns="http://www.w3.org/1998/Math/MathML" display="block">
  <semantics>
    <mrow>
      <mfrac>
        <mo stretchy="false">∂</mo>
        <mrow>
          <mo stretchy="false">∂</mo>
          <mi>x</mi>
        </mrow>
      </mfrac>
      <msup>
        <mstyle mathvariant="bold">
          <msup>
            <mi>x</mi>
            <mi>k</mi>
          </msup>
        </mstyle>
        <mrow>
          <mtext/>
          <mo stretchy="false">+</mo>
          <mrow>
            <mo stretchy="false">∫</mo>
            <mtext/>
          </mrow>
        </mrow>
      </msup>
    </mrow>
    <annotation encoding="StarMath 5.0">{partial over {partial x}}{bold{x}^k}^{""+int""}</annotation>
  </semantics>
</math>
</file>

<file path=Object 707/content.xml><?xml version="1.0" encoding="utf-8"?>
<math xmlns="http://www.w3.org/1998/Math/MathML" display="block">
  <semantics>
    <msup>
      <mrow>
        <msub>
          <mo stretchy="false">∇</mo>
          <mi>x</mi>
        </msub>
        <mstyle mathvariant="bold">
          <msup>
            <mi>x</mi>
            <mi>k</mi>
          </msup>
        </mstyle>
      </mrow>
      <mrow>
        <mtext/>
        <mo stretchy="false">+</mo>
        <mrow>
          <mo stretchy="false">∑</mo>
          <mtext/>
        </mrow>
      </mrow>
    </msup>
    <annotation encoding="StarMath 5.0">{NABLA_x bold{x}^k}^{""+sum""}
</annotation>
  </semantics>
</math>
</file>

<file path=Object 708/content.xml><?xml version="1.0" encoding="utf-8"?>
<math xmlns="http://www.w3.org/1998/Math/MathML" display="block">
  <semantics>
    <mrow>
      <mfrac>
        <mi>x</mi>
        <mi>k</mi>
      </mfrac>
      <mo stretchy="false">⋅</mo>
      <mfrac>
        <mrow>
          <mi>x</mi>
          <mo stretchy="false">−</mo>
          <mrow>
            <mn>1</mn>
            <mo stretchy="false">⋅</mo>
            <mi>d</mi>
          </mrow>
        </mrow>
        <mrow>
          <mi>k</mi>
          <mo stretchy="false">−</mo>
          <mn>1</mn>
        </mrow>
      </mfrac>
      <mo stretchy="false">⋅</mo>
      <mn>...</mn>
      <mo stretchy="false">⋅</mo>
      <mfrac>
        <mrow>
          <mi>x</mi>
          <mo stretchy="false">−</mo>
          <mrow>
            <mrow>
              <mo fence="true" stretchy="false">(</mo>
              <mrow>
                <mrow>
                  <mi>k</mi>
                  <mo stretchy="false">−</mo>
                  <mn>1</mn>
                </mrow>
              </mrow>
              <mo fence="true" stretchy="false">)</mo>
            </mrow>
            <mo stretchy="false">⋅</mo>
            <mi>d</mi>
          </mrow>
        </mrow>
        <mrow>
          <mi>k</mi>
          <mo stretchy="false">−</mo>
          <mrow>
            <mo fence="true" stretchy="false">(</mo>
            <mrow>
              <mrow>
                <mi>k</mi>
                <mo stretchy="false">−</mo>
                <mn>1</mn>
              </mrow>
            </mrow>
            <mo fence="true" stretchy="false">)</mo>
          </mrow>
        </mrow>
      </mfrac>
    </mrow>
    <annotation encoding="StarMath 5.0">{x over {k}} cdot {{ x-1 cdot d } over {k-1}} cdot ... cdot {{ x-(k-1) cdot d} over {k-(k-1)} }</annotation>
  </semantics>
</math>
</file>

<file path=Object 709/content.xml><?xml version="1.0" encoding="utf-8"?>
<math xmlns="http://www.w3.org/1998/Math/MathML" display="block">
  <semantics>
    <mi>d</mi>
    <annotation encoding="StarMath 5.0">d</annotation>
  </semantics>
</math>
</file>

<file path=Object 71/content.xml><?xml version="1.0" encoding="utf-8"?>
<math xmlns="http://www.w3.org/1998/Math/MathML" display="block">
  <semantics>
    <mrow>
      <mi>t</mi>
      <mo stretchy="false">≤</mo>
      <mi>x</mi>
    </mrow>
    <annotation encoding="StarMath 5.0">t &lt;= x</annotation>
  </semantics>
</math>
</file>

<file path=Object 710/content.xml><?xml version="1.0" encoding="utf-8"?>
<math xmlns="http://www.w3.org/1998/Math/MathML" display="block">
  <semantics>
    <mrow>
      <mi>d</mi>
      <mo stretchy="false">=</mo>
      <mn>1</mn>
    </mrow>
    <annotation encoding="StarMath 5.0">d=1</annotation>
  </semantics>
</math>
</file>

<file path=Object 711/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12/content.xml><?xml version="1.0" encoding="utf-8"?>
<math xmlns="http://www.w3.org/1998/Math/MathML" display="block">
  <semantics>
    <msup>
      <mstyle mathvariant="bold">
        <msup>
          <mi>x</mi>
          <mi>k</mi>
        </msup>
      </mstyle>
      <mrow>
        <mtext/>
        <mo stretchy="false">+</mo>
        <mrow>
          <mo stretchy="false">∫</mo>
          <mtext/>
        </mrow>
      </mrow>
    </msup>
    <annotation encoding="StarMath 5.0">{bold{x}^k}^{""+int""}</annotation>
  </semantics>
</math>
</file>

<file path=Object 713/content.xml><?xml version="1.0" encoding="utf-8"?>
<math xmlns="http://www.w3.org/1998/Math/MathML" display="block">
  <semantics>
    <msup>
      <mstyle mathvariant="bold">
        <msup>
          <mi>x</mi>
          <mi>k</mi>
        </msup>
      </mstyle>
      <mrow>
        <mtext/>
        <mo stretchy="false">+</mo>
        <mrow>
          <mo stretchy="false">∑</mo>
          <mtext/>
        </mrow>
      </mrow>
    </msup>
    <annotation encoding="StarMath 5.0">{bold{x}^k}^{""+sum""}
</annotation>
  </semantics>
</math>
</file>

<file path=Object 71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715/content.xml><?xml version="1.0" encoding="utf-8"?>
<math xmlns="http://www.w3.org/1998/Math/MathML" display="block">
  <semantics>
    <mrow>
      <msub>
        <mi>d</mi>
        <mi>k</mi>
      </msub>
      <mi>'</mi>
      <mrow>
        <mrow>
          <mo fence="true" stretchy="false">(</mo>
          <mrow>
            <mi>x</mi>
          </mrow>
          <mo fence="true" stretchy="false">)</mo>
        </mrow>
        <mo stretchy="false">=</mo>
        <mrow>
          <mrow>
            <munderover>
              <mo stretchy="false">∑</mo>
              <mrow>
                <mi>j</mi>
                <mo stretchy="false">=</mo>
                <mn>0</mn>
              </mrow>
              <mi>k</mi>
            </munderover>
            <msup>
              <mrow>
                <mo fence="true" stretchy="false">(</mo>
                <mrow>
                  <mrow>
                    <mo stretchy="false">−</mo>
                    <mn>1</mn>
                  </mrow>
                </mrow>
                <mo fence="true" stretchy="false">)</mo>
              </mrow>
              <mrow>
                <mi>k</mi>
                <mo stretchy="false">−</mo>
                <mi>j</mi>
              </mrow>
            </msup>
          </mrow>
          <mo stretchy="false">⋅</mo>
          <mrow>
            <mo fence="true" stretchy="false">(</mo>
            <mrow>
              <mtable>
                <mtr>
                  <mtd>
                    <mi>k</mi>
                  </mtd>
                </mtr>
                <mtr>
                  <mtd>
                    <mi>j</mi>
                  </mtd>
                </mtr>
              </mtable>
            </mrow>
            <mo fence="true" stretchy="false">)</mo>
          </mrow>
        </mrow>
      </mrow>
      <mrow>
        <munder>
          <mo stretchy="false">∏</mo>
          <mrow>
            <msup>
              <mi>p</mi>
              <mi mathvariant="normal">α</mi>
            </msup>
            <mo stretchy="false">∣</mo>
            <mi>x</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d_k'(x)=sum from j = 0 to k ( -1 )^{ k-j } cdot (binom{k}{j}) prod from {p^%alpha divides x} ((binom{j}{%alpha}))</annotation>
  </semantics>
</math>
</file>

<file path=Object 716/content.xml><?xml version="1.0" encoding="utf-8"?>
<math xmlns="http://www.w3.org/1998/Math/MathML" display="block">
  <semantics>
    <mrow>
      <msub>
        <mi>d</mi>
        <mi>k</mi>
      </msub>
      <mi>'</mi>
      <mrow>
        <mrow>
          <mo fence="true" stretchy="false">(</mo>
          <mrow>
            <mi>x</mi>
          </mrow>
          <mo fence="true" stretchy="false">)</mo>
        </mrow>
        <mo stretchy="false">=</mo>
        <msub>
          <mi>D</mi>
          <mi>k</mi>
        </msub>
      </mrow>
      <mi>'</mi>
      <mrow>
        <mrow>
          <mo fence="true" stretchy="false">(</mo>
          <mrow>
            <mi>x</mi>
          </mrow>
          <mo fence="true" stretchy="false">)</mo>
        </mrow>
        <mo stretchy="false">−</mo>
        <msub>
          <mi>D</mi>
          <mi>k</mi>
        </msub>
      </mrow>
      <mi>'</mi>
      <mrow>
        <mo fence="true" stretchy="false">(</mo>
        <mrow>
          <mrow>
            <mi>x</mi>
            <mo stretchy="false">−</mo>
            <mn>1</mn>
          </mrow>
        </mrow>
        <mo fence="true" stretchy="false">)</mo>
      </mrow>
    </mrow>
    <annotation encoding="StarMath 5.0">d_k'(x)=D_k'( x ) - D_k'( x-1 )</annotation>
  </semantics>
</math>
</file>

<file path=Object 717/content.xml><?xml version="1.0" encoding="utf-8"?>
<math xmlns="http://www.w3.org/1998/Math/MathML" display="block">
  <semantics>
    <mrow>
      <msub>
        <mi>d</mi>
        <mi>k</mi>
      </msub>
      <mi>'</mi>
      <mrow>
        <mrow>
          <mo fence="true" stretchy="false">(</mo>
          <mrow>
            <mi>x</mi>
          </mrow>
          <mo fence="true" stretchy="false">)</mo>
        </mrow>
        <mo stretchy="false">=</mo>
        <mrow>
          <munder>
            <mo stretchy="false">∑</mo>
            <mrow>
              <mrow>
                <mi>j</mi>
                <mo stretchy="false">∣</mo>
                <mi>x</mi>
              </mrow>
              <mi>;</mi>
              <mrow>
                <mn>1</mn>
                <mo stretchy="false">&lt;</mo>
                <mi>j</mi>
                <mo stretchy="false">&lt;</mo>
                <mi>x</mi>
              </mrow>
            </mrow>
          </munder>
          <msub>
            <mi>d</mi>
            <mrow>
              <mi>k</mi>
              <mo stretchy="false">−</mo>
              <mn>1</mn>
            </mrow>
          </msub>
        </mrow>
      </mrow>
      <mi>'</mi>
      <mrow>
        <mo fence="true" stretchy="false">(</mo>
        <mrow>
          <mfrac>
            <mi>x</mi>
            <mi>j</mi>
          </mfrac>
        </mrow>
        <mo fence="true" stretchy="false">)</mo>
      </mrow>
    </mrow>
    <annotation encoding="StarMath 5.0">d_k'(x)=sum from { j divides x; 1 &lt; j &lt; x } d_{ k-1 }'( x over j )</annotation>
  </semantics>
</math>
</file>

<file path=Object 718/content.xml><?xml version="1.0" encoding="utf-8"?>
<math xmlns="http://www.w3.org/1998/Math/MathML" display="block">
  <semantics>
    <mrow>
      <msub>
        <mi>d</mi>
        <mn>1</mn>
      </msub>
      <mi>'</mi>
      <mrow>
        <mrow>
          <mo fence="true" stretchy="false">(</mo>
          <mrow>
            <mi>x</mi>
          </mrow>
          <mo fence="true" stretchy="false">)</mo>
        </mrow>
        <mo stretchy="false">=</mo>
        <mn>1</mn>
      </mrow>
    </mrow>
    <annotation encoding="StarMath 5.0">d_1'( x )=1</annotation>
  </semantics>
</math>
</file>

<file path=Object 719/content.xml><?xml version="1.0" encoding="utf-8"?>
<math xmlns="http://www.w3.org/1998/Math/MathML" display="block">
  <semantics>
    <mrow>
      <msub>
        <mi>d</mi>
        <mi>k</mi>
      </msub>
      <mi>'</mi>
      <mrow>
        <mrow>
          <mo fence="true" stretchy="false">(</mo>
          <mrow>
            <mrow>
              <mrow>
                <msubsup>
                  <mi>p</mi>
                  <mn>1</mn>
                  <msub>
                    <mi>a</mi>
                    <mn>1</mn>
                  </msub>
                </msubsup>
                <mo stretchy="false">⋅</mo>
                <msubsup>
                  <mi>p</mi>
                  <mn>2</mn>
                  <msub>
                    <mi>a</mi>
                    <mn>2</mn>
                  </msub>
                </msubsup>
                <mo stretchy="false">⋅</mo>
                <mn>...</mn>
              </mrow>
              <msubsup>
                <mi>p</mi>
                <mi>t</mi>
                <msub>
                  <mi>a</mi>
                  <mi>t</mi>
                </msub>
              </msubsup>
            </mrow>
          </mrow>
          <mo fence="true" stretchy="false">)</mo>
        </mrow>
        <mo stretchy="false">=</mo>
        <mrow>
          <msup>
            <mrow>
              <mo fence="true" stretchy="false">(</mo>
              <mrow>
                <mrow>
                  <mo stretchy="false">−</mo>
                  <mn>1</mn>
                </mrow>
              </mrow>
              <mo fence="true" stretchy="false">)</mo>
            </mrow>
            <mrow>
              <mi>k</mi>
              <mo stretchy="false">+</mo>
              <mn>1</mn>
            </mrow>
          </msup>
          <mo stretchy="false">⋅</mo>
          <mi>k</mi>
          <msub>
            <mo stretchy="false">⋅</mo>
            <mi>p</mi>
          </msub>
          <msub>
            <mi>F</mi>
            <mi>q</mi>
          </msub>
        </mrow>
      </mrow>
      <mrow>
        <mo fence="true" stretchy="false">{</mo>
        <mrow>
          <mrow>
            <mtable>
              <mtr>
                <mtd>
                  <mrow>
                    <mrow>
                      <mn>1</mn>
                      <mo stretchy="false">+</mo>
                      <msub>
                        <mi>a</mi>
                        <mn>1,</mn>
                      </msub>
                    </mrow>
                    <mrow>
                      <mn>1</mn>
                      <mo stretchy="false">+</mo>
                      <msub>
                        <mi>a</mi>
                        <mn>2,</mn>
                      </msub>
                    </mrow>
                    <mrow>
                      <mn>...1</mn>
                      <mo stretchy="false">+</mo>
                      <msub>
                        <mi>a</mi>
                        <mi>t</mi>
                      </msub>
                    </mrow>
                    <mi>,</mi>
                    <mrow>
                      <mn>1</mn>
                      <mo stretchy="false">−</mo>
                      <mi>k</mi>
                    </mrow>
                  </mrow>
                </mtd>
              </mtr>
              <mtr>
                <mtd>
                  <mrow>
                    <mn>1</mn>
                    <mtext>(t-1 times)</mtext>
                    <mi>,</mi>
                    <mn>2</mn>
                  </mrow>
                </mtd>
              </mtr>
            </mtable>
            <mi>;</mi>
            <mn>1</mn>
          </mrow>
        </mrow>
        <mo fence="true" stretchy="false">}</mo>
      </mrow>
    </mrow>
    <annotation encoding="StarMath 5.0">d_k'(p_1^{a_1} cdot p_2^{a_2} cdot ... p_t^{a_t}) = ( -1 )^{ k+1 } cdot k cdot 

_p F_q lbrace binom{1+a_1, 1+a_2, ...1+a_t, 1-k}{1"(t-1 times)",2};1 rbrace</annotation>
  </semantics>
</math>
</file>

<file path=Object 72/content.xml><?xml version="1.0" encoding="utf-8"?>
<math xmlns="http://www.w3.org/1998/Math/MathML" display="block">
  <semantics>
    <mrow>
      <mi>u</mi>
      <mo stretchy="false">≤</mo>
      <mi>x</mi>
    </mrow>
    <annotation encoding="StarMath 5.0">u &lt;= x</annotation>
  </semantics>
</math>
</file>

<file path=Object 720/content.xml><?xml version="1.0" encoding="utf-8"?>
<math xmlns="http://www.w3.org/1998/Math/MathML" display="block">
  <semantics>
    <mrow>
      <mi>S</mi>
      <mrow>
        <mo fence="true" stretchy="false">(</mo>
        <mrow>
          <mrow>
            <mi>a</mi>
            <mi>,</mi>
            <mi>k</mi>
          </mrow>
        </mrow>
        <mo fence="true" stretchy="false">)</mo>
      </mrow>
    </mrow>
    <annotation encoding="StarMath 5.0">S( a,k )</annotation>
  </semantics>
</math>
</file>

<file path=Object 721/content.xml><?xml version="1.0" encoding="utf-8"?>
<math xmlns="http://www.w3.org/1998/Math/MathML" display="block">
  <semantics>
    <mrow>
      <msub>
        <mi>d</mi>
        <mi>k</mi>
      </msub>
      <mi>'</mi>
      <mrow>
        <mrow>
          <mo fence="true" stretchy="false">(</mo>
          <mrow>
            <msup>
              <mi>p</mi>
              <mi>a</mi>
            </msup>
          </mrow>
          <mo fence="true" stretchy="false">)</mo>
        </mrow>
        <mo stretchy="false">=</mo>
        <mrow>
          <mo fence="true" stretchy="false">(</mo>
          <mrow>
            <mtable>
              <mtr>
                <mtd>
                  <mrow>
                    <mi>a</mi>
                    <mo stretchy="false">−</mo>
                    <mn>1</mn>
                  </mrow>
                </mtd>
              </mtr>
              <mtr>
                <mtd>
                  <mrow>
                    <mi>k</mi>
                    <mo stretchy="false">−</mo>
                    <mn>1</mn>
                  </mrow>
                </mtd>
              </mtr>
            </mtable>
          </mrow>
          <mo fence="true" stretchy="false">)</mo>
        </mrow>
      </mrow>
    </mrow>
    <annotation encoding="StarMath 5.0">d_k'(p^a) = (binom{a-1}{k-1})</annotation>
  </semantics>
</math>
</file>

<file path=Object 722/content.xml><?xml version="1.0" encoding="utf-8"?>
<math xmlns="http://www.w3.org/1998/Math/MathML" display="block">
  <semantics>
    <mrow>
      <msub>
        <mi>d</mi>
        <mi>k</mi>
      </msub>
      <mi>'</mi>
      <mrow>
        <mrow>
          <mo fence="true" stretchy="false">(</mo>
          <mrow>
            <mrow>
              <mrow>
                <msub>
                  <mi>p</mi>
                  <mn>1</mn>
                </msub>
                <mo stretchy="false">⋅</mo>
                <msub>
                  <mi>p</mi>
                  <mn>2</mn>
                </msub>
                <mo stretchy="false">⋅</mo>
                <mn>...</mn>
              </mrow>
              <msub>
                <mi>p</mi>
                <mi>a</mi>
              </msub>
            </mrow>
          </mrow>
          <mo fence="true" stretchy="false">)</mo>
        </mrow>
        <mo stretchy="false">=</mo>
        <mi>S</mi>
      </mrow>
      <mrow>
        <mrow>
          <mo fence="true" stretchy="false">(</mo>
          <mrow>
            <mrow>
              <mi>a</mi>
              <mi>,</mi>
              <mi>k</mi>
            </mrow>
          </mrow>
          <mo fence="true" stretchy="false">)</mo>
        </mrow>
        <mo stretchy="false">⋅</mo>
        <mi>k</mi>
      </mrow>
      <mi>!</mi>
    </mrow>
    <annotation encoding="StarMath 5.0">d_k'(p_1 cdot p_2 cdot ... p_a) = S( a,k ) cdot k!</annotation>
  </semantics>
</math>
</file>

<file path=Object 723/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4/content.xml><?xml version="1.0" encoding="utf-8"?>
<math xmlns="http://www.w3.org/1998/Math/MathML" display="block">
  <semantics>
    <mrow>
      <mi>x</mi>
      <mo stretchy="false">=</mo>
      <msup>
        <mi>p</mi>
        <mi>a</mi>
      </msup>
    </mrow>
    <annotation encoding="StarMath 5.0">x = p^a</annotation>
  </semantics>
</math>
</file>

<file path=Object 725/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6/content.xml><?xml version="1.0" encoding="utf-8"?>
<math xmlns="http://www.w3.org/1998/Math/MathML" display="block">
  <semantics>
    <mrow>
      <msub>
        <mo stretchy="false">∇</mo>
        <mi>a</mi>
      </msub>
      <mstyle mathvariant="bold">
        <msup>
          <mi>a</mi>
          <mi>k</mi>
        </msup>
      </mstyle>
      <msup>
        <mtext/>
        <mrow>
          <mtext/>
          <mo stretchy="false">+</mo>
          <mrow>
            <mo stretchy="false">∑</mo>
            <mtext/>
          </mrow>
        </mrow>
      </msup>
    </mrow>
    <annotation encoding="StarMath 5.0">nabla_a bold{a}^k""^{ ""+sum"" }</annotation>
  </semantics>
</math>
</file>

<file path=Object 727/content.xml><?xml version="1.0" encoding="utf-8"?>
<math xmlns="http://www.w3.org/1998/Math/MathML" display="block">
  <semantics>
    <mrow>
      <mrow>
        <mi>x</mi>
        <mo stretchy="false">=</mo>
        <mrow>
          <msub>
            <mi>p</mi>
            <mn>1</mn>
          </msub>
          <mo stretchy="false">⋅</mo>
          <msub>
            <mi>p</mi>
            <mn>2</mn>
          </msub>
          <mo stretchy="false">⋅</mo>
          <mn>...</mn>
        </mrow>
      </mrow>
      <msub>
        <mi>p</mi>
        <mi>a</mi>
      </msub>
    </mrow>
    <annotation encoding="StarMath 5.0">x = p_1 cdot p_2 cdot ... p_a</annotation>
  </semantics>
</math>
</file>

<file path=Object 728/content.xml><?xml version="1.0" encoding="utf-8"?>
<math xmlns="http://www.w3.org/1998/Math/MathML" display="block">
  <semantics>
    <mrow>
      <mrow>
        <munder>
          <mo stretchy="false">∏</mo>
          <mrow>
            <msup>
              <mi>p</mi>
              <mi mathvariant="normal">α</mi>
            </msup>
            <mo stretchy="false">∣</mo>
            <mi>x</mi>
          </mrow>
        </munder>
        <mi>f</mi>
      </mrow>
      <mrow>
        <mo fence="true" stretchy="false">(</mo>
        <mrow>
          <mi mathvariant="normal">α</mi>
        </mrow>
        <mo fence="true" stretchy="false">)</mo>
      </mrow>
    </mrow>
    <annotation encoding="StarMath 5.0">prod from { p^%alpha divides x } f( %alpha )</annotation>
  </semantics>
</math>
</file>

<file path=Object 729/content.xml><?xml version="1.0" encoding="utf-8"?>
<math xmlns="http://www.w3.org/1998/Math/MathML" display="block">
  <semantics>
    <mrow>
      <mrow>
        <mi>x</mi>
        <mo stretchy="false">=</mo>
        <mrow>
          <msubsup>
            <mi>p</mi>
            <mn>1</mn>
            <msub>
              <mi>a</mi>
              <mn>1</mn>
            </msub>
          </msubsup>
          <mo stretchy="false">⋅</mo>
          <msubsup>
            <mi>p</mi>
            <mn>2</mn>
            <msub>
              <mi>a</mi>
              <mn>2</mn>
            </msub>
          </msubsup>
          <mo stretchy="false">⋅</mo>
          <mn>...</mn>
        </mrow>
      </mrow>
      <msubsup>
        <mi>p</mi>
        <mi>t</mi>
        <msub>
          <mi>a</mi>
          <mi>t</mi>
        </msub>
      </msubsup>
    </mrow>
    <annotation encoding="StarMath 5.0">x = p_1^{a_1} cdot p_2^{a_2} cdot ... p_t^{a_t}</annotation>
  </semantics>
</math>
</file>

<file path=Object 73/content.xml><?xml version="1.0" encoding="utf-8"?>
<math xmlns="http://www.w3.org/1998/Math/MathML" display="block">
  <semantics>
    <mrow>
      <mi>v</mi>
      <mo stretchy="false">≤</mo>
      <mi>x</mi>
    </mrow>
    <annotation encoding="StarMath 5.0">v &lt;= x</annotation>
  </semantics>
</math>
</file>

<file path=Object 730/content.xml><?xml version="1.0" encoding="utf-8"?>
<math xmlns="http://www.w3.org/1998/Math/MathML" display="block">
  <semantics>
    <mrow>
      <msub>
        <mtext/>
        <mi>p</mi>
      </msub>
      <msub>
        <mi>F</mi>
        <mi>q</mi>
      </msub>
    </mrow>
    <annotation encoding="StarMath 5.0">""_p F_q</annotation>
  </semantics>
</math>
</file>

<file path=Object 731/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732/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733/content.xml><?xml version="1.0" encoding="utf-8"?>
<math xmlns="http://www.w3.org/1998/Math/MathML" display="block">
  <semantics>
    <mrow>
      <msub>
        <mo stretchy="false">∇</mo>
        <mi>x</mi>
      </msub>
      <mrow>
        <mstyle mathvariant="bold">
          <msup>
            <mi>x</mi>
            <mrow>
              <mi>a</mi>
              <mo stretchy="false">+</mo>
              <mi>b</mi>
            </mrow>
          </msup>
        </mstyle>
        <mo stretchy="false">=</mo>
        <msub>
          <mo stretchy="false">∇</mo>
          <mi>x</mi>
        </msub>
      </mrow>
      <mrow>
        <mstyle mathvariant="bold">
          <msup>
            <mi>x</mi>
            <mi>a</mi>
          </msup>
        </mstyle>
        <mo stretchy="false">⋅</mo>
        <mstyle mathvariant="bold">
          <msup>
            <mi>x</mi>
            <mi>b</mi>
          </msup>
        </mstyle>
      </mrow>
    </mrow>
    <annotation encoding="StarMath 5.0">nabla_x bold{x}^{a+b} = nabla_x bold{x}^a cdot bold{x}^b</annotation>
  </semantics>
</math>
</file>

<file path=Object 73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35/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o fence="true" stretchy="false">(</mo>
        <mrow>
          <mrow>
            <mrow>
              <munderover>
                <mo stretchy="false">∫</mo>
                <mn>0</mn>
                <mi>x</mi>
              </munderover>
              <mrow>
                <munderover>
                  <mo stretchy="false">∫</mo>
                  <mn>0</mn>
                  <mi>x</mi>
                </munderover>
                <mfrac>
                  <mo stretchy="false">∂</mo>
                  <mrow>
                    <mo stretchy="false">∂</mo>
                    <mi>t</mi>
                  </mrow>
                </mfrac>
              </mrow>
            </mrow>
            <mrow>
              <msup>
                <mi>t</mi>
                <mi>a</mi>
              </msup>
              <mo stretchy="false">⋅</mo>
              <mfrac>
                <mo stretchy="false">∂</mo>
                <mrow>
                  <mo stretchy="false">∂</mo>
                  <mi>u</mi>
                </mrow>
              </mfrac>
            </mrow>
            <msup>
              <mi>u</mi>
              <mi>b</mi>
            </msup>
            <mi mathvariant="italic">du</mi>
            <mi mathvariant="italic">dt</mi>
          </mrow>
        </mrow>
        <mo fence="true" stretchy="false">)</mo>
      </mrow>
    </mrow>
    <annotation encoding="StarMath 5.0">{partial over {partial x}}x^{a+b}=

{ partial over {partial x} }(

int from 0 to {x} int from 0 to {x} {partial over {partial t}} t^{a} cdot {partial over {partial u}} u^{b} du dt)</annotation>
  </semantics>
</math>
</file>

<file path=Object 736/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737/content.xml><?xml version="1.0" encoding="utf-8"?>
<math xmlns="http://www.w3.org/1998/Math/MathML" display="block">
  <semantics>
    <mrow>
      <mrow>
        <mo fence="true" stretchy="false">(</mo>
        <mrow>
          <mtable>
            <mtr>
              <mtd>
                <mi>x</mi>
              </mtd>
            </mtr>
            <mtr>
              <mtd>
                <mi>z</mi>
              </mtd>
            </mtr>
          </mtable>
        </mrow>
        <mo fence="true" stretchy="false">)</mo>
      </mrow>
      <mo stretchy="false">=</mo>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mrow>
    <annotation encoding="StarMath 5.0">(binom{x }{z}) = { {%GAMMA(x+1)}over{%GAMMA(z+1) cdot %GAMMA(x-z+1)} }</annotation>
  </semantics>
</math>
</file>

<file path=Object 738/content.xml><?xml version="1.0" encoding="utf-8"?>
<math xmlns="http://www.w3.org/1998/Math/MathML" display="block">
  <semantics>
    <mrow>
      <mi mathvariant="normal">Γ</mi>
      <mrow>
        <mo fence="true" stretchy="false">(</mo>
        <mrow>
          <mi>z</mi>
        </mrow>
        <mo fence="true" stretchy="false">)</mo>
      </mrow>
    </mrow>
    <annotation encoding="StarMath 5.0">%GAMMA( z )</annotation>
  </semantics>
</math>
</file>

<file path=Object 73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7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1/content.xml><?xml version="1.0" encoding="utf-8"?>
<math xmlns="http://www.w3.org/1998/Math/MathML" display="block">
  <semantics>
    <mrow>
      <mover accent="true">
        <mi>f</mi>
        <mo stretchy="false">^</mo>
      </mover>
      <mrow>
        <mrow>
          <mo fence="true" stretchy="false">(</mo>
          <mrow>
            <mi>x</mi>
          </mrow>
          <mo fence="true" stretchy="false">)</mo>
        </mrow>
        <mo stretchy="false">=</mo>
        <mrow>
          <mo fence="true" stretchy="false">(</mo>
          <mrow>
            <mrow>
              <mn>1</mn>
              <mo stretchy="false">+</mo>
              <mi>x</mi>
            </mrow>
          </mrow>
          <mo fence="true" stretchy="false">)</mo>
        </mrow>
      </mrow>
      <mi>f</mi>
      <mrow>
        <mo fence="true" stretchy="false">(</mo>
        <mrow>
          <mi>x</mi>
        </mrow>
        <mo fence="true" stretchy="false">)</mo>
      </mrow>
    </mrow>
    <annotation encoding="StarMath 5.0">hat f(x)= (1+x)f( x )</annotation>
  </semantics>
</math>
</file>

<file path=Object 742/content.xml><?xml version="1.0" encoding="utf-8"?>
<math xmlns="http://www.w3.org/1998/Math/MathML" display="block">
  <semantics>
    <mrow>
      <mi>f</mi>
      <mrow>
        <mrow>
          <mo fence="true" stretchy="false">(</mo>
          <mrow>
            <mi>x</mi>
          </mrow>
          <mo fence="true" stretchy="false">)</mo>
        </mrow>
        <mo stretchy="false">=</mo>
        <mfrac>
          <mn>1</mn>
          <mrow>
            <mn>1</mn>
            <mo stretchy="false">+</mo>
            <mi>x</mi>
          </mrow>
        </mfrac>
      </mrow>
      <mover accent="true">
        <mi>f</mi>
        <mo stretchy="false">^</mo>
      </mover>
      <mrow>
        <mo fence="true" stretchy="false">(</mo>
        <mrow>
          <mi>x</mi>
        </mrow>
        <mo fence="true" stretchy="false">)</mo>
      </mrow>
    </mrow>
    <annotation encoding="StarMath 5.0">f( x ) = {1 over{1+x}}hat f(x)</annotation>
  </semantics>
</math>
</file>

<file path=Object 743/content.xml><?xml version="1.0" encoding="utf-8"?>
<math xmlns="http://www.w3.org/1998/Math/MathML" display="block">
  <semantics>
    <mrow>
      <mi mathvariant="normal">μ</mi>
      <mrow>
        <mo fence="true" stretchy="false">(</mo>
        <mrow>
          <mi>t</mi>
        </mrow>
        <mo fence="true" stretchy="false">)</mo>
      </mrow>
    </mrow>
    <annotation encoding="StarMath 5.0">%mu( t )</annotation>
  </semantics>
</math>
</file>

<file path=Object 744/content.xml><?xml version="1.0" encoding="utf-8"?>
<math xmlns="http://www.w3.org/1998/Math/MathML" display="block">
  <semantics>
    <mstyle mathvariant="bold">
      <msup>
        <mi>x</mi>
        <mi>k</mi>
      </msup>
    </mstyle>
    <annotation encoding="StarMath 5.0">bold{x}^k</annotation>
  </semantics>
</math>
</file>

<file path=Object 745/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7/content.xml><?xml version="1.0" encoding="utf-8"?>
<math xmlns="http://www.w3.org/1998/Math/MathML" display="block">
  <semantics>
    <mrow>
      <mrow>
        <msup>
          <mi>x</mi>
          <mi>z</mi>
        </msup>
        <mo stretchy="false">=</mo>
        <mrow>
          <munderover>
            <mo stretchy="false">∑</mo>
            <mrow>
              <mi>k</mi>
              <mo stretchy="false">=</mo>
              <mn>0</mn>
            </mrow>
            <mi mathvariant="normal">∞</mi>
          </munderover>
          <mfrac>
            <msup>
              <mi>z</mi>
              <mi>k</mi>
            </msup>
            <mrow>
              <mi>k</mi>
              <mi>!</mi>
            </mrow>
          </mfrac>
        </mrow>
      </mrow>
      <msup>
        <mi>log</mi>
        <mi>k</mi>
      </msup>
      <mi>x</mi>
    </mrow>
    <annotation encoding="StarMath 5.0">x^z
=
sum from k=0 to infinity {z^k over {k!}}log^k x
</annotation>
  </semantics>
</math>
</file>

<file path=Object 74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9/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75/content.xml><?xml version="1.0" encoding="utf-8"?>
<math xmlns="http://www.w3.org/1998/Math/MathML" display="block">
  <semantics>
    <mrow>
      <mi>t</mi>
      <mo stretchy="false">&gt;</mo>
      <mn>0</mn>
    </mrow>
    <annotation encoding="StarMath 5.0">t&gt;0</annotation>
  </semantics>
</math>
</file>

<file path=Object 750/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751/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52/content.xml><?xml version="1.0" encoding="utf-8"?>
<math xmlns="http://www.w3.org/1998/Math/MathML" display="block">
  <semantics>
    <mrow>
      <mtext/>
      <mrow>
        <mo stretchy="false">∫</mo>
        <mtext/>
      </mrow>
    </mrow>
    <annotation encoding="StarMath 5.0">""int""</annotation>
  </semantics>
</math>
</file>

<file path=Object 753/content.xml><?xml version="1.0" encoding="utf-8"?>
<math xmlns="http://www.w3.org/1998/Math/MathML" display="block">
  <semantics>
    <mrow>
      <mtext/>
      <mrow>
        <mo stretchy="false">∑</mo>
        <mtext/>
      </mrow>
    </mrow>
    <annotation encoding="StarMath 5.0">""sum""</annotation>
  </semantics>
</math>
</file>

<file path=Object 754/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L</mi>
        <mi>z</mi>
      </msub>
      <mrow>
        <mo fence="true" stretchy="false">(</mo>
        <mrow>
          <mrow>
            <mo stretchy="false">−</mo>
            <mi>x</mi>
          </mrow>
        </mrow>
        <mo fence="true" stretchy="false">)</mo>
      </mrow>
    </mrow>
    <annotation encoding="StarMath 5.0">lim from {z rightarrow 0 }{ } partial^k over { partial z^k }L_z( -x )</annotation>
  </semantics>
</math>
</file>

<file path=Object 755/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o fence="true" stretchy="false">(</mo>
        <mrow>
          <mrow>
            <mo fence="true" stretchy="false">(</mo>
            <mrow>
              <mtable>
                <mtr>
                  <mtd>
                    <mrow>
                      <mi>z</mi>
                      <mo stretchy="false">+</mo>
                      <mn>1</mn>
                    </mrow>
                  </mtd>
                </mtr>
                <mtr>
                  <mtd>
                    <mi>x</mi>
                  </mtd>
                </mtr>
              </mtable>
            </mrow>
            <mo fence="true" stretchy="false">)</mo>
          </mrow>
        </mrow>
        <mo fence="true" stretchy="false">)</mo>
      </mrow>
    </mrow>
    <annotation encoding="StarMath 5.0">lim from {z rightarrow 0 }{ } partial^k over { partial z^k }((binom{z+1}{x}))</annotation>
  </semantics>
</math>
</file>

<file path=Object 756/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i>x</mi>
        <mo stretchy="false">⋅</mo>
        <msub>
          <mi>L</mi>
          <mrow>
            <mi>z</mi>
            <mo stretchy="false">−</mo>
            <mn>1</mn>
          </mrow>
        </msub>
      </mrow>
      <mrow>
        <mo fence="true" stretchy="false">(</mo>
        <mrow>
          <mrow>
            <mrow>
              <mo stretchy="false">−</mo>
              <mi>log</mi>
            </mrow>
            <mi>x</mi>
          </mrow>
        </mrow>
        <mo fence="true" stretchy="false">)</mo>
      </mrow>
    </mrow>
    <annotation encoding="StarMath 5.0">lim from {z rightarrow 0 }{ } partial^k over { partial z^k }x cdot L_{z-1}( -log x )
</annotation>
  </semantics>
</math>
</file>

<file path=Object 757/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D</mi>
        <mi>z</mi>
      </msub>
      <mrow>
        <mo fence="true" stretchy="false">(</mo>
        <mrow>
          <mi>x</mi>
        </mrow>
        <mo fence="true" stretchy="false">)</mo>
      </mrow>
    </mrow>
    <annotation encoding="StarMath 5.0">lim from {z rightarrow 0 }{ } partial^k over { partial z^k }D_z( x )
</annotation>
  </semantics>
</math>
</file>

<file path=Object 758/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tyle mathvariant="bold">
        <msup>
          <mi>x</mi>
          <mi>j</mi>
        </msup>
      </mstyle>
    </mrow>
    <annotation encoding="StarMath 5.0">log^k (1+bold{x}) = sum from j = 0 to{infinity} {{s(j,k)cdot k!} over {j!}} bold{x}^j</annotation>
  </semantics>
</math>
</file>

<file path=Object 759/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up>
        <mi>x</mi>
        <mi>j</mi>
      </msup>
    </mrow>
    <annotation encoding="StarMath 5.0">log^k (1+x) = sum from j = 0 to{infinity} {{s(j,k)cdot k!} over {j!}} x^j</annotation>
  </semantics>
</math>
</file>

<file path=Object 76/content.xml><?xml version="1.0" encoding="utf-8"?>
<math xmlns="http://www.w3.org/1998/Math/MathML" display="block">
  <semantics>
    <mrow>
      <mi>u</mi>
      <mo stretchy="false">&gt;</mo>
      <mn>0</mn>
    </mrow>
    <annotation encoding="StarMath 5.0">u&gt;0</annotation>
  </semantics>
</math>
</file>

<file path=Object 760/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61/content.xml><?xml version="1.0" encoding="utf-8"?>
<math xmlns="http://www.w3.org/1998/Math/MathML" display="block">
  <semantics>
    <mrow>
      <mtext/>
      <mrow>
        <mo stretchy="false">∫</mo>
        <mtext/>
      </mrow>
    </mrow>
    <annotation encoding="StarMath 5.0">""int""</annotation>
  </semantics>
</math>
</file>

<file path=Object 762/content.xml><?xml version="1.0" encoding="utf-8"?>
<math xmlns="http://www.w3.org/1998/Math/MathML" display="block">
  <semantics>
    <mrow>
      <mtext/>
      <mrow>
        <mo stretchy="false">∑</mo>
        <mtext/>
      </mrow>
    </mrow>
    <annotation encoding="StarMath 5.0">""sum""</annotation>
  </semantics>
</math>
</file>

<file path=Object 763/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row/>
      </mrow>
      <mfrac>
        <msup>
          <mi>x</mi>
          <mi>j</mi>
        </msup>
        <mrow>
          <mi>j</mi>
          <mi>!</mi>
        </mrow>
      </mfrac>
    </mrow>
    <annotation encoding="StarMath 5.0">sum from j = 0 to{infinity} {{s(j,k)cdot k!} over {j!}} cdot {}{x^j}over{ j! }</annotation>
  </semantics>
</math>
</file>

<file path=Object 764/content.xml><?xml version="1.0" encoding="utf-8"?>
<math xmlns="http://www.w3.org/1998/Math/MathML" display="block">
  <semantics>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row>
        <mo fence="true" stretchy="false">(</mo>
        <mrow>
          <mtable>
            <mtr>
              <mtd>
                <mi>x</mi>
              </mtd>
            </mtr>
            <mtr>
              <mtd>
                <mi>j</mi>
              </mtd>
            </mtr>
          </mtable>
        </mrow>
        <mo fence="true" stretchy="false">)</mo>
      </mrow>
    </mrow>
    <annotation encoding="StarMath 5.0">sum from j = 0 to{infinity} {{s(j,k)cdot k!} over {j!}} cdot (binom{x }{j })</annotation>
  </semantics>
</math>
</file>

<file path=Object 765/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row>
            <mo fence="true" stretchy="false">(</mo>
            <mrow>
              <mrow>
                <mo stretchy="false">−</mo>
                <mn>1</mn>
              </mrow>
            </mrow>
            <mo fence="true" stretchy="false">)</mo>
          </mrow>
          <mrow>
            <mo stretchy="false">−</mo>
            <mi>j</mi>
          </mrow>
        </msup>
        <mo stretchy="false">⋅</mo>
        <mi>P</mi>
      </mrow>
      <mrow>
        <mo fence="true" stretchy="false">(</mo>
        <mrow>
          <mrow>
            <mi>j</mi>
            <mrow>
              <mi>,</mi>
              <mo stretchy="false">−</mo>
              <mi>log</mi>
            </mrow>
            <mi>x</mi>
          </mrow>
        </mrow>
        <mo fence="true" stretchy="false">)</mo>
      </mrow>
    </mrow>
    <annotation encoding="StarMath 5.0">sum from j = 0 to{infinity} {{s(j,k)cdot k!} over {j!}} cdot (-1)^{ -j } cdot P( j,-log x )</annotation>
  </semantics>
</math>
</file>

<file path=Object 766/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b>
          <mi>D</mi>
          <mi>j</mi>
        </msub>
      </mrow>
      <mi>'</mi>
      <mrow>
        <mo fence="true" stretchy="false">(</mo>
        <mrow>
          <mi>x</mi>
        </mrow>
        <mo fence="true" stretchy="false">)</mo>
      </mrow>
    </mrow>
    <annotation encoding="StarMath 5.0">sum from j = 0 to{infinity} {{s(j,k)cdot k!} over {j!}} cdot D_j'( x )</annotation>
  </semantics>
</math>
</file>

<file path=Object 767/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68/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7/content.xml><?xml version="1.0" encoding="utf-8"?>
<math xmlns="http://www.w3.org/1998/Math/MathML" display="block">
  <semantics>
    <mrow>
      <mi>v</mi>
      <mo stretchy="false">&gt;</mo>
      <mn>0</mn>
    </mrow>
    <annotation encoding="StarMath 5.0">v&gt;0</annotation>
  </semantics>
</math>
</file>

<file path=Object 770/content.xml><?xml version="1.0" encoding="utf-8"?>
<math xmlns="http://www.w3.org/1998/Math/MathML" display="block">
  <semantics>
    <mrow>
      <mi>s</mi>
      <mrow>
        <mo fence="true" stretchy="false">(</mo>
        <mrow>
          <mrow>
            <mi>j</mi>
            <mi>,</mi>
            <mi>k</mi>
          </mrow>
        </mrow>
        <mo fence="true" stretchy="false">)</mo>
      </mrow>
    </mrow>
    <annotation encoding="StarMath 5.0">s(j,k)</annotation>
  </semantics>
</math>
</file>

<file path=Object 771/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2/content.xml><?xml version="1.0" encoding="utf-8"?>
<math xmlns="http://www.w3.org/1998/Math/MathML" display="block">
  <semantics>
    <msup>
      <mi>x</mi>
      <mi>k</mi>
    </msup>
    <annotation encoding="StarMath 5.0">x^k</annotation>
  </semantics>
</math>
</file>

<file path=Object 77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4/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75/content.xml><?xml version="1.0" encoding="utf-8"?>
<math xmlns="http://www.w3.org/1998/Math/MathML" display="block">
  <semantics>
    <msup>
      <mi>x</mi>
      <mi>k</mi>
    </msup>
    <annotation encoding="StarMath 5.0">x^k</annotation>
  </semantics>
</math>
</file>

<file path=Object 776/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7/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78/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779/content.xml><?xml version="1.0" encoding="utf-8"?>
<math xmlns="http://www.w3.org/1998/Math/MathML" display="block">
  <semantics>
    <mstyle mathvariant="bold">
      <msup>
        <mi>x</mi>
        <mi>k</mi>
      </msup>
    </mstyle>
    <annotation encoding="StarMath 5.0">bold{x}^k</annotation>
  </semantics>
</math>
</file>

<file path=Object 78/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78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81/content.xml><?xml version="1.0" encoding="utf-8"?>
<math xmlns="http://www.w3.org/1998/Math/MathML" display="block">
  <semantics>
    <mstyle mathvariant="bold">
      <msup>
        <mi>x</mi>
        <mi>k</mi>
      </msup>
    </mstyle>
    <annotation encoding="StarMath 5.0">bold{x}^k</annotation>
  </semantics>
</math>
</file>

<file path=Object 782/content.xml><?xml version="1.0" encoding="utf-8"?>
<math xmlns="http://www.w3.org/1998/Math/MathML" display="block">
  <semantics>
    <mstyle mathvariant="bold">
      <msup>
        <mi>x</mi>
        <mi>k</mi>
      </msup>
    </mstyle>
    <annotation encoding="StarMath 5.0">bold{x}^k</annotation>
  </semantics>
</math>
</file>

<file path=Object 783/content.xml><?xml version="1.0" encoding="utf-8"?>
<math xmlns="http://www.w3.org/1998/Math/MathML" display="block">
  <semantics>
    <mstyle mathvariant="bold">
      <msup>
        <mi>x</mi>
        <mi>k</mi>
      </msup>
    </mstyle>
    <annotation encoding="StarMath 5.0">bold{x}^k</annotation>
  </semantics>
</math>
</file>

<file path=Object 784/content.xml><?xml version="1.0" encoding="utf-8"?>
<math xmlns="http://www.w3.org/1998/Math/MathML" display="block">
  <semantics>
    <mrow>
      <mstyle mathvariant="bold">
        <msup>
          <mi>x</mi>
          <mi>z</mi>
        </msup>
      </mstyle>
      <msup>
        <mtext/>
        <mrow>
          <mtext/>
          <mo stretchy="false">∗</mo>
          <mrow>
            <mo stretchy="false">∑</mo>
            <mtext/>
          </mrow>
        </mrow>
      </msup>
    </mrow>
    <annotation encoding="StarMath 5.0">bold{x}^z""^{ ""*sum"" }</annotation>
  </semantics>
</math>
</file>

<file path=Object 785/content.xml><?xml version="1.0" encoding="utf-8"?>
<math xmlns="http://www.w3.org/1998/Math/MathML" display="block">
  <semantics>
    <mstyle mathvariant="bold">
      <msup>
        <mi>x</mi>
        <mi>z</mi>
      </msup>
    </mstyle>
    <annotation encoding="StarMath 5.0">bold{x}^z</annotation>
  </semantics>
</math>
</file>

<file path=Object 78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78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78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89/content.xml><?xml version="1.0" encoding="utf-8"?>
<math xmlns="http://www.w3.org/1998/Math/MathML" display="block">
  <semantics>
    <mstyle mathvariant="bold">
      <msup>
        <mi>x</mi>
        <mi>z</mi>
      </msup>
    </mstyle>
    <annotation encoding="StarMath 5.0">bold{x}^z</annotation>
  </semantics>
</math>
</file>

<file path=Object 7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79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91/content.xml><?xml version="1.0" encoding="utf-8"?>
<math xmlns="http://www.w3.org/1998/Math/MathML" display="block">
  <semantics>
    <mrow>
      <mi>log</mi>
      <mstyle mathvariant="bold">
        <mi>x</mi>
      </mstyle>
    </mrow>
    <annotation encoding="StarMath 5.0">log bold{x}</annotation>
  </semantics>
</math>
</file>

<file path=Object 79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793/content.xml><?xml version="1.0" encoding="utf-8"?>
<math xmlns="http://www.w3.org/1998/Math/MathML" display="block">
  <semantics>
    <mrow>
      <mo fence="true" stretchy="false">(</mo>
      <mrow>
        <mtable>
          <mtr>
            <mtd>
              <mi>x</mi>
            </mtd>
          </mtr>
          <mtr>
            <mtd>
              <mi>z</mi>
            </mtd>
          </mtr>
        </mtable>
      </mrow>
      <mo fence="true" stretchy="false">)</mo>
    </mrow>
    <annotation encoding="StarMath 5.0">(binom{x }{z })</annotation>
  </semantics>
</math>
</file>

<file path=Object 794/content.xml><?xml version="1.0" encoding="utf-8"?>
<math xmlns="http://www.w3.org/1998/Math/MathML" display="block">
  <semantics>
    <mrow>
      <mi>log</mi>
      <mrow>
        <mi>x</mi>
        <mo stretchy="false">=</mo>
        <mrow>
          <munder>
            <mi>lim</mi>
            <mrow>
              <mi>z</mi>
              <mo stretchy="false">→</mo>
              <mn>0</mn>
            </mrow>
          </munder>
          <mrow/>
        </mrow>
      </mrow>
      <mfrac>
        <mrow>
          <msup>
            <mi>x</mi>
            <mi>z</mi>
          </msup>
          <mo stretchy="false">−</mo>
          <mn>1</mn>
        </mrow>
        <mi>z</mi>
      </mfrac>
    </mrow>
    <annotation encoding="StarMath 5.0">log x = lim from {z rightarrow 0}{} {{x^z-1}over{z } }</annotation>
  </semantics>
</math>
</file>

<file path=Object 795/content.xml><?xml version="1.0" encoding="utf-8"?>
<math xmlns="http://www.w3.org/1998/Math/MathML" display="block">
  <semantics>
    <mrow>
      <mi>log</mi>
      <mrow>
        <mi>x</mi>
        <mo stretchy="false">=</mo>
        <mrow>
          <munder>
            <mi>lim</mi>
            <mrow>
              <mi>z</mi>
              <mo stretchy="false">→</mo>
              <mn>0</mn>
            </mrow>
          </munder>
          <mrow/>
        </mrow>
      </mrow>
      <mfrac>
        <mo stretchy="false">∂</mo>
        <mrow>
          <mo stretchy="false">∂</mo>
          <mi>z</mi>
        </mrow>
      </mfrac>
      <msup>
        <mi>x</mi>
        <mi>z</mi>
      </msup>
    </mrow>
    <annotation encoding="StarMath 5.0">log x = lim from {z rightarrow 0}{} partial over { partial z }x^z</annotation>
  </semantics>
</math>
</file>

<file path=Object 796/content.xml><?xml version="1.0" encoding="utf-8"?>
<math xmlns="http://www.w3.org/1998/Math/MathML" display="block">
  <semantics>
    <mrow>
      <mi>log</mi>
      <mrow>
        <mstyle mathvariant="bold">
          <mi>x</mi>
        </mstyle>
        <mo stretchy="false">=</mo>
        <mrow>
          <munder>
            <mi>lim</mi>
            <mrow>
              <mi>z</mi>
              <mo stretchy="false">→</mo>
              <mn>0</mn>
            </mrow>
          </munder>
          <mrow/>
        </mrow>
      </mrow>
      <mfrac>
        <mo stretchy="false">∂</mo>
        <mrow>
          <mo stretchy="false">∂</mo>
          <mi>z</mi>
        </mrow>
      </mfrac>
      <mstyle mathvariant="bold">
        <msup>
          <mi>x</mi>
          <mi>z</mi>
        </msup>
      </mstyle>
    </mrow>
    <annotation encoding="StarMath 5.0">log bold{x} = lim from {z rightarrow 0}{} partial over { partial z } bold{x}^z</annotation>
  </semantics>
</math>
</file>

<file path=Object 797/content.xml><?xml version="1.0" encoding="utf-8"?>
<math xmlns="http://www.w3.org/1998/Math/MathML" display="block">
  <semantics>
    <mrow>
      <mi>log</mi>
      <mrow>
        <mstyle mathvariant="bold">
          <mi>x</mi>
        </mstyle>
        <mo stretchy="false">=</mo>
        <mrow>
          <munder>
            <mi>lim</mi>
            <mrow>
              <mi>z</mi>
              <mo stretchy="false">→</mo>
              <mn>0</mn>
            </mrow>
          </munder>
          <mrow/>
        </mrow>
      </mrow>
      <mfrac>
        <mrow>
          <mstyle mathvariant="bold">
            <msup>
              <mi>x</mi>
              <mi>z</mi>
            </msup>
          </mstyle>
          <mo stretchy="false">−</mo>
          <mn>1</mn>
        </mrow>
        <mi>z</mi>
      </mfrac>
    </mrow>
    <annotation encoding="StarMath 5.0">log bold{x} = lim from {z rightarrow 0}{} {{bold{x}^z-1}over{z } }</annotation>
  </semantics>
</math>
</file>

<file path=Object 798/content.xml><?xml version="1.0" encoding="utf-8"?>
<math xmlns="http://www.w3.org/1998/Math/MathML" display="block">
  <semantics>
    <mrow>
      <mi>log</mi>
      <mi>x</mi>
    </mrow>
    <annotation encoding="StarMath 5.0">log x</annotation>
  </semantics>
</math>
</file>

<file path=Object 799/content.xml><?xml version="1.0" encoding="utf-8"?>
<math xmlns="http://www.w3.org/1998/Math/MathML" display="block">
  <semantics>
    <msup>
      <mi>x</mi>
      <mi>z</mi>
    </msup>
    <annotation encoding="StarMath 5.0">x^z</annotation>
  </semantics>
</math>
</file>

<file path=Object 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80/content.xml><?xml version="1.0" encoding="utf-8"?>
<math xmlns="http://www.w3.org/1998/Math/MathML" display="block">
  <semantics>
    <mrow>
      <mi>t</mi>
      <mo stretchy="false">&gt;</mo>
      <mn>0</mn>
    </mrow>
    <annotation encoding="StarMath 5.0">t&gt;0</annotation>
  </semantics>
</math>
</file>

<file path=Object 800/content.xml><?xml version="1.0" encoding="utf-8"?>
<math xmlns="http://www.w3.org/1998/Math/MathML" display="block">
  <semantics>
    <mrow>
      <mi>log</mi>
      <mstyle mathvariant="bold">
        <mi>x</mi>
      </mstyle>
    </mrow>
    <annotation encoding="StarMath 5.0">log bold{x}</annotation>
  </semantics>
</math>
</file>

<file path=Object 801/content.xml><?xml version="1.0" encoding="utf-8"?>
<math xmlns="http://www.w3.org/1998/Math/MathML" display="block">
  <semantics>
    <mrow>
      <msub>
        <mi>C</mi>
        <mi>j</mi>
      </msub>
      <mo stretchy="false">=</mo>
      <mrow>
        <mo fence="true" stretchy="false">(</mo>
        <mrow>
          <mrow>
            <munder>
              <mi>lim</mi>
              <mrow>
                <mi>t</mi>
                <mo stretchy="false">→</mo>
                <mn>0</mn>
              </mrow>
            </munder>
            <mrow>
              <mfrac>
                <msup>
                  <mo stretchy="false">∂</mo>
                  <mi>j</mi>
                </msup>
                <mrow>
                  <mo stretchy="false">∂</mo>
                  <msup>
                    <mi>t</mi>
                    <mi>j</mi>
                  </msup>
                </mrow>
              </mfrac>
              <mfrac>
                <mi>t</mi>
                <mrow>
                  <mi>log</mi>
                  <mrow>
                    <mo fence="true" stretchy="false">(</mo>
                    <mrow>
                      <mrow>
                        <mn>1</mn>
                        <mo stretchy="false">+</mo>
                        <mi>t</mi>
                      </mrow>
                    </mrow>
                    <mo fence="true" stretchy="false">)</mo>
                  </mrow>
                </mrow>
              </mfrac>
            </mrow>
          </mrow>
        </mrow>
        <mo fence="true" stretchy="false">)</mo>
      </mrow>
    </mrow>
    <annotation encoding="StarMath 5.0">C_j=(lim from {t rightarrow 0}{partial^j over {partial t^j}t over {log (1+t)}})</annotation>
  </semantics>
</math>
</file>

<file path=Object 802/content.xml><?xml version="1.0" encoding="utf-8"?>
<math xmlns="http://www.w3.org/1998/Math/MathML" display="block">
  <semantics>
    <mrow>
      <mrow>
        <msup>
          <mi>x</mi>
          <mi>k</mi>
        </msup>
        <mo stretchy="false">=</mo>
        <mrow>
          <mrow>
            <munderover>
              <mo stretchy="false">∑</mo>
              <mrow>
                <mi>j</mi>
                <mo stretchy="false">=</mo>
                <mn>0</mn>
              </mrow>
              <mi mathvariant="normal">∞</mi>
            </munderover>
            <mfrac>
              <msub>
                <mi>C</mi>
                <mi>j</mi>
              </msub>
              <mrow>
                <mi>j</mi>
                <mi>!</mi>
              </mrow>
            </mfrac>
          </mrow>
          <mo stretchy="false">⋅</mo>
          <msup>
            <mi>x</mi>
            <mrow>
              <mi>k</mi>
              <mo stretchy="false">+</mo>
              <mi>j</mi>
              <mo stretchy="false">−</mo>
              <mn>1</mn>
            </mrow>
          </msup>
          <mo stretchy="false">⋅</mo>
          <mi>log</mi>
        </mrow>
      </mrow>
      <mrow>
        <mo fence="true" stretchy="false">(</mo>
        <mrow>
          <mrow>
            <mn>1</mn>
            <mo stretchy="false">+</mo>
            <mi>x</mi>
          </mrow>
        </mrow>
        <mo fence="true" stretchy="false">)</mo>
      </mrow>
    </mrow>
    <annotation encoding="StarMath 5.0">x^k = 
sum from j = 0 to infinity {C_j over {j!}} cdot x^{k+j-1} cdot log (1+x)</annotation>
  </semantics>
</math>
</file>

<file path=Object 803/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sub>
                <mi>C</mi>
                <mi>j</mi>
              </msub>
              <mrow>
                <mi>j</mi>
                <mi>!</mi>
              </mrow>
            </mfrac>
          </mrow>
          <mo stretchy="false">⋅</mo>
          <mstyle mathvariant="bold">
            <msup>
              <mi>x</mi>
              <mrow>
                <mi>k</mi>
                <mo stretchy="false">+</mo>
                <mi>j</mi>
                <mo stretchy="false">−</mo>
                <mn>1</mn>
              </mrow>
            </msup>
          </mstyle>
          <mo stretchy="false">⋅</mo>
          <mi>log</mi>
        </mrow>
      </mrow>
      <mrow>
        <mo fence="true" stretchy="false">(</mo>
        <mrow>
          <mrow>
            <mn>1</mn>
            <mo stretchy="false">+</mo>
            <mstyle mathvariant="bold">
              <mi>x</mi>
            </mstyle>
          </mrow>
        </mrow>
        <mo fence="true" stretchy="false">)</mo>
      </mrow>
    </mrow>
    <annotation encoding="StarMath 5.0">bold{x}^k = 
sum from j = 0 to infinity {C_j over {j!}} cdot bold{x}^{k+j-1} cdot log (1+bold{x})</annotation>
  </semantics>
</math>
</file>

<file path=Object 804/content.xml><?xml version="1.0" encoding="utf-8"?>
<math xmlns="http://www.w3.org/1998/Math/MathML" display="block">
  <semantics>
    <mrow>
      <mstyle mathvariant="bold">
        <msup>
          <mi>x</mi>
          <mi>k</mi>
        </msup>
      </mstyle>
      <mo stretchy="false">=</mo>
      <mtext/>
    </mrow>
    <annotation encoding="StarMath 5.0">bold{x}^k = ""</annotation>
  </semantics>
</math>
</file>

<file path=Object 805/content.xml><?xml version="1.0" encoding="utf-8"?>
<math xmlns="http://www.w3.org/1998/Math/MathML" display="block">
  <semantics>
    <mrow>
      <mtext/>
      <mrow>
        <mo stretchy="false">∫</mo>
        <mtext/>
      </mrow>
    </mrow>
    <annotation encoding="StarMath 5.0">""int""</annotation>
  </semantics>
</math>
</file>

<file path=Object 806/content.xml><?xml version="1.0" encoding="utf-8"?>
<math xmlns="http://www.w3.org/1998/Math/MathML" display="block">
  <semantics>
    <mrow>
      <mtext/>
      <mrow>
        <mo stretchy="false">∑</mo>
        <mtext/>
      </mrow>
    </mrow>
    <annotation encoding="StarMath 5.0">""sum""</annotation>
  </semantics>
</math>
</file>

<file path=Object 807/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row>
              <mi>k</mi>
              <mo stretchy="false">+</mo>
              <mi>j</mi>
              <mo stretchy="false">−</mo>
              <mn>1</mn>
            </mrow>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j = 0 to infinity {C_j over {j!}} cdot int from 0 to x int from 0 to {x-t} {partial over {partial t}} bold{t}^{k+j-1} cdot {partial over {partial u}} log (1+bold{u}) du dt</annotation>
  </semantics>
</math>
</file>

<file path=Object 808/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row>
              <mi>k</mi>
              <mo stretchy="false">+</mo>
              <mi>j</mi>
              <mo stretchy="false">−</mo>
              <mn>1</mn>
            </mrow>
          </msup>
        </mstyle>
        <mo stretchy="false">⋅</mo>
        <msub>
          <mo stretchy="false">∇</mo>
          <mi>u</mi>
        </msub>
      </mrow>
      <mi>log</mi>
      <mrow>
        <mo fence="true" stretchy="false">(</mo>
        <mrow>
          <mrow>
            <mn>1</mn>
            <mo stretchy="false">+</mo>
            <mstyle mathvariant="bold">
              <mi>u</mi>
            </mstyle>
          </mrow>
        </mrow>
        <mo fence="true" stretchy="false">)</mo>
      </mrow>
    </mrow>
    <annotation encoding="StarMath 5.0">sum from j = 0 to infinity {C_j over {j!}} cdot sum from t = 1 to x sum from u = 1 to {x-t} nabla_t bold{t}^{k+j-1} cdot nabla_u log (1+bold{u})</annotation>
  </semantics>
</math>
</file>

<file path=Object 809/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n>1</mn>
            <mi>x</mi>
          </munderover>
          <mrow>
            <munderover>
              <mo stretchy="false">∫</mo>
              <mn>1</mn>
              <mfrac>
                <mi>x</mi>
                <mi>t</mi>
              </mfrac>
            </munderover>
            <mfrac>
              <mo stretchy="false">∂</mo>
              <mrow>
                <mo stretchy="false">∂</mo>
                <mi>t</mi>
              </mrow>
            </mfrac>
          </mrow>
        </mrow>
      </mrow>
      <mrow>
        <mstyle mathvariant="bold">
          <msup>
            <mi>t</mi>
            <mrow>
              <mi>k</mi>
              <mo stretchy="false">+</mo>
              <mi>j</mi>
              <mo stretchy="false">−</mo>
              <mn>1</mn>
            </mrow>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j = 0 to infinity {C_j over {j!}} cdot int from 1 to x int from 1 to {x over t} {partial over {partial t}} bold{t}^{k+j-1} cdot {partial over {partial u}} log (1+bold{u}) du dt</annotation>
  </semantics>
</math>
</file>

<file path=Object 81/content.xml><?xml version="1.0" encoding="utf-8"?>
<math xmlns="http://www.w3.org/1998/Math/MathML" display="block">
  <semantics>
    <mrow>
      <mi>u</mi>
      <mo stretchy="false">&gt;</mo>
      <mn>0</mn>
    </mrow>
    <annotation encoding="StarMath 5.0">u&gt;0</annotation>
  </semantics>
</math>
</file>

<file path=Object 810/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row>
              <mi>k</mi>
              <mo stretchy="false">+</mo>
              <mi>j</mi>
              <mo stretchy="false">−</mo>
              <mn>1</mn>
            </mrow>
          </msup>
        </mstyle>
        <mo stretchy="false">⋅</mo>
        <msub>
          <mo stretchy="false">∇</mo>
          <mi>u</mi>
        </msub>
      </mrow>
      <mi>log</mi>
      <mrow>
        <mo fence="true" stretchy="false">(</mo>
        <mrow>
          <mrow>
            <mn>1</mn>
            <mo stretchy="false">+</mo>
            <mstyle mathvariant="bold">
              <mi>u</mi>
            </mstyle>
          </mrow>
        </mrow>
        <mo fence="true" stretchy="false">)</mo>
      </mrow>
    </mrow>
    <annotation encoding="StarMath 5.0">sum from j = 0 to infinity {C_j over {j!}} cdot sum from t = 2 to x sum from u = 2 to lfloor {x over t}rfloor nabla_t bold{t}^{k+j-1} cdot nabla_u log (1+bold{u})</annotation>
  </semantics>
</math>
</file>

<file path=Object 811/content.xml><?xml version="1.0" encoding="utf-8"?>
<math xmlns="http://www.w3.org/1998/Math/MathML" display="block">
  <semantics>
    <mrow>
      <mstyle mathvariant="bold">
        <msup>
          <mi>x</mi>
          <mi>k</mi>
        </msup>
      </mstyle>
      <mo stretchy="false">=</mo>
      <mtext/>
    </mrow>
    <annotation encoding="StarMath 5.0">bold{x}^k = ""</annotation>
  </semantics>
</math>
</file>

<file path=Object 812/content.xml><?xml version="1.0" encoding="utf-8"?>
<math xmlns="http://www.w3.org/1998/Math/MathML" display="block">
  <semantics>
    <mrow>
      <mtext/>
      <mrow>
        <mo stretchy="false">∫</mo>
        <mtext/>
      </mrow>
    </mrow>
    <annotation encoding="StarMath 5.0">""int""</annotation>
  </semantics>
</math>
</file>

<file path=Object 813/content.xml><?xml version="1.0" encoding="utf-8"?>
<math xmlns="http://www.w3.org/1998/Math/MathML" display="block">
  <semantics>
    <mrow>
      <mtext/>
      <mrow>
        <mo stretchy="false">∑</mo>
        <mtext/>
      </mrow>
    </mrow>
    <annotation encoding="StarMath 5.0">""sum""</annotation>
  </semantics>
</math>
</file>

<file path=Object 814/content.xml><?xml version="1.0" encoding="utf-8"?>
<math xmlns="http://www.w3.org/1998/Math/MathML" display="block">
  <semantics>
    <mrow>
      <mrow>
        <mfrac>
          <msup>
            <mi>x</mi>
            <mi>k</mi>
          </msup>
          <mrow>
            <mi>k</mi>
            <mi>!</mi>
          </mrow>
        </mfrac>
        <mo stretchy="false">=</mo>
        <mrow>
          <mrow>
            <munderover>
              <mo stretchy="false">∑</mo>
              <mrow>
                <mi>j</mi>
                <mo stretchy="false">=</mo>
                <mn>0</mn>
              </mrow>
              <mi mathvariant="normal">∞</mi>
            </munderover>
            <mfrac>
              <msub>
                <mi>C</mi>
                <mi>j</mi>
              </msub>
              <mrow>
                <mi>j</mi>
                <mi>!</mi>
              </mrow>
            </mfrac>
          </mrow>
          <mo stretchy="false">⋅</mo>
          <mrow>
            <munderover>
              <mo stretchy="false">∫</mo>
              <mn>0</mn>
              <mi>x</mi>
            </munderover>
            <mrow>
              <munderover>
                <mo stretchy="false">∫</mo>
                <mn>0</mn>
                <mrow>
                  <mi>x</mi>
                  <mo stretchy="false">−</mo>
                  <mi>t</mi>
                </mrow>
              </munderover>
              <mfrac>
                <msup>
                  <mi>t</mi>
                  <mrow>
                    <mi>k</mi>
                    <mo stretchy="false">+</mo>
                    <mi>j</mi>
                    <mo stretchy="false">−</mo>
                    <mn>2</mn>
                  </mrow>
                </msup>
                <mrow>
                  <mrow>
                    <mo fence="true" stretchy="false">(</mo>
                    <mrow>
                      <mrow>
                        <mi>k</mi>
                        <mo stretchy="false">+</mo>
                        <mi>j</mi>
                        <mo stretchy="false">−</mo>
                        <mn>2</mn>
                      </mrow>
                    </mrow>
                    <mo fence="true" stretchy="false">)</mo>
                  </mrow>
                  <mi>!</mi>
                </mrow>
              </mfrac>
            </mrow>
          </mrow>
          <mo stretchy="false">⋅</mo>
          <mrow>
            <mo fence="true" stretchy="false">(</mo>
            <mrow>
              <mrow>
                <mfrac>
                  <mn>1</mn>
                  <mi>u</mi>
                </mfrac>
                <mo stretchy="false">−</mo>
                <mfrac>
                  <msup>
                    <mi>e</mi>
                    <mrow>
                      <mo stretchy="false">−</mo>
                      <mi>u</mi>
                    </mrow>
                  </msup>
                  <mi>u</mi>
                </mfrac>
              </mrow>
            </mrow>
            <mo fence="true" stretchy="false">)</mo>
          </mrow>
        </mrow>
      </mrow>
      <mi mathvariant="italic">du</mi>
      <mi mathvariant="italic">dt</mi>
    </mrow>
    <annotation encoding="StarMath 5.0">x^k over {k!} = sum from j = 0 to infinity {C_j over {j!}} cdot int from 0 to x int from 0 to {x-t} {t^{k+j-2} over {({k+j-2})!}} cdot (1 over u - e^-u over u) du dt</annotation>
  </semantics>
</math>
</file>

<file path=Object 815/content.xml><?xml version="1.0" encoding="utf-8"?>
<math xmlns="http://www.w3.org/1998/Math/MathML" display="block">
  <semantics>
    <mrow>
      <mrow>
        <mo fence="true" stretchy="false">(</mo>
        <mrow>
          <mtable>
            <mtr>
              <mtd>
                <mi>x</mi>
              </mtd>
            </mtr>
            <mtr>
              <mtd>
                <mi>k</mi>
              </mtd>
            </mtr>
          </mtable>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k</mi>
                        <mo stretchy="false">+</mo>
                        <mi>j</mi>
                        <mo stretchy="false">−</mo>
                        <mn>2</mn>
                      </mrow>
                    </mtd>
                  </mtr>
                </mtable>
              </mrow>
              <mo fence="true" stretchy="false">)</mo>
            </mrow>
          </mrow>
        </mrow>
        <mo stretchy="false">⋅</mo>
        <mfrac>
          <mn>1</mn>
          <mi>u</mi>
        </mfrac>
      </mrow>
    </mrow>
    <annotation encoding="StarMath 5.0">(binom{x}{k}) = sum from j = 0 to infinity {C_j over {j!}} cdot sum from t = 1 to x sum from u = 1 to {x-t} (binom{t-1}{k+j-2}) cdot {1 over u}</annotation>
  </semantics>
</math>
</file>

<file path=Object 816/content.xml><?xml version="1.0" encoding="utf-8"?>
<math xmlns="http://www.w3.org/1998/Math/MathML" display="block">
  <semantics>
    <mrow>
      <msup>
        <mrow>
          <mo fence="true" stretchy="false">(</mo>
          <mrow>
            <mrow>
              <mo stretchy="false">−</mo>
              <mn>1</mn>
            </mrow>
          </mrow>
          <mo fence="true" stretchy="false">)</mo>
        </mrow>
        <mrow>
          <mo stretchy="false">−</mo>
          <mi>k</mi>
        </mrow>
      </msup>
      <mi>P</mi>
      <mrow>
        <mrow>
          <mo fence="true" stretchy="false">(</mo>
          <mrow>
            <mrow>
              <mi>k</mi>
              <mrow>
                <mi>,</mi>
                <mo stretchy="false">−</mo>
                <mi>log</mi>
              </mrow>
              <mi>x</mi>
            </mrow>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n>1</mn>
              <mi>x</mi>
            </munderover>
            <mrow>
              <munderover>
                <mo stretchy="false">∫</mo>
                <mn>1</mn>
                <mfrac>
                  <mi>x</mi>
                  <mi>t</mi>
                </mfrac>
              </munderover>
              <mfrac>
                <mrow>
                  <msup>
                    <mi>log</mi>
                    <mrow>
                      <mi>k</mi>
                      <mo stretchy="false">+</mo>
                      <mi>j</mi>
                      <mo stretchy="false">−</mo>
                      <mn>2</mn>
                    </mrow>
                  </msup>
                  <mi>t</mi>
                </mrow>
                <mrow>
                  <mo fence="true" stretchy="false">(</mo>
                  <mrow>
                    <mrow>
                      <mi>k</mi>
                      <mo stretchy="false">+</mo>
                      <mi>j</mi>
                      <mo stretchy="false">−</mo>
                      <mn>2</mn>
                    </mrow>
                  </mrow>
                  <mo fence="true" stretchy="false">)</mo>
                </mrow>
              </mfrac>
            </mrow>
          </mrow>
          <mo stretchy="false">⋅</mo>
          <mrow>
            <mo fence="true" stretchy="false">(</mo>
            <mrow>
              <mrow>
                <mfrac>
                  <mn>1</mn>
                  <mrow>
                    <mi>log</mi>
                    <mi>u</mi>
                  </mrow>
                </mfrac>
                <mo stretchy="false">−</mo>
                <mfrac>
                  <mn>1</mn>
                  <mrow>
                    <mi>u</mi>
                    <mi>log</mi>
                    <mi>u</mi>
                  </mrow>
                </mfrac>
              </mrow>
            </mrow>
            <mo fence="true" stretchy="false">)</mo>
          </mrow>
        </mrow>
      </mrow>
      <mi mathvariant="italic">du</mi>
      <mi mathvariant="italic">dt</mi>
    </mrow>
    <annotation encoding="StarMath 5.0">(-1)^{-k}P(k,-log x) = sum from j = 0 to infinity {C_j over {j!}} cdot int from 1 to x int from 1 to {x over t} {{{log^{k+j-2} t} over {(k+j-2)}}} cdot (1 over {log u} - 1 over {u log u}) du dt</annotation>
  </semantics>
</math>
</file>

<file path=Object 817/content.xml><?xml version="1.0" encoding="utf-8"?>
<math xmlns="http://www.w3.org/1998/Math/MathML" display="block">
  <semantics>
    <mrow>
      <msub>
        <mi>D</mi>
        <mi>k</mi>
      </msub>
      <mi>'</mi>
      <mrow>
        <mrow>
          <mo fence="true" stretchy="false">(</mo>
          <mrow>
            <mi>x</mi>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row>
                  <mi>k</mi>
                  <mo stretchy="false">+</mo>
                  <mi>j</mi>
                  <mo stretchy="false">−</mo>
                  <mn>1</mn>
                </mrow>
              </msub>
            </mrow>
          </mrow>
        </mrow>
      </mrow>
      <mi>'</mi>
      <mrow>
        <mrow>
          <mo fence="true" stretchy="false">(</mo>
          <mrow>
            <mi>t</mi>
          </mrow>
          <mo fence="true" stretchy="false">)</mo>
        </mrow>
        <mo stretchy="false">⋅</mo>
        <mi mathvariant="normal">κ</mi>
      </mrow>
      <mrow>
        <mo fence="true" stretchy="false">(</mo>
        <mrow>
          <mi>u</mi>
        </mrow>
        <mo fence="true" stretchy="false">)</mo>
      </mrow>
    </mrow>
    <annotation encoding="StarMath 5.0">D_k'(x)=sum from j = 0 to infinity {C_j over {j!}} cdot sum from t = 2 to x sum from u = 2 to lfloor {x over t}rfloor d_{k+j-1}'(t) cdot %kappa( u )</annotation>
  </semantics>
</math>
</file>

<file path=Object 818/content.xml><?xml version="1.0" encoding="utf-8"?>
<math xmlns="http://www.w3.org/1998/Math/MathML" display="block">
  <semantics>
    <mrow>
      <mrow>
        <munder>
          <mo stretchy="false">∑</mo>
          <mrow>
            <mi>k</mi>
            <mo stretchy="false">=</mo>
            <mn>1</mn>
          </mrow>
        </munder>
        <mfrac>
          <msup>
            <mrow>
              <mo fence="true" stretchy="false">(</mo>
              <mrow>
                <mrow>
                  <mo stretchy="false">−</mo>
                  <mn>1</mn>
                </mrow>
              </mrow>
              <mo fence="true" stretchy="false">)</mo>
            </mrow>
            <mrow>
              <mi>k</mi>
              <mo stretchy="false">+</mo>
              <mn>1</mn>
            </mrow>
          </msup>
          <mi>k</mi>
        </mfrac>
      </mrow>
      <mrow>
        <msup>
          <mi>x</mi>
          <mrow>
            <mi>k</mi>
            <mo stretchy="false">+</mo>
            <mi>a</mi>
          </mrow>
        </msup>
        <mo stretchy="false">=</mo>
        <mrow>
          <msup>
            <mi>x</mi>
            <mi>a</mi>
          </msup>
          <mo stretchy="false">⋅</mo>
          <mi>log</mi>
        </mrow>
      </mrow>
      <mrow>
        <mo fence="true" stretchy="false">(</mo>
        <mrow>
          <mrow>
            <mi>I</mi>
            <mo stretchy="false">+</mo>
            <mi>x</mi>
          </mrow>
        </mrow>
        <mo fence="true" stretchy="false">)</mo>
      </mrow>
    </mrow>
    <annotation encoding="StarMath 5.0">sum from k = 1 {(-1)^{k+1} over k} x^{k+a} = x^a cdot log (I+x)</annotation>
  </semantics>
</math>
</file>

<file path=Object 819/content.xml><?xml version="1.0" encoding="utf-8"?>
<math xmlns="http://www.w3.org/1998/Math/MathML" display="block">
  <semantics>
    <mrow>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style mathvariant="bold">
            <msup>
              <mi>x</mi>
              <mi>a</mi>
            </msup>
          </mstyle>
          <mo stretchy="false">⋅</mo>
          <mi>log</mi>
        </mrow>
      </mrow>
      <mrow>
        <mo fence="true" stretchy="false">(</mo>
        <mrow>
          <mrow>
            <mn>1</mn>
            <mo stretchy="false">+</mo>
            <mstyle mathvariant="bold">
              <mi>x</mi>
            </mstyle>
          </mrow>
        </mrow>
        <mo fence="true" stretchy="false">)</mo>
      </mrow>
    </mrow>
    <annotation encoding="StarMath 5.0">sum from k = 1 {(-1)^{k+1} over k} bold{x}^{k+a} = bold{x}^a cdot log (1+bold{x})</annotation>
  </semantics>
</math>
</file>

<file path=Object 82/content.xml><?xml version="1.0" encoding="utf-8"?>
<math xmlns="http://www.w3.org/1998/Math/MathML" display="block">
  <semantics>
    <mrow>
      <mi>v</mi>
      <mo stretchy="false">&gt;</mo>
      <mn>0</mn>
    </mrow>
    <annotation encoding="StarMath 5.0">v&gt;0</annotation>
  </semantics>
</math>
</file>

<file path=Object 820/content.xml><?xml version="1.0" encoding="utf-8"?>
<math xmlns="http://www.w3.org/1998/Math/MathML" display="block">
  <semantics>
    <mrow>
      <mtext/>
      <mrow>
        <mo stretchy="false">∫</mo>
        <mtext/>
      </mrow>
    </mrow>
    <annotation encoding="StarMath 5.0">""int""</annotation>
  </semantics>
</math>
</file>

<file path=Object 821/content.xml><?xml version="1.0" encoding="utf-8"?>
<math xmlns="http://www.w3.org/1998/Math/MathML" display="block">
  <semantics>
    <mrow>
      <mtext/>
      <mrow>
        <mo stretchy="false">∑</mo>
        <mtext/>
      </mrow>
    </mrow>
    <annotation encoding="StarMath 5.0">""sum""</annotation>
  </semantics>
</math>
</file>

<file path=Object 822/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k = 1 {(-1)^{k+1} over k} bold{x}^{k+a} = 
int from 0 to x int from 0 to {x-t} {partial over {partial t}} bold{t}^a cdot {partial over {partial u}} log (1+bold{u}) du dt</annotation>
  </semantics>
</math>
</file>

<file path=Object 823/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i>log</mi>
      <mrow>
        <mo fence="true" stretchy="false">(</mo>
        <mrow>
          <mrow>
            <mn>1</mn>
            <mo stretchy="false">+</mo>
            <mstyle mathvariant="bold">
              <mi>u</mi>
            </mstyle>
          </mrow>
        </mrow>
        <mo fence="true" stretchy="false">)</mo>
      </mrow>
    </mrow>
    <annotation encoding="StarMath 5.0">""sum from k = 1 {(-1)^{k+1} over k} bold{x}^{k+a} = 
sum from t = 1 to x sum from u = 1 to {x-t} nabla_t bold{t}^a cdot nabla_u log (1+bold{u})</annotation>
  </semantics>
</math>
</file>

<file path=Object 824/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k = 1 {(-1)^{k+1} over k} bold{x}^{k+a} = 
int from 1 to x int from 1 to {x over t} {partial over {partial t}} bold{t}^a cdot {partial over {partial u}} log (1+bold{u}) du dt</annotation>
  </semantics>
</math>
</file>

<file path=Object 825/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i>a</mi>
          </msup>
        </mstyle>
        <mo stretchy="false">⋅</mo>
        <msub>
          <mo stretchy="false">∇</mo>
          <mi>u</mi>
        </msub>
      </mrow>
      <mi>log</mi>
      <mrow>
        <mo fence="true" stretchy="false">(</mo>
        <mrow>
          <mrow>
            <mn>1</mn>
            <mo stretchy="false">+</mo>
            <mstyle mathvariant="bold">
              <mi>u</mi>
            </mstyle>
          </mrow>
        </mrow>
        <mo fence="true" stretchy="false">)</mo>
      </mrow>
    </mrow>
    <annotation encoding="StarMath 5.0">""sum from k = 1 {(-1)^{k+1} over k} bold{x}^{k+a} = 
sum from t = 2 to x sum from u = 2 to lfloor{x over t}rfloor nabla_t bold{t}^a cdot nabla_u log (1+bold{u})</annotation>
  </semantics>
</math>
</file>

<file path=Object 826/content.xml><?xml version="1.0" encoding="utf-8"?>
<math xmlns="http://www.w3.org/1998/Math/MathML" display="block">
  <semantics>
    <mrow>
      <mtext/>
      <mrow>
        <mo stretchy="false">∫</mo>
        <mtext/>
      </mrow>
    </mrow>
    <annotation encoding="StarMath 5.0">""int""</annotation>
  </semantics>
</math>
</file>

<file path=Object 827/content.xml><?xml version="1.0" encoding="utf-8"?>
<math xmlns="http://www.w3.org/1998/Math/MathML" display="block">
  <semantics>
    <mrow>
      <mtext/>
      <mrow>
        <mo stretchy="false">∑</mo>
        <mtext/>
      </mrow>
    </mrow>
    <annotation encoding="StarMath 5.0">""sum""</annotation>
  </semantics>
</math>
</file>

<file path=Object 828/content.xml><?xml version="1.0" encoding="utf-8"?>
<math xmlns="http://www.w3.org/1998/Math/MathML" display="block">
  <semantics>
    <mrow>
      <mtext/>
      <mrow>
        <mrow>
          <mrow>
            <munder>
              <mo stretchy="false">∑</mo>
              <mrow>
                <mi>k</mi>
                <mo stretchy="false">=</mo>
                <mn>1</mn>
              </mrow>
            </munder>
            <mfrac>
              <msup>
                <mrow>
                  <mo fence="true" stretchy="false">(</mo>
                  <mrow>
                    <mrow>
                      <mo stretchy="false">−</mo>
                      <mn>1</mn>
                    </mrow>
                  </mrow>
                  <mo fence="true" stretchy="false">)</mo>
                </mrow>
                <mrow>
                  <mi>k</mi>
                  <mo stretchy="false">+</mo>
                  <mn>1</mn>
                </mrow>
              </msup>
              <mi>k</mi>
            </mfrac>
          </mrow>
          <mo stretchy="false">⋅</mo>
          <mfrac>
            <msup>
              <mi>x</mi>
              <mrow>
                <mi>k</mi>
                <mo stretchy="false">+</mo>
                <mi>a</mi>
              </mrow>
            </msup>
            <mrow>
              <mrow>
                <mo fence="true" stretchy="false">(</mo>
                <mrow>
                  <mrow>
                    <mi>k</mi>
                    <mo stretchy="false">+</mo>
                    <mi>a</mi>
                  </mrow>
                </mrow>
                <mo fence="true" stretchy="false">)</mo>
              </mrow>
              <mi>!</mi>
            </mrow>
          </mfrac>
        </mrow>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row>
            <mo fence="true" stretchy="false">(</mo>
            <mrow>
              <mrow>
                <mfrac>
                  <mn>1</mn>
                  <mi>u</mi>
                </mfrac>
                <mo stretchy="false">−</mo>
                <mfrac>
                  <msup>
                    <mi>e</mi>
                    <mrow>
                      <mo stretchy="false">−</mo>
                      <mi>u</mi>
                    </mrow>
                  </msup>
                  <mi>u</mi>
                </mfrac>
              </mrow>
            </mrow>
            <mo fence="true" stretchy="false">)</mo>
          </mrow>
        </mrow>
      </mrow>
      <mi mathvariant="italic">du</mi>
      <mi mathvariant="italic">dt</mi>
    </mrow>
    <annotation encoding="StarMath 5.0">""sum from k = 1 {(-1)^{k+1} over k} cdot {x^{k+a} over {(k+a)!}} = 
int from 0 to x int from 0 to {x-t} {t^{a-1} over {(a-1)!}} cdot (1 over u - e^-u over u)du dt</annotation>
  </semantics>
</math>
</file>

<file path=Object 829/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row>
          <mo fence="true" stretchy="false">(</mo>
          <mrow>
            <mtable>
              <mtr>
                <mtd>
                  <mi>x</mi>
                </mtd>
              </mtr>
              <mtr>
                <mtd>
                  <mrow>
                    <mi>k</mi>
                    <mo stretchy="false">+</mo>
                    <mi>a</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frac>
            <mn>1</mn>
            <mi>u</mi>
          </mfrac>
        </mrow>
      </mrow>
    </mrow>
    <annotation encoding="StarMath 5.0">""sum from k = 1 {(-1)^{k+1} over k} (binom{x}{k+a}) = 
sum from t = 1 to x sum from u = 1 to {x-t} (binom{t-1}{a-1}) cdot {1 over u}</annotation>
  </semantics>
</math>
</file>

<file path=Object 83/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830/content.xml><?xml version="1.0" encoding="utf-8"?>
<math xmlns="http://www.w3.org/1998/Math/MathML" display="block">
  <semantics>
    <mtable>
      <mtr>
        <mtd>
          <mrow>
            <mtext/>
            <mrow>
              <munder>
                <mo stretchy="false">∑</mo>
                <mrow>
                  <mi>k</mi>
                  <mo stretchy="false">=</mo>
                  <mn>1</mn>
                </mrow>
              </munder>
              <mfrac>
                <msup>
                  <mrow>
                    <mo fence="true" stretchy="false">(</mo>
                    <mrow>
                      <mrow>
                        <mo stretchy="false">−</mo>
                        <mn>1</mn>
                      </mrow>
                    </mrow>
                    <mo fence="true" stretchy="false">)</mo>
                  </mrow>
                  <mrow>
                    <mi>k</mi>
                    <mo stretchy="false">+</mo>
                    <mn>1</mn>
                  </mrow>
                </msup>
                <mi>k</mi>
              </mfrac>
            </mrow>
            <msup>
              <mrow>
                <mo fence="true" stretchy="false">(</mo>
                <mrow>
                  <mrow>
                    <mo stretchy="false">−</mo>
                    <mn>1</mn>
                  </mrow>
                </mrow>
                <mo fence="true" stretchy="false">)</mo>
              </mrow>
              <mrow>
                <mo stretchy="false">−</mo>
                <mrow>
                  <mo fence="true" stretchy="false">(</mo>
                  <mrow>
                    <mrow>
                      <mi>k</mi>
                      <mo stretchy="false">+</mo>
                      <mi>a</mi>
                    </mrow>
                  </mrow>
                  <mo fence="true" stretchy="false">)</mo>
                </mrow>
              </mrow>
            </msup>
            <mi>P</mi>
            <mrow>
              <mrow>
                <mo fence="true" stretchy="false">(</mo>
                <mrow>
                  <mrow>
                    <mrow>
                      <mi>k</mi>
                      <mo stretchy="false">+</mo>
                      <mi>a</mi>
                    </mrow>
                    <mrow>
                      <mi>,</mi>
                      <mo stretchy="false">−</mo>
                      <mi>log</mi>
                    </mrow>
                    <mi>x</mi>
                  </mrow>
                </mrow>
                <mo fence="true" stretchy="false">)</mo>
              </mrow>
              <mo stretchy="false">=</mo>
              <mtext/>
            </mrow>
          </mrow>
        </mtd>
      </mtr>
      <mtr>
        <mtd>
          <mrow>
            <mtext>        </mtext>
            <mrow>
              <mrow>
                <munderover>
                  <mo stretchy="false">∫</mo>
                  <mn>1</mn>
                  <mi>x</mi>
                </munderover>
                <mrow>
                  <munderover>
                    <mo stretchy="false">∫</mo>
                    <mn>1</mn>
                    <mfrac>
                      <mi>x</mi>
                      <mi>t</mi>
                    </mfrac>
                  </munderover>
                  <mfrac>
                    <mrow>
                      <msup>
                        <mi>log</mi>
                        <mrow>
                          <mi>a</mi>
                          <mo stretchy="false">−</mo>
                          <mn>1</mn>
                        </mrow>
                      </msup>
                      <mi>t</mi>
                    </mrow>
                    <mrow>
                      <mrow>
                        <mo fence="true" stretchy="false">(</mo>
                        <mrow>
                          <mrow>
                            <mi>a</mi>
                            <mo stretchy="false">−</mo>
                            <mn>1</mn>
                          </mrow>
                        </mrow>
                        <mo fence="true" stretchy="false">)</mo>
                      </mrow>
                      <mi>!</mi>
                    </mrow>
                  </mfrac>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mtd>
      </mtr>
    </mtable>
    <annotation encoding="StarMath 5.0">""sum from k = 1 {(-1)^{k+1} over k} (-1)^{-(k+a)}P(k+a,-log x) = ""

newline "        "
int from 1 to x int from 1 to {x over t} {{log^{a-1} t}over{(a-1)!}} cdot (1 over {log u} - 1 over {u log u})du dt</annotation>
  </semantics>
</math>
</file>

<file path=Object 831/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sub>
        <mi>D</mi>
        <mrow>
          <mi>k</mi>
          <mo stretchy="false">+</mo>
          <mi>a</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i mathvariant="normal">κ</mi>
      </mrow>
      <mrow>
        <mo fence="true" stretchy="false">(</mo>
        <mrow>
          <mi>u</mi>
        </mrow>
        <mo fence="true" stretchy="false">)</mo>
      </mrow>
    </mrow>
    <annotation encoding="StarMath 5.0">""sum from k = 1 {(-1)^{k+1} over k} D_{k+a}'(x) = 
sum from t = 2 to x sum from u = 2 to lfloor{x over t}rfloor d_a'(t) cdot %kappa( u )</annotation>
  </semantics>
</math>
</file>

<file path=Object 832/content.xml><?xml version="1.0" encoding="utf-8"?>
<math xmlns="http://www.w3.org/1998/Math/MathML" display="block">
  <semantics>
    <mrow>
      <msup>
        <mi>log</mi>
        <mi>a</mi>
      </msup>
      <mrow>
        <mrow>
          <mo fence="true" stretchy="false">(</mo>
          <mrow>
            <mrow>
              <mn>1</mn>
              <mo stretchy="false">+</mo>
              <mi>x</mi>
            </mrow>
          </mrow>
          <mo fence="true" stretchy="false">)</mo>
        </mrow>
        <mo stretchy="false">=</mo>
        <mrow>
          <munder>
            <mo stretchy="false">∑</mo>
            <mrow>
              <mi>k</mi>
              <mo stretchy="false">=</mo>
              <mn>1</mn>
            </mrow>
          </munder>
          <mfrac>
            <msup>
              <mrow>
                <mo fence="true" stretchy="false">(</mo>
                <mrow>
                  <mrow>
                    <mo stretchy="false">−</mo>
                    <mn>1</mn>
                  </mrow>
                </mrow>
                <mo fence="true" stretchy="false">)</mo>
              </mrow>
              <mrow>
                <mi>k</mi>
                <mo stretchy="false">+</mo>
                <mn>1</mn>
              </mrow>
            </msup>
            <mi>k</mi>
          </mfrac>
        </mrow>
      </mrow>
      <mrow>
        <msup>
          <mi>x</mi>
          <mi>k</mi>
        </msup>
        <mo stretchy="false">⋅</mo>
        <msup>
          <mi>log</mi>
          <mrow>
            <mi>a</mi>
            <mo stretchy="false">−</mo>
            <mn>1</mn>
          </mrow>
        </msup>
      </mrow>
      <mrow>
        <mo fence="true" stretchy="false">(</mo>
        <mrow>
          <mrow>
            <mn>1</mn>
            <mo stretchy="false">+</mo>
            <mi>x</mi>
          </mrow>
        </mrow>
        <mo fence="true" stretchy="false">)</mo>
      </mrow>
    </mrow>
    <annotation encoding="StarMath 5.0">log^a (1+x) = sum from k = 1 {(-1)^{k+1} over k} x^k cdot log^{a-1} (1+x)
</annotation>
  </semantics>
</math>
</file>

<file path=Object 833/content.xml><?xml version="1.0" encoding="utf-8"?>
<math xmlns="http://www.w3.org/1998/Math/MathML" display="block">
  <semantics>
    <mrow>
      <msup>
        <mi>log</mi>
        <mi>a</mi>
      </msup>
      <mrow>
        <mrow>
          <mo fence="true" stretchy="false">(</mo>
          <mrow>
            <mrow>
              <mn>1</mn>
              <mo stretchy="false">+</mo>
              <mi>x</mi>
            </mrow>
          </mrow>
          <mo fence="true" stretchy="false">)</mo>
        </mrow>
        <mo stretchy="false">=</mo>
        <mrow>
          <munder>
            <mo stretchy="false">∑</mo>
            <mrow>
              <mi>k</mi>
              <mo stretchy="false">=</mo>
              <mn>0</mn>
            </mrow>
          </munder>
          <mrow>
            <mfrac>
              <msub>
                <mi>B</mi>
                <mi>k</mi>
              </msub>
              <mrow>
                <mi>k</mi>
                <mi>!</mi>
              </mrow>
            </mfrac>
            <mrow>
              <mi>x</mi>
              <mo stretchy="false">⋅</mo>
              <msup>
                <mi>log</mi>
                <mrow>
                  <mi>k</mi>
                  <mo stretchy="false">+</mo>
                  <mi>a</mi>
                  <mo stretchy="false">−</mo>
                  <mn>1</mn>
                </mrow>
              </msup>
            </mrow>
            <mrow>
              <mo fence="true" stretchy="false">(</mo>
              <mrow>
                <mrow>
                  <mn>1</mn>
                  <mo stretchy="false">+</mo>
                  <mi>x</mi>
                </mrow>
              </mrow>
              <mo fence="true" stretchy="false">)</mo>
            </mrow>
          </mrow>
        </mrow>
      </mrow>
    </mrow>
    <annotation encoding="StarMath 5.0">log^a(1+x) =  sum from k = 0 {{B_k over{k!}} x cdot log^{ k+a-1}(1+x)}</annotation>
  </semantics>
</math>
</file>

<file path=Object 834/content.xml><?xml version="1.0" encoding="utf-8"?>
<math xmlns="http://www.w3.org/1998/Math/MathML" display="block">
  <semantics>
    <mrow>
      <mi>log</mi>
      <mrow>
        <mrow>
          <mo fence="true" stretchy="false">(</mo>
          <mrow>
            <mrow>
              <mn>1</mn>
              <mo stretchy="false">+</mo>
              <mi>x</mi>
            </mrow>
          </mrow>
          <mo fence="true" stretchy="false">)</mo>
        </mrow>
        <mo stretchy="false">=</mo>
        <mrow>
          <mfrac>
            <mi>x</mi>
            <mrow>
              <mn>1</mn>
              <mo stretchy="false">+</mo>
              <mi>x</mi>
            </mrow>
          </mfrac>
          <mo stretchy="false">+</mo>
          <mrow>
            <mrow>
              <munder>
                <mo stretchy="false">∑</mo>
                <mrow>
                  <mi>k</mi>
                  <mo stretchy="false">=</mo>
                  <mn>2</mn>
                </mrow>
              </munder>
              <mfrac>
                <msup>
                  <mrow>
                    <mo fence="true" stretchy="false">(</mo>
                    <mrow>
                      <mrow>
                        <mo stretchy="false">−</mo>
                        <mn>1</mn>
                      </mrow>
                    </mrow>
                    <mo fence="true" stretchy="false">)</mo>
                  </mrow>
                  <mi>k</mi>
                </msup>
                <mrow>
                  <mi>k</mi>
                  <mrow>
                    <mo fence="true" stretchy="false">(</mo>
                    <mrow>
                      <mrow>
                        <mi>k</mi>
                        <mo stretchy="false">−</mo>
                        <mn>1</mn>
                      </mrow>
                    </mrow>
                    <mo fence="true" stretchy="false">)</mo>
                  </mrow>
                </mrow>
              </mfrac>
            </mrow>
            <mo stretchy="false">⋅</mo>
            <mfrac>
              <msup>
                <mi>x</mi>
                <mi>k</mi>
              </msup>
              <mrow>
                <mn>1</mn>
                <mo stretchy="false">+</mo>
                <mi>x</mi>
              </mrow>
            </mfrac>
          </mrow>
        </mrow>
      </mrow>
    </mrow>
    <annotation encoding="StarMath 5.0">log (1+x) = x over {1+x}+sum from k = 2 {(-1)^k over {k(k-1)}} cdot {x^k over { 1+x }}</annotation>
  </semantics>
</math>
</file>

<file path=Object 835/content.xml><?xml version="1.0" encoding="utf-8"?>
<math xmlns="http://www.w3.org/1998/Math/MathML" display="block">
  <semantics>
    <mrow>
      <mi>log</mi>
      <mrow>
        <mrow>
          <mo fence="true" stretchy="false">(</mo>
          <mrow>
            <mrow>
              <mn>1</mn>
              <mo stretchy="false">+</mo>
              <mi>x</mi>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up>
            <mi>x</mi>
            <mi>k</mi>
          </msup>
          <mo stretchy="false">⋅</mo>
          <mrow>
            <mo fence="true" stretchy="false">(</mo>
            <mrow>
              <mrow>
                <mn>1</mn>
                <mo stretchy="false">+</mo>
                <mi>x</mi>
              </mrow>
            </mrow>
            <mo fence="true" stretchy="false">)</mo>
          </mrow>
        </mrow>
      </mrow>
    </mrow>
    <annotation encoding="StarMath 5.0">log (1+x) = sum from k = 1 {(-1)^{k+1}} cdot H_k cdot x^k cdot ( 1+x )</annotation>
  </semantics>
</math>
</file>

<file path=Object 836/content.xml><?xml version="1.0" encoding="utf-8"?>
<math xmlns="http://www.w3.org/1998/Math/MathML" display="block">
  <semantics>
    <mrow>
      <mi>log</mi>
      <mrow>
        <mrow>
          <mo fence="true" stretchy="false">(</mo>
          <mrow>
            <mrow>
              <mn>1</mn>
              <mo stretchy="false">+</mo>
              <mi>x</mi>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up>
            <mi>x</mi>
            <mi>k</mi>
          </msup>
          <mo stretchy="false">⋅</mo>
          <mrow>
            <mo fence="true" stretchy="false">(</mo>
            <mrow>
              <mrow>
                <mn>1</mn>
                <mo stretchy="false">+</mo>
                <mi>x</mi>
              </mrow>
            </mrow>
            <mo fence="true" stretchy="false">)</mo>
          </mrow>
        </mrow>
      </mrow>
    </mrow>
    <annotation encoding="StarMath 5.0">log (1+x) = sum from k = 1 {(-1)^{k+1}} cdot H_k cdot x^k cdot ( 1+x )</annotation>
  </semantics>
</math>
</file>

<file path=Object 837/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tyle mathvariant="bold">
            <msup>
              <mi>x</mi>
              <mi>k</mi>
            </msup>
          </mstyle>
          <mo stretchy="false">⋅</mo>
          <mrow>
            <mo fence="true" stretchy="false">(</mo>
            <mrow>
              <mrow>
                <mn>1</mn>
                <mo stretchy="false">+</mo>
                <mstyle mathvariant="bold">
                  <mi>x</mi>
                </mstyle>
              </mrow>
            </mrow>
            <mo fence="true" stretchy="false">)</mo>
          </mrow>
        </mrow>
      </mrow>
    </mrow>
    <annotation encoding="StarMath 5.0">log (1+bold{x}) = sum from k = 1 {(-1)^{k+1}} cdot H_k cdot bold{x}^k cdot ( 1+bold{x} )</annotation>
  </semantics>
</math>
</file>

<file path=Object 83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tyle mathvariant="bold">
              <msup>
                <mi>x</mi>
                <mi>k</mi>
              </msup>
            </mstyle>
          </mrow>
          <mo stretchy="false">+</mo>
          <mstyle mathvariant="bold">
            <msup>
              <mi>x</mi>
              <mrow>
                <mi>k</mi>
                <mo stretchy="false">+</mo>
                <mn>1</mn>
              </mrow>
            </msup>
          </mstyle>
        </mrow>
      </mrow>
    </mrow>
    <annotation encoding="StarMath 5.0">log (1+bold{x}) = sum from k = 1 {(-1)^{k+1}} cdot H_k cdot bold{x}^k +bold{x}^{k+1}</annotation>
  </semantics>
</math>
</file>

<file path=Object 839/content.xml><?xml version="1.0" encoding="utf-8"?>
<math xmlns="http://www.w3.org/1998/Math/MathML" display="block">
  <semantics>
    <mrow>
      <mtext/>
      <mrow>
        <mo stretchy="false">∫</mo>
        <mtext/>
      </mrow>
    </mrow>
    <annotation encoding="StarMath 5.0">""int""</annotation>
  </semantics>
</math>
</file>

<file path=Object 8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840/content.xml><?xml version="1.0" encoding="utf-8"?>
<math xmlns="http://www.w3.org/1998/Math/MathML" display="block">
  <semantics>
    <mrow>
      <mtext/>
      <mrow>
        <mo stretchy="false">∑</mo>
        <mtext/>
      </mrow>
    </mrow>
    <annotation encoding="StarMath 5.0">""sum""</annotation>
  </semantics>
</math>
</file>

<file path=Object 841/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underover>
              <mo stretchy="false">∑</mo>
              <mrow>
                <mi>u</mi>
                <mo stretchy="false">=</mo>
                <mn>1</mn>
              </mrow>
              <mrow>
                <mi>x</mi>
                <mo stretchy="false">−</mo>
                <mi>t</mi>
              </mrow>
            </munderover>
            <msub>
              <mo stretchy="false">∇</mo>
              <mi>t</mi>
            </msub>
          </mrow>
        </mrow>
      </mrow>
      <mrow>
        <mstyle mathvariant="bold">
          <msup>
            <mi>t</mi>
            <mi>k</mi>
          </msup>
        </mstyle>
        <mo stretchy="false">⋅</mo>
        <msub>
          <mo stretchy="false">∇</mo>
          <mi>u</mi>
        </msub>
      </mrow>
      <mrow>
        <mo fence="true" stretchy="false">(</mo>
        <mrow>
          <mrow>
            <mn>1</mn>
            <mo stretchy="false">+</mo>
            <mstyle mathvariant="bold">
              <mi>u</mi>
            </mstyle>
          </mrow>
        </mrow>
        <mo fence="true" stretchy="false">)</mo>
      </mrow>
    </mrow>
    <annotation encoding="StarMath 5.0">sum from k = 0 to infinity (-1)^{k+1} cdot H_k cdot sum from t = 0 to x sum from u = 1 to {x-t} nabla_t bold{t}^{k} cdot nabla_u (1+bold{u})</annotation>
  </semantics>
</math>
</file>

<file path=Object 842/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1</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i>k</mi>
          </msup>
        </mstyle>
        <mo stretchy="false">⋅</mo>
        <msub>
          <mo stretchy="false">∇</mo>
          <mi>u</mi>
        </msub>
      </mrow>
      <mrow>
        <mo fence="true" stretchy="false">(</mo>
        <mrow>
          <mrow>
            <mn>1</mn>
            <mo stretchy="false">+</mo>
            <mstyle mathvariant="bold">
              <mi>u</mi>
            </mstyle>
          </mrow>
        </mrow>
        <mo fence="true" stretchy="false">)</mo>
      </mrow>
    </mrow>
    <annotation encoding="StarMath 5.0">sum from k = 0 to infinity (-1)^{k+1} cdot H_k cdot sum from t = 1 to x sum from u = 2 to lfloor{x over t}rfloor nabla_t bold{t}^k cdot nabla_u (1+bold{u})</annotation>
  </semantics>
</math>
</file>

<file path=Object 843/content.xml><?xml version="1.0" encoding="utf-8"?>
<math xmlns="http://www.w3.org/1998/Math/MathML" display="block">
  <semantics>
    <mrow>
      <mtext/>
      <mrow>
        <mo stretchy="false">∫</mo>
        <mtext/>
      </mrow>
    </mrow>
    <annotation encoding="StarMath 5.0">""int""</annotation>
  </semantics>
</math>
</file>

<file path=Object 844/content.xml><?xml version="1.0" encoding="utf-8"?>
<math xmlns="http://www.w3.org/1998/Math/MathML" display="block">
  <semantics>
    <mrow>
      <mtext/>
      <mrow>
        <mo stretchy="false">∑</mo>
        <mtext/>
      </mrow>
    </mrow>
    <annotation encoding="StarMath 5.0">""sum""</annotation>
  </semantics>
</math>
</file>

<file path=Object 845/content.xml><?xml version="1.0" encoding="utf-8"?>
<math xmlns="http://www.w3.org/1998/Math/MathML" display="block">
  <semantics>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underover>
            <mo stretchy="false">∑</mo>
            <mrow>
              <mi>u</mi>
              <mo stretchy="false">=</mo>
              <mn>1</mn>
            </mrow>
            <mrow>
              <mi>x</mi>
              <mo stretchy="false">−</mo>
              <mi>t</mi>
            </mrow>
          </munderover>
          <mrow>
            <mo fence="true" stretchy="false">(</mo>
            <mrow>
              <mtable>
                <mtr>
                  <mtd>
                    <mrow>
                      <mi>t</mi>
                      <mo stretchy="false">−</mo>
                      <mn>1</mn>
                    </mrow>
                  </mtd>
                </mtr>
                <mtr>
                  <mtd>
                    <mrow>
                      <mi>k</mi>
                      <mo stretchy="false">−</mo>
                      <mn>1</mn>
                    </mrow>
                  </mtd>
                </mtr>
              </mtable>
            </mrow>
            <mo fence="true" stretchy="false">)</mo>
          </mrow>
        </mrow>
      </mrow>
      <mo stretchy="false">⋅</mo>
      <mi>u</mi>
    </mrow>
    <annotation encoding="StarMath 5.0">sum from k = 0 to infinity (-1)^{k+1} cdot H_k cdot sum from t = 0 to x sum from u = 1 to {x-t} (binom{t-1}{k-1}) cdot u</annotation>
  </semantics>
</math>
</file>

<file path=Object 846/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2</mn>
            </mrow>
            <mi>x</mi>
          </munderover>
          <mrow>
            <munderover>
              <mo stretchy="false">∑</mo>
              <mrow>
                <mi>u</mi>
                <mo stretchy="false">=</mo>
                <mn>1</mn>
              </mrow>
              <mrow>
                <mo fence="true" stretchy="false">⌊</mo>
                <mrow>
                  <mfrac>
                    <mi>x</mi>
                    <mi>t</mi>
                  </mfrac>
                </mrow>
                <mo fence="true" stretchy="false">⌋</mo>
              </mrow>
            </munderover>
            <msub>
              <mi>d</mi>
              <mi>k</mi>
            </msub>
          </mrow>
        </mrow>
      </mrow>
      <mi>'</mi>
      <mrow>
        <mo fence="true" stretchy="false">(</mo>
        <mrow>
          <mi>t</mi>
        </mrow>
        <mo fence="true" stretchy="false">)</mo>
      </mrow>
    </mrow>
    <annotation encoding="StarMath 5.0">sum from k = 0 to infinity (-1)^{k+1} cdot H_k cdot sum from t = 2 to x sum from u = 1 to lfloor{x over t}rfloor d_k'(t)</annotation>
  </semantics>
</math>
</file>

<file path=Object 847/content.xml><?xml version="1.0" encoding="utf-8"?>
<math xmlns="http://www.w3.org/1998/Math/MathML" display="block">
  <semantics>
    <mrow>
      <mtext/>
      <mrow>
        <mo stretchy="false">∫</mo>
        <mtext/>
      </mrow>
    </mrow>
    <annotation encoding="StarMath 5.0">""int""</annotation>
  </semantics>
</math>
</file>

<file path=Object 848/content.xml><?xml version="1.0" encoding="utf-8"?>
<math xmlns="http://www.w3.org/1998/Math/MathML" display="block">
  <semantics>
    <mrow>
      <mtext/>
      <mrow>
        <mo stretchy="false">∑</mo>
        <mtext/>
      </mrow>
    </mrow>
    <annotation encoding="StarMath 5.0">""sum""</annotation>
  </semantics>
</math>
</file>

<file path=Object 849/content.xml><?xml version="1.0" encoding="utf-8"?>
<math xmlns="http://www.w3.org/1998/Math/MathML" display="block">
  <semantics>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o fence="true" stretchy="false">(</mo>
          <mrow>
            <mtable>
              <mtr>
                <mtd>
                  <mrow>
                    <mi>t</mi>
                    <mo stretchy="false">−</mo>
                    <mn>1</mn>
                  </mrow>
                </mtd>
              </mtr>
              <mtr>
                <mtd>
                  <mrow>
                    <mi>k</mi>
                    <mo stretchy="false">−</mo>
                    <mn>1</mn>
                  </mrow>
                </mtd>
              </mtr>
            </mtable>
          </mrow>
          <mo fence="true" stretchy="false">)</mo>
        </mrow>
      </mrow>
      <mo stretchy="false">⋅</mo>
      <mrow>
        <mo fence="true" stretchy="false">(</mo>
        <mrow>
          <mtable>
            <mtr>
              <mtd>
                <mrow>
                  <mi>t</mi>
                  <mo stretchy="false">−</mo>
                  <mi>x</mi>
                </mrow>
              </mtd>
            </mtr>
            <mtr>
              <mtd>
                <mn>2</mn>
              </mtd>
            </mtr>
          </mtable>
        </mrow>
        <mo fence="true" stretchy="false">)</mo>
      </mrow>
    </mrow>
    <annotation encoding="StarMath 5.0">sum from k = 0 to infinity (-1)^{k+1} cdot H_k cdot sum from t = 0 to x (binom{t-1}{k-1}) cdot ( binom{t-x}{2} )</annotation>
  </semantics>
</math>
</file>

<file path=Object 85/content.xml><?xml version="1.0" encoding="utf-8"?>
<math xmlns="http://www.w3.org/1998/Math/MathML" display="block">
  <semantics>
    <mrow>
      <mi>t</mi>
      <mo stretchy="false">&gt;</mo>
      <mn>0</mn>
    </mrow>
    <annotation encoding="StarMath 5.0">t&gt;0</annotation>
  </semantics>
</math>
</file>

<file path=Object 850/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2</mn>
            </mrow>
            <mi>x</mi>
          </munderover>
          <mrow>
            <mo fence="true" stretchy="false">⌊</mo>
            <mrow>
              <mfrac>
                <mi>x</mi>
                <mi>t</mi>
              </mfrac>
            </mrow>
            <mo fence="true" stretchy="false">⌋</mo>
          </mrow>
        </mrow>
        <mo stretchy="false">⋅</mo>
        <msub>
          <mi>d</mi>
          <mi>k</mi>
        </msub>
      </mrow>
      <mi>'</mi>
      <mrow>
        <mo fence="true" stretchy="false">(</mo>
        <mrow>
          <mi>t</mi>
        </mrow>
        <mo fence="true" stretchy="false">)</mo>
      </mrow>
    </mrow>
    <annotation encoding="StarMath 5.0">sum from k = 0 to infinity (-1)^{k+1} cdot H_k cdot sum from t = 2 to x lfloor x over t rfloor cdot d_k'(t)</annotation>
  </semantics>
</math>
</file>

<file path=Object 851/content.xml><?xml version="1.0" encoding="utf-8"?>
<math xmlns="http://www.w3.org/1998/Math/MathML" display="block">
  <semantics>
    <mrow>
      <mtext/>
      <mrow>
        <mo stretchy="false">∫</mo>
        <mtext/>
      </mrow>
    </mrow>
    <annotation encoding="StarMath 5.0">""int""</annotation>
  </semantics>
</math>
</file>

<file path=Object 852/content.xml><?xml version="1.0" encoding="utf-8"?>
<math xmlns="http://www.w3.org/1998/Math/MathML" display="block">
  <semantics>
    <mrow>
      <mtext/>
      <mrow>
        <mo stretchy="false">∑</mo>
        <mtext/>
      </mrow>
    </mrow>
    <annotation encoding="StarMath 5.0">""sum""</annotation>
  </semantics>
</math>
</file>

<file path=Object 853/content.xml><?xml version="1.0" encoding="utf-8"?>
<math xmlns="http://www.w3.org/1998/Math/MathML" display="block">
  <semantics>
    <mrow>
      <msub>
        <mi>H</mi>
        <mi>x</mi>
      </msub>
      <mo stretchy="false">=</mo>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o fence="true" stretchy="false">(</mo>
          <mrow>
            <mrow>
              <mrow>
                <mo fence="true" stretchy="false">(</mo>
                <mrow>
                  <mtable>
                    <mtr>
                      <mtd>
                        <mi>x</mi>
                      </mtd>
                    </mtr>
                    <mtr>
                      <mtd>
                        <mi>k</mi>
                      </mtd>
                    </mtr>
                  </mtable>
                </mrow>
                <mo fence="true" stretchy="false">)</mo>
              </mrow>
              <mo stretchy="false">+</mo>
              <mrow>
                <mo fence="true" stretchy="false">(</mo>
                <mrow>
                  <mtable>
                    <mtr>
                      <mtd>
                        <mi>x</mi>
                      </mtd>
                    </mtr>
                    <mtr>
                      <mtd>
                        <mrow>
                          <mi>k</mi>
                          <mo stretchy="false">+</mo>
                          <mn>1</mn>
                        </mrow>
                      </mtd>
                    </mtr>
                  </mtable>
                </mrow>
                <mo fence="true" stretchy="false">)</mo>
              </mrow>
            </mrow>
          </mrow>
          <mo fence="true" stretchy="false">)</mo>
        </mrow>
      </mrow>
    </mrow>
    <annotation encoding="StarMath 5.0">H_x = sum from k = 0 to infinity (-1)^{k+1} cdot H_k cdot ((binom{x}{k})+(binom{x}{k+1}))</annotation>
  </semantics>
</math>
</file>

<file path=Object 854/content.xml><?xml version="1.0" encoding="utf-8"?>
<math xmlns="http://www.w3.org/1998/Math/MathML" display="block">
  <semantics>
    <mrow>
      <mi mathvariant="normal">Π</mi>
      <mrow>
        <mrow>
          <mo fence="true" stretchy="false">(</mo>
          <mrow>
            <mi>x</mi>
          </mrow>
          <mo fence="true" stretchy="false">)</mo>
        </mrow>
        <mo stretchy="false">=</mo>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o fence="true" stretchy="false">(</mo>
            <mrow>
              <mrow>
                <msub>
                  <mi>D</mi>
                  <mi>k</mi>
                </msub>
                <mi>'</mi>
                <mrow>
                  <mrow>
                    <mo fence="true" stretchy="false">(</mo>
                    <mrow>
                      <mi>x</mi>
                    </mrow>
                    <mo fence="true" stretchy="false">)</mo>
                  </mrow>
                  <mo stretchy="false">+</mo>
                  <msub>
                    <mi>D</mi>
                    <mrow>
                      <mi>k</mi>
                      <mo stretchy="false">+</mo>
                      <mn>1</mn>
                    </mrow>
                  </msub>
                </mrow>
                <mi>'</mi>
                <mrow>
                  <mo fence="true" stretchy="false">(</mo>
                  <mrow>
                    <mi>x</mi>
                  </mrow>
                  <mo fence="true" stretchy="false">)</mo>
                </mrow>
              </mrow>
            </mrow>
            <mo fence="true" stretchy="false">)</mo>
          </mrow>
        </mrow>
      </mrow>
    </mrow>
    <annotation encoding="StarMath 5.0">%PI(x) = sum from k = 0 to infinity (-1)^{k+1} cdot H_k cdot (D_{k}'(x)+D_{k+1}'(x))</annotation>
  </semantics>
</math>
</file>

<file path=Object 855/content.xml><?xml version="1.0" encoding="utf-8"?>
<math xmlns="http://www.w3.org/1998/Math/MathML" display="block">
  <semantics>
    <mstyle mathvariant="bold">
      <msup>
        <mi>x</mi>
        <mi>z</mi>
      </msup>
    </mstyle>
    <annotation encoding="StarMath 5.0">bold{x}^z</annotation>
  </semantics>
</math>
</file>

<file path=Object 856/content.xml><?xml version="1.0" encoding="utf-8"?>
<math xmlns="http://www.w3.org/1998/Math/MathML" display="block">
  <semantics>
    <mrow>
      <mfrac>
        <mrow>
          <mn>1</mn>
          <mo stretchy="false">+</mo>
          <mstyle mathvariant="bold">
            <mi>x</mi>
          </mstyle>
        </mrow>
        <mrow>
          <mn>1</mn>
          <mo stretchy="false">+</mo>
          <mstyle mathvariant="bold">
            <mi>y</mi>
          </mstyle>
        </mrow>
      </mfrac>
      <mo stretchy="false">=</mo>
      <mtext/>
    </mrow>
    <annotation encoding="StarMath 5.0">{1+bold{ x }} over {1+bold{ y }} = ""</annotation>
  </semantics>
</math>
</file>

<file path=Object 857/content.xml><?xml version="1.0" encoding="utf-8"?>
<math xmlns="http://www.w3.org/1998/Math/MathML" display="block">
  <semantics>
    <mrow>
      <msup>
        <mrow>
          <mo fence="true" stretchy="false">(</mo>
          <mrow>
            <mfrac>
              <mrow>
                <mn>1</mn>
                <mo stretchy="false">+</mo>
                <mstyle mathvariant="bold">
                  <mi>x</mi>
                </mstyle>
              </mrow>
              <mrow>
                <mn>1</mn>
                <mo stretchy="false">+</mo>
                <mstyle mathvariant="bold">
                  <mi>y</mi>
                </mstyle>
              </mrow>
            </mfrac>
          </mrow>
          <mo fence="true" stretchy="false">)</mo>
        </mrow>
        <mi>z</mi>
      </msup>
      <mo stretchy="false">=</mo>
      <mtext/>
    </mrow>
    <annotation encoding="StarMath 5.0">({1+bold{ x }} over {1+bold{ y }})^z = ""</annotation>
  </semantics>
</math>
</file>

<file path=Object 858/content.xml><?xml version="1.0" encoding="utf-8"?>
<math xmlns="http://www.w3.org/1998/Math/MathML" display="block">
  <semantics>
    <mrow>
      <mrow>
        <munder>
          <mi>lim</mi>
          <mrow>
            <mi>z</mi>
            <mo stretchy="false">→</mo>
            <mn>0</mn>
          </mrow>
        </munder>
        <mrow/>
      </mrow>
      <mfrac>
        <mo stretchy="false">∂</mo>
        <mrow>
          <mo stretchy="false">∂</mo>
          <mi>z</mi>
        </mrow>
      </mfrac>
      <mrow>
        <msup>
          <mrow>
            <mo fence="true" stretchy="false">(</mo>
            <mrow>
              <mfrac>
                <mrow>
                  <mn>1</mn>
                  <mo stretchy="false">+</mo>
                  <mstyle mathvariant="bold">
                    <mi>x</mi>
                  </mstyle>
                </mrow>
                <mrow>
                  <mn>1</mn>
                  <mo stretchy="false">+</mo>
                  <mstyle mathvariant="bold">
                    <mi>y</mi>
                  </mstyle>
                </mrow>
              </mfrac>
            </mrow>
            <mo fence="true" stretchy="false">)</mo>
          </mrow>
          <mi>z</mi>
        </msup>
        <mo stretchy="false">=</mo>
        <mi>log</mi>
      </mrow>
      <mrow>
        <mfrac>
          <mrow>
            <mn>1</mn>
            <mo stretchy="false">+</mo>
            <mstyle mathvariant="bold">
              <mi>x</mi>
            </mstyle>
          </mrow>
          <mrow>
            <mn>1</mn>
            <mo stretchy="false">+</mo>
            <mstyle mathvariant="bold">
              <mi>y</mi>
            </mstyle>
          </mrow>
        </mfrac>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im from { z rightarrow 0 }{ } { partial over {partial z} } ( {1+bold{x}}over{1 + bold{y}} )^z = log { {1+ bold{x}}over{1+bold{y}} } = log( 1+bold{x} )-log( 1+bold{y} )</annotation>
  </semantics>
</math>
</file>

<file path=Object 859/content.xml><?xml version="1.0" encoding="utf-8"?>
<math xmlns="http://www.w3.org/1998/Math/MathML" display="block">
  <semantics>
    <mrow>
      <mstyle mathvariant="bold">
        <mi>x</mi>
      </mstyle>
      <mrow>
        <mi>!</mi>
        <mo stretchy="false">=</mo>
        <mtext/>
      </mrow>
    </mrow>
    <annotation encoding="StarMath 5.0">bold{x}! = ""</annotation>
  </semantics>
</math>
</file>

<file path=Object 86/content.xml><?xml version="1.0" encoding="utf-8"?>
<math xmlns="http://www.w3.org/1998/Math/MathML" display="block">
  <semantics>
    <mrow>
      <mi>u</mi>
      <mo stretchy="false">&gt;</mo>
      <mn>0</mn>
    </mrow>
    <annotation encoding="StarMath 5.0">u&gt;0</annotation>
  </semantics>
</math>
</file>

<file path=Object 860/content.xml><?xml version="1.0" encoding="utf-8"?>
<math xmlns="http://www.w3.org/1998/Math/MathML" display="block">
  <semantics>
    <mrow>
      <mrow>
        <mo fence="true" stretchy="false">(</mo>
        <mrow>
          <mrow>
            <mn>1</mn>
            <mo stretchy="false">+</mo>
            <mstyle mathvariant="bold">
              <mi>x</mi>
            </mstyle>
          </mrow>
        </mrow>
        <mo fence="true" stretchy="false">)</mo>
      </mrow>
      <mrow>
        <mi>!</mi>
        <mo stretchy="false">=</mo>
        <mtext/>
      </mrow>
    </mrow>
    <annotation encoding="StarMath 5.0">(1+bold{x})! = ""</annotation>
  </semantics>
</math>
</file>

<file path=Object 861/content.xml><?xml version="1.0" encoding="utf-8"?>
<math xmlns="http://www.w3.org/1998/Math/MathML" display="block">
  <semantics>
    <mrow>
      <mtext/>
      <mrow>
        <mo stretchy="false">∫</mo>
        <mtext/>
      </mrow>
    </mrow>
    <annotation encoding="StarMath 5.0">""int""</annotation>
  </semantics>
</math>
</file>

<file path=Object 862/content.xml><?xml version="1.0" encoding="utf-8"?>
<math xmlns="http://www.w3.org/1998/Math/MathML" display="block">
  <semantics>
    <mrow>
      <mtext/>
      <mrow>
        <mo stretchy="false">∑</mo>
        <mtext/>
      </mrow>
    </mrow>
    <annotation encoding="StarMath 5.0">""sum""</annotation>
  </semantics>
</math>
</file>

<file path=Object 863/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row>
          <mo fence="true" stretchy="false">(</mo>
          <mrow>
            <mrow>
              <mn>1</mn>
              <mo stretchy="false">+</mo>
              <mstyle mathvariant="bold">
                <mi>t</mi>
              </mstyle>
            </mrow>
          </mrow>
          <mo fence="true" stretchy="false">)</mo>
        </mrow>
        <mo stretchy="false">⋅</mo>
        <msub>
          <mo stretchy="false">∇</mo>
          <mi>u</mi>
        </msub>
      </mrow>
      <msup>
        <mrow>
          <mo fence="true" stretchy="false">(</mo>
          <mrow>
            <mrow>
              <mn>1</mn>
              <mo stretchy="false">+</mo>
              <mstyle mathvariant="bold">
                <mi>u</mi>
              </mstyle>
            </mrow>
          </mrow>
          <mo fence="true" stretchy="false">)</mo>
        </mrow>
        <mrow>
          <mo stretchy="false">−</mo>
          <mn>1</mn>
        </mrow>
      </msup>
    </mrow>
    <annotation encoding="StarMath 5.0">sum from t = 0 to x sum from u = 0 to lfloor y(1-t over x) rfloor nabla_t( 1+bold{t} ) cdot nabla_u ( 1+bold{u} )^-1</annotation>
  </semantics>
</math>
</file>

<file path=Object 864/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row>
          <mo fence="true" stretchy="false">(</mo>
          <mrow>
            <mrow>
              <mn>1</mn>
              <mo stretchy="false">+</mo>
              <mstyle mathvariant="bold">
                <mi>t</mi>
              </mstyle>
            </mrow>
          </mrow>
          <mo fence="true" stretchy="false">)</mo>
        </mrow>
        <mo stretchy="false">⋅</mo>
        <msub>
          <mo stretchy="false">∇</mo>
          <mi>u</mi>
        </msub>
      </mrow>
      <msup>
        <mrow>
          <mo fence="true" stretchy="false">(</mo>
          <mrow>
            <mrow>
              <mn>1</mn>
              <mo stretchy="false">+</mo>
              <mstyle mathvariant="bold">
                <mi>u</mi>
              </mstyle>
            </mrow>
          </mrow>
          <mo fence="true" stretchy="false">)</mo>
        </mrow>
        <mrow>
          <mo stretchy="false">−</mo>
          <mn>1</mn>
        </mrow>
      </msup>
    </mrow>
    <annotation encoding="StarMath 5.0">sum from t = 0 to x sum from u = 0 to lfloor y(1-t over x) rfloor nabla_t( 1+bold{t} ) cdot nabla_u ( 1+bold{u} )^-1</annotation>
  </semantics>
</math>
</file>

<file path=Object 865/content.xml><?xml version="1.0" encoding="utf-8"?>
<math xmlns="http://www.w3.org/1998/Math/MathML" display="block">
  <semantics>
    <mrow>
      <mrow>
        <mn>1</mn>
        <mo stretchy="false">+</mo>
        <mrow>
          <munderover>
            <mo stretchy="false">∫</mo>
            <mn>0</mn>
            <mi>x</mi>
          </munderover>
          <mfrac>
            <mo stretchy="false">∂</mo>
            <mrow>
              <mo stretchy="false">∂</mo>
              <mi>t</mi>
            </mrow>
          </mfrac>
        </mrow>
      </mrow>
      <mrow>
        <mo fence="true" stretchy="false">(</mo>
        <mrow>
          <mrow>
            <mn>1</mn>
            <mo stretchy="false">+</mo>
            <mstyle mathvariant="bold">
              <mi>t</mi>
            </mstyle>
          </mrow>
        </mrow>
        <mo fence="true" stretchy="false">)</mo>
      </mrow>
      <mrow>
        <mi mathvariant="italic">dt</mi>
        <mo stretchy="false">+</mo>
        <mrow>
          <munderover>
            <mo stretchy="false">∫</mo>
            <mn>0</mn>
            <mi>y</mi>
          </munderover>
          <mfrac>
            <mo stretchy="false">∂</mo>
            <mrow>
              <mo stretchy="false">∂</mo>
              <mi>u</mi>
            </mrow>
          </mfrac>
        </mrow>
      </mrow>
      <msup>
        <mrow>
          <mo fence="true" stretchy="false">(</mo>
          <mrow>
            <mrow>
              <mn>1</mn>
              <mo stretchy="false">+</mo>
              <mstyle mathvariant="bold">
                <mi>u</mi>
              </mstyle>
            </mrow>
          </mrow>
          <mo fence="true" stretchy="false">)</mo>
        </mrow>
        <mrow>
          <mo stretchy="false">−</mo>
          <mn>1</mn>
        </mrow>
      </msup>
      <mrow>
        <mi mathvariant="italic">du</mi>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frac>
              <mo stretchy="false">∂</mo>
              <mrow>
                <mo stretchy="false">∂</mo>
                <mi>t</mi>
              </mrow>
            </mfrac>
          </mrow>
        </mrow>
      </mrow>
      <mrow>
        <mrow>
          <mo fence="true" stretchy="false">(</mo>
          <mrow>
            <mrow>
              <mn>1</mn>
              <mo stretchy="false">+</mo>
              <mstyle mathvariant="bold">
                <mi>t</mi>
              </mstyle>
            </mrow>
          </mrow>
          <mo fence="true" stretchy="false">)</mo>
        </mrow>
        <mo stretchy="false">⋅</mo>
        <mfrac>
          <mo stretchy="false">∂</mo>
          <mrow>
            <mo stretchy="false">∂</mo>
            <mi>u</mi>
          </mrow>
        </mfrac>
      </mrow>
      <msup>
        <mrow>
          <mo fence="true" stretchy="false">(</mo>
          <mrow>
            <mrow>
              <mn>1</mn>
              <mo stretchy="false">+</mo>
              <mstyle mathvariant="bold">
                <mi>u</mi>
              </mstyle>
            </mrow>
          </mrow>
          <mo fence="true" stretchy="false">)</mo>
        </mrow>
        <mrow>
          <mo stretchy="false">−</mo>
          <mn>1</mn>
        </mrow>
      </msup>
      <mi mathvariant="italic">du</mi>
      <mi mathvariant="italic">dt</mi>
    </mrow>
    <annotation encoding="StarMath 5.0">1 + 

int from 0 to x {partial over {partial t}}( 1+bold{t} ) dt+

int from 0 to y {partial over {partial u}} ( 1+bold{u} )^-1 du+

int from 0 to x sum from 0 to {y(1-t over x)} {partial over {partial t}}( 1+bold{t} ) cdot {partial over {partial u}} ( 1+bold{u} )^-1 du dt</annotation>
  </semantics>
</math>
</file>

<file path=Object 866/content.xml><?xml version="1.0" encoding="utf-8"?>
<math xmlns="http://www.w3.org/1998/Math/MathML" display="block">
  <semantics>
    <mrow>
      <mrow>
        <mn>1</mn>
        <mo stretchy="false">+</mo>
        <mrow>
          <munderover>
            <mo stretchy="false">∫</mo>
            <mn>1</mn>
            <mi>x</mi>
          </munderover>
          <mfrac>
            <mo stretchy="false">∂</mo>
            <mrow>
              <mo stretchy="false">∂</mo>
              <mi>t</mi>
            </mrow>
          </mfrac>
        </mrow>
      </mrow>
      <mrow>
        <mo fence="true" stretchy="false">(</mo>
        <mrow>
          <mrow>
            <mn>1</mn>
            <mo stretchy="false">+</mo>
            <mstyle mathvariant="bold">
              <mi>t</mi>
            </mstyle>
          </mrow>
        </mrow>
        <mo fence="true" stretchy="false">)</mo>
      </mrow>
      <mrow>
        <mi mathvariant="italic">dt</mi>
        <mo stretchy="false">+</mo>
        <mrow>
          <munderover>
            <mo stretchy="false">∫</mo>
            <mn>1</mn>
            <mi>y</mi>
          </munderover>
          <mfrac>
            <mo stretchy="false">∂</mo>
            <mrow>
              <mo stretchy="false">∂</mo>
              <mi>u</mi>
            </mrow>
          </mfrac>
        </mrow>
      </mrow>
      <msup>
        <mrow>
          <mo fence="true" stretchy="false">(</mo>
          <mrow>
            <mrow>
              <mn>1</mn>
              <mo stretchy="false">+</mo>
              <mstyle mathvariant="bold">
                <mi>u</mi>
              </mstyle>
            </mrow>
          </mrow>
          <mo fence="true" stretchy="false">)</mo>
        </mrow>
        <mrow>
          <mo stretchy="false">−</mo>
          <mn>1</mn>
        </mrow>
      </msup>
      <mrow>
        <mi mathvariant="italic">du</mi>
        <mo stretchy="false">+</mo>
        <mrow>
          <munderover>
            <mo stretchy="false">∫</mo>
            <mn>1</mn>
            <mi>x</mi>
          </munderover>
          <mrow>
            <munderover>
              <mo stretchy="false">∑</mo>
              <mn>1</mn>
              <msup>
                <mi>y</mi>
                <mrow>
                  <mn>1</mn>
                  <mo stretchy="false">−</mo>
                  <mfrac>
                    <mrow>
                      <mi>log</mi>
                      <mi>t</mi>
                    </mrow>
                    <mrow>
                      <mi>log</mi>
                      <mi>x</mi>
                    </mrow>
                  </mfrac>
                </mrow>
              </msup>
            </munderover>
            <mfrac>
              <mo stretchy="false">∂</mo>
              <mrow>
                <mo stretchy="false">∂</mo>
                <mi>t</mi>
              </mrow>
            </mfrac>
          </mrow>
        </mrow>
      </mrow>
      <mrow>
        <mrow>
          <mo fence="true" stretchy="false">(</mo>
          <mrow>
            <mrow>
              <mn>1</mn>
              <mo stretchy="false">+</mo>
              <mstyle mathvariant="bold">
                <mi>t</mi>
              </mstyle>
            </mrow>
          </mrow>
          <mo fence="true" stretchy="false">)</mo>
        </mrow>
        <mo stretchy="false">⋅</mo>
        <mfrac>
          <mo stretchy="false">∂</mo>
          <mrow>
            <mo stretchy="false">∂</mo>
            <mi>u</mi>
          </mrow>
        </mfrac>
      </mrow>
      <msup>
        <mrow>
          <mo fence="true" stretchy="false">(</mo>
          <mrow>
            <mrow>
              <mn>1</mn>
              <mo stretchy="false">+</mo>
              <mstyle mathvariant="bold">
                <mi>u</mi>
              </mstyle>
            </mrow>
          </mrow>
          <mo fence="true" stretchy="false">)</mo>
        </mrow>
        <mrow>
          <mo stretchy="false">−</mo>
          <mn>1</mn>
        </mrow>
      </msup>
      <mi mathvariant="italic">du</mi>
      <mi mathvariant="italic">dt</mi>
    </mrow>
    <annotation encoding="StarMath 5.0">1 + 

int from 1 to x {partial over {partial t}}( 1+bold{t} ) dt+

int from 1 to y {partial over {partial u}} ( 1+bold{u} )^-1 du+

int from 1 to x sum from 1 to {y^{1-{log t} over {log x}}} {partial over {partial t}}( 1+bold{t} ) cdot {partial over {partial u}} ( 1+bold{u} )^-1 du dt</annotation>
  </semantics>
</math>
</file>

<file path=Object 867/content.xml><?xml version="1.0" encoding="utf-8"?>
<math xmlns="http://www.w3.org/1998/Math/MathML" display="block">
  <semantics>
    <mrow>
      <mtext/>
      <mrow>
        <mo stretchy="false">∫</mo>
        <mtext/>
      </mrow>
    </mrow>
    <annotation encoding="StarMath 5.0">""int""</annotation>
  </semantics>
</math>
</file>

<file path=Object 868/content.xml><?xml version="1.0" encoding="utf-8"?>
<math xmlns="http://www.w3.org/1998/Math/MathML" display="block">
  <semantics>
    <mrow>
      <mtext/>
      <mrow>
        <mo stretchy="false">∑</mo>
        <mtext/>
      </mrow>
    </mrow>
    <annotation encoding="StarMath 5.0">""sum""</annotation>
  </semantics>
</math>
</file>

<file path=Object 869/content.xml><?xml version="1.0" encoding="utf-8"?>
<math xmlns="http://www.w3.org/1998/Math/MathML" display="block">
  <semantics>
    <mrow>
      <mrow>
        <mn>1</mn>
        <mo stretchy="false">+</mo>
        <mrow>
          <munderover>
            <mo stretchy="false">∫</mo>
            <mn>0</mn>
            <mi>x</mi>
          </munderover>
          <mi mathvariant="italic">dt</mi>
        </mrow>
        <mo stretchy="false">+</mo>
        <mrow>
          <munderover>
            <mo stretchy="false">∫</mo>
            <mn>0</mn>
            <mi>y</mi>
          </munderover>
          <msup>
            <mi>e</mi>
            <mrow>
              <mo stretchy="false">−</mo>
              <mi>u</mi>
            </mrow>
          </msup>
        </mrow>
      </mrow>
      <mrow>
        <mi mathvariant="italic">du</mi>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sup>
              <mi>e</mi>
              <mrow>
                <mo stretchy="false">−</mo>
                <mi>u</mi>
              </mrow>
            </msup>
          </mrow>
        </mrow>
      </mrow>
      <mi mathvariant="italic">du</mi>
      <mi mathvariant="italic">dt</mi>
    </mrow>
    <annotation encoding="StarMath 5.0">1 + 

int from 0 to x dt+

int from 0 to y e^-u du+

int from 0 to x sum from 0 to {y(1-t over x)} e^-u du dt</annotation>
  </semantics>
</math>
</file>

<file path=Object 87/content.xml><?xml version="1.0" encoding="utf-8"?>
<math xmlns="http://www.w3.org/1998/Math/MathML" display="block">
  <semantics>
    <mrow>
      <mi>v</mi>
      <mo stretchy="false">&gt;</mo>
      <mn>0</mn>
    </mrow>
    <annotation encoding="StarMath 5.0">v&gt;0</annotation>
  </semantics>
</math>
</file>

<file path=Object 870/content.xml><?xml version="1.0" encoding="utf-8"?>
<math xmlns="http://www.w3.org/1998/Math/MathML" display="block">
  <semantics>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row>
          <mo fence="true" stretchy="false">(</mo>
          <mrow>
            <mrow>
              <mo fence="true" stretchy="false">(</mo>
              <mrow>
                <mtable>
                  <mtr>
                    <mtd>
                      <mrow>
                        <mo stretchy="false">−</mo>
                        <mn>1</mn>
                      </mrow>
                    </mtd>
                  </mtr>
                  <mtr>
                    <mtd>
                      <mi>u</mi>
                    </mtd>
                  </mtr>
                </mtable>
              </mrow>
              <mo fence="true" stretchy="false">)</mo>
            </mrow>
          </mrow>
          <mo fence="true" stretchy="false">)</mo>
        </mrow>
      </mrow>
    </mrow>
    <annotation encoding="StarMath 5.0">sum from t = 0 to x sum from u = 0 to lfloor y(1-t over x) rfloor (( binom{-1}{u}) )</annotation>
  </semantics>
</math>
</file>

<file path=Object 871/content.xml><?xml version="1.0" encoding="utf-8"?>
<math xmlns="http://www.w3.org/1998/Math/MathML" display="block">
  <semantics>
    <mrow>
      <mrow>
        <mn>1</mn>
        <mo stretchy="false">+</mo>
        <mrow>
          <munderover>
            <mo stretchy="false">∫</mo>
            <mn>1</mn>
            <mi>x</mi>
          </munderover>
          <mi mathvariant="italic">dt</mi>
        </mrow>
        <mo stretchy="false">+</mo>
        <mrow>
          <munderover>
            <mo stretchy="false">∫</mo>
            <mn>1</mn>
            <mi>y</mi>
          </munderover>
          <mfrac>
            <mn>1</mn>
            <mi>u</mi>
          </mfrac>
        </mrow>
      </mrow>
      <mrow>
        <mi mathvariant="italic">du</mi>
        <mo stretchy="false">+</mo>
        <mrow>
          <munderover>
            <mo stretchy="false">∫</mo>
            <mn>1</mn>
            <mi>x</mi>
          </munderover>
          <mrow>
            <munderover>
              <mo stretchy="false">∑</mo>
              <mn>1</mn>
              <msup>
                <mi>y</mi>
                <mrow>
                  <mn>1</mn>
                  <mo stretchy="false">−</mo>
                  <mfrac>
                    <mrow>
                      <mi>log</mi>
                      <mi>t</mi>
                    </mrow>
                    <mrow>
                      <mi>log</mi>
                      <mi>x</mi>
                    </mrow>
                  </mfrac>
                </mrow>
              </msup>
            </munderover>
            <mfrac>
              <mn>1</mn>
              <mi>u</mi>
            </mfrac>
          </mrow>
        </mrow>
      </mrow>
      <mi mathvariant="italic">du</mi>
      <mi mathvariant="italic">dt</mi>
    </mrow>
    <annotation encoding="StarMath 5.0">1 + 

int from 1 to x dt+

int from 1 to y {1 over u} du+

int from 1 to x sum from 1 to {y^{1-{log t} over {log x}}} {1 over u} du dt</annotation>
  </semantics>
</math>
</file>

<file path=Object 872/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i>y</mi>
                  <mrow>
                    <mo fence="true" stretchy="false">(</mo>
                    <mrow>
                      <mrow>
                        <mn>1</mn>
                        <mo stretchy="false">−</mo>
                        <mfrac>
                          <mrow>
                            <mi>log</mi>
                            <mi>t</mi>
                          </mrow>
                          <mrow>
                            <mi>log</mi>
                            <mi>x</mi>
                          </mrow>
                        </mfrac>
                      </mrow>
                    </mrow>
                    <mo fence="true" stretchy="false">)</mo>
                  </mrow>
                </msup>
              </mrow>
              <mo fence="true" stretchy="false">⌋</mo>
            </mrow>
          </munderover>
          <mi mathvariant="normal">μ</mi>
        </mrow>
      </mrow>
      <mrow>
        <mo fence="true" stretchy="false">(</mo>
        <mrow>
          <mi>u</mi>
        </mrow>
        <mo fence="true" stretchy="false">)</mo>
      </mrow>
    </mrow>
    <annotation encoding="StarMath 5.0">sum from t = 1 to x sum from u = 1 to lfloor y^(1-{log t} over {log x}) rfloor %mu( u )</annotation>
  </semantics>
</math>
</file>

<file path=Object 873/content.xml><?xml version="1.0" encoding="utf-8"?>
<math xmlns="http://www.w3.org/1998/Math/MathML" display="block">
  <semantics>
    <mrow>
      <mtext/>
      <mrow>
        <mo stretchy="false">∫</mo>
        <mtext/>
      </mrow>
    </mrow>
    <annotation encoding="StarMath 5.0">""int""</annotation>
  </semantics>
</math>
</file>

<file path=Object 874/content.xml><?xml version="1.0" encoding="utf-8"?>
<math xmlns="http://www.w3.org/1998/Math/MathML" display="block">
  <semantics>
    <mrow>
      <mtext/>
      <mrow>
        <mo stretchy="false">∑</mo>
        <mtext/>
      </mrow>
    </mrow>
    <annotation encoding="StarMath 5.0">""sum""</annotation>
  </semantics>
</math>
</file>

<file path=Object 875/content.xml><?xml version="1.0" encoding="utf-8"?>
<math xmlns="http://www.w3.org/1998/Math/MathML" display="block">
  <semantics>
    <mrow>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i>y</mi>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frac>
              <mo stretchy="false">∂</mo>
              <mrow>
                <mo stretchy="false">∂</mo>
                <mi>t</mi>
              </mrow>
            </mfrac>
          </mrow>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annotation encoding="StarMath 5.0">1 + 

int from 0 to x {partial over {partial t}}( 1+bold{t} )^z dt+

int from 0 to y {partial over {partial u}} ( 1+bold{u} )^-z du+

int from 0 to x sum from 0 to {y(1-t over x)} {partial over {partial t}}( 1+bold{t} )^z cdot {partial over {partial u}} ( 1+bold{u} )^-z du dt</annotation>
  </semantics>
</math>
</file>

<file path=Object 876/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annotation encoding="StarMath 5.0">sum from t = 0 to x sum from u = 0 to lfloor y(1-t over x) rfloor nabla_t( 1+bold{t} )^z cdot nabla_u ( 1+bold{u} )^-z</annotation>
  </semantics>
</math>
</file>

<file path=Object 877/content.xml><?xml version="1.0" encoding="utf-8"?>
<math xmlns="http://www.w3.org/1998/Math/MathML" display="block">
  <semantics>
    <mrow>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i>y</mi>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row>
          <munderover>
            <mo stretchy="false">∫</mo>
            <mn>1</mn>
            <mi>x</mi>
          </munderover>
          <mrow>
            <munderover>
              <mo stretchy="false">∑</mo>
              <mn>1</mn>
              <msup>
                <mi>y</mi>
                <mrow>
                  <mn>1</mn>
                  <mo stretchy="false">−</mo>
                  <mfrac>
                    <mrow>
                      <mi>log</mi>
                      <mi>t</mi>
                    </mrow>
                    <mrow>
                      <mi>log</mi>
                      <mi>x</mi>
                    </mrow>
                  </mfrac>
                </mrow>
              </msup>
            </munderover>
            <mfrac>
              <mo stretchy="false">∂</mo>
              <mrow>
                <mo stretchy="false">∂</mo>
                <mi>t</mi>
              </mrow>
            </mfrac>
          </mrow>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annotation encoding="StarMath 5.0">1 + 

int from 1 to x {partial over {partial t}}( 1+bold{t} )^z dt+

int from 1 to y {partial over {partial u}} ( 1+bold{u} )^-z du+

int from 1 to x sum from 1 to {y^{1-{log t} over {log x}}} {partial over {partial t}}( 1+bold{t} )^z cdot {partial over {partial u}} ( 1+bold{u} )^-z du dt</annotation>
  </semantics>
</math>
</file>

<file path=Object 878/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annotation encoding="StarMath 5.0">sum from t = 0 to x sum from u = 0 to lfloor y(1-t over x) rfloor nabla_t( 1+bold{t} )^z cdot nabla_u ( 1+bold{u} )^-z</annotation>
  </semantics>
</math>
</file>

<file path=Object 879/content.xml><?xml version="1.0" encoding="utf-8"?>
<math xmlns="http://www.w3.org/1998/Math/MathML" display="block">
  <semantics>
    <mrow>
      <mtext/>
      <mrow>
        <mo stretchy="false">∫</mo>
        <mtext/>
      </mrow>
    </mrow>
    <annotation encoding="StarMath 5.0">""int""</annotation>
  </semantics>
</math>
</file>

<file path=Object 88/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880/content.xml><?xml version="1.0" encoding="utf-8"?>
<math xmlns="http://www.w3.org/1998/Math/MathML" display="block">
  <semantics>
    <mrow>
      <mtext/>
      <mrow>
        <mo stretchy="false">∑</mo>
        <mtext/>
      </mrow>
    </mrow>
    <annotation encoding="StarMath 5.0">""sum""</annotation>
  </semantics>
</math>
</file>

<file path=Object 881/content.xml><?xml version="1.0" encoding="utf-8"?>
<math xmlns="http://www.w3.org/1998/Math/MathML" display="block">
  <semantics>
    <mrow>
      <mrow>
        <mn>1</mn>
        <mo stretchy="false">+</mo>
        <msub>
          <mi>L</mi>
          <mi>z</mi>
        </msub>
      </mrow>
      <mrow>
        <mrow>
          <mo fence="true" stretchy="false">(</mo>
          <mrow>
            <mrow>
              <mo stretchy="false">−</mo>
              <mi>x</mi>
            </mrow>
          </mrow>
          <mo fence="true" stretchy="false">)</mo>
        </mrow>
        <mo stretchy="false">+</mo>
        <msub>
          <mi>L</mi>
          <mrow>
            <mo stretchy="false">−</mo>
            <mi>z</mi>
          </mrow>
        </msub>
      </mrow>
      <mrow>
        <mrow>
          <mo fence="true" stretchy="false">(</mo>
          <mrow>
            <mrow>
              <mo stretchy="false">−</mo>
              <mi>y</mi>
            </mrow>
          </mrow>
          <mo fence="true" stretchy="false">)</mo>
        </mrow>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subsup>
              <mi>L</mi>
              <mrow>
                <mi>z</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row>
              <mo stretchy="false">−</mo>
              <mi>z</mi>
            </mrow>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annotation encoding="StarMath 5.0">1 + 

L_z(-x)+

L_{-z}(-y)+

int from 0 to x sum from 0 to {y(1-t over x)} L_{z-1}^(1)(-t) cdot L_{-z-1}^(1)(-u) du dt</annotation>
  </semantics>
</math>
</file>

<file path=Object 882/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row>
            <mo fence="true" stretchy="false">(</mo>
            <mrow>
              <mrow>
                <mo fence="true" stretchy="false">(</mo>
                <mrow>
                  <mtable>
                    <mtr>
                      <mtd>
                        <mi>z</mi>
                      </mtd>
                    </mtr>
                    <mtr>
                      <mtd>
                        <mi>t</mi>
                      </mtd>
                    </mtr>
                  </mtable>
                </mrow>
                <mo fence="true" stretchy="false">)</mo>
              </mrow>
            </mrow>
            <mo fence="true" stretchy="false">)</mo>
          </mrow>
        </mrow>
      </mrow>
      <mrow>
        <mo fence="true" stretchy="false">(</mo>
        <mrow>
          <mrow>
            <mo fence="true" stretchy="false">(</mo>
            <mrow>
              <mtable>
                <mtr>
                  <mtd>
                    <mrow>
                      <mo stretchy="false">−</mo>
                      <mi>z</mi>
                    </mrow>
                  </mtd>
                </mtr>
                <mtr>
                  <mtd>
                    <mi>u</mi>
                  </mtd>
                </mtr>
              </mtable>
            </mrow>
            <mo fence="true" stretchy="false">)</mo>
          </mrow>
        </mrow>
        <mo fence="true" stretchy="false">)</mo>
      </mrow>
    </mrow>
    <annotation encoding="StarMath 5.0">sum from t = 0 to x sum from u = 0 to lfloor y(1-t over x) rfloor ((binom{z}{t}))(( binom{-z}{u}) )</annotation>
  </semantics>
</math>
</file>

<file path=Object 883/content.xml><?xml version="1.0" encoding="utf-8"?>
<math xmlns="http://www.w3.org/1998/Math/MathML" display="block">
  <semantics>
    <mrow>
      <mrow>
        <mn>1</mn>
        <mo stretchy="false">+</mo>
        <mrow>
          <munderover>
            <mo stretchy="false">∫</mo>
            <mn>1</mn>
            <mi>x</mi>
          </munderover>
          <msubsup>
            <mi>L</mi>
            <mrow>
              <mi>z</mi>
              <mo stretchy="false">−</mo>
              <mn>1</mn>
            </mrow>
            <mrow>
              <mo fence="true" stretchy="false">(</mo>
              <mrow>
                <mn>1</mn>
              </mrow>
              <mo fence="true" stretchy="false">)</mo>
            </mrow>
          </msubsup>
        </mrow>
      </mrow>
      <mrow>
        <mo fence="true" stretchy="false">(</mo>
        <mrow>
          <mrow>
            <mrow>
              <mo stretchy="false">−</mo>
              <mi>log</mi>
            </mrow>
            <mi>t</mi>
          </mrow>
        </mrow>
        <mo fence="true" stretchy="false">)</mo>
      </mrow>
      <mrow>
        <mi mathvariant="italic">dt</mi>
        <mo stretchy="false">+</mo>
        <mrow>
          <munderover>
            <mo stretchy="false">∫</mo>
            <mn>1</mn>
            <mi>y</mi>
          </munderover>
          <msubsup>
            <mi>L</mi>
            <mrow>
              <mrow>
                <mo stretchy="false">−</mo>
                <mi>z</mi>
              </mrow>
              <mo stretchy="false">−</mo>
              <mn>1</mn>
            </mrow>
            <mrow>
              <mo fence="true" stretchy="false">(</mo>
              <mrow>
                <mn>1</mn>
              </mrow>
              <mo fence="true" stretchy="false">)</mo>
            </mrow>
          </msubsup>
        </mrow>
      </mrow>
      <mrow>
        <mo fence="true" stretchy="false">(</mo>
        <mrow>
          <mrow>
            <mrow>
              <mo stretchy="false">−</mo>
              <mi>log</mi>
            </mrow>
            <mi>u</mi>
          </mrow>
        </mrow>
        <mo fence="true" stretchy="false">)</mo>
      </mrow>
      <mrow>
        <mi mathvariant="italic">du</mi>
        <mo stretchy="false">+</mo>
        <mrow>
          <munderover>
            <mo stretchy="false">∫</mo>
            <mn>1</mn>
            <mi>x</mi>
          </munderover>
          <mrow>
            <munderover>
              <mo stretchy="false">∑</mo>
              <mn>1</mn>
              <msup>
                <mi>y</mi>
                <mrow>
                  <mn>1</mn>
                  <mo stretchy="false">−</mo>
                  <mfrac>
                    <mrow>
                      <mi>log</mi>
                      <mi>t</mi>
                    </mrow>
                    <mrow>
                      <mi>log</mi>
                      <mi>x</mi>
                    </mrow>
                  </mfrac>
                </mrow>
              </msup>
            </munderover>
            <msubsup>
              <mi>L</mi>
              <mrow>
                <mi>z</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row>
              <mo stretchy="false">−</mo>
              <mi>z</mi>
            </mrow>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annotation encoding="StarMath 5.0">1 + 

int from 1 to x L_{z-1}^(1)(-log t) dt+

int from 1 to y L_{-z-1}^(1)(-log u) du+

int from 1 to x sum from 1 to {y^{1-{log t} over {log x}}} L_{z-1}^(1)(-log t) cdot L_{-z-1}^(1)(-log u) du dt</annotation>
  </semantics>
</math>
</file>

<file path=Object 884/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i>y</mi>
                  <mrow>
                    <mo fence="true" stretchy="false">(</mo>
                    <mrow>
                      <mrow>
                        <mn>1</mn>
                        <mo stretchy="false">−</mo>
                        <mfrac>
                          <mrow>
                            <mi>log</mi>
                            <mi>t</mi>
                          </mrow>
                          <mrow>
                            <mi>log</mi>
                            <mi>x</mi>
                          </mrow>
                        </mfrac>
                      </mrow>
                    </mrow>
                    <mo fence="true" stretchy="false">)</mo>
                  </mrow>
                </msup>
              </mrow>
              <mo fence="true" stretchy="false">⌋</mo>
            </mrow>
          </munderover>
          <msub>
            <mi>d</mi>
            <mi>z</mi>
          </msub>
        </mrow>
      </mrow>
      <mrow>
        <mrow>
          <mo fence="true" stretchy="false">(</mo>
          <mrow>
            <mi>t</mi>
          </mrow>
          <mo fence="true" stretchy="false">)</mo>
        </mrow>
        <mo stretchy="false">⋅</mo>
        <msub>
          <mi>d</mi>
          <mrow>
            <mo stretchy="false">−</mo>
            <mi>z</mi>
          </mrow>
        </msub>
      </mrow>
      <mrow>
        <mo fence="true" stretchy="false">(</mo>
        <mrow>
          <mi>u</mi>
        </mrow>
        <mo fence="true" stretchy="false">)</mo>
      </mrow>
    </mrow>
    <annotation encoding="StarMath 5.0">sum from t = 1 to x sum from u = 1 to lfloor y^(1-{log t} over {log x}) rfloor d_z( t) cdot d_{-z}(u)</annotation>
  </semantics>
</math>
</file>

<file path=Object 8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9/content.xml><?xml version="1.0" encoding="utf-8"?>
<math xmlns="http://www.w3.org/1998/Math/MathML" display="block">
  <semantics>
    <mstyle mathvariant="bold">
      <msup>
        <mi>x</mi>
        <mi>k</mi>
      </msup>
    </mstyle>
    <annotation encoding="StarMath 5.0">bold{x}^k</annotation>
  </semantics>
</math>
</file>

<file path=Object 90/content.xml><?xml version="1.0" encoding="utf-8"?>
<math xmlns="http://www.w3.org/1998/Math/MathML" display="block">
  <semantics>
    <mrow>
      <mi>t</mi>
      <mo stretchy="false">&gt;</mo>
      <mn>0</mn>
    </mrow>
    <annotation encoding="StarMath 5.0">t&gt;0</annotation>
  </semantics>
</math>
</file>

<file path=Object 91/content.xml><?xml version="1.0" encoding="utf-8"?>
<math xmlns="http://www.w3.org/1998/Math/MathML" display="block">
  <semantics>
    <mrow>
      <mi>u</mi>
      <mo stretchy="false">&gt;</mo>
      <mn>0</mn>
    </mrow>
    <annotation encoding="StarMath 5.0">u&gt;0</annotation>
  </semantics>
</math>
</file>

<file path=Object 92/content.xml><?xml version="1.0" encoding="utf-8"?>
<math xmlns="http://www.w3.org/1998/Math/MathML" display="block">
  <semantics>
    <mrow>
      <mi>v</mi>
      <mo stretchy="false">&gt;</mo>
      <mn>0</mn>
    </mrow>
    <annotation encoding="StarMath 5.0">v&gt;0</annotation>
  </semantics>
</math>
</file>

<file path=Object 93/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9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